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5.154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2.4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ext-properties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3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3" table:default-cell-style-name="Default"/>
        <table:table-column table:style-name="co6" table:default-cell-style-name="ce39"/>
        <table:table-row table:style-name="ro1">
          <table:table-cell table:style-name="ce26" office:value-type="string" calcext:value-type="string">
            <text:p>XP</text:p>
          </table:table-cell>
          <table:table-cell table:style-name="ce3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5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26" office:value-type="string" calcext:value-type="string">
            <text:p>ZT</text:p>
          </table:table-cell>
          <table:table-cell table:style-name="ce3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5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26" office:value-type="string" calcext:value-type="string">
            <text:p>ZTI</text:p>
          </table:table-cell>
          <table:table-cell table:style-name="ce3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5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5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26" office:value-type="string" calcext:value-type="string">
            <text:p>PV</text:p>
          </table:table-cell>
          <table:table-cell table:style-name="ce3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5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3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5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26" office:value-type="string" calcext:value-type="string">
            <text:p>XT</text:p>
          </table:table-cell>
          <table:table-cell table:style-name="ce3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5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26" office:value-type="string" calcext:value-type="string">
            <text:p>XZT</text:p>
          </table:table-cell>
          <table:table-cell table:style-name="ce3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5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26" office:value-type="string" calcext:value-type="string">
            <text:p>XZTJ</text:p>
          </table:table-cell>
          <table:table-cell table:style-name="ce3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5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5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26" office:value-type="string" calcext:value-type="string">
            <text:p>XPV</text:p>
          </table:table-cell>
          <table:table-cell table:style-name="ce3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5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5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6" office:value-type="string" calcext:value-type="string">
            <text:p>XK</text:p>
          </table:table-cell>
          <table:table-cell table:style-name="ce3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5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26" office:value-type="string" calcext:value-type="string">
            <text:p>XKT</text:p>
          </table:table-cell>
          <table:table-cell table:style-name="ce3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5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26" office:value-type="string" calcext:value-type="string">
            <text:p>KT</text:p>
          </table:table-cell>
          <table:table-cell table:style-name="ce32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5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6" office:value-type="string" calcext:value-type="string">
            <text:p>J</text:p>
          </table:table-cell>
          <table:table-cell table:style-name="ce3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5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6" office:value-type="string" calcext:value-type="string">
            <text:p>K</text:p>
          </table:table-cell>
          <table:table-cell table:style-name="ce3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5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3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5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6" office:value-type="string" calcext:value-type="string">
            <text:p>LJ</text:p>
          </table:table-cell>
          <table:table-cell table:style-name="ce3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5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3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5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3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5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3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5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6" office:value-type="string" calcext:value-type="string">
            <text:p>R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5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6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5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6" office:value-type="string" calcext:value-type="string">
            <text:p>TP</text:p>
          </table:table-cell>
          <table:table-cell table:style-name="ce3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5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6" office:value-type="string" calcext:value-type="string">
            <text:p>TPV</text:p>
          </table:table-cell>
          <table:table-cell table:style-name="ce3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5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6" office:value-type="string" calcext:value-type="string">
            <text:p>XSJ</text:p>
          </table:table-cell>
          <table:table-cell table:style-name="ce3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5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26" office:value-type="string" calcext:value-type="string">
            <text:p>SJ</text:p>
          </table:table-cell>
          <table:table-cell table:style-name="ce3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5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26" office:value-type="string" calcext:value-type="string">
            <text:p>SJ~</text:p>
          </table:table-cell>
          <table:table-cell table:style-name="ce3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5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2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5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6" office:value-type="string" calcext:value-type="string">
            <text:p>ZSTJ</text:p>
          </table:table-cell>
          <table:table-cell table:style-name="ce32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5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6" office:value-type="string" calcext:value-type="string">
            <text:p>T</text:p>
          </table:table-cell>
          <table:table-cell table:style-name="ce3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5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5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32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5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6" office:value-type="string" calcext:value-type="string">
            <text:p>Z</text:p>
          </table:table-cell>
          <table:table-cell table:style-name="ce32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5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6" office:value-type="string" calcext:value-type="string">
            <text:p>ZI</text:p>
          </table:table-cell>
          <table:table-cell table:style-name="ce32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5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26" office:value-type="string" calcext:value-type="string">
            <text:p>ZJ</text:p>
          </table:table-cell>
          <table:table-cell table:style-name="ce32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5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26" office:value-type="string" calcext:value-type="string">
            <text:p>ZJ~</text:p>
          </table:table-cell>
          <table:table-cell table:style-name="ce32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5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5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6" office:value-type="string" calcext:value-type="string">
            <text:p>XTP</text:p>
          </table:table-cell>
          <table:table-cell table:style-name="ce32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5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26" office:value-type="string" calcext:value-type="string">
            <text:p>RJ</text:p>
          </table:table-cell>
          <table:table-cell table:style-name="ce32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5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2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12" office:value-type="string" calcext:value-type="string">
            <text:p>freq</text:p>
          </table:table-cell>
          <table:table-cell table:style-name="ce17" table:formula="of:=COUNTA([.B2:.B541])" office:value-type="float" office:value="539" calcext:value-type="float">
            <text:p>539</text:p>
          </table:table-cell>
          <table:table-cell table:style-name="ce24" office:value-type="string" calcext:value-type="string">
            <text:p>translat</text:p>
          </table:table-cell>
          <table:table-cell table:style-name="ce24" office:value-type="string" calcext:value-type="string">
            <text:p>propo1</text:p>
          </table:table-cell>
          <table:table-cell table:style-name="ce24" office:value-type="string" calcext:value-type="string">
            <text:p>propo2</text:p>
          </table:table-cell>
          <table:table-cell table:style-name="ce29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RJ</text:p>
          </table:table-cell>
          <table:table-cell office:value-type="string" calcext:value-type="string">
            <text:p>XTPVLRJ</text:p>
          </table:table-cell>
          <table:table-cell office:value-type="string" calcext:value-type="string">
            <text:p>tylko „brzmi-” nie ma twardego - 2022-02-09 poprawione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J</text:p>
          </table:table-cell>
          <table:table-cell office:value-type="string" calcext:value-type="string">
            <text:p>ZTI</text:p>
          </table:table-cell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ć</text:p>
          </table:table-cell>
          <table:table-cell office:value-type="string" calcext:value-type="string">
            <text:p>TJ</text:p>
          </table:table-cell>
          <table:table-cell table:number-columns-repeated="2"/>
          <table:table-cell office:value-type="string" calcext:value-type="string">
            <text:p>cisnę niech też będzie TJ-S</text:p>
          </table:table-cell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LR</text:p>
          </table:table-cell>
          <table:table-cell table:style-name="Default"/>
          <table:table-cell office:value-type="string" calcext:value-type="string">
            <text:p>XKTVLR</text:p>
          </table:table-cell>
          <table:table-cell office:value-type="string" calcext:value-type="string">
            <text:p>propo2 - Trillo</text:p>
          </table:table-cell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TVRJ</text:p>
          </table:table-cell>
          <table:table-cell table:style-name="Default"/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/>
          <table:table-cell office:value-type="string" calcext:value-type="string">
            <text:p>czyli dź ale dź samo nie występuje</text:p>
          </table:table-cell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2"/>
          <table:table-cell office:value-type="string" calcext:value-type="string">
            <text:p>dziw, dziwo</text:p>
          </table:table-cell>
          <table:table-cell office:value-type="string" calcext:value-type="string">
            <text:p>dziwować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 / KTPVJ</text:p>
          </table:table-cell>
          <table:table-cell/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3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J</text:p>
          </table:table-cell>
          <table:table-cell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</text:p>
          </table:table-cell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iemniak, zimno, ziemski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0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o_pliku" table:style-name="ta1">
        <office:forms form:automatic-focus="false" form:apply-design-mode="false"/>
        <table:table-column table:style-name="co7" table:default-cell-style-name="ce27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39"/>
        <table:table-column table:style-name="co19" table:default-cell-style-name="ce39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7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$przecinki.$B$2];[.F1];)" office:value-type="string" office:string-value="&quot;b&quot;:&quot;XP&quot;" calcext:value-type="string">
            <text:p>"b":"XP"</text:p>
          </table:table-cell>
          <table:table-cell/>
          <table:table-cell table:style-name="ce42" table:formula="of:=CONCATENATE([$przecinki.$A$2];[.A1];[$przecinki.$A$5];[$przecinki.$A$2])" office:value-type="string" office:string-value="&quot;b.&quot;" calcext:value-type="string">
            <text:p>"b."</text:p>
          </table:table-cell>
          <table:table-cell table:style-name="ce42" table:formula="of:=UPPER([.G1])" office:value-type="string" office:string-value="&quot;B&quot;" calcext:value-type="string">
            <text:p>"B"</text:p>
          </table:table-cell>
          <table:table-cell table:style-name="ce42" table:formula="of:=CONCATENATE([$przecinki.$C$2];[$przecinki.$C$2];[.J1];[$przecinki.$C$2];[$przecinki.$C$2];[$przecinki.$C$2];[$przecinki.$C$2];[$przecinki.$B$5];[.F1];[$przecinki.$D$2];[$przecinki.$C$2];[$przecinki.$C$2];[$przecinki.$C$2];[.G1];[$przecinki.$D$2];[$przecinki.$C$2];[$przecinki.$C$2];[$przecinki.$C$2];[$przecinki.$C$2];[$przecinki.$C$2];[$przecinki.$C$2];[$przecinki.$C$2])" office:value-type="string" office:string-value="  &quot;b.&quot;    [&quot;XP&quot;,   &quot;b&quot;,       " calcext:value-type="string">
            <text:p><text:s text:c="2"/>"b." <text:s text:c="3"/>["XP", <text:s text:c="2"/>"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]);[$przecinki.$A$2];[$przecinki.$C$5];[$przecinki.$D$2])" office:value-type="string" office:string-value="&quot;lewe B&quot;]," calcext:value-type="string">
            <text:p>"lewe B"],</text:p>
          </table:table-cell>
          <table:table-cell table:style-name="ce46" table:formula="of:=CONCATENATE([.L1];[.M1];[.N1])" office:value-type="string" office:string-value="  &quot;b.&quot;    [&quot;XP&quot;,   &quot;b&quot;,       &quot;&quot;, &quot;ONSET&quot;, &quot;lewe B&quot;]," calcext:value-type="string">
            <text:p><text:s text:c="2"/>"b." <text:s text:c="3"/>["XP", <text:s text:c="2"/>"b", <text:s text:c="6"/>"", "ONSET", "lewe B"],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formula="of:=CONCATENATE([$przecinki.$A$2];[.E2];[$przecinki.$A$2];)" office:value-type="string" office:string-value="&quot;XPL&quot;" calcext:value-type="string">
            <text:p>"XPL"</text:p>
          </table:table-cell>
          <table:table-cell table:formula="of:=CONCATENATE([$przecinki.$A$2];[.A2];[$przecinki.$A$2])" office:value-type="string" office:string-value="&quot;bl&quot;" calcext:value-type="string">
            <text:p>"bl"</text:p>
          </table:table-cell>
          <table:table-cell table:formula="of:=CONCATENATE([.G2];[$przecinki.$B$2];[.F2];)" office:value-type="string" office:string-value="&quot;bl&quot;:&quot;XPL&quot;" calcext:value-type="string">
            <text:p>"bl":"XPL"</text:p>
          </table:table-cell>
          <table:table-cell/>
          <table:table-cell table:style-name="ce42" table:formula="of:=CONCATENATE([$przecinki.$A$2];[.A2];[$przecinki.$A$5];[$przecinki.$A$2])" office:value-type="string" office:string-value="&quot;bl.&quot;" calcext:value-type="string">
            <text:p>"bl."</text:p>
          </table:table-cell>
          <table:table-cell table:style-name="ce42" table:formula="of:=UPPER([.G2])" office:value-type="string" office:string-value="&quot;BL&quot;" calcext:value-type="string">
            <text:p>"BL"</text:p>
          </table:table-cell>
          <table:table-cell table:style-name="ce42" table:formula="of:=CONCATENATE([$przecinki.$C$2];[$przecinki.$C$2];[.J2];[$przecinki.$C$2];[$przecinki.$C$2];[$przecinki.$C$2];[$przecinki.$C$2];[$przecinki.$B$5];[.F2];[$przecinki.$D$2];[$przecinki.$C$2];[$przecinki.$C$2];[$przecinki.$C$2];[.G2];[$przecinki.$D$2];[$przecinki.$C$2];[$przecinki.$C$2];[$przecinki.$C$2];[$przecinki.$C$2];[$przecinki.$C$2];[$przecinki.$C$2];[$przecinki.$C$2])" office:value-type="string" office:string-value="  &quot;bl.&quot;    [&quot;XPL&quot;,   &quot;bl&quot;,       " calcext:value-type="string">
            <text:p><text:s text:c="2"/>"bl." <text:s text:c="3"/>["XPL", <text:s text:c="2"/>"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]);[$przecinki.$A$2];[$przecinki.$C$5];[$przecinki.$D$2])" office:value-type="string" office:string-value="&quot;lewe BL&quot;]," calcext:value-type="string">
            <text:p>"lewe BL"],</text:p>
          </table:table-cell>
          <table:table-cell table:style-name="ce46" table:formula="of:=CONCATENATE([.L2];[.M2];[.N2])" office:value-type="string" office:string-value="  &quot;bl.&quot;    [&quot;XPL&quot;,   &quot;bl&quot;,       &quot;&quot;, &quot;ONSET&quot;, &quot;lewe BL&quot;]," calcext:value-type="string">
            <text:p><text:s text:c="2"/>"bl." <text:s text:c="3"/>["XPL", <text:s text:c="2"/>"bl", <text:s text:c="6"/>"", "ONSET", "lewe BL"]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formula="of:=CONCATENATE([$przecinki.$A$2];[.E3];[$przecinki.$A$2];)" office:value-type="string" office:string-value="&quot;XPLI&quot;" calcext:value-type="string">
            <text:p>"XPLI"</text:p>
          </table:table-cell>
          <table:table-cell table:formula="of:=CONCATENATE([$przecinki.$A$2];[.A3];[$przecinki.$A$2])" office:value-type="string" office:string-value="&quot;bli&quot;" calcext:value-type="string">
            <text:p>"bli"</text:p>
          </table:table-cell>
          <table:table-cell table:formula="of:=CONCATENATE([.G3];[$przecinki.$B$2];[.F3];)" office:value-type="string" office:string-value="&quot;bli&quot;:&quot;XPLI&quot;" calcext:value-type="string">
            <text:p>"bli":"XPLI"</text:p>
          </table:table-cell>
          <table:table-cell/>
          <table:table-cell table:style-name="ce42" table:formula="of:=CONCATENATE([$przecinki.$A$2];[.A3];[$przecinki.$A$5];[$przecinki.$A$2])" office:value-type="string" office:string-value="&quot;bli.&quot;" calcext:value-type="string">
            <text:p>"bli."</text:p>
          </table:table-cell>
          <table:table-cell table:style-name="ce42" table:formula="of:=UPPER([.G3])" office:value-type="string" office:string-value="&quot;BLI&quot;" calcext:value-type="string">
            <text:p>"BLI"</text:p>
          </table:table-cell>
          <table:table-cell table:style-name="ce42" table:formula="of:=CONCATENATE([$przecinki.$C$2];[$przecinki.$C$2];[.J3];[$przecinki.$C$2];[$przecinki.$C$2];[$przecinki.$C$2];[$przecinki.$C$2];[$przecinki.$B$5];[.F3];[$przecinki.$D$2];[$przecinki.$C$2];[$przecinki.$C$2];[$przecinki.$C$2];[.G3];[$przecinki.$D$2];[$przecinki.$C$2];[$przecinki.$C$2];[$przecinki.$C$2];[$przecinki.$C$2];[$przecinki.$C$2];[$przecinki.$C$2];[$przecinki.$C$2])" office:value-type="string" office:string-value="  &quot;bli.&quot;    [&quot;XPLI&quot;,   &quot;bli&quot;,       " calcext:value-type="string">
            <text:p><text:s text:c="2"/>"bli." <text:s text:c="3"/>["XPLI", <text:s text:c="2"/>"b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]);[$przecinki.$A$2];[$przecinki.$C$5];[$przecinki.$D$2])" office:value-type="string" office:string-value="&quot;lewe BLI&quot;]," calcext:value-type="string">
            <text:p>"lewe BLI"],</text:p>
          </table:table-cell>
          <table:table-cell table:style-name="ce46" table:formula="of:=CONCATENATE([.L3];[.M3];[.N3])" office:value-type="string" office:string-value="  &quot;bli.&quot;    [&quot;XPLI&quot;,   &quot;bli&quot;,       &quot;&quot;, &quot;ONSET&quot;, &quot;lewe BLI&quot;]," calcext:value-type="string">
            <text:p><text:s text:c="2"/>"bli." <text:s text:c="3"/>["XPLI", <text:s text:c="2"/>"bli", <text:s text:c="6"/>"", "ONSET", "lewe BLI"]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formula="of:=CONCATENATE([$przecinki.$A$2];[.E4];[$przecinki.$A$2];)" office:value-type="string" office:string-value="&quot;XPLJ&quot;" calcext:value-type="string">
            <text:p>"XPLJ"</text:p>
          </table:table-cell>
          <table:table-cell table:formula="of:=CONCATENATE([$przecinki.$A$2];[.A4];[$przecinki.$A$2])" office:value-type="string" office:string-value="&quot;bł&quot;" calcext:value-type="string">
            <text:p>"bł"</text:p>
          </table:table-cell>
          <table:table-cell table:formula="of:=CONCATENATE([.G4];[$przecinki.$B$2];[.F4];)" office:value-type="string" office:string-value="&quot;bł&quot;:&quot;XPLJ&quot;" calcext:value-type="string">
            <text:p>"bł":"XPLJ"</text:p>
          </table:table-cell>
          <table:table-cell/>
          <table:table-cell table:style-name="ce42" table:formula="of:=CONCATENATE([$przecinki.$A$2];[.A4];[$przecinki.$A$5];[$przecinki.$A$2])" office:value-type="string" office:string-value="&quot;bł.&quot;" calcext:value-type="string">
            <text:p>"bł."</text:p>
          </table:table-cell>
          <table:table-cell table:style-name="ce42" table:formula="of:=UPPER([.G4])" office:value-type="string" office:string-value="&quot;BŁ&quot;" calcext:value-type="string">
            <text:p>"BŁ"</text:p>
          </table:table-cell>
          <table:table-cell table:style-name="ce42" table:formula="of:=CONCATENATE([$przecinki.$C$2];[$przecinki.$C$2];[.J4];[$przecinki.$C$2];[$przecinki.$C$2];[$przecinki.$C$2];[$przecinki.$C$2];[$przecinki.$B$5];[.F4];[$przecinki.$D$2];[$przecinki.$C$2];[$przecinki.$C$2];[$przecinki.$C$2];[.G4];[$przecinki.$D$2];[$przecinki.$C$2];[$przecinki.$C$2];[$przecinki.$C$2];[$przecinki.$C$2];[$przecinki.$C$2];[$przecinki.$C$2];[$przecinki.$C$2])" office:value-type="string" office:string-value="  &quot;bł.&quot;    [&quot;XPLJ&quot;,   &quot;bł&quot;,       " calcext:value-type="string">
            <text:p><text:s text:c="2"/>"bł." <text:s text:c="3"/>["XPLJ", <text:s text:c="2"/>"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]);[$przecinki.$A$2];[$przecinki.$C$5];[$przecinki.$D$2])" office:value-type="string" office:string-value="&quot;lewe BŁ&quot;]," calcext:value-type="string">
            <text:p>"lewe BŁ"],</text:p>
          </table:table-cell>
          <table:table-cell table:style-name="ce46" table:formula="of:=CONCATENATE([.L4];[.M4];[.N4])" office:value-type="string" office:string-value="  &quot;bł.&quot;    [&quot;XPLJ&quot;,   &quot;bł&quot;,       &quot;&quot;, &quot;ONSET&quot;, &quot;lewe BŁ&quot;]," calcext:value-type="string">
            <text:p><text:s text:c="2"/>"bł." <text:s text:c="3"/>["XPLJ", <text:s text:c="2"/>"bł", <text:s text:c="6"/>"", "ONSET", "lewe BŁ"]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formula="of:=CONCATENATE([$przecinki.$A$2];[.E5];[$przecinki.$A$2];)" office:value-type="string" office:string-value="&quot;XPR&quot;" calcext:value-type="string">
            <text:p>"XPR"</text:p>
          </table:table-cell>
          <table:table-cell table:formula="of:=CONCATENATE([$przecinki.$A$2];[.A5];[$przecinki.$A$2])" office:value-type="string" office:string-value="&quot;br&quot;" calcext:value-type="string">
            <text:p>"br"</text:p>
          </table:table-cell>
          <table:table-cell table:formula="of:=CONCATENATE([.G5];[$przecinki.$B$2];[.F5];)" office:value-type="string" office:string-value="&quot;br&quot;:&quot;XPR&quot;" calcext:value-type="string">
            <text:p>"br":"XPR"</text:p>
          </table:table-cell>
          <table:table-cell/>
          <table:table-cell table:style-name="ce42" table:formula="of:=CONCATENATE([$przecinki.$A$2];[.A5];[$przecinki.$A$5];[$przecinki.$A$2])" office:value-type="string" office:string-value="&quot;br.&quot;" calcext:value-type="string">
            <text:p>"br."</text:p>
          </table:table-cell>
          <table:table-cell table:style-name="ce42" table:formula="of:=UPPER([.G5])" office:value-type="string" office:string-value="&quot;BR&quot;" calcext:value-type="string">
            <text:p>"BR"</text:p>
          </table:table-cell>
          <table:table-cell table:style-name="ce42" table:formula="of:=CONCATENATE([$przecinki.$C$2];[$przecinki.$C$2];[.J5];[$przecinki.$C$2];[$przecinki.$C$2];[$przecinki.$C$2];[$przecinki.$C$2];[$przecinki.$B$5];[.F5];[$przecinki.$D$2];[$przecinki.$C$2];[$przecinki.$C$2];[$przecinki.$C$2];[.G5];[$przecinki.$D$2];[$przecinki.$C$2];[$przecinki.$C$2];[$przecinki.$C$2];[$przecinki.$C$2];[$przecinki.$C$2];[$przecinki.$C$2];[$przecinki.$C$2])" office:value-type="string" office:string-value="  &quot;br.&quot;    [&quot;XPR&quot;,   &quot;br&quot;,       " calcext:value-type="string">
            <text:p><text:s text:c="2"/>"br." <text:s text:c="3"/>["XPR", <text:s text:c="2"/>"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]);[$przecinki.$A$2];[$przecinki.$C$5];[$przecinki.$D$2])" office:value-type="string" office:string-value="&quot;lewe BR&quot;]," calcext:value-type="string">
            <text:p>"lewe BR"],</text:p>
          </table:table-cell>
          <table:table-cell table:style-name="ce46" table:formula="of:=CONCATENATE([.L5];[.M5];[.N5])" office:value-type="string" office:string-value="  &quot;br.&quot;    [&quot;XPR&quot;,   &quot;br&quot;,       &quot;&quot;, &quot;ONSET&quot;, &quot;lewe BR&quot;]," calcext:value-type="string">
            <text:p><text:s text:c="2"/>"br." <text:s text:c="3"/>["XPR", <text:s text:c="2"/>"br", <text:s text:c="6"/>"", "ONSET", "lewe BR"]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formula="of:=CONCATENATE([$przecinki.$A$2];[.E6];[$przecinki.$A$2];)" office:value-type="string" office:string-value="&quot;XTPR&quot;" calcext:value-type="string">
            <text:p>"XTPR"</text:p>
          </table:table-cell>
          <table:table-cell table:formula="of:=CONCATENATE([$przecinki.$A$2];[.A6];[$przecinki.$A$2])" office:value-type="string" office:string-value="&quot;brd&quot;" calcext:value-type="string">
            <text:p>"brd"</text:p>
          </table:table-cell>
          <table:table-cell table:formula="of:=CONCATENATE([.G6];[$przecinki.$B$2];[.F6];)" office:value-type="string" office:string-value="&quot;brd&quot;:&quot;XTPR&quot;" calcext:value-type="string">
            <text:p>"brd":"XTPR"</text:p>
          </table:table-cell>
          <table:table-cell/>
          <table:table-cell table:style-name="ce42" table:formula="of:=CONCATENATE([$przecinki.$A$2];[.A6];[$przecinki.$A$5];[$przecinki.$A$2])" office:value-type="string" office:string-value="&quot;brd.&quot;" calcext:value-type="string">
            <text:p>"brd."</text:p>
          </table:table-cell>
          <table:table-cell table:style-name="ce42" table:formula="of:=UPPER([.G6])" office:value-type="string" office:string-value="&quot;BRD&quot;" calcext:value-type="string">
            <text:p>"BRD"</text:p>
          </table:table-cell>
          <table:table-cell table:style-name="ce42" table:formula="of:=CONCATENATE([$przecinki.$C$2];[$przecinki.$C$2];[.J6];[$przecinki.$C$2];[$przecinki.$C$2];[$przecinki.$C$2];[$przecinki.$C$2];[$przecinki.$B$5];[.F6];[$przecinki.$D$2];[$przecinki.$C$2];[$przecinki.$C$2];[$przecinki.$C$2];[.G6];[$przecinki.$D$2];[$przecinki.$C$2];[$przecinki.$C$2];[$przecinki.$C$2];[$przecinki.$C$2];[$przecinki.$C$2];[$przecinki.$C$2];[$przecinki.$C$2])" office:value-type="string" office:string-value="  &quot;brd.&quot;    [&quot;XTPR&quot;,   &quot;brd&quot;,       " calcext:value-type="string">
            <text:p><text:s text:c="2"/>"brd." <text:s text:c="3"/>["XTPR", <text:s text:c="2"/>"b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]);[$przecinki.$A$2];[$przecinki.$C$5];[$przecinki.$D$2])" office:value-type="string" office:string-value="&quot;lewe BRD&quot;]," calcext:value-type="string">
            <text:p>"lewe BRD"],</text:p>
          </table:table-cell>
          <table:table-cell table:style-name="ce46" table:formula="of:=CONCATENATE([.L6];[.M6];[.N6])" office:value-type="string" office:string-value="  &quot;brd.&quot;    [&quot;XTPR&quot;,   &quot;brd&quot;,       &quot;&quot;, &quot;ONSET&quot;, &quot;lewe BRD&quot;]," calcext:value-type="string">
            <text:p><text:s text:c="2"/>"brd." <text:s text:c="3"/>["XTPR", <text:s text:c="2"/>"brd", <text:s text:c="6"/>"", "ONSET", "lewe BRD"]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formula="of:=CONCATENATE([$przecinki.$A$2];[.E7];[$przecinki.$A$2];)" office:value-type="string" office:string-value="&quot;XZTPR&quot;" calcext:value-type="string">
            <text:p>"XZTPR"</text:p>
          </table:table-cell>
          <table:table-cell table:formula="of:=CONCATENATE([$przecinki.$A$2];[.A7];[$przecinki.$A$2])" office:value-type="string" office:string-value="&quot;brdz&quot;" calcext:value-type="string">
            <text:p>"brdz"</text:p>
          </table:table-cell>
          <table:table-cell table:formula="of:=CONCATENATE([.G7];[$przecinki.$B$2];[.F7];)" office:value-type="string" office:string-value="&quot;brdz&quot;:&quot;XZTPR&quot;" calcext:value-type="string">
            <text:p>"brdz":"XZTPR"</text:p>
          </table:table-cell>
          <table:table-cell/>
          <table:table-cell table:style-name="ce42" table:formula="of:=CONCATENATE([$przecinki.$A$2];[.A7];[$przecinki.$A$5];[$przecinki.$A$2])" office:value-type="string" office:string-value="&quot;brdz.&quot;" calcext:value-type="string">
            <text:p>"brdz."</text:p>
          </table:table-cell>
          <table:table-cell table:style-name="ce42" table:formula="of:=UPPER([.G7])" office:value-type="string" office:string-value="&quot;BRDZ&quot;" calcext:value-type="string">
            <text:p>"BRDZ"</text:p>
          </table:table-cell>
          <table:table-cell table:style-name="ce42" table:formula="of:=CONCATENATE([$przecinki.$C$2];[$przecinki.$C$2];[.J7];[$przecinki.$C$2];[$przecinki.$C$2];[$przecinki.$C$2];[$przecinki.$C$2];[$przecinki.$B$5];[.F7];[$przecinki.$D$2];[$przecinki.$C$2];[$przecinki.$C$2];[$przecinki.$C$2];[.G7];[$przecinki.$D$2];[$przecinki.$C$2];[$przecinki.$C$2];[$przecinki.$C$2];[$przecinki.$C$2];[$przecinki.$C$2];[$przecinki.$C$2];[$przecinki.$C$2])" office:value-type="string" office:string-value="  &quot;brdz.&quot;    [&quot;XZTPR&quot;,   &quot;brdz&quot;,       " calcext:value-type="string">
            <text:p><text:s text:c="2"/>"brdz." <text:s text:c="3"/>["XZTPR", <text:s text:c="2"/>"b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]);[$przecinki.$A$2];[$przecinki.$C$5];[$przecinki.$D$2])" office:value-type="string" office:string-value="&quot;lewe BRDZ&quot;]," calcext:value-type="string">
            <text:p>"lewe BRDZ"],</text:p>
          </table:table-cell>
          <table:table-cell table:style-name="ce46" table:formula="of:=CONCATENATE([.L7];[.M7];[.N7])" office:value-type="string" office:string-value="  &quot;brdz.&quot;    [&quot;XZTPR&quot;,   &quot;brdz&quot;,       &quot;&quot;, &quot;ONSET&quot;, &quot;lewe BRDZ&quot;]," calcext:value-type="string">
            <text:p><text:s text:c="2"/>"brdz." <text:s text:c="3"/>["XZTPR", <text:s text:c="2"/>"brdz", <text:s text:c="6"/>"", "ONSET", "lewe BRDZ"]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formula="of:=CONCATENATE([$przecinki.$A$2];[.E8];[$przecinki.$A$2];)" office:value-type="string" office:string-value="&quot;XPVLR&quot;" calcext:value-type="string">
            <text:p>"XPVLR"</text:p>
          </table:table-cell>
          <table:table-cell table:formula="of:=CONCATENATE([$przecinki.$A$2];[.A8];[$przecinki.$A$2])" office:value-type="string" office:string-value="&quot;brn&quot;" calcext:value-type="string">
            <text:p>"brn"</text:p>
          </table:table-cell>
          <table:table-cell table:formula="of:=CONCATENATE([.G8];[$przecinki.$B$2];[.F8];)" office:value-type="string" office:string-value="&quot;brn&quot;:&quot;XPVLR&quot;" calcext:value-type="string">
            <text:p>"brn":"XPVLR"</text:p>
          </table:table-cell>
          <table:table-cell/>
          <table:table-cell table:style-name="ce42" table:formula="of:=CONCATENATE([$przecinki.$A$2];[.A8];[$przecinki.$A$5];[$przecinki.$A$2])" office:value-type="string" office:string-value="&quot;brn.&quot;" calcext:value-type="string">
            <text:p>"brn."</text:p>
          </table:table-cell>
          <table:table-cell table:style-name="ce42" table:formula="of:=UPPER([.G8])" office:value-type="string" office:string-value="&quot;BRN&quot;" calcext:value-type="string">
            <text:p>"BRN"</text:p>
          </table:table-cell>
          <table:table-cell table:style-name="ce42" table:formula="of:=CONCATENATE([$przecinki.$C$2];[$przecinki.$C$2];[.J8];[$przecinki.$C$2];[$przecinki.$C$2];[$przecinki.$C$2];[$przecinki.$C$2];[$przecinki.$B$5];[.F8];[$przecinki.$D$2];[$przecinki.$C$2];[$przecinki.$C$2];[$przecinki.$C$2];[.G8];[$przecinki.$D$2];[$przecinki.$C$2];[$przecinki.$C$2];[$przecinki.$C$2];[$przecinki.$C$2];[$przecinki.$C$2];[$przecinki.$C$2];[$przecinki.$C$2])" office:value-type="string" office:string-value="  &quot;brn.&quot;    [&quot;XPVLR&quot;,   &quot;brn&quot;,       " calcext:value-type="string">
            <text:p><text:s text:c="2"/>"brn." <text:s text:c="3"/>["XPVLR", <text:s text:c="2"/>"b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]);[$przecinki.$A$2];[$przecinki.$C$5];[$przecinki.$D$2])" office:value-type="string" office:string-value="&quot;lewe BRN&quot;]," calcext:value-type="string">
            <text:p>"lewe BRN"],</text:p>
          </table:table-cell>
          <table:table-cell table:style-name="ce46" table:formula="of:=CONCATENATE([.L8];[.M8];[.N8])" office:value-type="string" office:string-value="  &quot;brn.&quot;    [&quot;XPVLR&quot;,   &quot;brn&quot;,       &quot;&quot;, &quot;ONSET&quot;, &quot;lewe BRN&quot;]," calcext:value-type="string">
            <text:p><text:s text:c="2"/>"brn." <text:s text:c="3"/>["XPVLR", <text:s text:c="2"/>"brn", <text:s text:c="6"/>"", "ONSET", "lewe BRN"]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formula="of:=CONCATENATE([$przecinki.$A$2];[.E9];[$przecinki.$A$2];)" office:value-type="string" office:string-value="&quot;XPVLRJ&quot;" calcext:value-type="string">
            <text:p>"XPVLRJ"</text:p>
          </table:table-cell>
          <table:table-cell table:formula="of:=CONCATENATE([$przecinki.$A$2];[.A9];[$przecinki.$A$2])" office:value-type="string" office:string-value="&quot;brni&quot;" calcext:value-type="string">
            <text:p>"brni"</text:p>
          </table:table-cell>
          <table:table-cell table:formula="of:=CONCATENATE([.G9];[$przecinki.$B$2];[.F9];)" office:value-type="string" office:string-value="&quot;brni&quot;:&quot;XPVLRJ&quot;" calcext:value-type="string">
            <text:p>"brni":"XPVLRJ"</text:p>
          </table:table-cell>
          <table:table-cell/>
          <table:table-cell table:style-name="ce42" table:formula="of:=CONCATENATE([$przecinki.$A$2];[.A9];[$przecinki.$A$5];[$przecinki.$A$2])" office:value-type="string" office:string-value="&quot;brni.&quot;" calcext:value-type="string">
            <text:p>"brni."</text:p>
          </table:table-cell>
          <table:table-cell table:style-name="ce42" table:formula="of:=UPPER([.G9])" office:value-type="string" office:string-value="&quot;BRNI&quot;" calcext:value-type="string">
            <text:p>"BRNI"</text:p>
          </table:table-cell>
          <table:table-cell table:style-name="ce42" table:formula="of:=CONCATENATE([$przecinki.$C$2];[$przecinki.$C$2];[.J9];[$przecinki.$C$2];[$przecinki.$C$2];[$przecinki.$C$2];[$przecinki.$C$2];[$przecinki.$B$5];[.F9];[$przecinki.$D$2];[$przecinki.$C$2];[$przecinki.$C$2];[$przecinki.$C$2];[.G9];[$przecinki.$D$2];[$przecinki.$C$2];[$przecinki.$C$2];[$przecinki.$C$2];[$przecinki.$C$2];[$przecinki.$C$2];[$przecinki.$C$2];[$przecinki.$C$2])" office:value-type="string" office:string-value="  &quot;brni.&quot;    [&quot;XPVLRJ&quot;,   &quot;brni&quot;,       " calcext:value-type="string">
            <text:p><text:s text:c="2"/>"brni." <text:s text:c="3"/>["XPVLRJ", <text:s text:c="2"/>"br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]);[$przecinki.$A$2];[$przecinki.$C$5];[$przecinki.$D$2])" office:value-type="string" office:string-value="&quot;lewe BRNI&quot;]," calcext:value-type="string">
            <text:p>"lewe BRNI"],</text:p>
          </table:table-cell>
          <table:table-cell table:style-name="ce46" table:formula="of:=CONCATENATE([.L9];[.M9];[.N9])" office:value-type="string" office:string-value="  &quot;brni.&quot;    [&quot;XPVLRJ&quot;,   &quot;brni&quot;,       &quot;&quot;, &quot;ONSET&quot;, &quot;lewe BRNI&quot;]," calcext:value-type="string">
            <text:p><text:s text:c="2"/>"brni." <text:s text:c="3"/>["XPVLRJ", <text:s text:c="2"/>"brni", <text:s text:c="6"/>"", "ONSET", "lewe BRNI"]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formula="of:=CONCATENATE([$przecinki.$A$2];[.E10];[$przecinki.$A$2];)" office:value-type="string" office:string-value="&quot;XPVR&quot;" calcext:value-type="string">
            <text:p>"XPVR"</text:p>
          </table:table-cell>
          <table:table-cell table:formula="of:=CONCATENATE([$przecinki.$A$2];[.A10];[$przecinki.$A$2])" office:value-type="string" office:string-value="&quot;brw&quot;" calcext:value-type="string">
            <text:p>"brw"</text:p>
          </table:table-cell>
          <table:table-cell table:formula="of:=CONCATENATE([.G10];[$przecinki.$B$2];[.F10];)" office:value-type="string" office:string-value="&quot;brw&quot;:&quot;XPVR&quot;" calcext:value-type="string">
            <text:p>"brw":"XPVR"</text:p>
          </table:table-cell>
          <table:table-cell/>
          <table:table-cell table:style-name="ce42" table:formula="of:=CONCATENATE([$przecinki.$A$2];[.A10];[$przecinki.$A$5];[$przecinki.$A$2])" office:value-type="string" office:string-value="&quot;brw.&quot;" calcext:value-type="string">
            <text:p>"brw."</text:p>
          </table:table-cell>
          <table:table-cell table:style-name="ce42" table:formula="of:=UPPER([.G10])" office:value-type="string" office:string-value="&quot;BRW&quot;" calcext:value-type="string">
            <text:p>"BRW"</text:p>
          </table:table-cell>
          <table:table-cell table:style-name="ce42" table:formula="of:=CONCATENATE([$przecinki.$C$2];[$przecinki.$C$2];[.J10];[$przecinki.$C$2];[$przecinki.$C$2];[$przecinki.$C$2];[$przecinki.$C$2];[$przecinki.$B$5];[.F10];[$przecinki.$D$2];[$przecinki.$C$2];[$przecinki.$C$2];[$przecinki.$C$2];[.G10];[$przecinki.$D$2];[$przecinki.$C$2];[$przecinki.$C$2];[$przecinki.$C$2];[$przecinki.$C$2];[$przecinki.$C$2];[$przecinki.$C$2];[$przecinki.$C$2])" office:value-type="string" office:string-value="  &quot;brw.&quot;    [&quot;XPVR&quot;,   &quot;brw&quot;,       " calcext:value-type="string">
            <text:p><text:s text:c="2"/>"brw." <text:s text:c="3"/>["XPVR", <text:s text:c="2"/>"b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]);[$przecinki.$A$2];[$przecinki.$C$5];[$przecinki.$D$2])" office:value-type="string" office:string-value="&quot;lewe BRW&quot;]," calcext:value-type="string">
            <text:p>"lewe BRW"],</text:p>
          </table:table-cell>
          <table:table-cell table:style-name="ce46" table:formula="of:=CONCATENATE([.L10];[.M10];[.N10])" office:value-type="string" office:string-value="  &quot;brw.&quot;    [&quot;XPVR&quot;,   &quot;brw&quot;,       &quot;&quot;, &quot;ONSET&quot;, &quot;lewe BRW&quot;]," calcext:value-type="string">
            <text:p><text:s text:c="2"/>"brw." <text:s text:c="3"/>["XPVR", <text:s text:c="2"/>"brw", <text:s text:c="6"/>"", "ONSET", "lewe BRW"]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formula="of:=CONCATENATE([$przecinki.$A$2];[.E11];[$przecinki.$A$2];)" office:value-type="string" office:string-value="&quot;XPRJ&quot;" calcext:value-type="string">
            <text:p>"XPRJ"</text:p>
          </table:table-cell>
          <table:table-cell table:formula="of:=CONCATENATE([$przecinki.$A$2];[.A11];[$przecinki.$A$2])" office:value-type="string" office:string-value="&quot;brz&quot;" calcext:value-type="string">
            <text:p>"brz"</text:p>
          </table:table-cell>
          <table:table-cell table:formula="of:=CONCATENATE([.G11];[$przecinki.$B$2];[.F11];)" office:value-type="string" office:string-value="&quot;brz&quot;:&quot;XPRJ&quot;" calcext:value-type="string">
            <text:p>"brz":"XPRJ"</text:p>
          </table:table-cell>
          <table:table-cell/>
          <table:table-cell table:style-name="ce42" table:formula="of:=CONCATENATE([$przecinki.$A$2];[.A11];[$przecinki.$A$5];[$przecinki.$A$2])" office:value-type="string" office:string-value="&quot;brz.&quot;" calcext:value-type="string">
            <text:p>"brz."</text:p>
          </table:table-cell>
          <table:table-cell table:style-name="ce42" table:formula="of:=UPPER([.G11])" office:value-type="string" office:string-value="&quot;BRZ&quot;" calcext:value-type="string">
            <text:p>"BRZ"</text:p>
          </table:table-cell>
          <table:table-cell table:style-name="ce42" table:formula="of:=CONCATENATE([$przecinki.$C$2];[$przecinki.$C$2];[.J11];[$przecinki.$C$2];[$przecinki.$C$2];[$przecinki.$C$2];[$przecinki.$C$2];[$przecinki.$B$5];[.F11];[$przecinki.$D$2];[$przecinki.$C$2];[$przecinki.$C$2];[$przecinki.$C$2];[.G11];[$przecinki.$D$2];[$przecinki.$C$2];[$przecinki.$C$2];[$przecinki.$C$2];[$przecinki.$C$2];[$przecinki.$C$2];[$przecinki.$C$2];[$przecinki.$C$2])" office:value-type="string" office:string-value="  &quot;brz.&quot;    [&quot;XPRJ&quot;,   &quot;brz&quot;,       " calcext:value-type="string">
            <text:p><text:s text:c="2"/>"brz." <text:s text:c="3"/>["XPRJ", <text:s text:c="2"/>"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]);[$przecinki.$A$2];[$przecinki.$C$5];[$przecinki.$D$2])" office:value-type="string" office:string-value="&quot;lewe BRZ&quot;]," calcext:value-type="string">
            <text:p>"lewe BRZ"],</text:p>
          </table:table-cell>
          <table:table-cell table:style-name="ce46" table:formula="of:=CONCATENATE([.L11];[.M11];[.N11])" office:value-type="string" office:string-value="  &quot;brz.&quot;    [&quot;XPRJ&quot;,   &quot;brz&quot;,       &quot;&quot;, &quot;ONSET&quot;, &quot;lewe BRZ&quot;]," calcext:value-type="string">
            <text:p><text:s text:c="2"/>"brz." <text:s text:c="3"/>["XPRJ", <text:s text:c="2"/>"brz", <text:s text:c="6"/>"", "ONSET", "lewe BRZ"]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formula="of:=CONCATENATE([$przecinki.$A$2];[.E12];[$przecinki.$A$2];)" office:value-type="string" office:string-value="&quot;XPVRJ&quot;" calcext:value-type="string">
            <text:p>"XPVRJ"</text:p>
          </table:table-cell>
          <table:table-cell table:formula="of:=CONCATENATE([$przecinki.$A$2];[.A12];[$przecinki.$A$2])" office:value-type="string" office:string-value="&quot;brzd&quot;" calcext:value-type="string">
            <text:p>"brzd"</text:p>
          </table:table-cell>
          <table:table-cell table:formula="of:=CONCATENATE([.G12];[$przecinki.$B$2];[.F12];)" office:value-type="string" office:string-value="&quot;brzd&quot;:&quot;XPVRJ&quot;" calcext:value-type="string">
            <text:p>"brzd":"XPVRJ"</text:p>
          </table:table-cell>
          <table:table-cell/>
          <table:table-cell table:style-name="ce42" table:formula="of:=CONCATENATE([$przecinki.$A$2];[.A12];[$przecinki.$A$5];[$przecinki.$A$2])" office:value-type="string" office:string-value="&quot;brzd.&quot;" calcext:value-type="string">
            <text:p>"brzd."</text:p>
          </table:table-cell>
          <table:table-cell table:style-name="ce42" table:formula="of:=UPPER([.G12])" office:value-type="string" office:string-value="&quot;BRZD&quot;" calcext:value-type="string">
            <text:p>"BRZD"</text:p>
          </table:table-cell>
          <table:table-cell table:style-name="ce42" table:formula="of:=CONCATENATE([$przecinki.$C$2];[$przecinki.$C$2];[.J12];[$przecinki.$C$2];[$przecinki.$C$2];[$przecinki.$C$2];[$przecinki.$C$2];[$przecinki.$B$5];[.F12];[$przecinki.$D$2];[$przecinki.$C$2];[$przecinki.$C$2];[$przecinki.$C$2];[.G12];[$przecinki.$D$2];[$przecinki.$C$2];[$przecinki.$C$2];[$przecinki.$C$2];[$przecinki.$C$2];[$przecinki.$C$2];[$przecinki.$C$2];[$przecinki.$C$2])" office:value-type="string" office:string-value="  &quot;brzd.&quot;    [&quot;XPVRJ&quot;,   &quot;brzd&quot;,       " calcext:value-type="string">
            <text:p><text:s text:c="2"/>"brzd." <text:s text:c="3"/>["XPVRJ", <text:s text:c="2"/>"b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]);[$przecinki.$A$2];[$przecinki.$C$5];[$przecinki.$D$2])" office:value-type="string" office:string-value="&quot;lewe BRZD&quot;]," calcext:value-type="string">
            <text:p>"lewe BRZD"],</text:p>
          </table:table-cell>
          <table:table-cell table:style-name="ce46" table:formula="of:=CONCATENATE([.L12];[.M12];[.N12])" office:value-type="string" office:string-value="  &quot;brzd.&quot;    [&quot;XPVRJ&quot;,   &quot;brzd&quot;,       &quot;&quot;, &quot;ONSET&quot;, &quot;lewe BRZD&quot;]," calcext:value-type="string">
            <text:p><text:s text:c="2"/>"brzd." <text:s text:c="3"/>["XPVRJ", <text:s text:c="2"/>"brzd", <text:s text:c="6"/>"", "ONSET", "lewe BRZD"]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formula="of:=CONCATENATE([$przecinki.$A$2];[.E13];[$przecinki.$A$2];)" office:value-type="string" office:string-value="&quot;XTPVRJ&quot;" calcext:value-type="string">
            <text:p>"XTPVRJ"</text:p>
          </table:table-cell>
          <table:table-cell table:formula="of:=CONCATENATE([$przecinki.$A$2];[.A13];[$przecinki.$A$2])" office:value-type="string" office:string-value="&quot;brzm&quot;" calcext:value-type="string">
            <text:p>"brzm"</text:p>
          </table:table-cell>
          <table:table-cell table:formula="of:=CONCATENATE([.G13];[$przecinki.$B$2];[.F13];)" office:value-type="string" office:string-value="&quot;brzm&quot;:&quot;XTPVRJ&quot;" calcext:value-type="string">
            <text:p>"brzm":"XTPVRJ"</text:p>
          </table:table-cell>
          <table:table-cell/>
          <table:table-cell table:style-name="ce42" table:formula="of:=CONCATENATE([$przecinki.$A$2];[.A13];[$przecinki.$A$5];[$przecinki.$A$2])" office:value-type="string" office:string-value="&quot;brzm.&quot;" calcext:value-type="string">
            <text:p>"brzm."</text:p>
          </table:table-cell>
          <table:table-cell table:style-name="ce42" table:formula="of:=UPPER([.G13])" office:value-type="string" office:string-value="&quot;BRZM&quot;" calcext:value-type="string">
            <text:p>"BRZM"</text:p>
          </table:table-cell>
          <table:table-cell table:style-name="ce42" table:formula="of:=CONCATENATE([$przecinki.$C$2];[$przecinki.$C$2];[.J13];[$przecinki.$C$2];[$przecinki.$C$2];[$przecinki.$C$2];[$przecinki.$C$2];[$przecinki.$B$5];[.F13];[$przecinki.$D$2];[$przecinki.$C$2];[$przecinki.$C$2];[$przecinki.$C$2];[.G13];[$przecinki.$D$2];[$przecinki.$C$2];[$przecinki.$C$2];[$przecinki.$C$2];[$przecinki.$C$2];[$przecinki.$C$2];[$przecinki.$C$2];[$przecinki.$C$2])" office:value-type="string" office:string-value="  &quot;brzm.&quot;    [&quot;XTPVRJ&quot;,   &quot;brzm&quot;,       " calcext:value-type="string">
            <text:p><text:s text:c="2"/>"brzm." <text:s text:c="3"/>["XTPVRJ", <text:s text:c="2"/>"b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]);[$przecinki.$A$2];[$przecinki.$C$5];[$przecinki.$D$2])" office:value-type="string" office:string-value="&quot;lewe BRZM&quot;]," calcext:value-type="string">
            <text:p>"lewe BRZM"],</text:p>
          </table:table-cell>
          <table:table-cell table:style-name="ce46" table:formula="of:=CONCATENATE([.L13];[.M13];[.N13])" office:value-type="string" office:string-value="  &quot;brzm.&quot;    [&quot;XTPVRJ&quot;,   &quot;brzm&quot;,       &quot;&quot;, &quot;ONSET&quot;, &quot;lewe BRZM&quot;]," calcext:value-type="string">
            <text:p><text:s text:c="2"/>"brzm." <text:s text:c="3"/>["XTPVRJ", <text:s text:c="2"/>"brzm", <text:s text:c="6"/>"", "ONSET", "lewe BRZM"]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formula="of:=CONCATENATE([$przecinki.$A$2];[.E14];[$przecinki.$A$2];)" office:value-type="string" office:string-value="&quot;XTPVLRJ&quot;" calcext:value-type="string">
            <text:p>"XTPVLRJ"</text:p>
          </table:table-cell>
          <table:table-cell table:formula="of:=CONCATENATE([$przecinki.$A$2];[.A14];[$przecinki.$A$2])" office:value-type="string" office:string-value="&quot;brzmi&quot;" calcext:value-type="string">
            <text:p>"brzmi"</text:p>
          </table:table-cell>
          <table:table-cell table:formula="of:=CONCATENATE([.G14];[$przecinki.$B$2];[.F14];)" office:value-type="string" office:string-value="&quot;brzmi&quot;:&quot;XTPVLRJ&quot;" calcext:value-type="string">
            <text:p>"brzmi":"XTPVLRJ"</text:p>
          </table:table-cell>
          <table:table-cell/>
          <table:table-cell table:style-name="ce42" table:formula="of:=CONCATENATE([$przecinki.$A$2];[.A14];[$przecinki.$A$5];[$przecinki.$A$2])" office:value-type="string" office:string-value="&quot;brzmi.&quot;" calcext:value-type="string">
            <text:p>"brzmi."</text:p>
          </table:table-cell>
          <table:table-cell table:style-name="ce42" table:formula="of:=UPPER([.G14])" office:value-type="string" office:string-value="&quot;BRZMI&quot;" calcext:value-type="string">
            <text:p>"BRZMI"</text:p>
          </table:table-cell>
          <table:table-cell table:style-name="ce42" table:formula="of:=CONCATENATE([$przecinki.$C$2];[$przecinki.$C$2];[.J14];[$przecinki.$C$2];[$przecinki.$C$2];[$przecinki.$C$2];[$przecinki.$C$2];[$przecinki.$B$5];[.F14];[$przecinki.$D$2];[$przecinki.$C$2];[$przecinki.$C$2];[$przecinki.$C$2];[.G14];[$przecinki.$D$2];[$przecinki.$C$2];[$przecinki.$C$2];[$przecinki.$C$2];[$przecinki.$C$2];[$przecinki.$C$2];[$przecinki.$C$2];[$przecinki.$C$2])" office:value-type="string" office:string-value="  &quot;brzmi.&quot;    [&quot;XTPVLRJ&quot;,   &quot;brzmi&quot;,       " calcext:value-type="string">
            <text:p><text:s text:c="2"/>"brzmi." <text:s text:c="3"/>["XTPVLRJ", <text:s text:c="2"/>"b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]);[$przecinki.$A$2];[$przecinki.$C$5];[$przecinki.$D$2])" office:value-type="string" office:string-value="&quot;lewe BRZMI&quot;]," calcext:value-type="string">
            <text:p>"lewe BRZMI"],</text:p>
          </table:table-cell>
          <table:table-cell table:style-name="ce46" table:formula="of:=CONCATENATE([.L14];[.M14];[.N14])" office:value-type="string" office:string-value="  &quot;brzmi.&quot;    [&quot;XTPVLRJ&quot;,   &quot;brzmi&quot;,       &quot;&quot;, &quot;ONSET&quot;, &quot;lewe BRZMI&quot;]," calcext:value-type="string">
            <text:p><text:s text:c="2"/>"brzmi." <text:s text:c="3"/>["XTPVLRJ", <text:s text:c="2"/>"brzmi", <text:s text:c="6"/>"", "ONSET", "lewe BRZMI"]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formula="of:=CONCATENATE([$przecinki.$A$2];[.E15];[$przecinki.$A$2];)" office:value-type="string" office:string-value="&quot;XZP&quot;" calcext:value-type="string">
            <text:p>"XZP"</text:p>
          </table:table-cell>
          <table:table-cell table:formula="of:=CONCATENATE([$przecinki.$A$2];[.A15];[$przecinki.$A$2])" office:value-type="string" office:string-value="&quot;bz&quot;" calcext:value-type="string">
            <text:p>"bz"</text:p>
          </table:table-cell>
          <table:table-cell table:formula="of:=CONCATENATE([.G15];[$przecinki.$B$2];[.F15];)" office:value-type="string" office:string-value="&quot;bz&quot;:&quot;XZP&quot;" calcext:value-type="string">
            <text:p>"bz":"XZP"</text:p>
          </table:table-cell>
          <table:table-cell/>
          <table:table-cell table:style-name="ce42" table:formula="of:=CONCATENATE([$przecinki.$A$2];[.A15];[$przecinki.$A$5];[$przecinki.$A$2])" office:value-type="string" office:string-value="&quot;bz.&quot;" calcext:value-type="string">
            <text:p>"bz."</text:p>
          </table:table-cell>
          <table:table-cell table:style-name="ce42" table:formula="of:=UPPER([.G15])" office:value-type="string" office:string-value="&quot;BZ&quot;" calcext:value-type="string">
            <text:p>"BZ"</text:p>
          </table:table-cell>
          <table:table-cell table:style-name="ce42" table:formula="of:=CONCATENATE([$przecinki.$C$2];[$przecinki.$C$2];[.J15];[$przecinki.$C$2];[$przecinki.$C$2];[$przecinki.$C$2];[$przecinki.$C$2];[$przecinki.$B$5];[.F15];[$przecinki.$D$2];[$przecinki.$C$2];[$przecinki.$C$2];[$przecinki.$C$2];[.G15];[$przecinki.$D$2];[$przecinki.$C$2];[$przecinki.$C$2];[$przecinki.$C$2];[$przecinki.$C$2];[$przecinki.$C$2];[$przecinki.$C$2];[$przecinki.$C$2])" office:value-type="string" office:string-value="  &quot;bz.&quot;    [&quot;XZP&quot;,   &quot;bz&quot;,       " calcext:value-type="string">
            <text:p><text:s text:c="2"/>"bz." <text:s text:c="3"/>["XZP", <text:s text:c="2"/>"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]);[$przecinki.$A$2];[$przecinki.$C$5];[$przecinki.$D$2])" office:value-type="string" office:string-value="&quot;lewe BZ&quot;]," calcext:value-type="string">
            <text:p>"lewe BZ"],</text:p>
          </table:table-cell>
          <table:table-cell table:style-name="ce46" table:formula="of:=CONCATENATE([.L15];[.M15];[.N15])" office:value-type="string" office:string-value="  &quot;bz.&quot;    [&quot;XZP&quot;,   &quot;bz&quot;,       &quot;&quot;, &quot;ONSET&quot;, &quot;lewe BZ&quot;]," calcext:value-type="string">
            <text:p><text:s text:c="2"/>"bz." <text:s text:c="3"/>["XZP", <text:s text:c="2"/>"bz", <text:s text:c="6"/>"", "ONSET", "lewe BZ"]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formula="of:=CONCATENATE([$przecinki.$A$2];[.E16];[$przecinki.$A$2];)" office:value-type="string" office:string-value="&quot;XZPJ&quot;" calcext:value-type="string">
            <text:p>"XZPJ"</text:p>
          </table:table-cell>
          <table:table-cell table:formula="of:=CONCATENATE([$przecinki.$A$2];[.A16];[$przecinki.$A$2])" office:value-type="string" office:string-value="&quot;bzi&quot;" calcext:value-type="string">
            <text:p>"bzi"</text:p>
          </table:table-cell>
          <table:table-cell table:formula="of:=CONCATENATE([.G16];[$przecinki.$B$2];[.F16];)" office:value-type="string" office:string-value="&quot;bzi&quot;:&quot;XZPJ&quot;" calcext:value-type="string">
            <text:p>"bzi":"XZPJ"</text:p>
          </table:table-cell>
          <table:table-cell/>
          <table:table-cell table:style-name="ce42" table:formula="of:=CONCATENATE([$przecinki.$A$2];[.A16];[$przecinki.$A$5];[$przecinki.$A$2])" office:value-type="string" office:string-value="&quot;bzi.&quot;" calcext:value-type="string">
            <text:p>"bzi."</text:p>
          </table:table-cell>
          <table:table-cell table:style-name="ce42" table:formula="of:=UPPER([.G16])" office:value-type="string" office:string-value="&quot;BZI&quot;" calcext:value-type="string">
            <text:p>"BZI"</text:p>
          </table:table-cell>
          <table:table-cell table:style-name="ce42" table:formula="of:=CONCATENATE([$przecinki.$C$2];[$przecinki.$C$2];[.J16];[$przecinki.$C$2];[$przecinki.$C$2];[$przecinki.$C$2];[$przecinki.$C$2];[$przecinki.$B$5];[.F16];[$przecinki.$D$2];[$przecinki.$C$2];[$przecinki.$C$2];[$przecinki.$C$2];[.G16];[$przecinki.$D$2];[$przecinki.$C$2];[$przecinki.$C$2];[$przecinki.$C$2];[$przecinki.$C$2];[$przecinki.$C$2];[$przecinki.$C$2];[$przecinki.$C$2])" office:value-type="string" office:string-value="  &quot;bzi.&quot;    [&quot;XZPJ&quot;,   &quot;bzi&quot;,       " calcext:value-type="string">
            <text:p><text:s text:c="2"/>"bzi." <text:s text:c="3"/>["XZPJ", <text:s text:c="2"/>"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]);[$przecinki.$A$2];[$przecinki.$C$5];[$przecinki.$D$2])" office:value-type="string" office:string-value="&quot;lewe BZI&quot;]," calcext:value-type="string">
            <text:p>"lewe BZI"],</text:p>
          </table:table-cell>
          <table:table-cell table:style-name="ce46" table:formula="of:=CONCATENATE([.L16];[.M16];[.N16])" office:value-type="string" office:string-value="  &quot;bzi.&quot;    [&quot;XZPJ&quot;,   &quot;bzi&quot;,       &quot;&quot;, &quot;ONSET&quot;, &quot;lewe BZI&quot;]," calcext:value-type="string">
            <text:p><text:s text:c="2"/>"bzi." <text:s text:c="3"/>["XZPJ", <text:s text:c="2"/>"bzi", <text:s text:c="6"/>"", "ONSET", "lewe BZI"]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formula="of:=CONCATENATE([$przecinki.$A$2];[.E17];[$przecinki.$A$2];)" office:value-type="string" office:string-value="&quot;XZTP&quot;" calcext:value-type="string">
            <text:p>"XZTP"</text:p>
          </table:table-cell>
          <table:table-cell table:formula="of:=CONCATENATE([$przecinki.$A$2];[.A17];[$przecinki.$A$2])" office:value-type="string" office:string-value="&quot;bzd&quot;" calcext:value-type="string">
            <text:p>"bzd"</text:p>
          </table:table-cell>
          <table:table-cell table:formula="of:=CONCATENATE([.G17];[$przecinki.$B$2];[.F17];)" office:value-type="string" office:string-value="&quot;bzd&quot;:&quot;XZTP&quot;" calcext:value-type="string">
            <text:p>"bzd":"XZTP"</text:p>
          </table:table-cell>
          <table:table-cell/>
          <table:table-cell table:style-name="ce42" table:formula="of:=CONCATENATE([$przecinki.$A$2];[.A17];[$przecinki.$A$5];[$przecinki.$A$2])" office:value-type="string" office:string-value="&quot;bzd.&quot;" calcext:value-type="string">
            <text:p>"bzd."</text:p>
          </table:table-cell>
          <table:table-cell table:style-name="ce42" table:formula="of:=UPPER([.G17])" office:value-type="string" office:string-value="&quot;BZD&quot;" calcext:value-type="string">
            <text:p>"BZD"</text:p>
          </table:table-cell>
          <table:table-cell table:style-name="ce42" table:formula="of:=CONCATENATE([$przecinki.$C$2];[$przecinki.$C$2];[.J17];[$przecinki.$C$2];[$przecinki.$C$2];[$przecinki.$C$2];[$przecinki.$C$2];[$przecinki.$B$5];[.F17];[$przecinki.$D$2];[$przecinki.$C$2];[$przecinki.$C$2];[$przecinki.$C$2];[.G17];[$przecinki.$D$2];[$przecinki.$C$2];[$przecinki.$C$2];[$przecinki.$C$2];[$przecinki.$C$2];[$przecinki.$C$2];[$przecinki.$C$2];[$przecinki.$C$2])" office:value-type="string" office:string-value="  &quot;bzd.&quot;    [&quot;XZTP&quot;,   &quot;bzd&quot;,       " calcext:value-type="string">
            <text:p><text:s text:c="2"/>"bzd." <text:s text:c="3"/>["XZTP", <text:s text:c="2"/>"b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]);[$przecinki.$A$2];[$przecinki.$C$5];[$przecinki.$D$2])" office:value-type="string" office:string-value="&quot;lewe BZD&quot;]," calcext:value-type="string">
            <text:p>"lewe BZD"],</text:p>
          </table:table-cell>
          <table:table-cell table:style-name="ce46" table:formula="of:=CONCATENATE([.L17];[.M17];[.N17])" office:value-type="string" office:string-value="  &quot;bzd.&quot;    [&quot;XZTP&quot;,   &quot;bzd&quot;,       &quot;&quot;, &quot;ONSET&quot;, &quot;lewe BZD&quot;]," calcext:value-type="string">
            <text:p><text:s text:c="2"/>"bzd." <text:s text:c="3"/>["XZTP", <text:s text:c="2"/>"bzd", <text:s text:c="6"/>"", "ONSET", "lewe BZD"]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formula="of:=CONCATENATE([$przecinki.$A$2];[.E18];[$przecinki.$A$2];)" office:value-type="string" office:string-value="&quot;XZTPR&quot;" calcext:value-type="string">
            <text:p>"XZTPR"</text:p>
          </table:table-cell>
          <table:table-cell table:formula="of:=CONCATENATE([$przecinki.$A$2];[.A18];[$przecinki.$A$2])" office:value-type="string" office:string-value="&quot;bzdr&quot;" calcext:value-type="string">
            <text:p>"bzdr"</text:p>
          </table:table-cell>
          <table:table-cell table:formula="of:=CONCATENATE([.G18];[$przecinki.$B$2];[.F18];)" office:value-type="string" office:string-value="&quot;bzdr&quot;:&quot;XZTPR&quot;" calcext:value-type="string">
            <text:p>"bzdr":"XZTPR"</text:p>
          </table:table-cell>
          <table:table-cell/>
          <table:table-cell table:style-name="ce42" table:formula="of:=CONCATENATE([$przecinki.$A$2];[.A18];[$przecinki.$A$5];[$przecinki.$A$2])" office:value-type="string" office:string-value="&quot;bzdr.&quot;" calcext:value-type="string">
            <text:p>"bzdr."</text:p>
          </table:table-cell>
          <table:table-cell table:style-name="ce42" table:formula="of:=UPPER([.G18])" office:value-type="string" office:string-value="&quot;BZDR&quot;" calcext:value-type="string">
            <text:p>"BZDR"</text:p>
          </table:table-cell>
          <table:table-cell table:style-name="ce42" table:formula="of:=CONCATENATE([$przecinki.$C$2];[$przecinki.$C$2];[.J18];[$przecinki.$C$2];[$przecinki.$C$2];[$przecinki.$C$2];[$przecinki.$C$2];[$przecinki.$B$5];[.F18];[$przecinki.$D$2];[$przecinki.$C$2];[$przecinki.$C$2];[$przecinki.$C$2];[.G18];[$przecinki.$D$2];[$przecinki.$C$2];[$przecinki.$C$2];[$przecinki.$C$2];[$przecinki.$C$2];[$przecinki.$C$2];[$przecinki.$C$2];[$przecinki.$C$2])" office:value-type="string" office:string-value="  &quot;bzdr.&quot;    [&quot;XZTPR&quot;,   &quot;bzdr&quot;,       " calcext:value-type="string">
            <text:p><text:s text:c="2"/>"bzdr." <text:s text:c="3"/>["XZTPR", <text:s text:c="2"/>"b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]);[$przecinki.$A$2];[$przecinki.$C$5];[$przecinki.$D$2])" office:value-type="string" office:string-value="&quot;lewe BZDR&quot;]," calcext:value-type="string">
            <text:p>"lewe BZDR"],</text:p>
          </table:table-cell>
          <table:table-cell table:style-name="ce46" table:formula="of:=CONCATENATE([.L18];[.M18];[.N18])" office:value-type="string" office:string-value="  &quot;bzdr.&quot;    [&quot;XZTPR&quot;,   &quot;bzdr&quot;,       &quot;&quot;, &quot;ONSET&quot;, &quot;lewe BZDR&quot;]," calcext:value-type="string">
            <text:p><text:s text:c="2"/>"bzdr." <text:s text:c="3"/>["XZTPR", <text:s text:c="2"/>"bzdr", <text:s text:c="6"/>"", "ONSET", "lewe BZDR"]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formula="of:=CONCATENATE([$przecinki.$A$2];[.E19];[$przecinki.$A$2];)" office:value-type="string" office:string-value="&quot;XZTP&quot;" calcext:value-type="string">
            <text:p>"XZTP"</text:p>
          </table:table-cell>
          <table:table-cell table:formula="of:=CONCATENATE([$przecinki.$A$2];[.A19];[$przecinki.$A$2])" office:value-type="string" office:string-value="&quot;bźdz&quot;" calcext:value-type="string">
            <text:p>"bźdz"</text:p>
          </table:table-cell>
          <table:table-cell table:formula="of:=CONCATENATE([.G19];[$przecinki.$B$2];[.F19];)" office:value-type="string" office:string-value="&quot;bźdz&quot;:&quot;XZTP&quot;" calcext:value-type="string">
            <text:p>"bźdz":"XZTP"</text:p>
          </table:table-cell>
          <table:table-cell/>
          <table:table-cell table:style-name="ce42" table:formula="of:=CONCATENATE([$przecinki.$A$2];[.A19];[$przecinki.$A$5];[$przecinki.$A$2])" office:value-type="string" office:string-value="&quot;bźdz.&quot;" calcext:value-type="string">
            <text:p>"bźdz."</text:p>
          </table:table-cell>
          <table:table-cell table:style-name="ce42" table:formula="of:=UPPER([.G19])" office:value-type="string" office:string-value="&quot;BŹDZ&quot;" calcext:value-type="string">
            <text:p>"BŹDZ"</text:p>
          </table:table-cell>
          <table:table-cell table:style-name="ce42" table:formula="of:=CONCATENATE([$przecinki.$C$2];[$przecinki.$C$2];[.J19];[$przecinki.$C$2];[$przecinki.$C$2];[$przecinki.$C$2];[$przecinki.$C$2];[$przecinki.$B$5];[.F19];[$przecinki.$D$2];[$przecinki.$C$2];[$przecinki.$C$2];[$przecinki.$C$2];[.G19];[$przecinki.$D$2];[$przecinki.$C$2];[$przecinki.$C$2];[$przecinki.$C$2];[$przecinki.$C$2];[$przecinki.$C$2];[$przecinki.$C$2];[$przecinki.$C$2])" office:value-type="string" office:string-value="  &quot;bźdz.&quot;    [&quot;XZTP&quot;,   &quot;bźdz&quot;,       " calcext:value-type="string">
            <text:p><text:s text:c="2"/>"bźdz." <text:s text:c="3"/>["XZTP", <text:s text:c="2"/>"bź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]);[$przecinki.$A$2];[$przecinki.$C$5];[$przecinki.$D$2])" office:value-type="string" office:string-value="&quot;lewe BŹDZ&quot;]," calcext:value-type="string">
            <text:p>"lewe BŹDZ"],</text:p>
          </table:table-cell>
          <table:table-cell table:style-name="ce46" table:formula="of:=CONCATENATE([.L19];[.M19];[.N19])" office:value-type="string" office:string-value="  &quot;bźdz.&quot;    [&quot;XZTP&quot;,   &quot;bźdz&quot;,       &quot;&quot;, &quot;ONSET&quot;, &quot;lewe BŹDZ&quot;]," calcext:value-type="string">
            <text:p><text:s text:c="2"/>"bźdz." <text:s text:c="3"/>["XZTP", <text:s text:c="2"/>"bźdz", <text:s text:c="6"/>"", "ONSET", "lewe BŹDZ"]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formula="of:=CONCATENATE([$przecinki.$A$2];[.E20];[$przecinki.$A$2];)" office:value-type="string" office:string-value="&quot;XZTPV&quot;" calcext:value-type="string">
            <text:p>"XZTPV"</text:p>
          </table:table-cell>
          <table:table-cell table:formula="of:=CONCATENATE([$przecinki.$A$2];[.A20];[$przecinki.$A$2])" office:value-type="string" office:string-value="&quot;bżdż&quot;" calcext:value-type="string">
            <text:p>"bżdż"</text:p>
          </table:table-cell>
          <table:table-cell table:formula="of:=CONCATENATE([.G20];[$przecinki.$B$2];[.F20];)" office:value-type="string" office:string-value="&quot;bżdż&quot;:&quot;XZTPV&quot;" calcext:value-type="string">
            <text:p>"bżdż":"XZTPV"</text:p>
          </table:table-cell>
          <table:table-cell/>
          <table:table-cell table:style-name="ce42" table:formula="of:=CONCATENATE([$przecinki.$A$2];[.A20];[$przecinki.$A$5];[$przecinki.$A$2])" office:value-type="string" office:string-value="&quot;bżdż.&quot;" calcext:value-type="string">
            <text:p>"bżdż."</text:p>
          </table:table-cell>
          <table:table-cell table:style-name="ce42" table:formula="of:=UPPER([.G20])" office:value-type="string" office:string-value="&quot;BŻDŻ&quot;" calcext:value-type="string">
            <text:p>"BŻDŻ"</text:p>
          </table:table-cell>
          <table:table-cell table:style-name="ce42" table:formula="of:=CONCATENATE([$przecinki.$C$2];[$przecinki.$C$2];[.J20];[$przecinki.$C$2];[$przecinki.$C$2];[$przecinki.$C$2];[$przecinki.$C$2];[$przecinki.$B$5];[.F20];[$przecinki.$D$2];[$przecinki.$C$2];[$przecinki.$C$2];[$przecinki.$C$2];[.G20];[$przecinki.$D$2];[$przecinki.$C$2];[$przecinki.$C$2];[$przecinki.$C$2];[$przecinki.$C$2];[$przecinki.$C$2];[$przecinki.$C$2];[$przecinki.$C$2])" office:value-type="string" office:string-value="  &quot;bżdż.&quot;    [&quot;XZTPV&quot;,   &quot;bżdż&quot;,       " calcext:value-type="string">
            <text:p><text:s text:c="2"/>"bżdż." <text:s text:c="3"/>["XZTPV", <text:s text:c="2"/>"b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]);[$przecinki.$A$2];[$przecinki.$C$5];[$przecinki.$D$2])" office:value-type="string" office:string-value="&quot;lewe BŻDŻ&quot;]," calcext:value-type="string">
            <text:p>"lewe BŻDŻ"],</text:p>
          </table:table-cell>
          <table:table-cell table:style-name="ce46" table:formula="of:=CONCATENATE([.L20];[.M20];[.N20])" office:value-type="string" office:string-value="  &quot;bżdż.&quot;    [&quot;XZTPV&quot;,   &quot;bżdż&quot;,       &quot;&quot;, &quot;ONSET&quot;, &quot;lewe BŻDŻ&quot;]," calcext:value-type="string">
            <text:p><text:s text:c="2"/>"bżdż." <text:s text:c="3"/>["XZTPV", <text:s text:c="2"/>"bżdż", <text:s text:c="6"/>"", "ONSET", "lewe BŻDŻ"]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formula="of:=CONCATENATE([$przecinki.$A$2];[.E21];[$przecinki.$A$2];)" office:value-type="string" office:string-value="&quot;ZT&quot;" calcext:value-type="string">
            <text:p>"ZT"</text:p>
          </table:table-cell>
          <table:table-cell table:formula="of:=CONCATENATE([$przecinki.$A$2];[.A21];[$przecinki.$A$2])" office:value-type="string" office:string-value="&quot;c&quot;" calcext:value-type="string">
            <text:p>"c"</text:p>
          </table:table-cell>
          <table:table-cell table:formula="of:=CONCATENATE([.G21];[$przecinki.$B$2];[.F21];)" office:value-type="string" office:string-value="&quot;c&quot;:&quot;ZT&quot;" calcext:value-type="string">
            <text:p>"c":"ZT"</text:p>
          </table:table-cell>
          <table:table-cell/>
          <table:table-cell table:style-name="ce42" table:formula="of:=CONCATENATE([$przecinki.$A$2];[.A21];[$przecinki.$A$5];[$przecinki.$A$2])" office:value-type="string" office:string-value="&quot;c.&quot;" calcext:value-type="string">
            <text:p>"c."</text:p>
          </table:table-cell>
          <table:table-cell table:style-name="ce42" table:formula="of:=UPPER([.G21])" office:value-type="string" office:string-value="&quot;C&quot;" calcext:value-type="string">
            <text:p>"C"</text:p>
          </table:table-cell>
          <table:table-cell table:style-name="ce42" table:formula="of:=CONCATENATE([$przecinki.$C$2];[$przecinki.$C$2];[.J21];[$przecinki.$C$2];[$przecinki.$C$2];[$przecinki.$C$2];[$przecinki.$C$2];[$przecinki.$B$5];[.F21];[$przecinki.$D$2];[$przecinki.$C$2];[$przecinki.$C$2];[$przecinki.$C$2];[.G21];[$przecinki.$D$2];[$przecinki.$C$2];[$przecinki.$C$2];[$przecinki.$C$2];[$przecinki.$C$2];[$przecinki.$C$2];[$przecinki.$C$2];[$przecinki.$C$2])" office:value-type="string" office:string-value="  &quot;c.&quot;    [&quot;ZT&quot;,   &quot;c&quot;,       " calcext:value-type="string">
            <text:p><text:s text:c="2"/>"c." <text:s text:c="3"/>["ZT", <text:s text:c="2"/>"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]);[$przecinki.$A$2];[$przecinki.$C$5];[$przecinki.$D$2])" office:value-type="string" office:string-value="&quot;lewe C&quot;]," calcext:value-type="string">
            <text:p>"lewe C"],</text:p>
          </table:table-cell>
          <table:table-cell table:style-name="ce46" table:formula="of:=CONCATENATE([.L21];[.M21];[.N21])" office:value-type="string" office:string-value="  &quot;c.&quot;    [&quot;ZT&quot;,   &quot;c&quot;,       &quot;&quot;, &quot;ONSET&quot;, &quot;lewe C&quot;]," calcext:value-type="string">
            <text:p><text:s text:c="2"/>"c." <text:s text:c="3"/>["ZT", <text:s text:c="2"/>"c", <text:s text:c="6"/>"", "ONSET", "lewe C"]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J" calcext:value-type="string">
            <text:p>ZTJ</text:p>
          </table:table-cell>
          <table:table-cell table:formula="of:=[$'naglosy-edycja'.E23]" office:value-type="string" office:string-value="ZTI" calcext:value-type="string">
            <text:p>ZTI</text:p>
          </table:table-cell>
          <table:table-cell table:formula="of:=IF([.B22]=0;[.C22];[.B22])" office:value-type="string" office:string-value="ZTJ" calcext:value-type="string">
            <text:p>ZTJ</text:p>
          </table:table-cell>
          <table:table-cell table:formula="of:=CONCATENATE([$przecinki.$A$2];[.E22];[$przecinki.$A$2];)" office:value-type="string" office:string-value="&quot;ZTJ&quot;" calcext:value-type="string">
            <text:p>"ZTJ"</text:p>
          </table:table-cell>
          <table:table-cell table:formula="of:=CONCATENATE([$przecinki.$A$2];[.A22];[$przecinki.$A$2])" office:value-type="string" office:string-value="&quot;ci&quot;" calcext:value-type="string">
            <text:p>"ci"</text:p>
          </table:table-cell>
          <table:table-cell table:formula="of:=CONCATENATE([.G22];[$przecinki.$B$2];[.F22];)" office:value-type="string" office:string-value="&quot;ci&quot;:&quot;ZTJ&quot;" calcext:value-type="string">
            <text:p>"ci":"ZTJ"</text:p>
          </table:table-cell>
          <table:table-cell/>
          <table:table-cell table:style-name="ce42" table:formula="of:=CONCATENATE([$przecinki.$A$2];[.A22];[$przecinki.$A$5];[$przecinki.$A$2])" office:value-type="string" office:string-value="&quot;ci.&quot;" calcext:value-type="string">
            <text:p>"ci."</text:p>
          </table:table-cell>
          <table:table-cell table:style-name="ce42" table:formula="of:=UPPER([.G22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22];[$przecinki.$C$2];[$przecinki.$C$2];[$przecinki.$C$2];[$przecinki.$C$2];[$przecinki.$B$5];[.F22];[$przecinki.$D$2];[$przecinki.$C$2];[$przecinki.$C$2];[$przecinki.$C$2];[.G22];[$przecinki.$D$2];[$przecinki.$C$2];[$przecinki.$C$2];[$przecinki.$C$2];[$przecinki.$C$2];[$przecinki.$C$2];[$przecinki.$C$2];[$przecinki.$C$2])" office:value-type="string" office:string-value="  &quot;ci.&quot;    [&quot;ZTJ&quot;,   &quot;ci&quot;,       " calcext:value-type="string">
            <text:p><text:s text:c="2"/>"ci." <text:s text:c="3"/>["ZTJ", <text:s text:c="2"/>"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]);[$przecinki.$A$2];[$przecinki.$C$5];[$przecinki.$D$2])" office:value-type="string" office:string-value="&quot;lewe CI&quot;]," calcext:value-type="string">
            <text:p>"lewe CI"],</text:p>
          </table:table-cell>
          <table:table-cell table:style-name="ce46" table:formula="of:=CONCATENATE([.L22];[.M22];[.N22])" office:value-type="string" office:string-value="  &quot;ci.&quot;    [&quot;ZTJ&quot;,   &quot;ci&quot;,       &quot;&quot;, &quot;ONSET&quot;, &quot;lewe CI&quot;]," calcext:value-type="string">
            <text:p><text:s text:c="2"/>"ci." <text:s text:c="3"/>["ZTJ", <text:s text:c="2"/>"ci", <text:s text:c="6"/>"", "ONSET", "lewe CI"]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formula="of:=CONCATENATE([$przecinki.$A$2];[.E23];[$przecinki.$A$2];)" office:value-type="string" office:string-value="&quot;ZTJ&quot;" calcext:value-type="string">
            <text:p>"ZTJ"</text:p>
          </table:table-cell>
          <table:table-cell table:formula="of:=CONCATENATE([$przecinki.$A$2];[.A23];[$przecinki.$A$2])" office:value-type="string" office:string-value="&quot;cj&quot;" calcext:value-type="string">
            <text:p>"cj"</text:p>
          </table:table-cell>
          <table:table-cell table:formula="of:=CONCATENATE([.G23];[$przecinki.$B$2];[.F23];)" office:value-type="string" office:string-value="&quot;cj&quot;:&quot;ZTJ&quot;" calcext:value-type="string">
            <text:p>"cj":"ZTJ"</text:p>
          </table:table-cell>
          <table:table-cell/>
          <table:table-cell table:style-name="ce42" table:formula="of:=CONCATENATE([$przecinki.$A$2];[.A23];[$przecinki.$A$5];[$przecinki.$A$2])" office:value-type="string" office:string-value="&quot;cj.&quot;" calcext:value-type="string">
            <text:p>"cj."</text:p>
          </table:table-cell>
          <table:table-cell table:style-name="ce42" table:formula="of:=UPPER([.G23])" office:value-type="string" office:string-value="&quot;CJ&quot;" calcext:value-type="string">
            <text:p>"CJ"</text:p>
          </table:table-cell>
          <table:table-cell table:style-name="ce42" table:formula="of:=CONCATENATE([$przecinki.$C$2];[$przecinki.$C$2];[.J23];[$przecinki.$C$2];[$przecinki.$C$2];[$przecinki.$C$2];[$przecinki.$C$2];[$przecinki.$B$5];[.F23];[$przecinki.$D$2];[$przecinki.$C$2];[$przecinki.$C$2];[$przecinki.$C$2];[.G23];[$przecinki.$D$2];[$przecinki.$C$2];[$przecinki.$C$2];[$przecinki.$C$2];[$przecinki.$C$2];[$przecinki.$C$2];[$przecinki.$C$2];[$przecinki.$C$2])" office:value-type="string" office:string-value="  &quot;cj.&quot;    [&quot;ZTJ&quot;,   &quot;cj&quot;,       " calcext:value-type="string">
            <text:p><text:s text:c="2"/>"cj." <text:s text:c="3"/>["ZTJ", <text:s text:c="2"/>"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]);[$przecinki.$A$2];[$przecinki.$C$5];[$przecinki.$D$2])" office:value-type="string" office:string-value="&quot;lewe CJ&quot;]," calcext:value-type="string">
            <text:p>"lewe CJ"],</text:p>
          </table:table-cell>
          <table:table-cell table:style-name="ce46" table:formula="of:=CONCATENATE([.L23];[.M23];[.N23])" office:value-type="string" office:string-value="  &quot;cj.&quot;    [&quot;ZTJ&quot;,   &quot;cj&quot;,       &quot;&quot;, &quot;ONSET&quot;, &quot;lewe CJ&quot;]," calcext:value-type="string">
            <text:p><text:s text:c="2"/>"cj." <text:s text:c="3"/>["ZTJ", <text:s text:c="2"/>"cj", <text:s text:c="6"/>"", "ONSET", "lewe CJ"]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formula="of:=CONCATENATE([$przecinki.$A$2];[.E24];[$przecinki.$A$2];)" office:value-type="string" office:string-value="&quot;ZKTL&quot;" calcext:value-type="string">
            <text:p>"ZKTL"</text:p>
          </table:table-cell>
          <table:table-cell table:formula="of:=CONCATENATE([$przecinki.$A$2];[.A24];[$przecinki.$A$2])" office:value-type="string" office:string-value="&quot;ckl&quot;" calcext:value-type="string">
            <text:p>"ckl"</text:p>
          </table:table-cell>
          <table:table-cell table:formula="of:=CONCATENATE([.G24];[$przecinki.$B$2];[.F24];)" office:value-type="string" office:string-value="&quot;ckl&quot;:&quot;ZKTL&quot;" calcext:value-type="string">
            <text:p>"ckl":"ZKTL"</text:p>
          </table:table-cell>
          <table:table-cell/>
          <table:table-cell table:style-name="ce42" table:formula="of:=CONCATENATE([$przecinki.$A$2];[.A24];[$przecinki.$A$5];[$przecinki.$A$2])" office:value-type="string" office:string-value="&quot;ckl.&quot;" calcext:value-type="string">
            <text:p>"ckl."</text:p>
          </table:table-cell>
          <table:table-cell table:style-name="ce42" table:formula="of:=UPPER([.G24])" office:value-type="string" office:string-value="&quot;CKL&quot;" calcext:value-type="string">
            <text:p>"CKL"</text:p>
          </table:table-cell>
          <table:table-cell table:style-name="ce42" table:formula="of:=CONCATENATE([$przecinki.$C$2];[$przecinki.$C$2];[.J24];[$przecinki.$C$2];[$przecinki.$C$2];[$przecinki.$C$2];[$przecinki.$C$2];[$przecinki.$B$5];[.F24];[$przecinki.$D$2];[$przecinki.$C$2];[$przecinki.$C$2];[$przecinki.$C$2];[.G24];[$przecinki.$D$2];[$przecinki.$C$2];[$przecinki.$C$2];[$przecinki.$C$2];[$przecinki.$C$2];[$przecinki.$C$2];[$przecinki.$C$2];[$przecinki.$C$2])" office:value-type="string" office:string-value="  &quot;ckl.&quot;    [&quot;ZKTL&quot;,   &quot;ckl&quot;,       " calcext:value-type="string">
            <text:p><text:s text:c="2"/>"ckl." <text:s text:c="3"/>["ZKTL", <text:s text:c="2"/>"c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]);[$przecinki.$A$2];[$przecinki.$C$5];[$przecinki.$D$2])" office:value-type="string" office:string-value="&quot;lewe CKL&quot;]," calcext:value-type="string">
            <text:p>"lewe CKL"],</text:p>
          </table:table-cell>
          <table:table-cell table:style-name="ce46" table:formula="of:=CONCATENATE([.L24];[.M24];[.N24])" office:value-type="string" office:string-value="  &quot;ckl.&quot;    [&quot;ZKTL&quot;,   &quot;ckl&quot;,       &quot;&quot;, &quot;ONSET&quot;, &quot;lewe CKL&quot;]," calcext:value-type="string">
            <text:p><text:s text:c="2"/>"ckl." <text:s text:c="3"/>["ZKTL", <text:s text:c="2"/>"ckl", <text:s text:c="6"/>"", "ONSET", "lewe CKL"]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formula="of:=CONCATENATE([$przecinki.$A$2];[.E25];[$przecinki.$A$2];)" office:value-type="string" office:string-value="&quot;ZKTLR&quot;" calcext:value-type="string">
            <text:p>"ZKTLR"</text:p>
          </table:table-cell>
          <table:table-cell table:formula="of:=CONCATENATE([$przecinki.$A$2];[.A25];[$przecinki.$A$2])" office:value-type="string" office:string-value="&quot;ckn&quot;" calcext:value-type="string">
            <text:p>"ckn"</text:p>
          </table:table-cell>
          <table:table-cell table:formula="of:=CONCATENATE([.G25];[$przecinki.$B$2];[.F25];)" office:value-type="string" office:string-value="&quot;ckn&quot;:&quot;ZKTLR&quot;" calcext:value-type="string">
            <text:p>"ckn":"ZKTLR"</text:p>
          </table:table-cell>
          <table:table-cell/>
          <table:table-cell table:style-name="ce42" table:formula="of:=CONCATENATE([$przecinki.$A$2];[.A25];[$przecinki.$A$5];[$przecinki.$A$2])" office:value-type="string" office:string-value="&quot;ckn.&quot;" calcext:value-type="string">
            <text:p>"ckn."</text:p>
          </table:table-cell>
          <table:table-cell table:style-name="ce42" table:formula="of:=UPPER([.G25])" office:value-type="string" office:string-value="&quot;CKN&quot;" calcext:value-type="string">
            <text:p>"CKN"</text:p>
          </table:table-cell>
          <table:table-cell table:style-name="ce42" table:formula="of:=CONCATENATE([$przecinki.$C$2];[$przecinki.$C$2];[.J25];[$przecinki.$C$2];[$przecinki.$C$2];[$przecinki.$C$2];[$przecinki.$C$2];[$przecinki.$B$5];[.F25];[$przecinki.$D$2];[$przecinki.$C$2];[$przecinki.$C$2];[$przecinki.$C$2];[.G25];[$przecinki.$D$2];[$przecinki.$C$2];[$przecinki.$C$2];[$przecinki.$C$2];[$przecinki.$C$2];[$przecinki.$C$2];[$przecinki.$C$2];[$przecinki.$C$2])" office:value-type="string" office:string-value="  &quot;ckn.&quot;    [&quot;ZKTLR&quot;,   &quot;ckn&quot;,       " calcext:value-type="string">
            <text:p><text:s text:c="2"/>"ckn." <text:s text:c="3"/>["ZKTLR", <text:s text:c="2"/>"c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]);[$przecinki.$A$2];[$przecinki.$C$5];[$przecinki.$D$2])" office:value-type="string" office:string-value="&quot;lewe CKN&quot;]," calcext:value-type="string">
            <text:p>"lewe CKN"],</text:p>
          </table:table-cell>
          <table:table-cell table:style-name="ce46" table:formula="of:=CONCATENATE([.L25];[.M25];[.N25])" office:value-type="string" office:string-value="  &quot;ckn.&quot;    [&quot;ZKTLR&quot;,   &quot;ckn&quot;,       &quot;&quot;, &quot;ONSET&quot;, &quot;lewe CKN&quot;]," calcext:value-type="string">
            <text:p><text:s text:c="2"/>"ckn." <text:s text:c="3"/>["ZKTLR", <text:s text:c="2"/>"ckn", <text:s text:c="6"/>"", "ONSET", "lewe CKN"]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formula="of:=CONCATENATE([$przecinki.$A$2];[.E26];[$przecinki.$A$2];)" office:value-type="string" office:string-value="&quot;ZTL&quot;" calcext:value-type="string">
            <text:p>"ZTL"</text:p>
          </table:table-cell>
          <table:table-cell table:formula="of:=CONCATENATE([$przecinki.$A$2];[.A26];[$przecinki.$A$2])" office:value-type="string" office:string-value="&quot;cl&quot;" calcext:value-type="string">
            <text:p>"cl"</text:p>
          </table:table-cell>
          <table:table-cell table:formula="of:=CONCATENATE([.G26];[$przecinki.$B$2];[.F26];)" office:value-type="string" office:string-value="&quot;cl&quot;:&quot;ZTL&quot;" calcext:value-type="string">
            <text:p>"cl":"ZTL"</text:p>
          </table:table-cell>
          <table:table-cell/>
          <table:table-cell table:style-name="ce42" table:formula="of:=CONCATENATE([$przecinki.$A$2];[.A26];[$przecinki.$A$5];[$przecinki.$A$2])" office:value-type="string" office:string-value="&quot;cl.&quot;" calcext:value-type="string">
            <text:p>"cl."</text:p>
          </table:table-cell>
          <table:table-cell table:style-name="ce42" table:formula="of:=UPPER([.G26])" office:value-type="string" office:string-value="&quot;CL&quot;" calcext:value-type="string">
            <text:p>"CL"</text:p>
          </table:table-cell>
          <table:table-cell table:style-name="ce42" table:formula="of:=CONCATENATE([$przecinki.$C$2];[$przecinki.$C$2];[.J26];[$przecinki.$C$2];[$przecinki.$C$2];[$przecinki.$C$2];[$przecinki.$C$2];[$przecinki.$B$5];[.F26];[$przecinki.$D$2];[$przecinki.$C$2];[$przecinki.$C$2];[$przecinki.$C$2];[.G26];[$przecinki.$D$2];[$przecinki.$C$2];[$przecinki.$C$2];[$przecinki.$C$2];[$przecinki.$C$2];[$przecinki.$C$2];[$przecinki.$C$2];[$przecinki.$C$2])" office:value-type="string" office:string-value="  &quot;cl.&quot;    [&quot;ZTL&quot;,   &quot;cl&quot;,       " calcext:value-type="string">
            <text:p><text:s text:c="2"/>"cl." <text:s text:c="3"/>["ZTL", <text:s text:c="2"/>"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]);[$przecinki.$A$2];[$przecinki.$C$5];[$przecinki.$D$2])" office:value-type="string" office:string-value="&quot;lewe CL&quot;]," calcext:value-type="string">
            <text:p>"lewe CL"],</text:p>
          </table:table-cell>
          <table:table-cell table:style-name="ce46" table:formula="of:=CONCATENATE([.L26];[.M26];[.N26])" office:value-type="string" office:string-value="  &quot;cl.&quot;    [&quot;ZTL&quot;,   &quot;cl&quot;,       &quot;&quot;, &quot;ONSET&quot;, &quot;lewe CL&quot;]," calcext:value-type="string">
            <text:p><text:s text:c="2"/>"cl." <text:s text:c="3"/>["ZTL", <text:s text:c="2"/>"cl", <text:s text:c="6"/>"", "ONSET", "lewe CL"]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formula="of:=CONCATENATE([$przecinki.$A$2];[.E27];[$przecinki.$A$2];)" office:value-type="string" office:string-value="&quot;ZTLJ&quot;" calcext:value-type="string">
            <text:p>"ZTLJ"</text:p>
          </table:table-cell>
          <table:table-cell table:formula="of:=CONCATENATE([$przecinki.$A$2];[.A27];[$przecinki.$A$2])" office:value-type="string" office:string-value="&quot;cł&quot;" calcext:value-type="string">
            <text:p>"cł"</text:p>
          </table:table-cell>
          <table:table-cell table:formula="of:=CONCATENATE([.G27];[$przecinki.$B$2];[.F27];)" office:value-type="string" office:string-value="&quot;cł&quot;:&quot;ZTLJ&quot;" calcext:value-type="string">
            <text:p>"cł":"ZTLJ"</text:p>
          </table:table-cell>
          <table:table-cell/>
          <table:table-cell table:style-name="ce42" table:formula="of:=CONCATENATE([$przecinki.$A$2];[.A27];[$przecinki.$A$5];[$przecinki.$A$2])" office:value-type="string" office:string-value="&quot;cł.&quot;" calcext:value-type="string">
            <text:p>"cł."</text:p>
          </table:table-cell>
          <table:table-cell table:style-name="ce42" table:formula="of:=UPPER([.G27])" office:value-type="string" office:string-value="&quot;CŁ&quot;" calcext:value-type="string">
            <text:p>"CŁ"</text:p>
          </table:table-cell>
          <table:table-cell table:style-name="ce42" table:formula="of:=CONCATENATE([$przecinki.$C$2];[$przecinki.$C$2];[.J27];[$przecinki.$C$2];[$przecinki.$C$2];[$przecinki.$C$2];[$przecinki.$C$2];[$przecinki.$B$5];[.F27];[$przecinki.$D$2];[$przecinki.$C$2];[$przecinki.$C$2];[$przecinki.$C$2];[.G27];[$przecinki.$D$2];[$przecinki.$C$2];[$przecinki.$C$2];[$przecinki.$C$2];[$przecinki.$C$2];[$przecinki.$C$2];[$przecinki.$C$2];[$przecinki.$C$2])" office:value-type="string" office:string-value="  &quot;cł.&quot;    [&quot;ZTLJ&quot;,   &quot;cł&quot;,       " calcext:value-type="string">
            <text:p><text:s text:c="2"/>"cł." <text:s text:c="3"/>["ZTLJ", <text:s text:c="2"/>"c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]);[$przecinki.$A$2];[$przecinki.$C$5];[$przecinki.$D$2])" office:value-type="string" office:string-value="&quot;lewe CŁ&quot;]," calcext:value-type="string">
            <text:p>"lewe CŁ"],</text:p>
          </table:table-cell>
          <table:table-cell table:style-name="ce46" table:formula="of:=CONCATENATE([.L27];[.M27];[.N27])" office:value-type="string" office:string-value="  &quot;cł.&quot;    [&quot;ZTLJ&quot;,   &quot;cł&quot;,       &quot;&quot;, &quot;ONSET&quot;, &quot;lewe CŁ&quot;]," calcext:value-type="string">
            <text:p><text:s text:c="2"/>"cł." <text:s text:c="3"/>["ZTLJ", <text:s text:c="2"/>"cł", <text:s text:c="6"/>"", "ONSET", "lewe CŁ"]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formula="of:=CONCATENATE([$przecinki.$A$2];[.E28];[$przecinki.$A$2];)" office:value-type="string" office:string-value="&quot;ZTV&quot;" calcext:value-type="string">
            <text:p>"ZTV"</text:p>
          </table:table-cell>
          <table:table-cell table:formula="of:=CONCATENATE([$przecinki.$A$2];[.A28];[$przecinki.$A$2])" office:value-type="string" office:string-value="&quot;cm&quot;" calcext:value-type="string">
            <text:p>"cm"</text:p>
          </table:table-cell>
          <table:table-cell table:formula="of:=CONCATENATE([.G28];[$przecinki.$B$2];[.F28];)" office:value-type="string" office:string-value="&quot;cm&quot;:&quot;ZTV&quot;" calcext:value-type="string">
            <text:p>"cm":"ZTV"</text:p>
          </table:table-cell>
          <table:table-cell/>
          <table:table-cell table:style-name="ce42" table:formula="of:=CONCATENATE([$przecinki.$A$2];[.A28];[$przecinki.$A$5];[$przecinki.$A$2])" office:value-type="string" office:string-value="&quot;cm.&quot;" calcext:value-type="string">
            <text:p>"cm."</text:p>
          </table:table-cell>
          <table:table-cell table:style-name="ce42" table:formula="of:=UPPER([.G28])" office:value-type="string" office:string-value="&quot;CM&quot;" calcext:value-type="string">
            <text:p>"CM"</text:p>
          </table:table-cell>
          <table:table-cell table:style-name="ce42" table:formula="of:=CONCATENATE([$przecinki.$C$2];[$przecinki.$C$2];[.J28];[$przecinki.$C$2];[$przecinki.$C$2];[$przecinki.$C$2];[$przecinki.$C$2];[$przecinki.$B$5];[.F28];[$przecinki.$D$2];[$przecinki.$C$2];[$przecinki.$C$2];[$przecinki.$C$2];[.G28];[$przecinki.$D$2];[$przecinki.$C$2];[$przecinki.$C$2];[$przecinki.$C$2];[$przecinki.$C$2];[$przecinki.$C$2];[$przecinki.$C$2];[$przecinki.$C$2])" office:value-type="string" office:string-value="  &quot;cm.&quot;    [&quot;ZTV&quot;,   &quot;cm&quot;,       " calcext:value-type="string">
            <text:p><text:s text:c="2"/>"cm." <text:s text:c="3"/>["ZTV", <text:s text:c="2"/>"c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]);[$przecinki.$A$2];[$przecinki.$C$5];[$przecinki.$D$2])" office:value-type="string" office:string-value="&quot;lewe CM&quot;]," calcext:value-type="string">
            <text:p>"lewe CM"],</text:p>
          </table:table-cell>
          <table:table-cell table:style-name="ce46" table:formula="of:=CONCATENATE([.L28];[.M28];[.N28])" office:value-type="string" office:string-value="  &quot;cm.&quot;    [&quot;ZTV&quot;,   &quot;cm&quot;,       &quot;&quot;, &quot;ONSET&quot;, &quot;lewe CM&quot;]," calcext:value-type="string">
            <text:p><text:s text:c="2"/>"cm." <text:s text:c="3"/>["ZTV", <text:s text:c="2"/>"cm", <text:s text:c="6"/>"", "ONSET", "lewe CM"]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formula="of:=CONCATENATE([$przecinki.$A$2];[.E29];[$przecinki.$A$2];)" office:value-type="string" office:string-value="&quot;ZTLR&quot;" calcext:value-type="string">
            <text:p>"ZTLR"</text:p>
          </table:table-cell>
          <table:table-cell table:formula="of:=CONCATENATE([$przecinki.$A$2];[.A29];[$przecinki.$A$2])" office:value-type="string" office:string-value="&quot;cn&quot;" calcext:value-type="string">
            <text:p>"cn"</text:p>
          </table:table-cell>
          <table:table-cell table:formula="of:=CONCATENATE([.G29];[$przecinki.$B$2];[.F29];)" office:value-type="string" office:string-value="&quot;cn&quot;:&quot;ZTLR&quot;" calcext:value-type="string">
            <text:p>"cn":"ZTLR"</text:p>
          </table:table-cell>
          <table:table-cell/>
          <table:table-cell table:style-name="ce42" table:formula="of:=CONCATENATE([$przecinki.$A$2];[.A29];[$przecinki.$A$5];[$przecinki.$A$2])" office:value-type="string" office:string-value="&quot;cn.&quot;" calcext:value-type="string">
            <text:p>"cn."</text:p>
          </table:table-cell>
          <table:table-cell table:style-name="ce42" table:formula="of:=UPPER([.G29])" office:value-type="string" office:string-value="&quot;CN&quot;" calcext:value-type="string">
            <text:p>"CN"</text:p>
          </table:table-cell>
          <table:table-cell table:style-name="ce42" table:formula="of:=CONCATENATE([$przecinki.$C$2];[$przecinki.$C$2];[.J29];[$przecinki.$C$2];[$przecinki.$C$2];[$przecinki.$C$2];[$przecinki.$C$2];[$przecinki.$B$5];[.F29];[$przecinki.$D$2];[$przecinki.$C$2];[$przecinki.$C$2];[$przecinki.$C$2];[.G29];[$przecinki.$D$2];[$przecinki.$C$2];[$przecinki.$C$2];[$przecinki.$C$2];[$przecinki.$C$2];[$przecinki.$C$2];[$przecinki.$C$2];[$przecinki.$C$2])" office:value-type="string" office:string-value="  &quot;cn.&quot;    [&quot;ZTLR&quot;,   &quot;cn&quot;,       " calcext:value-type="string">
            <text:p><text:s text:c="2"/>"cn." <text:s text:c="3"/>["ZTLR", <text:s text:c="2"/>"c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]);[$przecinki.$A$2];[$przecinki.$C$5];[$przecinki.$D$2])" office:value-type="string" office:string-value="&quot;lewe CN&quot;]," calcext:value-type="string">
            <text:p>"lewe CN"],</text:p>
          </table:table-cell>
          <table:table-cell table:style-name="ce46" table:formula="of:=CONCATENATE([.L29];[.M29];[.N29])" office:value-type="string" office:string-value="  &quot;cn.&quot;    [&quot;ZTLR&quot;,   &quot;cn&quot;,       &quot;&quot;, &quot;ONSET&quot;, &quot;lewe CN&quot;]," calcext:value-type="string">
            <text:p><text:s text:c="2"/>"cn." <text:s text:c="3"/>["ZTLR", <text:s text:c="2"/>"cn", <text:s text:c="6"/>"", "ONSET", "lewe CN"]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formula="of:=CONCATENATE([$przecinki.$A$2];[.E30];[$przecinki.$A$2];)" office:value-type="string" office:string-value="&quot;ZTV&quot;" calcext:value-type="string">
            <text:p>"ZTV"</text:p>
          </table:table-cell>
          <table:table-cell table:formula="of:=CONCATENATE([$przecinki.$A$2];[.A30];[$przecinki.$A$2])" office:value-type="string" office:string-value="&quot;cw&quot;" calcext:value-type="string">
            <text:p>"cw"</text:p>
          </table:table-cell>
          <table:table-cell table:formula="of:=CONCATENATE([.G30];[$przecinki.$B$2];[.F30];)" office:value-type="string" office:string-value="&quot;cw&quot;:&quot;ZTV&quot;" calcext:value-type="string">
            <text:p>"cw":"ZTV"</text:p>
          </table:table-cell>
          <table:table-cell/>
          <table:table-cell table:style-name="ce42" table:formula="of:=CONCATENATE([$przecinki.$A$2];[.A30];[$przecinki.$A$5];[$przecinki.$A$2])" office:value-type="string" office:string-value="&quot;cw.&quot;" calcext:value-type="string">
            <text:p>"cw."</text:p>
          </table:table-cell>
          <table:table-cell table:style-name="ce42" table:formula="of:=UPPER([.G30])" office:value-type="string" office:string-value="&quot;CW&quot;" calcext:value-type="string">
            <text:p>"CW"</text:p>
          </table:table-cell>
          <table:table-cell table:style-name="ce42" table:formula="of:=CONCATENATE([$przecinki.$C$2];[$przecinki.$C$2];[.J30];[$przecinki.$C$2];[$przecinki.$C$2];[$przecinki.$C$2];[$przecinki.$C$2];[$przecinki.$B$5];[.F30];[$przecinki.$D$2];[$przecinki.$C$2];[$przecinki.$C$2];[$przecinki.$C$2];[.G30];[$przecinki.$D$2];[$przecinki.$C$2];[$przecinki.$C$2];[$przecinki.$C$2];[$przecinki.$C$2];[$przecinki.$C$2];[$przecinki.$C$2];[$przecinki.$C$2])" office:value-type="string" office:string-value="  &quot;cw.&quot;    [&quot;ZTV&quot;,   &quot;cw&quot;,       " calcext:value-type="string">
            <text:p><text:s text:c="2"/>"cw." <text:s text:c="3"/>["ZTV", <text:s text:c="2"/>"c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]);[$przecinki.$A$2];[$przecinki.$C$5];[$przecinki.$D$2])" office:value-type="string" office:string-value="&quot;lewe CW&quot;]," calcext:value-type="string">
            <text:p>"lewe CW"],</text:p>
          </table:table-cell>
          <table:table-cell table:style-name="ce46" table:formula="of:=CONCATENATE([.L30];[.M30];[.N30])" office:value-type="string" office:string-value="  &quot;cw.&quot;    [&quot;ZTV&quot;,   &quot;cw&quot;,       &quot;&quot;, &quot;ONSET&quot;, &quot;lewe CW&quot;]," calcext:value-type="string">
            <text:p><text:s text:c="2"/>"cw." <text:s text:c="3"/>["ZTV", <text:s text:c="2"/>"cw", <text:s text:c="6"/>"", "ONSET", "lewe CW"]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formula="of:=CONCATENATE([$przecinki.$A$2];[.E31];[$przecinki.$A$2];)" office:value-type="string" office:string-value="&quot;PV&quot;" calcext:value-type="string">
            <text:p>"PV"</text:p>
          </table:table-cell>
          <table:table-cell table:formula="of:=CONCATENATE([$przecinki.$A$2];[.A31];[$przecinki.$A$2])" office:value-type="string" office:string-value="&quot;cz&quot;" calcext:value-type="string">
            <text:p>"cz"</text:p>
          </table:table-cell>
          <table:table-cell table:formula="of:=CONCATENATE([.G31];[$przecinki.$B$2];[.F31];)" office:value-type="string" office:string-value="&quot;cz&quot;:&quot;PV&quot;" calcext:value-type="string">
            <text:p>"cz":"PV"</text:p>
          </table:table-cell>
          <table:table-cell/>
          <table:table-cell table:style-name="ce42" table:formula="of:=CONCATENATE([$przecinki.$A$2];[.A31];[$przecinki.$A$5];[$przecinki.$A$2])" office:value-type="string" office:string-value="&quot;cz.&quot;" calcext:value-type="string">
            <text:p>"cz."</text:p>
          </table:table-cell>
          <table:table-cell table:style-name="ce42" table:formula="of:=UPPER([.G31])" office:value-type="string" office:string-value="&quot;CZ&quot;" calcext:value-type="string">
            <text:p>"CZ"</text:p>
          </table:table-cell>
          <table:table-cell table:style-name="ce42" table:formula="of:=CONCATENATE([$przecinki.$C$2];[$przecinki.$C$2];[.J31];[$przecinki.$C$2];[$przecinki.$C$2];[$przecinki.$C$2];[$przecinki.$C$2];[$przecinki.$B$5];[.F31];[$przecinki.$D$2];[$przecinki.$C$2];[$przecinki.$C$2];[$przecinki.$C$2];[.G31];[$przecinki.$D$2];[$przecinki.$C$2];[$przecinki.$C$2];[$przecinki.$C$2];[$przecinki.$C$2];[$przecinki.$C$2];[$przecinki.$C$2];[$przecinki.$C$2])" office:value-type="string" office:string-value="  &quot;cz.&quot;    [&quot;PV&quot;,   &quot;cz&quot;,       " calcext:value-type="string">
            <text:p><text:s text:c="2"/>"cz." <text:s text:c="3"/>["PV", <text:s text:c="2"/>"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]);[$przecinki.$A$2];[$przecinki.$C$5];[$przecinki.$D$2])" office:value-type="string" office:string-value="&quot;lewe CZ&quot;]," calcext:value-type="string">
            <text:p>"lewe CZ"],</text:p>
          </table:table-cell>
          <table:table-cell table:style-name="ce46" table:formula="of:=CONCATENATE([.L31];[.M31];[.N31])" office:value-type="string" office:string-value="  &quot;cz.&quot;    [&quot;PV&quot;,   &quot;cz&quot;,       &quot;&quot;, &quot;ONSET&quot;, &quot;lewe CZ&quot;]," calcext:value-type="string">
            <text:p><text:s text:c="2"/>"cz." <text:s text:c="3"/>["PV", <text:s text:c="2"/>"cz", <text:s text:c="6"/>"", "ONSET", "lewe CZ"]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formula="of:=CONCATENATE([$przecinki.$A$2];[.E32];[$przecinki.$A$2];)" office:value-type="string" office:string-value="&quot;ZTPV&quot;" calcext:value-type="string">
            <text:p>"ZTPV"</text:p>
          </table:table-cell>
          <table:table-cell table:formula="of:=CONCATENATE([$przecinki.$A$2];[.A32];[$przecinki.$A$2])" office:value-type="string" office:string-value="&quot;czc&quot;" calcext:value-type="string">
            <text:p>"czc"</text:p>
          </table:table-cell>
          <table:table-cell table:formula="of:=CONCATENATE([.G32];[$przecinki.$B$2];[.F32];)" office:value-type="string" office:string-value="&quot;czc&quot;:&quot;ZTPV&quot;" calcext:value-type="string">
            <text:p>"czc":"ZTPV"</text:p>
          </table:table-cell>
          <table:table-cell/>
          <table:table-cell table:style-name="ce42" table:formula="of:=CONCATENATE([$przecinki.$A$2];[.A32];[$przecinki.$A$5];[$przecinki.$A$2])" office:value-type="string" office:string-value="&quot;czc.&quot;" calcext:value-type="string">
            <text:p>"czc."</text:p>
          </table:table-cell>
          <table:table-cell table:style-name="ce42" table:formula="of:=UPPER([.G32])" office:value-type="string" office:string-value="&quot;CZC&quot;" calcext:value-type="string">
            <text:p>"CZC"</text:p>
          </table:table-cell>
          <table:table-cell table:style-name="ce42" table:formula="of:=CONCATENATE([$przecinki.$C$2];[$przecinki.$C$2];[.J32];[$przecinki.$C$2];[$przecinki.$C$2];[$przecinki.$C$2];[$przecinki.$C$2];[$przecinki.$B$5];[.F32];[$przecinki.$D$2];[$przecinki.$C$2];[$przecinki.$C$2];[$przecinki.$C$2];[.G32];[$przecinki.$D$2];[$przecinki.$C$2];[$przecinki.$C$2];[$przecinki.$C$2];[$przecinki.$C$2];[$przecinki.$C$2];[$przecinki.$C$2];[$przecinki.$C$2])" office:value-type="string" office:string-value="  &quot;czc.&quot;    [&quot;ZTPV&quot;,   &quot;czc&quot;,       " calcext:value-type="string">
            <text:p><text:s text:c="2"/>"czc." <text:s text:c="3"/>["ZTPV", <text:s text:c="2"/>"c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]);[$przecinki.$A$2];[$przecinki.$C$5];[$przecinki.$D$2])" office:value-type="string" office:string-value="&quot;lewe CZC&quot;]," calcext:value-type="string">
            <text:p>"lewe CZC"],</text:p>
          </table:table-cell>
          <table:table-cell table:style-name="ce46" table:formula="of:=CONCATENATE([.L32];[.M32];[.N32])" office:value-type="string" office:string-value="  &quot;czc.&quot;    [&quot;ZTPV&quot;,   &quot;czc&quot;,       &quot;&quot;, &quot;ONSET&quot;, &quot;lewe CZC&quot;]," calcext:value-type="string">
            <text:p><text:s text:c="2"/>"czc." <text:s text:c="3"/>["ZTPV", <text:s text:c="2"/>"czc", <text:s text:c="6"/>"", "ONSET", "lewe CZC"]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formula="of:=CONCATENATE([$przecinki.$A$2];[.E33];[$przecinki.$A$2];)" office:value-type="string" office:string-value="&quot;ZTPVJ&quot;" calcext:value-type="string">
            <text:p>"ZTPVJ"</text:p>
          </table:table-cell>
          <table:table-cell table:formula="of:=CONCATENATE([$przecinki.$A$2];[.A33];[$przecinki.$A$2])" office:value-type="string" office:string-value="&quot;czci&quot;" calcext:value-type="string">
            <text:p>"czci"</text:p>
          </table:table-cell>
          <table:table-cell table:formula="of:=CONCATENATE([.G33];[$przecinki.$B$2];[.F33];)" office:value-type="string" office:string-value="&quot;czci&quot;:&quot;ZTPVJ&quot;" calcext:value-type="string">
            <text:p>"czci":"ZTPVJ"</text:p>
          </table:table-cell>
          <table:table-cell/>
          <table:table-cell table:style-name="ce42" table:formula="of:=CONCATENATE([$przecinki.$A$2];[.A33];[$przecinki.$A$5];[$przecinki.$A$2])" office:value-type="string" office:string-value="&quot;czci.&quot;" calcext:value-type="string">
            <text:p>"czci."</text:p>
          </table:table-cell>
          <table:table-cell table:style-name="ce42" table:formula="of:=UPPER([.G33])" office:value-type="string" office:string-value="&quot;CZCI&quot;" calcext:value-type="string">
            <text:p>"CZCI"</text:p>
          </table:table-cell>
          <table:table-cell table:style-name="ce42" table:formula="of:=CONCATENATE([$przecinki.$C$2];[$przecinki.$C$2];[.J33];[$przecinki.$C$2];[$przecinki.$C$2];[$przecinki.$C$2];[$przecinki.$C$2];[$przecinki.$B$5];[.F33];[$przecinki.$D$2];[$przecinki.$C$2];[$przecinki.$C$2];[$przecinki.$C$2];[.G33];[$przecinki.$D$2];[$przecinki.$C$2];[$przecinki.$C$2];[$przecinki.$C$2];[$przecinki.$C$2];[$przecinki.$C$2];[$przecinki.$C$2];[$przecinki.$C$2])" office:value-type="string" office:string-value="  &quot;czci.&quot;    [&quot;ZTPVJ&quot;,   &quot;czci&quot;,       " calcext:value-type="string">
            <text:p><text:s text:c="2"/>"czci." <text:s text:c="3"/>["ZTPVJ", <text:s text:c="2"/>"c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]);[$przecinki.$A$2];[$przecinki.$C$5];[$przecinki.$D$2])" office:value-type="string" office:string-value="&quot;lewe CZCI&quot;]," calcext:value-type="string">
            <text:p>"lewe CZCI"],</text:p>
          </table:table-cell>
          <table:table-cell table:style-name="ce46" table:formula="of:=CONCATENATE([.L33];[.M33];[.N33])" office:value-type="string" office:string-value="  &quot;czci.&quot;    [&quot;ZTPVJ&quot;,   &quot;czci&quot;,       &quot;&quot;, &quot;ONSET&quot;, &quot;lewe CZCI&quot;]," calcext:value-type="string">
            <text:p><text:s text:c="2"/>"czci." <text:s text:c="3"/>["ZTPVJ", <text:s text:c="2"/>"czci", <text:s text:c="6"/>"", "ONSET", "lewe CZCI"]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formula="of:=CONCATENATE([$przecinki.$A$2];[.E34];[$przecinki.$A$2];)" office:value-type="string" office:string-value="&quot;KTPV&quot;" calcext:value-type="string">
            <text:p>"KTPV"</text:p>
          </table:table-cell>
          <table:table-cell table:formula="of:=CONCATENATE([$przecinki.$A$2];[.A34];[$przecinki.$A$2])" office:value-type="string" office:string-value="&quot;czch&quot;" calcext:value-type="string">
            <text:p>"czch"</text:p>
          </table:table-cell>
          <table:table-cell table:formula="of:=CONCATENATE([.G34];[$przecinki.$B$2];[.F34];)" office:value-type="string" office:string-value="&quot;czch&quot;:&quot;KTPV&quot;" calcext:value-type="string">
            <text:p>"czch":"KTPV"</text:p>
          </table:table-cell>
          <table:table-cell/>
          <table:table-cell table:style-name="ce42" table:formula="of:=CONCATENATE([$przecinki.$A$2];[.A34];[$przecinki.$A$5];[$przecinki.$A$2])" office:value-type="string" office:string-value="&quot;czch.&quot;" calcext:value-type="string">
            <text:p>"czch."</text:p>
          </table:table-cell>
          <table:table-cell table:style-name="ce42" table:formula="of:=UPPER([.G34])" office:value-type="string" office:string-value="&quot;CZCH&quot;" calcext:value-type="string">
            <text:p>"CZCH"</text:p>
          </table:table-cell>
          <table:table-cell table:style-name="ce42" table:formula="of:=CONCATENATE([$przecinki.$C$2];[$przecinki.$C$2];[.J34];[$przecinki.$C$2];[$przecinki.$C$2];[$przecinki.$C$2];[$przecinki.$C$2];[$przecinki.$B$5];[.F34];[$przecinki.$D$2];[$przecinki.$C$2];[$przecinki.$C$2];[$przecinki.$C$2];[.G34];[$przecinki.$D$2];[$przecinki.$C$2];[$przecinki.$C$2];[$przecinki.$C$2];[$przecinki.$C$2];[$przecinki.$C$2];[$przecinki.$C$2];[$przecinki.$C$2])" office:value-type="string" office:string-value="  &quot;czch.&quot;    [&quot;KTPV&quot;,   &quot;czch&quot;,       " calcext:value-type="string">
            <text:p><text:s text:c="2"/>"czch." <text:s text:c="3"/>["KTPV", <text:s text:c="2"/>"cz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]);[$przecinki.$A$2];[$przecinki.$C$5];[$przecinki.$D$2])" office:value-type="string" office:string-value="&quot;lewe CZCH&quot;]," calcext:value-type="string">
            <text:p>"lewe CZCH"],</text:p>
          </table:table-cell>
          <table:table-cell table:style-name="ce46" table:formula="of:=CONCATENATE([.L34];[.M34];[.N34])" office:value-type="string" office:string-value="  &quot;czch.&quot;    [&quot;KTPV&quot;,   &quot;czch&quot;,       &quot;&quot;, &quot;ONSET&quot;, &quot;lewe CZCH&quot;]," calcext:value-type="string">
            <text:p><text:s text:c="2"/>"czch." <text:s text:c="3"/>["KTPV", <text:s text:c="2"/>"czch", <text:s text:c="6"/>"", "ONSET", "lewe CZCH"]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formula="of:=CONCATENATE([$przecinki.$A$2];[.E35];[$przecinki.$A$2];)" office:value-type="string" office:string-value="&quot;PV&quot;" calcext:value-type="string">
            <text:p>"PV"</text:p>
          </table:table-cell>
          <table:table-cell table:formula="of:=CONCATENATE([$przecinki.$A$2];[.A35];[$przecinki.$A$2])" office:value-type="string" office:string-value="&quot;czcz&quot;" calcext:value-type="string">
            <text:p>"czcz"</text:p>
          </table:table-cell>
          <table:table-cell table:formula="of:=CONCATENATE([.G35];[$przecinki.$B$2];[.F35];)" office:value-type="string" office:string-value="&quot;czcz&quot;:&quot;PV&quot;" calcext:value-type="string">
            <text:p>"czcz":"PV"</text:p>
          </table:table-cell>
          <table:table-cell/>
          <table:table-cell table:style-name="ce42" table:formula="of:=CONCATENATE([$przecinki.$A$2];[.A35];[$przecinki.$A$5];[$przecinki.$A$2])" office:value-type="string" office:string-value="&quot;czcz.&quot;" calcext:value-type="string">
            <text:p>"czcz."</text:p>
          </table:table-cell>
          <table:table-cell table:style-name="ce42" table:formula="of:=UPPER([.G35])" office:value-type="string" office:string-value="&quot;CZCZ&quot;" calcext:value-type="string">
            <text:p>"CZCZ"</text:p>
          </table:table-cell>
          <table:table-cell table:style-name="ce42" table:formula="of:=CONCATENATE([$przecinki.$C$2];[$przecinki.$C$2];[.J35];[$przecinki.$C$2];[$przecinki.$C$2];[$przecinki.$C$2];[$przecinki.$C$2];[$przecinki.$B$5];[.F35];[$przecinki.$D$2];[$przecinki.$C$2];[$przecinki.$C$2];[$przecinki.$C$2];[.G35];[$przecinki.$D$2];[$przecinki.$C$2];[$przecinki.$C$2];[$przecinki.$C$2];[$przecinki.$C$2];[$przecinki.$C$2];[$przecinki.$C$2];[$przecinki.$C$2])" office:value-type="string" office:string-value="  &quot;czcz.&quot;    [&quot;PV&quot;,   &quot;czcz&quot;,       " calcext:value-type="string">
            <text:p><text:s text:c="2"/>"czcz." <text:s text:c="3"/>["PV", <text:s text:c="2"/>"c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]);[$przecinki.$A$2];[$przecinki.$C$5];[$przecinki.$D$2])" office:value-type="string" office:string-value="&quot;lewe CZCZ&quot;]," calcext:value-type="string">
            <text:p>"lewe CZCZ"],</text:p>
          </table:table-cell>
          <table:table-cell table:style-name="ce46" table:formula="of:=CONCATENATE([.L35];[.M35];[.N35])" office:value-type="string" office:string-value="  &quot;czcz.&quot;    [&quot;PV&quot;,   &quot;czcz&quot;,       &quot;&quot;, &quot;ONSET&quot;, &quot;lewe CZCZ&quot;]," calcext:value-type="string">
            <text:p><text:s text:c="2"/>"czcz." <text:s text:c="3"/>["PV", <text:s text:c="2"/>"czcz", <text:s text:c="6"/>"", "ONSET", "lewe CZCZ"]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formula="of:=CONCATENATE([$przecinki.$A$2];[.E36];[$przecinki.$A$2];)" office:value-type="string" office:string-value="&quot;KPV&quot;" calcext:value-type="string">
            <text:p>"KPV"</text:p>
          </table:table-cell>
          <table:table-cell table:formula="of:=CONCATENATE([$przecinki.$A$2];[.A36];[$przecinki.$A$2])" office:value-type="string" office:string-value="&quot;czk&quot;" calcext:value-type="string">
            <text:p>"czk"</text:p>
          </table:table-cell>
          <table:table-cell table:formula="of:=CONCATENATE([.G36];[$przecinki.$B$2];[.F36];)" office:value-type="string" office:string-value="&quot;czk&quot;:&quot;KPV&quot;" calcext:value-type="string">
            <text:p>"czk":"KPV"</text:p>
          </table:table-cell>
          <table:table-cell/>
          <table:table-cell table:style-name="ce42" table:formula="of:=CONCATENATE([$przecinki.$A$2];[.A36];[$przecinki.$A$5];[$przecinki.$A$2])" office:value-type="string" office:string-value="&quot;czk.&quot;" calcext:value-type="string">
            <text:p>"czk."</text:p>
          </table:table-cell>
          <table:table-cell table:style-name="ce42" table:formula="of:=UPPER([.G36])" office:value-type="string" office:string-value="&quot;CZK&quot;" calcext:value-type="string">
            <text:p>"CZK"</text:p>
          </table:table-cell>
          <table:table-cell table:style-name="ce42" table:formula="of:=CONCATENATE([$przecinki.$C$2];[$przecinki.$C$2];[.J36];[$przecinki.$C$2];[$przecinki.$C$2];[$przecinki.$C$2];[$przecinki.$C$2];[$przecinki.$B$5];[.F36];[$przecinki.$D$2];[$przecinki.$C$2];[$przecinki.$C$2];[$przecinki.$C$2];[.G36];[$przecinki.$D$2];[$przecinki.$C$2];[$przecinki.$C$2];[$przecinki.$C$2];[$przecinki.$C$2];[$przecinki.$C$2];[$przecinki.$C$2];[$przecinki.$C$2])" office:value-type="string" office:string-value="  &quot;czk.&quot;    [&quot;KPV&quot;,   &quot;czk&quot;,       " calcext:value-type="string">
            <text:p><text:s text:c="2"/>"czk." <text:s text:c="3"/>["KPV", <text:s text:c="2"/>"c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]);[$przecinki.$A$2];[$przecinki.$C$5];[$przecinki.$D$2])" office:value-type="string" office:string-value="&quot;lewe CZK&quot;]," calcext:value-type="string">
            <text:p>"lewe CZK"],</text:p>
          </table:table-cell>
          <table:table-cell table:style-name="ce46" table:formula="of:=CONCATENATE([.L36];[.M36];[.N36])" office:value-type="string" office:string-value="  &quot;czk.&quot;    [&quot;KPV&quot;,   &quot;czk&quot;,       &quot;&quot;, &quot;ONSET&quot;, &quot;lewe CZK&quot;]," calcext:value-type="string">
            <text:p><text:s text:c="2"/>"czk." <text:s text:c="3"/>["KPV", <text:s text:c="2"/>"czk", <text:s text:c="6"/>"", "ONSET", "lewe CZK"]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formula="of:=CONCATENATE([$przecinki.$A$2];[.E37];[$przecinki.$A$2];)" office:value-type="string" office:string-value="&quot;KPVLR&quot;" calcext:value-type="string">
            <text:p>"KPVLR"</text:p>
          </table:table-cell>
          <table:table-cell table:formula="of:=CONCATENATE([$przecinki.$A$2];[.A37];[$przecinki.$A$2])" office:value-type="string" office:string-value="&quot;czkn&quot;" calcext:value-type="string">
            <text:p>"czkn"</text:p>
          </table:table-cell>
          <table:table-cell table:formula="of:=CONCATENATE([.G37];[$przecinki.$B$2];[.F37];)" office:value-type="string" office:string-value="&quot;czkn&quot;:&quot;KPVLR&quot;" calcext:value-type="string">
            <text:p>"czkn":"KPVLR"</text:p>
          </table:table-cell>
          <table:table-cell/>
          <table:table-cell table:style-name="ce42" table:formula="of:=CONCATENATE([$przecinki.$A$2];[.A37];[$przecinki.$A$5];[$przecinki.$A$2])" office:value-type="string" office:string-value="&quot;czkn.&quot;" calcext:value-type="string">
            <text:p>"czkn."</text:p>
          </table:table-cell>
          <table:table-cell table:style-name="ce42" table:formula="of:=UPPER([.G37])" office:value-type="string" office:string-value="&quot;CZKN&quot;" calcext:value-type="string">
            <text:p>"CZKN"</text:p>
          </table:table-cell>
          <table:table-cell table:style-name="ce42" table:formula="of:=CONCATENATE([$przecinki.$C$2];[$przecinki.$C$2];[.J37];[$przecinki.$C$2];[$przecinki.$C$2];[$przecinki.$C$2];[$przecinki.$C$2];[$przecinki.$B$5];[.F37];[$przecinki.$D$2];[$przecinki.$C$2];[$przecinki.$C$2];[$przecinki.$C$2];[.G37];[$przecinki.$D$2];[$przecinki.$C$2];[$przecinki.$C$2];[$przecinki.$C$2];[$przecinki.$C$2];[$przecinki.$C$2];[$przecinki.$C$2];[$przecinki.$C$2])" office:value-type="string" office:string-value="  &quot;czkn.&quot;    [&quot;KPVLR&quot;,   &quot;czkn&quot;,       " calcext:value-type="string">
            <text:p><text:s text:c="2"/>"czkn." <text:s text:c="3"/>["KPVLR", <text:s text:c="2"/>"cz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]);[$przecinki.$A$2];[$przecinki.$C$5];[$przecinki.$D$2])" office:value-type="string" office:string-value="&quot;lewe CZKN&quot;]," calcext:value-type="string">
            <text:p>"lewe CZKN"],</text:p>
          </table:table-cell>
          <table:table-cell table:style-name="ce46" table:formula="of:=CONCATENATE([.L37];[.M37];[.N37])" office:value-type="string" office:string-value="  &quot;czkn.&quot;    [&quot;KPVLR&quot;,   &quot;czkn&quot;,       &quot;&quot;, &quot;ONSET&quot;, &quot;lewe CZKN&quot;]," calcext:value-type="string">
            <text:p><text:s text:c="2"/>"czkn." <text:s text:c="3"/>["KPVLR", <text:s text:c="2"/>"czkn", <text:s text:c="6"/>"", "ONSET", "lewe CZKN"]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formula="of:=CONCATENATE([$przecinki.$A$2];[.E38];[$przecinki.$A$2];)" office:value-type="string" office:string-value="&quot;PVLJ&quot;" calcext:value-type="string">
            <text:p>"PVLJ"</text:p>
          </table:table-cell>
          <table:table-cell table:formula="of:=CONCATENATE([$przecinki.$A$2];[.A38];[$przecinki.$A$2])" office:value-type="string" office:string-value="&quot;czł&quot;" calcext:value-type="string">
            <text:p>"czł"</text:p>
          </table:table-cell>
          <table:table-cell table:formula="of:=CONCATENATE([.G38];[$przecinki.$B$2];[.F38];)" office:value-type="string" office:string-value="&quot;czł&quot;:&quot;PVLJ&quot;" calcext:value-type="string">
            <text:p>"czł":"PVLJ"</text:p>
          </table:table-cell>
          <table:table-cell/>
          <table:table-cell table:style-name="ce42" table:formula="of:=CONCATENATE([$przecinki.$A$2];[.A38];[$przecinki.$A$5];[$przecinki.$A$2])" office:value-type="string" office:string-value="&quot;czł.&quot;" calcext:value-type="string">
            <text:p>"czł."</text:p>
          </table:table-cell>
          <table:table-cell table:style-name="ce42" table:formula="of:=UPPER([.G38])" office:value-type="string" office:string-value="&quot;CZŁ&quot;" calcext:value-type="string">
            <text:p>"CZŁ"</text:p>
          </table:table-cell>
          <table:table-cell table:style-name="ce42" table:formula="of:=CONCATENATE([$przecinki.$C$2];[$przecinki.$C$2];[.J38];[$przecinki.$C$2];[$przecinki.$C$2];[$przecinki.$C$2];[$przecinki.$C$2];[$przecinki.$B$5];[.F38];[$przecinki.$D$2];[$przecinki.$C$2];[$przecinki.$C$2];[$przecinki.$C$2];[.G38];[$przecinki.$D$2];[$przecinki.$C$2];[$przecinki.$C$2];[$przecinki.$C$2];[$przecinki.$C$2];[$przecinki.$C$2];[$przecinki.$C$2];[$przecinki.$C$2])" office:value-type="string" office:string-value="  &quot;czł.&quot;    [&quot;PVLJ&quot;,   &quot;czł&quot;,       " calcext:value-type="string">
            <text:p><text:s text:c="2"/>"czł." <text:s text:c="3"/>["PVLJ", <text:s text:c="2"/>"c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]);[$przecinki.$A$2];[$przecinki.$C$5];[$przecinki.$D$2])" office:value-type="string" office:string-value="&quot;lewe CZŁ&quot;]," calcext:value-type="string">
            <text:p>"lewe CZŁ"],</text:p>
          </table:table-cell>
          <table:table-cell table:style-name="ce46" table:formula="of:=CONCATENATE([.L38];[.M38];[.N38])" office:value-type="string" office:string-value="  &quot;czł.&quot;    [&quot;PVLJ&quot;,   &quot;czł&quot;,       &quot;&quot;, &quot;ONSET&quot;, &quot;lewe CZŁ&quot;]," calcext:value-type="string">
            <text:p><text:s text:c="2"/>"czł." <text:s text:c="3"/>["PVLJ", <text:s text:c="2"/>"czł", <text:s text:c="6"/>"", "ONSET", "lewe CZŁ"]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formula="of:=CONCATENATE([$przecinki.$A$2];[.E39];[$przecinki.$A$2];)" office:value-type="string" office:string-value="&quot;TPV&quot;" calcext:value-type="string">
            <text:p>"TPV"</text:p>
          </table:table-cell>
          <table:table-cell table:formula="of:=CONCATENATE([$przecinki.$A$2];[.A39];[$przecinki.$A$2])" office:value-type="string" office:string-value="&quot;czm&quot;" calcext:value-type="string">
            <text:p>"czm"</text:p>
          </table:table-cell>
          <table:table-cell table:formula="of:=CONCATENATE([.G39];[$przecinki.$B$2];[.F39];)" office:value-type="string" office:string-value="&quot;czm&quot;:&quot;TPV&quot;" calcext:value-type="string">
            <text:p>"czm":"TPV"</text:p>
          </table:table-cell>
          <table:table-cell/>
          <table:table-cell table:style-name="ce42" table:formula="of:=CONCATENATE([$przecinki.$A$2];[.A39];[$przecinki.$A$5];[$przecinki.$A$2])" office:value-type="string" office:string-value="&quot;czm.&quot;" calcext:value-type="string">
            <text:p>"czm."</text:p>
          </table:table-cell>
          <table:table-cell table:style-name="ce42" table:formula="of:=UPPER([.G39])" office:value-type="string" office:string-value="&quot;CZM&quot;" calcext:value-type="string">
            <text:p>"CZM"</text:p>
          </table:table-cell>
          <table:table-cell table:style-name="ce42" table:formula="of:=CONCATENATE([$przecinki.$C$2];[$przecinki.$C$2];[.J39];[$przecinki.$C$2];[$przecinki.$C$2];[$przecinki.$C$2];[$przecinki.$C$2];[$przecinki.$B$5];[.F39];[$przecinki.$D$2];[$przecinki.$C$2];[$przecinki.$C$2];[$przecinki.$C$2];[.G39];[$przecinki.$D$2];[$przecinki.$C$2];[$przecinki.$C$2];[$przecinki.$C$2];[$przecinki.$C$2];[$przecinki.$C$2];[$przecinki.$C$2];[$przecinki.$C$2])" office:value-type="string" office:string-value="  &quot;czm.&quot;    [&quot;TPV&quot;,   &quot;czm&quot;,       " calcext:value-type="string">
            <text:p><text:s text:c="2"/>"czm." <text:s text:c="3"/>["TPV", <text:s text:c="2"/>"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]);[$przecinki.$A$2];[$przecinki.$C$5];[$przecinki.$D$2])" office:value-type="string" office:string-value="&quot;lewe CZM&quot;]," calcext:value-type="string">
            <text:p>"lewe CZM"],</text:p>
          </table:table-cell>
          <table:table-cell table:style-name="ce46" table:formula="of:=CONCATENATE([.L39];[.M39];[.N39])" office:value-type="string" office:string-value="  &quot;czm.&quot;    [&quot;TPV&quot;,   &quot;czm&quot;,       &quot;&quot;, &quot;ONSET&quot;, &quot;lewe CZM&quot;]," calcext:value-type="string">
            <text:p><text:s text:c="2"/>"czm." <text:s text:c="3"/>["TPV", <text:s text:c="2"/>"czm", <text:s text:c="6"/>"", "ONSET", "lewe CZM"]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formula="of:=CONCATENATE([$przecinki.$A$2];[.E40];[$przecinki.$A$2];)" office:value-type="string" office:string-value="&quot;PVLR&quot;" calcext:value-type="string">
            <text:p>"PVLR"</text:p>
          </table:table-cell>
          <table:table-cell table:formula="of:=CONCATENATE([$przecinki.$A$2];[.A40];[$przecinki.$A$2])" office:value-type="string" office:string-value="&quot;czn&quot;" calcext:value-type="string">
            <text:p>"czn"</text:p>
          </table:table-cell>
          <table:table-cell table:formula="of:=CONCATENATE([.G40];[$przecinki.$B$2];[.F40];)" office:value-type="string" office:string-value="&quot;czn&quot;:&quot;PVLR&quot;" calcext:value-type="string">
            <text:p>"czn":"PVLR"</text:p>
          </table:table-cell>
          <table:table-cell/>
          <table:table-cell table:style-name="ce42" table:formula="of:=CONCATENATE([$przecinki.$A$2];[.A40];[$przecinki.$A$5];[$przecinki.$A$2])" office:value-type="string" office:string-value="&quot;czn.&quot;" calcext:value-type="string">
            <text:p>"czn."</text:p>
          </table:table-cell>
          <table:table-cell table:style-name="ce42" table:formula="of:=UPPER([.G40])" office:value-type="string" office:string-value="&quot;CZN&quot;" calcext:value-type="string">
            <text:p>"CZN"</text:p>
          </table:table-cell>
          <table:table-cell table:style-name="ce42" table:formula="of:=CONCATENATE([$przecinki.$C$2];[$przecinki.$C$2];[.J40];[$przecinki.$C$2];[$przecinki.$C$2];[$przecinki.$C$2];[$przecinki.$C$2];[$przecinki.$B$5];[.F40];[$przecinki.$D$2];[$przecinki.$C$2];[$przecinki.$C$2];[$przecinki.$C$2];[.G40];[$przecinki.$D$2];[$przecinki.$C$2];[$przecinki.$C$2];[$przecinki.$C$2];[$przecinki.$C$2];[$przecinki.$C$2];[$przecinki.$C$2];[$przecinki.$C$2])" office:value-type="string" office:string-value="  &quot;czn.&quot;    [&quot;PVLR&quot;,   &quot;czn&quot;,       " calcext:value-type="string">
            <text:p><text:s text:c="2"/>"czn." <text:s text:c="3"/>["PVLR", <text:s text:c="2"/>"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]);[$przecinki.$A$2];[$przecinki.$C$5];[$przecinki.$D$2])" office:value-type="string" office:string-value="&quot;lewe CZN&quot;]," calcext:value-type="string">
            <text:p>"lewe CZN"],</text:p>
          </table:table-cell>
          <table:table-cell table:style-name="ce46" table:formula="of:=CONCATENATE([.L40];[.M40];[.N40])" office:value-type="string" office:string-value="  &quot;czn.&quot;    [&quot;PVLR&quot;,   &quot;czn&quot;,       &quot;&quot;, &quot;ONSET&quot;, &quot;lewe CZN&quot;]," calcext:value-type="string">
            <text:p><text:s text:c="2"/>"czn." <text:s text:c="3"/>["PVLR", <text:s text:c="2"/>"czn", <text:s text:c="6"/>"", "ONSET", "lewe CZN"]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formula="of:=CONCATENATE([$przecinki.$A$2];[.E41];[$przecinki.$A$2];)" office:value-type="string" office:string-value="&quot;PVLRJ&quot;" calcext:value-type="string">
            <text:p>"PVLRJ"</text:p>
          </table:table-cell>
          <table:table-cell table:formula="of:=CONCATENATE([$przecinki.$A$2];[.A41];[$przecinki.$A$2])" office:value-type="string" office:string-value="&quot;czni&quot;" calcext:value-type="string">
            <text:p>"czni"</text:p>
          </table:table-cell>
          <table:table-cell table:formula="of:=CONCATENATE([.G41];[$przecinki.$B$2];[.F41];)" office:value-type="string" office:string-value="&quot;czni&quot;:&quot;PVLRJ&quot;" calcext:value-type="string">
            <text:p>"czni":"PVLRJ"</text:p>
          </table:table-cell>
          <table:table-cell/>
          <table:table-cell table:style-name="ce42" table:formula="of:=CONCATENATE([$przecinki.$A$2];[.A41];[$przecinki.$A$5];[$przecinki.$A$2])" office:value-type="string" office:string-value="&quot;czni.&quot;" calcext:value-type="string">
            <text:p>"czni."</text:p>
          </table:table-cell>
          <table:table-cell table:style-name="ce42" table:formula="of:=UPPER([.G41])" office:value-type="string" office:string-value="&quot;CZNI&quot;" calcext:value-type="string">
            <text:p>"CZNI"</text:p>
          </table:table-cell>
          <table:table-cell table:style-name="ce42" table:formula="of:=CONCATENATE([$przecinki.$C$2];[$przecinki.$C$2];[.J41];[$przecinki.$C$2];[$przecinki.$C$2];[$przecinki.$C$2];[$przecinki.$C$2];[$przecinki.$B$5];[.F41];[$przecinki.$D$2];[$przecinki.$C$2];[$przecinki.$C$2];[$przecinki.$C$2];[.G41];[$przecinki.$D$2];[$przecinki.$C$2];[$przecinki.$C$2];[$przecinki.$C$2];[$przecinki.$C$2];[$przecinki.$C$2];[$przecinki.$C$2];[$przecinki.$C$2])" office:value-type="string" office:string-value="  &quot;czni.&quot;    [&quot;PVLRJ&quot;,   &quot;czni&quot;,       " calcext:value-type="string">
            <text:p><text:s text:c="2"/>"czni." <text:s text:c="3"/>["PVLRJ", <text:s text:c="2"/>"c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]);[$przecinki.$A$2];[$przecinki.$C$5];[$przecinki.$D$2])" office:value-type="string" office:string-value="&quot;lewe CZNI&quot;]," calcext:value-type="string">
            <text:p>"lewe CZNI"],</text:p>
          </table:table-cell>
          <table:table-cell table:style-name="ce46" table:formula="of:=CONCATENATE([.L41];[.M41];[.N41])" office:value-type="string" office:string-value="  &quot;czni.&quot;    [&quot;PVLRJ&quot;,   &quot;czni&quot;,       &quot;&quot;, &quot;ONSET&quot;, &quot;lewe CZNI&quot;]," calcext:value-type="string">
            <text:p><text:s text:c="2"/>"czni." <text:s text:c="3"/>["PVLRJ", <text:s text:c="2"/>"czni", <text:s text:c="6"/>"", "ONSET", "lewe CZNI"]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formula="of:=CONCATENATE([$przecinki.$A$2];[.E42];[$przecinki.$A$2];)" office:value-type="string" office:string-value="&quot;TPV&quot;" calcext:value-type="string">
            <text:p>"TPV"</text:p>
          </table:table-cell>
          <table:table-cell table:formula="of:=CONCATENATE([$przecinki.$A$2];[.A42];[$przecinki.$A$2])" office:value-type="string" office:string-value="&quot;czt&quot;" calcext:value-type="string">
            <text:p>"czt"</text:p>
          </table:table-cell>
          <table:table-cell table:formula="of:=CONCATENATE([.G42];[$przecinki.$B$2];[.F42];)" office:value-type="string" office:string-value="&quot;czt&quot;:&quot;TPV&quot;" calcext:value-type="string">
            <text:p>"czt":"TPV"</text:p>
          </table:table-cell>
          <table:table-cell/>
          <table:table-cell table:style-name="ce42" table:formula="of:=CONCATENATE([$przecinki.$A$2];[.A42];[$przecinki.$A$5];[$przecinki.$A$2])" office:value-type="string" office:string-value="&quot;czt.&quot;" calcext:value-type="string">
            <text:p>"czt."</text:p>
          </table:table-cell>
          <table:table-cell table:style-name="ce42" table:formula="of:=UPPER([.G42])" office:value-type="string" office:string-value="&quot;CZT&quot;" calcext:value-type="string">
            <text:p>"CZT"</text:p>
          </table:table-cell>
          <table:table-cell table:style-name="ce42" table:formula="of:=CONCATENATE([$przecinki.$C$2];[$przecinki.$C$2];[.J42];[$przecinki.$C$2];[$przecinki.$C$2];[$przecinki.$C$2];[$przecinki.$C$2];[$przecinki.$B$5];[.F42];[$przecinki.$D$2];[$przecinki.$C$2];[$przecinki.$C$2];[$przecinki.$C$2];[.G42];[$przecinki.$D$2];[$przecinki.$C$2];[$przecinki.$C$2];[$przecinki.$C$2];[$przecinki.$C$2];[$przecinki.$C$2];[$przecinki.$C$2];[$przecinki.$C$2])" office:value-type="string" office:string-value="  &quot;czt.&quot;    [&quot;TPV&quot;,   &quot;czt&quot;,       " calcext:value-type="string">
            <text:p><text:s text:c="2"/>"czt." <text:s text:c="3"/>["TPV", <text:s text:c="2"/>"c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]);[$przecinki.$A$2];[$przecinki.$C$5];[$przecinki.$D$2])" office:value-type="string" office:string-value="&quot;lewe CZT&quot;]," calcext:value-type="string">
            <text:p>"lewe CZT"],</text:p>
          </table:table-cell>
          <table:table-cell table:style-name="ce46" table:formula="of:=CONCATENATE([.L42];[.M42];[.N42])" office:value-type="string" office:string-value="  &quot;czt.&quot;    [&quot;TPV&quot;,   &quot;czt&quot;,       &quot;&quot;, &quot;ONSET&quot;, &quot;lewe CZT&quot;]," calcext:value-type="string">
            <text:p><text:s text:c="2"/>"czt." <text:s text:c="3"/>["TPV", <text:s text:c="2"/>"czt", <text:s text:c="6"/>"", "ONSET", "lewe CZT"]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formula="of:=CONCATENATE([$przecinki.$A$2];[.E43];[$przecinki.$A$2];)" office:value-type="string" office:string-value="&quot;TPV&quot;" calcext:value-type="string">
            <text:p>"TPV"</text:p>
          </table:table-cell>
          <table:table-cell table:formula="of:=CONCATENATE([$przecinki.$A$2];[.A43];[$przecinki.$A$2])" office:value-type="string" office:string-value="&quot;czw&quot;" calcext:value-type="string">
            <text:p>"czw"</text:p>
          </table:table-cell>
          <table:table-cell table:formula="of:=CONCATENATE([.G43];[$przecinki.$B$2];[.F43];)" office:value-type="string" office:string-value="&quot;czw&quot;:&quot;TPV&quot;" calcext:value-type="string">
            <text:p>"czw":"TPV"</text:p>
          </table:table-cell>
          <table:table-cell/>
          <table:table-cell table:style-name="ce42" table:formula="of:=CONCATENATE([$przecinki.$A$2];[.A43];[$przecinki.$A$5];[$przecinki.$A$2])" office:value-type="string" office:string-value="&quot;czw.&quot;" calcext:value-type="string">
            <text:p>"czw."</text:p>
          </table:table-cell>
          <table:table-cell table:style-name="ce42" table:formula="of:=UPPER([.G43])" office:value-type="string" office:string-value="&quot;CZW&quot;" calcext:value-type="string">
            <text:p>"CZW"</text:p>
          </table:table-cell>
          <table:table-cell table:style-name="ce42" table:formula="of:=CONCATENATE([$przecinki.$C$2];[$przecinki.$C$2];[.J43];[$przecinki.$C$2];[$przecinki.$C$2];[$przecinki.$C$2];[$przecinki.$C$2];[$przecinki.$B$5];[.F43];[$przecinki.$D$2];[$przecinki.$C$2];[$przecinki.$C$2];[$przecinki.$C$2];[.G43];[$przecinki.$D$2];[$przecinki.$C$2];[$przecinki.$C$2];[$przecinki.$C$2];[$przecinki.$C$2];[$przecinki.$C$2];[$przecinki.$C$2];[$przecinki.$C$2])" office:value-type="string" office:string-value="  &quot;czw.&quot;    [&quot;TPV&quot;,   &quot;czw&quot;,       " calcext:value-type="string">
            <text:p><text:s text:c="2"/>"czw." <text:s text:c="3"/>["TPV", <text:s text:c="2"/>"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]);[$przecinki.$A$2];[$przecinki.$C$5];[$przecinki.$D$2])" office:value-type="string" office:string-value="&quot;lewe CZW&quot;]," calcext:value-type="string">
            <text:p>"lewe CZW"],</text:p>
          </table:table-cell>
          <table:table-cell table:style-name="ce46" table:formula="of:=CONCATENATE([.L43];[.M43];[.N43])" office:value-type="string" office:string-value="  &quot;czw.&quot;    [&quot;TPV&quot;,   &quot;czw&quot;,       &quot;&quot;, &quot;ONSET&quot;, &quot;lewe CZW&quot;]," calcext:value-type="string">
            <text:p><text:s text:c="2"/>"czw." <text:s text:c="3"/>["TPV", <text:s text:c="2"/>"czw", <text:s text:c="6"/>"", "ONSET", "lewe CZW"],</text:p>
          </table:table-cell>
        </table:table-row>
        <table:table-row table:style-name="ro2">
          <table:table-cell table:formula="of:=[$'naglosy-edycja'.B45]" office:value-type="string" office:string-value="ć" calcext:value-type="string">
            <text:p>ć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formula="of:=CONCATENATE([$przecinki.$A$2];[.E44];[$przecinki.$A$2];)" office:value-type="string" office:string-value="&quot;TJ&quot;" calcext:value-type="string">
            <text:p>"TJ"</text:p>
          </table:table-cell>
          <table:table-cell table:formula="of:=CONCATENATE([$przecinki.$A$2];[.A44];[$przecinki.$A$2])" office:value-type="string" office:string-value="&quot;ć&quot;" calcext:value-type="string">
            <text:p>"ć"</text:p>
          </table:table-cell>
          <table:table-cell table:formula="of:=CONCATENATE([.G44];[$przecinki.$B$2];[.F44];)" office:value-type="string" office:string-value="&quot;ć&quot;:&quot;TJ&quot;" calcext:value-type="string">
            <text:p>"ć":"TJ"</text:p>
          </table:table-cell>
          <table:table-cell/>
          <table:table-cell table:style-name="ce42" table:formula="of:=CONCATENATE([$przecinki.$A$2];[.A44];[$przecinki.$A$5];[$przecinki.$A$2])" office:value-type="string" office:string-value="&quot;ć.&quot;" calcext:value-type="string">
            <text:p>"ć."</text:p>
          </table:table-cell>
          <table:table-cell table:style-name="ce42" table:formula="of:=UPPER([.G44])" office:value-type="string" office:string-value="&quot;Ć&quot;" calcext:value-type="string">
            <text:p>"Ć"</text:p>
          </table:table-cell>
          <table:table-cell table:style-name="ce42" table:formula="of:=CONCATENATE([$przecinki.$C$2];[$przecinki.$C$2];[.J44];[$przecinki.$C$2];[$przecinki.$C$2];[$przecinki.$C$2];[$przecinki.$C$2];[$przecinki.$B$5];[.F44];[$przecinki.$D$2];[$przecinki.$C$2];[$przecinki.$C$2];[$przecinki.$C$2];[.G44];[$przecinki.$D$2];[$przecinki.$C$2];[$przecinki.$C$2];[$przecinki.$C$2];[$przecinki.$C$2];[$przecinki.$C$2];[$przecinki.$C$2];[$przecinki.$C$2])" office:value-type="string" office:string-value="  &quot;ć.&quot;    [&quot;TJ&quot;,   &quot;ć&quot;,       " calcext:value-type="string">
            <text:p><text:s text:c="2"/>"ć." <text:s text:c="3"/>["TJ", <text:s text:c="2"/>"ć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]);[$przecinki.$A$2];[$przecinki.$C$5];[$przecinki.$D$2])" office:value-type="string" office:string-value="&quot;lewe Ć&quot;]," calcext:value-type="string">
            <text:p>"lewe Ć"],</text:p>
          </table:table-cell>
          <table:table-cell table:style-name="ce46" table:formula="of:=CONCATENATE([.L44];[.M44];[.N44])" office:value-type="string" office:string-value="  &quot;ć.&quot;    [&quot;TJ&quot;,   &quot;ć&quot;,       &quot;&quot;, &quot;ONSET&quot;, &quot;lewe Ć&quot;]," calcext:value-type="string">
            <text:p><text:s text:c="2"/>"ć." <text:s text:c="3"/>["TJ", <text:s text:c="2"/>"ć", <text:s text:c="6"/>"", "ONSET", "lewe Ć"]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formula="of:=CONCATENATE([$przecinki.$A$2];[.E45];[$przecinki.$A$2];)" office:value-type="string" office:string-value="&quot;ZKT&quot;" calcext:value-type="string">
            <text:p>"ZKT"</text:p>
          </table:table-cell>
          <table:table-cell table:formula="of:=CONCATENATE([$przecinki.$A$2];[.A45];[$przecinki.$A$2])" office:value-type="string" office:string-value="&quot;ćk&quot;" calcext:value-type="string">
            <text:p>"ćk"</text:p>
          </table:table-cell>
          <table:table-cell table:formula="of:=CONCATENATE([.G45];[$przecinki.$B$2];[.F45];)" office:value-type="string" office:string-value="&quot;ćk&quot;:&quot;ZKT&quot;" calcext:value-type="string">
            <text:p>"ćk":"ZKT"</text:p>
          </table:table-cell>
          <table:table-cell/>
          <table:table-cell table:style-name="ce42" table:formula="of:=CONCATENATE([$przecinki.$A$2];[.A45];[$przecinki.$A$5];[$przecinki.$A$2])" office:value-type="string" office:string-value="&quot;ćk.&quot;" calcext:value-type="string">
            <text:p>"ćk."</text:p>
          </table:table-cell>
          <table:table-cell table:style-name="ce42" table:formula="of:=UPPER([.G45])" office:value-type="string" office:string-value="&quot;ĆK&quot;" calcext:value-type="string">
            <text:p>"ĆK"</text:p>
          </table:table-cell>
          <table:table-cell table:style-name="ce42" table:formula="of:=CONCATENATE([$przecinki.$C$2];[$przecinki.$C$2];[.J45];[$przecinki.$C$2];[$przecinki.$C$2];[$przecinki.$C$2];[$przecinki.$C$2];[$przecinki.$B$5];[.F45];[$przecinki.$D$2];[$przecinki.$C$2];[$przecinki.$C$2];[$przecinki.$C$2];[.G45];[$przecinki.$D$2];[$przecinki.$C$2];[$przecinki.$C$2];[$przecinki.$C$2];[$przecinki.$C$2];[$przecinki.$C$2];[$przecinki.$C$2];[$przecinki.$C$2])" office:value-type="string" office:string-value="  &quot;ćk.&quot;    [&quot;ZKT&quot;,   &quot;ćk&quot;,       " calcext:value-type="string">
            <text:p><text:s text:c="2"/>"ćk." <text:s text:c="3"/>["ZKT", <text:s text:c="2"/>"ć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]);[$przecinki.$A$2];[$przecinki.$C$5];[$przecinki.$D$2])" office:value-type="string" office:string-value="&quot;lewe ĆK&quot;]," calcext:value-type="string">
            <text:p>"lewe ĆK"],</text:p>
          </table:table-cell>
          <table:table-cell table:style-name="ce46" table:formula="of:=CONCATENATE([.L45];[.M45];[.N45])" office:value-type="string" office:string-value="  &quot;ćk.&quot;    [&quot;ZKT&quot;,   &quot;ćk&quot;,       &quot;&quot;, &quot;ONSET&quot;, &quot;lewe ĆK&quot;]," calcext:value-type="string">
            <text:p><text:s text:c="2"/>"ćk." <text:s text:c="3"/>["ZKT", <text:s text:c="2"/>"ćk", <text:s text:c="6"/>"", "ONSET", "lewe ĆK"]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formula="of:=CONCATENATE([$przecinki.$A$2];[.E46];[$przecinki.$A$2];)" office:value-type="string" office:string-value="&quot;ZTV&quot;" calcext:value-type="string">
            <text:p>"ZTV"</text:p>
          </table:table-cell>
          <table:table-cell table:formula="of:=CONCATENATE([$przecinki.$A$2];[.A46];[$przecinki.$A$2])" office:value-type="string" office:string-value="&quot;ćm&quot;" calcext:value-type="string">
            <text:p>"ćm"</text:p>
          </table:table-cell>
          <table:table-cell table:formula="of:=CONCATENATE([.G46];[$przecinki.$B$2];[.F46];)" office:value-type="string" office:string-value="&quot;ćm&quot;:&quot;ZTV&quot;" calcext:value-type="string">
            <text:p>"ćm":"ZTV"</text:p>
          </table:table-cell>
          <table:table-cell/>
          <table:table-cell table:style-name="ce42" table:formula="of:=CONCATENATE([$przecinki.$A$2];[.A46];[$przecinki.$A$5];[$przecinki.$A$2])" office:value-type="string" office:string-value="&quot;ćm.&quot;" calcext:value-type="string">
            <text:p>"ćm."</text:p>
          </table:table-cell>
          <table:table-cell table:style-name="ce42" table:formula="of:=UPPER([.G46])" office:value-type="string" office:string-value="&quot;ĆM&quot;" calcext:value-type="string">
            <text:p>"ĆM"</text:p>
          </table:table-cell>
          <table:table-cell table:style-name="ce42" table:formula="of:=CONCATENATE([$przecinki.$C$2];[$przecinki.$C$2];[.J46];[$przecinki.$C$2];[$przecinki.$C$2];[$przecinki.$C$2];[$przecinki.$C$2];[$przecinki.$B$5];[.F46];[$przecinki.$D$2];[$przecinki.$C$2];[$przecinki.$C$2];[$przecinki.$C$2];[.G46];[$przecinki.$D$2];[$przecinki.$C$2];[$przecinki.$C$2];[$przecinki.$C$2];[$przecinki.$C$2];[$przecinki.$C$2];[$przecinki.$C$2];[$przecinki.$C$2])" office:value-type="string" office:string-value="  &quot;ćm.&quot;    [&quot;ZTV&quot;,   &quot;ćm&quot;,       " calcext:value-type="string">
            <text:p><text:s text:c="2"/>"ćm." <text:s text:c="3"/>["ZTV", <text:s text:c="2"/>"ć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]);[$przecinki.$A$2];[$przecinki.$C$5];[$przecinki.$D$2])" office:value-type="string" office:string-value="&quot;lewe ĆM&quot;]," calcext:value-type="string">
            <text:p>"lewe ĆM"],</text:p>
          </table:table-cell>
          <table:table-cell table:style-name="ce46" table:formula="of:=CONCATENATE([.L46];[.M46];[.N46])" office:value-type="string" office:string-value="  &quot;ćm.&quot;    [&quot;ZTV&quot;,   &quot;ćm&quot;,       &quot;&quot;, &quot;ONSET&quot;, &quot;lewe ĆM&quot;]," calcext:value-type="string">
            <text:p><text:s text:c="2"/>"ćm." <text:s text:c="3"/>["ZTV", <text:s text:c="2"/>"ćm", <text:s text:c="6"/>"", "ONSET", "lewe ĆM"]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formula="of:=CONCATENATE([$przecinki.$A$2];[.E47];[$przecinki.$A$2];)" office:value-type="string" office:string-value="&quot;ZTVJ&quot;" calcext:value-type="string">
            <text:p>"ZTVJ"</text:p>
          </table:table-cell>
          <table:table-cell table:formula="of:=CONCATENATE([$przecinki.$A$2];[.A47];[$przecinki.$A$2])" office:value-type="string" office:string-value="&quot;ćmi&quot;" calcext:value-type="string">
            <text:p>"ćmi"</text:p>
          </table:table-cell>
          <table:table-cell table:formula="of:=CONCATENATE([.G47];[$przecinki.$B$2];[.F47];)" office:value-type="string" office:string-value="&quot;ćmi&quot;:&quot;ZTVJ&quot;" calcext:value-type="string">
            <text:p>"ćmi":"ZTVJ"</text:p>
          </table:table-cell>
          <table:table-cell/>
          <table:table-cell table:style-name="ce42" table:formula="of:=CONCATENATE([$przecinki.$A$2];[.A47];[$przecinki.$A$5];[$przecinki.$A$2])" office:value-type="string" office:string-value="&quot;ćmi.&quot;" calcext:value-type="string">
            <text:p>"ćmi."</text:p>
          </table:table-cell>
          <table:table-cell table:style-name="ce42" table:formula="of:=UPPER([.G47])" office:value-type="string" office:string-value="&quot;ĆMI&quot;" calcext:value-type="string">
            <text:p>"ĆMI"</text:p>
          </table:table-cell>
          <table:table-cell table:style-name="ce42" table:formula="of:=CONCATENATE([$przecinki.$C$2];[$przecinki.$C$2];[.J47];[$przecinki.$C$2];[$przecinki.$C$2];[$przecinki.$C$2];[$przecinki.$C$2];[$przecinki.$B$5];[.F47];[$przecinki.$D$2];[$przecinki.$C$2];[$przecinki.$C$2];[$przecinki.$C$2];[.G47];[$przecinki.$D$2];[$przecinki.$C$2];[$przecinki.$C$2];[$przecinki.$C$2];[$przecinki.$C$2];[$przecinki.$C$2];[$przecinki.$C$2];[$przecinki.$C$2])" office:value-type="string" office:string-value="  &quot;ćmi.&quot;    [&quot;ZTVJ&quot;,   &quot;ćmi&quot;,       " calcext:value-type="string">
            <text:p><text:s text:c="2"/>"ćmi." <text:s text:c="3"/>["ZTVJ", <text:s text:c="2"/>"ć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]);[$przecinki.$A$2];[$przecinki.$C$5];[$przecinki.$D$2])" office:value-type="string" office:string-value="&quot;lewe ĆMI&quot;]," calcext:value-type="string">
            <text:p>"lewe ĆMI"],</text:p>
          </table:table-cell>
          <table:table-cell table:style-name="ce46" table:formula="of:=CONCATENATE([.L47];[.M47];[.N47])" office:value-type="string" office:string-value="  &quot;ćmi.&quot;    [&quot;ZTVJ&quot;,   &quot;ćmi&quot;,       &quot;&quot;, &quot;ONSET&quot;, &quot;lewe ĆMI&quot;]," calcext:value-type="string">
            <text:p><text:s text:c="2"/>"ćmi." <text:s text:c="3"/>["ZTVJ", <text:s text:c="2"/>"ćmi", <text:s text:c="6"/>"", "ONSET", "lewe ĆMI"]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formula="of:=CONCATENATE([$przecinki.$A$2];[.E48];[$przecinki.$A$2];)" office:value-type="string" office:string-value="&quot;ZTP&quot;" calcext:value-type="string">
            <text:p>"ZTP"</text:p>
          </table:table-cell>
          <table:table-cell table:formula="of:=CONCATENATE([$przecinki.$A$2];[.A48];[$przecinki.$A$2])" office:value-type="string" office:string-value="&quot;ćp&quot;" calcext:value-type="string">
            <text:p>"ćp"</text:p>
          </table:table-cell>
          <table:table-cell table:formula="of:=CONCATENATE([.G48];[$przecinki.$B$2];[.F48];)" office:value-type="string" office:string-value="&quot;ćp&quot;:&quot;ZTP&quot;" calcext:value-type="string">
            <text:p>"ćp":"ZTP"</text:p>
          </table:table-cell>
          <table:table-cell/>
          <table:table-cell table:style-name="ce42" table:formula="of:=CONCATENATE([$przecinki.$A$2];[.A48];[$przecinki.$A$5];[$przecinki.$A$2])" office:value-type="string" office:string-value="&quot;ćp.&quot;" calcext:value-type="string">
            <text:p>"ćp."</text:p>
          </table:table-cell>
          <table:table-cell table:style-name="ce42" table:formula="of:=UPPER([.G48])" office:value-type="string" office:string-value="&quot;ĆP&quot;" calcext:value-type="string">
            <text:p>"ĆP"</text:p>
          </table:table-cell>
          <table:table-cell table:style-name="ce42" table:formula="of:=CONCATENATE([$przecinki.$C$2];[$przecinki.$C$2];[.J48];[$przecinki.$C$2];[$przecinki.$C$2];[$przecinki.$C$2];[$przecinki.$C$2];[$przecinki.$B$5];[.F48];[$przecinki.$D$2];[$przecinki.$C$2];[$przecinki.$C$2];[$przecinki.$C$2];[.G48];[$przecinki.$D$2];[$przecinki.$C$2];[$przecinki.$C$2];[$przecinki.$C$2];[$przecinki.$C$2];[$przecinki.$C$2];[$przecinki.$C$2];[$przecinki.$C$2])" office:value-type="string" office:string-value="  &quot;ćp.&quot;    [&quot;ZTP&quot;,   &quot;ćp&quot;,       " calcext:value-type="string">
            <text:p><text:s text:c="2"/>"ćp." <text:s text:c="3"/>["ZTP", <text:s text:c="2"/>"ć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]);[$przecinki.$A$2];[$przecinki.$C$5];[$przecinki.$D$2])" office:value-type="string" office:string-value="&quot;lewe ĆP&quot;]," calcext:value-type="string">
            <text:p>"lewe ĆP"],</text:p>
          </table:table-cell>
          <table:table-cell table:style-name="ce46" table:formula="of:=CONCATENATE([.L48];[.M48];[.N48])" office:value-type="string" office:string-value="  &quot;ćp.&quot;    [&quot;ZTP&quot;,   &quot;ćp&quot;,       &quot;&quot;, &quot;ONSET&quot;, &quot;lewe ĆP&quot;]," calcext:value-type="string">
            <text:p><text:s text:c="2"/>"ćp." <text:s text:c="3"/>["ZTP", <text:s text:c="2"/>"ćp", <text:s text:c="6"/>"", "ONSET", "lewe ĆP"]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formula="of:=CONCATENATE([$przecinki.$A$2];[.E49];[$przecinki.$A$2];)" office:value-type="string" office:string-value="&quot;ZTPJ&quot;" calcext:value-type="string">
            <text:p>"ZTPJ"</text:p>
          </table:table-cell>
          <table:table-cell table:formula="of:=CONCATENATE([$przecinki.$A$2];[.A49];[$przecinki.$A$2])" office:value-type="string" office:string-value="&quot;ćpi&quot;" calcext:value-type="string">
            <text:p>"ćpi"</text:p>
          </table:table-cell>
          <table:table-cell table:formula="of:=CONCATENATE([.G49];[$przecinki.$B$2];[.F49];)" office:value-type="string" office:string-value="&quot;ćpi&quot;:&quot;ZTPJ&quot;" calcext:value-type="string">
            <text:p>"ćpi":"ZTPJ"</text:p>
          </table:table-cell>
          <table:table-cell/>
          <table:table-cell table:style-name="ce42" table:formula="of:=CONCATENATE([$przecinki.$A$2];[.A49];[$przecinki.$A$5];[$przecinki.$A$2])" office:value-type="string" office:string-value="&quot;ćpi.&quot;" calcext:value-type="string">
            <text:p>"ćpi."</text:p>
          </table:table-cell>
          <table:table-cell table:style-name="ce42" table:formula="of:=UPPER([.G49])" office:value-type="string" office:string-value="&quot;ĆPI&quot;" calcext:value-type="string">
            <text:p>"ĆPI"</text:p>
          </table:table-cell>
          <table:table-cell table:style-name="ce42" table:formula="of:=CONCATENATE([$przecinki.$C$2];[$przecinki.$C$2];[.J49];[$przecinki.$C$2];[$przecinki.$C$2];[$przecinki.$C$2];[$przecinki.$C$2];[$przecinki.$B$5];[.F49];[$przecinki.$D$2];[$przecinki.$C$2];[$przecinki.$C$2];[$przecinki.$C$2];[.G49];[$przecinki.$D$2];[$przecinki.$C$2];[$przecinki.$C$2];[$przecinki.$C$2];[$przecinki.$C$2];[$przecinki.$C$2];[$przecinki.$C$2];[$przecinki.$C$2])" office:value-type="string" office:string-value="  &quot;ćpi.&quot;    [&quot;ZTPJ&quot;,   &quot;ćpi&quot;,       " calcext:value-type="string">
            <text:p><text:s text:c="2"/>"ćpi." <text:s text:c="3"/>["ZTPJ", <text:s text:c="2"/>"ć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]);[$przecinki.$A$2];[$przecinki.$C$5];[$przecinki.$D$2])" office:value-type="string" office:string-value="&quot;lewe ĆPI&quot;]," calcext:value-type="string">
            <text:p>"lewe ĆPI"],</text:p>
          </table:table-cell>
          <table:table-cell table:style-name="ce46" table:formula="of:=CONCATENATE([.L49];[.M49];[.N49])" office:value-type="string" office:string-value="  &quot;ćpi.&quot;    [&quot;ZTPJ&quot;,   &quot;ćpi&quot;,       &quot;&quot;, &quot;ONSET&quot;, &quot;lewe ĆPI&quot;]," calcext:value-type="string">
            <text:p><text:s text:c="2"/>"ćpi." <text:s text:c="3"/>["ZTPJ", <text:s text:c="2"/>"ćpi", <text:s text:c="6"/>"", "ONSET", "lewe ĆPI"]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formula="of:=CONCATENATE([$przecinki.$A$2];[.E50];[$przecinki.$A$2];)" office:value-type="string" office:string-value="&quot;ZTPLR&quot;" calcext:value-type="string">
            <text:p>"ZTPLR"</text:p>
          </table:table-cell>
          <table:table-cell table:formula="of:=CONCATENATE([$przecinki.$A$2];[.A50];[$przecinki.$A$2])" office:value-type="string" office:string-value="&quot;ćpn&quot;" calcext:value-type="string">
            <text:p>"ćpn"</text:p>
          </table:table-cell>
          <table:table-cell table:formula="of:=CONCATENATE([.G50];[$przecinki.$B$2];[.F50];)" office:value-type="string" office:string-value="&quot;ćpn&quot;:&quot;ZTPLR&quot;" calcext:value-type="string">
            <text:p>"ćpn":"ZTPLR"</text:p>
          </table:table-cell>
          <table:table-cell/>
          <table:table-cell table:style-name="ce42" table:formula="of:=CONCATENATE([$przecinki.$A$2];[.A50];[$przecinki.$A$5];[$przecinki.$A$2])" office:value-type="string" office:string-value="&quot;ćpn.&quot;" calcext:value-type="string">
            <text:p>"ćpn."</text:p>
          </table:table-cell>
          <table:table-cell table:style-name="ce42" table:formula="of:=UPPER([.G50])" office:value-type="string" office:string-value="&quot;ĆPN&quot;" calcext:value-type="string">
            <text:p>"ĆPN"</text:p>
          </table:table-cell>
          <table:table-cell table:style-name="ce42" table:formula="of:=CONCATENATE([$przecinki.$C$2];[$przecinki.$C$2];[.J50];[$przecinki.$C$2];[$przecinki.$C$2];[$przecinki.$C$2];[$przecinki.$C$2];[$przecinki.$B$5];[.F50];[$przecinki.$D$2];[$przecinki.$C$2];[$przecinki.$C$2];[$przecinki.$C$2];[.G50];[$przecinki.$D$2];[$przecinki.$C$2];[$przecinki.$C$2];[$przecinki.$C$2];[$przecinki.$C$2];[$przecinki.$C$2];[$przecinki.$C$2];[$przecinki.$C$2])" office:value-type="string" office:string-value="  &quot;ćpn.&quot;    [&quot;ZTPLR&quot;,   &quot;ćpn&quot;,       " calcext:value-type="string">
            <text:p><text:s text:c="2"/>"ćpn." <text:s text:c="3"/>["ZTPLR", <text:s text:c="2"/>"ć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]);[$przecinki.$A$2];[$przecinki.$C$5];[$przecinki.$D$2])" office:value-type="string" office:string-value="&quot;lewe ĆPN&quot;]," calcext:value-type="string">
            <text:p>"lewe ĆPN"],</text:p>
          </table:table-cell>
          <table:table-cell table:style-name="ce46" table:formula="of:=CONCATENATE([.L50];[.M50];[.N50])" office:value-type="string" office:string-value="  &quot;ćpn.&quot;    [&quot;ZTPLR&quot;,   &quot;ćpn&quot;,       &quot;&quot;, &quot;ONSET&quot;, &quot;lewe ĆPN&quot;]," calcext:value-type="string">
            <text:p><text:s text:c="2"/>"ćpn." <text:s text:c="3"/>["ZTPLR", <text:s text:c="2"/>"ćpn", <text:s text:c="6"/>"", "ONSET", "lewe ĆPN"]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formula="of:=CONCATENATE([$przecinki.$A$2];[.E51];[$przecinki.$A$2];)" office:value-type="string" office:string-value="&quot;ZTPLRJ&quot;" calcext:value-type="string">
            <text:p>"ZTPLRJ"</text:p>
          </table:table-cell>
          <table:table-cell table:formula="of:=CONCATENATE([$przecinki.$A$2];[.A51];[$przecinki.$A$2])" office:value-type="string" office:string-value="&quot;ćpni&quot;" calcext:value-type="string">
            <text:p>"ćpni"</text:p>
          </table:table-cell>
          <table:table-cell table:formula="of:=CONCATENATE([.G51];[$przecinki.$B$2];[.F51];)" office:value-type="string" office:string-value="&quot;ćpni&quot;:&quot;ZTPLRJ&quot;" calcext:value-type="string">
            <text:p>"ćpni":"ZTPLRJ"</text:p>
          </table:table-cell>
          <table:table-cell/>
          <table:table-cell table:style-name="ce42" table:formula="of:=CONCATENATE([$przecinki.$A$2];[.A51];[$przecinki.$A$5];[$przecinki.$A$2])" office:value-type="string" office:string-value="&quot;ćpni.&quot;" calcext:value-type="string">
            <text:p>"ćpni."</text:p>
          </table:table-cell>
          <table:table-cell table:style-name="ce42" table:formula="of:=UPPER([.G51])" office:value-type="string" office:string-value="&quot;ĆPNI&quot;" calcext:value-type="string">
            <text:p>"ĆPNI"</text:p>
          </table:table-cell>
          <table:table-cell table:style-name="ce42" table:formula="of:=CONCATENATE([$przecinki.$C$2];[$przecinki.$C$2];[.J51];[$przecinki.$C$2];[$przecinki.$C$2];[$przecinki.$C$2];[$przecinki.$C$2];[$przecinki.$B$5];[.F51];[$przecinki.$D$2];[$przecinki.$C$2];[$przecinki.$C$2];[$przecinki.$C$2];[.G51];[$przecinki.$D$2];[$przecinki.$C$2];[$przecinki.$C$2];[$przecinki.$C$2];[$przecinki.$C$2];[$przecinki.$C$2];[$przecinki.$C$2];[$przecinki.$C$2])" office:value-type="string" office:string-value="  &quot;ćpni.&quot;    [&quot;ZTPLRJ&quot;,   &quot;ćpni&quot;,       " calcext:value-type="string">
            <text:p><text:s text:c="2"/>"ćpni." <text:s text:c="3"/>["ZTPLRJ", <text:s text:c="2"/>"ćp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]);[$przecinki.$A$2];[$przecinki.$C$5];[$przecinki.$D$2])" office:value-type="string" office:string-value="&quot;lewe ĆPNI&quot;]," calcext:value-type="string">
            <text:p>"lewe ĆPNI"],</text:p>
          </table:table-cell>
          <table:table-cell table:style-name="ce46" table:formula="of:=CONCATENATE([.L51];[.M51];[.N51])" office:value-type="string" office:string-value="  &quot;ćpni.&quot;    [&quot;ZTPLRJ&quot;,   &quot;ćpni&quot;,       &quot;&quot;, &quot;ONSET&quot;, &quot;lewe ĆPNI&quot;]," calcext:value-type="string">
            <text:p><text:s text:c="2"/>"ćpni." <text:s text:c="3"/>["ZTPLRJ", <text:s text:c="2"/>"ćpni", <text:s text:c="6"/>"", "ONSET", "lewe ĆPNI"]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formula="of:=CONCATENATE([$przecinki.$A$2];[.E52];[$przecinki.$A$2];)" office:value-type="string" office:string-value="&quot;ZTV&quot;" calcext:value-type="string">
            <text:p>"ZTV"</text:p>
          </table:table-cell>
          <table:table-cell table:formula="of:=CONCATENATE([$przecinki.$A$2];[.A52];[$przecinki.$A$2])" office:value-type="string" office:string-value="&quot;ćw&quot;" calcext:value-type="string">
            <text:p>"ćw"</text:p>
          </table:table-cell>
          <table:table-cell table:formula="of:=CONCATENATE([.G52];[$przecinki.$B$2];[.F52];)" office:value-type="string" office:string-value="&quot;ćw&quot;:&quot;ZTV&quot;" calcext:value-type="string">
            <text:p>"ćw":"ZTV"</text:p>
          </table:table-cell>
          <table:table-cell/>
          <table:table-cell table:style-name="ce42" table:formula="of:=CONCATENATE([$przecinki.$A$2];[.A52];[$przecinki.$A$5];[$przecinki.$A$2])" office:value-type="string" office:string-value="&quot;ćw.&quot;" calcext:value-type="string">
            <text:p>"ćw."</text:p>
          </table:table-cell>
          <table:table-cell table:style-name="ce42" table:formula="of:=UPPER([.G52])" office:value-type="string" office:string-value="&quot;ĆW&quot;" calcext:value-type="string">
            <text:p>"ĆW"</text:p>
          </table:table-cell>
          <table:table-cell table:style-name="ce42" table:formula="of:=CONCATENATE([$przecinki.$C$2];[$przecinki.$C$2];[.J52];[$przecinki.$C$2];[$przecinki.$C$2];[$przecinki.$C$2];[$przecinki.$C$2];[$przecinki.$B$5];[.F52];[$przecinki.$D$2];[$przecinki.$C$2];[$przecinki.$C$2];[$przecinki.$C$2];[.G52];[$przecinki.$D$2];[$przecinki.$C$2];[$przecinki.$C$2];[$przecinki.$C$2];[$przecinki.$C$2];[$przecinki.$C$2];[$przecinki.$C$2];[$przecinki.$C$2])" office:value-type="string" office:string-value="  &quot;ćw.&quot;    [&quot;ZTV&quot;,   &quot;ćw&quot;,       " calcext:value-type="string">
            <text:p><text:s text:c="2"/>"ćw." <text:s text:c="3"/>["ZTV", <text:s text:c="2"/>"ć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]);[$przecinki.$A$2];[$przecinki.$C$5];[$przecinki.$D$2])" office:value-type="string" office:string-value="&quot;lewe ĆW&quot;]," calcext:value-type="string">
            <text:p>"lewe ĆW"],</text:p>
          </table:table-cell>
          <table:table-cell table:style-name="ce46" table:formula="of:=CONCATENATE([.L52];[.M52];[.N52])" office:value-type="string" office:string-value="  &quot;ćw.&quot;    [&quot;ZTV&quot;,   &quot;ćw&quot;,       &quot;&quot;, &quot;ONSET&quot;, &quot;lewe ĆW&quot;]," calcext:value-type="string">
            <text:p><text:s text:c="2"/>"ćw." <text:s text:c="3"/>["ZTV", <text:s text:c="2"/>"ćw", <text:s text:c="6"/>"", "ONSET", "lewe ĆW"]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formula="of:=CONCATENATE([$przecinki.$A$2];[.E53];[$przecinki.$A$2];)" office:value-type="string" office:string-value="&quot;ZTVJ&quot;" calcext:value-type="string">
            <text:p>"ZTVJ"</text:p>
          </table:table-cell>
          <table:table-cell table:formula="of:=CONCATENATE([$przecinki.$A$2];[.A53];[$przecinki.$A$2])" office:value-type="string" office:string-value="&quot;ćwi&quot;" calcext:value-type="string">
            <text:p>"ćwi"</text:p>
          </table:table-cell>
          <table:table-cell table:formula="of:=CONCATENATE([.G53];[$przecinki.$B$2];[.F53];)" office:value-type="string" office:string-value="&quot;ćwi&quot;:&quot;ZTVJ&quot;" calcext:value-type="string">
            <text:p>"ćwi":"ZTVJ"</text:p>
          </table:table-cell>
          <table:table-cell/>
          <table:table-cell table:style-name="ce42" table:formula="of:=CONCATENATE([$przecinki.$A$2];[.A53];[$przecinki.$A$5];[$przecinki.$A$2])" office:value-type="string" office:string-value="&quot;ćwi.&quot;" calcext:value-type="string">
            <text:p>"ćwi."</text:p>
          </table:table-cell>
          <table:table-cell table:style-name="ce42" table:formula="of:=UPPER([.G53])" office:value-type="string" office:string-value="&quot;ĆWI&quot;" calcext:value-type="string">
            <text:p>"ĆWI"</text:p>
          </table:table-cell>
          <table:table-cell table:style-name="ce42" table:formula="of:=CONCATENATE([$przecinki.$C$2];[$przecinki.$C$2];[.J53];[$przecinki.$C$2];[$przecinki.$C$2];[$przecinki.$C$2];[$przecinki.$C$2];[$przecinki.$B$5];[.F53];[$przecinki.$D$2];[$przecinki.$C$2];[$przecinki.$C$2];[$przecinki.$C$2];[.G53];[$przecinki.$D$2];[$przecinki.$C$2];[$przecinki.$C$2];[$przecinki.$C$2];[$przecinki.$C$2];[$przecinki.$C$2];[$przecinki.$C$2];[$przecinki.$C$2])" office:value-type="string" office:string-value="  &quot;ćwi.&quot;    [&quot;ZTVJ&quot;,   &quot;ćwi&quot;,       " calcext:value-type="string">
            <text:p><text:s text:c="2"/>"ćwi." <text:s text:c="3"/>["ZTVJ", <text:s text:c="2"/>"ć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]);[$przecinki.$A$2];[$przecinki.$C$5];[$przecinki.$D$2])" office:value-type="string" office:string-value="&quot;lewe ĆWI&quot;]," calcext:value-type="string">
            <text:p>"lewe ĆWI"],</text:p>
          </table:table-cell>
          <table:table-cell table:style-name="ce46" table:formula="of:=CONCATENATE([.L53];[.M53];[.N53])" office:value-type="string" office:string-value="  &quot;ćwi.&quot;    [&quot;ZTVJ&quot;,   &quot;ćwi&quot;,       &quot;&quot;, &quot;ONSET&quot;, &quot;lewe ĆWI&quot;]," calcext:value-type="string">
            <text:p><text:s text:c="2"/>"ćwi." <text:s text:c="3"/>["ZTVJ", <text:s text:c="2"/>"ćwi", <text:s text:c="6"/>"", "ONSET", "lewe ĆWI"]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formula="of:=CONCATENATE([$przecinki.$A$2];[.E54];[$przecinki.$A$2];)" office:value-type="string" office:string-value="&quot;XT&quot;" calcext:value-type="string">
            <text:p>"XT"</text:p>
          </table:table-cell>
          <table:table-cell table:formula="of:=CONCATENATE([$przecinki.$A$2];[.A54];[$przecinki.$A$2])" office:value-type="string" office:string-value="&quot;d&quot;" calcext:value-type="string">
            <text:p>"d"</text:p>
          </table:table-cell>
          <table:table-cell table:formula="of:=CONCATENATE([.G54];[$przecinki.$B$2];[.F54];)" office:value-type="string" office:string-value="&quot;d&quot;:&quot;XT&quot;" calcext:value-type="string">
            <text:p>"d":"XT"</text:p>
          </table:table-cell>
          <table:table-cell/>
          <table:table-cell table:style-name="ce42" table:formula="of:=CONCATENATE([$przecinki.$A$2];[.A54];[$przecinki.$A$5];[$przecinki.$A$2])" office:value-type="string" office:string-value="&quot;d.&quot;" calcext:value-type="string">
            <text:p>"d."</text:p>
          </table:table-cell>
          <table:table-cell table:style-name="ce42" table:formula="of:=UPPER([.G54])" office:value-type="string" office:string-value="&quot;D&quot;" calcext:value-type="string">
            <text:p>"D"</text:p>
          </table:table-cell>
          <table:table-cell table:style-name="ce42" table:formula="of:=CONCATENATE([$przecinki.$C$2];[$przecinki.$C$2];[.J54];[$przecinki.$C$2];[$przecinki.$C$2];[$przecinki.$C$2];[$przecinki.$C$2];[$przecinki.$B$5];[.F54];[$przecinki.$D$2];[$przecinki.$C$2];[$przecinki.$C$2];[$przecinki.$C$2];[.G54];[$przecinki.$D$2];[$przecinki.$C$2];[$przecinki.$C$2];[$przecinki.$C$2];[$przecinki.$C$2];[$przecinki.$C$2];[$przecinki.$C$2];[$przecinki.$C$2])" office:value-type="string" office:string-value="  &quot;d.&quot;    [&quot;XT&quot;,   &quot;d&quot;,       " calcext:value-type="string">
            <text:p><text:s text:c="2"/>"d." <text:s text:c="3"/>["XT", <text:s text:c="2"/>"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]);[$przecinki.$A$2];[$przecinki.$C$5];[$przecinki.$D$2])" office:value-type="string" office:string-value="&quot;lewe D&quot;]," calcext:value-type="string">
            <text:p>"lewe D"],</text:p>
          </table:table-cell>
          <table:table-cell table:style-name="ce46" table:formula="of:=CONCATENATE([.L54];[.M54];[.N54])" office:value-type="string" office:string-value="  &quot;d.&quot;    [&quot;XT&quot;,   &quot;d&quot;,       &quot;&quot;, &quot;ONSET&quot;, &quot;lewe D&quot;]," calcext:value-type="string">
            <text:p><text:s text:c="2"/>"d." <text:s text:c="3"/>["XT", <text:s text:c="2"/>"d", <text:s text:c="6"/>"", "ONSET", "lewe D"]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formula="of:=CONCATENATE([$przecinki.$A$2];[.E55];[$przecinki.$A$2];)" office:value-type="string" office:string-value="&quot;XTP&quot;" calcext:value-type="string">
            <text:p>"XTP"</text:p>
          </table:table-cell>
          <table:table-cell table:formula="of:=CONCATENATE([$przecinki.$A$2];[.A55];[$przecinki.$A$2])" office:value-type="string" office:string-value="&quot;db&quot;" calcext:value-type="string">
            <text:p>"db"</text:p>
          </table:table-cell>
          <table:table-cell table:formula="of:=CONCATENATE([.G55];[$przecinki.$B$2];[.F55];)" office:value-type="string" office:string-value="&quot;db&quot;:&quot;XTP&quot;" calcext:value-type="string">
            <text:p>"db":"XTP"</text:p>
          </table:table-cell>
          <table:table-cell/>
          <table:table-cell table:style-name="ce42" table:formula="of:=CONCATENATE([$przecinki.$A$2];[.A55];[$przecinki.$A$5];[$przecinki.$A$2])" office:value-type="string" office:string-value="&quot;db.&quot;" calcext:value-type="string">
            <text:p>"db."</text:p>
          </table:table-cell>
          <table:table-cell table:style-name="ce42" table:formula="of:=UPPER([.G55])" office:value-type="string" office:string-value="&quot;DB&quot;" calcext:value-type="string">
            <text:p>"DB"</text:p>
          </table:table-cell>
          <table:table-cell table:style-name="ce42" table:formula="of:=CONCATENATE([$przecinki.$C$2];[$przecinki.$C$2];[.J55];[$przecinki.$C$2];[$przecinki.$C$2];[$przecinki.$C$2];[$przecinki.$C$2];[$przecinki.$B$5];[.F55];[$przecinki.$D$2];[$przecinki.$C$2];[$przecinki.$C$2];[$przecinki.$C$2];[.G55];[$przecinki.$D$2];[$przecinki.$C$2];[$przecinki.$C$2];[$przecinki.$C$2];[$przecinki.$C$2];[$przecinki.$C$2];[$przecinki.$C$2];[$przecinki.$C$2])" office:value-type="string" office:string-value="  &quot;db.&quot;    [&quot;XTP&quot;,   &quot;db&quot;,       " calcext:value-type="string">
            <text:p><text:s text:c="2"/>"db." <text:s text:c="3"/>["XTP", <text:s text:c="2"/>"d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5]);[$przecinki.$A$2];[$przecinki.$C$5];[$przecinki.$D$2])" office:value-type="string" office:string-value="&quot;lewe DB&quot;]," calcext:value-type="string">
            <text:p>"lewe DB"],</text:p>
          </table:table-cell>
          <table:table-cell table:style-name="ce46" table:formula="of:=CONCATENATE([.L55];[.M55];[.N55])" office:value-type="string" office:string-value="  &quot;db.&quot;    [&quot;XTP&quot;,   &quot;db&quot;,       &quot;&quot;, &quot;ONSET&quot;, &quot;lewe DB&quot;]," calcext:value-type="string">
            <text:p><text:s text:c="2"/>"db." <text:s text:c="3"/>["XTP", <text:s text:c="2"/>"db", <text:s text:c="6"/>"", "ONSET", "lewe DB"]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formula="of:=CONCATENATE([$przecinki.$A$2];[.E56];[$przecinki.$A$2];)" office:value-type="string" office:string-value="&quot;XTL&quot;" calcext:value-type="string">
            <text:p>"XTL"</text:p>
          </table:table-cell>
          <table:table-cell table:formula="of:=CONCATENATE([$przecinki.$A$2];[.A56];[$przecinki.$A$2])" office:value-type="string" office:string-value="&quot;dl&quot;" calcext:value-type="string">
            <text:p>"dl"</text:p>
          </table:table-cell>
          <table:table-cell table:formula="of:=CONCATENATE([.G56];[$przecinki.$B$2];[.F56];)" office:value-type="string" office:string-value="&quot;dl&quot;:&quot;XTL&quot;" calcext:value-type="string">
            <text:p>"dl":"XTL"</text:p>
          </table:table-cell>
          <table:table-cell/>
          <table:table-cell table:style-name="ce42" table:formula="of:=CONCATENATE([$przecinki.$A$2];[.A56];[$przecinki.$A$5];[$przecinki.$A$2])" office:value-type="string" office:string-value="&quot;dl.&quot;" calcext:value-type="string">
            <text:p>"dl."</text:p>
          </table:table-cell>
          <table:table-cell table:style-name="ce42" table:formula="of:=UPPER([.G56])" office:value-type="string" office:string-value="&quot;DL&quot;" calcext:value-type="string">
            <text:p>"DL"</text:p>
          </table:table-cell>
          <table:table-cell table:style-name="ce42" table:formula="of:=CONCATENATE([$przecinki.$C$2];[$przecinki.$C$2];[.J56];[$przecinki.$C$2];[$przecinki.$C$2];[$przecinki.$C$2];[$przecinki.$C$2];[$przecinki.$B$5];[.F56];[$przecinki.$D$2];[$przecinki.$C$2];[$przecinki.$C$2];[$przecinki.$C$2];[.G56];[$przecinki.$D$2];[$przecinki.$C$2];[$przecinki.$C$2];[$przecinki.$C$2];[$przecinki.$C$2];[$przecinki.$C$2];[$przecinki.$C$2];[$przecinki.$C$2])" office:value-type="string" office:string-value="  &quot;dl.&quot;    [&quot;XTL&quot;,   &quot;dl&quot;,       " calcext:value-type="string">
            <text:p><text:s text:c="2"/>"dl." <text:s text:c="3"/>["XTL", <text:s text:c="2"/>"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6]);[$przecinki.$A$2];[$przecinki.$C$5];[$przecinki.$D$2])" office:value-type="string" office:string-value="&quot;lewe DL&quot;]," calcext:value-type="string">
            <text:p>"lewe DL"],</text:p>
          </table:table-cell>
          <table:table-cell table:style-name="ce46" table:formula="of:=CONCATENATE([.L56];[.M56];[.N56])" office:value-type="string" office:string-value="  &quot;dl.&quot;    [&quot;XTL&quot;,   &quot;dl&quot;,       &quot;&quot;, &quot;ONSET&quot;, &quot;lewe DL&quot;]," calcext:value-type="string">
            <text:p><text:s text:c="2"/>"dl." <text:s text:c="3"/>["XTL", <text:s text:c="2"/>"dl", <text:s text:c="6"/>"", "ONSET", "lewe DL"]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formula="of:=CONCATENATE([$przecinki.$A$2];[.E57];[$przecinki.$A$2];)" office:value-type="string" office:string-value="&quot;XTLJ&quot;" calcext:value-type="string">
            <text:p>"XTLJ"</text:p>
          </table:table-cell>
          <table:table-cell table:formula="of:=CONCATENATE([$przecinki.$A$2];[.A57];[$przecinki.$A$2])" office:value-type="string" office:string-value="&quot;dł&quot;" calcext:value-type="string">
            <text:p>"dł"</text:p>
          </table:table-cell>
          <table:table-cell table:formula="of:=CONCATENATE([.G57];[$przecinki.$B$2];[.F57];)" office:value-type="string" office:string-value="&quot;dł&quot;:&quot;XTLJ&quot;" calcext:value-type="string">
            <text:p>"dł":"XTLJ"</text:p>
          </table:table-cell>
          <table:table-cell/>
          <table:table-cell table:style-name="ce42" table:formula="of:=CONCATENATE([$przecinki.$A$2];[.A57];[$przecinki.$A$5];[$przecinki.$A$2])" office:value-type="string" office:string-value="&quot;dł.&quot;" calcext:value-type="string">
            <text:p>"dł."</text:p>
          </table:table-cell>
          <table:table-cell table:style-name="ce42" table:formula="of:=UPPER([.G57])" office:value-type="string" office:string-value="&quot;DŁ&quot;" calcext:value-type="string">
            <text:p>"DŁ"</text:p>
          </table:table-cell>
          <table:table-cell table:style-name="ce42" table:formula="of:=CONCATENATE([$przecinki.$C$2];[$przecinki.$C$2];[.J57];[$przecinki.$C$2];[$przecinki.$C$2];[$przecinki.$C$2];[$przecinki.$C$2];[$przecinki.$B$5];[.F57];[$przecinki.$D$2];[$przecinki.$C$2];[$przecinki.$C$2];[$przecinki.$C$2];[.G57];[$przecinki.$D$2];[$przecinki.$C$2];[$przecinki.$C$2];[$przecinki.$C$2];[$przecinki.$C$2];[$przecinki.$C$2];[$przecinki.$C$2];[$przecinki.$C$2])" office:value-type="string" office:string-value="  &quot;dł.&quot;    [&quot;XTLJ&quot;,   &quot;dł&quot;,       " calcext:value-type="string">
            <text:p><text:s text:c="2"/>"dł." <text:s text:c="3"/>["XTLJ", <text:s text:c="2"/>"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7]);[$przecinki.$A$2];[$przecinki.$C$5];[$przecinki.$D$2])" office:value-type="string" office:string-value="&quot;lewe DŁ&quot;]," calcext:value-type="string">
            <text:p>"lewe DŁ"],</text:p>
          </table:table-cell>
          <table:table-cell table:style-name="ce46" table:formula="of:=CONCATENATE([.L57];[.M57];[.N57])" office:value-type="string" office:string-value="  &quot;dł.&quot;    [&quot;XTLJ&quot;,   &quot;dł&quot;,       &quot;&quot;, &quot;ONSET&quot;, &quot;lewe DŁ&quot;]," calcext:value-type="string">
            <text:p><text:s text:c="2"/>"dł." <text:s text:c="3"/>["XTLJ", <text:s text:c="2"/>"dł", <text:s text:c="6"/>"", "ONSET", "lewe DŁ"]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formula="of:=CONCATENATE([$przecinki.$A$2];[.E58];[$przecinki.$A$2];)" office:value-type="string" office:string-value="&quot;XTV&quot;" calcext:value-type="string">
            <text:p>"XTV"</text:p>
          </table:table-cell>
          <table:table-cell table:formula="of:=CONCATENATE([$przecinki.$A$2];[.A58];[$przecinki.$A$2])" office:value-type="string" office:string-value="&quot;dm&quot;" calcext:value-type="string">
            <text:p>"dm"</text:p>
          </table:table-cell>
          <table:table-cell table:formula="of:=CONCATENATE([.G58];[$przecinki.$B$2];[.F58];)" office:value-type="string" office:string-value="&quot;dm&quot;:&quot;XTV&quot;" calcext:value-type="string">
            <text:p>"dm":"XTV"</text:p>
          </table:table-cell>
          <table:table-cell/>
          <table:table-cell table:style-name="ce42" table:formula="of:=CONCATENATE([$przecinki.$A$2];[.A58];[$przecinki.$A$5];[$przecinki.$A$2])" office:value-type="string" office:string-value="&quot;dm.&quot;" calcext:value-type="string">
            <text:p>"dm."</text:p>
          </table:table-cell>
          <table:table-cell table:style-name="ce42" table:formula="of:=UPPER([.G58])" office:value-type="string" office:string-value="&quot;DM&quot;" calcext:value-type="string">
            <text:p>"DM"</text:p>
          </table:table-cell>
          <table:table-cell table:style-name="ce42" table:formula="of:=CONCATENATE([$przecinki.$C$2];[$przecinki.$C$2];[.J58];[$przecinki.$C$2];[$przecinki.$C$2];[$przecinki.$C$2];[$przecinki.$C$2];[$przecinki.$B$5];[.F58];[$przecinki.$D$2];[$przecinki.$C$2];[$przecinki.$C$2];[$przecinki.$C$2];[.G58];[$przecinki.$D$2];[$przecinki.$C$2];[$przecinki.$C$2];[$przecinki.$C$2];[$przecinki.$C$2];[$przecinki.$C$2];[$przecinki.$C$2];[$przecinki.$C$2])" office:value-type="string" office:string-value="  &quot;dm.&quot;    [&quot;XTV&quot;,   &quot;dm&quot;,       " calcext:value-type="string">
            <text:p><text:s text:c="2"/>"dm." <text:s text:c="3"/>["XTV", <text:s text:c="2"/>"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8]);[$przecinki.$A$2];[$przecinki.$C$5];[$przecinki.$D$2])" office:value-type="string" office:string-value="&quot;lewe DM&quot;]," calcext:value-type="string">
            <text:p>"lewe DM"],</text:p>
          </table:table-cell>
          <table:table-cell table:style-name="ce46" table:formula="of:=CONCATENATE([.L58];[.M58];[.N58])" office:value-type="string" office:string-value="  &quot;dm.&quot;    [&quot;XTV&quot;,   &quot;dm&quot;,       &quot;&quot;, &quot;ONSET&quot;, &quot;lewe DM&quot;]," calcext:value-type="string">
            <text:p><text:s text:c="2"/>"dm." <text:s text:c="3"/>["XTV", <text:s text:c="2"/>"dm", <text:s text:c="6"/>"", "ONSET", "lewe DM"]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formula="of:=CONCATENATE([$przecinki.$A$2];[.E59];[$przecinki.$A$2];)" office:value-type="string" office:string-value="&quot;XTVJ&quot;" calcext:value-type="string">
            <text:p>"XTVJ"</text:p>
          </table:table-cell>
          <table:table-cell table:formula="of:=CONCATENATE([$przecinki.$A$2];[.A59];[$przecinki.$A$2])" office:value-type="string" office:string-value="&quot;dmi&quot;" calcext:value-type="string">
            <text:p>"dmi"</text:p>
          </table:table-cell>
          <table:table-cell table:formula="of:=CONCATENATE([.G59];[$przecinki.$B$2];[.F59];)" office:value-type="string" office:string-value="&quot;dmi&quot;:&quot;XTVJ&quot;" calcext:value-type="string">
            <text:p>"dmi":"XTVJ"</text:p>
          </table:table-cell>
          <table:table-cell/>
          <table:table-cell table:style-name="ce42" table:formula="of:=CONCATENATE([$przecinki.$A$2];[.A59];[$przecinki.$A$5];[$przecinki.$A$2])" office:value-type="string" office:string-value="&quot;dmi.&quot;" calcext:value-type="string">
            <text:p>"dmi."</text:p>
          </table:table-cell>
          <table:table-cell table:style-name="ce42" table:formula="of:=UPPER([.G59])" office:value-type="string" office:string-value="&quot;DMI&quot;" calcext:value-type="string">
            <text:p>"DMI"</text:p>
          </table:table-cell>
          <table:table-cell table:style-name="ce42" table:formula="of:=CONCATENATE([$przecinki.$C$2];[$przecinki.$C$2];[.J59];[$przecinki.$C$2];[$przecinki.$C$2];[$przecinki.$C$2];[$przecinki.$C$2];[$przecinki.$B$5];[.F59];[$przecinki.$D$2];[$przecinki.$C$2];[$przecinki.$C$2];[$przecinki.$C$2];[.G59];[$przecinki.$D$2];[$przecinki.$C$2];[$przecinki.$C$2];[$przecinki.$C$2];[$przecinki.$C$2];[$przecinki.$C$2];[$przecinki.$C$2];[$przecinki.$C$2])" office:value-type="string" office:string-value="  &quot;dmi.&quot;    [&quot;XTVJ&quot;,   &quot;dmi&quot;,       " calcext:value-type="string">
            <text:p><text:s text:c="2"/>"dmi." <text:s text:c="3"/>["XTVJ", <text:s text:c="2"/>"d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9]);[$przecinki.$A$2];[$przecinki.$C$5];[$przecinki.$D$2])" office:value-type="string" office:string-value="&quot;lewe DMI&quot;]," calcext:value-type="string">
            <text:p>"lewe DMI"],</text:p>
          </table:table-cell>
          <table:table-cell table:style-name="ce46" table:formula="of:=CONCATENATE([.L59];[.M59];[.N59])" office:value-type="string" office:string-value="  &quot;dmi.&quot;    [&quot;XTVJ&quot;,   &quot;dmi&quot;,       &quot;&quot;, &quot;ONSET&quot;, &quot;lewe DMI&quot;]," calcext:value-type="string">
            <text:p><text:s text:c="2"/>"dmi." <text:s text:c="3"/>["XTVJ", <text:s text:c="2"/>"dmi", <text:s text:c="6"/>"", "ONSET", "lewe DMI"]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formula="of:=CONCATENATE([$przecinki.$A$2];[.E60];[$przecinki.$A$2];)" office:value-type="string" office:string-value="&quot;XTLR&quot;" calcext:value-type="string">
            <text:p>"XTLR"</text:p>
          </table:table-cell>
          <table:table-cell table:formula="of:=CONCATENATE([$przecinki.$A$2];[.A60];[$przecinki.$A$2])" office:value-type="string" office:string-value="&quot;dn&quot;" calcext:value-type="string">
            <text:p>"dn"</text:p>
          </table:table-cell>
          <table:table-cell table:formula="of:=CONCATENATE([.G60];[$przecinki.$B$2];[.F60];)" office:value-type="string" office:string-value="&quot;dn&quot;:&quot;XTLR&quot;" calcext:value-type="string">
            <text:p>"dn":"XTLR"</text:p>
          </table:table-cell>
          <table:table-cell/>
          <table:table-cell table:style-name="ce42" table:formula="of:=CONCATENATE([$przecinki.$A$2];[.A60];[$przecinki.$A$5];[$przecinki.$A$2])" office:value-type="string" office:string-value="&quot;dn.&quot;" calcext:value-type="string">
            <text:p>"dn."</text:p>
          </table:table-cell>
          <table:table-cell table:style-name="ce42" table:formula="of:=UPPER([.G60])" office:value-type="string" office:string-value="&quot;DN&quot;" calcext:value-type="string">
            <text:p>"DN"</text:p>
          </table:table-cell>
          <table:table-cell table:style-name="ce42" table:formula="of:=CONCATENATE([$przecinki.$C$2];[$przecinki.$C$2];[.J60];[$przecinki.$C$2];[$przecinki.$C$2];[$przecinki.$C$2];[$przecinki.$C$2];[$przecinki.$B$5];[.F60];[$przecinki.$D$2];[$przecinki.$C$2];[$przecinki.$C$2];[$przecinki.$C$2];[.G60];[$przecinki.$D$2];[$przecinki.$C$2];[$przecinki.$C$2];[$przecinki.$C$2];[$przecinki.$C$2];[$przecinki.$C$2];[$przecinki.$C$2];[$przecinki.$C$2])" office:value-type="string" office:string-value="  &quot;dn.&quot;    [&quot;XTLR&quot;,   &quot;dn&quot;,       " calcext:value-type="string">
            <text:p><text:s text:c="2"/>"dn." <text:s text:c="3"/>["XTLR", <text:s text:c="2"/>"d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0]);[$przecinki.$A$2];[$przecinki.$C$5];[$przecinki.$D$2])" office:value-type="string" office:string-value="&quot;lewe DN&quot;]," calcext:value-type="string">
            <text:p>"lewe DN"],</text:p>
          </table:table-cell>
          <table:table-cell table:style-name="ce46" table:formula="of:=CONCATENATE([.L60];[.M60];[.N60])" office:value-type="string" office:string-value="  &quot;dn.&quot;    [&quot;XTLR&quot;,   &quot;dn&quot;,       &quot;&quot;, &quot;ONSET&quot;, &quot;lewe DN&quot;]," calcext:value-type="string">
            <text:p><text:s text:c="2"/>"dn." <text:s text:c="3"/>["XTLR", <text:s text:c="2"/>"dn", <text:s text:c="6"/>"", "ONSET", "lewe DN"]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formula="of:=CONCATENATE([$przecinki.$A$2];[.E61];[$przecinki.$A$2];)" office:value-type="string" office:string-value="&quot;XTLRJ&quot;" calcext:value-type="string">
            <text:p>"XTLRJ"</text:p>
          </table:table-cell>
          <table:table-cell table:formula="of:=CONCATENATE([$przecinki.$A$2];[.A61];[$przecinki.$A$2])" office:value-type="string" office:string-value="&quot;dni&quot;" calcext:value-type="string">
            <text:p>"dni"</text:p>
          </table:table-cell>
          <table:table-cell table:formula="of:=CONCATENATE([.G61];[$przecinki.$B$2];[.F61];)" office:value-type="string" office:string-value="&quot;dni&quot;:&quot;XTLRJ&quot;" calcext:value-type="string">
            <text:p>"dni":"XTLRJ"</text:p>
          </table:table-cell>
          <table:table-cell/>
          <table:table-cell table:style-name="ce42" table:formula="of:=CONCATENATE([$przecinki.$A$2];[.A61];[$przecinki.$A$5];[$przecinki.$A$2])" office:value-type="string" office:string-value="&quot;dni.&quot;" calcext:value-type="string">
            <text:p>"dni."</text:p>
          </table:table-cell>
          <table:table-cell table:style-name="ce42" table:formula="of:=UPPER([.G61])" office:value-type="string" office:string-value="&quot;DNI&quot;" calcext:value-type="string">
            <text:p>"DNI"</text:p>
          </table:table-cell>
          <table:table-cell table:style-name="ce42" table:formula="of:=CONCATENATE([$przecinki.$C$2];[$przecinki.$C$2];[.J61];[$przecinki.$C$2];[$przecinki.$C$2];[$przecinki.$C$2];[$przecinki.$C$2];[$przecinki.$B$5];[.F61];[$przecinki.$D$2];[$przecinki.$C$2];[$przecinki.$C$2];[$przecinki.$C$2];[.G61];[$przecinki.$D$2];[$przecinki.$C$2];[$przecinki.$C$2];[$przecinki.$C$2];[$przecinki.$C$2];[$przecinki.$C$2];[$przecinki.$C$2];[$przecinki.$C$2])" office:value-type="string" office:string-value="  &quot;dni.&quot;    [&quot;XTLRJ&quot;,   &quot;dni&quot;,       " calcext:value-type="string">
            <text:p><text:s text:c="2"/>"dni." <text:s text:c="3"/>["XTLRJ", <text:s text:c="2"/>"d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1]);[$przecinki.$A$2];[$przecinki.$C$5];[$przecinki.$D$2])" office:value-type="string" office:string-value="&quot;lewe DNI&quot;]," calcext:value-type="string">
            <text:p>"lewe DNI"],</text:p>
          </table:table-cell>
          <table:table-cell table:style-name="ce46" table:formula="of:=CONCATENATE([.L61];[.M61];[.N61])" office:value-type="string" office:string-value="  &quot;dni.&quot;    [&quot;XTLRJ&quot;,   &quot;dni&quot;,       &quot;&quot;, &quot;ONSET&quot;, &quot;lewe DNI&quot;]," calcext:value-type="string">
            <text:p><text:s text:c="2"/>"dni." <text:s text:c="3"/>["XTLRJ", <text:s text:c="2"/>"dni", <text:s text:c="6"/>"", "ONSET", "lewe DNI"]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formula="of:=CONCATENATE([$przecinki.$A$2];[.E62];[$przecinki.$A$2];)" office:value-type="string" office:string-value="&quot;XTR&quot;" calcext:value-type="string">
            <text:p>"XTR"</text:p>
          </table:table-cell>
          <table:table-cell table:formula="of:=CONCATENATE([$przecinki.$A$2];[.A62];[$przecinki.$A$2])" office:value-type="string" office:string-value="&quot;dr&quot;" calcext:value-type="string">
            <text:p>"dr"</text:p>
          </table:table-cell>
          <table:table-cell table:formula="of:=CONCATENATE([.G62];[$przecinki.$B$2];[.F62];)" office:value-type="string" office:string-value="&quot;dr&quot;:&quot;XTR&quot;" calcext:value-type="string">
            <text:p>"dr":"XTR"</text:p>
          </table:table-cell>
          <table:table-cell/>
          <table:table-cell table:style-name="ce42" table:formula="of:=CONCATENATE([$przecinki.$A$2];[.A62];[$przecinki.$A$5];[$przecinki.$A$2])" office:value-type="string" office:string-value="&quot;dr.&quot;" calcext:value-type="string">
            <text:p>"dr."</text:p>
          </table:table-cell>
          <table:table-cell table:style-name="ce42" table:formula="of:=UPPER([.G62])" office:value-type="string" office:string-value="&quot;DR&quot;" calcext:value-type="string">
            <text:p>"DR"</text:p>
          </table:table-cell>
          <table:table-cell table:style-name="ce42" table:formula="of:=CONCATENATE([$przecinki.$C$2];[$przecinki.$C$2];[.J62];[$przecinki.$C$2];[$przecinki.$C$2];[$przecinki.$C$2];[$przecinki.$C$2];[$przecinki.$B$5];[.F62];[$przecinki.$D$2];[$przecinki.$C$2];[$przecinki.$C$2];[$przecinki.$C$2];[.G62];[$przecinki.$D$2];[$przecinki.$C$2];[$przecinki.$C$2];[$przecinki.$C$2];[$przecinki.$C$2];[$przecinki.$C$2];[$przecinki.$C$2];[$przecinki.$C$2])" office:value-type="string" office:string-value="  &quot;dr.&quot;    [&quot;XTR&quot;,   &quot;dr&quot;,       " calcext:value-type="string">
            <text:p><text:s text:c="2"/>"dr." <text:s text:c="3"/>["XTR", <text:s text:c="2"/>"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2]);[$przecinki.$A$2];[$przecinki.$C$5];[$przecinki.$D$2])" office:value-type="string" office:string-value="&quot;lewe DR&quot;]," calcext:value-type="string">
            <text:p>"lewe DR"],</text:p>
          </table:table-cell>
          <table:table-cell table:style-name="ce46" table:formula="of:=CONCATENATE([.L62];[.M62];[.N62])" office:value-type="string" office:string-value="  &quot;dr.&quot;    [&quot;XTR&quot;,   &quot;dr&quot;,       &quot;&quot;, &quot;ONSET&quot;, &quot;lewe DR&quot;]," calcext:value-type="string">
            <text:p><text:s text:c="2"/>"dr." <text:s text:c="3"/>["XTR", <text:s text:c="2"/>"dr", <text:s text:c="6"/>"", "ONSET", "lewe DR"]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formula="of:=CONCATENATE([$przecinki.$A$2];[.E63];[$przecinki.$A$2];)" office:value-type="string" office:string-value="&quot;XKTR&quot;" calcext:value-type="string">
            <text:p>"XKTR"</text:p>
          </table:table-cell>
          <table:table-cell table:formula="of:=CONCATENATE([$przecinki.$A$2];[.A63];[$przecinki.$A$2])" office:value-type="string" office:string-value="&quot;drg&quot;" calcext:value-type="string">
            <text:p>"drg"</text:p>
          </table:table-cell>
          <table:table-cell table:formula="of:=CONCATENATE([.G63];[$przecinki.$B$2];[.F63];)" office:value-type="string" office:string-value="&quot;drg&quot;:&quot;XKTR&quot;" calcext:value-type="string">
            <text:p>"drg":"XKTR"</text:p>
          </table:table-cell>
          <table:table-cell/>
          <table:table-cell table:style-name="ce42" table:formula="of:=CONCATENATE([$przecinki.$A$2];[.A63];[$przecinki.$A$5];[$przecinki.$A$2])" office:value-type="string" office:string-value="&quot;drg.&quot;" calcext:value-type="string">
            <text:p>"drg."</text:p>
          </table:table-cell>
          <table:table-cell table:style-name="ce42" table:formula="of:=UPPER([.G63])" office:value-type="string" office:string-value="&quot;DRG&quot;" calcext:value-type="string">
            <text:p>"DRG"</text:p>
          </table:table-cell>
          <table:table-cell table:style-name="ce42" table:formula="of:=CONCATENATE([$przecinki.$C$2];[$przecinki.$C$2];[.J63];[$przecinki.$C$2];[$przecinki.$C$2];[$przecinki.$C$2];[$przecinki.$C$2];[$przecinki.$B$5];[.F63];[$przecinki.$D$2];[$przecinki.$C$2];[$przecinki.$C$2];[$przecinki.$C$2];[.G63];[$przecinki.$D$2];[$przecinki.$C$2];[$przecinki.$C$2];[$przecinki.$C$2];[$przecinki.$C$2];[$przecinki.$C$2];[$przecinki.$C$2];[$przecinki.$C$2])" office:value-type="string" office:string-value="  &quot;drg.&quot;    [&quot;XKTR&quot;,   &quot;drg&quot;,       " calcext:value-type="string">
            <text:p><text:s text:c="2"/>"drg." <text:s text:c="3"/>["XKTR", <text:s text:c="2"/>"dr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3]);[$przecinki.$A$2];[$przecinki.$C$5];[$przecinki.$D$2])" office:value-type="string" office:string-value="&quot;lewe DRG&quot;]," calcext:value-type="string">
            <text:p>"lewe DRG"],</text:p>
          </table:table-cell>
          <table:table-cell table:style-name="ce46" table:formula="of:=CONCATENATE([.L63];[.M63];[.N63])" office:value-type="string" office:string-value="  &quot;drg.&quot;    [&quot;XKTR&quot;,   &quot;drg&quot;,       &quot;&quot;, &quot;ONSET&quot;, &quot;lewe DRG&quot;]," calcext:value-type="string">
            <text:p><text:s text:c="2"/>"drg." <text:s text:c="3"/>["XKTR", <text:s text:c="2"/>"drg", <text:s text:c="6"/>"", "ONSET", "lewe DRG"]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[$'naglosy-edycja'.C65]" office:value-type="string" office:string-value="XKTLR" calcext:value-type="string">
            <text:p>XKTLR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formula="of:=CONCATENATE([$przecinki.$A$2];[.E64];[$przecinki.$A$2];)" office:value-type="string" office:string-value="&quot;XKTVLR&quot;" calcext:value-type="string">
            <text:p>"XKTVLR"</text:p>
          </table:table-cell>
          <table:table-cell table:formula="of:=CONCATENATE([$przecinki.$A$2];[.A64];[$przecinki.$A$2])" office:value-type="string" office:string-value="&quot;drgn&quot;" calcext:value-type="string">
            <text:p>"drgn"</text:p>
          </table:table-cell>
          <table:table-cell table:formula="of:=CONCATENATE([.G64];[$przecinki.$B$2];[.F64];)" office:value-type="string" office:string-value="&quot;drgn&quot;:&quot;XKTVLR&quot;" calcext:value-type="string">
            <text:p>"drgn":"XKTVLR"</text:p>
          </table:table-cell>
          <table:table-cell/>
          <table:table-cell table:style-name="ce42" table:formula="of:=CONCATENATE([$przecinki.$A$2];[.A64];[$przecinki.$A$5];[$przecinki.$A$2])" office:value-type="string" office:string-value="&quot;drgn.&quot;" calcext:value-type="string">
            <text:p>"drgn."</text:p>
          </table:table-cell>
          <table:table-cell table:style-name="ce42" table:formula="of:=UPPER([.G64])" office:value-type="string" office:string-value="&quot;DRGN&quot;" calcext:value-type="string">
            <text:p>"DRGN"</text:p>
          </table:table-cell>
          <table:table-cell table:style-name="ce42" table:formula="of:=CONCATENATE([$przecinki.$C$2];[$przecinki.$C$2];[.J64];[$przecinki.$C$2];[$przecinki.$C$2];[$przecinki.$C$2];[$przecinki.$C$2];[$przecinki.$B$5];[.F64];[$przecinki.$D$2];[$przecinki.$C$2];[$przecinki.$C$2];[$przecinki.$C$2];[.G64];[$przecinki.$D$2];[$przecinki.$C$2];[$przecinki.$C$2];[$przecinki.$C$2];[$przecinki.$C$2];[$przecinki.$C$2];[$przecinki.$C$2];[$przecinki.$C$2])" office:value-type="string" office:string-value="  &quot;drgn.&quot;    [&quot;XKTVLR&quot;,   &quot;drgn&quot;,       " calcext:value-type="string">
            <text:p><text:s text:c="2"/>"drgn." <text:s text:c="3"/>["XKTVLR", <text:s text:c="2"/>"dr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4]);[$przecinki.$A$2];[$przecinki.$C$5];[$przecinki.$D$2])" office:value-type="string" office:string-value="&quot;lewe DRGN&quot;]," calcext:value-type="string">
            <text:p>"lewe DRGN"],</text:p>
          </table:table-cell>
          <table:table-cell table:style-name="ce46" table:formula="of:=CONCATENATE([.L64];[.M64];[.N64])" office:value-type="string" office:string-value="  &quot;drgn.&quot;    [&quot;XKTVLR&quot;,   &quot;drgn&quot;,       &quot;&quot;, &quot;ONSET&quot;, &quot;lewe DRGN&quot;]," calcext:value-type="string">
            <text:p><text:s text:c="2"/>"drgn." <text:s text:c="3"/>["XKTVLR", <text:s text:c="2"/>"drgn", <text:s text:c="6"/>"", "ONSET", "lewe DRGN"]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formula="of:=CONCATENATE([$przecinki.$A$2];[.E65];[$przecinki.$A$2];)" office:value-type="string" office:string-value="&quot;XKTLRJ&quot;" calcext:value-type="string">
            <text:p>"XKTLRJ"</text:p>
          </table:table-cell>
          <table:table-cell table:formula="of:=CONCATENATE([$przecinki.$A$2];[.A65];[$przecinki.$A$2])" office:value-type="string" office:string-value="&quot;drgni&quot;" calcext:value-type="string">
            <text:p>"drgni"</text:p>
          </table:table-cell>
          <table:table-cell table:formula="of:=CONCATENATE([.G65];[$przecinki.$B$2];[.F65];)" office:value-type="string" office:string-value="&quot;drgni&quot;:&quot;XKTLRJ&quot;" calcext:value-type="string">
            <text:p>"drgni":"XKTLRJ"</text:p>
          </table:table-cell>
          <table:table-cell/>
          <table:table-cell table:style-name="ce42" table:formula="of:=CONCATENATE([$przecinki.$A$2];[.A65];[$przecinki.$A$5];[$przecinki.$A$2])" office:value-type="string" office:string-value="&quot;drgni.&quot;" calcext:value-type="string">
            <text:p>"drgni."</text:p>
          </table:table-cell>
          <table:table-cell table:style-name="ce42" table:formula="of:=UPPER([.G65])" office:value-type="string" office:string-value="&quot;DRGNI&quot;" calcext:value-type="string">
            <text:p>"DRGNI"</text:p>
          </table:table-cell>
          <table:table-cell table:style-name="ce42" table:formula="of:=CONCATENATE([$przecinki.$C$2];[$przecinki.$C$2];[.J65];[$przecinki.$C$2];[$przecinki.$C$2];[$przecinki.$C$2];[$przecinki.$C$2];[$przecinki.$B$5];[.F65];[$przecinki.$D$2];[$przecinki.$C$2];[$przecinki.$C$2];[$przecinki.$C$2];[.G65];[$przecinki.$D$2];[$przecinki.$C$2];[$przecinki.$C$2];[$przecinki.$C$2];[$przecinki.$C$2];[$przecinki.$C$2];[$przecinki.$C$2];[$przecinki.$C$2])" office:value-type="string" office:string-value="  &quot;drgni.&quot;    [&quot;XKTLRJ&quot;,   &quot;drgni&quot;,       " calcext:value-type="string">
            <text:p><text:s text:c="2"/>"drgni." <text:s text:c="3"/>["XKTLRJ", <text:s text:c="2"/>"dr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5]);[$przecinki.$A$2];[$przecinki.$C$5];[$przecinki.$D$2])" office:value-type="string" office:string-value="&quot;lewe DRGNI&quot;]," calcext:value-type="string">
            <text:p>"lewe DRGNI"],</text:p>
          </table:table-cell>
          <table:table-cell table:style-name="ce46" table:formula="of:=CONCATENATE([.L65];[.M65];[.N65])" office:value-type="string" office:string-value="  &quot;drgni.&quot;    [&quot;XKTLRJ&quot;,   &quot;drgni&quot;,       &quot;&quot;, &quot;ONSET&quot;, &quot;lewe DRGNI&quot;]," calcext:value-type="string">
            <text:p><text:s text:c="2"/>"drgni." <text:s text:c="3"/>["XKTLRJ", <text:s text:c="2"/>"drgni", <text:s text:c="6"/>"", "ONSET", "lewe DRGNI"]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formula="of:=CONCATENATE([$przecinki.$A$2];[.E66];[$przecinki.$A$2];)" office:value-type="string" office:string-value="&quot;XTVR&quot;" calcext:value-type="string">
            <text:p>"XTVR"</text:p>
          </table:table-cell>
          <table:table-cell table:formula="of:=CONCATENATE([$przecinki.$A$2];[.A66];[$przecinki.$A$2])" office:value-type="string" office:string-value="&quot;drw&quot;" calcext:value-type="string">
            <text:p>"drw"</text:p>
          </table:table-cell>
          <table:table-cell table:formula="of:=CONCATENATE([.G66];[$przecinki.$B$2];[.F66];)" office:value-type="string" office:string-value="&quot;drw&quot;:&quot;XTVR&quot;" calcext:value-type="string">
            <text:p>"drw":"XTVR"</text:p>
          </table:table-cell>
          <table:table-cell/>
          <table:table-cell table:style-name="ce42" table:formula="of:=CONCATENATE([$przecinki.$A$2];[.A66];[$przecinki.$A$5];[$przecinki.$A$2])" office:value-type="string" office:string-value="&quot;drw.&quot;" calcext:value-type="string">
            <text:p>"drw."</text:p>
          </table:table-cell>
          <table:table-cell table:style-name="ce42" table:formula="of:=UPPER([.G66])" office:value-type="string" office:string-value="&quot;DRW&quot;" calcext:value-type="string">
            <text:p>"DRW"</text:p>
          </table:table-cell>
          <table:table-cell table:style-name="ce42" table:formula="of:=CONCATENATE([$przecinki.$C$2];[$przecinki.$C$2];[.J66];[$przecinki.$C$2];[$przecinki.$C$2];[$przecinki.$C$2];[$przecinki.$C$2];[$przecinki.$B$5];[.F66];[$przecinki.$D$2];[$przecinki.$C$2];[$przecinki.$C$2];[$przecinki.$C$2];[.G66];[$przecinki.$D$2];[$przecinki.$C$2];[$przecinki.$C$2];[$przecinki.$C$2];[$przecinki.$C$2];[$przecinki.$C$2];[$przecinki.$C$2];[$przecinki.$C$2])" office:value-type="string" office:string-value="  &quot;drw.&quot;    [&quot;XTVR&quot;,   &quot;drw&quot;,       " calcext:value-type="string">
            <text:p><text:s text:c="2"/>"drw." <text:s text:c="3"/>["XTVR", <text:s text:c="2"/>"d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6]);[$przecinki.$A$2];[$przecinki.$C$5];[$przecinki.$D$2])" office:value-type="string" office:string-value="&quot;lewe DRW&quot;]," calcext:value-type="string">
            <text:p>"lewe DRW"],</text:p>
          </table:table-cell>
          <table:table-cell table:style-name="ce46" table:formula="of:=CONCATENATE([.L66];[.M66];[.N66])" office:value-type="string" office:string-value="  &quot;drw.&quot;    [&quot;XTVR&quot;,   &quot;drw&quot;,       &quot;&quot;, &quot;ONSET&quot;, &quot;lewe DRW&quot;]," calcext:value-type="string">
            <text:p><text:s text:c="2"/>"drw." <text:s text:c="3"/>["XTVR", <text:s text:c="2"/>"drw", <text:s text:c="6"/>"", "ONSET", "lewe DRW"]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IF([.B67]=0;[.C67];[.B67])" office:value-type="string" office:string-value="XTVRJ" calcext:value-type="string">
            <text:p>XTVRJ</text:p>
          </table:table-cell>
          <table:table-cell table:formula="of:=CONCATENATE([$przecinki.$A$2];[.E67];[$przecinki.$A$2];)" office:value-type="string" office:string-value="&quot;XTVRJ&quot;" calcext:value-type="string">
            <text:p>"XTVRJ"</text:p>
          </table:table-cell>
          <table:table-cell table:formula="of:=CONCATENATE([$przecinki.$A$2];[.A67];[$przecinki.$A$2])" office:value-type="string" office:string-value="&quot;drwi&quot;" calcext:value-type="string">
            <text:p>"drwi"</text:p>
          </table:table-cell>
          <table:table-cell table:formula="of:=CONCATENATE([.G67];[$przecinki.$B$2];[.F67];)" office:value-type="string" office:string-value="&quot;drwi&quot;:&quot;XTVRJ&quot;" calcext:value-type="string">
            <text:p>"drwi":"XTVRJ"</text:p>
          </table:table-cell>
          <table:table-cell/>
          <table:table-cell table:style-name="ce42" table:formula="of:=CONCATENATE([$przecinki.$A$2];[.A67];[$przecinki.$A$5];[$przecinki.$A$2])" office:value-type="string" office:string-value="&quot;drwi.&quot;" calcext:value-type="string">
            <text:p>"drwi."</text:p>
          </table:table-cell>
          <table:table-cell table:style-name="ce42" table:formula="of:=UPPER([.G67])" office:value-type="string" office:string-value="&quot;DRWI&quot;" calcext:value-type="string">
            <text:p>"DRWI"</text:p>
          </table:table-cell>
          <table:table-cell table:style-name="ce42" table:formula="of:=CONCATENATE([$przecinki.$C$2];[$przecinki.$C$2];[.J67];[$przecinki.$C$2];[$przecinki.$C$2];[$przecinki.$C$2];[$przecinki.$C$2];[$przecinki.$B$5];[.F67];[$przecinki.$D$2];[$przecinki.$C$2];[$przecinki.$C$2];[$przecinki.$C$2];[.G67];[$przecinki.$D$2];[$przecinki.$C$2];[$przecinki.$C$2];[$przecinki.$C$2];[$przecinki.$C$2];[$przecinki.$C$2];[$przecinki.$C$2];[$przecinki.$C$2])" office:value-type="string" office:string-value="  &quot;drwi.&quot;    [&quot;XTVRJ&quot;,   &quot;drwi&quot;,       " calcext:value-type="string">
            <text:p><text:s text:c="2"/>"drwi." <text:s text:c="3"/>["XTVRJ", <text:s text:c="2"/>"d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7]);[$przecinki.$A$2];[$przecinki.$C$5];[$przecinki.$D$2])" office:value-type="string" office:string-value="&quot;lewe DRWI&quot;]," calcext:value-type="string">
            <text:p>"lewe DRWI"],</text:p>
          </table:table-cell>
          <table:table-cell table:style-name="ce46" table:formula="of:=CONCATENATE([.L67];[.M67];[.N67])" office:value-type="string" office:string-value="  &quot;drwi.&quot;    [&quot;XTVRJ&quot;,   &quot;drwi&quot;,       &quot;&quot;, &quot;ONSET&quot;, &quot;lewe DRWI&quot;]," calcext:value-type="string">
            <text:p><text:s text:c="2"/>"drwi." <text:s text:c="3"/>["XTVRJ", <text:s text:c="2"/>"drwi", <text:s text:c="6"/>"", "ONSET", "lewe DRWI"]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formula="of:=CONCATENATE([$przecinki.$A$2];[.E68];[$przecinki.$A$2];)" office:value-type="string" office:string-value="&quot;XTPR&quot;" calcext:value-type="string">
            <text:p>"XTPR"</text:p>
          </table:table-cell>
          <table:table-cell table:formula="of:=CONCATENATE([$przecinki.$A$2];[.A68];[$przecinki.$A$2])" office:value-type="string" office:string-value="&quot;drż&quot;" calcext:value-type="string">
            <text:p>"drż"</text:p>
          </table:table-cell>
          <table:table-cell table:formula="of:=CONCATENATE([.G68];[$przecinki.$B$2];[.F68];)" office:value-type="string" office:string-value="&quot;drż&quot;:&quot;XTPR&quot;" calcext:value-type="string">
            <text:p>"drż":"XTPR"</text:p>
          </table:table-cell>
          <table:table-cell/>
          <table:table-cell table:style-name="ce42" table:formula="of:=CONCATENATE([$przecinki.$A$2];[.A68];[$przecinki.$A$5];[$przecinki.$A$2])" office:value-type="string" office:string-value="&quot;drż.&quot;" calcext:value-type="string">
            <text:p>"drż."</text:p>
          </table:table-cell>
          <table:table-cell table:style-name="ce42" table:formula="of:=UPPER([.G68])" office:value-type="string" office:string-value="&quot;DRŻ&quot;" calcext:value-type="string">
            <text:p>"DRŻ"</text:p>
          </table:table-cell>
          <table:table-cell table:style-name="ce42" table:formula="of:=CONCATENATE([$przecinki.$C$2];[$przecinki.$C$2];[.J68];[$przecinki.$C$2];[$przecinki.$C$2];[$przecinki.$C$2];[$przecinki.$C$2];[$przecinki.$B$5];[.F68];[$przecinki.$D$2];[$przecinki.$C$2];[$przecinki.$C$2];[$przecinki.$C$2];[.G68];[$przecinki.$D$2];[$przecinki.$C$2];[$przecinki.$C$2];[$przecinki.$C$2];[$przecinki.$C$2];[$przecinki.$C$2];[$przecinki.$C$2];[$przecinki.$C$2])" office:value-type="string" office:string-value="  &quot;drż.&quot;    [&quot;XTPR&quot;,   &quot;drż&quot;,       " calcext:value-type="string">
            <text:p><text:s text:c="2"/>"drż." <text:s text:c="3"/>["XTPR", <text:s text:c="2"/>"d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8]);[$przecinki.$A$2];[$przecinki.$C$5];[$przecinki.$D$2])" office:value-type="string" office:string-value="&quot;lewe DRŻ&quot;]," calcext:value-type="string">
            <text:p>"lewe DRŻ"],</text:p>
          </table:table-cell>
          <table:table-cell table:style-name="ce46" table:formula="of:=CONCATENATE([.L68];[.M68];[.N68])" office:value-type="string" office:string-value="  &quot;drż.&quot;    [&quot;XTPR&quot;,   &quot;drż&quot;,       &quot;&quot;, &quot;ONSET&quot;, &quot;lewe DRŻ&quot;]," calcext:value-type="string">
            <text:p><text:s text:c="2"/>"drż." <text:s text:c="3"/>["XTPR", <text:s text:c="2"/>"drż", <text:s text:c="6"/>"", "ONSET", "lewe DRŻ"]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formula="of:=CONCATENATE([$przecinki.$A$2];[.E69];[$przecinki.$A$2];)" office:value-type="string" office:string-value="&quot;XTV&quot;" calcext:value-type="string">
            <text:p>"XTV"</text:p>
          </table:table-cell>
          <table:table-cell table:formula="of:=CONCATENATE([$przecinki.$A$2];[.A69];[$przecinki.$A$2])" office:value-type="string" office:string-value="&quot;dw&quot;" calcext:value-type="string">
            <text:p>"dw"</text:p>
          </table:table-cell>
          <table:table-cell table:formula="of:=CONCATENATE([.G69];[$przecinki.$B$2];[.F69];)" office:value-type="string" office:string-value="&quot;dw&quot;:&quot;XTV&quot;" calcext:value-type="string">
            <text:p>"dw":"XTV"</text:p>
          </table:table-cell>
          <table:table-cell/>
          <table:table-cell table:style-name="ce42" table:formula="of:=CONCATENATE([$przecinki.$A$2];[.A69];[$przecinki.$A$5];[$przecinki.$A$2])" office:value-type="string" office:string-value="&quot;dw.&quot;" calcext:value-type="string">
            <text:p>"dw."</text:p>
          </table:table-cell>
          <table:table-cell table:style-name="ce42" table:formula="of:=UPPER([.G69])" office:value-type="string" office:string-value="&quot;DW&quot;" calcext:value-type="string">
            <text:p>"DW"</text:p>
          </table:table-cell>
          <table:table-cell table:style-name="ce42" table:formula="of:=CONCATENATE([$przecinki.$C$2];[$przecinki.$C$2];[.J69];[$przecinki.$C$2];[$przecinki.$C$2];[$przecinki.$C$2];[$przecinki.$C$2];[$przecinki.$B$5];[.F69];[$przecinki.$D$2];[$przecinki.$C$2];[$przecinki.$C$2];[$przecinki.$C$2];[.G69];[$przecinki.$D$2];[$przecinki.$C$2];[$przecinki.$C$2];[$przecinki.$C$2];[$przecinki.$C$2];[$przecinki.$C$2];[$przecinki.$C$2];[$przecinki.$C$2])" office:value-type="string" office:string-value="  &quot;dw.&quot;    [&quot;XTV&quot;,   &quot;dw&quot;,       " calcext:value-type="string">
            <text:p><text:s text:c="2"/>"dw." <text:s text:c="3"/>["XTV", <text:s text:c="2"/>"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9]);[$przecinki.$A$2];[$przecinki.$C$5];[$przecinki.$D$2])" office:value-type="string" office:string-value="&quot;lewe DW&quot;]," calcext:value-type="string">
            <text:p>"lewe DW"],</text:p>
          </table:table-cell>
          <table:table-cell table:style-name="ce46" table:formula="of:=CONCATENATE([.L69];[.M69];[.N69])" office:value-type="string" office:string-value="  &quot;dw.&quot;    [&quot;XTV&quot;,   &quot;dw&quot;,       &quot;&quot;, &quot;ONSET&quot;, &quot;lewe DW&quot;]," calcext:value-type="string">
            <text:p><text:s text:c="2"/>"dw." <text:s text:c="3"/>["XTV", <text:s text:c="2"/>"dw", <text:s text:c="6"/>"", "ONSET", "lewe DW"]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formula="of:=CONCATENATE([$przecinki.$A$2];[.E70];[$przecinki.$A$2];)" office:value-type="string" office:string-value="&quot;XTVJ&quot;" calcext:value-type="string">
            <text:p>"XTVJ"</text:p>
          </table:table-cell>
          <table:table-cell table:formula="of:=CONCATENATE([$przecinki.$A$2];[.A70];[$przecinki.$A$2])" office:value-type="string" office:string-value="&quot;dwi&quot;" calcext:value-type="string">
            <text:p>"dwi"</text:p>
          </table:table-cell>
          <table:table-cell table:formula="of:=CONCATENATE([.G70];[$przecinki.$B$2];[.F70];)" office:value-type="string" office:string-value="&quot;dwi&quot;:&quot;XTVJ&quot;" calcext:value-type="string">
            <text:p>"dwi":"XTVJ"</text:p>
          </table:table-cell>
          <table:table-cell/>
          <table:table-cell table:style-name="ce42" table:formula="of:=CONCATENATE([$przecinki.$A$2];[.A70];[$przecinki.$A$5];[$przecinki.$A$2])" office:value-type="string" office:string-value="&quot;dwi.&quot;" calcext:value-type="string">
            <text:p>"dwi."</text:p>
          </table:table-cell>
          <table:table-cell table:style-name="ce42" table:formula="of:=UPPER([.G70])" office:value-type="string" office:string-value="&quot;DWI&quot;" calcext:value-type="string">
            <text:p>"DWI"</text:p>
          </table:table-cell>
          <table:table-cell table:style-name="ce42" table:formula="of:=CONCATENATE([$przecinki.$C$2];[$przecinki.$C$2];[.J70];[$przecinki.$C$2];[$przecinki.$C$2];[$przecinki.$C$2];[$przecinki.$C$2];[$przecinki.$B$5];[.F70];[$przecinki.$D$2];[$przecinki.$C$2];[$przecinki.$C$2];[$przecinki.$C$2];[.G70];[$przecinki.$D$2];[$przecinki.$C$2];[$przecinki.$C$2];[$przecinki.$C$2];[$przecinki.$C$2];[$przecinki.$C$2];[$przecinki.$C$2];[$przecinki.$C$2])" office:value-type="string" office:string-value="  &quot;dwi.&quot;    [&quot;XTVJ&quot;,   &quot;dwi&quot;,       " calcext:value-type="string">
            <text:p><text:s text:c="2"/>"dwi." <text:s text:c="3"/>["XTVJ", <text:s text:c="2"/>"d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0]);[$przecinki.$A$2];[$przecinki.$C$5];[$przecinki.$D$2])" office:value-type="string" office:string-value="&quot;lewe DWI&quot;]," calcext:value-type="string">
            <text:p>"lewe DWI"],</text:p>
          </table:table-cell>
          <table:table-cell table:style-name="ce46" table:formula="of:=CONCATENATE([.L70];[.M70];[.N70])" office:value-type="string" office:string-value="  &quot;dwi.&quot;    [&quot;XTVJ&quot;,   &quot;dwi&quot;,       &quot;&quot;, &quot;ONSET&quot;, &quot;lewe DWI&quot;]," calcext:value-type="string">
            <text:p><text:s text:c="2"/>"dwi." <text:s text:c="3"/>["XTVJ", <text:s text:c="2"/>"dwi", <text:s text:c="6"/>"", "ONSET", "lewe DWI"]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formula="of:=CONCATENATE([$przecinki.$A$2];[.E71];[$przecinki.$A$2];)" office:value-type="string" office:string-value="&quot;XZT&quot;" calcext:value-type="string">
            <text:p>"XZT"</text:p>
          </table:table-cell>
          <table:table-cell table:formula="of:=CONCATENATE([$przecinki.$A$2];[.A71];[$przecinki.$A$2])" office:value-type="string" office:string-value="&quot;dz&quot;" calcext:value-type="string">
            <text:p>"dz"</text:p>
          </table:table-cell>
          <table:table-cell table:formula="of:=CONCATENATE([.G71];[$przecinki.$B$2];[.F71];)" office:value-type="string" office:string-value="&quot;dz&quot;:&quot;XZT&quot;" calcext:value-type="string">
            <text:p>"dz":"XZT"</text:p>
          </table:table-cell>
          <table:table-cell/>
          <table:table-cell table:style-name="ce42" table:formula="of:=CONCATENATE([$przecinki.$A$2];[.A71];[$przecinki.$A$5];[$przecinki.$A$2])" office:value-type="string" office:string-value="&quot;dz.&quot;" calcext:value-type="string">
            <text:p>"dz."</text:p>
          </table:table-cell>
          <table:table-cell table:style-name="ce42" table:formula="of:=UPPER([.G71])" office:value-type="string" office:string-value="&quot;DZ&quot;" calcext:value-type="string">
            <text:p>"DZ"</text:p>
          </table:table-cell>
          <table:table-cell table:style-name="ce42" table:formula="of:=CONCATENATE([$przecinki.$C$2];[$przecinki.$C$2];[.J71];[$przecinki.$C$2];[$przecinki.$C$2];[$przecinki.$C$2];[$przecinki.$C$2];[$przecinki.$B$5];[.F71];[$przecinki.$D$2];[$przecinki.$C$2];[$przecinki.$C$2];[$przecinki.$C$2];[.G71];[$przecinki.$D$2];[$przecinki.$C$2];[$przecinki.$C$2];[$przecinki.$C$2];[$przecinki.$C$2];[$przecinki.$C$2];[$przecinki.$C$2];[$przecinki.$C$2])" office:value-type="string" office:string-value="  &quot;dz.&quot;    [&quot;XZT&quot;,   &quot;dz&quot;,       " calcext:value-type="string">
            <text:p><text:s text:c="2"/>"dz." <text:s text:c="3"/>["XZT", <text:s text:c="2"/>"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1]);[$przecinki.$A$2];[$przecinki.$C$5];[$przecinki.$D$2])" office:value-type="string" office:string-value="&quot;lewe DZ&quot;]," calcext:value-type="string">
            <text:p>"lewe DZ"],</text:p>
          </table:table-cell>
          <table:table-cell table:style-name="ce46" table:formula="of:=CONCATENATE([.L71];[.M71];[.N71])" office:value-type="string" office:string-value="  &quot;dz.&quot;    [&quot;XZT&quot;,   &quot;dz&quot;,       &quot;&quot;, &quot;ONSET&quot;, &quot;lewe DZ&quot;]," calcext:value-type="string">
            <text:p><text:s text:c="2"/>"dz." <text:s text:c="3"/>["XZT", <text:s text:c="2"/>"dz", <text:s text:c="6"/>"", "ONSET", "lewe DZ"]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formula="of:=CONCATENATE([$przecinki.$A$2];[.E72];[$przecinki.$A$2];)" office:value-type="string" office:string-value="&quot;XZTJ&quot;" calcext:value-type="string">
            <text:p>"XZTJ"</text:p>
          </table:table-cell>
          <table:table-cell table:formula="of:=CONCATENATE([$przecinki.$A$2];[.A72];[$przecinki.$A$2])" office:value-type="string" office:string-value="&quot;dzi&quot;" calcext:value-type="string">
            <text:p>"dzi"</text:p>
          </table:table-cell>
          <table:table-cell table:formula="of:=CONCATENATE([.G72];[$przecinki.$B$2];[.F72];)" office:value-type="string" office:string-value="&quot;dzi&quot;:&quot;XZTJ&quot;" calcext:value-type="string">
            <text:p>"dzi":"XZTJ"</text:p>
          </table:table-cell>
          <table:table-cell/>
          <table:table-cell table:style-name="ce42" table:formula="of:=CONCATENATE([$przecinki.$A$2];[.A72];[$przecinki.$A$5];[$przecinki.$A$2])" office:value-type="string" office:string-value="&quot;dzi.&quot;" calcext:value-type="string">
            <text:p>"dzi."</text:p>
          </table:table-cell>
          <table:table-cell table:style-name="ce42" table:formula="of:=UPPER([.G72])" office:value-type="string" office:string-value="&quot;DZI&quot;" calcext:value-type="string">
            <text:p>"DZI"</text:p>
          </table:table-cell>
          <table:table-cell table:style-name="ce42" table:formula="of:=CONCATENATE([$przecinki.$C$2];[$przecinki.$C$2];[.J72];[$przecinki.$C$2];[$przecinki.$C$2];[$przecinki.$C$2];[$przecinki.$C$2];[$przecinki.$B$5];[.F72];[$przecinki.$D$2];[$przecinki.$C$2];[$przecinki.$C$2];[$przecinki.$C$2];[.G72];[$przecinki.$D$2];[$przecinki.$C$2];[$przecinki.$C$2];[$przecinki.$C$2];[$przecinki.$C$2];[$przecinki.$C$2];[$przecinki.$C$2];[$przecinki.$C$2])" office:value-type="string" office:string-value="  &quot;dzi.&quot;    [&quot;XZTJ&quot;,   &quot;dzi&quot;,       " calcext:value-type="string">
            <text:p><text:s text:c="2"/>"dzi." <text:s text:c="3"/>["XZTJ", <text:s text:c="2"/>"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2]);[$przecinki.$A$2];[$przecinki.$C$5];[$przecinki.$D$2])" office:value-type="string" office:string-value="&quot;lewe DZI&quot;]," calcext:value-type="string">
            <text:p>"lewe DZI"],</text:p>
          </table:table-cell>
          <table:table-cell table:style-name="ce46" table:formula="of:=CONCATENATE([.L72];[.M72];[.N72])" office:value-type="string" office:string-value="  &quot;dzi.&quot;    [&quot;XZTJ&quot;,   &quot;dzi&quot;,       &quot;&quot;, &quot;ONSET&quot;, &quot;lewe DZI&quot;]," calcext:value-type="string">
            <text:p><text:s text:c="2"/>"dzi." <text:s text:c="3"/>["XZTJ", <text:s text:c="2"/>"dzi", <text:s text:c="6"/>"", "ONSET", "lewe DZI"]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formula="of:=CONCATENATE([$przecinki.$A$2];[.E73];[$przecinki.$A$2];)" office:value-type="string" office:string-value="&quot;XZTP&quot;" calcext:value-type="string">
            <text:p>"XZTP"</text:p>
          </table:table-cell>
          <table:table-cell table:formula="of:=CONCATENATE([$przecinki.$A$2];[.A73];[$przecinki.$A$2])" office:value-type="string" office:string-value="&quot;dzb&quot;" calcext:value-type="string">
            <text:p>"dzb"</text:p>
          </table:table-cell>
          <table:table-cell table:formula="of:=CONCATENATE([.G73];[$przecinki.$B$2];[.F73];)" office:value-type="string" office:string-value="&quot;dzb&quot;:&quot;XZTP&quot;" calcext:value-type="string">
            <text:p>"dzb":"XZTP"</text:p>
          </table:table-cell>
          <table:table-cell/>
          <table:table-cell table:style-name="ce42" table:formula="of:=CONCATENATE([$przecinki.$A$2];[.A73];[$przecinki.$A$5];[$przecinki.$A$2])" office:value-type="string" office:string-value="&quot;dzb.&quot;" calcext:value-type="string">
            <text:p>"dzb."</text:p>
          </table:table-cell>
          <table:table-cell table:style-name="ce42" table:formula="of:=UPPER([.G73])" office:value-type="string" office:string-value="&quot;DZB&quot;" calcext:value-type="string">
            <text:p>"DZB"</text:p>
          </table:table-cell>
          <table:table-cell table:style-name="ce42" table:formula="of:=CONCATENATE([$przecinki.$C$2];[$przecinki.$C$2];[.J73];[$przecinki.$C$2];[$przecinki.$C$2];[$przecinki.$C$2];[$przecinki.$C$2];[$przecinki.$B$5];[.F73];[$przecinki.$D$2];[$przecinki.$C$2];[$przecinki.$C$2];[$przecinki.$C$2];[.G73];[$przecinki.$D$2];[$przecinki.$C$2];[$przecinki.$C$2];[$przecinki.$C$2];[$przecinki.$C$2];[$przecinki.$C$2];[$przecinki.$C$2];[$przecinki.$C$2])" office:value-type="string" office:string-value="  &quot;dzb.&quot;    [&quot;XZTP&quot;,   &quot;dzb&quot;,       " calcext:value-type="string">
            <text:p><text:s text:c="2"/>"dzb." <text:s text:c="3"/>["XZTP", <text:s text:c="2"/>"d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3]);[$przecinki.$A$2];[$przecinki.$C$5];[$przecinki.$D$2])" office:value-type="string" office:string-value="&quot;lewe DZB&quot;]," calcext:value-type="string">
            <text:p>"lewe DZB"],</text:p>
          </table:table-cell>
          <table:table-cell table:style-name="ce46" table:formula="of:=CONCATENATE([.L73];[.M73];[.N73])" office:value-type="string" office:string-value="  &quot;dzb.&quot;    [&quot;XZTP&quot;,   &quot;dzb&quot;,       &quot;&quot;, &quot;ONSET&quot;, &quot;lewe DZB&quot;]," calcext:value-type="string">
            <text:p><text:s text:c="2"/>"dzb." <text:s text:c="3"/>["XZTP", <text:s text:c="2"/>"dzb", <text:s text:c="6"/>"", "ONSET", "lewe DZB"]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formula="of:=CONCATENATE([$przecinki.$A$2];[.E74];[$przecinki.$A$2];)" office:value-type="string" office:string-value="&quot;XZTV&quot;" calcext:value-type="string">
            <text:p>"XZTV"</text:p>
          </table:table-cell>
          <table:table-cell table:formula="of:=CONCATENATE([$przecinki.$A$2];[.A74];[$przecinki.$A$2])" office:value-type="string" office:string-value="&quot;dzw&quot;" calcext:value-type="string">
            <text:p>"dzw"</text:p>
          </table:table-cell>
          <table:table-cell table:formula="of:=CONCATENATE([.G74];[$przecinki.$B$2];[.F74];)" office:value-type="string" office:string-value="&quot;dzw&quot;:&quot;XZTV&quot;" calcext:value-type="string">
            <text:p>"dzw":"XZTV"</text:p>
          </table:table-cell>
          <table:table-cell/>
          <table:table-cell table:style-name="ce42" table:formula="of:=CONCATENATE([$przecinki.$A$2];[.A74];[$przecinki.$A$5];[$przecinki.$A$2])" office:value-type="string" office:string-value="&quot;dzw.&quot;" calcext:value-type="string">
            <text:p>"dzw."</text:p>
          </table:table-cell>
          <table:table-cell table:style-name="ce42" table:formula="of:=UPPER([.G74])" office:value-type="string" office:string-value="&quot;DZW&quot;" calcext:value-type="string">
            <text:p>"DZW"</text:p>
          </table:table-cell>
          <table:table-cell table:style-name="ce42" table:formula="of:=CONCATENATE([$przecinki.$C$2];[$przecinki.$C$2];[.J74];[$przecinki.$C$2];[$przecinki.$C$2];[$przecinki.$C$2];[$przecinki.$C$2];[$przecinki.$B$5];[.F74];[$przecinki.$D$2];[$przecinki.$C$2];[$przecinki.$C$2];[$przecinki.$C$2];[.G74];[$przecinki.$D$2];[$przecinki.$C$2];[$przecinki.$C$2];[$przecinki.$C$2];[$przecinki.$C$2];[$przecinki.$C$2];[$przecinki.$C$2];[$przecinki.$C$2])" office:value-type="string" office:string-value="  &quot;dzw.&quot;    [&quot;XZTV&quot;,   &quot;dzw&quot;,       " calcext:value-type="string">
            <text:p><text:s text:c="2"/>"dzw." <text:s text:c="3"/>["XZTV", <text:s text:c="2"/>"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4]);[$przecinki.$A$2];[$przecinki.$C$5];[$przecinki.$D$2])" office:value-type="string" office:string-value="&quot;lewe DZW&quot;]," calcext:value-type="string">
            <text:p>"lewe DZW"],</text:p>
          </table:table-cell>
          <table:table-cell table:style-name="ce46" table:formula="of:=CONCATENATE([.L74];[.M74];[.N74])" office:value-type="string" office:string-value="  &quot;dzw.&quot;    [&quot;XZTV&quot;,   &quot;dzw&quot;,       &quot;&quot;, &quot;ONSET&quot;, &quot;lewe DZW&quot;]," calcext:value-type="string">
            <text:p><text:s text:c="2"/>"dzw." <text:s text:c="3"/>["XZTV", <text:s text:c="2"/>"dzw", <text:s text:c="6"/>"", "ONSET", "lewe DZW"],</text:p>
          </table:table-cell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[.B75]=0;[.C75];[.B75])" office:value-type="string" office:string-value="" calcext:value-type="error">
            <text:p>#REF!</text:p>
          </table:table-cell>
          <table:table-cell table:formula="of:=CONCATENATE([$przecinki.$A$2];[.E75];[$przecinki.$A$2];)" office:value-type="string" office:string-value="" calcext:value-type="error">
            <text:p>#REF!</text:p>
          </table:table-cell>
          <table:table-cell table:formula="of:=CONCATENATE([$przecinki.$A$2];[.A75];[$przecinki.$A$2])" office:value-type="string" office:string-value="" calcext:value-type="error">
            <text:p>#REF!</text:p>
          </table:table-cell>
          <table:table-cell table:formula="of:=CONCATENATE([.G75];[$przecinki.$B$2];[.F75];)" office:value-type="string" office:string-value="" calcext:value-type="error">
            <text:p>#REF!</text:p>
          </table:table-cell>
          <table:table-cell/>
          <table:table-cell table:style-name="ce43" table:formula="of:=CONCATENATE([$przecinki.$A$2];[.A75];[$przecinki.$A$5];[$przecinki.$A$2])" office:value-type="string" office:string-value="" calcext:value-type="error">
            <text:p>#REF!</text:p>
          </table:table-cell>
          <table:table-cell table:style-name="ce42" table:formula="of:=UPPER([.G75])" office:value-type="string" office:string-value="" calcext:value-type="error">
            <text:p>#REF!</text:p>
          </table:table-cell>
          <table:table-cell table:style-name="ce42" table:formula="of:=CONCATENATE([$przecinki.$C$2];[$przecinki.$C$2];[.J75];[$przecinki.$C$2];[$przecinki.$C$2];[$przecinki.$C$2];[$przecinki.$C$2];[$przecinki.$B$5];[.F75];[$przecinki.$D$2];[$przecinki.$C$2];[$przecinki.$C$2];[$przecinki.$C$2];[.G75];[$przecinki.$D$2];[$przecinki.$C$2];[$przecinki.$C$2];[$przecinki.$C$2];[$przecinki.$C$2];[$przecinki.$C$2];[$przecinki.$C$2];[$przecinki.$C$2])" office:value-type="string" office:string-value="" calcext:value-type="error">
            <text:p>#REF!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5]);[$przecinki.$A$2];[$przecinki.$C$5];[$przecinki.$D$2])" office:value-type="string" office:string-value="" calcext:value-type="error">
            <text:p>#REF!</text:p>
          </table:table-cell>
          <table:table-cell table:style-name="ce46" table:formula="of:=CONCATENATE([.L75];[.M75];[.N75])" office:value-type="string" office:string-value="" calcext:value-type="error">
            <text:p>#REF!</text:p>
          </table:table-cell>
        </table:table-row>
        <table:table-row table:style-name="ro2">
          <table:table-cell table:formula="of:=[$'naglosy-edycja'.B76]" office:value-type="string" office:string-value="dźg" calcext:value-type="string">
            <text:p>dźg</text:p>
          </table:table-cell>
          <table:table-cell table:formula="of:=[$'naglosy-edycja'.C76]" office:value-type="string" office:string-value="XZKT" calcext:value-type="string">
            <text:p>XZKT</text:p>
          </table:table-cell>
          <table:table-cell table:formula="of:=[$'naglosy-edycja'.D76]" office:value-type="float" office:value="0" calcext:value-type="float">
            <text:p>0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formula="of:=CONCATENATE([$przecinki.$A$2];[.E76];[$przecinki.$A$2];)" office:value-type="string" office:string-value="&quot;XZKT&quot;" calcext:value-type="string">
            <text:p>"XZKT"</text:p>
          </table:table-cell>
          <table:table-cell table:formula="of:=CONCATENATE([$przecinki.$A$2];[.A76];[$przecinki.$A$2])" office:value-type="string" office:string-value="&quot;dźg&quot;" calcext:value-type="string">
            <text:p>"dźg"</text:p>
          </table:table-cell>
          <table:table-cell table:formula="of:=CONCATENATE([.G76];[$przecinki.$B$2];[.F76];)" office:value-type="string" office:string-value="&quot;dźg&quot;:&quot;XZKT&quot;" calcext:value-type="string">
            <text:p>"dźg":"XZKT"</text:p>
          </table:table-cell>
          <table:table-cell/>
          <table:table-cell table:style-name="ce42" table:formula="of:=CONCATENATE([$przecinki.$A$2];[.A76];[$przecinki.$A$5];[$przecinki.$A$2])" office:value-type="string" office:string-value="&quot;dźg.&quot;" calcext:value-type="string">
            <text:p>"dźg."</text:p>
          </table:table-cell>
          <table:table-cell table:style-name="ce42" table:formula="of:=UPPER([.G76])" office:value-type="string" office:string-value="&quot;DŹG&quot;" calcext:value-type="string">
            <text:p>"DŹG"</text:p>
          </table:table-cell>
          <table:table-cell table:style-name="ce42" table:formula="of:=CONCATENATE([$przecinki.$C$2];[$przecinki.$C$2];[.J76];[$przecinki.$C$2];[$przecinki.$C$2];[$przecinki.$C$2];[$przecinki.$C$2];[$przecinki.$B$5];[.F76];[$przecinki.$D$2];[$przecinki.$C$2];[$przecinki.$C$2];[$przecinki.$C$2];[.G76];[$przecinki.$D$2];[$przecinki.$C$2];[$przecinki.$C$2];[$przecinki.$C$2];[$przecinki.$C$2];[$przecinki.$C$2];[$przecinki.$C$2];[$przecinki.$C$2])" office:value-type="string" office:string-value="  &quot;dźg.&quot;    [&quot;XZKT&quot;,   &quot;dźg&quot;,       " calcext:value-type="string">
            <text:p><text:s text:c="2"/>"dźg." <text:s text:c="3"/>["XZKT", <text:s text:c="2"/>"d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6]);[$przecinki.$A$2];[$przecinki.$C$5];[$przecinki.$D$2])" office:value-type="string" office:string-value="&quot;lewe DŹG&quot;]," calcext:value-type="string">
            <text:p>"lewe DŹG"],</text:p>
          </table:table-cell>
          <table:table-cell table:style-name="ce46" table:formula="of:=CONCATENATE([.L76];[.M76];[.N76])" office:value-type="string" office:string-value="  &quot;dźg.&quot;    [&quot;XZKT&quot;,   &quot;dźg&quot;,       &quot;&quot;, &quot;ONSET&quot;, &quot;lewe DŹG&quot;]," calcext:value-type="string">
            <text:p><text:s text:c="2"/>"dźg." <text:s text:c="3"/>["XZKT", <text:s text:c="2"/>"dźg", <text:s text:c="6"/>"", "ONSET", "lewe DŹG"],</text:p>
          </table:table-cell>
        </table:table-row>
        <table:table-row table:style-name="ro2">
          <table:table-cell table:formula="of:=[$'naglosy-edycja'.B77]" office:value-type="string" office:string-value="dźgn" calcext:value-type="string">
            <text:p>dźgn</text:p>
          </table:table-cell>
          <table:table-cell table:formula="of:=[$'naglosy-edycja'.C77]" office:value-type="string" office:string-value="XZKTLR" calcext:value-type="string">
            <text:p>XZKTLR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formula="of:=CONCATENATE([$przecinki.$A$2];[.E77];[$przecinki.$A$2];)" office:value-type="string" office:string-value="&quot;XZKTLR&quot;" calcext:value-type="string">
            <text:p>"XZKTLR"</text:p>
          </table:table-cell>
          <table:table-cell table:formula="of:=CONCATENATE([$przecinki.$A$2];[.A77];[$przecinki.$A$2])" office:value-type="string" office:string-value="&quot;dźgn&quot;" calcext:value-type="string">
            <text:p>"dźgn"</text:p>
          </table:table-cell>
          <table:table-cell table:formula="of:=CONCATENATE([.G77];[$przecinki.$B$2];[.F77];)" office:value-type="string" office:string-value="&quot;dźgn&quot;:&quot;XZKTLR&quot;" calcext:value-type="string">
            <text:p>"dźgn":"XZKTLR"</text:p>
          </table:table-cell>
          <table:table-cell/>
          <table:table-cell table:style-name="ce42" table:formula="of:=CONCATENATE([$przecinki.$A$2];[.A77];[$przecinki.$A$5];[$przecinki.$A$2])" office:value-type="string" office:string-value="&quot;dźgn.&quot;" calcext:value-type="string">
            <text:p>"dźgn."</text:p>
          </table:table-cell>
          <table:table-cell table:style-name="ce42" table:formula="of:=UPPER([.G77])" office:value-type="string" office:string-value="&quot;DŹGN&quot;" calcext:value-type="string">
            <text:p>"DŹGN"</text:p>
          </table:table-cell>
          <table:table-cell table:style-name="ce42" table:formula="of:=CONCATENATE([$przecinki.$C$2];[$przecinki.$C$2];[.J77];[$przecinki.$C$2];[$przecinki.$C$2];[$przecinki.$C$2];[$przecinki.$C$2];[$przecinki.$B$5];[.F77];[$przecinki.$D$2];[$przecinki.$C$2];[$przecinki.$C$2];[$przecinki.$C$2];[.G77];[$przecinki.$D$2];[$przecinki.$C$2];[$przecinki.$C$2];[$przecinki.$C$2];[$przecinki.$C$2];[$przecinki.$C$2];[$przecinki.$C$2];[$przecinki.$C$2])" office:value-type="string" office:string-value="  &quot;dźgn.&quot;    [&quot;XZKTLR&quot;,   &quot;dźgn&quot;,       " calcext:value-type="string">
            <text:p><text:s text:c="2"/>"dźgn." <text:s text:c="3"/>["XZKTLR", <text:s text:c="2"/>"d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7]);[$przecinki.$A$2];[$przecinki.$C$5];[$przecinki.$D$2])" office:value-type="string" office:string-value="&quot;lewe DŹGN&quot;]," calcext:value-type="string">
            <text:p>"lewe DŹGN"],</text:p>
          </table:table-cell>
          <table:table-cell table:style-name="ce46" table:formula="of:=CONCATENATE([.L77];[.M77];[.N77])" office:value-type="string" office:string-value="  &quot;dźgn.&quot;    [&quot;XZKTLR&quot;,   &quot;dźgn&quot;,       &quot;&quot;, &quot;ONSET&quot;, &quot;lewe DŹGN&quot;]," calcext:value-type="string">
            <text:p><text:s text:c="2"/>"dźgn." <text:s text:c="3"/>["XZKTLR", <text:s text:c="2"/>"dźgn", <text:s text:c="6"/>"", "ONSET", "lewe DŹGN"],</text:p>
          </table:table-cell>
        </table:table-row>
        <table:table-row table:style-name="ro2">
          <table:table-cell table:formula="of:=[$'naglosy-edycja'.B78]" office:value-type="string" office:string-value="dźgni" calcext:value-type="string">
            <text:p>dźgni</text:p>
          </table:table-cell>
          <table:table-cell table:formula="of:=[$'naglosy-edycja'.C78]" office:value-type="string" office:string-value="XZKTLRJ" calcext:value-type="string">
            <text:p>XZKTLRJ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formula="of:=CONCATENATE([$przecinki.$A$2];[.E78];[$przecinki.$A$2];)" office:value-type="string" office:string-value="&quot;XZKTLRJ&quot;" calcext:value-type="string">
            <text:p>"XZKTLRJ"</text:p>
          </table:table-cell>
          <table:table-cell table:formula="of:=CONCATENATE([$przecinki.$A$2];[.A78];[$przecinki.$A$2])" office:value-type="string" office:string-value="&quot;dźgni&quot;" calcext:value-type="string">
            <text:p>"dźgni"</text:p>
          </table:table-cell>
          <table:table-cell table:formula="of:=CONCATENATE([.G78];[$przecinki.$B$2];[.F78];)" office:value-type="string" office:string-value="&quot;dźgni&quot;:&quot;XZKTLRJ&quot;" calcext:value-type="string">
            <text:p>"dźgni":"XZKTLRJ"</text:p>
          </table:table-cell>
          <table:table-cell/>
          <table:table-cell table:style-name="ce42" table:formula="of:=CONCATENATE([$przecinki.$A$2];[.A78];[$przecinki.$A$5];[$przecinki.$A$2])" office:value-type="string" office:string-value="&quot;dźgni.&quot;" calcext:value-type="string">
            <text:p>"dźgni."</text:p>
          </table:table-cell>
          <table:table-cell table:style-name="ce42" table:formula="of:=UPPER([.G78])" office:value-type="string" office:string-value="&quot;DŹGNI&quot;" calcext:value-type="string">
            <text:p>"DŹGNI"</text:p>
          </table:table-cell>
          <table:table-cell table:style-name="ce42" table:formula="of:=CONCATENATE([$przecinki.$C$2];[$przecinki.$C$2];[.J78];[$przecinki.$C$2];[$przecinki.$C$2];[$przecinki.$C$2];[$przecinki.$C$2];[$przecinki.$B$5];[.F78];[$przecinki.$D$2];[$przecinki.$C$2];[$przecinki.$C$2];[$przecinki.$C$2];[.G78];[$przecinki.$D$2];[$przecinki.$C$2];[$przecinki.$C$2];[$przecinki.$C$2];[$przecinki.$C$2];[$przecinki.$C$2];[$przecinki.$C$2];[$przecinki.$C$2])" office:value-type="string" office:string-value="  &quot;dźgni.&quot;    [&quot;XZKTLRJ&quot;,   &quot;dźgni&quot;,       " calcext:value-type="string">
            <text:p><text:s text:c="2"/>"dźgni." <text:s text:c="3"/>["XZKTLRJ", <text:s text:c="2"/>"dź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8]);[$przecinki.$A$2];[$przecinki.$C$5];[$przecinki.$D$2])" office:value-type="string" office:string-value="&quot;lewe DŹGNI&quot;]," calcext:value-type="string">
            <text:p>"lewe DŹGNI"],</text:p>
          </table:table-cell>
          <table:table-cell table:style-name="ce46" table:formula="of:=CONCATENATE([.L78];[.M78];[.N78])" office:value-type="string" office:string-value="  &quot;dźgni.&quot;    [&quot;XZKTLRJ&quot;,   &quot;dźgni&quot;,       &quot;&quot;, &quot;ONSET&quot;, &quot;lewe DŹGNI&quot;]," calcext:value-type="string">
            <text:p><text:s text:c="2"/>"dźgni." <text:s text:c="3"/>["XZKTLRJ", <text:s text:c="2"/>"dźgni", <text:s text:c="6"/>"", "ONSET", "lewe DŹGNI"],</text:p>
          </table:table-cell>
        </table:table-row>
        <table:table-row table:style-name="ro2">
          <table:table-cell table:formula="of:=[$'naglosy-edycja'.B79]" office:value-type="string" office:string-value="dźw" calcext:value-type="string">
            <text:p>dźw</text:p>
          </table:table-cell>
          <table:table-cell table:formula="of:=[$'naglosy-edycja'.C79]" office:value-type="string" office:string-value="XZTV" calcext:value-type="string">
            <text:p>XZTV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formula="of:=CONCATENATE([$przecinki.$A$2];[.E79];[$przecinki.$A$2];)" office:value-type="string" office:string-value="&quot;XZTV&quot;" calcext:value-type="string">
            <text:p>"XZTV"</text:p>
          </table:table-cell>
          <table:table-cell table:formula="of:=CONCATENATE([$przecinki.$A$2];[.A79];[$przecinki.$A$2])" office:value-type="string" office:string-value="&quot;dźw&quot;" calcext:value-type="string">
            <text:p>"dźw"</text:p>
          </table:table-cell>
          <table:table-cell table:formula="of:=CONCATENATE([.G79];[$przecinki.$B$2];[.F79];)" office:value-type="string" office:string-value="&quot;dźw&quot;:&quot;XZTV&quot;" calcext:value-type="string">
            <text:p>"dźw":"XZTV"</text:p>
          </table:table-cell>
          <table:table-cell/>
          <table:table-cell table:style-name="ce42" table:formula="of:=CONCATENATE([$przecinki.$A$2];[.A79];[$przecinki.$A$5];[$przecinki.$A$2])" office:value-type="string" office:string-value="&quot;dźw.&quot;" calcext:value-type="string">
            <text:p>"dźw."</text:p>
          </table:table-cell>
          <table:table-cell table:style-name="ce42" table:formula="of:=UPPER([.G79])" office:value-type="string" office:string-value="&quot;DŹW&quot;" calcext:value-type="string">
            <text:p>"DŹW"</text:p>
          </table:table-cell>
          <table:table-cell table:style-name="ce42" table:formula="of:=CONCATENATE([$przecinki.$C$2];[$przecinki.$C$2];[.J79];[$przecinki.$C$2];[$przecinki.$C$2];[$przecinki.$C$2];[$przecinki.$C$2];[$przecinki.$B$5];[.F79];[$przecinki.$D$2];[$przecinki.$C$2];[$przecinki.$C$2];[$przecinki.$C$2];[.G79];[$przecinki.$D$2];[$przecinki.$C$2];[$przecinki.$C$2];[$przecinki.$C$2];[$przecinki.$C$2];[$przecinki.$C$2];[$przecinki.$C$2];[$przecinki.$C$2])" office:value-type="string" office:string-value="  &quot;dźw.&quot;    [&quot;XZTV&quot;,   &quot;dźw&quot;,       " calcext:value-type="string">
            <text:p><text:s text:c="2"/>"dźw." <text:s text:c="3"/>["XZTV", <text:s text:c="2"/>"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9]);[$przecinki.$A$2];[$przecinki.$C$5];[$przecinki.$D$2])" office:value-type="string" office:string-value="&quot;lewe DŹW&quot;]," calcext:value-type="string">
            <text:p>"lewe DŹW"],</text:p>
          </table:table-cell>
          <table:table-cell table:style-name="ce46" table:formula="of:=CONCATENATE([.L79];[.M79];[.N79])" office:value-type="string" office:string-value="  &quot;dźw.&quot;    [&quot;XZTV&quot;,   &quot;dźw&quot;,       &quot;&quot;, &quot;ONSET&quot;, &quot;lewe DŹW&quot;]," calcext:value-type="string">
            <text:p><text:s text:c="2"/>"dźw." <text:s text:c="3"/>["XZTV", <text:s text:c="2"/>"dźw", <text:s text:c="6"/>"", "ONSET", "lewe DŹW"],</text:p>
          </table:table-cell>
        </table:table-row>
        <table:table-row table:style-name="ro2">
          <table:table-cell table:formula="of:=[$'naglosy-edycja'.B80]" office:value-type="string" office:string-value="dźwi" calcext:value-type="string">
            <text:p>dźwi</text:p>
          </table:table-cell>
          <table:table-cell table:formula="of:=[$'naglosy-edycja'.C80]" office:value-type="float" office:value="0" calcext:value-type="float">
            <text:p>0</text:p>
          </table:table-cell>
          <table:table-cell table:formula="of:=[$'naglosy-edycja'.D80]" office:value-type="string" office:string-value="XZTVJ" calcext:value-type="string">
            <text:p>XZTVJ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formula="of:=CONCATENATE([$przecinki.$A$2];[.E80];[$przecinki.$A$2];)" office:value-type="string" office:string-value="&quot;XZTVJ&quot;" calcext:value-type="string">
            <text:p>"XZTVJ"</text:p>
          </table:table-cell>
          <table:table-cell table:formula="of:=CONCATENATE([$przecinki.$A$2];[.A80];[$przecinki.$A$2])" office:value-type="string" office:string-value="&quot;dźwi&quot;" calcext:value-type="string">
            <text:p>"dźwi"</text:p>
          </table:table-cell>
          <table:table-cell table:formula="of:=CONCATENATE([.G80];[$przecinki.$B$2];[.F80];)" office:value-type="string" office:string-value="&quot;dźwi&quot;:&quot;XZTVJ&quot;" calcext:value-type="string">
            <text:p>"dźwi":"XZTVJ"</text:p>
          </table:table-cell>
          <table:table-cell/>
          <table:table-cell table:style-name="ce42" table:formula="of:=CONCATENATE([$przecinki.$A$2];[.A80];[$przecinki.$A$5];[$przecinki.$A$2])" office:value-type="string" office:string-value="&quot;dźwi.&quot;" calcext:value-type="string">
            <text:p>"dźwi."</text:p>
          </table:table-cell>
          <table:table-cell table:style-name="ce42" table:formula="of:=UPPER([.G80])" office:value-type="string" office:string-value="&quot;DŹWI&quot;" calcext:value-type="string">
            <text:p>"DŹWI"</text:p>
          </table:table-cell>
          <table:table-cell table:style-name="ce42" table:formula="of:=CONCATENATE([$przecinki.$C$2];[$przecinki.$C$2];[.J80];[$przecinki.$C$2];[$przecinki.$C$2];[$przecinki.$C$2];[$przecinki.$C$2];[$przecinki.$B$5];[.F80];[$przecinki.$D$2];[$przecinki.$C$2];[$przecinki.$C$2];[$przecinki.$C$2];[.G80];[$przecinki.$D$2];[$przecinki.$C$2];[$przecinki.$C$2];[$przecinki.$C$2];[$przecinki.$C$2];[$przecinki.$C$2];[$przecinki.$C$2];[$przecinki.$C$2])" office:value-type="string" office:string-value="  &quot;dźwi.&quot;    [&quot;XZTVJ&quot;,   &quot;dźwi&quot;,       " calcext:value-type="string">
            <text:p><text:s text:c="2"/>"dźwi." <text:s text:c="3"/>["XZTVJ", <text:s text:c="2"/>"dź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0]);[$przecinki.$A$2];[$przecinki.$C$5];[$przecinki.$D$2])" office:value-type="string" office:string-value="&quot;lewe DŹWI&quot;]," calcext:value-type="string">
            <text:p>"lewe DŹWI"],</text:p>
          </table:table-cell>
          <table:table-cell table:style-name="ce46" table:formula="of:=CONCATENATE([.L80];[.M80];[.N80])" office:value-type="string" office:string-value="  &quot;dźwi.&quot;    [&quot;XZTVJ&quot;,   &quot;dźwi&quot;,       &quot;&quot;, &quot;ONSET&quot;, &quot;lewe DŹWI&quot;]," calcext:value-type="string">
            <text:p><text:s text:c="2"/>"dźwi." <text:s text:c="3"/>["XZTVJ", <text:s text:c="2"/>"dźwi", <text:s text:c="6"/>"", "ONSET", "lewe DŹWI"],</text:p>
          </table:table-cell>
        </table:table-row>
        <table:table-row table:style-name="ro2">
          <table:table-cell table:formula="of:=[$'naglosy-edycja'.B81]" office:value-type="string" office:string-value="dż" calcext:value-type="string">
            <text:p>dż</text:p>
          </table:table-cell>
          <table:table-cell table:formula="of:=[$'naglosy-edycja'.C81]" office:value-type="string" office:string-value="XPV" calcext:value-type="string">
            <text:p>XPV</text:p>
          </table:table-cell>
          <table:table-cell table:formula="of:=[$'naglosy-edycja'.D81]" office:value-type="float" office:value="0" calcext:value-type="float">
            <text:p>0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formula="of:=CONCATENATE([$przecinki.$A$2];[.E81];[$przecinki.$A$2];)" office:value-type="string" office:string-value="&quot;XPV&quot;" calcext:value-type="string">
            <text:p>"XPV"</text:p>
          </table:table-cell>
          <table:table-cell table:formula="of:=CONCATENATE([$przecinki.$A$2];[.A81];[$przecinki.$A$2])" office:value-type="string" office:string-value="&quot;dż&quot;" calcext:value-type="string">
            <text:p>"dż"</text:p>
          </table:table-cell>
          <table:table-cell table:formula="of:=CONCATENATE([.G81];[$przecinki.$B$2];[.F81];)" office:value-type="string" office:string-value="&quot;dż&quot;:&quot;XPV&quot;" calcext:value-type="string">
            <text:p>"dż":"XPV"</text:p>
          </table:table-cell>
          <table:table-cell/>
          <table:table-cell table:style-name="ce42" table:formula="of:=CONCATENATE([$przecinki.$A$2];[.A81];[$przecinki.$A$5];[$przecinki.$A$2])" office:value-type="string" office:string-value="&quot;dż.&quot;" calcext:value-type="string">
            <text:p>"dż."</text:p>
          </table:table-cell>
          <table:table-cell table:style-name="ce42" table:formula="of:=UPPER([.G81])" office:value-type="string" office:string-value="&quot;DŻ&quot;" calcext:value-type="string">
            <text:p>"DŻ"</text:p>
          </table:table-cell>
          <table:table-cell table:style-name="ce42" table:formula="of:=CONCATENATE([$przecinki.$C$2];[$przecinki.$C$2];[.J81];[$przecinki.$C$2];[$przecinki.$C$2];[$przecinki.$C$2];[$przecinki.$C$2];[$przecinki.$B$5];[.F81];[$przecinki.$D$2];[$przecinki.$C$2];[$przecinki.$C$2];[$przecinki.$C$2];[.G81];[$przecinki.$D$2];[$przecinki.$C$2];[$przecinki.$C$2];[$przecinki.$C$2];[$przecinki.$C$2];[$przecinki.$C$2];[$przecinki.$C$2];[$przecinki.$C$2])" office:value-type="string" office:string-value="  &quot;dż.&quot;    [&quot;XPV&quot;,   &quot;dż&quot;,       " calcext:value-type="string">
            <text:p><text:s text:c="2"/>"dż." <text:s text:c="3"/>["XPV", <text:s text:c="2"/>"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1]);[$przecinki.$A$2];[$przecinki.$C$5];[$przecinki.$D$2])" office:value-type="string" office:string-value="&quot;lewe DŻ&quot;]," calcext:value-type="string">
            <text:p>"lewe DŻ"],</text:p>
          </table:table-cell>
          <table:table-cell table:style-name="ce46" table:formula="of:=CONCATENATE([.L81];[.M81];[.N81])" office:value-type="string" office:string-value="  &quot;dż.&quot;    [&quot;XPV&quot;,   &quot;dż&quot;,       &quot;&quot;, &quot;ONSET&quot;, &quot;lewe DŻ&quot;]," calcext:value-type="string">
            <text:p><text:s text:c="2"/>"dż." <text:s text:c="3"/>["XPV", <text:s text:c="2"/>"dż", <text:s text:c="6"/>"", "ONSET", "lewe DŻ"],</text:p>
          </table:table-cell>
        </table:table-row>
        <table:table-row table:style-name="ro2">
          <table:table-cell table:formula="of:=[$'naglosy-edycja'.B82]" office:value-type="string" office:string-value="dżdż" calcext:value-type="string">
            <text:p>dż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formula="of:=CONCATENATE([$przecinki.$A$2];[.E82];[$przecinki.$A$2];)" office:value-type="string" office:string-value="&quot;XPV&quot;" calcext:value-type="string">
            <text:p>"XPV"</text:p>
          </table:table-cell>
          <table:table-cell table:formula="of:=CONCATENATE([$przecinki.$A$2];[.A82];[$przecinki.$A$2])" office:value-type="string" office:string-value="&quot;dżdż&quot;" calcext:value-type="string">
            <text:p>"dżdż"</text:p>
          </table:table-cell>
          <table:table-cell table:formula="of:=CONCATENATE([.G82];[$przecinki.$B$2];[.F82];)" office:value-type="string" office:string-value="&quot;dżdż&quot;:&quot;XPV&quot;" calcext:value-type="string">
            <text:p>"dżdż":"XPV"</text:p>
          </table:table-cell>
          <table:table-cell/>
          <table:table-cell table:style-name="ce42" table:formula="of:=CONCATENATE([$przecinki.$A$2];[.A82];[$przecinki.$A$5];[$przecinki.$A$2])" office:value-type="string" office:string-value="&quot;dżdż.&quot;" calcext:value-type="string">
            <text:p>"dżdż."</text:p>
          </table:table-cell>
          <table:table-cell table:style-name="ce42" table:formula="of:=UPPER([.G82])" office:value-type="string" office:string-value="&quot;DŻDŻ&quot;" calcext:value-type="string">
            <text:p>"DŻDŻ"</text:p>
          </table:table-cell>
          <table:table-cell table:style-name="ce42" table:formula="of:=CONCATENATE([$przecinki.$C$2];[$przecinki.$C$2];[.J82];[$przecinki.$C$2];[$przecinki.$C$2];[$przecinki.$C$2];[$przecinki.$C$2];[$przecinki.$B$5];[.F82];[$przecinki.$D$2];[$przecinki.$C$2];[$przecinki.$C$2];[$przecinki.$C$2];[.G82];[$przecinki.$D$2];[$przecinki.$C$2];[$przecinki.$C$2];[$przecinki.$C$2];[$przecinki.$C$2];[$przecinki.$C$2];[$przecinki.$C$2];[$przecinki.$C$2])" office:value-type="string" office:string-value="  &quot;dżdż.&quot;    [&quot;XPV&quot;,   &quot;dżdż&quot;,       " calcext:value-type="string">
            <text:p><text:s text:c="2"/>"dżdż." <text:s text:c="3"/>["XPV", <text:s text:c="2"/>"d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2]);[$przecinki.$A$2];[$przecinki.$C$5];[$przecinki.$D$2])" office:value-type="string" office:string-value="&quot;lewe DŻDŻ&quot;]," calcext:value-type="string">
            <text:p>"lewe DŻDŻ"],</text:p>
          </table:table-cell>
          <table:table-cell table:style-name="ce46" table:formula="of:=CONCATENATE([.L82];[.M82];[.N82])" office:value-type="string" office:string-value="  &quot;dżdż.&quot;    [&quot;XPV&quot;,   &quot;dżdż&quot;,       &quot;&quot;, &quot;ONSET&quot;, &quot;lewe DŻDŻ&quot;]," calcext:value-type="string">
            <text:p><text:s text:c="2"/>"dżdż." <text:s text:c="3"/>["XPV", <text:s text:c="2"/>"dżdż", <text:s text:c="6"/>"", "ONSET", "lewe DŻDŻ"],</text:p>
          </table:table-cell>
        </table:table-row>
        <table:table-row table:style-name="ro2">
          <table:table-cell table:formula="of:=[$'naglosy-edycja'.B83]" office:value-type="string" office:string-value="drz" calcext:value-type="string">
            <text:p>drz</text:p>
          </table:table-cell>
          <table:table-cell table:formula="of:=[$'naglosy-edycja'.C83]" office:value-type="string" office:string-value="XTRJ" calcext:value-type="string">
            <text:p>XTRJ</text:p>
          </table:table-cell>
          <table:table-cell table:formula="of:=[$'naglosy-edycja'.D83]" office:value-type="string" office:string-value="XPVJ" calcext:value-type="string">
            <text:p>XPVJ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formula="of:=CONCATENATE([$przecinki.$A$2];[.E83];[$przecinki.$A$2];)" office:value-type="string" office:string-value="&quot;XTRJ&quot;" calcext:value-type="string">
            <text:p>"XTRJ"</text:p>
          </table:table-cell>
          <table:table-cell table:formula="of:=CONCATENATE([$przecinki.$A$2];[.A83];[$przecinki.$A$2])" office:value-type="string" office:string-value="&quot;drz&quot;" calcext:value-type="string">
            <text:p>"drz"</text:p>
          </table:table-cell>
          <table:table-cell table:formula="of:=CONCATENATE([.G83];[$przecinki.$B$2];[.F83];)" office:value-type="string" office:string-value="&quot;drz&quot;:&quot;XTRJ&quot;" calcext:value-type="string">
            <text:p>"drz":"XTRJ"</text:p>
          </table:table-cell>
          <table:table-cell/>
          <table:table-cell table:style-name="ce42" table:formula="of:=CONCATENATE([$przecinki.$A$2];[.A83];[$przecinki.$A$5];[$przecinki.$A$2])" office:value-type="string" office:string-value="&quot;drz.&quot;" calcext:value-type="string">
            <text:p>"drz."</text:p>
          </table:table-cell>
          <table:table-cell table:style-name="ce42" table:formula="of:=UPPER([.G83])" office:value-type="string" office:string-value="&quot;DRZ&quot;" calcext:value-type="string">
            <text:p>"DRZ"</text:p>
          </table:table-cell>
          <table:table-cell table:style-name="ce42" table:formula="of:=CONCATENATE([$przecinki.$C$2];[$przecinki.$C$2];[.J83];[$przecinki.$C$2];[$przecinki.$C$2];[$przecinki.$C$2];[$przecinki.$C$2];[$przecinki.$B$5];[.F83];[$przecinki.$D$2];[$przecinki.$C$2];[$przecinki.$C$2];[$przecinki.$C$2];[.G83];[$przecinki.$D$2];[$przecinki.$C$2];[$przecinki.$C$2];[$przecinki.$C$2];[$przecinki.$C$2];[$przecinki.$C$2];[$przecinki.$C$2];[$przecinki.$C$2])" office:value-type="string" office:string-value="  &quot;drz.&quot;    [&quot;XTRJ&quot;,   &quot;drz&quot;,       " calcext:value-type="string">
            <text:p><text:s text:c="2"/>"drz." <text:s text:c="3"/>["XTRJ", <text:s text:c="2"/>"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3]);[$przecinki.$A$2];[$przecinki.$C$5];[$przecinki.$D$2])" office:value-type="string" office:string-value="&quot;lewe DRZ&quot;]," calcext:value-type="string">
            <text:p>"lewe DRZ"],</text:p>
          </table:table-cell>
          <table:table-cell table:style-name="ce46" table:formula="of:=CONCATENATE([.L83];[.M83];[.N83])" office:value-type="string" office:string-value="  &quot;drz.&quot;    [&quot;XTRJ&quot;,   &quot;drz&quot;,       &quot;&quot;, &quot;ONSET&quot;, &quot;lewe DRZ&quot;]," calcext:value-type="string">
            <text:p><text:s text:c="2"/>"drz." <text:s text:c="3"/>["XTRJ", <text:s text:c="2"/>"drz", <text:s text:c="6"/>"", "ONSET", "lewe DRZ"],</text:p>
          </table:table-cell>
        </table:table-row>
        <table:table-row table:style-name="ro2">
          <table:table-cell table:formula="of:=[$'naglosy-edycja'.B84]" office:value-type="string" office:string-value="drzw" calcext:value-type="string">
            <text:p>drzw</text:p>
          </table:table-cell>
          <table:table-cell table:formula="of:=[$'naglosy-edycja'.C84]" office:value-type="float" office:value="0" calcext:value-type="float">
            <text:p>0</text:p>
          </table:table-cell>
          <table:table-cell table:formula="of:=[$'naglosy-edycja'.D84]" office:value-type="string" office:string-value="XKTVRJ" calcext:value-type="string">
            <text:p>XKTVRJ</text:p>
          </table:table-cell>
          <table:table-cell table:formula="of:=[$'naglosy-edycja'.E84]" office:value-type="string" office:string-value="XTVRJ" calcext:value-type="string">
            <text:p>XTVRJ</text:p>
          </table:table-cell>
          <table:table-cell table:formula="of:=IF([.B84]=0;[.C84];[.B84])" office:value-type="string" office:string-value="XKTVRJ" calcext:value-type="string">
            <text:p>XKTVRJ</text:p>
          </table:table-cell>
          <table:table-cell table:formula="of:=CONCATENATE([$przecinki.$A$2];[.E84];[$przecinki.$A$2];)" office:value-type="string" office:string-value="&quot;XKTVRJ&quot;" calcext:value-type="string">
            <text:p>"XKTVRJ"</text:p>
          </table:table-cell>
          <table:table-cell table:formula="of:=CONCATENATE([$przecinki.$A$2];[.A84];[$przecinki.$A$2])" office:value-type="string" office:string-value="&quot;drzw&quot;" calcext:value-type="string">
            <text:p>"drzw"</text:p>
          </table:table-cell>
          <table:table-cell table:formula="of:=CONCATENATE([.G84];[$przecinki.$B$2];[.F84];)" office:value-type="string" office:string-value="&quot;drzw&quot;:&quot;XKTVRJ&quot;" calcext:value-type="string">
            <text:p>"drzw":"XKTVRJ"</text:p>
          </table:table-cell>
          <table:table-cell/>
          <table:table-cell table:style-name="ce42" table:formula="of:=CONCATENATE([$przecinki.$A$2];[.A84];[$przecinki.$A$5];[$przecinki.$A$2])" office:value-type="string" office:string-value="&quot;drzw.&quot;" calcext:value-type="string">
            <text:p>"drzw."</text:p>
          </table:table-cell>
          <table:table-cell table:style-name="ce42" table:formula="of:=UPPER([.G84])" office:value-type="string" office:string-value="&quot;DRZW&quot;" calcext:value-type="string">
            <text:p>"DRZW"</text:p>
          </table:table-cell>
          <table:table-cell table:style-name="ce42" table:formula="of:=CONCATENATE([$przecinki.$C$2];[$przecinki.$C$2];[.J84];[$przecinki.$C$2];[$przecinki.$C$2];[$przecinki.$C$2];[$przecinki.$C$2];[$przecinki.$B$5];[.F84];[$przecinki.$D$2];[$przecinki.$C$2];[$przecinki.$C$2];[$przecinki.$C$2];[.G84];[$przecinki.$D$2];[$przecinki.$C$2];[$przecinki.$C$2];[$przecinki.$C$2];[$przecinki.$C$2];[$przecinki.$C$2];[$przecinki.$C$2];[$przecinki.$C$2])" office:value-type="string" office:string-value="  &quot;drzw.&quot;    [&quot;XKTVRJ&quot;,   &quot;drzw&quot;,       " calcext:value-type="string">
            <text:p><text:s text:c="2"/>"drzw." <text:s text:c="3"/>["XKTVRJ", <text:s text:c="2"/>"dr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4]);[$przecinki.$A$2];[$przecinki.$C$5];[$przecinki.$D$2])" office:value-type="string" office:string-value="&quot;lewe DRZW&quot;]," calcext:value-type="string">
            <text:p>"lewe DRZW"],</text:p>
          </table:table-cell>
          <table:table-cell table:style-name="ce46" table:formula="of:=CONCATENATE([.L84];[.M84];[.N84])" office:value-type="string" office:string-value="  &quot;drzw.&quot;    [&quot;XKTVRJ&quot;,   &quot;drzw&quot;,       &quot;&quot;, &quot;ONSET&quot;, &quot;lewe DRZW&quot;]," calcext:value-type="string">
            <text:p><text:s text:c="2"/>"drzw." <text:s text:c="3"/>["XKTVRJ", <text:s text:c="2"/>"drzw", <text:s text:c="6"/>"", "ONSET", "lewe DRZW"],</text:p>
          </table:table-cell>
        </table:table-row>
        <table:table-row table:style-name="ro2">
          <table:table-cell table:formula="of:=[$'naglosy-edycja'.B85]" office:value-type="string" office:string-value="drzwi" calcext:value-type="string">
            <text:p>drzwi</text:p>
          </table:table-cell>
          <table:table-cell table:formula="of:=[$'naglosy-edycja'.C85]" office:value-type="float" office:value="0" calcext:value-type="float">
            <text:p>0</text:p>
          </table:table-cell>
          <table:table-cell table:formula="of:=[$'naglosy-edycja'.D85]" office:value-type="string" office:string-value="XKTVRJ" calcext:value-type="string">
            <text:p>XKTVRJ</text:p>
          </table:table-cell>
          <table:table-cell table:formula="of:=[$'naglosy-edycja'.E85]" office:value-type="string" office:string-value="XTVRJ" calcext:value-type="string">
            <text:p>XTVRJ</text:p>
          </table:table-cell>
          <table:table-cell table:formula="of:=IF([.B85]=0;[.C85];[.B85])" office:value-type="string" office:string-value="XKTVRJ" calcext:value-type="string">
            <text:p>XKTVRJ</text:p>
          </table:table-cell>
          <table:table-cell table:formula="of:=CONCATENATE([$przecinki.$A$2];[.E85];[$przecinki.$A$2];)" office:value-type="string" office:string-value="&quot;XKTVRJ&quot;" calcext:value-type="string">
            <text:p>"XKTVRJ"</text:p>
          </table:table-cell>
          <table:table-cell table:formula="of:=CONCATENATE([$przecinki.$A$2];[.A85];[$przecinki.$A$2])" office:value-type="string" office:string-value="&quot;drzwi&quot;" calcext:value-type="string">
            <text:p>"drzwi"</text:p>
          </table:table-cell>
          <table:table-cell table:formula="of:=CONCATENATE([.G85];[$przecinki.$B$2];[.F85];)" office:value-type="string" office:string-value="&quot;drzwi&quot;:&quot;XKTVRJ&quot;" calcext:value-type="string">
            <text:p>"drzwi":"XKTVRJ"</text:p>
          </table:table-cell>
          <table:table-cell/>
          <table:table-cell table:style-name="ce42" table:formula="of:=CONCATENATE([$przecinki.$A$2];[.A85];[$przecinki.$A$5];[$przecinki.$A$2])" office:value-type="string" office:string-value="&quot;drzwi.&quot;" calcext:value-type="string">
            <text:p>"drzwi."</text:p>
          </table:table-cell>
          <table:table-cell table:style-name="ce42" table:formula="of:=UPPER([.G85])" office:value-type="string" office:string-value="&quot;DRZWI&quot;" calcext:value-type="string">
            <text:p>"DRZWI"</text:p>
          </table:table-cell>
          <table:table-cell table:style-name="ce42" table:formula="of:=CONCATENATE([$przecinki.$C$2];[$przecinki.$C$2];[.J85];[$przecinki.$C$2];[$przecinki.$C$2];[$przecinki.$C$2];[$przecinki.$C$2];[$przecinki.$B$5];[.F85];[$przecinki.$D$2];[$przecinki.$C$2];[$przecinki.$C$2];[$przecinki.$C$2];[.G85];[$przecinki.$D$2];[$przecinki.$C$2];[$przecinki.$C$2];[$przecinki.$C$2];[$przecinki.$C$2];[$przecinki.$C$2];[$przecinki.$C$2];[$przecinki.$C$2])" office:value-type="string" office:string-value="  &quot;drzwi.&quot;    [&quot;XKTVRJ&quot;,   &quot;drzwi&quot;,       " calcext:value-type="string">
            <text:p><text:s text:c="2"/>"drzwi." <text:s text:c="3"/>["XKTVRJ", <text:s text:c="2"/>"dr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5]);[$przecinki.$A$2];[$przecinki.$C$5];[$przecinki.$D$2])" office:value-type="string" office:string-value="&quot;lewe DRZWI&quot;]," calcext:value-type="string">
            <text:p>"lewe DRZWI"],</text:p>
          </table:table-cell>
          <table:table-cell table:style-name="ce46" table:formula="of:=CONCATENATE([.L85];[.M85];[.N85])" office:value-type="string" office:string-value="  &quot;drzwi.&quot;    [&quot;XKTVRJ&quot;,   &quot;drzwi&quot;,       &quot;&quot;, &quot;ONSET&quot;, &quot;lewe DRZWI&quot;]," calcext:value-type="string">
            <text:p><text:s text:c="2"/>"drzwi." <text:s text:c="3"/>["XKTVRJ", <text:s text:c="2"/>"drzwi", <text:s text:c="6"/>"", "ONSET", "lewe DRZWI"],</text:p>
          </table:table-cell>
        </table:table-row>
        <table:table-row table:style-name="ro2">
          <table:table-cell table:formula="of:=[$'naglosy-edycja'.B86]" office:value-type="string" office:string-value="f" calcext:value-type="string">
            <text:p>f</text:p>
          </table:table-cell>
          <table:table-cell table:formula="of:=[$'naglosy-edycja'.C86]" office:value-type="string" office:string-value="F" calcext:value-type="string">
            <text:p>F</text:p>
          </table:table-cell>
          <table:table-cell table:formula="of:=[$'naglosy-edycja'.D86]" office:value-type="float" office:value="0" calcext:value-type="float">
            <text:p>0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formula="of:=CONCATENATE([$przecinki.$A$2];[.E86];[$przecinki.$A$2];)" office:value-type="string" office:string-value="&quot;F&quot;" calcext:value-type="string">
            <text:p>"F"</text:p>
          </table:table-cell>
          <table:table-cell table:formula="of:=CONCATENATE([$przecinki.$A$2];[.A86];[$przecinki.$A$2])" office:value-type="string" office:string-value="&quot;f&quot;" calcext:value-type="string">
            <text:p>"f"</text:p>
          </table:table-cell>
          <table:table-cell table:formula="of:=CONCATENATE([.G86];[$przecinki.$B$2];[.F86];)" office:value-type="string" office:string-value="&quot;f&quot;:&quot;F&quot;" calcext:value-type="string">
            <text:p>"f":"F"</text:p>
          </table:table-cell>
          <table:table-cell/>
          <table:table-cell table:style-name="ce42" table:formula="of:=CONCATENATE([$przecinki.$A$2];[.A86];[$przecinki.$A$5];[$przecinki.$A$2])" office:value-type="string" office:string-value="&quot;f.&quot;" calcext:value-type="string">
            <text:p>"f."</text:p>
          </table:table-cell>
          <table:table-cell table:style-name="ce42" table:formula="of:=UPPER([.G86])" office:value-type="string" office:string-value="&quot;F&quot;" calcext:value-type="string">
            <text:p>"F"</text:p>
          </table:table-cell>
          <table:table-cell table:style-name="ce42" table:formula="of:=CONCATENATE([$przecinki.$C$2];[$przecinki.$C$2];[.J86];[$przecinki.$C$2];[$przecinki.$C$2];[$przecinki.$C$2];[$przecinki.$C$2];[$przecinki.$B$5];[.F86];[$przecinki.$D$2];[$przecinki.$C$2];[$przecinki.$C$2];[$przecinki.$C$2];[.G86];[$przecinki.$D$2];[$przecinki.$C$2];[$przecinki.$C$2];[$przecinki.$C$2];[$przecinki.$C$2];[$przecinki.$C$2];[$przecinki.$C$2];[$przecinki.$C$2])" office:value-type="string" office:string-value="  &quot;f.&quot;    [&quot;F&quot;,   &quot;f&quot;,       " calcext:value-type="string">
            <text:p><text:s text:c="2"/>"f." <text:s text:c="3"/>["F", <text:s text:c="2"/>"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6]);[$przecinki.$A$2];[$przecinki.$C$5];[$przecinki.$D$2])" office:value-type="string" office:string-value="&quot;lewe F&quot;]," calcext:value-type="string">
            <text:p>"lewe F"],</text:p>
          </table:table-cell>
          <table:table-cell table:style-name="ce46" table:formula="of:=CONCATENATE([.L86];[.M86];[.N86])" office:value-type="string" office:string-value="  &quot;f.&quot;    [&quot;F&quot;,   &quot;f&quot;,       &quot;&quot;, &quot;ONSET&quot;, &quot;lewe F&quot;]," calcext:value-type="string">
            <text:p><text:s text:c="2"/>"f." <text:s text:c="3"/>["F", <text:s text:c="2"/>"f", <text:s text:c="6"/>"", "ONSET", "lewe F"],</text:p>
          </table:table-cell>
        </table:table-row>
        <table:table-row table:style-name="ro2">
          <table:table-cell table:formula="of:=[$'naglosy-edycja'.B87]" office:value-type="string" office:string-value="fl" calcext:value-type="string">
            <text:p>fl</text:p>
          </table:table-cell>
          <table:table-cell table:formula="of:=[$'naglosy-edycja'.C87]" office:value-type="string" office:string-value="FL" calcext:value-type="string">
            <text:p>FL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formula="of:=CONCATENATE([$przecinki.$A$2];[.E87];[$przecinki.$A$2];)" office:value-type="string" office:string-value="&quot;FL&quot;" calcext:value-type="string">
            <text:p>"FL"</text:p>
          </table:table-cell>
          <table:table-cell table:formula="of:=CONCATENATE([$przecinki.$A$2];[.A87];[$przecinki.$A$2])" office:value-type="string" office:string-value="&quot;fl&quot;" calcext:value-type="string">
            <text:p>"fl"</text:p>
          </table:table-cell>
          <table:table-cell table:formula="of:=CONCATENATE([.G87];[$przecinki.$B$2];[.F87];)" office:value-type="string" office:string-value="&quot;fl&quot;:&quot;FL&quot;" calcext:value-type="string">
            <text:p>"fl":"FL"</text:p>
          </table:table-cell>
          <table:table-cell/>
          <table:table-cell table:style-name="ce42" table:formula="of:=CONCATENATE([$przecinki.$A$2];[.A87];[$przecinki.$A$5];[$przecinki.$A$2])" office:value-type="string" office:string-value="&quot;fl.&quot;" calcext:value-type="string">
            <text:p>"fl."</text:p>
          </table:table-cell>
          <table:table-cell table:style-name="ce42" table:formula="of:=UPPER([.G87])" office:value-type="string" office:string-value="&quot;FL&quot;" calcext:value-type="string">
            <text:p>"FL"</text:p>
          </table:table-cell>
          <table:table-cell table:style-name="ce42" table:formula="of:=CONCATENATE([$przecinki.$C$2];[$przecinki.$C$2];[.J87];[$przecinki.$C$2];[$przecinki.$C$2];[$przecinki.$C$2];[$przecinki.$C$2];[$przecinki.$B$5];[.F87];[$przecinki.$D$2];[$przecinki.$C$2];[$przecinki.$C$2];[$przecinki.$C$2];[.G87];[$przecinki.$D$2];[$przecinki.$C$2];[$przecinki.$C$2];[$przecinki.$C$2];[$przecinki.$C$2];[$przecinki.$C$2];[$przecinki.$C$2];[$przecinki.$C$2])" office:value-type="string" office:string-value="  &quot;fl.&quot;    [&quot;FL&quot;,   &quot;fl&quot;,       " calcext:value-type="string">
            <text:p><text:s text:c="2"/>"fl." <text:s text:c="3"/>["FL", <text:s text:c="2"/>"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7]);[$przecinki.$A$2];[$przecinki.$C$5];[$przecinki.$D$2])" office:value-type="string" office:string-value="&quot;lewe FL&quot;]," calcext:value-type="string">
            <text:p>"lewe FL"],</text:p>
          </table:table-cell>
          <table:table-cell table:style-name="ce46" table:formula="of:=CONCATENATE([.L87];[.M87];[.N87])" office:value-type="string" office:string-value="  &quot;fl.&quot;    [&quot;FL&quot;,   &quot;fl&quot;,       &quot;&quot;, &quot;ONSET&quot;, &quot;lewe FL&quot;]," calcext:value-type="string">
            <text:p><text:s text:c="2"/>"fl." <text:s text:c="3"/>["FL", <text:s text:c="2"/>"fl", <text:s text:c="6"/>"", "ONSET", "lewe FL"],</text:p>
          </table:table-cell>
        </table:table-row>
        <table:table-row table:style-name="ro2">
          <table:table-cell table:formula="of:=[$'naglosy-edycja'.B88]" office:value-type="string" office:string-value="fr" calcext:value-type="string">
            <text:p>fr</text:p>
          </table:table-cell>
          <table:table-cell table:formula="of:=[$'naglosy-edycja'.C88]" office:value-type="string" office:string-value="FR" calcext:value-type="string">
            <text:p>FR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formula="of:=CONCATENATE([$przecinki.$A$2];[.E88];[$przecinki.$A$2];)" office:value-type="string" office:string-value="&quot;FR&quot;" calcext:value-type="string">
            <text:p>"FR"</text:p>
          </table:table-cell>
          <table:table-cell table:formula="of:=CONCATENATE([$przecinki.$A$2];[.A88];[$przecinki.$A$2])" office:value-type="string" office:string-value="&quot;fr&quot;" calcext:value-type="string">
            <text:p>"fr"</text:p>
          </table:table-cell>
          <table:table-cell table:formula="of:=CONCATENATE([.G88];[$przecinki.$B$2];[.F88];)" office:value-type="string" office:string-value="&quot;fr&quot;:&quot;FR&quot;" calcext:value-type="string">
            <text:p>"fr":"FR"</text:p>
          </table:table-cell>
          <table:table-cell/>
          <table:table-cell table:style-name="ce42" table:formula="of:=CONCATENATE([$przecinki.$A$2];[.A88];[$przecinki.$A$5];[$przecinki.$A$2])" office:value-type="string" office:string-value="&quot;fr.&quot;" calcext:value-type="string">
            <text:p>"fr."</text:p>
          </table:table-cell>
          <table:table-cell table:style-name="ce42" table:formula="of:=UPPER([.G88])" office:value-type="string" office:string-value="&quot;FR&quot;" calcext:value-type="string">
            <text:p>"FR"</text:p>
          </table:table-cell>
          <table:table-cell table:style-name="ce42" table:formula="of:=CONCATENATE([$przecinki.$C$2];[$przecinki.$C$2];[.J88];[$przecinki.$C$2];[$przecinki.$C$2];[$przecinki.$C$2];[$przecinki.$C$2];[$przecinki.$B$5];[.F88];[$przecinki.$D$2];[$przecinki.$C$2];[$przecinki.$C$2];[$przecinki.$C$2];[.G88];[$przecinki.$D$2];[$przecinki.$C$2];[$przecinki.$C$2];[$przecinki.$C$2];[$przecinki.$C$2];[$przecinki.$C$2];[$przecinki.$C$2];[$przecinki.$C$2])" office:value-type="string" office:string-value="  &quot;fr.&quot;    [&quot;FR&quot;,   &quot;fr&quot;,       " calcext:value-type="string">
            <text:p><text:s text:c="2"/>"fr." <text:s text:c="3"/>["FR", <text:s text:c="2"/>"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8]);[$przecinki.$A$2];[$przecinki.$C$5];[$przecinki.$D$2])" office:value-type="string" office:string-value="&quot;lewe FR&quot;]," calcext:value-type="string">
            <text:p>"lewe FR"],</text:p>
          </table:table-cell>
          <table:table-cell table:style-name="ce46" table:formula="of:=CONCATENATE([.L88];[.M88];[.N88])" office:value-type="string" office:string-value="  &quot;fr.&quot;    [&quot;FR&quot;,   &quot;fr&quot;,       &quot;&quot;, &quot;ONSET&quot;, &quot;lewe FR&quot;]," calcext:value-type="string">
            <text:p><text:s text:c="2"/>"fr." <text:s text:c="3"/>["FR", <text:s text:c="2"/>"fr", <text:s text:c="6"/>"", "ONSET", "lewe FR"],</text:p>
          </table:table-cell>
        </table:table-row>
        <table:table-row table:style-name="ro2">
          <table:table-cell table:formula="of:=[$'naglosy-edycja'.B89]" office:value-type="string" office:string-value="frz" calcext:value-type="string">
            <text:p>frz</text:p>
          </table:table-cell>
          <table:table-cell table:formula="of:=[$'naglosy-edycja'.C89]" office:value-type="string" office:string-value="FRJ" calcext:value-type="string">
            <text:p>FRJ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formula="of:=CONCATENATE([$przecinki.$A$2];[.E89];[$przecinki.$A$2];)" office:value-type="string" office:string-value="&quot;FRJ&quot;" calcext:value-type="string">
            <text:p>"FRJ"</text:p>
          </table:table-cell>
          <table:table-cell table:formula="of:=CONCATENATE([$przecinki.$A$2];[.A89];[$przecinki.$A$2])" office:value-type="string" office:string-value="&quot;frz&quot;" calcext:value-type="string">
            <text:p>"frz"</text:p>
          </table:table-cell>
          <table:table-cell table:formula="of:=CONCATENATE([.G89];[$przecinki.$B$2];[.F89];)" office:value-type="string" office:string-value="&quot;frz&quot;:&quot;FRJ&quot;" calcext:value-type="string">
            <text:p>"frz":"FRJ"</text:p>
          </table:table-cell>
          <table:table-cell/>
          <table:table-cell table:style-name="ce42" table:formula="of:=CONCATENATE([$przecinki.$A$2];[.A89];[$przecinki.$A$5];[$przecinki.$A$2])" office:value-type="string" office:string-value="&quot;frz.&quot;" calcext:value-type="string">
            <text:p>"frz."</text:p>
          </table:table-cell>
          <table:table-cell table:style-name="ce42" table:formula="of:=UPPER([.G89])" office:value-type="string" office:string-value="&quot;FRZ&quot;" calcext:value-type="string">
            <text:p>"FRZ"</text:p>
          </table:table-cell>
          <table:table-cell table:style-name="ce42" table:formula="of:=CONCATENATE([$przecinki.$C$2];[$przecinki.$C$2];[.J89];[$przecinki.$C$2];[$przecinki.$C$2];[$przecinki.$C$2];[$przecinki.$C$2];[$przecinki.$B$5];[.F89];[$przecinki.$D$2];[$przecinki.$C$2];[$przecinki.$C$2];[$przecinki.$C$2];[.G89];[$przecinki.$D$2];[$przecinki.$C$2];[$przecinki.$C$2];[$przecinki.$C$2];[$przecinki.$C$2];[$przecinki.$C$2];[$przecinki.$C$2];[$przecinki.$C$2])" office:value-type="string" office:string-value="  &quot;frz.&quot;    [&quot;FRJ&quot;,   &quot;frz&quot;,       " calcext:value-type="string">
            <text:p><text:s text:c="2"/>"frz." <text:s text:c="3"/>["FRJ", <text:s text:c="2"/>"f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9]);[$przecinki.$A$2];[$przecinki.$C$5];[$przecinki.$D$2])" office:value-type="string" office:string-value="&quot;lewe FRZ&quot;]," calcext:value-type="string">
            <text:p>"lewe FRZ"],</text:p>
          </table:table-cell>
          <table:table-cell table:style-name="ce46" table:formula="of:=CONCATENATE([.L89];[.M89];[.N89])" office:value-type="string" office:string-value="  &quot;frz.&quot;    [&quot;FRJ&quot;,   &quot;frz&quot;,       &quot;&quot;, &quot;ONSET&quot;, &quot;lewe FRZ&quot;]," calcext:value-type="string">
            <text:p><text:s text:c="2"/>"frz." <text:s text:c="3"/>["FRJ", <text:s text:c="2"/>"frz", <text:s text:c="6"/>"", "ONSET", "lewe FRZ"],</text:p>
          </table:table-cell>
        </table:table-row>
        <table:table-row table:style-name="ro2">
          <table:table-cell table:formula="of:=[$'naglosy-edycja'.B90]" office:value-type="string" office:string-value="ft" calcext:value-type="string">
            <text:p>ft</text:p>
          </table:table-cell>
          <table:table-cell table:formula="of:=[$'naglosy-edycja'.C90]" office:value-type="string" office:string-value="FT" calcext:value-type="string">
            <text:p>FT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formula="of:=CONCATENATE([$przecinki.$A$2];[.E90];[$przecinki.$A$2];)" office:value-type="string" office:string-value="&quot;FT&quot;" calcext:value-type="string">
            <text:p>"FT"</text:p>
          </table:table-cell>
          <table:table-cell table:formula="of:=CONCATENATE([$przecinki.$A$2];[.A90];[$przecinki.$A$2])" office:value-type="string" office:string-value="&quot;ft&quot;" calcext:value-type="string">
            <text:p>"ft"</text:p>
          </table:table-cell>
          <table:table-cell table:formula="of:=CONCATENATE([.G90];[$przecinki.$B$2];[.F90];)" office:value-type="string" office:string-value="&quot;ft&quot;:&quot;FT&quot;" calcext:value-type="string">
            <text:p>"ft":"FT"</text:p>
          </table:table-cell>
          <table:table-cell/>
          <table:table-cell table:style-name="ce42" table:formula="of:=CONCATENATE([$przecinki.$A$2];[.A90];[$przecinki.$A$5];[$przecinki.$A$2])" office:value-type="string" office:string-value="&quot;ft.&quot;" calcext:value-type="string">
            <text:p>"ft."</text:p>
          </table:table-cell>
          <table:table-cell table:style-name="ce42" table:formula="of:=UPPER([.G90])" office:value-type="string" office:string-value="&quot;FT&quot;" calcext:value-type="string">
            <text:p>"FT"</text:p>
          </table:table-cell>
          <table:table-cell table:style-name="ce42" table:formula="of:=CONCATENATE([$przecinki.$C$2];[$przecinki.$C$2];[.J90];[$przecinki.$C$2];[$przecinki.$C$2];[$przecinki.$C$2];[$przecinki.$C$2];[$przecinki.$B$5];[.F90];[$przecinki.$D$2];[$przecinki.$C$2];[$przecinki.$C$2];[$przecinki.$C$2];[.G90];[$przecinki.$D$2];[$przecinki.$C$2];[$przecinki.$C$2];[$przecinki.$C$2];[$przecinki.$C$2];[$przecinki.$C$2];[$przecinki.$C$2];[$przecinki.$C$2])" office:value-type="string" office:string-value="  &quot;ft.&quot;    [&quot;FT&quot;,   &quot;ft&quot;,       " calcext:value-type="string">
            <text:p><text:s text:c="2"/>"ft." <text:s text:c="3"/>["FT", <text:s text:c="2"/>"f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0]);[$przecinki.$A$2];[$przecinki.$C$5];[$przecinki.$D$2])" office:value-type="string" office:string-value="&quot;lewe FT&quot;]," calcext:value-type="string">
            <text:p>"lewe FT"],</text:p>
          </table:table-cell>
          <table:table-cell table:style-name="ce46" table:formula="of:=CONCATENATE([.L90];[.M90];[.N90])" office:value-type="string" office:string-value="  &quot;ft.&quot;    [&quot;FT&quot;,   &quot;ft&quot;,       &quot;&quot;, &quot;ONSET&quot;, &quot;lewe FT&quot;]," calcext:value-type="string">
            <text:p><text:s text:c="2"/>"ft." <text:s text:c="3"/>["FT", <text:s text:c="2"/>"ft", <text:s text:c="6"/>"", "ONSET", "lewe FT"],</text:p>
          </table:table-cell>
        </table:table-row>
        <table:table-row table:style-name="ro2">
          <table:table-cell table:formula="of:=[$'naglosy-edycja'.B91]" office:value-type="string" office:string-value="g" calcext:value-type="string">
            <text:p>g</text:p>
          </table:table-cell>
          <table:table-cell table:formula="of:=[$'naglosy-edycja'.C91]" office:value-type="string" office:string-value="XK" calcext:value-type="string">
            <text:p>XK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formula="of:=CONCATENATE([$przecinki.$A$2];[.E91];[$przecinki.$A$2];)" office:value-type="string" office:string-value="&quot;XK&quot;" calcext:value-type="string">
            <text:p>"XK"</text:p>
          </table:table-cell>
          <table:table-cell table:formula="of:=CONCATENATE([$przecinki.$A$2];[.A91];[$przecinki.$A$2])" office:value-type="string" office:string-value="&quot;g&quot;" calcext:value-type="string">
            <text:p>"g"</text:p>
          </table:table-cell>
          <table:table-cell table:formula="of:=CONCATENATE([.G91];[$przecinki.$B$2];[.F91];)" office:value-type="string" office:string-value="&quot;g&quot;:&quot;XK&quot;" calcext:value-type="string">
            <text:p>"g":"XK"</text:p>
          </table:table-cell>
          <table:table-cell/>
          <table:table-cell table:style-name="ce42" table:formula="of:=CONCATENATE([$przecinki.$A$2];[.A91];[$przecinki.$A$5];[$przecinki.$A$2])" office:value-type="string" office:string-value="&quot;g.&quot;" calcext:value-type="string">
            <text:p>"g."</text:p>
          </table:table-cell>
          <table:table-cell table:style-name="ce42" table:formula="of:=UPPER([.G91])" office:value-type="string" office:string-value="&quot;G&quot;" calcext:value-type="string">
            <text:p>"G"</text:p>
          </table:table-cell>
          <table:table-cell table:style-name="ce42" table:formula="of:=CONCATENATE([$przecinki.$C$2];[$przecinki.$C$2];[.J91];[$przecinki.$C$2];[$przecinki.$C$2];[$przecinki.$C$2];[$przecinki.$C$2];[$przecinki.$B$5];[.F91];[$przecinki.$D$2];[$przecinki.$C$2];[$przecinki.$C$2];[$przecinki.$C$2];[.G91];[$przecinki.$D$2];[$przecinki.$C$2];[$przecinki.$C$2];[$przecinki.$C$2];[$przecinki.$C$2];[$przecinki.$C$2];[$przecinki.$C$2];[$przecinki.$C$2])" office:value-type="string" office:string-value="  &quot;g.&quot;    [&quot;XK&quot;,   &quot;g&quot;,       " calcext:value-type="string">
            <text:p><text:s text:c="2"/>"g." <text:s text:c="3"/>["XK", <text:s text:c="2"/>"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1]);[$przecinki.$A$2];[$przecinki.$C$5];[$przecinki.$D$2])" office:value-type="string" office:string-value="&quot;lewe G&quot;]," calcext:value-type="string">
            <text:p>"lewe G"],</text:p>
          </table:table-cell>
          <table:table-cell table:style-name="ce46" table:formula="of:=CONCATENATE([.L91];[.M91];[.N91])" office:value-type="string" office:string-value="  &quot;g.&quot;    [&quot;XK&quot;,   &quot;g&quot;,       &quot;&quot;, &quot;ONSET&quot;, &quot;lewe G&quot;]," calcext:value-type="string">
            <text:p><text:s text:c="2"/>"g." <text:s text:c="3"/>["XK", <text:s text:c="2"/>"g", <text:s text:c="6"/>"", "ONSET", "lewe G"],</text:p>
          </table:table-cell>
        </table:table-row>
        <table:table-row table:style-name="ro2">
          <table:table-cell table:formula="of:=[$'naglosy-edycja'.B92]" office:value-type="string" office:string-value="gb" calcext:value-type="string">
            <text:p>gb</text:p>
          </table:table-cell>
          <table:table-cell table:formula="of:=[$'naglosy-edycja'.C92]" office:value-type="string" office:string-value="XKP" calcext:value-type="string">
            <text:p>XKP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formula="of:=CONCATENATE([$przecinki.$A$2];[.E92];[$przecinki.$A$2];)" office:value-type="string" office:string-value="&quot;XKP&quot;" calcext:value-type="string">
            <text:p>"XKP"</text:p>
          </table:table-cell>
          <table:table-cell table:formula="of:=CONCATENATE([$przecinki.$A$2];[.A92];[$przecinki.$A$2])" office:value-type="string" office:string-value="&quot;gb&quot;" calcext:value-type="string">
            <text:p>"gb"</text:p>
          </table:table-cell>
          <table:table-cell table:formula="of:=CONCATENATE([.G92];[$przecinki.$B$2];[.F92];)" office:value-type="string" office:string-value="&quot;gb&quot;:&quot;XKP&quot;" calcext:value-type="string">
            <text:p>"gb":"XKP"</text:p>
          </table:table-cell>
          <table:table-cell/>
          <table:table-cell table:style-name="ce42" table:formula="of:=CONCATENATE([$przecinki.$A$2];[.A92];[$przecinki.$A$5];[$przecinki.$A$2])" office:value-type="string" office:string-value="&quot;gb.&quot;" calcext:value-type="string">
            <text:p>"gb."</text:p>
          </table:table-cell>
          <table:table-cell table:style-name="ce42" table:formula="of:=UPPER([.G92])" office:value-type="string" office:string-value="&quot;GB&quot;" calcext:value-type="string">
            <text:p>"GB"</text:p>
          </table:table-cell>
          <table:table-cell table:style-name="ce42" table:formula="of:=CONCATENATE([$przecinki.$C$2];[$przecinki.$C$2];[.J92];[$przecinki.$C$2];[$przecinki.$C$2];[$przecinki.$C$2];[$przecinki.$C$2];[$przecinki.$B$5];[.F92];[$przecinki.$D$2];[$przecinki.$C$2];[$przecinki.$C$2];[$przecinki.$C$2];[.G92];[$przecinki.$D$2];[$przecinki.$C$2];[$przecinki.$C$2];[$przecinki.$C$2];[$przecinki.$C$2];[$przecinki.$C$2];[$przecinki.$C$2];[$przecinki.$C$2])" office:value-type="string" office:string-value="  &quot;gb.&quot;    [&quot;XKP&quot;,   &quot;gb&quot;,       " calcext:value-type="string">
            <text:p><text:s text:c="2"/>"gb." <text:s text:c="3"/>["XKP", <text:s text:c="2"/>"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2]);[$przecinki.$A$2];[$przecinki.$C$5];[$przecinki.$D$2])" office:value-type="string" office:string-value="&quot;lewe GB&quot;]," calcext:value-type="string">
            <text:p>"lewe GB"],</text:p>
          </table:table-cell>
          <table:table-cell table:style-name="ce46" table:formula="of:=CONCATENATE([.L92];[.M92];[.N92])" office:value-type="string" office:string-value="  &quot;gb.&quot;    [&quot;XKP&quot;,   &quot;gb&quot;,       &quot;&quot;, &quot;ONSET&quot;, &quot;lewe GB&quot;]," calcext:value-type="string">
            <text:p><text:s text:c="2"/>"gb." <text:s text:c="3"/>["XKP", <text:s text:c="2"/>"gb", <text:s text:c="6"/>"", "ONSET", "lewe GB"],</text:p>
          </table:table-cell>
        </table:table-row>
        <table:table-row table:style-name="ro2">
          <table:table-cell table:formula="of:=[$'naglosy-edycja'.B93]" office:value-type="string" office:string-value="gd" calcext:value-type="string">
            <text:p>gd</text:p>
          </table:table-cell>
          <table:table-cell table:formula="of:=[$'naglosy-edycja'.C93]" office:value-type="string" office:string-value="KT" calcext:value-type="string">
            <text:p>KT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formula="of:=CONCATENATE([$przecinki.$A$2];[.E93];[$przecinki.$A$2];)" office:value-type="string" office:string-value="&quot;KT&quot;" calcext:value-type="string">
            <text:p>"KT"</text:p>
          </table:table-cell>
          <table:table-cell table:formula="of:=CONCATENATE([$przecinki.$A$2];[.A93];[$przecinki.$A$2])" office:value-type="string" office:string-value="&quot;gd&quot;" calcext:value-type="string">
            <text:p>"gd"</text:p>
          </table:table-cell>
          <table:table-cell table:formula="of:=CONCATENATE([.G93];[$przecinki.$B$2];[.F93];)" office:value-type="string" office:string-value="&quot;gd&quot;:&quot;KT&quot;" calcext:value-type="string">
            <text:p>"gd":"KT"</text:p>
          </table:table-cell>
          <table:table-cell/>
          <table:table-cell table:style-name="ce42" table:formula="of:=CONCATENATE([$przecinki.$A$2];[.A93];[$przecinki.$A$5];[$przecinki.$A$2])" office:value-type="string" office:string-value="&quot;gd.&quot;" calcext:value-type="string">
            <text:p>"gd."</text:p>
          </table:table-cell>
          <table:table-cell table:style-name="ce42" table:formula="of:=UPPER([.G93])" office:value-type="string" office:string-value="&quot;GD&quot;" calcext:value-type="string">
            <text:p>"GD"</text:p>
          </table:table-cell>
          <table:table-cell table:style-name="ce42" table:formula="of:=CONCATENATE([$przecinki.$C$2];[$przecinki.$C$2];[.J93];[$przecinki.$C$2];[$przecinki.$C$2];[$przecinki.$C$2];[$przecinki.$C$2];[$przecinki.$B$5];[.F93];[$przecinki.$D$2];[$przecinki.$C$2];[$przecinki.$C$2];[$przecinki.$C$2];[.G93];[$przecinki.$D$2];[$przecinki.$C$2];[$przecinki.$C$2];[$przecinki.$C$2];[$przecinki.$C$2];[$przecinki.$C$2];[$przecinki.$C$2];[$przecinki.$C$2])" office:value-type="string" office:string-value="  &quot;gd.&quot;    [&quot;KT&quot;,   &quot;gd&quot;,       " calcext:value-type="string">
            <text:p><text:s text:c="2"/>"gd." <text:s text:c="3"/>["KT", <text:s text:c="2"/>"g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3]);[$przecinki.$A$2];[$przecinki.$C$5];[$przecinki.$D$2])" office:value-type="string" office:string-value="&quot;lewe GD&quot;]," calcext:value-type="string">
            <text:p>"lewe GD"],</text:p>
          </table:table-cell>
          <table:table-cell table:style-name="ce46" table:formula="of:=CONCATENATE([.L93];[.M93];[.N93])" office:value-type="string" office:string-value="  &quot;gd.&quot;    [&quot;KT&quot;,   &quot;gd&quot;,       &quot;&quot;, &quot;ONSET&quot;, &quot;lewe GD&quot;]," calcext:value-type="string">
            <text:p><text:s text:c="2"/>"gd." <text:s text:c="3"/>["KT", <text:s text:c="2"/>"gd", <text:s text:c="6"/>"", "ONSET", "lewe GD"],</text:p>
          </table:table-cell>
        </table:table-row>
        <table:table-row table:style-name="ro2">
          <table:table-cell table:formula="of:=[$'naglosy-edycja'.B94]" office:value-type="string" office:string-value="gdz" calcext:value-type="string">
            <text:p>gdz</text:p>
          </table:table-cell>
          <table:table-cell table:formula="of:=[$'naglosy-edycja'.C94]" office:value-type="float" office:value="0" calcext:value-type="float">
            <text:p>0</text:p>
          </table:table-cell>
          <table:table-cell table:formula="of:=[$'naglosy-edycja'.D94]" office:value-type="string" office:string-value="XZKT" calcext:value-type="string">
            <text:p>XZKT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formula="of:=CONCATENATE([$przecinki.$A$2];[.E94];[$przecinki.$A$2];)" office:value-type="string" office:string-value="&quot;XZKT&quot;" calcext:value-type="string">
            <text:p>"XZKT"</text:p>
          </table:table-cell>
          <table:table-cell table:formula="of:=CONCATENATE([$przecinki.$A$2];[.A94];[$przecinki.$A$2])" office:value-type="string" office:string-value="&quot;gdz&quot;" calcext:value-type="string">
            <text:p>"gdz"</text:p>
          </table:table-cell>
          <table:table-cell table:formula="of:=CONCATENATE([.G94];[$przecinki.$B$2];[.F94];)" office:value-type="string" office:string-value="&quot;gdz&quot;:&quot;XZKT&quot;" calcext:value-type="string">
            <text:p>"gdz":"XZKT"</text:p>
          </table:table-cell>
          <table:table-cell/>
          <table:table-cell table:style-name="ce42" table:formula="of:=CONCATENATE([$przecinki.$A$2];[.A94];[$przecinki.$A$5];[$przecinki.$A$2])" office:value-type="string" office:string-value="&quot;gdz.&quot;" calcext:value-type="string">
            <text:p>"gdz."</text:p>
          </table:table-cell>
          <table:table-cell table:style-name="ce42" table:formula="of:=UPPER([.G94])" office:value-type="string" office:string-value="&quot;GDZ&quot;" calcext:value-type="string">
            <text:p>"GDZ"</text:p>
          </table:table-cell>
          <table:table-cell table:style-name="ce42" table:formula="of:=CONCATENATE([$przecinki.$C$2];[$przecinki.$C$2];[.J94];[$przecinki.$C$2];[$przecinki.$C$2];[$przecinki.$C$2];[$przecinki.$C$2];[$przecinki.$B$5];[.F94];[$przecinki.$D$2];[$przecinki.$C$2];[$przecinki.$C$2];[$przecinki.$C$2];[.G94];[$przecinki.$D$2];[$przecinki.$C$2];[$przecinki.$C$2];[$przecinki.$C$2];[$przecinki.$C$2];[$przecinki.$C$2];[$przecinki.$C$2];[$przecinki.$C$2])" office:value-type="string" office:string-value="  &quot;gdz.&quot;    [&quot;XZKT&quot;,   &quot;gdz&quot;,       " calcext:value-type="string">
            <text:p><text:s text:c="2"/>"gdz." <text:s text:c="3"/>["XZKT", <text:s text:c="2"/>"g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4]);[$przecinki.$A$2];[$przecinki.$C$5];[$przecinki.$D$2])" office:value-type="string" office:string-value="&quot;lewe GDZ&quot;]," calcext:value-type="string">
            <text:p>"lewe GDZ"],</text:p>
          </table:table-cell>
          <table:table-cell table:style-name="ce46" table:formula="of:=CONCATENATE([.L94];[.M94];[.N94])" office:value-type="string" office:string-value="  &quot;gdz.&quot;    [&quot;XZKT&quot;,   &quot;gdz&quot;,       &quot;&quot;, &quot;ONSET&quot;, &quot;lewe GDZ&quot;]," calcext:value-type="string">
            <text:p><text:s text:c="2"/>"gdz." <text:s text:c="3"/>["XZKT", <text:s text:c="2"/>"gdz", <text:s text:c="6"/>"", "ONSET", "lewe GDZ"],</text:p>
          </table:table-cell>
        </table:table-row>
        <table:table-row table:style-name="ro2">
          <table:table-cell table:formula="of:=[$'naglosy-edycja'.B95]" office:value-type="string" office:string-value="gdzi" calcext:value-type="string">
            <text:p>gdzi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J" calcext:value-type="string">
            <text:p>XZKTJ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formula="of:=CONCATENATE([$przecinki.$A$2];[.E95];[$przecinki.$A$2];)" office:value-type="string" office:string-value="&quot;XZKTJ&quot;" calcext:value-type="string">
            <text:p>"XZKTJ"</text:p>
          </table:table-cell>
          <table:table-cell table:formula="of:=CONCATENATE([$przecinki.$A$2];[.A95];[$przecinki.$A$2])" office:value-type="string" office:string-value="&quot;gdzi&quot;" calcext:value-type="string">
            <text:p>"gdzi"</text:p>
          </table:table-cell>
          <table:table-cell table:formula="of:=CONCATENATE([.G95];[$przecinki.$B$2];[.F95];)" office:value-type="string" office:string-value="&quot;gdzi&quot;:&quot;XZKTJ&quot;" calcext:value-type="string">
            <text:p>"gdzi":"XZKTJ"</text:p>
          </table:table-cell>
          <table:table-cell/>
          <table:table-cell table:style-name="ce42" table:formula="of:=CONCATENATE([$przecinki.$A$2];[.A95];[$przecinki.$A$5];[$przecinki.$A$2])" office:value-type="string" office:string-value="&quot;gdzi.&quot;" calcext:value-type="string">
            <text:p>"gdzi."</text:p>
          </table:table-cell>
          <table:table-cell table:style-name="ce42" table:formula="of:=UPPER([.G95])" office:value-type="string" office:string-value="&quot;GDZI&quot;" calcext:value-type="string">
            <text:p>"GDZI"</text:p>
          </table:table-cell>
          <table:table-cell table:style-name="ce42" table:formula="of:=CONCATENATE([$przecinki.$C$2];[$przecinki.$C$2];[.J95];[$przecinki.$C$2];[$przecinki.$C$2];[$przecinki.$C$2];[$przecinki.$C$2];[$przecinki.$B$5];[.F95];[$przecinki.$D$2];[$przecinki.$C$2];[$przecinki.$C$2];[$przecinki.$C$2];[.G95];[$przecinki.$D$2];[$przecinki.$C$2];[$przecinki.$C$2];[$przecinki.$C$2];[$przecinki.$C$2];[$przecinki.$C$2];[$przecinki.$C$2];[$przecinki.$C$2])" office:value-type="string" office:string-value="  &quot;gdzi.&quot;    [&quot;XZKTJ&quot;,   &quot;gdzi&quot;,       " calcext:value-type="string">
            <text:p><text:s text:c="2"/>"gdzi." <text:s text:c="3"/>["XZKTJ", <text:s text:c="2"/>"g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5]);[$przecinki.$A$2];[$przecinki.$C$5];[$przecinki.$D$2])" office:value-type="string" office:string-value="&quot;lewe GDZI&quot;]," calcext:value-type="string">
            <text:p>"lewe GDZI"],</text:p>
          </table:table-cell>
          <table:table-cell table:style-name="ce46" table:formula="of:=CONCATENATE([.L95];[.M95];[.N95])" office:value-type="string" office:string-value="  &quot;gdzi.&quot;    [&quot;XZKTJ&quot;,   &quot;gdzi&quot;,       &quot;&quot;, &quot;ONSET&quot;, &quot;lewe GDZI&quot;]," calcext:value-type="string">
            <text:p><text:s text:c="2"/>"gdzi." <text:s text:c="3"/>["XZKTJ", <text:s text:c="2"/>"gdzi", <text:s text:c="6"/>"", "ONSET", "lewe GDZI"],</text:p>
          </table:table-cell>
        </table:table-row>
        <table:table-row table:style-name="ro2">
          <table:table-cell table:formula="of:=[$'naglosy-edycja'.B96]" office:value-type="string" office:string-value="gl" calcext:value-type="string">
            <text:p>gl</text:p>
          </table:table-cell>
          <table:table-cell table:formula="of:=[$'naglosy-edycja'.C96]" office:value-type="string" office:string-value="XKL" calcext:value-type="string">
            <text:p>XKL</text:p>
          </table:table-cell>
          <table:table-cell table:formula="of:=[$'naglosy-edycja'.D96]" office:value-type="float" office:value="0" calcext:value-type="float">
            <text:p>0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formula="of:=CONCATENATE([$przecinki.$A$2];[.E96];[$przecinki.$A$2];)" office:value-type="string" office:string-value="&quot;XKL&quot;" calcext:value-type="string">
            <text:p>"XKL"</text:p>
          </table:table-cell>
          <table:table-cell table:formula="of:=CONCATENATE([$przecinki.$A$2];[.A96];[$przecinki.$A$2])" office:value-type="string" office:string-value="&quot;gl&quot;" calcext:value-type="string">
            <text:p>"gl"</text:p>
          </table:table-cell>
          <table:table-cell table:formula="of:=CONCATENATE([.G96];[$przecinki.$B$2];[.F96];)" office:value-type="string" office:string-value="&quot;gl&quot;:&quot;XKL&quot;" calcext:value-type="string">
            <text:p>"gl":"XKL"</text:p>
          </table:table-cell>
          <table:table-cell/>
          <table:table-cell table:style-name="ce42" table:formula="of:=CONCATENATE([$przecinki.$A$2];[.A96];[$przecinki.$A$5];[$przecinki.$A$2])" office:value-type="string" office:string-value="&quot;gl.&quot;" calcext:value-type="string">
            <text:p>"gl."</text:p>
          </table:table-cell>
          <table:table-cell table:style-name="ce42" table:formula="of:=UPPER([.G96])" office:value-type="string" office:string-value="&quot;GL&quot;" calcext:value-type="string">
            <text:p>"GL"</text:p>
          </table:table-cell>
          <table:table-cell table:style-name="ce42" table:formula="of:=CONCATENATE([$przecinki.$C$2];[$przecinki.$C$2];[.J96];[$przecinki.$C$2];[$przecinki.$C$2];[$przecinki.$C$2];[$przecinki.$C$2];[$przecinki.$B$5];[.F96];[$przecinki.$D$2];[$przecinki.$C$2];[$przecinki.$C$2];[$przecinki.$C$2];[.G96];[$przecinki.$D$2];[$przecinki.$C$2];[$przecinki.$C$2];[$przecinki.$C$2];[$przecinki.$C$2];[$przecinki.$C$2];[$przecinki.$C$2];[$przecinki.$C$2])" office:value-type="string" office:string-value="  &quot;gl.&quot;    [&quot;XKL&quot;,   &quot;gl&quot;,       " calcext:value-type="string">
            <text:p><text:s text:c="2"/>"gl." <text:s text:c="3"/>["XKL", <text:s text:c="2"/>"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6]);[$przecinki.$A$2];[$przecinki.$C$5];[$przecinki.$D$2])" office:value-type="string" office:string-value="&quot;lewe GL&quot;]," calcext:value-type="string">
            <text:p>"lewe GL"],</text:p>
          </table:table-cell>
          <table:table-cell table:style-name="ce46" table:formula="of:=CONCATENATE([.L96];[.M96];[.N96])" office:value-type="string" office:string-value="  &quot;gl.&quot;    [&quot;XKL&quot;,   &quot;gl&quot;,       &quot;&quot;, &quot;ONSET&quot;, &quot;lewe GL&quot;]," calcext:value-type="string">
            <text:p><text:s text:c="2"/>"gl." <text:s text:c="3"/>["XKL", <text:s text:c="2"/>"gl", <text:s text:c="6"/>"", "ONSET", "lewe GL"],</text:p>
          </table:table-cell>
        </table:table-row>
        <table:table-row table:style-name="ro2">
          <table:table-cell table:formula="of:=[$'naglosy-edycja'.B97]" office:value-type="string" office:string-value="gł" calcext:value-type="string">
            <text:p>gł</text:p>
          </table:table-cell>
          <table:table-cell table:formula="of:=[$'naglosy-edycja'.C97]" office:value-type="string" office:string-value="XKLJ" calcext:value-type="string">
            <text:p>XKLJ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formula="of:=CONCATENATE([$przecinki.$A$2];[.E97];[$przecinki.$A$2];)" office:value-type="string" office:string-value="&quot;XKLJ&quot;" calcext:value-type="string">
            <text:p>"XKLJ"</text:p>
          </table:table-cell>
          <table:table-cell table:formula="of:=CONCATENATE([$przecinki.$A$2];[.A97];[$przecinki.$A$2])" office:value-type="string" office:string-value="&quot;gł&quot;" calcext:value-type="string">
            <text:p>"gł"</text:p>
          </table:table-cell>
          <table:table-cell table:formula="of:=CONCATENATE([.G97];[$przecinki.$B$2];[.F97];)" office:value-type="string" office:string-value="&quot;gł&quot;:&quot;XKLJ&quot;" calcext:value-type="string">
            <text:p>"gł":"XKLJ"</text:p>
          </table:table-cell>
          <table:table-cell/>
          <table:table-cell table:style-name="ce42" table:formula="of:=CONCATENATE([$przecinki.$A$2];[.A97];[$przecinki.$A$5];[$przecinki.$A$2])" office:value-type="string" office:string-value="&quot;gł.&quot;" calcext:value-type="string">
            <text:p>"gł."</text:p>
          </table:table-cell>
          <table:table-cell table:style-name="ce42" table:formula="of:=UPPER([.G97])" office:value-type="string" office:string-value="&quot;GŁ&quot;" calcext:value-type="string">
            <text:p>"GŁ"</text:p>
          </table:table-cell>
          <table:table-cell table:style-name="ce42" table:formula="of:=CONCATENATE([$przecinki.$C$2];[$przecinki.$C$2];[.J97];[$przecinki.$C$2];[$przecinki.$C$2];[$przecinki.$C$2];[$przecinki.$C$2];[$przecinki.$B$5];[.F97];[$przecinki.$D$2];[$przecinki.$C$2];[$przecinki.$C$2];[$przecinki.$C$2];[.G97];[$przecinki.$D$2];[$przecinki.$C$2];[$przecinki.$C$2];[$przecinki.$C$2];[$przecinki.$C$2];[$przecinki.$C$2];[$przecinki.$C$2];[$przecinki.$C$2])" office:value-type="string" office:string-value="  &quot;gł.&quot;    [&quot;XKLJ&quot;,   &quot;gł&quot;,       " calcext:value-type="string">
            <text:p><text:s text:c="2"/>"gł." <text:s text:c="3"/>["XKLJ", <text:s text:c="2"/>"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7]);[$przecinki.$A$2];[$przecinki.$C$5];[$przecinki.$D$2])" office:value-type="string" office:string-value="&quot;lewe GŁ&quot;]," calcext:value-type="string">
            <text:p>"lewe GŁ"],</text:p>
          </table:table-cell>
          <table:table-cell table:style-name="ce46" table:formula="of:=CONCATENATE([.L97];[.M97];[.N97])" office:value-type="string" office:string-value="  &quot;gł.&quot;    [&quot;XKLJ&quot;,   &quot;gł&quot;,       &quot;&quot;, &quot;ONSET&quot;, &quot;lewe GŁ&quot;]," calcext:value-type="string">
            <text:p><text:s text:c="2"/>"gł." <text:s text:c="3"/>["XKLJ", <text:s text:c="2"/>"gł", <text:s text:c="6"/>"", "ONSET", "lewe GŁ"],</text:p>
          </table:table-cell>
        </table:table-row>
        <table:table-row table:style-name="ro2">
          <table:table-cell table:formula="of:=[$'naglosy-edycja'.B98]" office:value-type="string" office:string-value="gm" calcext:value-type="string">
            <text:p>gm</text:p>
          </table:table-cell>
          <table:table-cell table:formula="of:=[$'naglosy-edycja'.C98]" office:value-type="string" office:string-value="XKTV" calcext:value-type="string">
            <text:p>XKTV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formula="of:=CONCATENATE([$przecinki.$A$2];[.E98];[$przecinki.$A$2];)" office:value-type="string" office:string-value="&quot;XKTV&quot;" calcext:value-type="string">
            <text:p>"XKTV"</text:p>
          </table:table-cell>
          <table:table-cell table:formula="of:=CONCATENATE([$przecinki.$A$2];[.A98];[$przecinki.$A$2])" office:value-type="string" office:string-value="&quot;gm&quot;" calcext:value-type="string">
            <text:p>"gm"</text:p>
          </table:table-cell>
          <table:table-cell table:formula="of:=CONCATENATE([.G98];[$przecinki.$B$2];[.F98];)" office:value-type="string" office:string-value="&quot;gm&quot;:&quot;XKTV&quot;" calcext:value-type="string">
            <text:p>"gm":"XKTV"</text:p>
          </table:table-cell>
          <table:table-cell/>
          <table:table-cell table:style-name="ce42" table:formula="of:=CONCATENATE([$przecinki.$A$2];[.A98];[$przecinki.$A$5];[$przecinki.$A$2])" office:value-type="string" office:string-value="&quot;gm.&quot;" calcext:value-type="string">
            <text:p>"gm."</text:p>
          </table:table-cell>
          <table:table-cell table:style-name="ce42" table:formula="of:=UPPER([.G98])" office:value-type="string" office:string-value="&quot;GM&quot;" calcext:value-type="string">
            <text:p>"GM"</text:p>
          </table:table-cell>
          <table:table-cell table:style-name="ce42" table:formula="of:=CONCATENATE([$przecinki.$C$2];[$przecinki.$C$2];[.J98];[$przecinki.$C$2];[$przecinki.$C$2];[$przecinki.$C$2];[$przecinki.$C$2];[$przecinki.$B$5];[.F98];[$przecinki.$D$2];[$przecinki.$C$2];[$przecinki.$C$2];[$przecinki.$C$2];[.G98];[$przecinki.$D$2];[$przecinki.$C$2];[$przecinki.$C$2];[$przecinki.$C$2];[$przecinki.$C$2];[$przecinki.$C$2];[$przecinki.$C$2];[$przecinki.$C$2])" office:value-type="string" office:string-value="  &quot;gm.&quot;    [&quot;XKTV&quot;,   &quot;gm&quot;,       " calcext:value-type="string">
            <text:p><text:s text:c="2"/>"gm." <text:s text:c="3"/>["XKTV", <text:s text:c="2"/>"g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8]);[$przecinki.$A$2];[$przecinki.$C$5];[$przecinki.$D$2])" office:value-type="string" office:string-value="&quot;lewe GM&quot;]," calcext:value-type="string">
            <text:p>"lewe GM"],</text:p>
          </table:table-cell>
          <table:table-cell table:style-name="ce46" table:formula="of:=CONCATENATE([.L98];[.M98];[.N98])" office:value-type="string" office:string-value="  &quot;gm.&quot;    [&quot;XKTV&quot;,   &quot;gm&quot;,       &quot;&quot;, &quot;ONSET&quot;, &quot;lewe GM&quot;]," calcext:value-type="string">
            <text:p><text:s text:c="2"/>"gm." <text:s text:c="3"/>["XKTV", <text:s text:c="2"/>"gm", <text:s text:c="6"/>"", "ONSET", "lewe GM"],</text:p>
          </table:table-cell>
        </table:table-row>
        <table:table-row table:style-name="ro2">
          <table:table-cell table:formula="of:=[$'naglosy-edycja'.B99]" office:value-type="string" office:string-value="gmi" calcext:value-type="string">
            <text:p>gmi</text:p>
          </table:table-cell>
          <table:table-cell table:formula="of:=[$'naglosy-edycja'.C99]" office:value-type="float" office:value="0" calcext:value-type="float">
            <text:p>0</text:p>
          </table:table-cell>
          <table:table-cell table:formula="of:=[$'naglosy-edycja'.D99]" office:value-type="string" office:string-value="XKTVJ" calcext:value-type="string">
            <text:p>XKTVJ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formula="of:=CONCATENATE([$przecinki.$A$2];[.E99];[$przecinki.$A$2];)" office:value-type="string" office:string-value="&quot;XKTVJ&quot;" calcext:value-type="string">
            <text:p>"XKTVJ"</text:p>
          </table:table-cell>
          <table:table-cell table:formula="of:=CONCATENATE([$przecinki.$A$2];[.A99];[$przecinki.$A$2])" office:value-type="string" office:string-value="&quot;gmi&quot;" calcext:value-type="string">
            <text:p>"gmi"</text:p>
          </table:table-cell>
          <table:table-cell table:formula="of:=CONCATENATE([.G99];[$przecinki.$B$2];[.F99];)" office:value-type="string" office:string-value="&quot;gmi&quot;:&quot;XKTVJ&quot;" calcext:value-type="string">
            <text:p>"gmi":"XKTVJ"</text:p>
          </table:table-cell>
          <table:table-cell/>
          <table:table-cell table:style-name="ce42" table:formula="of:=CONCATENATE([$przecinki.$A$2];[.A99];[$przecinki.$A$5];[$przecinki.$A$2])" office:value-type="string" office:string-value="&quot;gmi.&quot;" calcext:value-type="string">
            <text:p>"gmi."</text:p>
          </table:table-cell>
          <table:table-cell table:style-name="ce42" table:formula="of:=UPPER([.G99])" office:value-type="string" office:string-value="&quot;GMI&quot;" calcext:value-type="string">
            <text:p>"GMI"</text:p>
          </table:table-cell>
          <table:table-cell table:style-name="ce42" table:formula="of:=CONCATENATE([$przecinki.$C$2];[$przecinki.$C$2];[.J99];[$przecinki.$C$2];[$przecinki.$C$2];[$przecinki.$C$2];[$przecinki.$C$2];[$przecinki.$B$5];[.F99];[$przecinki.$D$2];[$przecinki.$C$2];[$przecinki.$C$2];[$przecinki.$C$2];[.G99];[$przecinki.$D$2];[$przecinki.$C$2];[$przecinki.$C$2];[$przecinki.$C$2];[$przecinki.$C$2];[$przecinki.$C$2];[$przecinki.$C$2];[$przecinki.$C$2])" office:value-type="string" office:string-value="  &quot;gmi.&quot;    [&quot;XKTVJ&quot;,   &quot;gmi&quot;,       " calcext:value-type="string">
            <text:p><text:s text:c="2"/>"gmi." <text:s text:c="3"/>["XKTVJ", <text:s text:c="2"/>"g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9]);[$przecinki.$A$2];[$przecinki.$C$5];[$przecinki.$D$2])" office:value-type="string" office:string-value="&quot;lewe GMI&quot;]," calcext:value-type="string">
            <text:p>"lewe GMI"],</text:p>
          </table:table-cell>
          <table:table-cell table:style-name="ce46" table:formula="of:=CONCATENATE([.L99];[.M99];[.N99])" office:value-type="string" office:string-value="  &quot;gmi.&quot;    [&quot;XKTVJ&quot;,   &quot;gmi&quot;,       &quot;&quot;, &quot;ONSET&quot;, &quot;lewe GMI&quot;]," calcext:value-type="string">
            <text:p><text:s text:c="2"/>"gmi." <text:s text:c="3"/>["XKTVJ", <text:s text:c="2"/>"gmi", <text:s text:c="6"/>"", "ONSET", "lewe GMI"],</text:p>
          </table:table-cell>
        </table:table-row>
        <table:table-row table:style-name="ro2">
          <table:table-cell table:formula="of:=[$'naglosy-edycja'.B100]" office:value-type="string" office:string-value="gn" calcext:value-type="string">
            <text:p>gn</text:p>
          </table:table-cell>
          <table:table-cell table:formula="of:=[$'naglosy-edycja'.C100]" office:value-type="string" office:string-value="XKLR" calcext:value-type="string">
            <text:p>XKLR</text:p>
          </table:table-cell>
          <table:table-cell table:formula="of:=[$'naglosy-edycja'.D100]" office:value-type="float" office:value="0" calcext:value-type="float">
            <text:p>0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formula="of:=CONCATENATE([$przecinki.$A$2];[.E100];[$przecinki.$A$2];)" office:value-type="string" office:string-value="&quot;XKLR&quot;" calcext:value-type="string">
            <text:p>"XKLR"</text:p>
          </table:table-cell>
          <table:table-cell table:formula="of:=CONCATENATE([$przecinki.$A$2];[.A100];[$przecinki.$A$2])" office:value-type="string" office:string-value="&quot;gn&quot;" calcext:value-type="string">
            <text:p>"gn"</text:p>
          </table:table-cell>
          <table:table-cell table:formula="of:=CONCATENATE([.G100];[$przecinki.$B$2];[.F100];)" office:value-type="string" office:string-value="&quot;gn&quot;:&quot;XKLR&quot;" calcext:value-type="string">
            <text:p>"gn":"XKLR"</text:p>
          </table:table-cell>
          <table:table-cell/>
          <table:table-cell table:style-name="ce42" table:formula="of:=CONCATENATE([$przecinki.$A$2];[.A100];[$przecinki.$A$5];[$przecinki.$A$2])" office:value-type="string" office:string-value="&quot;gn.&quot;" calcext:value-type="string">
            <text:p>"gn."</text:p>
          </table:table-cell>
          <table:table-cell table:style-name="ce42" table:formula="of:=UPPER([.G100])" office:value-type="string" office:string-value="&quot;GN&quot;" calcext:value-type="string">
            <text:p>"GN"</text:p>
          </table:table-cell>
          <table:table-cell table:style-name="ce42" table:formula="of:=CONCATENATE([$przecinki.$C$2];[$przecinki.$C$2];[.J100];[$przecinki.$C$2];[$przecinki.$C$2];[$przecinki.$C$2];[$przecinki.$C$2];[$przecinki.$B$5];[.F100];[$przecinki.$D$2];[$przecinki.$C$2];[$przecinki.$C$2];[$przecinki.$C$2];[.G100];[$przecinki.$D$2];[$przecinki.$C$2];[$przecinki.$C$2];[$przecinki.$C$2];[$przecinki.$C$2];[$przecinki.$C$2];[$przecinki.$C$2];[$przecinki.$C$2])" office:value-type="string" office:string-value="  &quot;gn.&quot;    [&quot;XKLR&quot;,   &quot;gn&quot;,       " calcext:value-type="string">
            <text:p><text:s text:c="2"/>"gn." <text:s text:c="3"/>["XKLR", <text:s text:c="2"/>"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0]);[$przecinki.$A$2];[$przecinki.$C$5];[$przecinki.$D$2])" office:value-type="string" office:string-value="&quot;lewe GN&quot;]," calcext:value-type="string">
            <text:p>"lewe GN"],</text:p>
          </table:table-cell>
          <table:table-cell table:style-name="ce46" table:formula="of:=CONCATENATE([.L100];[.M100];[.N100])" office:value-type="string" office:string-value="  &quot;gn.&quot;    [&quot;XKLR&quot;,   &quot;gn&quot;,       &quot;&quot;, &quot;ONSET&quot;, &quot;lewe GN&quot;]," calcext:value-type="string">
            <text:p><text:s text:c="2"/>"gn." <text:s text:c="3"/>["XKLR", <text:s text:c="2"/>"gn", <text:s text:c="6"/>"", "ONSET", "lewe GN"],</text:p>
          </table:table-cell>
        </table:table-row>
        <table:table-row table:style-name="ro2">
          <table:table-cell table:formula="of:=[$'naglosy-edycja'.B101]" office:value-type="string" office:string-value="gni" calcext:value-type="string">
            <text:p>gni</text:p>
          </table:table-cell>
          <table:table-cell table:formula="of:=[$'naglosy-edycja'.C101]" office:value-type="float" office:value="0" calcext:value-type="float">
            <text:p>0</text:p>
          </table:table-cell>
          <table:table-cell table:formula="of:=[$'naglosy-edycja'.D101]" office:value-type="string" office:string-value="XKLRJ" calcext:value-type="string">
            <text:p>XKLRJ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formula="of:=CONCATENATE([$przecinki.$A$2];[.E101];[$przecinki.$A$2];)" office:value-type="string" office:string-value="&quot;XKLRJ&quot;" calcext:value-type="string">
            <text:p>"XKLRJ"</text:p>
          </table:table-cell>
          <table:table-cell table:formula="of:=CONCATENATE([$przecinki.$A$2];[.A101];[$przecinki.$A$2])" office:value-type="string" office:string-value="&quot;gni&quot;" calcext:value-type="string">
            <text:p>"gni"</text:p>
          </table:table-cell>
          <table:table-cell table:formula="of:=CONCATENATE([.G101];[$przecinki.$B$2];[.F101];)" office:value-type="string" office:string-value="&quot;gni&quot;:&quot;XKLRJ&quot;" calcext:value-type="string">
            <text:p>"gni":"XKLRJ"</text:p>
          </table:table-cell>
          <table:table-cell/>
          <table:table-cell table:style-name="ce42" table:formula="of:=CONCATENATE([$przecinki.$A$2];[.A101];[$przecinki.$A$5];[$przecinki.$A$2])" office:value-type="string" office:string-value="&quot;gni.&quot;" calcext:value-type="string">
            <text:p>"gni."</text:p>
          </table:table-cell>
          <table:table-cell table:style-name="ce42" table:formula="of:=UPPER([.G101])" office:value-type="string" office:string-value="&quot;GNI&quot;" calcext:value-type="string">
            <text:p>"GNI"</text:p>
          </table:table-cell>
          <table:table-cell table:style-name="ce42" table:formula="of:=CONCATENATE([$przecinki.$C$2];[$przecinki.$C$2];[.J101];[$przecinki.$C$2];[$przecinki.$C$2];[$przecinki.$C$2];[$przecinki.$C$2];[$przecinki.$B$5];[.F101];[$przecinki.$D$2];[$przecinki.$C$2];[$przecinki.$C$2];[$przecinki.$C$2];[.G101];[$przecinki.$D$2];[$przecinki.$C$2];[$przecinki.$C$2];[$przecinki.$C$2];[$przecinki.$C$2];[$przecinki.$C$2];[$przecinki.$C$2];[$przecinki.$C$2])" office:value-type="string" office:string-value="  &quot;gni.&quot;    [&quot;XKLRJ&quot;,   &quot;gni&quot;,       " calcext:value-type="string">
            <text:p><text:s text:c="2"/>"gni." <text:s text:c="3"/>["XKLRJ", <text:s text:c="2"/>"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1]);[$przecinki.$A$2];[$przecinki.$C$5];[$przecinki.$D$2])" office:value-type="string" office:string-value="&quot;lewe GNI&quot;]," calcext:value-type="string">
            <text:p>"lewe GNI"],</text:p>
          </table:table-cell>
          <table:table-cell table:style-name="ce46" table:formula="of:=CONCATENATE([.L101];[.M101];[.N101])" office:value-type="string" office:string-value="  &quot;gni.&quot;    [&quot;XKLRJ&quot;,   &quot;gni&quot;,       &quot;&quot;, &quot;ONSET&quot;, &quot;lewe GNI&quot;]," calcext:value-type="string">
            <text:p><text:s text:c="2"/>"gni." <text:s text:c="3"/>["XKLRJ", <text:s text:c="2"/>"gni", <text:s text:c="6"/>"", "ONSET", "lewe GNI"],</text:p>
          </table:table-cell>
        </table:table-row>
        <table:table-row table:style-name="ro2">
          <table:table-cell table:formula="of:=[$'naglosy-edycja'.B102]" office:value-type="string" office:string-value="gr" calcext:value-type="string">
            <text:p>gr</text:p>
          </table:table-cell>
          <table:table-cell table:formula="of:=[$'naglosy-edycja'.C102]" office:value-type="string" office:string-value="XKR" calcext:value-type="string">
            <text:p>XKR</text:p>
          </table:table-cell>
          <table:table-cell table:formula="of:=[$'naglosy-edycja'.D102]" office:value-type="float" office:value="0" calcext:value-type="float">
            <text:p>0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formula="of:=CONCATENATE([$przecinki.$A$2];[.E102];[$przecinki.$A$2];)" office:value-type="string" office:string-value="&quot;XKR&quot;" calcext:value-type="string">
            <text:p>"XKR"</text:p>
          </table:table-cell>
          <table:table-cell table:formula="of:=CONCATENATE([$przecinki.$A$2];[.A102];[$przecinki.$A$2])" office:value-type="string" office:string-value="&quot;gr&quot;" calcext:value-type="string">
            <text:p>"gr"</text:p>
          </table:table-cell>
          <table:table-cell table:formula="of:=CONCATENATE([.G102];[$przecinki.$B$2];[.F102];)" office:value-type="string" office:string-value="&quot;gr&quot;:&quot;XKR&quot;" calcext:value-type="string">
            <text:p>"gr":"XKR"</text:p>
          </table:table-cell>
          <table:table-cell/>
          <table:table-cell table:style-name="ce42" table:formula="of:=CONCATENATE([$przecinki.$A$2];[.A102];[$przecinki.$A$5];[$przecinki.$A$2])" office:value-type="string" office:string-value="&quot;gr.&quot;" calcext:value-type="string">
            <text:p>"gr."</text:p>
          </table:table-cell>
          <table:table-cell table:style-name="ce42" table:formula="of:=UPPER([.G102])" office:value-type="string" office:string-value="&quot;GR&quot;" calcext:value-type="string">
            <text:p>"GR"</text:p>
          </table:table-cell>
          <table:table-cell table:style-name="ce42" table:formula="of:=CONCATENATE([$przecinki.$C$2];[$przecinki.$C$2];[.J102];[$przecinki.$C$2];[$przecinki.$C$2];[$przecinki.$C$2];[$przecinki.$C$2];[$przecinki.$B$5];[.F102];[$przecinki.$D$2];[$przecinki.$C$2];[$przecinki.$C$2];[$przecinki.$C$2];[.G102];[$przecinki.$D$2];[$przecinki.$C$2];[$przecinki.$C$2];[$przecinki.$C$2];[$przecinki.$C$2];[$przecinki.$C$2];[$przecinki.$C$2];[$przecinki.$C$2])" office:value-type="string" office:string-value="  &quot;gr.&quot;    [&quot;XKR&quot;,   &quot;gr&quot;,       " calcext:value-type="string">
            <text:p><text:s text:c="2"/>"gr." <text:s text:c="3"/>["XKR", <text:s text:c="2"/>"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2]);[$przecinki.$A$2];[$przecinki.$C$5];[$przecinki.$D$2])" office:value-type="string" office:string-value="&quot;lewe GR&quot;]," calcext:value-type="string">
            <text:p>"lewe GR"],</text:p>
          </table:table-cell>
          <table:table-cell table:style-name="ce46" table:formula="of:=CONCATENATE([.L102];[.M102];[.N102])" office:value-type="string" office:string-value="  &quot;gr.&quot;    [&quot;XKR&quot;,   &quot;gr&quot;,       &quot;&quot;, &quot;ONSET&quot;, &quot;lewe GR&quot;]," calcext:value-type="string">
            <text:p><text:s text:c="2"/>"gr." <text:s text:c="3"/>["XKR", <text:s text:c="2"/>"gr", <text:s text:c="6"/>"", "ONSET", "lewe GR"],</text:p>
          </table:table-cell>
        </table:table-row>
        <table:table-row table:style-name="ro2">
          <table:table-cell table:formula="of:=[$'naglosy-edycja'.B103]" office:value-type="string" office:string-value="grd" calcext:value-type="string">
            <text:p>grd</text:p>
          </table:table-cell>
          <table:table-cell table:formula="of:=[$'naglosy-edycja'.C103]" office:value-type="string" office:string-value="XKTR" calcext:value-type="string">
            <text:p>XKT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formula="of:=CONCATENATE([$przecinki.$A$2];[.E103];[$przecinki.$A$2];)" office:value-type="string" office:string-value="&quot;XKTR&quot;" calcext:value-type="string">
            <text:p>"XKTR"</text:p>
          </table:table-cell>
          <table:table-cell table:formula="of:=CONCATENATE([$przecinki.$A$2];[.A103];[$przecinki.$A$2])" office:value-type="string" office:string-value="&quot;grd&quot;" calcext:value-type="string">
            <text:p>"grd"</text:p>
          </table:table-cell>
          <table:table-cell table:formula="of:=CONCATENATE([.G103];[$przecinki.$B$2];[.F103];)" office:value-type="string" office:string-value="&quot;grd&quot;:&quot;XKTR&quot;" calcext:value-type="string">
            <text:p>"grd":"XKTR"</text:p>
          </table:table-cell>
          <table:table-cell/>
          <table:table-cell table:style-name="ce42" table:formula="of:=CONCATENATE([$przecinki.$A$2];[.A103];[$przecinki.$A$5];[$przecinki.$A$2])" office:value-type="string" office:string-value="&quot;grd.&quot;" calcext:value-type="string">
            <text:p>"grd."</text:p>
          </table:table-cell>
          <table:table-cell table:style-name="ce42" table:formula="of:=UPPER([.G103])" office:value-type="string" office:string-value="&quot;GRD&quot;" calcext:value-type="string">
            <text:p>"GRD"</text:p>
          </table:table-cell>
          <table:table-cell table:style-name="ce42" table:formula="of:=CONCATENATE([$przecinki.$C$2];[$przecinki.$C$2];[.J103];[$przecinki.$C$2];[$przecinki.$C$2];[$przecinki.$C$2];[$przecinki.$C$2];[$przecinki.$B$5];[.F103];[$przecinki.$D$2];[$przecinki.$C$2];[$przecinki.$C$2];[$przecinki.$C$2];[.G103];[$przecinki.$D$2];[$przecinki.$C$2];[$przecinki.$C$2];[$przecinki.$C$2];[$przecinki.$C$2];[$przecinki.$C$2];[$przecinki.$C$2];[$przecinki.$C$2])" office:value-type="string" office:string-value="  &quot;grd.&quot;    [&quot;XKTR&quot;,   &quot;grd&quot;,       " calcext:value-type="string">
            <text:p><text:s text:c="2"/>"grd." <text:s text:c="3"/>["XKTR", <text:s text:c="2"/>"g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3]);[$przecinki.$A$2];[$przecinki.$C$5];[$przecinki.$D$2])" office:value-type="string" office:string-value="&quot;lewe GRD&quot;]," calcext:value-type="string">
            <text:p>"lewe GRD"],</text:p>
          </table:table-cell>
          <table:table-cell table:style-name="ce46" table:formula="of:=CONCATENATE([.L103];[.M103];[.N103])" office:value-type="string" office:string-value="  &quot;grd.&quot;    [&quot;XKTR&quot;,   &quot;grd&quot;,       &quot;&quot;, &quot;ONSET&quot;, &quot;lewe GRD&quot;]," calcext:value-type="string">
            <text:p><text:s text:c="2"/>"grd." <text:s text:c="3"/>["XKTR", <text:s text:c="2"/>"grd", <text:s text:c="6"/>"", "ONSET", "lewe GRD"],</text:p>
          </table:table-cell>
        </table:table-row>
        <table:table-row table:style-name="ro2">
          <table:table-cell table:formula="of:=[$'naglosy-edycja'.B104]" office:value-type="string" office:string-value="grz" calcext:value-type="string">
            <text:p>grz</text:p>
          </table:table-cell>
          <table:table-cell table:formula="of:=[$'naglosy-edycja'.C104]" office:value-type="string" office:string-value="XKRJ" calcext:value-type="string">
            <text:p>XKRJ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formula="of:=CONCATENATE([$przecinki.$A$2];[.E104];[$przecinki.$A$2];)" office:value-type="string" office:string-value="&quot;XKRJ&quot;" calcext:value-type="string">
            <text:p>"XKRJ"</text:p>
          </table:table-cell>
          <table:table-cell table:formula="of:=CONCATENATE([$przecinki.$A$2];[.A104];[$przecinki.$A$2])" office:value-type="string" office:string-value="&quot;grz&quot;" calcext:value-type="string">
            <text:p>"grz"</text:p>
          </table:table-cell>
          <table:table-cell table:formula="of:=CONCATENATE([.G104];[$przecinki.$B$2];[.F104];)" office:value-type="string" office:string-value="&quot;grz&quot;:&quot;XKRJ&quot;" calcext:value-type="string">
            <text:p>"grz":"XKRJ"</text:p>
          </table:table-cell>
          <table:table-cell/>
          <table:table-cell table:style-name="ce42" table:formula="of:=CONCATENATE([$przecinki.$A$2];[.A104];[$przecinki.$A$5];[$przecinki.$A$2])" office:value-type="string" office:string-value="&quot;grz.&quot;" calcext:value-type="string">
            <text:p>"grz."</text:p>
          </table:table-cell>
          <table:table-cell table:style-name="ce42" table:formula="of:=UPPER([.G104])" office:value-type="string" office:string-value="&quot;GRZ&quot;" calcext:value-type="string">
            <text:p>"GRZ"</text:p>
          </table:table-cell>
          <table:table-cell table:style-name="ce42" table:formula="of:=CONCATENATE([$przecinki.$C$2];[$przecinki.$C$2];[.J104];[$przecinki.$C$2];[$przecinki.$C$2];[$przecinki.$C$2];[$przecinki.$C$2];[$przecinki.$B$5];[.F104];[$przecinki.$D$2];[$przecinki.$C$2];[$przecinki.$C$2];[$przecinki.$C$2];[.G104];[$przecinki.$D$2];[$przecinki.$C$2];[$przecinki.$C$2];[$przecinki.$C$2];[$przecinki.$C$2];[$przecinki.$C$2];[$przecinki.$C$2];[$przecinki.$C$2])" office:value-type="string" office:string-value="  &quot;grz.&quot;    [&quot;XKRJ&quot;,   &quot;grz&quot;,       " calcext:value-type="string">
            <text:p><text:s text:c="2"/>"grz." <text:s text:c="3"/>["XKRJ", <text:s text:c="2"/>"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4]);[$przecinki.$A$2];[$przecinki.$C$5];[$przecinki.$D$2])" office:value-type="string" office:string-value="&quot;lewe GRZ&quot;]," calcext:value-type="string">
            <text:p>"lewe GRZ"],</text:p>
          </table:table-cell>
          <table:table-cell table:style-name="ce46" table:formula="of:=CONCATENATE([.L104];[.M104];[.N104])" office:value-type="string" office:string-value="  &quot;grz.&quot;    [&quot;XKRJ&quot;,   &quot;grz&quot;,       &quot;&quot;, &quot;ONSET&quot;, &quot;lewe GRZ&quot;]," calcext:value-type="string">
            <text:p><text:s text:c="2"/>"grz." <text:s text:c="3"/>["XKRJ", <text:s text:c="2"/>"grz", <text:s text:c="6"/>"", "ONSET", "lewe GRZ"],</text:p>
          </table:table-cell>
        </table:table-row>
        <table:table-row table:style-name="ro2">
          <table:table-cell table:formula="of:=[$'naglosy-edycja'.B105]" office:value-type="string" office:string-value="grzb" calcext:value-type="string">
            <text:p>grzb</text:p>
          </table:table-cell>
          <table:table-cell table:formula="of:=[$'naglosy-edycja'.C105]" office:value-type="string" office:string-value="XKPRJ" calcext:value-type="string">
            <text:p>XKP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formula="of:=CONCATENATE([$przecinki.$A$2];[.E105];[$przecinki.$A$2];)" office:value-type="string" office:string-value="&quot;XKPRJ&quot;" calcext:value-type="string">
            <text:p>"XKPRJ"</text:p>
          </table:table-cell>
          <table:table-cell table:formula="of:=CONCATENATE([$przecinki.$A$2];[.A105];[$przecinki.$A$2])" office:value-type="string" office:string-value="&quot;grzb&quot;" calcext:value-type="string">
            <text:p>"grzb"</text:p>
          </table:table-cell>
          <table:table-cell table:formula="of:=CONCATENATE([.G105];[$przecinki.$B$2];[.F105];)" office:value-type="string" office:string-value="&quot;grzb&quot;:&quot;XKPRJ&quot;" calcext:value-type="string">
            <text:p>"grzb":"XKPRJ"</text:p>
          </table:table-cell>
          <table:table-cell/>
          <table:table-cell table:style-name="ce42" table:formula="of:=CONCATENATE([$przecinki.$A$2];[.A105];[$przecinki.$A$5];[$przecinki.$A$2])" office:value-type="string" office:string-value="&quot;grzb.&quot;" calcext:value-type="string">
            <text:p>"grzb."</text:p>
          </table:table-cell>
          <table:table-cell table:style-name="ce42" table:formula="of:=UPPER([.G105])" office:value-type="string" office:string-value="&quot;GRZB&quot;" calcext:value-type="string">
            <text:p>"GRZB"</text:p>
          </table:table-cell>
          <table:table-cell table:style-name="ce42" table:formula="of:=CONCATENATE([$przecinki.$C$2];[$przecinki.$C$2];[.J105];[$przecinki.$C$2];[$przecinki.$C$2];[$przecinki.$C$2];[$przecinki.$C$2];[$przecinki.$B$5];[.F105];[$przecinki.$D$2];[$przecinki.$C$2];[$przecinki.$C$2];[$przecinki.$C$2];[.G105];[$przecinki.$D$2];[$przecinki.$C$2];[$przecinki.$C$2];[$przecinki.$C$2];[$przecinki.$C$2];[$przecinki.$C$2];[$przecinki.$C$2];[$przecinki.$C$2])" office:value-type="string" office:string-value="  &quot;grzb.&quot;    [&quot;XKPRJ&quot;,   &quot;grzb&quot;,       " calcext:value-type="string">
            <text:p><text:s text:c="2"/>"grzb." <text:s text:c="3"/>["XKPRJ", <text:s text:c="2"/>"gr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5]);[$przecinki.$A$2];[$przecinki.$C$5];[$przecinki.$D$2])" office:value-type="string" office:string-value="&quot;lewe GRZB&quot;]," calcext:value-type="string">
            <text:p>"lewe GRZB"],</text:p>
          </table:table-cell>
          <table:table-cell table:style-name="ce46" table:formula="of:=CONCATENATE([.L105];[.M105];[.N105])" office:value-type="string" office:string-value="  &quot;grzb.&quot;    [&quot;XKPRJ&quot;,   &quot;grzb&quot;,       &quot;&quot;, &quot;ONSET&quot;, &quot;lewe GRZB&quot;]," calcext:value-type="string">
            <text:p><text:s text:c="2"/>"grzb." <text:s text:c="3"/>["XKPRJ", <text:s text:c="2"/>"grzb", <text:s text:c="6"/>"", "ONSET", "lewe GRZB"],</text:p>
          </table:table-cell>
        </table:table-row>
        <table:table-row table:style-name="ro2">
          <table:table-cell table:formula="of:=[$'naglosy-edycja'.B106]" office:value-type="string" office:string-value="grzd" calcext:value-type="string">
            <text:p>grzd</text:p>
          </table:table-cell>
          <table:table-cell table:formula="of:=[$'naglosy-edycja'.C106]" office:value-type="string" office:string-value="XKTRJ" calcext:value-type="string">
            <text:p>XKT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formula="of:=CONCATENATE([$przecinki.$A$2];[.E106];[$przecinki.$A$2];)" office:value-type="string" office:string-value="&quot;XKTRJ&quot;" calcext:value-type="string">
            <text:p>"XKTRJ"</text:p>
          </table:table-cell>
          <table:table-cell table:formula="of:=CONCATENATE([$przecinki.$A$2];[.A106];[$przecinki.$A$2])" office:value-type="string" office:string-value="&quot;grzd&quot;" calcext:value-type="string">
            <text:p>"grzd"</text:p>
          </table:table-cell>
          <table:table-cell table:formula="of:=CONCATENATE([.G106];[$przecinki.$B$2];[.F106];)" office:value-type="string" office:string-value="&quot;grzd&quot;:&quot;XKTRJ&quot;" calcext:value-type="string">
            <text:p>"grzd":"XKTRJ"</text:p>
          </table:table-cell>
          <table:table-cell/>
          <table:table-cell table:style-name="ce42" table:formula="of:=CONCATENATE([$przecinki.$A$2];[.A106];[$przecinki.$A$5];[$przecinki.$A$2])" office:value-type="string" office:string-value="&quot;grzd.&quot;" calcext:value-type="string">
            <text:p>"grzd."</text:p>
          </table:table-cell>
          <table:table-cell table:style-name="ce42" table:formula="of:=UPPER([.G106])" office:value-type="string" office:string-value="&quot;GRZD&quot;" calcext:value-type="string">
            <text:p>"GRZD"</text:p>
          </table:table-cell>
          <table:table-cell table:style-name="ce42" table:formula="of:=CONCATENATE([$przecinki.$C$2];[$przecinki.$C$2];[.J106];[$przecinki.$C$2];[$przecinki.$C$2];[$przecinki.$C$2];[$przecinki.$C$2];[$przecinki.$B$5];[.F106];[$przecinki.$D$2];[$przecinki.$C$2];[$przecinki.$C$2];[$przecinki.$C$2];[.G106];[$przecinki.$D$2];[$przecinki.$C$2];[$przecinki.$C$2];[$przecinki.$C$2];[$przecinki.$C$2];[$przecinki.$C$2];[$przecinki.$C$2];[$przecinki.$C$2])" office:value-type="string" office:string-value="  &quot;grzd.&quot;    [&quot;XKTRJ&quot;,   &quot;grzd&quot;,       " calcext:value-type="string">
            <text:p><text:s text:c="2"/>"grzd." <text:s text:c="3"/>["XKTRJ", <text:s text:c="2"/>"g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6]);[$przecinki.$A$2];[$przecinki.$C$5];[$przecinki.$D$2])" office:value-type="string" office:string-value="&quot;lewe GRZD&quot;]," calcext:value-type="string">
            <text:p>"lewe GRZD"],</text:p>
          </table:table-cell>
          <table:table-cell table:style-name="ce46" table:formula="of:=CONCATENATE([.L106];[.M106];[.N106])" office:value-type="string" office:string-value="  &quot;grzd.&quot;    [&quot;XKTRJ&quot;,   &quot;grzd&quot;,       &quot;&quot;, &quot;ONSET&quot;, &quot;lewe GRZD&quot;]," calcext:value-type="string">
            <text:p><text:s text:c="2"/>"grzd." <text:s text:c="3"/>["XKTRJ", <text:s text:c="2"/>"grzd", <text:s text:c="6"/>"", "ONSET", "lewe GRZD"],</text:p>
          </table:table-cell>
        </table:table-row>
        <table:table-row table:style-name="ro2">
          <table:table-cell table:formula="of:=[$'naglosy-edycja'.B107]" office:value-type="string" office:string-value="grzm" calcext:value-type="string">
            <text:p>grzm</text:p>
          </table:table-cell>
          <table:table-cell table:formula="of:=[$'naglosy-edycja'.C107]" office:value-type="string" office:string-value="XKTVRJ" calcext:value-type="string">
            <text:p>XKTV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formula="of:=CONCATENATE([$przecinki.$A$2];[.E107];[$przecinki.$A$2];)" office:value-type="string" office:string-value="&quot;XKTVRJ&quot;" calcext:value-type="string">
            <text:p>"XKTVRJ"</text:p>
          </table:table-cell>
          <table:table-cell table:formula="of:=CONCATENATE([$przecinki.$A$2];[.A107];[$przecinki.$A$2])" office:value-type="string" office:string-value="&quot;grzm&quot;" calcext:value-type="string">
            <text:p>"grzm"</text:p>
          </table:table-cell>
          <table:table-cell table:formula="of:=CONCATENATE([.G107];[$przecinki.$B$2];[.F107];)" office:value-type="string" office:string-value="&quot;grzm&quot;:&quot;XKTVRJ&quot;" calcext:value-type="string">
            <text:p>"grzm":"XKTVRJ"</text:p>
          </table:table-cell>
          <table:table-cell/>
          <table:table-cell table:style-name="ce42" table:formula="of:=CONCATENATE([$przecinki.$A$2];[.A107];[$przecinki.$A$5];[$przecinki.$A$2])" office:value-type="string" office:string-value="&quot;grzm.&quot;" calcext:value-type="string">
            <text:p>"grzm."</text:p>
          </table:table-cell>
          <table:table-cell table:style-name="ce42" table:formula="of:=UPPER([.G107])" office:value-type="string" office:string-value="&quot;GRZM&quot;" calcext:value-type="string">
            <text:p>"GRZM"</text:p>
          </table:table-cell>
          <table:table-cell table:style-name="ce42" table:formula="of:=CONCATENATE([$przecinki.$C$2];[$przecinki.$C$2];[.J107];[$przecinki.$C$2];[$przecinki.$C$2];[$przecinki.$C$2];[$przecinki.$C$2];[$przecinki.$B$5];[.F107];[$przecinki.$D$2];[$przecinki.$C$2];[$przecinki.$C$2];[$przecinki.$C$2];[.G107];[$przecinki.$D$2];[$przecinki.$C$2];[$przecinki.$C$2];[$przecinki.$C$2];[$przecinki.$C$2];[$przecinki.$C$2];[$przecinki.$C$2];[$przecinki.$C$2])" office:value-type="string" office:string-value="  &quot;grzm.&quot;    [&quot;XKTVRJ&quot;,   &quot;grzm&quot;,       " calcext:value-type="string">
            <text:p><text:s text:c="2"/>"grzm." <text:s text:c="3"/>["XKTVRJ", <text:s text:c="2"/>"g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7]);[$przecinki.$A$2];[$przecinki.$C$5];[$przecinki.$D$2])" office:value-type="string" office:string-value="&quot;lewe GRZM&quot;]," calcext:value-type="string">
            <text:p>"lewe GRZM"],</text:p>
          </table:table-cell>
          <table:table-cell table:style-name="ce46" table:formula="of:=CONCATENATE([.L107];[.M107];[.N107])" office:value-type="string" office:string-value="  &quot;grzm.&quot;    [&quot;XKTVRJ&quot;,   &quot;grzm&quot;,       &quot;&quot;, &quot;ONSET&quot;, &quot;lewe GRZM&quot;]," calcext:value-type="string">
            <text:p><text:s text:c="2"/>"grzm." <text:s text:c="3"/>["XKTVRJ", <text:s text:c="2"/>"grzm", <text:s text:c="6"/>"", "ONSET", "lewe GRZM"],</text:p>
          </table:table-cell>
        </table:table-row>
        <table:table-row table:style-name="ro2">
          <table:table-cell table:formula="of:=[$'naglosy-edycja'.B108]" office:value-type="string" office:string-value="gw" calcext:value-type="string">
            <text:p>gw</text:p>
          </table:table-cell>
          <table:table-cell table:formula="of:=[$'naglosy-edycja'.C108]" office:value-type="string" office:string-value="XKV" calcext:value-type="string">
            <text:p>XKV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formula="of:=CONCATENATE([$przecinki.$A$2];[.E108];[$przecinki.$A$2];)" office:value-type="string" office:string-value="&quot;XKV&quot;" calcext:value-type="string">
            <text:p>"XKV"</text:p>
          </table:table-cell>
          <table:table-cell table:formula="of:=CONCATENATE([$przecinki.$A$2];[.A108];[$przecinki.$A$2])" office:value-type="string" office:string-value="&quot;gw&quot;" calcext:value-type="string">
            <text:p>"gw"</text:p>
          </table:table-cell>
          <table:table-cell table:formula="of:=CONCATENATE([.G108];[$przecinki.$B$2];[.F108];)" office:value-type="string" office:string-value="&quot;gw&quot;:&quot;XKV&quot;" calcext:value-type="string">
            <text:p>"gw":"XKV"</text:p>
          </table:table-cell>
          <table:table-cell/>
          <table:table-cell table:style-name="ce42" table:formula="of:=CONCATENATE([$przecinki.$A$2];[.A108];[$przecinki.$A$5];[$przecinki.$A$2])" office:value-type="string" office:string-value="&quot;gw.&quot;" calcext:value-type="string">
            <text:p>"gw."</text:p>
          </table:table-cell>
          <table:table-cell table:style-name="ce42" table:formula="of:=UPPER([.G108])" office:value-type="string" office:string-value="&quot;GW&quot;" calcext:value-type="string">
            <text:p>"GW"</text:p>
          </table:table-cell>
          <table:table-cell table:style-name="ce42" table:formula="of:=CONCATENATE([$przecinki.$C$2];[$przecinki.$C$2];[.J108];[$przecinki.$C$2];[$przecinki.$C$2];[$przecinki.$C$2];[$przecinki.$C$2];[$przecinki.$B$5];[.F108];[$przecinki.$D$2];[$przecinki.$C$2];[$przecinki.$C$2];[$przecinki.$C$2];[.G108];[$przecinki.$D$2];[$przecinki.$C$2];[$przecinki.$C$2];[$przecinki.$C$2];[$przecinki.$C$2];[$przecinki.$C$2];[$przecinki.$C$2];[$przecinki.$C$2])" office:value-type="string" office:string-value="  &quot;gw.&quot;    [&quot;XKV&quot;,   &quot;gw&quot;,       " calcext:value-type="string">
            <text:p><text:s text:c="2"/>"gw." <text:s text:c="3"/>["XKV", <text:s text:c="2"/>"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8]);[$przecinki.$A$2];[$przecinki.$C$5];[$przecinki.$D$2])" office:value-type="string" office:string-value="&quot;lewe GW&quot;]," calcext:value-type="string">
            <text:p>"lewe GW"],</text:p>
          </table:table-cell>
          <table:table-cell table:style-name="ce46" table:formula="of:=CONCATENATE([.L108];[.M108];[.N108])" office:value-type="string" office:string-value="  &quot;gw.&quot;    [&quot;XKV&quot;,   &quot;gw&quot;,       &quot;&quot;, &quot;ONSET&quot;, &quot;lewe GW&quot;]," calcext:value-type="string">
            <text:p><text:s text:c="2"/>"gw." <text:s text:c="3"/>["XKV", <text:s text:c="2"/>"gw", <text:s text:c="6"/>"", "ONSET", "lewe GW"],</text:p>
          </table:table-cell>
        </table:table-row>
        <table:table-row table:style-name="ro2">
          <table:table-cell table:formula="of:=[$'naglosy-edycja'.B109]" office:value-type="string" office:string-value="gwd" calcext:value-type="string">
            <text:p>gwd</text:p>
          </table:table-cell>
          <table:table-cell table:formula="of:=[$'naglosy-edycja'.C109]" office:value-type="float" office:value="0" calcext:value-type="float">
            <text:p>0</text:p>
          </table:table-cell>
          <table:table-cell table:formula="of:=[$'naglosy-edycja'.D109]" office:value-type="string" office:string-value="XZKTV" calcext:value-type="string">
            <text:p>XZKTV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formula="of:=CONCATENATE([$przecinki.$A$2];[.E109];[$przecinki.$A$2];)" office:value-type="string" office:string-value="&quot;XZKTV&quot;" calcext:value-type="string">
            <text:p>"XZKTV"</text:p>
          </table:table-cell>
          <table:table-cell table:formula="of:=CONCATENATE([$przecinki.$A$2];[.A109];[$przecinki.$A$2])" office:value-type="string" office:string-value="&quot;gwd&quot;" calcext:value-type="string">
            <text:p>"gwd"</text:p>
          </table:table-cell>
          <table:table-cell table:formula="of:=CONCATENATE([.G109];[$przecinki.$B$2];[.F109];)" office:value-type="string" office:string-value="&quot;gwd&quot;:&quot;XZKTV&quot;" calcext:value-type="string">
            <text:p>"gwd":"XZKTV"</text:p>
          </table:table-cell>
          <table:table-cell/>
          <table:table-cell table:style-name="ce42" table:formula="of:=CONCATENATE([$przecinki.$A$2];[.A109];[$przecinki.$A$5];[$przecinki.$A$2])" office:value-type="string" office:string-value="&quot;gwd.&quot;" calcext:value-type="string">
            <text:p>"gwd."</text:p>
          </table:table-cell>
          <table:table-cell table:style-name="ce42" table:formula="of:=UPPER([.G109])" office:value-type="string" office:string-value="&quot;GWD&quot;" calcext:value-type="string">
            <text:p>"GWD"</text:p>
          </table:table-cell>
          <table:table-cell table:style-name="ce42" table:formula="of:=CONCATENATE([$przecinki.$C$2];[$przecinki.$C$2];[.J109];[$przecinki.$C$2];[$przecinki.$C$2];[$przecinki.$C$2];[$przecinki.$C$2];[$przecinki.$B$5];[.F109];[$przecinki.$D$2];[$przecinki.$C$2];[$przecinki.$C$2];[$przecinki.$C$2];[.G109];[$przecinki.$D$2];[$przecinki.$C$2];[$przecinki.$C$2];[$przecinki.$C$2];[$przecinki.$C$2];[$przecinki.$C$2];[$przecinki.$C$2];[$przecinki.$C$2])" office:value-type="string" office:string-value="  &quot;gwd.&quot;    [&quot;XZKTV&quot;,   &quot;gwd&quot;,       " calcext:value-type="string">
            <text:p><text:s text:c="2"/>"gwd." <text:s text:c="3"/>["XZKTV", <text:s text:c="2"/>"g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9]);[$przecinki.$A$2];[$przecinki.$C$5];[$przecinki.$D$2])" office:value-type="string" office:string-value="&quot;lewe GWD&quot;]," calcext:value-type="string">
            <text:p>"lewe GWD"],</text:p>
          </table:table-cell>
          <table:table-cell table:style-name="ce46" table:formula="of:=CONCATENATE([.L109];[.M109];[.N109])" office:value-type="string" office:string-value="  &quot;gwd.&quot;    [&quot;XZKTV&quot;,   &quot;gwd&quot;,       &quot;&quot;, &quot;ONSET&quot;, &quot;lewe GWD&quot;]," calcext:value-type="string">
            <text:p><text:s text:c="2"/>"gwd." <text:s text:c="3"/>["XZKTV", <text:s text:c="2"/>"gwd", <text:s text:c="6"/>"", "ONSET", "lewe GWD"],</text:p>
          </table:table-cell>
        </table:table-row>
        <table:table-row table:style-name="ro2">
          <table:table-cell table:formula="of:=[$'naglosy-edycja'.B110]" office:value-type="string" office:string-value="gwdz" calcext:value-type="string">
            <text:p>gwdz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J" calcext:value-type="string">
            <text:p>XZKTVJ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formula="of:=CONCATENATE([$przecinki.$A$2];[.E110];[$przecinki.$A$2];)" office:value-type="string" office:string-value="&quot;XZKTVJ&quot;" calcext:value-type="string">
            <text:p>"XZKTVJ"</text:p>
          </table:table-cell>
          <table:table-cell table:formula="of:=CONCATENATE([$przecinki.$A$2];[.A110];[$przecinki.$A$2])" office:value-type="string" office:string-value="&quot;gwdz&quot;" calcext:value-type="string">
            <text:p>"gwdz"</text:p>
          </table:table-cell>
          <table:table-cell table:formula="of:=CONCATENATE([.G110];[$przecinki.$B$2];[.F110];)" office:value-type="string" office:string-value="&quot;gwdz&quot;:&quot;XZKTVJ&quot;" calcext:value-type="string">
            <text:p>"gwdz":"XZKTVJ"</text:p>
          </table:table-cell>
          <table:table-cell/>
          <table:table-cell table:style-name="ce42" table:formula="of:=CONCATENATE([$przecinki.$A$2];[.A110];[$przecinki.$A$5];[$przecinki.$A$2])" office:value-type="string" office:string-value="&quot;gwdz.&quot;" calcext:value-type="string">
            <text:p>"gwdz."</text:p>
          </table:table-cell>
          <table:table-cell table:style-name="ce42" table:formula="of:=UPPER([.G110])" office:value-type="string" office:string-value="&quot;GWDZ&quot;" calcext:value-type="string">
            <text:p>"GWDZ"</text:p>
          </table:table-cell>
          <table:table-cell table:style-name="ce42" table:formula="of:=CONCATENATE([$przecinki.$C$2];[$przecinki.$C$2];[.J110];[$przecinki.$C$2];[$przecinki.$C$2];[$przecinki.$C$2];[$przecinki.$C$2];[$przecinki.$B$5];[.F110];[$przecinki.$D$2];[$przecinki.$C$2];[$przecinki.$C$2];[$przecinki.$C$2];[.G110];[$przecinki.$D$2];[$przecinki.$C$2];[$przecinki.$C$2];[$przecinki.$C$2];[$przecinki.$C$2];[$przecinki.$C$2];[$przecinki.$C$2];[$przecinki.$C$2])" office:value-type="string" office:string-value="  &quot;gwdz.&quot;    [&quot;XZKTVJ&quot;,   &quot;gwdz&quot;,       " calcext:value-type="string">
            <text:p><text:s text:c="2"/>"gwdz." <text:s text:c="3"/>["XZKTVJ", <text:s text:c="2"/>"g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0]);[$przecinki.$A$2];[$przecinki.$C$5];[$przecinki.$D$2])" office:value-type="string" office:string-value="&quot;lewe GWDZ&quot;]," calcext:value-type="string">
            <text:p>"lewe GWDZ"],</text:p>
          </table:table-cell>
          <table:table-cell table:style-name="ce46" table:formula="of:=CONCATENATE([.L110];[.M110];[.N110])" office:value-type="string" office:string-value="  &quot;gwdz.&quot;    [&quot;XZKTVJ&quot;,   &quot;gwdz&quot;,       &quot;&quot;, &quot;ONSET&quot;, &quot;lewe GWDZ&quot;]," calcext:value-type="string">
            <text:p><text:s text:c="2"/>"gwdz." <text:s text:c="3"/>["XZKTVJ", <text:s text:c="2"/>"gwdz", <text:s text:c="6"/>"", "ONSET", "lewe GWDZ"],</text:p>
          </table:table-cell>
        </table:table-row>
        <table:table-row table:style-name="ro2">
          <table:table-cell table:formula="of:=[$'naglosy-edycja'.B111]" office:value-type="string" office:string-value="gz" calcext:value-type="string">
            <text:p>gz</text:p>
          </table:table-cell>
          <table:table-cell table:formula="of:=[$'naglosy-edycja'.C111]" office:value-type="string" office:string-value="XZK" calcext:value-type="string">
            <text:p>XZK</text:p>
          </table:table-cell>
          <table:table-cell table:formula="of:=[$'naglosy-edycja'.D111]" office:value-type="float" office:value="0" calcext:value-type="float">
            <text:p>0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formula="of:=CONCATENATE([$przecinki.$A$2];[.E111];[$przecinki.$A$2];)" office:value-type="string" office:string-value="&quot;XZK&quot;" calcext:value-type="string">
            <text:p>"XZK"</text:p>
          </table:table-cell>
          <table:table-cell table:formula="of:=CONCATENATE([$przecinki.$A$2];[.A111];[$przecinki.$A$2])" office:value-type="string" office:string-value="&quot;gz&quot;" calcext:value-type="string">
            <text:p>"gz"</text:p>
          </table:table-cell>
          <table:table-cell table:formula="of:=CONCATENATE([.G111];[$przecinki.$B$2];[.F111];)" office:value-type="string" office:string-value="&quot;gz&quot;:&quot;XZK&quot;" calcext:value-type="string">
            <text:p>"gz":"XZK"</text:p>
          </table:table-cell>
          <table:table-cell/>
          <table:table-cell table:style-name="ce42" table:formula="of:=CONCATENATE([$przecinki.$A$2];[.A111];[$przecinki.$A$5];[$przecinki.$A$2])" office:value-type="string" office:string-value="&quot;gz.&quot;" calcext:value-type="string">
            <text:p>"gz."</text:p>
          </table:table-cell>
          <table:table-cell table:style-name="ce42" table:formula="of:=UPPER([.G111])" office:value-type="string" office:string-value="&quot;GZ&quot;" calcext:value-type="string">
            <text:p>"GZ"</text:p>
          </table:table-cell>
          <table:table-cell table:style-name="ce42" table:formula="of:=CONCATENATE([$przecinki.$C$2];[$przecinki.$C$2];[.J111];[$przecinki.$C$2];[$przecinki.$C$2];[$przecinki.$C$2];[$przecinki.$C$2];[$przecinki.$B$5];[.F111];[$przecinki.$D$2];[$przecinki.$C$2];[$przecinki.$C$2];[$przecinki.$C$2];[.G111];[$przecinki.$D$2];[$przecinki.$C$2];[$przecinki.$C$2];[$przecinki.$C$2];[$przecinki.$C$2];[$przecinki.$C$2];[$przecinki.$C$2];[$przecinki.$C$2])" office:value-type="string" office:string-value="  &quot;gz.&quot;    [&quot;XZK&quot;,   &quot;gz&quot;,       " calcext:value-type="string">
            <text:p><text:s text:c="2"/>"gz." <text:s text:c="3"/>["XZK", <text:s text:c="2"/>"g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1]);[$przecinki.$A$2];[$przecinki.$C$5];[$przecinki.$D$2])" office:value-type="string" office:string-value="&quot;lewe GZ&quot;]," calcext:value-type="string">
            <text:p>"lewe GZ"],</text:p>
          </table:table-cell>
          <table:table-cell table:style-name="ce46" table:formula="of:=CONCATENATE([.L111];[.M111];[.N111])" office:value-type="string" office:string-value="  &quot;gz.&quot;    [&quot;XZK&quot;,   &quot;gz&quot;,       &quot;&quot;, &quot;ONSET&quot;, &quot;lewe GZ&quot;]," calcext:value-type="string">
            <text:p><text:s text:c="2"/>"gz." <text:s text:c="3"/>["XZK", <text:s text:c="2"/>"gz", <text:s text:c="6"/>"", "ONSET", "lewe GZ"],</text:p>
          </table:table-cell>
        </table:table-row>
        <table:table-row table:style-name="ro2">
          <table:table-cell table:formula="of:=[$'naglosy-edycja'.B112]" office:value-type="string" office:string-value="gż" calcext:value-type="string">
            <text:p>gż</text:p>
          </table:table-cell>
          <table:table-cell table:formula="of:=[$'naglosy-edycja'.C112]" office:value-type="string" office:string-value="XKRJ" calcext:value-type="string">
            <text:p>XKRJ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formula="of:=CONCATENATE([$przecinki.$A$2];[.E112];[$przecinki.$A$2];)" office:value-type="string" office:string-value="&quot;XKRJ&quot;" calcext:value-type="string">
            <text:p>"XKRJ"</text:p>
          </table:table-cell>
          <table:table-cell table:formula="of:=CONCATENATE([$przecinki.$A$2];[.A112];[$przecinki.$A$2])" office:value-type="string" office:string-value="&quot;gż&quot;" calcext:value-type="string">
            <text:p>"gż"</text:p>
          </table:table-cell>
          <table:table-cell table:formula="of:=CONCATENATE([.G112];[$przecinki.$B$2];[.F112];)" office:value-type="string" office:string-value="&quot;gż&quot;:&quot;XKRJ&quot;" calcext:value-type="string">
            <text:p>"gż":"XKRJ"</text:p>
          </table:table-cell>
          <table:table-cell/>
          <table:table-cell table:style-name="ce42" table:formula="of:=CONCATENATE([$przecinki.$A$2];[.A112];[$przecinki.$A$5];[$przecinki.$A$2])" office:value-type="string" office:string-value="&quot;gż.&quot;" calcext:value-type="string">
            <text:p>"gż."</text:p>
          </table:table-cell>
          <table:table-cell table:style-name="ce42" table:formula="of:=UPPER([.G112])" office:value-type="string" office:string-value="&quot;GŻ&quot;" calcext:value-type="string">
            <text:p>"GŻ"</text:p>
          </table:table-cell>
          <table:table-cell table:style-name="ce42" table:formula="of:=CONCATENATE([$przecinki.$C$2];[$przecinki.$C$2];[.J112];[$przecinki.$C$2];[$przecinki.$C$2];[$przecinki.$C$2];[$przecinki.$C$2];[$przecinki.$B$5];[.F112];[$przecinki.$D$2];[$przecinki.$C$2];[$przecinki.$C$2];[$przecinki.$C$2];[.G112];[$przecinki.$D$2];[$przecinki.$C$2];[$przecinki.$C$2];[$przecinki.$C$2];[$przecinki.$C$2];[$przecinki.$C$2];[$przecinki.$C$2];[$przecinki.$C$2])" office:value-type="string" office:string-value="  &quot;gż.&quot;    [&quot;XKRJ&quot;,   &quot;gż&quot;,       " calcext:value-type="string">
            <text:p><text:s text:c="2"/>"gż." <text:s text:c="3"/>["XKRJ", <text:s text:c="2"/>"g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2]);[$przecinki.$A$2];[$przecinki.$C$5];[$przecinki.$D$2])" office:value-type="string" office:string-value="&quot;lewe GŻ&quot;]," calcext:value-type="string">
            <text:p>"lewe GŻ"],</text:p>
          </table:table-cell>
          <table:table-cell table:style-name="ce46" table:formula="of:=CONCATENATE([.L112];[.M112];[.N112])" office:value-type="string" office:string-value="  &quot;gż.&quot;    [&quot;XKRJ&quot;,   &quot;gż&quot;,       &quot;&quot;, &quot;ONSET&quot;, &quot;lewe GŻ&quot;]," calcext:value-type="string">
            <text:p><text:s text:c="2"/>"gż." <text:s text:c="3"/>["XKRJ", <text:s text:c="2"/>"gż", <text:s text:c="6"/>"", "ONSET", "lewe GŻ"],</text:p>
          </table:table-cell>
        </table:table-row>
        <table:table-row table:style-name="ro2">
          <table:table-cell table:formula="of:=[$'naglosy-edycja'.B113]" office:value-type="string" office:string-value="h" calcext:value-type="string">
            <text:p>h</text:p>
          </table:table-cell>
          <table:table-cell table:formula="of:=[$'naglosy-edycja'.C113]" office:value-type="string" office:string-value="XKT" calcext:value-type="string">
            <text:p>XKT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formula="of:=CONCATENATE([$przecinki.$A$2];[.E113];[$przecinki.$A$2];)" office:value-type="string" office:string-value="&quot;XKT&quot;" calcext:value-type="string">
            <text:p>"XKT"</text:p>
          </table:table-cell>
          <table:table-cell table:formula="of:=CONCATENATE([$przecinki.$A$2];[.A113];[$przecinki.$A$2])" office:value-type="string" office:string-value="&quot;h&quot;" calcext:value-type="string">
            <text:p>"h"</text:p>
          </table:table-cell>
          <table:table-cell table:formula="of:=CONCATENATE([.G113];[$przecinki.$B$2];[.F113];)" office:value-type="string" office:string-value="&quot;h&quot;:&quot;XKT&quot;" calcext:value-type="string">
            <text:p>"h":"XKT"</text:p>
          </table:table-cell>
          <table:table-cell/>
          <table:table-cell table:style-name="ce42" table:formula="of:=CONCATENATE([$przecinki.$A$2];[.A113];[$przecinki.$A$5];[$przecinki.$A$2])" office:value-type="string" office:string-value="&quot;h.&quot;" calcext:value-type="string">
            <text:p>"h."</text:p>
          </table:table-cell>
          <table:table-cell table:style-name="ce42" table:formula="of:=UPPER([.G113])" office:value-type="string" office:string-value="&quot;H&quot;" calcext:value-type="string">
            <text:p>"H"</text:p>
          </table:table-cell>
          <table:table-cell table:style-name="ce42" table:formula="of:=CONCATENATE([$przecinki.$C$2];[$przecinki.$C$2];[.J113];[$przecinki.$C$2];[$przecinki.$C$2];[$przecinki.$C$2];[$przecinki.$C$2];[$przecinki.$B$5];[.F113];[$przecinki.$D$2];[$przecinki.$C$2];[$przecinki.$C$2];[$przecinki.$C$2];[.G113];[$przecinki.$D$2];[$przecinki.$C$2];[$przecinki.$C$2];[$przecinki.$C$2];[$przecinki.$C$2];[$przecinki.$C$2];[$przecinki.$C$2];[$przecinki.$C$2])" office:value-type="string" office:string-value="  &quot;h.&quot;    [&quot;XKT&quot;,   &quot;h&quot;,       " calcext:value-type="string">
            <text:p><text:s text:c="2"/>"h." <text:s text:c="3"/>["XKT", <text:s text:c="2"/>"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3]);[$przecinki.$A$2];[$przecinki.$C$5];[$przecinki.$D$2])" office:value-type="string" office:string-value="&quot;lewe H&quot;]," calcext:value-type="string">
            <text:p>"lewe H"],</text:p>
          </table:table-cell>
          <table:table-cell table:style-name="ce46" table:formula="of:=CONCATENATE([.L113];[.M113];[.N113])" office:value-type="string" office:string-value="  &quot;h.&quot;    [&quot;XKT&quot;,   &quot;h&quot;,       &quot;&quot;, &quot;ONSET&quot;, &quot;lewe H&quot;]," calcext:value-type="string">
            <text:p><text:s text:c="2"/>"h." <text:s text:c="3"/>["XKT", <text:s text:c="2"/>"h", <text:s text:c="6"/>"", "ONSET", "lewe H"],</text:p>
          </table:table-cell>
        </table:table-row>
        <table:table-row table:style-name="ro2">
          <table:table-cell table:formula="of:=[$'naglosy-edycja'.B114]" office:value-type="string" office:string-value="hl" calcext:value-type="string">
            <text:p>hl</text:p>
          </table:table-cell>
          <table:table-cell table:formula="of:=[$'naglosy-edycja'.C114]" office:value-type="string" office:string-value="XKTL" calcext:value-type="string">
            <text:p>XKTL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formula="of:=CONCATENATE([$przecinki.$A$2];[.E114];[$przecinki.$A$2];)" office:value-type="string" office:string-value="&quot;XKTL&quot;" calcext:value-type="string">
            <text:p>"XKTL"</text:p>
          </table:table-cell>
          <table:table-cell table:formula="of:=CONCATENATE([$przecinki.$A$2];[.A114];[$przecinki.$A$2])" office:value-type="string" office:string-value="&quot;hl&quot;" calcext:value-type="string">
            <text:p>"hl"</text:p>
          </table:table-cell>
          <table:table-cell table:formula="of:=CONCATENATE([.G114];[$przecinki.$B$2];[.F114];)" office:value-type="string" office:string-value="&quot;hl&quot;:&quot;XKTL&quot;" calcext:value-type="string">
            <text:p>"hl":"XKTL"</text:p>
          </table:table-cell>
          <table:table-cell/>
          <table:table-cell table:style-name="ce42" table:formula="of:=CONCATENATE([$przecinki.$A$2];[.A114];[$przecinki.$A$5];[$przecinki.$A$2])" office:value-type="string" office:string-value="&quot;hl.&quot;" calcext:value-type="string">
            <text:p>"hl."</text:p>
          </table:table-cell>
          <table:table-cell table:style-name="ce42" table:formula="of:=UPPER([.G114])" office:value-type="string" office:string-value="&quot;HL&quot;" calcext:value-type="string">
            <text:p>"HL"</text:p>
          </table:table-cell>
          <table:table-cell table:style-name="ce42" table:formula="of:=CONCATENATE([$przecinki.$C$2];[$przecinki.$C$2];[.J114];[$przecinki.$C$2];[$przecinki.$C$2];[$przecinki.$C$2];[$przecinki.$C$2];[$przecinki.$B$5];[.F114];[$przecinki.$D$2];[$przecinki.$C$2];[$przecinki.$C$2];[$przecinki.$C$2];[.G114];[$przecinki.$D$2];[$przecinki.$C$2];[$przecinki.$C$2];[$przecinki.$C$2];[$przecinki.$C$2];[$przecinki.$C$2];[$przecinki.$C$2];[$przecinki.$C$2])" office:value-type="string" office:string-value="  &quot;hl.&quot;    [&quot;XKTL&quot;,   &quot;hl&quot;,       " calcext:value-type="string">
            <text:p><text:s text:c="2"/>"hl." <text:s text:c="3"/>["XKTL", <text:s text:c="2"/>"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4]);[$przecinki.$A$2];[$przecinki.$C$5];[$przecinki.$D$2])" office:value-type="string" office:string-value="&quot;lewe HL&quot;]," calcext:value-type="string">
            <text:p>"lewe HL"],</text:p>
          </table:table-cell>
          <table:table-cell table:style-name="ce46" table:formula="of:=CONCATENATE([.L114];[.M114];[.N114])" office:value-type="string" office:string-value="  &quot;hl.&quot;    [&quot;XKTL&quot;,   &quot;hl&quot;,       &quot;&quot;, &quot;ONSET&quot;, &quot;lewe HL&quot;]," calcext:value-type="string">
            <text:p><text:s text:c="2"/>"hl." <text:s text:c="3"/>["XKTL", <text:s text:c="2"/>"hl", <text:s text:c="6"/>"", "ONSET", "lewe HL"],</text:p>
          </table:table-cell>
        </table:table-row>
        <table:table-row table:style-name="ro2">
          <table:table-cell table:formula="of:=[$'naglosy-edycja'.B115]" office:value-type="string" office:string-value="hm" calcext:value-type="string">
            <text:p>hm</text:p>
          </table:table-cell>
          <table:table-cell table:formula="of:=[$'naglosy-edycja'.C115]" office:value-type="string" office:string-value="XKTV" calcext:value-type="string">
            <text:p>XKTV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formula="of:=CONCATENATE([$przecinki.$A$2];[.E115];[$przecinki.$A$2];)" office:value-type="string" office:string-value="&quot;XKTV&quot;" calcext:value-type="string">
            <text:p>"XKTV"</text:p>
          </table:table-cell>
          <table:table-cell table:formula="of:=CONCATENATE([$przecinki.$A$2];[.A115];[$przecinki.$A$2])" office:value-type="string" office:string-value="&quot;hm&quot;" calcext:value-type="string">
            <text:p>"hm"</text:p>
          </table:table-cell>
          <table:table-cell table:formula="of:=CONCATENATE([.G115];[$przecinki.$B$2];[.F115];)" office:value-type="string" office:string-value="&quot;hm&quot;:&quot;XKTV&quot;" calcext:value-type="string">
            <text:p>"hm":"XKTV"</text:p>
          </table:table-cell>
          <table:table-cell/>
          <table:table-cell table:style-name="ce42" table:formula="of:=CONCATENATE([$przecinki.$A$2];[.A115];[$przecinki.$A$5];[$przecinki.$A$2])" office:value-type="string" office:string-value="&quot;hm.&quot;" calcext:value-type="string">
            <text:p>"hm."</text:p>
          </table:table-cell>
          <table:table-cell table:style-name="ce42" table:formula="of:=UPPER([.G115])" office:value-type="string" office:string-value="&quot;HM&quot;" calcext:value-type="string">
            <text:p>"HM"</text:p>
          </table:table-cell>
          <table:table-cell table:style-name="ce42" table:formula="of:=CONCATENATE([$przecinki.$C$2];[$przecinki.$C$2];[.J115];[$przecinki.$C$2];[$przecinki.$C$2];[$przecinki.$C$2];[$przecinki.$C$2];[$przecinki.$B$5];[.F115];[$przecinki.$D$2];[$przecinki.$C$2];[$przecinki.$C$2];[$przecinki.$C$2];[.G115];[$przecinki.$D$2];[$przecinki.$C$2];[$przecinki.$C$2];[$przecinki.$C$2];[$przecinki.$C$2];[$przecinki.$C$2];[$przecinki.$C$2];[$przecinki.$C$2])" office:value-type="string" office:string-value="  &quot;hm.&quot;    [&quot;XKTV&quot;,   &quot;hm&quot;,       " calcext:value-type="string">
            <text:p><text:s text:c="2"/>"hm." <text:s text:c="3"/>["XKTV", <text:s text:c="2"/>"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5]);[$przecinki.$A$2];[$przecinki.$C$5];[$przecinki.$D$2])" office:value-type="string" office:string-value="&quot;lewe HM&quot;]," calcext:value-type="string">
            <text:p>"lewe HM"],</text:p>
          </table:table-cell>
          <table:table-cell table:style-name="ce46" table:formula="of:=CONCATENATE([.L115];[.M115];[.N115])" office:value-type="string" office:string-value="  &quot;hm.&quot;    [&quot;XKTV&quot;,   &quot;hm&quot;,       &quot;&quot;, &quot;ONSET&quot;, &quot;lewe HM&quot;]," calcext:value-type="string">
            <text:p><text:s text:c="2"/>"hm." <text:s text:c="3"/>["XKTV", <text:s text:c="2"/>"hm", <text:s text:c="6"/>"", "ONSET", "lewe HM"],</text:p>
          </table:table-cell>
        </table:table-row>
        <table:table-row table:style-name="ro2">
          <table:table-cell table:formula="of:=[$'naglosy-edycja'.B116]" office:value-type="string" office:string-value="hr" calcext:value-type="string">
            <text:p>hr</text:p>
          </table:table-cell>
          <table:table-cell table:formula="of:=[$'naglosy-edycja'.C116]" office:value-type="string" office:string-value="XKTR" calcext:value-type="string">
            <text:p>XKTR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formula="of:=CONCATENATE([$przecinki.$A$2];[.E116];[$przecinki.$A$2];)" office:value-type="string" office:string-value="&quot;XKTR&quot;" calcext:value-type="string">
            <text:p>"XKTR"</text:p>
          </table:table-cell>
          <table:table-cell table:formula="of:=CONCATENATE([$przecinki.$A$2];[.A116];[$przecinki.$A$2])" office:value-type="string" office:string-value="&quot;hr&quot;" calcext:value-type="string">
            <text:p>"hr"</text:p>
          </table:table-cell>
          <table:table-cell table:formula="of:=CONCATENATE([.G116];[$przecinki.$B$2];[.F116];)" office:value-type="string" office:string-value="&quot;hr&quot;:&quot;XKTR&quot;" calcext:value-type="string">
            <text:p>"hr":"XKTR"</text:p>
          </table:table-cell>
          <table:table-cell/>
          <table:table-cell table:style-name="ce42" table:formula="of:=CONCATENATE([$przecinki.$A$2];[.A116];[$przecinki.$A$5];[$przecinki.$A$2])" office:value-type="string" office:string-value="&quot;hr.&quot;" calcext:value-type="string">
            <text:p>"hr."</text:p>
          </table:table-cell>
          <table:table-cell table:style-name="ce42" table:formula="of:=UPPER([.G116])" office:value-type="string" office:string-value="&quot;HR&quot;" calcext:value-type="string">
            <text:p>"HR"</text:p>
          </table:table-cell>
          <table:table-cell table:style-name="ce42" table:formula="of:=CONCATENATE([$przecinki.$C$2];[$przecinki.$C$2];[.J116];[$przecinki.$C$2];[$przecinki.$C$2];[$przecinki.$C$2];[$przecinki.$C$2];[$przecinki.$B$5];[.F116];[$przecinki.$D$2];[$przecinki.$C$2];[$przecinki.$C$2];[$przecinki.$C$2];[.G116];[$przecinki.$D$2];[$przecinki.$C$2];[$przecinki.$C$2];[$przecinki.$C$2];[$przecinki.$C$2];[$przecinki.$C$2];[$przecinki.$C$2];[$przecinki.$C$2])" office:value-type="string" office:string-value="  &quot;hr.&quot;    [&quot;XKTR&quot;,   &quot;hr&quot;,       " calcext:value-type="string">
            <text:p><text:s text:c="2"/>"hr." <text:s text:c="3"/>["XKTR", <text:s text:c="2"/>"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6]);[$przecinki.$A$2];[$przecinki.$C$5];[$przecinki.$D$2])" office:value-type="string" office:string-value="&quot;lewe HR&quot;]," calcext:value-type="string">
            <text:p>"lewe HR"],</text:p>
          </table:table-cell>
          <table:table-cell table:style-name="ce46" table:formula="of:=CONCATENATE([.L116];[.M116];[.N116])" office:value-type="string" office:string-value="  &quot;hr.&quot;    [&quot;XKTR&quot;,   &quot;hr&quot;,       &quot;&quot;, &quot;ONSET&quot;, &quot;lewe HR&quot;]," calcext:value-type="string">
            <text:p><text:s text:c="2"/>"hr." <text:s text:c="3"/>["XKTR", <text:s text:c="2"/>"hr", <text:s text:c="6"/>"", "ONSET", "lewe HR"],</text:p>
          </table:table-cell>
        </table:table-row>
        <table:table-row table:style-name="ro2">
          <table:table-cell table:formula="of:=[$'naglosy-edycja'.B117]" office:value-type="string" office:string-value="hw" calcext:value-type="string">
            <text:p>hw</text:p>
          </table:table-cell>
          <table:table-cell table:formula="of:=[$'naglosy-edycja'.C117]" office:value-type="string" office:string-value="XKTV" calcext:value-type="string">
            <text:p>XKTV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formula="of:=CONCATENATE([$przecinki.$A$2];[.E117];[$przecinki.$A$2];)" office:value-type="string" office:string-value="&quot;XKTV&quot;" calcext:value-type="string">
            <text:p>"XKTV"</text:p>
          </table:table-cell>
          <table:table-cell table:formula="of:=CONCATENATE([$przecinki.$A$2];[.A117];[$przecinki.$A$2])" office:value-type="string" office:string-value="&quot;hw&quot;" calcext:value-type="string">
            <text:p>"hw"</text:p>
          </table:table-cell>
          <table:table-cell table:formula="of:=CONCATENATE([.G117];[$przecinki.$B$2];[.F117];)" office:value-type="string" office:string-value="&quot;hw&quot;:&quot;XKTV&quot;" calcext:value-type="string">
            <text:p>"hw":"XKTV"</text:p>
          </table:table-cell>
          <table:table-cell/>
          <table:table-cell table:style-name="ce42" table:formula="of:=CONCATENATE([$przecinki.$A$2];[.A117];[$przecinki.$A$5];[$przecinki.$A$2])" office:value-type="string" office:string-value="&quot;hw.&quot;" calcext:value-type="string">
            <text:p>"hw."</text:p>
          </table:table-cell>
          <table:table-cell table:style-name="ce42" table:formula="of:=UPPER([.G117])" office:value-type="string" office:string-value="&quot;HW&quot;" calcext:value-type="string">
            <text:p>"HW"</text:p>
          </table:table-cell>
          <table:table-cell table:style-name="ce42" table:formula="of:=CONCATENATE([$przecinki.$C$2];[$przecinki.$C$2];[.J117];[$przecinki.$C$2];[$przecinki.$C$2];[$przecinki.$C$2];[$przecinki.$C$2];[$przecinki.$B$5];[.F117];[$przecinki.$D$2];[$przecinki.$C$2];[$przecinki.$C$2];[$przecinki.$C$2];[.G117];[$przecinki.$D$2];[$przecinki.$C$2];[$przecinki.$C$2];[$przecinki.$C$2];[$przecinki.$C$2];[$przecinki.$C$2];[$przecinki.$C$2];[$przecinki.$C$2])" office:value-type="string" office:string-value="  &quot;hw.&quot;    [&quot;XKTV&quot;,   &quot;hw&quot;,       " calcext:value-type="string">
            <text:p><text:s text:c="2"/>"hw." <text:s text:c="3"/>["XKTV", <text:s text:c="2"/>"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7]);[$przecinki.$A$2];[$przecinki.$C$5];[$przecinki.$D$2])" office:value-type="string" office:string-value="&quot;lewe HW&quot;]," calcext:value-type="string">
            <text:p>"lewe HW"],</text:p>
          </table:table-cell>
          <table:table-cell table:style-name="ce46" table:formula="of:=CONCATENATE([.L117];[.M117];[.N117])" office:value-type="string" office:string-value="  &quot;hw.&quot;    [&quot;XKTV&quot;,   &quot;hw&quot;,       &quot;&quot;, &quot;ONSET&quot;, &quot;lewe HW&quot;]," calcext:value-type="string">
            <text:p><text:s text:c="2"/>"hw." <text:s text:c="3"/>["XKTV", <text:s text:c="2"/>"hw", <text:s text:c="6"/>"", "ONSET", "lewe HW"],</text:p>
          </table:table-cell>
        </table:table-row>
        <table:table-row table:style-name="ro2">
          <table:table-cell table:formula="of:=[$'naglosy-edycja'.B118]" office:value-type="string" office:string-value="ch" calcext:value-type="string">
            <text:p>ch</text:p>
          </table:table-cell>
          <table:table-cell table:formula="of:=[$'naglosy-edycja'.C118]" office:value-type="string" office:string-value="KT" calcext:value-type="string">
            <text:p>KT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formula="of:=CONCATENATE([$przecinki.$A$2];[.E118];[$przecinki.$A$2];)" office:value-type="string" office:string-value="&quot;KT&quot;" calcext:value-type="string">
            <text:p>"KT"</text:p>
          </table:table-cell>
          <table:table-cell table:formula="of:=CONCATENATE([$przecinki.$A$2];[.A118];[$przecinki.$A$2])" office:value-type="string" office:string-value="&quot;ch&quot;" calcext:value-type="string">
            <text:p>"ch"</text:p>
          </table:table-cell>
          <table:table-cell table:formula="of:=CONCATENATE([.G118];[$przecinki.$B$2];[.F118];)" office:value-type="string" office:string-value="&quot;ch&quot;:&quot;KT&quot;" calcext:value-type="string">
            <text:p>"ch":"KT"</text:p>
          </table:table-cell>
          <table:table-cell/>
          <table:table-cell table:style-name="ce42" table:formula="of:=CONCATENATE([$przecinki.$A$2];[.A118];[$przecinki.$A$5];[$przecinki.$A$2])" office:value-type="string" office:string-value="&quot;ch.&quot;" calcext:value-type="string">
            <text:p>"ch."</text:p>
          </table:table-cell>
          <table:table-cell table:style-name="ce42" table:formula="of:=UPPER([.G118])" office:value-type="string" office:string-value="&quot;CH&quot;" calcext:value-type="string">
            <text:p>"CH"</text:p>
          </table:table-cell>
          <table:table-cell table:style-name="ce42" table:formula="of:=CONCATENATE([$przecinki.$C$2];[$przecinki.$C$2];[.J118];[$przecinki.$C$2];[$przecinki.$C$2];[$przecinki.$C$2];[$przecinki.$C$2];[$przecinki.$B$5];[.F118];[$przecinki.$D$2];[$przecinki.$C$2];[$przecinki.$C$2];[$przecinki.$C$2];[.G118];[$przecinki.$D$2];[$przecinki.$C$2];[$przecinki.$C$2];[$przecinki.$C$2];[$przecinki.$C$2];[$przecinki.$C$2];[$przecinki.$C$2];[$przecinki.$C$2])" office:value-type="string" office:string-value="  &quot;ch.&quot;    [&quot;KT&quot;,   &quot;ch&quot;,       " calcext:value-type="string">
            <text:p><text:s text:c="2"/>"ch." <text:s text:c="3"/>["KT", <text:s text:c="2"/>"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8]);[$przecinki.$A$2];[$przecinki.$C$5];[$przecinki.$D$2])" office:value-type="string" office:string-value="&quot;lewe CH&quot;]," calcext:value-type="string">
            <text:p>"lewe CH"],</text:p>
          </table:table-cell>
          <table:table-cell table:style-name="ce46" table:formula="of:=CONCATENATE([.L118];[.M118];[.N118])" office:value-type="string" office:string-value="  &quot;ch.&quot;    [&quot;KT&quot;,   &quot;ch&quot;,       &quot;&quot;, &quot;ONSET&quot;, &quot;lewe CH&quot;]," calcext:value-type="string">
            <text:p><text:s text:c="2"/>"ch." <text:s text:c="3"/>["KT", <text:s text:c="2"/>"ch", <text:s text:c="6"/>"", "ONSET", "lewe CH"],</text:p>
          </table:table-cell>
        </table:table-row>
        <table:table-row table:style-name="ro2">
          <table:table-cell table:formula="of:=[$'naglosy-edycja'.B119]" office:value-type="string" office:string-value="chc" calcext:value-type="string">
            <text:p>chc</text:p>
          </table:table-cell>
          <table:table-cell table:formula="of:=[$'naglosy-edycja'.C119]" office:value-type="string" office:string-value="ZKT" calcext:value-type="string">
            <text:p>Z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formula="of:=CONCATENATE([$przecinki.$A$2];[.E119];[$przecinki.$A$2];)" office:value-type="string" office:string-value="&quot;ZKT&quot;" calcext:value-type="string">
            <text:p>"ZKT"</text:p>
          </table:table-cell>
          <table:table-cell table:formula="of:=CONCATENATE([$przecinki.$A$2];[.A119];[$przecinki.$A$2])" office:value-type="string" office:string-value="&quot;chc&quot;" calcext:value-type="string">
            <text:p>"chc"</text:p>
          </table:table-cell>
          <table:table-cell table:formula="of:=CONCATENATE([.G119];[$przecinki.$B$2];[.F119];)" office:value-type="string" office:string-value="&quot;chc&quot;:&quot;ZKT&quot;" calcext:value-type="string">
            <text:p>"chc":"ZKT"</text:p>
          </table:table-cell>
          <table:table-cell/>
          <table:table-cell table:style-name="ce42" table:formula="of:=CONCATENATE([$przecinki.$A$2];[.A119];[$przecinki.$A$5];[$przecinki.$A$2])" office:value-type="string" office:string-value="&quot;chc.&quot;" calcext:value-type="string">
            <text:p>"chc."</text:p>
          </table:table-cell>
          <table:table-cell table:style-name="ce42" table:formula="of:=UPPER([.G119])" office:value-type="string" office:string-value="&quot;CHC&quot;" calcext:value-type="string">
            <text:p>"CHC"</text:p>
          </table:table-cell>
          <table:table-cell table:style-name="ce42" table:formula="of:=CONCATENATE([$przecinki.$C$2];[$przecinki.$C$2];[.J119];[$przecinki.$C$2];[$przecinki.$C$2];[$przecinki.$C$2];[$przecinki.$C$2];[$przecinki.$B$5];[.F119];[$przecinki.$D$2];[$przecinki.$C$2];[$przecinki.$C$2];[$przecinki.$C$2];[.G119];[$przecinki.$D$2];[$przecinki.$C$2];[$przecinki.$C$2];[$przecinki.$C$2];[$przecinki.$C$2];[$przecinki.$C$2];[$przecinki.$C$2];[$przecinki.$C$2])" office:value-type="string" office:string-value="  &quot;chc.&quot;    [&quot;ZKT&quot;,   &quot;chc&quot;,       " calcext:value-type="string">
            <text:p><text:s text:c="2"/>"chc." <text:s text:c="3"/>["ZKT", <text:s text:c="2"/>"ch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9]);[$przecinki.$A$2];[$przecinki.$C$5];[$przecinki.$D$2])" office:value-type="string" office:string-value="&quot;lewe CHC&quot;]," calcext:value-type="string">
            <text:p>"lewe CHC"],</text:p>
          </table:table-cell>
          <table:table-cell table:style-name="ce46" table:formula="of:=CONCATENATE([.L119];[.M119];[.N119])" office:value-type="string" office:string-value="  &quot;chc.&quot;    [&quot;ZKT&quot;,   &quot;chc&quot;,       &quot;&quot;, &quot;ONSET&quot;, &quot;lewe CHC&quot;]," calcext:value-type="string">
            <text:p><text:s text:c="2"/>"chc." <text:s text:c="3"/>["ZKT", <text:s text:c="2"/>"chc", <text:s text:c="6"/>"", "ONSET", "lewe CHC"],</text:p>
          </table:table-cell>
        </table:table-row>
        <table:table-row table:style-name="ro2">
          <table:table-cell table:formula="of:=[$'naglosy-edycja'.B120]" office:value-type="string" office:string-value="chl" calcext:value-type="string">
            <text:p>chl</text:p>
          </table:table-cell>
          <table:table-cell table:formula="of:=[$'naglosy-edycja'.C120]" office:value-type="string" office:string-value="KTL" calcext:value-type="string">
            <text:p>KTL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formula="of:=CONCATENATE([$przecinki.$A$2];[.E120];[$przecinki.$A$2];)" office:value-type="string" office:string-value="&quot;KTL&quot;" calcext:value-type="string">
            <text:p>"KTL"</text:p>
          </table:table-cell>
          <table:table-cell table:formula="of:=CONCATENATE([$przecinki.$A$2];[.A120];[$przecinki.$A$2])" office:value-type="string" office:string-value="&quot;chl&quot;" calcext:value-type="string">
            <text:p>"chl"</text:p>
          </table:table-cell>
          <table:table-cell table:formula="of:=CONCATENATE([.G120];[$przecinki.$B$2];[.F120];)" office:value-type="string" office:string-value="&quot;chl&quot;:&quot;KTL&quot;" calcext:value-type="string">
            <text:p>"chl":"KTL"</text:p>
          </table:table-cell>
          <table:table-cell/>
          <table:table-cell table:style-name="ce42" table:formula="of:=CONCATENATE([$przecinki.$A$2];[.A120];[$przecinki.$A$5];[$przecinki.$A$2])" office:value-type="string" office:string-value="&quot;chl.&quot;" calcext:value-type="string">
            <text:p>"chl."</text:p>
          </table:table-cell>
          <table:table-cell table:style-name="ce42" table:formula="of:=UPPER([.G120])" office:value-type="string" office:string-value="&quot;CHL&quot;" calcext:value-type="string">
            <text:p>"CHL"</text:p>
          </table:table-cell>
          <table:table-cell table:style-name="ce42" table:formula="of:=CONCATENATE([$przecinki.$C$2];[$przecinki.$C$2];[.J120];[$przecinki.$C$2];[$przecinki.$C$2];[$przecinki.$C$2];[$przecinki.$C$2];[$przecinki.$B$5];[.F120];[$przecinki.$D$2];[$przecinki.$C$2];[$przecinki.$C$2];[$przecinki.$C$2];[.G120];[$przecinki.$D$2];[$przecinki.$C$2];[$przecinki.$C$2];[$przecinki.$C$2];[$przecinki.$C$2];[$przecinki.$C$2];[$przecinki.$C$2];[$przecinki.$C$2])" office:value-type="string" office:string-value="  &quot;chl.&quot;    [&quot;KTL&quot;,   &quot;chl&quot;,       " calcext:value-type="string">
            <text:p><text:s text:c="2"/>"chl." <text:s text:c="3"/>["KTL", <text:s text:c="2"/>"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0]);[$przecinki.$A$2];[$przecinki.$C$5];[$przecinki.$D$2])" office:value-type="string" office:string-value="&quot;lewe CHL&quot;]," calcext:value-type="string">
            <text:p>"lewe CHL"],</text:p>
          </table:table-cell>
          <table:table-cell table:style-name="ce46" table:formula="of:=CONCATENATE([.L120];[.M120];[.N120])" office:value-type="string" office:string-value="  &quot;chl.&quot;    [&quot;KTL&quot;,   &quot;chl&quot;,       &quot;&quot;, &quot;ONSET&quot;, &quot;lewe CHL&quot;]," calcext:value-type="string">
            <text:p><text:s text:c="2"/>"chl." <text:s text:c="3"/>["KTL", <text:s text:c="2"/>"chl", <text:s text:c="6"/>"", "ONSET", "lewe CHL"],</text:p>
          </table:table-cell>
        </table:table-row>
        <table:table-row table:style-name="ro2">
          <table:table-cell table:formula="of:=[$'naglosy-edycja'.B121]" office:value-type="string" office:string-value="chł" calcext:value-type="string">
            <text:p>chł</text:p>
          </table:table-cell>
          <table:table-cell table:formula="of:=[$'naglosy-edycja'.C121]" office:value-type="string" office:string-value="KTLJ" calcext:value-type="string">
            <text:p>KTLJ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formula="of:=CONCATENATE([$przecinki.$A$2];[.E121];[$przecinki.$A$2];)" office:value-type="string" office:string-value="&quot;KTLJ&quot;" calcext:value-type="string">
            <text:p>"KTLJ"</text:p>
          </table:table-cell>
          <table:table-cell table:formula="of:=CONCATENATE([$przecinki.$A$2];[.A121];[$przecinki.$A$2])" office:value-type="string" office:string-value="&quot;chł&quot;" calcext:value-type="string">
            <text:p>"chł"</text:p>
          </table:table-cell>
          <table:table-cell table:formula="of:=CONCATENATE([.G121];[$przecinki.$B$2];[.F121];)" office:value-type="string" office:string-value="&quot;chł&quot;:&quot;KTLJ&quot;" calcext:value-type="string">
            <text:p>"chł":"KTLJ"</text:p>
          </table:table-cell>
          <table:table-cell/>
          <table:table-cell table:style-name="ce42" table:formula="of:=CONCATENATE([$przecinki.$A$2];[.A121];[$przecinki.$A$5];[$przecinki.$A$2])" office:value-type="string" office:string-value="&quot;chł.&quot;" calcext:value-type="string">
            <text:p>"chł."</text:p>
          </table:table-cell>
          <table:table-cell table:style-name="ce42" table:formula="of:=UPPER([.G121])" office:value-type="string" office:string-value="&quot;CHŁ&quot;" calcext:value-type="string">
            <text:p>"CHŁ"</text:p>
          </table:table-cell>
          <table:table-cell table:style-name="ce42" table:formula="of:=CONCATENATE([$przecinki.$C$2];[$przecinki.$C$2];[.J121];[$przecinki.$C$2];[$przecinki.$C$2];[$przecinki.$C$2];[$przecinki.$C$2];[$przecinki.$B$5];[.F121];[$przecinki.$D$2];[$przecinki.$C$2];[$przecinki.$C$2];[$przecinki.$C$2];[.G121];[$przecinki.$D$2];[$przecinki.$C$2];[$przecinki.$C$2];[$przecinki.$C$2];[$przecinki.$C$2];[$przecinki.$C$2];[$przecinki.$C$2];[$przecinki.$C$2])" office:value-type="string" office:string-value="  &quot;chł.&quot;    [&quot;KTLJ&quot;,   &quot;chł&quot;,       " calcext:value-type="string">
            <text:p><text:s text:c="2"/>"chł." <text:s text:c="3"/>["KTLJ", <text:s text:c="2"/>"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1]);[$przecinki.$A$2];[$przecinki.$C$5];[$przecinki.$D$2])" office:value-type="string" office:string-value="&quot;lewe CHŁ&quot;]," calcext:value-type="string">
            <text:p>"lewe CHŁ"],</text:p>
          </table:table-cell>
          <table:table-cell table:style-name="ce46" table:formula="of:=CONCATENATE([.L121];[.M121];[.N121])" office:value-type="string" office:string-value="  &quot;chł.&quot;    [&quot;KTLJ&quot;,   &quot;chł&quot;,       &quot;&quot;, &quot;ONSET&quot;, &quot;lewe CHŁ&quot;]," calcext:value-type="string">
            <text:p><text:s text:c="2"/>"chł." <text:s text:c="3"/>["KTLJ", <text:s text:c="2"/>"chł", <text:s text:c="6"/>"", "ONSET", "lewe CHŁ"],</text:p>
          </table:table-cell>
        </table:table-row>
        <table:table-row table:style-name="ro2">
          <table:table-cell table:formula="of:=[$'naglosy-edycja'.B122]" office:value-type="string" office:string-value="chm" calcext:value-type="string">
            <text:p>chm</text:p>
          </table:table-cell>
          <table:table-cell table:formula="of:=[$'naglosy-edycja'.C122]" office:value-type="string" office:string-value="KTV" calcext:value-type="string">
            <text:p>KTV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formula="of:=CONCATENATE([$przecinki.$A$2];[.E122];[$przecinki.$A$2];)" office:value-type="string" office:string-value="&quot;KTV&quot;" calcext:value-type="string">
            <text:p>"KTV"</text:p>
          </table:table-cell>
          <table:table-cell table:formula="of:=CONCATENATE([$przecinki.$A$2];[.A122];[$przecinki.$A$2])" office:value-type="string" office:string-value="&quot;chm&quot;" calcext:value-type="string">
            <text:p>"chm"</text:p>
          </table:table-cell>
          <table:table-cell table:formula="of:=CONCATENATE([.G122];[$przecinki.$B$2];[.F122];)" office:value-type="string" office:string-value="&quot;chm&quot;:&quot;KTV&quot;" calcext:value-type="string">
            <text:p>"chm":"KTV"</text:p>
          </table:table-cell>
          <table:table-cell/>
          <table:table-cell table:style-name="ce42" table:formula="of:=CONCATENATE([$przecinki.$A$2];[.A122];[$przecinki.$A$5];[$przecinki.$A$2])" office:value-type="string" office:string-value="&quot;chm.&quot;" calcext:value-type="string">
            <text:p>"chm."</text:p>
          </table:table-cell>
          <table:table-cell table:style-name="ce42" table:formula="of:=UPPER([.G122])" office:value-type="string" office:string-value="&quot;CHM&quot;" calcext:value-type="string">
            <text:p>"CHM"</text:p>
          </table:table-cell>
          <table:table-cell table:style-name="ce42" table:formula="of:=CONCATENATE([$przecinki.$C$2];[$przecinki.$C$2];[.J122];[$przecinki.$C$2];[$przecinki.$C$2];[$przecinki.$C$2];[$przecinki.$C$2];[$przecinki.$B$5];[.F122];[$przecinki.$D$2];[$przecinki.$C$2];[$przecinki.$C$2];[$przecinki.$C$2];[.G122];[$przecinki.$D$2];[$przecinki.$C$2];[$przecinki.$C$2];[$przecinki.$C$2];[$przecinki.$C$2];[$przecinki.$C$2];[$przecinki.$C$2];[$przecinki.$C$2])" office:value-type="string" office:string-value="  &quot;chm.&quot;    [&quot;KTV&quot;,   &quot;chm&quot;,       " calcext:value-type="string">
            <text:p><text:s text:c="2"/>"chm." <text:s text:c="3"/>["KTV", <text:s text:c="2"/>"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2]);[$przecinki.$A$2];[$przecinki.$C$5];[$przecinki.$D$2])" office:value-type="string" office:string-value="&quot;lewe CHM&quot;]," calcext:value-type="string">
            <text:p>"lewe CHM"],</text:p>
          </table:table-cell>
          <table:table-cell table:style-name="ce46" table:formula="of:=CONCATENATE([.L122];[.M122];[.N122])" office:value-type="string" office:string-value="  &quot;chm.&quot;    [&quot;KTV&quot;,   &quot;chm&quot;,       &quot;&quot;, &quot;ONSET&quot;, &quot;lewe CHM&quot;]," calcext:value-type="string">
            <text:p><text:s text:c="2"/>"chm." <text:s text:c="3"/>["KTV", <text:s text:c="2"/>"chm", <text:s text:c="6"/>"", "ONSET", "lewe CHM"],</text:p>
          </table:table-cell>
        </table:table-row>
        <table:table-row table:style-name="ro2">
          <table:table-cell table:formula="of:=[$'naglosy-edycja'.B123]" office:value-type="string" office:string-value="chmi" calcext:value-type="string">
            <text:p>chmi</text:p>
          </table:table-cell>
          <table:table-cell table:formula="of:=[$'naglosy-edycja'.C123]" office:value-type="float" office:value="0" calcext:value-type="float">
            <text:p>0</text:p>
          </table:table-cell>
          <table:table-cell table:formula="of:=[$'naglosy-edycja'.D123]" office:value-type="string" office:string-value="KTVJ" calcext:value-type="string">
            <text:p>KTVJ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formula="of:=CONCATENATE([$przecinki.$A$2];[.E123];[$przecinki.$A$2];)" office:value-type="string" office:string-value="&quot;KTVJ&quot;" calcext:value-type="string">
            <text:p>"KTVJ"</text:p>
          </table:table-cell>
          <table:table-cell table:formula="of:=CONCATENATE([$przecinki.$A$2];[.A123];[$przecinki.$A$2])" office:value-type="string" office:string-value="&quot;chmi&quot;" calcext:value-type="string">
            <text:p>"chmi"</text:p>
          </table:table-cell>
          <table:table-cell table:formula="of:=CONCATENATE([.G123];[$przecinki.$B$2];[.F123];)" office:value-type="string" office:string-value="&quot;chmi&quot;:&quot;KTVJ&quot;" calcext:value-type="string">
            <text:p>"chmi":"KTVJ"</text:p>
          </table:table-cell>
          <table:table-cell/>
          <table:table-cell table:style-name="ce42" table:formula="of:=CONCATENATE([$przecinki.$A$2];[.A123];[$przecinki.$A$5];[$przecinki.$A$2])" office:value-type="string" office:string-value="&quot;chmi.&quot;" calcext:value-type="string">
            <text:p>"chmi."</text:p>
          </table:table-cell>
          <table:table-cell table:style-name="ce42" table:formula="of:=UPPER([.G123])" office:value-type="string" office:string-value="&quot;CHMI&quot;" calcext:value-type="string">
            <text:p>"CHMI"</text:p>
          </table:table-cell>
          <table:table-cell table:style-name="ce42" table:formula="of:=CONCATENATE([$przecinki.$C$2];[$przecinki.$C$2];[.J123];[$przecinki.$C$2];[$przecinki.$C$2];[$przecinki.$C$2];[$przecinki.$C$2];[$przecinki.$B$5];[.F123];[$przecinki.$D$2];[$przecinki.$C$2];[$przecinki.$C$2];[$przecinki.$C$2];[.G123];[$przecinki.$D$2];[$przecinki.$C$2];[$przecinki.$C$2];[$przecinki.$C$2];[$przecinki.$C$2];[$przecinki.$C$2];[$przecinki.$C$2];[$przecinki.$C$2])" office:value-type="string" office:string-value="  &quot;chmi.&quot;    [&quot;KTVJ&quot;,   &quot;chmi&quot;,       " calcext:value-type="string">
            <text:p><text:s text:c="2"/>"chmi." <text:s text:c="3"/>["KTVJ", <text:s text:c="2"/>"ch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3]);[$przecinki.$A$2];[$przecinki.$C$5];[$przecinki.$D$2])" office:value-type="string" office:string-value="&quot;lewe CHMI&quot;]," calcext:value-type="string">
            <text:p>"lewe CHMI"],</text:p>
          </table:table-cell>
          <table:table-cell table:style-name="ce46" table:formula="of:=CONCATENATE([.L123];[.M123];[.N123])" office:value-type="string" office:string-value="  &quot;chmi.&quot;    [&quot;KTVJ&quot;,   &quot;chmi&quot;,       &quot;&quot;, &quot;ONSET&quot;, &quot;lewe CHMI&quot;]," calcext:value-type="string">
            <text:p><text:s text:c="2"/>"chmi." <text:s text:c="3"/>["KTVJ", <text:s text:c="2"/>"chmi", <text:s text:c="6"/>"", "ONSET", "lewe CHMI"],</text:p>
          </table:table-cell>
        </table:table-row>
        <table:table-row table:style-name="ro2">
          <table:table-cell table:formula="of:=[$'naglosy-edycja'.B124]" office:value-type="string" office:string-value="chn" calcext:value-type="string">
            <text:p>chn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LR" calcext:value-type="string">
            <text:p>KTLR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formula="of:=CONCATENATE([$przecinki.$A$2];[.E124];[$przecinki.$A$2];)" office:value-type="string" office:string-value="&quot;KTLR&quot;" calcext:value-type="string">
            <text:p>"KTLR"</text:p>
          </table:table-cell>
          <table:table-cell table:formula="of:=CONCATENATE([$przecinki.$A$2];[.A124];[$przecinki.$A$2])" office:value-type="string" office:string-value="&quot;chn&quot;" calcext:value-type="string">
            <text:p>"chn"</text:p>
          </table:table-cell>
          <table:table-cell table:formula="of:=CONCATENATE([.G124];[$przecinki.$B$2];[.F124];)" office:value-type="string" office:string-value="&quot;chn&quot;:&quot;KTLR&quot;" calcext:value-type="string">
            <text:p>"chn":"KTLR"</text:p>
          </table:table-cell>
          <table:table-cell/>
          <table:table-cell table:style-name="ce42" table:formula="of:=CONCATENATE([$przecinki.$A$2];[.A124];[$przecinki.$A$5];[$przecinki.$A$2])" office:value-type="string" office:string-value="&quot;chn.&quot;" calcext:value-type="string">
            <text:p>"chn."</text:p>
          </table:table-cell>
          <table:table-cell table:style-name="ce42" table:formula="of:=UPPER([.G124])" office:value-type="string" office:string-value="&quot;CHN&quot;" calcext:value-type="string">
            <text:p>"CHN"</text:p>
          </table:table-cell>
          <table:table-cell table:style-name="ce42" table:formula="of:=CONCATENATE([$przecinki.$C$2];[$przecinki.$C$2];[.J124];[$przecinki.$C$2];[$przecinki.$C$2];[$przecinki.$C$2];[$przecinki.$C$2];[$przecinki.$B$5];[.F124];[$przecinki.$D$2];[$przecinki.$C$2];[$przecinki.$C$2];[$przecinki.$C$2];[.G124];[$przecinki.$D$2];[$przecinki.$C$2];[$przecinki.$C$2];[$przecinki.$C$2];[$przecinki.$C$2];[$przecinki.$C$2];[$przecinki.$C$2];[$przecinki.$C$2])" office:value-type="string" office:string-value="  &quot;chn.&quot;    [&quot;KTLR&quot;,   &quot;chn&quot;,       " calcext:value-type="string">
            <text:p><text:s text:c="2"/>"chn." <text:s text:c="3"/>["KTLR", <text:s text:c="2"/>"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4]);[$przecinki.$A$2];[$przecinki.$C$5];[$przecinki.$D$2])" office:value-type="string" office:string-value="&quot;lewe CHN&quot;]," calcext:value-type="string">
            <text:p>"lewe CHN"],</text:p>
          </table:table-cell>
          <table:table-cell table:style-name="ce46" table:formula="of:=CONCATENATE([.L124];[.M124];[.N124])" office:value-type="string" office:string-value="  &quot;chn.&quot;    [&quot;KTLR&quot;,   &quot;chn&quot;,       &quot;&quot;, &quot;ONSET&quot;, &quot;lewe CHN&quot;]," calcext:value-type="string">
            <text:p><text:s text:c="2"/>"chn." <text:s text:c="3"/>["KTLR", <text:s text:c="2"/>"chn", <text:s text:c="6"/>"", "ONSET", "lewe CHN"],</text:p>
          </table:table-cell>
        </table:table-row>
        <table:table-row table:style-name="ro2">
          <table:table-cell table:formula="of:=[$'naglosy-edycja'.B125]" office:value-type="string" office:string-value="chr" calcext:value-type="string">
            <text:p>chr</text:p>
          </table:table-cell>
          <table:table-cell table:formula="of:=[$'naglosy-edycja'.C125]" office:value-type="string" office:string-value="KTR" calcext:value-type="string">
            <text:p>KTR</text:p>
          </table:table-cell>
          <table:table-cell table:formula="of:=[$'naglosy-edycja'.D125]" office:value-type="float" office:value="0" calcext:value-type="float">
            <text:p>0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formula="of:=CONCATENATE([$przecinki.$A$2];[.E125];[$przecinki.$A$2];)" office:value-type="string" office:string-value="&quot;KTR&quot;" calcext:value-type="string">
            <text:p>"KTR"</text:p>
          </table:table-cell>
          <table:table-cell table:formula="of:=CONCATENATE([$przecinki.$A$2];[.A125];[$przecinki.$A$2])" office:value-type="string" office:string-value="&quot;chr&quot;" calcext:value-type="string">
            <text:p>"chr"</text:p>
          </table:table-cell>
          <table:table-cell table:formula="of:=CONCATENATE([.G125];[$przecinki.$B$2];[.F125];)" office:value-type="string" office:string-value="&quot;chr&quot;:&quot;KTR&quot;" calcext:value-type="string">
            <text:p>"chr":"KTR"</text:p>
          </table:table-cell>
          <table:table-cell/>
          <table:table-cell table:style-name="ce42" table:formula="of:=CONCATENATE([$przecinki.$A$2];[.A125];[$przecinki.$A$5];[$przecinki.$A$2])" office:value-type="string" office:string-value="&quot;chr.&quot;" calcext:value-type="string">
            <text:p>"chr."</text:p>
          </table:table-cell>
          <table:table-cell table:style-name="ce42" table:formula="of:=UPPER([.G125])" office:value-type="string" office:string-value="&quot;CHR&quot;" calcext:value-type="string">
            <text:p>"CHR"</text:p>
          </table:table-cell>
          <table:table-cell table:style-name="ce42" table:formula="of:=CONCATENATE([$przecinki.$C$2];[$przecinki.$C$2];[.J125];[$przecinki.$C$2];[$przecinki.$C$2];[$przecinki.$C$2];[$przecinki.$C$2];[$przecinki.$B$5];[.F125];[$przecinki.$D$2];[$przecinki.$C$2];[$przecinki.$C$2];[$przecinki.$C$2];[.G125];[$przecinki.$D$2];[$przecinki.$C$2];[$przecinki.$C$2];[$przecinki.$C$2];[$przecinki.$C$2];[$przecinki.$C$2];[$przecinki.$C$2];[$przecinki.$C$2])" office:value-type="string" office:string-value="  &quot;chr.&quot;    [&quot;KTR&quot;,   &quot;chr&quot;,       " calcext:value-type="string">
            <text:p><text:s text:c="2"/>"chr." <text:s text:c="3"/>["KTR", <text:s text:c="2"/>"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5]);[$przecinki.$A$2];[$przecinki.$C$5];[$przecinki.$D$2])" office:value-type="string" office:string-value="&quot;lewe CHR&quot;]," calcext:value-type="string">
            <text:p>"lewe CHR"],</text:p>
          </table:table-cell>
          <table:table-cell table:style-name="ce46" table:formula="of:=CONCATENATE([.L125];[.M125];[.N125])" office:value-type="string" office:string-value="  &quot;chr.&quot;    [&quot;KTR&quot;,   &quot;chr&quot;,       &quot;&quot;, &quot;ONSET&quot;, &quot;lewe CHR&quot;]," calcext:value-type="string">
            <text:p><text:s text:c="2"/>"chr." <text:s text:c="3"/>["KTR", <text:s text:c="2"/>"chr", <text:s text:c="6"/>"", "ONSET", "lewe CHR"],</text:p>
          </table:table-cell>
        </table:table-row>
        <table:table-row table:style-name="ro2">
          <table:table-cell table:formula="of:=[$'naglosy-edycja'.B126]" office:value-type="string" office:string-value="chrz" calcext:value-type="string">
            <text:p>chrz</text:p>
          </table:table-cell>
          <table:table-cell table:formula="of:=[$'naglosy-edycja'.C126]" office:value-type="string" office:string-value="KTRJ" calcext:value-type="string">
            <text:p>KTRJ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formula="of:=CONCATENATE([$przecinki.$A$2];[.E126];[$przecinki.$A$2];)" office:value-type="string" office:string-value="&quot;KTRJ&quot;" calcext:value-type="string">
            <text:p>"KTRJ"</text:p>
          </table:table-cell>
          <table:table-cell table:formula="of:=CONCATENATE([$przecinki.$A$2];[.A126];[$przecinki.$A$2])" office:value-type="string" office:string-value="&quot;chrz&quot;" calcext:value-type="string">
            <text:p>"chrz"</text:p>
          </table:table-cell>
          <table:table-cell table:formula="of:=CONCATENATE([.G126];[$przecinki.$B$2];[.F126];)" office:value-type="string" office:string-value="&quot;chrz&quot;:&quot;KTRJ&quot;" calcext:value-type="string">
            <text:p>"chrz":"KTRJ"</text:p>
          </table:table-cell>
          <table:table-cell/>
          <table:table-cell table:style-name="ce42" table:formula="of:=CONCATENATE([$przecinki.$A$2];[.A126];[$przecinki.$A$5];[$przecinki.$A$2])" office:value-type="string" office:string-value="&quot;chrz.&quot;" calcext:value-type="string">
            <text:p>"chrz."</text:p>
          </table:table-cell>
          <table:table-cell table:style-name="ce42" table:formula="of:=UPPER([.G126])" office:value-type="string" office:string-value="&quot;CHRZ&quot;" calcext:value-type="string">
            <text:p>"CHRZ"</text:p>
          </table:table-cell>
          <table:table-cell table:style-name="ce42" table:formula="of:=CONCATENATE([$przecinki.$C$2];[$przecinki.$C$2];[.J126];[$przecinki.$C$2];[$przecinki.$C$2];[$przecinki.$C$2];[$przecinki.$C$2];[$przecinki.$B$5];[.F126];[$przecinki.$D$2];[$przecinki.$C$2];[$przecinki.$C$2];[$przecinki.$C$2];[.G126];[$przecinki.$D$2];[$przecinki.$C$2];[$przecinki.$C$2];[$przecinki.$C$2];[$przecinki.$C$2];[$przecinki.$C$2];[$przecinki.$C$2];[$przecinki.$C$2])" office:value-type="string" office:string-value="  &quot;chrz.&quot;    [&quot;KTRJ&quot;,   &quot;chrz&quot;,       " calcext:value-type="string">
            <text:p><text:s text:c="2"/>"chrz." <text:s text:c="3"/>["KTRJ", <text:s text:c="2"/>"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6]);[$przecinki.$A$2];[$przecinki.$C$5];[$przecinki.$D$2])" office:value-type="string" office:string-value="&quot;lewe CHRZ&quot;]," calcext:value-type="string">
            <text:p>"lewe CHRZ"],</text:p>
          </table:table-cell>
          <table:table-cell table:style-name="ce46" table:formula="of:=CONCATENATE([.L126];[.M126];[.N126])" office:value-type="string" office:string-value="  &quot;chrz.&quot;    [&quot;KTRJ&quot;,   &quot;chrz&quot;,       &quot;&quot;, &quot;ONSET&quot;, &quot;lewe CHRZ&quot;]," calcext:value-type="string">
            <text:p><text:s text:c="2"/>"chrz." <text:s text:c="3"/>["KTRJ", <text:s text:c="2"/>"chrz", <text:s text:c="6"/>"", "ONSET", "lewe CHRZ"],</text:p>
          </table:table-cell>
        </table:table-row>
        <table:table-row table:style-name="ro2">
          <table:table-cell table:formula="of:=[$'naglosy-edycja'.B127]" office:value-type="string" office:string-value="chrzc" calcext:value-type="string">
            <text:p>chrzc</text:p>
          </table:table-cell>
          <table:table-cell table:formula="of:=[$'naglosy-edycja'.C127]" office:value-type="string" office:string-value="ZKTRJ" calcext:value-type="string">
            <text:p>ZKTRJ</text:p>
          </table:table-cell>
          <table:table-cell table:formula="of:=[$'naglosy-edycja'.D127]" office:value-type="string" office:string-value="ZKTPVJ / KTPVJ" calcext:value-type="string">
            <text:p>ZKTPVJ / KTPVJ</text:p>
          </table:table-cell>
          <table:table-cell table:formula="of:=[$'naglosy-edycja'.E127]" office:value-type="float" office:value="0" calcext:value-type="float">
            <text:p>0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formula="of:=CONCATENATE([$przecinki.$A$2];[.E127];[$przecinki.$A$2];)" office:value-type="string" office:string-value="&quot;ZKTRJ&quot;" calcext:value-type="string">
            <text:p>"ZKTRJ"</text:p>
          </table:table-cell>
          <table:table-cell table:formula="of:=CONCATENATE([$przecinki.$A$2];[.A127];[$przecinki.$A$2])" office:value-type="string" office:string-value="&quot;chrzc&quot;" calcext:value-type="string">
            <text:p>"chrzc"</text:p>
          </table:table-cell>
          <table:table-cell table:formula="of:=CONCATENATE([.G127];[$przecinki.$B$2];[.F127];)" office:value-type="string" office:string-value="&quot;chrzc&quot;:&quot;ZKTRJ&quot;" calcext:value-type="string">
            <text:p>"chrzc":"ZKTRJ"</text:p>
          </table:table-cell>
          <table:table-cell/>
          <table:table-cell table:style-name="ce42" table:formula="of:=CONCATENATE([$przecinki.$A$2];[.A127];[$przecinki.$A$5];[$przecinki.$A$2])" office:value-type="string" office:string-value="&quot;chrzc.&quot;" calcext:value-type="string">
            <text:p>"chrzc."</text:p>
          </table:table-cell>
          <table:table-cell table:style-name="ce42" table:formula="of:=UPPER([.G127])" office:value-type="string" office:string-value="&quot;CHRZC&quot;" calcext:value-type="string">
            <text:p>"CHRZC"</text:p>
          </table:table-cell>
          <table:table-cell table:style-name="ce42" table:formula="of:=CONCATENATE([$przecinki.$C$2];[$przecinki.$C$2];[.J127];[$przecinki.$C$2];[$przecinki.$C$2];[$przecinki.$C$2];[$przecinki.$C$2];[$przecinki.$B$5];[.F127];[$przecinki.$D$2];[$przecinki.$C$2];[$przecinki.$C$2];[$przecinki.$C$2];[.G127];[$przecinki.$D$2];[$przecinki.$C$2];[$przecinki.$C$2];[$przecinki.$C$2];[$przecinki.$C$2];[$przecinki.$C$2];[$przecinki.$C$2];[$przecinki.$C$2])" office:value-type="string" office:string-value="  &quot;chrzc.&quot;    [&quot;ZKTRJ&quot;,   &quot;chrzc&quot;,       " calcext:value-type="string">
            <text:p><text:s text:c="2"/>"chrzc." <text:s text:c="3"/>["ZKTRJ", <text:s text:c="2"/>"ch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7]);[$przecinki.$A$2];[$przecinki.$C$5];[$przecinki.$D$2])" office:value-type="string" office:string-value="&quot;lewe CHRZC&quot;]," calcext:value-type="string">
            <text:p>"lewe CHRZC"],</text:p>
          </table:table-cell>
          <table:table-cell table:style-name="ce46" table:formula="of:=CONCATENATE([.L127];[.M127];[.N127])" office:value-type="string" office:string-value="  &quot;chrzc.&quot;    [&quot;ZKTRJ&quot;,   &quot;chrzc&quot;,       &quot;&quot;, &quot;ONSET&quot;, &quot;lewe CHRZC&quot;]," calcext:value-type="string">
            <text:p><text:s text:c="2"/>"chrzc." <text:s text:c="3"/>["ZKTRJ", <text:s text:c="2"/>"chrzc", <text:s text:c="6"/>"", "ONSET", "lewe CHRZC"],</text:p>
          </table:table-cell>
        </table:table-row>
        <table:table-row table:style-name="ro2">
          <table:table-cell table:formula="of:=[$'naglosy-edycja'.B128]" office:value-type="string" office:string-value="chrzcz" calcext:value-type="string">
            <text:p>chrzcz</text:p>
          </table:table-cell>
          <table:table-cell table:formula="of:=[$'naglosy-edycja'.C128]" office:value-type="string" office:string-value="KTPVRJ" calcext:value-type="string">
            <text:p>KTPVRJ</text:p>
          </table:table-cell>
          <table:table-cell table:formula="of:=[$'naglosy-edycja'.D128]" office:value-type="float" office:value="0" calcext:value-type="float">
            <text:p>0</text:p>
          </table:table-cell>
          <table:table-cell table:formula="of:=[$'naglosy-edycja'.E128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formula="of:=CONCATENATE([$przecinki.$A$2];[.E128];[$przecinki.$A$2];)" office:value-type="string" office:string-value="&quot;KTPVRJ&quot;" calcext:value-type="string">
            <text:p>"KTPVRJ"</text:p>
          </table:table-cell>
          <table:table-cell table:formula="of:=CONCATENATE([$przecinki.$A$2];[.A128];[$przecinki.$A$2])" office:value-type="string" office:string-value="&quot;chrzcz&quot;" calcext:value-type="string">
            <text:p>"chrzcz"</text:p>
          </table:table-cell>
          <table:table-cell table:formula="of:=CONCATENATE([.G128];[$przecinki.$B$2];[.F128];)" office:value-type="string" office:string-value="&quot;chrzcz&quot;:&quot;KTPVRJ&quot;" calcext:value-type="string">
            <text:p>"chrzcz":"KTPVRJ"</text:p>
          </table:table-cell>
          <table:table-cell/>
          <table:table-cell table:style-name="ce42" table:formula="of:=CONCATENATE([$przecinki.$A$2];[.A128];[$przecinki.$A$5];[$przecinki.$A$2])" office:value-type="string" office:string-value="&quot;chrzcz.&quot;" calcext:value-type="string">
            <text:p>"chrzcz."</text:p>
          </table:table-cell>
          <table:table-cell table:style-name="ce42" table:formula="of:=UPPER([.G128])" office:value-type="string" office:string-value="&quot;CHRZCZ&quot;" calcext:value-type="string">
            <text:p>"CHRZCZ"</text:p>
          </table:table-cell>
          <table:table-cell table:style-name="ce42" table:formula="of:=CONCATENATE([$przecinki.$C$2];[$przecinki.$C$2];[.J128];[$przecinki.$C$2];[$przecinki.$C$2];[$przecinki.$C$2];[$przecinki.$C$2];[$przecinki.$B$5];[.F128];[$przecinki.$D$2];[$przecinki.$C$2];[$przecinki.$C$2];[$przecinki.$C$2];[.G128];[$przecinki.$D$2];[$przecinki.$C$2];[$przecinki.$C$2];[$przecinki.$C$2];[$przecinki.$C$2];[$przecinki.$C$2];[$przecinki.$C$2];[$przecinki.$C$2])" office:value-type="string" office:string-value="  &quot;chrzcz.&quot;    [&quot;KTPVRJ&quot;,   &quot;chrzcz&quot;,       " calcext:value-type="string">
            <text:p><text:s text:c="2"/>"chrzcz." <text:s text:c="3"/>["KTPVRJ", <text:s text:c="2"/>"ch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8]);[$przecinki.$A$2];[$przecinki.$C$5];[$przecinki.$D$2])" office:value-type="string" office:string-value="&quot;lewe CHRZCZ&quot;]," calcext:value-type="string">
            <text:p>"lewe CHRZCZ"],</text:p>
          </table:table-cell>
          <table:table-cell table:style-name="ce46" table:formula="of:=CONCATENATE([.L128];[.M128];[.N128])" office:value-type="string" office:string-value="  &quot;chrzcz.&quot;    [&quot;KTPVRJ&quot;,   &quot;chrzcz&quot;,       &quot;&quot;, &quot;ONSET&quot;, &quot;lewe CHRZCZ&quot;]," calcext:value-type="string">
            <text:p><text:s text:c="2"/>"chrzcz." <text:s text:c="3"/>["KTPVRJ", <text:s text:c="2"/>"chrzcz", <text:s text:c="6"/>"", "ONSET", "lewe CHRZCZ"],</text:p>
          </table:table-cell>
        </table:table-row>
        <table:table-row table:style-name="ro2">
          <table:table-cell table:formula="of:=[$'naglosy-edycja'.B129]" office:value-type="string" office:string-value="chrzt" calcext:value-type="string">
            <text:p>chrzt</text:p>
          </table:table-cell>
          <table:table-cell table:formula="of:=[$'naglosy-edycja'.C129]" office:value-type="string" office:string-value="KTRJ" calcext:value-type="string">
            <text:p>KT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formula="of:=CONCATENATE([$przecinki.$A$2];[.E129];[$przecinki.$A$2];)" office:value-type="string" office:string-value="&quot;KTRJ&quot;" calcext:value-type="string">
            <text:p>"KTRJ"</text:p>
          </table:table-cell>
          <table:table-cell table:formula="of:=CONCATENATE([$przecinki.$A$2];[.A129];[$przecinki.$A$2])" office:value-type="string" office:string-value="&quot;chrzt&quot;" calcext:value-type="string">
            <text:p>"chrzt"</text:p>
          </table:table-cell>
          <table:table-cell table:formula="of:=CONCATENATE([.G129];[$przecinki.$B$2];[.F129];)" office:value-type="string" office:string-value="&quot;chrzt&quot;:&quot;KTRJ&quot;" calcext:value-type="string">
            <text:p>"chrzt":"KTRJ"</text:p>
          </table:table-cell>
          <table:table-cell/>
          <table:table-cell table:style-name="ce42" table:formula="of:=CONCATENATE([$przecinki.$A$2];[.A129];[$przecinki.$A$5];[$przecinki.$A$2])" office:value-type="string" office:string-value="&quot;chrzt.&quot;" calcext:value-type="string">
            <text:p>"chrzt."</text:p>
          </table:table-cell>
          <table:table-cell table:style-name="ce42" table:formula="of:=UPPER([.G129])" office:value-type="string" office:string-value="&quot;CHRZT&quot;" calcext:value-type="string">
            <text:p>"CHRZT"</text:p>
          </table:table-cell>
          <table:table-cell table:style-name="ce42" table:formula="of:=CONCATENATE([$przecinki.$C$2];[$przecinki.$C$2];[.J129];[$przecinki.$C$2];[$przecinki.$C$2];[$przecinki.$C$2];[$przecinki.$C$2];[$przecinki.$B$5];[.F129];[$przecinki.$D$2];[$przecinki.$C$2];[$przecinki.$C$2];[$przecinki.$C$2];[.G129];[$przecinki.$D$2];[$przecinki.$C$2];[$przecinki.$C$2];[$przecinki.$C$2];[$przecinki.$C$2];[$przecinki.$C$2];[$przecinki.$C$2];[$przecinki.$C$2])" office:value-type="string" office:string-value="  &quot;chrzt.&quot;    [&quot;KTRJ&quot;,   &quot;chrzt&quot;,       " calcext:value-type="string">
            <text:p><text:s text:c="2"/>"chrzt." <text:s text:c="3"/>["KTRJ", <text:s text:c="2"/>"ch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9]);[$przecinki.$A$2];[$przecinki.$C$5];[$przecinki.$D$2])" office:value-type="string" office:string-value="&quot;lewe CHRZT&quot;]," calcext:value-type="string">
            <text:p>"lewe CHRZT"],</text:p>
          </table:table-cell>
          <table:table-cell table:style-name="ce46" table:formula="of:=CONCATENATE([.L129];[.M129];[.N129])" office:value-type="string" office:string-value="  &quot;chrzt.&quot;    [&quot;KTRJ&quot;,   &quot;chrzt&quot;,       &quot;&quot;, &quot;ONSET&quot;, &quot;lewe CHRZT&quot;]," calcext:value-type="string">
            <text:p><text:s text:c="2"/>"chrzt." <text:s text:c="3"/>["KTRJ", <text:s text:c="2"/>"chrzt", <text:s text:c="6"/>"", "ONSET", "lewe CHRZT"],</text:p>
          </table:table-cell>
        </table:table-row>
        <table:table-row table:style-name="ro2">
          <table:table-cell table:formula="of:=[$'naglosy-edycja'.B130]" office:value-type="string" office:string-value="cht" calcext:value-type="string">
            <text:p>cht</text:p>
          </table:table-cell>
          <table:table-cell table:formula="of:=[$'naglosy-edycja'.C130]" office:value-type="string" office:string-value="ZKT" calcext:value-type="string">
            <text:p>ZKT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formula="of:=CONCATENATE([$przecinki.$A$2];[.E130];[$przecinki.$A$2];)" office:value-type="string" office:string-value="&quot;ZKT&quot;" calcext:value-type="string">
            <text:p>"ZKT"</text:p>
          </table:table-cell>
          <table:table-cell table:formula="of:=CONCATENATE([$przecinki.$A$2];[.A130];[$przecinki.$A$2])" office:value-type="string" office:string-value="&quot;cht&quot;" calcext:value-type="string">
            <text:p>"cht"</text:p>
          </table:table-cell>
          <table:table-cell table:formula="of:=CONCATENATE([.G130];[$przecinki.$B$2];[.F130];)" office:value-type="string" office:string-value="&quot;cht&quot;:&quot;ZKT&quot;" calcext:value-type="string">
            <text:p>"cht":"ZKT"</text:p>
          </table:table-cell>
          <table:table-cell/>
          <table:table-cell table:style-name="ce42" table:formula="of:=CONCATENATE([$przecinki.$A$2];[.A130];[$przecinki.$A$5];[$przecinki.$A$2])" office:value-type="string" office:string-value="&quot;cht.&quot;" calcext:value-type="string">
            <text:p>"cht."</text:p>
          </table:table-cell>
          <table:table-cell table:style-name="ce42" table:formula="of:=UPPER([.G130])" office:value-type="string" office:string-value="&quot;CHT&quot;" calcext:value-type="string">
            <text:p>"CHT"</text:p>
          </table:table-cell>
          <table:table-cell table:style-name="ce42" table:formula="of:=CONCATENATE([$przecinki.$C$2];[$przecinki.$C$2];[.J130];[$przecinki.$C$2];[$przecinki.$C$2];[$przecinki.$C$2];[$przecinki.$C$2];[$przecinki.$B$5];[.F130];[$przecinki.$D$2];[$przecinki.$C$2];[$przecinki.$C$2];[$przecinki.$C$2];[.G130];[$przecinki.$D$2];[$przecinki.$C$2];[$przecinki.$C$2];[$przecinki.$C$2];[$przecinki.$C$2];[$przecinki.$C$2];[$przecinki.$C$2];[$przecinki.$C$2])" office:value-type="string" office:string-value="  &quot;cht.&quot;    [&quot;ZKT&quot;,   &quot;cht&quot;,       " calcext:value-type="string">
            <text:p><text:s text:c="2"/>"cht." <text:s text:c="3"/>["ZKT", <text:s text:c="2"/>"ch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0]);[$przecinki.$A$2];[$przecinki.$C$5];[$przecinki.$D$2])" office:value-type="string" office:string-value="&quot;lewe CHT&quot;]," calcext:value-type="string">
            <text:p>"lewe CHT"],</text:p>
          </table:table-cell>
          <table:table-cell table:style-name="ce46" table:formula="of:=CONCATENATE([.L130];[.M130];[.N130])" office:value-type="string" office:string-value="  &quot;cht.&quot;    [&quot;ZKT&quot;,   &quot;cht&quot;,       &quot;&quot;, &quot;ONSET&quot;, &quot;lewe CHT&quot;]," calcext:value-type="string">
            <text:p><text:s text:c="2"/>"cht." <text:s text:c="3"/>["ZKT", <text:s text:c="2"/>"cht", <text:s text:c="6"/>"", "ONSET", "lewe CHT"],</text:p>
          </table:table-cell>
        </table:table-row>
        <table:table-row table:style-name="ro2">
          <table:table-cell table:formula="of:=[$'naglosy-edycja'.B131]" office:value-type="string" office:string-value="chw" calcext:value-type="string">
            <text:p>chw</text:p>
          </table:table-cell>
          <table:table-cell table:formula="of:=[$'naglosy-edycja'.C131]" office:value-type="string" office:string-value="KTV" calcext:value-type="string">
            <text:p>KTV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formula="of:=CONCATENATE([$przecinki.$A$2];[.E131];[$przecinki.$A$2];)" office:value-type="string" office:string-value="&quot;KTV&quot;" calcext:value-type="string">
            <text:p>"KTV"</text:p>
          </table:table-cell>
          <table:table-cell table:formula="of:=CONCATENATE([$przecinki.$A$2];[.A131];[$przecinki.$A$2])" office:value-type="string" office:string-value="&quot;chw&quot;" calcext:value-type="string">
            <text:p>"chw"</text:p>
          </table:table-cell>
          <table:table-cell table:formula="of:=CONCATENATE([.G131];[$przecinki.$B$2];[.F131];)" office:value-type="string" office:string-value="&quot;chw&quot;:&quot;KTV&quot;" calcext:value-type="string">
            <text:p>"chw":"KTV"</text:p>
          </table:table-cell>
          <table:table-cell/>
          <table:table-cell table:style-name="ce42" table:formula="of:=CONCATENATE([$przecinki.$A$2];[.A131];[$przecinki.$A$5];[$przecinki.$A$2])" office:value-type="string" office:string-value="&quot;chw.&quot;" calcext:value-type="string">
            <text:p>"chw."</text:p>
          </table:table-cell>
          <table:table-cell table:style-name="ce42" table:formula="of:=UPPER([.G131])" office:value-type="string" office:string-value="&quot;CHW&quot;" calcext:value-type="string">
            <text:p>"CHW"</text:p>
          </table:table-cell>
          <table:table-cell table:style-name="ce42" table:formula="of:=CONCATENATE([$przecinki.$C$2];[$przecinki.$C$2];[.J131];[$przecinki.$C$2];[$przecinki.$C$2];[$przecinki.$C$2];[$przecinki.$C$2];[$przecinki.$B$5];[.F131];[$przecinki.$D$2];[$przecinki.$C$2];[$przecinki.$C$2];[$przecinki.$C$2];[.G131];[$przecinki.$D$2];[$przecinki.$C$2];[$przecinki.$C$2];[$przecinki.$C$2];[$przecinki.$C$2];[$przecinki.$C$2];[$przecinki.$C$2];[$przecinki.$C$2])" office:value-type="string" office:string-value="  &quot;chw.&quot;    [&quot;KTV&quot;,   &quot;chw&quot;,       " calcext:value-type="string">
            <text:p><text:s text:c="2"/>"chw." <text:s text:c="3"/>["KTV", <text:s text:c="2"/>"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1]);[$przecinki.$A$2];[$przecinki.$C$5];[$przecinki.$D$2])" office:value-type="string" office:string-value="&quot;lewe CHW&quot;]," calcext:value-type="string">
            <text:p>"lewe CHW"],</text:p>
          </table:table-cell>
          <table:table-cell table:style-name="ce46" table:formula="of:=CONCATENATE([.L131];[.M131];[.N131])" office:value-type="string" office:string-value="  &quot;chw.&quot;    [&quot;KTV&quot;,   &quot;chw&quot;,       &quot;&quot;, &quot;ONSET&quot;, &quot;lewe CHW&quot;]," calcext:value-type="string">
            <text:p><text:s text:c="2"/>"chw." <text:s text:c="3"/>["KTV", <text:s text:c="2"/>"chw", <text:s text:c="6"/>"", "ONSET", "lewe CHW"],</text:p>
          </table:table-cell>
        </table:table-row>
        <table:table-row table:style-name="ro2">
          <table:table-cell table:formula="of:=[$'naglosy-edycja'.B132]" office:value-type="string" office:string-value="chwi" calcext:value-type="string">
            <text:p>chwi</text:p>
          </table:table-cell>
          <table:table-cell table:formula="of:=[$'naglosy-edycja'.C132]" office:value-type="float" office:value="0" calcext:value-type="float">
            <text:p>0</text:p>
          </table:table-cell>
          <table:table-cell table:formula="of:=[$'naglosy-edycja'.D132]" office:value-type="string" office:string-value="KTVJ" calcext:value-type="string">
            <text:p>KTVJ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formula="of:=CONCATENATE([$przecinki.$A$2];[.E132];[$przecinki.$A$2];)" office:value-type="string" office:string-value="&quot;KTVJ&quot;" calcext:value-type="string">
            <text:p>"KTVJ"</text:p>
          </table:table-cell>
          <table:table-cell table:formula="of:=CONCATENATE([$przecinki.$A$2];[.A132];[$przecinki.$A$2])" office:value-type="string" office:string-value="&quot;chwi&quot;" calcext:value-type="string">
            <text:p>"chwi"</text:p>
          </table:table-cell>
          <table:table-cell table:formula="of:=CONCATENATE([.G132];[$przecinki.$B$2];[.F132];)" office:value-type="string" office:string-value="&quot;chwi&quot;:&quot;KTVJ&quot;" calcext:value-type="string">
            <text:p>"chwi":"KTVJ"</text:p>
          </table:table-cell>
          <table:table-cell/>
          <table:table-cell table:style-name="ce42" table:formula="of:=CONCATENATE([$przecinki.$A$2];[.A132];[$przecinki.$A$5];[$przecinki.$A$2])" office:value-type="string" office:string-value="&quot;chwi.&quot;" calcext:value-type="string">
            <text:p>"chwi."</text:p>
          </table:table-cell>
          <table:table-cell table:style-name="ce42" table:formula="of:=UPPER([.G132])" office:value-type="string" office:string-value="&quot;CHWI&quot;" calcext:value-type="string">
            <text:p>"CHWI"</text:p>
          </table:table-cell>
          <table:table-cell table:style-name="ce42" table:formula="of:=CONCATENATE([$przecinki.$C$2];[$przecinki.$C$2];[.J132];[$przecinki.$C$2];[$przecinki.$C$2];[$przecinki.$C$2];[$przecinki.$C$2];[$przecinki.$B$5];[.F132];[$przecinki.$D$2];[$przecinki.$C$2];[$przecinki.$C$2];[$przecinki.$C$2];[.G132];[$przecinki.$D$2];[$przecinki.$C$2];[$przecinki.$C$2];[$przecinki.$C$2];[$przecinki.$C$2];[$przecinki.$C$2];[$przecinki.$C$2];[$przecinki.$C$2])" office:value-type="string" office:string-value="  &quot;chwi.&quot;    [&quot;KTVJ&quot;,   &quot;chwi&quot;,       " calcext:value-type="string">
            <text:p><text:s text:c="2"/>"chwi." <text:s text:c="3"/>["KTVJ", <text:s text:c="2"/>"ch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2]);[$przecinki.$A$2];[$przecinki.$C$5];[$przecinki.$D$2])" office:value-type="string" office:string-value="&quot;lewe CHWI&quot;]," calcext:value-type="string">
            <text:p>"lewe CHWI"],</text:p>
          </table:table-cell>
          <table:table-cell table:style-name="ce46" table:formula="of:=CONCATENATE([.L132];[.M132];[.N132])" office:value-type="string" office:string-value="  &quot;chwi.&quot;    [&quot;KTVJ&quot;,   &quot;chwi&quot;,       &quot;&quot;, &quot;ONSET&quot;, &quot;lewe CHWI&quot;]," calcext:value-type="string">
            <text:p><text:s text:c="2"/>"chwi." <text:s text:c="3"/>["KTVJ", <text:s text:c="2"/>"chwi", <text:s text:c="6"/>"", "ONSET", "lewe CHWI"],</text:p>
          </table:table-cell>
        </table:table-row>
        <table:table-row table:style-name="ro2">
          <table:table-cell table:formula="of:=[$'naglosy-edycja'.B133]" office:value-type="string" office:string-value="j" calcext:value-type="string">
            <text:p>j</text:p>
          </table:table-cell>
          <table:table-cell table:formula="of:=[$'naglosy-edycja'.C133]" office:value-type="string" office:string-value="J" calcext:value-type="string">
            <text:p>J</text:p>
          </table:table-cell>
          <table:table-cell table:formula="of:=[$'naglosy-edycja'.D133]" office:value-type="float" office:value="0" calcext:value-type="float">
            <text:p>0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formula="of:=CONCATENATE([$przecinki.$A$2];[.E133];[$przecinki.$A$2];)" office:value-type="string" office:string-value="&quot;J&quot;" calcext:value-type="string">
            <text:p>"J"</text:p>
          </table:table-cell>
          <table:table-cell table:formula="of:=CONCATENATE([$przecinki.$A$2];[.A133];[$przecinki.$A$2])" office:value-type="string" office:string-value="&quot;j&quot;" calcext:value-type="string">
            <text:p>"j"</text:p>
          </table:table-cell>
          <table:table-cell table:formula="of:=CONCATENATE([.G133];[$przecinki.$B$2];[.F133];)" office:value-type="string" office:string-value="&quot;j&quot;:&quot;J&quot;" calcext:value-type="string">
            <text:p>"j":"J"</text:p>
          </table:table-cell>
          <table:table-cell/>
          <table:table-cell table:style-name="ce42" table:formula="of:=CONCATENATE([$przecinki.$A$2];[.A133];[$przecinki.$A$5];[$przecinki.$A$2])" office:value-type="string" office:string-value="&quot;j.&quot;" calcext:value-type="string">
            <text:p>"j."</text:p>
          </table:table-cell>
          <table:table-cell table:style-name="ce42" table:formula="of:=UPPER([.G133])" office:value-type="string" office:string-value="&quot;J&quot;" calcext:value-type="string">
            <text:p>"J"</text:p>
          </table:table-cell>
          <table:table-cell table:style-name="ce42" table:formula="of:=CONCATENATE([$przecinki.$C$2];[$przecinki.$C$2];[.J133];[$przecinki.$C$2];[$przecinki.$C$2];[$przecinki.$C$2];[$przecinki.$C$2];[$przecinki.$B$5];[.F133];[$przecinki.$D$2];[$przecinki.$C$2];[$przecinki.$C$2];[$przecinki.$C$2];[.G133];[$przecinki.$D$2];[$przecinki.$C$2];[$przecinki.$C$2];[$przecinki.$C$2];[$przecinki.$C$2];[$przecinki.$C$2];[$przecinki.$C$2];[$przecinki.$C$2])" office:value-type="string" office:string-value="  &quot;j.&quot;    [&quot;J&quot;,   &quot;j&quot;,       " calcext:value-type="string">
            <text:p><text:s text:c="2"/>"j." <text:s text:c="3"/>["J", <text:s text:c="2"/>"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3]);[$przecinki.$A$2];[$przecinki.$C$5];[$przecinki.$D$2])" office:value-type="string" office:string-value="&quot;lewe J&quot;]," calcext:value-type="string">
            <text:p>"lewe J"],</text:p>
          </table:table-cell>
          <table:table-cell table:style-name="ce46" table:formula="of:=CONCATENATE([.L133];[.M133];[.N133])" office:value-type="string" office:string-value="  &quot;j.&quot;    [&quot;J&quot;,   &quot;j&quot;,       &quot;&quot;, &quot;ONSET&quot;, &quot;lewe J&quot;]," calcext:value-type="string">
            <text:p><text:s text:c="2"/>"j." <text:s text:c="3"/>["J", <text:s text:c="2"/>"j", <text:s text:c="6"/>"", "ONSET", "lewe J"],</text:p>
          </table:table-cell>
        </table:table-row>
        <table:table-row table:style-name="ro2">
          <table:table-cell table:formula="of:=[$'naglosy-edycja'.B134]" office:value-type="string" office:string-value="k" calcext:value-type="string">
            <text:p>k</text:p>
          </table:table-cell>
          <table:table-cell table:formula="of:=[$'naglosy-edycja'.C134]" office:value-type="string" office:string-value="K" calcext:value-type="string">
            <text:p>K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formula="of:=CONCATENATE([$przecinki.$A$2];[.E134];[$przecinki.$A$2];)" office:value-type="string" office:string-value="&quot;K&quot;" calcext:value-type="string">
            <text:p>"K"</text:p>
          </table:table-cell>
          <table:table-cell table:formula="of:=CONCATENATE([$przecinki.$A$2];[.A134];[$przecinki.$A$2])" office:value-type="string" office:string-value="&quot;k&quot;" calcext:value-type="string">
            <text:p>"k"</text:p>
          </table:table-cell>
          <table:table-cell table:formula="of:=CONCATENATE([.G134];[$przecinki.$B$2];[.F134];)" office:value-type="string" office:string-value="&quot;k&quot;:&quot;K&quot;" calcext:value-type="string">
            <text:p>"k":"K"</text:p>
          </table:table-cell>
          <table:table-cell/>
          <table:table-cell table:style-name="ce42" table:formula="of:=CONCATENATE([$przecinki.$A$2];[.A134];[$przecinki.$A$5];[$przecinki.$A$2])" office:value-type="string" office:string-value="&quot;k.&quot;" calcext:value-type="string">
            <text:p>"k."</text:p>
          </table:table-cell>
          <table:table-cell table:style-name="ce42" table:formula="of:=UPPER([.G134])" office:value-type="string" office:string-value="&quot;K&quot;" calcext:value-type="string">
            <text:p>"K"</text:p>
          </table:table-cell>
          <table:table-cell table:style-name="ce42" table:formula="of:=CONCATENATE([$przecinki.$C$2];[$przecinki.$C$2];[.J134];[$przecinki.$C$2];[$przecinki.$C$2];[$przecinki.$C$2];[$przecinki.$C$2];[$przecinki.$B$5];[.F134];[$przecinki.$D$2];[$przecinki.$C$2];[$przecinki.$C$2];[$przecinki.$C$2];[.G134];[$przecinki.$D$2];[$przecinki.$C$2];[$przecinki.$C$2];[$przecinki.$C$2];[$przecinki.$C$2];[$przecinki.$C$2];[$przecinki.$C$2];[$przecinki.$C$2])" office:value-type="string" office:string-value="  &quot;k.&quot;    [&quot;K&quot;,   &quot;k&quot;,       " calcext:value-type="string">
            <text:p><text:s text:c="2"/>"k." <text:s text:c="3"/>["K", <text:s text:c="2"/>"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4]);[$przecinki.$A$2];[$przecinki.$C$5];[$przecinki.$D$2])" office:value-type="string" office:string-value="&quot;lewe K&quot;]," calcext:value-type="string">
            <text:p>"lewe K"],</text:p>
          </table:table-cell>
          <table:table-cell table:style-name="ce46" table:formula="of:=CONCATENATE([.L134];[.M134];[.N134])" office:value-type="string" office:string-value="  &quot;k.&quot;    [&quot;K&quot;,   &quot;k&quot;,       &quot;&quot;, &quot;ONSET&quot;, &quot;lewe K&quot;]," calcext:value-type="string">
            <text:p><text:s text:c="2"/>"k." <text:s text:c="3"/>["K", <text:s text:c="2"/>"k", <text:s text:c="6"/>"", "ONSET", "lewe K"],</text:p>
          </table:table-cell>
        </table:table-row>
        <table:table-row table:style-name="ro2">
          <table:table-cell table:formula="of:=[$'naglosy-edycja'.B135]" office:value-type="string" office:string-value="kc" calcext:value-type="string">
            <text:p>kc</text:p>
          </table:table-cell>
          <table:table-cell table:formula="of:=[$'naglosy-edycja'.C135]" office:value-type="string" office:string-value="ZKT" calcext:value-type="string">
            <text:p>ZKT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formula="of:=CONCATENATE([$przecinki.$A$2];[.E135];[$przecinki.$A$2];)" office:value-type="string" office:string-value="&quot;ZKT&quot;" calcext:value-type="string">
            <text:p>"ZKT"</text:p>
          </table:table-cell>
          <table:table-cell table:formula="of:=CONCATENATE([$przecinki.$A$2];[.A135];[$przecinki.$A$2])" office:value-type="string" office:string-value="&quot;kc&quot;" calcext:value-type="string">
            <text:p>"kc"</text:p>
          </table:table-cell>
          <table:table-cell table:formula="of:=CONCATENATE([.G135];[$przecinki.$B$2];[.F135];)" office:value-type="string" office:string-value="&quot;kc&quot;:&quot;ZKT&quot;" calcext:value-type="string">
            <text:p>"kc":"ZKT"</text:p>
          </table:table-cell>
          <table:table-cell/>
          <table:table-cell table:style-name="ce42" table:formula="of:=CONCATENATE([$przecinki.$A$2];[.A135];[$przecinki.$A$5];[$przecinki.$A$2])" office:value-type="string" office:string-value="&quot;kc.&quot;" calcext:value-type="string">
            <text:p>"kc."</text:p>
          </table:table-cell>
          <table:table-cell table:style-name="ce42" table:formula="of:=UPPER([.G135])" office:value-type="string" office:string-value="&quot;KC&quot;" calcext:value-type="string">
            <text:p>"KC"</text:p>
          </table:table-cell>
          <table:table-cell table:style-name="ce42" table:formula="of:=CONCATENATE([$przecinki.$C$2];[$przecinki.$C$2];[.J135];[$przecinki.$C$2];[$przecinki.$C$2];[$przecinki.$C$2];[$przecinki.$C$2];[$przecinki.$B$5];[.F135];[$przecinki.$D$2];[$przecinki.$C$2];[$przecinki.$C$2];[$przecinki.$C$2];[.G135];[$przecinki.$D$2];[$przecinki.$C$2];[$przecinki.$C$2];[$przecinki.$C$2];[$przecinki.$C$2];[$przecinki.$C$2];[$przecinki.$C$2];[$przecinki.$C$2])" office:value-type="string" office:string-value="  &quot;kc.&quot;    [&quot;ZKT&quot;,   &quot;kc&quot;,       " calcext:value-type="string">
            <text:p><text:s text:c="2"/>"kc." <text:s text:c="3"/>["ZKT", <text:s text:c="2"/>"k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5]);[$przecinki.$A$2];[$przecinki.$C$5];[$przecinki.$D$2])" office:value-type="string" office:string-value="&quot;lewe KC&quot;]," calcext:value-type="string">
            <text:p>"lewe KC"],</text:p>
          </table:table-cell>
          <table:table-cell table:style-name="ce46" table:formula="of:=CONCATENATE([.L135];[.M135];[.N135])" office:value-type="string" office:string-value="  &quot;kc.&quot;    [&quot;ZKT&quot;,   &quot;kc&quot;,       &quot;&quot;, &quot;ONSET&quot;, &quot;lewe KC&quot;]," calcext:value-type="string">
            <text:p><text:s text:c="2"/>"kc." <text:s text:c="3"/>["ZKT", <text:s text:c="2"/>"kc", <text:s text:c="6"/>"", "ONSET", "lewe KC"],</text:p>
          </table:table-cell>
        </table:table-row>
        <table:table-row table:style-name="ro2">
          <table:table-cell table:formula="of:=[$'naglosy-edycja'.B136]" office:value-type="string" office:string-value="kci" calcext:value-type="string">
            <text:p>kci</text:p>
          </table:table-cell>
          <table:table-cell table:formula="of:=[$'naglosy-edycja'.C136]" office:value-type="float" office:value="0" calcext:value-type="float">
            <text:p>0</text:p>
          </table:table-cell>
          <table:table-cell table:formula="of:=[$'naglosy-edycja'.D136]" office:value-type="string" office:string-value="ZKTJ" calcext:value-type="string">
            <text:p>ZKTJ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formula="of:=CONCATENATE([$przecinki.$A$2];[.E136];[$przecinki.$A$2];)" office:value-type="string" office:string-value="&quot;ZKTJ&quot;" calcext:value-type="string">
            <text:p>"ZKTJ"</text:p>
          </table:table-cell>
          <table:table-cell table:formula="of:=CONCATENATE([$przecinki.$A$2];[.A136];[$przecinki.$A$2])" office:value-type="string" office:string-value="&quot;kci&quot;" calcext:value-type="string">
            <text:p>"kci"</text:p>
          </table:table-cell>
          <table:table-cell table:formula="of:=CONCATENATE([.G136];[$przecinki.$B$2];[.F136];)" office:value-type="string" office:string-value="&quot;kci&quot;:&quot;ZKTJ&quot;" calcext:value-type="string">
            <text:p>"kci":"ZKTJ"</text:p>
          </table:table-cell>
          <table:table-cell/>
          <table:table-cell table:style-name="ce42" table:formula="of:=CONCATENATE([$przecinki.$A$2];[.A136];[$przecinki.$A$5];[$przecinki.$A$2])" office:value-type="string" office:string-value="&quot;kci.&quot;" calcext:value-type="string">
            <text:p>"kci."</text:p>
          </table:table-cell>
          <table:table-cell table:style-name="ce42" table:formula="of:=UPPER([.G136])" office:value-type="string" office:string-value="&quot;KCI&quot;" calcext:value-type="string">
            <text:p>"KCI"</text:p>
          </table:table-cell>
          <table:table-cell table:style-name="ce42" table:formula="of:=CONCATENATE([$przecinki.$C$2];[$przecinki.$C$2];[.J136];[$przecinki.$C$2];[$przecinki.$C$2];[$przecinki.$C$2];[$przecinki.$C$2];[$przecinki.$B$5];[.F136];[$przecinki.$D$2];[$przecinki.$C$2];[$przecinki.$C$2];[$przecinki.$C$2];[.G136];[$przecinki.$D$2];[$przecinki.$C$2];[$przecinki.$C$2];[$przecinki.$C$2];[$przecinki.$C$2];[$przecinki.$C$2];[$przecinki.$C$2];[$przecinki.$C$2])" office:value-type="string" office:string-value="  &quot;kci.&quot;    [&quot;ZKTJ&quot;,   &quot;kci&quot;,       " calcext:value-type="string">
            <text:p><text:s text:c="2"/>"kci." <text:s text:c="3"/>["ZKTJ", <text:s text:c="2"/>"k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6]);[$przecinki.$A$2];[$przecinki.$C$5];[$przecinki.$D$2])" office:value-type="string" office:string-value="&quot;lewe KCI&quot;]," calcext:value-type="string">
            <text:p>"lewe KCI"],</text:p>
          </table:table-cell>
          <table:table-cell table:style-name="ce46" table:formula="of:=CONCATENATE([.L136];[.M136];[.N136])" office:value-type="string" office:string-value="  &quot;kci.&quot;    [&quot;ZKTJ&quot;,   &quot;kci&quot;,       &quot;&quot;, &quot;ONSET&quot;, &quot;lewe KCI&quot;]," calcext:value-type="string">
            <text:p><text:s text:c="2"/>"kci." <text:s text:c="3"/>["ZKTJ", <text:s text:c="2"/>"kci", <text:s text:c="6"/>"", "ONSET", "lewe KCI"],</text:p>
          </table:table-cell>
        </table:table-row>
        <table:table-row table:style-name="ro2">
          <table:table-cell table:formula="of:=[$'naglosy-edycja'.B137]" office:value-type="string" office:string-value="kh" calcext:value-type="string">
            <text:p>kh</text:p>
          </table:table-cell>
          <table:table-cell table:formula="of:=[$'naglosy-edycja'.C137]" office:value-type="string" office:string-value="KT" calcext:value-type="string">
            <text:p>KT</text:p>
          </table:table-cell>
          <table:table-cell table:formula="of:=[$'naglosy-edycja'.D137]" office:value-type="string" office:string-value="XKT" calcext:value-type="string">
            <text:p>XKT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formula="of:=CONCATENATE([$przecinki.$A$2];[.E137];[$przecinki.$A$2];)" office:value-type="string" office:string-value="&quot;KT&quot;" calcext:value-type="string">
            <text:p>"KT"</text:p>
          </table:table-cell>
          <table:table-cell table:formula="of:=CONCATENATE([$przecinki.$A$2];[.A137];[$przecinki.$A$2])" office:value-type="string" office:string-value="&quot;kh&quot;" calcext:value-type="string">
            <text:p>"kh"</text:p>
          </table:table-cell>
          <table:table-cell table:formula="of:=CONCATENATE([.G137];[$przecinki.$B$2];[.F137];)" office:value-type="string" office:string-value="&quot;kh&quot;:&quot;KT&quot;" calcext:value-type="string">
            <text:p>"kh":"KT"</text:p>
          </table:table-cell>
          <table:table-cell/>
          <table:table-cell table:style-name="ce42" table:formula="of:=CONCATENATE([$przecinki.$A$2];[.A137];[$przecinki.$A$5];[$przecinki.$A$2])" office:value-type="string" office:string-value="&quot;kh.&quot;" calcext:value-type="string">
            <text:p>"kh."</text:p>
          </table:table-cell>
          <table:table-cell table:style-name="ce42" table:formula="of:=UPPER([.G137])" office:value-type="string" office:string-value="&quot;KH&quot;" calcext:value-type="string">
            <text:p>"KH"</text:p>
          </table:table-cell>
          <table:table-cell table:style-name="ce42" table:formula="of:=CONCATENATE([$przecinki.$C$2];[$przecinki.$C$2];[.J137];[$przecinki.$C$2];[$przecinki.$C$2];[$przecinki.$C$2];[$przecinki.$C$2];[$przecinki.$B$5];[.F137];[$przecinki.$D$2];[$przecinki.$C$2];[$przecinki.$C$2];[$przecinki.$C$2];[.G137];[$przecinki.$D$2];[$przecinki.$C$2];[$przecinki.$C$2];[$przecinki.$C$2];[$przecinki.$C$2];[$przecinki.$C$2];[$przecinki.$C$2];[$przecinki.$C$2])" office:value-type="string" office:string-value="  &quot;kh.&quot;    [&quot;KT&quot;,   &quot;kh&quot;,       " calcext:value-type="string">
            <text:p><text:s text:c="2"/>"kh." <text:s text:c="3"/>["KT", <text:s text:c="2"/>"k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7]);[$przecinki.$A$2];[$przecinki.$C$5];[$przecinki.$D$2])" office:value-type="string" office:string-value="&quot;lewe KH&quot;]," calcext:value-type="string">
            <text:p>"lewe KH"],</text:p>
          </table:table-cell>
          <table:table-cell table:style-name="ce46" table:formula="of:=CONCATENATE([.L137];[.M137];[.N137])" office:value-type="string" office:string-value="  &quot;kh.&quot;    [&quot;KT&quot;,   &quot;kh&quot;,       &quot;&quot;, &quot;ONSET&quot;, &quot;lewe KH&quot;]," calcext:value-type="string">
            <text:p><text:s text:c="2"/>"kh." <text:s text:c="3"/>["KT", <text:s text:c="2"/>"kh", <text:s text:c="6"/>"", "ONSET", "lewe KH"],</text:p>
          </table:table-cell>
        </table:table-row>
        <table:table-row table:style-name="ro2">
          <table:table-cell table:formula="of:=[$'naglosy-edycja'.B138]" office:value-type="string" office:string-value="khm" calcext:value-type="string">
            <text:p>khm</text:p>
          </table:table-cell>
          <table:table-cell table:formula="of:=[$'naglosy-edycja'.C138]" office:value-type="string" office:string-value="KTV" calcext:value-type="string">
            <text:p>KTV</text:p>
          </table:table-cell>
          <table:table-cell table:formula="of:=[$'naglosy-edycja'.D138]" office:value-type="float" office:value="0" calcext:value-type="float">
            <text:p>0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formula="of:=CONCATENATE([$przecinki.$A$2];[.E138];[$przecinki.$A$2];)" office:value-type="string" office:string-value="&quot;KTV&quot;" calcext:value-type="string">
            <text:p>"KTV"</text:p>
          </table:table-cell>
          <table:table-cell table:formula="of:=CONCATENATE([$przecinki.$A$2];[.A138];[$przecinki.$A$2])" office:value-type="string" office:string-value="&quot;khm&quot;" calcext:value-type="string">
            <text:p>"khm"</text:p>
          </table:table-cell>
          <table:table-cell table:formula="of:=CONCATENATE([.G138];[$przecinki.$B$2];[.F138];)" office:value-type="string" office:string-value="&quot;khm&quot;:&quot;KTV&quot;" calcext:value-type="string">
            <text:p>"khm":"KTV"</text:p>
          </table:table-cell>
          <table:table-cell/>
          <table:table-cell table:style-name="ce42" table:formula="of:=CONCATENATE([$przecinki.$A$2];[.A138];[$przecinki.$A$5];[$przecinki.$A$2])" office:value-type="string" office:string-value="&quot;khm.&quot;" calcext:value-type="string">
            <text:p>"khm."</text:p>
          </table:table-cell>
          <table:table-cell table:style-name="ce42" table:formula="of:=UPPER([.G138])" office:value-type="string" office:string-value="&quot;KHM&quot;" calcext:value-type="string">
            <text:p>"KHM"</text:p>
          </table:table-cell>
          <table:table-cell table:style-name="ce42" table:formula="of:=CONCATENATE([$przecinki.$C$2];[$przecinki.$C$2];[.J138];[$przecinki.$C$2];[$przecinki.$C$2];[$przecinki.$C$2];[$przecinki.$C$2];[$przecinki.$B$5];[.F138];[$przecinki.$D$2];[$przecinki.$C$2];[$przecinki.$C$2];[$przecinki.$C$2];[.G138];[$przecinki.$D$2];[$przecinki.$C$2];[$przecinki.$C$2];[$przecinki.$C$2];[$przecinki.$C$2];[$przecinki.$C$2];[$przecinki.$C$2];[$przecinki.$C$2])" office:value-type="string" office:string-value="  &quot;khm.&quot;    [&quot;KTV&quot;,   &quot;khm&quot;,       " calcext:value-type="string">
            <text:p><text:s text:c="2"/>"khm." <text:s text:c="3"/>["KTV", <text:s text:c="2"/>"k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8]);[$przecinki.$A$2];[$przecinki.$C$5];[$przecinki.$D$2])" office:value-type="string" office:string-value="&quot;lewe KHM&quot;]," calcext:value-type="string">
            <text:p>"lewe KHM"],</text:p>
          </table:table-cell>
          <table:table-cell table:style-name="ce46" table:formula="of:=CONCATENATE([.L138];[.M138];[.N138])" office:value-type="string" office:string-value="  &quot;khm.&quot;    [&quot;KTV&quot;,   &quot;khm&quot;,       &quot;&quot;, &quot;ONSET&quot;, &quot;lewe KHM&quot;]," calcext:value-type="string">
            <text:p><text:s text:c="2"/>"khm." <text:s text:c="3"/>["KTV", <text:s text:c="2"/>"khm", <text:s text:c="6"/>"", "ONSET", "lewe KHM"],</text:p>
          </table:table-cell>
        </table:table-row>
        <table:table-row table:style-name="ro2">
          <table:table-cell table:formula="of:=[$'naglosy-edycja'.B139]" office:value-type="string" office:string-value="kl" calcext:value-type="string">
            <text:p>kl</text:p>
          </table:table-cell>
          <table:table-cell table:formula="of:=[$'naglosy-edycja'.C139]" office:value-type="string" office:string-value="KL" calcext:value-type="string">
            <text:p>KL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formula="of:=CONCATENATE([$przecinki.$A$2];[.E139];[$przecinki.$A$2];)" office:value-type="string" office:string-value="&quot;KL&quot;" calcext:value-type="string">
            <text:p>"KL"</text:p>
          </table:table-cell>
          <table:table-cell table:formula="of:=CONCATENATE([$przecinki.$A$2];[.A139];[$przecinki.$A$2])" office:value-type="string" office:string-value="&quot;kl&quot;" calcext:value-type="string">
            <text:p>"kl"</text:p>
          </table:table-cell>
          <table:table-cell table:formula="of:=CONCATENATE([.G139];[$przecinki.$B$2];[.F139];)" office:value-type="string" office:string-value="&quot;kl&quot;:&quot;KL&quot;" calcext:value-type="string">
            <text:p>"kl":"KL"</text:p>
          </table:table-cell>
          <table:table-cell/>
          <table:table-cell table:style-name="ce42" table:formula="of:=CONCATENATE([$przecinki.$A$2];[.A139];[$przecinki.$A$5];[$przecinki.$A$2])" office:value-type="string" office:string-value="&quot;kl.&quot;" calcext:value-type="string">
            <text:p>"kl."</text:p>
          </table:table-cell>
          <table:table-cell table:style-name="ce42" table:formula="of:=UPPER([.G139])" office:value-type="string" office:string-value="&quot;KL&quot;" calcext:value-type="string">
            <text:p>"KL"</text:p>
          </table:table-cell>
          <table:table-cell table:style-name="ce42" table:formula="of:=CONCATENATE([$przecinki.$C$2];[$przecinki.$C$2];[.J139];[$przecinki.$C$2];[$przecinki.$C$2];[$przecinki.$C$2];[$przecinki.$C$2];[$przecinki.$B$5];[.F139];[$przecinki.$D$2];[$przecinki.$C$2];[$przecinki.$C$2];[$przecinki.$C$2];[.G139];[$przecinki.$D$2];[$przecinki.$C$2];[$przecinki.$C$2];[$przecinki.$C$2];[$przecinki.$C$2];[$przecinki.$C$2];[$przecinki.$C$2];[$przecinki.$C$2])" office:value-type="string" office:string-value="  &quot;kl.&quot;    [&quot;KL&quot;,   &quot;kl&quot;,       " calcext:value-type="string">
            <text:p><text:s text:c="2"/>"kl." <text:s text:c="3"/>["KL", <text:s text:c="2"/>"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9]);[$przecinki.$A$2];[$przecinki.$C$5];[$przecinki.$D$2])" office:value-type="string" office:string-value="&quot;lewe KL&quot;]," calcext:value-type="string">
            <text:p>"lewe KL"],</text:p>
          </table:table-cell>
          <table:table-cell table:style-name="ce46" table:formula="of:=CONCATENATE([.L139];[.M139];[.N139])" office:value-type="string" office:string-value="  &quot;kl.&quot;    [&quot;KL&quot;,   &quot;kl&quot;,       &quot;&quot;, &quot;ONSET&quot;, &quot;lewe KL&quot;]," calcext:value-type="string">
            <text:p><text:s text:c="2"/>"kl." <text:s text:c="3"/>["KL", <text:s text:c="2"/>"kl", <text:s text:c="6"/>"", "ONSET", "lewe KL"],</text:p>
          </table:table-cell>
        </table:table-row>
        <table:table-row table:style-name="ro2">
          <table:table-cell table:formula="of:=[$'naglosy-edycja'.B140]" office:value-type="string" office:string-value="kli" calcext:value-type="string">
            <text:p>kli</text:p>
          </table:table-cell>
          <table:table-cell table:formula="of:=[$'naglosy-edycja'.C140]" office:value-type="float" office:value="0" calcext:value-type="float">
            <text:p>0</text:p>
          </table:table-cell>
          <table:table-cell table:formula="of:=[$'naglosy-edycja'.D140]" office:value-type="string" office:string-value="KLJ" calcext:value-type="string">
            <text:p>KLJ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formula="of:=CONCATENATE([$przecinki.$A$2];[.E140];[$przecinki.$A$2];)" office:value-type="string" office:string-value="&quot;KLJ&quot;" calcext:value-type="string">
            <text:p>"KLJ"</text:p>
          </table:table-cell>
          <table:table-cell table:formula="of:=CONCATENATE([$przecinki.$A$2];[.A140];[$przecinki.$A$2])" office:value-type="string" office:string-value="&quot;kli&quot;" calcext:value-type="string">
            <text:p>"kli"</text:p>
          </table:table-cell>
          <table:table-cell table:formula="of:=CONCATENATE([.G140];[$przecinki.$B$2];[.F140];)" office:value-type="string" office:string-value="&quot;kli&quot;:&quot;KLJ&quot;" calcext:value-type="string">
            <text:p>"kli":"KLJ"</text:p>
          </table:table-cell>
          <table:table-cell/>
          <table:table-cell table:style-name="ce42" table:formula="of:=CONCATENATE([$przecinki.$A$2];[.A140];[$przecinki.$A$5];[$przecinki.$A$2])" office:value-type="string" office:string-value="&quot;kli.&quot;" calcext:value-type="string">
            <text:p>"kli."</text:p>
          </table:table-cell>
          <table:table-cell table:style-name="ce42" table:formula="of:=UPPER([.G140])" office:value-type="string" office:string-value="&quot;KLI&quot;" calcext:value-type="string">
            <text:p>"KLI"</text:p>
          </table:table-cell>
          <table:table-cell table:style-name="ce42" table:formula="of:=CONCATENATE([$przecinki.$C$2];[$przecinki.$C$2];[.J140];[$przecinki.$C$2];[$przecinki.$C$2];[$przecinki.$C$2];[$przecinki.$C$2];[$przecinki.$B$5];[.F140];[$przecinki.$D$2];[$przecinki.$C$2];[$przecinki.$C$2];[$przecinki.$C$2];[.G140];[$przecinki.$D$2];[$przecinki.$C$2];[$przecinki.$C$2];[$przecinki.$C$2];[$przecinki.$C$2];[$przecinki.$C$2];[$przecinki.$C$2];[$przecinki.$C$2])" office:value-type="string" office:string-value="  &quot;kli.&quot;    [&quot;KLJ&quot;,   &quot;kli&quot;,       " calcext:value-type="string">
            <text:p><text:s text:c="2"/>"kli." <text:s text:c="3"/>["KLJ", <text:s text:c="2"/>"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0]);[$przecinki.$A$2];[$przecinki.$C$5];[$przecinki.$D$2])" office:value-type="string" office:string-value="&quot;lewe KLI&quot;]," calcext:value-type="string">
            <text:p>"lewe KLI"],</text:p>
          </table:table-cell>
          <table:table-cell table:style-name="ce46" table:formula="of:=CONCATENATE([.L140];[.M140];[.N140])" office:value-type="string" office:string-value="  &quot;kli.&quot;    [&quot;KLJ&quot;,   &quot;kli&quot;,       &quot;&quot;, &quot;ONSET&quot;, &quot;lewe KLI&quot;]," calcext:value-type="string">
            <text:p><text:s text:c="2"/>"kli." <text:s text:c="3"/>["KLJ", <text:s text:c="2"/>"kli", <text:s text:c="6"/>"", "ONSET", "lewe KLI"],</text:p>
          </table:table-cell>
        </table:table-row>
        <table:table-row table:style-name="ro2">
          <table:table-cell table:formula="of:=[$'naglosy-edycja'.B141]" office:value-type="string" office:string-value="kln" calcext:value-type="string">
            <text:p>kln</text:p>
          </table:table-cell>
          <table:table-cell table:formula="of:=[$'naglosy-edycja'.C141]" office:value-type="string" office:string-value="KLR" calcext:value-type="string">
            <text:p>KLR</text:p>
          </table:table-cell>
          <table:table-cell table:formula="of:=[$'naglosy-edycja'.D141]" office:value-type="float" office:value="0" calcext:value-type="float">
            <text:p>0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formula="of:=CONCATENATE([$przecinki.$A$2];[.E141];[$przecinki.$A$2];)" office:value-type="string" office:string-value="&quot;KLR&quot;" calcext:value-type="string">
            <text:p>"KLR"</text:p>
          </table:table-cell>
          <table:table-cell table:formula="of:=CONCATENATE([$przecinki.$A$2];[.A141];[$przecinki.$A$2])" office:value-type="string" office:string-value="&quot;kln&quot;" calcext:value-type="string">
            <text:p>"kln"</text:p>
          </table:table-cell>
          <table:table-cell table:formula="of:=CONCATENATE([.G141];[$przecinki.$B$2];[.F141];)" office:value-type="string" office:string-value="&quot;kln&quot;:&quot;KLR&quot;" calcext:value-type="string">
            <text:p>"kln":"KLR"</text:p>
          </table:table-cell>
          <table:table-cell/>
          <table:table-cell table:style-name="ce42" table:formula="of:=CONCATENATE([$przecinki.$A$2];[.A141];[$przecinki.$A$5];[$przecinki.$A$2])" office:value-type="string" office:string-value="&quot;kln.&quot;" calcext:value-type="string">
            <text:p>"kln."</text:p>
          </table:table-cell>
          <table:table-cell table:style-name="ce42" table:formula="of:=UPPER([.G141])" office:value-type="string" office:string-value="&quot;KLN&quot;" calcext:value-type="string">
            <text:p>"KLN"</text:p>
          </table:table-cell>
          <table:table-cell table:style-name="ce42" table:formula="of:=CONCATENATE([$przecinki.$C$2];[$przecinki.$C$2];[.J141];[$przecinki.$C$2];[$przecinki.$C$2];[$przecinki.$C$2];[$przecinki.$C$2];[$przecinki.$B$5];[.F141];[$przecinki.$D$2];[$przecinki.$C$2];[$przecinki.$C$2];[$przecinki.$C$2];[.G141];[$przecinki.$D$2];[$przecinki.$C$2];[$przecinki.$C$2];[$przecinki.$C$2];[$przecinki.$C$2];[$przecinki.$C$2];[$przecinki.$C$2];[$przecinki.$C$2])" office:value-type="string" office:string-value="  &quot;kln.&quot;    [&quot;KLR&quot;,   &quot;kln&quot;,       " calcext:value-type="string">
            <text:p><text:s text:c="2"/>"kln." <text:s text:c="3"/>["KLR", <text:s text:c="2"/>"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1]);[$przecinki.$A$2];[$przecinki.$C$5];[$przecinki.$D$2])" office:value-type="string" office:string-value="&quot;lewe KLN&quot;]," calcext:value-type="string">
            <text:p>"lewe KLN"],</text:p>
          </table:table-cell>
          <table:table-cell table:style-name="ce46" table:formula="of:=CONCATENATE([.L141];[.M141];[.N141])" office:value-type="string" office:string-value="  &quot;kln.&quot;    [&quot;KLR&quot;,   &quot;kln&quot;,       &quot;&quot;, &quot;ONSET&quot;, &quot;lewe KLN&quot;]," calcext:value-type="string">
            <text:p><text:s text:c="2"/>"kln." <text:s text:c="3"/>["KLR", <text:s text:c="2"/>"kln", <text:s text:c="6"/>"", "ONSET", "lewe KLN"],</text:p>
          </table:table-cell>
        </table:table-row>
        <table:table-row table:style-name="ro2">
          <table:table-cell table:formula="of:=[$'naglosy-edycja'.B142]" office:value-type="string" office:string-value="klni" calcext:value-type="string">
            <text:p>klni</text:p>
          </table:table-cell>
          <table:table-cell table:formula="of:=[$'naglosy-edycja'.C142]" office:value-type="float" office:value="0" calcext:value-type="float">
            <text:p>0</text:p>
          </table:table-cell>
          <table:table-cell table:formula="of:=[$'naglosy-edycja'.D142]" office:value-type="string" office:string-value="KLRJ" calcext:value-type="string">
            <text:p>KLRJ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formula="of:=CONCATENATE([$przecinki.$A$2];[.E142];[$przecinki.$A$2];)" office:value-type="string" office:string-value="&quot;KLRJ&quot;" calcext:value-type="string">
            <text:p>"KLRJ"</text:p>
          </table:table-cell>
          <table:table-cell table:formula="of:=CONCATENATE([$przecinki.$A$2];[.A142];[$przecinki.$A$2])" office:value-type="string" office:string-value="&quot;klni&quot;" calcext:value-type="string">
            <text:p>"klni"</text:p>
          </table:table-cell>
          <table:table-cell table:formula="of:=CONCATENATE([.G142];[$przecinki.$B$2];[.F142];)" office:value-type="string" office:string-value="&quot;klni&quot;:&quot;KLRJ&quot;" calcext:value-type="string">
            <text:p>"klni":"KLRJ"</text:p>
          </table:table-cell>
          <table:table-cell/>
          <table:table-cell table:style-name="ce42" table:formula="of:=CONCATENATE([$przecinki.$A$2];[.A142];[$przecinki.$A$5];[$przecinki.$A$2])" office:value-type="string" office:string-value="&quot;klni.&quot;" calcext:value-type="string">
            <text:p>"klni."</text:p>
          </table:table-cell>
          <table:table-cell table:style-name="ce42" table:formula="of:=UPPER([.G142])" office:value-type="string" office:string-value="&quot;KLNI&quot;" calcext:value-type="string">
            <text:p>"KLNI"</text:p>
          </table:table-cell>
          <table:table-cell table:style-name="ce42" table:formula="of:=CONCATENATE([$przecinki.$C$2];[$przecinki.$C$2];[.J142];[$przecinki.$C$2];[$przecinki.$C$2];[$przecinki.$C$2];[$przecinki.$C$2];[$przecinki.$B$5];[.F142];[$przecinki.$D$2];[$przecinki.$C$2];[$przecinki.$C$2];[$przecinki.$C$2];[.G142];[$przecinki.$D$2];[$przecinki.$C$2];[$przecinki.$C$2];[$przecinki.$C$2];[$przecinki.$C$2];[$przecinki.$C$2];[$przecinki.$C$2];[$przecinki.$C$2])" office:value-type="string" office:string-value="  &quot;klni.&quot;    [&quot;KLRJ&quot;,   &quot;klni&quot;,       " calcext:value-type="string">
            <text:p><text:s text:c="2"/>"klni." <text:s text:c="3"/>["KLRJ", <text:s text:c="2"/>"k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2]);[$przecinki.$A$2];[$przecinki.$C$5];[$przecinki.$D$2])" office:value-type="string" office:string-value="&quot;lewe KLNI&quot;]," calcext:value-type="string">
            <text:p>"lewe KLNI"],</text:p>
          </table:table-cell>
          <table:table-cell table:style-name="ce46" table:formula="of:=CONCATENATE([.L142];[.M142];[.N142])" office:value-type="string" office:string-value="  &quot;klni.&quot;    [&quot;KLRJ&quot;,   &quot;klni&quot;,       &quot;&quot;, &quot;ONSET&quot;, &quot;lewe KLNI&quot;]," calcext:value-type="string">
            <text:p><text:s text:c="2"/>"klni." <text:s text:c="3"/>["KLRJ", <text:s text:c="2"/>"klni", <text:s text:c="6"/>"", "ONSET", "lewe KLNI"],</text:p>
          </table:table-cell>
        </table:table-row>
        <table:table-row table:style-name="ro2">
          <table:table-cell table:formula="of:=[$'naglosy-edycja'.B143]" office:value-type="string" office:string-value="klw" calcext:value-type="string">
            <text:p>klw</text:p>
          </table:table-cell>
          <table:table-cell table:formula="of:=[$'naglosy-edycja'.C143]" office:value-type="string" office:string-value="KVL" calcext:value-type="string">
            <text:p>KVL</text:p>
          </table:table-cell>
          <table:table-cell table:formula="of:=[$'naglosy-edycja'.D143]" office:value-type="float" office:value="0" calcext:value-type="float">
            <text:p>0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formula="of:=CONCATENATE([$przecinki.$A$2];[.E143];[$przecinki.$A$2];)" office:value-type="string" office:string-value="&quot;KVL&quot;" calcext:value-type="string">
            <text:p>"KVL"</text:p>
          </table:table-cell>
          <table:table-cell table:formula="of:=CONCATENATE([$przecinki.$A$2];[.A143];[$przecinki.$A$2])" office:value-type="string" office:string-value="&quot;klw&quot;" calcext:value-type="string">
            <text:p>"klw"</text:p>
          </table:table-cell>
          <table:table-cell table:formula="of:=CONCATENATE([.G143];[$przecinki.$B$2];[.F143];)" office:value-type="string" office:string-value="&quot;klw&quot;:&quot;KVL&quot;" calcext:value-type="string">
            <text:p>"klw":"KVL"</text:p>
          </table:table-cell>
          <table:table-cell/>
          <table:table-cell table:style-name="ce42" table:formula="of:=CONCATENATE([$przecinki.$A$2];[.A143];[$przecinki.$A$5];[$przecinki.$A$2])" office:value-type="string" office:string-value="&quot;klw.&quot;" calcext:value-type="string">
            <text:p>"klw."</text:p>
          </table:table-cell>
          <table:table-cell table:style-name="ce42" table:formula="of:=UPPER([.G143])" office:value-type="string" office:string-value="&quot;KLW&quot;" calcext:value-type="string">
            <text:p>"KLW"</text:p>
          </table:table-cell>
          <table:table-cell table:style-name="ce42" table:formula="of:=CONCATENATE([$przecinki.$C$2];[$przecinki.$C$2];[.J143];[$przecinki.$C$2];[$przecinki.$C$2];[$przecinki.$C$2];[$przecinki.$C$2];[$przecinki.$B$5];[.F143];[$przecinki.$D$2];[$przecinki.$C$2];[$przecinki.$C$2];[$przecinki.$C$2];[.G143];[$przecinki.$D$2];[$przecinki.$C$2];[$przecinki.$C$2];[$przecinki.$C$2];[$przecinki.$C$2];[$przecinki.$C$2];[$przecinki.$C$2];[$przecinki.$C$2])" office:value-type="string" office:string-value="  &quot;klw.&quot;    [&quot;KVL&quot;,   &quot;klw&quot;,       " calcext:value-type="string">
            <text:p><text:s text:c="2"/>"klw." <text:s text:c="3"/>["KVL", <text:s text:c="2"/>"k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3]);[$przecinki.$A$2];[$przecinki.$C$5];[$przecinki.$D$2])" office:value-type="string" office:string-value="&quot;lewe KLW&quot;]," calcext:value-type="string">
            <text:p>"lewe KLW"],</text:p>
          </table:table-cell>
          <table:table-cell table:style-name="ce46" table:formula="of:=CONCATENATE([.L143];[.M143];[.N143])" office:value-type="string" office:string-value="  &quot;klw.&quot;    [&quot;KVL&quot;,   &quot;klw&quot;,       &quot;&quot;, &quot;ONSET&quot;, &quot;lewe KLW&quot;]," calcext:value-type="string">
            <text:p><text:s text:c="2"/>"klw." <text:s text:c="3"/>["KVL", <text:s text:c="2"/>"klw", <text:s text:c="6"/>"", "ONSET", "lewe KLW"],</text:p>
          </table:table-cell>
        </table:table-row>
        <table:table-row table:style-name="ro2">
          <table:table-cell table:formula="of:=[$'naglosy-edycja'.B144]" office:value-type="string" office:string-value="kł" calcext:value-type="string">
            <text:p>kł</text:p>
          </table:table-cell>
          <table:table-cell table:formula="of:=[$'naglosy-edycja'.C144]" office:value-type="string" office:string-value="KLJ" calcext:value-type="string">
            <text:p>KLJ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formula="of:=CONCATENATE([$przecinki.$A$2];[.E144];[$przecinki.$A$2];)" office:value-type="string" office:string-value="&quot;KLJ&quot;" calcext:value-type="string">
            <text:p>"KLJ"</text:p>
          </table:table-cell>
          <table:table-cell table:formula="of:=CONCATENATE([$przecinki.$A$2];[.A144];[$przecinki.$A$2])" office:value-type="string" office:string-value="&quot;kł&quot;" calcext:value-type="string">
            <text:p>"kł"</text:p>
          </table:table-cell>
          <table:table-cell table:formula="of:=CONCATENATE([.G144];[$przecinki.$B$2];[.F144];)" office:value-type="string" office:string-value="&quot;kł&quot;:&quot;KLJ&quot;" calcext:value-type="string">
            <text:p>"kł":"KLJ"</text:p>
          </table:table-cell>
          <table:table-cell/>
          <table:table-cell table:style-name="ce42" table:formula="of:=CONCATENATE([$przecinki.$A$2];[.A144];[$przecinki.$A$5];[$przecinki.$A$2])" office:value-type="string" office:string-value="&quot;kł.&quot;" calcext:value-type="string">
            <text:p>"kł."</text:p>
          </table:table-cell>
          <table:table-cell table:style-name="ce42" table:formula="of:=UPPER([.G144])" office:value-type="string" office:string-value="&quot;KŁ&quot;" calcext:value-type="string">
            <text:p>"KŁ"</text:p>
          </table:table-cell>
          <table:table-cell table:style-name="ce42" table:formula="of:=CONCATENATE([$przecinki.$C$2];[$przecinki.$C$2];[.J144];[$przecinki.$C$2];[$przecinki.$C$2];[$przecinki.$C$2];[$przecinki.$C$2];[$przecinki.$B$5];[.F144];[$przecinki.$D$2];[$przecinki.$C$2];[$przecinki.$C$2];[$przecinki.$C$2];[.G144];[$przecinki.$D$2];[$przecinki.$C$2];[$przecinki.$C$2];[$przecinki.$C$2];[$przecinki.$C$2];[$przecinki.$C$2];[$przecinki.$C$2];[$przecinki.$C$2])" office:value-type="string" office:string-value="  &quot;kł.&quot;    [&quot;KLJ&quot;,   &quot;kł&quot;,       " calcext:value-type="string">
            <text:p><text:s text:c="2"/>"kł." <text:s text:c="3"/>["KLJ", <text:s text:c="2"/>"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4]);[$przecinki.$A$2];[$przecinki.$C$5];[$przecinki.$D$2])" office:value-type="string" office:string-value="&quot;lewe KŁ&quot;]," calcext:value-type="string">
            <text:p>"lewe KŁ"],</text:p>
          </table:table-cell>
          <table:table-cell table:style-name="ce46" table:formula="of:=CONCATENATE([.L144];[.M144];[.N144])" office:value-type="string" office:string-value="  &quot;kł.&quot;    [&quot;KLJ&quot;,   &quot;kł&quot;,       &quot;&quot;, &quot;ONSET&quot;, &quot;lewe KŁ&quot;]," calcext:value-type="string">
            <text:p><text:s text:c="2"/>"kł." <text:s text:c="3"/>["KLJ", <text:s text:c="2"/>"kł", <text:s text:c="6"/>"", "ONSET", "lewe KŁ"],</text:p>
          </table:table-cell>
        </table:table-row>
        <table:table-row table:style-name="ro2">
          <table:table-cell table:formula="of:=[$'naglosy-edycja'.B145]" office:value-type="string" office:string-value="km" calcext:value-type="string">
            <text:p>km</text:p>
          </table:table-cell>
          <table:table-cell table:formula="of:=[$'naglosy-edycja'.C145]" office:value-type="string" office:string-value="KTV" calcext:value-type="string">
            <text:p>KTV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formula="of:=CONCATENATE([$przecinki.$A$2];[.E145];[$przecinki.$A$2];)" office:value-type="string" office:string-value="&quot;KTV&quot;" calcext:value-type="string">
            <text:p>"KTV"</text:p>
          </table:table-cell>
          <table:table-cell table:formula="of:=CONCATENATE([$przecinki.$A$2];[.A145];[$przecinki.$A$2])" office:value-type="string" office:string-value="&quot;km&quot;" calcext:value-type="string">
            <text:p>"km"</text:p>
          </table:table-cell>
          <table:table-cell table:formula="of:=CONCATENATE([.G145];[$przecinki.$B$2];[.F145];)" office:value-type="string" office:string-value="&quot;km&quot;:&quot;KTV&quot;" calcext:value-type="string">
            <text:p>"km":"KTV"</text:p>
          </table:table-cell>
          <table:table-cell/>
          <table:table-cell table:style-name="ce42" table:formula="of:=CONCATENATE([$przecinki.$A$2];[.A145];[$przecinki.$A$5];[$przecinki.$A$2])" office:value-type="string" office:string-value="&quot;km.&quot;" calcext:value-type="string">
            <text:p>"km."</text:p>
          </table:table-cell>
          <table:table-cell table:style-name="ce42" table:formula="of:=UPPER([.G145])" office:value-type="string" office:string-value="&quot;KM&quot;" calcext:value-type="string">
            <text:p>"KM"</text:p>
          </table:table-cell>
          <table:table-cell table:style-name="ce42" table:formula="of:=CONCATENATE([$przecinki.$C$2];[$przecinki.$C$2];[.J145];[$przecinki.$C$2];[$przecinki.$C$2];[$przecinki.$C$2];[$przecinki.$C$2];[$przecinki.$B$5];[.F145];[$przecinki.$D$2];[$przecinki.$C$2];[$przecinki.$C$2];[$przecinki.$C$2];[.G145];[$przecinki.$D$2];[$przecinki.$C$2];[$przecinki.$C$2];[$przecinki.$C$2];[$przecinki.$C$2];[$przecinki.$C$2];[$przecinki.$C$2];[$przecinki.$C$2])" office:value-type="string" office:string-value="  &quot;km.&quot;    [&quot;KTV&quot;,   &quot;km&quot;,       " calcext:value-type="string">
            <text:p><text:s text:c="2"/>"km." <text:s text:c="3"/>["KTV", <text:s text:c="2"/>"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5]);[$przecinki.$A$2];[$przecinki.$C$5];[$przecinki.$D$2])" office:value-type="string" office:string-value="&quot;lewe KM&quot;]," calcext:value-type="string">
            <text:p>"lewe KM"],</text:p>
          </table:table-cell>
          <table:table-cell table:style-name="ce46" table:formula="of:=CONCATENATE([.L145];[.M145];[.N145])" office:value-type="string" office:string-value="  &quot;km.&quot;    [&quot;KTV&quot;,   &quot;km&quot;,       &quot;&quot;, &quot;ONSET&quot;, &quot;lewe KM&quot;]," calcext:value-type="string">
            <text:p><text:s text:c="2"/>"km." <text:s text:c="3"/>["KTV", <text:s text:c="2"/>"km", <text:s text:c="6"/>"", "ONSET", "lewe KM"],</text:p>
          </table:table-cell>
        </table:table-row>
        <table:table-row table:style-name="ro2">
          <table:table-cell table:formula="of:=[$'naglosy-edycja'.B146]" office:value-type="string" office:string-value="kmi" calcext:value-type="string">
            <text:p>kmi</text:p>
          </table:table-cell>
          <table:table-cell table:formula="of:=[$'naglosy-edycja'.C146]" office:value-type="float" office:value="0" calcext:value-type="float">
            <text:p>0</text:p>
          </table:table-cell>
          <table:table-cell table:formula="of:=[$'naglosy-edycja'.D146]" office:value-type="string" office:string-value="KTVJ" calcext:value-type="string">
            <text:p>KTVJ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formula="of:=CONCATENATE([$przecinki.$A$2];[.E146];[$przecinki.$A$2];)" office:value-type="string" office:string-value="&quot;KTVJ&quot;" calcext:value-type="string">
            <text:p>"KTVJ"</text:p>
          </table:table-cell>
          <table:table-cell table:formula="of:=CONCATENATE([$przecinki.$A$2];[.A146];[$przecinki.$A$2])" office:value-type="string" office:string-value="&quot;kmi&quot;" calcext:value-type="string">
            <text:p>"kmi"</text:p>
          </table:table-cell>
          <table:table-cell table:formula="of:=CONCATENATE([.G146];[$przecinki.$B$2];[.F146];)" office:value-type="string" office:string-value="&quot;kmi&quot;:&quot;KTVJ&quot;" calcext:value-type="string">
            <text:p>"kmi":"KTVJ"</text:p>
          </table:table-cell>
          <table:table-cell/>
          <table:table-cell table:style-name="ce42" table:formula="of:=CONCATENATE([$przecinki.$A$2];[.A146];[$przecinki.$A$5];[$przecinki.$A$2])" office:value-type="string" office:string-value="&quot;kmi.&quot;" calcext:value-type="string">
            <text:p>"kmi."</text:p>
          </table:table-cell>
          <table:table-cell table:style-name="ce42" table:formula="of:=UPPER([.G146])" office:value-type="string" office:string-value="&quot;KMI&quot;" calcext:value-type="string">
            <text:p>"KMI"</text:p>
          </table:table-cell>
          <table:table-cell table:style-name="ce42" table:formula="of:=CONCATENATE([$przecinki.$C$2];[$przecinki.$C$2];[.J146];[$przecinki.$C$2];[$przecinki.$C$2];[$przecinki.$C$2];[$przecinki.$C$2];[$przecinki.$B$5];[.F146];[$przecinki.$D$2];[$przecinki.$C$2];[$przecinki.$C$2];[$przecinki.$C$2];[.G146];[$przecinki.$D$2];[$przecinki.$C$2];[$przecinki.$C$2];[$przecinki.$C$2];[$przecinki.$C$2];[$przecinki.$C$2];[$przecinki.$C$2];[$przecinki.$C$2])" office:value-type="string" office:string-value="  &quot;kmi.&quot;    [&quot;KTVJ&quot;,   &quot;kmi&quot;,       " calcext:value-type="string">
            <text:p><text:s text:c="2"/>"kmi." <text:s text:c="3"/>["KTVJ", <text:s text:c="2"/>"k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6]);[$przecinki.$A$2];[$przecinki.$C$5];[$przecinki.$D$2])" office:value-type="string" office:string-value="&quot;lewe KMI&quot;]," calcext:value-type="string">
            <text:p>"lewe KMI"],</text:p>
          </table:table-cell>
          <table:table-cell table:style-name="ce46" table:formula="of:=CONCATENATE([.L146];[.M146];[.N146])" office:value-type="string" office:string-value="  &quot;kmi.&quot;    [&quot;KTVJ&quot;,   &quot;kmi&quot;,       &quot;&quot;, &quot;ONSET&quot;, &quot;lewe KMI&quot;]," calcext:value-type="string">
            <text:p><text:s text:c="2"/>"kmi." <text:s text:c="3"/>["KTVJ", <text:s text:c="2"/>"kmi", <text:s text:c="6"/>"", "ONSET", "lewe KMI"],</text:p>
          </table:table-cell>
        </table:table-row>
        <table:table-row table:style-name="ro2">
          <table:table-cell table:formula="of:=[$'naglosy-edycja'.B147]" office:value-type="string" office:string-value="kn" calcext:value-type="string">
            <text:p>kn</text:p>
          </table:table-cell>
          <table:table-cell table:formula="of:=[$'naglosy-edycja'.C147]" office:value-type="string" office:string-value="KLR" calcext:value-type="string">
            <text:p>KLR</text:p>
          </table:table-cell>
          <table:table-cell table:formula="of:=[$'naglosy-edycja'.D147]" office:value-type="float" office:value="0" calcext:value-type="float">
            <text:p>0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formula="of:=CONCATENATE([$przecinki.$A$2];[.E147];[$przecinki.$A$2];)" office:value-type="string" office:string-value="&quot;KLR&quot;" calcext:value-type="string">
            <text:p>"KLR"</text:p>
          </table:table-cell>
          <table:table-cell table:formula="of:=CONCATENATE([$przecinki.$A$2];[.A147];[$przecinki.$A$2])" office:value-type="string" office:string-value="&quot;kn&quot;" calcext:value-type="string">
            <text:p>"kn"</text:p>
          </table:table-cell>
          <table:table-cell table:formula="of:=CONCATENATE([.G147];[$przecinki.$B$2];[.F147];)" office:value-type="string" office:string-value="&quot;kn&quot;:&quot;KLR&quot;" calcext:value-type="string">
            <text:p>"kn":"KLR"</text:p>
          </table:table-cell>
          <table:table-cell/>
          <table:table-cell table:style-name="ce42" table:formula="of:=CONCATENATE([$przecinki.$A$2];[.A147];[$przecinki.$A$5];[$przecinki.$A$2])" office:value-type="string" office:string-value="&quot;kn.&quot;" calcext:value-type="string">
            <text:p>"kn."</text:p>
          </table:table-cell>
          <table:table-cell table:style-name="ce42" table:formula="of:=UPPER([.G147])" office:value-type="string" office:string-value="&quot;KN&quot;" calcext:value-type="string">
            <text:p>"KN"</text:p>
          </table:table-cell>
          <table:table-cell table:style-name="ce42" table:formula="of:=CONCATENATE([$przecinki.$C$2];[$przecinki.$C$2];[.J147];[$przecinki.$C$2];[$przecinki.$C$2];[$przecinki.$C$2];[$przecinki.$C$2];[$przecinki.$B$5];[.F147];[$przecinki.$D$2];[$przecinki.$C$2];[$przecinki.$C$2];[$przecinki.$C$2];[.G147];[$przecinki.$D$2];[$przecinki.$C$2];[$przecinki.$C$2];[$przecinki.$C$2];[$przecinki.$C$2];[$przecinki.$C$2];[$przecinki.$C$2];[$przecinki.$C$2])" office:value-type="string" office:string-value="  &quot;kn.&quot;    [&quot;KLR&quot;,   &quot;kn&quot;,       " calcext:value-type="string">
            <text:p><text:s text:c="2"/>"kn." <text:s text:c="3"/>["KLR", <text:s text:c="2"/>"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7]);[$przecinki.$A$2];[$przecinki.$C$5];[$przecinki.$D$2])" office:value-type="string" office:string-value="&quot;lewe KN&quot;]," calcext:value-type="string">
            <text:p>"lewe KN"],</text:p>
          </table:table-cell>
          <table:table-cell table:style-name="ce46" table:formula="of:=CONCATENATE([.L147];[.M147];[.N147])" office:value-type="string" office:string-value="  &quot;kn.&quot;    [&quot;KLR&quot;,   &quot;kn&quot;,       &quot;&quot;, &quot;ONSET&quot;, &quot;lewe KN&quot;]," calcext:value-type="string">
            <text:p><text:s text:c="2"/>"kn." <text:s text:c="3"/>["KLR", <text:s text:c="2"/>"kn", <text:s text:c="6"/>"", "ONSET", "lewe KN"],</text:p>
          </table:table-cell>
        </table:table-row>
        <table:table-row table:style-name="ro2">
          <table:table-cell table:formula="of:=[$'naglosy-edycja'.B148]" office:value-type="string" office:string-value="kni" calcext:value-type="string">
            <text:p>kni</text:p>
          </table:table-cell>
          <table:table-cell table:formula="of:=[$'naglosy-edycja'.C148]" office:value-type="float" office:value="0" calcext:value-type="float">
            <text:p>0</text:p>
          </table:table-cell>
          <table:table-cell table:formula="of:=[$'naglosy-edycja'.D148]" office:value-type="string" office:string-value="KLRJ" calcext:value-type="string">
            <text:p>KLRJ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formula="of:=CONCATENATE([$przecinki.$A$2];[.E148];[$przecinki.$A$2];)" office:value-type="string" office:string-value="&quot;KLRJ&quot;" calcext:value-type="string">
            <text:p>"KLRJ"</text:p>
          </table:table-cell>
          <table:table-cell table:formula="of:=CONCATENATE([$przecinki.$A$2];[.A148];[$przecinki.$A$2])" office:value-type="string" office:string-value="&quot;kni&quot;" calcext:value-type="string">
            <text:p>"kni"</text:p>
          </table:table-cell>
          <table:table-cell table:formula="of:=CONCATENATE([.G148];[$przecinki.$B$2];[.F148];)" office:value-type="string" office:string-value="&quot;kni&quot;:&quot;KLRJ&quot;" calcext:value-type="string">
            <text:p>"kni":"KLRJ"</text:p>
          </table:table-cell>
          <table:table-cell/>
          <table:table-cell table:style-name="ce42" table:formula="of:=CONCATENATE([$przecinki.$A$2];[.A148];[$przecinki.$A$5];[$przecinki.$A$2])" office:value-type="string" office:string-value="&quot;kni.&quot;" calcext:value-type="string">
            <text:p>"kni."</text:p>
          </table:table-cell>
          <table:table-cell table:style-name="ce42" table:formula="of:=UPPER([.G148])" office:value-type="string" office:string-value="&quot;KNI&quot;" calcext:value-type="string">
            <text:p>"KNI"</text:p>
          </table:table-cell>
          <table:table-cell table:style-name="ce42" table:formula="of:=CONCATENATE([$przecinki.$C$2];[$przecinki.$C$2];[.J148];[$przecinki.$C$2];[$przecinki.$C$2];[$przecinki.$C$2];[$przecinki.$C$2];[$przecinki.$B$5];[.F148];[$przecinki.$D$2];[$przecinki.$C$2];[$przecinki.$C$2];[$przecinki.$C$2];[.G148];[$przecinki.$D$2];[$przecinki.$C$2];[$przecinki.$C$2];[$przecinki.$C$2];[$przecinki.$C$2];[$przecinki.$C$2];[$przecinki.$C$2];[$przecinki.$C$2])" office:value-type="string" office:string-value="  &quot;kni.&quot;    [&quot;KLRJ&quot;,   &quot;kni&quot;,       " calcext:value-type="string">
            <text:p><text:s text:c="2"/>"kni." <text:s text:c="3"/>["KLRJ", <text:s text:c="2"/>"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8]);[$przecinki.$A$2];[$przecinki.$C$5];[$przecinki.$D$2])" office:value-type="string" office:string-value="&quot;lewe KNI&quot;]," calcext:value-type="string">
            <text:p>"lewe KNI"],</text:p>
          </table:table-cell>
          <table:table-cell table:style-name="ce46" table:formula="of:=CONCATENATE([.L148];[.M148];[.N148])" office:value-type="string" office:string-value="  &quot;kni.&quot;    [&quot;KLRJ&quot;,   &quot;kni&quot;,       &quot;&quot;, &quot;ONSET&quot;, &quot;lewe KNI&quot;]," calcext:value-type="string">
            <text:p><text:s text:c="2"/>"kni." <text:s text:c="3"/>["KLRJ", <text:s text:c="2"/>"kni", <text:s text:c="6"/>"", "ONSET", "lewe KNI"],</text:p>
          </table:table-cell>
        </table:table-row>
        <table:table-row table:style-name="ro2">
          <table:table-cell table:formula="of:=[$'naglosy-edycja'.B149]" office:value-type="string" office:string-value="kp" calcext:value-type="string">
            <text:p>kp</text:p>
          </table:table-cell>
          <table:table-cell table:formula="of:=[$'naglosy-edycja'.C149]" office:value-type="string" office:string-value="KP" calcext:value-type="string">
            <text:p>KP</text:p>
          </table:table-cell>
          <table:table-cell table:formula="of:=[$'naglosy-edycja'.D149]" office:value-type="float" office:value="0" calcext:value-type="float">
            <text:p>0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formula="of:=CONCATENATE([$przecinki.$A$2];[.E149];[$przecinki.$A$2];)" office:value-type="string" office:string-value="&quot;KP&quot;" calcext:value-type="string">
            <text:p>"KP"</text:p>
          </table:table-cell>
          <table:table-cell table:formula="of:=CONCATENATE([$przecinki.$A$2];[.A149];[$przecinki.$A$2])" office:value-type="string" office:string-value="&quot;kp&quot;" calcext:value-type="string">
            <text:p>"kp"</text:p>
          </table:table-cell>
          <table:table-cell table:formula="of:=CONCATENATE([.G149];[$przecinki.$B$2];[.F149];)" office:value-type="string" office:string-value="&quot;kp&quot;:&quot;KP&quot;" calcext:value-type="string">
            <text:p>"kp":"KP"</text:p>
          </table:table-cell>
          <table:table-cell/>
          <table:table-cell table:style-name="ce42" table:formula="of:=CONCATENATE([$przecinki.$A$2];[.A149];[$przecinki.$A$5];[$przecinki.$A$2])" office:value-type="string" office:string-value="&quot;kp.&quot;" calcext:value-type="string">
            <text:p>"kp."</text:p>
          </table:table-cell>
          <table:table-cell table:style-name="ce42" table:formula="of:=UPPER([.G149])" office:value-type="string" office:string-value="&quot;KP&quot;" calcext:value-type="string">
            <text:p>"KP"</text:p>
          </table:table-cell>
          <table:table-cell table:style-name="ce42" table:formula="of:=CONCATENATE([$przecinki.$C$2];[$przecinki.$C$2];[.J149];[$przecinki.$C$2];[$przecinki.$C$2];[$przecinki.$C$2];[$przecinki.$C$2];[$przecinki.$B$5];[.F149];[$przecinki.$D$2];[$przecinki.$C$2];[$przecinki.$C$2];[$przecinki.$C$2];[.G149];[$przecinki.$D$2];[$przecinki.$C$2];[$przecinki.$C$2];[$przecinki.$C$2];[$przecinki.$C$2];[$przecinki.$C$2];[$przecinki.$C$2];[$przecinki.$C$2])" office:value-type="string" office:string-value="  &quot;kp.&quot;    [&quot;KP&quot;,   &quot;kp&quot;,       " calcext:value-type="string">
            <text:p><text:s text:c="2"/>"kp." <text:s text:c="3"/>["KP", <text:s text:c="2"/>"k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9]);[$przecinki.$A$2];[$przecinki.$C$5];[$przecinki.$D$2])" office:value-type="string" office:string-value="&quot;lewe KP&quot;]," calcext:value-type="string">
            <text:p>"lewe KP"],</text:p>
          </table:table-cell>
          <table:table-cell table:style-name="ce46" table:formula="of:=CONCATENATE([.L149];[.M149];[.N149])" office:value-type="string" office:string-value="  &quot;kp.&quot;    [&quot;KP&quot;,   &quot;kp&quot;,       &quot;&quot;, &quot;ONSET&quot;, &quot;lewe KP&quot;]," calcext:value-type="string">
            <text:p><text:s text:c="2"/>"kp." <text:s text:c="3"/>["KP", <text:s text:c="2"/>"kp", <text:s text:c="6"/>"", "ONSET", "lewe KP"],</text:p>
          </table:table-cell>
        </table:table-row>
        <table:table-row table:style-name="ro2">
          <table:table-cell table:formula="of:=[$'naglosy-edycja'.B150]" office:value-type="string" office:string-value="kpi" calcext:value-type="string">
            <text:p>kpi</text:p>
          </table:table-cell>
          <table:table-cell table:formula="of:=[$'naglosy-edycja'.C150]" office:value-type="float" office:value="0" calcext:value-type="float">
            <text:p>0</text:p>
          </table:table-cell>
          <table:table-cell table:formula="of:=[$'naglosy-edycja'.D150]" office:value-type="string" office:string-value="KPJ" calcext:value-type="string">
            <text:p>KPJ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formula="of:=CONCATENATE([$przecinki.$A$2];[.E150];[$przecinki.$A$2];)" office:value-type="string" office:string-value="&quot;KPJ&quot;" calcext:value-type="string">
            <text:p>"KPJ"</text:p>
          </table:table-cell>
          <table:table-cell table:formula="of:=CONCATENATE([$przecinki.$A$2];[.A150];[$przecinki.$A$2])" office:value-type="string" office:string-value="&quot;kpi&quot;" calcext:value-type="string">
            <text:p>"kpi"</text:p>
          </table:table-cell>
          <table:table-cell table:formula="of:=CONCATENATE([.G150];[$przecinki.$B$2];[.F150];)" office:value-type="string" office:string-value="&quot;kpi&quot;:&quot;KPJ&quot;" calcext:value-type="string">
            <text:p>"kpi":"KPJ"</text:p>
          </table:table-cell>
          <table:table-cell/>
          <table:table-cell table:style-name="ce42" table:formula="of:=CONCATENATE([$przecinki.$A$2];[.A150];[$przecinki.$A$5];[$przecinki.$A$2])" office:value-type="string" office:string-value="&quot;kpi.&quot;" calcext:value-type="string">
            <text:p>"kpi."</text:p>
          </table:table-cell>
          <table:table-cell table:style-name="ce42" table:formula="of:=UPPER([.G150])" office:value-type="string" office:string-value="&quot;KPI&quot;" calcext:value-type="string">
            <text:p>"KPI"</text:p>
          </table:table-cell>
          <table:table-cell table:style-name="ce42" table:formula="of:=CONCATENATE([$przecinki.$C$2];[$przecinki.$C$2];[.J150];[$przecinki.$C$2];[$przecinki.$C$2];[$przecinki.$C$2];[$przecinki.$C$2];[$przecinki.$B$5];[.F150];[$przecinki.$D$2];[$przecinki.$C$2];[$przecinki.$C$2];[$przecinki.$C$2];[.G150];[$przecinki.$D$2];[$przecinki.$C$2];[$przecinki.$C$2];[$przecinki.$C$2];[$przecinki.$C$2];[$przecinki.$C$2];[$przecinki.$C$2];[$przecinki.$C$2])" office:value-type="string" office:string-value="  &quot;kpi.&quot;    [&quot;KPJ&quot;,   &quot;kpi&quot;,       " calcext:value-type="string">
            <text:p><text:s text:c="2"/>"kpi." <text:s text:c="3"/>["KPJ", <text:s text:c="2"/>"k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0]);[$przecinki.$A$2];[$przecinki.$C$5];[$przecinki.$D$2])" office:value-type="string" office:string-value="&quot;lewe KPI&quot;]," calcext:value-type="string">
            <text:p>"lewe KPI"],</text:p>
          </table:table-cell>
          <table:table-cell table:style-name="ce46" table:formula="of:=CONCATENATE([.L150];[.M150];[.N150])" office:value-type="string" office:string-value="  &quot;kpi.&quot;    [&quot;KPJ&quot;,   &quot;kpi&quot;,       &quot;&quot;, &quot;ONSET&quot;, &quot;lewe KPI&quot;]," calcext:value-type="string">
            <text:p><text:s text:c="2"/>"kpi." <text:s text:c="3"/>["KPJ", <text:s text:c="2"/>"kpi", <text:s text:c="6"/>"", "ONSET", "lewe KPI"],</text:p>
          </table:table-cell>
        </table:table-row>
        <table:table-row table:style-name="ro2">
          <table:table-cell table:formula="of:=[$'naglosy-edycja'.B151]" office:value-type="string" office:string-value="kr" calcext:value-type="string">
            <text:p>kr</text:p>
          </table:table-cell>
          <table:table-cell table:formula="of:=[$'naglosy-edycja'.C151]" office:value-type="string" office:string-value="KR" calcext:value-type="string">
            <text:p>KR</text:p>
          </table:table-cell>
          <table:table-cell table:formula="of:=[$'naglosy-edycja'.D151]" office:value-type="float" office:value="0" calcext:value-type="float">
            <text:p>0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formula="of:=CONCATENATE([$przecinki.$A$2];[.E151];[$przecinki.$A$2];)" office:value-type="string" office:string-value="&quot;KR&quot;" calcext:value-type="string">
            <text:p>"KR"</text:p>
          </table:table-cell>
          <table:table-cell table:formula="of:=CONCATENATE([$przecinki.$A$2];[.A151];[$przecinki.$A$2])" office:value-type="string" office:string-value="&quot;kr&quot;" calcext:value-type="string">
            <text:p>"kr"</text:p>
          </table:table-cell>
          <table:table-cell table:formula="of:=CONCATENATE([.G151];[$przecinki.$B$2];[.F151];)" office:value-type="string" office:string-value="&quot;kr&quot;:&quot;KR&quot;" calcext:value-type="string">
            <text:p>"kr":"KR"</text:p>
          </table:table-cell>
          <table:table-cell/>
          <table:table-cell table:style-name="ce42" table:formula="of:=CONCATENATE([$przecinki.$A$2];[.A151];[$przecinki.$A$5];[$przecinki.$A$2])" office:value-type="string" office:string-value="&quot;kr.&quot;" calcext:value-type="string">
            <text:p>"kr."</text:p>
          </table:table-cell>
          <table:table-cell table:style-name="ce42" table:formula="of:=UPPER([.G151])" office:value-type="string" office:string-value="&quot;KR&quot;" calcext:value-type="string">
            <text:p>"KR"</text:p>
          </table:table-cell>
          <table:table-cell table:style-name="ce42" table:formula="of:=CONCATENATE([$przecinki.$C$2];[$przecinki.$C$2];[.J151];[$przecinki.$C$2];[$przecinki.$C$2];[$przecinki.$C$2];[$przecinki.$C$2];[$przecinki.$B$5];[.F151];[$przecinki.$D$2];[$przecinki.$C$2];[$przecinki.$C$2];[$przecinki.$C$2];[.G151];[$przecinki.$D$2];[$przecinki.$C$2];[$przecinki.$C$2];[$przecinki.$C$2];[$przecinki.$C$2];[$przecinki.$C$2];[$przecinki.$C$2];[$przecinki.$C$2])" office:value-type="string" office:string-value="  &quot;kr.&quot;    [&quot;KR&quot;,   &quot;kr&quot;,       " calcext:value-type="string">
            <text:p><text:s text:c="2"/>"kr." <text:s text:c="3"/>["KR", <text:s text:c="2"/>"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1]);[$przecinki.$A$2];[$przecinki.$C$5];[$przecinki.$D$2])" office:value-type="string" office:string-value="&quot;lewe KR&quot;]," calcext:value-type="string">
            <text:p>"lewe KR"],</text:p>
          </table:table-cell>
          <table:table-cell table:style-name="ce46" table:formula="of:=CONCATENATE([.L151];[.M151];[.N151])" office:value-type="string" office:string-value="  &quot;kr.&quot;    [&quot;KR&quot;,   &quot;kr&quot;,       &quot;&quot;, &quot;ONSET&quot;, &quot;lewe KR&quot;]," calcext:value-type="string">
            <text:p><text:s text:c="2"/>"kr." <text:s text:c="3"/>["KR", <text:s text:c="2"/>"kr", <text:s text:c="6"/>"", "ONSET", "lewe KR"],</text:p>
          </table:table-cell>
        </table:table-row>
        <table:table-row table:style-name="ro2">
          <table:table-cell table:formula="of:=[$'naglosy-edycja'.B152]" office:value-type="string" office:string-value="krn" calcext:value-type="string">
            <text:p>krn</text:p>
          </table:table-cell>
          <table:table-cell table:formula="of:=[$'naglosy-edycja'.C152]" office:value-type="string" office:string-value="KVLR" calcext:value-type="string">
            <text:p>KVL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formula="of:=CONCATENATE([$przecinki.$A$2];[.E152];[$przecinki.$A$2];)" office:value-type="string" office:string-value="&quot;KVLR&quot;" calcext:value-type="string">
            <text:p>"KVLR"</text:p>
          </table:table-cell>
          <table:table-cell table:formula="of:=CONCATENATE([$przecinki.$A$2];[.A152];[$przecinki.$A$2])" office:value-type="string" office:string-value="&quot;krn&quot;" calcext:value-type="string">
            <text:p>"krn"</text:p>
          </table:table-cell>
          <table:table-cell table:formula="of:=CONCATENATE([.G152];[$przecinki.$B$2];[.F152];)" office:value-type="string" office:string-value="&quot;krn&quot;:&quot;KVLR&quot;" calcext:value-type="string">
            <text:p>"krn":"KVLR"</text:p>
          </table:table-cell>
          <table:table-cell/>
          <table:table-cell table:style-name="ce42" table:formula="of:=CONCATENATE([$przecinki.$A$2];[.A152];[$przecinki.$A$5];[$przecinki.$A$2])" office:value-type="string" office:string-value="&quot;krn.&quot;" calcext:value-type="string">
            <text:p>"krn."</text:p>
          </table:table-cell>
          <table:table-cell table:style-name="ce42" table:formula="of:=UPPER([.G152])" office:value-type="string" office:string-value="&quot;KRN&quot;" calcext:value-type="string">
            <text:p>"KRN"</text:p>
          </table:table-cell>
          <table:table-cell table:style-name="ce42" table:formula="of:=CONCATENATE([$przecinki.$C$2];[$przecinki.$C$2];[.J152];[$przecinki.$C$2];[$przecinki.$C$2];[$przecinki.$C$2];[$przecinki.$C$2];[$przecinki.$B$5];[.F152];[$przecinki.$D$2];[$przecinki.$C$2];[$przecinki.$C$2];[$przecinki.$C$2];[.G152];[$przecinki.$D$2];[$przecinki.$C$2];[$przecinki.$C$2];[$przecinki.$C$2];[$przecinki.$C$2];[$przecinki.$C$2];[$przecinki.$C$2];[$przecinki.$C$2])" office:value-type="string" office:string-value="  &quot;krn.&quot;    [&quot;KVLR&quot;,   &quot;krn&quot;,       " calcext:value-type="string">
            <text:p><text:s text:c="2"/>"krn." <text:s text:c="3"/>["KVLR", <text:s text:c="2"/>"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2]);[$przecinki.$A$2];[$przecinki.$C$5];[$przecinki.$D$2])" office:value-type="string" office:string-value="&quot;lewe KRN&quot;]," calcext:value-type="string">
            <text:p>"lewe KRN"],</text:p>
          </table:table-cell>
          <table:table-cell table:style-name="ce46" table:formula="of:=CONCATENATE([.L152];[.M152];[.N152])" office:value-type="string" office:string-value="  &quot;krn.&quot;    [&quot;KVLR&quot;,   &quot;krn&quot;,       &quot;&quot;, &quot;ONSET&quot;, &quot;lewe KRN&quot;]," calcext:value-type="string">
            <text:p><text:s text:c="2"/>"krn." <text:s text:c="3"/>["KVLR", <text:s text:c="2"/>"krn", <text:s text:c="6"/>"", "ONSET", "lewe KRN"],</text:p>
          </table:table-cell>
        </table:table-row>
        <table:table-row table:style-name="ro2">
          <table:table-cell table:formula="of:=[$'naglosy-edycja'.B153]" office:value-type="string" office:string-value="krt" calcext:value-type="string">
            <text:p>krt</text:p>
          </table:table-cell>
          <table:table-cell table:formula="of:=[$'naglosy-edycja'.C153]" office:value-type="string" office:string-value="KTR" calcext:value-type="string">
            <text:p>KT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formula="of:=CONCATENATE([$przecinki.$A$2];[.E153];[$przecinki.$A$2];)" office:value-type="string" office:string-value="&quot;KTR&quot;" calcext:value-type="string">
            <text:p>"KTR"</text:p>
          </table:table-cell>
          <table:table-cell table:formula="of:=CONCATENATE([$przecinki.$A$2];[.A153];[$przecinki.$A$2])" office:value-type="string" office:string-value="&quot;krt&quot;" calcext:value-type="string">
            <text:p>"krt"</text:p>
          </table:table-cell>
          <table:table-cell table:formula="of:=CONCATENATE([.G153];[$przecinki.$B$2];[.F153];)" office:value-type="string" office:string-value="&quot;krt&quot;:&quot;KTR&quot;" calcext:value-type="string">
            <text:p>"krt":"KTR"</text:p>
          </table:table-cell>
          <table:table-cell/>
          <table:table-cell table:style-name="ce42" table:formula="of:=CONCATENATE([$przecinki.$A$2];[.A153];[$przecinki.$A$5];[$przecinki.$A$2])" office:value-type="string" office:string-value="&quot;krt.&quot;" calcext:value-type="string">
            <text:p>"krt."</text:p>
          </table:table-cell>
          <table:table-cell table:style-name="ce42" table:formula="of:=UPPER([.G153])" office:value-type="string" office:string-value="&quot;KRT&quot;" calcext:value-type="string">
            <text:p>"KRT"</text:p>
          </table:table-cell>
          <table:table-cell table:style-name="ce42" table:formula="of:=CONCATENATE([$przecinki.$C$2];[$przecinki.$C$2];[.J153];[$przecinki.$C$2];[$przecinki.$C$2];[$przecinki.$C$2];[$przecinki.$C$2];[$przecinki.$B$5];[.F153];[$przecinki.$D$2];[$przecinki.$C$2];[$przecinki.$C$2];[$przecinki.$C$2];[.G153];[$przecinki.$D$2];[$przecinki.$C$2];[$przecinki.$C$2];[$przecinki.$C$2];[$przecinki.$C$2];[$przecinki.$C$2];[$przecinki.$C$2];[$przecinki.$C$2])" office:value-type="string" office:string-value="  &quot;krt.&quot;    [&quot;KTR&quot;,   &quot;krt&quot;,       " calcext:value-type="string">
            <text:p><text:s text:c="2"/>"krt." <text:s text:c="3"/>["KTR", <text:s text:c="2"/>"k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3]);[$przecinki.$A$2];[$przecinki.$C$5];[$przecinki.$D$2])" office:value-type="string" office:string-value="&quot;lewe KRT&quot;]," calcext:value-type="string">
            <text:p>"lewe KRT"],</text:p>
          </table:table-cell>
          <table:table-cell table:style-name="ce46" table:formula="of:=CONCATENATE([.L153];[.M153];[.N153])" office:value-type="string" office:string-value="  &quot;krt.&quot;    [&quot;KTR&quot;,   &quot;krt&quot;,       &quot;&quot;, &quot;ONSET&quot;, &quot;lewe KRT&quot;]," calcext:value-type="string">
            <text:p><text:s text:c="2"/>"krt." <text:s text:c="3"/>["KTR", <text:s text:c="2"/>"krt", <text:s text:c="6"/>"", "ONSET", "lewe KRT"],</text:p>
          </table:table-cell>
        </table:table-row>
        <table:table-row table:style-name="ro2">
          <table:table-cell table:formula="of:=[$'naglosy-edycja'.B154]" office:value-type="string" office:string-value="krw" calcext:value-type="string">
            <text:p>krw</text:p>
          </table:table-cell>
          <table:table-cell table:formula="of:=[$'naglosy-edycja'.C154]" office:value-type="string" office:string-value="KVR" calcext:value-type="string">
            <text:p>KV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formula="of:=CONCATENATE([$przecinki.$A$2];[.E154];[$przecinki.$A$2];)" office:value-type="string" office:string-value="&quot;KVR&quot;" calcext:value-type="string">
            <text:p>"KVR"</text:p>
          </table:table-cell>
          <table:table-cell table:formula="of:=CONCATENATE([$przecinki.$A$2];[.A154];[$przecinki.$A$2])" office:value-type="string" office:string-value="&quot;krw&quot;" calcext:value-type="string">
            <text:p>"krw"</text:p>
          </table:table-cell>
          <table:table-cell table:formula="of:=CONCATENATE([.G154];[$przecinki.$B$2];[.F154];)" office:value-type="string" office:string-value="&quot;krw&quot;:&quot;KVR&quot;" calcext:value-type="string">
            <text:p>"krw":"KVR"</text:p>
          </table:table-cell>
          <table:table-cell/>
          <table:table-cell table:style-name="ce42" table:formula="of:=CONCATENATE([$przecinki.$A$2];[.A154];[$przecinki.$A$5];[$przecinki.$A$2])" office:value-type="string" office:string-value="&quot;krw.&quot;" calcext:value-type="string">
            <text:p>"krw."</text:p>
          </table:table-cell>
          <table:table-cell table:style-name="ce42" table:formula="of:=UPPER([.G154])" office:value-type="string" office:string-value="&quot;KRW&quot;" calcext:value-type="string">
            <text:p>"KRW"</text:p>
          </table:table-cell>
          <table:table-cell table:style-name="ce42" table:formula="of:=CONCATENATE([$przecinki.$C$2];[$przecinki.$C$2];[.J154];[$przecinki.$C$2];[$przecinki.$C$2];[$przecinki.$C$2];[$przecinki.$C$2];[$przecinki.$B$5];[.F154];[$przecinki.$D$2];[$przecinki.$C$2];[$przecinki.$C$2];[$przecinki.$C$2];[.G154];[$przecinki.$D$2];[$przecinki.$C$2];[$przecinki.$C$2];[$przecinki.$C$2];[$przecinki.$C$2];[$przecinki.$C$2];[$przecinki.$C$2];[$przecinki.$C$2])" office:value-type="string" office:string-value="  &quot;krw.&quot;    [&quot;KVR&quot;,   &quot;krw&quot;,       " calcext:value-type="string">
            <text:p><text:s text:c="2"/>"krw." <text:s text:c="3"/>["KVR", <text:s text:c="2"/>"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4]);[$przecinki.$A$2];[$przecinki.$C$5];[$przecinki.$D$2])" office:value-type="string" office:string-value="&quot;lewe KRW&quot;]," calcext:value-type="string">
            <text:p>"lewe KRW"],</text:p>
          </table:table-cell>
          <table:table-cell table:style-name="ce46" table:formula="of:=CONCATENATE([.L154];[.M154];[.N154])" office:value-type="string" office:string-value="  &quot;krw.&quot;    [&quot;KVR&quot;,   &quot;krw&quot;,       &quot;&quot;, &quot;ONSET&quot;, &quot;lewe KRW&quot;]," calcext:value-type="string">
            <text:p><text:s text:c="2"/>"krw." <text:s text:c="3"/>["KVR", <text:s text:c="2"/>"krw", <text:s text:c="6"/>"", "ONSET", "lewe KRW"],</text:p>
          </table:table-cell>
        </table:table-row>
        <table:table-row table:style-name="ro2">
          <table:table-cell table:formula="of:=[$'naglosy-edycja'.B155]" office:value-type="string" office:string-value="krwi" calcext:value-type="string">
            <text:p>krwi</text:p>
          </table:table-cell>
          <table:table-cell table:formula="of:=[$'naglosy-edycja'.C155]" office:value-type="float" office:value="0" calcext:value-type="float">
            <text:p>0</text:p>
          </table:table-cell>
          <table:table-cell table:formula="of:=[$'naglosy-edycja'.D155]" office:value-type="string" office:string-value="KVRJ" calcext:value-type="string">
            <text:p>KVRJ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formula="of:=CONCATENATE([$przecinki.$A$2];[.E155];[$przecinki.$A$2];)" office:value-type="string" office:string-value="&quot;KVRJ&quot;" calcext:value-type="string">
            <text:p>"KVRJ"</text:p>
          </table:table-cell>
          <table:table-cell table:formula="of:=CONCATENATE([$przecinki.$A$2];[.A155];[$przecinki.$A$2])" office:value-type="string" office:string-value="&quot;krwi&quot;" calcext:value-type="string">
            <text:p>"krwi"</text:p>
          </table:table-cell>
          <table:table-cell table:formula="of:=CONCATENATE([.G155];[$przecinki.$B$2];[.F155];)" office:value-type="string" office:string-value="&quot;krwi&quot;:&quot;KVRJ&quot;" calcext:value-type="string">
            <text:p>"krwi":"KVRJ"</text:p>
          </table:table-cell>
          <table:table-cell/>
          <table:table-cell table:style-name="ce42" table:formula="of:=CONCATENATE([$przecinki.$A$2];[.A155];[$przecinki.$A$5];[$przecinki.$A$2])" office:value-type="string" office:string-value="&quot;krwi.&quot;" calcext:value-type="string">
            <text:p>"krwi."</text:p>
          </table:table-cell>
          <table:table-cell table:style-name="ce42" table:formula="of:=UPPER([.G155])" office:value-type="string" office:string-value="&quot;KRWI&quot;" calcext:value-type="string">
            <text:p>"KRWI"</text:p>
          </table:table-cell>
          <table:table-cell table:style-name="ce42" table:formula="of:=CONCATENATE([$przecinki.$C$2];[$przecinki.$C$2];[.J155];[$przecinki.$C$2];[$przecinki.$C$2];[$przecinki.$C$2];[$przecinki.$C$2];[$przecinki.$B$5];[.F155];[$przecinki.$D$2];[$przecinki.$C$2];[$przecinki.$C$2];[$przecinki.$C$2];[.G155];[$przecinki.$D$2];[$przecinki.$C$2];[$przecinki.$C$2];[$przecinki.$C$2];[$przecinki.$C$2];[$przecinki.$C$2];[$przecinki.$C$2];[$przecinki.$C$2])" office:value-type="string" office:string-value="  &quot;krwi.&quot;    [&quot;KVRJ&quot;,   &quot;krwi&quot;,       " calcext:value-type="string">
            <text:p><text:s text:c="2"/>"krwi." <text:s text:c="3"/>["KVRJ", <text:s text:c="2"/>"k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5]);[$przecinki.$A$2];[$przecinki.$C$5];[$przecinki.$D$2])" office:value-type="string" office:string-value="&quot;lewe KRWI&quot;]," calcext:value-type="string">
            <text:p>"lewe KRWI"],</text:p>
          </table:table-cell>
          <table:table-cell table:style-name="ce46" table:formula="of:=CONCATENATE([.L155];[.M155];[.N155])" office:value-type="string" office:string-value="  &quot;krwi.&quot;    [&quot;KVRJ&quot;,   &quot;krwi&quot;,       &quot;&quot;, &quot;ONSET&quot;, &quot;lewe KRWI&quot;]," calcext:value-type="string">
            <text:p><text:s text:c="2"/>"krwi." <text:s text:c="3"/>["KVRJ", <text:s text:c="2"/>"krwi", <text:s text:c="6"/>"", "ONSET", "lewe KRWI"],</text:p>
          </table:table-cell>
        </table:table-row>
        <table:table-row table:style-name="ro2">
          <table:table-cell table:formula="of:=[$'naglosy-edycja'.B156]" office:value-type="string" office:string-value="krz" calcext:value-type="string">
            <text:p>krz</text:p>
          </table:table-cell>
          <table:table-cell table:formula="of:=[$'naglosy-edycja'.C156]" office:value-type="string" office:string-value="KRJ" calcext:value-type="string">
            <text:p>KRJ</text:p>
          </table:table-cell>
          <table:table-cell table:formula="of:=[$'naglosy-edycja'.D156]" office:value-type="float" office:value="0" calcext:value-type="float">
            <text:p>0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formula="of:=CONCATENATE([$przecinki.$A$2];[.E156];[$przecinki.$A$2];)" office:value-type="string" office:string-value="&quot;KRJ&quot;" calcext:value-type="string">
            <text:p>"KRJ"</text:p>
          </table:table-cell>
          <table:table-cell table:formula="of:=CONCATENATE([$przecinki.$A$2];[.A156];[$przecinki.$A$2])" office:value-type="string" office:string-value="&quot;krz&quot;" calcext:value-type="string">
            <text:p>"krz"</text:p>
          </table:table-cell>
          <table:table-cell table:formula="of:=CONCATENATE([.G156];[$przecinki.$B$2];[.F156];)" office:value-type="string" office:string-value="&quot;krz&quot;:&quot;KRJ&quot;" calcext:value-type="string">
            <text:p>"krz":"KRJ"</text:p>
          </table:table-cell>
          <table:table-cell/>
          <table:table-cell table:style-name="ce42" table:formula="of:=CONCATENATE([$przecinki.$A$2];[.A156];[$przecinki.$A$5];[$przecinki.$A$2])" office:value-type="string" office:string-value="&quot;krz.&quot;" calcext:value-type="string">
            <text:p>"krz."</text:p>
          </table:table-cell>
          <table:table-cell table:style-name="ce42" table:formula="of:=UPPER([.G156])" office:value-type="string" office:string-value="&quot;KRZ&quot;" calcext:value-type="string">
            <text:p>"KRZ"</text:p>
          </table:table-cell>
          <table:table-cell table:style-name="ce42" table:formula="of:=CONCATENATE([$przecinki.$C$2];[$przecinki.$C$2];[.J156];[$przecinki.$C$2];[$przecinki.$C$2];[$przecinki.$C$2];[$przecinki.$C$2];[$przecinki.$B$5];[.F156];[$przecinki.$D$2];[$przecinki.$C$2];[$przecinki.$C$2];[$przecinki.$C$2];[.G156];[$przecinki.$D$2];[$przecinki.$C$2];[$przecinki.$C$2];[$przecinki.$C$2];[$przecinki.$C$2];[$przecinki.$C$2];[$przecinki.$C$2];[$przecinki.$C$2])" office:value-type="string" office:string-value="  &quot;krz.&quot;    [&quot;KRJ&quot;,   &quot;krz&quot;,       " calcext:value-type="string">
            <text:p><text:s text:c="2"/>"krz." <text:s text:c="3"/>["KRJ", <text:s text:c="2"/>"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6]);[$przecinki.$A$2];[$przecinki.$C$5];[$przecinki.$D$2])" office:value-type="string" office:string-value="&quot;lewe KRZ&quot;]," calcext:value-type="string">
            <text:p>"lewe KRZ"],</text:p>
          </table:table-cell>
          <table:table-cell table:style-name="ce46" table:formula="of:=CONCATENATE([.L156];[.M156];[.N156])" office:value-type="string" office:string-value="  &quot;krz.&quot;    [&quot;KRJ&quot;,   &quot;krz&quot;,       &quot;&quot;, &quot;ONSET&quot;, &quot;lewe KRZ&quot;]," calcext:value-type="string">
            <text:p><text:s text:c="2"/>"krz." <text:s text:c="3"/>["KRJ", <text:s text:c="2"/>"krz", <text:s text:c="6"/>"", "ONSET", "lewe KRZ"],</text:p>
          </table:table-cell>
        </table:table-row>
        <table:table-row table:style-name="ro2">
          <table:table-cell table:formula="of:=[$'naglosy-edycja'.B157]" office:value-type="string" office:string-value="krzc" calcext:value-type="string">
            <text:p>krzc</text:p>
          </table:table-cell>
          <table:table-cell table:formula="of:=[$'naglosy-edycja'.C157]" office:value-type="string" office:string-value="ZKTRJ" calcext:value-type="string">
            <text:p>ZKT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formula="of:=CONCATENATE([$przecinki.$A$2];[.E157];[$przecinki.$A$2];)" office:value-type="string" office:string-value="&quot;ZKTRJ&quot;" calcext:value-type="string">
            <text:p>"ZKTRJ"</text:p>
          </table:table-cell>
          <table:table-cell table:formula="of:=CONCATENATE([$przecinki.$A$2];[.A157];[$przecinki.$A$2])" office:value-type="string" office:string-value="&quot;krzc&quot;" calcext:value-type="string">
            <text:p>"krzc"</text:p>
          </table:table-cell>
          <table:table-cell table:formula="of:=CONCATENATE([.G157];[$przecinki.$B$2];[.F157];)" office:value-type="string" office:string-value="&quot;krzc&quot;:&quot;ZKTRJ&quot;" calcext:value-type="string">
            <text:p>"krzc":"ZKTRJ"</text:p>
          </table:table-cell>
          <table:table-cell/>
          <table:table-cell table:style-name="ce42" table:formula="of:=CONCATENATE([$przecinki.$A$2];[.A157];[$przecinki.$A$5];[$przecinki.$A$2])" office:value-type="string" office:string-value="&quot;krzc.&quot;" calcext:value-type="string">
            <text:p>"krzc."</text:p>
          </table:table-cell>
          <table:table-cell table:style-name="ce42" table:formula="of:=UPPER([.G157])" office:value-type="string" office:string-value="&quot;KRZC&quot;" calcext:value-type="string">
            <text:p>"KRZC"</text:p>
          </table:table-cell>
          <table:table-cell table:style-name="ce42" table:formula="of:=CONCATENATE([$przecinki.$C$2];[$przecinki.$C$2];[.J157];[$przecinki.$C$2];[$przecinki.$C$2];[$przecinki.$C$2];[$przecinki.$C$2];[$przecinki.$B$5];[.F157];[$przecinki.$D$2];[$przecinki.$C$2];[$przecinki.$C$2];[$przecinki.$C$2];[.G157];[$przecinki.$D$2];[$przecinki.$C$2];[$przecinki.$C$2];[$przecinki.$C$2];[$przecinki.$C$2];[$przecinki.$C$2];[$przecinki.$C$2];[$przecinki.$C$2])" office:value-type="string" office:string-value="  &quot;krzc.&quot;    [&quot;ZKTRJ&quot;,   &quot;krzc&quot;,       " calcext:value-type="string">
            <text:p><text:s text:c="2"/>"krzc." <text:s text:c="3"/>["ZKTRJ", <text:s text:c="2"/>"k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7]);[$przecinki.$A$2];[$przecinki.$C$5];[$przecinki.$D$2])" office:value-type="string" office:string-value="&quot;lewe KRZC&quot;]," calcext:value-type="string">
            <text:p>"lewe KRZC"],</text:p>
          </table:table-cell>
          <table:table-cell table:style-name="ce46" table:formula="of:=CONCATENATE([.L157];[.M157];[.N157])" office:value-type="string" office:string-value="  &quot;krzc.&quot;    [&quot;ZKTRJ&quot;,   &quot;krzc&quot;,       &quot;&quot;, &quot;ONSET&quot;, &quot;lewe KRZC&quot;]," calcext:value-type="string">
            <text:p><text:s text:c="2"/>"krzc." <text:s text:c="3"/>["ZKTRJ", <text:s text:c="2"/>"krzc", <text:s text:c="6"/>"", "ONSET", "lewe KRZC"],</text:p>
          </table:table-cell>
        </table:table-row>
        <table:table-row table:style-name="ro2">
          <table:table-cell table:formula="of:=[$'naglosy-edycja'.B158]" office:value-type="string" office:string-value="krzcz" calcext:value-type="string">
            <text:p>krzcz</text:p>
          </table:table-cell>
          <table:table-cell table:formula="of:=[$'naglosy-edycja'.C158]" office:value-type="string" office:string-value="KPVRJ" calcext:value-type="string">
            <text:p>KPV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formula="of:=CONCATENATE([$przecinki.$A$2];[.E158];[$przecinki.$A$2];)" office:value-type="string" office:string-value="&quot;KPVRJ&quot;" calcext:value-type="string">
            <text:p>"KPVRJ"</text:p>
          </table:table-cell>
          <table:table-cell table:formula="of:=CONCATENATE([$przecinki.$A$2];[.A158];[$przecinki.$A$2])" office:value-type="string" office:string-value="&quot;krzcz&quot;" calcext:value-type="string">
            <text:p>"krzcz"</text:p>
          </table:table-cell>
          <table:table-cell table:formula="of:=CONCATENATE([.G158];[$przecinki.$B$2];[.F158];)" office:value-type="string" office:string-value="&quot;krzcz&quot;:&quot;KPVRJ&quot;" calcext:value-type="string">
            <text:p>"krzcz":"KPVRJ"</text:p>
          </table:table-cell>
          <table:table-cell/>
          <table:table-cell table:style-name="ce42" table:formula="of:=CONCATENATE([$przecinki.$A$2];[.A158];[$przecinki.$A$5];[$przecinki.$A$2])" office:value-type="string" office:string-value="&quot;krzcz.&quot;" calcext:value-type="string">
            <text:p>"krzcz."</text:p>
          </table:table-cell>
          <table:table-cell table:style-name="ce42" table:formula="of:=UPPER([.G158])" office:value-type="string" office:string-value="&quot;KRZCZ&quot;" calcext:value-type="string">
            <text:p>"KRZCZ"</text:p>
          </table:table-cell>
          <table:table-cell table:style-name="ce42" table:formula="of:=CONCATENATE([$przecinki.$C$2];[$przecinki.$C$2];[.J158];[$przecinki.$C$2];[$przecinki.$C$2];[$przecinki.$C$2];[$przecinki.$C$2];[$przecinki.$B$5];[.F158];[$przecinki.$D$2];[$przecinki.$C$2];[$przecinki.$C$2];[$przecinki.$C$2];[.G158];[$przecinki.$D$2];[$przecinki.$C$2];[$przecinki.$C$2];[$przecinki.$C$2];[$przecinki.$C$2];[$przecinki.$C$2];[$przecinki.$C$2];[$przecinki.$C$2])" office:value-type="string" office:string-value="  &quot;krzcz.&quot;    [&quot;KPVRJ&quot;,   &quot;krzcz&quot;,       " calcext:value-type="string">
            <text:p><text:s text:c="2"/>"krzcz." <text:s text:c="3"/>["KPVRJ", <text:s text:c="2"/>"k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8]);[$przecinki.$A$2];[$przecinki.$C$5];[$przecinki.$D$2])" office:value-type="string" office:string-value="&quot;lewe KRZCZ&quot;]," calcext:value-type="string">
            <text:p>"lewe KRZCZ"],</text:p>
          </table:table-cell>
          <table:table-cell table:style-name="ce46" table:formula="of:=CONCATENATE([.L158];[.M158];[.N158])" office:value-type="string" office:string-value="  &quot;krzcz.&quot;    [&quot;KPVRJ&quot;,   &quot;krzcz&quot;,       &quot;&quot;, &quot;ONSET&quot;, &quot;lewe KRZCZ&quot;]," calcext:value-type="string">
            <text:p><text:s text:c="2"/>"krzcz." <text:s text:c="3"/>["KPVRJ", <text:s text:c="2"/>"krzcz", <text:s text:c="6"/>"", "ONSET", "lewe KRZCZ"],</text:p>
          </table:table-cell>
        </table:table-row>
        <table:table-row table:style-name="ro2">
          <table:table-cell table:formula="of:=[$'naglosy-edycja'.B159]" office:value-type="string" office:string-value="krzn" calcext:value-type="string">
            <text:p>krzn</text:p>
          </table:table-cell>
          <table:table-cell table:formula="of:=[$'naglosy-edycja'.C159]" office:value-type="string" office:string-value="KTPLR" calcext:value-type="string">
            <text:p>KTPLR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formula="of:=CONCATENATE([$przecinki.$A$2];[.E159];[$przecinki.$A$2];)" office:value-type="string" office:string-value="&quot;KTPLR&quot;" calcext:value-type="string">
            <text:p>"KTPLR"</text:p>
          </table:table-cell>
          <table:table-cell table:formula="of:=CONCATENATE([$przecinki.$A$2];[.A159];[$przecinki.$A$2])" office:value-type="string" office:string-value="&quot;krzn&quot;" calcext:value-type="string">
            <text:p>"krzn"</text:p>
          </table:table-cell>
          <table:table-cell table:formula="of:=CONCATENATE([.G159];[$przecinki.$B$2];[.F159];)" office:value-type="string" office:string-value="&quot;krzn&quot;:&quot;KTPLR&quot;" calcext:value-type="string">
            <text:p>"krzn":"KTPLR"</text:p>
          </table:table-cell>
          <table:table-cell/>
          <table:table-cell table:style-name="ce42" table:formula="of:=CONCATENATE([$przecinki.$A$2];[.A159];[$przecinki.$A$5];[$przecinki.$A$2])" office:value-type="string" office:string-value="&quot;krzn.&quot;" calcext:value-type="string">
            <text:p>"krzn."</text:p>
          </table:table-cell>
          <table:table-cell table:style-name="ce42" table:formula="of:=UPPER([.G159])" office:value-type="string" office:string-value="&quot;KRZN&quot;" calcext:value-type="string">
            <text:p>"KRZN"</text:p>
          </table:table-cell>
          <table:table-cell table:style-name="ce42" table:formula="of:=CONCATENATE([$przecinki.$C$2];[$przecinki.$C$2];[.J159];[$przecinki.$C$2];[$przecinki.$C$2];[$przecinki.$C$2];[$przecinki.$C$2];[$przecinki.$B$5];[.F159];[$przecinki.$D$2];[$przecinki.$C$2];[$przecinki.$C$2];[$przecinki.$C$2];[.G159];[$przecinki.$D$2];[$przecinki.$C$2];[$przecinki.$C$2];[$przecinki.$C$2];[$przecinki.$C$2];[$przecinki.$C$2];[$przecinki.$C$2];[$przecinki.$C$2])" office:value-type="string" office:string-value="  &quot;krzn.&quot;    [&quot;KTPLR&quot;,   &quot;krzn&quot;,       " calcext:value-type="string">
            <text:p><text:s text:c="2"/>"krzn." <text:s text:c="3"/>["KTPLR", <text:s text:c="2"/>"k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9]);[$przecinki.$A$2];[$przecinki.$C$5];[$przecinki.$D$2])" office:value-type="string" office:string-value="&quot;lewe KRZN&quot;]," calcext:value-type="string">
            <text:p>"lewe KRZN"],</text:p>
          </table:table-cell>
          <table:table-cell table:style-name="ce46" table:formula="of:=CONCATENATE([.L159];[.M159];[.N159])" office:value-type="string" office:string-value="  &quot;krzn.&quot;    [&quot;KTPLR&quot;,   &quot;krzn&quot;,       &quot;&quot;, &quot;ONSET&quot;, &quot;lewe KRZN&quot;]," calcext:value-type="string">
            <text:p><text:s text:c="2"/>"krzn." <text:s text:c="3"/>["KTPLR", <text:s text:c="2"/>"krzn", <text:s text:c="6"/>"", "ONSET", "lewe KRZN"],</text:p>
          </table:table-cell>
        </table:table-row>
        <table:table-row table:style-name="ro2">
          <table:table-cell table:formula="of:=[$'naglosy-edycja'.B160]" office:value-type="string" office:string-value="krzni" calcext:value-type="string">
            <text:p>krzni</text:p>
          </table:table-cell>
          <table:table-cell table:formula="of:=[$'naglosy-edycja'.C160]" office:value-type="float" office:value="0" calcext:value-type="float">
            <text:p>0</text:p>
          </table:table-cell>
          <table:table-cell table:formula="of:=[$'naglosy-edycja'.D160]" office:value-type="string" office:string-value="KTPLRJ" calcext:value-type="string">
            <text:p>KTPLRJ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formula="of:=CONCATENATE([$przecinki.$A$2];[.E160];[$przecinki.$A$2];)" office:value-type="string" office:string-value="&quot;KTPLRJ&quot;" calcext:value-type="string">
            <text:p>"KTPLRJ"</text:p>
          </table:table-cell>
          <table:table-cell table:formula="of:=CONCATENATE([$przecinki.$A$2];[.A160];[$przecinki.$A$2])" office:value-type="string" office:string-value="&quot;krzni&quot;" calcext:value-type="string">
            <text:p>"krzni"</text:p>
          </table:table-cell>
          <table:table-cell table:formula="of:=CONCATENATE([.G160];[$przecinki.$B$2];[.F160];)" office:value-type="string" office:string-value="&quot;krzni&quot;:&quot;KTPLRJ&quot;" calcext:value-type="string">
            <text:p>"krzni":"KTPLRJ"</text:p>
          </table:table-cell>
          <table:table-cell/>
          <table:table-cell table:style-name="ce42" table:formula="of:=CONCATENATE([$przecinki.$A$2];[.A160];[$przecinki.$A$5];[$przecinki.$A$2])" office:value-type="string" office:string-value="&quot;krzni.&quot;" calcext:value-type="string">
            <text:p>"krzni."</text:p>
          </table:table-cell>
          <table:table-cell table:style-name="ce42" table:formula="of:=UPPER([.G160])" office:value-type="string" office:string-value="&quot;KRZNI&quot;" calcext:value-type="string">
            <text:p>"KRZNI"</text:p>
          </table:table-cell>
          <table:table-cell table:style-name="ce42" table:formula="of:=CONCATENATE([$przecinki.$C$2];[$przecinki.$C$2];[.J160];[$przecinki.$C$2];[$przecinki.$C$2];[$przecinki.$C$2];[$przecinki.$C$2];[$przecinki.$B$5];[.F160];[$przecinki.$D$2];[$przecinki.$C$2];[$przecinki.$C$2];[$przecinki.$C$2];[.G160];[$przecinki.$D$2];[$przecinki.$C$2];[$przecinki.$C$2];[$przecinki.$C$2];[$przecinki.$C$2];[$przecinki.$C$2];[$przecinki.$C$2];[$przecinki.$C$2])" office:value-type="string" office:string-value="  &quot;krzni.&quot;    [&quot;KTPLRJ&quot;,   &quot;krzni&quot;,       " calcext:value-type="string">
            <text:p><text:s text:c="2"/>"krzni." <text:s text:c="3"/>["KTPLRJ", <text:s text:c="2"/>"k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0]);[$przecinki.$A$2];[$przecinki.$C$5];[$przecinki.$D$2])" office:value-type="string" office:string-value="&quot;lewe KRZNI&quot;]," calcext:value-type="string">
            <text:p>"lewe KRZNI"],</text:p>
          </table:table-cell>
          <table:table-cell table:style-name="ce46" table:formula="of:=CONCATENATE([.L160];[.M160];[.N160])" office:value-type="string" office:string-value="  &quot;krzni.&quot;    [&quot;KTPLRJ&quot;,   &quot;krzni&quot;,       &quot;&quot;, &quot;ONSET&quot;, &quot;lewe KRZNI&quot;]," calcext:value-type="string">
            <text:p><text:s text:c="2"/>"krzni." <text:s text:c="3"/>["KTPLRJ", <text:s text:c="2"/>"krzni", <text:s text:c="6"/>"", "ONSET", "lewe KRZNI"],</text:p>
          </table:table-cell>
        </table:table-row>
        <table:table-row table:style-name="ro2">
          <table:table-cell table:formula="of:=[$'naglosy-edycja'.B161]" office:value-type="string" office:string-value="krzt" calcext:value-type="string">
            <text:p>krzt</text:p>
          </table:table-cell>
          <table:table-cell table:formula="of:=[$'naglosy-edycja'.C161]" office:value-type="string" office:string-value="KTRJ" calcext:value-type="string">
            <text:p>KTRJ</text:p>
          </table:table-cell>
          <table:table-cell table:formula="of:=[$'naglosy-edycja'.D161]" office:value-type="float" office:value="0" calcext:value-type="float">
            <text:p>0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formula="of:=CONCATENATE([$przecinki.$A$2];[.E161];[$przecinki.$A$2];)" office:value-type="string" office:string-value="&quot;KTRJ&quot;" calcext:value-type="string">
            <text:p>"KTRJ"</text:p>
          </table:table-cell>
          <table:table-cell table:formula="of:=CONCATENATE([$przecinki.$A$2];[.A161];[$przecinki.$A$2])" office:value-type="string" office:string-value="&quot;krzt&quot;" calcext:value-type="string">
            <text:p>"krzt"</text:p>
          </table:table-cell>
          <table:table-cell table:formula="of:=CONCATENATE([.G161];[$przecinki.$B$2];[.F161];)" office:value-type="string" office:string-value="&quot;krzt&quot;:&quot;KTRJ&quot;" calcext:value-type="string">
            <text:p>"krzt":"KTRJ"</text:p>
          </table:table-cell>
          <table:table-cell/>
          <table:table-cell table:style-name="ce42" table:formula="of:=CONCATENATE([$przecinki.$A$2];[.A161];[$przecinki.$A$5];[$przecinki.$A$2])" office:value-type="string" office:string-value="&quot;krzt.&quot;" calcext:value-type="string">
            <text:p>"krzt."</text:p>
          </table:table-cell>
          <table:table-cell table:style-name="ce42" table:formula="of:=UPPER([.G161])" office:value-type="string" office:string-value="&quot;KRZT&quot;" calcext:value-type="string">
            <text:p>"KRZT"</text:p>
          </table:table-cell>
          <table:table-cell table:style-name="ce42" table:formula="of:=CONCATENATE([$przecinki.$C$2];[$przecinki.$C$2];[.J161];[$przecinki.$C$2];[$przecinki.$C$2];[$przecinki.$C$2];[$przecinki.$C$2];[$przecinki.$B$5];[.F161];[$przecinki.$D$2];[$przecinki.$C$2];[$przecinki.$C$2];[$przecinki.$C$2];[.G161];[$przecinki.$D$2];[$przecinki.$C$2];[$przecinki.$C$2];[$przecinki.$C$2];[$przecinki.$C$2];[$przecinki.$C$2];[$przecinki.$C$2];[$przecinki.$C$2])" office:value-type="string" office:string-value="  &quot;krzt.&quot;    [&quot;KTRJ&quot;,   &quot;krzt&quot;,       " calcext:value-type="string">
            <text:p><text:s text:c="2"/>"krzt." <text:s text:c="3"/>["KTRJ", <text:s text:c="2"/>"k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1]);[$przecinki.$A$2];[$przecinki.$C$5];[$przecinki.$D$2])" office:value-type="string" office:string-value="&quot;lewe KRZT&quot;]," calcext:value-type="string">
            <text:p>"lewe KRZT"],</text:p>
          </table:table-cell>
          <table:table-cell table:style-name="ce46" table:formula="of:=CONCATENATE([.L161];[.M161];[.N161])" office:value-type="string" office:string-value="  &quot;krzt.&quot;    [&quot;KTRJ&quot;,   &quot;krzt&quot;,       &quot;&quot;, &quot;ONSET&quot;, &quot;lewe KRZT&quot;]," calcext:value-type="string">
            <text:p><text:s text:c="2"/>"krzt." <text:s text:c="3"/>["KTRJ", <text:s text:c="2"/>"krzt", <text:s text:c="6"/>"", "ONSET", "lewe KRZT"],</text:p>
          </table:table-cell>
        </table:table-row>
        <table:table-row table:style-name="ro2">
          <table:table-cell table:formula="of:=[$'naglosy-edycja'.B162]" office:value-type="string" office:string-value="ks" calcext:value-type="string">
            <text:p>ks</text:p>
          </table:table-cell>
          <table:table-cell table:formula="of:=[$'naglosy-edycja'.C162]" office:value-type="string" office:string-value="SK" calcext:value-type="string">
            <text:p>SK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formula="of:=CONCATENATE([$przecinki.$A$2];[.E162];[$przecinki.$A$2];)" office:value-type="string" office:string-value="&quot;SK&quot;" calcext:value-type="string">
            <text:p>"SK"</text:p>
          </table:table-cell>
          <table:table-cell table:formula="of:=CONCATENATE([$przecinki.$A$2];[.A162];[$przecinki.$A$2])" office:value-type="string" office:string-value="&quot;ks&quot;" calcext:value-type="string">
            <text:p>"ks"</text:p>
          </table:table-cell>
          <table:table-cell table:formula="of:=CONCATENATE([.G162];[$przecinki.$B$2];[.F162];)" office:value-type="string" office:string-value="&quot;ks&quot;:&quot;SK&quot;" calcext:value-type="string">
            <text:p>"ks":"SK"</text:p>
          </table:table-cell>
          <table:table-cell/>
          <table:table-cell table:style-name="ce42" table:formula="of:=CONCATENATE([$przecinki.$A$2];[.A162];[$przecinki.$A$5];[$przecinki.$A$2])" office:value-type="string" office:string-value="&quot;ks.&quot;" calcext:value-type="string">
            <text:p>"ks."</text:p>
          </table:table-cell>
          <table:table-cell table:style-name="ce42" table:formula="of:=UPPER([.G162])" office:value-type="string" office:string-value="&quot;KS&quot;" calcext:value-type="string">
            <text:p>"KS"</text:p>
          </table:table-cell>
          <table:table-cell table:style-name="ce42" table:formula="of:=CONCATENATE([$przecinki.$C$2];[$przecinki.$C$2];[.J162];[$przecinki.$C$2];[$przecinki.$C$2];[$przecinki.$C$2];[$przecinki.$C$2];[$przecinki.$B$5];[.F162];[$przecinki.$D$2];[$przecinki.$C$2];[$przecinki.$C$2];[$przecinki.$C$2];[.G162];[$przecinki.$D$2];[$przecinki.$C$2];[$przecinki.$C$2];[$przecinki.$C$2];[$przecinki.$C$2];[$przecinki.$C$2];[$przecinki.$C$2];[$przecinki.$C$2])" office:value-type="string" office:string-value="  &quot;ks.&quot;    [&quot;SK&quot;,   &quot;ks&quot;,       " calcext:value-type="string">
            <text:p><text:s text:c="2"/>"ks." <text:s text:c="3"/>["SK", <text:s text:c="2"/>"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2]);[$przecinki.$A$2];[$przecinki.$C$5];[$przecinki.$D$2])" office:value-type="string" office:string-value="&quot;lewe KS&quot;]," calcext:value-type="string">
            <text:p>"lewe KS"],</text:p>
          </table:table-cell>
          <table:table-cell table:style-name="ce46" table:formula="of:=CONCATENATE([.L162];[.M162];[.N162])" office:value-type="string" office:string-value="  &quot;ks.&quot;    [&quot;SK&quot;,   &quot;ks&quot;,       &quot;&quot;, &quot;ONSET&quot;, &quot;lewe KS&quot;]," calcext:value-type="string">
            <text:p><text:s text:c="2"/>"ks." <text:s text:c="3"/>["SK", <text:s text:c="2"/>"ks", <text:s text:c="6"/>"", "ONSET", "lewe KS"],</text:p>
          </table:table-cell>
        </table:table-row>
        <table:table-row table:style-name="ro2">
          <table:table-cell table:formula="of:=[$'naglosy-edycja'.B163]" office:value-type="string" office:string-value="ksi" calcext:value-type="string">
            <text:p>ksi</text:p>
          </table:table-cell>
          <table:table-cell table:formula="of:=[$'naglosy-edycja'.C163]" office:value-type="float" office:value="0" calcext:value-type="float">
            <text:p>0</text:p>
          </table:table-cell>
          <table:table-cell table:formula="of:=[$'naglosy-edycja'.D163]" office:value-type="string" office:string-value="SKJ" calcext:value-type="string">
            <text:p>SKJ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formula="of:=CONCATENATE([$przecinki.$A$2];[.E163];[$przecinki.$A$2];)" office:value-type="string" office:string-value="&quot;SKJ&quot;" calcext:value-type="string">
            <text:p>"SKJ"</text:p>
          </table:table-cell>
          <table:table-cell table:formula="of:=CONCATENATE([$przecinki.$A$2];[.A163];[$przecinki.$A$2])" office:value-type="string" office:string-value="&quot;ksi&quot;" calcext:value-type="string">
            <text:p>"ksi"</text:p>
          </table:table-cell>
          <table:table-cell table:formula="of:=CONCATENATE([.G163];[$przecinki.$B$2];[.F163];)" office:value-type="string" office:string-value="&quot;ksi&quot;:&quot;SKJ&quot;" calcext:value-type="string">
            <text:p>"ksi":"SKJ"</text:p>
          </table:table-cell>
          <table:table-cell/>
          <table:table-cell table:style-name="ce42" table:formula="of:=CONCATENATE([$przecinki.$A$2];[.A163];[$przecinki.$A$5];[$przecinki.$A$2])" office:value-type="string" office:string-value="&quot;ksi.&quot;" calcext:value-type="string">
            <text:p>"ksi."</text:p>
          </table:table-cell>
          <table:table-cell table:style-name="ce42" table:formula="of:=UPPER([.G163])" office:value-type="string" office:string-value="&quot;KSI&quot;" calcext:value-type="string">
            <text:p>"KSI"</text:p>
          </table:table-cell>
          <table:table-cell table:style-name="ce42" table:formula="of:=CONCATENATE([$przecinki.$C$2];[$przecinki.$C$2];[.J163];[$przecinki.$C$2];[$przecinki.$C$2];[$przecinki.$C$2];[$przecinki.$C$2];[$przecinki.$B$5];[.F163];[$przecinki.$D$2];[$przecinki.$C$2];[$przecinki.$C$2];[$przecinki.$C$2];[.G163];[$przecinki.$D$2];[$przecinki.$C$2];[$przecinki.$C$2];[$przecinki.$C$2];[$przecinki.$C$2];[$przecinki.$C$2];[$przecinki.$C$2];[$przecinki.$C$2])" office:value-type="string" office:string-value="  &quot;ksi.&quot;    [&quot;SKJ&quot;,   &quot;ksi&quot;,       " calcext:value-type="string">
            <text:p><text:s text:c="2"/>"ksi." <text:s text:c="3"/>["SKJ", <text:s text:c="2"/>"k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3]);[$przecinki.$A$2];[$przecinki.$C$5];[$przecinki.$D$2])" office:value-type="string" office:string-value="&quot;lewe KSI&quot;]," calcext:value-type="string">
            <text:p>"lewe KSI"],</text:p>
          </table:table-cell>
          <table:table-cell table:style-name="ce46" table:formula="of:=CONCATENATE([.L163];[.M163];[.N163])" office:value-type="string" office:string-value="  &quot;ksi.&quot;    [&quot;SKJ&quot;,   &quot;ksi&quot;,       &quot;&quot;, &quot;ONSET&quot;, &quot;lewe KSI&quot;]," calcext:value-type="string">
            <text:p><text:s text:c="2"/>"ksi." <text:s text:c="3"/>["SKJ", <text:s text:c="2"/>"ksi", <text:s text:c="6"/>"", "ONSET", "lewe KSI"],</text:p>
          </table:table-cell>
        </table:table-row>
        <table:table-row table:style-name="ro2">
          <table:table-cell table:formula="of:=[$'naglosy-edycja'.B164]" office:value-type="string" office:string-value="ksz" calcext:value-type="string">
            <text:p>ksz</text:p>
          </table:table-cell>
          <table:table-cell table:formula="of:=[$'naglosy-edycja'.C164]" office:value-type="string" office:string-value="KRJ" calcext:value-type="string">
            <text:p>KRJ</text:p>
          </table:table-cell>
          <table:table-cell table:formula="of:=[$'naglosy-edycja'.D164]" office:value-type="float" office:value="0" calcext:value-type="float">
            <text:p>0</text:p>
          </table:table-cell>
          <table:table-cell table:formula="of:=[$'naglosy-edycja'.E164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formula="of:=CONCATENATE([$przecinki.$A$2];[.E164];[$przecinki.$A$2];)" office:value-type="string" office:string-value="&quot;KRJ&quot;" calcext:value-type="string">
            <text:p>"KRJ"</text:p>
          </table:table-cell>
          <table:table-cell table:formula="of:=CONCATENATE([$przecinki.$A$2];[.A164];[$przecinki.$A$2])" office:value-type="string" office:string-value="&quot;ksz&quot;" calcext:value-type="string">
            <text:p>"ksz"</text:p>
          </table:table-cell>
          <table:table-cell table:formula="of:=CONCATENATE([.G164];[$przecinki.$B$2];[.F164];)" office:value-type="string" office:string-value="&quot;ksz&quot;:&quot;KRJ&quot;" calcext:value-type="string">
            <text:p>"ksz":"KRJ"</text:p>
          </table:table-cell>
          <table:table-cell/>
          <table:table-cell table:style-name="ce42" table:formula="of:=CONCATENATE([$przecinki.$A$2];[.A164];[$przecinki.$A$5];[$przecinki.$A$2])" office:value-type="string" office:string-value="&quot;ksz.&quot;" calcext:value-type="string">
            <text:p>"ksz."</text:p>
          </table:table-cell>
          <table:table-cell table:style-name="ce42" table:formula="of:=UPPER([.G164])" office:value-type="string" office:string-value="&quot;KSZ&quot;" calcext:value-type="string">
            <text:p>"KSZ"</text:p>
          </table:table-cell>
          <table:table-cell table:style-name="ce42" table:formula="of:=CONCATENATE([$przecinki.$C$2];[$przecinki.$C$2];[.J164];[$przecinki.$C$2];[$przecinki.$C$2];[$przecinki.$C$2];[$przecinki.$C$2];[$przecinki.$B$5];[.F164];[$przecinki.$D$2];[$przecinki.$C$2];[$przecinki.$C$2];[$przecinki.$C$2];[.G164];[$przecinki.$D$2];[$przecinki.$C$2];[$przecinki.$C$2];[$przecinki.$C$2];[$przecinki.$C$2];[$przecinki.$C$2];[$przecinki.$C$2];[$przecinki.$C$2])" office:value-type="string" office:string-value="  &quot;ksz.&quot;    [&quot;KRJ&quot;,   &quot;ksz&quot;,       " calcext:value-type="string">
            <text:p><text:s text:c="2"/>"ksz." <text:s text:c="3"/>["KRJ", <text:s text:c="2"/>"k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4]);[$przecinki.$A$2];[$przecinki.$C$5];[$przecinki.$D$2])" office:value-type="string" office:string-value="&quot;lewe KSZ&quot;]," calcext:value-type="string">
            <text:p>"lewe KSZ"],</text:p>
          </table:table-cell>
          <table:table-cell table:style-name="ce46" table:formula="of:=CONCATENATE([.L164];[.M164];[.N164])" office:value-type="string" office:string-value="  &quot;ksz.&quot;    [&quot;KRJ&quot;,   &quot;ksz&quot;,       &quot;&quot;, &quot;ONSET&quot;, &quot;lewe KSZ&quot;]," calcext:value-type="string">
            <text:p><text:s text:c="2"/>"ksz." <text:s text:c="3"/>["KRJ", <text:s text:c="2"/>"ksz", <text:s text:c="6"/>"", "ONSET", "lewe KSZ"],</text:p>
          </table:table-cell>
        </table:table-row>
        <table:table-row table:style-name="ro2">
          <table:table-cell table:formula="of:=[$'naglosy-edycja'.B165]" office:value-type="string" office:string-value="kszt" calcext:value-type="string">
            <text:p>kszt</text:p>
          </table:table-cell>
          <table:table-cell table:formula="of:=[$'naglosy-edycja'.C165]" office:value-type="string" office:string-value="KTRJ" calcext:value-type="string">
            <text:p>KT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formula="of:=CONCATENATE([$przecinki.$A$2];[.E165];[$przecinki.$A$2];)" office:value-type="string" office:string-value="&quot;KTRJ&quot;" calcext:value-type="string">
            <text:p>"KTRJ"</text:p>
          </table:table-cell>
          <table:table-cell table:formula="of:=CONCATENATE([$przecinki.$A$2];[.A165];[$przecinki.$A$2])" office:value-type="string" office:string-value="&quot;kszt&quot;" calcext:value-type="string">
            <text:p>"kszt"</text:p>
          </table:table-cell>
          <table:table-cell table:formula="of:=CONCATENATE([.G165];[$przecinki.$B$2];[.F165];)" office:value-type="string" office:string-value="&quot;kszt&quot;:&quot;KTRJ&quot;" calcext:value-type="string">
            <text:p>"kszt":"KTRJ"</text:p>
          </table:table-cell>
          <table:table-cell/>
          <table:table-cell table:style-name="ce42" table:formula="of:=CONCATENATE([$przecinki.$A$2];[.A165];[$przecinki.$A$5];[$przecinki.$A$2])" office:value-type="string" office:string-value="&quot;kszt.&quot;" calcext:value-type="string">
            <text:p>"kszt."</text:p>
          </table:table-cell>
          <table:table-cell table:style-name="ce42" table:formula="of:=UPPER([.G165])" office:value-type="string" office:string-value="&quot;KSZT&quot;" calcext:value-type="string">
            <text:p>"KSZT"</text:p>
          </table:table-cell>
          <table:table-cell table:style-name="ce42" table:formula="of:=CONCATENATE([$przecinki.$C$2];[$przecinki.$C$2];[.J165];[$przecinki.$C$2];[$przecinki.$C$2];[$przecinki.$C$2];[$przecinki.$C$2];[$przecinki.$B$5];[.F165];[$przecinki.$D$2];[$przecinki.$C$2];[$przecinki.$C$2];[$przecinki.$C$2];[.G165];[$przecinki.$D$2];[$przecinki.$C$2];[$przecinki.$C$2];[$przecinki.$C$2];[$przecinki.$C$2];[$przecinki.$C$2];[$przecinki.$C$2];[$przecinki.$C$2])" office:value-type="string" office:string-value="  &quot;kszt.&quot;    [&quot;KTRJ&quot;,   &quot;kszt&quot;,       " calcext:value-type="string">
            <text:p><text:s text:c="2"/>"kszt." <text:s text:c="3"/>["KTRJ", <text:s text:c="2"/>"k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5]);[$przecinki.$A$2];[$przecinki.$C$5];[$przecinki.$D$2])" office:value-type="string" office:string-value="&quot;lewe KSZT&quot;]," calcext:value-type="string">
            <text:p>"lewe KSZT"],</text:p>
          </table:table-cell>
          <table:table-cell table:style-name="ce46" table:formula="of:=CONCATENATE([.L165];[.M165];[.N165])" office:value-type="string" office:string-value="  &quot;kszt.&quot;    [&quot;KTRJ&quot;,   &quot;kszt&quot;,       &quot;&quot;, &quot;ONSET&quot;, &quot;lewe KSZT&quot;]," calcext:value-type="string">
            <text:p><text:s text:c="2"/>"kszt." <text:s text:c="3"/>["KTRJ", <text:s text:c="2"/>"kszt", <text:s text:c="6"/>"", "ONSET", "lewe KSZT"],</text:p>
          </table:table-cell>
        </table:table-row>
        <table:table-row table:style-name="ro2">
          <table:table-cell table:formula="of:=[$'naglosy-edycja'.B166]" office:value-type="string" office:string-value="kt" calcext:value-type="string">
            <text:p>kt</text:p>
          </table:table-cell>
          <table:table-cell table:formula="of:=[$'naglosy-edycja'.C166]" office:value-type="string" office:string-value="KT" calcext:value-type="string">
            <text:p>KT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formula="of:=CONCATENATE([$przecinki.$A$2];[.E166];[$przecinki.$A$2];)" office:value-type="string" office:string-value="&quot;KT&quot;" calcext:value-type="string">
            <text:p>"KT"</text:p>
          </table:table-cell>
          <table:table-cell table:formula="of:=CONCATENATE([$przecinki.$A$2];[.A166];[$przecinki.$A$2])" office:value-type="string" office:string-value="&quot;kt&quot;" calcext:value-type="string">
            <text:p>"kt"</text:p>
          </table:table-cell>
          <table:table-cell table:formula="of:=CONCATENATE([.G166];[$przecinki.$B$2];[.F166];)" office:value-type="string" office:string-value="&quot;kt&quot;:&quot;KT&quot;" calcext:value-type="string">
            <text:p>"kt":"KT"</text:p>
          </table:table-cell>
          <table:table-cell/>
          <table:table-cell table:style-name="ce42" table:formula="of:=CONCATENATE([$przecinki.$A$2];[.A166];[$przecinki.$A$5];[$przecinki.$A$2])" office:value-type="string" office:string-value="&quot;kt.&quot;" calcext:value-type="string">
            <text:p>"kt."</text:p>
          </table:table-cell>
          <table:table-cell table:style-name="ce42" table:formula="of:=UPPER([.G166])" office:value-type="string" office:string-value="&quot;KT&quot;" calcext:value-type="string">
            <text:p>"KT"</text:p>
          </table:table-cell>
          <table:table-cell table:style-name="ce42" table:formula="of:=CONCATENATE([$przecinki.$C$2];[$przecinki.$C$2];[.J166];[$przecinki.$C$2];[$przecinki.$C$2];[$przecinki.$C$2];[$przecinki.$C$2];[$przecinki.$B$5];[.F166];[$przecinki.$D$2];[$przecinki.$C$2];[$przecinki.$C$2];[$przecinki.$C$2];[.G166];[$przecinki.$D$2];[$przecinki.$C$2];[$przecinki.$C$2];[$przecinki.$C$2];[$przecinki.$C$2];[$przecinki.$C$2];[$przecinki.$C$2];[$przecinki.$C$2])" office:value-type="string" office:string-value="  &quot;kt.&quot;    [&quot;KT&quot;,   &quot;kt&quot;,       " calcext:value-type="string">
            <text:p><text:s text:c="2"/>"kt." <text:s text:c="3"/>["KT", <text:s text:c="2"/>"k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6]);[$przecinki.$A$2];[$przecinki.$C$5];[$przecinki.$D$2])" office:value-type="string" office:string-value="&quot;lewe KT&quot;]," calcext:value-type="string">
            <text:p>"lewe KT"],</text:p>
          </table:table-cell>
          <table:table-cell table:style-name="ce46" table:formula="of:=CONCATENATE([.L166];[.M166];[.N166])" office:value-type="string" office:string-value="  &quot;kt.&quot;    [&quot;KT&quot;,   &quot;kt&quot;,       &quot;&quot;, &quot;ONSET&quot;, &quot;lewe KT&quot;]," calcext:value-type="string">
            <text:p><text:s text:c="2"/>"kt." <text:s text:c="3"/>["KT", <text:s text:c="2"/>"kt", <text:s text:c="6"/>"", "ONSET", "lewe KT"],</text:p>
          </table:table-cell>
        </table:table-row>
        <table:table-row table:style-name="ro2">
          <table:table-cell table:formula="of:=[$'naglosy-edycja'.B167]" office:value-type="string" office:string-value="kw" calcext:value-type="string">
            <text:p>kw</text:p>
          </table:table-cell>
          <table:table-cell table:formula="of:=[$'naglosy-edycja'.C167]" office:value-type="string" office:string-value="KV" calcext:value-type="string">
            <text:p>KV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formula="of:=CONCATENATE([$przecinki.$A$2];[.E167];[$przecinki.$A$2];)" office:value-type="string" office:string-value="&quot;KV&quot;" calcext:value-type="string">
            <text:p>"KV"</text:p>
          </table:table-cell>
          <table:table-cell table:formula="of:=CONCATENATE([$przecinki.$A$2];[.A167];[$przecinki.$A$2])" office:value-type="string" office:string-value="&quot;kw&quot;" calcext:value-type="string">
            <text:p>"kw"</text:p>
          </table:table-cell>
          <table:table-cell table:formula="of:=CONCATENATE([.G167];[$przecinki.$B$2];[.F167];)" office:value-type="string" office:string-value="&quot;kw&quot;:&quot;KV&quot;" calcext:value-type="string">
            <text:p>"kw":"KV"</text:p>
          </table:table-cell>
          <table:table-cell/>
          <table:table-cell table:style-name="ce42" table:formula="of:=CONCATENATE([$przecinki.$A$2];[.A167];[$przecinki.$A$5];[$przecinki.$A$2])" office:value-type="string" office:string-value="&quot;kw.&quot;" calcext:value-type="string">
            <text:p>"kw."</text:p>
          </table:table-cell>
          <table:table-cell table:style-name="ce42" table:formula="of:=UPPER([.G167])" office:value-type="string" office:string-value="&quot;KW&quot;" calcext:value-type="string">
            <text:p>"KW"</text:p>
          </table:table-cell>
          <table:table-cell table:style-name="ce42" table:formula="of:=CONCATENATE([$przecinki.$C$2];[$przecinki.$C$2];[.J167];[$przecinki.$C$2];[$przecinki.$C$2];[$przecinki.$C$2];[$przecinki.$C$2];[$przecinki.$B$5];[.F167];[$przecinki.$D$2];[$przecinki.$C$2];[$przecinki.$C$2];[$przecinki.$C$2];[.G167];[$przecinki.$D$2];[$przecinki.$C$2];[$przecinki.$C$2];[$przecinki.$C$2];[$przecinki.$C$2];[$przecinki.$C$2];[$przecinki.$C$2];[$przecinki.$C$2])" office:value-type="string" office:string-value="  &quot;kw.&quot;    [&quot;KV&quot;,   &quot;kw&quot;,       " calcext:value-type="string">
            <text:p><text:s text:c="2"/>"kw." <text:s text:c="3"/>["KV", <text:s text:c="2"/>"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7]);[$przecinki.$A$2];[$przecinki.$C$5];[$przecinki.$D$2])" office:value-type="string" office:string-value="&quot;lewe KW&quot;]," calcext:value-type="string">
            <text:p>"lewe KW"],</text:p>
          </table:table-cell>
          <table:table-cell table:style-name="ce46" table:formula="of:=CONCATENATE([.L167];[.M167];[.N167])" office:value-type="string" office:string-value="  &quot;kw.&quot;    [&quot;KV&quot;,   &quot;kw&quot;,       &quot;&quot;, &quot;ONSET&quot;, &quot;lewe KW&quot;]," calcext:value-type="string">
            <text:p><text:s text:c="2"/>"kw." <text:s text:c="3"/>["KV", <text:s text:c="2"/>"kw", <text:s text:c="6"/>"", "ONSET", "lewe KW"],</text:p>
          </table:table-cell>
        </table:table-row>
        <table:table-row table:style-name="ro2">
          <table:table-cell table:formula="of:=[$'naglosy-edycja'.B168]" office:value-type="string" office:string-value="kwi" calcext:value-type="string">
            <text:p>kwi</text:p>
          </table:table-cell>
          <table:table-cell table:formula="of:=[$'naglosy-edycja'.C168]" office:value-type="float" office:value="0" calcext:value-type="float">
            <text:p>0</text:p>
          </table:table-cell>
          <table:table-cell table:formula="of:=[$'naglosy-edycja'.D168]" office:value-type="string" office:string-value="KVJ" calcext:value-type="string">
            <text:p>KVJ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formula="of:=CONCATENATE([$przecinki.$A$2];[.E168];[$przecinki.$A$2];)" office:value-type="string" office:string-value="&quot;KVJ&quot;" calcext:value-type="string">
            <text:p>"KVJ"</text:p>
          </table:table-cell>
          <table:table-cell table:formula="of:=CONCATENATE([$przecinki.$A$2];[.A168];[$przecinki.$A$2])" office:value-type="string" office:string-value="&quot;kwi&quot;" calcext:value-type="string">
            <text:p>"kwi"</text:p>
          </table:table-cell>
          <table:table-cell table:formula="of:=CONCATENATE([.G168];[$przecinki.$B$2];[.F168];)" office:value-type="string" office:string-value="&quot;kwi&quot;:&quot;KVJ&quot;" calcext:value-type="string">
            <text:p>"kwi":"KVJ"</text:p>
          </table:table-cell>
          <table:table-cell/>
          <table:table-cell table:style-name="ce42" table:formula="of:=CONCATENATE([$przecinki.$A$2];[.A168];[$przecinki.$A$5];[$przecinki.$A$2])" office:value-type="string" office:string-value="&quot;kwi.&quot;" calcext:value-type="string">
            <text:p>"kwi."</text:p>
          </table:table-cell>
          <table:table-cell table:style-name="ce42" table:formula="of:=UPPER([.G168])" office:value-type="string" office:string-value="&quot;KWI&quot;" calcext:value-type="string">
            <text:p>"KWI"</text:p>
          </table:table-cell>
          <table:table-cell table:style-name="ce42" table:formula="of:=CONCATENATE([$przecinki.$C$2];[$przecinki.$C$2];[.J168];[$przecinki.$C$2];[$przecinki.$C$2];[$przecinki.$C$2];[$przecinki.$C$2];[$przecinki.$B$5];[.F168];[$przecinki.$D$2];[$przecinki.$C$2];[$przecinki.$C$2];[$przecinki.$C$2];[.G168];[$przecinki.$D$2];[$przecinki.$C$2];[$przecinki.$C$2];[$przecinki.$C$2];[$przecinki.$C$2];[$przecinki.$C$2];[$przecinki.$C$2];[$przecinki.$C$2])" office:value-type="string" office:string-value="  &quot;kwi.&quot;    [&quot;KVJ&quot;,   &quot;kwi&quot;,       " calcext:value-type="string">
            <text:p><text:s text:c="2"/>"kwi." <text:s text:c="3"/>["KVJ", <text:s text:c="2"/>"k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8]);[$przecinki.$A$2];[$przecinki.$C$5];[$przecinki.$D$2])" office:value-type="string" office:string-value="&quot;lewe KWI&quot;]," calcext:value-type="string">
            <text:p>"lewe KWI"],</text:p>
          </table:table-cell>
          <table:table-cell table:style-name="ce46" table:formula="of:=CONCATENATE([.L168];[.M168];[.N168])" office:value-type="string" office:string-value="  &quot;kwi.&quot;    [&quot;KVJ&quot;,   &quot;kwi&quot;,       &quot;&quot;, &quot;ONSET&quot;, &quot;lewe KWI&quot;]," calcext:value-type="string">
            <text:p><text:s text:c="2"/>"kwi." <text:s text:c="3"/>["KVJ", <text:s text:c="2"/>"kwi", <text:s text:c="6"/>"", "ONSET", "lewe KWI"],</text:p>
          </table:table-cell>
        </table:table-row>
        <table:table-row table:style-name="ro2">
          <table:table-cell table:formula="of:=[$'naglosy-edycja'.B169]" office:value-type="string" office:string-value="l" calcext:value-type="string">
            <text:p>l</text:p>
          </table:table-cell>
          <table:table-cell table:formula="of:=[$'naglosy-edycja'.C169]" office:value-type="string" office:string-value="L" calcext:value-type="string">
            <text:p>L</text:p>
          </table:table-cell>
          <table:table-cell table:formula="of:=[$'naglosy-edycja'.D169]" office:value-type="float" office:value="0" calcext:value-type="float">
            <text:p>0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formula="of:=CONCATENATE([$przecinki.$A$2];[.E169];[$przecinki.$A$2];)" office:value-type="string" office:string-value="&quot;L&quot;" calcext:value-type="string">
            <text:p>"L"</text:p>
          </table:table-cell>
          <table:table-cell table:formula="of:=CONCATENATE([$przecinki.$A$2];[.A169];[$przecinki.$A$2])" office:value-type="string" office:string-value="&quot;l&quot;" calcext:value-type="string">
            <text:p>"l"</text:p>
          </table:table-cell>
          <table:table-cell table:formula="of:=CONCATENATE([.G169];[$przecinki.$B$2];[.F169];)" office:value-type="string" office:string-value="&quot;l&quot;:&quot;L&quot;" calcext:value-type="string">
            <text:p>"l":"L"</text:p>
          </table:table-cell>
          <table:table-cell/>
          <table:table-cell table:style-name="ce42" table:formula="of:=CONCATENATE([$przecinki.$A$2];[.A169];[$przecinki.$A$5];[$przecinki.$A$2])" office:value-type="string" office:string-value="&quot;l.&quot;" calcext:value-type="string">
            <text:p>"l."</text:p>
          </table:table-cell>
          <table:table-cell table:style-name="ce42" table:formula="of:=UPPER([.G169])" office:value-type="string" office:string-value="&quot;L&quot;" calcext:value-type="string">
            <text:p>"L"</text:p>
          </table:table-cell>
          <table:table-cell table:style-name="ce42" table:formula="of:=CONCATENATE([$przecinki.$C$2];[$przecinki.$C$2];[.J169];[$przecinki.$C$2];[$przecinki.$C$2];[$przecinki.$C$2];[$przecinki.$C$2];[$przecinki.$B$5];[.F169];[$przecinki.$D$2];[$przecinki.$C$2];[$przecinki.$C$2];[$przecinki.$C$2];[.G169];[$przecinki.$D$2];[$przecinki.$C$2];[$przecinki.$C$2];[$przecinki.$C$2];[$przecinki.$C$2];[$przecinki.$C$2];[$przecinki.$C$2];[$przecinki.$C$2])" office:value-type="string" office:string-value="  &quot;l.&quot;    [&quot;L&quot;,   &quot;l&quot;,       " calcext:value-type="string">
            <text:p><text:s text:c="2"/>"l." <text:s text:c="3"/>["L", <text:s text:c="2"/>"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9]);[$przecinki.$A$2];[$przecinki.$C$5];[$przecinki.$D$2])" office:value-type="string" office:string-value="&quot;lewe L&quot;]," calcext:value-type="string">
            <text:p>"lewe L"],</text:p>
          </table:table-cell>
          <table:table-cell table:style-name="ce46" table:formula="of:=CONCATENATE([.L169];[.M169];[.N169])" office:value-type="string" office:string-value="  &quot;l.&quot;    [&quot;L&quot;,   &quot;l&quot;,       &quot;&quot;, &quot;ONSET&quot;, &quot;lewe L&quot;]," calcext:value-type="string">
            <text:p><text:s text:c="2"/>"l." <text:s text:c="3"/>["L", <text:s text:c="2"/>"l", <text:s text:c="6"/>"", "ONSET", "lewe L"],</text:p>
          </table:table-cell>
        </table:table-row>
        <table:table-row table:style-name="ro2">
          <table:table-cell table:formula="of:=[$'naglosy-edycja'.B170]" office:value-type="string" office:string-value="lg" calcext:value-type="string">
            <text:p>lg</text:p>
          </table:table-cell>
          <table:table-cell table:formula="of:=[$'naglosy-edycja'.C170]" office:value-type="string" office:string-value="XKL" calcext:value-type="string">
            <text:p>XK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formula="of:=CONCATENATE([$przecinki.$A$2];[.E170];[$przecinki.$A$2];)" office:value-type="string" office:string-value="&quot;XKL&quot;" calcext:value-type="string">
            <text:p>"XKL"</text:p>
          </table:table-cell>
          <table:table-cell table:formula="of:=CONCATENATE([$przecinki.$A$2];[.A170];[$przecinki.$A$2])" office:value-type="string" office:string-value="&quot;lg&quot;" calcext:value-type="string">
            <text:p>"lg"</text:p>
          </table:table-cell>
          <table:table-cell table:formula="of:=CONCATENATE([.G170];[$przecinki.$B$2];[.F170];)" office:value-type="string" office:string-value="&quot;lg&quot;:&quot;XKL&quot;" calcext:value-type="string">
            <text:p>"lg":"XKL"</text:p>
          </table:table-cell>
          <table:table-cell/>
          <table:table-cell table:style-name="ce42" table:formula="of:=CONCATENATE([$przecinki.$A$2];[.A170];[$przecinki.$A$5];[$przecinki.$A$2])" office:value-type="string" office:string-value="&quot;lg.&quot;" calcext:value-type="string">
            <text:p>"lg."</text:p>
          </table:table-cell>
          <table:table-cell table:style-name="ce42" table:formula="of:=UPPER([.G170])" office:value-type="string" office:string-value="&quot;LG&quot;" calcext:value-type="string">
            <text:p>"LG"</text:p>
          </table:table-cell>
          <table:table-cell table:style-name="ce42" table:formula="of:=CONCATENATE([$przecinki.$C$2];[$przecinki.$C$2];[.J170];[$przecinki.$C$2];[$przecinki.$C$2];[$przecinki.$C$2];[$przecinki.$C$2];[$przecinki.$B$5];[.F170];[$przecinki.$D$2];[$przecinki.$C$2];[$przecinki.$C$2];[$przecinki.$C$2];[.G170];[$przecinki.$D$2];[$przecinki.$C$2];[$przecinki.$C$2];[$przecinki.$C$2];[$przecinki.$C$2];[$przecinki.$C$2];[$przecinki.$C$2];[$przecinki.$C$2])" office:value-type="string" office:string-value="  &quot;lg.&quot;    [&quot;XKL&quot;,   &quot;lg&quot;,       " calcext:value-type="string">
            <text:p><text:s text:c="2"/>"lg." <text:s text:c="3"/>["XKL", <text:s text:c="2"/>"l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0]);[$przecinki.$A$2];[$przecinki.$C$5];[$przecinki.$D$2])" office:value-type="string" office:string-value="&quot;lewe LG&quot;]," calcext:value-type="string">
            <text:p>"lewe LG"],</text:p>
          </table:table-cell>
          <table:table-cell table:style-name="ce46" table:formula="of:=CONCATENATE([.L170];[.M170];[.N170])" office:value-type="string" office:string-value="  &quot;lg.&quot;    [&quot;XKL&quot;,   &quot;lg&quot;,       &quot;&quot;, &quot;ONSET&quot;, &quot;lewe LG&quot;]," calcext:value-type="string">
            <text:p><text:s text:c="2"/>"lg." <text:s text:c="3"/>["XKL", <text:s text:c="2"/>"lg", <text:s text:c="6"/>"", "ONSET", "lewe LG"],</text:p>
          </table:table-cell>
        </table:table-row>
        <table:table-row table:style-name="ro2">
          <table:table-cell table:formula="of:=[$'naglosy-edycja'.B171]" office:value-type="string" office:string-value="lgn" calcext:value-type="string">
            <text:p>lgn</text:p>
          </table:table-cell>
          <table:table-cell table:formula="of:=[$'naglosy-edycja'.C171]" office:value-type="string" office:string-value="XKLR" calcext:value-type="string">
            <text:p>XKLR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formula="of:=CONCATENATE([$przecinki.$A$2];[.E171];[$przecinki.$A$2];)" office:value-type="string" office:string-value="&quot;XKLR&quot;" calcext:value-type="string">
            <text:p>"XKLR"</text:p>
          </table:table-cell>
          <table:table-cell table:formula="of:=CONCATENATE([$przecinki.$A$2];[.A171];[$przecinki.$A$2])" office:value-type="string" office:string-value="&quot;lgn&quot;" calcext:value-type="string">
            <text:p>"lgn"</text:p>
          </table:table-cell>
          <table:table-cell table:formula="of:=CONCATENATE([.G171];[$przecinki.$B$2];[.F171];)" office:value-type="string" office:string-value="&quot;lgn&quot;:&quot;XKLR&quot;" calcext:value-type="string">
            <text:p>"lgn":"XKLR"</text:p>
          </table:table-cell>
          <table:table-cell/>
          <table:table-cell table:style-name="ce42" table:formula="of:=CONCATENATE([$przecinki.$A$2];[.A171];[$przecinki.$A$5];[$przecinki.$A$2])" office:value-type="string" office:string-value="&quot;lgn.&quot;" calcext:value-type="string">
            <text:p>"lgn."</text:p>
          </table:table-cell>
          <table:table-cell table:style-name="ce42" table:formula="of:=UPPER([.G171])" office:value-type="string" office:string-value="&quot;LGN&quot;" calcext:value-type="string">
            <text:p>"LGN"</text:p>
          </table:table-cell>
          <table:table-cell table:style-name="ce42" table:formula="of:=CONCATENATE([$przecinki.$C$2];[$przecinki.$C$2];[.J171];[$przecinki.$C$2];[$przecinki.$C$2];[$przecinki.$C$2];[$przecinki.$C$2];[$przecinki.$B$5];[.F171];[$przecinki.$D$2];[$przecinki.$C$2];[$przecinki.$C$2];[$przecinki.$C$2];[.G171];[$przecinki.$D$2];[$przecinki.$C$2];[$przecinki.$C$2];[$przecinki.$C$2];[$przecinki.$C$2];[$przecinki.$C$2];[$przecinki.$C$2];[$przecinki.$C$2])" office:value-type="string" office:string-value="  &quot;lgn.&quot;    [&quot;XKLR&quot;,   &quot;lgn&quot;,       " calcext:value-type="string">
            <text:p><text:s text:c="2"/>"lgn." <text:s text:c="3"/>["XKLR", <text:s text:c="2"/>"l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1]);[$przecinki.$A$2];[$przecinki.$C$5];[$przecinki.$D$2])" office:value-type="string" office:string-value="&quot;lewe LGN&quot;]," calcext:value-type="string">
            <text:p>"lewe LGN"],</text:p>
          </table:table-cell>
          <table:table-cell table:style-name="ce46" table:formula="of:=CONCATENATE([.L171];[.M171];[.N171])" office:value-type="string" office:string-value="  &quot;lgn.&quot;    [&quot;XKLR&quot;,   &quot;lgn&quot;,       &quot;&quot;, &quot;ONSET&quot;, &quot;lewe LGN&quot;]," calcext:value-type="string">
            <text:p><text:s text:c="2"/>"lgn." <text:s text:c="3"/>["XKLR", <text:s text:c="2"/>"lgn", <text:s text:c="6"/>"", "ONSET", "lewe LGN"],</text:p>
          </table:table-cell>
        </table:table-row>
        <table:table-row table:style-name="ro2">
          <table:table-cell table:formula="of:=[$'naglosy-edycja'.B172]" office:value-type="string" office:string-value="lgni" calcext:value-type="string">
            <text:p>lgni</text:p>
          </table:table-cell>
          <table:table-cell table:formula="of:=[$'naglosy-edycja'.C172]" office:value-type="float" office:value="0" calcext:value-type="float">
            <text:p>0</text:p>
          </table:table-cell>
          <table:table-cell table:formula="of:=[$'naglosy-edycja'.D172]" office:value-type="string" office:string-value="XKLRJ" calcext:value-type="string">
            <text:p>XKLRJ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formula="of:=CONCATENATE([$przecinki.$A$2];[.E172];[$przecinki.$A$2];)" office:value-type="string" office:string-value="&quot;XKLRJ&quot;" calcext:value-type="string">
            <text:p>"XKLRJ"</text:p>
          </table:table-cell>
          <table:table-cell table:formula="of:=CONCATENATE([$przecinki.$A$2];[.A172];[$przecinki.$A$2])" office:value-type="string" office:string-value="&quot;lgni&quot;" calcext:value-type="string">
            <text:p>"lgni"</text:p>
          </table:table-cell>
          <table:table-cell table:formula="of:=CONCATENATE([.G172];[$przecinki.$B$2];[.F172];)" office:value-type="string" office:string-value="&quot;lgni&quot;:&quot;XKLRJ&quot;" calcext:value-type="string">
            <text:p>"lgni":"XKLRJ"</text:p>
          </table:table-cell>
          <table:table-cell/>
          <table:table-cell table:style-name="ce42" table:formula="of:=CONCATENATE([$przecinki.$A$2];[.A172];[$przecinki.$A$5];[$przecinki.$A$2])" office:value-type="string" office:string-value="&quot;lgni.&quot;" calcext:value-type="string">
            <text:p>"lgni."</text:p>
          </table:table-cell>
          <table:table-cell table:style-name="ce42" table:formula="of:=UPPER([.G172])" office:value-type="string" office:string-value="&quot;LGNI&quot;" calcext:value-type="string">
            <text:p>"LGNI"</text:p>
          </table:table-cell>
          <table:table-cell table:style-name="ce42" table:formula="of:=CONCATENATE([$przecinki.$C$2];[$przecinki.$C$2];[.J172];[$przecinki.$C$2];[$przecinki.$C$2];[$przecinki.$C$2];[$przecinki.$C$2];[$przecinki.$B$5];[.F172];[$przecinki.$D$2];[$przecinki.$C$2];[$przecinki.$C$2];[$przecinki.$C$2];[.G172];[$przecinki.$D$2];[$przecinki.$C$2];[$przecinki.$C$2];[$przecinki.$C$2];[$przecinki.$C$2];[$przecinki.$C$2];[$przecinki.$C$2];[$przecinki.$C$2])" office:value-type="string" office:string-value="  &quot;lgni.&quot;    [&quot;XKLRJ&quot;,   &quot;lgni&quot;,       " calcext:value-type="string">
            <text:p><text:s text:c="2"/>"lgni." <text:s text:c="3"/>["XKLRJ", <text:s text:c="2"/>"l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2]);[$przecinki.$A$2];[$przecinki.$C$5];[$przecinki.$D$2])" office:value-type="string" office:string-value="&quot;lewe LGNI&quot;]," calcext:value-type="string">
            <text:p>"lewe LGNI"],</text:p>
          </table:table-cell>
          <table:table-cell table:style-name="ce46" table:formula="of:=CONCATENATE([.L172];[.M172];[.N172])" office:value-type="string" office:string-value="  &quot;lgni.&quot;    [&quot;XKLRJ&quot;,   &quot;lgni&quot;,       &quot;&quot;, &quot;ONSET&quot;, &quot;lewe LGNI&quot;]," calcext:value-type="string">
            <text:p><text:s text:c="2"/>"lgni." <text:s text:c="3"/>["XKLRJ", <text:s text:c="2"/>"lgni", <text:s text:c="6"/>"", "ONSET", "lewe LGNI"],</text:p>
          </table:table-cell>
        </table:table-row>
        <table:table-row table:style-name="ro2">
          <table:table-cell table:formula="of:=[$'naglosy-edycja'.B173]" office:value-type="string" office:string-value="lh" calcext:value-type="string">
            <text:p>lh</text:p>
          </table:table-cell>
          <table:table-cell table:formula="of:=[$'naglosy-edycja'.C173]" office:value-type="string" office:string-value="XKTL" calcext:value-type="string">
            <text:p>XKTL</text:p>
          </table:table-cell>
          <table:table-cell table:formula="of:=[$'naglosy-edycja'.D173]" office:value-type="float" office:value="0" calcext:value-type="float">
            <text:p>0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formula="of:=CONCATENATE([$przecinki.$A$2];[.E173];[$przecinki.$A$2];)" office:value-type="string" office:string-value="&quot;XKTL&quot;" calcext:value-type="string">
            <text:p>"XKTL"</text:p>
          </table:table-cell>
          <table:table-cell table:formula="of:=CONCATENATE([$przecinki.$A$2];[.A173];[$przecinki.$A$2])" office:value-type="string" office:string-value="&quot;lh&quot;" calcext:value-type="string">
            <text:p>"lh"</text:p>
          </table:table-cell>
          <table:table-cell table:formula="of:=CONCATENATE([.G173];[$przecinki.$B$2];[.F173];)" office:value-type="string" office:string-value="&quot;lh&quot;:&quot;XKTL&quot;" calcext:value-type="string">
            <text:p>"lh":"XKTL"</text:p>
          </table:table-cell>
          <table:table-cell/>
          <table:table-cell table:style-name="ce42" table:formula="of:=CONCATENATE([$przecinki.$A$2];[.A173];[$przecinki.$A$5];[$przecinki.$A$2])" office:value-type="string" office:string-value="&quot;lh.&quot;" calcext:value-type="string">
            <text:p>"lh."</text:p>
          </table:table-cell>
          <table:table-cell table:style-name="ce42" table:formula="of:=UPPER([.G173])" office:value-type="string" office:string-value="&quot;LH&quot;" calcext:value-type="string">
            <text:p>"LH"</text:p>
          </table:table-cell>
          <table:table-cell table:style-name="ce42" table:formula="of:=CONCATENATE([$przecinki.$C$2];[$przecinki.$C$2];[.J173];[$przecinki.$C$2];[$przecinki.$C$2];[$przecinki.$C$2];[$przecinki.$C$2];[$przecinki.$B$5];[.F173];[$przecinki.$D$2];[$przecinki.$C$2];[$przecinki.$C$2];[$przecinki.$C$2];[.G173];[$przecinki.$D$2];[$przecinki.$C$2];[$przecinki.$C$2];[$przecinki.$C$2];[$przecinki.$C$2];[$przecinki.$C$2];[$przecinki.$C$2];[$przecinki.$C$2])" office:value-type="string" office:string-value="  &quot;lh.&quot;    [&quot;XKTL&quot;,   &quot;lh&quot;,       " calcext:value-type="string">
            <text:p><text:s text:c="2"/>"lh." <text:s text:c="3"/>["XKTL", <text:s text:c="2"/>"l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3]);[$przecinki.$A$2];[$przecinki.$C$5];[$przecinki.$D$2])" office:value-type="string" office:string-value="&quot;lewe LH&quot;]," calcext:value-type="string">
            <text:p>"lewe LH"],</text:p>
          </table:table-cell>
          <table:table-cell table:style-name="ce46" table:formula="of:=CONCATENATE([.L173];[.M173];[.N173])" office:value-type="string" office:string-value="  &quot;lh.&quot;    [&quot;XKTL&quot;,   &quot;lh&quot;,       &quot;&quot;, &quot;ONSET&quot;, &quot;lewe LH&quot;]," calcext:value-type="string">
            <text:p><text:s text:c="2"/>"lh." <text:s text:c="3"/>["XKTL", <text:s text:c="2"/>"lh", <text:s text:c="6"/>"", "ONSET", "lewe LH"],</text:p>
          </table:table-cell>
        </table:table-row>
        <table:table-row table:style-name="ro2">
          <table:table-cell table:formula="of:=[$'naglosy-edycja'.B174]" office:value-type="string" office:string-value="ll" calcext:value-type="string">
            <text:p>ll</text:p>
          </table:table-cell>
          <table:table-cell table:formula="of:=[$'naglosy-edycja'.C174]" office:value-type="string" office:string-value="L" calcext:value-type="string">
            <text:p>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formula="of:=CONCATENATE([$przecinki.$A$2];[.E174];[$przecinki.$A$2];)" office:value-type="string" office:string-value="&quot;L&quot;" calcext:value-type="string">
            <text:p>"L"</text:p>
          </table:table-cell>
          <table:table-cell table:formula="of:=CONCATENATE([$przecinki.$A$2];[.A174];[$przecinki.$A$2])" office:value-type="string" office:string-value="&quot;ll&quot;" calcext:value-type="string">
            <text:p>"ll"</text:p>
          </table:table-cell>
          <table:table-cell table:formula="of:=CONCATENATE([.G174];[$przecinki.$B$2];[.F174];)" office:value-type="string" office:string-value="&quot;ll&quot;:&quot;L&quot;" calcext:value-type="string">
            <text:p>"ll":"L"</text:p>
          </table:table-cell>
          <table:table-cell/>
          <table:table-cell table:style-name="ce42" table:formula="of:=CONCATENATE([$przecinki.$A$2];[.A174];[$przecinki.$A$5];[$przecinki.$A$2])" office:value-type="string" office:string-value="&quot;ll.&quot;" calcext:value-type="string">
            <text:p>"ll."</text:p>
          </table:table-cell>
          <table:table-cell table:style-name="ce42" table:formula="of:=UPPER([.G174])" office:value-type="string" office:string-value="&quot;LL&quot;" calcext:value-type="string">
            <text:p>"LL"</text:p>
          </table:table-cell>
          <table:table-cell table:style-name="ce42" table:formula="of:=CONCATENATE([$przecinki.$C$2];[$przecinki.$C$2];[.J174];[$przecinki.$C$2];[$przecinki.$C$2];[$przecinki.$C$2];[$przecinki.$C$2];[$przecinki.$B$5];[.F174];[$przecinki.$D$2];[$przecinki.$C$2];[$przecinki.$C$2];[$przecinki.$C$2];[.G174];[$przecinki.$D$2];[$przecinki.$C$2];[$przecinki.$C$2];[$przecinki.$C$2];[$przecinki.$C$2];[$przecinki.$C$2];[$przecinki.$C$2];[$przecinki.$C$2])" office:value-type="string" office:string-value="  &quot;ll.&quot;    [&quot;L&quot;,   &quot;ll&quot;,       " calcext:value-type="string">
            <text:p><text:s text:c="2"/>"ll." <text:s text:c="3"/>["L", <text:s text:c="2"/>"l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4]);[$przecinki.$A$2];[$przecinki.$C$5];[$przecinki.$D$2])" office:value-type="string" office:string-value="&quot;lewe LL&quot;]," calcext:value-type="string">
            <text:p>"lewe LL"],</text:p>
          </table:table-cell>
          <table:table-cell table:style-name="ce46" table:formula="of:=CONCATENATE([.L174];[.M174];[.N174])" office:value-type="string" office:string-value="  &quot;ll.&quot;    [&quot;L&quot;,   &quot;ll&quot;,       &quot;&quot;, &quot;ONSET&quot;, &quot;lewe LL&quot;]," calcext:value-type="string">
            <text:p><text:s text:c="2"/>"ll." <text:s text:c="3"/>["L", <text:s text:c="2"/>"ll", <text:s text:c="6"/>"", "ONSET", "lewe LL"],</text:p>
          </table:table-cell>
        </table:table-row>
        <table:table-row table:style-name="ro2">
          <table:table-cell table:formula="of:=[$'naglosy-edycja'.B175]" office:value-type="string" office:string-value="ln" calcext:value-type="string">
            <text:p>ln</text:p>
          </table:table-cell>
          <table:table-cell table:formula="of:=[$'naglosy-edycja'.C175]" office:value-type="string" office:string-value="VLR" calcext:value-type="string">
            <text:p>VLR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formula="of:=CONCATENATE([$przecinki.$A$2];[.E175];[$przecinki.$A$2];)" office:value-type="string" office:string-value="&quot;VLR&quot;" calcext:value-type="string">
            <text:p>"VLR"</text:p>
          </table:table-cell>
          <table:table-cell table:formula="of:=CONCATENATE([$przecinki.$A$2];[.A175];[$przecinki.$A$2])" office:value-type="string" office:string-value="&quot;ln&quot;" calcext:value-type="string">
            <text:p>"ln"</text:p>
          </table:table-cell>
          <table:table-cell table:formula="of:=CONCATENATE([.G175];[$przecinki.$B$2];[.F175];)" office:value-type="string" office:string-value="&quot;ln&quot;:&quot;VLR&quot;" calcext:value-type="string">
            <text:p>"ln":"VLR"</text:p>
          </table:table-cell>
          <table:table-cell/>
          <table:table-cell table:style-name="ce42" table:formula="of:=CONCATENATE([$przecinki.$A$2];[.A175];[$przecinki.$A$5];[$przecinki.$A$2])" office:value-type="string" office:string-value="&quot;ln.&quot;" calcext:value-type="string">
            <text:p>"ln."</text:p>
          </table:table-cell>
          <table:table-cell table:style-name="ce42" table:formula="of:=UPPER([.G175])" office:value-type="string" office:string-value="&quot;LN&quot;" calcext:value-type="string">
            <text:p>"LN"</text:p>
          </table:table-cell>
          <table:table-cell table:style-name="ce42" table:formula="of:=CONCATENATE([$przecinki.$C$2];[$przecinki.$C$2];[.J175];[$przecinki.$C$2];[$przecinki.$C$2];[$przecinki.$C$2];[$przecinki.$C$2];[$przecinki.$B$5];[.F175];[$przecinki.$D$2];[$przecinki.$C$2];[$przecinki.$C$2];[$przecinki.$C$2];[.G175];[$przecinki.$D$2];[$przecinki.$C$2];[$przecinki.$C$2];[$przecinki.$C$2];[$przecinki.$C$2];[$przecinki.$C$2];[$przecinki.$C$2];[$przecinki.$C$2])" office:value-type="string" office:string-value="  &quot;ln.&quot;    [&quot;VLR&quot;,   &quot;ln&quot;,       " calcext:value-type="string">
            <text:p><text:s text:c="2"/>"ln." <text:s text:c="3"/>["VLR", <text:s text:c="2"/>"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5]);[$przecinki.$A$2];[$przecinki.$C$5];[$przecinki.$D$2])" office:value-type="string" office:string-value="&quot;lewe LN&quot;]," calcext:value-type="string">
            <text:p>"lewe LN"],</text:p>
          </table:table-cell>
          <table:table-cell table:style-name="ce46" table:formula="of:=CONCATENATE([.L175];[.M175];[.N175])" office:value-type="string" office:string-value="  &quot;ln.&quot;    [&quot;VLR&quot;,   &quot;ln&quot;,       &quot;&quot;, &quot;ONSET&quot;, &quot;lewe LN&quot;]," calcext:value-type="string">
            <text:p><text:s text:c="2"/>"ln." <text:s text:c="3"/>["VLR", <text:s text:c="2"/>"ln", <text:s text:c="6"/>"", "ONSET", "lewe LN"],</text:p>
          </table:table-cell>
        </table:table-row>
        <table:table-row table:style-name="ro2">
          <table:table-cell table:formula="of:=[$'naglosy-edycja'.B176]" office:value-type="string" office:string-value="lni" calcext:value-type="string">
            <text:p>lni</text:p>
          </table:table-cell>
          <table:table-cell table:formula="of:=[$'naglosy-edycja'.C176]" office:value-type="float" office:value="0" calcext:value-type="float">
            <text:p>0</text:p>
          </table:table-cell>
          <table:table-cell table:formula="of:=[$'naglosy-edycja'.D176]" office:value-type="string" office:string-value="VLRJ" calcext:value-type="string">
            <text:p>VLRJ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formula="of:=CONCATENATE([$przecinki.$A$2];[.E176];[$przecinki.$A$2];)" office:value-type="string" office:string-value="&quot;VLRJ&quot;" calcext:value-type="string">
            <text:p>"VLRJ"</text:p>
          </table:table-cell>
          <table:table-cell table:formula="of:=CONCATENATE([$przecinki.$A$2];[.A176];[$przecinki.$A$2])" office:value-type="string" office:string-value="&quot;lni&quot;" calcext:value-type="string">
            <text:p>"lni"</text:p>
          </table:table-cell>
          <table:table-cell table:formula="of:=CONCATENATE([.G176];[$przecinki.$B$2];[.F176];)" office:value-type="string" office:string-value="&quot;lni&quot;:&quot;VLRJ&quot;" calcext:value-type="string">
            <text:p>"lni":"VLRJ"</text:p>
          </table:table-cell>
          <table:table-cell/>
          <table:table-cell table:style-name="ce42" table:formula="of:=CONCATENATE([$przecinki.$A$2];[.A176];[$przecinki.$A$5];[$przecinki.$A$2])" office:value-type="string" office:string-value="&quot;lni.&quot;" calcext:value-type="string">
            <text:p>"lni."</text:p>
          </table:table-cell>
          <table:table-cell table:style-name="ce42" table:formula="of:=UPPER([.G176])" office:value-type="string" office:string-value="&quot;LNI&quot;" calcext:value-type="string">
            <text:p>"LNI"</text:p>
          </table:table-cell>
          <table:table-cell table:style-name="ce42" table:formula="of:=CONCATENATE([$przecinki.$C$2];[$przecinki.$C$2];[.J176];[$przecinki.$C$2];[$przecinki.$C$2];[$przecinki.$C$2];[$przecinki.$C$2];[$przecinki.$B$5];[.F176];[$przecinki.$D$2];[$przecinki.$C$2];[$przecinki.$C$2];[$przecinki.$C$2];[.G176];[$przecinki.$D$2];[$przecinki.$C$2];[$przecinki.$C$2];[$przecinki.$C$2];[$przecinki.$C$2];[$przecinki.$C$2];[$przecinki.$C$2];[$przecinki.$C$2])" office:value-type="string" office:string-value="  &quot;lni.&quot;    [&quot;VLRJ&quot;,   &quot;lni&quot;,       " calcext:value-type="string">
            <text:p><text:s text:c="2"/>"lni." <text:s text:c="3"/>["VLRJ", <text:s text:c="2"/>"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6]);[$przecinki.$A$2];[$przecinki.$C$5];[$przecinki.$D$2])" office:value-type="string" office:string-value="&quot;lewe LNI&quot;]," calcext:value-type="string">
            <text:p>"lewe LNI"],</text:p>
          </table:table-cell>
          <table:table-cell table:style-name="ce46" table:formula="of:=CONCATENATE([.L176];[.M176];[.N176])" office:value-type="string" office:string-value="  &quot;lni.&quot;    [&quot;VLRJ&quot;,   &quot;lni&quot;,       &quot;&quot;, &quot;ONSET&quot;, &quot;lewe LNI&quot;]," calcext:value-type="string">
            <text:p><text:s text:c="2"/>"lni." <text:s text:c="3"/>["VLRJ", <text:s text:c="2"/>"lni", <text:s text:c="6"/>"", "ONSET", "lewe LNI"],</text:p>
          </table:table-cell>
        </table:table-row>
        <table:table-row table:style-name="ro2">
          <table:table-cell table:formula="of:=[$'naglosy-edycja'.B177]" office:value-type="string" office:string-value="lśn" calcext:value-type="string">
            <text:p>lśn</text:p>
          </table:table-cell>
          <table:table-cell table:formula="of:=[$'naglosy-edycja'.C177]" office:value-type="string" office:string-value="SVLR" calcext:value-type="string">
            <text:p>SVLR</text:p>
          </table:table-cell>
          <table:table-cell table:formula="of:=[$'naglosy-edycja'.D177]" office:value-type="float" office:value="0" calcext:value-type="float">
            <text:p>0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formula="of:=CONCATENATE([$przecinki.$A$2];[.E177];[$przecinki.$A$2];)" office:value-type="string" office:string-value="&quot;SVLR&quot;" calcext:value-type="string">
            <text:p>"SVLR"</text:p>
          </table:table-cell>
          <table:table-cell table:formula="of:=CONCATENATE([$przecinki.$A$2];[.A177];[$przecinki.$A$2])" office:value-type="string" office:string-value="&quot;lśn&quot;" calcext:value-type="string">
            <text:p>"lśn"</text:p>
          </table:table-cell>
          <table:table-cell table:formula="of:=CONCATENATE([.G177];[$przecinki.$B$2];[.F177];)" office:value-type="string" office:string-value="&quot;lśn&quot;:&quot;SVLR&quot;" calcext:value-type="string">
            <text:p>"lśn":"SVLR"</text:p>
          </table:table-cell>
          <table:table-cell/>
          <table:table-cell table:style-name="ce42" table:formula="of:=CONCATENATE([$przecinki.$A$2];[.A177];[$przecinki.$A$5];[$przecinki.$A$2])" office:value-type="string" office:string-value="&quot;lśn.&quot;" calcext:value-type="string">
            <text:p>"lśn."</text:p>
          </table:table-cell>
          <table:table-cell table:style-name="ce42" table:formula="of:=UPPER([.G177])" office:value-type="string" office:string-value="&quot;LŚN&quot;" calcext:value-type="string">
            <text:p>"LŚN"</text:p>
          </table:table-cell>
          <table:table-cell table:style-name="ce42" table:formula="of:=CONCATENATE([$przecinki.$C$2];[$przecinki.$C$2];[.J177];[$przecinki.$C$2];[$przecinki.$C$2];[$przecinki.$C$2];[$przecinki.$C$2];[$przecinki.$B$5];[.F177];[$przecinki.$D$2];[$przecinki.$C$2];[$przecinki.$C$2];[$przecinki.$C$2];[.G177];[$przecinki.$D$2];[$przecinki.$C$2];[$przecinki.$C$2];[$przecinki.$C$2];[$przecinki.$C$2];[$przecinki.$C$2];[$przecinki.$C$2];[$przecinki.$C$2])" office:value-type="string" office:string-value="  &quot;lśn.&quot;    [&quot;SVLR&quot;,   &quot;lśn&quot;,       " calcext:value-type="string">
            <text:p><text:s text:c="2"/>"lśn." <text:s text:c="3"/>["SVLR", <text:s text:c="2"/>"l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7]);[$przecinki.$A$2];[$przecinki.$C$5];[$przecinki.$D$2])" office:value-type="string" office:string-value="&quot;lewe LŚN&quot;]," calcext:value-type="string">
            <text:p>"lewe LŚN"],</text:p>
          </table:table-cell>
          <table:table-cell table:style-name="ce46" table:formula="of:=CONCATENATE([.L177];[.M177];[.N177])" office:value-type="string" office:string-value="  &quot;lśn.&quot;    [&quot;SVLR&quot;,   &quot;lśn&quot;,       &quot;&quot;, &quot;ONSET&quot;, &quot;lewe LŚN&quot;]," calcext:value-type="string">
            <text:p><text:s text:c="2"/>"lśn." <text:s text:c="3"/>["SVLR", <text:s text:c="2"/>"lśn", <text:s text:c="6"/>"", "ONSET", "lewe LŚN"],</text:p>
          </table:table-cell>
        </table:table-row>
        <table:table-row table:style-name="ro2">
          <table:table-cell table:formula="of:=[$'naglosy-edycja'.B178]" office:value-type="string" office:string-value="lśni" calcext:value-type="string">
            <text:p>lśni</text:p>
          </table:table-cell>
          <table:table-cell table:formula="of:=[$'naglosy-edycja'.C178]" office:value-type="float" office:value="0" calcext:value-type="float">
            <text:p>0</text:p>
          </table:table-cell>
          <table:table-cell table:formula="of:=[$'naglosy-edycja'.D178]" office:value-type="string" office:string-value="SVLRJ" calcext:value-type="string">
            <text:p>SVLRJ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formula="of:=CONCATENATE([$przecinki.$A$2];[.E178];[$przecinki.$A$2];)" office:value-type="string" office:string-value="&quot;SVLRJ&quot;" calcext:value-type="string">
            <text:p>"SVLRJ"</text:p>
          </table:table-cell>
          <table:table-cell table:formula="of:=CONCATENATE([$przecinki.$A$2];[.A178];[$przecinki.$A$2])" office:value-type="string" office:string-value="&quot;lśni&quot;" calcext:value-type="string">
            <text:p>"lśni"</text:p>
          </table:table-cell>
          <table:table-cell table:formula="of:=CONCATENATE([.G178];[$przecinki.$B$2];[.F178];)" office:value-type="string" office:string-value="&quot;lśni&quot;:&quot;SVLRJ&quot;" calcext:value-type="string">
            <text:p>"lśni":"SVLRJ"</text:p>
          </table:table-cell>
          <table:table-cell/>
          <table:table-cell table:style-name="ce42" table:formula="of:=CONCATENATE([$przecinki.$A$2];[.A178];[$przecinki.$A$5];[$przecinki.$A$2])" office:value-type="string" office:string-value="&quot;lśni.&quot;" calcext:value-type="string">
            <text:p>"lśni."</text:p>
          </table:table-cell>
          <table:table-cell table:style-name="ce42" table:formula="of:=UPPER([.G178])" office:value-type="string" office:string-value="&quot;LŚNI&quot;" calcext:value-type="string">
            <text:p>"LŚNI"</text:p>
          </table:table-cell>
          <table:table-cell table:style-name="ce42" table:formula="of:=CONCATENATE([$przecinki.$C$2];[$przecinki.$C$2];[.J178];[$przecinki.$C$2];[$przecinki.$C$2];[$przecinki.$C$2];[$przecinki.$C$2];[$przecinki.$B$5];[.F178];[$przecinki.$D$2];[$przecinki.$C$2];[$przecinki.$C$2];[$przecinki.$C$2];[.G178];[$przecinki.$D$2];[$przecinki.$C$2];[$przecinki.$C$2];[$przecinki.$C$2];[$przecinki.$C$2];[$przecinki.$C$2];[$przecinki.$C$2];[$przecinki.$C$2])" office:value-type="string" office:string-value="  &quot;lśni.&quot;    [&quot;SVLRJ&quot;,   &quot;lśni&quot;,       " calcext:value-type="string">
            <text:p><text:s text:c="2"/>"lśni." <text:s text:c="3"/>["SVLRJ", <text:s text:c="2"/>"l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8]);[$przecinki.$A$2];[$przecinki.$C$5];[$przecinki.$D$2])" office:value-type="string" office:string-value="&quot;lewe LŚNI&quot;]," calcext:value-type="string">
            <text:p>"lewe LŚNI"],</text:p>
          </table:table-cell>
          <table:table-cell table:style-name="ce46" table:formula="of:=CONCATENATE([.L178];[.M178];[.N178])" office:value-type="string" office:string-value="  &quot;lśni.&quot;    [&quot;SVLRJ&quot;,   &quot;lśni&quot;,       &quot;&quot;, &quot;ONSET&quot;, &quot;lewe LŚNI&quot;]," calcext:value-type="string">
            <text:p><text:s text:c="2"/>"lśni." <text:s text:c="3"/>["SVLRJ", <text:s text:c="2"/>"lśni", <text:s text:c="6"/>"", "ONSET", "lewe LŚNI"],</text:p>
          </table:table-cell>
        </table:table-row>
        <table:table-row table:style-name="ro2">
          <table:table-cell table:formula="of:=[$'naglosy-edycja'.B179]" office:value-type="string" office:string-value="lw" calcext:value-type="string">
            <text:p>lw</text:p>
          </table:table-cell>
          <table:table-cell table:formula="of:=[$'naglosy-edycja'.C179]" office:value-type="string" office:string-value="VL" calcext:value-type="string">
            <text:p>VL</text:p>
          </table:table-cell>
          <table:table-cell table:formula="of:=[$'naglosy-edycja'.D179]" office:value-type="float" office:value="0" calcext:value-type="float">
            <text:p>0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formula="of:=CONCATENATE([$przecinki.$A$2];[.E179];[$przecinki.$A$2];)" office:value-type="string" office:string-value="&quot;VL&quot;" calcext:value-type="string">
            <text:p>"VL"</text:p>
          </table:table-cell>
          <table:table-cell table:formula="of:=CONCATENATE([$przecinki.$A$2];[.A179];[$przecinki.$A$2])" office:value-type="string" office:string-value="&quot;lw&quot;" calcext:value-type="string">
            <text:p>"lw"</text:p>
          </table:table-cell>
          <table:table-cell table:formula="of:=CONCATENATE([.G179];[$przecinki.$B$2];[.F179];)" office:value-type="string" office:string-value="&quot;lw&quot;:&quot;VL&quot;" calcext:value-type="string">
            <text:p>"lw":"VL"</text:p>
          </table:table-cell>
          <table:table-cell/>
          <table:table-cell table:style-name="ce42" table:formula="of:=CONCATENATE([$przecinki.$A$2];[.A179];[$przecinki.$A$5];[$przecinki.$A$2])" office:value-type="string" office:string-value="&quot;lw.&quot;" calcext:value-type="string">
            <text:p>"lw."</text:p>
          </table:table-cell>
          <table:table-cell table:style-name="ce42" table:formula="of:=UPPER([.G179])" office:value-type="string" office:string-value="&quot;LW&quot;" calcext:value-type="string">
            <text:p>"LW"</text:p>
          </table:table-cell>
          <table:table-cell table:style-name="ce42" table:formula="of:=CONCATENATE([$przecinki.$C$2];[$przecinki.$C$2];[.J179];[$przecinki.$C$2];[$przecinki.$C$2];[$przecinki.$C$2];[$przecinki.$C$2];[$przecinki.$B$5];[.F179];[$przecinki.$D$2];[$przecinki.$C$2];[$przecinki.$C$2];[$przecinki.$C$2];[.G179];[$przecinki.$D$2];[$przecinki.$C$2];[$przecinki.$C$2];[$przecinki.$C$2];[$przecinki.$C$2];[$przecinki.$C$2];[$przecinki.$C$2];[$przecinki.$C$2])" office:value-type="string" office:string-value="  &quot;lw.&quot;    [&quot;VL&quot;,   &quot;lw&quot;,       " calcext:value-type="string">
            <text:p><text:s text:c="2"/>"lw." <text:s text:c="3"/>["VL", <text:s text:c="2"/>"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9]);[$przecinki.$A$2];[$przecinki.$C$5];[$przecinki.$D$2])" office:value-type="string" office:string-value="&quot;lewe LW&quot;]," calcext:value-type="string">
            <text:p>"lewe LW"],</text:p>
          </table:table-cell>
          <table:table-cell table:style-name="ce46" table:formula="of:=CONCATENATE([.L179];[.M179];[.N179])" office:value-type="string" office:string-value="  &quot;lw.&quot;    [&quot;VL&quot;,   &quot;lw&quot;,       &quot;&quot;, &quot;ONSET&quot;, &quot;lewe LW&quot;]," calcext:value-type="string">
            <text:p><text:s text:c="2"/>"lw." <text:s text:c="3"/>["VL", <text:s text:c="2"/>"lw", <text:s text:c="6"/>"", "ONSET", "lewe LW"],</text:p>
          </table:table-cell>
        </table:table-row>
        <table:table-row table:style-name="ro2">
          <table:table-cell table:formula="of:=[$'naglosy-edycja'.B180]" office:value-type="string" office:string-value="lwi" calcext:value-type="string">
            <text:p>lwi</text:p>
          </table:table-cell>
          <table:table-cell table:formula="of:=[$'naglosy-edycja'.C180]" office:value-type="float" office:value="0" calcext:value-type="float">
            <text:p>0</text:p>
          </table:table-cell>
          <table:table-cell table:formula="of:=[$'naglosy-edycja'.D180]" office:value-type="string" office:string-value="VLJ" calcext:value-type="string">
            <text:p>VLJ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formula="of:=CONCATENATE([$przecinki.$A$2];[.E180];[$przecinki.$A$2];)" office:value-type="string" office:string-value="&quot;VLJ&quot;" calcext:value-type="string">
            <text:p>"VLJ"</text:p>
          </table:table-cell>
          <table:table-cell table:formula="of:=CONCATENATE([$przecinki.$A$2];[.A180];[$przecinki.$A$2])" office:value-type="string" office:string-value="&quot;lwi&quot;" calcext:value-type="string">
            <text:p>"lwi"</text:p>
          </table:table-cell>
          <table:table-cell table:formula="of:=CONCATENATE([.G180];[$przecinki.$B$2];[.F180];)" office:value-type="string" office:string-value="&quot;lwi&quot;:&quot;VLJ&quot;" calcext:value-type="string">
            <text:p>"lwi":"VLJ"</text:p>
          </table:table-cell>
          <table:table-cell/>
          <table:table-cell table:style-name="ce42" table:formula="of:=CONCATENATE([$przecinki.$A$2];[.A180];[$przecinki.$A$5];[$przecinki.$A$2])" office:value-type="string" office:string-value="&quot;lwi.&quot;" calcext:value-type="string">
            <text:p>"lwi."</text:p>
          </table:table-cell>
          <table:table-cell table:style-name="ce42" table:formula="of:=UPPER([.G180])" office:value-type="string" office:string-value="&quot;LWI&quot;" calcext:value-type="string">
            <text:p>"LWI"</text:p>
          </table:table-cell>
          <table:table-cell table:style-name="ce42" table:formula="of:=CONCATENATE([$przecinki.$C$2];[$przecinki.$C$2];[.J180];[$przecinki.$C$2];[$przecinki.$C$2];[$przecinki.$C$2];[$przecinki.$C$2];[$przecinki.$B$5];[.F180];[$przecinki.$D$2];[$przecinki.$C$2];[$przecinki.$C$2];[$przecinki.$C$2];[.G180];[$przecinki.$D$2];[$przecinki.$C$2];[$przecinki.$C$2];[$przecinki.$C$2];[$przecinki.$C$2];[$przecinki.$C$2];[$przecinki.$C$2];[$przecinki.$C$2])" office:value-type="string" office:string-value="  &quot;lwi.&quot;    [&quot;VLJ&quot;,   &quot;lwi&quot;,       " calcext:value-type="string">
            <text:p><text:s text:c="2"/>"lwi." <text:s text:c="3"/>["VLJ", <text:s text:c="2"/>"l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0]);[$przecinki.$A$2];[$przecinki.$C$5];[$przecinki.$D$2])" office:value-type="string" office:string-value="&quot;lewe LWI&quot;]," calcext:value-type="string">
            <text:p>"lewe LWI"],</text:p>
          </table:table-cell>
          <table:table-cell table:style-name="ce46" table:formula="of:=CONCATENATE([.L180];[.M180];[.N180])" office:value-type="string" office:string-value="  &quot;lwi.&quot;    [&quot;VLJ&quot;,   &quot;lwi&quot;,       &quot;&quot;, &quot;ONSET&quot;, &quot;lewe LWI&quot;]," calcext:value-type="string">
            <text:p><text:s text:c="2"/>"lwi." <text:s text:c="3"/>["VLJ", <text:s text:c="2"/>"lwi", <text:s text:c="6"/>"", "ONSET", "lewe LWI"],</text:p>
          </table:table-cell>
        </table:table-row>
        <table:table-row table:style-name="ro2">
          <table:table-cell table:formula="of:=[$'naglosy-edycja'.B181]" office:value-type="string" office:string-value="lż" calcext:value-type="string">
            <text:p>lż</text:p>
          </table:table-cell>
          <table:table-cell table:formula="of:=[$'naglosy-edycja'.C181]" office:value-type="string" office:string-value="TPL" calcext:value-type="string">
            <text:p>TPL</text:p>
          </table:table-cell>
          <table:table-cell table:formula="of:=[$'naglosy-edycja'.D181]" office:value-type="float" office:value="0" calcext:value-type="float">
            <text:p>0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formula="of:=CONCATENATE([$przecinki.$A$2];[.E181];[$przecinki.$A$2];)" office:value-type="string" office:string-value="&quot;TPL&quot;" calcext:value-type="string">
            <text:p>"TPL"</text:p>
          </table:table-cell>
          <table:table-cell table:formula="of:=CONCATENATE([$przecinki.$A$2];[.A181];[$przecinki.$A$2])" office:value-type="string" office:string-value="&quot;lż&quot;" calcext:value-type="string">
            <text:p>"lż"</text:p>
          </table:table-cell>
          <table:table-cell table:formula="of:=CONCATENATE([.G181];[$przecinki.$B$2];[.F181];)" office:value-type="string" office:string-value="&quot;lż&quot;:&quot;TPL&quot;" calcext:value-type="string">
            <text:p>"lż":"TPL"</text:p>
          </table:table-cell>
          <table:table-cell/>
          <table:table-cell table:style-name="ce42" table:formula="of:=CONCATENATE([$przecinki.$A$2];[.A181];[$przecinki.$A$5];[$przecinki.$A$2])" office:value-type="string" office:string-value="&quot;lż.&quot;" calcext:value-type="string">
            <text:p>"lż."</text:p>
          </table:table-cell>
          <table:table-cell table:style-name="ce42" table:formula="of:=UPPER([.G181])" office:value-type="string" office:string-value="&quot;LŻ&quot;" calcext:value-type="string">
            <text:p>"LŻ"</text:p>
          </table:table-cell>
          <table:table-cell table:style-name="ce42" table:formula="of:=CONCATENATE([$przecinki.$C$2];[$przecinki.$C$2];[.J181];[$przecinki.$C$2];[$przecinki.$C$2];[$przecinki.$C$2];[$przecinki.$C$2];[$przecinki.$B$5];[.F181];[$przecinki.$D$2];[$przecinki.$C$2];[$przecinki.$C$2];[$przecinki.$C$2];[.G181];[$przecinki.$D$2];[$przecinki.$C$2];[$przecinki.$C$2];[$przecinki.$C$2];[$przecinki.$C$2];[$przecinki.$C$2];[$przecinki.$C$2];[$przecinki.$C$2])" office:value-type="string" office:string-value="  &quot;lż.&quot;    [&quot;TPL&quot;,   &quot;lż&quot;,       " calcext:value-type="string">
            <text:p><text:s text:c="2"/>"lż." <text:s text:c="3"/>["TPL", <text:s text:c="2"/>"l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1]);[$przecinki.$A$2];[$przecinki.$C$5];[$przecinki.$D$2])" office:value-type="string" office:string-value="&quot;lewe LŻ&quot;]," calcext:value-type="string">
            <text:p>"lewe LŻ"],</text:p>
          </table:table-cell>
          <table:table-cell table:style-name="ce46" table:formula="of:=CONCATENATE([.L181];[.M181];[.N181])" office:value-type="string" office:string-value="  &quot;lż.&quot;    [&quot;TPL&quot;,   &quot;lż&quot;,       &quot;&quot;, &quot;ONSET&quot;, &quot;lewe LŻ&quot;]," calcext:value-type="string">
            <text:p><text:s text:c="2"/>"lż." <text:s text:c="3"/>["TPL", <text:s text:c="2"/>"lż", <text:s text:c="6"/>"", "ONSET", "lewe LŻ"],</text:p>
          </table:table-cell>
        </table:table-row>
        <table:table-row table:style-name="ro2">
          <table:table-cell table:formula="of:=[$'naglosy-edycja'.B182]" office:value-type="string" office:string-value="ł" calcext:value-type="string">
            <text:p>ł</text:p>
          </table:table-cell>
          <table:table-cell table:formula="of:=[$'naglosy-edycja'.C182]" office:value-type="string" office:string-value="LJ" calcext:value-type="string">
            <text:p>LJ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formula="of:=CONCATENATE([$przecinki.$A$2];[.E182];[$przecinki.$A$2];)" office:value-type="string" office:string-value="&quot;LJ&quot;" calcext:value-type="string">
            <text:p>"LJ"</text:p>
          </table:table-cell>
          <table:table-cell table:formula="of:=CONCATENATE([$przecinki.$A$2];[.A182];[$przecinki.$A$2])" office:value-type="string" office:string-value="&quot;ł&quot;" calcext:value-type="string">
            <text:p>"ł"</text:p>
          </table:table-cell>
          <table:table-cell table:formula="of:=CONCATENATE([.G182];[$przecinki.$B$2];[.F182];)" office:value-type="string" office:string-value="&quot;ł&quot;:&quot;LJ&quot;" calcext:value-type="string">
            <text:p>"ł":"LJ"</text:p>
          </table:table-cell>
          <table:table-cell/>
          <table:table-cell table:style-name="ce42" table:formula="of:=CONCATENATE([$przecinki.$A$2];[.A182];[$przecinki.$A$5];[$przecinki.$A$2])" office:value-type="string" office:string-value="&quot;ł.&quot;" calcext:value-type="string">
            <text:p>"ł."</text:p>
          </table:table-cell>
          <table:table-cell table:style-name="ce42" table:formula="of:=UPPER([.G182])" office:value-type="string" office:string-value="&quot;Ł&quot;" calcext:value-type="string">
            <text:p>"Ł"</text:p>
          </table:table-cell>
          <table:table-cell table:style-name="ce42" table:formula="of:=CONCATENATE([$przecinki.$C$2];[$przecinki.$C$2];[.J182];[$przecinki.$C$2];[$przecinki.$C$2];[$przecinki.$C$2];[$przecinki.$C$2];[$przecinki.$B$5];[.F182];[$przecinki.$D$2];[$przecinki.$C$2];[$przecinki.$C$2];[$przecinki.$C$2];[.G182];[$przecinki.$D$2];[$przecinki.$C$2];[$przecinki.$C$2];[$przecinki.$C$2];[$przecinki.$C$2];[$przecinki.$C$2];[$przecinki.$C$2];[$przecinki.$C$2])" office:value-type="string" office:string-value="  &quot;ł.&quot;    [&quot;LJ&quot;,   &quot;ł&quot;,       " calcext:value-type="string">
            <text:p><text:s text:c="2"/>"ł." <text:s text:c="3"/>["LJ", <text:s text:c="2"/>"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2]);[$przecinki.$A$2];[$przecinki.$C$5];[$przecinki.$D$2])" office:value-type="string" office:string-value="&quot;lewe Ł&quot;]," calcext:value-type="string">
            <text:p>"lewe Ł"],</text:p>
          </table:table-cell>
          <table:table-cell table:style-name="ce46" table:formula="of:=CONCATENATE([.L182];[.M182];[.N182])" office:value-type="string" office:string-value="  &quot;ł.&quot;    [&quot;LJ&quot;,   &quot;ł&quot;,       &quot;&quot;, &quot;ONSET&quot;, &quot;lewe Ł&quot;]," calcext:value-type="string">
            <text:p><text:s text:c="2"/>"ł." <text:s text:c="3"/>["LJ", <text:s text:c="2"/>"ł", <text:s text:c="6"/>"", "ONSET", "lewe Ł"],</text:p>
          </table:table-cell>
        </table:table-row>
        <table:table-row table:style-name="ro2">
          <table:table-cell table:formula="of:=[$'naglosy-edycja'.B183]" office:value-type="string" office:string-value="łb" calcext:value-type="string">
            <text:p>łb</text:p>
          </table:table-cell>
          <table:table-cell table:formula="of:=[$'naglosy-edycja'.C183]" office:value-type="string" office:string-value="XPLJ" calcext:value-type="string">
            <text:p>XP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formula="of:=CONCATENATE([$przecinki.$A$2];[.E183];[$przecinki.$A$2];)" office:value-type="string" office:string-value="&quot;XPLJ&quot;" calcext:value-type="string">
            <text:p>"XPLJ"</text:p>
          </table:table-cell>
          <table:table-cell table:formula="of:=CONCATENATE([$przecinki.$A$2];[.A183];[$przecinki.$A$2])" office:value-type="string" office:string-value="&quot;łb&quot;" calcext:value-type="string">
            <text:p>"łb"</text:p>
          </table:table-cell>
          <table:table-cell table:formula="of:=CONCATENATE([.G183];[$przecinki.$B$2];[.F183];)" office:value-type="string" office:string-value="&quot;łb&quot;:&quot;XPLJ&quot;" calcext:value-type="string">
            <text:p>"łb":"XPLJ"</text:p>
          </table:table-cell>
          <table:table-cell/>
          <table:table-cell table:style-name="ce42" table:formula="of:=CONCATENATE([$przecinki.$A$2];[.A183];[$przecinki.$A$5];[$przecinki.$A$2])" office:value-type="string" office:string-value="&quot;łb.&quot;" calcext:value-type="string">
            <text:p>"łb."</text:p>
          </table:table-cell>
          <table:table-cell table:style-name="ce42" table:formula="of:=UPPER([.G183])" office:value-type="string" office:string-value="&quot;ŁB&quot;" calcext:value-type="string">
            <text:p>"ŁB"</text:p>
          </table:table-cell>
          <table:table-cell table:style-name="ce42" table:formula="of:=CONCATENATE([$przecinki.$C$2];[$przecinki.$C$2];[.J183];[$przecinki.$C$2];[$przecinki.$C$2];[$przecinki.$C$2];[$przecinki.$C$2];[$przecinki.$B$5];[.F183];[$przecinki.$D$2];[$przecinki.$C$2];[$przecinki.$C$2];[$przecinki.$C$2];[.G183];[$przecinki.$D$2];[$przecinki.$C$2];[$przecinki.$C$2];[$przecinki.$C$2];[$przecinki.$C$2];[$przecinki.$C$2];[$przecinki.$C$2];[$przecinki.$C$2])" office:value-type="string" office:string-value="  &quot;łb.&quot;    [&quot;XPLJ&quot;,   &quot;łb&quot;,       " calcext:value-type="string">
            <text:p><text:s text:c="2"/>"łb." <text:s text:c="3"/>["XPLJ", <text:s text:c="2"/>"ł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3]);[$przecinki.$A$2];[$przecinki.$C$5];[$przecinki.$D$2])" office:value-type="string" office:string-value="&quot;lewe ŁB&quot;]," calcext:value-type="string">
            <text:p>"lewe ŁB"],</text:p>
          </table:table-cell>
          <table:table-cell table:style-name="ce46" table:formula="of:=CONCATENATE([.L183];[.M183];[.N183])" office:value-type="string" office:string-value="  &quot;łb.&quot;    [&quot;XPLJ&quot;,   &quot;łb&quot;,       &quot;&quot;, &quot;ONSET&quot;, &quot;lewe ŁB&quot;]," calcext:value-type="string">
            <text:p><text:s text:c="2"/>"łb." <text:s text:c="3"/>["XPLJ", <text:s text:c="2"/>"łb", <text:s text:c="6"/>"", "ONSET", "lewe ŁB"],</text:p>
          </table:table-cell>
        </table:table-row>
        <table:table-row table:style-name="ro2">
          <table:table-cell table:formula="of:=[$'naglosy-edycja'.B184]" office:value-type="string" office:string-value="łbi" calcext:value-type="string">
            <text:p>łbi</text:p>
          </table:table-cell>
          <table:table-cell table:formula="of:=[$'naglosy-edycja'.C184]" office:value-type="float" office:value="0" calcext:value-type="float">
            <text:p>0</text:p>
          </table:table-cell>
          <table:table-cell table:formula="of:=[$'naglosy-edycja'.D184]" office:value-type="string" office:string-value="XPLJ" calcext:value-type="string">
            <text:p>XPLJ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formula="of:=CONCATENATE([$przecinki.$A$2];[.E184];[$przecinki.$A$2];)" office:value-type="string" office:string-value="&quot;XPLJ&quot;" calcext:value-type="string">
            <text:p>"XPLJ"</text:p>
          </table:table-cell>
          <table:table-cell table:formula="of:=CONCATENATE([$przecinki.$A$2];[.A184];[$przecinki.$A$2])" office:value-type="string" office:string-value="&quot;łbi&quot;" calcext:value-type="string">
            <text:p>"łbi"</text:p>
          </table:table-cell>
          <table:table-cell table:formula="of:=CONCATENATE([.G184];[$przecinki.$B$2];[.F184];)" office:value-type="string" office:string-value="&quot;łbi&quot;:&quot;XPLJ&quot;" calcext:value-type="string">
            <text:p>"łbi":"XPLJ"</text:p>
          </table:table-cell>
          <table:table-cell/>
          <table:table-cell table:style-name="ce42" table:formula="of:=CONCATENATE([$przecinki.$A$2];[.A184];[$przecinki.$A$5];[$przecinki.$A$2])" office:value-type="string" office:string-value="&quot;łbi.&quot;" calcext:value-type="string">
            <text:p>"łbi."</text:p>
          </table:table-cell>
          <table:table-cell table:style-name="ce42" table:formula="of:=UPPER([.G184])" office:value-type="string" office:string-value="&quot;ŁBI&quot;" calcext:value-type="string">
            <text:p>"ŁBI"</text:p>
          </table:table-cell>
          <table:table-cell table:style-name="ce42" table:formula="of:=CONCATENATE([$przecinki.$C$2];[$przecinki.$C$2];[.J184];[$przecinki.$C$2];[$przecinki.$C$2];[$przecinki.$C$2];[$przecinki.$C$2];[$przecinki.$B$5];[.F184];[$przecinki.$D$2];[$przecinki.$C$2];[$przecinki.$C$2];[$przecinki.$C$2];[.G184];[$przecinki.$D$2];[$przecinki.$C$2];[$przecinki.$C$2];[$przecinki.$C$2];[$przecinki.$C$2];[$przecinki.$C$2];[$przecinki.$C$2];[$przecinki.$C$2])" office:value-type="string" office:string-value="  &quot;łbi.&quot;    [&quot;XPLJ&quot;,   &quot;łbi&quot;,       " calcext:value-type="string">
            <text:p><text:s text:c="2"/>"łbi." <text:s text:c="3"/>["XPLJ", <text:s text:c="2"/>"ł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4]);[$przecinki.$A$2];[$przecinki.$C$5];[$przecinki.$D$2])" office:value-type="string" office:string-value="&quot;lewe ŁBI&quot;]," calcext:value-type="string">
            <text:p>"lewe ŁBI"],</text:p>
          </table:table-cell>
          <table:table-cell table:style-name="ce46" table:formula="of:=CONCATENATE([.L184];[.M184];[.N184])" office:value-type="string" office:string-value="  &quot;łbi.&quot;    [&quot;XPLJ&quot;,   &quot;łbi&quot;,       &quot;&quot;, &quot;ONSET&quot;, &quot;lewe ŁBI&quot;]," calcext:value-type="string">
            <text:p><text:s text:c="2"/>"łbi." <text:s text:c="3"/>["XPLJ", <text:s text:c="2"/>"łbi", <text:s text:c="6"/>"", "ONSET", "lewe ŁBI"],</text:p>
          </table:table-cell>
        </table:table-row>
        <table:table-row table:style-name="ro2">
          <table:table-cell table:formula="of:=[$'naglosy-edycja'.B185]" office:value-type="string" office:string-value="łg" calcext:value-type="string">
            <text:p>łg</text:p>
          </table:table-cell>
          <table:table-cell table:formula="of:=[$'naglosy-edycja'.C185]" office:value-type="string" office:string-value="XKLJ" calcext:value-type="string">
            <text:p>XKLJ</text:p>
          </table:table-cell>
          <table:table-cell table:formula="of:=[$'naglosy-edycja'.D185]" office:value-type="float" office:value="0" calcext:value-type="float">
            <text:p>0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formula="of:=CONCATENATE([$przecinki.$A$2];[.E185];[$przecinki.$A$2];)" office:value-type="string" office:string-value="&quot;XKLJ&quot;" calcext:value-type="string">
            <text:p>"XKLJ"</text:p>
          </table:table-cell>
          <table:table-cell table:formula="of:=CONCATENATE([$przecinki.$A$2];[.A185];[$przecinki.$A$2])" office:value-type="string" office:string-value="&quot;łg&quot;" calcext:value-type="string">
            <text:p>"łg"</text:p>
          </table:table-cell>
          <table:table-cell table:formula="of:=CONCATENATE([.G185];[$przecinki.$B$2];[.F185];)" office:value-type="string" office:string-value="&quot;łg&quot;:&quot;XKLJ&quot;" calcext:value-type="string">
            <text:p>"łg":"XKLJ"</text:p>
          </table:table-cell>
          <table:table-cell/>
          <table:table-cell table:style-name="ce42" table:formula="of:=CONCATENATE([$przecinki.$A$2];[.A185];[$przecinki.$A$5];[$przecinki.$A$2])" office:value-type="string" office:string-value="&quot;łg.&quot;" calcext:value-type="string">
            <text:p>"łg."</text:p>
          </table:table-cell>
          <table:table-cell table:style-name="ce42" table:formula="of:=UPPER([.G185])" office:value-type="string" office:string-value="&quot;ŁG&quot;" calcext:value-type="string">
            <text:p>"ŁG"</text:p>
          </table:table-cell>
          <table:table-cell table:style-name="ce42" table:formula="of:=CONCATENATE([$przecinki.$C$2];[$przecinki.$C$2];[.J185];[$przecinki.$C$2];[$przecinki.$C$2];[$przecinki.$C$2];[$przecinki.$C$2];[$przecinki.$B$5];[.F185];[$przecinki.$D$2];[$przecinki.$C$2];[$przecinki.$C$2];[$przecinki.$C$2];[.G185];[$przecinki.$D$2];[$przecinki.$C$2];[$przecinki.$C$2];[$przecinki.$C$2];[$przecinki.$C$2];[$przecinki.$C$2];[$przecinki.$C$2];[$przecinki.$C$2])" office:value-type="string" office:string-value="  &quot;łg.&quot;    [&quot;XKLJ&quot;,   &quot;łg&quot;,       " calcext:value-type="string">
            <text:p><text:s text:c="2"/>"łg." <text:s text:c="3"/>["XKLJ", <text:s text:c="2"/>"ł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5]);[$przecinki.$A$2];[$przecinki.$C$5];[$przecinki.$D$2])" office:value-type="string" office:string-value="&quot;lewe ŁG&quot;]," calcext:value-type="string">
            <text:p>"lewe ŁG"],</text:p>
          </table:table-cell>
          <table:table-cell table:style-name="ce46" table:formula="of:=CONCATENATE([.L185];[.M185];[.N185])" office:value-type="string" office:string-value="  &quot;łg.&quot;    [&quot;XKLJ&quot;,   &quot;łg&quot;,       &quot;&quot;, &quot;ONSET&quot;, &quot;lewe ŁG&quot;]," calcext:value-type="string">
            <text:p><text:s text:c="2"/>"łg." <text:s text:c="3"/>["XKLJ", <text:s text:c="2"/>"łg", <text:s text:c="6"/>"", "ONSET", "lewe ŁG"],</text:p>
          </table:table-cell>
        </table:table-row>
        <table:table-row table:style-name="ro2">
          <table:table-cell table:formula="of:=[$'naglosy-edycja'.B186]" office:value-type="string" office:string-value="łk" calcext:value-type="string">
            <text:p>łk</text:p>
          </table:table-cell>
          <table:table-cell table:formula="of:=[$'naglosy-edycja'.C186]" office:value-type="string" office:string-value="KLJ" calcext:value-type="string">
            <text:p>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formula="of:=CONCATENATE([$przecinki.$A$2];[.E186];[$przecinki.$A$2];)" office:value-type="string" office:string-value="&quot;KLJ&quot;" calcext:value-type="string">
            <text:p>"KLJ"</text:p>
          </table:table-cell>
          <table:table-cell table:formula="of:=CONCATENATE([$przecinki.$A$2];[.A186];[$przecinki.$A$2])" office:value-type="string" office:string-value="&quot;łk&quot;" calcext:value-type="string">
            <text:p>"łk"</text:p>
          </table:table-cell>
          <table:table-cell table:formula="of:=CONCATENATE([.G186];[$przecinki.$B$2];[.F186];)" office:value-type="string" office:string-value="&quot;łk&quot;:&quot;KLJ&quot;" calcext:value-type="string">
            <text:p>"łk":"KLJ"</text:p>
          </table:table-cell>
          <table:table-cell/>
          <table:table-cell table:style-name="ce42" table:formula="of:=CONCATENATE([$przecinki.$A$2];[.A186];[$przecinki.$A$5];[$przecinki.$A$2])" office:value-type="string" office:string-value="&quot;łk.&quot;" calcext:value-type="string">
            <text:p>"łk."</text:p>
          </table:table-cell>
          <table:table-cell table:style-name="ce42" table:formula="of:=UPPER([.G186])" office:value-type="string" office:string-value="&quot;ŁK&quot;" calcext:value-type="string">
            <text:p>"ŁK"</text:p>
          </table:table-cell>
          <table:table-cell table:style-name="ce42" table:formula="of:=CONCATENATE([$przecinki.$C$2];[$przecinki.$C$2];[.J186];[$przecinki.$C$2];[$przecinki.$C$2];[$przecinki.$C$2];[$przecinki.$C$2];[$przecinki.$B$5];[.F186];[$przecinki.$D$2];[$przecinki.$C$2];[$przecinki.$C$2];[$przecinki.$C$2];[.G186];[$przecinki.$D$2];[$przecinki.$C$2];[$przecinki.$C$2];[$przecinki.$C$2];[$przecinki.$C$2];[$przecinki.$C$2];[$przecinki.$C$2];[$przecinki.$C$2])" office:value-type="string" office:string-value="  &quot;łk.&quot;    [&quot;KLJ&quot;,   &quot;łk&quot;,       " calcext:value-type="string">
            <text:p><text:s text:c="2"/>"łk." <text:s text:c="3"/>["KLJ", <text:s text:c="2"/>"ł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6]);[$przecinki.$A$2];[$przecinki.$C$5];[$przecinki.$D$2])" office:value-type="string" office:string-value="&quot;lewe ŁK&quot;]," calcext:value-type="string">
            <text:p>"lewe ŁK"],</text:p>
          </table:table-cell>
          <table:table-cell table:style-name="ce46" table:formula="of:=CONCATENATE([.L186];[.M186];[.N186])" office:value-type="string" office:string-value="  &quot;łk.&quot;    [&quot;KLJ&quot;,   &quot;łk&quot;,       &quot;&quot;, &quot;ONSET&quot;, &quot;lewe ŁK&quot;]," calcext:value-type="string">
            <text:p><text:s text:c="2"/>"łk." <text:s text:c="3"/>["KLJ", <text:s text:c="2"/>"łk", <text:s text:c="6"/>"", "ONSET", "lewe ŁK"],</text:p>
          </table:table-cell>
        </table:table-row>
        <table:table-row table:style-name="ro2">
          <table:table-cell table:formula="of:=[$'naglosy-edycja'.B187]" office:value-type="string" office:string-value="łz" calcext:value-type="string">
            <text:p>łz</text:p>
          </table:table-cell>
          <table:table-cell table:formula="of:=[$'naglosy-edycja'.C187]" office:value-type="float" office:value="0" calcext:value-type="float">
            <text:p>0</text:p>
          </table:table-cell>
          <table:table-cell table:formula="of:=[$'naglosy-edycja'.D187]" office:value-type="string" office:string-value="ZLJ" calcext:value-type="string">
            <text:p>ZLJ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formula="of:=CONCATENATE([$przecinki.$A$2];[.E187];[$przecinki.$A$2];)" office:value-type="string" office:string-value="&quot;ZLJ&quot;" calcext:value-type="string">
            <text:p>"ZLJ"</text:p>
          </table:table-cell>
          <table:table-cell table:formula="of:=CONCATENATE([$przecinki.$A$2];[.A187];[$przecinki.$A$2])" office:value-type="string" office:string-value="&quot;łz&quot;" calcext:value-type="string">
            <text:p>"łz"</text:p>
          </table:table-cell>
          <table:table-cell table:formula="of:=CONCATENATE([.G187];[$przecinki.$B$2];[.F187];)" office:value-type="string" office:string-value="&quot;łz&quot;:&quot;ZLJ&quot;" calcext:value-type="string">
            <text:p>"łz":"ZLJ"</text:p>
          </table:table-cell>
          <table:table-cell/>
          <table:table-cell table:style-name="ce42" table:formula="of:=CONCATENATE([$przecinki.$A$2];[.A187];[$przecinki.$A$5];[$przecinki.$A$2])" office:value-type="string" office:string-value="&quot;łz.&quot;" calcext:value-type="string">
            <text:p>"łz."</text:p>
          </table:table-cell>
          <table:table-cell table:style-name="ce42" table:formula="of:=UPPER([.G187])" office:value-type="string" office:string-value="&quot;ŁZ&quot;" calcext:value-type="string">
            <text:p>"ŁZ"</text:p>
          </table:table-cell>
          <table:table-cell table:style-name="ce42" table:formula="of:=CONCATENATE([$przecinki.$C$2];[$przecinki.$C$2];[.J187];[$przecinki.$C$2];[$przecinki.$C$2];[$przecinki.$C$2];[$przecinki.$C$2];[$przecinki.$B$5];[.F187];[$przecinki.$D$2];[$przecinki.$C$2];[$przecinki.$C$2];[$przecinki.$C$2];[.G187];[$przecinki.$D$2];[$przecinki.$C$2];[$przecinki.$C$2];[$przecinki.$C$2];[$przecinki.$C$2];[$przecinki.$C$2];[$przecinki.$C$2];[$przecinki.$C$2])" office:value-type="string" office:string-value="  &quot;łz.&quot;    [&quot;ZLJ&quot;,   &quot;łz&quot;,       " calcext:value-type="string">
            <text:p><text:s text:c="2"/>"łz." <text:s text:c="3"/>["ZLJ", <text:s text:c="2"/>"ł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7]);[$przecinki.$A$2];[$przecinki.$C$5];[$przecinki.$D$2])" office:value-type="string" office:string-value="&quot;lewe ŁZ&quot;]," calcext:value-type="string">
            <text:p>"lewe ŁZ"],</text:p>
          </table:table-cell>
          <table:table-cell table:style-name="ce46" table:formula="of:=CONCATENATE([.L187];[.M187];[.N187])" office:value-type="string" office:string-value="  &quot;łz.&quot;    [&quot;ZLJ&quot;,   &quot;łz&quot;,       &quot;&quot;, &quot;ONSET&quot;, &quot;lewe ŁZ&quot;]," calcext:value-type="string">
            <text:p><text:s text:c="2"/>"łz." <text:s text:c="3"/>["ZLJ", <text:s text:c="2"/>"łz", <text:s text:c="6"/>"", "ONSET", "lewe ŁZ"],</text:p>
          </table:table-cell>
        </table:table-row>
        <table:table-row table:style-name="ro2">
          <table:table-cell table:formula="of:=[$'naglosy-edycja'.B188]" office:value-type="string" office:string-value="łż" calcext:value-type="string">
            <text:p>łż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XTPLJ" calcext:value-type="string">
            <text:p>XTP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formula="of:=CONCATENATE([$przecinki.$A$2];[.E188];[$przecinki.$A$2];)" office:value-type="string" office:string-value="&quot;XTPLJ&quot;" calcext:value-type="string">
            <text:p>"XTPLJ"</text:p>
          </table:table-cell>
          <table:table-cell table:formula="of:=CONCATENATE([$przecinki.$A$2];[.A188];[$przecinki.$A$2])" office:value-type="string" office:string-value="&quot;łż&quot;" calcext:value-type="string">
            <text:p>"łż"</text:p>
          </table:table-cell>
          <table:table-cell table:formula="of:=CONCATENATE([.G188];[$przecinki.$B$2];[.F188];)" office:value-type="string" office:string-value="&quot;łż&quot;:&quot;XTPLJ&quot;" calcext:value-type="string">
            <text:p>"łż":"XTPLJ"</text:p>
          </table:table-cell>
          <table:table-cell/>
          <table:table-cell table:style-name="ce42" table:formula="of:=CONCATENATE([$przecinki.$A$2];[.A188];[$przecinki.$A$5];[$przecinki.$A$2])" office:value-type="string" office:string-value="&quot;łż.&quot;" calcext:value-type="string">
            <text:p>"łż."</text:p>
          </table:table-cell>
          <table:table-cell table:style-name="ce42" table:formula="of:=UPPER([.G188])" office:value-type="string" office:string-value="&quot;ŁŻ&quot;" calcext:value-type="string">
            <text:p>"ŁŻ"</text:p>
          </table:table-cell>
          <table:table-cell table:style-name="ce42" table:formula="of:=CONCATENATE([$przecinki.$C$2];[$przecinki.$C$2];[.J188];[$przecinki.$C$2];[$przecinki.$C$2];[$przecinki.$C$2];[$przecinki.$C$2];[$przecinki.$B$5];[.F188];[$przecinki.$D$2];[$przecinki.$C$2];[$przecinki.$C$2];[$przecinki.$C$2];[.G188];[$przecinki.$D$2];[$przecinki.$C$2];[$przecinki.$C$2];[$przecinki.$C$2];[$przecinki.$C$2];[$przecinki.$C$2];[$przecinki.$C$2];[$przecinki.$C$2])" office:value-type="string" office:string-value="  &quot;łż.&quot;    [&quot;XTPLJ&quot;,   &quot;łż&quot;,       " calcext:value-type="string">
            <text:p><text:s text:c="2"/>"łż." <text:s text:c="3"/>["XTPLJ", <text:s text:c="2"/>"ł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8]);[$przecinki.$A$2];[$przecinki.$C$5];[$przecinki.$D$2])" office:value-type="string" office:string-value="&quot;lewe ŁŻ&quot;]," calcext:value-type="string">
            <text:p>"lewe ŁŻ"],</text:p>
          </table:table-cell>
          <table:table-cell table:style-name="ce46" table:formula="of:=CONCATENATE([.L188];[.M188];[.N188])" office:value-type="string" office:string-value="  &quot;łż.&quot;    [&quot;XTPLJ&quot;,   &quot;łż&quot;,       &quot;&quot;, &quot;ONSET&quot;, &quot;lewe ŁŻ&quot;]," calcext:value-type="string">
            <text:p><text:s text:c="2"/>"łż." <text:s text:c="3"/>["XTPLJ", <text:s text:c="2"/>"łż", <text:s text:c="6"/>"", "ONSET", "lewe ŁŻ"],</text:p>
          </table:table-cell>
        </table:table-row>
        <table:table-row table:style-name="ro2">
          <table:table-cell table:formula="of:=[$'naglosy-edycja'.B189]" office:value-type="string" office:string-value="m" calcext:value-type="string">
            <text:p>m</text:p>
          </table:table-cell>
          <table:table-cell table:formula="of:=[$'naglosy-edycja'.C189]" office:value-type="string" office:string-value="TV" calcext:value-type="string">
            <text:p>TV</text:p>
          </table:table-cell>
          <table:table-cell table:formula="of:=[$'naglosy-edycja'.D189]" office:value-type="float" office:value="0" calcext:value-type="float">
            <text:p>0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formula="of:=CONCATENATE([$przecinki.$A$2];[.E189];[$przecinki.$A$2];)" office:value-type="string" office:string-value="&quot;TV&quot;" calcext:value-type="string">
            <text:p>"TV"</text:p>
          </table:table-cell>
          <table:table-cell table:formula="of:=CONCATENATE([$przecinki.$A$2];[.A189];[$przecinki.$A$2])" office:value-type="string" office:string-value="&quot;m&quot;" calcext:value-type="string">
            <text:p>"m"</text:p>
          </table:table-cell>
          <table:table-cell table:formula="of:=CONCATENATE([.G189];[$przecinki.$B$2];[.F189];)" office:value-type="string" office:string-value="&quot;m&quot;:&quot;TV&quot;" calcext:value-type="string">
            <text:p>"m":"TV"</text:p>
          </table:table-cell>
          <table:table-cell/>
          <table:table-cell table:style-name="ce42" table:formula="of:=CONCATENATE([$przecinki.$A$2];[.A189];[$przecinki.$A$5];[$przecinki.$A$2])" office:value-type="string" office:string-value="&quot;m.&quot;" calcext:value-type="string">
            <text:p>"m."</text:p>
          </table:table-cell>
          <table:table-cell table:style-name="ce42" table:formula="of:=UPPER([.G189])" office:value-type="string" office:string-value="&quot;M&quot;" calcext:value-type="string">
            <text:p>"M"</text:p>
          </table:table-cell>
          <table:table-cell table:style-name="ce42" table:formula="of:=CONCATENATE([$przecinki.$C$2];[$przecinki.$C$2];[.J189];[$przecinki.$C$2];[$przecinki.$C$2];[$przecinki.$C$2];[$przecinki.$C$2];[$przecinki.$B$5];[.F189];[$przecinki.$D$2];[$przecinki.$C$2];[$przecinki.$C$2];[$przecinki.$C$2];[.G189];[$przecinki.$D$2];[$przecinki.$C$2];[$przecinki.$C$2];[$przecinki.$C$2];[$przecinki.$C$2];[$przecinki.$C$2];[$przecinki.$C$2];[$przecinki.$C$2])" office:value-type="string" office:string-value="  &quot;m.&quot;    [&quot;TV&quot;,   &quot;m&quot;,       " calcext:value-type="string">
            <text:p><text:s text:c="2"/>"m." <text:s text:c="3"/>["TV", <text:s text:c="2"/>"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9]);[$przecinki.$A$2];[$przecinki.$C$5];[$przecinki.$D$2])" office:value-type="string" office:string-value="&quot;lewe M&quot;]," calcext:value-type="string">
            <text:p>"lewe M"],</text:p>
          </table:table-cell>
          <table:table-cell table:style-name="ce46" table:formula="of:=CONCATENATE([.L189];[.M189];[.N189])" office:value-type="string" office:string-value="  &quot;m.&quot;    [&quot;TV&quot;,   &quot;m&quot;,       &quot;&quot;, &quot;ONSET&quot;, &quot;lewe M&quot;]," calcext:value-type="string">
            <text:p><text:s text:c="2"/>"m." <text:s text:c="3"/>["TV", <text:s text:c="2"/>"m", <text:s text:c="6"/>"", "ONSET", "lewe M"],</text:p>
          </table:table-cell>
        </table:table-row>
        <table:table-row table:style-name="ro2">
          <table:table-cell table:formula="of:=[$'naglosy-edycja'.B190]" office:value-type="string" office:string-value="mb" calcext:value-type="string">
            <text:p>mb</text:p>
          </table:table-cell>
          <table:table-cell table:formula="of:=[$'naglosy-edycja'.C190]" office:value-type="string" office:string-value="XTPV" calcext:value-type="string">
            <text:p>XTP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formula="of:=CONCATENATE([$przecinki.$A$2];[.E190];[$przecinki.$A$2];)" office:value-type="string" office:string-value="&quot;XTPV&quot;" calcext:value-type="string">
            <text:p>"XTPV"</text:p>
          </table:table-cell>
          <table:table-cell table:formula="of:=CONCATENATE([$przecinki.$A$2];[.A190];[$przecinki.$A$2])" office:value-type="string" office:string-value="&quot;mb&quot;" calcext:value-type="string">
            <text:p>"mb"</text:p>
          </table:table-cell>
          <table:table-cell table:formula="of:=CONCATENATE([.G190];[$przecinki.$B$2];[.F190];)" office:value-type="string" office:string-value="&quot;mb&quot;:&quot;XTPV&quot;" calcext:value-type="string">
            <text:p>"mb":"XTPV"</text:p>
          </table:table-cell>
          <table:table-cell/>
          <table:table-cell table:style-name="ce42" table:formula="of:=CONCATENATE([$przecinki.$A$2];[.A190];[$przecinki.$A$5];[$przecinki.$A$2])" office:value-type="string" office:string-value="&quot;mb.&quot;" calcext:value-type="string">
            <text:p>"mb."</text:p>
          </table:table-cell>
          <table:table-cell table:style-name="ce42" table:formula="of:=UPPER([.G190])" office:value-type="string" office:string-value="&quot;MB&quot;" calcext:value-type="string">
            <text:p>"MB"</text:p>
          </table:table-cell>
          <table:table-cell table:style-name="ce42" table:formula="of:=CONCATENATE([$przecinki.$C$2];[$przecinki.$C$2];[.J190];[$przecinki.$C$2];[$przecinki.$C$2];[$przecinki.$C$2];[$przecinki.$C$2];[$przecinki.$B$5];[.F190];[$przecinki.$D$2];[$przecinki.$C$2];[$przecinki.$C$2];[$przecinki.$C$2];[.G190];[$przecinki.$D$2];[$przecinki.$C$2];[$przecinki.$C$2];[$przecinki.$C$2];[$przecinki.$C$2];[$przecinki.$C$2];[$przecinki.$C$2];[$przecinki.$C$2])" office:value-type="string" office:string-value="  &quot;mb.&quot;    [&quot;XTPV&quot;,   &quot;mb&quot;,       " calcext:value-type="string">
            <text:p><text:s text:c="2"/>"mb." <text:s text:c="3"/>["XTPV", <text:s text:c="2"/>"m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0]);[$przecinki.$A$2];[$przecinki.$C$5];[$przecinki.$D$2])" office:value-type="string" office:string-value="&quot;lewe MB&quot;]," calcext:value-type="string">
            <text:p>"lewe MB"],</text:p>
          </table:table-cell>
          <table:table-cell table:style-name="ce46" table:formula="of:=CONCATENATE([.L190];[.M190];[.N190])" office:value-type="string" office:string-value="  &quot;mb.&quot;    [&quot;XTPV&quot;,   &quot;mb&quot;,       &quot;&quot;, &quot;ONSET&quot;, &quot;lewe MB&quot;]," calcext:value-type="string">
            <text:p><text:s text:c="2"/>"mb." <text:s text:c="3"/>["XTPV", <text:s text:c="2"/>"mb", <text:s text:c="6"/>"", "ONSET", "lewe MB"],</text:p>
          </table:table-cell>
        </table:table-row>
        <table:table-row table:style-name="ro2">
          <table:table-cell table:formula="of:=[$'naglosy-edycja'.B191]" office:value-type="string" office:string-value="mch" calcext:value-type="string">
            <text:p>mch</text:p>
          </table:table-cell>
          <table:table-cell table:formula="of:=[$'naglosy-edycja'.C191]" office:value-type="string" office:string-value="KTV" calcext:value-type="string">
            <text:p>KT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formula="of:=CONCATENATE([$przecinki.$A$2];[.E191];[$przecinki.$A$2];)" office:value-type="string" office:string-value="&quot;KTV&quot;" calcext:value-type="string">
            <text:p>"KTV"</text:p>
          </table:table-cell>
          <table:table-cell table:formula="of:=CONCATENATE([$przecinki.$A$2];[.A191];[$przecinki.$A$2])" office:value-type="string" office:string-value="&quot;mch&quot;" calcext:value-type="string">
            <text:p>"mch"</text:p>
          </table:table-cell>
          <table:table-cell table:formula="of:=CONCATENATE([.G191];[$przecinki.$B$2];[.F191];)" office:value-type="string" office:string-value="&quot;mch&quot;:&quot;KTV&quot;" calcext:value-type="string">
            <text:p>"mch":"KTV"</text:p>
          </table:table-cell>
          <table:table-cell/>
          <table:table-cell table:style-name="ce42" table:formula="of:=CONCATENATE([$przecinki.$A$2];[.A191];[$przecinki.$A$5];[$przecinki.$A$2])" office:value-type="string" office:string-value="&quot;mch.&quot;" calcext:value-type="string">
            <text:p>"mch."</text:p>
          </table:table-cell>
          <table:table-cell table:style-name="ce42" table:formula="of:=UPPER([.G191])" office:value-type="string" office:string-value="&quot;MCH&quot;" calcext:value-type="string">
            <text:p>"MCH"</text:p>
          </table:table-cell>
          <table:table-cell table:style-name="ce42" table:formula="of:=CONCATENATE([$przecinki.$C$2];[$przecinki.$C$2];[.J191];[$przecinki.$C$2];[$przecinki.$C$2];[$przecinki.$C$2];[$przecinki.$C$2];[$przecinki.$B$5];[.F191];[$przecinki.$D$2];[$przecinki.$C$2];[$przecinki.$C$2];[$przecinki.$C$2];[.G191];[$przecinki.$D$2];[$przecinki.$C$2];[$przecinki.$C$2];[$przecinki.$C$2];[$przecinki.$C$2];[$przecinki.$C$2];[$przecinki.$C$2];[$przecinki.$C$2])" office:value-type="string" office:string-value="  &quot;mch.&quot;    [&quot;KTV&quot;,   &quot;mch&quot;,       " calcext:value-type="string">
            <text:p><text:s text:c="2"/>"mch." <text:s text:c="3"/>["KTV", <text:s text:c="2"/>"m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1]);[$przecinki.$A$2];[$przecinki.$C$5];[$przecinki.$D$2])" office:value-type="string" office:string-value="&quot;lewe MCH&quot;]," calcext:value-type="string">
            <text:p>"lewe MCH"],</text:p>
          </table:table-cell>
          <table:table-cell table:style-name="ce46" table:formula="of:=CONCATENATE([.L191];[.M191];[.N191])" office:value-type="string" office:string-value="  &quot;mch.&quot;    [&quot;KTV&quot;,   &quot;mch&quot;,       &quot;&quot;, &quot;ONSET&quot;, &quot;lewe MCH&quot;]," calcext:value-type="string">
            <text:p><text:s text:c="2"/>"mch." <text:s text:c="3"/>["KTV", <text:s text:c="2"/>"mch", <text:s text:c="6"/>"", "ONSET", "lewe MCH"],</text:p>
          </table:table-cell>
        </table:table-row>
        <table:table-row table:style-name="ro2">
          <table:table-cell table:formula="of:=[$'naglosy-edycja'.B192]" office:value-type="string" office:string-value="mdl" calcext:value-type="string">
            <text:p>mdl</text:p>
          </table:table-cell>
          <table:table-cell table:formula="of:=[$'naglosy-edycja'.C192]" office:value-type="string" office:string-value="XTVL" calcext:value-type="string">
            <text:p>XTVL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formula="of:=CONCATENATE([$przecinki.$A$2];[.E192];[$przecinki.$A$2];)" office:value-type="string" office:string-value="&quot;XTVL&quot;" calcext:value-type="string">
            <text:p>"XTVL"</text:p>
          </table:table-cell>
          <table:table-cell table:formula="of:=CONCATENATE([$przecinki.$A$2];[.A192];[$przecinki.$A$2])" office:value-type="string" office:string-value="&quot;mdl&quot;" calcext:value-type="string">
            <text:p>"mdl"</text:p>
          </table:table-cell>
          <table:table-cell table:formula="of:=CONCATENATE([.G192];[$przecinki.$B$2];[.F192];)" office:value-type="string" office:string-value="&quot;mdl&quot;:&quot;XTVL&quot;" calcext:value-type="string">
            <text:p>"mdl":"XTVL"</text:p>
          </table:table-cell>
          <table:table-cell/>
          <table:table-cell table:style-name="ce42" table:formula="of:=CONCATENATE([$przecinki.$A$2];[.A192];[$przecinki.$A$5];[$przecinki.$A$2])" office:value-type="string" office:string-value="&quot;mdl.&quot;" calcext:value-type="string">
            <text:p>"mdl."</text:p>
          </table:table-cell>
          <table:table-cell table:style-name="ce42" table:formula="of:=UPPER([.G192])" office:value-type="string" office:string-value="&quot;MDL&quot;" calcext:value-type="string">
            <text:p>"MDL"</text:p>
          </table:table-cell>
          <table:table-cell table:style-name="ce42" table:formula="of:=CONCATENATE([$przecinki.$C$2];[$przecinki.$C$2];[.J192];[$przecinki.$C$2];[$przecinki.$C$2];[$przecinki.$C$2];[$przecinki.$C$2];[$przecinki.$B$5];[.F192];[$przecinki.$D$2];[$przecinki.$C$2];[$przecinki.$C$2];[$przecinki.$C$2];[.G192];[$przecinki.$D$2];[$przecinki.$C$2];[$przecinki.$C$2];[$przecinki.$C$2];[$przecinki.$C$2];[$przecinki.$C$2];[$przecinki.$C$2];[$przecinki.$C$2])" office:value-type="string" office:string-value="  &quot;mdl.&quot;    [&quot;XTVL&quot;,   &quot;mdl&quot;,       " calcext:value-type="string">
            <text:p><text:s text:c="2"/>"mdl." <text:s text:c="3"/>["XTVL", <text:s text:c="2"/>"m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2]);[$przecinki.$A$2];[$przecinki.$C$5];[$przecinki.$D$2])" office:value-type="string" office:string-value="&quot;lewe MDL&quot;]," calcext:value-type="string">
            <text:p>"lewe MDL"],</text:p>
          </table:table-cell>
          <table:table-cell table:style-name="ce46" table:formula="of:=CONCATENATE([.L192];[.M192];[.N192])" office:value-type="string" office:string-value="  &quot;mdl.&quot;    [&quot;XTVL&quot;,   &quot;mdl&quot;,       &quot;&quot;, &quot;ONSET&quot;, &quot;lewe MDL&quot;]," calcext:value-type="string">
            <text:p><text:s text:c="2"/>"mdl." <text:s text:c="3"/>["XTVL", <text:s text:c="2"/>"mdl", <text:s text:c="6"/>"", "ONSET", "lewe MDL"],</text:p>
          </table:table-cell>
        </table:table-row>
        <table:table-row table:style-name="ro2">
          <table:table-cell table:formula="of:=[$'naglosy-edycja'.B193]" office:value-type="string" office:string-value="mdli" calcext:value-type="string">
            <text:p>mdli</text:p>
          </table:table-cell>
          <table:table-cell table:formula="of:=[$'naglosy-edycja'.C193]" office:value-type="string" office:string-value="XTVLJ" calcext:value-type="string">
            <text:p>XTVLJ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formula="of:=CONCATENATE([$przecinki.$A$2];[.E193];[$przecinki.$A$2];)" office:value-type="string" office:string-value="&quot;XTVLJ&quot;" calcext:value-type="string">
            <text:p>"XTVLJ"</text:p>
          </table:table-cell>
          <table:table-cell table:formula="of:=CONCATENATE([$przecinki.$A$2];[.A193];[$przecinki.$A$2])" office:value-type="string" office:string-value="&quot;mdli&quot;" calcext:value-type="string">
            <text:p>"mdli"</text:p>
          </table:table-cell>
          <table:table-cell table:formula="of:=CONCATENATE([.G193];[$przecinki.$B$2];[.F193];)" office:value-type="string" office:string-value="&quot;mdli&quot;:&quot;XTVLJ&quot;" calcext:value-type="string">
            <text:p>"mdli":"XTVLJ"</text:p>
          </table:table-cell>
          <table:table-cell/>
          <table:table-cell table:style-name="ce42" table:formula="of:=CONCATENATE([$przecinki.$A$2];[.A193];[$przecinki.$A$5];[$przecinki.$A$2])" office:value-type="string" office:string-value="&quot;mdli.&quot;" calcext:value-type="string">
            <text:p>"mdli."</text:p>
          </table:table-cell>
          <table:table-cell table:style-name="ce42" table:formula="of:=UPPER([.G193])" office:value-type="string" office:string-value="&quot;MDLI&quot;" calcext:value-type="string">
            <text:p>"MDLI"</text:p>
          </table:table-cell>
          <table:table-cell table:style-name="ce42" table:formula="of:=CONCATENATE([$przecinki.$C$2];[$przecinki.$C$2];[.J193];[$przecinki.$C$2];[$przecinki.$C$2];[$przecinki.$C$2];[$przecinki.$C$2];[$przecinki.$B$5];[.F193];[$przecinki.$D$2];[$przecinki.$C$2];[$przecinki.$C$2];[$przecinki.$C$2];[.G193];[$przecinki.$D$2];[$przecinki.$C$2];[$przecinki.$C$2];[$przecinki.$C$2];[$przecinki.$C$2];[$przecinki.$C$2];[$przecinki.$C$2];[$przecinki.$C$2])" office:value-type="string" office:string-value="  &quot;mdli.&quot;    [&quot;XTVLJ&quot;,   &quot;mdli&quot;,       " calcext:value-type="string">
            <text:p><text:s text:c="2"/>"mdli." <text:s text:c="3"/>["XTVLJ", <text:s text:c="2"/>"md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3]);[$przecinki.$A$2];[$przecinki.$C$5];[$przecinki.$D$2])" office:value-type="string" office:string-value="&quot;lewe MDLI&quot;]," calcext:value-type="string">
            <text:p>"lewe MDLI"],</text:p>
          </table:table-cell>
          <table:table-cell table:style-name="ce46" table:formula="of:=CONCATENATE([.L193];[.M193];[.N193])" office:value-type="string" office:string-value="  &quot;mdli.&quot;    [&quot;XTVLJ&quot;,   &quot;mdli&quot;,       &quot;&quot;, &quot;ONSET&quot;, &quot;lewe MDLI&quot;]," calcext:value-type="string">
            <text:p><text:s text:c="2"/>"mdli." <text:s text:c="3"/>["XTVLJ", <text:s text:c="2"/>"mdli", <text:s text:c="6"/>"", "ONSET", "lewe MDLI"],</text:p>
          </table:table-cell>
        </table:table-row>
        <table:table-row table:style-name="ro2">
          <table:table-cell table:formula="of:=[$'naglosy-edycja'.B194]" office:value-type="string" office:string-value="mdł" calcext:value-type="string">
            <text:p>mdł</text:p>
          </table:table-cell>
          <table:table-cell table:formula="of:=[$'naglosy-edycja'.C194]" office:value-type="string" office:string-value="XTVLJ" calcext:value-type="string">
            <text:p>XTVLJ</text:p>
          </table:table-cell>
          <table:table-cell table:formula="of:=[$'naglosy-edycja'.D194]" office:value-type="float" office:value="0" calcext:value-type="float">
            <text:p>0</text:p>
          </table:table-cell>
          <table:table-cell table:formula="of:=[$'naglosy-edycja'.E194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formula="of:=CONCATENATE([$przecinki.$A$2];[.E194];[$przecinki.$A$2];)" office:value-type="string" office:string-value="&quot;XTVLJ&quot;" calcext:value-type="string">
            <text:p>"XTVLJ"</text:p>
          </table:table-cell>
          <table:table-cell table:formula="of:=CONCATENATE([$przecinki.$A$2];[.A194];[$przecinki.$A$2])" office:value-type="string" office:string-value="&quot;mdł&quot;" calcext:value-type="string">
            <text:p>"mdł"</text:p>
          </table:table-cell>
          <table:table-cell table:formula="of:=CONCATENATE([.G194];[$przecinki.$B$2];[.F194];)" office:value-type="string" office:string-value="&quot;mdł&quot;:&quot;XTVLJ&quot;" calcext:value-type="string">
            <text:p>"mdł":"XTVLJ"</text:p>
          </table:table-cell>
          <table:table-cell/>
          <table:table-cell table:style-name="ce42" table:formula="of:=CONCATENATE([$przecinki.$A$2];[.A194];[$przecinki.$A$5];[$przecinki.$A$2])" office:value-type="string" office:string-value="&quot;mdł.&quot;" calcext:value-type="string">
            <text:p>"mdł."</text:p>
          </table:table-cell>
          <table:table-cell table:style-name="ce42" table:formula="of:=UPPER([.G194])" office:value-type="string" office:string-value="&quot;MDŁ&quot;" calcext:value-type="string">
            <text:p>"MDŁ"</text:p>
          </table:table-cell>
          <table:table-cell table:style-name="ce42" table:formula="of:=CONCATENATE([$przecinki.$C$2];[$przecinki.$C$2];[.J194];[$przecinki.$C$2];[$przecinki.$C$2];[$przecinki.$C$2];[$przecinki.$C$2];[$przecinki.$B$5];[.F194];[$przecinki.$D$2];[$przecinki.$C$2];[$przecinki.$C$2];[$przecinki.$C$2];[.G194];[$przecinki.$D$2];[$przecinki.$C$2];[$przecinki.$C$2];[$przecinki.$C$2];[$przecinki.$C$2];[$przecinki.$C$2];[$przecinki.$C$2];[$przecinki.$C$2])" office:value-type="string" office:string-value="  &quot;mdł.&quot;    [&quot;XTVLJ&quot;,   &quot;mdł&quot;,       " calcext:value-type="string">
            <text:p><text:s text:c="2"/>"mdł." <text:s text:c="3"/>["XTVLJ", <text:s text:c="2"/>"m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4]);[$przecinki.$A$2];[$przecinki.$C$5];[$przecinki.$D$2])" office:value-type="string" office:string-value="&quot;lewe MDŁ&quot;]," calcext:value-type="string">
            <text:p>"lewe MDŁ"],</text:p>
          </table:table-cell>
          <table:table-cell table:style-name="ce46" table:formula="of:=CONCATENATE([.L194];[.M194];[.N194])" office:value-type="string" office:string-value="  &quot;mdł.&quot;    [&quot;XTVLJ&quot;,   &quot;mdł&quot;,       &quot;&quot;, &quot;ONSET&quot;, &quot;lewe MDŁ&quot;]," calcext:value-type="string">
            <text:p><text:s text:c="2"/>"mdł." <text:s text:c="3"/>["XTVLJ", <text:s text:c="2"/>"mdł", <text:s text:c="6"/>"", "ONSET", "lewe MDŁ"],</text:p>
          </table:table-cell>
        </table:table-row>
        <table:table-row table:style-name="ro2">
          <table:table-cell table:formula="of:=[$'naglosy-edycja'.B195]" office:value-type="string" office:string-value="mg" calcext:value-type="string">
            <text:p>mg</text:p>
          </table:table-cell>
          <table:table-cell table:formula="of:=[$'naglosy-edycja'.C195]" office:value-type="string" office:string-value="XKTV" calcext:value-type="string">
            <text:p>XKTV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formula="of:=CONCATENATE([$przecinki.$A$2];[.E195];[$przecinki.$A$2];)" office:value-type="string" office:string-value="&quot;XKTV&quot;" calcext:value-type="string">
            <text:p>"XKTV"</text:p>
          </table:table-cell>
          <table:table-cell table:formula="of:=CONCATENATE([$przecinki.$A$2];[.A195];[$przecinki.$A$2])" office:value-type="string" office:string-value="&quot;mg&quot;" calcext:value-type="string">
            <text:p>"mg"</text:p>
          </table:table-cell>
          <table:table-cell table:formula="of:=CONCATENATE([.G195];[$przecinki.$B$2];[.F195];)" office:value-type="string" office:string-value="&quot;mg&quot;:&quot;XKTV&quot;" calcext:value-type="string">
            <text:p>"mg":"XKTV"</text:p>
          </table:table-cell>
          <table:table-cell/>
          <table:table-cell table:style-name="ce42" table:formula="of:=CONCATENATE([$przecinki.$A$2];[.A195];[$przecinki.$A$5];[$przecinki.$A$2])" office:value-type="string" office:string-value="&quot;mg.&quot;" calcext:value-type="string">
            <text:p>"mg."</text:p>
          </table:table-cell>
          <table:table-cell table:style-name="ce42" table:formula="of:=UPPER([.G195])" office:value-type="string" office:string-value="&quot;MG&quot;" calcext:value-type="string">
            <text:p>"MG"</text:p>
          </table:table-cell>
          <table:table-cell table:style-name="ce42" table:formula="of:=CONCATENATE([$przecinki.$C$2];[$przecinki.$C$2];[.J195];[$przecinki.$C$2];[$przecinki.$C$2];[$przecinki.$C$2];[$przecinki.$C$2];[$przecinki.$B$5];[.F195];[$przecinki.$D$2];[$przecinki.$C$2];[$przecinki.$C$2];[$przecinki.$C$2];[.G195];[$przecinki.$D$2];[$przecinki.$C$2];[$przecinki.$C$2];[$przecinki.$C$2];[$przecinki.$C$2];[$przecinki.$C$2];[$przecinki.$C$2];[$przecinki.$C$2])" office:value-type="string" office:string-value="  &quot;mg.&quot;    [&quot;XKTV&quot;,   &quot;mg&quot;,       " calcext:value-type="string">
            <text:p><text:s text:c="2"/>"mg." <text:s text:c="3"/>["XKTV", <text:s text:c="2"/>"m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5]);[$przecinki.$A$2];[$przecinki.$C$5];[$przecinki.$D$2])" office:value-type="string" office:string-value="&quot;lewe MG&quot;]," calcext:value-type="string">
            <text:p>"lewe MG"],</text:p>
          </table:table-cell>
          <table:table-cell table:style-name="ce46" table:formula="of:=CONCATENATE([.L195];[.M195];[.N195])" office:value-type="string" office:string-value="  &quot;mg.&quot;    [&quot;XKTV&quot;,   &quot;mg&quot;,       &quot;&quot;, &quot;ONSET&quot;, &quot;lewe MG&quot;]," calcext:value-type="string">
            <text:p><text:s text:c="2"/>"mg." <text:s text:c="3"/>["XKTV", <text:s text:c="2"/>"mg", <text:s text:c="6"/>"", "ONSET", "lewe MG"],</text:p>
          </table:table-cell>
        </table:table-row>
        <table:table-row table:style-name="ro2">
          <table:table-cell table:formula="of:=[$'naglosy-edycja'.B196]" office:value-type="string" office:string-value="mgl" calcext:value-type="string">
            <text:p>mgl</text:p>
          </table:table-cell>
          <table:table-cell table:formula="of:=[$'naglosy-edycja'.C196]" office:value-type="string" office:string-value="XKTVL" calcext:value-type="string">
            <text:p>XKTVL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formula="of:=CONCATENATE([$przecinki.$A$2];[.E196];[$przecinki.$A$2];)" office:value-type="string" office:string-value="&quot;XKTVL&quot;" calcext:value-type="string">
            <text:p>"XKTVL"</text:p>
          </table:table-cell>
          <table:table-cell table:formula="of:=CONCATENATE([$przecinki.$A$2];[.A196];[$przecinki.$A$2])" office:value-type="string" office:string-value="&quot;mgl&quot;" calcext:value-type="string">
            <text:p>"mgl"</text:p>
          </table:table-cell>
          <table:table-cell table:formula="of:=CONCATENATE([.G196];[$przecinki.$B$2];[.F196];)" office:value-type="string" office:string-value="&quot;mgl&quot;:&quot;XKTVL&quot;" calcext:value-type="string">
            <text:p>"mgl":"XKTVL"</text:p>
          </table:table-cell>
          <table:table-cell/>
          <table:table-cell table:style-name="ce42" table:formula="of:=CONCATENATE([$przecinki.$A$2];[.A196];[$przecinki.$A$5];[$przecinki.$A$2])" office:value-type="string" office:string-value="&quot;mgl.&quot;" calcext:value-type="string">
            <text:p>"mgl."</text:p>
          </table:table-cell>
          <table:table-cell table:style-name="ce42" table:formula="of:=UPPER([.G196])" office:value-type="string" office:string-value="&quot;MGL&quot;" calcext:value-type="string">
            <text:p>"MGL"</text:p>
          </table:table-cell>
          <table:table-cell table:style-name="ce42" table:formula="of:=CONCATENATE([$przecinki.$C$2];[$przecinki.$C$2];[.J196];[$przecinki.$C$2];[$przecinki.$C$2];[$przecinki.$C$2];[$przecinki.$C$2];[$przecinki.$B$5];[.F196];[$przecinki.$D$2];[$przecinki.$C$2];[$przecinki.$C$2];[$przecinki.$C$2];[.G196];[$przecinki.$D$2];[$przecinki.$C$2];[$przecinki.$C$2];[$przecinki.$C$2];[$przecinki.$C$2];[$przecinki.$C$2];[$przecinki.$C$2];[$przecinki.$C$2])" office:value-type="string" office:string-value="  &quot;mgl.&quot;    [&quot;XKTVL&quot;,   &quot;mgl&quot;,       " calcext:value-type="string">
            <text:p><text:s text:c="2"/>"mgl." <text:s text:c="3"/>["XKTVL", <text:s text:c="2"/>"m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6]);[$przecinki.$A$2];[$przecinki.$C$5];[$przecinki.$D$2])" office:value-type="string" office:string-value="&quot;lewe MGL&quot;]," calcext:value-type="string">
            <text:p>"lewe MGL"],</text:p>
          </table:table-cell>
          <table:table-cell table:style-name="ce46" table:formula="of:=CONCATENATE([.L196];[.M196];[.N196])" office:value-type="string" office:string-value="  &quot;mgl.&quot;    [&quot;XKTVL&quot;,   &quot;mgl&quot;,       &quot;&quot;, &quot;ONSET&quot;, &quot;lewe MGL&quot;]," calcext:value-type="string">
            <text:p><text:s text:c="2"/>"mgl." <text:s text:c="3"/>["XKTVL", <text:s text:c="2"/>"mgl", <text:s text:c="6"/>"", "ONSET", "lewe MGL"],</text:p>
          </table:table-cell>
        </table:table-row>
        <table:table-row table:style-name="ro2">
          <table:table-cell table:formula="of:=[$'naglosy-edycja'.B197]" office:value-type="string" office:string-value="mgli" calcext:value-type="string">
            <text:p>mgli</text:p>
          </table:table-cell>
          <table:table-cell table:formula="of:=[$'naglosy-edycja'.C197]" office:value-type="float" office:value="0" calcext:value-type="float">
            <text:p>0</text:p>
          </table:table-cell>
          <table:table-cell table:formula="of:=[$'naglosy-edycja'.D197]" office:value-type="string" office:string-value="XKTVLI" calcext:value-type="string">
            <text:p>XKTVLI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formula="of:=CONCATENATE([$przecinki.$A$2];[.E197];[$przecinki.$A$2];)" office:value-type="string" office:string-value="&quot;XKTVLI&quot;" calcext:value-type="string">
            <text:p>"XKTVLI"</text:p>
          </table:table-cell>
          <table:table-cell table:formula="of:=CONCATENATE([$przecinki.$A$2];[.A197];[$przecinki.$A$2])" office:value-type="string" office:string-value="&quot;mgli&quot;" calcext:value-type="string">
            <text:p>"mgli"</text:p>
          </table:table-cell>
          <table:table-cell table:formula="of:=CONCATENATE([.G197];[$przecinki.$B$2];[.F197];)" office:value-type="string" office:string-value="&quot;mgli&quot;:&quot;XKTVLI&quot;" calcext:value-type="string">
            <text:p>"mgli":"XKTVLI"</text:p>
          </table:table-cell>
          <table:table-cell/>
          <table:table-cell table:style-name="ce42" table:formula="of:=CONCATENATE([$przecinki.$A$2];[.A197];[$przecinki.$A$5];[$przecinki.$A$2])" office:value-type="string" office:string-value="&quot;mgli.&quot;" calcext:value-type="string">
            <text:p>"mgli."</text:p>
          </table:table-cell>
          <table:table-cell table:style-name="ce42" table:formula="of:=UPPER([.G197])" office:value-type="string" office:string-value="&quot;MGLI&quot;" calcext:value-type="string">
            <text:p>"MGLI"</text:p>
          </table:table-cell>
          <table:table-cell table:style-name="ce42" table:formula="of:=CONCATENATE([$przecinki.$C$2];[$przecinki.$C$2];[.J197];[$przecinki.$C$2];[$przecinki.$C$2];[$przecinki.$C$2];[$przecinki.$C$2];[$przecinki.$B$5];[.F197];[$przecinki.$D$2];[$przecinki.$C$2];[$przecinki.$C$2];[$przecinki.$C$2];[.G197];[$przecinki.$D$2];[$przecinki.$C$2];[$przecinki.$C$2];[$przecinki.$C$2];[$przecinki.$C$2];[$przecinki.$C$2];[$przecinki.$C$2];[$przecinki.$C$2])" office:value-type="string" office:string-value="  &quot;mgli.&quot;    [&quot;XKTVLI&quot;,   &quot;mgli&quot;,       " calcext:value-type="string">
            <text:p><text:s text:c="2"/>"mgli." <text:s text:c="3"/>["XKTVLI", <text:s text:c="2"/>"mg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7]);[$przecinki.$A$2];[$przecinki.$C$5];[$przecinki.$D$2])" office:value-type="string" office:string-value="&quot;lewe MGLI&quot;]," calcext:value-type="string">
            <text:p>"lewe MGLI"],</text:p>
          </table:table-cell>
          <table:table-cell table:style-name="ce46" table:formula="of:=CONCATENATE([.L197];[.M197];[.N197])" office:value-type="string" office:string-value="  &quot;mgli.&quot;    [&quot;XKTVLI&quot;,   &quot;mgli&quot;,       &quot;&quot;, &quot;ONSET&quot;, &quot;lewe MGLI&quot;]," calcext:value-type="string">
            <text:p><text:s text:c="2"/>"mgli." <text:s text:c="3"/>["XKTVLI", <text:s text:c="2"/>"mgli", <text:s text:c="6"/>"", "ONSET", "lewe MGLI"],</text:p>
          </table:table-cell>
        </table:table-row>
        <table:table-row table:style-name="ro2">
          <table:table-cell table:formula="of:=[$'naglosy-edycja'.B198]" office:value-type="string" office:string-value="mgł" calcext:value-type="string">
            <text:p>mgł</text:p>
          </table:table-cell>
          <table:table-cell table:formula="of:=[$'naglosy-edycja'.C198]" office:value-type="string" office:string-value="XKTVLJ" calcext:value-type="string">
            <text:p>XKTVLJ</text:p>
          </table:table-cell>
          <table:table-cell table:formula="of:=[$'naglosy-edycja'.D198]" office:value-type="float" office:value="0" calcext:value-type="float">
            <text:p>0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formula="of:=CONCATENATE([$przecinki.$A$2];[.E198];[$przecinki.$A$2];)" office:value-type="string" office:string-value="&quot;XKTVLJ&quot;" calcext:value-type="string">
            <text:p>"XKTVLJ"</text:p>
          </table:table-cell>
          <table:table-cell table:formula="of:=CONCATENATE([$przecinki.$A$2];[.A198];[$przecinki.$A$2])" office:value-type="string" office:string-value="&quot;mgł&quot;" calcext:value-type="string">
            <text:p>"mgł"</text:p>
          </table:table-cell>
          <table:table-cell table:formula="of:=CONCATENATE([.G198];[$przecinki.$B$2];[.F198];)" office:value-type="string" office:string-value="&quot;mgł&quot;:&quot;XKTVLJ&quot;" calcext:value-type="string">
            <text:p>"mgł":"XKTVLJ"</text:p>
          </table:table-cell>
          <table:table-cell/>
          <table:table-cell table:style-name="ce42" table:formula="of:=CONCATENATE([$przecinki.$A$2];[.A198];[$przecinki.$A$5];[$przecinki.$A$2])" office:value-type="string" office:string-value="&quot;mgł.&quot;" calcext:value-type="string">
            <text:p>"mgł."</text:p>
          </table:table-cell>
          <table:table-cell table:style-name="ce42" table:formula="of:=UPPER([.G198])" office:value-type="string" office:string-value="&quot;MGŁ&quot;" calcext:value-type="string">
            <text:p>"MGŁ"</text:p>
          </table:table-cell>
          <table:table-cell table:style-name="ce42" table:formula="of:=CONCATENATE([$przecinki.$C$2];[$przecinki.$C$2];[.J198];[$przecinki.$C$2];[$przecinki.$C$2];[$przecinki.$C$2];[$przecinki.$C$2];[$przecinki.$B$5];[.F198];[$przecinki.$D$2];[$przecinki.$C$2];[$przecinki.$C$2];[$przecinki.$C$2];[.G198];[$przecinki.$D$2];[$przecinki.$C$2];[$przecinki.$C$2];[$przecinki.$C$2];[$przecinki.$C$2];[$przecinki.$C$2];[$przecinki.$C$2];[$przecinki.$C$2])" office:value-type="string" office:string-value="  &quot;mgł.&quot;    [&quot;XKTVLJ&quot;,   &quot;mgł&quot;,       " calcext:value-type="string">
            <text:p><text:s text:c="2"/>"mgł." <text:s text:c="3"/>["XKTVLJ", <text:s text:c="2"/>"m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8]);[$przecinki.$A$2];[$przecinki.$C$5];[$przecinki.$D$2])" office:value-type="string" office:string-value="&quot;lewe MGŁ&quot;]," calcext:value-type="string">
            <text:p>"lewe MGŁ"],</text:p>
          </table:table-cell>
          <table:table-cell table:style-name="ce46" table:formula="of:=CONCATENATE([.L198];[.M198];[.N198])" office:value-type="string" office:string-value="  &quot;mgł.&quot;    [&quot;XKTVLJ&quot;,   &quot;mgł&quot;,       &quot;&quot;, &quot;ONSET&quot;, &quot;lewe MGŁ&quot;]," calcext:value-type="string">
            <text:p><text:s text:c="2"/>"mgł." <text:s text:c="3"/>["XKTVLJ", <text:s text:c="2"/>"mgł", <text:s text:c="6"/>"", "ONSET", "lewe MGŁ"],</text:p>
          </table:table-cell>
        </table:table-row>
        <table:table-row table:style-name="ro2">
          <table:table-cell table:formula="of:=[$'naglosy-edycja'.B199]" office:value-type="string" office:string-value="mgn" calcext:value-type="string">
            <text:p>mgn</text:p>
          </table:table-cell>
          <table:table-cell table:formula="of:=[$'naglosy-edycja'.C199]" office:value-type="string" office:string-value="XKTVLR" calcext:value-type="string">
            <text:p>XKTVLR</text:p>
          </table:table-cell>
          <table:table-cell table:formula="of:=[$'naglosy-edycja'.D199]" office:value-type="string" office:string-value="XKTVR" calcext:value-type="string">
            <text:p>XKTVR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formula="of:=CONCATENATE([$przecinki.$A$2];[.E199];[$przecinki.$A$2];)" office:value-type="string" office:string-value="&quot;XKTVLR&quot;" calcext:value-type="string">
            <text:p>"XKTVLR"</text:p>
          </table:table-cell>
          <table:table-cell table:formula="of:=CONCATENATE([$przecinki.$A$2];[.A199];[$przecinki.$A$2])" office:value-type="string" office:string-value="&quot;mgn&quot;" calcext:value-type="string">
            <text:p>"mgn"</text:p>
          </table:table-cell>
          <table:table-cell table:formula="of:=CONCATENATE([.G199];[$przecinki.$B$2];[.F199];)" office:value-type="string" office:string-value="&quot;mgn&quot;:&quot;XKTVLR&quot;" calcext:value-type="string">
            <text:p>"mgn":"XKTVLR"</text:p>
          </table:table-cell>
          <table:table-cell/>
          <table:table-cell table:style-name="ce42" table:formula="of:=CONCATENATE([$przecinki.$A$2];[.A199];[$przecinki.$A$5];[$przecinki.$A$2])" office:value-type="string" office:string-value="&quot;mgn.&quot;" calcext:value-type="string">
            <text:p>"mgn."</text:p>
          </table:table-cell>
          <table:table-cell table:style-name="ce42" table:formula="of:=UPPER([.G199])" office:value-type="string" office:string-value="&quot;MGN&quot;" calcext:value-type="string">
            <text:p>"MGN"</text:p>
          </table:table-cell>
          <table:table-cell table:style-name="ce42" table:formula="of:=CONCATENATE([$przecinki.$C$2];[$przecinki.$C$2];[.J199];[$przecinki.$C$2];[$przecinki.$C$2];[$przecinki.$C$2];[$przecinki.$C$2];[$przecinki.$B$5];[.F199];[$przecinki.$D$2];[$przecinki.$C$2];[$przecinki.$C$2];[$przecinki.$C$2];[.G199];[$przecinki.$D$2];[$przecinki.$C$2];[$przecinki.$C$2];[$przecinki.$C$2];[$przecinki.$C$2];[$przecinki.$C$2];[$przecinki.$C$2];[$przecinki.$C$2])" office:value-type="string" office:string-value="  &quot;mgn.&quot;    [&quot;XKTVLR&quot;,   &quot;mgn&quot;,       " calcext:value-type="string">
            <text:p><text:s text:c="2"/>"mgn." <text:s text:c="3"/>["XKTVLR", <text:s text:c="2"/>"m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9]);[$przecinki.$A$2];[$przecinki.$C$5];[$przecinki.$D$2])" office:value-type="string" office:string-value="&quot;lewe MGN&quot;]," calcext:value-type="string">
            <text:p>"lewe MGN"],</text:p>
          </table:table-cell>
          <table:table-cell table:style-name="ce46" table:formula="of:=CONCATENATE([.L199];[.M199];[.N199])" office:value-type="string" office:string-value="  &quot;mgn.&quot;    [&quot;XKTVLR&quot;,   &quot;mgn&quot;,       &quot;&quot;, &quot;ONSET&quot;, &quot;lewe MGN&quot;]," calcext:value-type="string">
            <text:p><text:s text:c="2"/>"mgn." <text:s text:c="3"/>["XKTVLR", <text:s text:c="2"/>"mgn", <text:s text:c="6"/>"", "ONSET", "lewe MGN"],</text:p>
          </table:table-cell>
        </table:table-row>
        <table:table-row table:style-name="ro2">
          <table:table-cell table:formula="of:=[$'naglosy-edycja'.B200]" office:value-type="string" office:string-value="mgni" calcext:value-type="string">
            <text:p>mgni</text:p>
          </table:table-cell>
          <table:table-cell table:formula="of:=[$'naglosy-edycja'.C200]" office:value-type="float" office:value="0" calcext:value-type="float">
            <text:p>0</text:p>
          </table:table-cell>
          <table:table-cell table:formula="of:=[$'naglosy-edycja'.D200]" office:value-type="string" office:string-value="XKTVRJ" calcext:value-type="string">
            <text:p>XKTVRJ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formula="of:=CONCATENATE([$przecinki.$A$2];[.E200];[$przecinki.$A$2];)" office:value-type="string" office:string-value="&quot;XKTVRJ&quot;" calcext:value-type="string">
            <text:p>"XKTVRJ"</text:p>
          </table:table-cell>
          <table:table-cell table:formula="of:=CONCATENATE([$przecinki.$A$2];[.A200];[$przecinki.$A$2])" office:value-type="string" office:string-value="&quot;mgni&quot;" calcext:value-type="string">
            <text:p>"mgni"</text:p>
          </table:table-cell>
          <table:table-cell table:formula="of:=CONCATENATE([.G200];[$przecinki.$B$2];[.F200];)" office:value-type="string" office:string-value="&quot;mgni&quot;:&quot;XKTVRJ&quot;" calcext:value-type="string">
            <text:p>"mgni":"XKTVRJ"</text:p>
          </table:table-cell>
          <table:table-cell/>
          <table:table-cell table:style-name="ce42" table:formula="of:=CONCATENATE([$przecinki.$A$2];[.A200];[$przecinki.$A$5];[$przecinki.$A$2])" office:value-type="string" office:string-value="&quot;mgni.&quot;" calcext:value-type="string">
            <text:p>"mgni."</text:p>
          </table:table-cell>
          <table:table-cell table:style-name="ce42" table:formula="of:=UPPER([.G200])" office:value-type="string" office:string-value="&quot;MGNI&quot;" calcext:value-type="string">
            <text:p>"MGNI"</text:p>
          </table:table-cell>
          <table:table-cell table:style-name="ce42" table:formula="of:=CONCATENATE([$przecinki.$C$2];[$przecinki.$C$2];[.J200];[$przecinki.$C$2];[$przecinki.$C$2];[$przecinki.$C$2];[$przecinki.$C$2];[$przecinki.$B$5];[.F200];[$przecinki.$D$2];[$przecinki.$C$2];[$przecinki.$C$2];[$przecinki.$C$2];[.G200];[$przecinki.$D$2];[$przecinki.$C$2];[$przecinki.$C$2];[$przecinki.$C$2];[$przecinki.$C$2];[$przecinki.$C$2];[$przecinki.$C$2];[$przecinki.$C$2])" office:value-type="string" office:string-value="  &quot;mgni.&quot;    [&quot;XKTVRJ&quot;,   &quot;mgni&quot;,       " calcext:value-type="string">
            <text:p><text:s text:c="2"/>"mgni." <text:s text:c="3"/>["XKTVRJ", <text:s text:c="2"/>"m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0]);[$przecinki.$A$2];[$przecinki.$C$5];[$przecinki.$D$2])" office:value-type="string" office:string-value="&quot;lewe MGNI&quot;]," calcext:value-type="string">
            <text:p>"lewe MGNI"],</text:p>
          </table:table-cell>
          <table:table-cell table:style-name="ce46" table:formula="of:=CONCATENATE([.L200];[.M200];[.N200])" office:value-type="string" office:string-value="  &quot;mgni.&quot;    [&quot;XKTVRJ&quot;,   &quot;mgni&quot;,       &quot;&quot;, &quot;ONSET&quot;, &quot;lewe MGNI&quot;]," calcext:value-type="string">
            <text:p><text:s text:c="2"/>"mgni." <text:s text:c="3"/>["XKTVRJ", <text:s text:c="2"/>"mgni", <text:s text:c="6"/>"", "ONSET", "lewe MGNI"],</text:p>
          </table:table-cell>
        </table:table-row>
        <table:table-row table:style-name="ro2">
          <table:table-cell table:formula="of:=[$'naglosy-edycja'.B201]" office:value-type="string" office:string-value="mkl" calcext:value-type="string">
            <text:p>mkl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KTVL" calcext:value-type="string">
            <text:p>KTVL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formula="of:=CONCATENATE([$przecinki.$A$2];[.E201];[$przecinki.$A$2];)" office:value-type="string" office:string-value="&quot;KTVL&quot;" calcext:value-type="string">
            <text:p>"KTVL"</text:p>
          </table:table-cell>
          <table:table-cell table:formula="of:=CONCATENATE([$przecinki.$A$2];[.A201];[$przecinki.$A$2])" office:value-type="string" office:string-value="&quot;mkl&quot;" calcext:value-type="string">
            <text:p>"mkl"</text:p>
          </table:table-cell>
          <table:table-cell table:formula="of:=CONCATENATE([.G201];[$przecinki.$B$2];[.F201];)" office:value-type="string" office:string-value="&quot;mkl&quot;:&quot;KTVL&quot;" calcext:value-type="string">
            <text:p>"mkl":"KTVL"</text:p>
          </table:table-cell>
          <table:table-cell/>
          <table:table-cell table:style-name="ce42" table:formula="of:=CONCATENATE([$przecinki.$A$2];[.A201];[$przecinki.$A$5];[$przecinki.$A$2])" office:value-type="string" office:string-value="&quot;mkl.&quot;" calcext:value-type="string">
            <text:p>"mkl."</text:p>
          </table:table-cell>
          <table:table-cell table:style-name="ce42" table:formula="of:=UPPER([.G201])" office:value-type="string" office:string-value="&quot;MKL&quot;" calcext:value-type="string">
            <text:p>"MKL"</text:p>
          </table:table-cell>
          <table:table-cell table:style-name="ce42" table:formula="of:=CONCATENATE([$przecinki.$C$2];[$przecinki.$C$2];[.J201];[$przecinki.$C$2];[$przecinki.$C$2];[$przecinki.$C$2];[$przecinki.$C$2];[$przecinki.$B$5];[.F201];[$przecinki.$D$2];[$przecinki.$C$2];[$przecinki.$C$2];[$przecinki.$C$2];[.G201];[$przecinki.$D$2];[$przecinki.$C$2];[$przecinki.$C$2];[$przecinki.$C$2];[$przecinki.$C$2];[$przecinki.$C$2];[$przecinki.$C$2];[$przecinki.$C$2])" office:value-type="string" office:string-value="  &quot;mkl.&quot;    [&quot;KTVL&quot;,   &quot;mkl&quot;,       " calcext:value-type="string">
            <text:p><text:s text:c="2"/>"mkl." <text:s text:c="3"/>["KTVL", <text:s text:c="2"/>"m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1]);[$przecinki.$A$2];[$przecinki.$C$5];[$przecinki.$D$2])" office:value-type="string" office:string-value="&quot;lewe MKL&quot;]," calcext:value-type="string">
            <text:p>"lewe MKL"],</text:p>
          </table:table-cell>
          <table:table-cell table:style-name="ce46" table:formula="of:=CONCATENATE([.L201];[.M201];[.N201])" office:value-type="string" office:string-value="  &quot;mkl.&quot;    [&quot;KTVL&quot;,   &quot;mkl&quot;,       &quot;&quot;, &quot;ONSET&quot;, &quot;lewe MKL&quot;]," calcext:value-type="string">
            <text:p><text:s text:c="2"/>"mkl." <text:s text:c="3"/>["KTVL", <text:s text:c="2"/>"mkl", <text:s text:c="6"/>"", "ONSET", "lewe MKL"],</text:p>
          </table:table-cell>
        </table:table-row>
        <table:table-row table:style-name="ro2">
          <table:table-cell table:formula="of:=[$'naglosy-edycja'.B202]" office:value-type="string" office:string-value="mkli" calcext:value-type="string">
            <text:p>mkli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J" calcext:value-type="string">
            <text:p>KTVLJ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formula="of:=CONCATENATE([$przecinki.$A$2];[.E202];[$przecinki.$A$2];)" office:value-type="string" office:string-value="&quot;KTVLJ&quot;" calcext:value-type="string">
            <text:p>"KTVLJ"</text:p>
          </table:table-cell>
          <table:table-cell table:formula="of:=CONCATENATE([$przecinki.$A$2];[.A202];[$przecinki.$A$2])" office:value-type="string" office:string-value="&quot;mkli&quot;" calcext:value-type="string">
            <text:p>"mkli"</text:p>
          </table:table-cell>
          <table:table-cell table:formula="of:=CONCATENATE([.G202];[$przecinki.$B$2];[.F202];)" office:value-type="string" office:string-value="&quot;mkli&quot;:&quot;KTVLJ&quot;" calcext:value-type="string">
            <text:p>"mkli":"KTVLJ"</text:p>
          </table:table-cell>
          <table:table-cell/>
          <table:table-cell table:style-name="ce42" table:formula="of:=CONCATENATE([$przecinki.$A$2];[.A202];[$przecinki.$A$5];[$przecinki.$A$2])" office:value-type="string" office:string-value="&quot;mkli.&quot;" calcext:value-type="string">
            <text:p>"mkli."</text:p>
          </table:table-cell>
          <table:table-cell table:style-name="ce42" table:formula="of:=UPPER([.G202])" office:value-type="string" office:string-value="&quot;MKLI&quot;" calcext:value-type="string">
            <text:p>"MKLI"</text:p>
          </table:table-cell>
          <table:table-cell table:style-name="ce42" table:formula="of:=CONCATENATE([$przecinki.$C$2];[$przecinki.$C$2];[.J202];[$przecinki.$C$2];[$przecinki.$C$2];[$przecinki.$C$2];[$przecinki.$C$2];[$przecinki.$B$5];[.F202];[$przecinki.$D$2];[$przecinki.$C$2];[$przecinki.$C$2];[$przecinki.$C$2];[.G202];[$przecinki.$D$2];[$przecinki.$C$2];[$przecinki.$C$2];[$przecinki.$C$2];[$przecinki.$C$2];[$przecinki.$C$2];[$przecinki.$C$2];[$przecinki.$C$2])" office:value-type="string" office:string-value="  &quot;mkli.&quot;    [&quot;KTVLJ&quot;,   &quot;mkli&quot;,       " calcext:value-type="string">
            <text:p><text:s text:c="2"/>"mkli." <text:s text:c="3"/>["KTVLJ", <text:s text:c="2"/>"m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2]);[$przecinki.$A$2];[$przecinki.$C$5];[$przecinki.$D$2])" office:value-type="string" office:string-value="&quot;lewe MKLI&quot;]," calcext:value-type="string">
            <text:p>"lewe MKLI"],</text:p>
          </table:table-cell>
          <table:table-cell table:style-name="ce46" table:formula="of:=CONCATENATE([.L202];[.M202];[.N202])" office:value-type="string" office:string-value="  &quot;mkli.&quot;    [&quot;KTVLJ&quot;,   &quot;mkli&quot;,       &quot;&quot;, &quot;ONSET&quot;, &quot;lewe MKLI&quot;]," calcext:value-type="string">
            <text:p><text:s text:c="2"/>"mkli." <text:s text:c="3"/>["KTVLJ", <text:s text:c="2"/>"mkli", <text:s text:c="6"/>"", "ONSET", "lewe MKLI"],</text:p>
          </table:table-cell>
        </table:table-row>
        <table:table-row table:style-name="ro2">
          <table:table-cell table:formula="of:=[$'naglosy-edycja'.B203]" office:value-type="string" office:string-value="mkn" calcext:value-type="string">
            <text:p>mkn</text:p>
          </table:table-cell>
          <table:table-cell table:formula="of:=[$'naglosy-edycja'.C203]" office:value-type="string" office:string-value="KTVLR" calcext:value-type="string">
            <text:p>KTVLR</text:p>
          </table:table-cell>
          <table:table-cell table:formula="of:=[$'naglosy-edycja'.D203]" office:value-type="string" office:string-value="KTVR" calcext:value-type="string">
            <text:p>KTVR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formula="of:=CONCATENATE([$przecinki.$A$2];[.E203];[$przecinki.$A$2];)" office:value-type="string" office:string-value="&quot;KTVLR&quot;" calcext:value-type="string">
            <text:p>"KTVLR"</text:p>
          </table:table-cell>
          <table:table-cell table:formula="of:=CONCATENATE([$przecinki.$A$2];[.A203];[$przecinki.$A$2])" office:value-type="string" office:string-value="&quot;mkn&quot;" calcext:value-type="string">
            <text:p>"mkn"</text:p>
          </table:table-cell>
          <table:table-cell table:formula="of:=CONCATENATE([.G203];[$przecinki.$B$2];[.F203];)" office:value-type="string" office:string-value="&quot;mkn&quot;:&quot;KTVLR&quot;" calcext:value-type="string">
            <text:p>"mkn":"KTVLR"</text:p>
          </table:table-cell>
          <table:table-cell/>
          <table:table-cell table:style-name="ce42" table:formula="of:=CONCATENATE([$przecinki.$A$2];[.A203];[$przecinki.$A$5];[$przecinki.$A$2])" office:value-type="string" office:string-value="&quot;mkn.&quot;" calcext:value-type="string">
            <text:p>"mkn."</text:p>
          </table:table-cell>
          <table:table-cell table:style-name="ce42" table:formula="of:=UPPER([.G203])" office:value-type="string" office:string-value="&quot;MKN&quot;" calcext:value-type="string">
            <text:p>"MKN"</text:p>
          </table:table-cell>
          <table:table-cell table:style-name="ce42" table:formula="of:=CONCATENATE([$przecinki.$C$2];[$przecinki.$C$2];[.J203];[$przecinki.$C$2];[$przecinki.$C$2];[$przecinki.$C$2];[$przecinki.$C$2];[$przecinki.$B$5];[.F203];[$przecinki.$D$2];[$przecinki.$C$2];[$przecinki.$C$2];[$przecinki.$C$2];[.G203];[$przecinki.$D$2];[$przecinki.$C$2];[$przecinki.$C$2];[$przecinki.$C$2];[$przecinki.$C$2];[$przecinki.$C$2];[$przecinki.$C$2];[$przecinki.$C$2])" office:value-type="string" office:string-value="  &quot;mkn.&quot;    [&quot;KTVLR&quot;,   &quot;mkn&quot;,       " calcext:value-type="string">
            <text:p><text:s text:c="2"/>"mkn." <text:s text:c="3"/>["KTVLR", <text:s text:c="2"/>"m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3]);[$przecinki.$A$2];[$przecinki.$C$5];[$przecinki.$D$2])" office:value-type="string" office:string-value="&quot;lewe MKN&quot;]," calcext:value-type="string">
            <text:p>"lewe MKN"],</text:p>
          </table:table-cell>
          <table:table-cell table:style-name="ce46" table:formula="of:=CONCATENATE([.L203];[.M203];[.N203])" office:value-type="string" office:string-value="  &quot;mkn.&quot;    [&quot;KTVLR&quot;,   &quot;mkn&quot;,       &quot;&quot;, &quot;ONSET&quot;, &quot;lewe MKN&quot;]," calcext:value-type="string">
            <text:p><text:s text:c="2"/>"mkn." <text:s text:c="3"/>["KTVLR", <text:s text:c="2"/>"mkn", <text:s text:c="6"/>"", "ONSET", "lewe MKN"],</text:p>
          </table:table-cell>
        </table:table-row>
        <table:table-row table:style-name="ro2">
          <table:table-cell table:formula="of:=[$'naglosy-edycja'.B204]" office:value-type="string" office:string-value="mkni" calcext:value-type="string">
            <text:p>mkni</text:p>
          </table:table-cell>
          <table:table-cell table:formula="of:=[$'naglosy-edycja'.C204]" office:value-type="float" office:value="0" calcext:value-type="float">
            <text:p>0</text:p>
          </table:table-cell>
          <table:table-cell table:formula="of:=[$'naglosy-edycja'.D204]" office:value-type="string" office:string-value="KTVRJ" calcext:value-type="string">
            <text:p>KTVRJ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formula="of:=CONCATENATE([$przecinki.$A$2];[.E204];[$przecinki.$A$2];)" office:value-type="string" office:string-value="&quot;KTVRJ&quot;" calcext:value-type="string">
            <text:p>"KTVRJ"</text:p>
          </table:table-cell>
          <table:table-cell table:formula="of:=CONCATENATE([$przecinki.$A$2];[.A204];[$przecinki.$A$2])" office:value-type="string" office:string-value="&quot;mkni&quot;" calcext:value-type="string">
            <text:p>"mkni"</text:p>
          </table:table-cell>
          <table:table-cell table:formula="of:=CONCATENATE([.G204];[$przecinki.$B$2];[.F204];)" office:value-type="string" office:string-value="&quot;mkni&quot;:&quot;KTVRJ&quot;" calcext:value-type="string">
            <text:p>"mkni":"KTVRJ"</text:p>
          </table:table-cell>
          <table:table-cell/>
          <table:table-cell table:style-name="ce42" table:formula="of:=CONCATENATE([$przecinki.$A$2];[.A204];[$przecinki.$A$5];[$przecinki.$A$2])" office:value-type="string" office:string-value="&quot;mkni.&quot;" calcext:value-type="string">
            <text:p>"mkni."</text:p>
          </table:table-cell>
          <table:table-cell table:style-name="ce42" table:formula="of:=UPPER([.G204])" office:value-type="string" office:string-value="&quot;MKNI&quot;" calcext:value-type="string">
            <text:p>"MKNI"</text:p>
          </table:table-cell>
          <table:table-cell table:style-name="ce42" table:formula="of:=CONCATENATE([$przecinki.$C$2];[$przecinki.$C$2];[.J204];[$przecinki.$C$2];[$przecinki.$C$2];[$przecinki.$C$2];[$przecinki.$C$2];[$przecinki.$B$5];[.F204];[$przecinki.$D$2];[$przecinki.$C$2];[$przecinki.$C$2];[$przecinki.$C$2];[.G204];[$przecinki.$D$2];[$przecinki.$C$2];[$przecinki.$C$2];[$przecinki.$C$2];[$przecinki.$C$2];[$przecinki.$C$2];[$przecinki.$C$2];[$przecinki.$C$2])" office:value-type="string" office:string-value="  &quot;mkni.&quot;    [&quot;KTVRJ&quot;,   &quot;mkni&quot;,       " calcext:value-type="string">
            <text:p><text:s text:c="2"/>"mkni." <text:s text:c="3"/>["KTVRJ", <text:s text:c="2"/>"m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4]);[$przecinki.$A$2];[$przecinki.$C$5];[$przecinki.$D$2])" office:value-type="string" office:string-value="&quot;lewe MKNI&quot;]," calcext:value-type="string">
            <text:p>"lewe MKNI"],</text:p>
          </table:table-cell>
          <table:table-cell table:style-name="ce46" table:formula="of:=CONCATENATE([.L204];[.M204];[.N204])" office:value-type="string" office:string-value="  &quot;mkni.&quot;    [&quot;KTVRJ&quot;,   &quot;mkni&quot;,       &quot;&quot;, &quot;ONSET&quot;, &quot;lewe MKNI&quot;]," calcext:value-type="string">
            <text:p><text:s text:c="2"/>"mkni." <text:s text:c="3"/>["KTVRJ", <text:s text:c="2"/>"mkni", <text:s text:c="6"/>"", "ONSET", "lewe MKNI"],</text:p>
          </table:table-cell>
        </table:table-row>
        <table:table-row table:style-name="ro2">
          <table:table-cell table:formula="of:=[$'naglosy-edycja'.B205]" office:value-type="string" office:string-value="ml" calcext:value-type="string">
            <text:p>ml</text:p>
          </table:table-cell>
          <table:table-cell table:formula="of:=[$'naglosy-edycja'.C205]" office:value-type="string" office:string-value="TVL" calcext:value-type="string">
            <text:p>TVL</text:p>
          </table:table-cell>
          <table:table-cell table:formula="of:=[$'naglosy-edycja'.D205]" office:value-type="float" office:value="0" calcext:value-type="float">
            <text:p>0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formula="of:=CONCATENATE([$przecinki.$A$2];[.E205];[$przecinki.$A$2];)" office:value-type="string" office:string-value="&quot;TVL&quot;" calcext:value-type="string">
            <text:p>"TVL"</text:p>
          </table:table-cell>
          <table:table-cell table:formula="of:=CONCATENATE([$przecinki.$A$2];[.A205];[$przecinki.$A$2])" office:value-type="string" office:string-value="&quot;ml&quot;" calcext:value-type="string">
            <text:p>"ml"</text:p>
          </table:table-cell>
          <table:table-cell table:formula="of:=CONCATENATE([.G205];[$przecinki.$B$2];[.F205];)" office:value-type="string" office:string-value="&quot;ml&quot;:&quot;TVL&quot;" calcext:value-type="string">
            <text:p>"ml":"TVL"</text:p>
          </table:table-cell>
          <table:table-cell/>
          <table:table-cell table:style-name="ce42" table:formula="of:=CONCATENATE([$przecinki.$A$2];[.A205];[$przecinki.$A$5];[$przecinki.$A$2])" office:value-type="string" office:string-value="&quot;ml.&quot;" calcext:value-type="string">
            <text:p>"ml."</text:p>
          </table:table-cell>
          <table:table-cell table:style-name="ce42" table:formula="of:=UPPER([.G205])" office:value-type="string" office:string-value="&quot;ML&quot;" calcext:value-type="string">
            <text:p>"ML"</text:p>
          </table:table-cell>
          <table:table-cell table:style-name="ce42" table:formula="of:=CONCATENATE([$przecinki.$C$2];[$przecinki.$C$2];[.J205];[$przecinki.$C$2];[$przecinki.$C$2];[$przecinki.$C$2];[$przecinki.$C$2];[$przecinki.$B$5];[.F205];[$przecinki.$D$2];[$przecinki.$C$2];[$przecinki.$C$2];[$przecinki.$C$2];[.G205];[$przecinki.$D$2];[$przecinki.$C$2];[$przecinki.$C$2];[$przecinki.$C$2];[$przecinki.$C$2];[$przecinki.$C$2];[$przecinki.$C$2];[$przecinki.$C$2])" office:value-type="string" office:string-value="  &quot;ml.&quot;    [&quot;TVL&quot;,   &quot;ml&quot;,       " calcext:value-type="string">
            <text:p><text:s text:c="2"/>"ml." <text:s text:c="3"/>["TVL", <text:s text:c="2"/>"m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5]);[$przecinki.$A$2];[$przecinki.$C$5];[$przecinki.$D$2])" office:value-type="string" office:string-value="&quot;lewe ML&quot;]," calcext:value-type="string">
            <text:p>"lewe ML"],</text:p>
          </table:table-cell>
          <table:table-cell table:style-name="ce46" table:formula="of:=CONCATENATE([.L205];[.M205];[.N205])" office:value-type="string" office:string-value="  &quot;ml.&quot;    [&quot;TVL&quot;,   &quot;ml&quot;,       &quot;&quot;, &quot;ONSET&quot;, &quot;lewe ML&quot;]," calcext:value-type="string">
            <text:p><text:s text:c="2"/>"ml." <text:s text:c="3"/>["TVL", <text:s text:c="2"/>"ml", <text:s text:c="6"/>"", "ONSET", "lewe ML"],</text:p>
          </table:table-cell>
        </table:table-row>
        <table:table-row table:style-name="ro2">
          <table:table-cell table:formula="of:=[$'naglosy-edycja'.B206]" office:value-type="string" office:string-value="mł" calcext:value-type="string">
            <text:p>mł</text:p>
          </table:table-cell>
          <table:table-cell table:formula="of:=[$'naglosy-edycja'.C206]" office:value-type="string" office:string-value="TVLJ" calcext:value-type="string">
            <text:p>TVLJ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formula="of:=CONCATENATE([$przecinki.$A$2];[.E206];[$przecinki.$A$2];)" office:value-type="string" office:string-value="&quot;TVLJ&quot;" calcext:value-type="string">
            <text:p>"TVLJ"</text:p>
          </table:table-cell>
          <table:table-cell table:formula="of:=CONCATENATE([$przecinki.$A$2];[.A206];[$przecinki.$A$2])" office:value-type="string" office:string-value="&quot;mł&quot;" calcext:value-type="string">
            <text:p>"mł"</text:p>
          </table:table-cell>
          <table:table-cell table:formula="of:=CONCATENATE([.G206];[$przecinki.$B$2];[.F206];)" office:value-type="string" office:string-value="&quot;mł&quot;:&quot;TVLJ&quot;" calcext:value-type="string">
            <text:p>"mł":"TVLJ"</text:p>
          </table:table-cell>
          <table:table-cell/>
          <table:table-cell table:style-name="ce42" table:formula="of:=CONCATENATE([$przecinki.$A$2];[.A206];[$przecinki.$A$5];[$przecinki.$A$2])" office:value-type="string" office:string-value="&quot;mł.&quot;" calcext:value-type="string">
            <text:p>"mł."</text:p>
          </table:table-cell>
          <table:table-cell table:style-name="ce42" table:formula="of:=UPPER([.G206])" office:value-type="string" office:string-value="&quot;MŁ&quot;" calcext:value-type="string">
            <text:p>"MŁ"</text:p>
          </table:table-cell>
          <table:table-cell table:style-name="ce42" table:formula="of:=CONCATENATE([$przecinki.$C$2];[$przecinki.$C$2];[.J206];[$przecinki.$C$2];[$przecinki.$C$2];[$przecinki.$C$2];[$przecinki.$C$2];[$przecinki.$B$5];[.F206];[$przecinki.$D$2];[$przecinki.$C$2];[$przecinki.$C$2];[$przecinki.$C$2];[.G206];[$przecinki.$D$2];[$przecinki.$C$2];[$przecinki.$C$2];[$przecinki.$C$2];[$przecinki.$C$2];[$przecinki.$C$2];[$przecinki.$C$2];[$przecinki.$C$2])" office:value-type="string" office:string-value="  &quot;mł.&quot;    [&quot;TVLJ&quot;,   &quot;mł&quot;,       " calcext:value-type="string">
            <text:p><text:s text:c="2"/>"mł." <text:s text:c="3"/>["TVLJ", <text:s text:c="2"/>"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6]);[$przecinki.$A$2];[$przecinki.$C$5];[$przecinki.$D$2])" office:value-type="string" office:string-value="&quot;lewe MŁ&quot;]," calcext:value-type="string">
            <text:p>"lewe MŁ"],</text:p>
          </table:table-cell>
          <table:table-cell table:style-name="ce46" table:formula="of:=CONCATENATE([.L206];[.M206];[.N206])" office:value-type="string" office:string-value="  &quot;mł.&quot;    [&quot;TVLJ&quot;,   &quot;mł&quot;,       &quot;&quot;, &quot;ONSET&quot;, &quot;lewe MŁ&quot;]," calcext:value-type="string">
            <text:p><text:s text:c="2"/>"mł." <text:s text:c="3"/>["TVLJ", <text:s text:c="2"/>"mł", <text:s text:c="6"/>"", "ONSET", "lewe MŁ"],</text:p>
          </table:table-cell>
        </table:table-row>
        <table:table-row table:style-name="ro2">
          <table:table-cell table:formula="of:=[$'naglosy-edycja'.B207]" office:value-type="string" office:string-value="mn" calcext:value-type="string">
            <text:p>mn</text:p>
          </table:table-cell>
          <table:table-cell table:formula="of:=[$'naglosy-edycja'.C207]" office:value-type="string" office:string-value="TVLR" calcext:value-type="string">
            <text:p>TVLR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formula="of:=CONCATENATE([$przecinki.$A$2];[.E207];[$przecinki.$A$2];)" office:value-type="string" office:string-value="&quot;TVLR&quot;" calcext:value-type="string">
            <text:p>"TVLR"</text:p>
          </table:table-cell>
          <table:table-cell table:formula="of:=CONCATENATE([$przecinki.$A$2];[.A207];[$przecinki.$A$2])" office:value-type="string" office:string-value="&quot;mn&quot;" calcext:value-type="string">
            <text:p>"mn"</text:p>
          </table:table-cell>
          <table:table-cell table:formula="of:=CONCATENATE([.G207];[$przecinki.$B$2];[.F207];)" office:value-type="string" office:string-value="&quot;mn&quot;:&quot;TVLR&quot;" calcext:value-type="string">
            <text:p>"mn":"TVLR"</text:p>
          </table:table-cell>
          <table:table-cell/>
          <table:table-cell table:style-name="ce42" table:formula="of:=CONCATENATE([$przecinki.$A$2];[.A207];[$przecinki.$A$5];[$przecinki.$A$2])" office:value-type="string" office:string-value="&quot;mn.&quot;" calcext:value-type="string">
            <text:p>"mn."</text:p>
          </table:table-cell>
          <table:table-cell table:style-name="ce42" table:formula="of:=UPPER([.G207])" office:value-type="string" office:string-value="&quot;MN&quot;" calcext:value-type="string">
            <text:p>"MN"</text:p>
          </table:table-cell>
          <table:table-cell table:style-name="ce42" table:formula="of:=CONCATENATE([$przecinki.$C$2];[$przecinki.$C$2];[.J207];[$przecinki.$C$2];[$przecinki.$C$2];[$przecinki.$C$2];[$przecinki.$C$2];[$przecinki.$B$5];[.F207];[$przecinki.$D$2];[$przecinki.$C$2];[$przecinki.$C$2];[$przecinki.$C$2];[.G207];[$przecinki.$D$2];[$przecinki.$C$2];[$przecinki.$C$2];[$przecinki.$C$2];[$przecinki.$C$2];[$przecinki.$C$2];[$przecinki.$C$2];[$przecinki.$C$2])" office:value-type="string" office:string-value="  &quot;mn.&quot;    [&quot;TVLR&quot;,   &quot;mn&quot;,       " calcext:value-type="string">
            <text:p><text:s text:c="2"/>"mn." <text:s text:c="3"/>["TVLR", <text:s text:c="2"/>"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7]);[$przecinki.$A$2];[$przecinki.$C$5];[$przecinki.$D$2])" office:value-type="string" office:string-value="&quot;lewe MN&quot;]," calcext:value-type="string">
            <text:p>"lewe MN"],</text:p>
          </table:table-cell>
          <table:table-cell table:style-name="ce46" table:formula="of:=CONCATENATE([.L207];[.M207];[.N207])" office:value-type="string" office:string-value="  &quot;mn.&quot;    [&quot;TVLR&quot;,   &quot;mn&quot;,       &quot;&quot;, &quot;ONSET&quot;, &quot;lewe MN&quot;]," calcext:value-type="string">
            <text:p><text:s text:c="2"/>"mn." <text:s text:c="3"/>["TVLR", <text:s text:c="2"/>"mn", <text:s text:c="6"/>"", "ONSET", "lewe MN"],</text:p>
          </table:table-cell>
        </table:table-row>
        <table:table-row table:style-name="ro2">
          <table:table-cell table:formula="of:=[$'naglosy-edycja'.B208]" office:value-type="string" office:string-value="mni" calcext:value-type="string">
            <text:p>mni</text:p>
          </table:table-cell>
          <table:table-cell table:formula="of:=[$'naglosy-edycja'.C208]" office:value-type="float" office:value="0" calcext:value-type="float">
            <text:p>0</text:p>
          </table:table-cell>
          <table:table-cell table:formula="of:=[$'naglosy-edycja'.D208]" office:value-type="string" office:string-value="TVLRJ" calcext:value-type="string">
            <text:p>TVLRJ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formula="of:=CONCATENATE([$przecinki.$A$2];[.E208];[$przecinki.$A$2];)" office:value-type="string" office:string-value="&quot;TVLRJ&quot;" calcext:value-type="string">
            <text:p>"TVLRJ"</text:p>
          </table:table-cell>
          <table:table-cell table:formula="of:=CONCATENATE([$przecinki.$A$2];[.A208];[$przecinki.$A$2])" office:value-type="string" office:string-value="&quot;mni&quot;" calcext:value-type="string">
            <text:p>"mni"</text:p>
          </table:table-cell>
          <table:table-cell table:formula="of:=CONCATENATE([.G208];[$przecinki.$B$2];[.F208];)" office:value-type="string" office:string-value="&quot;mni&quot;:&quot;TVLRJ&quot;" calcext:value-type="string">
            <text:p>"mni":"TVLRJ"</text:p>
          </table:table-cell>
          <table:table-cell/>
          <table:table-cell table:style-name="ce42" table:formula="of:=CONCATENATE([$przecinki.$A$2];[.A208];[$przecinki.$A$5];[$przecinki.$A$2])" office:value-type="string" office:string-value="&quot;mni.&quot;" calcext:value-type="string">
            <text:p>"mni."</text:p>
          </table:table-cell>
          <table:table-cell table:style-name="ce42" table:formula="of:=UPPER([.G208])" office:value-type="string" office:string-value="&quot;MNI&quot;" calcext:value-type="string">
            <text:p>"MNI"</text:p>
          </table:table-cell>
          <table:table-cell table:style-name="ce42" table:formula="of:=CONCATENATE([$przecinki.$C$2];[$przecinki.$C$2];[.J208];[$przecinki.$C$2];[$przecinki.$C$2];[$przecinki.$C$2];[$przecinki.$C$2];[$przecinki.$B$5];[.F208];[$przecinki.$D$2];[$przecinki.$C$2];[$przecinki.$C$2];[$przecinki.$C$2];[.G208];[$przecinki.$D$2];[$przecinki.$C$2];[$przecinki.$C$2];[$przecinki.$C$2];[$przecinki.$C$2];[$przecinki.$C$2];[$przecinki.$C$2];[$przecinki.$C$2])" office:value-type="string" office:string-value="  &quot;mni.&quot;    [&quot;TVLRJ&quot;,   &quot;mni&quot;,       " calcext:value-type="string">
            <text:p><text:s text:c="2"/>"mni." <text:s text:c="3"/>["TVLRJ", <text:s text:c="2"/>"m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8]);[$przecinki.$A$2];[$przecinki.$C$5];[$przecinki.$D$2])" office:value-type="string" office:string-value="&quot;lewe MNI&quot;]," calcext:value-type="string">
            <text:p>"lewe MNI"],</text:p>
          </table:table-cell>
          <table:table-cell table:style-name="ce46" table:formula="of:=CONCATENATE([.L208];[.M208];[.N208])" office:value-type="string" office:string-value="  &quot;mni.&quot;    [&quot;TVLRJ&quot;,   &quot;mni&quot;,       &quot;&quot;, &quot;ONSET&quot;, &quot;lewe MNI&quot;]," calcext:value-type="string">
            <text:p><text:s text:c="2"/>"mni." <text:s text:c="3"/>["TVLRJ", <text:s text:c="2"/>"mni", <text:s text:c="6"/>"", "ONSET", "lewe MNI"],</text:p>
          </table:table-cell>
        </table:table-row>
        <table:table-row table:style-name="ro2">
          <table:table-cell table:formula="of:=[$'naglosy-edycja'.B209]" office:value-type="string" office:string-value="mr" calcext:value-type="string">
            <text:p>mr</text:p>
          </table:table-cell>
          <table:table-cell table:formula="of:=[$'naglosy-edycja'.C209]" office:value-type="string" office:string-value="TVR" calcext:value-type="string">
            <text:p>TVR</text:p>
          </table:table-cell>
          <table:table-cell table:formula="of:=[$'naglosy-edycja'.D209]" office:value-type="float" office:value="0" calcext:value-type="float">
            <text:p>0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formula="of:=CONCATENATE([$przecinki.$A$2];[.E209];[$przecinki.$A$2];)" office:value-type="string" office:string-value="&quot;TVR&quot;" calcext:value-type="string">
            <text:p>"TVR"</text:p>
          </table:table-cell>
          <table:table-cell table:formula="of:=CONCATENATE([$przecinki.$A$2];[.A209];[$przecinki.$A$2])" office:value-type="string" office:string-value="&quot;mr&quot;" calcext:value-type="string">
            <text:p>"mr"</text:p>
          </table:table-cell>
          <table:table-cell table:formula="of:=CONCATENATE([.G209];[$przecinki.$B$2];[.F209];)" office:value-type="string" office:string-value="&quot;mr&quot;:&quot;TVR&quot;" calcext:value-type="string">
            <text:p>"mr":"TVR"</text:p>
          </table:table-cell>
          <table:table-cell/>
          <table:table-cell table:style-name="ce42" table:formula="of:=CONCATENATE([$przecinki.$A$2];[.A209];[$przecinki.$A$5];[$przecinki.$A$2])" office:value-type="string" office:string-value="&quot;mr.&quot;" calcext:value-type="string">
            <text:p>"mr."</text:p>
          </table:table-cell>
          <table:table-cell table:style-name="ce42" table:formula="of:=UPPER([.G209])" office:value-type="string" office:string-value="&quot;MR&quot;" calcext:value-type="string">
            <text:p>"MR"</text:p>
          </table:table-cell>
          <table:table-cell table:style-name="ce42" table:formula="of:=CONCATENATE([$przecinki.$C$2];[$przecinki.$C$2];[.J209];[$przecinki.$C$2];[$przecinki.$C$2];[$przecinki.$C$2];[$przecinki.$C$2];[$przecinki.$B$5];[.F209];[$przecinki.$D$2];[$przecinki.$C$2];[$przecinki.$C$2];[$przecinki.$C$2];[.G209];[$przecinki.$D$2];[$przecinki.$C$2];[$przecinki.$C$2];[$przecinki.$C$2];[$przecinki.$C$2];[$przecinki.$C$2];[$przecinki.$C$2];[$przecinki.$C$2])" office:value-type="string" office:string-value="  &quot;mr.&quot;    [&quot;TVR&quot;,   &quot;mr&quot;,       " calcext:value-type="string">
            <text:p><text:s text:c="2"/>"mr." <text:s text:c="3"/>["TVR", <text:s text:c="2"/>"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9]);[$przecinki.$A$2];[$przecinki.$C$5];[$przecinki.$D$2])" office:value-type="string" office:string-value="&quot;lewe MR&quot;]," calcext:value-type="string">
            <text:p>"lewe MR"],</text:p>
          </table:table-cell>
          <table:table-cell table:style-name="ce46" table:formula="of:=CONCATENATE([.L209];[.M209];[.N209])" office:value-type="string" office:string-value="  &quot;mr.&quot;    [&quot;TVR&quot;,   &quot;mr&quot;,       &quot;&quot;, &quot;ONSET&quot;, &quot;lewe MR&quot;]," calcext:value-type="string">
            <text:p><text:s text:c="2"/>"mr." <text:s text:c="3"/>["TVR", <text:s text:c="2"/>"mr", <text:s text:c="6"/>"", "ONSET", "lewe MR"],</text:p>
          </table:table-cell>
        </table:table-row>
        <table:table-row table:style-name="ro2">
          <table:table-cell table:formula="of:=[$'naglosy-edycja'.B210]" office:value-type="string" office:string-value="mrz" calcext:value-type="string">
            <text:p>mrz</text:p>
          </table:table-cell>
          <table:table-cell table:formula="of:=[$'naglosy-edycja'.C210]" office:value-type="string" office:string-value="TVRJ" calcext:value-type="string">
            <text:p>TVRJ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formula="of:=CONCATENATE([$przecinki.$A$2];[.E210];[$przecinki.$A$2];)" office:value-type="string" office:string-value="&quot;TVRJ&quot;" calcext:value-type="string">
            <text:p>"TVRJ"</text:p>
          </table:table-cell>
          <table:table-cell table:formula="of:=CONCATENATE([$przecinki.$A$2];[.A210];[$przecinki.$A$2])" office:value-type="string" office:string-value="&quot;mrz&quot;" calcext:value-type="string">
            <text:p>"mrz"</text:p>
          </table:table-cell>
          <table:table-cell table:formula="of:=CONCATENATE([.G210];[$przecinki.$B$2];[.F210];)" office:value-type="string" office:string-value="&quot;mrz&quot;:&quot;TVRJ&quot;" calcext:value-type="string">
            <text:p>"mrz":"TVRJ"</text:p>
          </table:table-cell>
          <table:table-cell/>
          <table:table-cell table:style-name="ce42" table:formula="of:=CONCATENATE([$przecinki.$A$2];[.A210];[$przecinki.$A$5];[$przecinki.$A$2])" office:value-type="string" office:string-value="&quot;mrz.&quot;" calcext:value-type="string">
            <text:p>"mrz."</text:p>
          </table:table-cell>
          <table:table-cell table:style-name="ce42" table:formula="of:=UPPER([.G210])" office:value-type="string" office:string-value="&quot;MRZ&quot;" calcext:value-type="string">
            <text:p>"MRZ"</text:p>
          </table:table-cell>
          <table:table-cell table:style-name="ce42" table:formula="of:=CONCATENATE([$przecinki.$C$2];[$przecinki.$C$2];[.J210];[$przecinki.$C$2];[$przecinki.$C$2];[$przecinki.$C$2];[$przecinki.$C$2];[$przecinki.$B$5];[.F210];[$przecinki.$D$2];[$przecinki.$C$2];[$przecinki.$C$2];[$przecinki.$C$2];[.G210];[$przecinki.$D$2];[$przecinki.$C$2];[$przecinki.$C$2];[$przecinki.$C$2];[$przecinki.$C$2];[$przecinki.$C$2];[$przecinki.$C$2];[$przecinki.$C$2])" office:value-type="string" office:string-value="  &quot;mrz.&quot;    [&quot;TVRJ&quot;,   &quot;mrz&quot;,       " calcext:value-type="string">
            <text:p><text:s text:c="2"/>"mrz." <text:s text:c="3"/>["TVRJ", <text:s text:c="2"/>"m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0]);[$przecinki.$A$2];[$przecinki.$C$5];[$przecinki.$D$2])" office:value-type="string" office:string-value="&quot;lewe MRZ&quot;]," calcext:value-type="string">
            <text:p>"lewe MRZ"],</text:p>
          </table:table-cell>
          <table:table-cell table:style-name="ce46" table:formula="of:=CONCATENATE([.L210];[.M210];[.N210])" office:value-type="string" office:string-value="  &quot;mrz.&quot;    [&quot;TVRJ&quot;,   &quot;mrz&quot;,       &quot;&quot;, &quot;ONSET&quot;, &quot;lewe MRZ&quot;]," calcext:value-type="string">
            <text:p><text:s text:c="2"/>"mrz." <text:s text:c="3"/>["TVRJ", <text:s text:c="2"/>"mrz", <text:s text:c="6"/>"", "ONSET", "lewe MRZ"],</text:p>
          </table:table-cell>
        </table:table-row>
        <table:table-row table:style-name="ro2">
          <table:table-cell table:formula="of:=[$'naglosy-edycja'.B211]" office:value-type="string" office:string-value="mst" calcext:value-type="string">
            <text:p>mst</text:p>
          </table:table-cell>
          <table:table-cell table:formula="of:=[$'naglosy-edycja'.C211]" office:value-type="string" office:string-value="STV" calcext:value-type="string">
            <text:p>STV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formula="of:=CONCATENATE([$przecinki.$A$2];[.E211];[$przecinki.$A$2];)" office:value-type="string" office:string-value="&quot;STV&quot;" calcext:value-type="string">
            <text:p>"STV"</text:p>
          </table:table-cell>
          <table:table-cell table:formula="of:=CONCATENATE([$przecinki.$A$2];[.A211];[$przecinki.$A$2])" office:value-type="string" office:string-value="&quot;mst&quot;" calcext:value-type="string">
            <text:p>"mst"</text:p>
          </table:table-cell>
          <table:table-cell table:formula="of:=CONCATENATE([.G211];[$przecinki.$B$2];[.F211];)" office:value-type="string" office:string-value="&quot;mst&quot;:&quot;STV&quot;" calcext:value-type="string">
            <text:p>"mst":"STV"</text:p>
          </table:table-cell>
          <table:table-cell/>
          <table:table-cell table:style-name="ce42" table:formula="of:=CONCATENATE([$przecinki.$A$2];[.A211];[$przecinki.$A$5];[$przecinki.$A$2])" office:value-type="string" office:string-value="&quot;mst.&quot;" calcext:value-type="string">
            <text:p>"mst."</text:p>
          </table:table-cell>
          <table:table-cell table:style-name="ce42" table:formula="of:=UPPER([.G211])" office:value-type="string" office:string-value="&quot;MST&quot;" calcext:value-type="string">
            <text:p>"MST"</text:p>
          </table:table-cell>
          <table:table-cell table:style-name="ce42" table:formula="of:=CONCATENATE([$przecinki.$C$2];[$przecinki.$C$2];[.J211];[$przecinki.$C$2];[$przecinki.$C$2];[$przecinki.$C$2];[$przecinki.$C$2];[$przecinki.$B$5];[.F211];[$przecinki.$D$2];[$przecinki.$C$2];[$przecinki.$C$2];[$przecinki.$C$2];[.G211];[$przecinki.$D$2];[$przecinki.$C$2];[$przecinki.$C$2];[$przecinki.$C$2];[$przecinki.$C$2];[$przecinki.$C$2];[$przecinki.$C$2];[$przecinki.$C$2])" office:value-type="string" office:string-value="  &quot;mst.&quot;    [&quot;STV&quot;,   &quot;mst&quot;,       " calcext:value-type="string">
            <text:p><text:s text:c="2"/>"mst." <text:s text:c="3"/>["STV", <text:s text:c="2"/>"m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1]);[$przecinki.$A$2];[$przecinki.$C$5];[$przecinki.$D$2])" office:value-type="string" office:string-value="&quot;lewe MST&quot;]," calcext:value-type="string">
            <text:p>"lewe MST"],</text:p>
          </table:table-cell>
          <table:table-cell table:style-name="ce46" table:formula="of:=CONCATENATE([.L211];[.M211];[.N211])" office:value-type="string" office:string-value="  &quot;mst.&quot;    [&quot;STV&quot;,   &quot;mst&quot;,       &quot;&quot;, &quot;ONSET&quot;, &quot;lewe MST&quot;]," calcext:value-type="string">
            <text:p><text:s text:c="2"/>"mst." <text:s text:c="3"/>["STV", <text:s text:c="2"/>"mst", <text:s text:c="6"/>"", "ONSET", "lewe MST"],</text:p>
          </table:table-cell>
        </table:table-row>
        <table:table-row table:style-name="ro2">
          <table:table-cell table:formula="of:=[$'naglosy-edycja'.B212]" office:value-type="string" office:string-value="msz" calcext:value-type="string">
            <text:p>msz</text:p>
          </table:table-cell>
          <table:table-cell table:formula="of:=[$'naglosy-edycja'.C212]" office:value-type="string" office:string-value="TVRJ" calcext:value-type="string">
            <text:p>TVRJ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formula="of:=CONCATENATE([$przecinki.$A$2];[.E212];[$przecinki.$A$2];)" office:value-type="string" office:string-value="&quot;TVRJ&quot;" calcext:value-type="string">
            <text:p>"TVRJ"</text:p>
          </table:table-cell>
          <table:table-cell table:formula="of:=CONCATENATE([$przecinki.$A$2];[.A212];[$przecinki.$A$2])" office:value-type="string" office:string-value="&quot;msz&quot;" calcext:value-type="string">
            <text:p>"msz"</text:p>
          </table:table-cell>
          <table:table-cell table:formula="of:=CONCATENATE([.G212];[$przecinki.$B$2];[.F212];)" office:value-type="string" office:string-value="&quot;msz&quot;:&quot;TVRJ&quot;" calcext:value-type="string">
            <text:p>"msz":"TVRJ"</text:p>
          </table:table-cell>
          <table:table-cell/>
          <table:table-cell table:style-name="ce42" table:formula="of:=CONCATENATE([$przecinki.$A$2];[.A212];[$przecinki.$A$5];[$przecinki.$A$2])" office:value-type="string" office:string-value="&quot;msz.&quot;" calcext:value-type="string">
            <text:p>"msz."</text:p>
          </table:table-cell>
          <table:table-cell table:style-name="ce42" table:formula="of:=UPPER([.G212])" office:value-type="string" office:string-value="&quot;MSZ&quot;" calcext:value-type="string">
            <text:p>"MSZ"</text:p>
          </table:table-cell>
          <table:table-cell table:style-name="ce42" table:formula="of:=CONCATENATE([$przecinki.$C$2];[$przecinki.$C$2];[.J212];[$przecinki.$C$2];[$przecinki.$C$2];[$przecinki.$C$2];[$przecinki.$C$2];[$przecinki.$B$5];[.F212];[$przecinki.$D$2];[$przecinki.$C$2];[$przecinki.$C$2];[$przecinki.$C$2];[.G212];[$przecinki.$D$2];[$przecinki.$C$2];[$przecinki.$C$2];[$przecinki.$C$2];[$przecinki.$C$2];[$przecinki.$C$2];[$przecinki.$C$2];[$przecinki.$C$2])" office:value-type="string" office:string-value="  &quot;msz.&quot;    [&quot;TVRJ&quot;,   &quot;msz&quot;,       " calcext:value-type="string">
            <text:p><text:s text:c="2"/>"msz." <text:s text:c="3"/>["TVRJ", <text:s text:c="2"/>"m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2]);[$przecinki.$A$2];[$przecinki.$C$5];[$przecinki.$D$2])" office:value-type="string" office:string-value="&quot;lewe MSZ&quot;]," calcext:value-type="string">
            <text:p>"lewe MSZ"],</text:p>
          </table:table-cell>
          <table:table-cell table:style-name="ce46" table:formula="of:=CONCATENATE([.L212];[.M212];[.N212])" office:value-type="string" office:string-value="  &quot;msz.&quot;    [&quot;TVRJ&quot;,   &quot;msz&quot;,       &quot;&quot;, &quot;ONSET&quot;, &quot;lewe MSZ&quot;]," calcext:value-type="string">
            <text:p><text:s text:c="2"/>"msz." <text:s text:c="3"/>["TVRJ", <text:s text:c="2"/>"msz", <text:s text:c="6"/>"", "ONSET", "lewe MSZ"],</text:p>
          </table:table-cell>
        </table:table-row>
        <table:table-row table:style-name="ro2">
          <table:table-cell table:formula="of:=[$'naglosy-edycja'.B213]" office:value-type="string" office:string-value="mszcz" calcext:value-type="string">
            <text:p>mszcz</text:p>
          </table:table-cell>
          <table:table-cell table:formula="of:=[$'naglosy-edycja'.C213]" office:value-type="string" office:string-value="TPVRJ" calcext:value-type="string">
            <text:p>TP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formula="of:=CONCATENATE([$przecinki.$A$2];[.E213];[$przecinki.$A$2];)" office:value-type="string" office:string-value="&quot;TPVRJ&quot;" calcext:value-type="string">
            <text:p>"TPVRJ"</text:p>
          </table:table-cell>
          <table:table-cell table:formula="of:=CONCATENATE([$przecinki.$A$2];[.A213];[$przecinki.$A$2])" office:value-type="string" office:string-value="&quot;mszcz&quot;" calcext:value-type="string">
            <text:p>"mszcz"</text:p>
          </table:table-cell>
          <table:table-cell table:formula="of:=CONCATENATE([.G213];[$przecinki.$B$2];[.F213];)" office:value-type="string" office:string-value="&quot;mszcz&quot;:&quot;TPVRJ&quot;" calcext:value-type="string">
            <text:p>"mszcz":"TPVRJ"</text:p>
          </table:table-cell>
          <table:table-cell/>
          <table:table-cell table:style-name="ce42" table:formula="of:=CONCATENATE([$przecinki.$A$2];[.A213];[$przecinki.$A$5];[$przecinki.$A$2])" office:value-type="string" office:string-value="&quot;mszcz.&quot;" calcext:value-type="string">
            <text:p>"mszcz."</text:p>
          </table:table-cell>
          <table:table-cell table:style-name="ce42" table:formula="of:=UPPER([.G213])" office:value-type="string" office:string-value="&quot;MSZCZ&quot;" calcext:value-type="string">
            <text:p>"MSZCZ"</text:p>
          </table:table-cell>
          <table:table-cell table:style-name="ce42" table:formula="of:=CONCATENATE([$przecinki.$C$2];[$przecinki.$C$2];[.J213];[$przecinki.$C$2];[$przecinki.$C$2];[$przecinki.$C$2];[$przecinki.$C$2];[$przecinki.$B$5];[.F213];[$przecinki.$D$2];[$przecinki.$C$2];[$przecinki.$C$2];[$przecinki.$C$2];[.G213];[$przecinki.$D$2];[$przecinki.$C$2];[$przecinki.$C$2];[$przecinki.$C$2];[$przecinki.$C$2];[$przecinki.$C$2];[$przecinki.$C$2];[$przecinki.$C$2])" office:value-type="string" office:string-value="  &quot;mszcz.&quot;    [&quot;TPVRJ&quot;,   &quot;mszcz&quot;,       " calcext:value-type="string">
            <text:p><text:s text:c="2"/>"mszcz." <text:s text:c="3"/>["TPVRJ", <text:s text:c="2"/>"m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3]);[$przecinki.$A$2];[$przecinki.$C$5];[$przecinki.$D$2])" office:value-type="string" office:string-value="&quot;lewe MSZCZ&quot;]," calcext:value-type="string">
            <text:p>"lewe MSZCZ"],</text:p>
          </table:table-cell>
          <table:table-cell table:style-name="ce46" table:formula="of:=CONCATENATE([.L213];[.M213];[.N213])" office:value-type="string" office:string-value="  &quot;mszcz.&quot;    [&quot;TPVRJ&quot;,   &quot;mszcz&quot;,       &quot;&quot;, &quot;ONSET&quot;, &quot;lewe MSZCZ&quot;]," calcext:value-type="string">
            <text:p><text:s text:c="2"/>"mszcz." <text:s text:c="3"/>["TPVRJ", <text:s text:c="2"/>"mszcz", <text:s text:c="6"/>"", "ONSET", "lewe MSZCZ"],</text:p>
          </table:table-cell>
        </table:table-row>
        <table:table-row table:style-name="ro2">
          <table:table-cell table:formula="of:=[$'naglosy-edycja'.B214]" office:value-type="string" office:string-value="mści" calcext:value-type="string">
            <text:p>mści</text:p>
          </table:table-cell>
          <table:table-cell table:formula="of:=[$'naglosy-edycja'.C214]" office:value-type="string" office:string-value="STV" calcext:value-type="string">
            <text:p>STV</text:p>
          </table:table-cell>
          <table:table-cell table:formula="of:=[$'naglosy-edycja'.D214]" office:value-type="string" office:string-value="STVJ" calcext:value-type="string">
            <text:p>STVJ</text:p>
          </table:table-cell>
          <table:table-cell table:formula="of:=[$'naglosy-edycja'.E214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formula="of:=CONCATENATE([$przecinki.$A$2];[.E214];[$przecinki.$A$2];)" office:value-type="string" office:string-value="&quot;STV&quot;" calcext:value-type="string">
            <text:p>"STV"</text:p>
          </table:table-cell>
          <table:table-cell table:formula="of:=CONCATENATE([$przecinki.$A$2];[.A214];[$przecinki.$A$2])" office:value-type="string" office:string-value="&quot;mści&quot;" calcext:value-type="string">
            <text:p>"mści"</text:p>
          </table:table-cell>
          <table:table-cell table:formula="of:=CONCATENATE([.G214];[$przecinki.$B$2];[.F214];)" office:value-type="string" office:string-value="&quot;mści&quot;:&quot;STV&quot;" calcext:value-type="string">
            <text:p>"mści":"STV"</text:p>
          </table:table-cell>
          <table:table-cell/>
          <table:table-cell table:style-name="ce42" table:formula="of:=CONCATENATE([$przecinki.$A$2];[.A214];[$przecinki.$A$5];[$przecinki.$A$2])" office:value-type="string" office:string-value="&quot;mści.&quot;" calcext:value-type="string">
            <text:p>"mści."</text:p>
          </table:table-cell>
          <table:table-cell table:style-name="ce42" table:formula="of:=UPPER([.G214])" office:value-type="string" office:string-value="&quot;MŚCI&quot;" calcext:value-type="string">
            <text:p>"MŚCI"</text:p>
          </table:table-cell>
          <table:table-cell table:style-name="ce42" table:formula="of:=CONCATENATE([$przecinki.$C$2];[$przecinki.$C$2];[.J214];[$przecinki.$C$2];[$przecinki.$C$2];[$przecinki.$C$2];[$przecinki.$C$2];[$przecinki.$B$5];[.F214];[$przecinki.$D$2];[$przecinki.$C$2];[$przecinki.$C$2];[$przecinki.$C$2];[.G214];[$przecinki.$D$2];[$przecinki.$C$2];[$przecinki.$C$2];[$przecinki.$C$2];[$przecinki.$C$2];[$przecinki.$C$2];[$przecinki.$C$2];[$przecinki.$C$2])" office:value-type="string" office:string-value="  &quot;mści.&quot;    [&quot;STV&quot;,   &quot;mści&quot;,       " calcext:value-type="string">
            <text:p><text:s text:c="2"/>"mści." <text:s text:c="3"/>["STV", <text:s text:c="2"/>"m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4]);[$przecinki.$A$2];[$przecinki.$C$5];[$przecinki.$D$2])" office:value-type="string" office:string-value="&quot;lewe MŚCI&quot;]," calcext:value-type="string">
            <text:p>"lewe MŚCI"],</text:p>
          </table:table-cell>
          <table:table-cell table:style-name="ce46" table:formula="of:=CONCATENATE([.L214];[.M214];[.N214])" office:value-type="string" office:string-value="  &quot;mści.&quot;    [&quot;STV&quot;,   &quot;mści&quot;,       &quot;&quot;, &quot;ONSET&quot;, &quot;lewe MŚCI&quot;]," calcext:value-type="string">
            <text:p><text:s text:c="2"/>"mści." <text:s text:c="3"/>["STV", <text:s text:c="2"/>"mści", <text:s text:c="6"/>"", "ONSET", "lewe MŚCI"],</text:p>
          </table:table-cell>
        </table:table-row>
        <table:table-row table:style-name="ro2">
          <table:table-cell table:formula="of:=[$'naglosy-edycja'.B215]" office:value-type="string" office:string-value="mż" calcext:value-type="string">
            <text:p>mż</text:p>
          </table:table-cell>
          <table:table-cell table:formula="of:=[$'naglosy-edycja'.C215]" office:value-type="string" office:string-value="TVRJ" calcext:value-type="string">
            <text:p>TVRJ</text:p>
          </table:table-cell>
          <table:table-cell table:formula="of:=[$'naglosy-edycja'.D215]" office:value-type="float" office:value="0" calcext:value-type="float">
            <text:p>0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formula="of:=CONCATENATE([$przecinki.$A$2];[.E215];[$przecinki.$A$2];)" office:value-type="string" office:string-value="&quot;TVRJ&quot;" calcext:value-type="string">
            <text:p>"TVRJ"</text:p>
          </table:table-cell>
          <table:table-cell table:formula="of:=CONCATENATE([$przecinki.$A$2];[.A215];[$przecinki.$A$2])" office:value-type="string" office:string-value="&quot;mż&quot;" calcext:value-type="string">
            <text:p>"mż"</text:p>
          </table:table-cell>
          <table:table-cell table:formula="of:=CONCATENATE([.G215];[$przecinki.$B$2];[.F215];)" office:value-type="string" office:string-value="&quot;mż&quot;:&quot;TVRJ&quot;" calcext:value-type="string">
            <text:p>"mż":"TVRJ"</text:p>
          </table:table-cell>
          <table:table-cell/>
          <table:table-cell table:style-name="ce42" table:formula="of:=CONCATENATE([$przecinki.$A$2];[.A215];[$przecinki.$A$5];[$przecinki.$A$2])" office:value-type="string" office:string-value="&quot;mż.&quot;" calcext:value-type="string">
            <text:p>"mż."</text:p>
          </table:table-cell>
          <table:table-cell table:style-name="ce42" table:formula="of:=UPPER([.G215])" office:value-type="string" office:string-value="&quot;MŻ&quot;" calcext:value-type="string">
            <text:p>"MŻ"</text:p>
          </table:table-cell>
          <table:table-cell table:style-name="ce42" table:formula="of:=CONCATENATE([$przecinki.$C$2];[$przecinki.$C$2];[.J215];[$przecinki.$C$2];[$przecinki.$C$2];[$przecinki.$C$2];[$przecinki.$C$2];[$przecinki.$B$5];[.F215];[$przecinki.$D$2];[$przecinki.$C$2];[$przecinki.$C$2];[$przecinki.$C$2];[.G215];[$przecinki.$D$2];[$przecinki.$C$2];[$przecinki.$C$2];[$przecinki.$C$2];[$przecinki.$C$2];[$przecinki.$C$2];[$przecinki.$C$2];[$przecinki.$C$2])" office:value-type="string" office:string-value="  &quot;mż.&quot;    [&quot;TVRJ&quot;,   &quot;mż&quot;,       " calcext:value-type="string">
            <text:p><text:s text:c="2"/>"mż." <text:s text:c="3"/>["TVRJ", <text:s text:c="2"/>"m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5]);[$przecinki.$A$2];[$przecinki.$C$5];[$przecinki.$D$2])" office:value-type="string" office:string-value="&quot;lewe MŻ&quot;]," calcext:value-type="string">
            <text:p>"lewe MŻ"],</text:p>
          </table:table-cell>
          <table:table-cell table:style-name="ce46" table:formula="of:=CONCATENATE([.L215];[.M215];[.N215])" office:value-type="string" office:string-value="  &quot;mż.&quot;    [&quot;TVRJ&quot;,   &quot;mż&quot;,       &quot;&quot;, &quot;ONSET&quot;, &quot;lewe MŻ&quot;]," calcext:value-type="string">
            <text:p><text:s text:c="2"/>"mż." <text:s text:c="3"/>["TVRJ", <text:s text:c="2"/>"mż", <text:s text:c="6"/>"", "ONSET", "lewe MŻ"],</text:p>
          </table:table-cell>
        </table:table-row>
        <table:table-row table:style-name="ro2">
          <table:table-cell table:formula="of:=[$'naglosy-edycja'.B216]" office:value-type="string" office:string-value="n" calcext:value-type="string">
            <text:p>n</text:p>
          </table:table-cell>
          <table:table-cell table:formula="of:=[$'naglosy-edycja'.C216]" office:value-type="string" office:string-value="LR" calcext:value-type="string">
            <text:p>LR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formula="of:=CONCATENATE([$przecinki.$A$2];[.E216];[$przecinki.$A$2];)" office:value-type="string" office:string-value="&quot;LR&quot;" calcext:value-type="string">
            <text:p>"LR"</text:p>
          </table:table-cell>
          <table:table-cell table:formula="of:=CONCATENATE([$przecinki.$A$2];[.A216];[$przecinki.$A$2])" office:value-type="string" office:string-value="&quot;n&quot;" calcext:value-type="string">
            <text:p>"n"</text:p>
          </table:table-cell>
          <table:table-cell table:formula="of:=CONCATENATE([.G216];[$przecinki.$B$2];[.F216];)" office:value-type="string" office:string-value="&quot;n&quot;:&quot;LR&quot;" calcext:value-type="string">
            <text:p>"n":"LR"</text:p>
          </table:table-cell>
          <table:table-cell/>
          <table:table-cell table:style-name="ce42" table:formula="of:=CONCATENATE([$przecinki.$A$2];[.A216];[$przecinki.$A$5];[$przecinki.$A$2])" office:value-type="string" office:string-value="&quot;n.&quot;" calcext:value-type="string">
            <text:p>"n."</text:p>
          </table:table-cell>
          <table:table-cell table:style-name="ce42" table:formula="of:=UPPER([.G216])" office:value-type="string" office:string-value="&quot;N&quot;" calcext:value-type="string">
            <text:p>"N"</text:p>
          </table:table-cell>
          <table:table-cell table:style-name="ce42" table:formula="of:=CONCATENATE([$przecinki.$C$2];[$przecinki.$C$2];[.J216];[$przecinki.$C$2];[$przecinki.$C$2];[$przecinki.$C$2];[$przecinki.$C$2];[$przecinki.$B$5];[.F216];[$przecinki.$D$2];[$przecinki.$C$2];[$przecinki.$C$2];[$przecinki.$C$2];[.G216];[$przecinki.$D$2];[$przecinki.$C$2];[$przecinki.$C$2];[$przecinki.$C$2];[$przecinki.$C$2];[$przecinki.$C$2];[$przecinki.$C$2];[$przecinki.$C$2])" office:value-type="string" office:string-value="  &quot;n.&quot;    [&quot;LR&quot;,   &quot;n&quot;,       " calcext:value-type="string">
            <text:p><text:s text:c="2"/>"n." <text:s text:c="3"/>["LR", <text:s text:c="2"/>"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6]);[$przecinki.$A$2];[$przecinki.$C$5];[$przecinki.$D$2])" office:value-type="string" office:string-value="&quot;lewe N&quot;]," calcext:value-type="string">
            <text:p>"lewe N"],</text:p>
          </table:table-cell>
          <table:table-cell table:style-name="ce46" table:formula="of:=CONCATENATE([.L216];[.M216];[.N216])" office:value-type="string" office:string-value="  &quot;n.&quot;    [&quot;LR&quot;,   &quot;n&quot;,       &quot;&quot;, &quot;ONSET&quot;, &quot;lewe N&quot;]," calcext:value-type="string">
            <text:p><text:s text:c="2"/>"n." <text:s text:c="3"/>["LR", <text:s text:c="2"/>"n", <text:s text:c="6"/>"", "ONSET", "lewe N"],</text:p>
          </table:table-cell>
        </table:table-row>
        <table:table-row table:style-name="ro2">
          <table:table-cell table:formula="of:=[$'naglosy-edycja'.B217]" office:value-type="string" office:string-value="ndż" calcext:value-type="string">
            <text:p>ndż</text:p>
          </table:table-cell>
          <table:table-cell table:formula="of:=[$'naglosy-edycja'.C217]" office:value-type="string" office:string-value="XPVLR" calcext:value-type="string">
            <text:p>XPV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formula="of:=CONCATENATE([$przecinki.$A$2];[.E217];[$przecinki.$A$2];)" office:value-type="string" office:string-value="&quot;XPVLR&quot;" calcext:value-type="string">
            <text:p>"XPVLR"</text:p>
          </table:table-cell>
          <table:table-cell table:formula="of:=CONCATENATE([$przecinki.$A$2];[.A217];[$przecinki.$A$2])" office:value-type="string" office:string-value="&quot;ndż&quot;" calcext:value-type="string">
            <text:p>"ndż"</text:p>
          </table:table-cell>
          <table:table-cell table:formula="of:=CONCATENATE([.G217];[$przecinki.$B$2];[.F217];)" office:value-type="string" office:string-value="&quot;ndż&quot;:&quot;XPVLR&quot;" calcext:value-type="string">
            <text:p>"ndż":"XPVLR"</text:p>
          </table:table-cell>
          <table:table-cell/>
          <table:table-cell table:style-name="ce42" table:formula="of:=CONCATENATE([$przecinki.$A$2];[.A217];[$przecinki.$A$5];[$przecinki.$A$2])" office:value-type="string" office:string-value="&quot;ndż.&quot;" calcext:value-type="string">
            <text:p>"ndż."</text:p>
          </table:table-cell>
          <table:table-cell table:style-name="ce42" table:formula="of:=UPPER([.G217])" office:value-type="string" office:string-value="&quot;NDŻ&quot;" calcext:value-type="string">
            <text:p>"NDŻ"</text:p>
          </table:table-cell>
          <table:table-cell table:style-name="ce42" table:formula="of:=CONCATENATE([$przecinki.$C$2];[$przecinki.$C$2];[.J217];[$przecinki.$C$2];[$przecinki.$C$2];[$przecinki.$C$2];[$przecinki.$C$2];[$przecinki.$B$5];[.F217];[$przecinki.$D$2];[$przecinki.$C$2];[$przecinki.$C$2];[$przecinki.$C$2];[.G217];[$przecinki.$D$2];[$przecinki.$C$2];[$przecinki.$C$2];[$przecinki.$C$2];[$przecinki.$C$2];[$przecinki.$C$2];[$przecinki.$C$2];[$przecinki.$C$2])" office:value-type="string" office:string-value="  &quot;ndż.&quot;    [&quot;XPVLR&quot;,   &quot;ndż&quot;,       " calcext:value-type="string">
            <text:p><text:s text:c="2"/>"ndż." <text:s text:c="3"/>["XPVLR", <text:s text:c="2"/>"n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7]);[$przecinki.$A$2];[$przecinki.$C$5];[$przecinki.$D$2])" office:value-type="string" office:string-value="&quot;lewe NDŻ&quot;]," calcext:value-type="string">
            <text:p>"lewe NDŻ"],</text:p>
          </table:table-cell>
          <table:table-cell table:style-name="ce46" table:formula="of:=CONCATENATE([.L217];[.M217];[.N217])" office:value-type="string" office:string-value="  &quot;ndż.&quot;    [&quot;XPVLR&quot;,   &quot;ndż&quot;,       &quot;&quot;, &quot;ONSET&quot;, &quot;lewe NDŻ&quot;]," calcext:value-type="string">
            <text:p><text:s text:c="2"/>"ndż." <text:s text:c="3"/>["XPVLR", <text:s text:c="2"/>"ndż", <text:s text:c="6"/>"", "ONSET", "lewe NDŻ"],</text:p>
          </table:table-cell>
        </table:table-row>
        <table:table-row table:style-name="ro2">
          <table:table-cell table:formula="of:=[$'naglosy-edycja'.B218]" office:value-type="string" office:string-value="p" calcext:value-type="string">
            <text:p>p</text:p>
          </table:table-cell>
          <table:table-cell table:formula="of:=[$'naglosy-edycja'.C218]" office:value-type="string" office:string-value="P" calcext:value-type="string">
            <text:p>P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formula="of:=CONCATENATE([$przecinki.$A$2];[.E218];[$przecinki.$A$2];)" office:value-type="string" office:string-value="&quot;P&quot;" calcext:value-type="string">
            <text:p>"P"</text:p>
          </table:table-cell>
          <table:table-cell table:formula="of:=CONCATENATE([$przecinki.$A$2];[.A218];[$przecinki.$A$2])" office:value-type="string" office:string-value="&quot;p&quot;" calcext:value-type="string">
            <text:p>"p"</text:p>
          </table:table-cell>
          <table:table-cell table:formula="of:=CONCATENATE([.G218];[$przecinki.$B$2];[.F218];)" office:value-type="string" office:string-value="&quot;p&quot;:&quot;P&quot;" calcext:value-type="string">
            <text:p>"p":"P"</text:p>
          </table:table-cell>
          <table:table-cell/>
          <table:table-cell table:style-name="ce42" table:formula="of:=CONCATENATE([$przecinki.$A$2];[.A218];[$przecinki.$A$5];[$przecinki.$A$2])" office:value-type="string" office:string-value="&quot;p.&quot;" calcext:value-type="string">
            <text:p>"p."</text:p>
          </table:table-cell>
          <table:table-cell table:style-name="ce42" table:formula="of:=UPPER([.G218])" office:value-type="string" office:string-value="&quot;P&quot;" calcext:value-type="string">
            <text:p>"P"</text:p>
          </table:table-cell>
          <table:table-cell table:style-name="ce42" table:formula="of:=CONCATENATE([$przecinki.$C$2];[$przecinki.$C$2];[.J218];[$przecinki.$C$2];[$przecinki.$C$2];[$przecinki.$C$2];[$przecinki.$C$2];[$przecinki.$B$5];[.F218];[$przecinki.$D$2];[$przecinki.$C$2];[$przecinki.$C$2];[$przecinki.$C$2];[.G218];[$przecinki.$D$2];[$przecinki.$C$2];[$przecinki.$C$2];[$przecinki.$C$2];[$przecinki.$C$2];[$przecinki.$C$2];[$przecinki.$C$2];[$przecinki.$C$2])" office:value-type="string" office:string-value="  &quot;p.&quot;    [&quot;P&quot;,   &quot;p&quot;,       " calcext:value-type="string">
            <text:p><text:s text:c="2"/>"p." <text:s text:c="3"/>["P", <text:s text:c="2"/>"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8]);[$przecinki.$A$2];[$przecinki.$C$5];[$przecinki.$D$2])" office:value-type="string" office:string-value="&quot;lewe P&quot;]," calcext:value-type="string">
            <text:p>"lewe P"],</text:p>
          </table:table-cell>
          <table:table-cell table:style-name="ce46" table:formula="of:=CONCATENATE([.L218];[.M218];[.N218])" office:value-type="string" office:string-value="  &quot;p.&quot;    [&quot;P&quot;,   &quot;p&quot;,       &quot;&quot;, &quot;ONSET&quot;, &quot;lewe P&quot;]," calcext:value-type="string">
            <text:p><text:s text:c="2"/>"p." <text:s text:c="3"/>["P", <text:s text:c="2"/>"p", <text:s text:c="6"/>"", "ONSET", "lewe P"],</text:p>
          </table:table-cell>
        </table:table-row>
        <table:table-row table:style-name="ro2">
          <table:table-cell table:formula="of:=[$'naglosy-edycja'.B219]" office:value-type="string" office:string-value="pc" calcext:value-type="string">
            <text:p>pc</text:p>
          </table:table-cell>
          <table:table-cell table:formula="of:=[$'naglosy-edycja'.C219]" office:value-type="string" office:string-value="ZTP" calcext:value-type="string">
            <text:p>ZT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formula="of:=CONCATENATE([$przecinki.$A$2];[.E219];[$przecinki.$A$2];)" office:value-type="string" office:string-value="&quot;ZTP&quot;" calcext:value-type="string">
            <text:p>"ZTP"</text:p>
          </table:table-cell>
          <table:table-cell table:formula="of:=CONCATENATE([$przecinki.$A$2];[.A219];[$przecinki.$A$2])" office:value-type="string" office:string-value="&quot;pc&quot;" calcext:value-type="string">
            <text:p>"pc"</text:p>
          </table:table-cell>
          <table:table-cell table:formula="of:=CONCATENATE([.G219];[$przecinki.$B$2];[.F219];)" office:value-type="string" office:string-value="&quot;pc&quot;:&quot;ZTP&quot;" calcext:value-type="string">
            <text:p>"pc":"ZTP"</text:p>
          </table:table-cell>
          <table:table-cell/>
          <table:table-cell table:style-name="ce42" table:formula="of:=CONCATENATE([$przecinki.$A$2];[.A219];[$przecinki.$A$5];[$przecinki.$A$2])" office:value-type="string" office:string-value="&quot;pc.&quot;" calcext:value-type="string">
            <text:p>"pc."</text:p>
          </table:table-cell>
          <table:table-cell table:style-name="ce42" table:formula="of:=UPPER([.G219])" office:value-type="string" office:string-value="&quot;PC&quot;" calcext:value-type="string">
            <text:p>"PC"</text:p>
          </table:table-cell>
          <table:table-cell table:style-name="ce42" table:formula="of:=CONCATENATE([$przecinki.$C$2];[$przecinki.$C$2];[.J219];[$przecinki.$C$2];[$przecinki.$C$2];[$przecinki.$C$2];[$przecinki.$C$2];[$przecinki.$B$5];[.F219];[$przecinki.$D$2];[$przecinki.$C$2];[$przecinki.$C$2];[$przecinki.$C$2];[.G219];[$przecinki.$D$2];[$przecinki.$C$2];[$przecinki.$C$2];[$przecinki.$C$2];[$przecinki.$C$2];[$przecinki.$C$2];[$przecinki.$C$2];[$przecinki.$C$2])" office:value-type="string" office:string-value="  &quot;pc.&quot;    [&quot;ZTP&quot;,   &quot;pc&quot;,       " calcext:value-type="string">
            <text:p><text:s text:c="2"/>"pc." <text:s text:c="3"/>["ZTP", <text:s text:c="2"/>"p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9]);[$przecinki.$A$2];[$przecinki.$C$5];[$przecinki.$D$2])" office:value-type="string" office:string-value="&quot;lewe PC&quot;]," calcext:value-type="string">
            <text:p>"lewe PC"],</text:p>
          </table:table-cell>
          <table:table-cell table:style-name="ce46" table:formula="of:=CONCATENATE([.L219];[.M219];[.N219])" office:value-type="string" office:string-value="  &quot;pc.&quot;    [&quot;ZTP&quot;,   &quot;pc&quot;,       &quot;&quot;, &quot;ONSET&quot;, &quot;lewe PC&quot;]," calcext:value-type="string">
            <text:p><text:s text:c="2"/>"pc." <text:s text:c="3"/>["ZTP", <text:s text:c="2"/>"pc", <text:s text:c="6"/>"", "ONSET", "lewe PC"],</text:p>
          </table:table-cell>
        </table:table-row>
        <table:table-row table:style-name="ro2">
          <table:table-cell table:formula="of:=[$'naglosy-edycja'.B220]" office:value-type="string" office:string-value="pci" calcext:value-type="string">
            <text:p>pci</text:p>
          </table:table-cell>
          <table:table-cell table:formula="of:=[$'naglosy-edycja'.C220]" office:value-type="float" office:value="0" calcext:value-type="float">
            <text:p>0</text:p>
          </table:table-cell>
          <table:table-cell table:formula="of:=[$'naglosy-edycja'.D220]" office:value-type="string" office:string-value="ZTPJ" calcext:value-type="string">
            <text:p>ZTPJ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formula="of:=CONCATENATE([$przecinki.$A$2];[.E220];[$przecinki.$A$2];)" office:value-type="string" office:string-value="&quot;ZTPJ&quot;" calcext:value-type="string">
            <text:p>"ZTPJ"</text:p>
          </table:table-cell>
          <table:table-cell table:formula="of:=CONCATENATE([$przecinki.$A$2];[.A220];[$przecinki.$A$2])" office:value-type="string" office:string-value="&quot;pci&quot;" calcext:value-type="string">
            <text:p>"pci"</text:p>
          </table:table-cell>
          <table:table-cell table:formula="of:=CONCATENATE([.G220];[$przecinki.$B$2];[.F220];)" office:value-type="string" office:string-value="&quot;pci&quot;:&quot;ZTPJ&quot;" calcext:value-type="string">
            <text:p>"pci":"ZTPJ"</text:p>
          </table:table-cell>
          <table:table-cell/>
          <table:table-cell table:style-name="ce42" table:formula="of:=CONCATENATE([$przecinki.$A$2];[.A220];[$przecinki.$A$5];[$przecinki.$A$2])" office:value-type="string" office:string-value="&quot;pci.&quot;" calcext:value-type="string">
            <text:p>"pci."</text:p>
          </table:table-cell>
          <table:table-cell table:style-name="ce42" table:formula="of:=UPPER([.G220])" office:value-type="string" office:string-value="&quot;PCI&quot;" calcext:value-type="string">
            <text:p>"PCI"</text:p>
          </table:table-cell>
          <table:table-cell table:style-name="ce42" table:formula="of:=CONCATENATE([$przecinki.$C$2];[$przecinki.$C$2];[.J220];[$przecinki.$C$2];[$przecinki.$C$2];[$przecinki.$C$2];[$przecinki.$C$2];[$przecinki.$B$5];[.F220];[$przecinki.$D$2];[$przecinki.$C$2];[$przecinki.$C$2];[$przecinki.$C$2];[.G220];[$przecinki.$D$2];[$przecinki.$C$2];[$przecinki.$C$2];[$przecinki.$C$2];[$przecinki.$C$2];[$przecinki.$C$2];[$przecinki.$C$2];[$przecinki.$C$2])" office:value-type="string" office:string-value="  &quot;pci.&quot;    [&quot;ZTPJ&quot;,   &quot;pci&quot;,       " calcext:value-type="string">
            <text:p><text:s text:c="2"/>"pci." <text:s text:c="3"/>["ZTPJ", <text:s text:c="2"/>"p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0]);[$przecinki.$A$2];[$przecinki.$C$5];[$przecinki.$D$2])" office:value-type="string" office:string-value="&quot;lewe PCI&quot;]," calcext:value-type="string">
            <text:p>"lewe PCI"],</text:p>
          </table:table-cell>
          <table:table-cell table:style-name="ce46" table:formula="of:=CONCATENATE([.L220];[.M220];[.N220])" office:value-type="string" office:string-value="  &quot;pci.&quot;    [&quot;ZTPJ&quot;,   &quot;pci&quot;,       &quot;&quot;, &quot;ONSET&quot;, &quot;lewe PCI&quot;]," calcext:value-type="string">
            <text:p><text:s text:c="2"/>"pci." <text:s text:c="3"/>["ZTPJ", <text:s text:c="2"/>"pci", <text:s text:c="6"/>"", "ONSET", "lewe PCI"],</text:p>
          </table:table-cell>
        </table:table-row>
        <table:table-row table:style-name="ro2">
          <table:table-cell table:formula="of:=[$'naglosy-edycja'.B221]" office:value-type="string" office:string-value="pch" calcext:value-type="string">
            <text:p>pch</text:p>
          </table:table-cell>
          <table:table-cell table:formula="of:=[$'naglosy-edycja'.C221]" office:value-type="string" office:string-value="KTP" calcext:value-type="string">
            <text:p>KTP</text:p>
          </table:table-cell>
          <table:table-cell table:formula="of:=[$'naglosy-edycja'.D221]" office:value-type="float" office:value="0" calcext:value-type="float">
            <text:p>0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formula="of:=CONCATENATE([$przecinki.$A$2];[.E221];[$przecinki.$A$2];)" office:value-type="string" office:string-value="&quot;KTP&quot;" calcext:value-type="string">
            <text:p>"KTP"</text:p>
          </table:table-cell>
          <table:table-cell table:formula="of:=CONCATENATE([$przecinki.$A$2];[.A221];[$przecinki.$A$2])" office:value-type="string" office:string-value="&quot;pch&quot;" calcext:value-type="string">
            <text:p>"pch"</text:p>
          </table:table-cell>
          <table:table-cell table:formula="of:=CONCATENATE([.G221];[$przecinki.$B$2];[.F221];)" office:value-type="string" office:string-value="&quot;pch&quot;:&quot;KTP&quot;" calcext:value-type="string">
            <text:p>"pch":"KTP"</text:p>
          </table:table-cell>
          <table:table-cell/>
          <table:table-cell table:style-name="ce42" table:formula="of:=CONCATENATE([$przecinki.$A$2];[.A221];[$przecinki.$A$5];[$przecinki.$A$2])" office:value-type="string" office:string-value="&quot;pch.&quot;" calcext:value-type="string">
            <text:p>"pch."</text:p>
          </table:table-cell>
          <table:table-cell table:style-name="ce42" table:formula="of:=UPPER([.G221])" office:value-type="string" office:string-value="&quot;PCH&quot;" calcext:value-type="string">
            <text:p>"PCH"</text:p>
          </table:table-cell>
          <table:table-cell table:style-name="ce42" table:formula="of:=CONCATENATE([$przecinki.$C$2];[$przecinki.$C$2];[.J221];[$przecinki.$C$2];[$przecinki.$C$2];[$przecinki.$C$2];[$przecinki.$C$2];[$przecinki.$B$5];[.F221];[$przecinki.$D$2];[$przecinki.$C$2];[$przecinki.$C$2];[$przecinki.$C$2];[.G221];[$przecinki.$D$2];[$przecinki.$C$2];[$przecinki.$C$2];[$przecinki.$C$2];[$przecinki.$C$2];[$przecinki.$C$2];[$przecinki.$C$2];[$przecinki.$C$2])" office:value-type="string" office:string-value="  &quot;pch.&quot;    [&quot;KTP&quot;,   &quot;pch&quot;,       " calcext:value-type="string">
            <text:p><text:s text:c="2"/>"pch." <text:s text:c="3"/>["KTP", <text:s text:c="2"/>"p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1]);[$przecinki.$A$2];[$przecinki.$C$5];[$przecinki.$D$2])" office:value-type="string" office:string-value="&quot;lewe PCH&quot;]," calcext:value-type="string">
            <text:p>"lewe PCH"],</text:p>
          </table:table-cell>
          <table:table-cell table:style-name="ce46" table:formula="of:=CONCATENATE([.L221];[.M221];[.N221])" office:value-type="string" office:string-value="  &quot;pch.&quot;    [&quot;KTP&quot;,   &quot;pch&quot;,       &quot;&quot;, &quot;ONSET&quot;, &quot;lewe PCH&quot;]," calcext:value-type="string">
            <text:p><text:s text:c="2"/>"pch." <text:s text:c="3"/>["KTP", <text:s text:c="2"/>"pch", <text:s text:c="6"/>"", "ONSET", "lewe PCH"],</text:p>
          </table:table-cell>
        </table:table-row>
        <table:table-row table:style-name="ro2">
          <table:table-cell table:formula="of:=[$'naglosy-edycja'.B222]" office:value-type="string" office:string-value="pchl" calcext:value-type="string">
            <text:p>pchl</text:p>
          </table:table-cell>
          <table:table-cell table:formula="of:=[$'naglosy-edycja'.C222]" office:value-type="string" office:string-value="KTPL" calcext:value-type="string">
            <text:p>KTPL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formula="of:=CONCATENATE([$przecinki.$A$2];[.E222];[$przecinki.$A$2];)" office:value-type="string" office:string-value="&quot;KTPL&quot;" calcext:value-type="string">
            <text:p>"KTPL"</text:p>
          </table:table-cell>
          <table:table-cell table:formula="of:=CONCATENATE([$przecinki.$A$2];[.A222];[$przecinki.$A$2])" office:value-type="string" office:string-value="&quot;pchl&quot;" calcext:value-type="string">
            <text:p>"pchl"</text:p>
          </table:table-cell>
          <table:table-cell table:formula="of:=CONCATENATE([.G222];[$przecinki.$B$2];[.F222];)" office:value-type="string" office:string-value="&quot;pchl&quot;:&quot;KTPL&quot;" calcext:value-type="string">
            <text:p>"pchl":"KTPL"</text:p>
          </table:table-cell>
          <table:table-cell/>
          <table:table-cell table:style-name="ce42" table:formula="of:=CONCATENATE([$przecinki.$A$2];[.A222];[$przecinki.$A$5];[$przecinki.$A$2])" office:value-type="string" office:string-value="&quot;pchl.&quot;" calcext:value-type="string">
            <text:p>"pchl."</text:p>
          </table:table-cell>
          <table:table-cell table:style-name="ce42" table:formula="of:=UPPER([.G222])" office:value-type="string" office:string-value="&quot;PCHL&quot;" calcext:value-type="string">
            <text:p>"PCHL"</text:p>
          </table:table-cell>
          <table:table-cell table:style-name="ce42" table:formula="of:=CONCATENATE([$przecinki.$C$2];[$przecinki.$C$2];[.J222];[$przecinki.$C$2];[$przecinki.$C$2];[$przecinki.$C$2];[$przecinki.$C$2];[$przecinki.$B$5];[.F222];[$przecinki.$D$2];[$przecinki.$C$2];[$przecinki.$C$2];[$przecinki.$C$2];[.G222];[$przecinki.$D$2];[$przecinki.$C$2];[$przecinki.$C$2];[$przecinki.$C$2];[$przecinki.$C$2];[$przecinki.$C$2];[$przecinki.$C$2];[$przecinki.$C$2])" office:value-type="string" office:string-value="  &quot;pchl.&quot;    [&quot;KTPL&quot;,   &quot;pchl&quot;,       " calcext:value-type="string">
            <text:p><text:s text:c="2"/>"pchl." <text:s text:c="3"/>["KTPL", <text:s text:c="2"/>"p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2]);[$przecinki.$A$2];[$przecinki.$C$5];[$przecinki.$D$2])" office:value-type="string" office:string-value="&quot;lewe PCHL&quot;]," calcext:value-type="string">
            <text:p>"lewe PCHL"],</text:p>
          </table:table-cell>
          <table:table-cell table:style-name="ce46" table:formula="of:=CONCATENATE([.L222];[.M222];[.N222])" office:value-type="string" office:string-value="  &quot;pchl.&quot;    [&quot;KTPL&quot;,   &quot;pchl&quot;,       &quot;&quot;, &quot;ONSET&quot;, &quot;lewe PCHL&quot;]," calcext:value-type="string">
            <text:p><text:s text:c="2"/>"pchl." <text:s text:c="3"/>["KTPL", <text:s text:c="2"/>"pchl", <text:s text:c="6"/>"", "ONSET", "lewe PCHL"],</text:p>
          </table:table-cell>
        </table:table-row>
        <table:table-row table:style-name="ro2">
          <table:table-cell table:formula="of:=[$'naglosy-edycja'.B223]" office:value-type="string" office:string-value="pchł" calcext:value-type="string">
            <text:p>pchł</text:p>
          </table:table-cell>
          <table:table-cell table:formula="of:=[$'naglosy-edycja'.C223]" office:value-type="string" office:string-value="KTPLJ" calcext:value-type="string">
            <text:p>KTPLJ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formula="of:=CONCATENATE([$przecinki.$A$2];[.E223];[$przecinki.$A$2];)" office:value-type="string" office:string-value="&quot;KTPLJ&quot;" calcext:value-type="string">
            <text:p>"KTPLJ"</text:p>
          </table:table-cell>
          <table:table-cell table:formula="of:=CONCATENATE([$przecinki.$A$2];[.A223];[$przecinki.$A$2])" office:value-type="string" office:string-value="&quot;pchł&quot;" calcext:value-type="string">
            <text:p>"pchł"</text:p>
          </table:table-cell>
          <table:table-cell table:formula="of:=CONCATENATE([.G223];[$przecinki.$B$2];[.F223];)" office:value-type="string" office:string-value="&quot;pchł&quot;:&quot;KTPLJ&quot;" calcext:value-type="string">
            <text:p>"pchł":"KTPLJ"</text:p>
          </table:table-cell>
          <table:table-cell/>
          <table:table-cell table:style-name="ce42" table:formula="of:=CONCATENATE([$przecinki.$A$2];[.A223];[$przecinki.$A$5];[$przecinki.$A$2])" office:value-type="string" office:string-value="&quot;pchł.&quot;" calcext:value-type="string">
            <text:p>"pchł."</text:p>
          </table:table-cell>
          <table:table-cell table:style-name="ce42" table:formula="of:=UPPER([.G223])" office:value-type="string" office:string-value="&quot;PCHŁ&quot;" calcext:value-type="string">
            <text:p>"PCHŁ"</text:p>
          </table:table-cell>
          <table:table-cell table:style-name="ce42" table:formula="of:=CONCATENATE([$przecinki.$C$2];[$przecinki.$C$2];[.J223];[$przecinki.$C$2];[$przecinki.$C$2];[$przecinki.$C$2];[$przecinki.$C$2];[$przecinki.$B$5];[.F223];[$przecinki.$D$2];[$przecinki.$C$2];[$przecinki.$C$2];[$przecinki.$C$2];[.G223];[$przecinki.$D$2];[$przecinki.$C$2];[$przecinki.$C$2];[$przecinki.$C$2];[$przecinki.$C$2];[$przecinki.$C$2];[$przecinki.$C$2];[$przecinki.$C$2])" office:value-type="string" office:string-value="  &quot;pchł.&quot;    [&quot;KTPLJ&quot;,   &quot;pchł&quot;,       " calcext:value-type="string">
            <text:p><text:s text:c="2"/>"pchł." <text:s text:c="3"/>["KTPLJ", <text:s text:c="2"/>"p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3]);[$przecinki.$A$2];[$przecinki.$C$5];[$przecinki.$D$2])" office:value-type="string" office:string-value="&quot;lewe PCHŁ&quot;]," calcext:value-type="string">
            <text:p>"lewe PCHŁ"],</text:p>
          </table:table-cell>
          <table:table-cell table:style-name="ce46" table:formula="of:=CONCATENATE([.L223];[.M223];[.N223])" office:value-type="string" office:string-value="  &quot;pchł.&quot;    [&quot;KTPLJ&quot;,   &quot;pchł&quot;,       &quot;&quot;, &quot;ONSET&quot;, &quot;lewe PCHŁ&quot;]," calcext:value-type="string">
            <text:p><text:s text:c="2"/>"pchł." <text:s text:c="3"/>["KTPLJ", <text:s text:c="2"/>"pchł", <text:s text:c="6"/>"", "ONSET", "lewe PCHŁ"],</text:p>
          </table:table-cell>
        </table:table-row>
        <table:table-row table:style-name="ro2">
          <table:table-cell table:formula="of:=[$'naglosy-edycja'.B224]" office:value-type="string" office:string-value="pchn" calcext:value-type="string">
            <text:p>pchn</text:p>
          </table:table-cell>
          <table:table-cell table:formula="of:=[$'naglosy-edycja'.C224]" office:value-type="string" office:string-value="KTPLR" calcext:value-type="string">
            <text:p>KTPLR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formula="of:=CONCATENATE([$przecinki.$A$2];[.E224];[$przecinki.$A$2];)" office:value-type="string" office:string-value="&quot;KTPLR&quot;" calcext:value-type="string">
            <text:p>"KTPLR"</text:p>
          </table:table-cell>
          <table:table-cell table:formula="of:=CONCATENATE([$przecinki.$A$2];[.A224];[$przecinki.$A$2])" office:value-type="string" office:string-value="&quot;pchn&quot;" calcext:value-type="string">
            <text:p>"pchn"</text:p>
          </table:table-cell>
          <table:table-cell table:formula="of:=CONCATENATE([.G224];[$przecinki.$B$2];[.F224];)" office:value-type="string" office:string-value="&quot;pchn&quot;:&quot;KTPLR&quot;" calcext:value-type="string">
            <text:p>"pchn":"KTPLR"</text:p>
          </table:table-cell>
          <table:table-cell/>
          <table:table-cell table:style-name="ce42" table:formula="of:=CONCATENATE([$przecinki.$A$2];[.A224];[$przecinki.$A$5];[$przecinki.$A$2])" office:value-type="string" office:string-value="&quot;pchn.&quot;" calcext:value-type="string">
            <text:p>"pchn."</text:p>
          </table:table-cell>
          <table:table-cell table:style-name="ce42" table:formula="of:=UPPER([.G224])" office:value-type="string" office:string-value="&quot;PCHN&quot;" calcext:value-type="string">
            <text:p>"PCHN"</text:p>
          </table:table-cell>
          <table:table-cell table:style-name="ce42" table:formula="of:=CONCATENATE([$przecinki.$C$2];[$przecinki.$C$2];[.J224];[$przecinki.$C$2];[$przecinki.$C$2];[$przecinki.$C$2];[$przecinki.$C$2];[$przecinki.$B$5];[.F224];[$przecinki.$D$2];[$przecinki.$C$2];[$przecinki.$C$2];[$przecinki.$C$2];[.G224];[$przecinki.$D$2];[$przecinki.$C$2];[$przecinki.$C$2];[$przecinki.$C$2];[$przecinki.$C$2];[$przecinki.$C$2];[$przecinki.$C$2];[$przecinki.$C$2])" office:value-type="string" office:string-value="  &quot;pchn.&quot;    [&quot;KTPLR&quot;,   &quot;pchn&quot;,       " calcext:value-type="string">
            <text:p><text:s text:c="2"/>"pchn." <text:s text:c="3"/>["KTPLR", <text:s text:c="2"/>"p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4]);[$przecinki.$A$2];[$przecinki.$C$5];[$przecinki.$D$2])" office:value-type="string" office:string-value="&quot;lewe PCHN&quot;]," calcext:value-type="string">
            <text:p>"lewe PCHN"],</text:p>
          </table:table-cell>
          <table:table-cell table:style-name="ce46" table:formula="of:=CONCATENATE([.L224];[.M224];[.N224])" office:value-type="string" office:string-value="  &quot;pchn.&quot;    [&quot;KTPLR&quot;,   &quot;pchn&quot;,       &quot;&quot;, &quot;ONSET&quot;, &quot;lewe PCHN&quot;]," calcext:value-type="string">
            <text:p><text:s text:c="2"/>"pchn." <text:s text:c="3"/>["KTPLR", <text:s text:c="2"/>"pchn", <text:s text:c="6"/>"", "ONSET", "lewe PCHN"],</text:p>
          </table:table-cell>
        </table:table-row>
        <table:table-row table:style-name="ro2">
          <table:table-cell table:formula="of:=[$'naglosy-edycja'.B225]" office:value-type="string" office:string-value="pchni" calcext:value-type="string">
            <text:p>pchni</text:p>
          </table:table-cell>
          <table:table-cell table:formula="of:=[$'naglosy-edycja'.C225]" office:value-type="float" office:value="0" calcext:value-type="float">
            <text:p>0</text:p>
          </table:table-cell>
          <table:table-cell table:formula="of:=[$'naglosy-edycja'.D225]" office:value-type="string" office:string-value="KTPLRJ" calcext:value-type="string">
            <text:p>KTPLRJ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formula="of:=CONCATENATE([$przecinki.$A$2];[.E225];[$przecinki.$A$2];)" office:value-type="string" office:string-value="&quot;KTPLRJ&quot;" calcext:value-type="string">
            <text:p>"KTPLRJ"</text:p>
          </table:table-cell>
          <table:table-cell table:formula="of:=CONCATENATE([$przecinki.$A$2];[.A225];[$przecinki.$A$2])" office:value-type="string" office:string-value="&quot;pchni&quot;" calcext:value-type="string">
            <text:p>"pchni"</text:p>
          </table:table-cell>
          <table:table-cell table:formula="of:=CONCATENATE([.G225];[$przecinki.$B$2];[.F225];)" office:value-type="string" office:string-value="&quot;pchni&quot;:&quot;KTPLRJ&quot;" calcext:value-type="string">
            <text:p>"pchni":"KTPLRJ"</text:p>
          </table:table-cell>
          <table:table-cell/>
          <table:table-cell table:style-name="ce42" table:formula="of:=CONCATENATE([$przecinki.$A$2];[.A225];[$przecinki.$A$5];[$przecinki.$A$2])" office:value-type="string" office:string-value="&quot;pchni.&quot;" calcext:value-type="string">
            <text:p>"pchni."</text:p>
          </table:table-cell>
          <table:table-cell table:style-name="ce42" table:formula="of:=UPPER([.G225])" office:value-type="string" office:string-value="&quot;PCHNI&quot;" calcext:value-type="string">
            <text:p>"PCHNI"</text:p>
          </table:table-cell>
          <table:table-cell table:style-name="ce42" table:formula="of:=CONCATENATE([$przecinki.$C$2];[$przecinki.$C$2];[.J225];[$przecinki.$C$2];[$przecinki.$C$2];[$przecinki.$C$2];[$przecinki.$C$2];[$przecinki.$B$5];[.F225];[$przecinki.$D$2];[$przecinki.$C$2];[$przecinki.$C$2];[$przecinki.$C$2];[.G225];[$przecinki.$D$2];[$przecinki.$C$2];[$przecinki.$C$2];[$przecinki.$C$2];[$przecinki.$C$2];[$przecinki.$C$2];[$przecinki.$C$2];[$przecinki.$C$2])" office:value-type="string" office:string-value="  &quot;pchni.&quot;    [&quot;KTPLRJ&quot;,   &quot;pchni&quot;,       " calcext:value-type="string">
            <text:p><text:s text:c="2"/>"pchni." <text:s text:c="3"/>["KTPLRJ", <text:s text:c="2"/>"pch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5]);[$przecinki.$A$2];[$przecinki.$C$5];[$przecinki.$D$2])" office:value-type="string" office:string-value="&quot;lewe PCHNI&quot;]," calcext:value-type="string">
            <text:p>"lewe PCHNI"],</text:p>
          </table:table-cell>
          <table:table-cell table:style-name="ce46" table:formula="of:=CONCATENATE([.L225];[.M225];[.N225])" office:value-type="string" office:string-value="  &quot;pchni.&quot;    [&quot;KTPLRJ&quot;,   &quot;pchni&quot;,       &quot;&quot;, &quot;ONSET&quot;, &quot;lewe PCHNI&quot;]," calcext:value-type="string">
            <text:p><text:s text:c="2"/>"pchni." <text:s text:c="3"/>["KTPLRJ", <text:s text:c="2"/>"pchni", <text:s text:c="6"/>"", "ONSET", "lewe PCHNI"],</text:p>
          </table:table-cell>
        </table:table-row>
        <table:table-row table:style-name="ro2">
          <table:table-cell table:formula="of:=[$'naglosy-edycja'.B226]" office:value-type="string" office:string-value="phr" calcext:value-type="string">
            <text:p>phr</text:p>
          </table:table-cell>
          <table:table-cell table:formula="of:=[$'naglosy-edycja'.C226]" office:value-type="string" office:string-value="VR" calcext:value-type="string">
            <text:p>VR</text:p>
          </table:table-cell>
          <table:table-cell table:formula="of:=[$'naglosy-edycja'.D226]" office:value-type="float" office:value="0" calcext:value-type="float">
            <text:p>0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formula="of:=CONCATENATE([$przecinki.$A$2];[.E226];[$przecinki.$A$2];)" office:value-type="string" office:string-value="&quot;VR&quot;" calcext:value-type="string">
            <text:p>"VR"</text:p>
          </table:table-cell>
          <table:table-cell table:formula="of:=CONCATENATE([$przecinki.$A$2];[.A226];[$przecinki.$A$2])" office:value-type="string" office:string-value="&quot;phr&quot;" calcext:value-type="string">
            <text:p>"phr"</text:p>
          </table:table-cell>
          <table:table-cell table:formula="of:=CONCATENATE([.G226];[$przecinki.$B$2];[.F226];)" office:value-type="string" office:string-value="&quot;phr&quot;:&quot;VR&quot;" calcext:value-type="string">
            <text:p>"phr":"VR"</text:p>
          </table:table-cell>
          <table:table-cell/>
          <table:table-cell table:style-name="ce42" table:formula="of:=CONCATENATE([$przecinki.$A$2];[.A226];[$przecinki.$A$5];[$przecinki.$A$2])" office:value-type="string" office:string-value="&quot;phr.&quot;" calcext:value-type="string">
            <text:p>"phr."</text:p>
          </table:table-cell>
          <table:table-cell table:style-name="ce42" table:formula="of:=UPPER([.G226])" office:value-type="string" office:string-value="&quot;PHR&quot;" calcext:value-type="string">
            <text:p>"PHR"</text:p>
          </table:table-cell>
          <table:table-cell table:style-name="ce42" table:formula="of:=CONCATENATE([$przecinki.$C$2];[$przecinki.$C$2];[.J226];[$przecinki.$C$2];[$przecinki.$C$2];[$przecinki.$C$2];[$przecinki.$C$2];[$przecinki.$B$5];[.F226];[$przecinki.$D$2];[$przecinki.$C$2];[$przecinki.$C$2];[$przecinki.$C$2];[.G226];[$przecinki.$D$2];[$przecinki.$C$2];[$przecinki.$C$2];[$przecinki.$C$2];[$przecinki.$C$2];[$przecinki.$C$2];[$przecinki.$C$2];[$przecinki.$C$2])" office:value-type="string" office:string-value="  &quot;phr.&quot;    [&quot;VR&quot;,   &quot;phr&quot;,       " calcext:value-type="string">
            <text:p><text:s text:c="2"/>"phr." <text:s text:c="3"/>["VR", <text:s text:c="2"/>"p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6]);[$przecinki.$A$2];[$przecinki.$C$5];[$przecinki.$D$2])" office:value-type="string" office:string-value="&quot;lewe PHR&quot;]," calcext:value-type="string">
            <text:p>"lewe PHR"],</text:p>
          </table:table-cell>
          <table:table-cell table:style-name="ce46" table:formula="of:=CONCATENATE([.L226];[.M226];[.N226])" office:value-type="string" office:string-value="  &quot;phr.&quot;    [&quot;VR&quot;,   &quot;phr&quot;,       &quot;&quot;, &quot;ONSET&quot;, &quot;lewe PHR&quot;]," calcext:value-type="string">
            <text:p><text:s text:c="2"/>"phr." <text:s text:c="3"/>["VR", <text:s text:c="2"/>"phr", <text:s text:c="6"/>"", "ONSET", "lewe PHR"],</text:p>
          </table:table-cell>
        </table:table-row>
        <table:table-row table:style-name="ro2">
          <table:table-cell table:formula="of:=[$'naglosy-edycja'.B227]" office:value-type="string" office:string-value="pl" calcext:value-type="string">
            <text:p>pl</text:p>
          </table:table-cell>
          <table:table-cell table:formula="of:=[$'naglosy-edycja'.C227]" office:value-type="string" office:string-value="PL" calcext:value-type="string">
            <text:p>PL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formula="of:=CONCATENATE([$przecinki.$A$2];[.E227];[$przecinki.$A$2];)" office:value-type="string" office:string-value="&quot;PL&quot;" calcext:value-type="string">
            <text:p>"PL"</text:p>
          </table:table-cell>
          <table:table-cell table:formula="of:=CONCATENATE([$przecinki.$A$2];[.A227];[$przecinki.$A$2])" office:value-type="string" office:string-value="&quot;pl&quot;" calcext:value-type="string">
            <text:p>"pl"</text:p>
          </table:table-cell>
          <table:table-cell table:formula="of:=CONCATENATE([.G227];[$przecinki.$B$2];[.F227];)" office:value-type="string" office:string-value="&quot;pl&quot;:&quot;PL&quot;" calcext:value-type="string">
            <text:p>"pl":"PL"</text:p>
          </table:table-cell>
          <table:table-cell/>
          <table:table-cell table:style-name="ce42" table:formula="of:=CONCATENATE([$przecinki.$A$2];[.A227];[$przecinki.$A$5];[$przecinki.$A$2])" office:value-type="string" office:string-value="&quot;pl.&quot;" calcext:value-type="string">
            <text:p>"pl."</text:p>
          </table:table-cell>
          <table:table-cell table:style-name="ce42" table:formula="of:=UPPER([.G227])" office:value-type="string" office:string-value="&quot;PL&quot;" calcext:value-type="string">
            <text:p>"PL"</text:p>
          </table:table-cell>
          <table:table-cell table:style-name="ce42" table:formula="of:=CONCATENATE([$przecinki.$C$2];[$przecinki.$C$2];[.J227];[$przecinki.$C$2];[$przecinki.$C$2];[$przecinki.$C$2];[$przecinki.$C$2];[$przecinki.$B$5];[.F227];[$przecinki.$D$2];[$przecinki.$C$2];[$przecinki.$C$2];[$przecinki.$C$2];[.G227];[$przecinki.$D$2];[$przecinki.$C$2];[$przecinki.$C$2];[$przecinki.$C$2];[$przecinki.$C$2];[$przecinki.$C$2];[$przecinki.$C$2];[$przecinki.$C$2])" office:value-type="string" office:string-value="  &quot;pl.&quot;    [&quot;PL&quot;,   &quot;pl&quot;,       " calcext:value-type="string">
            <text:p><text:s text:c="2"/>"pl." <text:s text:c="3"/>["PL", <text:s text:c="2"/>"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7]);[$przecinki.$A$2];[$przecinki.$C$5];[$przecinki.$D$2])" office:value-type="string" office:string-value="&quot;lewe PL&quot;]," calcext:value-type="string">
            <text:p>"lewe PL"],</text:p>
          </table:table-cell>
          <table:table-cell table:style-name="ce46" table:formula="of:=CONCATENATE([.L227];[.M227];[.N227])" office:value-type="string" office:string-value="  &quot;pl.&quot;    [&quot;PL&quot;,   &quot;pl&quot;,       &quot;&quot;, &quot;ONSET&quot;, &quot;lewe PL&quot;]," calcext:value-type="string">
            <text:p><text:s text:c="2"/>"pl." <text:s text:c="3"/>["PL", <text:s text:c="2"/>"pl", <text:s text:c="6"/>"", "ONSET", "lewe PL"],</text:p>
          </table:table-cell>
        </table:table-row>
        <table:table-row table:style-name="ro2">
          <table:table-cell table:formula="of:=[$'naglosy-edycja'.B228]" office:value-type="string" office:string-value="plw" calcext:value-type="string">
            <text:p>plw</text:p>
          </table:table-cell>
          <table:table-cell table:formula="of:=[$'naglosy-edycja'.C228]" office:value-type="string" office:string-value="PVL" calcext:value-type="string">
            <text:p>PV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formula="of:=CONCATENATE([$przecinki.$A$2];[.E228];[$przecinki.$A$2];)" office:value-type="string" office:string-value="&quot;PVL&quot;" calcext:value-type="string">
            <text:p>"PVL"</text:p>
          </table:table-cell>
          <table:table-cell table:formula="of:=CONCATENATE([$przecinki.$A$2];[.A228];[$przecinki.$A$2])" office:value-type="string" office:string-value="&quot;plw&quot;" calcext:value-type="string">
            <text:p>"plw"</text:p>
          </table:table-cell>
          <table:table-cell table:formula="of:=CONCATENATE([.G228];[$przecinki.$B$2];[.F228];)" office:value-type="string" office:string-value="&quot;plw&quot;:&quot;PVL&quot;" calcext:value-type="string">
            <text:p>"plw":"PVL"</text:p>
          </table:table-cell>
          <table:table-cell/>
          <table:table-cell table:style-name="ce42" table:formula="of:=CONCATENATE([$przecinki.$A$2];[.A228];[$przecinki.$A$5];[$przecinki.$A$2])" office:value-type="string" office:string-value="&quot;plw.&quot;" calcext:value-type="string">
            <text:p>"plw."</text:p>
          </table:table-cell>
          <table:table-cell table:style-name="ce42" table:formula="of:=UPPER([.G228])" office:value-type="string" office:string-value="&quot;PLW&quot;" calcext:value-type="string">
            <text:p>"PLW"</text:p>
          </table:table-cell>
          <table:table-cell table:style-name="ce42" table:formula="of:=CONCATENATE([$przecinki.$C$2];[$przecinki.$C$2];[.J228];[$przecinki.$C$2];[$przecinki.$C$2];[$przecinki.$C$2];[$przecinki.$C$2];[$przecinki.$B$5];[.F228];[$przecinki.$D$2];[$przecinki.$C$2];[$przecinki.$C$2];[$przecinki.$C$2];[.G228];[$przecinki.$D$2];[$przecinki.$C$2];[$przecinki.$C$2];[$przecinki.$C$2];[$przecinki.$C$2];[$przecinki.$C$2];[$przecinki.$C$2];[$przecinki.$C$2])" office:value-type="string" office:string-value="  &quot;plw.&quot;    [&quot;PVL&quot;,   &quot;plw&quot;,       " calcext:value-type="string">
            <text:p><text:s text:c="2"/>"plw." <text:s text:c="3"/>["PVL", <text:s text:c="2"/>"p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8]);[$przecinki.$A$2];[$przecinki.$C$5];[$przecinki.$D$2])" office:value-type="string" office:string-value="&quot;lewe PLW&quot;]," calcext:value-type="string">
            <text:p>"lewe PLW"],</text:p>
          </table:table-cell>
          <table:table-cell table:style-name="ce46" table:formula="of:=CONCATENATE([.L228];[.M228];[.N228])" office:value-type="string" office:string-value="  &quot;plw.&quot;    [&quot;PVL&quot;,   &quot;plw&quot;,       &quot;&quot;, &quot;ONSET&quot;, &quot;lewe PLW&quot;]," calcext:value-type="string">
            <text:p><text:s text:c="2"/>"plw." <text:s text:c="3"/>["PVL", <text:s text:c="2"/>"plw", <text:s text:c="6"/>"", "ONSET", "lewe PLW"],</text:p>
          </table:table-cell>
        </table:table-row>
        <table:table-row table:style-name="ro2">
          <table:table-cell table:formula="of:=[$'naglosy-edycja'.B229]" office:value-type="string" office:string-value="pł" calcext:value-type="string">
            <text:p>pł</text:p>
          </table:table-cell>
          <table:table-cell table:formula="of:=[$'naglosy-edycja'.C229]" office:value-type="string" office:string-value="PLJ" calcext:value-type="string">
            <text:p>PLJ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formula="of:=CONCATENATE([$przecinki.$A$2];[.E229];[$przecinki.$A$2];)" office:value-type="string" office:string-value="&quot;PLJ&quot;" calcext:value-type="string">
            <text:p>"PLJ"</text:p>
          </table:table-cell>
          <table:table-cell table:formula="of:=CONCATENATE([$przecinki.$A$2];[.A229];[$przecinki.$A$2])" office:value-type="string" office:string-value="&quot;pł&quot;" calcext:value-type="string">
            <text:p>"pł"</text:p>
          </table:table-cell>
          <table:table-cell table:formula="of:=CONCATENATE([.G229];[$przecinki.$B$2];[.F229];)" office:value-type="string" office:string-value="&quot;pł&quot;:&quot;PLJ&quot;" calcext:value-type="string">
            <text:p>"pł":"PLJ"</text:p>
          </table:table-cell>
          <table:table-cell/>
          <table:table-cell table:style-name="ce42" table:formula="of:=CONCATENATE([$przecinki.$A$2];[.A229];[$przecinki.$A$5];[$przecinki.$A$2])" office:value-type="string" office:string-value="&quot;pł.&quot;" calcext:value-type="string">
            <text:p>"pł."</text:p>
          </table:table-cell>
          <table:table-cell table:style-name="ce42" table:formula="of:=UPPER([.G229])" office:value-type="string" office:string-value="&quot;PŁ&quot;" calcext:value-type="string">
            <text:p>"PŁ"</text:p>
          </table:table-cell>
          <table:table-cell table:style-name="ce42" table:formula="of:=CONCATENATE([$przecinki.$C$2];[$przecinki.$C$2];[.J229];[$przecinki.$C$2];[$przecinki.$C$2];[$przecinki.$C$2];[$przecinki.$C$2];[$przecinki.$B$5];[.F229];[$przecinki.$D$2];[$przecinki.$C$2];[$przecinki.$C$2];[$przecinki.$C$2];[.G229];[$przecinki.$D$2];[$przecinki.$C$2];[$przecinki.$C$2];[$przecinki.$C$2];[$przecinki.$C$2];[$przecinki.$C$2];[$przecinki.$C$2];[$przecinki.$C$2])" office:value-type="string" office:string-value="  &quot;pł.&quot;    [&quot;PLJ&quot;,   &quot;pł&quot;,       " calcext:value-type="string">
            <text:p><text:s text:c="2"/>"pł." <text:s text:c="3"/>["PLJ", <text:s text:c="2"/>"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9]);[$przecinki.$A$2];[$przecinki.$C$5];[$przecinki.$D$2])" office:value-type="string" office:string-value="&quot;lewe PŁ&quot;]," calcext:value-type="string">
            <text:p>"lewe PŁ"],</text:p>
          </table:table-cell>
          <table:table-cell table:style-name="ce46" table:formula="of:=CONCATENATE([.L229];[.M229];[.N229])" office:value-type="string" office:string-value="  &quot;pł.&quot;    [&quot;PLJ&quot;,   &quot;pł&quot;,       &quot;&quot;, &quot;ONSET&quot;, &quot;lewe PŁ&quot;]," calcext:value-type="string">
            <text:p><text:s text:c="2"/>"pł." <text:s text:c="3"/>["PLJ", <text:s text:c="2"/>"pł", <text:s text:c="6"/>"", "ONSET", "lewe PŁ"],</text:p>
          </table:table-cell>
        </table:table-row>
        <table:table-row table:style-name="ro2">
          <table:table-cell table:formula="of:=[$'naglosy-edycja'.B230]" office:value-type="string" office:string-value="płc" calcext:value-type="string">
            <text:p>płc</text:p>
          </table:table-cell>
          <table:table-cell table:formula="of:=[$'naglosy-edycja'.C230]" office:value-type="string" office:string-value="ZTPLJ" calcext:value-type="string">
            <text:p>ZT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formula="of:=CONCATENATE([$przecinki.$A$2];[.E230];[$przecinki.$A$2];)" office:value-type="string" office:string-value="&quot;ZTPLJ&quot;" calcext:value-type="string">
            <text:p>"ZTPLJ"</text:p>
          </table:table-cell>
          <table:table-cell table:formula="of:=CONCATENATE([$przecinki.$A$2];[.A230];[$przecinki.$A$2])" office:value-type="string" office:string-value="&quot;płc&quot;" calcext:value-type="string">
            <text:p>"płc"</text:p>
          </table:table-cell>
          <table:table-cell table:formula="of:=CONCATENATE([.G230];[$przecinki.$B$2];[.F230];)" office:value-type="string" office:string-value="&quot;płc&quot;:&quot;ZTPLJ&quot;" calcext:value-type="string">
            <text:p>"płc":"ZTPLJ"</text:p>
          </table:table-cell>
          <table:table-cell/>
          <table:table-cell table:style-name="ce42" table:formula="of:=CONCATENATE([$przecinki.$A$2];[.A230];[$przecinki.$A$5];[$przecinki.$A$2])" office:value-type="string" office:string-value="&quot;płc.&quot;" calcext:value-type="string">
            <text:p>"płc."</text:p>
          </table:table-cell>
          <table:table-cell table:style-name="ce42" table:formula="of:=UPPER([.G230])" office:value-type="string" office:string-value="&quot;PŁC&quot;" calcext:value-type="string">
            <text:p>"PŁC"</text:p>
          </table:table-cell>
          <table:table-cell table:style-name="ce42" table:formula="of:=CONCATENATE([$przecinki.$C$2];[$przecinki.$C$2];[.J230];[$przecinki.$C$2];[$przecinki.$C$2];[$przecinki.$C$2];[$przecinki.$C$2];[$przecinki.$B$5];[.F230];[$przecinki.$D$2];[$przecinki.$C$2];[$przecinki.$C$2];[$przecinki.$C$2];[.G230];[$przecinki.$D$2];[$przecinki.$C$2];[$przecinki.$C$2];[$przecinki.$C$2];[$przecinki.$C$2];[$przecinki.$C$2];[$przecinki.$C$2];[$przecinki.$C$2])" office:value-type="string" office:string-value="  &quot;płc.&quot;    [&quot;ZTPLJ&quot;,   &quot;płc&quot;,       " calcext:value-type="string">
            <text:p><text:s text:c="2"/>"płc." <text:s text:c="3"/>["ZTPLJ", <text:s text:c="2"/>"pł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0]);[$przecinki.$A$2];[$przecinki.$C$5];[$przecinki.$D$2])" office:value-type="string" office:string-value="&quot;lewe PŁC&quot;]," calcext:value-type="string">
            <text:p>"lewe PŁC"],</text:p>
          </table:table-cell>
          <table:table-cell table:style-name="ce46" table:formula="of:=CONCATENATE([.L230];[.M230];[.N230])" office:value-type="string" office:string-value="  &quot;płc.&quot;    [&quot;ZTPLJ&quot;,   &quot;płc&quot;,       &quot;&quot;, &quot;ONSET&quot;, &quot;lewe PŁC&quot;]," calcext:value-type="string">
            <text:p><text:s text:c="2"/>"płc." <text:s text:c="3"/>["ZTPLJ", <text:s text:c="2"/>"płc", <text:s text:c="6"/>"", "ONSET", "lewe PŁC"],</text:p>
          </table:table-cell>
        </table:table-row>
        <table:table-row table:style-name="ro2">
          <table:table-cell table:formula="of:=[$'naglosy-edycja'.B231]" office:value-type="string" office:string-value="pn" calcext:value-type="string">
            <text:p>pn</text:p>
          </table:table-cell>
          <table:table-cell table:formula="of:=[$'naglosy-edycja'.C231]" office:value-type="string" office:string-value="PLR" calcext:value-type="string">
            <text:p>PLR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formula="of:=CONCATENATE([$przecinki.$A$2];[.E231];[$przecinki.$A$2];)" office:value-type="string" office:string-value="&quot;PLR&quot;" calcext:value-type="string">
            <text:p>"PLR"</text:p>
          </table:table-cell>
          <table:table-cell table:formula="of:=CONCATENATE([$przecinki.$A$2];[.A231];[$przecinki.$A$2])" office:value-type="string" office:string-value="&quot;pn&quot;" calcext:value-type="string">
            <text:p>"pn"</text:p>
          </table:table-cell>
          <table:table-cell table:formula="of:=CONCATENATE([.G231];[$przecinki.$B$2];[.F231];)" office:value-type="string" office:string-value="&quot;pn&quot;:&quot;PLR&quot;" calcext:value-type="string">
            <text:p>"pn":"PLR"</text:p>
          </table:table-cell>
          <table:table-cell/>
          <table:table-cell table:style-name="ce42" table:formula="of:=CONCATENATE([$przecinki.$A$2];[.A231];[$przecinki.$A$5];[$przecinki.$A$2])" office:value-type="string" office:string-value="&quot;pn.&quot;" calcext:value-type="string">
            <text:p>"pn."</text:p>
          </table:table-cell>
          <table:table-cell table:style-name="ce42" table:formula="of:=UPPER([.G231])" office:value-type="string" office:string-value="&quot;PN&quot;" calcext:value-type="string">
            <text:p>"PN"</text:p>
          </table:table-cell>
          <table:table-cell table:style-name="ce42" table:formula="of:=CONCATENATE([$przecinki.$C$2];[$przecinki.$C$2];[.J231];[$przecinki.$C$2];[$przecinki.$C$2];[$przecinki.$C$2];[$przecinki.$C$2];[$przecinki.$B$5];[.F231];[$przecinki.$D$2];[$przecinki.$C$2];[$przecinki.$C$2];[$przecinki.$C$2];[.G231];[$przecinki.$D$2];[$przecinki.$C$2];[$przecinki.$C$2];[$przecinki.$C$2];[$przecinki.$C$2];[$przecinki.$C$2];[$przecinki.$C$2];[$przecinki.$C$2])" office:value-type="string" office:string-value="  &quot;pn.&quot;    [&quot;PLR&quot;,   &quot;pn&quot;,       " calcext:value-type="string">
            <text:p><text:s text:c="2"/>"pn." <text:s text:c="3"/>["PLR", <text:s text:c="2"/>"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1]);[$przecinki.$A$2];[$przecinki.$C$5];[$przecinki.$D$2])" office:value-type="string" office:string-value="&quot;lewe PN&quot;]," calcext:value-type="string">
            <text:p>"lewe PN"],</text:p>
          </table:table-cell>
          <table:table-cell table:style-name="ce46" table:formula="of:=CONCATENATE([.L231];[.M231];[.N231])" office:value-type="string" office:string-value="  &quot;pn.&quot;    [&quot;PLR&quot;,   &quot;pn&quot;,       &quot;&quot;, &quot;ONSET&quot;, &quot;lewe PN&quot;]," calcext:value-type="string">
            <text:p><text:s text:c="2"/>"pn." <text:s text:c="3"/>["PLR", <text:s text:c="2"/>"pn", <text:s text:c="6"/>"", "ONSET", "lewe PN"],</text:p>
          </table:table-cell>
        </table:table-row>
        <table:table-row table:style-name="ro2">
          <table:table-cell table:formula="of:=[$'naglosy-edycja'.B232]" office:value-type="string" office:string-value="pr" calcext:value-type="string">
            <text:p>pr</text:p>
          </table:table-cell>
          <table:table-cell table:formula="of:=[$'naglosy-edycja'.C232]" office:value-type="string" office:string-value="PR" calcext:value-type="string">
            <text:p>P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formula="of:=CONCATENATE([$przecinki.$A$2];[.E232];[$przecinki.$A$2];)" office:value-type="string" office:string-value="&quot;PR&quot;" calcext:value-type="string">
            <text:p>"PR"</text:p>
          </table:table-cell>
          <table:table-cell table:formula="of:=CONCATENATE([$przecinki.$A$2];[.A232];[$przecinki.$A$2])" office:value-type="string" office:string-value="&quot;pr&quot;" calcext:value-type="string">
            <text:p>"pr"</text:p>
          </table:table-cell>
          <table:table-cell table:formula="of:=CONCATENATE([.G232];[$przecinki.$B$2];[.F232];)" office:value-type="string" office:string-value="&quot;pr&quot;:&quot;PR&quot;" calcext:value-type="string">
            <text:p>"pr":"PR"</text:p>
          </table:table-cell>
          <table:table-cell/>
          <table:table-cell table:style-name="ce42" table:formula="of:=CONCATENATE([$przecinki.$A$2];[.A232];[$przecinki.$A$5];[$przecinki.$A$2])" office:value-type="string" office:string-value="&quot;pr.&quot;" calcext:value-type="string">
            <text:p>"pr."</text:p>
          </table:table-cell>
          <table:table-cell table:style-name="ce42" table:formula="of:=UPPER([.G232])" office:value-type="string" office:string-value="&quot;PR&quot;" calcext:value-type="string">
            <text:p>"PR"</text:p>
          </table:table-cell>
          <table:table-cell table:style-name="ce42" table:formula="of:=CONCATENATE([$przecinki.$C$2];[$przecinki.$C$2];[.J232];[$przecinki.$C$2];[$przecinki.$C$2];[$przecinki.$C$2];[$przecinki.$C$2];[$przecinki.$B$5];[.F232];[$przecinki.$D$2];[$przecinki.$C$2];[$przecinki.$C$2];[$przecinki.$C$2];[.G232];[$przecinki.$D$2];[$przecinki.$C$2];[$przecinki.$C$2];[$przecinki.$C$2];[$przecinki.$C$2];[$przecinki.$C$2];[$przecinki.$C$2];[$przecinki.$C$2])" office:value-type="string" office:string-value="  &quot;pr.&quot;    [&quot;PR&quot;,   &quot;pr&quot;,       " calcext:value-type="string">
            <text:p><text:s text:c="2"/>"pr." <text:s text:c="3"/>["PR", <text:s text:c="2"/>"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2]);[$przecinki.$A$2];[$przecinki.$C$5];[$przecinki.$D$2])" office:value-type="string" office:string-value="&quot;lewe PR&quot;]," calcext:value-type="string">
            <text:p>"lewe PR"],</text:p>
          </table:table-cell>
          <table:table-cell table:style-name="ce46" table:formula="of:=CONCATENATE([.L232];[.M232];[.N232])" office:value-type="string" office:string-value="  &quot;pr.&quot;    [&quot;PR&quot;,   &quot;pr&quot;,       &quot;&quot;, &quot;ONSET&quot;, &quot;lewe PR&quot;]," calcext:value-type="string">
            <text:p><text:s text:c="2"/>"pr." <text:s text:c="3"/>["PR", <text:s text:c="2"/>"pr", <text:s text:c="6"/>"", "ONSET", "lewe PR"],</text:p>
          </table:table-cell>
        </table:table-row>
        <table:table-row table:style-name="ro2">
          <table:table-cell table:formula="of:=[$'naglosy-edycja'.B233]" office:value-type="string" office:string-value="prz" calcext:value-type="string">
            <text:p>prz</text:p>
          </table:table-cell>
          <table:table-cell table:formula="of:=[$'naglosy-edycja'.C233]" office:value-type="string" office:string-value="PRJ" calcext:value-type="string">
            <text:p>PRJ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formula="of:=CONCATENATE([$przecinki.$A$2];[.E233];[$przecinki.$A$2];)" office:value-type="string" office:string-value="&quot;PRJ&quot;" calcext:value-type="string">
            <text:p>"PRJ"</text:p>
          </table:table-cell>
          <table:table-cell table:formula="of:=CONCATENATE([$przecinki.$A$2];[.A233];[$przecinki.$A$2])" office:value-type="string" office:string-value="&quot;prz&quot;" calcext:value-type="string">
            <text:p>"prz"</text:p>
          </table:table-cell>
          <table:table-cell table:formula="of:=CONCATENATE([.G233];[$przecinki.$B$2];[.F233];)" office:value-type="string" office:string-value="&quot;prz&quot;:&quot;PRJ&quot;" calcext:value-type="string">
            <text:p>"prz":"PRJ"</text:p>
          </table:table-cell>
          <table:table-cell/>
          <table:table-cell table:style-name="ce42" table:formula="of:=CONCATENATE([$przecinki.$A$2];[.A233];[$przecinki.$A$5];[$przecinki.$A$2])" office:value-type="string" office:string-value="&quot;prz.&quot;" calcext:value-type="string">
            <text:p>"prz."</text:p>
          </table:table-cell>
          <table:table-cell table:style-name="ce42" table:formula="of:=UPPER([.G233])" office:value-type="string" office:string-value="&quot;PRZ&quot;" calcext:value-type="string">
            <text:p>"PRZ"</text:p>
          </table:table-cell>
          <table:table-cell table:style-name="ce42" table:formula="of:=CONCATENATE([$przecinki.$C$2];[$przecinki.$C$2];[.J233];[$przecinki.$C$2];[$przecinki.$C$2];[$przecinki.$C$2];[$przecinki.$C$2];[$przecinki.$B$5];[.F233];[$przecinki.$D$2];[$przecinki.$C$2];[$przecinki.$C$2];[$przecinki.$C$2];[.G233];[$przecinki.$D$2];[$przecinki.$C$2];[$przecinki.$C$2];[$przecinki.$C$2];[$przecinki.$C$2];[$przecinki.$C$2];[$przecinki.$C$2];[$przecinki.$C$2])" office:value-type="string" office:string-value="  &quot;prz.&quot;    [&quot;PRJ&quot;,   &quot;prz&quot;,       " calcext:value-type="string">
            <text:p><text:s text:c="2"/>"prz." <text:s text:c="3"/>["PRJ", <text:s text:c="2"/>"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3]);[$przecinki.$A$2];[$przecinki.$C$5];[$przecinki.$D$2])" office:value-type="string" office:string-value="&quot;lewe PRZ&quot;]," calcext:value-type="string">
            <text:p>"lewe PRZ"],</text:p>
          </table:table-cell>
          <table:table-cell table:style-name="ce46" table:formula="of:=CONCATENATE([.L233];[.M233];[.N233])" office:value-type="string" office:string-value="  &quot;prz.&quot;    [&quot;PRJ&quot;,   &quot;prz&quot;,       &quot;&quot;, &quot;ONSET&quot;, &quot;lewe PRZ&quot;]," calcext:value-type="string">
            <text:p><text:s text:c="2"/>"prz." <text:s text:c="3"/>["PRJ", <text:s text:c="2"/>"prz", <text:s text:c="6"/>"", "ONSET", "lewe PRZ"],</text:p>
          </table:table-cell>
        </table:table-row>
        <table:table-row table:style-name="ro2">
          <table:table-cell table:formula="of:=[$'naglosy-edycja'.B234]" office:value-type="string" office:string-value="przt" calcext:value-type="string">
            <text:p>przt</text:p>
          </table:table-cell>
          <table:table-cell table:formula="of:=[$'naglosy-edycja'.C234]" office:value-type="string" office:string-value="TPRJ" calcext:value-type="string">
            <text:p>T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formula="of:=CONCATENATE([$przecinki.$A$2];[.E234];[$przecinki.$A$2];)" office:value-type="string" office:string-value="&quot;TPRJ&quot;" calcext:value-type="string">
            <text:p>"TPRJ"</text:p>
          </table:table-cell>
          <table:table-cell table:formula="of:=CONCATENATE([$przecinki.$A$2];[.A234];[$przecinki.$A$2])" office:value-type="string" office:string-value="&quot;przt&quot;" calcext:value-type="string">
            <text:p>"przt"</text:p>
          </table:table-cell>
          <table:table-cell table:formula="of:=CONCATENATE([.G234];[$przecinki.$B$2];[.F234];)" office:value-type="string" office:string-value="&quot;przt&quot;:&quot;TPRJ&quot;" calcext:value-type="string">
            <text:p>"przt":"TPRJ"</text:p>
          </table:table-cell>
          <table:table-cell/>
          <table:table-cell table:style-name="ce42" table:formula="of:=CONCATENATE([$przecinki.$A$2];[.A234];[$przecinki.$A$5];[$przecinki.$A$2])" office:value-type="string" office:string-value="&quot;przt.&quot;" calcext:value-type="string">
            <text:p>"przt."</text:p>
          </table:table-cell>
          <table:table-cell table:style-name="ce42" table:formula="of:=UPPER([.G234])" office:value-type="string" office:string-value="&quot;PRZT&quot;" calcext:value-type="string">
            <text:p>"PRZT"</text:p>
          </table:table-cell>
          <table:table-cell table:style-name="ce42" table:formula="of:=CONCATENATE([$przecinki.$C$2];[$przecinki.$C$2];[.J234];[$przecinki.$C$2];[$przecinki.$C$2];[$przecinki.$C$2];[$przecinki.$C$2];[$przecinki.$B$5];[.F234];[$przecinki.$D$2];[$przecinki.$C$2];[$przecinki.$C$2];[$przecinki.$C$2];[.G234];[$przecinki.$D$2];[$przecinki.$C$2];[$przecinki.$C$2];[$przecinki.$C$2];[$przecinki.$C$2];[$przecinki.$C$2];[$przecinki.$C$2];[$przecinki.$C$2])" office:value-type="string" office:string-value="  &quot;przt.&quot;    [&quot;TPRJ&quot;,   &quot;przt&quot;,       " calcext:value-type="string">
            <text:p><text:s text:c="2"/>"przt." <text:s text:c="3"/>["TPRJ", <text:s text:c="2"/>"p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4]);[$przecinki.$A$2];[$przecinki.$C$5];[$przecinki.$D$2])" office:value-type="string" office:string-value="&quot;lewe PRZT&quot;]," calcext:value-type="string">
            <text:p>"lewe PRZT"],</text:p>
          </table:table-cell>
          <table:table-cell table:style-name="ce46" table:formula="of:=CONCATENATE([.L234];[.M234];[.N234])" office:value-type="string" office:string-value="  &quot;przt.&quot;    [&quot;TPRJ&quot;,   &quot;przt&quot;,       &quot;&quot;, &quot;ONSET&quot;, &quot;lewe PRZT&quot;]," calcext:value-type="string">
            <text:p><text:s text:c="2"/>"przt." <text:s text:c="3"/>["TPRJ", <text:s text:c="2"/>"przt", <text:s text:c="6"/>"", "ONSET", "lewe PRZT"],</text:p>
          </table:table-cell>
        </table:table-row>
        <table:table-row table:style-name="ro2">
          <table:table-cell table:formula="of:=[$'naglosy-edycja'.B235]" office:value-type="string" office:string-value="ps" calcext:value-type="string">
            <text:p>ps</text:p>
          </table:table-cell>
          <table:table-cell table:formula="of:=[$'naglosy-edycja'.C235]" office:value-type="string" office:string-value="SP" calcext:value-type="string">
            <text:p>SP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formula="of:=CONCATENATE([$przecinki.$A$2];[.E235];[$przecinki.$A$2];)" office:value-type="string" office:string-value="&quot;SP&quot;" calcext:value-type="string">
            <text:p>"SP"</text:p>
          </table:table-cell>
          <table:table-cell table:formula="of:=CONCATENATE([$przecinki.$A$2];[.A235];[$przecinki.$A$2])" office:value-type="string" office:string-value="&quot;ps&quot;" calcext:value-type="string">
            <text:p>"ps"</text:p>
          </table:table-cell>
          <table:table-cell table:formula="of:=CONCATENATE([.G235];[$przecinki.$B$2];[.F235];)" office:value-type="string" office:string-value="&quot;ps&quot;:&quot;SP&quot;" calcext:value-type="string">
            <text:p>"ps":"SP"</text:p>
          </table:table-cell>
          <table:table-cell/>
          <table:table-cell table:style-name="ce42" table:formula="of:=CONCATENATE([$przecinki.$A$2];[.A235];[$przecinki.$A$5];[$przecinki.$A$2])" office:value-type="string" office:string-value="&quot;ps.&quot;" calcext:value-type="string">
            <text:p>"ps."</text:p>
          </table:table-cell>
          <table:table-cell table:style-name="ce42" table:formula="of:=UPPER([.G235])" office:value-type="string" office:string-value="&quot;PS&quot;" calcext:value-type="string">
            <text:p>"PS"</text:p>
          </table:table-cell>
          <table:table-cell table:style-name="ce42" table:formula="of:=CONCATENATE([$przecinki.$C$2];[$przecinki.$C$2];[.J235];[$przecinki.$C$2];[$przecinki.$C$2];[$przecinki.$C$2];[$przecinki.$C$2];[$przecinki.$B$5];[.F235];[$przecinki.$D$2];[$przecinki.$C$2];[$przecinki.$C$2];[$przecinki.$C$2];[.G235];[$przecinki.$D$2];[$przecinki.$C$2];[$przecinki.$C$2];[$przecinki.$C$2];[$przecinki.$C$2];[$przecinki.$C$2];[$przecinki.$C$2];[$przecinki.$C$2])" office:value-type="string" office:string-value="  &quot;ps.&quot;    [&quot;SP&quot;,   &quot;ps&quot;,       " calcext:value-type="string">
            <text:p><text:s text:c="2"/>"ps." <text:s text:c="3"/>["SP", <text:s text:c="2"/>"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5]);[$przecinki.$A$2];[$przecinki.$C$5];[$przecinki.$D$2])" office:value-type="string" office:string-value="&quot;lewe PS&quot;]," calcext:value-type="string">
            <text:p>"lewe PS"],</text:p>
          </table:table-cell>
          <table:table-cell table:style-name="ce46" table:formula="of:=CONCATENATE([.L235];[.M235];[.N235])" office:value-type="string" office:string-value="  &quot;ps.&quot;    [&quot;SP&quot;,   &quot;ps&quot;,       &quot;&quot;, &quot;ONSET&quot;, &quot;lewe PS&quot;]," calcext:value-type="string">
            <text:p><text:s text:c="2"/>"ps." <text:s text:c="3"/>["SP", <text:s text:c="2"/>"ps", <text:s text:c="6"/>"", "ONSET", "lewe PS"],</text:p>
          </table:table-cell>
        </table:table-row>
        <table:table-row table:style-name="ro2">
          <table:table-cell table:formula="of:=[$'naglosy-edycja'.B236]" office:value-type="string" office:string-value="psk" calcext:value-type="string">
            <text:p>psk</text:p>
          </table:table-cell>
          <table:table-cell table:formula="of:=[$'naglosy-edycja'.C236]" office:value-type="string" office:string-value="SKP" calcext:value-type="string">
            <text:p>SK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formula="of:=CONCATENATE([$przecinki.$A$2];[.E236];[$przecinki.$A$2];)" office:value-type="string" office:string-value="&quot;SKP&quot;" calcext:value-type="string">
            <text:p>"SKP"</text:p>
          </table:table-cell>
          <table:table-cell table:formula="of:=CONCATENATE([$przecinki.$A$2];[.A236];[$przecinki.$A$2])" office:value-type="string" office:string-value="&quot;psk&quot;" calcext:value-type="string">
            <text:p>"psk"</text:p>
          </table:table-cell>
          <table:table-cell table:formula="of:=CONCATENATE([.G236];[$przecinki.$B$2];[.F236];)" office:value-type="string" office:string-value="&quot;psk&quot;:&quot;SKP&quot;" calcext:value-type="string">
            <text:p>"psk":"SKP"</text:p>
          </table:table-cell>
          <table:table-cell/>
          <table:table-cell table:style-name="ce42" table:formula="of:=CONCATENATE([$przecinki.$A$2];[.A236];[$przecinki.$A$5];[$przecinki.$A$2])" office:value-type="string" office:string-value="&quot;psk.&quot;" calcext:value-type="string">
            <text:p>"psk."</text:p>
          </table:table-cell>
          <table:table-cell table:style-name="ce42" table:formula="of:=UPPER([.G236])" office:value-type="string" office:string-value="&quot;PSK&quot;" calcext:value-type="string">
            <text:p>"PSK"</text:p>
          </table:table-cell>
          <table:table-cell table:style-name="ce42" table:formula="of:=CONCATENATE([$przecinki.$C$2];[$przecinki.$C$2];[.J236];[$przecinki.$C$2];[$przecinki.$C$2];[$przecinki.$C$2];[$przecinki.$C$2];[$przecinki.$B$5];[.F236];[$przecinki.$D$2];[$przecinki.$C$2];[$przecinki.$C$2];[$przecinki.$C$2];[.G236];[$przecinki.$D$2];[$przecinki.$C$2];[$przecinki.$C$2];[$przecinki.$C$2];[$przecinki.$C$2];[$przecinki.$C$2];[$przecinki.$C$2];[$przecinki.$C$2])" office:value-type="string" office:string-value="  &quot;psk.&quot;    [&quot;SKP&quot;,   &quot;psk&quot;,       " calcext:value-type="string">
            <text:p><text:s text:c="2"/>"psk." <text:s text:c="3"/>["SKP", <text:s text:c="2"/>"p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6]);[$przecinki.$A$2];[$przecinki.$C$5];[$przecinki.$D$2])" office:value-type="string" office:string-value="&quot;lewe PSK&quot;]," calcext:value-type="string">
            <text:p>"lewe PSK"],</text:p>
          </table:table-cell>
          <table:table-cell table:style-name="ce46" table:formula="of:=CONCATENATE([.L236];[.M236];[.N236])" office:value-type="string" office:string-value="  &quot;psk.&quot;    [&quot;SKP&quot;,   &quot;psk&quot;,       &quot;&quot;, &quot;ONSET&quot;, &quot;lewe PSK&quot;]," calcext:value-type="string">
            <text:p><text:s text:c="2"/>"psk." <text:s text:c="3"/>["SKP", <text:s text:c="2"/>"psk", <text:s text:c="6"/>"", "ONSET", "lewe PSK"],</text:p>
          </table:table-cell>
        </table:table-row>
        <table:table-row table:style-name="ro2">
          <table:table-cell table:formula="of:=[$'naglosy-edycja'.B237]" office:value-type="string" office:string-value="psn" calcext:value-type="string">
            <text:p>psn</text:p>
          </table:table-cell>
          <table:table-cell table:formula="of:=[$'naglosy-edycja'.C237]" office:value-type="string" office:string-value="SPLR" calcext:value-type="string">
            <text:p>SPLR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formula="of:=CONCATENATE([$przecinki.$A$2];[.E237];[$przecinki.$A$2];)" office:value-type="string" office:string-value="&quot;SPLR&quot;" calcext:value-type="string">
            <text:p>"SPLR"</text:p>
          </table:table-cell>
          <table:table-cell table:formula="of:=CONCATENATE([$przecinki.$A$2];[.A237];[$przecinki.$A$2])" office:value-type="string" office:string-value="&quot;psn&quot;" calcext:value-type="string">
            <text:p>"psn"</text:p>
          </table:table-cell>
          <table:table-cell table:formula="of:=CONCATENATE([.G237];[$przecinki.$B$2];[.F237];)" office:value-type="string" office:string-value="&quot;psn&quot;:&quot;SPLR&quot;" calcext:value-type="string">
            <text:p>"psn":"SPLR"</text:p>
          </table:table-cell>
          <table:table-cell/>
          <table:table-cell table:style-name="ce42" table:formula="of:=CONCATENATE([$przecinki.$A$2];[.A237];[$przecinki.$A$5];[$przecinki.$A$2])" office:value-type="string" office:string-value="&quot;psn.&quot;" calcext:value-type="string">
            <text:p>"psn."</text:p>
          </table:table-cell>
          <table:table-cell table:style-name="ce42" table:formula="of:=UPPER([.G237])" office:value-type="string" office:string-value="&quot;PSN&quot;" calcext:value-type="string">
            <text:p>"PSN"</text:p>
          </table:table-cell>
          <table:table-cell table:style-name="ce42" table:formula="of:=CONCATENATE([$przecinki.$C$2];[$przecinki.$C$2];[.J237];[$przecinki.$C$2];[$przecinki.$C$2];[$przecinki.$C$2];[$przecinki.$C$2];[$przecinki.$B$5];[.F237];[$przecinki.$D$2];[$przecinki.$C$2];[$przecinki.$C$2];[$przecinki.$C$2];[.G237];[$przecinki.$D$2];[$przecinki.$C$2];[$przecinki.$C$2];[$przecinki.$C$2];[$przecinki.$C$2];[$przecinki.$C$2];[$przecinki.$C$2];[$przecinki.$C$2])" office:value-type="string" office:string-value="  &quot;psn.&quot;    [&quot;SPLR&quot;,   &quot;psn&quot;,       " calcext:value-type="string">
            <text:p><text:s text:c="2"/>"psn." <text:s text:c="3"/>["SPLR", <text:s text:c="2"/>"p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7]);[$przecinki.$A$2];[$przecinki.$C$5];[$przecinki.$D$2])" office:value-type="string" office:string-value="&quot;lewe PSN&quot;]," calcext:value-type="string">
            <text:p>"lewe PSN"],</text:p>
          </table:table-cell>
          <table:table-cell table:style-name="ce46" table:formula="of:=CONCATENATE([.L237];[.M237];[.N237])" office:value-type="string" office:string-value="  &quot;psn.&quot;    [&quot;SPLR&quot;,   &quot;psn&quot;,       &quot;&quot;, &quot;ONSET&quot;, &quot;lewe PSN&quot;]," calcext:value-type="string">
            <text:p><text:s text:c="2"/>"psn." <text:s text:c="3"/>["SPLR", <text:s text:c="2"/>"psn", <text:s text:c="6"/>"", "ONSET", "lewe PSN"],</text:p>
          </table:table-cell>
        </table:table-row>
        <table:table-row table:style-name="ro2">
          <table:table-cell table:formula="of:=[$'naglosy-edycja'.B238]" office:value-type="string" office:string-value="pst" calcext:value-type="string">
            <text:p>pst</text:p>
          </table:table-cell>
          <table:table-cell table:formula="of:=[$'naglosy-edycja'.C238]" office:value-type="string" office:string-value="STP" calcext:value-type="string">
            <text:p>STP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formula="of:=CONCATENATE([$przecinki.$A$2];[.E238];[$przecinki.$A$2];)" office:value-type="string" office:string-value="&quot;STP&quot;" calcext:value-type="string">
            <text:p>"STP"</text:p>
          </table:table-cell>
          <table:table-cell table:formula="of:=CONCATENATE([$przecinki.$A$2];[.A238];[$przecinki.$A$2])" office:value-type="string" office:string-value="&quot;pst&quot;" calcext:value-type="string">
            <text:p>"pst"</text:p>
          </table:table-cell>
          <table:table-cell table:formula="of:=CONCATENATE([.G238];[$przecinki.$B$2];[.F238];)" office:value-type="string" office:string-value="&quot;pst&quot;:&quot;STP&quot;" calcext:value-type="string">
            <text:p>"pst":"STP"</text:p>
          </table:table-cell>
          <table:table-cell/>
          <table:table-cell table:style-name="ce42" table:formula="of:=CONCATENATE([$przecinki.$A$2];[.A238];[$przecinki.$A$5];[$przecinki.$A$2])" office:value-type="string" office:string-value="&quot;pst.&quot;" calcext:value-type="string">
            <text:p>"pst."</text:p>
          </table:table-cell>
          <table:table-cell table:style-name="ce42" table:formula="of:=UPPER([.G238])" office:value-type="string" office:string-value="&quot;PST&quot;" calcext:value-type="string">
            <text:p>"PST"</text:p>
          </table:table-cell>
          <table:table-cell table:style-name="ce42" table:formula="of:=CONCATENATE([$przecinki.$C$2];[$przecinki.$C$2];[.J238];[$przecinki.$C$2];[$przecinki.$C$2];[$przecinki.$C$2];[$przecinki.$C$2];[$przecinki.$B$5];[.F238];[$przecinki.$D$2];[$przecinki.$C$2];[$przecinki.$C$2];[$przecinki.$C$2];[.G238];[$przecinki.$D$2];[$przecinki.$C$2];[$przecinki.$C$2];[$przecinki.$C$2];[$przecinki.$C$2];[$przecinki.$C$2];[$przecinki.$C$2];[$przecinki.$C$2])" office:value-type="string" office:string-value="  &quot;pst.&quot;    [&quot;STP&quot;,   &quot;pst&quot;,       " calcext:value-type="string">
            <text:p><text:s text:c="2"/>"pst." <text:s text:c="3"/>["STP", <text:s text:c="2"/>"p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8]);[$przecinki.$A$2];[$przecinki.$C$5];[$przecinki.$D$2])" office:value-type="string" office:string-value="&quot;lewe PST&quot;]," calcext:value-type="string">
            <text:p>"lewe PST"],</text:p>
          </table:table-cell>
          <table:table-cell table:style-name="ce46" table:formula="of:=CONCATENATE([.L238];[.M238];[.N238])" office:value-type="string" office:string-value="  &quot;pst.&quot;    [&quot;STP&quot;,   &quot;pst&quot;,       &quot;&quot;, &quot;ONSET&quot;, &quot;lewe PST&quot;]," calcext:value-type="string">
            <text:p><text:s text:c="2"/>"pst." <text:s text:c="3"/>["STP", <text:s text:c="2"/>"pst", <text:s text:c="6"/>"", "ONSET", "lewe PST"],</text:p>
          </table:table-cell>
        </table:table-row>
        <table:table-row table:style-name="ro2">
          <table:table-cell table:formula="of:=[$'naglosy-edycja'.B239]" office:value-type="string" office:string-value="pstr" calcext:value-type="string">
            <text:p>pstr</text:p>
          </table:table-cell>
          <table:table-cell table:formula="of:=[$'naglosy-edycja'.C239]" office:value-type="string" office:string-value="STPR" calcext:value-type="string">
            <text:p>STPR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formula="of:=CONCATENATE([$przecinki.$A$2];[.E239];[$przecinki.$A$2];)" office:value-type="string" office:string-value="&quot;STPR&quot;" calcext:value-type="string">
            <text:p>"STPR"</text:p>
          </table:table-cell>
          <table:table-cell table:formula="of:=CONCATENATE([$przecinki.$A$2];[.A239];[$przecinki.$A$2])" office:value-type="string" office:string-value="&quot;pstr&quot;" calcext:value-type="string">
            <text:p>"pstr"</text:p>
          </table:table-cell>
          <table:table-cell table:formula="of:=CONCATENATE([.G239];[$przecinki.$B$2];[.F239];)" office:value-type="string" office:string-value="&quot;pstr&quot;:&quot;STPR&quot;" calcext:value-type="string">
            <text:p>"pstr":"STPR"</text:p>
          </table:table-cell>
          <table:table-cell/>
          <table:table-cell table:style-name="ce42" table:formula="of:=CONCATENATE([$przecinki.$A$2];[.A239];[$przecinki.$A$5];[$przecinki.$A$2])" office:value-type="string" office:string-value="&quot;pstr.&quot;" calcext:value-type="string">
            <text:p>"pstr."</text:p>
          </table:table-cell>
          <table:table-cell table:style-name="ce42" table:formula="of:=UPPER([.G239])" office:value-type="string" office:string-value="&quot;PSTR&quot;" calcext:value-type="string">
            <text:p>"PSTR"</text:p>
          </table:table-cell>
          <table:table-cell table:style-name="ce42" table:formula="of:=CONCATENATE([$przecinki.$C$2];[$przecinki.$C$2];[.J239];[$przecinki.$C$2];[$przecinki.$C$2];[$przecinki.$C$2];[$przecinki.$C$2];[$przecinki.$B$5];[.F239];[$przecinki.$D$2];[$przecinki.$C$2];[$przecinki.$C$2];[$przecinki.$C$2];[.G239];[$przecinki.$D$2];[$przecinki.$C$2];[$przecinki.$C$2];[$przecinki.$C$2];[$przecinki.$C$2];[$przecinki.$C$2];[$przecinki.$C$2];[$przecinki.$C$2])" office:value-type="string" office:string-value="  &quot;pstr.&quot;    [&quot;STPR&quot;,   &quot;pstr&quot;,       " calcext:value-type="string">
            <text:p><text:s text:c="2"/>"pstr." <text:s text:c="3"/>["STPR", <text:s text:c="2"/>"p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9]);[$przecinki.$A$2];[$przecinki.$C$5];[$przecinki.$D$2])" office:value-type="string" office:string-value="&quot;lewe PSTR&quot;]," calcext:value-type="string">
            <text:p>"lewe PSTR"],</text:p>
          </table:table-cell>
          <table:table-cell table:style-name="ce46" table:formula="of:=CONCATENATE([.L239];[.M239];[.N239])" office:value-type="string" office:string-value="  &quot;pstr.&quot;    [&quot;STPR&quot;,   &quot;pstr&quot;,       &quot;&quot;, &quot;ONSET&quot;, &quot;lewe PSTR&quot;]," calcext:value-type="string">
            <text:p><text:s text:c="2"/>"pstr." <text:s text:c="3"/>["STPR", <text:s text:c="2"/>"pstr", <text:s text:c="6"/>"", "ONSET", "lewe PSTR"],</text:p>
          </table:table-cell>
        </table:table-row>
        <table:table-row table:style-name="ro2">
          <table:table-cell table:formula="of:=[$'naglosy-edycja'.B240]" office:value-type="string" office:string-value="pstrz" calcext:value-type="string">
            <text:p>pstrz</text:p>
          </table:table-cell>
          <table:table-cell table:formula="of:=[$'naglosy-edycja'.C240]" office:value-type="string" office:string-value="STPRJ" calcext:value-type="string">
            <text:p>STPRJ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formula="of:=CONCATENATE([$przecinki.$A$2];[.E240];[$przecinki.$A$2];)" office:value-type="string" office:string-value="&quot;STPRJ&quot;" calcext:value-type="string">
            <text:p>"STPRJ"</text:p>
          </table:table-cell>
          <table:table-cell table:formula="of:=CONCATENATE([$przecinki.$A$2];[.A240];[$przecinki.$A$2])" office:value-type="string" office:string-value="&quot;pstrz&quot;" calcext:value-type="string">
            <text:p>"pstrz"</text:p>
          </table:table-cell>
          <table:table-cell table:formula="of:=CONCATENATE([.G240];[$przecinki.$B$2];[.F240];)" office:value-type="string" office:string-value="&quot;pstrz&quot;:&quot;STPRJ&quot;" calcext:value-type="string">
            <text:p>"pstrz":"STPRJ"</text:p>
          </table:table-cell>
          <table:table-cell/>
          <table:table-cell table:style-name="ce42" table:formula="of:=CONCATENATE([$przecinki.$A$2];[.A240];[$przecinki.$A$5];[$przecinki.$A$2])" office:value-type="string" office:string-value="&quot;pstrz.&quot;" calcext:value-type="string">
            <text:p>"pstrz."</text:p>
          </table:table-cell>
          <table:table-cell table:style-name="ce42" table:formula="of:=UPPER([.G240])" office:value-type="string" office:string-value="&quot;PSTRZ&quot;" calcext:value-type="string">
            <text:p>"PSTRZ"</text:p>
          </table:table-cell>
          <table:table-cell table:style-name="ce42" table:formula="of:=CONCATENATE([$przecinki.$C$2];[$przecinki.$C$2];[.J240];[$przecinki.$C$2];[$przecinki.$C$2];[$przecinki.$C$2];[$przecinki.$C$2];[$przecinki.$B$5];[.F240];[$przecinki.$D$2];[$przecinki.$C$2];[$przecinki.$C$2];[$przecinki.$C$2];[.G240];[$przecinki.$D$2];[$przecinki.$C$2];[$przecinki.$C$2];[$przecinki.$C$2];[$przecinki.$C$2];[$przecinki.$C$2];[$przecinki.$C$2];[$przecinki.$C$2])" office:value-type="string" office:string-value="  &quot;pstrz.&quot;    [&quot;STPRJ&quot;,   &quot;pstrz&quot;,       " calcext:value-type="string">
            <text:p><text:s text:c="2"/>"pstrz." <text:s text:c="3"/>["STPRJ", <text:s text:c="2"/>"p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0]);[$przecinki.$A$2];[$przecinki.$C$5];[$przecinki.$D$2])" office:value-type="string" office:string-value="&quot;lewe PSTRZ&quot;]," calcext:value-type="string">
            <text:p>"lewe PSTRZ"],</text:p>
          </table:table-cell>
          <table:table-cell table:style-name="ce46" table:formula="of:=CONCATENATE([.L240];[.M240];[.N240])" office:value-type="string" office:string-value="  &quot;pstrz.&quot;    [&quot;STPRJ&quot;,   &quot;pstrz&quot;,       &quot;&quot;, &quot;ONSET&quot;, &quot;lewe PSTRZ&quot;]," calcext:value-type="string">
            <text:p><text:s text:c="2"/>"pstrz." <text:s text:c="3"/>["STPRJ", <text:s text:c="2"/>"pstrz", <text:s text:c="6"/>"", "ONSET", "lewe PSTRZ"],</text:p>
          </table:table-cell>
        </table:table-row>
        <table:table-row table:style-name="ro2">
          <table:table-cell table:formula="of:=[$'naglosy-edycja'.B241]" office:value-type="string" office:string-value="psz" calcext:value-type="string">
            <text:p>psz</text:p>
          </table:table-cell>
          <table:table-cell table:formula="of:=[$'naglosy-edycja'.C241]" office:value-type="string" office:string-value="PRJ" calcext:value-type="string">
            <text:p>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formula="of:=CONCATENATE([$przecinki.$A$2];[.E241];[$przecinki.$A$2];)" office:value-type="string" office:string-value="&quot;PRJ&quot;" calcext:value-type="string">
            <text:p>"PRJ"</text:p>
          </table:table-cell>
          <table:table-cell table:formula="of:=CONCATENATE([$przecinki.$A$2];[.A241];[$przecinki.$A$2])" office:value-type="string" office:string-value="&quot;psz&quot;" calcext:value-type="string">
            <text:p>"psz"</text:p>
          </table:table-cell>
          <table:table-cell table:formula="of:=CONCATENATE([.G241];[$przecinki.$B$2];[.F241];)" office:value-type="string" office:string-value="&quot;psz&quot;:&quot;PRJ&quot;" calcext:value-type="string">
            <text:p>"psz":"PRJ"</text:p>
          </table:table-cell>
          <table:table-cell/>
          <table:table-cell table:style-name="ce42" table:formula="of:=CONCATENATE([$przecinki.$A$2];[.A241];[$przecinki.$A$5];[$przecinki.$A$2])" office:value-type="string" office:string-value="&quot;psz.&quot;" calcext:value-type="string">
            <text:p>"psz."</text:p>
          </table:table-cell>
          <table:table-cell table:style-name="ce42" table:formula="of:=UPPER([.G241])" office:value-type="string" office:string-value="&quot;PSZ&quot;" calcext:value-type="string">
            <text:p>"PSZ"</text:p>
          </table:table-cell>
          <table:table-cell table:style-name="ce42" table:formula="of:=CONCATENATE([$przecinki.$C$2];[$przecinki.$C$2];[.J241];[$przecinki.$C$2];[$przecinki.$C$2];[$przecinki.$C$2];[$przecinki.$C$2];[$przecinki.$B$5];[.F241];[$przecinki.$D$2];[$przecinki.$C$2];[$przecinki.$C$2];[$przecinki.$C$2];[.G241];[$przecinki.$D$2];[$przecinki.$C$2];[$przecinki.$C$2];[$przecinki.$C$2];[$przecinki.$C$2];[$przecinki.$C$2];[$przecinki.$C$2];[$przecinki.$C$2])" office:value-type="string" office:string-value="  &quot;psz.&quot;    [&quot;PRJ&quot;,   &quot;psz&quot;,       " calcext:value-type="string">
            <text:p><text:s text:c="2"/>"psz." <text:s text:c="3"/>["PRJ", <text:s text:c="2"/>"p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1]);[$przecinki.$A$2];[$przecinki.$C$5];[$przecinki.$D$2])" office:value-type="string" office:string-value="&quot;lewe PSZ&quot;]," calcext:value-type="string">
            <text:p>"lewe PSZ"],</text:p>
          </table:table-cell>
          <table:table-cell table:style-name="ce46" table:formula="of:=CONCATENATE([.L241];[.M241];[.N241])" office:value-type="string" office:string-value="  &quot;psz.&quot;    [&quot;PRJ&quot;,   &quot;psz&quot;,       &quot;&quot;, &quot;ONSET&quot;, &quot;lewe PSZ&quot;]," calcext:value-type="string">
            <text:p><text:s text:c="2"/>"psz." <text:s text:c="3"/>["PRJ", <text:s text:c="2"/>"psz", <text:s text:c="6"/>"", "ONSET", "lewe PSZ"],</text:p>
          </table:table-cell>
        </table:table-row>
        <table:table-row table:style-name="ro2">
          <table:table-cell table:formula="of:=[$'naglosy-edycja'.B242]" office:value-type="string" office:string-value="pszcz" calcext:value-type="string">
            <text:p>pszcz</text:p>
          </table:table-cell>
          <table:table-cell table:formula="of:=[$'naglosy-edycja'.C242]" office:value-type="string" office:string-value="PVRJ" calcext:value-type="string">
            <text:p>PV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formula="of:=CONCATENATE([$przecinki.$A$2];[.E242];[$przecinki.$A$2];)" office:value-type="string" office:string-value="&quot;PVRJ&quot;" calcext:value-type="string">
            <text:p>"PVRJ"</text:p>
          </table:table-cell>
          <table:table-cell table:formula="of:=CONCATENATE([$przecinki.$A$2];[.A242];[$przecinki.$A$2])" office:value-type="string" office:string-value="&quot;pszcz&quot;" calcext:value-type="string">
            <text:p>"pszcz"</text:p>
          </table:table-cell>
          <table:table-cell table:formula="of:=CONCATENATE([.G242];[$przecinki.$B$2];[.F242];)" office:value-type="string" office:string-value="&quot;pszcz&quot;:&quot;PVRJ&quot;" calcext:value-type="string">
            <text:p>"pszcz":"PVRJ"</text:p>
          </table:table-cell>
          <table:table-cell/>
          <table:table-cell table:style-name="ce42" table:formula="of:=CONCATENATE([$przecinki.$A$2];[.A242];[$przecinki.$A$5];[$przecinki.$A$2])" office:value-type="string" office:string-value="&quot;pszcz.&quot;" calcext:value-type="string">
            <text:p>"pszcz."</text:p>
          </table:table-cell>
          <table:table-cell table:style-name="ce42" table:formula="of:=UPPER([.G242])" office:value-type="string" office:string-value="&quot;PSZCZ&quot;" calcext:value-type="string">
            <text:p>"PSZCZ"</text:p>
          </table:table-cell>
          <table:table-cell table:style-name="ce42" table:formula="of:=CONCATENATE([$przecinki.$C$2];[$przecinki.$C$2];[.J242];[$przecinki.$C$2];[$przecinki.$C$2];[$przecinki.$C$2];[$przecinki.$C$2];[$przecinki.$B$5];[.F242];[$przecinki.$D$2];[$przecinki.$C$2];[$przecinki.$C$2];[$przecinki.$C$2];[.G242];[$przecinki.$D$2];[$przecinki.$C$2];[$przecinki.$C$2];[$przecinki.$C$2];[$przecinki.$C$2];[$przecinki.$C$2];[$przecinki.$C$2];[$przecinki.$C$2])" office:value-type="string" office:string-value="  &quot;pszcz.&quot;    [&quot;PVRJ&quot;,   &quot;pszcz&quot;,       " calcext:value-type="string">
            <text:p><text:s text:c="2"/>"pszcz." <text:s text:c="3"/>["PVRJ", <text:s text:c="2"/>"p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2]);[$przecinki.$A$2];[$przecinki.$C$5];[$przecinki.$D$2])" office:value-type="string" office:string-value="&quot;lewe PSZCZ&quot;]," calcext:value-type="string">
            <text:p>"lewe PSZCZ"],</text:p>
          </table:table-cell>
          <table:table-cell table:style-name="ce46" table:formula="of:=CONCATENATE([.L242];[.M242];[.N242])" office:value-type="string" office:string-value="  &quot;pszcz.&quot;    [&quot;PVRJ&quot;,   &quot;pszcz&quot;,       &quot;&quot;, &quot;ONSET&quot;, &quot;lewe PSZCZ&quot;]," calcext:value-type="string">
            <text:p><text:s text:c="2"/>"pszcz." <text:s text:c="3"/>["PVRJ", <text:s text:c="2"/>"pszcz", <text:s text:c="6"/>"", "ONSET", "lewe PSZCZ"],</text:p>
          </table:table-cell>
        </table:table-row>
        <table:table-row table:style-name="ro2">
          <table:table-cell table:formula="of:=[$'naglosy-edycja'.B243]" office:value-type="string" office:string-value="pt" calcext:value-type="string">
            <text:p>pt</text:p>
          </table:table-cell>
          <table:table-cell table:formula="of:=[$'naglosy-edycja'.C243]" office:value-type="string" office:string-value="TP" calcext:value-type="string">
            <text:p>TP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formula="of:=CONCATENATE([$przecinki.$A$2];[.E243];[$przecinki.$A$2];)" office:value-type="string" office:string-value="&quot;TP&quot;" calcext:value-type="string">
            <text:p>"TP"</text:p>
          </table:table-cell>
          <table:table-cell table:formula="of:=CONCATENATE([$przecinki.$A$2];[.A243];[$przecinki.$A$2])" office:value-type="string" office:string-value="&quot;pt&quot;" calcext:value-type="string">
            <text:p>"pt"</text:p>
          </table:table-cell>
          <table:table-cell table:formula="of:=CONCATENATE([.G243];[$przecinki.$B$2];[.F243];)" office:value-type="string" office:string-value="&quot;pt&quot;:&quot;TP&quot;" calcext:value-type="string">
            <text:p>"pt":"TP"</text:p>
          </table:table-cell>
          <table:table-cell/>
          <table:table-cell table:style-name="ce42" table:formula="of:=CONCATENATE([$przecinki.$A$2];[.A243];[$przecinki.$A$5];[$przecinki.$A$2])" office:value-type="string" office:string-value="&quot;pt.&quot;" calcext:value-type="string">
            <text:p>"pt."</text:p>
          </table:table-cell>
          <table:table-cell table:style-name="ce42" table:formula="of:=UPPER([.G243])" office:value-type="string" office:string-value="&quot;PT&quot;" calcext:value-type="string">
            <text:p>"PT"</text:p>
          </table:table-cell>
          <table:table-cell table:style-name="ce42" table:formula="of:=CONCATENATE([$przecinki.$C$2];[$przecinki.$C$2];[.J243];[$przecinki.$C$2];[$przecinki.$C$2];[$przecinki.$C$2];[$przecinki.$C$2];[$przecinki.$B$5];[.F243];[$przecinki.$D$2];[$przecinki.$C$2];[$przecinki.$C$2];[$przecinki.$C$2];[.G243];[$przecinki.$D$2];[$przecinki.$C$2];[$przecinki.$C$2];[$przecinki.$C$2];[$przecinki.$C$2];[$przecinki.$C$2];[$przecinki.$C$2];[$przecinki.$C$2])" office:value-type="string" office:string-value="  &quot;pt.&quot;    [&quot;TP&quot;,   &quot;pt&quot;,       " calcext:value-type="string">
            <text:p><text:s text:c="2"/>"pt." <text:s text:c="3"/>["TP", <text:s text:c="2"/>"p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3]);[$przecinki.$A$2];[$przecinki.$C$5];[$przecinki.$D$2])" office:value-type="string" office:string-value="&quot;lewe PT&quot;]," calcext:value-type="string">
            <text:p>"lewe PT"],</text:p>
          </table:table-cell>
          <table:table-cell table:style-name="ce46" table:formula="of:=CONCATENATE([.L243];[.M243];[.N243])" office:value-type="string" office:string-value="  &quot;pt.&quot;    [&quot;TP&quot;,   &quot;pt&quot;,       &quot;&quot;, &quot;ONSET&quot;, &quot;lewe PT&quot;]," calcext:value-type="string">
            <text:p><text:s text:c="2"/>"pt." <text:s text:c="3"/>["TP", <text:s text:c="2"/>"pt", <text:s text:c="6"/>"", "ONSET", "lewe PT"],</text:p>
          </table:table-cell>
        </table:table-row>
        <table:table-row table:style-name="ro2">
          <table:table-cell table:formula="of:=[$'naglosy-edycja'.B244]" office:value-type="string" office:string-value="r" calcext:value-type="string">
            <text:p>r</text:p>
          </table:table-cell>
          <table:table-cell table:formula="of:=[$'naglosy-edycja'.C244]" office:value-type="string" office:string-value="R" calcext:value-type="string">
            <text:p>R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formula="of:=CONCATENATE([$przecinki.$A$2];[.E244];[$przecinki.$A$2];)" office:value-type="string" office:string-value="&quot;R&quot;" calcext:value-type="string">
            <text:p>"R"</text:p>
          </table:table-cell>
          <table:table-cell table:formula="of:=CONCATENATE([$przecinki.$A$2];[.A244];[$przecinki.$A$2])" office:value-type="string" office:string-value="&quot;r&quot;" calcext:value-type="string">
            <text:p>"r"</text:p>
          </table:table-cell>
          <table:table-cell table:formula="of:=CONCATENATE([.G244];[$przecinki.$B$2];[.F244];)" office:value-type="string" office:string-value="&quot;r&quot;:&quot;R&quot;" calcext:value-type="string">
            <text:p>"r":"R"</text:p>
          </table:table-cell>
          <table:table-cell/>
          <table:table-cell table:style-name="ce42" table:formula="of:=CONCATENATE([$przecinki.$A$2];[.A244];[$przecinki.$A$5];[$przecinki.$A$2])" office:value-type="string" office:string-value="&quot;r.&quot;" calcext:value-type="string">
            <text:p>"r."</text:p>
          </table:table-cell>
          <table:table-cell table:style-name="ce42" table:formula="of:=UPPER([.G244])" office:value-type="string" office:string-value="&quot;R&quot;" calcext:value-type="string">
            <text:p>"R"</text:p>
          </table:table-cell>
          <table:table-cell table:style-name="ce42" table:formula="of:=CONCATENATE([$przecinki.$C$2];[$przecinki.$C$2];[.J244];[$przecinki.$C$2];[$przecinki.$C$2];[$przecinki.$C$2];[$przecinki.$C$2];[$przecinki.$B$5];[.F244];[$przecinki.$D$2];[$przecinki.$C$2];[$przecinki.$C$2];[$przecinki.$C$2];[.G244];[$przecinki.$D$2];[$przecinki.$C$2];[$przecinki.$C$2];[$przecinki.$C$2];[$przecinki.$C$2];[$przecinki.$C$2];[$przecinki.$C$2];[$przecinki.$C$2])" office:value-type="string" office:string-value="  &quot;r.&quot;    [&quot;R&quot;,   &quot;r&quot;,       " calcext:value-type="string">
            <text:p><text:s text:c="2"/>"r." <text:s text:c="3"/>["R", <text:s text:c="2"/>"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4]);[$przecinki.$A$2];[$przecinki.$C$5];[$przecinki.$D$2])" office:value-type="string" office:string-value="&quot;lewe R&quot;]," calcext:value-type="string">
            <text:p>"lewe R"],</text:p>
          </table:table-cell>
          <table:table-cell table:style-name="ce46" table:formula="of:=CONCATENATE([.L244];[.M244];[.N244])" office:value-type="string" office:string-value="  &quot;r.&quot;    [&quot;R&quot;,   &quot;r&quot;,       &quot;&quot;, &quot;ONSET&quot;, &quot;lewe R&quot;]," calcext:value-type="string">
            <text:p><text:s text:c="2"/>"r." <text:s text:c="3"/>["R", <text:s text:c="2"/>"r", <text:s text:c="6"/>"", "ONSET", "lewe R"],</text:p>
          </table:table-cell>
        </table:table-row>
        <table:table-row table:style-name="ro2">
          <table:table-cell table:formula="of:=[$'naglosy-edycja'.B245]" office:value-type="string" office:string-value="rd" calcext:value-type="string">
            <text:p>rd</text:p>
          </table:table-cell>
          <table:table-cell table:formula="of:=[$'naglosy-edycja'.C245]" office:value-type="string" office:string-value="XTR" calcext:value-type="string">
            <text:p>XT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formula="of:=CONCATENATE([$przecinki.$A$2];[.E245];[$przecinki.$A$2];)" office:value-type="string" office:string-value="&quot;XTR&quot;" calcext:value-type="string">
            <text:p>"XTR"</text:p>
          </table:table-cell>
          <table:table-cell table:formula="of:=CONCATENATE([$przecinki.$A$2];[.A245];[$przecinki.$A$2])" office:value-type="string" office:string-value="&quot;rd&quot;" calcext:value-type="string">
            <text:p>"rd"</text:p>
          </table:table-cell>
          <table:table-cell table:formula="of:=CONCATENATE([.G245];[$przecinki.$B$2];[.F245];)" office:value-type="string" office:string-value="&quot;rd&quot;:&quot;XTR&quot;" calcext:value-type="string">
            <text:p>"rd":"XTR"</text:p>
          </table:table-cell>
          <table:table-cell/>
          <table:table-cell table:style-name="ce42" table:formula="of:=CONCATENATE([$przecinki.$A$2];[.A245];[$przecinki.$A$5];[$przecinki.$A$2])" office:value-type="string" office:string-value="&quot;rd.&quot;" calcext:value-type="string">
            <text:p>"rd."</text:p>
          </table:table-cell>
          <table:table-cell table:style-name="ce42" table:formula="of:=UPPER([.G245])" office:value-type="string" office:string-value="&quot;RD&quot;" calcext:value-type="string">
            <text:p>"RD"</text:p>
          </table:table-cell>
          <table:table-cell table:style-name="ce42" table:formula="of:=CONCATENATE([$przecinki.$C$2];[$przecinki.$C$2];[.J245];[$przecinki.$C$2];[$przecinki.$C$2];[$przecinki.$C$2];[$przecinki.$C$2];[$przecinki.$B$5];[.F245];[$przecinki.$D$2];[$przecinki.$C$2];[$przecinki.$C$2];[$przecinki.$C$2];[.G245];[$przecinki.$D$2];[$przecinki.$C$2];[$przecinki.$C$2];[$przecinki.$C$2];[$przecinki.$C$2];[$przecinki.$C$2];[$przecinki.$C$2];[$przecinki.$C$2])" office:value-type="string" office:string-value="  &quot;rd.&quot;    [&quot;XTR&quot;,   &quot;rd&quot;,       " calcext:value-type="string">
            <text:p><text:s text:c="2"/>"rd." <text:s text:c="3"/>["XTR", <text:s text:c="2"/>"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5]);[$przecinki.$A$2];[$przecinki.$C$5];[$przecinki.$D$2])" office:value-type="string" office:string-value="&quot;lewe RD&quot;]," calcext:value-type="string">
            <text:p>"lewe RD"],</text:p>
          </table:table-cell>
          <table:table-cell table:style-name="ce46" table:formula="of:=CONCATENATE([.L245];[.M245];[.N245])" office:value-type="string" office:string-value="  &quot;rd.&quot;    [&quot;XTR&quot;,   &quot;rd&quot;,       &quot;&quot;, &quot;ONSET&quot;, &quot;lewe RD&quot;]," calcext:value-type="string">
            <text:p><text:s text:c="2"/>"rd." <text:s text:c="3"/>["XTR", <text:s text:c="2"/>"rd", <text:s text:c="6"/>"", "ONSET", "lewe RD"],</text:p>
          </table:table-cell>
        </table:table-row>
        <table:table-row table:style-name="ro2">
          <table:table-cell table:formula="of:=[$'naglosy-edycja'.B246]" office:value-type="string" office:string-value="rdz" calcext:value-type="string">
            <text:p>rdz</text:p>
          </table:table-cell>
          <table:table-cell table:formula="of:=[$'naglosy-edycja'.C246]" office:value-type="string" office:string-value="XZTR" calcext:value-type="string">
            <text:p>XZ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formula="of:=CONCATENATE([$przecinki.$A$2];[.E246];[$przecinki.$A$2];)" office:value-type="string" office:string-value="&quot;XZTR&quot;" calcext:value-type="string">
            <text:p>"XZTR"</text:p>
          </table:table-cell>
          <table:table-cell table:formula="of:=CONCATENATE([$przecinki.$A$2];[.A246];[$przecinki.$A$2])" office:value-type="string" office:string-value="&quot;rdz&quot;" calcext:value-type="string">
            <text:p>"rdz"</text:p>
          </table:table-cell>
          <table:table-cell table:formula="of:=CONCATENATE([.G246];[$przecinki.$B$2];[.F246];)" office:value-type="string" office:string-value="&quot;rdz&quot;:&quot;XZTR&quot;" calcext:value-type="string">
            <text:p>"rdz":"XZTR"</text:p>
          </table:table-cell>
          <table:table-cell/>
          <table:table-cell table:style-name="ce42" table:formula="of:=CONCATENATE([$przecinki.$A$2];[.A246];[$przecinki.$A$5];[$przecinki.$A$2])" office:value-type="string" office:string-value="&quot;rdz.&quot;" calcext:value-type="string">
            <text:p>"rdz."</text:p>
          </table:table-cell>
          <table:table-cell table:style-name="ce42" table:formula="of:=UPPER([.G246])" office:value-type="string" office:string-value="&quot;RDZ&quot;" calcext:value-type="string">
            <text:p>"RDZ"</text:p>
          </table:table-cell>
          <table:table-cell table:style-name="ce42" table:formula="of:=CONCATENATE([$przecinki.$C$2];[$przecinki.$C$2];[.J246];[$przecinki.$C$2];[$przecinki.$C$2];[$przecinki.$C$2];[$przecinki.$C$2];[$przecinki.$B$5];[.F246];[$przecinki.$D$2];[$przecinki.$C$2];[$przecinki.$C$2];[$przecinki.$C$2];[.G246];[$przecinki.$D$2];[$przecinki.$C$2];[$przecinki.$C$2];[$przecinki.$C$2];[$przecinki.$C$2];[$przecinki.$C$2];[$przecinki.$C$2];[$przecinki.$C$2])" office:value-type="string" office:string-value="  &quot;rdz.&quot;    [&quot;XZTR&quot;,   &quot;rdz&quot;,       " calcext:value-type="string">
            <text:p><text:s text:c="2"/>"rdz." <text:s text:c="3"/>["XZTR", <text:s text:c="2"/>"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6]);[$przecinki.$A$2];[$przecinki.$C$5];[$przecinki.$D$2])" office:value-type="string" office:string-value="&quot;lewe RDZ&quot;]," calcext:value-type="string">
            <text:p>"lewe RDZ"],</text:p>
          </table:table-cell>
          <table:table-cell table:style-name="ce46" table:formula="of:=CONCATENATE([.L246];[.M246];[.N246])" office:value-type="string" office:string-value="  &quot;rdz.&quot;    [&quot;XZTR&quot;,   &quot;rdz&quot;,       &quot;&quot;, &quot;ONSET&quot;, &quot;lewe RDZ&quot;]," calcext:value-type="string">
            <text:p><text:s text:c="2"/>"rdz." <text:s text:c="3"/>["XZTR", <text:s text:c="2"/>"rdz", <text:s text:c="6"/>"", "ONSET", "lewe RDZ"],</text:p>
          </table:table-cell>
        </table:table-row>
        <table:table-row table:style-name="ro2">
          <table:table-cell table:formula="of:=[$'naglosy-edycja'.B247]" office:value-type="string" office:string-value="rh" calcext:value-type="string">
            <text:p>rh</text:p>
          </table:table-cell>
          <table:table-cell table:formula="of:=[$'naglosy-edycja'.C247]" office:value-type="string" office:string-value="R" calcext:value-type="string">
            <text:p>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formula="of:=CONCATENATE([$przecinki.$A$2];[.E247];[$przecinki.$A$2];)" office:value-type="string" office:string-value="&quot;R&quot;" calcext:value-type="string">
            <text:p>"R"</text:p>
          </table:table-cell>
          <table:table-cell table:formula="of:=CONCATENATE([$przecinki.$A$2];[.A247];[$przecinki.$A$2])" office:value-type="string" office:string-value="&quot;rh&quot;" calcext:value-type="string">
            <text:p>"rh"</text:p>
          </table:table-cell>
          <table:table-cell table:formula="of:=CONCATENATE([.G247];[$przecinki.$B$2];[.F247];)" office:value-type="string" office:string-value="&quot;rh&quot;:&quot;R&quot;" calcext:value-type="string">
            <text:p>"rh":"R"</text:p>
          </table:table-cell>
          <table:table-cell/>
          <table:table-cell table:style-name="ce42" table:formula="of:=CONCATENATE([$przecinki.$A$2];[.A247];[$przecinki.$A$5];[$przecinki.$A$2])" office:value-type="string" office:string-value="&quot;rh.&quot;" calcext:value-type="string">
            <text:p>"rh."</text:p>
          </table:table-cell>
          <table:table-cell table:style-name="ce42" table:formula="of:=UPPER([.G247])" office:value-type="string" office:string-value="&quot;RH&quot;" calcext:value-type="string">
            <text:p>"RH"</text:p>
          </table:table-cell>
          <table:table-cell table:style-name="ce42" table:formula="of:=CONCATENATE([$przecinki.$C$2];[$przecinki.$C$2];[.J247];[$przecinki.$C$2];[$przecinki.$C$2];[$przecinki.$C$2];[$przecinki.$C$2];[$przecinki.$B$5];[.F247];[$przecinki.$D$2];[$przecinki.$C$2];[$przecinki.$C$2];[$przecinki.$C$2];[.G247];[$przecinki.$D$2];[$przecinki.$C$2];[$przecinki.$C$2];[$przecinki.$C$2];[$przecinki.$C$2];[$przecinki.$C$2];[$przecinki.$C$2];[$przecinki.$C$2])" office:value-type="string" office:string-value="  &quot;rh.&quot;    [&quot;R&quot;,   &quot;rh&quot;,       " calcext:value-type="string">
            <text:p><text:s text:c="2"/>"rh." <text:s text:c="3"/>["R", <text:s text:c="2"/>"r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7]);[$przecinki.$A$2];[$przecinki.$C$5];[$przecinki.$D$2])" office:value-type="string" office:string-value="&quot;lewe RH&quot;]," calcext:value-type="string">
            <text:p>"lewe RH"],</text:p>
          </table:table-cell>
          <table:table-cell table:style-name="ce46" table:formula="of:=CONCATENATE([.L247];[.M247];[.N247])" office:value-type="string" office:string-value="  &quot;rh.&quot;    [&quot;R&quot;,   &quot;rh&quot;,       &quot;&quot;, &quot;ONSET&quot;, &quot;lewe RH&quot;]," calcext:value-type="string">
            <text:p><text:s text:c="2"/>"rh." <text:s text:c="3"/>["R", <text:s text:c="2"/>"rh", <text:s text:c="6"/>"", "ONSET", "lewe RH"],</text:p>
          </table:table-cell>
        </table:table-row>
        <table:table-row table:style-name="ro2">
          <table:table-cell table:formula="of:=[$'naglosy-edycja'.B248]" office:value-type="string" office:string-value="rt" calcext:value-type="string">
            <text:p>rt</text:p>
          </table:table-cell>
          <table:table-cell table:formula="of:=[$'naglosy-edycja'.C248]" office:value-type="string" office:string-value="TR" calcext:value-type="string">
            <text:p>T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formula="of:=CONCATENATE([$przecinki.$A$2];[.E248];[$przecinki.$A$2];)" office:value-type="string" office:string-value="&quot;TR&quot;" calcext:value-type="string">
            <text:p>"TR"</text:p>
          </table:table-cell>
          <table:table-cell table:formula="of:=CONCATENATE([$przecinki.$A$2];[.A248];[$przecinki.$A$2])" office:value-type="string" office:string-value="&quot;rt&quot;" calcext:value-type="string">
            <text:p>"rt"</text:p>
          </table:table-cell>
          <table:table-cell table:formula="of:=CONCATENATE([.G248];[$przecinki.$B$2];[.F248];)" office:value-type="string" office:string-value="&quot;rt&quot;:&quot;TR&quot;" calcext:value-type="string">
            <text:p>"rt":"TR"</text:p>
          </table:table-cell>
          <table:table-cell/>
          <table:table-cell table:style-name="ce42" table:formula="of:=CONCATENATE([$przecinki.$A$2];[.A248];[$przecinki.$A$5];[$przecinki.$A$2])" office:value-type="string" office:string-value="&quot;rt.&quot;" calcext:value-type="string">
            <text:p>"rt."</text:p>
          </table:table-cell>
          <table:table-cell table:style-name="ce42" table:formula="of:=UPPER([.G248])" office:value-type="string" office:string-value="&quot;RT&quot;" calcext:value-type="string">
            <text:p>"RT"</text:p>
          </table:table-cell>
          <table:table-cell table:style-name="ce42" table:formula="of:=CONCATENATE([$przecinki.$C$2];[$przecinki.$C$2];[.J248];[$przecinki.$C$2];[$przecinki.$C$2];[$przecinki.$C$2];[$przecinki.$C$2];[$przecinki.$B$5];[.F248];[$przecinki.$D$2];[$przecinki.$C$2];[$przecinki.$C$2];[$przecinki.$C$2];[.G248];[$przecinki.$D$2];[$przecinki.$C$2];[$przecinki.$C$2];[$przecinki.$C$2];[$przecinki.$C$2];[$przecinki.$C$2];[$przecinki.$C$2];[$przecinki.$C$2])" office:value-type="string" office:string-value="  &quot;rt.&quot;    [&quot;TR&quot;,   &quot;rt&quot;,       " calcext:value-type="string">
            <text:p><text:s text:c="2"/>"rt." <text:s text:c="3"/>["TR", <text:s text:c="2"/>"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8]);[$przecinki.$A$2];[$przecinki.$C$5];[$przecinki.$D$2])" office:value-type="string" office:string-value="&quot;lewe RT&quot;]," calcext:value-type="string">
            <text:p>"lewe RT"],</text:p>
          </table:table-cell>
          <table:table-cell table:style-name="ce46" table:formula="of:=CONCATENATE([.L248];[.M248];[.N248])" office:value-type="string" office:string-value="  &quot;rt.&quot;    [&quot;TR&quot;,   &quot;rt&quot;,       &quot;&quot;, &quot;ONSET&quot;, &quot;lewe RT&quot;]," calcext:value-type="string">
            <text:p><text:s text:c="2"/>"rt." <text:s text:c="3"/>["TR", <text:s text:c="2"/>"rt", <text:s text:c="6"/>"", "ONSET", "lewe RT"],</text:p>
          </table:table-cell>
        </table:table-row>
        <table:table-row table:style-name="ro2">
          <table:table-cell table:formula="of:=[$'naglosy-edycja'.B249]" office:value-type="string" office:string-value="rw" calcext:value-type="string">
            <text:p>rw</text:p>
          </table:table-cell>
          <table:table-cell table:formula="of:=[$'naglosy-edycja'.C249]" office:value-type="string" office:string-value="VR" calcext:value-type="string">
            <text:p>V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formula="of:=CONCATENATE([$przecinki.$A$2];[.E249];[$przecinki.$A$2];)" office:value-type="string" office:string-value="&quot;VR&quot;" calcext:value-type="string">
            <text:p>"VR"</text:p>
          </table:table-cell>
          <table:table-cell table:formula="of:=CONCATENATE([$przecinki.$A$2];[.A249];[$przecinki.$A$2])" office:value-type="string" office:string-value="&quot;rw&quot;" calcext:value-type="string">
            <text:p>"rw"</text:p>
          </table:table-cell>
          <table:table-cell table:formula="of:=CONCATENATE([.G249];[$przecinki.$B$2];[.F249];)" office:value-type="string" office:string-value="&quot;rw&quot;:&quot;VR&quot;" calcext:value-type="string">
            <text:p>"rw":"VR"</text:p>
          </table:table-cell>
          <table:table-cell/>
          <table:table-cell table:style-name="ce42" table:formula="of:=CONCATENATE([$przecinki.$A$2];[.A249];[$przecinki.$A$5];[$przecinki.$A$2])" office:value-type="string" office:string-value="&quot;rw.&quot;" calcext:value-type="string">
            <text:p>"rw."</text:p>
          </table:table-cell>
          <table:table-cell table:style-name="ce42" table:formula="of:=UPPER([.G249])" office:value-type="string" office:string-value="&quot;RW&quot;" calcext:value-type="string">
            <text:p>"RW"</text:p>
          </table:table-cell>
          <table:table-cell table:style-name="ce42" table:formula="of:=CONCATENATE([$przecinki.$C$2];[$przecinki.$C$2];[.J249];[$przecinki.$C$2];[$przecinki.$C$2];[$przecinki.$C$2];[$przecinki.$C$2];[$przecinki.$B$5];[.F249];[$przecinki.$D$2];[$przecinki.$C$2];[$przecinki.$C$2];[$przecinki.$C$2];[.G249];[$przecinki.$D$2];[$przecinki.$C$2];[$przecinki.$C$2];[$przecinki.$C$2];[$przecinki.$C$2];[$przecinki.$C$2];[$przecinki.$C$2];[$przecinki.$C$2])" office:value-type="string" office:string-value="  &quot;rw.&quot;    [&quot;VR&quot;,   &quot;rw&quot;,       " calcext:value-type="string">
            <text:p><text:s text:c="2"/>"rw." <text:s text:c="3"/>["VR", <text:s text:c="2"/>"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9]);[$przecinki.$A$2];[$przecinki.$C$5];[$przecinki.$D$2])" office:value-type="string" office:string-value="&quot;lewe RW&quot;]," calcext:value-type="string">
            <text:p>"lewe RW"],</text:p>
          </table:table-cell>
          <table:table-cell table:style-name="ce46" table:formula="of:=CONCATENATE([.L249];[.M249];[.N249])" office:value-type="string" office:string-value="  &quot;rw.&quot;    [&quot;VR&quot;,   &quot;rw&quot;,       &quot;&quot;, &quot;ONSET&quot;, &quot;lewe RW&quot;]," calcext:value-type="string">
            <text:p><text:s text:c="2"/>"rw." <text:s text:c="3"/>["VR", <text:s text:c="2"/>"rw", <text:s text:c="6"/>"", "ONSET", "lewe RW"],</text:p>
          </table:table-cell>
        </table:table-row>
        <table:table-row table:style-name="ro2">
          <table:table-cell table:formula="of:=[$'naglosy-edycja'.B250]" office:value-type="string" office:string-value="rż" calcext:value-type="string">
            <text:p>rż</text:p>
          </table:table-cell>
          <table:table-cell table:formula="of:=[$'naglosy-edycja'.C250]" office:value-type="string" office:string-value="XTPR" calcext:value-type="string">
            <text:p>XTP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formula="of:=CONCATENATE([$przecinki.$A$2];[.E250];[$przecinki.$A$2];)" office:value-type="string" office:string-value="&quot;XTPR&quot;" calcext:value-type="string">
            <text:p>"XTPR"</text:p>
          </table:table-cell>
          <table:table-cell table:formula="of:=CONCATENATE([$przecinki.$A$2];[.A250];[$przecinki.$A$2])" office:value-type="string" office:string-value="&quot;rż&quot;" calcext:value-type="string">
            <text:p>"rż"</text:p>
          </table:table-cell>
          <table:table-cell table:formula="of:=CONCATENATE([.G250];[$przecinki.$B$2];[.F250];)" office:value-type="string" office:string-value="&quot;rż&quot;:&quot;XTPR&quot;" calcext:value-type="string">
            <text:p>"rż":"XTPR"</text:p>
          </table:table-cell>
          <table:table-cell/>
          <table:table-cell table:style-name="ce42" table:formula="of:=CONCATENATE([$przecinki.$A$2];[.A250];[$przecinki.$A$5];[$przecinki.$A$2])" office:value-type="string" office:string-value="&quot;rż.&quot;" calcext:value-type="string">
            <text:p>"rż."</text:p>
          </table:table-cell>
          <table:table-cell table:style-name="ce42" table:formula="of:=UPPER([.G250])" office:value-type="string" office:string-value="&quot;RŻ&quot;" calcext:value-type="string">
            <text:p>"RŻ"</text:p>
          </table:table-cell>
          <table:table-cell table:style-name="ce42" table:formula="of:=CONCATENATE([$przecinki.$C$2];[$przecinki.$C$2];[.J250];[$przecinki.$C$2];[$przecinki.$C$2];[$przecinki.$C$2];[$przecinki.$C$2];[$przecinki.$B$5];[.F250];[$przecinki.$D$2];[$przecinki.$C$2];[$przecinki.$C$2];[$przecinki.$C$2];[.G250];[$przecinki.$D$2];[$przecinki.$C$2];[$przecinki.$C$2];[$przecinki.$C$2];[$przecinki.$C$2];[$przecinki.$C$2];[$przecinki.$C$2];[$przecinki.$C$2])" office:value-type="string" office:string-value="  &quot;rż.&quot;    [&quot;XTPR&quot;,   &quot;rż&quot;,       " calcext:value-type="string">
            <text:p><text:s text:c="2"/>"rż." <text:s text:c="3"/>["XTPR", <text:s text:c="2"/>"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0]);[$przecinki.$A$2];[$przecinki.$C$5];[$przecinki.$D$2])" office:value-type="string" office:string-value="&quot;lewe RŻ&quot;]," calcext:value-type="string">
            <text:p>"lewe RŻ"],</text:p>
          </table:table-cell>
          <table:table-cell table:style-name="ce46" table:formula="of:=CONCATENATE([.L250];[.M250];[.N250])" office:value-type="string" office:string-value="  &quot;rż.&quot;    [&quot;XTPR&quot;,   &quot;rż&quot;,       &quot;&quot;, &quot;ONSET&quot;, &quot;lewe RŻ&quot;]," calcext:value-type="string">
            <text:p><text:s text:c="2"/>"rż." <text:s text:c="3"/>["XTPR", <text:s text:c="2"/>"rż", <text:s text:c="6"/>"", "ONSET", "lewe RŻ"],</text:p>
          </table:table-cell>
        </table:table-row>
        <table:table-row table:style-name="ro2">
          <table:table-cell table:formula="of:=[$'naglosy-edycja'.B251]" office:value-type="string" office:string-value="rżn" calcext:value-type="string">
            <text:p>rżn</text:p>
          </table:table-cell>
          <table:table-cell table:formula="of:=[$'naglosy-edycja'.C251]" office:value-type="string" office:string-value="XTPVLR" calcext:value-type="string">
            <text:p>XTPVL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formula="of:=CONCATENATE([$przecinki.$A$2];[.E251];[$przecinki.$A$2];)" office:value-type="string" office:string-value="&quot;XTPVLR&quot;" calcext:value-type="string">
            <text:p>"XTPVLR"</text:p>
          </table:table-cell>
          <table:table-cell table:formula="of:=CONCATENATE([$przecinki.$A$2];[.A251];[$przecinki.$A$2])" office:value-type="string" office:string-value="&quot;rżn&quot;" calcext:value-type="string">
            <text:p>"rżn"</text:p>
          </table:table-cell>
          <table:table-cell table:formula="of:=CONCATENATE([.G251];[$przecinki.$B$2];[.F251];)" office:value-type="string" office:string-value="&quot;rżn&quot;:&quot;XTPVLR&quot;" calcext:value-type="string">
            <text:p>"rżn":"XTPVLR"</text:p>
          </table:table-cell>
          <table:table-cell/>
          <table:table-cell table:style-name="ce42" table:formula="of:=CONCATENATE([$przecinki.$A$2];[.A251];[$przecinki.$A$5];[$przecinki.$A$2])" office:value-type="string" office:string-value="&quot;rżn.&quot;" calcext:value-type="string">
            <text:p>"rżn."</text:p>
          </table:table-cell>
          <table:table-cell table:style-name="ce42" table:formula="of:=UPPER([.G251])" office:value-type="string" office:string-value="&quot;RŻN&quot;" calcext:value-type="string">
            <text:p>"RŻN"</text:p>
          </table:table-cell>
          <table:table-cell table:style-name="ce42" table:formula="of:=CONCATENATE([$przecinki.$C$2];[$przecinki.$C$2];[.J251];[$przecinki.$C$2];[$przecinki.$C$2];[$przecinki.$C$2];[$przecinki.$C$2];[$przecinki.$B$5];[.F251];[$przecinki.$D$2];[$przecinki.$C$2];[$przecinki.$C$2];[$przecinki.$C$2];[.G251];[$przecinki.$D$2];[$przecinki.$C$2];[$przecinki.$C$2];[$przecinki.$C$2];[$przecinki.$C$2];[$przecinki.$C$2];[$przecinki.$C$2];[$przecinki.$C$2])" office:value-type="string" office:string-value="  &quot;rżn.&quot;    [&quot;XTPVLR&quot;,   &quot;rżn&quot;,       " calcext:value-type="string">
            <text:p><text:s text:c="2"/>"rżn." <text:s text:c="3"/>["XTPVLR", <text:s text:c="2"/>"r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1]);[$przecinki.$A$2];[$przecinki.$C$5];[$przecinki.$D$2])" office:value-type="string" office:string-value="&quot;lewe RŻN&quot;]," calcext:value-type="string">
            <text:p>"lewe RŻN"],</text:p>
          </table:table-cell>
          <table:table-cell table:style-name="ce46" table:formula="of:=CONCATENATE([.L251];[.M251];[.N251])" office:value-type="string" office:string-value="  &quot;rżn.&quot;    [&quot;XTPVLR&quot;,   &quot;rżn&quot;,       &quot;&quot;, &quot;ONSET&quot;, &quot;lewe RŻN&quot;]," calcext:value-type="string">
            <text:p><text:s text:c="2"/>"rżn." <text:s text:c="3"/>["XTPVLR", <text:s text:c="2"/>"rżn", <text:s text:c="6"/>"", "ONSET", "lewe RŻN"],</text:p>
          </table:table-cell>
        </table:table-row>
        <table:table-row table:style-name="ro2">
          <table:table-cell table:formula="of:=[$'naglosy-edycja'.B252]" office:value-type="string" office:string-value="s" calcext:value-type="string">
            <text:p>s</text:p>
          </table:table-cell>
          <table:table-cell table:formula="of:=[$'naglosy-edycja'.C252]" office:value-type="string" office:string-value="S" calcext:value-type="string">
            <text:p>S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formula="of:=CONCATENATE([$przecinki.$A$2];[.E252];[$przecinki.$A$2];)" office:value-type="string" office:string-value="&quot;S&quot;" calcext:value-type="string">
            <text:p>"S"</text:p>
          </table:table-cell>
          <table:table-cell table:formula="of:=CONCATENATE([$przecinki.$A$2];[.A252];[$przecinki.$A$2])" office:value-type="string" office:string-value="&quot;s&quot;" calcext:value-type="string">
            <text:p>"s"</text:p>
          </table:table-cell>
          <table:table-cell table:formula="of:=CONCATENATE([.G252];[$przecinki.$B$2];[.F252];)" office:value-type="string" office:string-value="&quot;s&quot;:&quot;S&quot;" calcext:value-type="string">
            <text:p>"s":"S"</text:p>
          </table:table-cell>
          <table:table-cell/>
          <table:table-cell table:style-name="ce42" table:formula="of:=CONCATENATE([$przecinki.$A$2];[.A252];[$przecinki.$A$5];[$przecinki.$A$2])" office:value-type="string" office:string-value="&quot;s.&quot;" calcext:value-type="string">
            <text:p>"s."</text:p>
          </table:table-cell>
          <table:table-cell table:style-name="ce42" table:formula="of:=UPPER([.G252])" office:value-type="string" office:string-value="&quot;S&quot;" calcext:value-type="string">
            <text:p>"S"</text:p>
          </table:table-cell>
          <table:table-cell table:style-name="ce42" table:formula="of:=CONCATENATE([$przecinki.$C$2];[$przecinki.$C$2];[.J252];[$przecinki.$C$2];[$przecinki.$C$2];[$przecinki.$C$2];[$przecinki.$C$2];[$przecinki.$B$5];[.F252];[$przecinki.$D$2];[$przecinki.$C$2];[$przecinki.$C$2];[$przecinki.$C$2];[.G252];[$przecinki.$D$2];[$przecinki.$C$2];[$przecinki.$C$2];[$przecinki.$C$2];[$przecinki.$C$2];[$przecinki.$C$2];[$przecinki.$C$2];[$przecinki.$C$2])" office:value-type="string" office:string-value="  &quot;s.&quot;    [&quot;S&quot;,   &quot;s&quot;,       " calcext:value-type="string">
            <text:p><text:s text:c="2"/>"s." <text:s text:c="3"/>["S", <text:s text:c="2"/>"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2]);[$przecinki.$A$2];[$przecinki.$C$5];[$przecinki.$D$2])" office:value-type="string" office:string-value="&quot;lewe S&quot;]," calcext:value-type="string">
            <text:p>"lewe S"],</text:p>
          </table:table-cell>
          <table:table-cell table:style-name="ce46" table:formula="of:=CONCATENATE([.L252];[.M252];[.N252])" office:value-type="string" office:string-value="  &quot;s.&quot;    [&quot;S&quot;,   &quot;s&quot;,       &quot;&quot;, &quot;ONSET&quot;, &quot;lewe S&quot;]," calcext:value-type="string">
            <text:p><text:s text:c="2"/>"s." <text:s text:c="3"/>["S", <text:s text:c="2"/>"s", <text:s text:c="6"/>"", "ONSET", "lewe S"],</text:p>
          </table:table-cell>
        </table:table-row>
        <table:table-row table:style-name="ro2">
          <table:table-cell table:formula="of:=[$'naglosy-edycja'.B253]" office:value-type="string" office:string-value="sb" calcext:value-type="string">
            <text:p>sb</text:p>
          </table:table-cell>
          <table:table-cell table:formula="of:=[$'naglosy-edycja'.C253]" office:value-type="string" office:string-value="XZP" calcext:value-type="string">
            <text:p>XZP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formula="of:=CONCATENATE([$przecinki.$A$2];[.E253];[$przecinki.$A$2];)" office:value-type="string" office:string-value="&quot;XZP&quot;" calcext:value-type="string">
            <text:p>"XZP"</text:p>
          </table:table-cell>
          <table:table-cell table:formula="of:=CONCATENATE([$przecinki.$A$2];[.A253];[$przecinki.$A$2])" office:value-type="string" office:string-value="&quot;sb&quot;" calcext:value-type="string">
            <text:p>"sb"</text:p>
          </table:table-cell>
          <table:table-cell table:formula="of:=CONCATENATE([.G253];[$przecinki.$B$2];[.F253];)" office:value-type="string" office:string-value="&quot;sb&quot;:&quot;XZP&quot;" calcext:value-type="string">
            <text:p>"sb":"XZP"</text:p>
          </table:table-cell>
          <table:table-cell/>
          <table:table-cell table:style-name="ce42" table:formula="of:=CONCATENATE([$przecinki.$A$2];[.A253];[$przecinki.$A$5];[$przecinki.$A$2])" office:value-type="string" office:string-value="&quot;sb.&quot;" calcext:value-type="string">
            <text:p>"sb."</text:p>
          </table:table-cell>
          <table:table-cell table:style-name="ce42" table:formula="of:=UPPER([.G253])" office:value-type="string" office:string-value="&quot;SB&quot;" calcext:value-type="string">
            <text:p>"SB"</text:p>
          </table:table-cell>
          <table:table-cell table:style-name="ce42" table:formula="of:=CONCATENATE([$przecinki.$C$2];[$przecinki.$C$2];[.J253];[$przecinki.$C$2];[$przecinki.$C$2];[$przecinki.$C$2];[$przecinki.$C$2];[$przecinki.$B$5];[.F253];[$przecinki.$D$2];[$przecinki.$C$2];[$przecinki.$C$2];[$przecinki.$C$2];[.G253];[$przecinki.$D$2];[$przecinki.$C$2];[$przecinki.$C$2];[$przecinki.$C$2];[$przecinki.$C$2];[$przecinki.$C$2];[$przecinki.$C$2];[$przecinki.$C$2])" office:value-type="string" office:string-value="  &quot;sb.&quot;    [&quot;XZP&quot;,   &quot;sb&quot;,       " calcext:value-type="string">
            <text:p><text:s text:c="2"/>"sb." <text:s text:c="3"/>["XZP", <text:s text:c="2"/>"s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3]);[$przecinki.$A$2];[$przecinki.$C$5];[$przecinki.$D$2])" office:value-type="string" office:string-value="&quot;lewe SB&quot;]," calcext:value-type="string">
            <text:p>"lewe SB"],</text:p>
          </table:table-cell>
          <table:table-cell table:style-name="ce46" table:formula="of:=CONCATENATE([.L253];[.M253];[.N253])" office:value-type="string" office:string-value="  &quot;sb.&quot;    [&quot;XZP&quot;,   &quot;sb&quot;,       &quot;&quot;, &quot;ONSET&quot;, &quot;lewe SB&quot;]," calcext:value-type="string">
            <text:p><text:s text:c="2"/>"sb." <text:s text:c="3"/>["XZP", <text:s text:c="2"/>"sb", <text:s text:c="6"/>"", "ONSET", "lewe SB"],</text:p>
          </table:table-cell>
        </table:table-row>
        <table:table-row table:style-name="ro2">
          <table:table-cell table:formula="of:=[$'naglosy-edycja'.B254]" office:value-type="string" office:string-value="sc" calcext:value-type="string">
            <text:p>sc</text:p>
          </table:table-cell>
          <table:table-cell table:formula="of:=[$'naglosy-edycja'.C254]" office:value-type="string" office:string-value="ZST" calcext:value-type="string">
            <text:p>ZST</text:p>
          </table:table-cell>
          <table:table-cell table:formula="of:=[$'naglosy-edycja'.D254]" office:value-type="string" office:string-value="XZST" calcext:value-type="string">
            <text:p>XZST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formula="of:=CONCATENATE([$przecinki.$A$2];[.E254];[$przecinki.$A$2];)" office:value-type="string" office:string-value="&quot;ZST&quot;" calcext:value-type="string">
            <text:p>"ZST"</text:p>
          </table:table-cell>
          <table:table-cell table:formula="of:=CONCATENATE([$przecinki.$A$2];[.A254];[$przecinki.$A$2])" office:value-type="string" office:string-value="&quot;sc&quot;" calcext:value-type="string">
            <text:p>"sc"</text:p>
          </table:table-cell>
          <table:table-cell table:formula="of:=CONCATENATE([.G254];[$przecinki.$B$2];[.F254];)" office:value-type="string" office:string-value="&quot;sc&quot;:&quot;ZST&quot;" calcext:value-type="string">
            <text:p>"sc":"ZST"</text:p>
          </table:table-cell>
          <table:table-cell/>
          <table:table-cell table:style-name="ce42" table:formula="of:=CONCATENATE([$przecinki.$A$2];[.A254];[$przecinki.$A$5];[$przecinki.$A$2])" office:value-type="string" office:string-value="&quot;sc.&quot;" calcext:value-type="string">
            <text:p>"sc."</text:p>
          </table:table-cell>
          <table:table-cell table:style-name="ce42" table:formula="of:=UPPER([.G254])" office:value-type="string" office:string-value="&quot;SC&quot;" calcext:value-type="string">
            <text:p>"SC"</text:p>
          </table:table-cell>
          <table:table-cell table:style-name="ce42" table:formula="of:=CONCATENATE([$przecinki.$C$2];[$przecinki.$C$2];[.J254];[$przecinki.$C$2];[$przecinki.$C$2];[$przecinki.$C$2];[$przecinki.$C$2];[$przecinki.$B$5];[.F254];[$przecinki.$D$2];[$przecinki.$C$2];[$przecinki.$C$2];[$przecinki.$C$2];[.G254];[$przecinki.$D$2];[$przecinki.$C$2];[$przecinki.$C$2];[$przecinki.$C$2];[$przecinki.$C$2];[$przecinki.$C$2];[$przecinki.$C$2];[$przecinki.$C$2])" office:value-type="string" office:string-value="  &quot;sc.&quot;    [&quot;ZST&quot;,   &quot;sc&quot;,       " calcext:value-type="string">
            <text:p><text:s text:c="2"/>"sc." <text:s text:c="3"/>["ZST", <text:s text:c="2"/>"s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4]);[$przecinki.$A$2];[$przecinki.$C$5];[$przecinki.$D$2])" office:value-type="string" office:string-value="&quot;lewe SC&quot;]," calcext:value-type="string">
            <text:p>"lewe SC"],</text:p>
          </table:table-cell>
          <table:table-cell table:style-name="ce46" table:formula="of:=CONCATENATE([.L254];[.M254];[.N254])" office:value-type="string" office:string-value="  &quot;sc.&quot;    [&quot;ZST&quot;,   &quot;sc&quot;,       &quot;&quot;, &quot;ONSET&quot;, &quot;lewe SC&quot;]," calcext:value-type="string">
            <text:p><text:s text:c="2"/>"sc." <text:s text:c="3"/>["ZST", <text:s text:c="2"/>"sc", <text:s text:c="6"/>"", "ONSET", "lewe SC"],</text:p>
          </table:table-cell>
        </table:table-row>
        <table:table-row table:style-name="ro2">
          <table:table-cell table:formula="of:=[$'naglosy-edycja'.B255]" office:value-type="string" office:string-value="sch" calcext:value-type="string">
            <text:p>sch</text:p>
          </table:table-cell>
          <table:table-cell table:formula="of:=[$'naglosy-edycja'.C255]" office:value-type="string" office:string-value="SKT" calcext:value-type="string">
            <text:p>SKT</text:p>
          </table:table-cell>
          <table:table-cell table:formula="of:=[$'naglosy-edycja'.D255]" office:value-type="float" office:value="0" calcext:value-type="float">
            <text:p>0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formula="of:=CONCATENATE([$przecinki.$A$2];[.E255];[$przecinki.$A$2];)" office:value-type="string" office:string-value="&quot;SKT&quot;" calcext:value-type="string">
            <text:p>"SKT"</text:p>
          </table:table-cell>
          <table:table-cell table:formula="of:=CONCATENATE([$przecinki.$A$2];[.A255];[$przecinki.$A$2])" office:value-type="string" office:string-value="&quot;sch&quot;" calcext:value-type="string">
            <text:p>"sch"</text:p>
          </table:table-cell>
          <table:table-cell table:formula="of:=CONCATENATE([.G255];[$przecinki.$B$2];[.F255];)" office:value-type="string" office:string-value="&quot;sch&quot;:&quot;SKT&quot;" calcext:value-type="string">
            <text:p>"sch":"SKT"</text:p>
          </table:table-cell>
          <table:table-cell/>
          <table:table-cell table:style-name="ce42" table:formula="of:=CONCATENATE([$przecinki.$A$2];[.A255];[$przecinki.$A$5];[$przecinki.$A$2])" office:value-type="string" office:string-value="&quot;sch.&quot;" calcext:value-type="string">
            <text:p>"sch."</text:p>
          </table:table-cell>
          <table:table-cell table:style-name="ce42" table:formula="of:=UPPER([.G255])" office:value-type="string" office:string-value="&quot;SCH&quot;" calcext:value-type="string">
            <text:p>"SCH"</text:p>
          </table:table-cell>
          <table:table-cell table:style-name="ce42" table:formula="of:=CONCATENATE([$przecinki.$C$2];[$przecinki.$C$2];[.J255];[$przecinki.$C$2];[$przecinki.$C$2];[$przecinki.$C$2];[$przecinki.$C$2];[$przecinki.$B$5];[.F255];[$przecinki.$D$2];[$przecinki.$C$2];[$przecinki.$C$2];[$przecinki.$C$2];[.G255];[$przecinki.$D$2];[$przecinki.$C$2];[$przecinki.$C$2];[$przecinki.$C$2];[$przecinki.$C$2];[$przecinki.$C$2];[$przecinki.$C$2];[$przecinki.$C$2])" office:value-type="string" office:string-value="  &quot;sch.&quot;    [&quot;SKT&quot;,   &quot;sch&quot;,       " calcext:value-type="string">
            <text:p><text:s text:c="2"/>"sch." <text:s text:c="3"/>["SKT", <text:s text:c="2"/>"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5]);[$przecinki.$A$2];[$przecinki.$C$5];[$przecinki.$D$2])" office:value-type="string" office:string-value="&quot;lewe SCH&quot;]," calcext:value-type="string">
            <text:p>"lewe SCH"],</text:p>
          </table:table-cell>
          <table:table-cell table:style-name="ce46" table:formula="of:=CONCATENATE([.L255];[.M255];[.N255])" office:value-type="string" office:string-value="  &quot;sch.&quot;    [&quot;SKT&quot;,   &quot;sch&quot;,       &quot;&quot;, &quot;ONSET&quot;, &quot;lewe SCH&quot;]," calcext:value-type="string">
            <text:p><text:s text:c="2"/>"sch." <text:s text:c="3"/>["SKT", <text:s text:c="2"/>"sch", <text:s text:c="6"/>"", "ONSET", "lewe SCH"],</text:p>
          </table:table-cell>
        </table:table-row>
        <table:table-row table:style-name="ro2">
          <table:table-cell table:formula="of:=[$'naglosy-edycja'.B256]" office:value-type="string" office:string-value="schl" calcext:value-type="string">
            <text:p>schl</text:p>
          </table:table-cell>
          <table:table-cell table:formula="of:=[$'naglosy-edycja'.C256]" office:value-type="string" office:string-value="SKTL" calcext:value-type="string">
            <text:p>SKTL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formula="of:=CONCATENATE([$przecinki.$A$2];[.E256];[$przecinki.$A$2];)" office:value-type="string" office:string-value="&quot;SKTL&quot;" calcext:value-type="string">
            <text:p>"SKTL"</text:p>
          </table:table-cell>
          <table:table-cell table:formula="of:=CONCATENATE([$przecinki.$A$2];[.A256];[$przecinki.$A$2])" office:value-type="string" office:string-value="&quot;schl&quot;" calcext:value-type="string">
            <text:p>"schl"</text:p>
          </table:table-cell>
          <table:table-cell table:formula="of:=CONCATENATE([.G256];[$przecinki.$B$2];[.F256];)" office:value-type="string" office:string-value="&quot;schl&quot;:&quot;SKTL&quot;" calcext:value-type="string">
            <text:p>"schl":"SKTL"</text:p>
          </table:table-cell>
          <table:table-cell/>
          <table:table-cell table:style-name="ce42" table:formula="of:=CONCATENATE([$przecinki.$A$2];[.A256];[$przecinki.$A$5];[$przecinki.$A$2])" office:value-type="string" office:string-value="&quot;schl.&quot;" calcext:value-type="string">
            <text:p>"schl."</text:p>
          </table:table-cell>
          <table:table-cell table:style-name="ce42" table:formula="of:=UPPER([.G256])" office:value-type="string" office:string-value="&quot;SCHL&quot;" calcext:value-type="string">
            <text:p>"SCHL"</text:p>
          </table:table-cell>
          <table:table-cell table:style-name="ce42" table:formula="of:=CONCATENATE([$przecinki.$C$2];[$przecinki.$C$2];[.J256];[$przecinki.$C$2];[$przecinki.$C$2];[$przecinki.$C$2];[$przecinki.$C$2];[$przecinki.$B$5];[.F256];[$przecinki.$D$2];[$przecinki.$C$2];[$przecinki.$C$2];[$przecinki.$C$2];[.G256];[$przecinki.$D$2];[$przecinki.$C$2];[$przecinki.$C$2];[$przecinki.$C$2];[$przecinki.$C$2];[$przecinki.$C$2];[$przecinki.$C$2];[$przecinki.$C$2])" office:value-type="string" office:string-value="  &quot;schl.&quot;    [&quot;SKTL&quot;,   &quot;schl&quot;,       " calcext:value-type="string">
            <text:p><text:s text:c="2"/>"schl." <text:s text:c="3"/>["SKTL", <text:s text:c="2"/>"s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6]);[$przecinki.$A$2];[$przecinki.$C$5];[$przecinki.$D$2])" office:value-type="string" office:string-value="&quot;lewe SCHL&quot;]," calcext:value-type="string">
            <text:p>"lewe SCHL"],</text:p>
          </table:table-cell>
          <table:table-cell table:style-name="ce46" table:formula="of:=CONCATENATE([.L256];[.M256];[.N256])" office:value-type="string" office:string-value="  &quot;schl.&quot;    [&quot;SKTL&quot;,   &quot;schl&quot;,       &quot;&quot;, &quot;ONSET&quot;, &quot;lewe SCHL&quot;]," calcext:value-type="string">
            <text:p><text:s text:c="2"/>"schl." <text:s text:c="3"/>["SKTL", <text:s text:c="2"/>"schl", <text:s text:c="6"/>"", "ONSET", "lewe SCHL"],</text:p>
          </table:table-cell>
        </table:table-row>
        <table:table-row table:style-name="ro2">
          <table:table-cell table:formula="of:=[$'naglosy-edycja'.B257]" office:value-type="string" office:string-value="schł" calcext:value-type="string">
            <text:p>schł</text:p>
          </table:table-cell>
          <table:table-cell table:formula="of:=[$'naglosy-edycja'.C257]" office:value-type="string" office:string-value="SKTLJ" calcext:value-type="string">
            <text:p>SKTLJ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formula="of:=CONCATENATE([$przecinki.$A$2];[.E257];[$przecinki.$A$2];)" office:value-type="string" office:string-value="&quot;SKTLJ&quot;" calcext:value-type="string">
            <text:p>"SKTLJ"</text:p>
          </table:table-cell>
          <table:table-cell table:formula="of:=CONCATENATE([$przecinki.$A$2];[.A257];[$przecinki.$A$2])" office:value-type="string" office:string-value="&quot;schł&quot;" calcext:value-type="string">
            <text:p>"schł"</text:p>
          </table:table-cell>
          <table:table-cell table:formula="of:=CONCATENATE([.G257];[$przecinki.$B$2];[.F257];)" office:value-type="string" office:string-value="&quot;schł&quot;:&quot;SKTLJ&quot;" calcext:value-type="string">
            <text:p>"schł":"SKTLJ"</text:p>
          </table:table-cell>
          <table:table-cell/>
          <table:table-cell table:style-name="ce42" table:formula="of:=CONCATENATE([$przecinki.$A$2];[.A257];[$przecinki.$A$5];[$przecinki.$A$2])" office:value-type="string" office:string-value="&quot;schł.&quot;" calcext:value-type="string">
            <text:p>"schł."</text:p>
          </table:table-cell>
          <table:table-cell table:style-name="ce42" table:formula="of:=UPPER([.G257])" office:value-type="string" office:string-value="&quot;SCHŁ&quot;" calcext:value-type="string">
            <text:p>"SCHŁ"</text:p>
          </table:table-cell>
          <table:table-cell table:style-name="ce42" table:formula="of:=CONCATENATE([$przecinki.$C$2];[$przecinki.$C$2];[.J257];[$przecinki.$C$2];[$przecinki.$C$2];[$przecinki.$C$2];[$przecinki.$C$2];[$przecinki.$B$5];[.F257];[$przecinki.$D$2];[$przecinki.$C$2];[$przecinki.$C$2];[$przecinki.$C$2];[.G257];[$przecinki.$D$2];[$przecinki.$C$2];[$przecinki.$C$2];[$przecinki.$C$2];[$przecinki.$C$2];[$przecinki.$C$2];[$przecinki.$C$2];[$przecinki.$C$2])" office:value-type="string" office:string-value="  &quot;schł.&quot;    [&quot;SKTLJ&quot;,   &quot;schł&quot;,       " calcext:value-type="string">
            <text:p><text:s text:c="2"/>"schł." <text:s text:c="3"/>["SKTLJ", <text:s text:c="2"/>"s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7]);[$przecinki.$A$2];[$przecinki.$C$5];[$przecinki.$D$2])" office:value-type="string" office:string-value="&quot;lewe SCHŁ&quot;]," calcext:value-type="string">
            <text:p>"lewe SCHŁ"],</text:p>
          </table:table-cell>
          <table:table-cell table:style-name="ce46" table:formula="of:=CONCATENATE([.L257];[.M257];[.N257])" office:value-type="string" office:string-value="  &quot;schł.&quot;    [&quot;SKTLJ&quot;,   &quot;schł&quot;,       &quot;&quot;, &quot;ONSET&quot;, &quot;lewe SCHŁ&quot;]," calcext:value-type="string">
            <text:p><text:s text:c="2"/>"schł." <text:s text:c="3"/>["SKTLJ", <text:s text:c="2"/>"schł", <text:s text:c="6"/>"", "ONSET", "lewe SCHŁ"],</text:p>
          </table:table-cell>
        </table:table-row>
        <table:table-row table:style-name="ro2">
          <table:table-cell table:formula="of:=[$'naglosy-edycja'.B258]" office:value-type="string" office:string-value="schm" calcext:value-type="string">
            <text:p>schm</text:p>
          </table:table-cell>
          <table:table-cell table:formula="of:=[$'naglosy-edycja'.C258]" office:value-type="float" office:value="0" calcext:value-type="float">
            <text:p>0</text:p>
          </table:table-cell>
          <table:table-cell table:formula="of:=[$'naglosy-edycja'.D258]" office:value-type="string" office:string-value="SKTV" calcext:value-type="string">
            <text:p>SKTV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formula="of:=CONCATENATE([$przecinki.$A$2];[.E258];[$przecinki.$A$2];)" office:value-type="string" office:string-value="&quot;SKTV&quot;" calcext:value-type="string">
            <text:p>"SKTV"</text:p>
          </table:table-cell>
          <table:table-cell table:formula="of:=CONCATENATE([$przecinki.$A$2];[.A258];[$przecinki.$A$2])" office:value-type="string" office:string-value="&quot;schm&quot;" calcext:value-type="string">
            <text:p>"schm"</text:p>
          </table:table-cell>
          <table:table-cell table:formula="of:=CONCATENATE([.G258];[$przecinki.$B$2];[.F258];)" office:value-type="string" office:string-value="&quot;schm&quot;:&quot;SKTV&quot;" calcext:value-type="string">
            <text:p>"schm":"SKTV"</text:p>
          </table:table-cell>
          <table:table-cell/>
          <table:table-cell table:style-name="ce42" table:formula="of:=CONCATENATE([$przecinki.$A$2];[.A258];[$przecinki.$A$5];[$przecinki.$A$2])" office:value-type="string" office:string-value="&quot;schm.&quot;" calcext:value-type="string">
            <text:p>"schm."</text:p>
          </table:table-cell>
          <table:table-cell table:style-name="ce42" table:formula="of:=UPPER([.G258])" office:value-type="string" office:string-value="&quot;SCHM&quot;" calcext:value-type="string">
            <text:p>"SCHM"</text:p>
          </table:table-cell>
          <table:table-cell table:style-name="ce42" table:formula="of:=CONCATENATE([$przecinki.$C$2];[$przecinki.$C$2];[.J258];[$przecinki.$C$2];[$przecinki.$C$2];[$przecinki.$C$2];[$przecinki.$C$2];[$przecinki.$B$5];[.F258];[$przecinki.$D$2];[$przecinki.$C$2];[$przecinki.$C$2];[$przecinki.$C$2];[.G258];[$przecinki.$D$2];[$przecinki.$C$2];[$przecinki.$C$2];[$przecinki.$C$2];[$przecinki.$C$2];[$przecinki.$C$2];[$przecinki.$C$2];[$przecinki.$C$2])" office:value-type="string" office:string-value="  &quot;schm.&quot;    [&quot;SKTV&quot;,   &quot;schm&quot;,       " calcext:value-type="string">
            <text:p><text:s text:c="2"/>"schm." <text:s text:c="3"/>["SKTV", <text:s text:c="2"/>"s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8]);[$przecinki.$A$2];[$przecinki.$C$5];[$przecinki.$D$2])" office:value-type="string" office:string-value="&quot;lewe SCHM&quot;]," calcext:value-type="string">
            <text:p>"lewe SCHM"],</text:p>
          </table:table-cell>
          <table:table-cell table:style-name="ce46" table:formula="of:=CONCATENATE([.L258];[.M258];[.N258])" office:value-type="string" office:string-value="  &quot;schm.&quot;    [&quot;SKTV&quot;,   &quot;schm&quot;,       &quot;&quot;, &quot;ONSET&quot;, &quot;lewe SCHM&quot;]," calcext:value-type="string">
            <text:p><text:s text:c="2"/>"schm." <text:s text:c="3"/>["SKTV", <text:s text:c="2"/>"schm", <text:s text:c="6"/>"", "ONSET", "lewe SCHM"],</text:p>
          </table:table-cell>
        </table:table-row>
        <table:table-row table:style-name="ro2">
          <table:table-cell table:formula="of:=[$'naglosy-edycja'.B259]" office:value-type="string" office:string-value="schn" calcext:value-type="string">
            <text:p>schn</text:p>
          </table:table-cell>
          <table:table-cell table:formula="of:=[$'naglosy-edycja'.C259]" office:value-type="string" office:string-value="SKTLR" calcext:value-type="string">
            <text:p>SKTLR</text:p>
          </table:table-cell>
          <table:table-cell table:formula="of:=[$'naglosy-edycja'.D259]" office:value-type="float" office:value="0" calcext:value-type="float">
            <text:p>0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formula="of:=CONCATENATE([$przecinki.$A$2];[.E259];[$przecinki.$A$2];)" office:value-type="string" office:string-value="&quot;SKTLR&quot;" calcext:value-type="string">
            <text:p>"SKTLR"</text:p>
          </table:table-cell>
          <table:table-cell table:formula="of:=CONCATENATE([$przecinki.$A$2];[.A259];[$przecinki.$A$2])" office:value-type="string" office:string-value="&quot;schn&quot;" calcext:value-type="string">
            <text:p>"schn"</text:p>
          </table:table-cell>
          <table:table-cell table:formula="of:=CONCATENATE([.G259];[$przecinki.$B$2];[.F259];)" office:value-type="string" office:string-value="&quot;schn&quot;:&quot;SKTLR&quot;" calcext:value-type="string">
            <text:p>"schn":"SKTLR"</text:p>
          </table:table-cell>
          <table:table-cell/>
          <table:table-cell table:style-name="ce42" table:formula="of:=CONCATENATE([$przecinki.$A$2];[.A259];[$przecinki.$A$5];[$przecinki.$A$2])" office:value-type="string" office:string-value="&quot;schn.&quot;" calcext:value-type="string">
            <text:p>"schn."</text:p>
          </table:table-cell>
          <table:table-cell table:style-name="ce42" table:formula="of:=UPPER([.G259])" office:value-type="string" office:string-value="&quot;SCHN&quot;" calcext:value-type="string">
            <text:p>"SCHN"</text:p>
          </table:table-cell>
          <table:table-cell table:style-name="ce42" table:formula="of:=CONCATENATE([$przecinki.$C$2];[$przecinki.$C$2];[.J259];[$przecinki.$C$2];[$przecinki.$C$2];[$przecinki.$C$2];[$przecinki.$C$2];[$przecinki.$B$5];[.F259];[$przecinki.$D$2];[$przecinki.$C$2];[$przecinki.$C$2];[$przecinki.$C$2];[.G259];[$przecinki.$D$2];[$przecinki.$C$2];[$przecinki.$C$2];[$przecinki.$C$2];[$przecinki.$C$2];[$przecinki.$C$2];[$przecinki.$C$2];[$przecinki.$C$2])" office:value-type="string" office:string-value="  &quot;schn.&quot;    [&quot;SKTLR&quot;,   &quot;schn&quot;,       " calcext:value-type="string">
            <text:p><text:s text:c="2"/>"schn." <text:s text:c="3"/>["SKTLR", <text:s text:c="2"/>"s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9]);[$przecinki.$A$2];[$przecinki.$C$5];[$przecinki.$D$2])" office:value-type="string" office:string-value="&quot;lewe SCHN&quot;]," calcext:value-type="string">
            <text:p>"lewe SCHN"],</text:p>
          </table:table-cell>
          <table:table-cell table:style-name="ce46" table:formula="of:=CONCATENATE([.L259];[.M259];[.N259])" office:value-type="string" office:string-value="  &quot;schn.&quot;    [&quot;SKTLR&quot;,   &quot;schn&quot;,       &quot;&quot;, &quot;ONSET&quot;, &quot;lewe SCHN&quot;]," calcext:value-type="string">
            <text:p><text:s text:c="2"/>"schn." <text:s text:c="3"/>["SKTLR", <text:s text:c="2"/>"schn", <text:s text:c="6"/>"", "ONSET", "lewe SCHN"],</text:p>
          </table:table-cell>
        </table:table-row>
        <table:table-row table:style-name="ro2">
          <table:table-cell table:formula="of:=[$'naglosy-edycja'.B260]" office:value-type="string" office:string-value="schr" calcext:value-type="string">
            <text:p>schr</text:p>
          </table:table-cell>
          <table:table-cell table:formula="of:=[$'naglosy-edycja'.C260]" office:value-type="string" office:string-value="SKTR" calcext:value-type="string">
            <text:p>SKT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formula="of:=CONCATENATE([$przecinki.$A$2];[.E260];[$przecinki.$A$2];)" office:value-type="string" office:string-value="&quot;SKTR&quot;" calcext:value-type="string">
            <text:p>"SKTR"</text:p>
          </table:table-cell>
          <table:table-cell table:formula="of:=CONCATENATE([$przecinki.$A$2];[.A260];[$przecinki.$A$2])" office:value-type="string" office:string-value="&quot;schr&quot;" calcext:value-type="string">
            <text:p>"schr"</text:p>
          </table:table-cell>
          <table:table-cell table:formula="of:=CONCATENATE([.G260];[$przecinki.$B$2];[.F260];)" office:value-type="string" office:string-value="&quot;schr&quot;:&quot;SKTR&quot;" calcext:value-type="string">
            <text:p>"schr":"SKTR"</text:p>
          </table:table-cell>
          <table:table-cell/>
          <table:table-cell table:style-name="ce42" table:formula="of:=CONCATENATE([$przecinki.$A$2];[.A260];[$przecinki.$A$5];[$przecinki.$A$2])" office:value-type="string" office:string-value="&quot;schr.&quot;" calcext:value-type="string">
            <text:p>"schr."</text:p>
          </table:table-cell>
          <table:table-cell table:style-name="ce42" table:formula="of:=UPPER([.G260])" office:value-type="string" office:string-value="&quot;SCHR&quot;" calcext:value-type="string">
            <text:p>"SCHR"</text:p>
          </table:table-cell>
          <table:table-cell table:style-name="ce42" table:formula="of:=CONCATENATE([$przecinki.$C$2];[$przecinki.$C$2];[.J260];[$przecinki.$C$2];[$przecinki.$C$2];[$przecinki.$C$2];[$przecinki.$C$2];[$przecinki.$B$5];[.F260];[$przecinki.$D$2];[$przecinki.$C$2];[$przecinki.$C$2];[$przecinki.$C$2];[.G260];[$przecinki.$D$2];[$przecinki.$C$2];[$przecinki.$C$2];[$przecinki.$C$2];[$przecinki.$C$2];[$przecinki.$C$2];[$przecinki.$C$2];[$przecinki.$C$2])" office:value-type="string" office:string-value="  &quot;schr.&quot;    [&quot;SKTR&quot;,   &quot;schr&quot;,       " calcext:value-type="string">
            <text:p><text:s text:c="2"/>"schr." <text:s text:c="3"/>["SKTR", <text:s text:c="2"/>"s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0]);[$przecinki.$A$2];[$przecinki.$C$5];[$przecinki.$D$2])" office:value-type="string" office:string-value="&quot;lewe SCHR&quot;]," calcext:value-type="string">
            <text:p>"lewe SCHR"],</text:p>
          </table:table-cell>
          <table:table-cell table:style-name="ce46" table:formula="of:=CONCATENATE([.L260];[.M260];[.N260])" office:value-type="string" office:string-value="  &quot;schr.&quot;    [&quot;SKTR&quot;,   &quot;schr&quot;,       &quot;&quot;, &quot;ONSET&quot;, &quot;lewe SCHR&quot;]," calcext:value-type="string">
            <text:p><text:s text:c="2"/>"schr." <text:s text:c="3"/>["SKTR", <text:s text:c="2"/>"schr", <text:s text:c="6"/>"", "ONSET", "lewe SCHR"],</text:p>
          </table:table-cell>
        </table:table-row>
        <table:table-row table:style-name="ro2">
          <table:table-cell table:formula="of:=[$'naglosy-edycja'.B261]" office:value-type="string" office:string-value="schrz" calcext:value-type="string">
            <text:p>schrz</text:p>
          </table:table-cell>
          <table:table-cell table:formula="of:=[$'naglosy-edycja'.C261]" office:value-type="string" office:string-value="SKTRJ" calcext:value-type="string">
            <text:p>SKTRJ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formula="of:=CONCATENATE([$przecinki.$A$2];[.E261];[$przecinki.$A$2];)" office:value-type="string" office:string-value="&quot;SKTRJ&quot;" calcext:value-type="string">
            <text:p>"SKTRJ"</text:p>
          </table:table-cell>
          <table:table-cell table:formula="of:=CONCATENATE([$przecinki.$A$2];[.A261];[$przecinki.$A$2])" office:value-type="string" office:string-value="&quot;schrz&quot;" calcext:value-type="string">
            <text:p>"schrz"</text:p>
          </table:table-cell>
          <table:table-cell table:formula="of:=CONCATENATE([.G261];[$przecinki.$B$2];[.F261];)" office:value-type="string" office:string-value="&quot;schrz&quot;:&quot;SKTRJ&quot;" calcext:value-type="string">
            <text:p>"schrz":"SKTRJ"</text:p>
          </table:table-cell>
          <table:table-cell/>
          <table:table-cell table:style-name="ce42" table:formula="of:=CONCATENATE([$przecinki.$A$2];[.A261];[$przecinki.$A$5];[$przecinki.$A$2])" office:value-type="string" office:string-value="&quot;schrz.&quot;" calcext:value-type="string">
            <text:p>"schrz."</text:p>
          </table:table-cell>
          <table:table-cell table:style-name="ce42" table:formula="of:=UPPER([.G261])" office:value-type="string" office:string-value="&quot;SCHRZ&quot;" calcext:value-type="string">
            <text:p>"SCHRZ"</text:p>
          </table:table-cell>
          <table:table-cell table:style-name="ce42" table:formula="of:=CONCATENATE([$przecinki.$C$2];[$przecinki.$C$2];[.J261];[$przecinki.$C$2];[$przecinki.$C$2];[$przecinki.$C$2];[$przecinki.$C$2];[$przecinki.$B$5];[.F261];[$przecinki.$D$2];[$przecinki.$C$2];[$przecinki.$C$2];[$przecinki.$C$2];[.G261];[$przecinki.$D$2];[$przecinki.$C$2];[$przecinki.$C$2];[$przecinki.$C$2];[$przecinki.$C$2];[$przecinki.$C$2];[$przecinki.$C$2];[$przecinki.$C$2])" office:value-type="string" office:string-value="  &quot;schrz.&quot;    [&quot;SKTRJ&quot;,   &quot;schrz&quot;,       " calcext:value-type="string">
            <text:p><text:s text:c="2"/>"schrz." <text:s text:c="3"/>["SKTRJ", <text:s text:c="2"/>"s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1]);[$przecinki.$A$2];[$przecinki.$C$5];[$przecinki.$D$2])" office:value-type="string" office:string-value="&quot;lewe SCHRZ&quot;]," calcext:value-type="string">
            <text:p>"lewe SCHRZ"],</text:p>
          </table:table-cell>
          <table:table-cell table:style-name="ce46" table:formula="of:=CONCATENATE([.L261];[.M261];[.N261])" office:value-type="string" office:string-value="  &quot;schrz.&quot;    [&quot;SKTRJ&quot;,   &quot;schrz&quot;,       &quot;&quot;, &quot;ONSET&quot;, &quot;lewe SCHRZ&quot;]," calcext:value-type="string">
            <text:p><text:s text:c="2"/>"schrz." <text:s text:c="3"/>["SKTRJ", <text:s text:c="2"/>"schrz", <text:s text:c="6"/>"", "ONSET", "lewe SCHRZ"],</text:p>
          </table:table-cell>
        </table:table-row>
        <table:table-row table:style-name="ro2">
          <table:table-cell table:formula="of:=[$'naglosy-edycja'.B262]" office:value-type="string" office:string-value="schw" calcext:value-type="string">
            <text:p>schw</text:p>
          </table:table-cell>
          <table:table-cell table:formula="of:=[$'naglosy-edycja'.C262]" office:value-type="string" office:string-value="SKTV" calcext:value-type="string">
            <text:p>SKTV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formula="of:=CONCATENATE([$przecinki.$A$2];[.E262];[$przecinki.$A$2];)" office:value-type="string" office:string-value="&quot;SKTV&quot;" calcext:value-type="string">
            <text:p>"SKTV"</text:p>
          </table:table-cell>
          <table:table-cell table:formula="of:=CONCATENATE([$przecinki.$A$2];[.A262];[$przecinki.$A$2])" office:value-type="string" office:string-value="&quot;schw&quot;" calcext:value-type="string">
            <text:p>"schw"</text:p>
          </table:table-cell>
          <table:table-cell table:formula="of:=CONCATENATE([.G262];[$przecinki.$B$2];[.F262];)" office:value-type="string" office:string-value="&quot;schw&quot;:&quot;SKTV&quot;" calcext:value-type="string">
            <text:p>"schw":"SKTV"</text:p>
          </table:table-cell>
          <table:table-cell/>
          <table:table-cell table:style-name="ce42" table:formula="of:=CONCATENATE([$przecinki.$A$2];[.A262];[$przecinki.$A$5];[$przecinki.$A$2])" office:value-type="string" office:string-value="&quot;schw.&quot;" calcext:value-type="string">
            <text:p>"schw."</text:p>
          </table:table-cell>
          <table:table-cell table:style-name="ce42" table:formula="of:=UPPER([.G262])" office:value-type="string" office:string-value="&quot;SCHW&quot;" calcext:value-type="string">
            <text:p>"SCHW"</text:p>
          </table:table-cell>
          <table:table-cell table:style-name="ce42" table:formula="of:=CONCATENATE([$przecinki.$C$2];[$przecinki.$C$2];[.J262];[$przecinki.$C$2];[$przecinki.$C$2];[$przecinki.$C$2];[$przecinki.$C$2];[$przecinki.$B$5];[.F262];[$przecinki.$D$2];[$przecinki.$C$2];[$przecinki.$C$2];[$przecinki.$C$2];[.G262];[$przecinki.$D$2];[$przecinki.$C$2];[$przecinki.$C$2];[$przecinki.$C$2];[$przecinki.$C$2];[$przecinki.$C$2];[$przecinki.$C$2];[$przecinki.$C$2])" office:value-type="string" office:string-value="  &quot;schw.&quot;    [&quot;SKTV&quot;,   &quot;schw&quot;,       " calcext:value-type="string">
            <text:p><text:s text:c="2"/>"schw." <text:s text:c="3"/>["SKTV", <text:s text:c="2"/>"s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2]);[$przecinki.$A$2];[$przecinki.$C$5];[$przecinki.$D$2])" office:value-type="string" office:string-value="&quot;lewe SCHW&quot;]," calcext:value-type="string">
            <text:p>"lewe SCHW"],</text:p>
          </table:table-cell>
          <table:table-cell table:style-name="ce46" table:formula="of:=CONCATENATE([.L262];[.M262];[.N262])" office:value-type="string" office:string-value="  &quot;schw.&quot;    [&quot;SKTV&quot;,   &quot;schw&quot;,       &quot;&quot;, &quot;ONSET&quot;, &quot;lewe SCHW&quot;]," calcext:value-type="string">
            <text:p><text:s text:c="2"/>"schw." <text:s text:c="3"/>["SKTV", <text:s text:c="2"/>"schw", <text:s text:c="6"/>"", "ONSET", "lewe SCHW"],</text:p>
          </table:table-cell>
        </table:table-row>
        <table:table-row table:style-name="ro2">
          <table:table-cell table:formula="of:=[$'naglosy-edycja'.B263]" office:value-type="string" office:string-value="schv" calcext:value-type="string">
            <text:p>schv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formula="of:=CONCATENATE([$przecinki.$A$2];[.E263];[$przecinki.$A$2];)" office:value-type="string" office:string-value="&quot;SKTV&quot;" calcext:value-type="string">
            <text:p>"SKTV"</text:p>
          </table:table-cell>
          <table:table-cell table:formula="of:=CONCATENATE([$przecinki.$A$2];[.A263];[$przecinki.$A$2])" office:value-type="string" office:string-value="&quot;schv&quot;" calcext:value-type="string">
            <text:p>"schv"</text:p>
          </table:table-cell>
          <table:table-cell table:formula="of:=CONCATENATE([.G263];[$przecinki.$B$2];[.F263];)" office:value-type="string" office:string-value="&quot;schv&quot;:&quot;SKTV&quot;" calcext:value-type="string">
            <text:p>"schv":"SKTV"</text:p>
          </table:table-cell>
          <table:table-cell/>
          <table:table-cell table:style-name="ce42" table:formula="of:=CONCATENATE([$przecinki.$A$2];[.A263];[$przecinki.$A$5];[$przecinki.$A$2])" office:value-type="string" office:string-value="&quot;schv.&quot;" calcext:value-type="string">
            <text:p>"schv."</text:p>
          </table:table-cell>
          <table:table-cell table:style-name="ce42" table:formula="of:=UPPER([.G263])" office:value-type="string" office:string-value="&quot;SCHV&quot;" calcext:value-type="string">
            <text:p>"SCHV"</text:p>
          </table:table-cell>
          <table:table-cell table:style-name="ce42" table:formula="of:=CONCATENATE([$przecinki.$C$2];[$przecinki.$C$2];[.J263];[$przecinki.$C$2];[$przecinki.$C$2];[$przecinki.$C$2];[$przecinki.$C$2];[$przecinki.$B$5];[.F263];[$przecinki.$D$2];[$przecinki.$C$2];[$przecinki.$C$2];[$przecinki.$C$2];[.G263];[$przecinki.$D$2];[$przecinki.$C$2];[$przecinki.$C$2];[$przecinki.$C$2];[$przecinki.$C$2];[$przecinki.$C$2];[$przecinki.$C$2];[$przecinki.$C$2])" office:value-type="string" office:string-value="  &quot;schv.&quot;    [&quot;SKTV&quot;,   &quot;schv&quot;,       " calcext:value-type="string">
            <text:p><text:s text:c="2"/>"schv." <text:s text:c="3"/>["SKTV", <text:s text:c="2"/>"schv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3]);[$przecinki.$A$2];[$przecinki.$C$5];[$przecinki.$D$2])" office:value-type="string" office:string-value="&quot;lewe SCHV&quot;]," calcext:value-type="string">
            <text:p>"lewe SCHV"],</text:p>
          </table:table-cell>
          <table:table-cell table:style-name="ce46" table:formula="of:=CONCATENATE([.L263];[.M263];[.N263])" office:value-type="string" office:string-value="  &quot;schv.&quot;    [&quot;SKTV&quot;,   &quot;schv&quot;,       &quot;&quot;, &quot;ONSET&quot;, &quot;lewe SCHV&quot;]," calcext:value-type="string">
            <text:p><text:s text:c="2"/>"schv." <text:s text:c="3"/>["SKTV", <text:s text:c="2"/>"schv", <text:s text:c="6"/>"", "ONSET", "lewe SCHV"],</text:p>
          </table:table-cell>
        </table:table-row>
        <table:table-row table:style-name="ro2">
          <table:table-cell table:formula="of:=[$'naglosy-edycja'.B264]" office:value-type="string" office:string-value="scj" calcext:value-type="string">
            <text:p>scj</text:p>
          </table:table-cell>
          <table:table-cell table:formula="of:=[$'naglosy-edycja'.C264]" office:value-type="string" office:string-value="ZSTJ" calcext:value-type="string">
            <text:p>ZSTJ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formula="of:=CONCATENATE([$przecinki.$A$2];[.E264];[$przecinki.$A$2];)" office:value-type="string" office:string-value="&quot;ZSTJ&quot;" calcext:value-type="string">
            <text:p>"ZSTJ"</text:p>
          </table:table-cell>
          <table:table-cell table:formula="of:=CONCATENATE([$przecinki.$A$2];[.A264];[$przecinki.$A$2])" office:value-type="string" office:string-value="&quot;scj&quot;" calcext:value-type="string">
            <text:p>"scj"</text:p>
          </table:table-cell>
          <table:table-cell table:formula="of:=CONCATENATE([.G264];[$przecinki.$B$2];[.F264];)" office:value-type="string" office:string-value="&quot;scj&quot;:&quot;ZSTJ&quot;" calcext:value-type="string">
            <text:p>"scj":"ZSTJ"</text:p>
          </table:table-cell>
          <table:table-cell/>
          <table:table-cell table:style-name="ce42" table:formula="of:=CONCATENATE([$przecinki.$A$2];[.A264];[$przecinki.$A$5];[$przecinki.$A$2])" office:value-type="string" office:string-value="&quot;scj.&quot;" calcext:value-type="string">
            <text:p>"scj."</text:p>
          </table:table-cell>
          <table:table-cell table:style-name="ce42" table:formula="of:=UPPER([.G264])" office:value-type="string" office:string-value="&quot;SCJ&quot;" calcext:value-type="string">
            <text:p>"SCJ"</text:p>
          </table:table-cell>
          <table:table-cell table:style-name="ce42" table:formula="of:=CONCATENATE([$przecinki.$C$2];[$przecinki.$C$2];[.J264];[$przecinki.$C$2];[$przecinki.$C$2];[$przecinki.$C$2];[$przecinki.$C$2];[$przecinki.$B$5];[.F264];[$przecinki.$D$2];[$przecinki.$C$2];[$przecinki.$C$2];[$przecinki.$C$2];[.G264];[$przecinki.$D$2];[$przecinki.$C$2];[$przecinki.$C$2];[$przecinki.$C$2];[$przecinki.$C$2];[$przecinki.$C$2];[$przecinki.$C$2];[$przecinki.$C$2])" office:value-type="string" office:string-value="  &quot;scj.&quot;    [&quot;ZSTJ&quot;,   &quot;scj&quot;,       " calcext:value-type="string">
            <text:p><text:s text:c="2"/>"scj." <text:s text:c="3"/>["ZSTJ", <text:s text:c="2"/>"s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4]);[$przecinki.$A$2];[$przecinki.$C$5];[$przecinki.$D$2])" office:value-type="string" office:string-value="&quot;lewe SCJ&quot;]," calcext:value-type="string">
            <text:p>"lewe SCJ"],</text:p>
          </table:table-cell>
          <table:table-cell table:style-name="ce46" table:formula="of:=CONCATENATE([.L264];[.M264];[.N264])" office:value-type="string" office:string-value="  &quot;scj.&quot;    [&quot;ZSTJ&quot;,   &quot;scj&quot;,       &quot;&quot;, &quot;ONSET&quot;, &quot;lewe SCJ&quot;]," calcext:value-type="string">
            <text:p><text:s text:c="2"/>"scj." <text:s text:c="3"/>["ZSTJ", <text:s text:c="2"/>"scj", <text:s text:c="6"/>"", "ONSET", "lewe SCJ"],</text:p>
          </table:table-cell>
        </table:table-row>
        <table:table-row table:style-name="ro2">
          <table:table-cell table:formula="of:=[$'naglosy-edycja'.B265]" office:value-type="string" office:string-value="scl" calcext:value-type="string">
            <text:p>scl</text:p>
          </table:table-cell>
          <table:table-cell table:formula="of:=[$'naglosy-edycja'.C265]" office:value-type="string" office:string-value="SKL" calcext:value-type="string">
            <text:p>SKL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formula="of:=CONCATENATE([$przecinki.$A$2];[.E265];[$przecinki.$A$2];)" office:value-type="string" office:string-value="&quot;SKL&quot;" calcext:value-type="string">
            <text:p>"SKL"</text:p>
          </table:table-cell>
          <table:table-cell table:formula="of:=CONCATENATE([$przecinki.$A$2];[.A265];[$przecinki.$A$2])" office:value-type="string" office:string-value="&quot;scl&quot;" calcext:value-type="string">
            <text:p>"scl"</text:p>
          </table:table-cell>
          <table:table-cell table:formula="of:=CONCATENATE([.G265];[$przecinki.$B$2];[.F265];)" office:value-type="string" office:string-value="&quot;scl&quot;:&quot;SKL&quot;" calcext:value-type="string">
            <text:p>"scl":"SKL"</text:p>
          </table:table-cell>
          <table:table-cell/>
          <table:table-cell table:style-name="ce42" table:formula="of:=CONCATENATE([$przecinki.$A$2];[.A265];[$przecinki.$A$5];[$przecinki.$A$2])" office:value-type="string" office:string-value="&quot;scl.&quot;" calcext:value-type="string">
            <text:p>"scl."</text:p>
          </table:table-cell>
          <table:table-cell table:style-name="ce42" table:formula="of:=UPPER([.G265])" office:value-type="string" office:string-value="&quot;SCL&quot;" calcext:value-type="string">
            <text:p>"SCL"</text:p>
          </table:table-cell>
          <table:table-cell table:style-name="ce42" table:formula="of:=CONCATENATE([$przecinki.$C$2];[$przecinki.$C$2];[.J265];[$przecinki.$C$2];[$przecinki.$C$2];[$przecinki.$C$2];[$przecinki.$C$2];[$przecinki.$B$5];[.F265];[$przecinki.$D$2];[$przecinki.$C$2];[$przecinki.$C$2];[$przecinki.$C$2];[.G265];[$przecinki.$D$2];[$przecinki.$C$2];[$przecinki.$C$2];[$przecinki.$C$2];[$przecinki.$C$2];[$przecinki.$C$2];[$przecinki.$C$2];[$przecinki.$C$2])" office:value-type="string" office:string-value="  &quot;scl.&quot;    [&quot;SKL&quot;,   &quot;scl&quot;,       " calcext:value-type="string">
            <text:p><text:s text:c="2"/>"scl." <text:s text:c="3"/>["SKL", <text:s text:c="2"/>"s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5]);[$przecinki.$A$2];[$przecinki.$C$5];[$przecinki.$D$2])" office:value-type="string" office:string-value="&quot;lewe SCL&quot;]," calcext:value-type="string">
            <text:p>"lewe SCL"],</text:p>
          </table:table-cell>
          <table:table-cell table:style-name="ce46" table:formula="of:=CONCATENATE([.L265];[.M265];[.N265])" office:value-type="string" office:string-value="  &quot;scl.&quot;    [&quot;SKL&quot;,   &quot;scl&quot;,       &quot;&quot;, &quot;ONSET&quot;, &quot;lewe SCL&quot;]," calcext:value-type="string">
            <text:p><text:s text:c="2"/>"scl." <text:s text:c="3"/>["SKL", <text:s text:c="2"/>"scl", <text:s text:c="6"/>"", "ONSET", "lewe SCL"],</text:p>
          </table:table-cell>
        </table:table-row>
        <table:table-row table:style-name="ro2">
          <table:table-cell table:formula="of:=[$'naglosy-edycja'.B266]" office:value-type="string" office:string-value="scz" calcext:value-type="string">
            <text:p>scz</text:p>
          </table:table-cell>
          <table:table-cell table:formula="of:=[$'naglosy-edycja'.C266]" office:value-type="string" office:string-value="SPV" calcext:value-type="string">
            <text:p>SPV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formula="of:=CONCATENATE([$przecinki.$A$2];[.E266];[$przecinki.$A$2];)" office:value-type="string" office:string-value="&quot;SPV&quot;" calcext:value-type="string">
            <text:p>"SPV"</text:p>
          </table:table-cell>
          <table:table-cell table:formula="of:=CONCATENATE([$przecinki.$A$2];[.A266];[$przecinki.$A$2])" office:value-type="string" office:string-value="&quot;scz&quot;" calcext:value-type="string">
            <text:p>"scz"</text:p>
          </table:table-cell>
          <table:table-cell table:formula="of:=CONCATENATE([.G266];[$przecinki.$B$2];[.F266];)" office:value-type="string" office:string-value="&quot;scz&quot;:&quot;SPV&quot;" calcext:value-type="string">
            <text:p>"scz":"SPV"</text:p>
          </table:table-cell>
          <table:table-cell/>
          <table:table-cell table:style-name="ce42" table:formula="of:=CONCATENATE([$przecinki.$A$2];[.A266];[$przecinki.$A$5];[$przecinki.$A$2])" office:value-type="string" office:string-value="&quot;scz.&quot;" calcext:value-type="string">
            <text:p>"scz."</text:p>
          </table:table-cell>
          <table:table-cell table:style-name="ce42" table:formula="of:=UPPER([.G266])" office:value-type="string" office:string-value="&quot;SCZ&quot;" calcext:value-type="string">
            <text:p>"SCZ"</text:p>
          </table:table-cell>
          <table:table-cell table:style-name="ce42" table:formula="of:=CONCATENATE([$przecinki.$C$2];[$przecinki.$C$2];[.J266];[$przecinki.$C$2];[$przecinki.$C$2];[$przecinki.$C$2];[$przecinki.$C$2];[$przecinki.$B$5];[.F266];[$przecinki.$D$2];[$przecinki.$C$2];[$przecinki.$C$2];[$przecinki.$C$2];[.G266];[$przecinki.$D$2];[$przecinki.$C$2];[$przecinki.$C$2];[$przecinki.$C$2];[$przecinki.$C$2];[$przecinki.$C$2];[$przecinki.$C$2];[$przecinki.$C$2])" office:value-type="string" office:string-value="  &quot;scz.&quot;    [&quot;SPV&quot;,   &quot;scz&quot;,       " calcext:value-type="string">
            <text:p><text:s text:c="2"/>"scz." <text:s text:c="3"/>["SPV", <text:s text:c="2"/>"s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6]);[$przecinki.$A$2];[$przecinki.$C$5];[$przecinki.$D$2])" office:value-type="string" office:string-value="&quot;lewe SCZ&quot;]," calcext:value-type="string">
            <text:p>"lewe SCZ"],</text:p>
          </table:table-cell>
          <table:table-cell table:style-name="ce46" table:formula="of:=CONCATENATE([.L266];[.M266];[.N266])" office:value-type="string" office:string-value="  &quot;scz.&quot;    [&quot;SPV&quot;,   &quot;scz&quot;,       &quot;&quot;, &quot;ONSET&quot;, &quot;lewe SCZ&quot;]," calcext:value-type="string">
            <text:p><text:s text:c="2"/>"scz." <text:s text:c="3"/>["SPV", <text:s text:c="2"/>"scz", <text:s text:c="6"/>"", "ONSET", "lewe SCZ"],</text:p>
          </table:table-cell>
        </table:table-row>
        <table:table-row table:style-name="ro2">
          <table:table-cell table:formula="of:=[$'naglosy-edycja'.B267]" office:value-type="string" office:string-value="sf" calcext:value-type="string">
            <text:p>sf</text:p>
          </table:table-cell>
          <table:table-cell table:formula="of:=[$'naglosy-edycja'.C267]" office:value-type="string" office:string-value="SV" calcext:value-type="string">
            <text:p>S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formula="of:=CONCATENATE([$przecinki.$A$2];[.E267];[$przecinki.$A$2];)" office:value-type="string" office:string-value="&quot;SV&quot;" calcext:value-type="string">
            <text:p>"SV"</text:p>
          </table:table-cell>
          <table:table-cell table:formula="of:=CONCATENATE([$przecinki.$A$2];[.A267];[$przecinki.$A$2])" office:value-type="string" office:string-value="&quot;sf&quot;" calcext:value-type="string">
            <text:p>"sf"</text:p>
          </table:table-cell>
          <table:table-cell table:formula="of:=CONCATENATE([.G267];[$przecinki.$B$2];[.F267];)" office:value-type="string" office:string-value="&quot;sf&quot;:&quot;SV&quot;" calcext:value-type="string">
            <text:p>"sf":"SV"</text:p>
          </table:table-cell>
          <table:table-cell/>
          <table:table-cell table:style-name="ce42" table:formula="of:=CONCATENATE([$przecinki.$A$2];[.A267];[$przecinki.$A$5];[$przecinki.$A$2])" office:value-type="string" office:string-value="&quot;sf.&quot;" calcext:value-type="string">
            <text:p>"sf."</text:p>
          </table:table-cell>
          <table:table-cell table:style-name="ce42" table:formula="of:=UPPER([.G267])" office:value-type="string" office:string-value="&quot;SF&quot;" calcext:value-type="string">
            <text:p>"SF"</text:p>
          </table:table-cell>
          <table:table-cell table:style-name="ce42" table:formula="of:=CONCATENATE([$przecinki.$C$2];[$przecinki.$C$2];[.J267];[$przecinki.$C$2];[$przecinki.$C$2];[$przecinki.$C$2];[$przecinki.$C$2];[$przecinki.$B$5];[.F267];[$przecinki.$D$2];[$przecinki.$C$2];[$przecinki.$C$2];[$przecinki.$C$2];[.G267];[$przecinki.$D$2];[$przecinki.$C$2];[$przecinki.$C$2];[$przecinki.$C$2];[$przecinki.$C$2];[$przecinki.$C$2];[$przecinki.$C$2];[$przecinki.$C$2])" office:value-type="string" office:string-value="  &quot;sf.&quot;    [&quot;SV&quot;,   &quot;sf&quot;,       " calcext:value-type="string">
            <text:p><text:s text:c="2"/>"sf." <text:s text:c="3"/>["SV", <text:s text:c="2"/>"s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7]);[$przecinki.$A$2];[$przecinki.$C$5];[$przecinki.$D$2])" office:value-type="string" office:string-value="&quot;lewe SF&quot;]," calcext:value-type="string">
            <text:p>"lewe SF"],</text:p>
          </table:table-cell>
          <table:table-cell table:style-name="ce46" table:formula="of:=CONCATENATE([.L267];[.M267];[.N267])" office:value-type="string" office:string-value="  &quot;sf.&quot;    [&quot;SV&quot;,   &quot;sf&quot;,       &quot;&quot;, &quot;ONSET&quot;, &quot;lewe SF&quot;]," calcext:value-type="string">
            <text:p><text:s text:c="2"/>"sf." <text:s text:c="3"/>["SV", <text:s text:c="2"/>"sf", <text:s text:c="6"/>"", "ONSET", "lewe SF"],</text:p>
          </table:table-cell>
        </table:table-row>
        <table:table-row table:style-name="ro2">
          <table:table-cell table:formula="of:=[$'naglosy-edycja'.B268]" office:value-type="string" office:string-value="sfl" calcext:value-type="string">
            <text:p>sfl</text:p>
          </table:table-cell>
          <table:table-cell table:formula="of:=[$'naglosy-edycja'.C268]" office:value-type="string" office:string-value="SVL" calcext:value-type="string">
            <text:p>SVL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formula="of:=CONCATENATE([$przecinki.$A$2];[.E268];[$przecinki.$A$2];)" office:value-type="string" office:string-value="&quot;SVL&quot;" calcext:value-type="string">
            <text:p>"SVL"</text:p>
          </table:table-cell>
          <table:table-cell table:formula="of:=CONCATENATE([$przecinki.$A$2];[.A268];[$przecinki.$A$2])" office:value-type="string" office:string-value="&quot;sfl&quot;" calcext:value-type="string">
            <text:p>"sfl"</text:p>
          </table:table-cell>
          <table:table-cell table:formula="of:=CONCATENATE([.G268];[$przecinki.$B$2];[.F268];)" office:value-type="string" office:string-value="&quot;sfl&quot;:&quot;SVL&quot;" calcext:value-type="string">
            <text:p>"sfl":"SVL"</text:p>
          </table:table-cell>
          <table:table-cell/>
          <table:table-cell table:style-name="ce42" table:formula="of:=CONCATENATE([$przecinki.$A$2];[.A268];[$przecinki.$A$5];[$przecinki.$A$2])" office:value-type="string" office:string-value="&quot;sfl.&quot;" calcext:value-type="string">
            <text:p>"sfl."</text:p>
          </table:table-cell>
          <table:table-cell table:style-name="ce42" table:formula="of:=UPPER([.G268])" office:value-type="string" office:string-value="&quot;SFL&quot;" calcext:value-type="string">
            <text:p>"SFL"</text:p>
          </table:table-cell>
          <table:table-cell table:style-name="ce42" table:formula="of:=CONCATENATE([$przecinki.$C$2];[$przecinki.$C$2];[.J268];[$przecinki.$C$2];[$przecinki.$C$2];[$przecinki.$C$2];[$przecinki.$C$2];[$przecinki.$B$5];[.F268];[$przecinki.$D$2];[$przecinki.$C$2];[$przecinki.$C$2];[$przecinki.$C$2];[.G268];[$przecinki.$D$2];[$przecinki.$C$2];[$przecinki.$C$2];[$przecinki.$C$2];[$przecinki.$C$2];[$przecinki.$C$2];[$przecinki.$C$2];[$przecinki.$C$2])" office:value-type="string" office:string-value="  &quot;sfl.&quot;    [&quot;SVL&quot;,   &quot;sfl&quot;,       " calcext:value-type="string">
            <text:p><text:s text:c="2"/>"sfl." <text:s text:c="3"/>["SVL", <text:s text:c="2"/>"s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8]);[$przecinki.$A$2];[$przecinki.$C$5];[$przecinki.$D$2])" office:value-type="string" office:string-value="&quot;lewe SFL&quot;]," calcext:value-type="string">
            <text:p>"lewe SFL"],</text:p>
          </table:table-cell>
          <table:table-cell table:style-name="ce46" table:formula="of:=CONCATENATE([.L268];[.M268];[.N268])" office:value-type="string" office:string-value="  &quot;sfl.&quot;    [&quot;SVL&quot;,   &quot;sfl&quot;,       &quot;&quot;, &quot;ONSET&quot;, &quot;lewe SFL&quot;]," calcext:value-type="string">
            <text:p><text:s text:c="2"/>"sfl." <text:s text:c="3"/>["SVL", <text:s text:c="2"/>"sfl", <text:s text:c="6"/>"", "ONSET", "lewe SFL"],</text:p>
          </table:table-cell>
        </table:table-row>
        <table:table-row table:style-name="ro2">
          <table:table-cell table:formula="of:=[$'naglosy-edycja'.B269]" office:value-type="string" office:string-value="sfr" calcext:value-type="string">
            <text:p>sfr</text:p>
          </table:table-cell>
          <table:table-cell table:formula="of:=[$'naglosy-edycja'.C269]" office:value-type="string" office:string-value="SVR" calcext:value-type="string">
            <text:p>SVR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formula="of:=CONCATENATE([$przecinki.$A$2];[.E269];[$przecinki.$A$2];)" office:value-type="string" office:string-value="&quot;SVR&quot;" calcext:value-type="string">
            <text:p>"SVR"</text:p>
          </table:table-cell>
          <table:table-cell table:formula="of:=CONCATENATE([$przecinki.$A$2];[.A269];[$przecinki.$A$2])" office:value-type="string" office:string-value="&quot;sfr&quot;" calcext:value-type="string">
            <text:p>"sfr"</text:p>
          </table:table-cell>
          <table:table-cell table:formula="of:=CONCATENATE([.G269];[$przecinki.$B$2];[.F269];)" office:value-type="string" office:string-value="&quot;sfr&quot;:&quot;SVR&quot;" calcext:value-type="string">
            <text:p>"sfr":"SVR"</text:p>
          </table:table-cell>
          <table:table-cell/>
          <table:table-cell table:style-name="ce42" table:formula="of:=CONCATENATE([$przecinki.$A$2];[.A269];[$przecinki.$A$5];[$przecinki.$A$2])" office:value-type="string" office:string-value="&quot;sfr.&quot;" calcext:value-type="string">
            <text:p>"sfr."</text:p>
          </table:table-cell>
          <table:table-cell table:style-name="ce42" table:formula="of:=UPPER([.G269])" office:value-type="string" office:string-value="&quot;SFR&quot;" calcext:value-type="string">
            <text:p>"SFR"</text:p>
          </table:table-cell>
          <table:table-cell table:style-name="ce42" table:formula="of:=CONCATENATE([$przecinki.$C$2];[$przecinki.$C$2];[.J269];[$przecinki.$C$2];[$przecinki.$C$2];[$przecinki.$C$2];[$przecinki.$C$2];[$przecinki.$B$5];[.F269];[$przecinki.$D$2];[$przecinki.$C$2];[$przecinki.$C$2];[$przecinki.$C$2];[.G269];[$przecinki.$D$2];[$przecinki.$C$2];[$przecinki.$C$2];[$przecinki.$C$2];[$przecinki.$C$2];[$przecinki.$C$2];[$przecinki.$C$2];[$przecinki.$C$2])" office:value-type="string" office:string-value="  &quot;sfr.&quot;    [&quot;SVR&quot;,   &quot;sfr&quot;,       " calcext:value-type="string">
            <text:p><text:s text:c="2"/>"sfr." <text:s text:c="3"/>["SVR", <text:s text:c="2"/>"s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9]);[$przecinki.$A$2];[$przecinki.$C$5];[$przecinki.$D$2])" office:value-type="string" office:string-value="&quot;lewe SFR&quot;]," calcext:value-type="string">
            <text:p>"lewe SFR"],</text:p>
          </table:table-cell>
          <table:table-cell table:style-name="ce46" table:formula="of:=CONCATENATE([.L269];[.M269];[.N269])" office:value-type="string" office:string-value="  &quot;sfr.&quot;    [&quot;SVR&quot;,   &quot;sfr&quot;,       &quot;&quot;, &quot;ONSET&quot;, &quot;lewe SFR&quot;]," calcext:value-type="string">
            <text:p><text:s text:c="2"/>"sfr." <text:s text:c="3"/>["SVR", <text:s text:c="2"/>"sfr", <text:s text:c="6"/>"", "ONSET", "lewe SFR"],</text:p>
          </table:table-cell>
        </table:table-row>
        <table:table-row table:style-name="ro2">
          <table:table-cell table:formula="of:=[$'naglosy-edycja'.B270]" office:value-type="string" office:string-value="sg" calcext:value-type="string">
            <text:p>sg</text:p>
          </table:table-cell>
          <table:table-cell table:formula="of:=[$'naglosy-edycja'.C270]" office:value-type="string" office:string-value="XZK" calcext:value-type="string">
            <text:p>XZK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formula="of:=CONCATENATE([$przecinki.$A$2];[.E270];[$przecinki.$A$2];)" office:value-type="string" office:string-value="&quot;XZK&quot;" calcext:value-type="string">
            <text:p>"XZK"</text:p>
          </table:table-cell>
          <table:table-cell table:formula="of:=CONCATENATE([$przecinki.$A$2];[.A270];[$przecinki.$A$2])" office:value-type="string" office:string-value="&quot;sg&quot;" calcext:value-type="string">
            <text:p>"sg"</text:p>
          </table:table-cell>
          <table:table-cell table:formula="of:=CONCATENATE([.G270];[$przecinki.$B$2];[.F270];)" office:value-type="string" office:string-value="&quot;sg&quot;:&quot;XZK&quot;" calcext:value-type="string">
            <text:p>"sg":"XZK"</text:p>
          </table:table-cell>
          <table:table-cell/>
          <table:table-cell table:style-name="ce42" table:formula="of:=CONCATENATE([$przecinki.$A$2];[.A270];[$przecinki.$A$5];[$przecinki.$A$2])" office:value-type="string" office:string-value="&quot;sg.&quot;" calcext:value-type="string">
            <text:p>"sg."</text:p>
          </table:table-cell>
          <table:table-cell table:style-name="ce42" table:formula="of:=UPPER([.G270])" office:value-type="string" office:string-value="&quot;SG&quot;" calcext:value-type="string">
            <text:p>"SG"</text:p>
          </table:table-cell>
          <table:table-cell table:style-name="ce42" table:formula="of:=CONCATENATE([$przecinki.$C$2];[$przecinki.$C$2];[.J270];[$przecinki.$C$2];[$przecinki.$C$2];[$przecinki.$C$2];[$przecinki.$C$2];[$przecinki.$B$5];[.F270];[$przecinki.$D$2];[$przecinki.$C$2];[$przecinki.$C$2];[$przecinki.$C$2];[.G270];[$przecinki.$D$2];[$przecinki.$C$2];[$przecinki.$C$2];[$przecinki.$C$2];[$przecinki.$C$2];[$przecinki.$C$2];[$przecinki.$C$2];[$przecinki.$C$2])" office:value-type="string" office:string-value="  &quot;sg.&quot;    [&quot;XZK&quot;,   &quot;sg&quot;,       " calcext:value-type="string">
            <text:p><text:s text:c="2"/>"sg." <text:s text:c="3"/>["XZK", <text:s text:c="2"/>"s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0]);[$przecinki.$A$2];[$przecinki.$C$5];[$przecinki.$D$2])" office:value-type="string" office:string-value="&quot;lewe SG&quot;]," calcext:value-type="string">
            <text:p>"lewe SG"],</text:p>
          </table:table-cell>
          <table:table-cell table:style-name="ce46" table:formula="of:=CONCATENATE([.L270];[.M270];[.N270])" office:value-type="string" office:string-value="  &quot;sg.&quot;    [&quot;XZK&quot;,   &quot;sg&quot;,       &quot;&quot;, &quot;ONSET&quot;, &quot;lewe SG&quot;]," calcext:value-type="string">
            <text:p><text:s text:c="2"/>"sg." <text:s text:c="3"/>["XZK", <text:s text:c="2"/>"sg", <text:s text:c="6"/>"", "ONSET", "lewe SG"],</text:p>
          </table:table-cell>
        </table:table-row>
        <table:table-row table:style-name="ro2">
          <table:table-cell table:formula="of:=[$'naglosy-edycja'.B271]" office:value-type="string" office:string-value="sgr" calcext:value-type="string">
            <text:p>sgr</text:p>
          </table:table-cell>
          <table:table-cell table:formula="of:=[$'naglosy-edycja'.C271]" office:value-type="string" office:string-value="XZKT" calcext:value-type="string">
            <text:p>XZKT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formula="of:=CONCATENATE([$przecinki.$A$2];[.E271];[$przecinki.$A$2];)" office:value-type="string" office:string-value="&quot;XZKT&quot;" calcext:value-type="string">
            <text:p>"XZKT"</text:p>
          </table:table-cell>
          <table:table-cell table:formula="of:=CONCATENATE([$przecinki.$A$2];[.A271];[$przecinki.$A$2])" office:value-type="string" office:string-value="&quot;sgr&quot;" calcext:value-type="string">
            <text:p>"sgr"</text:p>
          </table:table-cell>
          <table:table-cell table:formula="of:=CONCATENATE([.G271];[$przecinki.$B$2];[.F271];)" office:value-type="string" office:string-value="&quot;sgr&quot;:&quot;XZKT&quot;" calcext:value-type="string">
            <text:p>"sgr":"XZKT"</text:p>
          </table:table-cell>
          <table:table-cell/>
          <table:table-cell table:style-name="ce42" table:formula="of:=CONCATENATE([$przecinki.$A$2];[.A271];[$przecinki.$A$5];[$przecinki.$A$2])" office:value-type="string" office:string-value="&quot;sgr.&quot;" calcext:value-type="string">
            <text:p>"sgr."</text:p>
          </table:table-cell>
          <table:table-cell table:style-name="ce42" table:formula="of:=UPPER([.G271])" office:value-type="string" office:string-value="&quot;SGR&quot;" calcext:value-type="string">
            <text:p>"SGR"</text:p>
          </table:table-cell>
          <table:table-cell table:style-name="ce42" table:formula="of:=CONCATENATE([$przecinki.$C$2];[$przecinki.$C$2];[.J271];[$przecinki.$C$2];[$przecinki.$C$2];[$przecinki.$C$2];[$przecinki.$C$2];[$przecinki.$B$5];[.F271];[$przecinki.$D$2];[$przecinki.$C$2];[$przecinki.$C$2];[$przecinki.$C$2];[.G271];[$przecinki.$D$2];[$przecinki.$C$2];[$przecinki.$C$2];[$przecinki.$C$2];[$przecinki.$C$2];[$przecinki.$C$2];[$przecinki.$C$2];[$przecinki.$C$2])" office:value-type="string" office:string-value="  &quot;sgr.&quot;    [&quot;XZKT&quot;,   &quot;sgr&quot;,       " calcext:value-type="string">
            <text:p><text:s text:c="2"/>"sgr." <text:s text:c="3"/>["XZKT", <text:s text:c="2"/>"s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1]);[$przecinki.$A$2];[$przecinki.$C$5];[$przecinki.$D$2])" office:value-type="string" office:string-value="&quot;lewe SGR&quot;]," calcext:value-type="string">
            <text:p>"lewe SGR"],</text:p>
          </table:table-cell>
          <table:table-cell table:style-name="ce46" table:formula="of:=CONCATENATE([.L271];[.M271];[.N271])" office:value-type="string" office:string-value="  &quot;sgr.&quot;    [&quot;XZKT&quot;,   &quot;sgr&quot;,       &quot;&quot;, &quot;ONSET&quot;, &quot;lewe SGR&quot;]," calcext:value-type="string">
            <text:p><text:s text:c="2"/>"sgr." <text:s text:c="3"/>["XZKT", <text:s text:c="2"/>"sgr", <text:s text:c="6"/>"", "ONSET", "lewe SGR"],</text:p>
          </table:table-cell>
        </table:table-row>
        <table:table-row table:style-name="ro2">
          <table:table-cell table:formula="of:=[$'naglosy-edycja'.B272]" office:value-type="string" office:string-value="sj" calcext:value-type="string">
            <text:p>sj</text:p>
          </table:table-cell>
          <table:table-cell table:formula="of:=[$'naglosy-edycja'.C272]" office:value-type="string" office:string-value="SJ" calcext:value-type="string">
            <text:p>SJ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formula="of:=CONCATENATE([$przecinki.$A$2];[.E272];[$przecinki.$A$2];)" office:value-type="string" office:string-value="&quot;SJ&quot;" calcext:value-type="string">
            <text:p>"SJ"</text:p>
          </table:table-cell>
          <table:table-cell table:formula="of:=CONCATENATE([$przecinki.$A$2];[.A272];[$przecinki.$A$2])" office:value-type="string" office:string-value="&quot;sj&quot;" calcext:value-type="string">
            <text:p>"sj"</text:p>
          </table:table-cell>
          <table:table-cell table:formula="of:=CONCATENATE([.G272];[$przecinki.$B$2];[.F272];)" office:value-type="string" office:string-value="&quot;sj&quot;:&quot;SJ&quot;" calcext:value-type="string">
            <text:p>"sj":"SJ"</text:p>
          </table:table-cell>
          <table:table-cell/>
          <table:table-cell table:style-name="ce42" table:formula="of:=CONCATENATE([$przecinki.$A$2];[.A272];[$przecinki.$A$5];[$przecinki.$A$2])" office:value-type="string" office:string-value="&quot;sj.&quot;" calcext:value-type="string">
            <text:p>"sj."</text:p>
          </table:table-cell>
          <table:table-cell table:style-name="ce42" table:formula="of:=UPPER([.G272])" office:value-type="string" office:string-value="&quot;SJ&quot;" calcext:value-type="string">
            <text:p>"SJ"</text:p>
          </table:table-cell>
          <table:table-cell table:style-name="ce42" table:formula="of:=CONCATENATE([$przecinki.$C$2];[$przecinki.$C$2];[.J272];[$przecinki.$C$2];[$przecinki.$C$2];[$przecinki.$C$2];[$przecinki.$C$2];[$przecinki.$B$5];[.F272];[$przecinki.$D$2];[$przecinki.$C$2];[$przecinki.$C$2];[$przecinki.$C$2];[.G272];[$przecinki.$D$2];[$przecinki.$C$2];[$przecinki.$C$2];[$przecinki.$C$2];[$przecinki.$C$2];[$przecinki.$C$2];[$przecinki.$C$2];[$przecinki.$C$2])" office:value-type="string" office:string-value="  &quot;sj.&quot;    [&quot;SJ&quot;,   &quot;sj&quot;,       " calcext:value-type="string">
            <text:p><text:s text:c="2"/>"sj." <text:s text:c="3"/>["SJ", <text:s text:c="2"/>"s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2]);[$przecinki.$A$2];[$przecinki.$C$5];[$przecinki.$D$2])" office:value-type="string" office:string-value="&quot;lewe SJ&quot;]," calcext:value-type="string">
            <text:p>"lewe SJ"],</text:p>
          </table:table-cell>
          <table:table-cell table:style-name="ce46" table:formula="of:=CONCATENATE([.L272];[.M272];[.N272])" office:value-type="string" office:string-value="  &quot;sj.&quot;    [&quot;SJ&quot;,   &quot;sj&quot;,       &quot;&quot;, &quot;ONSET&quot;, &quot;lewe SJ&quot;]," calcext:value-type="string">
            <text:p><text:s text:c="2"/>"sj." <text:s text:c="3"/>["SJ", <text:s text:c="2"/>"sj", <text:s text:c="6"/>"", "ONSET", "lewe SJ"],</text:p>
          </table:table-cell>
        </table:table-row>
        <table:table-row table:style-name="ro2">
          <table:table-cell table:formula="of:=[$'naglosy-edycja'.B273]" office:value-type="string" office:string-value="sk" calcext:value-type="string">
            <text:p>sk</text:p>
          </table:table-cell>
          <table:table-cell table:formula="of:=[$'naglosy-edycja'.C273]" office:value-type="string" office:string-value="SK" calcext:value-type="string">
            <text:p>SK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formula="of:=CONCATENATE([$przecinki.$A$2];[.E273];[$przecinki.$A$2];)" office:value-type="string" office:string-value="&quot;SK&quot;" calcext:value-type="string">
            <text:p>"SK"</text:p>
          </table:table-cell>
          <table:table-cell table:formula="of:=CONCATENATE([$przecinki.$A$2];[.A273];[$przecinki.$A$2])" office:value-type="string" office:string-value="&quot;sk&quot;" calcext:value-type="string">
            <text:p>"sk"</text:p>
          </table:table-cell>
          <table:table-cell table:formula="of:=CONCATENATE([.G273];[$przecinki.$B$2];[.F273];)" office:value-type="string" office:string-value="&quot;sk&quot;:&quot;SK&quot;" calcext:value-type="string">
            <text:p>"sk":"SK"</text:p>
          </table:table-cell>
          <table:table-cell/>
          <table:table-cell table:style-name="ce42" table:formula="of:=CONCATENATE([$przecinki.$A$2];[.A273];[$przecinki.$A$5];[$przecinki.$A$2])" office:value-type="string" office:string-value="&quot;sk.&quot;" calcext:value-type="string">
            <text:p>"sk."</text:p>
          </table:table-cell>
          <table:table-cell table:style-name="ce42" table:formula="of:=UPPER([.G273])" office:value-type="string" office:string-value="&quot;SK&quot;" calcext:value-type="string">
            <text:p>"SK"</text:p>
          </table:table-cell>
          <table:table-cell table:style-name="ce42" table:formula="of:=CONCATENATE([$przecinki.$C$2];[$przecinki.$C$2];[.J273];[$przecinki.$C$2];[$przecinki.$C$2];[$przecinki.$C$2];[$przecinki.$C$2];[$przecinki.$B$5];[.F273];[$przecinki.$D$2];[$przecinki.$C$2];[$przecinki.$C$2];[$przecinki.$C$2];[.G273];[$przecinki.$D$2];[$przecinki.$C$2];[$przecinki.$C$2];[$przecinki.$C$2];[$przecinki.$C$2];[$przecinki.$C$2];[$przecinki.$C$2];[$przecinki.$C$2])" office:value-type="string" office:string-value="  &quot;sk.&quot;    [&quot;SK&quot;,   &quot;sk&quot;,       " calcext:value-type="string">
            <text:p><text:s text:c="2"/>"sk." <text:s text:c="3"/>["SK", <text:s text:c="2"/>"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3]);[$przecinki.$A$2];[$przecinki.$C$5];[$przecinki.$D$2])" office:value-type="string" office:string-value="&quot;lewe SK&quot;]," calcext:value-type="string">
            <text:p>"lewe SK"],</text:p>
          </table:table-cell>
          <table:table-cell table:style-name="ce46" table:formula="of:=CONCATENATE([.L273];[.M273];[.N273])" office:value-type="string" office:string-value="  &quot;sk.&quot;    [&quot;SK&quot;,   &quot;sk&quot;,       &quot;&quot;, &quot;ONSET&quot;, &quot;lewe SK&quot;]," calcext:value-type="string">
            <text:p><text:s text:c="2"/>"sk." <text:s text:c="3"/>["SK", <text:s text:c="2"/>"sk", <text:s text:c="6"/>"", "ONSET", "lewe SK"],</text:p>
          </table:table-cell>
        </table:table-row>
        <table:table-row table:style-name="ro2">
          <table:table-cell table:formula="of:=[$'naglosy-edycja'.B274]" office:value-type="string" office:string-value="skl" calcext:value-type="string">
            <text:p>skl</text:p>
          </table:table-cell>
          <table:table-cell table:formula="of:=[$'naglosy-edycja'.C274]" office:value-type="string" office:string-value="SKL" calcext:value-type="string">
            <text:p>SKL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formula="of:=CONCATENATE([$przecinki.$A$2];[.E274];[$przecinki.$A$2];)" office:value-type="string" office:string-value="&quot;SKL&quot;" calcext:value-type="string">
            <text:p>"SKL"</text:p>
          </table:table-cell>
          <table:table-cell table:formula="of:=CONCATENATE([$przecinki.$A$2];[.A274];[$przecinki.$A$2])" office:value-type="string" office:string-value="&quot;skl&quot;" calcext:value-type="string">
            <text:p>"skl"</text:p>
          </table:table-cell>
          <table:table-cell table:formula="of:=CONCATENATE([.G274];[$przecinki.$B$2];[.F274];)" office:value-type="string" office:string-value="&quot;skl&quot;:&quot;SKL&quot;" calcext:value-type="string">
            <text:p>"skl":"SKL"</text:p>
          </table:table-cell>
          <table:table-cell/>
          <table:table-cell table:style-name="ce42" table:formula="of:=CONCATENATE([$przecinki.$A$2];[.A274];[$przecinki.$A$5];[$przecinki.$A$2])" office:value-type="string" office:string-value="&quot;skl.&quot;" calcext:value-type="string">
            <text:p>"skl."</text:p>
          </table:table-cell>
          <table:table-cell table:style-name="ce42" table:formula="of:=UPPER([.G274])" office:value-type="string" office:string-value="&quot;SKL&quot;" calcext:value-type="string">
            <text:p>"SKL"</text:p>
          </table:table-cell>
          <table:table-cell table:style-name="ce42" table:formula="of:=CONCATENATE([$przecinki.$C$2];[$przecinki.$C$2];[.J274];[$przecinki.$C$2];[$przecinki.$C$2];[$przecinki.$C$2];[$przecinki.$C$2];[$przecinki.$B$5];[.F274];[$przecinki.$D$2];[$przecinki.$C$2];[$przecinki.$C$2];[$przecinki.$C$2];[.G274];[$przecinki.$D$2];[$przecinki.$C$2];[$przecinki.$C$2];[$przecinki.$C$2];[$przecinki.$C$2];[$przecinki.$C$2];[$przecinki.$C$2];[$przecinki.$C$2])" office:value-type="string" office:string-value="  &quot;skl.&quot;    [&quot;SKL&quot;,   &quot;skl&quot;,       " calcext:value-type="string">
            <text:p><text:s text:c="2"/>"skl." <text:s text:c="3"/>["SKL", <text:s text:c="2"/>"s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4]);[$przecinki.$A$2];[$przecinki.$C$5];[$przecinki.$D$2])" office:value-type="string" office:string-value="&quot;lewe SKL&quot;]," calcext:value-type="string">
            <text:p>"lewe SKL"],</text:p>
          </table:table-cell>
          <table:table-cell table:style-name="ce46" table:formula="of:=CONCATENATE([.L274];[.M274];[.N274])" office:value-type="string" office:string-value="  &quot;skl.&quot;    [&quot;SKL&quot;,   &quot;skl&quot;,       &quot;&quot;, &quot;ONSET&quot;, &quot;lewe SKL&quot;]," calcext:value-type="string">
            <text:p><text:s text:c="2"/>"skl." <text:s text:c="3"/>["SKL", <text:s text:c="2"/>"skl", <text:s text:c="6"/>"", "ONSET", "lewe SKL"],</text:p>
          </table:table-cell>
        </table:table-row>
        <table:table-row table:style-name="ro2">
          <table:table-cell table:formula="of:=[$'naglosy-edycja'.B275]" office:value-type="string" office:string-value="skln" calcext:value-type="string">
            <text:p>skln</text:p>
          </table:table-cell>
          <table:table-cell table:formula="of:=[$'naglosy-edycja'.C275]" office:value-type="string" office:string-value="SKVLR" calcext:value-type="string">
            <text:p>SKVLR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formula="of:=CONCATENATE([$przecinki.$A$2];[.E275];[$przecinki.$A$2];)" office:value-type="string" office:string-value="&quot;SKVLR&quot;" calcext:value-type="string">
            <text:p>"SKVLR"</text:p>
          </table:table-cell>
          <table:table-cell table:formula="of:=CONCATENATE([$przecinki.$A$2];[.A275];[$przecinki.$A$2])" office:value-type="string" office:string-value="&quot;skln&quot;" calcext:value-type="string">
            <text:p>"skln"</text:p>
          </table:table-cell>
          <table:table-cell table:formula="of:=CONCATENATE([.G275];[$przecinki.$B$2];[.F275];)" office:value-type="string" office:string-value="&quot;skln&quot;:&quot;SKVLR&quot;" calcext:value-type="string">
            <text:p>"skln":"SKVLR"</text:p>
          </table:table-cell>
          <table:table-cell/>
          <table:table-cell table:style-name="ce42" table:formula="of:=CONCATENATE([$przecinki.$A$2];[.A275];[$przecinki.$A$5];[$przecinki.$A$2])" office:value-type="string" office:string-value="&quot;skln.&quot;" calcext:value-type="string">
            <text:p>"skln."</text:p>
          </table:table-cell>
          <table:table-cell table:style-name="ce42" table:formula="of:=UPPER([.G275])" office:value-type="string" office:string-value="&quot;SKLN&quot;" calcext:value-type="string">
            <text:p>"SKLN"</text:p>
          </table:table-cell>
          <table:table-cell table:style-name="ce42" table:formula="of:=CONCATENATE([$przecinki.$C$2];[$przecinki.$C$2];[.J275];[$przecinki.$C$2];[$przecinki.$C$2];[$przecinki.$C$2];[$przecinki.$C$2];[$przecinki.$B$5];[.F275];[$przecinki.$D$2];[$przecinki.$C$2];[$przecinki.$C$2];[$przecinki.$C$2];[.G275];[$przecinki.$D$2];[$przecinki.$C$2];[$przecinki.$C$2];[$przecinki.$C$2];[$przecinki.$C$2];[$przecinki.$C$2];[$przecinki.$C$2];[$przecinki.$C$2])" office:value-type="string" office:string-value="  &quot;skln.&quot;    [&quot;SKVLR&quot;,   &quot;skln&quot;,       " calcext:value-type="string">
            <text:p><text:s text:c="2"/>"skln." <text:s text:c="3"/>["SKVLR", <text:s text:c="2"/>"s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5]);[$przecinki.$A$2];[$przecinki.$C$5];[$przecinki.$D$2])" office:value-type="string" office:string-value="&quot;lewe SKLN&quot;]," calcext:value-type="string">
            <text:p>"lewe SKLN"],</text:p>
          </table:table-cell>
          <table:table-cell table:style-name="ce46" table:formula="of:=CONCATENATE([.L275];[.M275];[.N275])" office:value-type="string" office:string-value="  &quot;skln.&quot;    [&quot;SKVLR&quot;,   &quot;skln&quot;,       &quot;&quot;, &quot;ONSET&quot;, &quot;lewe SKLN&quot;]," calcext:value-type="string">
            <text:p><text:s text:c="2"/>"skln." <text:s text:c="3"/>["SKVLR", <text:s text:c="2"/>"skln", <text:s text:c="6"/>"", "ONSET", "lewe SKLN"],</text:p>
          </table:table-cell>
        </table:table-row>
        <table:table-row table:style-name="ro2">
          <table:table-cell table:formula="of:=[$'naglosy-edycja'.B276]" office:value-type="string" office:string-value="skł" calcext:value-type="string">
            <text:p>skł</text:p>
          </table:table-cell>
          <table:table-cell table:formula="of:=[$'naglosy-edycja'.C276]" office:value-type="string" office:string-value="SKLJ" calcext:value-type="string">
            <text:p>SKLJ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formula="of:=CONCATENATE([$przecinki.$A$2];[.E276];[$przecinki.$A$2];)" office:value-type="string" office:string-value="&quot;SKLJ&quot;" calcext:value-type="string">
            <text:p>"SKLJ"</text:p>
          </table:table-cell>
          <table:table-cell table:formula="of:=CONCATENATE([$przecinki.$A$2];[.A276];[$przecinki.$A$2])" office:value-type="string" office:string-value="&quot;skł&quot;" calcext:value-type="string">
            <text:p>"skł"</text:p>
          </table:table-cell>
          <table:table-cell table:formula="of:=CONCATENATE([.G276];[$przecinki.$B$2];[.F276];)" office:value-type="string" office:string-value="&quot;skł&quot;:&quot;SKLJ&quot;" calcext:value-type="string">
            <text:p>"skł":"SKLJ"</text:p>
          </table:table-cell>
          <table:table-cell/>
          <table:table-cell table:style-name="ce42" table:formula="of:=CONCATENATE([$przecinki.$A$2];[.A276];[$przecinki.$A$5];[$przecinki.$A$2])" office:value-type="string" office:string-value="&quot;skł.&quot;" calcext:value-type="string">
            <text:p>"skł."</text:p>
          </table:table-cell>
          <table:table-cell table:style-name="ce42" table:formula="of:=UPPER([.G276])" office:value-type="string" office:string-value="&quot;SKŁ&quot;" calcext:value-type="string">
            <text:p>"SKŁ"</text:p>
          </table:table-cell>
          <table:table-cell table:style-name="ce42" table:formula="of:=CONCATENATE([$przecinki.$C$2];[$przecinki.$C$2];[.J276];[$przecinki.$C$2];[$przecinki.$C$2];[$przecinki.$C$2];[$przecinki.$C$2];[$przecinki.$B$5];[.F276];[$przecinki.$D$2];[$przecinki.$C$2];[$przecinki.$C$2];[$przecinki.$C$2];[.G276];[$przecinki.$D$2];[$przecinki.$C$2];[$przecinki.$C$2];[$przecinki.$C$2];[$przecinki.$C$2];[$przecinki.$C$2];[$przecinki.$C$2];[$przecinki.$C$2])" office:value-type="string" office:string-value="  &quot;skł.&quot;    [&quot;SKLJ&quot;,   &quot;skł&quot;,       " calcext:value-type="string">
            <text:p><text:s text:c="2"/>"skł." <text:s text:c="3"/>["SKLJ", <text:s text:c="2"/>"s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6]);[$przecinki.$A$2];[$przecinki.$C$5];[$przecinki.$D$2])" office:value-type="string" office:string-value="&quot;lewe SKŁ&quot;]," calcext:value-type="string">
            <text:p>"lewe SKŁ"],</text:p>
          </table:table-cell>
          <table:table-cell table:style-name="ce46" table:formula="of:=CONCATENATE([.L276];[.M276];[.N276])" office:value-type="string" office:string-value="  &quot;skł.&quot;    [&quot;SKLJ&quot;,   &quot;skł&quot;,       &quot;&quot;, &quot;ONSET&quot;, &quot;lewe SKŁ&quot;]," calcext:value-type="string">
            <text:p><text:s text:c="2"/>"skł." <text:s text:c="3"/>["SKLJ", <text:s text:c="2"/>"skł", <text:s text:c="6"/>"", "ONSET", "lewe SKŁ"],</text:p>
          </table:table-cell>
        </table:table-row>
        <table:table-row table:style-name="ro2">
          <table:table-cell table:formula="of:=[$'naglosy-edycja'.B277]" office:value-type="string" office:string-value="skm" calcext:value-type="string">
            <text:p>skm</text:p>
          </table:table-cell>
          <table:table-cell table:formula="of:=[$'naglosy-edycja'.C277]" office:value-type="string" office:string-value="SKTV" calcext:value-type="string">
            <text:p>SKTV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formula="of:=CONCATENATE([$przecinki.$A$2];[.E277];[$przecinki.$A$2];)" office:value-type="string" office:string-value="&quot;SKTV&quot;" calcext:value-type="string">
            <text:p>"SKTV"</text:p>
          </table:table-cell>
          <table:table-cell table:formula="of:=CONCATENATE([$przecinki.$A$2];[.A277];[$przecinki.$A$2])" office:value-type="string" office:string-value="&quot;skm&quot;" calcext:value-type="string">
            <text:p>"skm"</text:p>
          </table:table-cell>
          <table:table-cell table:formula="of:=CONCATENATE([.G277];[$przecinki.$B$2];[.F277];)" office:value-type="string" office:string-value="&quot;skm&quot;:&quot;SKTV&quot;" calcext:value-type="string">
            <text:p>"skm":"SKTV"</text:p>
          </table:table-cell>
          <table:table-cell/>
          <table:table-cell table:style-name="ce42" table:formula="of:=CONCATENATE([$przecinki.$A$2];[.A277];[$przecinki.$A$5];[$przecinki.$A$2])" office:value-type="string" office:string-value="&quot;skm.&quot;" calcext:value-type="string">
            <text:p>"skm."</text:p>
          </table:table-cell>
          <table:table-cell table:style-name="ce42" table:formula="of:=UPPER([.G277])" office:value-type="string" office:string-value="&quot;SKM&quot;" calcext:value-type="string">
            <text:p>"SKM"</text:p>
          </table:table-cell>
          <table:table-cell table:style-name="ce42" table:formula="of:=CONCATENATE([$przecinki.$C$2];[$przecinki.$C$2];[.J277];[$przecinki.$C$2];[$przecinki.$C$2];[$przecinki.$C$2];[$przecinki.$C$2];[$przecinki.$B$5];[.F277];[$przecinki.$D$2];[$przecinki.$C$2];[$przecinki.$C$2];[$przecinki.$C$2];[.G277];[$przecinki.$D$2];[$przecinki.$C$2];[$przecinki.$C$2];[$przecinki.$C$2];[$przecinki.$C$2];[$przecinki.$C$2];[$przecinki.$C$2];[$przecinki.$C$2])" office:value-type="string" office:string-value="  &quot;skm.&quot;    [&quot;SKTV&quot;,   &quot;skm&quot;,       " calcext:value-type="string">
            <text:p><text:s text:c="2"/>"skm." <text:s text:c="3"/>["SKTV", <text:s text:c="2"/>"s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7]);[$przecinki.$A$2];[$przecinki.$C$5];[$przecinki.$D$2])" office:value-type="string" office:string-value="&quot;lewe SKM&quot;]," calcext:value-type="string">
            <text:p>"lewe SKM"],</text:p>
          </table:table-cell>
          <table:table-cell table:style-name="ce46" table:formula="of:=CONCATENATE([.L277];[.M277];[.N277])" office:value-type="string" office:string-value="  &quot;skm.&quot;    [&quot;SKTV&quot;,   &quot;skm&quot;,       &quot;&quot;, &quot;ONSET&quot;, &quot;lewe SKM&quot;]," calcext:value-type="string">
            <text:p><text:s text:c="2"/>"skm." <text:s text:c="3"/>["SKTV", <text:s text:c="2"/>"skm", <text:s text:c="6"/>"", "ONSET", "lewe SKM"],</text:p>
          </table:table-cell>
        </table:table-row>
        <table:table-row table:style-name="ro2">
          <table:table-cell table:formula="of:=[$'naglosy-edycja'.B278]" office:value-type="string" office:string-value="skn" calcext:value-type="string">
            <text:p>skn</text:p>
          </table:table-cell>
          <table:table-cell table:formula="of:=[$'naglosy-edycja'.C278]" office:value-type="string" office:string-value="SKLR" calcext:value-type="string">
            <text:p>SKLR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formula="of:=CONCATENATE([$przecinki.$A$2];[.E278];[$przecinki.$A$2];)" office:value-type="string" office:string-value="&quot;SKLR&quot;" calcext:value-type="string">
            <text:p>"SKLR"</text:p>
          </table:table-cell>
          <table:table-cell table:formula="of:=CONCATENATE([$przecinki.$A$2];[.A278];[$przecinki.$A$2])" office:value-type="string" office:string-value="&quot;skn&quot;" calcext:value-type="string">
            <text:p>"skn"</text:p>
          </table:table-cell>
          <table:table-cell table:formula="of:=CONCATENATE([.G278];[$przecinki.$B$2];[.F278];)" office:value-type="string" office:string-value="&quot;skn&quot;:&quot;SKLR&quot;" calcext:value-type="string">
            <text:p>"skn":"SKLR"</text:p>
          </table:table-cell>
          <table:table-cell/>
          <table:table-cell table:style-name="ce42" table:formula="of:=CONCATENATE([$przecinki.$A$2];[.A278];[$przecinki.$A$5];[$przecinki.$A$2])" office:value-type="string" office:string-value="&quot;skn.&quot;" calcext:value-type="string">
            <text:p>"skn."</text:p>
          </table:table-cell>
          <table:table-cell table:style-name="ce42" table:formula="of:=UPPER([.G278])" office:value-type="string" office:string-value="&quot;SKN&quot;" calcext:value-type="string">
            <text:p>"SKN"</text:p>
          </table:table-cell>
          <table:table-cell table:style-name="ce42" table:formula="of:=CONCATENATE([$przecinki.$C$2];[$przecinki.$C$2];[.J278];[$przecinki.$C$2];[$przecinki.$C$2];[$przecinki.$C$2];[$przecinki.$C$2];[$przecinki.$B$5];[.F278];[$przecinki.$D$2];[$przecinki.$C$2];[$przecinki.$C$2];[$przecinki.$C$2];[.G278];[$przecinki.$D$2];[$przecinki.$C$2];[$przecinki.$C$2];[$przecinki.$C$2];[$przecinki.$C$2];[$przecinki.$C$2];[$przecinki.$C$2];[$przecinki.$C$2])" office:value-type="string" office:string-value="  &quot;skn.&quot;    [&quot;SKLR&quot;,   &quot;skn&quot;,       " calcext:value-type="string">
            <text:p><text:s text:c="2"/>"skn." <text:s text:c="3"/>["SKLR", <text:s text:c="2"/>"s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8]);[$przecinki.$A$2];[$przecinki.$C$5];[$przecinki.$D$2])" office:value-type="string" office:string-value="&quot;lewe SKN&quot;]," calcext:value-type="string">
            <text:p>"lewe SKN"],</text:p>
          </table:table-cell>
          <table:table-cell table:style-name="ce46" table:formula="of:=CONCATENATE([.L278];[.M278];[.N278])" office:value-type="string" office:string-value="  &quot;skn.&quot;    [&quot;SKLR&quot;,   &quot;skn&quot;,       &quot;&quot;, &quot;ONSET&quot;, &quot;lewe SKN&quot;]," calcext:value-type="string">
            <text:p><text:s text:c="2"/>"skn." <text:s text:c="3"/>["SKLR", <text:s text:c="2"/>"skn", <text:s text:c="6"/>"", "ONSET", "lewe SKN"],</text:p>
          </table:table-cell>
        </table:table-row>
        <table:table-row table:style-name="ro2">
          <table:table-cell table:formula="of:=[$'naglosy-edycja'.B279]" office:value-type="string" office:string-value="skr" calcext:value-type="string">
            <text:p>skr</text:p>
          </table:table-cell>
          <table:table-cell table:formula="of:=[$'naglosy-edycja'.C279]" office:value-type="string" office:string-value="SKR" calcext:value-type="string">
            <text:p>SK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formula="of:=CONCATENATE([$przecinki.$A$2];[.E279];[$przecinki.$A$2];)" office:value-type="string" office:string-value="&quot;SKR&quot;" calcext:value-type="string">
            <text:p>"SKR"</text:p>
          </table:table-cell>
          <table:table-cell table:formula="of:=CONCATENATE([$przecinki.$A$2];[.A279];[$przecinki.$A$2])" office:value-type="string" office:string-value="&quot;skr&quot;" calcext:value-type="string">
            <text:p>"skr"</text:p>
          </table:table-cell>
          <table:table-cell table:formula="of:=CONCATENATE([.G279];[$przecinki.$B$2];[.F279];)" office:value-type="string" office:string-value="&quot;skr&quot;:&quot;SKR&quot;" calcext:value-type="string">
            <text:p>"skr":"SKR"</text:p>
          </table:table-cell>
          <table:table-cell/>
          <table:table-cell table:style-name="ce42" table:formula="of:=CONCATENATE([$przecinki.$A$2];[.A279];[$przecinki.$A$5];[$przecinki.$A$2])" office:value-type="string" office:string-value="&quot;skr.&quot;" calcext:value-type="string">
            <text:p>"skr."</text:p>
          </table:table-cell>
          <table:table-cell table:style-name="ce42" table:formula="of:=UPPER([.G279])" office:value-type="string" office:string-value="&quot;SKR&quot;" calcext:value-type="string">
            <text:p>"SKR"</text:p>
          </table:table-cell>
          <table:table-cell table:style-name="ce42" table:formula="of:=CONCATENATE([$przecinki.$C$2];[$przecinki.$C$2];[.J279];[$przecinki.$C$2];[$przecinki.$C$2];[$przecinki.$C$2];[$przecinki.$C$2];[$przecinki.$B$5];[.F279];[$przecinki.$D$2];[$przecinki.$C$2];[$przecinki.$C$2];[$przecinki.$C$2];[.G279];[$przecinki.$D$2];[$przecinki.$C$2];[$przecinki.$C$2];[$przecinki.$C$2];[$przecinki.$C$2];[$przecinki.$C$2];[$przecinki.$C$2];[$przecinki.$C$2])" office:value-type="string" office:string-value="  &quot;skr.&quot;    [&quot;SKR&quot;,   &quot;skr&quot;,       " calcext:value-type="string">
            <text:p><text:s text:c="2"/>"skr." <text:s text:c="3"/>["SKR", <text:s text:c="2"/>"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9]);[$przecinki.$A$2];[$przecinki.$C$5];[$przecinki.$D$2])" office:value-type="string" office:string-value="&quot;lewe SKR&quot;]," calcext:value-type="string">
            <text:p>"lewe SKR"],</text:p>
          </table:table-cell>
          <table:table-cell table:style-name="ce46" table:formula="of:=CONCATENATE([.L279];[.M279];[.N279])" office:value-type="string" office:string-value="  &quot;skr.&quot;    [&quot;SKR&quot;,   &quot;skr&quot;,       &quot;&quot;, &quot;ONSET&quot;, &quot;lewe SKR&quot;]," calcext:value-type="string">
            <text:p><text:s text:c="2"/>"skr." <text:s text:c="3"/>["SKR", <text:s text:c="2"/>"skr", <text:s text:c="6"/>"", "ONSET", "lewe SKR"],</text:p>
          </table:table-cell>
        </table:table-row>
        <table:table-row table:style-name="ro2">
          <table:table-cell table:formula="of:=[$'naglosy-edycja'.B280]" office:value-type="string" office:string-value="skrn" calcext:value-type="string">
            <text:p>skrn</text:p>
          </table:table-cell>
          <table:table-cell table:formula="of:=[$'naglosy-edycja'.C280]" office:value-type="string" office:string-value="SKVLR" calcext:value-type="string">
            <text:p>SKVL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formula="of:=CONCATENATE([$przecinki.$A$2];[.E280];[$przecinki.$A$2];)" office:value-type="string" office:string-value="&quot;SKVLR&quot;" calcext:value-type="string">
            <text:p>"SKVLR"</text:p>
          </table:table-cell>
          <table:table-cell table:formula="of:=CONCATENATE([$przecinki.$A$2];[.A280];[$przecinki.$A$2])" office:value-type="string" office:string-value="&quot;skrn&quot;" calcext:value-type="string">
            <text:p>"skrn"</text:p>
          </table:table-cell>
          <table:table-cell table:formula="of:=CONCATENATE([.G280];[$przecinki.$B$2];[.F280];)" office:value-type="string" office:string-value="&quot;skrn&quot;:&quot;SKVLR&quot;" calcext:value-type="string">
            <text:p>"skrn":"SKVLR"</text:p>
          </table:table-cell>
          <table:table-cell/>
          <table:table-cell table:style-name="ce42" table:formula="of:=CONCATENATE([$przecinki.$A$2];[.A280];[$przecinki.$A$5];[$przecinki.$A$2])" office:value-type="string" office:string-value="&quot;skrn.&quot;" calcext:value-type="string">
            <text:p>"skrn."</text:p>
          </table:table-cell>
          <table:table-cell table:style-name="ce42" table:formula="of:=UPPER([.G280])" office:value-type="string" office:string-value="&quot;SKRN&quot;" calcext:value-type="string">
            <text:p>"SKRN"</text:p>
          </table:table-cell>
          <table:table-cell table:style-name="ce42" table:formula="of:=CONCATENATE([$przecinki.$C$2];[$przecinki.$C$2];[.J280];[$przecinki.$C$2];[$przecinki.$C$2];[$przecinki.$C$2];[$przecinki.$C$2];[$przecinki.$B$5];[.F280];[$przecinki.$D$2];[$przecinki.$C$2];[$przecinki.$C$2];[$przecinki.$C$2];[.G280];[$przecinki.$D$2];[$przecinki.$C$2];[$przecinki.$C$2];[$przecinki.$C$2];[$przecinki.$C$2];[$przecinki.$C$2];[$przecinki.$C$2];[$przecinki.$C$2])" office:value-type="string" office:string-value="  &quot;skrn.&quot;    [&quot;SKVLR&quot;,   &quot;skrn&quot;,       " calcext:value-type="string">
            <text:p><text:s text:c="2"/>"skrn." <text:s text:c="3"/>["SKVLR", <text:s text:c="2"/>"s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0]);[$przecinki.$A$2];[$przecinki.$C$5];[$przecinki.$D$2])" office:value-type="string" office:string-value="&quot;lewe SKRN&quot;]," calcext:value-type="string">
            <text:p>"lewe SKRN"],</text:p>
          </table:table-cell>
          <table:table-cell table:style-name="ce46" table:formula="of:=CONCATENATE([.L280];[.M280];[.N280])" office:value-type="string" office:string-value="  &quot;skrn.&quot;    [&quot;SKVLR&quot;,   &quot;skrn&quot;,       &quot;&quot;, &quot;ONSET&quot;, &quot;lewe SKRN&quot;]," calcext:value-type="string">
            <text:p><text:s text:c="2"/>"skrn." <text:s text:c="3"/>["SKVLR", <text:s text:c="2"/>"skrn", <text:s text:c="6"/>"", "ONSET", "lewe SKRN"],</text:p>
          </table:table-cell>
        </table:table-row>
        <table:table-row table:style-name="ro2">
          <table:table-cell table:formula="of:=[$'naglosy-edycja'.B281]" office:value-type="string" office:string-value="skrw" calcext:value-type="string">
            <text:p>skrw</text:p>
          </table:table-cell>
          <table:table-cell table:formula="of:=[$'naglosy-edycja'.C281]" office:value-type="string" office:string-value="SKVR" calcext:value-type="string">
            <text:p>SKV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formula="of:=CONCATENATE([$przecinki.$A$2];[.E281];[$przecinki.$A$2];)" office:value-type="string" office:string-value="&quot;SKVR&quot;" calcext:value-type="string">
            <text:p>"SKVR"</text:p>
          </table:table-cell>
          <table:table-cell table:formula="of:=CONCATENATE([$przecinki.$A$2];[.A281];[$przecinki.$A$2])" office:value-type="string" office:string-value="&quot;skrw&quot;" calcext:value-type="string">
            <text:p>"skrw"</text:p>
          </table:table-cell>
          <table:table-cell table:formula="of:=CONCATENATE([.G281];[$przecinki.$B$2];[.F281];)" office:value-type="string" office:string-value="&quot;skrw&quot;:&quot;SKVR&quot;" calcext:value-type="string">
            <text:p>"skrw":"SKVR"</text:p>
          </table:table-cell>
          <table:table-cell/>
          <table:table-cell table:style-name="ce42" table:formula="of:=CONCATENATE([$przecinki.$A$2];[.A281];[$przecinki.$A$5];[$przecinki.$A$2])" office:value-type="string" office:string-value="&quot;skrw.&quot;" calcext:value-type="string">
            <text:p>"skrw."</text:p>
          </table:table-cell>
          <table:table-cell table:style-name="ce42" table:formula="of:=UPPER([.G281])" office:value-type="string" office:string-value="&quot;SKRW&quot;" calcext:value-type="string">
            <text:p>"SKRW"</text:p>
          </table:table-cell>
          <table:table-cell table:style-name="ce42" table:formula="of:=CONCATENATE([$przecinki.$C$2];[$przecinki.$C$2];[.J281];[$przecinki.$C$2];[$przecinki.$C$2];[$przecinki.$C$2];[$przecinki.$C$2];[$przecinki.$B$5];[.F281];[$przecinki.$D$2];[$przecinki.$C$2];[$przecinki.$C$2];[$przecinki.$C$2];[.G281];[$przecinki.$D$2];[$przecinki.$C$2];[$przecinki.$C$2];[$przecinki.$C$2];[$przecinki.$C$2];[$przecinki.$C$2];[$przecinki.$C$2];[$przecinki.$C$2])" office:value-type="string" office:string-value="  &quot;skrw.&quot;    [&quot;SKVR&quot;,   &quot;skrw&quot;,       " calcext:value-type="string">
            <text:p><text:s text:c="2"/>"skrw." <text:s text:c="3"/>["SKVR", <text:s text:c="2"/>"s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1]);[$przecinki.$A$2];[$przecinki.$C$5];[$przecinki.$D$2])" office:value-type="string" office:string-value="&quot;lewe SKRW&quot;]," calcext:value-type="string">
            <text:p>"lewe SKRW"],</text:p>
          </table:table-cell>
          <table:table-cell table:style-name="ce46" table:formula="of:=CONCATENATE([.L281];[.M281];[.N281])" office:value-type="string" office:string-value="  &quot;skrw.&quot;    [&quot;SKVR&quot;,   &quot;skrw&quot;,       &quot;&quot;, &quot;ONSET&quot;, &quot;lewe SKRW&quot;]," calcext:value-type="string">
            <text:p><text:s text:c="2"/>"skrw." <text:s text:c="3"/>["SKVR", <text:s text:c="2"/>"skrw", <text:s text:c="6"/>"", "ONSET", "lewe SKRW"],</text:p>
          </table:table-cell>
        </table:table-row>
        <table:table-row table:style-name="ro2">
          <table:table-cell table:formula="of:=[$'naglosy-edycja'.B282]" office:value-type="string" office:string-value="skrz" calcext:value-type="string">
            <text:p>skrz</text:p>
          </table:table-cell>
          <table:table-cell table:formula="of:=[$'naglosy-edycja'.C282]" office:value-type="string" office:string-value="SKRJ" calcext:value-type="string">
            <text:p>SKRJ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formula="of:=CONCATENATE([$przecinki.$A$2];[.E282];[$przecinki.$A$2];)" office:value-type="string" office:string-value="&quot;SKRJ&quot;" calcext:value-type="string">
            <text:p>"SKRJ"</text:p>
          </table:table-cell>
          <table:table-cell table:formula="of:=CONCATENATE([$przecinki.$A$2];[.A282];[$przecinki.$A$2])" office:value-type="string" office:string-value="&quot;skrz&quot;" calcext:value-type="string">
            <text:p>"skrz"</text:p>
          </table:table-cell>
          <table:table-cell table:formula="of:=CONCATENATE([.G282];[$przecinki.$B$2];[.F282];)" office:value-type="string" office:string-value="&quot;skrz&quot;:&quot;SKRJ&quot;" calcext:value-type="string">
            <text:p>"skrz":"SKRJ"</text:p>
          </table:table-cell>
          <table:table-cell/>
          <table:table-cell table:style-name="ce42" table:formula="of:=CONCATENATE([$przecinki.$A$2];[.A282];[$przecinki.$A$5];[$przecinki.$A$2])" office:value-type="string" office:string-value="&quot;skrz.&quot;" calcext:value-type="string">
            <text:p>"skrz."</text:p>
          </table:table-cell>
          <table:table-cell table:style-name="ce42" table:formula="of:=UPPER([.G282])" office:value-type="string" office:string-value="&quot;SKRZ&quot;" calcext:value-type="string">
            <text:p>"SKRZ"</text:p>
          </table:table-cell>
          <table:table-cell table:style-name="ce42" table:formula="of:=CONCATENATE([$przecinki.$C$2];[$przecinki.$C$2];[.J282];[$przecinki.$C$2];[$przecinki.$C$2];[$przecinki.$C$2];[$przecinki.$C$2];[$przecinki.$B$5];[.F282];[$przecinki.$D$2];[$przecinki.$C$2];[$przecinki.$C$2];[$przecinki.$C$2];[.G282];[$przecinki.$D$2];[$przecinki.$C$2];[$przecinki.$C$2];[$przecinki.$C$2];[$przecinki.$C$2];[$przecinki.$C$2];[$przecinki.$C$2];[$przecinki.$C$2])" office:value-type="string" office:string-value="  &quot;skrz.&quot;    [&quot;SKRJ&quot;,   &quot;skrz&quot;,       " calcext:value-type="string">
            <text:p><text:s text:c="2"/>"skrz." <text:s text:c="3"/>["SKRJ", <text:s text:c="2"/>"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2]);[$przecinki.$A$2];[$przecinki.$C$5];[$przecinki.$D$2])" office:value-type="string" office:string-value="&quot;lewe SKRZ&quot;]," calcext:value-type="string">
            <text:p>"lewe SKRZ"],</text:p>
          </table:table-cell>
          <table:table-cell table:style-name="ce46" table:formula="of:=CONCATENATE([.L282];[.M282];[.N282])" office:value-type="string" office:string-value="  &quot;skrz.&quot;    [&quot;SKRJ&quot;,   &quot;skrz&quot;,       &quot;&quot;, &quot;ONSET&quot;, &quot;lewe SKRZ&quot;]," calcext:value-type="string">
            <text:p><text:s text:c="2"/>"skrz." <text:s text:c="3"/>["SKRJ", <text:s text:c="2"/>"skrz", <text:s text:c="6"/>"", "ONSET", "lewe SKRZ"],</text:p>
          </table:table-cell>
        </table:table-row>
        <table:table-row table:style-name="ro2">
          <table:table-cell table:formula="of:=[$'naglosy-edycja'.B283]" office:value-type="string" office:string-value="sks" calcext:value-type="string">
            <text:p>sks</text:p>
          </table:table-cell>
          <table:table-cell table:formula="of:=[$'naglosy-edycja'.C283]" office:value-type="string" office:string-value="FSK" calcext:value-type="string">
            <text:p>FSK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formula="of:=CONCATENATE([$przecinki.$A$2];[.E283];[$przecinki.$A$2];)" office:value-type="string" office:string-value="&quot;FSK&quot;" calcext:value-type="string">
            <text:p>"FSK"</text:p>
          </table:table-cell>
          <table:table-cell table:formula="of:=CONCATENATE([$przecinki.$A$2];[.A283];[$przecinki.$A$2])" office:value-type="string" office:string-value="&quot;sks&quot;" calcext:value-type="string">
            <text:p>"sks"</text:p>
          </table:table-cell>
          <table:table-cell table:formula="of:=CONCATENATE([.G283];[$przecinki.$B$2];[.F283];)" office:value-type="string" office:string-value="&quot;sks&quot;:&quot;FSK&quot;" calcext:value-type="string">
            <text:p>"sks":"FSK"</text:p>
          </table:table-cell>
          <table:table-cell/>
          <table:table-cell table:style-name="ce42" table:formula="of:=CONCATENATE([$przecinki.$A$2];[.A283];[$przecinki.$A$5];[$przecinki.$A$2])" office:value-type="string" office:string-value="&quot;sks.&quot;" calcext:value-type="string">
            <text:p>"sks."</text:p>
          </table:table-cell>
          <table:table-cell table:style-name="ce42" table:formula="of:=UPPER([.G283])" office:value-type="string" office:string-value="&quot;SKS&quot;" calcext:value-type="string">
            <text:p>"SKS"</text:p>
          </table:table-cell>
          <table:table-cell table:style-name="ce42" table:formula="of:=CONCATENATE([$przecinki.$C$2];[$przecinki.$C$2];[.J283];[$przecinki.$C$2];[$przecinki.$C$2];[$przecinki.$C$2];[$przecinki.$C$2];[$przecinki.$B$5];[.F283];[$przecinki.$D$2];[$przecinki.$C$2];[$przecinki.$C$2];[$przecinki.$C$2];[.G283];[$przecinki.$D$2];[$przecinki.$C$2];[$przecinki.$C$2];[$przecinki.$C$2];[$przecinki.$C$2];[$przecinki.$C$2];[$przecinki.$C$2];[$przecinki.$C$2])" office:value-type="string" office:string-value="  &quot;sks.&quot;    [&quot;FSK&quot;,   &quot;sks&quot;,       " calcext:value-type="string">
            <text:p><text:s text:c="2"/>"sks." <text:s text:c="3"/>["FSK", <text:s text:c="2"/>"s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3]);[$przecinki.$A$2];[$przecinki.$C$5];[$przecinki.$D$2])" office:value-type="string" office:string-value="&quot;lewe SKS&quot;]," calcext:value-type="string">
            <text:p>"lewe SKS"],</text:p>
          </table:table-cell>
          <table:table-cell table:style-name="ce46" table:formula="of:=CONCATENATE([.L283];[.M283];[.N283])" office:value-type="string" office:string-value="  &quot;sks.&quot;    [&quot;FSK&quot;,   &quot;sks&quot;,       &quot;&quot;, &quot;ONSET&quot;, &quot;lewe SKS&quot;]," calcext:value-type="string">
            <text:p><text:s text:c="2"/>"sks." <text:s text:c="3"/>["FSK", <text:s text:c="2"/>"sks", <text:s text:c="6"/>"", "ONSET", "lewe SKS"],</text:p>
          </table:table-cell>
        </table:table-row>
        <table:table-row table:style-name="ro2">
          <table:table-cell table:formula="of:=[$'naglosy-edycja'.B284]" office:value-type="string" office:string-value="skw" calcext:value-type="string">
            <text:p>skw</text:p>
          </table:table-cell>
          <table:table-cell table:formula="of:=[$'naglosy-edycja'.C284]" office:value-type="string" office:string-value="SKV" calcext:value-type="string">
            <text:p>SKV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formula="of:=CONCATENATE([$przecinki.$A$2];[.E284];[$przecinki.$A$2];)" office:value-type="string" office:string-value="&quot;SKV&quot;" calcext:value-type="string">
            <text:p>"SKV"</text:p>
          </table:table-cell>
          <table:table-cell table:formula="of:=CONCATENATE([$przecinki.$A$2];[.A284];[$przecinki.$A$2])" office:value-type="string" office:string-value="&quot;skw&quot;" calcext:value-type="string">
            <text:p>"skw"</text:p>
          </table:table-cell>
          <table:table-cell table:formula="of:=CONCATENATE([.G284];[$przecinki.$B$2];[.F284];)" office:value-type="string" office:string-value="&quot;skw&quot;:&quot;SKV&quot;" calcext:value-type="string">
            <text:p>"skw":"SKV"</text:p>
          </table:table-cell>
          <table:table-cell/>
          <table:table-cell table:style-name="ce42" table:formula="of:=CONCATENATE([$przecinki.$A$2];[.A284];[$przecinki.$A$5];[$przecinki.$A$2])" office:value-type="string" office:string-value="&quot;skw.&quot;" calcext:value-type="string">
            <text:p>"skw."</text:p>
          </table:table-cell>
          <table:table-cell table:style-name="ce42" table:formula="of:=UPPER([.G284])" office:value-type="string" office:string-value="&quot;SKW&quot;" calcext:value-type="string">
            <text:p>"SKW"</text:p>
          </table:table-cell>
          <table:table-cell table:style-name="ce42" table:formula="of:=CONCATENATE([$przecinki.$C$2];[$przecinki.$C$2];[.J284];[$przecinki.$C$2];[$przecinki.$C$2];[$przecinki.$C$2];[$przecinki.$C$2];[$przecinki.$B$5];[.F284];[$przecinki.$D$2];[$przecinki.$C$2];[$przecinki.$C$2];[$przecinki.$C$2];[.G284];[$przecinki.$D$2];[$przecinki.$C$2];[$przecinki.$C$2];[$przecinki.$C$2];[$przecinki.$C$2];[$przecinki.$C$2];[$przecinki.$C$2];[$przecinki.$C$2])" office:value-type="string" office:string-value="  &quot;skw.&quot;    [&quot;SKV&quot;,   &quot;skw&quot;,       " calcext:value-type="string">
            <text:p><text:s text:c="2"/>"skw." <text:s text:c="3"/>["SKV", <text:s text:c="2"/>"s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4]);[$przecinki.$A$2];[$przecinki.$C$5];[$przecinki.$D$2])" office:value-type="string" office:string-value="&quot;lewe SKW&quot;]," calcext:value-type="string">
            <text:p>"lewe SKW"],</text:p>
          </table:table-cell>
          <table:table-cell table:style-name="ce46" table:formula="of:=CONCATENATE([.L284];[.M284];[.N284])" office:value-type="string" office:string-value="  &quot;skw.&quot;    [&quot;SKV&quot;,   &quot;skw&quot;,       &quot;&quot;, &quot;ONSET&quot;, &quot;lewe SKW&quot;]," calcext:value-type="string">
            <text:p><text:s text:c="2"/>"skw." <text:s text:c="3"/>["SKV", <text:s text:c="2"/>"skw", <text:s text:c="6"/>"", "ONSET", "lewe SKW"],</text:p>
          </table:table-cell>
        </table:table-row>
        <table:table-row table:style-name="ro2">
          <table:table-cell table:formula="of:=[$'naglosy-edycja'.B285]" office:value-type="string" office:string-value="sl" calcext:value-type="string">
            <text:p>sl</text:p>
          </table:table-cell>
          <table:table-cell table:formula="of:=[$'naglosy-edycja'.C285]" office:value-type="string" office:string-value="SL" calcext:value-type="string">
            <text:p>SL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formula="of:=CONCATENATE([$przecinki.$A$2];[.E285];[$przecinki.$A$2];)" office:value-type="string" office:string-value="&quot;SL&quot;" calcext:value-type="string">
            <text:p>"SL"</text:p>
          </table:table-cell>
          <table:table-cell table:formula="of:=CONCATENATE([$przecinki.$A$2];[.A285];[$przecinki.$A$2])" office:value-type="string" office:string-value="&quot;sl&quot;" calcext:value-type="string">
            <text:p>"sl"</text:p>
          </table:table-cell>
          <table:table-cell table:formula="of:=CONCATENATE([.G285];[$przecinki.$B$2];[.F285];)" office:value-type="string" office:string-value="&quot;sl&quot;:&quot;SL&quot;" calcext:value-type="string">
            <text:p>"sl":"SL"</text:p>
          </table:table-cell>
          <table:table-cell/>
          <table:table-cell table:style-name="ce42" table:formula="of:=CONCATENATE([$przecinki.$A$2];[.A285];[$przecinki.$A$5];[$przecinki.$A$2])" office:value-type="string" office:string-value="&quot;sl.&quot;" calcext:value-type="string">
            <text:p>"sl."</text:p>
          </table:table-cell>
          <table:table-cell table:style-name="ce42" table:formula="of:=UPPER([.G285])" office:value-type="string" office:string-value="&quot;SL&quot;" calcext:value-type="string">
            <text:p>"SL"</text:p>
          </table:table-cell>
          <table:table-cell table:style-name="ce42" table:formula="of:=CONCATENATE([$przecinki.$C$2];[$przecinki.$C$2];[.J285];[$przecinki.$C$2];[$przecinki.$C$2];[$przecinki.$C$2];[$przecinki.$C$2];[$przecinki.$B$5];[.F285];[$przecinki.$D$2];[$przecinki.$C$2];[$przecinki.$C$2];[$przecinki.$C$2];[.G285];[$przecinki.$D$2];[$przecinki.$C$2];[$przecinki.$C$2];[$przecinki.$C$2];[$przecinki.$C$2];[$przecinki.$C$2];[$przecinki.$C$2];[$przecinki.$C$2])" office:value-type="string" office:string-value="  &quot;sl.&quot;    [&quot;SL&quot;,   &quot;sl&quot;,       " calcext:value-type="string">
            <text:p><text:s text:c="2"/>"sl." <text:s text:c="3"/>["SL", <text:s text:c="2"/>"s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5]);[$przecinki.$A$2];[$przecinki.$C$5];[$przecinki.$D$2])" office:value-type="string" office:string-value="&quot;lewe SL&quot;]," calcext:value-type="string">
            <text:p>"lewe SL"],</text:p>
          </table:table-cell>
          <table:table-cell table:style-name="ce46" table:formula="of:=CONCATENATE([.L285];[.M285];[.N285])" office:value-type="string" office:string-value="  &quot;sl.&quot;    [&quot;SL&quot;,   &quot;sl&quot;,       &quot;&quot;, &quot;ONSET&quot;, &quot;lewe SL&quot;]," calcext:value-type="string">
            <text:p><text:s text:c="2"/>"sl." <text:s text:c="3"/>["SL", <text:s text:c="2"/>"sl", <text:s text:c="6"/>"", "ONSET", "lewe SL"],</text:p>
          </table:table-cell>
        </table:table-row>
        <table:table-row table:style-name="ro2">
          <table:table-cell table:formula="of:=[$'naglosy-edycja'.B286]" office:value-type="string" office:string-value="sł" calcext:value-type="string">
            <text:p>sł</text:p>
          </table:table-cell>
          <table:table-cell table:formula="of:=[$'naglosy-edycja'.C286]" office:value-type="string" office:string-value="SLJ" calcext:value-type="string">
            <text:p>SLJ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formula="of:=CONCATENATE([$przecinki.$A$2];[.E286];[$przecinki.$A$2];)" office:value-type="string" office:string-value="&quot;SLJ&quot;" calcext:value-type="string">
            <text:p>"SLJ"</text:p>
          </table:table-cell>
          <table:table-cell table:formula="of:=CONCATENATE([$przecinki.$A$2];[.A286];[$przecinki.$A$2])" office:value-type="string" office:string-value="&quot;sł&quot;" calcext:value-type="string">
            <text:p>"sł"</text:p>
          </table:table-cell>
          <table:table-cell table:formula="of:=CONCATENATE([.G286];[$przecinki.$B$2];[.F286];)" office:value-type="string" office:string-value="&quot;sł&quot;:&quot;SLJ&quot;" calcext:value-type="string">
            <text:p>"sł":"SLJ"</text:p>
          </table:table-cell>
          <table:table-cell/>
          <table:table-cell table:style-name="ce42" table:formula="of:=CONCATENATE([$przecinki.$A$2];[.A286];[$przecinki.$A$5];[$przecinki.$A$2])" office:value-type="string" office:string-value="&quot;sł.&quot;" calcext:value-type="string">
            <text:p>"sł."</text:p>
          </table:table-cell>
          <table:table-cell table:style-name="ce42" table:formula="of:=UPPER([.G286])" office:value-type="string" office:string-value="&quot;SŁ&quot;" calcext:value-type="string">
            <text:p>"SŁ"</text:p>
          </table:table-cell>
          <table:table-cell table:style-name="ce42" table:formula="of:=CONCATENATE([$przecinki.$C$2];[$przecinki.$C$2];[.J286];[$przecinki.$C$2];[$przecinki.$C$2];[$przecinki.$C$2];[$przecinki.$C$2];[$przecinki.$B$5];[.F286];[$przecinki.$D$2];[$przecinki.$C$2];[$przecinki.$C$2];[$przecinki.$C$2];[.G286];[$przecinki.$D$2];[$przecinki.$C$2];[$przecinki.$C$2];[$przecinki.$C$2];[$przecinki.$C$2];[$przecinki.$C$2];[$przecinki.$C$2];[$przecinki.$C$2])" office:value-type="string" office:string-value="  &quot;sł.&quot;    [&quot;SLJ&quot;,   &quot;sł&quot;,       " calcext:value-type="string">
            <text:p><text:s text:c="2"/>"sł." <text:s text:c="3"/>["SLJ", <text:s text:c="2"/>"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6]);[$przecinki.$A$2];[$przecinki.$C$5];[$przecinki.$D$2])" office:value-type="string" office:string-value="&quot;lewe SŁ&quot;]," calcext:value-type="string">
            <text:p>"lewe SŁ"],</text:p>
          </table:table-cell>
          <table:table-cell table:style-name="ce46" table:formula="of:=CONCATENATE([.L286];[.M286];[.N286])" office:value-type="string" office:string-value="  &quot;sł.&quot;    [&quot;SLJ&quot;,   &quot;sł&quot;,       &quot;&quot;, &quot;ONSET&quot;, &quot;lewe SŁ&quot;]," calcext:value-type="string">
            <text:p><text:s text:c="2"/>"sł." <text:s text:c="3"/>["SLJ", <text:s text:c="2"/>"sł", <text:s text:c="6"/>"", "ONSET", "lewe SŁ"],</text:p>
          </table:table-cell>
        </table:table-row>
        <table:table-row table:style-name="ro2">
          <table:table-cell table:formula="of:=[$'naglosy-edycja'.B287]" office:value-type="string" office:string-value="sm" calcext:value-type="string">
            <text:p>sm</text:p>
          </table:table-cell>
          <table:table-cell table:formula="of:=[$'naglosy-edycja'.C287]" office:value-type="string" office:string-value="STV" calcext:value-type="string">
            <text:p>STV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formula="of:=CONCATENATE([$przecinki.$A$2];[.E287];[$przecinki.$A$2];)" office:value-type="string" office:string-value="&quot;STV&quot;" calcext:value-type="string">
            <text:p>"STV"</text:p>
          </table:table-cell>
          <table:table-cell table:formula="of:=CONCATENATE([$przecinki.$A$2];[.A287];[$przecinki.$A$2])" office:value-type="string" office:string-value="&quot;sm&quot;" calcext:value-type="string">
            <text:p>"sm"</text:p>
          </table:table-cell>
          <table:table-cell table:formula="of:=CONCATENATE([.G287];[$przecinki.$B$2];[.F287];)" office:value-type="string" office:string-value="&quot;sm&quot;:&quot;STV&quot;" calcext:value-type="string">
            <text:p>"sm":"STV"</text:p>
          </table:table-cell>
          <table:table-cell/>
          <table:table-cell table:style-name="ce42" table:formula="of:=CONCATENATE([$przecinki.$A$2];[.A287];[$przecinki.$A$5];[$przecinki.$A$2])" office:value-type="string" office:string-value="&quot;sm.&quot;" calcext:value-type="string">
            <text:p>"sm."</text:p>
          </table:table-cell>
          <table:table-cell table:style-name="ce42" table:formula="of:=UPPER([.G287])" office:value-type="string" office:string-value="&quot;SM&quot;" calcext:value-type="string">
            <text:p>"SM"</text:p>
          </table:table-cell>
          <table:table-cell table:style-name="ce42" table:formula="of:=CONCATENATE([$przecinki.$C$2];[$przecinki.$C$2];[.J287];[$przecinki.$C$2];[$przecinki.$C$2];[$przecinki.$C$2];[$przecinki.$C$2];[$przecinki.$B$5];[.F287];[$przecinki.$D$2];[$przecinki.$C$2];[$przecinki.$C$2];[$przecinki.$C$2];[.G287];[$przecinki.$D$2];[$przecinki.$C$2];[$przecinki.$C$2];[$przecinki.$C$2];[$przecinki.$C$2];[$przecinki.$C$2];[$przecinki.$C$2];[$przecinki.$C$2])" office:value-type="string" office:string-value="  &quot;sm.&quot;    [&quot;STV&quot;,   &quot;sm&quot;,       " calcext:value-type="string">
            <text:p><text:s text:c="2"/>"sm." <text:s text:c="3"/>["STV", <text:s text:c="2"/>"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7]);[$przecinki.$A$2];[$przecinki.$C$5];[$przecinki.$D$2])" office:value-type="string" office:string-value="&quot;lewe SM&quot;]," calcext:value-type="string">
            <text:p>"lewe SM"],</text:p>
          </table:table-cell>
          <table:table-cell table:style-name="ce46" table:formula="of:=CONCATENATE([.L287];[.M287];[.N287])" office:value-type="string" office:string-value="  &quot;sm.&quot;    [&quot;STV&quot;,   &quot;sm&quot;,       &quot;&quot;, &quot;ONSET&quot;, &quot;lewe SM&quot;]," calcext:value-type="string">
            <text:p><text:s text:c="2"/>"sm." <text:s text:c="3"/>["STV", <text:s text:c="2"/>"sm", <text:s text:c="6"/>"", "ONSET", "lewe SM"],</text:p>
          </table:table-cell>
        </table:table-row>
        <table:table-row table:style-name="ro2">
          <table:table-cell table:formula="of:=[$'naglosy-edycja'.B288]" office:value-type="string" office:string-value="smr" calcext:value-type="string">
            <text:p>smr</text:p>
          </table:table-cell>
          <table:table-cell table:formula="of:=[$'naglosy-edycja'.C288]" office:value-type="string" office:string-value="STVR" calcext:value-type="string">
            <text:p>STVR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formula="of:=CONCATENATE([$przecinki.$A$2];[.E288];[$przecinki.$A$2];)" office:value-type="string" office:string-value="&quot;STVR&quot;" calcext:value-type="string">
            <text:p>"STVR"</text:p>
          </table:table-cell>
          <table:table-cell table:formula="of:=CONCATENATE([$przecinki.$A$2];[.A288];[$przecinki.$A$2])" office:value-type="string" office:string-value="&quot;smr&quot;" calcext:value-type="string">
            <text:p>"smr"</text:p>
          </table:table-cell>
          <table:table-cell table:formula="of:=CONCATENATE([.G288];[$przecinki.$B$2];[.F288];)" office:value-type="string" office:string-value="&quot;smr&quot;:&quot;STVR&quot;" calcext:value-type="string">
            <text:p>"smr":"STVR"</text:p>
          </table:table-cell>
          <table:table-cell/>
          <table:table-cell table:style-name="ce42" table:formula="of:=CONCATENATE([$przecinki.$A$2];[.A288];[$przecinki.$A$5];[$przecinki.$A$2])" office:value-type="string" office:string-value="&quot;smr.&quot;" calcext:value-type="string">
            <text:p>"smr."</text:p>
          </table:table-cell>
          <table:table-cell table:style-name="ce42" table:formula="of:=UPPER([.G288])" office:value-type="string" office:string-value="&quot;SMR&quot;" calcext:value-type="string">
            <text:p>"SMR"</text:p>
          </table:table-cell>
          <table:table-cell table:style-name="ce42" table:formula="of:=CONCATENATE([$przecinki.$C$2];[$przecinki.$C$2];[.J288];[$przecinki.$C$2];[$przecinki.$C$2];[$przecinki.$C$2];[$przecinki.$C$2];[$przecinki.$B$5];[.F288];[$przecinki.$D$2];[$przecinki.$C$2];[$przecinki.$C$2];[$przecinki.$C$2];[.G288];[$przecinki.$D$2];[$przecinki.$C$2];[$przecinki.$C$2];[$przecinki.$C$2];[$przecinki.$C$2];[$przecinki.$C$2];[$przecinki.$C$2];[$przecinki.$C$2])" office:value-type="string" office:string-value="  &quot;smr.&quot;    [&quot;STVR&quot;,   &quot;smr&quot;,       " calcext:value-type="string">
            <text:p><text:s text:c="2"/>"smr." <text:s text:c="3"/>["STVR", <text:s text:c="2"/>"s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8]);[$przecinki.$A$2];[$przecinki.$C$5];[$przecinki.$D$2])" office:value-type="string" office:string-value="&quot;lewe SMR&quot;]," calcext:value-type="string">
            <text:p>"lewe SMR"],</text:p>
          </table:table-cell>
          <table:table-cell table:style-name="ce46" table:formula="of:=CONCATENATE([.L288];[.M288];[.N288])" office:value-type="string" office:string-value="  &quot;smr.&quot;    [&quot;STVR&quot;,   &quot;smr&quot;,       &quot;&quot;, &quot;ONSET&quot;, &quot;lewe SMR&quot;]," calcext:value-type="string">
            <text:p><text:s text:c="2"/>"smr." <text:s text:c="3"/>["STVR", <text:s text:c="2"/>"smr", <text:s text:c="6"/>"", "ONSET", "lewe SMR"],</text:p>
          </table:table-cell>
        </table:table-row>
        <table:table-row table:style-name="ro2">
          <table:table-cell table:formula="of:=[$'naglosy-edycja'.B289]" office:value-type="string" office:string-value="sn" calcext:value-type="string">
            <text:p>sn</text:p>
          </table:table-cell>
          <table:table-cell table:formula="of:=[$'naglosy-edycja'.C289]" office:value-type="string" office:string-value="SLR" calcext:value-type="string">
            <text:p>SL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formula="of:=CONCATENATE([$przecinki.$A$2];[.E289];[$przecinki.$A$2];)" office:value-type="string" office:string-value="&quot;SLR&quot;" calcext:value-type="string">
            <text:p>"SLR"</text:p>
          </table:table-cell>
          <table:table-cell table:formula="of:=CONCATENATE([$przecinki.$A$2];[.A289];[$przecinki.$A$2])" office:value-type="string" office:string-value="&quot;sn&quot;" calcext:value-type="string">
            <text:p>"sn"</text:p>
          </table:table-cell>
          <table:table-cell table:formula="of:=CONCATENATE([.G289];[$przecinki.$B$2];[.F289];)" office:value-type="string" office:string-value="&quot;sn&quot;:&quot;SLR&quot;" calcext:value-type="string">
            <text:p>"sn":"SLR"</text:p>
          </table:table-cell>
          <table:table-cell/>
          <table:table-cell table:style-name="ce42" table:formula="of:=CONCATENATE([$przecinki.$A$2];[.A289];[$przecinki.$A$5];[$przecinki.$A$2])" office:value-type="string" office:string-value="&quot;sn.&quot;" calcext:value-type="string">
            <text:p>"sn."</text:p>
          </table:table-cell>
          <table:table-cell table:style-name="ce42" table:formula="of:=UPPER([.G289])" office:value-type="string" office:string-value="&quot;SN&quot;" calcext:value-type="string">
            <text:p>"SN"</text:p>
          </table:table-cell>
          <table:table-cell table:style-name="ce42" table:formula="of:=CONCATENATE([$przecinki.$C$2];[$przecinki.$C$2];[.J289];[$przecinki.$C$2];[$przecinki.$C$2];[$przecinki.$C$2];[$przecinki.$C$2];[$przecinki.$B$5];[.F289];[$przecinki.$D$2];[$przecinki.$C$2];[$przecinki.$C$2];[$przecinki.$C$2];[.G289];[$przecinki.$D$2];[$przecinki.$C$2];[$przecinki.$C$2];[$przecinki.$C$2];[$przecinki.$C$2];[$przecinki.$C$2];[$przecinki.$C$2];[$przecinki.$C$2])" office:value-type="string" office:string-value="  &quot;sn.&quot;    [&quot;SLR&quot;,   &quot;sn&quot;,       " calcext:value-type="string">
            <text:p><text:s text:c="2"/>"sn." <text:s text:c="3"/>["SLR", <text:s text:c="2"/>"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9]);[$przecinki.$A$2];[$przecinki.$C$5];[$przecinki.$D$2])" office:value-type="string" office:string-value="&quot;lewe SN&quot;]," calcext:value-type="string">
            <text:p>"lewe SN"],</text:p>
          </table:table-cell>
          <table:table-cell table:style-name="ce46" table:formula="of:=CONCATENATE([.L289];[.M289];[.N289])" office:value-type="string" office:string-value="  &quot;sn.&quot;    [&quot;SLR&quot;,   &quot;sn&quot;,       &quot;&quot;, &quot;ONSET&quot;, &quot;lewe SN&quot;]," calcext:value-type="string">
            <text:p><text:s text:c="2"/>"sn." <text:s text:c="3"/>["SLR", <text:s text:c="2"/>"sn", <text:s text:c="6"/>"", "ONSET", "lewe SN"],</text:p>
          </table:table-cell>
        </table:table-row>
        <table:table-row table:style-name="ro2">
          <table:table-cell table:formula="of:=[$'naglosy-edycja'.B290]" office:value-type="string" office:string-value="sp" calcext:value-type="string">
            <text:p>sp</text:p>
          </table:table-cell>
          <table:table-cell table:formula="of:=[$'naglosy-edycja'.C290]" office:value-type="string" office:string-value="SP" calcext:value-type="string">
            <text:p>SP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formula="of:=CONCATENATE([$przecinki.$A$2];[.E290];[$przecinki.$A$2];)" office:value-type="string" office:string-value="&quot;SP&quot;" calcext:value-type="string">
            <text:p>"SP"</text:p>
          </table:table-cell>
          <table:table-cell table:formula="of:=CONCATENATE([$przecinki.$A$2];[.A290];[$przecinki.$A$2])" office:value-type="string" office:string-value="&quot;sp&quot;" calcext:value-type="string">
            <text:p>"sp"</text:p>
          </table:table-cell>
          <table:table-cell table:formula="of:=CONCATENATE([.G290];[$przecinki.$B$2];[.F290];)" office:value-type="string" office:string-value="&quot;sp&quot;:&quot;SP&quot;" calcext:value-type="string">
            <text:p>"sp":"SP"</text:p>
          </table:table-cell>
          <table:table-cell/>
          <table:table-cell table:style-name="ce42" table:formula="of:=CONCATENATE([$przecinki.$A$2];[.A290];[$przecinki.$A$5];[$przecinki.$A$2])" office:value-type="string" office:string-value="&quot;sp.&quot;" calcext:value-type="string">
            <text:p>"sp."</text:p>
          </table:table-cell>
          <table:table-cell table:style-name="ce42" table:formula="of:=UPPER([.G290])" office:value-type="string" office:string-value="&quot;SP&quot;" calcext:value-type="string">
            <text:p>"SP"</text:p>
          </table:table-cell>
          <table:table-cell table:style-name="ce42" table:formula="of:=CONCATENATE([$przecinki.$C$2];[$przecinki.$C$2];[.J290];[$przecinki.$C$2];[$przecinki.$C$2];[$przecinki.$C$2];[$przecinki.$C$2];[$przecinki.$B$5];[.F290];[$przecinki.$D$2];[$przecinki.$C$2];[$przecinki.$C$2];[$przecinki.$C$2];[.G290];[$przecinki.$D$2];[$przecinki.$C$2];[$przecinki.$C$2];[$przecinki.$C$2];[$przecinki.$C$2];[$przecinki.$C$2];[$przecinki.$C$2];[$przecinki.$C$2])" office:value-type="string" office:string-value="  &quot;sp.&quot;    [&quot;SP&quot;,   &quot;sp&quot;,       " calcext:value-type="string">
            <text:p><text:s text:c="2"/>"sp." <text:s text:c="3"/>["SP", <text:s text:c="2"/>"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0]);[$przecinki.$A$2];[$przecinki.$C$5];[$przecinki.$D$2])" office:value-type="string" office:string-value="&quot;lewe SP&quot;]," calcext:value-type="string">
            <text:p>"lewe SP"],</text:p>
          </table:table-cell>
          <table:table-cell table:style-name="ce46" table:formula="of:=CONCATENATE([.L290];[.M290];[.N290])" office:value-type="string" office:string-value="  &quot;sp.&quot;    [&quot;SP&quot;,   &quot;sp&quot;,       &quot;&quot;, &quot;ONSET&quot;, &quot;lewe SP&quot;]," calcext:value-type="string">
            <text:p><text:s text:c="2"/>"sp." <text:s text:c="3"/>["SP", <text:s text:c="2"/>"sp", <text:s text:c="6"/>"", "ONSET", "lewe SP"],</text:p>
          </table:table-cell>
        </table:table-row>
        <table:table-row table:style-name="ro2">
          <table:table-cell table:formula="of:=[$'naglosy-edycja'.B291]" office:value-type="string" office:string-value="spl" calcext:value-type="string">
            <text:p>spl</text:p>
          </table:table-cell>
          <table:table-cell table:formula="of:=[$'naglosy-edycja'.C291]" office:value-type="string" office:string-value="SPL" calcext:value-type="string">
            <text:p>SPL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formula="of:=CONCATENATE([$przecinki.$A$2];[.E291];[$przecinki.$A$2];)" office:value-type="string" office:string-value="&quot;SPL&quot;" calcext:value-type="string">
            <text:p>"SPL"</text:p>
          </table:table-cell>
          <table:table-cell table:formula="of:=CONCATENATE([$przecinki.$A$2];[.A291];[$przecinki.$A$2])" office:value-type="string" office:string-value="&quot;spl&quot;" calcext:value-type="string">
            <text:p>"spl"</text:p>
          </table:table-cell>
          <table:table-cell table:formula="of:=CONCATENATE([.G291];[$przecinki.$B$2];[.F291];)" office:value-type="string" office:string-value="&quot;spl&quot;:&quot;SPL&quot;" calcext:value-type="string">
            <text:p>"spl":"SPL"</text:p>
          </table:table-cell>
          <table:table-cell/>
          <table:table-cell table:style-name="ce42" table:formula="of:=CONCATENATE([$przecinki.$A$2];[.A291];[$przecinki.$A$5];[$przecinki.$A$2])" office:value-type="string" office:string-value="&quot;spl.&quot;" calcext:value-type="string">
            <text:p>"spl."</text:p>
          </table:table-cell>
          <table:table-cell table:style-name="ce42" table:formula="of:=UPPER([.G291])" office:value-type="string" office:string-value="&quot;SPL&quot;" calcext:value-type="string">
            <text:p>"SPL"</text:p>
          </table:table-cell>
          <table:table-cell table:style-name="ce42" table:formula="of:=CONCATENATE([$przecinki.$C$2];[$przecinki.$C$2];[.J291];[$przecinki.$C$2];[$przecinki.$C$2];[$przecinki.$C$2];[$przecinki.$C$2];[$przecinki.$B$5];[.F291];[$przecinki.$D$2];[$przecinki.$C$2];[$przecinki.$C$2];[$przecinki.$C$2];[.G291];[$przecinki.$D$2];[$przecinki.$C$2];[$przecinki.$C$2];[$przecinki.$C$2];[$przecinki.$C$2];[$przecinki.$C$2];[$przecinki.$C$2];[$przecinki.$C$2])" office:value-type="string" office:string-value="  &quot;spl.&quot;    [&quot;SPL&quot;,   &quot;spl&quot;,       " calcext:value-type="string">
            <text:p><text:s text:c="2"/>"spl." <text:s text:c="3"/>["SPL", <text:s text:c="2"/>"s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1]);[$przecinki.$A$2];[$przecinki.$C$5];[$przecinki.$D$2])" office:value-type="string" office:string-value="&quot;lewe SPL&quot;]," calcext:value-type="string">
            <text:p>"lewe SPL"],</text:p>
          </table:table-cell>
          <table:table-cell table:style-name="ce46" table:formula="of:=CONCATENATE([.L291];[.M291];[.N291])" office:value-type="string" office:string-value="  &quot;spl.&quot;    [&quot;SPL&quot;,   &quot;spl&quot;,       &quot;&quot;, &quot;ONSET&quot;, &quot;lewe SPL&quot;]," calcext:value-type="string">
            <text:p><text:s text:c="2"/>"spl." <text:s text:c="3"/>["SPL", <text:s text:c="2"/>"spl", <text:s text:c="6"/>"", "ONSET", "lewe SPL"],</text:p>
          </table:table-cell>
        </table:table-row>
        <table:table-row table:style-name="ro2">
          <table:table-cell table:formula="of:=[$'naglosy-edycja'.B292]" office:value-type="string" office:string-value="spł" calcext:value-type="string">
            <text:p>spł</text:p>
          </table:table-cell>
          <table:table-cell table:formula="of:=[$'naglosy-edycja'.C292]" office:value-type="string" office:string-value="SPLJ" calcext:value-type="string">
            <text:p>SPLJ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formula="of:=CONCATENATE([$przecinki.$A$2];[.E292];[$przecinki.$A$2];)" office:value-type="string" office:string-value="&quot;SPLJ&quot;" calcext:value-type="string">
            <text:p>"SPLJ"</text:p>
          </table:table-cell>
          <table:table-cell table:formula="of:=CONCATENATE([$przecinki.$A$2];[.A292];[$przecinki.$A$2])" office:value-type="string" office:string-value="&quot;spł&quot;" calcext:value-type="string">
            <text:p>"spł"</text:p>
          </table:table-cell>
          <table:table-cell table:formula="of:=CONCATENATE([.G292];[$przecinki.$B$2];[.F292];)" office:value-type="string" office:string-value="&quot;spł&quot;:&quot;SPLJ&quot;" calcext:value-type="string">
            <text:p>"spł":"SPLJ"</text:p>
          </table:table-cell>
          <table:table-cell/>
          <table:table-cell table:style-name="ce42" table:formula="of:=CONCATENATE([$przecinki.$A$2];[.A292];[$przecinki.$A$5];[$przecinki.$A$2])" office:value-type="string" office:string-value="&quot;spł.&quot;" calcext:value-type="string">
            <text:p>"spł."</text:p>
          </table:table-cell>
          <table:table-cell table:style-name="ce42" table:formula="of:=UPPER([.G292])" office:value-type="string" office:string-value="&quot;SPŁ&quot;" calcext:value-type="string">
            <text:p>"SPŁ"</text:p>
          </table:table-cell>
          <table:table-cell table:style-name="ce42" table:formula="of:=CONCATENATE([$przecinki.$C$2];[$przecinki.$C$2];[.J292];[$przecinki.$C$2];[$przecinki.$C$2];[$przecinki.$C$2];[$przecinki.$C$2];[$przecinki.$B$5];[.F292];[$przecinki.$D$2];[$przecinki.$C$2];[$przecinki.$C$2];[$przecinki.$C$2];[.G292];[$przecinki.$D$2];[$przecinki.$C$2];[$przecinki.$C$2];[$przecinki.$C$2];[$przecinki.$C$2];[$przecinki.$C$2];[$przecinki.$C$2];[$przecinki.$C$2])" office:value-type="string" office:string-value="  &quot;spł.&quot;    [&quot;SPLJ&quot;,   &quot;spł&quot;,       " calcext:value-type="string">
            <text:p><text:s text:c="2"/>"spł." <text:s text:c="3"/>["SPLJ", <text:s text:c="2"/>"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2]);[$przecinki.$A$2];[$przecinki.$C$5];[$przecinki.$D$2])" office:value-type="string" office:string-value="&quot;lewe SPŁ&quot;]," calcext:value-type="string">
            <text:p>"lewe SPŁ"],</text:p>
          </table:table-cell>
          <table:table-cell table:style-name="ce46" table:formula="of:=CONCATENATE([.L292];[.M292];[.N292])" office:value-type="string" office:string-value="  &quot;spł.&quot;    [&quot;SPLJ&quot;,   &quot;spł&quot;,       &quot;&quot;, &quot;ONSET&quot;, &quot;lewe SPŁ&quot;]," calcext:value-type="string">
            <text:p><text:s text:c="2"/>"spł." <text:s text:c="3"/>["SPLJ", <text:s text:c="2"/>"spł", <text:s text:c="6"/>"", "ONSET", "lewe SPŁ"],</text:p>
          </table:table-cell>
        </table:table-row>
        <table:table-row table:style-name="ro2">
          <table:table-cell table:formula="of:=[$'naglosy-edycja'.B293]" office:value-type="string" office:string-value="spr" calcext:value-type="string">
            <text:p>spr</text:p>
          </table:table-cell>
          <table:table-cell table:formula="of:=[$'naglosy-edycja'.C293]" office:value-type="string" office:string-value="SPR" calcext:value-type="string">
            <text:p>SPR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formula="of:=CONCATENATE([$przecinki.$A$2];[.E293];[$przecinki.$A$2];)" office:value-type="string" office:string-value="&quot;SPR&quot;" calcext:value-type="string">
            <text:p>"SPR"</text:p>
          </table:table-cell>
          <table:table-cell table:formula="of:=CONCATENATE([$przecinki.$A$2];[.A293];[$przecinki.$A$2])" office:value-type="string" office:string-value="&quot;spr&quot;" calcext:value-type="string">
            <text:p>"spr"</text:p>
          </table:table-cell>
          <table:table-cell table:formula="of:=CONCATENATE([.G293];[$przecinki.$B$2];[.F293];)" office:value-type="string" office:string-value="&quot;spr&quot;:&quot;SPR&quot;" calcext:value-type="string">
            <text:p>"spr":"SPR"</text:p>
          </table:table-cell>
          <table:table-cell/>
          <table:table-cell table:style-name="ce42" table:formula="of:=CONCATENATE([$przecinki.$A$2];[.A293];[$przecinki.$A$5];[$przecinki.$A$2])" office:value-type="string" office:string-value="&quot;spr.&quot;" calcext:value-type="string">
            <text:p>"spr."</text:p>
          </table:table-cell>
          <table:table-cell table:style-name="ce42" table:formula="of:=UPPER([.G293])" office:value-type="string" office:string-value="&quot;SPR&quot;" calcext:value-type="string">
            <text:p>"SPR"</text:p>
          </table:table-cell>
          <table:table-cell table:style-name="ce42" table:formula="of:=CONCATENATE([$przecinki.$C$2];[$przecinki.$C$2];[.J293];[$przecinki.$C$2];[$przecinki.$C$2];[$przecinki.$C$2];[$przecinki.$C$2];[$przecinki.$B$5];[.F293];[$przecinki.$D$2];[$przecinki.$C$2];[$przecinki.$C$2];[$przecinki.$C$2];[.G293];[$przecinki.$D$2];[$przecinki.$C$2];[$przecinki.$C$2];[$przecinki.$C$2];[$przecinki.$C$2];[$przecinki.$C$2];[$przecinki.$C$2];[$przecinki.$C$2])" office:value-type="string" office:string-value="  &quot;spr.&quot;    [&quot;SPR&quot;,   &quot;spr&quot;,       " calcext:value-type="string">
            <text:p><text:s text:c="2"/>"spr." <text:s text:c="3"/>["SPR", <text:s text:c="2"/>"s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3]);[$przecinki.$A$2];[$przecinki.$C$5];[$przecinki.$D$2])" office:value-type="string" office:string-value="&quot;lewe SPR&quot;]," calcext:value-type="string">
            <text:p>"lewe SPR"],</text:p>
          </table:table-cell>
          <table:table-cell table:style-name="ce46" table:formula="of:=CONCATENATE([.L293];[.M293];[.N293])" office:value-type="string" office:string-value="  &quot;spr.&quot;    [&quot;SPR&quot;,   &quot;spr&quot;,       &quot;&quot;, &quot;ONSET&quot;, &quot;lewe SPR&quot;]," calcext:value-type="string">
            <text:p><text:s text:c="2"/>"spr." <text:s text:c="3"/>["SPR", <text:s text:c="2"/>"spr", <text:s text:c="6"/>"", "ONSET", "lewe SPR"],</text:p>
          </table:table-cell>
        </table:table-row>
        <table:table-row table:style-name="ro2">
          <table:table-cell table:formula="of:=[$'naglosy-edycja'.B294]" office:value-type="string" office:string-value="sprz" calcext:value-type="string">
            <text:p>sprz</text:p>
          </table:table-cell>
          <table:table-cell table:formula="of:=[$'naglosy-edycja'.C294]" office:value-type="string" office:string-value="SPRJ" calcext:value-type="string">
            <text:p>SPRJ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formula="of:=CONCATENATE([$przecinki.$A$2];[.E294];[$przecinki.$A$2];)" office:value-type="string" office:string-value="&quot;SPRJ&quot;" calcext:value-type="string">
            <text:p>"SPRJ"</text:p>
          </table:table-cell>
          <table:table-cell table:formula="of:=CONCATENATE([$przecinki.$A$2];[.A294];[$przecinki.$A$2])" office:value-type="string" office:string-value="&quot;sprz&quot;" calcext:value-type="string">
            <text:p>"sprz"</text:p>
          </table:table-cell>
          <table:table-cell table:formula="of:=CONCATENATE([.G294];[$przecinki.$B$2];[.F294];)" office:value-type="string" office:string-value="&quot;sprz&quot;:&quot;SPRJ&quot;" calcext:value-type="string">
            <text:p>"sprz":"SPRJ"</text:p>
          </table:table-cell>
          <table:table-cell/>
          <table:table-cell table:style-name="ce42" table:formula="of:=CONCATENATE([$przecinki.$A$2];[.A294];[$przecinki.$A$5];[$przecinki.$A$2])" office:value-type="string" office:string-value="&quot;sprz.&quot;" calcext:value-type="string">
            <text:p>"sprz."</text:p>
          </table:table-cell>
          <table:table-cell table:style-name="ce42" table:formula="of:=UPPER([.G294])" office:value-type="string" office:string-value="&quot;SPRZ&quot;" calcext:value-type="string">
            <text:p>"SPRZ"</text:p>
          </table:table-cell>
          <table:table-cell table:style-name="ce42" table:formula="of:=CONCATENATE([$przecinki.$C$2];[$przecinki.$C$2];[.J294];[$przecinki.$C$2];[$przecinki.$C$2];[$przecinki.$C$2];[$przecinki.$C$2];[$przecinki.$B$5];[.F294];[$przecinki.$D$2];[$przecinki.$C$2];[$przecinki.$C$2];[$przecinki.$C$2];[.G294];[$przecinki.$D$2];[$przecinki.$C$2];[$przecinki.$C$2];[$przecinki.$C$2];[$przecinki.$C$2];[$przecinki.$C$2];[$przecinki.$C$2];[$przecinki.$C$2])" office:value-type="string" office:string-value="  &quot;sprz.&quot;    [&quot;SPRJ&quot;,   &quot;sprz&quot;,       " calcext:value-type="string">
            <text:p><text:s text:c="2"/>"sprz." <text:s text:c="3"/>["SPRJ", <text:s text:c="2"/>"s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4]);[$przecinki.$A$2];[$przecinki.$C$5];[$przecinki.$D$2])" office:value-type="string" office:string-value="&quot;lewe SPRZ&quot;]," calcext:value-type="string">
            <text:p>"lewe SPRZ"],</text:p>
          </table:table-cell>
          <table:table-cell table:style-name="ce46" table:formula="of:=CONCATENATE([.L294];[.M294];[.N294])" office:value-type="string" office:string-value="  &quot;sprz.&quot;    [&quot;SPRJ&quot;,   &quot;sprz&quot;,       &quot;&quot;, &quot;ONSET&quot;, &quot;lewe SPRZ&quot;]," calcext:value-type="string">
            <text:p><text:s text:c="2"/>"sprz." <text:s text:c="3"/>["SPRJ", <text:s text:c="2"/>"sprz", <text:s text:c="6"/>"", "ONSET", "lewe SPRZ"],</text:p>
          </table:table-cell>
        </table:table-row>
        <table:table-row table:style-name="ro2">
          <table:table-cell table:formula="of:=[$'naglosy-edycja'.B295]" office:value-type="string" office:string-value="sps" calcext:value-type="string">
            <text:p>sps</text:p>
          </table:table-cell>
          <table:table-cell table:formula="of:=[$'naglosy-edycja'.C295]" office:value-type="string" office:string-value="FSP" calcext:value-type="string">
            <text:p>FSP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formula="of:=CONCATENATE([$przecinki.$A$2];[.E295];[$przecinki.$A$2];)" office:value-type="string" office:string-value="&quot;FSP&quot;" calcext:value-type="string">
            <text:p>"FSP"</text:p>
          </table:table-cell>
          <table:table-cell table:formula="of:=CONCATENATE([$przecinki.$A$2];[.A295];[$przecinki.$A$2])" office:value-type="string" office:string-value="&quot;sps&quot;" calcext:value-type="string">
            <text:p>"sps"</text:p>
          </table:table-cell>
          <table:table-cell table:formula="of:=CONCATENATE([.G295];[$przecinki.$B$2];[.F295];)" office:value-type="string" office:string-value="&quot;sps&quot;:&quot;FSP&quot;" calcext:value-type="string">
            <text:p>"sps":"FSP"</text:p>
          </table:table-cell>
          <table:table-cell/>
          <table:table-cell table:style-name="ce42" table:formula="of:=CONCATENATE([$przecinki.$A$2];[.A295];[$przecinki.$A$5];[$przecinki.$A$2])" office:value-type="string" office:string-value="&quot;sps.&quot;" calcext:value-type="string">
            <text:p>"sps."</text:p>
          </table:table-cell>
          <table:table-cell table:style-name="ce42" table:formula="of:=UPPER([.G295])" office:value-type="string" office:string-value="&quot;SPS&quot;" calcext:value-type="string">
            <text:p>"SPS"</text:p>
          </table:table-cell>
          <table:table-cell table:style-name="ce42" table:formula="of:=CONCATENATE([$przecinki.$C$2];[$przecinki.$C$2];[.J295];[$przecinki.$C$2];[$przecinki.$C$2];[$przecinki.$C$2];[$przecinki.$C$2];[$przecinki.$B$5];[.F295];[$przecinki.$D$2];[$przecinki.$C$2];[$przecinki.$C$2];[$przecinki.$C$2];[.G295];[$przecinki.$D$2];[$przecinki.$C$2];[$przecinki.$C$2];[$przecinki.$C$2];[$przecinki.$C$2];[$przecinki.$C$2];[$przecinki.$C$2];[$przecinki.$C$2])" office:value-type="string" office:string-value="  &quot;sps.&quot;    [&quot;FSP&quot;,   &quot;sps&quot;,       " calcext:value-type="string">
            <text:p><text:s text:c="2"/>"sps." <text:s text:c="3"/>["FSP", <text:s text:c="2"/>"s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5]);[$przecinki.$A$2];[$przecinki.$C$5];[$przecinki.$D$2])" office:value-type="string" office:string-value="&quot;lewe SPS&quot;]," calcext:value-type="string">
            <text:p>"lewe SPS"],</text:p>
          </table:table-cell>
          <table:table-cell table:style-name="ce46" table:formula="of:=CONCATENATE([.L295];[.M295];[.N295])" office:value-type="string" office:string-value="  &quot;sps.&quot;    [&quot;FSP&quot;,   &quot;sps&quot;,       &quot;&quot;, &quot;ONSET&quot;, &quot;lewe SPS&quot;]," calcext:value-type="string">
            <text:p><text:s text:c="2"/>"sps." <text:s text:c="3"/>["FSP", <text:s text:c="2"/>"sps", <text:s text:c="6"/>"", "ONSET", "lewe SPS"],</text:p>
          </table:table-cell>
        </table:table-row>
        <table:table-row table:style-name="ro2">
          <table:table-cell table:formula="of:=[$'naglosy-edycja'.B296]" office:value-type="string" office:string-value="spsi" calcext:value-type="string">
            <text:p>spsi</text:p>
          </table:table-cell>
          <table:table-cell table:formula="of:=[$'naglosy-edycja'.C296]" office:value-type="float" office:value="0" calcext:value-type="float">
            <text:p>0</text:p>
          </table:table-cell>
          <table:table-cell table:formula="of:=[$'naglosy-edycja'.D296]" office:value-type="string" office:string-value="FSPJ" calcext:value-type="string">
            <text:p>FSPJ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formula="of:=CONCATENATE([$przecinki.$A$2];[.E296];[$przecinki.$A$2];)" office:value-type="string" office:string-value="&quot;FSPJ&quot;" calcext:value-type="string">
            <text:p>"FSPJ"</text:p>
          </table:table-cell>
          <table:table-cell table:formula="of:=CONCATENATE([$przecinki.$A$2];[.A296];[$przecinki.$A$2])" office:value-type="string" office:string-value="&quot;spsi&quot;" calcext:value-type="string">
            <text:p>"spsi"</text:p>
          </table:table-cell>
          <table:table-cell table:formula="of:=CONCATENATE([.G296];[$przecinki.$B$2];[.F296];)" office:value-type="string" office:string-value="&quot;spsi&quot;:&quot;FSPJ&quot;" calcext:value-type="string">
            <text:p>"spsi":"FSPJ"</text:p>
          </table:table-cell>
          <table:table-cell/>
          <table:table-cell table:style-name="ce42" table:formula="of:=CONCATENATE([$przecinki.$A$2];[.A296];[$przecinki.$A$5];[$przecinki.$A$2])" office:value-type="string" office:string-value="&quot;spsi.&quot;" calcext:value-type="string">
            <text:p>"spsi."</text:p>
          </table:table-cell>
          <table:table-cell table:style-name="ce42" table:formula="of:=UPPER([.G296])" office:value-type="string" office:string-value="&quot;SPSI&quot;" calcext:value-type="string">
            <text:p>"SPSI"</text:p>
          </table:table-cell>
          <table:table-cell table:style-name="ce42" table:formula="of:=CONCATENATE([$przecinki.$C$2];[$przecinki.$C$2];[.J296];[$przecinki.$C$2];[$przecinki.$C$2];[$przecinki.$C$2];[$przecinki.$C$2];[$przecinki.$B$5];[.F296];[$przecinki.$D$2];[$przecinki.$C$2];[$przecinki.$C$2];[$przecinki.$C$2];[.G296];[$przecinki.$D$2];[$przecinki.$C$2];[$przecinki.$C$2];[$przecinki.$C$2];[$przecinki.$C$2];[$przecinki.$C$2];[$przecinki.$C$2];[$przecinki.$C$2])" office:value-type="string" office:string-value="  &quot;spsi.&quot;    [&quot;FSPJ&quot;,   &quot;spsi&quot;,       " calcext:value-type="string">
            <text:p><text:s text:c="2"/>"spsi." <text:s text:c="3"/>["FSPJ", <text:s text:c="2"/>"sp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6]);[$przecinki.$A$2];[$przecinki.$C$5];[$przecinki.$D$2])" office:value-type="string" office:string-value="&quot;lewe SPSI&quot;]," calcext:value-type="string">
            <text:p>"lewe SPSI"],</text:p>
          </table:table-cell>
          <table:table-cell table:style-name="ce46" table:formula="of:=CONCATENATE([.L296];[.M296];[.N296])" office:value-type="string" office:string-value="  &quot;spsi.&quot;    [&quot;FSPJ&quot;,   &quot;spsi&quot;,       &quot;&quot;, &quot;ONSET&quot;, &quot;lewe SPSI&quot;]," calcext:value-type="string">
            <text:p><text:s text:c="2"/>"spsi." <text:s text:c="3"/>["FSPJ", <text:s text:c="2"/>"spsi", <text:s text:c="6"/>"", "ONSET", "lewe SPSI"],</text:p>
          </table:table-cell>
        </table:table-row>
        <table:table-row table:style-name="ro2">
          <table:table-cell table:formula="of:=[$'naglosy-edycja'.B297]" office:value-type="string" office:string-value="sr" calcext:value-type="string">
            <text:p>sr</text:p>
          </table:table-cell>
          <table:table-cell table:formula="of:=[$'naglosy-edycja'.C297]" office:value-type="string" office:string-value="SR" calcext:value-type="string">
            <text:p>SR</text:p>
          </table:table-cell>
          <table:table-cell table:formula="of:=[$'naglosy-edycja'.D297]" office:value-type="float" office:value="0" calcext:value-type="float">
            <text:p>0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formula="of:=CONCATENATE([$przecinki.$A$2];[.E297];[$przecinki.$A$2];)" office:value-type="string" office:string-value="&quot;SR&quot;" calcext:value-type="string">
            <text:p>"SR"</text:p>
          </table:table-cell>
          <table:table-cell table:formula="of:=CONCATENATE([$przecinki.$A$2];[.A297];[$przecinki.$A$2])" office:value-type="string" office:string-value="&quot;sr&quot;" calcext:value-type="string">
            <text:p>"sr"</text:p>
          </table:table-cell>
          <table:table-cell table:formula="of:=CONCATENATE([.G297];[$przecinki.$B$2];[.F297];)" office:value-type="string" office:string-value="&quot;sr&quot;:&quot;SR&quot;" calcext:value-type="string">
            <text:p>"sr":"SR"</text:p>
          </table:table-cell>
          <table:table-cell/>
          <table:table-cell table:style-name="ce42" table:formula="of:=CONCATENATE([$przecinki.$A$2];[.A297];[$przecinki.$A$5];[$przecinki.$A$2])" office:value-type="string" office:string-value="&quot;sr.&quot;" calcext:value-type="string">
            <text:p>"sr."</text:p>
          </table:table-cell>
          <table:table-cell table:style-name="ce42" table:formula="of:=UPPER([.G297])" office:value-type="string" office:string-value="&quot;SR&quot;" calcext:value-type="string">
            <text:p>"SR"</text:p>
          </table:table-cell>
          <table:table-cell table:style-name="ce42" table:formula="of:=CONCATENATE([$przecinki.$C$2];[$przecinki.$C$2];[.J297];[$przecinki.$C$2];[$przecinki.$C$2];[$przecinki.$C$2];[$przecinki.$C$2];[$przecinki.$B$5];[.F297];[$przecinki.$D$2];[$przecinki.$C$2];[$przecinki.$C$2];[$przecinki.$C$2];[.G297];[$przecinki.$D$2];[$przecinki.$C$2];[$przecinki.$C$2];[$przecinki.$C$2];[$przecinki.$C$2];[$przecinki.$C$2];[$przecinki.$C$2];[$przecinki.$C$2])" office:value-type="string" office:string-value="  &quot;sr.&quot;    [&quot;SR&quot;,   &quot;sr&quot;,       " calcext:value-type="string">
            <text:p><text:s text:c="2"/>"sr." <text:s text:c="3"/>["SR", <text:s text:c="2"/>"s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7]);[$przecinki.$A$2];[$przecinki.$C$5];[$przecinki.$D$2])" office:value-type="string" office:string-value="&quot;lewe SR&quot;]," calcext:value-type="string">
            <text:p>"lewe SR"],</text:p>
          </table:table-cell>
          <table:table-cell table:style-name="ce46" table:formula="of:=CONCATENATE([.L297];[.M297];[.N297])" office:value-type="string" office:string-value="  &quot;sr.&quot;    [&quot;SR&quot;,   &quot;sr&quot;,       &quot;&quot;, &quot;ONSET&quot;, &quot;lewe SR&quot;]," calcext:value-type="string">
            <text:p><text:s text:c="2"/>"sr." <text:s text:c="3"/>["SR", <text:s text:c="2"/>"sr", <text:s text:c="6"/>"", "ONSET", "lewe SR"],</text:p>
          </table:table-cell>
        </table:table-row>
        <table:table-row table:style-name="ro2">
          <table:table-cell table:formula="of:=[$'naglosy-edycja'.B298]" office:value-type="string" office:string-value="ss" calcext:value-type="string">
            <text:p>ss</text:p>
          </table:table-cell>
          <table:table-cell table:formula="of:=[$'naglosy-edycja'.C298]" office:value-type="string" office:string-value="FS" calcext:value-type="string">
            <text:p>FS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formula="of:=CONCATENATE([$przecinki.$A$2];[.E298];[$przecinki.$A$2];)" office:value-type="string" office:string-value="&quot;FS&quot;" calcext:value-type="string">
            <text:p>"FS"</text:p>
          </table:table-cell>
          <table:table-cell table:formula="of:=CONCATENATE([$przecinki.$A$2];[.A298];[$przecinki.$A$2])" office:value-type="string" office:string-value="&quot;ss&quot;" calcext:value-type="string">
            <text:p>"ss"</text:p>
          </table:table-cell>
          <table:table-cell table:formula="of:=CONCATENATE([.G298];[$przecinki.$B$2];[.F298];)" office:value-type="string" office:string-value="&quot;ss&quot;:&quot;FS&quot;" calcext:value-type="string">
            <text:p>"ss":"FS"</text:p>
          </table:table-cell>
          <table:table-cell/>
          <table:table-cell table:style-name="ce42" table:formula="of:=CONCATENATE([$przecinki.$A$2];[.A298];[$przecinki.$A$5];[$przecinki.$A$2])" office:value-type="string" office:string-value="&quot;ss.&quot;" calcext:value-type="string">
            <text:p>"ss."</text:p>
          </table:table-cell>
          <table:table-cell table:style-name="ce42" table:formula="of:=UPPER([.G298])" office:value-type="string" office:string-value="&quot;SS&quot;" calcext:value-type="string">
            <text:p>"SS"</text:p>
          </table:table-cell>
          <table:table-cell table:style-name="ce42" table:formula="of:=CONCATENATE([$przecinki.$C$2];[$przecinki.$C$2];[.J298];[$przecinki.$C$2];[$przecinki.$C$2];[$przecinki.$C$2];[$przecinki.$C$2];[$przecinki.$B$5];[.F298];[$przecinki.$D$2];[$przecinki.$C$2];[$przecinki.$C$2];[$przecinki.$C$2];[.G298];[$przecinki.$D$2];[$przecinki.$C$2];[$przecinki.$C$2];[$przecinki.$C$2];[$przecinki.$C$2];[$przecinki.$C$2];[$przecinki.$C$2];[$przecinki.$C$2])" office:value-type="string" office:string-value="  &quot;ss.&quot;    [&quot;FS&quot;,   &quot;ss&quot;,       " calcext:value-type="string">
            <text:p><text:s text:c="2"/>"ss." <text:s text:c="3"/>["FS", <text:s text:c="2"/>"s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8]);[$przecinki.$A$2];[$przecinki.$C$5];[$przecinki.$D$2])" office:value-type="string" office:string-value="&quot;lewe SS&quot;]," calcext:value-type="string">
            <text:p>"lewe SS"],</text:p>
          </table:table-cell>
          <table:table-cell table:style-name="ce46" table:formula="of:=CONCATENATE([.L298];[.M298];[.N298])" office:value-type="string" office:string-value="  &quot;ss.&quot;    [&quot;FS&quot;,   &quot;ss&quot;,       &quot;&quot;, &quot;ONSET&quot;, &quot;lewe SS&quot;]," calcext:value-type="string">
            <text:p><text:s text:c="2"/>"ss." <text:s text:c="3"/>["FS", <text:s text:c="2"/>"ss", <text:s text:c="6"/>"", "ONSET", "lewe SS"],</text:p>
          </table:table-cell>
        </table:table-row>
        <table:table-row table:style-name="ro2">
          <table:table-cell table:formula="of:=[$'naglosy-edycja'.B299]" office:value-type="string" office:string-value="st" calcext:value-type="string">
            <text:p>st</text:p>
          </table:table-cell>
          <table:table-cell table:formula="of:=[$'naglosy-edycja'.C299]" office:value-type="string" office:string-value="ST" calcext:value-type="string">
            <text:p>ST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formula="of:=CONCATENATE([$przecinki.$A$2];[.E299];[$przecinki.$A$2];)" office:value-type="string" office:string-value="&quot;ST&quot;" calcext:value-type="string">
            <text:p>"ST"</text:p>
          </table:table-cell>
          <table:table-cell table:formula="of:=CONCATENATE([$przecinki.$A$2];[.A299];[$przecinki.$A$2])" office:value-type="string" office:string-value="&quot;st&quot;" calcext:value-type="string">
            <text:p>"st"</text:p>
          </table:table-cell>
          <table:table-cell table:formula="of:=CONCATENATE([.G299];[$przecinki.$B$2];[.F299];)" office:value-type="string" office:string-value="&quot;st&quot;:&quot;ST&quot;" calcext:value-type="string">
            <text:p>"st":"ST"</text:p>
          </table:table-cell>
          <table:table-cell/>
          <table:table-cell table:style-name="ce42" table:formula="of:=CONCATENATE([$przecinki.$A$2];[.A299];[$przecinki.$A$5];[$przecinki.$A$2])" office:value-type="string" office:string-value="&quot;st.&quot;" calcext:value-type="string">
            <text:p>"st."</text:p>
          </table:table-cell>
          <table:table-cell table:style-name="ce42" table:formula="of:=UPPER([.G299])" office:value-type="string" office:string-value="&quot;ST&quot;" calcext:value-type="string">
            <text:p>"ST"</text:p>
          </table:table-cell>
          <table:table-cell table:style-name="ce42" table:formula="of:=CONCATENATE([$przecinki.$C$2];[$przecinki.$C$2];[.J299];[$przecinki.$C$2];[$przecinki.$C$2];[$przecinki.$C$2];[$przecinki.$C$2];[$przecinki.$B$5];[.F299];[$przecinki.$D$2];[$przecinki.$C$2];[$przecinki.$C$2];[$przecinki.$C$2];[.G299];[$przecinki.$D$2];[$przecinki.$C$2];[$przecinki.$C$2];[$przecinki.$C$2];[$przecinki.$C$2];[$przecinki.$C$2];[$przecinki.$C$2];[$przecinki.$C$2])" office:value-type="string" office:string-value="  &quot;st.&quot;    [&quot;ST&quot;,   &quot;st&quot;,       " calcext:value-type="string">
            <text:p><text:s text:c="2"/>"st." <text:s text:c="3"/>["ST", <text:s text:c="2"/>"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9]);[$przecinki.$A$2];[$przecinki.$C$5];[$przecinki.$D$2])" office:value-type="string" office:string-value="&quot;lewe ST&quot;]," calcext:value-type="string">
            <text:p>"lewe ST"],</text:p>
          </table:table-cell>
          <table:table-cell table:style-name="ce46" table:formula="of:=CONCATENATE([.L299];[.M299];[.N299])" office:value-type="string" office:string-value="  &quot;st.&quot;    [&quot;ST&quot;,   &quot;st&quot;,       &quot;&quot;, &quot;ONSET&quot;, &quot;lewe ST&quot;]," calcext:value-type="string">
            <text:p><text:s text:c="2"/>"st." <text:s text:c="3"/>["ST", <text:s text:c="2"/>"st", <text:s text:c="6"/>"", "ONSET", "lewe ST"],</text:p>
          </table:table-cell>
        </table:table-row>
        <table:table-row table:style-name="ro2">
          <table:table-cell table:formula="of:=[$'naglosy-edycja'.B300]" office:value-type="string" office:string-value="stch" calcext:value-type="string">
            <text:p>stch</text:p>
          </table:table-cell>
          <table:table-cell table:formula="of:=[$'naglosy-edycja'.C300]" office:value-type="float" office:value="0" calcext:value-type="float">
            <text:p>0</text:p>
          </table:table-cell>
          <table:table-cell table:formula="of:=[$'naglosy-edycja'.D300]" office:value-type="string" office:string-value="SKT" calcext:value-type="string">
            <text:p>SKT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formula="of:=CONCATENATE([$przecinki.$A$2];[.E300];[$przecinki.$A$2];)" office:value-type="string" office:string-value="&quot;SKT&quot;" calcext:value-type="string">
            <text:p>"SKT"</text:p>
          </table:table-cell>
          <table:table-cell table:formula="of:=CONCATENATE([$przecinki.$A$2];[.A300];[$przecinki.$A$2])" office:value-type="string" office:string-value="&quot;stch&quot;" calcext:value-type="string">
            <text:p>"stch"</text:p>
          </table:table-cell>
          <table:table-cell table:formula="of:=CONCATENATE([.G300];[$przecinki.$B$2];[.F300];)" office:value-type="string" office:string-value="&quot;stch&quot;:&quot;SKT&quot;" calcext:value-type="string">
            <text:p>"stch":"SKT"</text:p>
          </table:table-cell>
          <table:table-cell/>
          <table:table-cell table:style-name="ce42" table:formula="of:=CONCATENATE([$przecinki.$A$2];[.A300];[$przecinki.$A$5];[$przecinki.$A$2])" office:value-type="string" office:string-value="&quot;stch.&quot;" calcext:value-type="string">
            <text:p>"stch."</text:p>
          </table:table-cell>
          <table:table-cell table:style-name="ce42" table:formula="of:=UPPER([.G300])" office:value-type="string" office:string-value="&quot;STCH&quot;" calcext:value-type="string">
            <text:p>"STCH"</text:p>
          </table:table-cell>
          <table:table-cell table:style-name="ce42" table:formula="of:=CONCATENATE([$przecinki.$C$2];[$przecinki.$C$2];[.J300];[$przecinki.$C$2];[$przecinki.$C$2];[$przecinki.$C$2];[$przecinki.$C$2];[$przecinki.$B$5];[.F300];[$przecinki.$D$2];[$przecinki.$C$2];[$przecinki.$C$2];[$przecinki.$C$2];[.G300];[$przecinki.$D$2];[$przecinki.$C$2];[$przecinki.$C$2];[$przecinki.$C$2];[$przecinki.$C$2];[$przecinki.$C$2];[$przecinki.$C$2];[$przecinki.$C$2])" office:value-type="string" office:string-value="  &quot;stch.&quot;    [&quot;SKT&quot;,   &quot;stch&quot;,       " calcext:value-type="string">
            <text:p><text:s text:c="2"/>"stch." <text:s text:c="3"/>["SKT", <text:s text:c="2"/>"s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0]);[$przecinki.$A$2];[$przecinki.$C$5];[$przecinki.$D$2])" office:value-type="string" office:string-value="&quot;lewe STCH&quot;]," calcext:value-type="string">
            <text:p>"lewe STCH"],</text:p>
          </table:table-cell>
          <table:table-cell table:style-name="ce46" table:formula="of:=CONCATENATE([.L300];[.M300];[.N300])" office:value-type="string" office:string-value="  &quot;stch.&quot;    [&quot;SKT&quot;,   &quot;stch&quot;,       &quot;&quot;, &quot;ONSET&quot;, &quot;lewe STCH&quot;]," calcext:value-type="string">
            <text:p><text:s text:c="2"/>"stch." <text:s text:c="3"/>["SKT", <text:s text:c="2"/>"stch", <text:s text:c="6"/>"", "ONSET", "lewe STCH"],</text:p>
          </table:table-cell>
        </table:table-row>
        <table:table-row table:style-name="ro2">
          <table:table-cell table:formula="of:=[$'naglosy-edycja'.B301]" office:value-type="string" office:string-value="stchn" calcext:value-type="string">
            <text:p>stchn</text:p>
          </table:table-cell>
          <table:table-cell table:formula="of:=[$'naglosy-edycja'.C301]" office:value-type="string" office:string-value="SKTLR" calcext:value-type="string">
            <text:p>SKTLR</text:p>
          </table:table-cell>
          <table:table-cell table:formula="of:=[$'naglosy-edycja'.D301]" office:value-type="float" office:value="0" calcext:value-type="float">
            <text:p>0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formula="of:=CONCATENATE([$przecinki.$A$2];[.E301];[$przecinki.$A$2];)" office:value-type="string" office:string-value="&quot;SKTLR&quot;" calcext:value-type="string">
            <text:p>"SKTLR"</text:p>
          </table:table-cell>
          <table:table-cell table:formula="of:=CONCATENATE([$przecinki.$A$2];[.A301];[$przecinki.$A$2])" office:value-type="string" office:string-value="&quot;stchn&quot;" calcext:value-type="string">
            <text:p>"stchn"</text:p>
          </table:table-cell>
          <table:table-cell table:formula="of:=CONCATENATE([.G301];[$przecinki.$B$2];[.F301];)" office:value-type="string" office:string-value="&quot;stchn&quot;:&quot;SKTLR&quot;" calcext:value-type="string">
            <text:p>"stchn":"SKTLR"</text:p>
          </table:table-cell>
          <table:table-cell/>
          <table:table-cell table:style-name="ce42" table:formula="of:=CONCATENATE([$przecinki.$A$2];[.A301];[$przecinki.$A$5];[$przecinki.$A$2])" office:value-type="string" office:string-value="&quot;stchn.&quot;" calcext:value-type="string">
            <text:p>"stchn."</text:p>
          </table:table-cell>
          <table:table-cell table:style-name="ce42" table:formula="of:=UPPER([.G301])" office:value-type="string" office:string-value="&quot;STCHN&quot;" calcext:value-type="string">
            <text:p>"STCHN"</text:p>
          </table:table-cell>
          <table:table-cell table:style-name="ce42" table:formula="of:=CONCATENATE([$przecinki.$C$2];[$przecinki.$C$2];[.J301];[$przecinki.$C$2];[$przecinki.$C$2];[$przecinki.$C$2];[$przecinki.$C$2];[$przecinki.$B$5];[.F301];[$przecinki.$D$2];[$przecinki.$C$2];[$przecinki.$C$2];[$przecinki.$C$2];[.G301];[$przecinki.$D$2];[$przecinki.$C$2];[$przecinki.$C$2];[$przecinki.$C$2];[$przecinki.$C$2];[$przecinki.$C$2];[$przecinki.$C$2];[$przecinki.$C$2])" office:value-type="string" office:string-value="  &quot;stchn.&quot;    [&quot;SKTLR&quot;,   &quot;stchn&quot;,       " calcext:value-type="string">
            <text:p><text:s text:c="2"/>"stchn." <text:s text:c="3"/>["SKTLR", <text:s text:c="2"/>"s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1]);[$przecinki.$A$2];[$przecinki.$C$5];[$przecinki.$D$2])" office:value-type="string" office:string-value="&quot;lewe STCHN&quot;]," calcext:value-type="string">
            <text:p>"lewe STCHN"],</text:p>
          </table:table-cell>
          <table:table-cell table:style-name="ce46" table:formula="of:=CONCATENATE([.L301];[.M301];[.N301])" office:value-type="string" office:string-value="  &quot;stchn.&quot;    [&quot;SKTLR&quot;,   &quot;stchn&quot;,       &quot;&quot;, &quot;ONSET&quot;, &quot;lewe STCHN&quot;]," calcext:value-type="string">
            <text:p><text:s text:c="2"/>"stchn." <text:s text:c="3"/>["SKTLR", <text:s text:c="2"/>"stchn", <text:s text:c="6"/>"", "ONSET", "lewe STCHN"],</text:p>
          </table:table-cell>
        </table:table-row>
        <table:table-row table:style-name="ro2">
          <table:table-cell table:formula="of:=[$'naglosy-edycja'.B302]" office:value-type="string" office:string-value="stl" calcext:value-type="string">
            <text:p>stl</text:p>
          </table:table-cell>
          <table:table-cell table:formula="of:=[$'naglosy-edycja'.C302]" office:value-type="string" office:string-value="STL" calcext:value-type="string">
            <text:p>STL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formula="of:=CONCATENATE([$przecinki.$A$2];[.E302];[$przecinki.$A$2];)" office:value-type="string" office:string-value="&quot;STL&quot;" calcext:value-type="string">
            <text:p>"STL"</text:p>
          </table:table-cell>
          <table:table-cell table:formula="of:=CONCATENATE([$przecinki.$A$2];[.A302];[$przecinki.$A$2])" office:value-type="string" office:string-value="&quot;stl&quot;" calcext:value-type="string">
            <text:p>"stl"</text:p>
          </table:table-cell>
          <table:table-cell table:formula="of:=CONCATENATE([.G302];[$przecinki.$B$2];[.F302];)" office:value-type="string" office:string-value="&quot;stl&quot;:&quot;STL&quot;" calcext:value-type="string">
            <text:p>"stl":"STL"</text:p>
          </table:table-cell>
          <table:table-cell/>
          <table:table-cell table:style-name="ce42" table:formula="of:=CONCATENATE([$przecinki.$A$2];[.A302];[$przecinki.$A$5];[$przecinki.$A$2])" office:value-type="string" office:string-value="&quot;stl.&quot;" calcext:value-type="string">
            <text:p>"stl."</text:p>
          </table:table-cell>
          <table:table-cell table:style-name="ce42" table:formula="of:=UPPER([.G302])" office:value-type="string" office:string-value="&quot;STL&quot;" calcext:value-type="string">
            <text:p>"STL"</text:p>
          </table:table-cell>
          <table:table-cell table:style-name="ce42" table:formula="of:=CONCATENATE([$przecinki.$C$2];[$przecinki.$C$2];[.J302];[$przecinki.$C$2];[$przecinki.$C$2];[$przecinki.$C$2];[$przecinki.$C$2];[$przecinki.$B$5];[.F302];[$przecinki.$D$2];[$przecinki.$C$2];[$przecinki.$C$2];[$przecinki.$C$2];[.G302];[$przecinki.$D$2];[$przecinki.$C$2];[$przecinki.$C$2];[$przecinki.$C$2];[$przecinki.$C$2];[$przecinki.$C$2];[$przecinki.$C$2];[$przecinki.$C$2])" office:value-type="string" office:string-value="  &quot;stl.&quot;    [&quot;STL&quot;,   &quot;stl&quot;,       " calcext:value-type="string">
            <text:p><text:s text:c="2"/>"stl." <text:s text:c="3"/>["STL", <text:s text:c="2"/>"s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2]);[$przecinki.$A$2];[$przecinki.$C$5];[$przecinki.$D$2])" office:value-type="string" office:string-value="&quot;lewe STL&quot;]," calcext:value-type="string">
            <text:p>"lewe STL"],</text:p>
          </table:table-cell>
          <table:table-cell table:style-name="ce46" table:formula="of:=CONCATENATE([.L302];[.M302];[.N302])" office:value-type="string" office:string-value="  &quot;stl.&quot;    [&quot;STL&quot;,   &quot;stl&quot;,       &quot;&quot;, &quot;ONSET&quot;, &quot;lewe STL&quot;]," calcext:value-type="string">
            <text:p><text:s text:c="2"/>"stl." <text:s text:c="3"/>["STL", <text:s text:c="2"/>"stl", <text:s text:c="6"/>"", "ONSET", "lewe STL"],</text:p>
          </table:table-cell>
        </table:table-row>
        <table:table-row table:style-name="ro2">
          <table:table-cell table:formula="of:=[$'naglosy-edycja'.B303]" office:value-type="string" office:string-value="stł" calcext:value-type="string">
            <text:p>stł</text:p>
          </table:table-cell>
          <table:table-cell table:formula="of:=[$'naglosy-edycja'.C303]" office:value-type="string" office:string-value="STLJ" calcext:value-type="string">
            <text:p>STLJ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formula="of:=CONCATENATE([$przecinki.$A$2];[.E303];[$przecinki.$A$2];)" office:value-type="string" office:string-value="&quot;STLJ&quot;" calcext:value-type="string">
            <text:p>"STLJ"</text:p>
          </table:table-cell>
          <table:table-cell table:formula="of:=CONCATENATE([$przecinki.$A$2];[.A303];[$przecinki.$A$2])" office:value-type="string" office:string-value="&quot;stł&quot;" calcext:value-type="string">
            <text:p>"stł"</text:p>
          </table:table-cell>
          <table:table-cell table:formula="of:=CONCATENATE([.G303];[$przecinki.$B$2];[.F303];)" office:value-type="string" office:string-value="&quot;stł&quot;:&quot;STLJ&quot;" calcext:value-type="string">
            <text:p>"stł":"STLJ"</text:p>
          </table:table-cell>
          <table:table-cell/>
          <table:table-cell table:style-name="ce42" table:formula="of:=CONCATENATE([$przecinki.$A$2];[.A303];[$przecinki.$A$5];[$przecinki.$A$2])" office:value-type="string" office:string-value="&quot;stł.&quot;" calcext:value-type="string">
            <text:p>"stł."</text:p>
          </table:table-cell>
          <table:table-cell table:style-name="ce42" table:formula="of:=UPPER([.G303])" office:value-type="string" office:string-value="&quot;STŁ&quot;" calcext:value-type="string">
            <text:p>"STŁ"</text:p>
          </table:table-cell>
          <table:table-cell table:style-name="ce42" table:formula="of:=CONCATENATE([$przecinki.$C$2];[$przecinki.$C$2];[.J303];[$przecinki.$C$2];[$przecinki.$C$2];[$przecinki.$C$2];[$przecinki.$C$2];[$przecinki.$B$5];[.F303];[$przecinki.$D$2];[$przecinki.$C$2];[$przecinki.$C$2];[$przecinki.$C$2];[.G303];[$przecinki.$D$2];[$przecinki.$C$2];[$przecinki.$C$2];[$przecinki.$C$2];[$przecinki.$C$2];[$przecinki.$C$2];[$przecinki.$C$2];[$przecinki.$C$2])" office:value-type="string" office:string-value="  &quot;stł.&quot;    [&quot;STLJ&quot;,   &quot;stł&quot;,       " calcext:value-type="string">
            <text:p><text:s text:c="2"/>"stł." <text:s text:c="3"/>["STLJ", <text:s text:c="2"/>"s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3]);[$przecinki.$A$2];[$przecinki.$C$5];[$przecinki.$D$2])" office:value-type="string" office:string-value="&quot;lewe STŁ&quot;]," calcext:value-type="string">
            <text:p>"lewe STŁ"],</text:p>
          </table:table-cell>
          <table:table-cell table:style-name="ce46" table:formula="of:=CONCATENATE([.L303];[.M303];[.N303])" office:value-type="string" office:string-value="  &quot;stł.&quot;    [&quot;STLJ&quot;,   &quot;stł&quot;,       &quot;&quot;, &quot;ONSET&quot;, &quot;lewe STŁ&quot;]," calcext:value-type="string">
            <text:p><text:s text:c="2"/>"stł." <text:s text:c="3"/>["STLJ", <text:s text:c="2"/>"stł", <text:s text:c="6"/>"", "ONSET", "lewe STŁ"],</text:p>
          </table:table-cell>
        </table:table-row>
        <table:table-row table:style-name="ro2">
          <table:table-cell table:formula="of:=[$'naglosy-edycja'.B304]" office:value-type="string" office:string-value="str" calcext:value-type="string">
            <text:p>str</text:p>
          </table:table-cell>
          <table:table-cell table:formula="of:=[$'naglosy-edycja'.C304]" office:value-type="string" office:string-value="STR" calcext:value-type="string">
            <text:p>STR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formula="of:=CONCATENATE([$przecinki.$A$2];[.E304];[$przecinki.$A$2];)" office:value-type="string" office:string-value="&quot;STR&quot;" calcext:value-type="string">
            <text:p>"STR"</text:p>
          </table:table-cell>
          <table:table-cell table:formula="of:=CONCATENATE([$przecinki.$A$2];[.A304];[$przecinki.$A$2])" office:value-type="string" office:string-value="&quot;str&quot;" calcext:value-type="string">
            <text:p>"str"</text:p>
          </table:table-cell>
          <table:table-cell table:formula="of:=CONCATENATE([.G304];[$przecinki.$B$2];[.F304];)" office:value-type="string" office:string-value="&quot;str&quot;:&quot;STR&quot;" calcext:value-type="string">
            <text:p>"str":"STR"</text:p>
          </table:table-cell>
          <table:table-cell/>
          <table:table-cell table:style-name="ce42" table:formula="of:=CONCATENATE([$przecinki.$A$2];[.A304];[$przecinki.$A$5];[$przecinki.$A$2])" office:value-type="string" office:string-value="&quot;str.&quot;" calcext:value-type="string">
            <text:p>"str."</text:p>
          </table:table-cell>
          <table:table-cell table:style-name="ce42" table:formula="of:=UPPER([.G304])" office:value-type="string" office:string-value="&quot;STR&quot;" calcext:value-type="string">
            <text:p>"STR"</text:p>
          </table:table-cell>
          <table:table-cell table:style-name="ce42" table:formula="of:=CONCATENATE([$przecinki.$C$2];[$przecinki.$C$2];[.J304];[$przecinki.$C$2];[$przecinki.$C$2];[$przecinki.$C$2];[$przecinki.$C$2];[$przecinki.$B$5];[.F304];[$przecinki.$D$2];[$przecinki.$C$2];[$przecinki.$C$2];[$przecinki.$C$2];[.G304];[$przecinki.$D$2];[$przecinki.$C$2];[$przecinki.$C$2];[$przecinki.$C$2];[$przecinki.$C$2];[$przecinki.$C$2];[$przecinki.$C$2];[$przecinki.$C$2])" office:value-type="string" office:string-value="  &quot;str.&quot;    [&quot;STR&quot;,   &quot;str&quot;,       " calcext:value-type="string">
            <text:p><text:s text:c="2"/>"str." <text:s text:c="3"/>["STR", <text:s text:c="2"/>"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4]);[$przecinki.$A$2];[$przecinki.$C$5];[$przecinki.$D$2])" office:value-type="string" office:string-value="&quot;lewe STR&quot;]," calcext:value-type="string">
            <text:p>"lewe STR"],</text:p>
          </table:table-cell>
          <table:table-cell table:style-name="ce46" table:formula="of:=CONCATENATE([.L304];[.M304];[.N304])" office:value-type="string" office:string-value="  &quot;str.&quot;    [&quot;STR&quot;,   &quot;str&quot;,       &quot;&quot;, &quot;ONSET&quot;, &quot;lewe STR&quot;]," calcext:value-type="string">
            <text:p><text:s text:c="2"/>"str." <text:s text:c="3"/>["STR", <text:s text:c="2"/>"str", <text:s text:c="6"/>"", "ONSET", "lewe STR"],</text:p>
          </table:table-cell>
        </table:table-row>
        <table:table-row table:style-name="ro2">
          <table:table-cell table:formula="of:=[$'naglosy-edycja'.B305]" office:value-type="string" office:string-value="strw" calcext:value-type="string">
            <text:p>strw</text:p>
          </table:table-cell>
          <table:table-cell table:formula="of:=[$'naglosy-edycja'.C305]" office:value-type="string" office:string-value="STVR" calcext:value-type="string">
            <text:p>STV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formula="of:=CONCATENATE([$przecinki.$A$2];[.E305];[$przecinki.$A$2];)" office:value-type="string" office:string-value="&quot;STVR&quot;" calcext:value-type="string">
            <text:p>"STVR"</text:p>
          </table:table-cell>
          <table:table-cell table:formula="of:=CONCATENATE([$przecinki.$A$2];[.A305];[$przecinki.$A$2])" office:value-type="string" office:string-value="&quot;strw&quot;" calcext:value-type="string">
            <text:p>"strw"</text:p>
          </table:table-cell>
          <table:table-cell table:formula="of:=CONCATENATE([.G305];[$przecinki.$B$2];[.F305];)" office:value-type="string" office:string-value="&quot;strw&quot;:&quot;STVR&quot;" calcext:value-type="string">
            <text:p>"strw":"STVR"</text:p>
          </table:table-cell>
          <table:table-cell/>
          <table:table-cell table:style-name="ce42" table:formula="of:=CONCATENATE([$przecinki.$A$2];[.A305];[$przecinki.$A$5];[$przecinki.$A$2])" office:value-type="string" office:string-value="&quot;strw.&quot;" calcext:value-type="string">
            <text:p>"strw."</text:p>
          </table:table-cell>
          <table:table-cell table:style-name="ce42" table:formula="of:=UPPER([.G305])" office:value-type="string" office:string-value="&quot;STRW&quot;" calcext:value-type="string">
            <text:p>"STRW"</text:p>
          </table:table-cell>
          <table:table-cell table:style-name="ce42" table:formula="of:=CONCATENATE([$przecinki.$C$2];[$przecinki.$C$2];[.J305];[$przecinki.$C$2];[$przecinki.$C$2];[$przecinki.$C$2];[$przecinki.$C$2];[$przecinki.$B$5];[.F305];[$przecinki.$D$2];[$przecinki.$C$2];[$przecinki.$C$2];[$przecinki.$C$2];[.G305];[$przecinki.$D$2];[$przecinki.$C$2];[$przecinki.$C$2];[$przecinki.$C$2];[$przecinki.$C$2];[$przecinki.$C$2];[$przecinki.$C$2];[$przecinki.$C$2])" office:value-type="string" office:string-value="  &quot;strw.&quot;    [&quot;STVR&quot;,   &quot;strw&quot;,       " calcext:value-type="string">
            <text:p><text:s text:c="2"/>"strw." <text:s text:c="3"/>["STVR", <text:s text:c="2"/>"s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5]);[$przecinki.$A$2];[$przecinki.$C$5];[$przecinki.$D$2])" office:value-type="string" office:string-value="&quot;lewe STRW&quot;]," calcext:value-type="string">
            <text:p>"lewe STRW"],</text:p>
          </table:table-cell>
          <table:table-cell table:style-name="ce46" table:formula="of:=CONCATENATE([.L305];[.M305];[.N305])" office:value-type="string" office:string-value="  &quot;strw.&quot;    [&quot;STVR&quot;,   &quot;strw&quot;,       &quot;&quot;, &quot;ONSET&quot;, &quot;lewe STRW&quot;]," calcext:value-type="string">
            <text:p><text:s text:c="2"/>"strw." <text:s text:c="3"/>["STVR", <text:s text:c="2"/>"strw", <text:s text:c="6"/>"", "ONSET", "lewe STRW"],</text:p>
          </table:table-cell>
        </table:table-row>
        <table:table-row table:style-name="ro2">
          <table:table-cell table:formula="of:=[$'naglosy-edycja'.B306]" office:value-type="string" office:string-value="strz" calcext:value-type="string">
            <text:p>strz</text:p>
          </table:table-cell>
          <table:table-cell table:formula="of:=[$'naglosy-edycja'.C306]" office:value-type="string" office:string-value="STRJ" calcext:value-type="string">
            <text:p>STRJ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formula="of:=CONCATENATE([$przecinki.$A$2];[.E306];[$przecinki.$A$2];)" office:value-type="string" office:string-value="&quot;STRJ&quot;" calcext:value-type="string">
            <text:p>"STRJ"</text:p>
          </table:table-cell>
          <table:table-cell table:formula="of:=CONCATENATE([$przecinki.$A$2];[.A306];[$przecinki.$A$2])" office:value-type="string" office:string-value="&quot;strz&quot;" calcext:value-type="string">
            <text:p>"strz"</text:p>
          </table:table-cell>
          <table:table-cell table:formula="of:=CONCATENATE([.G306];[$przecinki.$B$2];[.F306];)" office:value-type="string" office:string-value="&quot;strz&quot;:&quot;STRJ&quot;" calcext:value-type="string">
            <text:p>"strz":"STRJ"</text:p>
          </table:table-cell>
          <table:table-cell/>
          <table:table-cell table:style-name="ce42" table:formula="of:=CONCATENATE([$przecinki.$A$2];[.A306];[$przecinki.$A$5];[$przecinki.$A$2])" office:value-type="string" office:string-value="&quot;strz.&quot;" calcext:value-type="string">
            <text:p>"strz."</text:p>
          </table:table-cell>
          <table:table-cell table:style-name="ce42" table:formula="of:=UPPER([.G306])" office:value-type="string" office:string-value="&quot;STRZ&quot;" calcext:value-type="string">
            <text:p>"STRZ"</text:p>
          </table:table-cell>
          <table:table-cell table:style-name="ce42" table:formula="of:=CONCATENATE([$przecinki.$C$2];[$przecinki.$C$2];[.J306];[$przecinki.$C$2];[$przecinki.$C$2];[$przecinki.$C$2];[$przecinki.$C$2];[$przecinki.$B$5];[.F306];[$przecinki.$D$2];[$przecinki.$C$2];[$przecinki.$C$2];[$przecinki.$C$2];[.G306];[$przecinki.$D$2];[$przecinki.$C$2];[$przecinki.$C$2];[$przecinki.$C$2];[$przecinki.$C$2];[$przecinki.$C$2];[$przecinki.$C$2];[$przecinki.$C$2])" office:value-type="string" office:string-value="  &quot;strz.&quot;    [&quot;STRJ&quot;,   &quot;strz&quot;,       " calcext:value-type="string">
            <text:p><text:s text:c="2"/>"strz." <text:s text:c="3"/>["STRJ", <text:s text:c="2"/>"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6]);[$przecinki.$A$2];[$przecinki.$C$5];[$przecinki.$D$2])" office:value-type="string" office:string-value="&quot;lewe STRZ&quot;]," calcext:value-type="string">
            <text:p>"lewe STRZ"],</text:p>
          </table:table-cell>
          <table:table-cell table:style-name="ce46" table:formula="of:=CONCATENATE([.L306];[.M306];[.N306])" office:value-type="string" office:string-value="  &quot;strz.&quot;    [&quot;STRJ&quot;,   &quot;strz&quot;,       &quot;&quot;, &quot;ONSET&quot;, &quot;lewe STRZ&quot;]," calcext:value-type="string">
            <text:p><text:s text:c="2"/>"strz." <text:s text:c="3"/>["STRJ", <text:s text:c="2"/>"strz", <text:s text:c="6"/>"", "ONSET", "lewe STRZ"],</text:p>
          </table:table-cell>
        </table:table-row>
        <table:table-row table:style-name="ro2">
          <table:table-cell table:formula="of:=[$'naglosy-edycja'.B307]" office:value-type="string" office:string-value="stw" calcext:value-type="string">
            <text:p>stw</text:p>
          </table:table-cell>
          <table:table-cell table:formula="of:=[$'naglosy-edycja'.C307]" office:value-type="string" office:string-value="STV" calcext:value-type="string">
            <text:p>STV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formula="of:=CONCATENATE([$przecinki.$A$2];[.E307];[$przecinki.$A$2];)" office:value-type="string" office:string-value="&quot;STV&quot;" calcext:value-type="string">
            <text:p>"STV"</text:p>
          </table:table-cell>
          <table:table-cell table:formula="of:=CONCATENATE([$przecinki.$A$2];[.A307];[$przecinki.$A$2])" office:value-type="string" office:string-value="&quot;stw&quot;" calcext:value-type="string">
            <text:p>"stw"</text:p>
          </table:table-cell>
          <table:table-cell table:formula="of:=CONCATENATE([.G307];[$przecinki.$B$2];[.F307];)" office:value-type="string" office:string-value="&quot;stw&quot;:&quot;STV&quot;" calcext:value-type="string">
            <text:p>"stw":"STV"</text:p>
          </table:table-cell>
          <table:table-cell/>
          <table:table-cell table:style-name="ce42" table:formula="of:=CONCATENATE([$przecinki.$A$2];[.A307];[$przecinki.$A$5];[$przecinki.$A$2])" office:value-type="string" office:string-value="&quot;stw.&quot;" calcext:value-type="string">
            <text:p>"stw."</text:p>
          </table:table-cell>
          <table:table-cell table:style-name="ce42" table:formula="of:=UPPER([.G307])" office:value-type="string" office:string-value="&quot;STW&quot;" calcext:value-type="string">
            <text:p>"STW"</text:p>
          </table:table-cell>
          <table:table-cell table:style-name="ce42" table:formula="of:=CONCATENATE([$przecinki.$C$2];[$przecinki.$C$2];[.J307];[$przecinki.$C$2];[$przecinki.$C$2];[$przecinki.$C$2];[$przecinki.$C$2];[$przecinki.$B$5];[.F307];[$przecinki.$D$2];[$przecinki.$C$2];[$przecinki.$C$2];[$przecinki.$C$2];[.G307];[$przecinki.$D$2];[$przecinki.$C$2];[$przecinki.$C$2];[$przecinki.$C$2];[$przecinki.$C$2];[$przecinki.$C$2];[$przecinki.$C$2];[$przecinki.$C$2])" office:value-type="string" office:string-value="  &quot;stw.&quot;    [&quot;STV&quot;,   &quot;stw&quot;,       " calcext:value-type="string">
            <text:p><text:s text:c="2"/>"stw." <text:s text:c="3"/>["STV", <text:s text:c="2"/>"s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7]);[$przecinki.$A$2];[$przecinki.$C$5];[$przecinki.$D$2])" office:value-type="string" office:string-value="&quot;lewe STW&quot;]," calcext:value-type="string">
            <text:p>"lewe STW"],</text:p>
          </table:table-cell>
          <table:table-cell table:style-name="ce46" table:formula="of:=CONCATENATE([.L307];[.M307];[.N307])" office:value-type="string" office:string-value="  &quot;stw.&quot;    [&quot;STV&quot;,   &quot;stw&quot;,       &quot;&quot;, &quot;ONSET&quot;, &quot;lewe STW&quot;]," calcext:value-type="string">
            <text:p><text:s text:c="2"/>"stw." <text:s text:c="3"/>["STV", <text:s text:c="2"/>"stw", <text:s text:c="6"/>"", "ONSET", "lewe STW"],</text:p>
          </table:table-cell>
        </table:table-row>
        <table:table-row table:style-name="ro2">
          <table:table-cell table:formula="of:=[$'naglosy-edycja'.B308]" office:value-type="string" office:string-value="sw" calcext:value-type="string">
            <text:p>sw</text:p>
          </table:table-cell>
          <table:table-cell table:formula="of:=[$'naglosy-edycja'.C308]" office:value-type="string" office:string-value="SV" calcext:value-type="string">
            <text:p>S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formula="of:=CONCATENATE([$przecinki.$A$2];[.E308];[$przecinki.$A$2];)" office:value-type="string" office:string-value="&quot;SV&quot;" calcext:value-type="string">
            <text:p>"SV"</text:p>
          </table:table-cell>
          <table:table-cell table:formula="of:=CONCATENATE([$przecinki.$A$2];[.A308];[$przecinki.$A$2])" office:value-type="string" office:string-value="&quot;sw&quot;" calcext:value-type="string">
            <text:p>"sw"</text:p>
          </table:table-cell>
          <table:table-cell table:formula="of:=CONCATENATE([.G308];[$przecinki.$B$2];[.F308];)" office:value-type="string" office:string-value="&quot;sw&quot;:&quot;SV&quot;" calcext:value-type="string">
            <text:p>"sw":"SV"</text:p>
          </table:table-cell>
          <table:table-cell/>
          <table:table-cell table:style-name="ce42" table:formula="of:=CONCATENATE([$przecinki.$A$2];[.A308];[$przecinki.$A$5];[$przecinki.$A$2])" office:value-type="string" office:string-value="&quot;sw.&quot;" calcext:value-type="string">
            <text:p>"sw."</text:p>
          </table:table-cell>
          <table:table-cell table:style-name="ce42" table:formula="of:=UPPER([.G308])" office:value-type="string" office:string-value="&quot;SW&quot;" calcext:value-type="string">
            <text:p>"SW"</text:p>
          </table:table-cell>
          <table:table-cell table:style-name="ce42" table:formula="of:=CONCATENATE([$przecinki.$C$2];[$przecinki.$C$2];[.J308];[$przecinki.$C$2];[$przecinki.$C$2];[$przecinki.$C$2];[$przecinki.$C$2];[$przecinki.$B$5];[.F308];[$przecinki.$D$2];[$przecinki.$C$2];[$przecinki.$C$2];[$przecinki.$C$2];[.G308];[$przecinki.$D$2];[$przecinki.$C$2];[$przecinki.$C$2];[$przecinki.$C$2];[$przecinki.$C$2];[$przecinki.$C$2];[$przecinki.$C$2];[$przecinki.$C$2])" office:value-type="string" office:string-value="  &quot;sw.&quot;    [&quot;SV&quot;,   &quot;sw&quot;,       " calcext:value-type="string">
            <text:p><text:s text:c="2"/>"sw." <text:s text:c="3"/>["SV", <text:s text:c="2"/>"s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8]);[$przecinki.$A$2];[$przecinki.$C$5];[$przecinki.$D$2])" office:value-type="string" office:string-value="&quot;lewe SW&quot;]," calcext:value-type="string">
            <text:p>"lewe SW"],</text:p>
          </table:table-cell>
          <table:table-cell table:style-name="ce46" table:formula="of:=CONCATENATE([.L308];[.M308];[.N308])" office:value-type="string" office:string-value="  &quot;sw.&quot;    [&quot;SV&quot;,   &quot;sw&quot;,       &quot;&quot;, &quot;ONSET&quot;, &quot;lewe SW&quot;]," calcext:value-type="string">
            <text:p><text:s text:c="2"/>"sw." <text:s text:c="3"/>["SV", <text:s text:c="2"/>"sw", <text:s text:c="6"/>"", "ONSET", "lewe SW"],</text:p>
          </table:table-cell>
        </table:table-row>
        <table:table-row table:style-name="ro2">
          <table:table-cell table:formula="of:=[$'naglosy-edycja'.B309]" office:value-type="string" office:string-value="sz" calcext:value-type="string">
            <text:p>sz</text:p>
          </table:table-cell>
          <table:table-cell table:formula="of:=[$'naglosy-edycja'.C309]" office:value-type="string" office:string-value="TP" calcext:value-type="string">
            <text:p>TP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formula="of:=CONCATENATE([$przecinki.$A$2];[.E309];[$przecinki.$A$2];)" office:value-type="string" office:string-value="&quot;TP&quot;" calcext:value-type="string">
            <text:p>"TP"</text:p>
          </table:table-cell>
          <table:table-cell table:formula="of:=CONCATENATE([$przecinki.$A$2];[.A309];[$przecinki.$A$2])" office:value-type="string" office:string-value="&quot;sz&quot;" calcext:value-type="string">
            <text:p>"sz"</text:p>
          </table:table-cell>
          <table:table-cell table:formula="of:=CONCATENATE([.G309];[$przecinki.$B$2];[.F309];)" office:value-type="string" office:string-value="&quot;sz&quot;:&quot;TP&quot;" calcext:value-type="string">
            <text:p>"sz":"TP"</text:p>
          </table:table-cell>
          <table:table-cell/>
          <table:table-cell table:style-name="ce42" table:formula="of:=CONCATENATE([$przecinki.$A$2];[.A309];[$przecinki.$A$5];[$przecinki.$A$2])" office:value-type="string" office:string-value="&quot;sz.&quot;" calcext:value-type="string">
            <text:p>"sz."</text:p>
          </table:table-cell>
          <table:table-cell table:style-name="ce42" table:formula="of:=UPPER([.G309])" office:value-type="string" office:string-value="&quot;SZ&quot;" calcext:value-type="string">
            <text:p>"SZ"</text:p>
          </table:table-cell>
          <table:table-cell table:style-name="ce42" table:formula="of:=CONCATENATE([$przecinki.$C$2];[$przecinki.$C$2];[.J309];[$przecinki.$C$2];[$przecinki.$C$2];[$przecinki.$C$2];[$przecinki.$C$2];[$przecinki.$B$5];[.F309];[$przecinki.$D$2];[$przecinki.$C$2];[$przecinki.$C$2];[$przecinki.$C$2];[.G309];[$przecinki.$D$2];[$przecinki.$C$2];[$przecinki.$C$2];[$przecinki.$C$2];[$przecinki.$C$2];[$przecinki.$C$2];[$przecinki.$C$2];[$przecinki.$C$2])" office:value-type="string" office:string-value="  &quot;sz.&quot;    [&quot;TP&quot;,   &quot;sz&quot;,       " calcext:value-type="string">
            <text:p><text:s text:c="2"/>"sz." <text:s text:c="3"/>["TP", <text:s text:c="2"/>"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9]);[$przecinki.$A$2];[$przecinki.$C$5];[$przecinki.$D$2])" office:value-type="string" office:string-value="&quot;lewe SZ&quot;]," calcext:value-type="string">
            <text:p>"lewe SZ"],</text:p>
          </table:table-cell>
          <table:table-cell table:style-name="ce46" table:formula="of:=CONCATENATE([.L309];[.M309];[.N309])" office:value-type="string" office:string-value="  &quot;sz.&quot;    [&quot;TP&quot;,   &quot;sz&quot;,       &quot;&quot;, &quot;ONSET&quot;, &quot;lewe SZ&quot;]," calcext:value-type="string">
            <text:p><text:s text:c="2"/>"sz." <text:s text:c="3"/>["TP", <text:s text:c="2"/>"sz", <text:s text:c="6"/>"", "ONSET", "lewe SZ"],</text:p>
          </table:table-cell>
        </table:table-row>
        <table:table-row table:style-name="ro2">
          <table:table-cell table:formula="of:=[$'naglosy-edycja'.B310]" office:value-type="string" office:string-value="szk" calcext:value-type="string">
            <text:p>szk</text:p>
          </table:table-cell>
          <table:table-cell table:formula="of:=[$'naglosy-edycja'.C310]" office:value-type="string" office:string-value="KTP" calcext:value-type="string">
            <text:p>K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formula="of:=CONCATENATE([$przecinki.$A$2];[.E310];[$przecinki.$A$2];)" office:value-type="string" office:string-value="&quot;KTP&quot;" calcext:value-type="string">
            <text:p>"KTP"</text:p>
          </table:table-cell>
          <table:table-cell table:formula="of:=CONCATENATE([$przecinki.$A$2];[.A310];[$przecinki.$A$2])" office:value-type="string" office:string-value="&quot;szk&quot;" calcext:value-type="string">
            <text:p>"szk"</text:p>
          </table:table-cell>
          <table:table-cell table:formula="of:=CONCATENATE([.G310];[$przecinki.$B$2];[.F310];)" office:value-type="string" office:string-value="&quot;szk&quot;:&quot;KTP&quot;" calcext:value-type="string">
            <text:p>"szk":"KTP"</text:p>
          </table:table-cell>
          <table:table-cell/>
          <table:table-cell table:style-name="ce42" table:formula="of:=CONCATENATE([$przecinki.$A$2];[.A310];[$przecinki.$A$5];[$przecinki.$A$2])" office:value-type="string" office:string-value="&quot;szk.&quot;" calcext:value-type="string">
            <text:p>"szk."</text:p>
          </table:table-cell>
          <table:table-cell table:style-name="ce42" table:formula="of:=UPPER([.G310])" office:value-type="string" office:string-value="&quot;SZK&quot;" calcext:value-type="string">
            <text:p>"SZK"</text:p>
          </table:table-cell>
          <table:table-cell table:style-name="ce42" table:formula="of:=CONCATENATE([$przecinki.$C$2];[$przecinki.$C$2];[.J310];[$przecinki.$C$2];[$przecinki.$C$2];[$przecinki.$C$2];[$przecinki.$C$2];[$przecinki.$B$5];[.F310];[$przecinki.$D$2];[$przecinki.$C$2];[$przecinki.$C$2];[$przecinki.$C$2];[.G310];[$przecinki.$D$2];[$przecinki.$C$2];[$przecinki.$C$2];[$przecinki.$C$2];[$przecinki.$C$2];[$przecinki.$C$2];[$przecinki.$C$2];[$przecinki.$C$2])" office:value-type="string" office:string-value="  &quot;szk.&quot;    [&quot;KTP&quot;,   &quot;szk&quot;,       " calcext:value-type="string">
            <text:p><text:s text:c="2"/>"szk." <text:s text:c="3"/>["KTP", <text:s text:c="2"/>"s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0]);[$przecinki.$A$2];[$przecinki.$C$5];[$przecinki.$D$2])" office:value-type="string" office:string-value="&quot;lewe SZK&quot;]," calcext:value-type="string">
            <text:p>"lewe SZK"],</text:p>
          </table:table-cell>
          <table:table-cell table:style-name="ce46" table:formula="of:=CONCATENATE([.L310];[.M310];[.N310])" office:value-type="string" office:string-value="  &quot;szk.&quot;    [&quot;KTP&quot;,   &quot;szk&quot;,       &quot;&quot;, &quot;ONSET&quot;, &quot;lewe SZK&quot;]," calcext:value-type="string">
            <text:p><text:s text:c="2"/>"szk." <text:s text:c="3"/>["KTP", <text:s text:c="2"/>"szk", <text:s text:c="6"/>"", "ONSET", "lewe SZK"],</text:p>
          </table:table-cell>
        </table:table-row>
        <table:table-row table:style-name="ro2">
          <table:table-cell table:formula="of:=[$'naglosy-edycja'.B311]" office:value-type="string" office:string-value="szkl" calcext:value-type="string">
            <text:p>szkl</text:p>
          </table:table-cell>
          <table:table-cell table:formula="of:=[$'naglosy-edycja'.C311]" office:value-type="string" office:string-value="KTPL" calcext:value-type="string">
            <text:p>KTPL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formula="of:=CONCATENATE([$przecinki.$A$2];[.E311];[$przecinki.$A$2];)" office:value-type="string" office:string-value="&quot;KTPL&quot;" calcext:value-type="string">
            <text:p>"KTPL"</text:p>
          </table:table-cell>
          <table:table-cell table:formula="of:=CONCATENATE([$przecinki.$A$2];[.A311];[$przecinki.$A$2])" office:value-type="string" office:string-value="&quot;szkl&quot;" calcext:value-type="string">
            <text:p>"szkl"</text:p>
          </table:table-cell>
          <table:table-cell table:formula="of:=CONCATENATE([.G311];[$przecinki.$B$2];[.F311];)" office:value-type="string" office:string-value="&quot;szkl&quot;:&quot;KTPL&quot;" calcext:value-type="string">
            <text:p>"szkl":"KTPL"</text:p>
          </table:table-cell>
          <table:table-cell/>
          <table:table-cell table:style-name="ce42" table:formula="of:=CONCATENATE([$przecinki.$A$2];[.A311];[$przecinki.$A$5];[$przecinki.$A$2])" office:value-type="string" office:string-value="&quot;szkl.&quot;" calcext:value-type="string">
            <text:p>"szkl."</text:p>
          </table:table-cell>
          <table:table-cell table:style-name="ce42" table:formula="of:=UPPER([.G311])" office:value-type="string" office:string-value="&quot;SZKL&quot;" calcext:value-type="string">
            <text:p>"SZKL"</text:p>
          </table:table-cell>
          <table:table-cell table:style-name="ce42" table:formula="of:=CONCATENATE([$przecinki.$C$2];[$przecinki.$C$2];[.J311];[$przecinki.$C$2];[$przecinki.$C$2];[$przecinki.$C$2];[$przecinki.$C$2];[$przecinki.$B$5];[.F311];[$przecinki.$D$2];[$przecinki.$C$2];[$przecinki.$C$2];[$przecinki.$C$2];[.G311];[$przecinki.$D$2];[$przecinki.$C$2];[$przecinki.$C$2];[$przecinki.$C$2];[$przecinki.$C$2];[$przecinki.$C$2];[$przecinki.$C$2];[$przecinki.$C$2])" office:value-type="string" office:string-value="  &quot;szkl.&quot;    [&quot;KTPL&quot;,   &quot;szkl&quot;,       " calcext:value-type="string">
            <text:p><text:s text:c="2"/>"szkl." <text:s text:c="3"/>["KTPL", <text:s text:c="2"/>"sz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1]);[$przecinki.$A$2];[$przecinki.$C$5];[$przecinki.$D$2])" office:value-type="string" office:string-value="&quot;lewe SZKL&quot;]," calcext:value-type="string">
            <text:p>"lewe SZKL"],</text:p>
          </table:table-cell>
          <table:table-cell table:style-name="ce46" table:formula="of:=CONCATENATE([.L311];[.M311];[.N311])" office:value-type="string" office:string-value="  &quot;szkl.&quot;    [&quot;KTPL&quot;,   &quot;szkl&quot;,       &quot;&quot;, &quot;ONSET&quot;, &quot;lewe SZKL&quot;]," calcext:value-type="string">
            <text:p><text:s text:c="2"/>"szkl." <text:s text:c="3"/>["KTPL", <text:s text:c="2"/>"szkl", <text:s text:c="6"/>"", "ONSET", "lewe SZKL"],</text:p>
          </table:table-cell>
        </table:table-row>
        <table:table-row table:style-name="ro2">
          <table:table-cell table:formula="of:=[$'naglosy-edycja'.B312]" office:value-type="string" office:string-value="szkł" calcext:value-type="string">
            <text:p>szkł</text:p>
          </table:table-cell>
          <table:table-cell table:formula="of:=[$'naglosy-edycja'.C312]" office:value-type="string" office:string-value="KTPLJ" calcext:value-type="string">
            <text:p>KTPLJ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formula="of:=CONCATENATE([$przecinki.$A$2];[.E312];[$przecinki.$A$2];)" office:value-type="string" office:string-value="&quot;KTPLJ&quot;" calcext:value-type="string">
            <text:p>"KTPLJ"</text:p>
          </table:table-cell>
          <table:table-cell table:formula="of:=CONCATENATE([$przecinki.$A$2];[.A312];[$przecinki.$A$2])" office:value-type="string" office:string-value="&quot;szkł&quot;" calcext:value-type="string">
            <text:p>"szkł"</text:p>
          </table:table-cell>
          <table:table-cell table:formula="of:=CONCATENATE([.G312];[$przecinki.$B$2];[.F312];)" office:value-type="string" office:string-value="&quot;szkł&quot;:&quot;KTPLJ&quot;" calcext:value-type="string">
            <text:p>"szkł":"KTPLJ"</text:p>
          </table:table-cell>
          <table:table-cell/>
          <table:table-cell table:style-name="ce42" table:formula="of:=CONCATENATE([$przecinki.$A$2];[.A312];[$przecinki.$A$5];[$przecinki.$A$2])" office:value-type="string" office:string-value="&quot;szkł.&quot;" calcext:value-type="string">
            <text:p>"szkł."</text:p>
          </table:table-cell>
          <table:table-cell table:style-name="ce42" table:formula="of:=UPPER([.G312])" office:value-type="string" office:string-value="&quot;SZKŁ&quot;" calcext:value-type="string">
            <text:p>"SZKŁ"</text:p>
          </table:table-cell>
          <table:table-cell table:style-name="ce42" table:formula="of:=CONCATENATE([$przecinki.$C$2];[$przecinki.$C$2];[.J312];[$przecinki.$C$2];[$przecinki.$C$2];[$przecinki.$C$2];[$przecinki.$C$2];[$przecinki.$B$5];[.F312];[$przecinki.$D$2];[$przecinki.$C$2];[$przecinki.$C$2];[$przecinki.$C$2];[.G312];[$przecinki.$D$2];[$przecinki.$C$2];[$przecinki.$C$2];[$przecinki.$C$2];[$przecinki.$C$2];[$przecinki.$C$2];[$przecinki.$C$2];[$przecinki.$C$2])" office:value-type="string" office:string-value="  &quot;szkł.&quot;    [&quot;KTPLJ&quot;,   &quot;szkł&quot;,       " calcext:value-type="string">
            <text:p><text:s text:c="2"/>"szkł." <text:s text:c="3"/>["KTPLJ", <text:s text:c="2"/>"sz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2]);[$przecinki.$A$2];[$przecinki.$C$5];[$przecinki.$D$2])" office:value-type="string" office:string-value="&quot;lewe SZKŁ&quot;]," calcext:value-type="string">
            <text:p>"lewe SZKŁ"],</text:p>
          </table:table-cell>
          <table:table-cell table:style-name="ce46" table:formula="of:=CONCATENATE([.L312];[.M312];[.N312])" office:value-type="string" office:string-value="  &quot;szkł.&quot;    [&quot;KTPLJ&quot;,   &quot;szkł&quot;,       &quot;&quot;, &quot;ONSET&quot;, &quot;lewe SZKŁ&quot;]," calcext:value-type="string">
            <text:p><text:s text:c="2"/>"szkł." <text:s text:c="3"/>["KTPLJ", <text:s text:c="2"/>"szkł", <text:s text:c="6"/>"", "ONSET", "lewe SZKŁ"],</text:p>
          </table:table-cell>
        </table:table-row>
        <table:table-row table:style-name="ro2">
          <table:table-cell table:formula="of:=[$'naglosy-edycja'.B313]" office:value-type="string" office:string-value="szkr" calcext:value-type="string">
            <text:p>szkr</text:p>
          </table:table-cell>
          <table:table-cell table:formula="of:=[$'naglosy-edycja'.C313]" office:value-type="string" office:string-value="KTPR" calcext:value-type="string">
            <text:p>KTPR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formula="of:=CONCATENATE([$przecinki.$A$2];[.E313];[$przecinki.$A$2];)" office:value-type="string" office:string-value="&quot;KTPR&quot;" calcext:value-type="string">
            <text:p>"KTPR"</text:p>
          </table:table-cell>
          <table:table-cell table:formula="of:=CONCATENATE([$przecinki.$A$2];[.A313];[$przecinki.$A$2])" office:value-type="string" office:string-value="&quot;szkr&quot;" calcext:value-type="string">
            <text:p>"szkr"</text:p>
          </table:table-cell>
          <table:table-cell table:formula="of:=CONCATENATE([.G313];[$przecinki.$B$2];[.F313];)" office:value-type="string" office:string-value="&quot;szkr&quot;:&quot;KTPR&quot;" calcext:value-type="string">
            <text:p>"szkr":"KTPR"</text:p>
          </table:table-cell>
          <table:table-cell/>
          <table:table-cell table:style-name="ce42" table:formula="of:=CONCATENATE([$przecinki.$A$2];[.A313];[$przecinki.$A$5];[$przecinki.$A$2])" office:value-type="string" office:string-value="&quot;szkr.&quot;" calcext:value-type="string">
            <text:p>"szkr."</text:p>
          </table:table-cell>
          <table:table-cell table:style-name="ce42" table:formula="of:=UPPER([.G313])" office:value-type="string" office:string-value="&quot;SZKR&quot;" calcext:value-type="string">
            <text:p>"SZKR"</text:p>
          </table:table-cell>
          <table:table-cell table:style-name="ce42" table:formula="of:=CONCATENATE([$przecinki.$C$2];[$przecinki.$C$2];[.J313];[$przecinki.$C$2];[$przecinki.$C$2];[$przecinki.$C$2];[$przecinki.$C$2];[$przecinki.$B$5];[.F313];[$przecinki.$D$2];[$przecinki.$C$2];[$przecinki.$C$2];[$przecinki.$C$2];[.G313];[$przecinki.$D$2];[$przecinki.$C$2];[$przecinki.$C$2];[$przecinki.$C$2];[$przecinki.$C$2];[$przecinki.$C$2];[$przecinki.$C$2];[$przecinki.$C$2])" office:value-type="string" office:string-value="  &quot;szkr.&quot;    [&quot;KTPR&quot;,   &quot;szkr&quot;,       " calcext:value-type="string">
            <text:p><text:s text:c="2"/>"szkr." <text:s text:c="3"/>["KTPR", <text:s text:c="2"/>"sz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3]);[$przecinki.$A$2];[$przecinki.$C$5];[$przecinki.$D$2])" office:value-type="string" office:string-value="&quot;lewe SZKR&quot;]," calcext:value-type="string">
            <text:p>"lewe SZKR"],</text:p>
          </table:table-cell>
          <table:table-cell table:style-name="ce46" table:formula="of:=CONCATENATE([.L313];[.M313];[.N313])" office:value-type="string" office:string-value="  &quot;szkr.&quot;    [&quot;KTPR&quot;,   &quot;szkr&quot;,       &quot;&quot;, &quot;ONSET&quot;, &quot;lewe SZKR&quot;]," calcext:value-type="string">
            <text:p><text:s text:c="2"/>"szkr." <text:s text:c="3"/>["KTPR", <text:s text:c="2"/>"szkr", <text:s text:c="6"/>"", "ONSET", "lewe SZKR"],</text:p>
          </table:table-cell>
        </table:table-row>
        <table:table-row table:style-name="ro2">
          <table:table-cell table:formula="of:=[$'naglosy-edycja'.B314]" office:value-type="string" office:string-value="szkw" calcext:value-type="string">
            <text:p>szkw</text:p>
          </table:table-cell>
          <table:table-cell table:formula="of:=[$'naglosy-edycja'.C314]" office:value-type="string" office:string-value="KTPV" calcext:value-type="string">
            <text:p>KTPV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formula="of:=CONCATENATE([$przecinki.$A$2];[.E314];[$przecinki.$A$2];)" office:value-type="string" office:string-value="&quot;KTPV&quot;" calcext:value-type="string">
            <text:p>"KTPV"</text:p>
          </table:table-cell>
          <table:table-cell table:formula="of:=CONCATENATE([$przecinki.$A$2];[.A314];[$przecinki.$A$2])" office:value-type="string" office:string-value="&quot;szkw&quot;" calcext:value-type="string">
            <text:p>"szkw"</text:p>
          </table:table-cell>
          <table:table-cell table:formula="of:=CONCATENATE([.G314];[$przecinki.$B$2];[.F314];)" office:value-type="string" office:string-value="&quot;szkw&quot;:&quot;KTPV&quot;" calcext:value-type="string">
            <text:p>"szkw":"KTPV"</text:p>
          </table:table-cell>
          <table:table-cell/>
          <table:table-cell table:style-name="ce42" table:formula="of:=CONCATENATE([$przecinki.$A$2];[.A314];[$przecinki.$A$5];[$przecinki.$A$2])" office:value-type="string" office:string-value="&quot;szkw.&quot;" calcext:value-type="string">
            <text:p>"szkw."</text:p>
          </table:table-cell>
          <table:table-cell table:style-name="ce42" table:formula="of:=UPPER([.G314])" office:value-type="string" office:string-value="&quot;SZKW&quot;" calcext:value-type="string">
            <text:p>"SZKW"</text:p>
          </table:table-cell>
          <table:table-cell table:style-name="ce42" table:formula="of:=CONCATENATE([$przecinki.$C$2];[$przecinki.$C$2];[.J314];[$przecinki.$C$2];[$przecinki.$C$2];[$przecinki.$C$2];[$przecinki.$C$2];[$przecinki.$B$5];[.F314];[$przecinki.$D$2];[$przecinki.$C$2];[$przecinki.$C$2];[$przecinki.$C$2];[.G314];[$przecinki.$D$2];[$przecinki.$C$2];[$przecinki.$C$2];[$przecinki.$C$2];[$przecinki.$C$2];[$przecinki.$C$2];[$przecinki.$C$2];[$przecinki.$C$2])" office:value-type="string" office:string-value="  &quot;szkw.&quot;    [&quot;KTPV&quot;,   &quot;szkw&quot;,       " calcext:value-type="string">
            <text:p><text:s text:c="2"/>"szkw." <text:s text:c="3"/>["KTPV", <text:s text:c="2"/>"sz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4]);[$przecinki.$A$2];[$przecinki.$C$5];[$przecinki.$D$2])" office:value-type="string" office:string-value="&quot;lewe SZKW&quot;]," calcext:value-type="string">
            <text:p>"lewe SZKW"],</text:p>
          </table:table-cell>
          <table:table-cell table:style-name="ce46" table:formula="of:=CONCATENATE([.L314];[.M314];[.N314])" office:value-type="string" office:string-value="  &quot;szkw.&quot;    [&quot;KTPV&quot;,   &quot;szkw&quot;,       &quot;&quot;, &quot;ONSET&quot;, &quot;lewe SZKW&quot;]," calcext:value-type="string">
            <text:p><text:s text:c="2"/>"szkw." <text:s text:c="3"/>["KTPV", <text:s text:c="2"/>"szkw", <text:s text:c="6"/>"", "ONSET", "lewe SZKW"],</text:p>
          </table:table-cell>
        </table:table-row>
        <table:table-row table:style-name="ro2">
          <table:table-cell table:formula="of:=[$'naglosy-edycja'.B315]" office:value-type="string" office:string-value="szl" calcext:value-type="string">
            <text:p>szl</text:p>
          </table:table-cell>
          <table:table-cell table:formula="of:=[$'naglosy-edycja'.C315]" office:value-type="string" office:string-value="TPL" calcext:value-type="string">
            <text:p>TPL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formula="of:=CONCATENATE([$przecinki.$A$2];[.E315];[$przecinki.$A$2];)" office:value-type="string" office:string-value="&quot;TPL&quot;" calcext:value-type="string">
            <text:p>"TPL"</text:p>
          </table:table-cell>
          <table:table-cell table:formula="of:=CONCATENATE([$przecinki.$A$2];[.A315];[$przecinki.$A$2])" office:value-type="string" office:string-value="&quot;szl&quot;" calcext:value-type="string">
            <text:p>"szl"</text:p>
          </table:table-cell>
          <table:table-cell table:formula="of:=CONCATENATE([.G315];[$przecinki.$B$2];[.F315];)" office:value-type="string" office:string-value="&quot;szl&quot;:&quot;TPL&quot;" calcext:value-type="string">
            <text:p>"szl":"TPL"</text:p>
          </table:table-cell>
          <table:table-cell/>
          <table:table-cell table:style-name="ce42" table:formula="of:=CONCATENATE([$przecinki.$A$2];[.A315];[$przecinki.$A$5];[$przecinki.$A$2])" office:value-type="string" office:string-value="&quot;szl.&quot;" calcext:value-type="string">
            <text:p>"szl."</text:p>
          </table:table-cell>
          <table:table-cell table:style-name="ce42" table:formula="of:=UPPER([.G315])" office:value-type="string" office:string-value="&quot;SZL&quot;" calcext:value-type="string">
            <text:p>"SZL"</text:p>
          </table:table-cell>
          <table:table-cell table:style-name="ce42" table:formula="of:=CONCATENATE([$przecinki.$C$2];[$przecinki.$C$2];[.J315];[$przecinki.$C$2];[$przecinki.$C$2];[$przecinki.$C$2];[$przecinki.$C$2];[$przecinki.$B$5];[.F315];[$przecinki.$D$2];[$przecinki.$C$2];[$przecinki.$C$2];[$przecinki.$C$2];[.G315];[$przecinki.$D$2];[$przecinki.$C$2];[$przecinki.$C$2];[$przecinki.$C$2];[$przecinki.$C$2];[$przecinki.$C$2];[$przecinki.$C$2];[$przecinki.$C$2])" office:value-type="string" office:string-value="  &quot;szl.&quot;    [&quot;TPL&quot;,   &quot;szl&quot;,       " calcext:value-type="string">
            <text:p><text:s text:c="2"/>"szl." <text:s text:c="3"/>["TPL", <text:s text:c="2"/>"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5]);[$przecinki.$A$2];[$przecinki.$C$5];[$przecinki.$D$2])" office:value-type="string" office:string-value="&quot;lewe SZL&quot;]," calcext:value-type="string">
            <text:p>"lewe SZL"],</text:p>
          </table:table-cell>
          <table:table-cell table:style-name="ce46" table:formula="of:=CONCATENATE([.L315];[.M315];[.N315])" office:value-type="string" office:string-value="  &quot;szl.&quot;    [&quot;TPL&quot;,   &quot;szl&quot;,       &quot;&quot;, &quot;ONSET&quot;, &quot;lewe SZL&quot;]," calcext:value-type="string">
            <text:p><text:s text:c="2"/>"szl." <text:s text:c="3"/>["TPL", <text:s text:c="2"/>"szl", <text:s text:c="6"/>"", "ONSET", "lewe SZL"],</text:p>
          </table:table-cell>
        </table:table-row>
        <table:table-row table:style-name="ro2">
          <table:table-cell table:formula="of:=[$'naglosy-edycja'.B316]" office:value-type="string" office:string-value="szł" calcext:value-type="string">
            <text:p>szł</text:p>
          </table:table-cell>
          <table:table-cell table:formula="of:=[$'naglosy-edycja'.C316]" office:value-type="float" office:value="0" calcext:value-type="float">
            <text:p>0</text:p>
          </table:table-cell>
          <table:table-cell table:formula="of:=[$'naglosy-edycja'.D316]" office:value-type="string" office:string-value="TPLJ" calcext:value-type="string">
            <text:p>TPLJ</text:p>
          </table:table-cell>
          <table:table-cell table:formula="of:=[$'naglosy-edycja'.E316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formula="of:=CONCATENATE([$przecinki.$A$2];[.E316];[$przecinki.$A$2];)" office:value-type="string" office:string-value="&quot;TPLJ&quot;" calcext:value-type="string">
            <text:p>"TPLJ"</text:p>
          </table:table-cell>
          <table:table-cell table:formula="of:=CONCATENATE([$przecinki.$A$2];[.A316];[$przecinki.$A$2])" office:value-type="string" office:string-value="&quot;szł&quot;" calcext:value-type="string">
            <text:p>"szł"</text:p>
          </table:table-cell>
          <table:table-cell table:formula="of:=CONCATENATE([.G316];[$przecinki.$B$2];[.F316];)" office:value-type="string" office:string-value="&quot;szł&quot;:&quot;TPLJ&quot;" calcext:value-type="string">
            <text:p>"szł":"TPLJ"</text:p>
          </table:table-cell>
          <table:table-cell/>
          <table:table-cell table:style-name="ce42" table:formula="of:=CONCATENATE([$przecinki.$A$2];[.A316];[$przecinki.$A$5];[$przecinki.$A$2])" office:value-type="string" office:string-value="&quot;szł.&quot;" calcext:value-type="string">
            <text:p>"szł."</text:p>
          </table:table-cell>
          <table:table-cell table:style-name="ce42" table:formula="of:=UPPER([.G316])" office:value-type="string" office:string-value="&quot;SZŁ&quot;" calcext:value-type="string">
            <text:p>"SZŁ"</text:p>
          </table:table-cell>
          <table:table-cell table:style-name="ce42" table:formula="of:=CONCATENATE([$przecinki.$C$2];[$przecinki.$C$2];[.J316];[$przecinki.$C$2];[$przecinki.$C$2];[$przecinki.$C$2];[$przecinki.$C$2];[$przecinki.$B$5];[.F316];[$przecinki.$D$2];[$przecinki.$C$2];[$przecinki.$C$2];[$przecinki.$C$2];[.G316];[$przecinki.$D$2];[$przecinki.$C$2];[$przecinki.$C$2];[$przecinki.$C$2];[$przecinki.$C$2];[$przecinki.$C$2];[$przecinki.$C$2];[$przecinki.$C$2])" office:value-type="string" office:string-value="  &quot;szł.&quot;    [&quot;TPLJ&quot;,   &quot;szł&quot;,       " calcext:value-type="string">
            <text:p><text:s text:c="2"/>"szł." <text:s text:c="3"/>["TPLJ", <text:s text:c="2"/>"s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6]);[$przecinki.$A$2];[$przecinki.$C$5];[$przecinki.$D$2])" office:value-type="string" office:string-value="&quot;lewe SZŁ&quot;]," calcext:value-type="string">
            <text:p>"lewe SZŁ"],</text:p>
          </table:table-cell>
          <table:table-cell table:style-name="ce46" table:formula="of:=CONCATENATE([.L316];[.M316];[.N316])" office:value-type="string" office:string-value="  &quot;szł.&quot;    [&quot;TPLJ&quot;,   &quot;szł&quot;,       &quot;&quot;, &quot;ONSET&quot;, &quot;lewe SZŁ&quot;]," calcext:value-type="string">
            <text:p><text:s text:c="2"/>"szł." <text:s text:c="3"/>["TPLJ", <text:s text:c="2"/>"szł", <text:s text:c="6"/>"", "ONSET", "lewe SZŁ"],</text:p>
          </table:table-cell>
        </table:table-row>
        <table:table-row table:style-name="ro2">
          <table:table-cell table:formula="of:=[$'naglosy-edycja'.B317]" office:value-type="string" office:string-value="szm" calcext:value-type="string">
            <text:p>szm</text:p>
          </table:table-cell>
          <table:table-cell table:formula="of:=[$'naglosy-edycja'.C317]" office:value-type="string" office:string-value="TPV" calcext:value-type="string">
            <text:p>TPV</text:p>
          </table:table-cell>
          <table:table-cell table:formula="of:=[$'naglosy-edycja'.D317]" office:value-type="float" office:value="0" calcext:value-type="float">
            <text:p>0</text:p>
          </table:table-cell>
          <table:table-cell table:formula="of:=[$'naglosy-edycja'.E317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formula="of:=CONCATENATE([$przecinki.$A$2];[.E317];[$przecinki.$A$2];)" office:value-type="string" office:string-value="&quot;TPV&quot;" calcext:value-type="string">
            <text:p>"TPV"</text:p>
          </table:table-cell>
          <table:table-cell table:formula="of:=CONCATENATE([$przecinki.$A$2];[.A317];[$przecinki.$A$2])" office:value-type="string" office:string-value="&quot;szm&quot;" calcext:value-type="string">
            <text:p>"szm"</text:p>
          </table:table-cell>
          <table:table-cell table:formula="of:=CONCATENATE([.G317];[$przecinki.$B$2];[.F317];)" office:value-type="string" office:string-value="&quot;szm&quot;:&quot;TPV&quot;" calcext:value-type="string">
            <text:p>"szm":"TPV"</text:p>
          </table:table-cell>
          <table:table-cell/>
          <table:table-cell table:style-name="ce42" table:formula="of:=CONCATENATE([$przecinki.$A$2];[.A317];[$przecinki.$A$5];[$przecinki.$A$2])" office:value-type="string" office:string-value="&quot;szm.&quot;" calcext:value-type="string">
            <text:p>"szm."</text:p>
          </table:table-cell>
          <table:table-cell table:style-name="ce42" table:formula="of:=UPPER([.G317])" office:value-type="string" office:string-value="&quot;SZM&quot;" calcext:value-type="string">
            <text:p>"SZM"</text:p>
          </table:table-cell>
          <table:table-cell table:style-name="ce42" table:formula="of:=CONCATENATE([$przecinki.$C$2];[$przecinki.$C$2];[.J317];[$przecinki.$C$2];[$przecinki.$C$2];[$przecinki.$C$2];[$przecinki.$C$2];[$przecinki.$B$5];[.F317];[$przecinki.$D$2];[$przecinki.$C$2];[$przecinki.$C$2];[$przecinki.$C$2];[.G317];[$przecinki.$D$2];[$przecinki.$C$2];[$przecinki.$C$2];[$przecinki.$C$2];[$przecinki.$C$2];[$przecinki.$C$2];[$przecinki.$C$2];[$przecinki.$C$2])" office:value-type="string" office:string-value="  &quot;szm.&quot;    [&quot;TPV&quot;,   &quot;szm&quot;,       " calcext:value-type="string">
            <text:p><text:s text:c="2"/>"szm." <text:s text:c="3"/>["TPV", <text:s text:c="2"/>"s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7]);[$przecinki.$A$2];[$przecinki.$C$5];[$przecinki.$D$2])" office:value-type="string" office:string-value="&quot;lewe SZM&quot;]," calcext:value-type="string">
            <text:p>"lewe SZM"],</text:p>
          </table:table-cell>
          <table:table-cell table:style-name="ce46" table:formula="of:=CONCATENATE([.L317];[.M317];[.N317])" office:value-type="string" office:string-value="  &quot;szm.&quot;    [&quot;TPV&quot;,   &quot;szm&quot;,       &quot;&quot;, &quot;ONSET&quot;, &quot;lewe SZM&quot;]," calcext:value-type="string">
            <text:p><text:s text:c="2"/>"szm." <text:s text:c="3"/>["TPV", <text:s text:c="2"/>"szm", <text:s text:c="6"/>"", "ONSET", "lewe SZM"],</text:p>
          </table:table-cell>
        </table:table-row>
        <table:table-row table:style-name="ro2">
          <table:table-cell table:formula="of:=[$'naglosy-edycja'.B318]" office:value-type="string" office:string-value="szn" calcext:value-type="string">
            <text:p>szn</text:p>
          </table:table-cell>
          <table:table-cell table:formula="of:=[$'naglosy-edycja'.C318]" office:value-type="string" office:string-value="TPLR" calcext:value-type="string">
            <text:p>TPLR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formula="of:=CONCATENATE([$przecinki.$A$2];[.E318];[$przecinki.$A$2];)" office:value-type="string" office:string-value="&quot;TPLR&quot;" calcext:value-type="string">
            <text:p>"TPLR"</text:p>
          </table:table-cell>
          <table:table-cell table:formula="of:=CONCATENATE([$przecinki.$A$2];[.A318];[$przecinki.$A$2])" office:value-type="string" office:string-value="&quot;szn&quot;" calcext:value-type="string">
            <text:p>"szn"</text:p>
          </table:table-cell>
          <table:table-cell table:formula="of:=CONCATENATE([.G318];[$przecinki.$B$2];[.F318];)" office:value-type="string" office:string-value="&quot;szn&quot;:&quot;TPLR&quot;" calcext:value-type="string">
            <text:p>"szn":"TPLR"</text:p>
          </table:table-cell>
          <table:table-cell/>
          <table:table-cell table:style-name="ce42" table:formula="of:=CONCATENATE([$przecinki.$A$2];[.A318];[$przecinki.$A$5];[$przecinki.$A$2])" office:value-type="string" office:string-value="&quot;szn.&quot;" calcext:value-type="string">
            <text:p>"szn."</text:p>
          </table:table-cell>
          <table:table-cell table:style-name="ce42" table:formula="of:=UPPER([.G318])" office:value-type="string" office:string-value="&quot;SZN&quot;" calcext:value-type="string">
            <text:p>"SZN"</text:p>
          </table:table-cell>
          <table:table-cell table:style-name="ce42" table:formula="of:=CONCATENATE([$przecinki.$C$2];[$przecinki.$C$2];[.J318];[$przecinki.$C$2];[$przecinki.$C$2];[$przecinki.$C$2];[$przecinki.$C$2];[$przecinki.$B$5];[.F318];[$przecinki.$D$2];[$przecinki.$C$2];[$przecinki.$C$2];[$przecinki.$C$2];[.G318];[$przecinki.$D$2];[$przecinki.$C$2];[$przecinki.$C$2];[$przecinki.$C$2];[$przecinki.$C$2];[$przecinki.$C$2];[$przecinki.$C$2];[$przecinki.$C$2])" office:value-type="string" office:string-value="  &quot;szn.&quot;    [&quot;TPLR&quot;,   &quot;szn&quot;,       " calcext:value-type="string">
            <text:p><text:s text:c="2"/>"szn." <text:s text:c="3"/>["TPLR", <text:s text:c="2"/>"s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8]);[$przecinki.$A$2];[$przecinki.$C$5];[$przecinki.$D$2])" office:value-type="string" office:string-value="&quot;lewe SZN&quot;]," calcext:value-type="string">
            <text:p>"lewe SZN"],</text:p>
          </table:table-cell>
          <table:table-cell table:style-name="ce46" table:formula="of:=CONCATENATE([.L318];[.M318];[.N318])" office:value-type="string" office:string-value="  &quot;szn.&quot;    [&quot;TPLR&quot;,   &quot;szn&quot;,       &quot;&quot;, &quot;ONSET&quot;, &quot;lewe SZN&quot;]," calcext:value-type="string">
            <text:p><text:s text:c="2"/>"szn." <text:s text:c="3"/>["TPLR", <text:s text:c="2"/>"szn", <text:s text:c="6"/>"", "ONSET", "lewe SZN"],</text:p>
          </table:table-cell>
        </table:table-row>
        <table:table-row table:style-name="ro2">
          <table:table-cell table:formula="of:=[$'naglosy-edycja'.B319]" office:value-type="string" office:string-value="szni" calcext:value-type="string">
            <text:p>szni</text:p>
          </table:table-cell>
          <table:table-cell table:formula="of:=[$'naglosy-edycja'.C319]" office:value-type="float" office:value="0" calcext:value-type="float">
            <text:p>0</text:p>
          </table:table-cell>
          <table:table-cell table:formula="of:=[$'naglosy-edycja'.D319]" office:value-type="string" office:string-value="TPLRJ" calcext:value-type="string">
            <text:p>TPLRJ</text:p>
          </table:table-cell>
          <table:table-cell table:formula="of:=[$'naglosy-edycja'.E319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formula="of:=CONCATENATE([$przecinki.$A$2];[.E319];[$przecinki.$A$2];)" office:value-type="string" office:string-value="&quot;TPLRJ&quot;" calcext:value-type="string">
            <text:p>"TPLRJ"</text:p>
          </table:table-cell>
          <table:table-cell table:formula="of:=CONCATENATE([$przecinki.$A$2];[.A319];[$przecinki.$A$2])" office:value-type="string" office:string-value="&quot;szni&quot;" calcext:value-type="string">
            <text:p>"szni"</text:p>
          </table:table-cell>
          <table:table-cell table:formula="of:=CONCATENATE([.G319];[$przecinki.$B$2];[.F319];)" office:value-type="string" office:string-value="&quot;szni&quot;:&quot;TPLRJ&quot;" calcext:value-type="string">
            <text:p>"szni":"TPLRJ"</text:p>
          </table:table-cell>
          <table:table-cell/>
          <table:table-cell table:style-name="ce42" table:formula="of:=CONCATENATE([$przecinki.$A$2];[.A319];[$przecinki.$A$5];[$przecinki.$A$2])" office:value-type="string" office:string-value="&quot;szni.&quot;" calcext:value-type="string">
            <text:p>"szni."</text:p>
          </table:table-cell>
          <table:table-cell table:style-name="ce42" table:formula="of:=UPPER([.G319])" office:value-type="string" office:string-value="&quot;SZNI&quot;" calcext:value-type="string">
            <text:p>"SZNI"</text:p>
          </table:table-cell>
          <table:table-cell table:style-name="ce42" table:formula="of:=CONCATENATE([$przecinki.$C$2];[$przecinki.$C$2];[.J319];[$przecinki.$C$2];[$przecinki.$C$2];[$przecinki.$C$2];[$przecinki.$C$2];[$przecinki.$B$5];[.F319];[$przecinki.$D$2];[$przecinki.$C$2];[$przecinki.$C$2];[$przecinki.$C$2];[.G319];[$przecinki.$D$2];[$przecinki.$C$2];[$przecinki.$C$2];[$przecinki.$C$2];[$przecinki.$C$2];[$przecinki.$C$2];[$przecinki.$C$2];[$przecinki.$C$2])" office:value-type="string" office:string-value="  &quot;szni.&quot;    [&quot;TPLRJ&quot;,   &quot;szni&quot;,       " calcext:value-type="string">
            <text:p><text:s text:c="2"/>"szni." <text:s text:c="3"/>["TPLRJ", <text:s text:c="2"/>"s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9]);[$przecinki.$A$2];[$przecinki.$C$5];[$przecinki.$D$2])" office:value-type="string" office:string-value="&quot;lewe SZNI&quot;]," calcext:value-type="string">
            <text:p>"lewe SZNI"],</text:p>
          </table:table-cell>
          <table:table-cell table:style-name="ce46" table:formula="of:=CONCATENATE([.L319];[.M319];[.N319])" office:value-type="string" office:string-value="  &quot;szni.&quot;    [&quot;TPLRJ&quot;,   &quot;szni&quot;,       &quot;&quot;, &quot;ONSET&quot;, &quot;lewe SZNI&quot;]," calcext:value-type="string">
            <text:p><text:s text:c="2"/>"szni." <text:s text:c="3"/>["TPLRJ", <text:s text:c="2"/>"szni", <text:s text:c="6"/>"", "ONSET", "lewe SZNI"],</text:p>
          </table:table-cell>
        </table:table-row>
        <table:table-row table:style-name="ro2">
          <table:table-cell table:formula="of:=[$'naglosy-edycja'.B320]" office:value-type="string" office:string-value="szp" calcext:value-type="string">
            <text:p>szp</text:p>
          </table:table-cell>
          <table:table-cell table:formula="of:=[$'naglosy-edycja'.C320]" office:value-type="string" office:string-value="XZTP" calcext:value-type="string">
            <text:p>XZTP</text:p>
          </table:table-cell>
          <table:table-cell table:formula="of:=[$'naglosy-edycja'.D320]" office:value-type="float" office:value="0" calcext:value-type="float">
            <text:p>0</text:p>
          </table:table-cell>
          <table:table-cell table:formula="of:=[$'naglosy-edycja'.E320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formula="of:=CONCATENATE([$przecinki.$A$2];[.E320];[$przecinki.$A$2];)" office:value-type="string" office:string-value="&quot;XZTP&quot;" calcext:value-type="string">
            <text:p>"XZTP"</text:p>
          </table:table-cell>
          <table:table-cell table:formula="of:=CONCATENATE([$przecinki.$A$2];[.A320];[$przecinki.$A$2])" office:value-type="string" office:string-value="&quot;szp&quot;" calcext:value-type="string">
            <text:p>"szp"</text:p>
          </table:table-cell>
          <table:table-cell table:formula="of:=CONCATENATE([.G320];[$przecinki.$B$2];[.F320];)" office:value-type="string" office:string-value="&quot;szp&quot;:&quot;XZTP&quot;" calcext:value-type="string">
            <text:p>"szp":"XZTP"</text:p>
          </table:table-cell>
          <table:table-cell/>
          <table:table-cell table:style-name="ce42" table:formula="of:=CONCATENATE([$przecinki.$A$2];[.A320];[$przecinki.$A$5];[$przecinki.$A$2])" office:value-type="string" office:string-value="&quot;szp.&quot;" calcext:value-type="string">
            <text:p>"szp."</text:p>
          </table:table-cell>
          <table:table-cell table:style-name="ce42" table:formula="of:=UPPER([.G320])" office:value-type="string" office:string-value="&quot;SZP&quot;" calcext:value-type="string">
            <text:p>"SZP"</text:p>
          </table:table-cell>
          <table:table-cell table:style-name="ce42" table:formula="of:=CONCATENATE([$przecinki.$C$2];[$przecinki.$C$2];[.J320];[$przecinki.$C$2];[$przecinki.$C$2];[$przecinki.$C$2];[$przecinki.$C$2];[$przecinki.$B$5];[.F320];[$przecinki.$D$2];[$przecinki.$C$2];[$przecinki.$C$2];[$przecinki.$C$2];[.G320];[$przecinki.$D$2];[$przecinki.$C$2];[$przecinki.$C$2];[$przecinki.$C$2];[$przecinki.$C$2];[$przecinki.$C$2];[$przecinki.$C$2];[$przecinki.$C$2])" office:value-type="string" office:string-value="  &quot;szp.&quot;    [&quot;XZTP&quot;,   &quot;szp&quot;,       " calcext:value-type="string">
            <text:p><text:s text:c="2"/>"szp." <text:s text:c="3"/>["XZTP", <text:s text:c="2"/>"s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0]);[$przecinki.$A$2];[$przecinki.$C$5];[$przecinki.$D$2])" office:value-type="string" office:string-value="&quot;lewe SZP&quot;]," calcext:value-type="string">
            <text:p>"lewe SZP"],</text:p>
          </table:table-cell>
          <table:table-cell table:style-name="ce46" table:formula="of:=CONCATENATE([.L320];[.M320];[.N320])" office:value-type="string" office:string-value="  &quot;szp.&quot;    [&quot;XZTP&quot;,   &quot;szp&quot;,       &quot;&quot;, &quot;ONSET&quot;, &quot;lewe SZP&quot;]," calcext:value-type="string">
            <text:p><text:s text:c="2"/>"szp." <text:s text:c="3"/>["XZTP", <text:s text:c="2"/>"szp", <text:s text:c="6"/>"", "ONSET", "lewe SZP"],</text:p>
          </table:table-cell>
        </table:table-row>
        <table:table-row table:style-name="ro2">
          <table:table-cell table:formula="of:=[$'naglosy-edycja'.B321]" office:value-type="string" office:string-value="szpl" calcext:value-type="string">
            <text:p>szpl</text:p>
          </table:table-cell>
          <table:table-cell table:formula="of:=[$'naglosy-edycja'.C321]" office:value-type="string" office:string-value="XZTPL" calcext:value-type="string">
            <text:p>XZTPL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formula="of:=CONCATENATE([$przecinki.$A$2];[.E321];[$przecinki.$A$2];)" office:value-type="string" office:string-value="&quot;XZTPL&quot;" calcext:value-type="string">
            <text:p>"XZTPL"</text:p>
          </table:table-cell>
          <table:table-cell table:formula="of:=CONCATENATE([$przecinki.$A$2];[.A321];[$przecinki.$A$2])" office:value-type="string" office:string-value="&quot;szpl&quot;" calcext:value-type="string">
            <text:p>"szpl"</text:p>
          </table:table-cell>
          <table:table-cell table:formula="of:=CONCATENATE([.G321];[$przecinki.$B$2];[.F321];)" office:value-type="string" office:string-value="&quot;szpl&quot;:&quot;XZTPL&quot;" calcext:value-type="string">
            <text:p>"szpl":"XZTPL"</text:p>
          </table:table-cell>
          <table:table-cell/>
          <table:table-cell table:style-name="ce42" table:formula="of:=CONCATENATE([$przecinki.$A$2];[.A321];[$przecinki.$A$5];[$przecinki.$A$2])" office:value-type="string" office:string-value="&quot;szpl.&quot;" calcext:value-type="string">
            <text:p>"szpl."</text:p>
          </table:table-cell>
          <table:table-cell table:style-name="ce42" table:formula="of:=UPPER([.G321])" office:value-type="string" office:string-value="&quot;SZPL&quot;" calcext:value-type="string">
            <text:p>"SZPL"</text:p>
          </table:table-cell>
          <table:table-cell table:style-name="ce42" table:formula="of:=CONCATENATE([$przecinki.$C$2];[$przecinki.$C$2];[.J321];[$przecinki.$C$2];[$przecinki.$C$2];[$przecinki.$C$2];[$przecinki.$C$2];[$przecinki.$B$5];[.F321];[$przecinki.$D$2];[$przecinki.$C$2];[$przecinki.$C$2];[$przecinki.$C$2];[.G321];[$przecinki.$D$2];[$przecinki.$C$2];[$przecinki.$C$2];[$przecinki.$C$2];[$przecinki.$C$2];[$przecinki.$C$2];[$przecinki.$C$2];[$przecinki.$C$2])" office:value-type="string" office:string-value="  &quot;szpl.&quot;    [&quot;XZTPL&quot;,   &quot;szpl&quot;,       " calcext:value-type="string">
            <text:p><text:s text:c="2"/>"szpl." <text:s text:c="3"/>["XZTPL", <text:s text:c="2"/>"sz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1]);[$przecinki.$A$2];[$przecinki.$C$5];[$przecinki.$D$2])" office:value-type="string" office:string-value="&quot;lewe SZPL&quot;]," calcext:value-type="string">
            <text:p>"lewe SZPL"],</text:p>
          </table:table-cell>
          <table:table-cell table:style-name="ce46" table:formula="of:=CONCATENATE([.L321];[.M321];[.N321])" office:value-type="string" office:string-value="  &quot;szpl.&quot;    [&quot;XZTPL&quot;,   &quot;szpl&quot;,       &quot;&quot;, &quot;ONSET&quot;, &quot;lewe SZPL&quot;]," calcext:value-type="string">
            <text:p><text:s text:c="2"/>"szpl." <text:s text:c="3"/>["XZTPL", <text:s text:c="2"/>"szpl", <text:s text:c="6"/>"", "ONSET", "lewe SZPL"],</text:p>
          </table:table-cell>
        </table:table-row>
        <table:table-row table:style-name="ro2">
          <table:table-cell table:formula="of:=[$'naglosy-edycja'.B322]" office:value-type="string" office:string-value="szpr" calcext:value-type="string">
            <text:p>szpr</text:p>
          </table:table-cell>
          <table:table-cell table:formula="of:=[$'naglosy-edycja'.C322]" office:value-type="string" office:string-value="XZTPR" calcext:value-type="string">
            <text:p>XZTPR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formula="of:=CONCATENATE([$przecinki.$A$2];[.E322];[$przecinki.$A$2];)" office:value-type="string" office:string-value="&quot;XZTPR&quot;" calcext:value-type="string">
            <text:p>"XZTPR"</text:p>
          </table:table-cell>
          <table:table-cell table:formula="of:=CONCATENATE([$przecinki.$A$2];[.A322];[$przecinki.$A$2])" office:value-type="string" office:string-value="&quot;szpr&quot;" calcext:value-type="string">
            <text:p>"szpr"</text:p>
          </table:table-cell>
          <table:table-cell table:formula="of:=CONCATENATE([.G322];[$przecinki.$B$2];[.F322];)" office:value-type="string" office:string-value="&quot;szpr&quot;:&quot;XZTPR&quot;" calcext:value-type="string">
            <text:p>"szpr":"XZTPR"</text:p>
          </table:table-cell>
          <table:table-cell/>
          <table:table-cell table:style-name="ce42" table:formula="of:=CONCATENATE([$przecinki.$A$2];[.A322];[$przecinki.$A$5];[$przecinki.$A$2])" office:value-type="string" office:string-value="&quot;szpr.&quot;" calcext:value-type="string">
            <text:p>"szpr."</text:p>
          </table:table-cell>
          <table:table-cell table:style-name="ce42" table:formula="of:=UPPER([.G322])" office:value-type="string" office:string-value="&quot;SZPR&quot;" calcext:value-type="string">
            <text:p>"SZPR"</text:p>
          </table:table-cell>
          <table:table-cell table:style-name="ce42" table:formula="of:=CONCATENATE([$przecinki.$C$2];[$przecinki.$C$2];[.J322];[$przecinki.$C$2];[$przecinki.$C$2];[$przecinki.$C$2];[$przecinki.$C$2];[$przecinki.$B$5];[.F322];[$przecinki.$D$2];[$przecinki.$C$2];[$przecinki.$C$2];[$przecinki.$C$2];[.G322];[$przecinki.$D$2];[$przecinki.$C$2];[$przecinki.$C$2];[$przecinki.$C$2];[$przecinki.$C$2];[$przecinki.$C$2];[$przecinki.$C$2];[$przecinki.$C$2])" office:value-type="string" office:string-value="  &quot;szpr.&quot;    [&quot;XZTPR&quot;,   &quot;szpr&quot;,       " calcext:value-type="string">
            <text:p><text:s text:c="2"/>"szpr." <text:s text:c="3"/>["XZTPR", <text:s text:c="2"/>"sz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2]);[$przecinki.$A$2];[$przecinki.$C$5];[$przecinki.$D$2])" office:value-type="string" office:string-value="&quot;lewe SZPR&quot;]," calcext:value-type="string">
            <text:p>"lewe SZPR"],</text:p>
          </table:table-cell>
          <table:table-cell table:style-name="ce46" table:formula="of:=CONCATENATE([.L322];[.M322];[.N322])" office:value-type="string" office:string-value="  &quot;szpr.&quot;    [&quot;XZTPR&quot;,   &quot;szpr&quot;,       &quot;&quot;, &quot;ONSET&quot;, &quot;lewe SZPR&quot;]," calcext:value-type="string">
            <text:p><text:s text:c="2"/>"szpr." <text:s text:c="3"/>["XZTPR", <text:s text:c="2"/>"szpr", <text:s text:c="6"/>"", "ONSET", "lewe SZPR"],</text:p>
          </table:table-cell>
        </table:table-row>
        <table:table-row table:style-name="ro2">
          <table:table-cell table:formula="of:=[$'naglosy-edycja'.B323]" office:value-type="string" office:string-value="szr" calcext:value-type="string">
            <text:p>szr</text:p>
          </table:table-cell>
          <table:table-cell table:formula="of:=[$'naglosy-edycja'.C323]" office:value-type="string" office:string-value="TPR" calcext:value-type="string">
            <text:p>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formula="of:=CONCATENATE([$przecinki.$A$2];[.E323];[$przecinki.$A$2];)" office:value-type="string" office:string-value="&quot;TPR&quot;" calcext:value-type="string">
            <text:p>"TPR"</text:p>
          </table:table-cell>
          <table:table-cell table:formula="of:=CONCATENATE([$przecinki.$A$2];[.A323];[$przecinki.$A$2])" office:value-type="string" office:string-value="&quot;szr&quot;" calcext:value-type="string">
            <text:p>"szr"</text:p>
          </table:table-cell>
          <table:table-cell table:formula="of:=CONCATENATE([.G323];[$przecinki.$B$2];[.F323];)" office:value-type="string" office:string-value="&quot;szr&quot;:&quot;TPR&quot;" calcext:value-type="string">
            <text:p>"szr":"TPR"</text:p>
          </table:table-cell>
          <table:table-cell/>
          <table:table-cell table:style-name="ce42" table:formula="of:=CONCATENATE([$przecinki.$A$2];[.A323];[$przecinki.$A$5];[$przecinki.$A$2])" office:value-type="string" office:string-value="&quot;szr.&quot;" calcext:value-type="string">
            <text:p>"szr."</text:p>
          </table:table-cell>
          <table:table-cell table:style-name="ce42" table:formula="of:=UPPER([.G323])" office:value-type="string" office:string-value="&quot;SZR&quot;" calcext:value-type="string">
            <text:p>"SZR"</text:p>
          </table:table-cell>
          <table:table-cell table:style-name="ce42" table:formula="of:=CONCATENATE([$przecinki.$C$2];[$przecinki.$C$2];[.J323];[$przecinki.$C$2];[$przecinki.$C$2];[$przecinki.$C$2];[$przecinki.$C$2];[$przecinki.$B$5];[.F323];[$przecinki.$D$2];[$przecinki.$C$2];[$przecinki.$C$2];[$przecinki.$C$2];[.G323];[$przecinki.$D$2];[$przecinki.$C$2];[$przecinki.$C$2];[$przecinki.$C$2];[$przecinki.$C$2];[$przecinki.$C$2];[$przecinki.$C$2];[$przecinki.$C$2])" office:value-type="string" office:string-value="  &quot;szr.&quot;    [&quot;TPR&quot;,   &quot;szr&quot;,       " calcext:value-type="string">
            <text:p><text:s text:c="2"/>"szr." <text:s text:c="3"/>["TPR", <text:s text:c="2"/>"s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3]);[$przecinki.$A$2];[$przecinki.$C$5];[$przecinki.$D$2])" office:value-type="string" office:string-value="&quot;lewe SZR&quot;]," calcext:value-type="string">
            <text:p>"lewe SZR"],</text:p>
          </table:table-cell>
          <table:table-cell table:style-name="ce46" table:formula="of:=CONCATENATE([.L323];[.M323];[.N323])" office:value-type="string" office:string-value="  &quot;szr.&quot;    [&quot;TPR&quot;,   &quot;szr&quot;,       &quot;&quot;, &quot;ONSET&quot;, &quot;lewe SZR&quot;]," calcext:value-type="string">
            <text:p><text:s text:c="2"/>"szr." <text:s text:c="3"/>["TPR", <text:s text:c="2"/>"szr", <text:s text:c="6"/>"", "ONSET", "lewe SZR"],</text:p>
          </table:table-cell>
        </table:table-row>
        <table:table-row table:style-name="ro2">
          <table:table-cell table:formula="of:=[$'naglosy-edycja'.B324]" office:value-type="string" office:string-value="szt" calcext:value-type="string">
            <text:p>szt</text:p>
          </table:table-cell>
          <table:table-cell table:formula="of:=[$'naglosy-edycja'.C324]" office:value-type="string" office:string-value="XZTP" calcext:value-type="string">
            <text:p>XZTP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formula="of:=CONCATENATE([$przecinki.$A$2];[.E324];[$przecinki.$A$2];)" office:value-type="string" office:string-value="&quot;XZTP&quot;" calcext:value-type="string">
            <text:p>"XZTP"</text:p>
          </table:table-cell>
          <table:table-cell table:formula="of:=CONCATENATE([$przecinki.$A$2];[.A324];[$przecinki.$A$2])" office:value-type="string" office:string-value="&quot;szt&quot;" calcext:value-type="string">
            <text:p>"szt"</text:p>
          </table:table-cell>
          <table:table-cell table:formula="of:=CONCATENATE([.G324];[$przecinki.$B$2];[.F324];)" office:value-type="string" office:string-value="&quot;szt&quot;:&quot;XZTP&quot;" calcext:value-type="string">
            <text:p>"szt":"XZTP"</text:p>
          </table:table-cell>
          <table:table-cell/>
          <table:table-cell table:style-name="ce42" table:formula="of:=CONCATENATE([$przecinki.$A$2];[.A324];[$przecinki.$A$5];[$przecinki.$A$2])" office:value-type="string" office:string-value="&quot;szt.&quot;" calcext:value-type="string">
            <text:p>"szt."</text:p>
          </table:table-cell>
          <table:table-cell table:style-name="ce42" table:formula="of:=UPPER([.G324])" office:value-type="string" office:string-value="&quot;SZT&quot;" calcext:value-type="string">
            <text:p>"SZT"</text:p>
          </table:table-cell>
          <table:table-cell table:style-name="ce42" table:formula="of:=CONCATENATE([$przecinki.$C$2];[$przecinki.$C$2];[.J324];[$przecinki.$C$2];[$przecinki.$C$2];[$przecinki.$C$2];[$przecinki.$C$2];[$przecinki.$B$5];[.F324];[$przecinki.$D$2];[$przecinki.$C$2];[$przecinki.$C$2];[$przecinki.$C$2];[.G324];[$przecinki.$D$2];[$przecinki.$C$2];[$przecinki.$C$2];[$przecinki.$C$2];[$przecinki.$C$2];[$przecinki.$C$2];[$przecinki.$C$2];[$przecinki.$C$2])" office:value-type="string" office:string-value="  &quot;szt.&quot;    [&quot;XZTP&quot;,   &quot;szt&quot;,       " calcext:value-type="string">
            <text:p><text:s text:c="2"/>"szt." <text:s text:c="3"/>["XZTP", <text:s text:c="2"/>"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4]);[$przecinki.$A$2];[$przecinki.$C$5];[$przecinki.$D$2])" office:value-type="string" office:string-value="&quot;lewe SZT&quot;]," calcext:value-type="string">
            <text:p>"lewe SZT"],</text:p>
          </table:table-cell>
          <table:table-cell table:style-name="ce46" table:formula="of:=CONCATENATE([.L324];[.M324];[.N324])" office:value-type="string" office:string-value="  &quot;szt.&quot;    [&quot;XZTP&quot;,   &quot;szt&quot;,       &quot;&quot;, &quot;ONSET&quot;, &quot;lewe SZT&quot;]," calcext:value-type="string">
            <text:p><text:s text:c="2"/>"szt." <text:s text:c="3"/>["XZTP", <text:s text:c="2"/>"szt", <text:s text:c="6"/>"", "ONSET", "lewe SZT"],</text:p>
          </table:table-cell>
        </table:table-row>
        <table:table-row table:style-name="ro2">
          <table:table-cell table:formula="of:=[$'naglosy-edycja'.B325]" office:value-type="string" office:string-value="sztr" calcext:value-type="string">
            <text:p>sztr</text:p>
          </table:table-cell>
          <table:table-cell table:formula="of:=[$'naglosy-edycja'.C325]" office:value-type="string" office:string-value="XZTPR" calcext:value-type="string">
            <text:p>XZTPR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formula="of:=CONCATENATE([$przecinki.$A$2];[.E325];[$przecinki.$A$2];)" office:value-type="string" office:string-value="&quot;XZTPR&quot;" calcext:value-type="string">
            <text:p>"XZTPR"</text:p>
          </table:table-cell>
          <table:table-cell table:formula="of:=CONCATENATE([$przecinki.$A$2];[.A325];[$przecinki.$A$2])" office:value-type="string" office:string-value="&quot;sztr&quot;" calcext:value-type="string">
            <text:p>"sztr"</text:p>
          </table:table-cell>
          <table:table-cell table:formula="of:=CONCATENATE([.G325];[$przecinki.$B$2];[.F325];)" office:value-type="string" office:string-value="&quot;sztr&quot;:&quot;XZTPR&quot;" calcext:value-type="string">
            <text:p>"sztr":"XZTPR"</text:p>
          </table:table-cell>
          <table:table-cell/>
          <table:table-cell table:style-name="ce42" table:formula="of:=CONCATENATE([$przecinki.$A$2];[.A325];[$przecinki.$A$5];[$przecinki.$A$2])" office:value-type="string" office:string-value="&quot;sztr.&quot;" calcext:value-type="string">
            <text:p>"sztr."</text:p>
          </table:table-cell>
          <table:table-cell table:style-name="ce42" table:formula="of:=UPPER([.G325])" office:value-type="string" office:string-value="&quot;SZTR&quot;" calcext:value-type="string">
            <text:p>"SZTR"</text:p>
          </table:table-cell>
          <table:table-cell table:style-name="ce42" table:formula="of:=CONCATENATE([$przecinki.$C$2];[$przecinki.$C$2];[.J325];[$przecinki.$C$2];[$przecinki.$C$2];[$przecinki.$C$2];[$przecinki.$C$2];[$przecinki.$B$5];[.F325];[$przecinki.$D$2];[$przecinki.$C$2];[$przecinki.$C$2];[$przecinki.$C$2];[.G325];[$przecinki.$D$2];[$przecinki.$C$2];[$przecinki.$C$2];[$przecinki.$C$2];[$przecinki.$C$2];[$przecinki.$C$2];[$przecinki.$C$2];[$przecinki.$C$2])" office:value-type="string" office:string-value="  &quot;sztr.&quot;    [&quot;XZTPR&quot;,   &quot;sztr&quot;,       " calcext:value-type="string">
            <text:p><text:s text:c="2"/>"sztr." <text:s text:c="3"/>["XZTPR", <text:s text:c="2"/>"sz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5]);[$przecinki.$A$2];[$przecinki.$C$5];[$przecinki.$D$2])" office:value-type="string" office:string-value="&quot;lewe SZTR&quot;]," calcext:value-type="string">
            <text:p>"lewe SZTR"],</text:p>
          </table:table-cell>
          <table:table-cell table:style-name="ce46" table:formula="of:=CONCATENATE([.L325];[.M325];[.N325])" office:value-type="string" office:string-value="  &quot;sztr.&quot;    [&quot;XZTPR&quot;,   &quot;sztr&quot;,       &quot;&quot;, &quot;ONSET&quot;, &quot;lewe SZTR&quot;]," calcext:value-type="string">
            <text:p><text:s text:c="2"/>"sztr." <text:s text:c="3"/>["XZTPR", <text:s text:c="2"/>"sztr", <text:s text:c="6"/>"", "ONSET", "lewe SZTR"],</text:p>
          </table:table-cell>
        </table:table-row>
        <table:table-row table:style-name="ro2">
          <table:table-cell table:formula="of:=[$'naglosy-edycja'.B326]" office:value-type="string" office:string-value="szw" calcext:value-type="string">
            <text:p>szw</text:p>
          </table:table-cell>
          <table:table-cell table:formula="of:=[$'naglosy-edycja'.C326]" office:value-type="string" office:string-value="TPV" calcext:value-type="string">
            <text:p>TPV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formula="of:=CONCATENATE([$przecinki.$A$2];[.E326];[$przecinki.$A$2];)" office:value-type="string" office:string-value="&quot;TPV&quot;" calcext:value-type="string">
            <text:p>"TPV"</text:p>
          </table:table-cell>
          <table:table-cell table:formula="of:=CONCATENATE([$przecinki.$A$2];[.A326];[$przecinki.$A$2])" office:value-type="string" office:string-value="&quot;szw&quot;" calcext:value-type="string">
            <text:p>"szw"</text:p>
          </table:table-cell>
          <table:table-cell table:formula="of:=CONCATENATE([.G326];[$przecinki.$B$2];[.F326];)" office:value-type="string" office:string-value="&quot;szw&quot;:&quot;TPV&quot;" calcext:value-type="string">
            <text:p>"szw":"TPV"</text:p>
          </table:table-cell>
          <table:table-cell/>
          <table:table-cell table:style-name="ce42" table:formula="of:=CONCATENATE([$przecinki.$A$2];[.A326];[$przecinki.$A$5];[$przecinki.$A$2])" office:value-type="string" office:string-value="&quot;szw.&quot;" calcext:value-type="string">
            <text:p>"szw."</text:p>
          </table:table-cell>
          <table:table-cell table:style-name="ce42" table:formula="of:=UPPER([.G326])" office:value-type="string" office:string-value="&quot;SZW&quot;" calcext:value-type="string">
            <text:p>"SZW"</text:p>
          </table:table-cell>
          <table:table-cell table:style-name="ce42" table:formula="of:=CONCATENATE([$przecinki.$C$2];[$przecinki.$C$2];[.J326];[$przecinki.$C$2];[$przecinki.$C$2];[$przecinki.$C$2];[$przecinki.$C$2];[$przecinki.$B$5];[.F326];[$przecinki.$D$2];[$przecinki.$C$2];[$przecinki.$C$2];[$przecinki.$C$2];[.G326];[$przecinki.$D$2];[$przecinki.$C$2];[$przecinki.$C$2];[$przecinki.$C$2];[$przecinki.$C$2];[$przecinki.$C$2];[$przecinki.$C$2];[$przecinki.$C$2])" office:value-type="string" office:string-value="  &quot;szw.&quot;    [&quot;TPV&quot;,   &quot;szw&quot;,       " calcext:value-type="string">
            <text:p><text:s text:c="2"/>"szw." <text:s text:c="3"/>["TPV", <text:s text:c="2"/>"s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6]);[$przecinki.$A$2];[$przecinki.$C$5];[$przecinki.$D$2])" office:value-type="string" office:string-value="&quot;lewe SZW&quot;]," calcext:value-type="string">
            <text:p>"lewe SZW"],</text:p>
          </table:table-cell>
          <table:table-cell table:style-name="ce46" table:formula="of:=CONCATENATE([.L326];[.M326];[.N326])" office:value-type="string" office:string-value="  &quot;szw.&quot;    [&quot;TPV&quot;,   &quot;szw&quot;,       &quot;&quot;, &quot;ONSET&quot;, &quot;lewe SZW&quot;]," calcext:value-type="string">
            <text:p><text:s text:c="2"/>"szw." <text:s text:c="3"/>["TPV", <text:s text:c="2"/>"szw", <text:s text:c="6"/>"", "ONSET", "lewe SZW"],</text:p>
          </table:table-cell>
        </table:table-row>
        <table:table-row table:style-name="ro2">
          <table:table-cell table:formula="of:=[$'naglosy-edycja'.B327]" office:value-type="string" office:string-value="szcz" calcext:value-type="string">
            <text:p>szcz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formula="of:=CONCATENATE([$przecinki.$A$2];[.E327];[$przecinki.$A$2];)" office:value-type="string" office:string-value="&quot;TPV&quot;" calcext:value-type="string">
            <text:p>"TPV"</text:p>
          </table:table-cell>
          <table:table-cell table:formula="of:=CONCATENATE([$przecinki.$A$2];[.A327];[$przecinki.$A$2])" office:value-type="string" office:string-value="&quot;szcz&quot;" calcext:value-type="string">
            <text:p>"szcz"</text:p>
          </table:table-cell>
          <table:table-cell table:formula="of:=CONCATENATE([.G327];[$przecinki.$B$2];[.F327];)" office:value-type="string" office:string-value="&quot;szcz&quot;:&quot;TPV&quot;" calcext:value-type="string">
            <text:p>"szcz":"TPV"</text:p>
          </table:table-cell>
          <table:table-cell/>
          <table:table-cell table:style-name="ce42" table:formula="of:=CONCATENATE([$przecinki.$A$2];[.A327];[$przecinki.$A$5];[$przecinki.$A$2])" office:value-type="string" office:string-value="&quot;szcz.&quot;" calcext:value-type="string">
            <text:p>"szcz."</text:p>
          </table:table-cell>
          <table:table-cell table:style-name="ce42" table:formula="of:=UPPER([.G327])" office:value-type="string" office:string-value="&quot;SZCZ&quot;" calcext:value-type="string">
            <text:p>"SZCZ"</text:p>
          </table:table-cell>
          <table:table-cell table:style-name="ce42" table:formula="of:=CONCATENATE([$przecinki.$C$2];[$przecinki.$C$2];[.J327];[$przecinki.$C$2];[$przecinki.$C$2];[$przecinki.$C$2];[$przecinki.$C$2];[$przecinki.$B$5];[.F327];[$przecinki.$D$2];[$przecinki.$C$2];[$przecinki.$C$2];[$przecinki.$C$2];[.G327];[$przecinki.$D$2];[$przecinki.$C$2];[$przecinki.$C$2];[$przecinki.$C$2];[$przecinki.$C$2];[$przecinki.$C$2];[$przecinki.$C$2];[$przecinki.$C$2])" office:value-type="string" office:string-value="  &quot;szcz.&quot;    [&quot;TPV&quot;,   &quot;szcz&quot;,       " calcext:value-type="string">
            <text:p><text:s text:c="2"/>"szcz." <text:s text:c="3"/>["TPV", <text:s text:c="2"/>"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7]);[$przecinki.$A$2];[$przecinki.$C$5];[$przecinki.$D$2])" office:value-type="string" office:string-value="&quot;lewe SZCZ&quot;]," calcext:value-type="string">
            <text:p>"lewe SZCZ"],</text:p>
          </table:table-cell>
          <table:table-cell table:style-name="ce46" table:formula="of:=CONCATENATE([.L327];[.M327];[.N327])" office:value-type="string" office:string-value="  &quot;szcz.&quot;    [&quot;TPV&quot;,   &quot;szcz&quot;,       &quot;&quot;, &quot;ONSET&quot;, &quot;lewe SZCZ&quot;]," calcext:value-type="string">
            <text:p><text:s text:c="2"/>"szcz." <text:s text:c="3"/>["TPV", <text:s text:c="2"/>"szcz", <text:s text:c="6"/>"", "ONSET", "lewe SZCZ"],</text:p>
          </table:table-cell>
        </table:table-row>
        <table:table-row table:style-name="ro2">
          <table:table-cell table:formula="of:=[$'naglosy-edycja'.B328]" office:value-type="string" office:string-value="szczm" calcext:value-type="string">
            <text:p>szczm</text:p>
          </table:table-cell>
          <table:table-cell table:formula="of:=[$'naglosy-edycja'.C328]" office:value-type="string" office:string-value="KTPV" calcext:value-type="string">
            <text:p>K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formula="of:=CONCATENATE([$przecinki.$A$2];[.E328];[$przecinki.$A$2];)" office:value-type="string" office:string-value="&quot;KTPV&quot;" calcext:value-type="string">
            <text:p>"KTPV"</text:p>
          </table:table-cell>
          <table:table-cell table:formula="of:=CONCATENATE([$przecinki.$A$2];[.A328];[$przecinki.$A$2])" office:value-type="string" office:string-value="&quot;szczm&quot;" calcext:value-type="string">
            <text:p>"szczm"</text:p>
          </table:table-cell>
          <table:table-cell table:formula="of:=CONCATENATE([.G328];[$przecinki.$B$2];[.F328];)" office:value-type="string" office:string-value="&quot;szczm&quot;:&quot;KTPV&quot;" calcext:value-type="string">
            <text:p>"szczm":"KTPV"</text:p>
          </table:table-cell>
          <table:table-cell/>
          <table:table-cell table:style-name="ce42" table:formula="of:=CONCATENATE([$przecinki.$A$2];[.A328];[$przecinki.$A$5];[$przecinki.$A$2])" office:value-type="string" office:string-value="&quot;szczm.&quot;" calcext:value-type="string">
            <text:p>"szczm."</text:p>
          </table:table-cell>
          <table:table-cell table:style-name="ce42" table:formula="of:=UPPER([.G328])" office:value-type="string" office:string-value="&quot;SZCZM&quot;" calcext:value-type="string">
            <text:p>"SZCZM"</text:p>
          </table:table-cell>
          <table:table-cell table:style-name="ce42" table:formula="of:=CONCATENATE([$przecinki.$C$2];[$przecinki.$C$2];[.J328];[$przecinki.$C$2];[$przecinki.$C$2];[$przecinki.$C$2];[$przecinki.$C$2];[$przecinki.$B$5];[.F328];[$przecinki.$D$2];[$przecinki.$C$2];[$przecinki.$C$2];[$przecinki.$C$2];[.G328];[$przecinki.$D$2];[$przecinki.$C$2];[$przecinki.$C$2];[$przecinki.$C$2];[$przecinki.$C$2];[$przecinki.$C$2];[$przecinki.$C$2];[$przecinki.$C$2])" office:value-type="string" office:string-value="  &quot;szczm.&quot;    [&quot;KTPV&quot;,   &quot;szczm&quot;,       " calcext:value-type="string">
            <text:p><text:s text:c="2"/>"szczm." <text:s text:c="3"/>["KTPV", <text:s text:c="2"/>"sz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8]);[$przecinki.$A$2];[$przecinki.$C$5];[$przecinki.$D$2])" office:value-type="string" office:string-value="&quot;lewe SZCZM&quot;]," calcext:value-type="string">
            <text:p>"lewe SZCZM"],</text:p>
          </table:table-cell>
          <table:table-cell table:style-name="ce46" table:formula="of:=CONCATENATE([.L328];[.M328];[.N328])" office:value-type="string" office:string-value="  &quot;szczm.&quot;    [&quot;KTPV&quot;,   &quot;szczm&quot;,       &quot;&quot;, &quot;ONSET&quot;, &quot;lewe SZCZM&quot;]," calcext:value-type="string">
            <text:p><text:s text:c="2"/>"szczm." <text:s text:c="3"/>["KTPV", <text:s text:c="2"/>"szczm", <text:s text:c="6"/>"", "ONSET", "lewe SZCZM"],</text:p>
          </table:table-cell>
        </table:table-row>
        <table:table-row table:style-name="ro2">
          <table:table-cell table:formula="of:=[$'naglosy-edycja'.B329]" office:value-type="string" office:string-value="szczw" calcext:value-type="string">
            <text:p>szczw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formula="of:=CONCATENATE([$przecinki.$A$2];[.E329];[$przecinki.$A$2];)" office:value-type="string" office:string-value="&quot;KTPV&quot;" calcext:value-type="string">
            <text:p>"KTPV"</text:p>
          </table:table-cell>
          <table:table-cell table:formula="of:=CONCATENATE([$przecinki.$A$2];[.A329];[$przecinki.$A$2])" office:value-type="string" office:string-value="&quot;szczw&quot;" calcext:value-type="string">
            <text:p>"szczw"</text:p>
          </table:table-cell>
          <table:table-cell table:formula="of:=CONCATENATE([.G329];[$przecinki.$B$2];[.F329];)" office:value-type="string" office:string-value="&quot;szczw&quot;:&quot;KTPV&quot;" calcext:value-type="string">
            <text:p>"szczw":"KTPV"</text:p>
          </table:table-cell>
          <table:table-cell/>
          <table:table-cell table:style-name="ce42" table:formula="of:=CONCATENATE([$przecinki.$A$2];[.A329];[$przecinki.$A$5];[$przecinki.$A$2])" office:value-type="string" office:string-value="&quot;szczw.&quot;" calcext:value-type="string">
            <text:p>"szczw."</text:p>
          </table:table-cell>
          <table:table-cell table:style-name="ce42" table:formula="of:=UPPER([.G329])" office:value-type="string" office:string-value="&quot;SZCZW&quot;" calcext:value-type="string">
            <text:p>"SZCZW"</text:p>
          </table:table-cell>
          <table:table-cell table:style-name="ce42" table:formula="of:=CONCATENATE([$przecinki.$C$2];[$przecinki.$C$2];[.J329];[$przecinki.$C$2];[$przecinki.$C$2];[$przecinki.$C$2];[$przecinki.$C$2];[$przecinki.$B$5];[.F329];[$przecinki.$D$2];[$przecinki.$C$2];[$przecinki.$C$2];[$przecinki.$C$2];[.G329];[$przecinki.$D$2];[$przecinki.$C$2];[$przecinki.$C$2];[$przecinki.$C$2];[$przecinki.$C$2];[$przecinki.$C$2];[$przecinki.$C$2];[$przecinki.$C$2])" office:value-type="string" office:string-value="  &quot;szczw.&quot;    [&quot;KTPV&quot;,   &quot;szczw&quot;,       " calcext:value-type="string">
            <text:p><text:s text:c="2"/>"szczw." <text:s text:c="3"/>["KTPV", <text:s text:c="2"/>"sz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9]);[$przecinki.$A$2];[$przecinki.$C$5];[$przecinki.$D$2])" office:value-type="string" office:string-value="&quot;lewe SZCZW&quot;]," calcext:value-type="string">
            <text:p>"lewe SZCZW"],</text:p>
          </table:table-cell>
          <table:table-cell table:style-name="ce46" table:formula="of:=CONCATENATE([.L329];[.M329];[.N329])" office:value-type="string" office:string-value="  &quot;szczw.&quot;    [&quot;KTPV&quot;,   &quot;szczw&quot;,       &quot;&quot;, &quot;ONSET&quot;, &quot;lewe SZCZW&quot;]," calcext:value-type="string">
            <text:p><text:s text:c="2"/>"szczw." <text:s text:c="3"/>["KTPV", <text:s text:c="2"/>"szczw", <text:s text:c="6"/>"", "ONSET", "lewe SZCZW"],</text:p>
          </table:table-cell>
        </table:table-row>
        <table:table-row table:style-name="ro2">
          <table:table-cell table:formula="of:=[$'naglosy-edycja'.B330]" office:value-type="string" office:string-value="si" calcext:value-type="string">
            <text:p>si</text:p>
          </table:table-cell>
          <table:table-cell table:formula="of:=[$'naglosy-edycja'.C330]" office:value-type="string" office:string-value="S" calcext:value-type="string">
            <text:p>S</text:p>
          </table:table-cell>
          <table:table-cell table:formula="of:=[$'naglosy-edycja'.D330]" office:value-type="string" office:string-value="SJ" calcext:value-type="string">
            <text:p>SJ</text:p>
          </table:table-cell>
          <table:table-cell table:formula="of:=[$'naglosy-edycja'.E330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formula="of:=CONCATENATE([$przecinki.$A$2];[.E330];[$przecinki.$A$2];)" office:value-type="string" office:string-value="&quot;S&quot;" calcext:value-type="string">
            <text:p>"S"</text:p>
          </table:table-cell>
          <table:table-cell table:formula="of:=CONCATENATE([$przecinki.$A$2];[.A330];[$przecinki.$A$2])" office:value-type="string" office:string-value="&quot;si&quot;" calcext:value-type="string">
            <text:p>"si"</text:p>
          </table:table-cell>
          <table:table-cell table:formula="of:=CONCATENATE([.G330];[$przecinki.$B$2];[.F330];)" office:value-type="string" office:string-value="&quot;si&quot;:&quot;S&quot;" calcext:value-type="string">
            <text:p>"si":"S"</text:p>
          </table:table-cell>
          <table:table-cell/>
          <table:table-cell table:style-name="ce42" table:formula="of:=CONCATENATE([$przecinki.$A$2];[.A330];[$przecinki.$A$5];[$przecinki.$A$2])" office:value-type="string" office:string-value="&quot;si.&quot;" calcext:value-type="string">
            <text:p>"si."</text:p>
          </table:table-cell>
          <table:table-cell table:style-name="ce42" table:formula="of:=UPPER([.G330])" office:value-type="string" office:string-value="&quot;SI&quot;" calcext:value-type="string">
            <text:p>"SI"</text:p>
          </table:table-cell>
          <table:table-cell table:style-name="ce42" table:formula="of:=CONCATENATE([$przecinki.$C$2];[$przecinki.$C$2];[.J330];[$przecinki.$C$2];[$przecinki.$C$2];[$przecinki.$C$2];[$przecinki.$C$2];[$przecinki.$B$5];[.F330];[$przecinki.$D$2];[$przecinki.$C$2];[$przecinki.$C$2];[$przecinki.$C$2];[.G330];[$przecinki.$D$2];[$przecinki.$C$2];[$przecinki.$C$2];[$przecinki.$C$2];[$przecinki.$C$2];[$przecinki.$C$2];[$przecinki.$C$2];[$przecinki.$C$2])" office:value-type="string" office:string-value="  &quot;si.&quot;    [&quot;S&quot;,   &quot;si&quot;,       " calcext:value-type="string">
            <text:p><text:s text:c="2"/>"si." <text:s text:c="3"/>["S", <text:s text:c="2"/>"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0]);[$przecinki.$A$2];[$przecinki.$C$5];[$przecinki.$D$2])" office:value-type="string" office:string-value="&quot;lewe SI&quot;]," calcext:value-type="string">
            <text:p>"lewe SI"],</text:p>
          </table:table-cell>
          <table:table-cell table:style-name="ce46" table:formula="of:=CONCATENATE([.L330];[.M330];[.N330])" office:value-type="string" office:string-value="  &quot;si.&quot;    [&quot;S&quot;,   &quot;si&quot;,       &quot;&quot;, &quot;ONSET&quot;, &quot;lewe SI&quot;]," calcext:value-type="string">
            <text:p><text:s text:c="2"/>"si." <text:s text:c="3"/>["S", <text:s text:c="2"/>"si", <text:s text:c="6"/>"", "ONSET", "lewe SI"],</text:p>
          </table:table-cell>
        </table:table-row>
        <table:table-row table:style-name="ro2">
          <table:table-cell table:formula="of:=[$'naglosy-edycja'.B331]" office:value-type="string" office:string-value="śc" calcext:value-type="string">
            <text:p>śc</text:p>
          </table:table-cell>
          <table:table-cell table:formula="of:=[$'naglosy-edycja'.C331]" office:value-type="string" office:string-value="ZST" calcext:value-type="string">
            <text:p>ZST</text:p>
          </table:table-cell>
          <table:table-cell table:formula="of:=[$'naglosy-edycja'.D331]" office:value-type="float" office:value="0" calcext:value-type="float">
            <text:p>0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formula="of:=CONCATENATE([$przecinki.$A$2];[.E331];[$przecinki.$A$2];)" office:value-type="string" office:string-value="&quot;ZST&quot;" calcext:value-type="string">
            <text:p>"ZST"</text:p>
          </table:table-cell>
          <table:table-cell table:formula="of:=CONCATENATE([$przecinki.$A$2];[.A331];[$przecinki.$A$2])" office:value-type="string" office:string-value="&quot;śc&quot;" calcext:value-type="string">
            <text:p>"śc"</text:p>
          </table:table-cell>
          <table:table-cell table:formula="of:=CONCATENATE([.G331];[$przecinki.$B$2];[.F331];)" office:value-type="string" office:string-value="&quot;śc&quot;:&quot;ZST&quot;" calcext:value-type="string">
            <text:p>"śc":"ZST"</text:p>
          </table:table-cell>
          <table:table-cell/>
          <table:table-cell table:style-name="ce42" table:formula="of:=CONCATENATE([$przecinki.$A$2];[.A331];[$przecinki.$A$5];[$przecinki.$A$2])" office:value-type="string" office:string-value="&quot;śc.&quot;" calcext:value-type="string">
            <text:p>"śc."</text:p>
          </table:table-cell>
          <table:table-cell table:style-name="ce42" table:formula="of:=UPPER([.G331])" office:value-type="string" office:string-value="&quot;ŚC&quot;" calcext:value-type="string">
            <text:p>"ŚC"</text:p>
          </table:table-cell>
          <table:table-cell table:style-name="ce42" table:formula="of:=CONCATENATE([$przecinki.$C$2];[$przecinki.$C$2];[.J331];[$przecinki.$C$2];[$przecinki.$C$2];[$przecinki.$C$2];[$przecinki.$C$2];[$przecinki.$B$5];[.F331];[$przecinki.$D$2];[$przecinki.$C$2];[$przecinki.$C$2];[$przecinki.$C$2];[.G331];[$przecinki.$D$2];[$przecinki.$C$2];[$przecinki.$C$2];[$przecinki.$C$2];[$przecinki.$C$2];[$przecinki.$C$2];[$przecinki.$C$2];[$przecinki.$C$2])" office:value-type="string" office:string-value="  &quot;śc.&quot;    [&quot;ZST&quot;,   &quot;śc&quot;,       " calcext:value-type="string">
            <text:p><text:s text:c="2"/>"śc." <text:s text:c="3"/>["ZST", <text:s text:c="2"/>"ś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1]);[$przecinki.$A$2];[$przecinki.$C$5];[$przecinki.$D$2])" office:value-type="string" office:string-value="&quot;lewe ŚC&quot;]," calcext:value-type="string">
            <text:p>"lewe ŚC"],</text:p>
          </table:table-cell>
          <table:table-cell table:style-name="ce46" table:formula="of:=CONCATENATE([.L331];[.M331];[.N331])" office:value-type="string" office:string-value="  &quot;śc.&quot;    [&quot;ZST&quot;,   &quot;śc&quot;,       &quot;&quot;, &quot;ONSET&quot;, &quot;lewe ŚC&quot;]," calcext:value-type="string">
            <text:p><text:s text:c="2"/>"śc." <text:s text:c="3"/>["ZST", <text:s text:c="2"/>"śc", <text:s text:c="6"/>"", "ONSET", "lewe ŚC"],</text:p>
          </table:table-cell>
        </table:table-row>
        <table:table-row table:style-name="ro2">
          <table:table-cell table:formula="of:=[$'naglosy-edycja'.B332]" office:value-type="string" office:string-value="ści" calcext:value-type="string">
            <text:p>ści</text:p>
          </table:table-cell>
          <table:table-cell table:formula="of:=[$'naglosy-edycja'.C332]" office:value-type="float" office:value="0" calcext:value-type="float">
            <text:p>0</text:p>
          </table:table-cell>
          <table:table-cell table:formula="of:=[$'naglosy-edycja'.D332]" office:value-type="string" office:string-value="ZSTJ" calcext:value-type="string">
            <text:p>ZSTJ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formula="of:=CONCATENATE([$przecinki.$A$2];[.E332];[$przecinki.$A$2];)" office:value-type="string" office:string-value="&quot;ZSTJ&quot;" calcext:value-type="string">
            <text:p>"ZSTJ"</text:p>
          </table:table-cell>
          <table:table-cell table:formula="of:=CONCATENATE([$przecinki.$A$2];[.A332];[$przecinki.$A$2])" office:value-type="string" office:string-value="&quot;ści&quot;" calcext:value-type="string">
            <text:p>"ści"</text:p>
          </table:table-cell>
          <table:table-cell table:formula="of:=CONCATENATE([.G332];[$przecinki.$B$2];[.F332];)" office:value-type="string" office:string-value="&quot;ści&quot;:&quot;ZSTJ&quot;" calcext:value-type="string">
            <text:p>"ści":"ZSTJ"</text:p>
          </table:table-cell>
          <table:table-cell/>
          <table:table-cell table:style-name="ce42" table:formula="of:=CONCATENATE([$przecinki.$A$2];[.A332];[$przecinki.$A$5];[$przecinki.$A$2])" office:value-type="string" office:string-value="&quot;ści.&quot;" calcext:value-type="string">
            <text:p>"ści."</text:p>
          </table:table-cell>
          <table:table-cell table:style-name="ce42" table:formula="of:=UPPER([.G332])" office:value-type="string" office:string-value="&quot;ŚCI&quot;" calcext:value-type="string">
            <text:p>"ŚCI"</text:p>
          </table:table-cell>
          <table:table-cell table:style-name="ce42" table:formula="of:=CONCATENATE([$przecinki.$C$2];[$przecinki.$C$2];[.J332];[$przecinki.$C$2];[$przecinki.$C$2];[$przecinki.$C$2];[$przecinki.$C$2];[$przecinki.$B$5];[.F332];[$przecinki.$D$2];[$przecinki.$C$2];[$przecinki.$C$2];[$przecinki.$C$2];[.G332];[$przecinki.$D$2];[$przecinki.$C$2];[$przecinki.$C$2];[$przecinki.$C$2];[$przecinki.$C$2];[$przecinki.$C$2];[$przecinki.$C$2];[$przecinki.$C$2])" office:value-type="string" office:string-value="  &quot;ści.&quot;    [&quot;ZSTJ&quot;,   &quot;ści&quot;,       " calcext:value-type="string">
            <text:p><text:s text:c="2"/>"ści." <text:s text:c="3"/>["ZSTJ", <text:s text:c="2"/>"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2]);[$przecinki.$A$2];[$przecinki.$C$5];[$przecinki.$D$2])" office:value-type="string" office:string-value="&quot;lewe ŚCI&quot;]," calcext:value-type="string">
            <text:p>"lewe ŚCI"],</text:p>
          </table:table-cell>
          <table:table-cell table:style-name="ce46" table:formula="of:=CONCATENATE([.L332];[.M332];[.N332])" office:value-type="string" office:string-value="  &quot;ści.&quot;    [&quot;ZSTJ&quot;,   &quot;ści&quot;,       &quot;&quot;, &quot;ONSET&quot;, &quot;lewe ŚCI&quot;]," calcext:value-type="string">
            <text:p><text:s text:c="2"/>"ści." <text:s text:c="3"/>["ZSTJ", <text:s text:c="2"/>"ści", <text:s text:c="6"/>"", "ONSET", "lewe ŚCI"],</text:p>
          </table:table-cell>
        </table:table-row>
        <table:table-row table:style-name="ro2">
          <table:table-cell table:formula="of:=[$'naglosy-edycja'.B333]" office:value-type="string" office:string-value="śl" calcext:value-type="string">
            <text:p>śl</text:p>
          </table:table-cell>
          <table:table-cell table:formula="of:=[$'naglosy-edycja'.C333]" office:value-type="string" office:string-value="SL" calcext:value-type="string">
            <text:p>SL</text:p>
          </table:table-cell>
          <table:table-cell table:formula="of:=[$'naglosy-edycja'.D333]" office:value-type="float" office:value="0" calcext:value-type="float">
            <text:p>0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formula="of:=CONCATENATE([$przecinki.$A$2];[.E333];[$przecinki.$A$2];)" office:value-type="string" office:string-value="&quot;SL&quot;" calcext:value-type="string">
            <text:p>"SL"</text:p>
          </table:table-cell>
          <table:table-cell table:formula="of:=CONCATENATE([$przecinki.$A$2];[.A333];[$przecinki.$A$2])" office:value-type="string" office:string-value="&quot;śl&quot;" calcext:value-type="string">
            <text:p>"śl"</text:p>
          </table:table-cell>
          <table:table-cell table:formula="of:=CONCATENATE([.G333];[$przecinki.$B$2];[.F333];)" office:value-type="string" office:string-value="&quot;śl&quot;:&quot;SL&quot;" calcext:value-type="string">
            <text:p>"śl":"SL"</text:p>
          </table:table-cell>
          <table:table-cell/>
          <table:table-cell table:style-name="ce42" table:formula="of:=CONCATENATE([$przecinki.$A$2];[.A333];[$przecinki.$A$5];[$przecinki.$A$2])" office:value-type="string" office:string-value="&quot;śl.&quot;" calcext:value-type="string">
            <text:p>"śl."</text:p>
          </table:table-cell>
          <table:table-cell table:style-name="ce42" table:formula="of:=UPPER([.G333])" office:value-type="string" office:string-value="&quot;ŚL&quot;" calcext:value-type="string">
            <text:p>"ŚL"</text:p>
          </table:table-cell>
          <table:table-cell table:style-name="ce42" table:formula="of:=CONCATENATE([$przecinki.$C$2];[$przecinki.$C$2];[.J333];[$przecinki.$C$2];[$przecinki.$C$2];[$przecinki.$C$2];[$przecinki.$C$2];[$przecinki.$B$5];[.F333];[$przecinki.$D$2];[$przecinki.$C$2];[$przecinki.$C$2];[$przecinki.$C$2];[.G333];[$przecinki.$D$2];[$przecinki.$C$2];[$przecinki.$C$2];[$przecinki.$C$2];[$przecinki.$C$2];[$przecinki.$C$2];[$przecinki.$C$2];[$przecinki.$C$2])" office:value-type="string" office:string-value="  &quot;śl.&quot;    [&quot;SL&quot;,   &quot;śl&quot;,       " calcext:value-type="string">
            <text:p><text:s text:c="2"/>"śl." <text:s text:c="3"/>["SL", <text:s text:c="2"/>"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3]);[$przecinki.$A$2];[$przecinki.$C$5];[$przecinki.$D$2])" office:value-type="string" office:string-value="&quot;lewe ŚL&quot;]," calcext:value-type="string">
            <text:p>"lewe ŚL"],</text:p>
          </table:table-cell>
          <table:table-cell table:style-name="ce46" table:formula="of:=CONCATENATE([.L333];[.M333];[.N333])" office:value-type="string" office:string-value="  &quot;śl.&quot;    [&quot;SL&quot;,   &quot;śl&quot;,       &quot;&quot;, &quot;ONSET&quot;, &quot;lewe ŚL&quot;]," calcext:value-type="string">
            <text:p><text:s text:c="2"/>"śl." <text:s text:c="3"/>["SL", <text:s text:c="2"/>"śl", <text:s text:c="6"/>"", "ONSET", "lewe ŚL"],</text:p>
          </table:table-cell>
        </table:table-row>
        <table:table-row table:style-name="ro2">
          <table:table-cell table:formula="of:=[$'naglosy-edycja'.B334]" office:value-type="string" office:string-value="śm" calcext:value-type="string">
            <text:p>śm</text:p>
          </table:table-cell>
          <table:table-cell table:formula="of:=[$'naglosy-edycja'.C334]" office:value-type="string" office:string-value="STV" calcext:value-type="string">
            <text:p>STV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formula="of:=CONCATENATE([$przecinki.$A$2];[.E334];[$przecinki.$A$2];)" office:value-type="string" office:string-value="&quot;STV&quot;" calcext:value-type="string">
            <text:p>"STV"</text:p>
          </table:table-cell>
          <table:table-cell table:formula="of:=CONCATENATE([$przecinki.$A$2];[.A334];[$przecinki.$A$2])" office:value-type="string" office:string-value="&quot;śm&quot;" calcext:value-type="string">
            <text:p>"śm"</text:p>
          </table:table-cell>
          <table:table-cell table:formula="of:=CONCATENATE([.G334];[$przecinki.$B$2];[.F334];)" office:value-type="string" office:string-value="&quot;śm&quot;:&quot;STV&quot;" calcext:value-type="string">
            <text:p>"śm":"STV"</text:p>
          </table:table-cell>
          <table:table-cell/>
          <table:table-cell table:style-name="ce42" table:formula="of:=CONCATENATE([$przecinki.$A$2];[.A334];[$przecinki.$A$5];[$przecinki.$A$2])" office:value-type="string" office:string-value="&quot;śm.&quot;" calcext:value-type="string">
            <text:p>"śm."</text:p>
          </table:table-cell>
          <table:table-cell table:style-name="ce42" table:formula="of:=UPPER([.G334])" office:value-type="string" office:string-value="&quot;ŚM&quot;" calcext:value-type="string">
            <text:p>"ŚM"</text:p>
          </table:table-cell>
          <table:table-cell table:style-name="ce42" table:formula="of:=CONCATENATE([$przecinki.$C$2];[$przecinki.$C$2];[.J334];[$przecinki.$C$2];[$przecinki.$C$2];[$przecinki.$C$2];[$przecinki.$C$2];[$przecinki.$B$5];[.F334];[$przecinki.$D$2];[$przecinki.$C$2];[$przecinki.$C$2];[$przecinki.$C$2];[.G334];[$przecinki.$D$2];[$przecinki.$C$2];[$przecinki.$C$2];[$przecinki.$C$2];[$przecinki.$C$2];[$przecinki.$C$2];[$przecinki.$C$2];[$przecinki.$C$2])" office:value-type="string" office:string-value="  &quot;śm.&quot;    [&quot;STV&quot;,   &quot;śm&quot;,       " calcext:value-type="string">
            <text:p><text:s text:c="2"/>"śm." <text:s text:c="3"/>["STV", <text:s text:c="2"/>"ś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4]);[$przecinki.$A$2];[$przecinki.$C$5];[$przecinki.$D$2])" office:value-type="string" office:string-value="&quot;lewe ŚM&quot;]," calcext:value-type="string">
            <text:p>"lewe ŚM"],</text:p>
          </table:table-cell>
          <table:table-cell table:style-name="ce46" table:formula="of:=CONCATENATE([.L334];[.M334];[.N334])" office:value-type="string" office:string-value="  &quot;śm.&quot;    [&quot;STV&quot;,   &quot;śm&quot;,       &quot;&quot;, &quot;ONSET&quot;, &quot;lewe ŚM&quot;]," calcext:value-type="string">
            <text:p><text:s text:c="2"/>"śm." <text:s text:c="3"/>["STV", <text:s text:c="2"/>"śm", <text:s text:c="6"/>"", "ONSET", "lewe ŚM"],</text:p>
          </table:table-cell>
        </table:table-row>
        <table:table-row table:style-name="ro2">
          <table:table-cell table:formula="of:=[$'naglosy-edycja'.B335]" office:value-type="string" office:string-value="śmi" calcext:value-type="string">
            <text:p>śmi</text:p>
          </table:table-cell>
          <table:table-cell table:formula="of:=[$'naglosy-edycja'.C335]" office:value-type="float" office:value="0" calcext:value-type="float">
            <text:p>0</text:p>
          </table:table-cell>
          <table:table-cell table:formula="of:=[$'naglosy-edycja'.D335]" office:value-type="string" office:string-value="STVJ" calcext:value-type="string">
            <text:p>STVJ</text:p>
          </table:table-cell>
          <table:table-cell table:formula="of:=[$'naglosy-edycja'.E335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formula="of:=CONCATENATE([$przecinki.$A$2];[.E335];[$przecinki.$A$2];)" office:value-type="string" office:string-value="&quot;STVJ&quot;" calcext:value-type="string">
            <text:p>"STVJ"</text:p>
          </table:table-cell>
          <table:table-cell table:formula="of:=CONCATENATE([$przecinki.$A$2];[.A335];[$przecinki.$A$2])" office:value-type="string" office:string-value="&quot;śmi&quot;" calcext:value-type="string">
            <text:p>"śmi"</text:p>
          </table:table-cell>
          <table:table-cell table:formula="of:=CONCATENATE([.G335];[$przecinki.$B$2];[.F335];)" office:value-type="string" office:string-value="&quot;śmi&quot;:&quot;STVJ&quot;" calcext:value-type="string">
            <text:p>"śmi":"STVJ"</text:p>
          </table:table-cell>
          <table:table-cell/>
          <table:table-cell table:style-name="ce42" table:formula="of:=CONCATENATE([$przecinki.$A$2];[.A335];[$przecinki.$A$5];[$przecinki.$A$2])" office:value-type="string" office:string-value="&quot;śmi.&quot;" calcext:value-type="string">
            <text:p>"śmi."</text:p>
          </table:table-cell>
          <table:table-cell table:style-name="ce42" table:formula="of:=UPPER([.G335])" office:value-type="string" office:string-value="&quot;ŚMI&quot;" calcext:value-type="string">
            <text:p>"ŚMI"</text:p>
          </table:table-cell>
          <table:table-cell table:style-name="ce42" table:formula="of:=CONCATENATE([$przecinki.$C$2];[$przecinki.$C$2];[.J335];[$przecinki.$C$2];[$przecinki.$C$2];[$przecinki.$C$2];[$przecinki.$C$2];[$przecinki.$B$5];[.F335];[$przecinki.$D$2];[$przecinki.$C$2];[$przecinki.$C$2];[$przecinki.$C$2];[.G335];[$przecinki.$D$2];[$przecinki.$C$2];[$przecinki.$C$2];[$przecinki.$C$2];[$przecinki.$C$2];[$przecinki.$C$2];[$przecinki.$C$2];[$przecinki.$C$2])" office:value-type="string" office:string-value="  &quot;śmi.&quot;    [&quot;STVJ&quot;,   &quot;śmi&quot;,       " calcext:value-type="string">
            <text:p><text:s text:c="2"/>"śmi." <text:s text:c="3"/>["STVJ", <text:s text:c="2"/>"ś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5]);[$przecinki.$A$2];[$przecinki.$C$5];[$przecinki.$D$2])" office:value-type="string" office:string-value="&quot;lewe ŚMI&quot;]," calcext:value-type="string">
            <text:p>"lewe ŚMI"],</text:p>
          </table:table-cell>
          <table:table-cell table:style-name="ce46" table:formula="of:=CONCATENATE([.L335];[.M335];[.N335])" office:value-type="string" office:string-value="  &quot;śmi.&quot;    [&quot;STVJ&quot;,   &quot;śmi&quot;,       &quot;&quot;, &quot;ONSET&quot;, &quot;lewe ŚMI&quot;]," calcext:value-type="string">
            <text:p><text:s text:c="2"/>"śmi." <text:s text:c="3"/>["STVJ", <text:s text:c="2"/>"śmi", <text:s text:c="6"/>"", "ONSET", "lewe ŚMI"],</text:p>
          </table:table-cell>
        </table:table-row>
        <table:table-row table:style-name="ro2">
          <table:table-cell table:formula="of:=[$'naglosy-edycja'.B336]" office:value-type="string" office:string-value="śn" calcext:value-type="string">
            <text:p>śn</text:p>
          </table:table-cell>
          <table:table-cell table:formula="of:=[$'naglosy-edycja'.C336]" office:value-type="string" office:string-value="SLR" calcext:value-type="string">
            <text:p>SLR</text:p>
          </table:table-cell>
          <table:table-cell table:formula="of:=[$'naglosy-edycja'.D336]" office:value-type="float" office:value="0" calcext:value-type="float">
            <text:p>0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formula="of:=CONCATENATE([$przecinki.$A$2];[.E336];[$przecinki.$A$2];)" office:value-type="string" office:string-value="&quot;SLR&quot;" calcext:value-type="string">
            <text:p>"SLR"</text:p>
          </table:table-cell>
          <table:table-cell table:formula="of:=CONCATENATE([$przecinki.$A$2];[.A336];[$przecinki.$A$2])" office:value-type="string" office:string-value="&quot;śn&quot;" calcext:value-type="string">
            <text:p>"śn"</text:p>
          </table:table-cell>
          <table:table-cell table:formula="of:=CONCATENATE([.G336];[$przecinki.$B$2];[.F336];)" office:value-type="string" office:string-value="&quot;śn&quot;:&quot;SLR&quot;" calcext:value-type="string">
            <text:p>"śn":"SLR"</text:p>
          </table:table-cell>
          <table:table-cell/>
          <table:table-cell table:style-name="ce42" table:formula="of:=CONCATENATE([$przecinki.$A$2];[.A336];[$przecinki.$A$5];[$przecinki.$A$2])" office:value-type="string" office:string-value="&quot;śn.&quot;" calcext:value-type="string">
            <text:p>"śn."</text:p>
          </table:table-cell>
          <table:table-cell table:style-name="ce42" table:formula="of:=UPPER([.G336])" office:value-type="string" office:string-value="&quot;ŚN&quot;" calcext:value-type="string">
            <text:p>"ŚN"</text:p>
          </table:table-cell>
          <table:table-cell table:style-name="ce42" table:formula="of:=CONCATENATE([$przecinki.$C$2];[$przecinki.$C$2];[.J336];[$przecinki.$C$2];[$przecinki.$C$2];[$przecinki.$C$2];[$przecinki.$C$2];[$przecinki.$B$5];[.F336];[$przecinki.$D$2];[$przecinki.$C$2];[$przecinki.$C$2];[$przecinki.$C$2];[.G336];[$przecinki.$D$2];[$przecinki.$C$2];[$przecinki.$C$2];[$przecinki.$C$2];[$przecinki.$C$2];[$przecinki.$C$2];[$przecinki.$C$2];[$przecinki.$C$2])" office:value-type="string" office:string-value="  &quot;śn.&quot;    [&quot;SLR&quot;,   &quot;śn&quot;,       " calcext:value-type="string">
            <text:p><text:s text:c="2"/>"śn." <text:s text:c="3"/>["SLR", <text:s text:c="2"/>"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6]);[$przecinki.$A$2];[$przecinki.$C$5];[$przecinki.$D$2])" office:value-type="string" office:string-value="&quot;lewe ŚN&quot;]," calcext:value-type="string">
            <text:p>"lewe ŚN"],</text:p>
          </table:table-cell>
          <table:table-cell table:style-name="ce46" table:formula="of:=CONCATENATE([.L336];[.M336];[.N336])" office:value-type="string" office:string-value="  &quot;śn.&quot;    [&quot;SLR&quot;,   &quot;śn&quot;,       &quot;&quot;, &quot;ONSET&quot;, &quot;lewe ŚN&quot;]," calcext:value-type="string">
            <text:p><text:s text:c="2"/>"śn." <text:s text:c="3"/>["SLR", <text:s text:c="2"/>"śn", <text:s text:c="6"/>"", "ONSET", "lewe ŚN"],</text:p>
          </table:table-cell>
        </table:table-row>
        <table:table-row table:style-name="ro2">
          <table:table-cell table:formula="of:=[$'naglosy-edycja'.B337]" office:value-type="string" office:string-value="śni" calcext:value-type="string">
            <text:p>śni</text:p>
          </table:table-cell>
          <table:table-cell table:formula="of:=[$'naglosy-edycja'.C337]" office:value-type="float" office:value="0" calcext:value-type="float">
            <text:p>0</text:p>
          </table:table-cell>
          <table:table-cell table:formula="of:=[$'naglosy-edycja'.D337]" office:value-type="string" office:string-value="SLRJ" calcext:value-type="string">
            <text:p>SLRJ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formula="of:=CONCATENATE([$przecinki.$A$2];[.E337];[$przecinki.$A$2];)" office:value-type="string" office:string-value="&quot;SLRJ&quot;" calcext:value-type="string">
            <text:p>"SLRJ"</text:p>
          </table:table-cell>
          <table:table-cell table:formula="of:=CONCATENATE([$przecinki.$A$2];[.A337];[$przecinki.$A$2])" office:value-type="string" office:string-value="&quot;śni&quot;" calcext:value-type="string">
            <text:p>"śni"</text:p>
          </table:table-cell>
          <table:table-cell table:formula="of:=CONCATENATE([.G337];[$przecinki.$B$2];[.F337];)" office:value-type="string" office:string-value="&quot;śni&quot;:&quot;SLRJ&quot;" calcext:value-type="string">
            <text:p>"śni":"SLRJ"</text:p>
          </table:table-cell>
          <table:table-cell/>
          <table:table-cell table:style-name="ce42" table:formula="of:=CONCATENATE([$przecinki.$A$2];[.A337];[$przecinki.$A$5];[$przecinki.$A$2])" office:value-type="string" office:string-value="&quot;śni.&quot;" calcext:value-type="string">
            <text:p>"śni."</text:p>
          </table:table-cell>
          <table:table-cell table:style-name="ce42" table:formula="of:=UPPER([.G337])" office:value-type="string" office:string-value="&quot;ŚNI&quot;" calcext:value-type="string">
            <text:p>"ŚNI"</text:p>
          </table:table-cell>
          <table:table-cell table:style-name="ce42" table:formula="of:=CONCATENATE([$przecinki.$C$2];[$przecinki.$C$2];[.J337];[$przecinki.$C$2];[$przecinki.$C$2];[$przecinki.$C$2];[$przecinki.$C$2];[$przecinki.$B$5];[.F337];[$przecinki.$D$2];[$przecinki.$C$2];[$przecinki.$C$2];[$przecinki.$C$2];[.G337];[$przecinki.$D$2];[$przecinki.$C$2];[$przecinki.$C$2];[$przecinki.$C$2];[$przecinki.$C$2];[$przecinki.$C$2];[$przecinki.$C$2];[$przecinki.$C$2])" office:value-type="string" office:string-value="  &quot;śni.&quot;    [&quot;SLRJ&quot;,   &quot;śni&quot;,       " calcext:value-type="string">
            <text:p><text:s text:c="2"/>"śni." <text:s text:c="3"/>["SLRJ", <text:s text:c="2"/>"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7]);[$przecinki.$A$2];[$przecinki.$C$5];[$przecinki.$D$2])" office:value-type="string" office:string-value="&quot;lewe ŚNI&quot;]," calcext:value-type="string">
            <text:p>"lewe ŚNI"],</text:p>
          </table:table-cell>
          <table:table-cell table:style-name="ce46" table:formula="of:=CONCATENATE([.L337];[.M337];[.N337])" office:value-type="string" office:string-value="  &quot;śni.&quot;    [&quot;SLRJ&quot;,   &quot;śni&quot;,       &quot;&quot;, &quot;ONSET&quot;, &quot;lewe ŚNI&quot;]," calcext:value-type="string">
            <text:p><text:s text:c="2"/>"śni." <text:s text:c="3"/>["SLRJ", <text:s text:c="2"/>"śni", <text:s text:c="6"/>"", "ONSET", "lewe ŚNI"],</text:p>
          </table:table-cell>
        </table:table-row>
        <table:table-row table:style-name="ro2">
          <table:table-cell table:formula="of:=[$'naglosy-edycja'.B338]" office:value-type="string" office:string-value="śp" calcext:value-type="string">
            <text:p>śp</text:p>
          </table:table-cell>
          <table:table-cell table:formula="of:=[$'naglosy-edycja'.C338]" office:value-type="string" office:string-value="SP" calcext:value-type="string">
            <text:p>SP</text:p>
          </table:table-cell>
          <table:table-cell table:formula="of:=[$'naglosy-edycja'.D338]" office:value-type="float" office:value="0" calcext:value-type="float">
            <text:p>0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formula="of:=CONCATENATE([$przecinki.$A$2];[.E338];[$przecinki.$A$2];)" office:value-type="string" office:string-value="&quot;SP&quot;" calcext:value-type="string">
            <text:p>"SP"</text:p>
          </table:table-cell>
          <table:table-cell table:formula="of:=CONCATENATE([$przecinki.$A$2];[.A338];[$przecinki.$A$2])" office:value-type="string" office:string-value="&quot;śp&quot;" calcext:value-type="string">
            <text:p>"śp"</text:p>
          </table:table-cell>
          <table:table-cell table:formula="of:=CONCATENATE([.G338];[$przecinki.$B$2];[.F338];)" office:value-type="string" office:string-value="&quot;śp&quot;:&quot;SP&quot;" calcext:value-type="string">
            <text:p>"śp":"SP"</text:p>
          </table:table-cell>
          <table:table-cell/>
          <table:table-cell table:style-name="ce42" table:formula="of:=CONCATENATE([$przecinki.$A$2];[.A338];[$przecinki.$A$5];[$przecinki.$A$2])" office:value-type="string" office:string-value="&quot;śp.&quot;" calcext:value-type="string">
            <text:p>"śp."</text:p>
          </table:table-cell>
          <table:table-cell table:style-name="ce42" table:formula="of:=UPPER([.G338])" office:value-type="string" office:string-value="&quot;ŚP&quot;" calcext:value-type="string">
            <text:p>"ŚP"</text:p>
          </table:table-cell>
          <table:table-cell table:style-name="ce42" table:formula="of:=CONCATENATE([$przecinki.$C$2];[$przecinki.$C$2];[.J338];[$przecinki.$C$2];[$przecinki.$C$2];[$przecinki.$C$2];[$przecinki.$C$2];[$przecinki.$B$5];[.F338];[$przecinki.$D$2];[$przecinki.$C$2];[$przecinki.$C$2];[$przecinki.$C$2];[.G338];[$przecinki.$D$2];[$przecinki.$C$2];[$przecinki.$C$2];[$przecinki.$C$2];[$przecinki.$C$2];[$przecinki.$C$2];[$przecinki.$C$2];[$przecinki.$C$2])" office:value-type="string" office:string-value="  &quot;śp.&quot;    [&quot;SP&quot;,   &quot;śp&quot;,       " calcext:value-type="string">
            <text:p><text:s text:c="2"/>"śp." <text:s text:c="3"/>["SP", <text:s text:c="2"/>"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8]);[$przecinki.$A$2];[$przecinki.$C$5];[$przecinki.$D$2])" office:value-type="string" office:string-value="&quot;lewe ŚP&quot;]," calcext:value-type="string">
            <text:p>"lewe ŚP"],</text:p>
          </table:table-cell>
          <table:table-cell table:style-name="ce46" table:formula="of:=CONCATENATE([.L338];[.M338];[.N338])" office:value-type="string" office:string-value="  &quot;śp.&quot;    [&quot;SP&quot;,   &quot;śp&quot;,       &quot;&quot;, &quot;ONSET&quot;, &quot;lewe ŚP&quot;]," calcext:value-type="string">
            <text:p><text:s text:c="2"/>"śp." <text:s text:c="3"/>["SP", <text:s text:c="2"/>"śp", <text:s text:c="6"/>"", "ONSET", "lewe ŚP"],</text:p>
          </table:table-cell>
        </table:table-row>
        <table:table-row table:style-name="ro2">
          <table:table-cell table:formula="of:=[$'naglosy-edycja'.B339]" office:value-type="string" office:string-value="śpi" calcext:value-type="string">
            <text:p>śpi</text:p>
          </table:table-cell>
          <table:table-cell table:formula="of:=[$'naglosy-edycja'.C339]" office:value-type="float" office:value="0" calcext:value-type="float">
            <text:p>0</text:p>
          </table:table-cell>
          <table:table-cell table:formula="of:=[$'naglosy-edycja'.D339]" office:value-type="string" office:string-value="SP" calcext:value-type="string">
            <text:p>SP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formula="of:=CONCATENATE([$przecinki.$A$2];[.E339];[$przecinki.$A$2];)" office:value-type="string" office:string-value="&quot;SP&quot;" calcext:value-type="string">
            <text:p>"SP"</text:p>
          </table:table-cell>
          <table:table-cell table:formula="of:=CONCATENATE([$przecinki.$A$2];[.A339];[$przecinki.$A$2])" office:value-type="string" office:string-value="&quot;śpi&quot;" calcext:value-type="string">
            <text:p>"śpi"</text:p>
          </table:table-cell>
          <table:table-cell table:formula="of:=CONCATENATE([.G339];[$przecinki.$B$2];[.F339];)" office:value-type="string" office:string-value="&quot;śpi&quot;:&quot;SP&quot;" calcext:value-type="string">
            <text:p>"śpi":"SP"</text:p>
          </table:table-cell>
          <table:table-cell/>
          <table:table-cell table:style-name="ce42" table:formula="of:=CONCATENATE([$przecinki.$A$2];[.A339];[$przecinki.$A$5];[$przecinki.$A$2])" office:value-type="string" office:string-value="&quot;śpi.&quot;" calcext:value-type="string">
            <text:p>"śpi."</text:p>
          </table:table-cell>
          <table:table-cell table:style-name="ce42" table:formula="of:=UPPER([.G339])" office:value-type="string" office:string-value="&quot;ŚPI&quot;" calcext:value-type="string">
            <text:p>"ŚPI"</text:p>
          </table:table-cell>
          <table:table-cell table:style-name="ce42" table:formula="of:=CONCATENATE([$przecinki.$C$2];[$przecinki.$C$2];[.J339];[$przecinki.$C$2];[$przecinki.$C$2];[$przecinki.$C$2];[$przecinki.$C$2];[$przecinki.$B$5];[.F339];[$przecinki.$D$2];[$przecinki.$C$2];[$przecinki.$C$2];[$przecinki.$C$2];[.G339];[$przecinki.$D$2];[$przecinki.$C$2];[$przecinki.$C$2];[$przecinki.$C$2];[$przecinki.$C$2];[$przecinki.$C$2];[$przecinki.$C$2];[$przecinki.$C$2])" office:value-type="string" office:string-value="  &quot;śpi.&quot;    [&quot;SP&quot;,   &quot;śpi&quot;,       " calcext:value-type="string">
            <text:p><text:s text:c="2"/>"śpi." <text:s text:c="3"/>["SP", <text:s text:c="2"/>"ś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9]);[$przecinki.$A$2];[$przecinki.$C$5];[$przecinki.$D$2])" office:value-type="string" office:string-value="&quot;lewe ŚPI&quot;]," calcext:value-type="string">
            <text:p>"lewe ŚPI"],</text:p>
          </table:table-cell>
          <table:table-cell table:style-name="ce46" table:formula="of:=CONCATENATE([.L339];[.M339];[.N339])" office:value-type="string" office:string-value="  &quot;śpi.&quot;    [&quot;SP&quot;,   &quot;śpi&quot;,       &quot;&quot;, &quot;ONSET&quot;, &quot;lewe ŚPI&quot;]," calcext:value-type="string">
            <text:p><text:s text:c="2"/>"śpi." <text:s text:c="3"/>["SP", <text:s text:c="2"/>"śpi", <text:s text:c="6"/>"", "ONSET", "lewe ŚPI"],</text:p>
          </table:table-cell>
        </table:table-row>
        <table:table-row table:style-name="ro2">
          <table:table-cell table:formula="of:=[$'naglosy-edycja'.B340]" office:value-type="string" office:string-value="śr" calcext:value-type="string">
            <text:p>śr</text:p>
          </table:table-cell>
          <table:table-cell table:formula="of:=[$'naglosy-edycja'.C340]" office:value-type="string" office:string-value="SR" calcext:value-type="string">
            <text:p>SR</text:p>
          </table:table-cell>
          <table:table-cell table:formula="of:=[$'naglosy-edycja'.D340]" office:value-type="float" office:value="0" calcext:value-type="float">
            <text:p>0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formula="of:=CONCATENATE([$przecinki.$A$2];[.E340];[$przecinki.$A$2];)" office:value-type="string" office:string-value="&quot;SR&quot;" calcext:value-type="string">
            <text:p>"SR"</text:p>
          </table:table-cell>
          <table:table-cell table:formula="of:=CONCATENATE([$przecinki.$A$2];[.A340];[$przecinki.$A$2])" office:value-type="string" office:string-value="&quot;śr&quot;" calcext:value-type="string">
            <text:p>"śr"</text:p>
          </table:table-cell>
          <table:table-cell table:formula="of:=CONCATENATE([.G340];[$przecinki.$B$2];[.F340];)" office:value-type="string" office:string-value="&quot;śr&quot;:&quot;SR&quot;" calcext:value-type="string">
            <text:p>"śr":"SR"</text:p>
          </table:table-cell>
          <table:table-cell/>
          <table:table-cell table:style-name="ce42" table:formula="of:=CONCATENATE([$przecinki.$A$2];[.A340];[$przecinki.$A$5];[$przecinki.$A$2])" office:value-type="string" office:string-value="&quot;śr.&quot;" calcext:value-type="string">
            <text:p>"śr."</text:p>
          </table:table-cell>
          <table:table-cell table:style-name="ce42" table:formula="of:=UPPER([.G340])" office:value-type="string" office:string-value="&quot;ŚR&quot;" calcext:value-type="string">
            <text:p>"ŚR"</text:p>
          </table:table-cell>
          <table:table-cell table:style-name="ce42" table:formula="of:=CONCATENATE([$przecinki.$C$2];[$przecinki.$C$2];[.J340];[$przecinki.$C$2];[$przecinki.$C$2];[$przecinki.$C$2];[$przecinki.$C$2];[$przecinki.$B$5];[.F340];[$przecinki.$D$2];[$przecinki.$C$2];[$przecinki.$C$2];[$przecinki.$C$2];[.G340];[$przecinki.$D$2];[$przecinki.$C$2];[$przecinki.$C$2];[$przecinki.$C$2];[$przecinki.$C$2];[$przecinki.$C$2];[$przecinki.$C$2];[$przecinki.$C$2])" office:value-type="string" office:string-value="  &quot;śr.&quot;    [&quot;SR&quot;,   &quot;śr&quot;,       " calcext:value-type="string">
            <text:p><text:s text:c="2"/>"śr." <text:s text:c="3"/>["SR", <text:s text:c="2"/>"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0]);[$przecinki.$A$2];[$przecinki.$C$5];[$przecinki.$D$2])" office:value-type="string" office:string-value="&quot;lewe ŚR&quot;]," calcext:value-type="string">
            <text:p>"lewe ŚR"],</text:p>
          </table:table-cell>
          <table:table-cell table:style-name="ce46" table:formula="of:=CONCATENATE([.L340];[.M340];[.N340])" office:value-type="string" office:string-value="  &quot;śr.&quot;    [&quot;SR&quot;,   &quot;śr&quot;,       &quot;&quot;, &quot;ONSET&quot;, &quot;lewe ŚR&quot;]," calcext:value-type="string">
            <text:p><text:s text:c="2"/>"śr." <text:s text:c="3"/>["SR", <text:s text:c="2"/>"śr", <text:s text:c="6"/>"", "ONSET", "lewe ŚR"],</text:p>
          </table:table-cell>
        </table:table-row>
        <table:table-row table:style-name="ro2">
          <table:table-cell table:formula="of:=[$'naglosy-edycja'.B341]" office:value-type="string" office:string-value="św" calcext:value-type="string">
            <text:p>św</text:p>
          </table:table-cell>
          <table:table-cell table:formula="of:=[$'naglosy-edycja'.C341]" office:value-type="string" office:string-value="SV" calcext:value-type="string">
            <text:p>SV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formula="of:=CONCATENATE([$przecinki.$A$2];[.E341];[$przecinki.$A$2];)" office:value-type="string" office:string-value="&quot;SV&quot;" calcext:value-type="string">
            <text:p>"SV"</text:p>
          </table:table-cell>
          <table:table-cell table:formula="of:=CONCATENATE([$przecinki.$A$2];[.A341];[$przecinki.$A$2])" office:value-type="string" office:string-value="&quot;św&quot;" calcext:value-type="string">
            <text:p>"św"</text:p>
          </table:table-cell>
          <table:table-cell table:formula="of:=CONCATENATE([.G341];[$przecinki.$B$2];[.F341];)" office:value-type="string" office:string-value="&quot;św&quot;:&quot;SV&quot;" calcext:value-type="string">
            <text:p>"św":"SV"</text:p>
          </table:table-cell>
          <table:table-cell/>
          <table:table-cell table:style-name="ce42" table:formula="of:=CONCATENATE([$przecinki.$A$2];[.A341];[$przecinki.$A$5];[$przecinki.$A$2])" office:value-type="string" office:string-value="&quot;św.&quot;" calcext:value-type="string">
            <text:p>"św."</text:p>
          </table:table-cell>
          <table:table-cell table:style-name="ce42" table:formula="of:=UPPER([.G341])" office:value-type="string" office:string-value="&quot;ŚW&quot;" calcext:value-type="string">
            <text:p>"ŚW"</text:p>
          </table:table-cell>
          <table:table-cell table:style-name="ce42" table:formula="of:=CONCATENATE([$przecinki.$C$2];[$przecinki.$C$2];[.J341];[$przecinki.$C$2];[$przecinki.$C$2];[$przecinki.$C$2];[$przecinki.$C$2];[$przecinki.$B$5];[.F341];[$przecinki.$D$2];[$przecinki.$C$2];[$przecinki.$C$2];[$przecinki.$C$2];[.G341];[$przecinki.$D$2];[$przecinki.$C$2];[$przecinki.$C$2];[$przecinki.$C$2];[$przecinki.$C$2];[$przecinki.$C$2];[$przecinki.$C$2];[$przecinki.$C$2])" office:value-type="string" office:string-value="  &quot;św.&quot;    [&quot;SV&quot;,   &quot;św&quot;,       " calcext:value-type="string">
            <text:p><text:s text:c="2"/>"św." <text:s text:c="3"/>["SV", <text:s text:c="2"/>"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1]);[$przecinki.$A$2];[$przecinki.$C$5];[$przecinki.$D$2])" office:value-type="string" office:string-value="&quot;lewe ŚW&quot;]," calcext:value-type="string">
            <text:p>"lewe ŚW"],</text:p>
          </table:table-cell>
          <table:table-cell table:style-name="ce46" table:formula="of:=CONCATENATE([.L341];[.M341];[.N341])" office:value-type="string" office:string-value="  &quot;św.&quot;    [&quot;SV&quot;,   &quot;św&quot;,       &quot;&quot;, &quot;ONSET&quot;, &quot;lewe ŚW&quot;]," calcext:value-type="string">
            <text:p><text:s text:c="2"/>"św." <text:s text:c="3"/>["SV", <text:s text:c="2"/>"św", <text:s text:c="6"/>"", "ONSET", "lewe ŚW"],</text:p>
          </table:table-cell>
        </table:table-row>
        <table:table-row table:style-name="ro2">
          <table:table-cell table:formula="of:=[$'naglosy-edycja'.B342]" office:value-type="string" office:string-value="świ" calcext:value-type="string">
            <text:p>świ</text:p>
          </table:table-cell>
          <table:table-cell table:formula="of:=[$'naglosy-edycja'.C342]" office:value-type="float" office:value="0" calcext:value-type="float">
            <text:p>0</text:p>
          </table:table-cell>
          <table:table-cell table:formula="of:=[$'naglosy-edycja'.D342]" office:value-type="string" office:string-value="SVJ" calcext:value-type="string">
            <text:p>SVJ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formula="of:=CONCATENATE([$przecinki.$A$2];[.E342];[$przecinki.$A$2];)" office:value-type="string" office:string-value="&quot;SVJ&quot;" calcext:value-type="string">
            <text:p>"SVJ"</text:p>
          </table:table-cell>
          <table:table-cell table:formula="of:=CONCATENATE([$przecinki.$A$2];[.A342];[$przecinki.$A$2])" office:value-type="string" office:string-value="&quot;świ&quot;" calcext:value-type="string">
            <text:p>"świ"</text:p>
          </table:table-cell>
          <table:table-cell table:formula="of:=CONCATENATE([.G342];[$przecinki.$B$2];[.F342];)" office:value-type="string" office:string-value="&quot;świ&quot;:&quot;SVJ&quot;" calcext:value-type="string">
            <text:p>"świ":"SVJ"</text:p>
          </table:table-cell>
          <table:table-cell/>
          <table:table-cell table:style-name="ce42" table:formula="of:=CONCATENATE([$przecinki.$A$2];[.A342];[$przecinki.$A$5];[$przecinki.$A$2])" office:value-type="string" office:string-value="&quot;świ.&quot;" calcext:value-type="string">
            <text:p>"świ."</text:p>
          </table:table-cell>
          <table:table-cell table:style-name="ce42" table:formula="of:=UPPER([.G342])" office:value-type="string" office:string-value="&quot;ŚWI&quot;" calcext:value-type="string">
            <text:p>"ŚWI"</text:p>
          </table:table-cell>
          <table:table-cell table:style-name="ce42" table:formula="of:=CONCATENATE([$przecinki.$C$2];[$przecinki.$C$2];[.J342];[$przecinki.$C$2];[$przecinki.$C$2];[$przecinki.$C$2];[$przecinki.$C$2];[$przecinki.$B$5];[.F342];[$przecinki.$D$2];[$przecinki.$C$2];[$przecinki.$C$2];[$przecinki.$C$2];[.G342];[$przecinki.$D$2];[$przecinki.$C$2];[$przecinki.$C$2];[$przecinki.$C$2];[$przecinki.$C$2];[$przecinki.$C$2];[$przecinki.$C$2];[$przecinki.$C$2])" office:value-type="string" office:string-value="  &quot;świ.&quot;    [&quot;SVJ&quot;,   &quot;świ&quot;,       " calcext:value-type="string">
            <text:p><text:s text:c="2"/>"świ." <text:s text:c="3"/>["SVJ", <text:s text:c="2"/>"ś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2]);[$przecinki.$A$2];[$przecinki.$C$5];[$przecinki.$D$2])" office:value-type="string" office:string-value="&quot;lewe ŚWI&quot;]," calcext:value-type="string">
            <text:p>"lewe ŚWI"],</text:p>
          </table:table-cell>
          <table:table-cell table:style-name="ce46" table:formula="of:=CONCATENATE([.L342];[.M342];[.N342])" office:value-type="string" office:string-value="  &quot;świ.&quot;    [&quot;SVJ&quot;,   &quot;świ&quot;,       &quot;&quot;, &quot;ONSET&quot;, &quot;lewe ŚWI&quot;]," calcext:value-type="string">
            <text:p><text:s text:c="2"/>"świ." <text:s text:c="3"/>["SVJ", <text:s text:c="2"/>"świ", <text:s text:c="6"/>"", "ONSET", "lewe ŚWI"],</text:p>
          </table:table-cell>
        </table:table-row>
        <table:table-row table:style-name="ro2">
          <table:table-cell table:formula="of:=[$'naglosy-edycja'.B343]" office:value-type="string" office:string-value="t" calcext:value-type="string">
            <text:p>t</text:p>
          </table:table-cell>
          <table:table-cell table:formula="of:=[$'naglosy-edycja'.C343]" office:value-type="string" office:string-value="T" calcext:value-type="string">
            <text:p>T</text:p>
          </table:table-cell>
          <table:table-cell table:formula="of:=[$'naglosy-edycja'.D343]" office:value-type="float" office:value="0" calcext:value-type="float">
            <text:p>0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formula="of:=CONCATENATE([$przecinki.$A$2];[.E343];[$przecinki.$A$2];)" office:value-type="string" office:string-value="&quot;T&quot;" calcext:value-type="string">
            <text:p>"T"</text:p>
          </table:table-cell>
          <table:table-cell table:formula="of:=CONCATENATE([$przecinki.$A$2];[.A343];[$przecinki.$A$2])" office:value-type="string" office:string-value="&quot;t&quot;" calcext:value-type="string">
            <text:p>"t"</text:p>
          </table:table-cell>
          <table:table-cell table:formula="of:=CONCATENATE([.G343];[$przecinki.$B$2];[.F343];)" office:value-type="string" office:string-value="&quot;t&quot;:&quot;T&quot;" calcext:value-type="string">
            <text:p>"t":"T"</text:p>
          </table:table-cell>
          <table:table-cell/>
          <table:table-cell table:style-name="ce42" table:formula="of:=CONCATENATE([$przecinki.$A$2];[.A343];[$przecinki.$A$5];[$przecinki.$A$2])" office:value-type="string" office:string-value="&quot;t.&quot;" calcext:value-type="string">
            <text:p>"t."</text:p>
          </table:table-cell>
          <table:table-cell table:style-name="ce42" table:formula="of:=UPPER([.G343])" office:value-type="string" office:string-value="&quot;T&quot;" calcext:value-type="string">
            <text:p>"T"</text:p>
          </table:table-cell>
          <table:table-cell table:style-name="ce42" table:formula="of:=CONCATENATE([$przecinki.$C$2];[$przecinki.$C$2];[.J343];[$przecinki.$C$2];[$przecinki.$C$2];[$przecinki.$C$2];[$przecinki.$C$2];[$przecinki.$B$5];[.F343];[$przecinki.$D$2];[$przecinki.$C$2];[$przecinki.$C$2];[$przecinki.$C$2];[.G343];[$przecinki.$D$2];[$przecinki.$C$2];[$przecinki.$C$2];[$przecinki.$C$2];[$przecinki.$C$2];[$przecinki.$C$2];[$przecinki.$C$2];[$przecinki.$C$2])" office:value-type="string" office:string-value="  &quot;t.&quot;    [&quot;T&quot;,   &quot;t&quot;,       " calcext:value-type="string">
            <text:p><text:s text:c="2"/>"t." <text:s text:c="3"/>["T", <text:s text:c="2"/>"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3]);[$przecinki.$A$2];[$przecinki.$C$5];[$przecinki.$D$2])" office:value-type="string" office:string-value="&quot;lewe T&quot;]," calcext:value-type="string">
            <text:p>"lewe T"],</text:p>
          </table:table-cell>
          <table:table-cell table:style-name="ce46" table:formula="of:=CONCATENATE([.L343];[.M343];[.N343])" office:value-type="string" office:string-value="  &quot;t.&quot;    [&quot;T&quot;,   &quot;t&quot;,       &quot;&quot;, &quot;ONSET&quot;, &quot;lewe T&quot;]," calcext:value-type="string">
            <text:p><text:s text:c="2"/>"t." <text:s text:c="3"/>["T", <text:s text:c="2"/>"t", <text:s text:c="6"/>"", "ONSET", "lewe T"],</text:p>
          </table:table-cell>
        </table:table-row>
        <table:table-row table:style-name="ro2">
          <table:table-cell table:formula="of:=[$'naglosy-edycja'.B344]" office:value-type="string" office:string-value="tch" calcext:value-type="string">
            <text:p>tch</text:p>
          </table:table-cell>
          <table:table-cell table:formula="of:=[$'naglosy-edycja'.C344]" office:value-type="string" office:string-value="KT" calcext:value-type="string">
            <text:p>K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formula="of:=CONCATENATE([$przecinki.$A$2];[.E344];[$przecinki.$A$2];)" office:value-type="string" office:string-value="&quot;KT&quot;" calcext:value-type="string">
            <text:p>"KT"</text:p>
          </table:table-cell>
          <table:table-cell table:formula="of:=CONCATENATE([$przecinki.$A$2];[.A344];[$przecinki.$A$2])" office:value-type="string" office:string-value="&quot;tch&quot;" calcext:value-type="string">
            <text:p>"tch"</text:p>
          </table:table-cell>
          <table:table-cell table:formula="of:=CONCATENATE([.G344];[$przecinki.$B$2];[.F344];)" office:value-type="string" office:string-value="&quot;tch&quot;:&quot;KT&quot;" calcext:value-type="string">
            <text:p>"tch":"KT"</text:p>
          </table:table-cell>
          <table:table-cell/>
          <table:table-cell table:style-name="ce42" table:formula="of:=CONCATENATE([$przecinki.$A$2];[.A344];[$przecinki.$A$5];[$przecinki.$A$2])" office:value-type="string" office:string-value="&quot;tch.&quot;" calcext:value-type="string">
            <text:p>"tch."</text:p>
          </table:table-cell>
          <table:table-cell table:style-name="ce42" table:formula="of:=UPPER([.G344])" office:value-type="string" office:string-value="&quot;TCH&quot;" calcext:value-type="string">
            <text:p>"TCH"</text:p>
          </table:table-cell>
          <table:table-cell table:style-name="ce42" table:formula="of:=CONCATENATE([$przecinki.$C$2];[$przecinki.$C$2];[.J344];[$przecinki.$C$2];[$przecinki.$C$2];[$przecinki.$C$2];[$przecinki.$C$2];[$przecinki.$B$5];[.F344];[$przecinki.$D$2];[$przecinki.$C$2];[$przecinki.$C$2];[$przecinki.$C$2];[.G344];[$przecinki.$D$2];[$przecinki.$C$2];[$przecinki.$C$2];[$przecinki.$C$2];[$przecinki.$C$2];[$przecinki.$C$2];[$przecinki.$C$2];[$przecinki.$C$2])" office:value-type="string" office:string-value="  &quot;tch.&quot;    [&quot;KT&quot;,   &quot;tch&quot;,       " calcext:value-type="string">
            <text:p><text:s text:c="2"/>"tch." <text:s text:c="3"/>["KT", <text:s text:c="2"/>"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4]);[$przecinki.$A$2];[$przecinki.$C$5];[$przecinki.$D$2])" office:value-type="string" office:string-value="&quot;lewe TCH&quot;]," calcext:value-type="string">
            <text:p>"lewe TCH"],</text:p>
          </table:table-cell>
          <table:table-cell table:style-name="ce46" table:formula="of:=CONCATENATE([.L344];[.M344];[.N344])" office:value-type="string" office:string-value="  &quot;tch.&quot;    [&quot;KT&quot;,   &quot;tch&quot;,       &quot;&quot;, &quot;ONSET&quot;, &quot;lewe TCH&quot;]," calcext:value-type="string">
            <text:p><text:s text:c="2"/>"tch." <text:s text:c="3"/>["KT", <text:s text:c="2"/>"tch", <text:s text:c="6"/>"", "ONSET", "lewe TCH"],</text:p>
          </table:table-cell>
        </table:table-row>
        <table:table-row table:style-name="ro2">
          <table:table-cell table:formula="of:=[$'naglosy-edycja'.B345]" office:value-type="string" office:string-value="tchl" calcext:value-type="string">
            <text:p>tchl</text:p>
          </table:table-cell>
          <table:table-cell table:formula="of:=[$'naglosy-edycja'.C345]" office:value-type="float" office:value="0" calcext:value-type="float">
            <text:p>0</text:p>
          </table:table-cell>
          <table:table-cell table:formula="of:=[$'naglosy-edycja'.D345]" office:value-type="string" office:string-value="KTL" calcext:value-type="string">
            <text:p>KTL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formula="of:=CONCATENATE([$przecinki.$A$2];[.E345];[$przecinki.$A$2];)" office:value-type="string" office:string-value="&quot;KTL&quot;" calcext:value-type="string">
            <text:p>"KTL"</text:p>
          </table:table-cell>
          <table:table-cell table:formula="of:=CONCATENATE([$przecinki.$A$2];[.A345];[$przecinki.$A$2])" office:value-type="string" office:string-value="&quot;tchl&quot;" calcext:value-type="string">
            <text:p>"tchl"</text:p>
          </table:table-cell>
          <table:table-cell table:formula="of:=CONCATENATE([.G345];[$przecinki.$B$2];[.F345];)" office:value-type="string" office:string-value="&quot;tchl&quot;:&quot;KTL&quot;" calcext:value-type="string">
            <text:p>"tchl":"KTL"</text:p>
          </table:table-cell>
          <table:table-cell/>
          <table:table-cell table:style-name="ce42" table:formula="of:=CONCATENATE([$przecinki.$A$2];[.A345];[$przecinki.$A$5];[$przecinki.$A$2])" office:value-type="string" office:string-value="&quot;tchl.&quot;" calcext:value-type="string">
            <text:p>"tchl."</text:p>
          </table:table-cell>
          <table:table-cell table:style-name="ce42" table:formula="of:=UPPER([.G345])" office:value-type="string" office:string-value="&quot;TCHL&quot;" calcext:value-type="string">
            <text:p>"TCHL"</text:p>
          </table:table-cell>
          <table:table-cell table:style-name="ce42" table:formula="of:=CONCATENATE([$przecinki.$C$2];[$przecinki.$C$2];[.J345];[$przecinki.$C$2];[$przecinki.$C$2];[$przecinki.$C$2];[$przecinki.$C$2];[$przecinki.$B$5];[.F345];[$przecinki.$D$2];[$przecinki.$C$2];[$przecinki.$C$2];[$przecinki.$C$2];[.G345];[$przecinki.$D$2];[$przecinki.$C$2];[$przecinki.$C$2];[$przecinki.$C$2];[$przecinki.$C$2];[$przecinki.$C$2];[$przecinki.$C$2];[$przecinki.$C$2])" office:value-type="string" office:string-value="  &quot;tchl.&quot;    [&quot;KTL&quot;,   &quot;tchl&quot;,       " calcext:value-type="string">
            <text:p><text:s text:c="2"/>"tchl." <text:s text:c="3"/>["KTL", <text:s text:c="2"/>"t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5]);[$przecinki.$A$2];[$przecinki.$C$5];[$przecinki.$D$2])" office:value-type="string" office:string-value="&quot;lewe TCHL&quot;]," calcext:value-type="string">
            <text:p>"lewe TCHL"],</text:p>
          </table:table-cell>
          <table:table-cell table:style-name="ce46" table:formula="of:=CONCATENATE([.L345];[.M345];[.N345])" office:value-type="string" office:string-value="  &quot;tchl.&quot;    [&quot;KTL&quot;,   &quot;tchl&quot;,       &quot;&quot;, &quot;ONSET&quot;, &quot;lewe TCHL&quot;]," calcext:value-type="string">
            <text:p><text:s text:c="2"/>"tchl." <text:s text:c="3"/>["KTL", <text:s text:c="2"/>"tchl", <text:s text:c="6"/>"", "ONSET", "lewe TCHL"],</text:p>
          </table:table-cell>
        </table:table-row>
        <table:table-row table:style-name="ro2">
          <table:table-cell table:formula="of:=[$'naglosy-edycja'.B346]" office:value-type="string" office:string-value="tchn" calcext:value-type="string">
            <text:p>tchn</text:p>
          </table:table-cell>
          <table:table-cell table:formula="of:=[$'naglosy-edycja'.C346]" office:value-type="string" office:string-value="KTLR" calcext:value-type="string">
            <text:p>KTLR</text:p>
          </table:table-cell>
          <table:table-cell table:formula="of:=[$'naglosy-edycja'.D346]" office:value-type="float" office:value="0" calcext:value-type="float">
            <text:p>0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formula="of:=CONCATENATE([$przecinki.$A$2];[.E346];[$przecinki.$A$2];)" office:value-type="string" office:string-value="&quot;KTLR&quot;" calcext:value-type="string">
            <text:p>"KTLR"</text:p>
          </table:table-cell>
          <table:table-cell table:formula="of:=CONCATENATE([$przecinki.$A$2];[.A346];[$przecinki.$A$2])" office:value-type="string" office:string-value="&quot;tchn&quot;" calcext:value-type="string">
            <text:p>"tchn"</text:p>
          </table:table-cell>
          <table:table-cell table:formula="of:=CONCATENATE([.G346];[$przecinki.$B$2];[.F346];)" office:value-type="string" office:string-value="&quot;tchn&quot;:&quot;KTLR&quot;" calcext:value-type="string">
            <text:p>"tchn":"KTLR"</text:p>
          </table:table-cell>
          <table:table-cell/>
          <table:table-cell table:style-name="ce42" table:formula="of:=CONCATENATE([$przecinki.$A$2];[.A346];[$przecinki.$A$5];[$przecinki.$A$2])" office:value-type="string" office:string-value="&quot;tchn.&quot;" calcext:value-type="string">
            <text:p>"tchn."</text:p>
          </table:table-cell>
          <table:table-cell table:style-name="ce42" table:formula="of:=UPPER([.G346])" office:value-type="string" office:string-value="&quot;TCHN&quot;" calcext:value-type="string">
            <text:p>"TCHN"</text:p>
          </table:table-cell>
          <table:table-cell table:style-name="ce42" table:formula="of:=CONCATENATE([$przecinki.$C$2];[$przecinki.$C$2];[.J346];[$przecinki.$C$2];[$przecinki.$C$2];[$przecinki.$C$2];[$przecinki.$C$2];[$przecinki.$B$5];[.F346];[$przecinki.$D$2];[$przecinki.$C$2];[$przecinki.$C$2];[$przecinki.$C$2];[.G346];[$przecinki.$D$2];[$przecinki.$C$2];[$przecinki.$C$2];[$przecinki.$C$2];[$przecinki.$C$2];[$przecinki.$C$2];[$przecinki.$C$2];[$przecinki.$C$2])" office:value-type="string" office:string-value="  &quot;tchn.&quot;    [&quot;KTLR&quot;,   &quot;tchn&quot;,       " calcext:value-type="string">
            <text:p><text:s text:c="2"/>"tchn." <text:s text:c="3"/>["KTLR", <text:s text:c="2"/>"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6]);[$przecinki.$A$2];[$przecinki.$C$5];[$przecinki.$D$2])" office:value-type="string" office:string-value="&quot;lewe TCHN&quot;]," calcext:value-type="string">
            <text:p>"lewe TCHN"],</text:p>
          </table:table-cell>
          <table:table-cell table:style-name="ce46" table:formula="of:=CONCATENATE([.L346];[.M346];[.N346])" office:value-type="string" office:string-value="  &quot;tchn.&quot;    [&quot;KTLR&quot;,   &quot;tchn&quot;,       &quot;&quot;, &quot;ONSET&quot;, &quot;lewe TCHN&quot;]," calcext:value-type="string">
            <text:p><text:s text:c="2"/>"tchn." <text:s text:c="3"/>["KTLR", <text:s text:c="2"/>"tchn", <text:s text:c="6"/>"", "ONSET", "lewe TCHN"],</text:p>
          </table:table-cell>
        </table:table-row>
        <table:table-row table:style-name="ro2">
          <table:table-cell table:formula="of:=[$'naglosy-edycja'.B347]" office:value-type="string" office:string-value="tcz" calcext:value-type="string">
            <text:p>tcz</text:p>
          </table:table-cell>
          <table:table-cell table:formula="of:=[$'naglosy-edycja'.C347]" office:value-type="string" office:string-value="TPV" calcext:value-type="string">
            <text:p>TPV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formula="of:=CONCATENATE([$przecinki.$A$2];[.E347];[$przecinki.$A$2];)" office:value-type="string" office:string-value="&quot;TPV&quot;" calcext:value-type="string">
            <text:p>"TPV"</text:p>
          </table:table-cell>
          <table:table-cell table:formula="of:=CONCATENATE([$przecinki.$A$2];[.A347];[$przecinki.$A$2])" office:value-type="string" office:string-value="&quot;tcz&quot;" calcext:value-type="string">
            <text:p>"tcz"</text:p>
          </table:table-cell>
          <table:table-cell table:formula="of:=CONCATENATE([.G347];[$przecinki.$B$2];[.F347];)" office:value-type="string" office:string-value="&quot;tcz&quot;:&quot;TPV&quot;" calcext:value-type="string">
            <text:p>"tcz":"TPV"</text:p>
          </table:table-cell>
          <table:table-cell/>
          <table:table-cell table:style-name="ce42" table:formula="of:=CONCATENATE([$przecinki.$A$2];[.A347];[$przecinki.$A$5];[$przecinki.$A$2])" office:value-type="string" office:string-value="&quot;tcz.&quot;" calcext:value-type="string">
            <text:p>"tcz."</text:p>
          </table:table-cell>
          <table:table-cell table:style-name="ce42" table:formula="of:=UPPER([.G347])" office:value-type="string" office:string-value="&quot;TCZ&quot;" calcext:value-type="string">
            <text:p>"TCZ"</text:p>
          </table:table-cell>
          <table:table-cell table:style-name="ce42" table:formula="of:=CONCATENATE([$przecinki.$C$2];[$przecinki.$C$2];[.J347];[$przecinki.$C$2];[$przecinki.$C$2];[$przecinki.$C$2];[$przecinki.$C$2];[$przecinki.$B$5];[.F347];[$przecinki.$D$2];[$przecinki.$C$2];[$przecinki.$C$2];[$przecinki.$C$2];[.G347];[$przecinki.$D$2];[$przecinki.$C$2];[$przecinki.$C$2];[$przecinki.$C$2];[$przecinki.$C$2];[$przecinki.$C$2];[$przecinki.$C$2];[$przecinki.$C$2])" office:value-type="string" office:string-value="  &quot;tcz.&quot;    [&quot;TPV&quot;,   &quot;tcz&quot;,       " calcext:value-type="string">
            <text:p><text:s text:c="2"/>"tcz." <text:s text:c="3"/>["TPV", <text:s text:c="2"/>"t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7]);[$przecinki.$A$2];[$przecinki.$C$5];[$przecinki.$D$2])" office:value-type="string" office:string-value="&quot;lewe TCZ&quot;]," calcext:value-type="string">
            <text:p>"lewe TCZ"],</text:p>
          </table:table-cell>
          <table:table-cell table:style-name="ce46" table:formula="of:=CONCATENATE([.L347];[.M347];[.N347])" office:value-type="string" office:string-value="  &quot;tcz.&quot;    [&quot;TPV&quot;,   &quot;tcz&quot;,       &quot;&quot;, &quot;ONSET&quot;, &quot;lewe TCZ&quot;]," calcext:value-type="string">
            <text:p><text:s text:c="2"/>"tcz." <text:s text:c="3"/>["TPV", <text:s text:c="2"/>"tcz", <text:s text:c="6"/>"", "ONSET", "lewe TCZ"],</text:p>
          </table:table-cell>
        </table:table-row>
        <table:table-row table:style-name="ro2">
          <table:table-cell table:formula="of:=[$'naglosy-edycja'.B348]" office:value-type="string" office:string-value="thl" calcext:value-type="string">
            <text:p>thl</text:p>
          </table:table-cell>
          <table:table-cell table:formula="of:=[$'naglosy-edycja'.C348]" office:value-type="float" office:value="0" calcext:value-type="float">
            <text:p>0</text:p>
          </table:table-cell>
          <table:table-cell table:formula="of:=[$'naglosy-edycja'.D348]" office:value-type="string" office:string-value="TL" calcext:value-type="string">
            <text:p>TL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formula="of:=CONCATENATE([$przecinki.$A$2];[.E348];[$przecinki.$A$2];)" office:value-type="string" office:string-value="&quot;TL&quot;" calcext:value-type="string">
            <text:p>"TL"</text:p>
          </table:table-cell>
          <table:table-cell table:formula="of:=CONCATENATE([$przecinki.$A$2];[.A348];[$przecinki.$A$2])" office:value-type="string" office:string-value="&quot;thl&quot;" calcext:value-type="string">
            <text:p>"thl"</text:p>
          </table:table-cell>
          <table:table-cell table:formula="of:=CONCATENATE([.G348];[$przecinki.$B$2];[.F348];)" office:value-type="string" office:string-value="&quot;thl&quot;:&quot;TL&quot;" calcext:value-type="string">
            <text:p>"thl":"TL"</text:p>
          </table:table-cell>
          <table:table-cell/>
          <table:table-cell table:style-name="ce42" table:formula="of:=CONCATENATE([$przecinki.$A$2];[.A348];[$przecinki.$A$5];[$przecinki.$A$2])" office:value-type="string" office:string-value="&quot;thl.&quot;" calcext:value-type="string">
            <text:p>"thl."</text:p>
          </table:table-cell>
          <table:table-cell table:style-name="ce42" table:formula="of:=UPPER([.G348])" office:value-type="string" office:string-value="&quot;THL&quot;" calcext:value-type="string">
            <text:p>"THL"</text:p>
          </table:table-cell>
          <table:table-cell table:style-name="ce42" table:formula="of:=CONCATENATE([$przecinki.$C$2];[$przecinki.$C$2];[.J348];[$przecinki.$C$2];[$przecinki.$C$2];[$przecinki.$C$2];[$przecinki.$C$2];[$przecinki.$B$5];[.F348];[$przecinki.$D$2];[$przecinki.$C$2];[$przecinki.$C$2];[$przecinki.$C$2];[.G348];[$przecinki.$D$2];[$przecinki.$C$2];[$przecinki.$C$2];[$przecinki.$C$2];[$przecinki.$C$2];[$przecinki.$C$2];[$przecinki.$C$2];[$przecinki.$C$2])" office:value-type="string" office:string-value="  &quot;thl.&quot;    [&quot;TL&quot;,   &quot;thl&quot;,       " calcext:value-type="string">
            <text:p><text:s text:c="2"/>"thl." <text:s text:c="3"/>["TL", <text:s text:c="2"/>"t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8]);[$przecinki.$A$2];[$przecinki.$C$5];[$przecinki.$D$2])" office:value-type="string" office:string-value="&quot;lewe THL&quot;]," calcext:value-type="string">
            <text:p>"lewe THL"],</text:p>
          </table:table-cell>
          <table:table-cell table:style-name="ce46" table:formula="of:=CONCATENATE([.L348];[.M348];[.N348])" office:value-type="string" office:string-value="  &quot;thl.&quot;    [&quot;TL&quot;,   &quot;thl&quot;,       &quot;&quot;, &quot;ONSET&quot;, &quot;lewe THL&quot;]," calcext:value-type="string">
            <text:p><text:s text:c="2"/>"thl." <text:s text:c="3"/>["TL", <text:s text:c="2"/>"thl", <text:s text:c="6"/>"", "ONSET", "lewe THL"],</text:p>
          </table:table-cell>
        </table:table-row>
        <table:table-row table:style-name="ro2">
          <table:table-cell table:formula="of:=[$'naglosy-edycja'.B349]" office:value-type="string" office:string-value="thr" calcext:value-type="string">
            <text:p>thr</text:p>
          </table:table-cell>
          <table:table-cell table:formula="of:=[$'naglosy-edycja'.C349]" office:value-type="string" office:string-value="TR" calcext:value-type="string">
            <text:p>TR</text:p>
          </table:table-cell>
          <table:table-cell table:formula="of:=[$'naglosy-edycja'.D349]" office:value-type="float" office:value="0" calcext:value-type="float">
            <text:p>0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formula="of:=CONCATENATE([$przecinki.$A$2];[.E349];[$przecinki.$A$2];)" office:value-type="string" office:string-value="&quot;TR&quot;" calcext:value-type="string">
            <text:p>"TR"</text:p>
          </table:table-cell>
          <table:table-cell table:formula="of:=CONCATENATE([$przecinki.$A$2];[.A349];[$przecinki.$A$2])" office:value-type="string" office:string-value="&quot;thr&quot;" calcext:value-type="string">
            <text:p>"thr"</text:p>
          </table:table-cell>
          <table:table-cell table:formula="of:=CONCATENATE([.G349];[$przecinki.$B$2];[.F349];)" office:value-type="string" office:string-value="&quot;thr&quot;:&quot;TR&quot;" calcext:value-type="string">
            <text:p>"thr":"TR"</text:p>
          </table:table-cell>
          <table:table-cell/>
          <table:table-cell table:style-name="ce42" table:formula="of:=CONCATENATE([$przecinki.$A$2];[.A349];[$przecinki.$A$5];[$przecinki.$A$2])" office:value-type="string" office:string-value="&quot;thr.&quot;" calcext:value-type="string">
            <text:p>"thr."</text:p>
          </table:table-cell>
          <table:table-cell table:style-name="ce42" table:formula="of:=UPPER([.G349])" office:value-type="string" office:string-value="&quot;THR&quot;" calcext:value-type="string">
            <text:p>"THR"</text:p>
          </table:table-cell>
          <table:table-cell table:style-name="ce42" table:formula="of:=CONCATENATE([$przecinki.$C$2];[$przecinki.$C$2];[.J349];[$przecinki.$C$2];[$przecinki.$C$2];[$przecinki.$C$2];[$przecinki.$C$2];[$przecinki.$B$5];[.F349];[$przecinki.$D$2];[$przecinki.$C$2];[$przecinki.$C$2];[$przecinki.$C$2];[.G349];[$przecinki.$D$2];[$przecinki.$C$2];[$przecinki.$C$2];[$przecinki.$C$2];[$przecinki.$C$2];[$przecinki.$C$2];[$przecinki.$C$2];[$przecinki.$C$2])" office:value-type="string" office:string-value="  &quot;thr.&quot;    [&quot;TR&quot;,   &quot;thr&quot;,       " calcext:value-type="string">
            <text:p><text:s text:c="2"/>"thr." <text:s text:c="3"/>["TR", <text:s text:c="2"/>"t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9]);[$przecinki.$A$2];[$przecinki.$C$5];[$przecinki.$D$2])" office:value-type="string" office:string-value="&quot;lewe THR&quot;]," calcext:value-type="string">
            <text:p>"lewe THR"],</text:p>
          </table:table-cell>
          <table:table-cell table:style-name="ce46" table:formula="of:=CONCATENATE([.L349];[.M349];[.N349])" office:value-type="string" office:string-value="  &quot;thr.&quot;    [&quot;TR&quot;,   &quot;thr&quot;,       &quot;&quot;, &quot;ONSET&quot;, &quot;lewe THR&quot;]," calcext:value-type="string">
            <text:p><text:s text:c="2"/>"thr." <text:s text:c="3"/>["TR", <text:s text:c="2"/>"thr", <text:s text:c="6"/>"", "ONSET", "lewe THR"],</text:p>
          </table:table-cell>
        </table:table-row>
        <table:table-row table:style-name="ro2">
          <table:table-cell table:formula="of:=[$'naglosy-edycja'.B350]" office:value-type="string" office:string-value="tk" calcext:value-type="string">
            <text:p>tk</text:p>
          </table:table-cell>
          <table:table-cell table:formula="of:=[$'naglosy-edycja'.C350]" office:value-type="string" office:string-value="KT" calcext:value-type="string">
            <text:p>KT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formula="of:=CONCATENATE([$przecinki.$A$2];[.E350];[$przecinki.$A$2];)" office:value-type="string" office:string-value="&quot;KT&quot;" calcext:value-type="string">
            <text:p>"KT"</text:p>
          </table:table-cell>
          <table:table-cell table:formula="of:=CONCATENATE([$przecinki.$A$2];[.A350];[$przecinki.$A$2])" office:value-type="string" office:string-value="&quot;tk&quot;" calcext:value-type="string">
            <text:p>"tk"</text:p>
          </table:table-cell>
          <table:table-cell table:formula="of:=CONCATENATE([.G350];[$przecinki.$B$2];[.F350];)" office:value-type="string" office:string-value="&quot;tk&quot;:&quot;KT&quot;" calcext:value-type="string">
            <text:p>"tk":"KT"</text:p>
          </table:table-cell>
          <table:table-cell/>
          <table:table-cell table:style-name="ce42" table:formula="of:=CONCATENATE([$przecinki.$A$2];[.A350];[$przecinki.$A$5];[$przecinki.$A$2])" office:value-type="string" office:string-value="&quot;tk.&quot;" calcext:value-type="string">
            <text:p>"tk."</text:p>
          </table:table-cell>
          <table:table-cell table:style-name="ce42" table:formula="of:=UPPER([.G350])" office:value-type="string" office:string-value="&quot;TK&quot;" calcext:value-type="string">
            <text:p>"TK"</text:p>
          </table:table-cell>
          <table:table-cell table:style-name="ce42" table:formula="of:=CONCATENATE([$przecinki.$C$2];[$przecinki.$C$2];[.J350];[$przecinki.$C$2];[$przecinki.$C$2];[$przecinki.$C$2];[$przecinki.$C$2];[$przecinki.$B$5];[.F350];[$przecinki.$D$2];[$przecinki.$C$2];[$przecinki.$C$2];[$przecinki.$C$2];[.G350];[$przecinki.$D$2];[$przecinki.$C$2];[$przecinki.$C$2];[$przecinki.$C$2];[$przecinki.$C$2];[$przecinki.$C$2];[$przecinki.$C$2];[$przecinki.$C$2])" office:value-type="string" office:string-value="  &quot;tk.&quot;    [&quot;KT&quot;,   &quot;tk&quot;,       " calcext:value-type="string">
            <text:p><text:s text:c="2"/>"tk." <text:s text:c="3"/>["KT", <text:s text:c="2"/>"t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0]);[$przecinki.$A$2];[$przecinki.$C$5];[$przecinki.$D$2])" office:value-type="string" office:string-value="&quot;lewe TK&quot;]," calcext:value-type="string">
            <text:p>"lewe TK"],</text:p>
          </table:table-cell>
          <table:table-cell table:style-name="ce46" table:formula="of:=CONCATENATE([.L350];[.M350];[.N350])" office:value-type="string" office:string-value="  &quot;tk.&quot;    [&quot;KT&quot;,   &quot;tk&quot;,       &quot;&quot;, &quot;ONSET&quot;, &quot;lewe TK&quot;]," calcext:value-type="string">
            <text:p><text:s text:c="2"/>"tk." <text:s text:c="3"/>["KT", <text:s text:c="2"/>"tk", <text:s text:c="6"/>"", "ONSET", "lewe TK"],</text:p>
          </table:table-cell>
        </table:table-row>
        <table:table-row table:style-name="ro2">
          <table:table-cell table:formula="of:=[$'naglosy-edycja'.B351]" office:value-type="string" office:string-value="tkl" calcext:value-type="string">
            <text:p>tkl</text:p>
          </table:table-cell>
          <table:table-cell table:formula="of:=[$'naglosy-edycja'.C351]" office:value-type="string" office:string-value="KTL" calcext:value-type="string">
            <text:p>KTL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formula="of:=CONCATENATE([$przecinki.$A$2];[.E351];[$przecinki.$A$2];)" office:value-type="string" office:string-value="&quot;KTL&quot;" calcext:value-type="string">
            <text:p>"KTL"</text:p>
          </table:table-cell>
          <table:table-cell table:formula="of:=CONCATENATE([$przecinki.$A$2];[.A351];[$przecinki.$A$2])" office:value-type="string" office:string-value="&quot;tkl&quot;" calcext:value-type="string">
            <text:p>"tkl"</text:p>
          </table:table-cell>
          <table:table-cell table:formula="of:=CONCATENATE([.G351];[$przecinki.$B$2];[.F351];)" office:value-type="string" office:string-value="&quot;tkl&quot;:&quot;KTL&quot;" calcext:value-type="string">
            <text:p>"tkl":"KTL"</text:p>
          </table:table-cell>
          <table:table-cell/>
          <table:table-cell table:style-name="ce42" table:formula="of:=CONCATENATE([$przecinki.$A$2];[.A351];[$przecinki.$A$5];[$przecinki.$A$2])" office:value-type="string" office:string-value="&quot;tkl.&quot;" calcext:value-type="string">
            <text:p>"tkl."</text:p>
          </table:table-cell>
          <table:table-cell table:style-name="ce42" table:formula="of:=UPPER([.G351])" office:value-type="string" office:string-value="&quot;TKL&quot;" calcext:value-type="string">
            <text:p>"TKL"</text:p>
          </table:table-cell>
          <table:table-cell table:style-name="ce42" table:formula="of:=CONCATENATE([$przecinki.$C$2];[$przecinki.$C$2];[.J351];[$przecinki.$C$2];[$przecinki.$C$2];[$przecinki.$C$2];[$przecinki.$C$2];[$przecinki.$B$5];[.F351];[$przecinki.$D$2];[$przecinki.$C$2];[$przecinki.$C$2];[$przecinki.$C$2];[.G351];[$przecinki.$D$2];[$przecinki.$C$2];[$przecinki.$C$2];[$przecinki.$C$2];[$przecinki.$C$2];[$przecinki.$C$2];[$przecinki.$C$2];[$przecinki.$C$2])" office:value-type="string" office:string-value="  &quot;tkl.&quot;    [&quot;KTL&quot;,   &quot;tkl&quot;,       " calcext:value-type="string">
            <text:p><text:s text:c="2"/>"tkl." <text:s text:c="3"/>["KTL", <text:s text:c="2"/>"t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1]);[$przecinki.$A$2];[$przecinki.$C$5];[$przecinki.$D$2])" office:value-type="string" office:string-value="&quot;lewe TKL&quot;]," calcext:value-type="string">
            <text:p>"lewe TKL"],</text:p>
          </table:table-cell>
          <table:table-cell table:style-name="ce46" table:formula="of:=CONCATENATE([.L351];[.M351];[.N351])" office:value-type="string" office:string-value="  &quot;tkl.&quot;    [&quot;KTL&quot;,   &quot;tkl&quot;,       &quot;&quot;, &quot;ONSET&quot;, &quot;lewe TKL&quot;]," calcext:value-type="string">
            <text:p><text:s text:c="2"/>"tkl." <text:s text:c="3"/>["KTL", <text:s text:c="2"/>"tkl", <text:s text:c="6"/>"", "ONSET", "lewe TKL"],</text:p>
          </table:table-cell>
        </table:table-row>
        <table:table-row table:style-name="ro2">
          <table:table-cell table:formula="of:=[$'naglosy-edycja'.B352]" office:value-type="string" office:string-value="tkn" calcext:value-type="string">
            <text:p>tkn</text:p>
          </table:table-cell>
          <table:table-cell table:formula="of:=[$'naglosy-edycja'.C352]" office:value-type="string" office:string-value="KTLR" calcext:value-type="string">
            <text:p>KTLR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formula="of:=CONCATENATE([$przecinki.$A$2];[.E352];[$przecinki.$A$2];)" office:value-type="string" office:string-value="&quot;KTLR&quot;" calcext:value-type="string">
            <text:p>"KTLR"</text:p>
          </table:table-cell>
          <table:table-cell table:formula="of:=CONCATENATE([$przecinki.$A$2];[.A352];[$przecinki.$A$2])" office:value-type="string" office:string-value="&quot;tkn&quot;" calcext:value-type="string">
            <text:p>"tkn"</text:p>
          </table:table-cell>
          <table:table-cell table:formula="of:=CONCATENATE([.G352];[$przecinki.$B$2];[.F352];)" office:value-type="string" office:string-value="&quot;tkn&quot;:&quot;KTLR&quot;" calcext:value-type="string">
            <text:p>"tkn":"KTLR"</text:p>
          </table:table-cell>
          <table:table-cell/>
          <table:table-cell table:style-name="ce42" table:formula="of:=CONCATENATE([$przecinki.$A$2];[.A352];[$przecinki.$A$5];[$przecinki.$A$2])" office:value-type="string" office:string-value="&quot;tkn.&quot;" calcext:value-type="string">
            <text:p>"tkn."</text:p>
          </table:table-cell>
          <table:table-cell table:style-name="ce42" table:formula="of:=UPPER([.G352])" office:value-type="string" office:string-value="&quot;TKN&quot;" calcext:value-type="string">
            <text:p>"TKN"</text:p>
          </table:table-cell>
          <table:table-cell table:style-name="ce42" table:formula="of:=CONCATENATE([$przecinki.$C$2];[$przecinki.$C$2];[.J352];[$przecinki.$C$2];[$przecinki.$C$2];[$przecinki.$C$2];[$przecinki.$C$2];[$przecinki.$B$5];[.F352];[$przecinki.$D$2];[$przecinki.$C$2];[$przecinki.$C$2];[$przecinki.$C$2];[.G352];[$przecinki.$D$2];[$przecinki.$C$2];[$przecinki.$C$2];[$przecinki.$C$2];[$przecinki.$C$2];[$przecinki.$C$2];[$przecinki.$C$2];[$przecinki.$C$2])" office:value-type="string" office:string-value="  &quot;tkn.&quot;    [&quot;KTLR&quot;,   &quot;tkn&quot;,       " calcext:value-type="string">
            <text:p><text:s text:c="2"/>"tkn." <text:s text:c="3"/>["KTLR", <text:s text:c="2"/>"t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2]);[$przecinki.$A$2];[$przecinki.$C$5];[$przecinki.$D$2])" office:value-type="string" office:string-value="&quot;lewe TKN&quot;]," calcext:value-type="string">
            <text:p>"lewe TKN"],</text:p>
          </table:table-cell>
          <table:table-cell table:style-name="ce46" table:formula="of:=CONCATENATE([.L352];[.M352];[.N352])" office:value-type="string" office:string-value="  &quot;tkn.&quot;    [&quot;KTLR&quot;,   &quot;tkn&quot;,       &quot;&quot;, &quot;ONSET&quot;, &quot;lewe TKN&quot;]," calcext:value-type="string">
            <text:p><text:s text:c="2"/>"tkn." <text:s text:c="3"/>["KTLR", <text:s text:c="2"/>"tkn", <text:s text:c="6"/>"", "ONSET", "lewe TKN"],</text:p>
          </table:table-cell>
        </table:table-row>
        <table:table-row table:style-name="ro2">
          <table:table-cell table:formula="of:=[$'naglosy-edycja'.B353]" office:value-type="string" office:string-value="tkw" calcext:value-type="string">
            <text:p>tkw</text:p>
          </table:table-cell>
          <table:table-cell table:formula="of:=[$'naglosy-edycja'.C353]" office:value-type="string" office:string-value="KTV" calcext:value-type="string">
            <text:p>KTV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formula="of:=CONCATENATE([$przecinki.$A$2];[.E353];[$przecinki.$A$2];)" office:value-type="string" office:string-value="&quot;KTV&quot;" calcext:value-type="string">
            <text:p>"KTV"</text:p>
          </table:table-cell>
          <table:table-cell table:formula="of:=CONCATENATE([$przecinki.$A$2];[.A353];[$przecinki.$A$2])" office:value-type="string" office:string-value="&quot;tkw&quot;" calcext:value-type="string">
            <text:p>"tkw"</text:p>
          </table:table-cell>
          <table:table-cell table:formula="of:=CONCATENATE([.G353];[$przecinki.$B$2];[.F353];)" office:value-type="string" office:string-value="&quot;tkw&quot;:&quot;KTV&quot;" calcext:value-type="string">
            <text:p>"tkw":"KTV"</text:p>
          </table:table-cell>
          <table:table-cell/>
          <table:table-cell table:style-name="ce42" table:formula="of:=CONCATENATE([$przecinki.$A$2];[.A353];[$przecinki.$A$5];[$przecinki.$A$2])" office:value-type="string" office:string-value="&quot;tkw.&quot;" calcext:value-type="string">
            <text:p>"tkw."</text:p>
          </table:table-cell>
          <table:table-cell table:style-name="ce42" table:formula="of:=UPPER([.G353])" office:value-type="string" office:string-value="&quot;TKW&quot;" calcext:value-type="string">
            <text:p>"TKW"</text:p>
          </table:table-cell>
          <table:table-cell table:style-name="ce42" table:formula="of:=CONCATENATE([$przecinki.$C$2];[$przecinki.$C$2];[.J353];[$przecinki.$C$2];[$przecinki.$C$2];[$przecinki.$C$2];[$przecinki.$C$2];[$przecinki.$B$5];[.F353];[$przecinki.$D$2];[$przecinki.$C$2];[$przecinki.$C$2];[$przecinki.$C$2];[.G353];[$przecinki.$D$2];[$przecinki.$C$2];[$przecinki.$C$2];[$przecinki.$C$2];[$przecinki.$C$2];[$przecinki.$C$2];[$przecinki.$C$2];[$przecinki.$C$2])" office:value-type="string" office:string-value="  &quot;tkw.&quot;    [&quot;KTV&quot;,   &quot;tkw&quot;,       " calcext:value-type="string">
            <text:p><text:s text:c="2"/>"tkw." <text:s text:c="3"/>["KTV", <text:s text:c="2"/>"t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3]);[$przecinki.$A$2];[$przecinki.$C$5];[$przecinki.$D$2])" office:value-type="string" office:string-value="&quot;lewe TKW&quot;]," calcext:value-type="string">
            <text:p>"lewe TKW"],</text:p>
          </table:table-cell>
          <table:table-cell table:style-name="ce46" table:formula="of:=CONCATENATE([.L353];[.M353];[.N353])" office:value-type="string" office:string-value="  &quot;tkw.&quot;    [&quot;KTV&quot;,   &quot;tkw&quot;,       &quot;&quot;, &quot;ONSET&quot;, &quot;lewe TKW&quot;]," calcext:value-type="string">
            <text:p><text:s text:c="2"/>"tkw." <text:s text:c="3"/>["KTV", <text:s text:c="2"/>"tkw", <text:s text:c="6"/>"", "ONSET", "lewe TKW"],</text:p>
          </table:table-cell>
        </table:table-row>
        <table:table-row table:style-name="ro2">
          <table:table-cell table:formula="of:=[$'naglosy-edycja'.B354]" office:value-type="string" office:string-value="tl" calcext:value-type="string">
            <text:p>tl</text:p>
          </table:table-cell>
          <table:table-cell table:formula="of:=[$'naglosy-edycja'.C354]" office:value-type="string" office:string-value="TL" calcext:value-type="string">
            <text:p>TL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formula="of:=CONCATENATE([$przecinki.$A$2];[.E354];[$przecinki.$A$2];)" office:value-type="string" office:string-value="&quot;TL&quot;" calcext:value-type="string">
            <text:p>"TL"</text:p>
          </table:table-cell>
          <table:table-cell table:formula="of:=CONCATENATE([$przecinki.$A$2];[.A354];[$przecinki.$A$2])" office:value-type="string" office:string-value="&quot;tl&quot;" calcext:value-type="string">
            <text:p>"tl"</text:p>
          </table:table-cell>
          <table:table-cell table:formula="of:=CONCATENATE([.G354];[$przecinki.$B$2];[.F354];)" office:value-type="string" office:string-value="&quot;tl&quot;:&quot;TL&quot;" calcext:value-type="string">
            <text:p>"tl":"TL"</text:p>
          </table:table-cell>
          <table:table-cell/>
          <table:table-cell table:style-name="ce42" table:formula="of:=CONCATENATE([$przecinki.$A$2];[.A354];[$przecinki.$A$5];[$przecinki.$A$2])" office:value-type="string" office:string-value="&quot;tl.&quot;" calcext:value-type="string">
            <text:p>"tl."</text:p>
          </table:table-cell>
          <table:table-cell table:style-name="ce42" table:formula="of:=UPPER([.G354])" office:value-type="string" office:string-value="&quot;TL&quot;" calcext:value-type="string">
            <text:p>"TL"</text:p>
          </table:table-cell>
          <table:table-cell table:style-name="ce42" table:formula="of:=CONCATENATE([$przecinki.$C$2];[$przecinki.$C$2];[.J354];[$przecinki.$C$2];[$przecinki.$C$2];[$przecinki.$C$2];[$przecinki.$C$2];[$przecinki.$B$5];[.F354];[$przecinki.$D$2];[$przecinki.$C$2];[$przecinki.$C$2];[$przecinki.$C$2];[.G354];[$przecinki.$D$2];[$przecinki.$C$2];[$przecinki.$C$2];[$przecinki.$C$2];[$przecinki.$C$2];[$przecinki.$C$2];[$przecinki.$C$2];[$przecinki.$C$2])" office:value-type="string" office:string-value="  &quot;tl.&quot;    [&quot;TL&quot;,   &quot;tl&quot;,       " calcext:value-type="string">
            <text:p><text:s text:c="2"/>"tl." <text:s text:c="3"/>["TL", <text:s text:c="2"/>"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4]);[$przecinki.$A$2];[$przecinki.$C$5];[$przecinki.$D$2])" office:value-type="string" office:string-value="&quot;lewe TL&quot;]," calcext:value-type="string">
            <text:p>"lewe TL"],</text:p>
          </table:table-cell>
          <table:table-cell table:style-name="ce46" table:formula="of:=CONCATENATE([.L354];[.M354];[.N354])" office:value-type="string" office:string-value="  &quot;tl.&quot;    [&quot;TL&quot;,   &quot;tl&quot;,       &quot;&quot;, &quot;ONSET&quot;, &quot;lewe TL&quot;]," calcext:value-type="string">
            <text:p><text:s text:c="2"/>"tl." <text:s text:c="3"/>["TL", <text:s text:c="2"/>"tl", <text:s text:c="6"/>"", "ONSET", "lewe TL"],</text:p>
          </table:table-cell>
        </table:table-row>
        <table:table-row table:style-name="ro2">
          <table:table-cell table:formula="of:=[$'naglosy-edycja'.B355]" office:value-type="string" office:string-value="tli" calcext:value-type="string">
            <text:p>tli</text:p>
          </table:table-cell>
          <table:table-cell table:formula="of:=[$'naglosy-edycja'.C355]" office:value-type="float" office:value="0" calcext:value-type="float">
            <text:p>0</text:p>
          </table:table-cell>
          <table:table-cell table:formula="of:=[$'naglosy-edycja'.D355]" office:value-type="string" office:string-value="TLI" calcext:value-type="string">
            <text:p>TLI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formula="of:=CONCATENATE([$przecinki.$A$2];[.E355];[$przecinki.$A$2];)" office:value-type="string" office:string-value="&quot;TLI&quot;" calcext:value-type="string">
            <text:p>"TLI"</text:p>
          </table:table-cell>
          <table:table-cell table:formula="of:=CONCATENATE([$przecinki.$A$2];[.A355];[$przecinki.$A$2])" office:value-type="string" office:string-value="&quot;tli&quot;" calcext:value-type="string">
            <text:p>"tli"</text:p>
          </table:table-cell>
          <table:table-cell table:formula="of:=CONCATENATE([.G355];[$przecinki.$B$2];[.F355];)" office:value-type="string" office:string-value="&quot;tli&quot;:&quot;TLI&quot;" calcext:value-type="string">
            <text:p>"tli":"TLI"</text:p>
          </table:table-cell>
          <table:table-cell/>
          <table:table-cell table:style-name="ce42" table:formula="of:=CONCATENATE([$przecinki.$A$2];[.A355];[$przecinki.$A$5];[$przecinki.$A$2])" office:value-type="string" office:string-value="&quot;tli.&quot;" calcext:value-type="string">
            <text:p>"tli."</text:p>
          </table:table-cell>
          <table:table-cell table:style-name="ce42" table:formula="of:=UPPER([.G355])" office:value-type="string" office:string-value="&quot;TLI&quot;" calcext:value-type="string">
            <text:p>"TLI"</text:p>
          </table:table-cell>
          <table:table-cell table:style-name="ce42" table:formula="of:=CONCATENATE([$przecinki.$C$2];[$przecinki.$C$2];[.J355];[$przecinki.$C$2];[$przecinki.$C$2];[$przecinki.$C$2];[$przecinki.$C$2];[$przecinki.$B$5];[.F355];[$przecinki.$D$2];[$przecinki.$C$2];[$przecinki.$C$2];[$przecinki.$C$2];[.G355];[$przecinki.$D$2];[$przecinki.$C$2];[$przecinki.$C$2];[$przecinki.$C$2];[$przecinki.$C$2];[$przecinki.$C$2];[$przecinki.$C$2];[$przecinki.$C$2])" office:value-type="string" office:string-value="  &quot;tli.&quot;    [&quot;TLI&quot;,   &quot;tli&quot;,       " calcext:value-type="string">
            <text:p><text:s text:c="2"/>"tli." <text:s text:c="3"/>["TLI", <text:s text:c="2"/>"t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5]);[$przecinki.$A$2];[$przecinki.$C$5];[$przecinki.$D$2])" office:value-type="string" office:string-value="&quot;lewe TLI&quot;]," calcext:value-type="string">
            <text:p>"lewe TLI"],</text:p>
          </table:table-cell>
          <table:table-cell table:style-name="ce46" table:formula="of:=CONCATENATE([.L355];[.M355];[.N355])" office:value-type="string" office:string-value="  &quot;tli.&quot;    [&quot;TLI&quot;,   &quot;tli&quot;,       &quot;&quot;, &quot;ONSET&quot;, &quot;lewe TLI&quot;]," calcext:value-type="string">
            <text:p><text:s text:c="2"/>"tli." <text:s text:c="3"/>["TLI", <text:s text:c="2"/>"tli", <text:s text:c="6"/>"", "ONSET", "lewe TLI"],</text:p>
          </table:table-cell>
        </table:table-row>
        <table:table-row table:style-name="ro2">
          <table:table-cell table:formula="of:=[$'naglosy-edycja'.B356]" office:value-type="string" office:string-value="tł" calcext:value-type="string">
            <text:p>tł</text:p>
          </table:table-cell>
          <table:table-cell table:formula="of:=[$'naglosy-edycja'.C356]" office:value-type="string" office:string-value="TLJ" calcext:value-type="string">
            <text:p>TLJ</text:p>
          </table:table-cell>
          <table:table-cell table:formula="of:=[$'naglosy-edycja'.D356]" office:value-type="float" office:value="0" calcext:value-type="float">
            <text:p>0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formula="of:=CONCATENATE([$przecinki.$A$2];[.E356];[$przecinki.$A$2];)" office:value-type="string" office:string-value="&quot;TLJ&quot;" calcext:value-type="string">
            <text:p>"TLJ"</text:p>
          </table:table-cell>
          <table:table-cell table:formula="of:=CONCATENATE([$przecinki.$A$2];[.A356];[$przecinki.$A$2])" office:value-type="string" office:string-value="&quot;tł&quot;" calcext:value-type="string">
            <text:p>"tł"</text:p>
          </table:table-cell>
          <table:table-cell table:formula="of:=CONCATENATE([.G356];[$przecinki.$B$2];[.F356];)" office:value-type="string" office:string-value="&quot;tł&quot;:&quot;TLJ&quot;" calcext:value-type="string">
            <text:p>"tł":"TLJ"</text:p>
          </table:table-cell>
          <table:table-cell/>
          <table:table-cell table:style-name="ce42" table:formula="of:=CONCATENATE([$przecinki.$A$2];[.A356];[$przecinki.$A$5];[$przecinki.$A$2])" office:value-type="string" office:string-value="&quot;tł.&quot;" calcext:value-type="string">
            <text:p>"tł."</text:p>
          </table:table-cell>
          <table:table-cell table:style-name="ce42" table:formula="of:=UPPER([.G356])" office:value-type="string" office:string-value="&quot;TŁ&quot;" calcext:value-type="string">
            <text:p>"TŁ"</text:p>
          </table:table-cell>
          <table:table-cell table:style-name="ce42" table:formula="of:=CONCATENATE([$przecinki.$C$2];[$przecinki.$C$2];[.J356];[$przecinki.$C$2];[$przecinki.$C$2];[$przecinki.$C$2];[$przecinki.$C$2];[$przecinki.$B$5];[.F356];[$przecinki.$D$2];[$przecinki.$C$2];[$przecinki.$C$2];[$przecinki.$C$2];[.G356];[$przecinki.$D$2];[$przecinki.$C$2];[$przecinki.$C$2];[$przecinki.$C$2];[$przecinki.$C$2];[$przecinki.$C$2];[$przecinki.$C$2];[$przecinki.$C$2])" office:value-type="string" office:string-value="  &quot;tł.&quot;    [&quot;TLJ&quot;,   &quot;tł&quot;,       " calcext:value-type="string">
            <text:p><text:s text:c="2"/>"tł." <text:s text:c="3"/>["TLJ", <text:s text:c="2"/>"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6]);[$przecinki.$A$2];[$przecinki.$C$5];[$przecinki.$D$2])" office:value-type="string" office:string-value="&quot;lewe TŁ&quot;]," calcext:value-type="string">
            <text:p>"lewe TŁ"],</text:p>
          </table:table-cell>
          <table:table-cell table:style-name="ce46" table:formula="of:=CONCATENATE([.L356];[.M356];[.N356])" office:value-type="string" office:string-value="  &quot;tł.&quot;    [&quot;TLJ&quot;,   &quot;tł&quot;,       &quot;&quot;, &quot;ONSET&quot;, &quot;lewe TŁ&quot;]," calcext:value-type="string">
            <text:p><text:s text:c="2"/>"tł." <text:s text:c="3"/>["TLJ", <text:s text:c="2"/>"tł", <text:s text:c="6"/>"", "ONSET", "lewe TŁ"],</text:p>
          </table:table-cell>
        </table:table-row>
        <table:table-row table:style-name="ro2">
          <table:table-cell table:formula="of:=[$'naglosy-edycja'.B357]" office:value-type="string" office:string-value="tn" calcext:value-type="string">
            <text:p>tn</text:p>
          </table:table-cell>
          <table:table-cell table:formula="of:=[$'naglosy-edycja'.C357]" office:value-type="string" office:string-value="TLR" calcext:value-type="string">
            <text:p>TLR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formula="of:=CONCATENATE([$przecinki.$A$2];[.E357];[$przecinki.$A$2];)" office:value-type="string" office:string-value="&quot;TLR&quot;" calcext:value-type="string">
            <text:p>"TLR"</text:p>
          </table:table-cell>
          <table:table-cell table:formula="of:=CONCATENATE([$przecinki.$A$2];[.A357];[$przecinki.$A$2])" office:value-type="string" office:string-value="&quot;tn&quot;" calcext:value-type="string">
            <text:p>"tn"</text:p>
          </table:table-cell>
          <table:table-cell table:formula="of:=CONCATENATE([.G357];[$przecinki.$B$2];[.F357];)" office:value-type="string" office:string-value="&quot;tn&quot;:&quot;TLR&quot;" calcext:value-type="string">
            <text:p>"tn":"TLR"</text:p>
          </table:table-cell>
          <table:table-cell/>
          <table:table-cell table:style-name="ce42" table:formula="of:=CONCATENATE([$przecinki.$A$2];[.A357];[$przecinki.$A$5];[$przecinki.$A$2])" office:value-type="string" office:string-value="&quot;tn.&quot;" calcext:value-type="string">
            <text:p>"tn."</text:p>
          </table:table-cell>
          <table:table-cell table:style-name="ce42" table:formula="of:=UPPER([.G357])" office:value-type="string" office:string-value="&quot;TN&quot;" calcext:value-type="string">
            <text:p>"TN"</text:p>
          </table:table-cell>
          <table:table-cell table:style-name="ce42" table:formula="of:=CONCATENATE([$przecinki.$C$2];[$przecinki.$C$2];[.J357];[$przecinki.$C$2];[$przecinki.$C$2];[$przecinki.$C$2];[$przecinki.$C$2];[$przecinki.$B$5];[.F357];[$przecinki.$D$2];[$przecinki.$C$2];[$przecinki.$C$2];[$przecinki.$C$2];[.G357];[$przecinki.$D$2];[$przecinki.$C$2];[$przecinki.$C$2];[$przecinki.$C$2];[$przecinki.$C$2];[$przecinki.$C$2];[$przecinki.$C$2];[$przecinki.$C$2])" office:value-type="string" office:string-value="  &quot;tn.&quot;    [&quot;TLR&quot;,   &quot;tn&quot;,       " calcext:value-type="string">
            <text:p><text:s text:c="2"/>"tn." <text:s text:c="3"/>["TLR", <text:s text:c="2"/>"t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7]);[$przecinki.$A$2];[$przecinki.$C$5];[$przecinki.$D$2])" office:value-type="string" office:string-value="&quot;lewe TN&quot;]," calcext:value-type="string">
            <text:p>"lewe TN"],</text:p>
          </table:table-cell>
          <table:table-cell table:style-name="ce46" table:formula="of:=CONCATENATE([.L357];[.M357];[.N357])" office:value-type="string" office:string-value="  &quot;tn.&quot;    [&quot;TLR&quot;,   &quot;tn&quot;,       &quot;&quot;, &quot;ONSET&quot;, &quot;lewe TN&quot;]," calcext:value-type="string">
            <text:p><text:s text:c="2"/>"tn." <text:s text:c="3"/>["TLR", <text:s text:c="2"/>"tn", <text:s text:c="6"/>"", "ONSET", "lewe TN"],</text:p>
          </table:table-cell>
        </table:table-row>
        <table:table-row table:style-name="ro2">
          <table:table-cell table:formula="of:=[$'naglosy-edycja'.B358]" office:value-type="string" office:string-value="tni" calcext:value-type="string">
            <text:p>tni</text:p>
          </table:table-cell>
          <table:table-cell table:formula="of:=[$'naglosy-edycja'.C358]" office:value-type="float" office:value="0" calcext:value-type="float">
            <text:p>0</text:p>
          </table:table-cell>
          <table:table-cell table:formula="of:=[$'naglosy-edycja'.D358]" office:value-type="string" office:string-value="TLRJ" calcext:value-type="string">
            <text:p>TLRJ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formula="of:=CONCATENATE([$przecinki.$A$2];[.E358];[$przecinki.$A$2];)" office:value-type="string" office:string-value="&quot;TLRJ&quot;" calcext:value-type="string">
            <text:p>"TLRJ"</text:p>
          </table:table-cell>
          <table:table-cell table:formula="of:=CONCATENATE([$przecinki.$A$2];[.A358];[$przecinki.$A$2])" office:value-type="string" office:string-value="&quot;tni&quot;" calcext:value-type="string">
            <text:p>"tni"</text:p>
          </table:table-cell>
          <table:table-cell table:formula="of:=CONCATENATE([.G358];[$przecinki.$B$2];[.F358];)" office:value-type="string" office:string-value="&quot;tni&quot;:&quot;TLRJ&quot;" calcext:value-type="string">
            <text:p>"tni":"TLRJ"</text:p>
          </table:table-cell>
          <table:table-cell/>
          <table:table-cell table:style-name="ce42" table:formula="of:=CONCATENATE([$przecinki.$A$2];[.A358];[$przecinki.$A$5];[$przecinki.$A$2])" office:value-type="string" office:string-value="&quot;tni.&quot;" calcext:value-type="string">
            <text:p>"tni."</text:p>
          </table:table-cell>
          <table:table-cell table:style-name="ce42" table:formula="of:=UPPER([.G358])" office:value-type="string" office:string-value="&quot;TNI&quot;" calcext:value-type="string">
            <text:p>"TNI"</text:p>
          </table:table-cell>
          <table:table-cell table:style-name="ce42" table:formula="of:=CONCATENATE([$przecinki.$C$2];[$przecinki.$C$2];[.J358];[$przecinki.$C$2];[$przecinki.$C$2];[$przecinki.$C$2];[$przecinki.$C$2];[$przecinki.$B$5];[.F358];[$przecinki.$D$2];[$przecinki.$C$2];[$przecinki.$C$2];[$przecinki.$C$2];[.G358];[$przecinki.$D$2];[$przecinki.$C$2];[$przecinki.$C$2];[$przecinki.$C$2];[$przecinki.$C$2];[$przecinki.$C$2];[$przecinki.$C$2];[$przecinki.$C$2])" office:value-type="string" office:string-value="  &quot;tni.&quot;    [&quot;TLRJ&quot;,   &quot;tni&quot;,       " calcext:value-type="string">
            <text:p><text:s text:c="2"/>"tni." <text:s text:c="3"/>["TLRJ", <text:s text:c="2"/>"t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8]);[$przecinki.$A$2];[$przecinki.$C$5];[$przecinki.$D$2])" office:value-type="string" office:string-value="&quot;lewe TNI&quot;]," calcext:value-type="string">
            <text:p>"lewe TNI"],</text:p>
          </table:table-cell>
          <table:table-cell table:style-name="ce46" table:formula="of:=CONCATENATE([.L358];[.M358];[.N358])" office:value-type="string" office:string-value="  &quot;tni.&quot;    [&quot;TLRJ&quot;,   &quot;tni&quot;,       &quot;&quot;, &quot;ONSET&quot;, &quot;lewe TNI&quot;]," calcext:value-type="string">
            <text:p><text:s text:c="2"/>"tni." <text:s text:c="3"/>["TLRJ", <text:s text:c="2"/>"tni", <text:s text:c="6"/>"", "ONSET", "lewe TNI"],</text:p>
          </table:table-cell>
        </table:table-row>
        <table:table-row table:style-name="ro2">
          <table:table-cell table:formula="of:=[$'naglosy-edycja'.B359]" office:value-type="string" office:string-value="tr" calcext:value-type="string">
            <text:p>tr</text:p>
          </table:table-cell>
          <table:table-cell table:formula="of:=[$'naglosy-edycja'.C359]" office:value-type="string" office:string-value="TR" calcext:value-type="string">
            <text:p>TR</text:p>
          </table:table-cell>
          <table:table-cell table:formula="of:=[$'naglosy-edycja'.D359]" office:value-type="float" office:value="0" calcext:value-type="float">
            <text:p>0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formula="of:=CONCATENATE([$przecinki.$A$2];[.E359];[$przecinki.$A$2];)" office:value-type="string" office:string-value="&quot;TR&quot;" calcext:value-type="string">
            <text:p>"TR"</text:p>
          </table:table-cell>
          <table:table-cell table:formula="of:=CONCATENATE([$przecinki.$A$2];[.A359];[$przecinki.$A$2])" office:value-type="string" office:string-value="&quot;tr&quot;" calcext:value-type="string">
            <text:p>"tr"</text:p>
          </table:table-cell>
          <table:table-cell table:formula="of:=CONCATENATE([.G359];[$przecinki.$B$2];[.F359];)" office:value-type="string" office:string-value="&quot;tr&quot;:&quot;TR&quot;" calcext:value-type="string">
            <text:p>"tr":"TR"</text:p>
          </table:table-cell>
          <table:table-cell/>
          <table:table-cell table:style-name="ce42" table:formula="of:=CONCATENATE([$przecinki.$A$2];[.A359];[$przecinki.$A$5];[$przecinki.$A$2])" office:value-type="string" office:string-value="&quot;tr.&quot;" calcext:value-type="string">
            <text:p>"tr."</text:p>
          </table:table-cell>
          <table:table-cell table:style-name="ce42" table:formula="of:=UPPER([.G359])" office:value-type="string" office:string-value="&quot;TR&quot;" calcext:value-type="string">
            <text:p>"TR"</text:p>
          </table:table-cell>
          <table:table-cell table:style-name="ce42" table:formula="of:=CONCATENATE([$przecinki.$C$2];[$przecinki.$C$2];[.J359];[$przecinki.$C$2];[$przecinki.$C$2];[$przecinki.$C$2];[$przecinki.$C$2];[$przecinki.$B$5];[.F359];[$przecinki.$D$2];[$przecinki.$C$2];[$przecinki.$C$2];[$przecinki.$C$2];[.G359];[$przecinki.$D$2];[$przecinki.$C$2];[$przecinki.$C$2];[$przecinki.$C$2];[$przecinki.$C$2];[$przecinki.$C$2];[$przecinki.$C$2];[$przecinki.$C$2])" office:value-type="string" office:string-value="  &quot;tr.&quot;    [&quot;TR&quot;,   &quot;tr&quot;,       " calcext:value-type="string">
            <text:p><text:s text:c="2"/>"tr." <text:s text:c="3"/>["TR", <text:s text:c="2"/>"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9]);[$przecinki.$A$2];[$przecinki.$C$5];[$przecinki.$D$2])" office:value-type="string" office:string-value="&quot;lewe TR&quot;]," calcext:value-type="string">
            <text:p>"lewe TR"],</text:p>
          </table:table-cell>
          <table:table-cell table:style-name="ce46" table:formula="of:=CONCATENATE([.L359];[.M359];[.N359])" office:value-type="string" office:string-value="  &quot;tr.&quot;    [&quot;TR&quot;,   &quot;tr&quot;,       &quot;&quot;, &quot;ONSET&quot;, &quot;lewe TR&quot;]," calcext:value-type="string">
            <text:p><text:s text:c="2"/>"tr." <text:s text:c="3"/>["TR", <text:s text:c="2"/>"tr", <text:s text:c="6"/>"", "ONSET", "lewe TR"],</text:p>
          </table:table-cell>
        </table:table-row>
        <table:table-row table:style-name="ro2">
          <table:table-cell table:formula="of:=[$'naglosy-edycja'.B360]" office:value-type="string" office:string-value="trw" calcext:value-type="string">
            <text:p>trw</text:p>
          </table:table-cell>
          <table:table-cell table:formula="of:=[$'naglosy-edycja'.C360]" office:value-type="string" office:string-value="TVR" calcext:value-type="string">
            <text:p>TV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formula="of:=CONCATENATE([$przecinki.$A$2];[.E360];[$przecinki.$A$2];)" office:value-type="string" office:string-value="&quot;TVR&quot;" calcext:value-type="string">
            <text:p>"TVR"</text:p>
          </table:table-cell>
          <table:table-cell table:formula="of:=CONCATENATE([$przecinki.$A$2];[.A360];[$przecinki.$A$2])" office:value-type="string" office:string-value="&quot;trw&quot;" calcext:value-type="string">
            <text:p>"trw"</text:p>
          </table:table-cell>
          <table:table-cell table:formula="of:=CONCATENATE([.G360];[$przecinki.$B$2];[.F360];)" office:value-type="string" office:string-value="&quot;trw&quot;:&quot;TVR&quot;" calcext:value-type="string">
            <text:p>"trw":"TVR"</text:p>
          </table:table-cell>
          <table:table-cell/>
          <table:table-cell table:style-name="ce42" table:formula="of:=CONCATENATE([$przecinki.$A$2];[.A360];[$przecinki.$A$5];[$przecinki.$A$2])" office:value-type="string" office:string-value="&quot;trw.&quot;" calcext:value-type="string">
            <text:p>"trw."</text:p>
          </table:table-cell>
          <table:table-cell table:style-name="ce42" table:formula="of:=UPPER([.G360])" office:value-type="string" office:string-value="&quot;TRW&quot;" calcext:value-type="string">
            <text:p>"TRW"</text:p>
          </table:table-cell>
          <table:table-cell table:style-name="ce42" table:formula="of:=CONCATENATE([$przecinki.$C$2];[$przecinki.$C$2];[.J360];[$przecinki.$C$2];[$przecinki.$C$2];[$przecinki.$C$2];[$przecinki.$C$2];[$przecinki.$B$5];[.F360];[$przecinki.$D$2];[$przecinki.$C$2];[$przecinki.$C$2];[$przecinki.$C$2];[.G360];[$przecinki.$D$2];[$przecinki.$C$2];[$przecinki.$C$2];[$przecinki.$C$2];[$przecinki.$C$2];[$przecinki.$C$2];[$przecinki.$C$2];[$przecinki.$C$2])" office:value-type="string" office:string-value="  &quot;trw.&quot;    [&quot;TVR&quot;,   &quot;trw&quot;,       " calcext:value-type="string">
            <text:p><text:s text:c="2"/>"trw." <text:s text:c="3"/>["TVR", <text:s text:c="2"/>"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0]);[$przecinki.$A$2];[$przecinki.$C$5];[$przecinki.$D$2])" office:value-type="string" office:string-value="&quot;lewe TRW&quot;]," calcext:value-type="string">
            <text:p>"lewe TRW"],</text:p>
          </table:table-cell>
          <table:table-cell table:style-name="ce46" table:formula="of:=CONCATENATE([.L360];[.M360];[.N360])" office:value-type="string" office:string-value="  &quot;trw.&quot;    [&quot;TVR&quot;,   &quot;trw&quot;,       &quot;&quot;, &quot;ONSET&quot;, &quot;lewe TRW&quot;]," calcext:value-type="string">
            <text:p><text:s text:c="2"/>"trw." <text:s text:c="3"/>["TVR", <text:s text:c="2"/>"trw", <text:s text:c="6"/>"", "ONSET", "lewe TRW"],</text:p>
          </table:table-cell>
        </table:table-row>
        <table:table-row table:style-name="ro2">
          <table:table-cell table:formula="of:=[$'naglosy-edycja'.B361]" office:value-type="string" office:string-value="trz" calcext:value-type="string">
            <text:p>trz</text:p>
          </table:table-cell>
          <table:table-cell table:formula="of:=[$'naglosy-edycja'.C361]" office:value-type="string" office:string-value="TRJ" calcext:value-type="string">
            <text:p>TRJ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formula="of:=CONCATENATE([$przecinki.$A$2];[.E361];[$przecinki.$A$2];)" office:value-type="string" office:string-value="&quot;TRJ&quot;" calcext:value-type="string">
            <text:p>"TRJ"</text:p>
          </table:table-cell>
          <table:table-cell table:formula="of:=CONCATENATE([$przecinki.$A$2];[.A361];[$przecinki.$A$2])" office:value-type="string" office:string-value="&quot;trz&quot;" calcext:value-type="string">
            <text:p>"trz"</text:p>
          </table:table-cell>
          <table:table-cell table:formula="of:=CONCATENATE([.G361];[$przecinki.$B$2];[.F361];)" office:value-type="string" office:string-value="&quot;trz&quot;:&quot;TRJ&quot;" calcext:value-type="string">
            <text:p>"trz":"TRJ"</text:p>
          </table:table-cell>
          <table:table-cell/>
          <table:table-cell table:style-name="ce42" table:formula="of:=CONCATENATE([$przecinki.$A$2];[.A361];[$przecinki.$A$5];[$przecinki.$A$2])" office:value-type="string" office:string-value="&quot;trz.&quot;" calcext:value-type="string">
            <text:p>"trz."</text:p>
          </table:table-cell>
          <table:table-cell table:style-name="ce42" table:formula="of:=UPPER([.G361])" office:value-type="string" office:string-value="&quot;TRZ&quot;" calcext:value-type="string">
            <text:p>"TRZ"</text:p>
          </table:table-cell>
          <table:table-cell table:style-name="ce42" table:formula="of:=CONCATENATE([$przecinki.$C$2];[$przecinki.$C$2];[.J361];[$przecinki.$C$2];[$przecinki.$C$2];[$przecinki.$C$2];[$przecinki.$C$2];[$przecinki.$B$5];[.F361];[$przecinki.$D$2];[$przecinki.$C$2];[$przecinki.$C$2];[$przecinki.$C$2];[.G361];[$przecinki.$D$2];[$przecinki.$C$2];[$przecinki.$C$2];[$przecinki.$C$2];[$przecinki.$C$2];[$przecinki.$C$2];[$przecinki.$C$2];[$przecinki.$C$2])" office:value-type="string" office:string-value="  &quot;trz.&quot;    [&quot;TRJ&quot;,   &quot;trz&quot;,       " calcext:value-type="string">
            <text:p><text:s text:c="2"/>"trz." <text:s text:c="3"/>["TRJ", <text:s text:c="2"/>"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1]);[$przecinki.$A$2];[$przecinki.$C$5];[$przecinki.$D$2])" office:value-type="string" office:string-value="&quot;lewe TRZ&quot;]," calcext:value-type="string">
            <text:p>"lewe TRZ"],</text:p>
          </table:table-cell>
          <table:table-cell table:style-name="ce46" table:formula="of:=CONCATENATE([.L361];[.M361];[.N361])" office:value-type="string" office:string-value="  &quot;trz.&quot;    [&quot;TRJ&quot;,   &quot;trz&quot;,       &quot;&quot;, &quot;ONSET&quot;, &quot;lewe TRZ&quot;]," calcext:value-type="string">
            <text:p><text:s text:c="2"/>"trz." <text:s text:c="3"/>["TRJ", <text:s text:c="2"/>"trz", <text:s text:c="6"/>"", "ONSET", "lewe TRZ"],</text:p>
          </table:table-cell>
        </table:table-row>
        <table:table-row table:style-name="ro2">
          <table:table-cell table:formula="of:=[$'naglosy-edycja'.B362]" office:value-type="string" office:string-value="trzc" calcext:value-type="string">
            <text:p>trzc</text:p>
          </table:table-cell>
          <table:table-cell table:formula="of:=[$'naglosy-edycja'.C362]" office:value-type="string" office:string-value="ZTRJ" calcext:value-type="string">
            <text:p>Z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formula="of:=CONCATENATE([$przecinki.$A$2];[.E362];[$przecinki.$A$2];)" office:value-type="string" office:string-value="&quot;ZTRJ&quot;" calcext:value-type="string">
            <text:p>"ZTRJ"</text:p>
          </table:table-cell>
          <table:table-cell table:formula="of:=CONCATENATE([$przecinki.$A$2];[.A362];[$przecinki.$A$2])" office:value-type="string" office:string-value="&quot;trzc&quot;" calcext:value-type="string">
            <text:p>"trzc"</text:p>
          </table:table-cell>
          <table:table-cell table:formula="of:=CONCATENATE([.G362];[$przecinki.$B$2];[.F362];)" office:value-type="string" office:string-value="&quot;trzc&quot;:&quot;ZTRJ&quot;" calcext:value-type="string">
            <text:p>"trzc":"ZTRJ"</text:p>
          </table:table-cell>
          <table:table-cell/>
          <table:table-cell table:style-name="ce42" table:formula="of:=CONCATENATE([$przecinki.$A$2];[.A362];[$przecinki.$A$5];[$przecinki.$A$2])" office:value-type="string" office:string-value="&quot;trzc.&quot;" calcext:value-type="string">
            <text:p>"trzc."</text:p>
          </table:table-cell>
          <table:table-cell table:style-name="ce42" table:formula="of:=UPPER([.G362])" office:value-type="string" office:string-value="&quot;TRZC&quot;" calcext:value-type="string">
            <text:p>"TRZC"</text:p>
          </table:table-cell>
          <table:table-cell table:style-name="ce42" table:formula="of:=CONCATENATE([$przecinki.$C$2];[$przecinki.$C$2];[.J362];[$przecinki.$C$2];[$przecinki.$C$2];[$przecinki.$C$2];[$przecinki.$C$2];[$przecinki.$B$5];[.F362];[$przecinki.$D$2];[$przecinki.$C$2];[$przecinki.$C$2];[$przecinki.$C$2];[.G362];[$przecinki.$D$2];[$przecinki.$C$2];[$przecinki.$C$2];[$przecinki.$C$2];[$przecinki.$C$2];[$przecinki.$C$2];[$przecinki.$C$2];[$przecinki.$C$2])" office:value-type="string" office:string-value="  &quot;trzc.&quot;    [&quot;ZTRJ&quot;,   &quot;trzc&quot;,       " calcext:value-type="string">
            <text:p><text:s text:c="2"/>"trzc." <text:s text:c="3"/>["ZTRJ", <text:s text:c="2"/>"t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2]);[$przecinki.$A$2];[$przecinki.$C$5];[$przecinki.$D$2])" office:value-type="string" office:string-value="&quot;lewe TRZC&quot;]," calcext:value-type="string">
            <text:p>"lewe TRZC"],</text:p>
          </table:table-cell>
          <table:table-cell table:style-name="ce46" table:formula="of:=CONCATENATE([.L362];[.M362];[.N362])" office:value-type="string" office:string-value="  &quot;trzc.&quot;    [&quot;ZTRJ&quot;,   &quot;trzc&quot;,       &quot;&quot;, &quot;ONSET&quot;, &quot;lewe TRZC&quot;]," calcext:value-type="string">
            <text:p><text:s text:c="2"/>"trzc." <text:s text:c="3"/>["ZTRJ", <text:s text:c="2"/>"trzc", <text:s text:c="6"/>"", "ONSET", "lewe TRZC"],</text:p>
          </table:table-cell>
        </table:table-row>
        <table:table-row table:style-name="ro2">
          <table:table-cell table:formula="of:=[$'naglosy-edycja'.B363]" office:value-type="string" office:string-value="trzci" calcext:value-type="string">
            <text:p>trzci</text:p>
          </table:table-cell>
          <table:table-cell table:formula="of:=[$'naglosy-edycja'.C363]" office:value-type="float" office:value="0" calcext:value-type="float">
            <text:p>0</text:p>
          </table:table-cell>
          <table:table-cell table:formula="of:=[$'naglosy-edycja'.D363]" office:value-type="string" office:string-value="ZTRJ" calcext:value-type="string">
            <text:p>ZTRJ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formula="of:=CONCATENATE([$przecinki.$A$2];[.E363];[$przecinki.$A$2];)" office:value-type="string" office:string-value="&quot;ZTRJ&quot;" calcext:value-type="string">
            <text:p>"ZTRJ"</text:p>
          </table:table-cell>
          <table:table-cell table:formula="of:=CONCATENATE([$przecinki.$A$2];[.A363];[$przecinki.$A$2])" office:value-type="string" office:string-value="&quot;trzci&quot;" calcext:value-type="string">
            <text:p>"trzci"</text:p>
          </table:table-cell>
          <table:table-cell table:formula="of:=CONCATENATE([.G363];[$przecinki.$B$2];[.F363];)" office:value-type="string" office:string-value="&quot;trzci&quot;:&quot;ZTRJ&quot;" calcext:value-type="string">
            <text:p>"trzci":"ZTRJ"</text:p>
          </table:table-cell>
          <table:table-cell/>
          <table:table-cell table:style-name="ce42" table:formula="of:=CONCATENATE([$przecinki.$A$2];[.A363];[$przecinki.$A$5];[$przecinki.$A$2])" office:value-type="string" office:string-value="&quot;trzci.&quot;" calcext:value-type="string">
            <text:p>"trzci."</text:p>
          </table:table-cell>
          <table:table-cell table:style-name="ce42" table:formula="of:=UPPER([.G363])" office:value-type="string" office:string-value="&quot;TRZCI&quot;" calcext:value-type="string">
            <text:p>"TRZCI"</text:p>
          </table:table-cell>
          <table:table-cell table:style-name="ce42" table:formula="of:=CONCATENATE([$przecinki.$C$2];[$przecinki.$C$2];[.J363];[$przecinki.$C$2];[$przecinki.$C$2];[$przecinki.$C$2];[$przecinki.$C$2];[$przecinki.$B$5];[.F363];[$przecinki.$D$2];[$przecinki.$C$2];[$przecinki.$C$2];[$przecinki.$C$2];[.G363];[$przecinki.$D$2];[$przecinki.$C$2];[$przecinki.$C$2];[$przecinki.$C$2];[$przecinki.$C$2];[$przecinki.$C$2];[$przecinki.$C$2];[$przecinki.$C$2])" office:value-type="string" office:string-value="  &quot;trzci.&quot;    [&quot;ZTRJ&quot;,   &quot;trzci&quot;,       " calcext:value-type="string">
            <text:p><text:s text:c="2"/>"trzci." <text:s text:c="3"/>["ZTRJ", <text:s text:c="2"/>"tr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3]);[$przecinki.$A$2];[$przecinki.$C$5];[$przecinki.$D$2])" office:value-type="string" office:string-value="&quot;lewe TRZCI&quot;]," calcext:value-type="string">
            <text:p>"lewe TRZCI"],</text:p>
          </table:table-cell>
          <table:table-cell table:style-name="ce46" table:formula="of:=CONCATENATE([.L363];[.M363];[.N363])" office:value-type="string" office:string-value="  &quot;trzci.&quot;    [&quot;ZTRJ&quot;,   &quot;trzci&quot;,       &quot;&quot;, &quot;ONSET&quot;, &quot;lewe TRZCI&quot;]," calcext:value-type="string">
            <text:p><text:s text:c="2"/>"trzci." <text:s text:c="3"/>["ZTRJ", <text:s text:c="2"/>"trzci", <text:s text:c="6"/>"", "ONSET", "lewe TRZCI"],</text:p>
          </table:table-cell>
        </table:table-row>
        <table:table-row table:style-name="ro2">
          <table:table-cell table:formula="of:=[$'naglosy-edycja'.B364]" office:value-type="string" office:string-value="trzm" calcext:value-type="string">
            <text:p>trzm</text:p>
          </table:table-cell>
          <table:table-cell table:formula="of:=[$'naglosy-edycja'.C364]" office:value-type="string" office:string-value="TVRJ" calcext:value-type="string">
            <text:p>TVRJ</text:p>
          </table:table-cell>
          <table:table-cell table:formula="of:=[$'naglosy-edycja'.D364]" office:value-type="float" office:value="0" calcext:value-type="float">
            <text:p>0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formula="of:=CONCATENATE([$przecinki.$A$2];[.E364];[$przecinki.$A$2];)" office:value-type="string" office:string-value="&quot;TVRJ&quot;" calcext:value-type="string">
            <text:p>"TVRJ"</text:p>
          </table:table-cell>
          <table:table-cell table:formula="of:=CONCATENATE([$przecinki.$A$2];[.A364];[$przecinki.$A$2])" office:value-type="string" office:string-value="&quot;trzm&quot;" calcext:value-type="string">
            <text:p>"trzm"</text:p>
          </table:table-cell>
          <table:table-cell table:formula="of:=CONCATENATE([.G364];[$przecinki.$B$2];[.F364];)" office:value-type="string" office:string-value="&quot;trzm&quot;:&quot;TVRJ&quot;" calcext:value-type="string">
            <text:p>"trzm":"TVRJ"</text:p>
          </table:table-cell>
          <table:table-cell/>
          <table:table-cell table:style-name="ce42" table:formula="of:=CONCATENATE([$przecinki.$A$2];[.A364];[$przecinki.$A$5];[$przecinki.$A$2])" office:value-type="string" office:string-value="&quot;trzm.&quot;" calcext:value-type="string">
            <text:p>"trzm."</text:p>
          </table:table-cell>
          <table:table-cell table:style-name="ce42" table:formula="of:=UPPER([.G364])" office:value-type="string" office:string-value="&quot;TRZM&quot;" calcext:value-type="string">
            <text:p>"TRZM"</text:p>
          </table:table-cell>
          <table:table-cell table:style-name="ce42" table:formula="of:=CONCATENATE([$przecinki.$C$2];[$przecinki.$C$2];[.J364];[$przecinki.$C$2];[$przecinki.$C$2];[$przecinki.$C$2];[$przecinki.$C$2];[$przecinki.$B$5];[.F364];[$przecinki.$D$2];[$przecinki.$C$2];[$przecinki.$C$2];[$przecinki.$C$2];[.G364];[$przecinki.$D$2];[$przecinki.$C$2];[$przecinki.$C$2];[$przecinki.$C$2];[$przecinki.$C$2];[$przecinki.$C$2];[$przecinki.$C$2];[$przecinki.$C$2])" office:value-type="string" office:string-value="  &quot;trzm.&quot;    [&quot;TVRJ&quot;,   &quot;trzm&quot;,       " calcext:value-type="string">
            <text:p><text:s text:c="2"/>"trzm." <text:s text:c="3"/>["TVRJ", <text:s text:c="2"/>"t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4]);[$przecinki.$A$2];[$przecinki.$C$5];[$przecinki.$D$2])" office:value-type="string" office:string-value="&quot;lewe TRZM&quot;]," calcext:value-type="string">
            <text:p>"lewe TRZM"],</text:p>
          </table:table-cell>
          <table:table-cell table:style-name="ce46" table:formula="of:=CONCATENATE([.L364];[.M364];[.N364])" office:value-type="string" office:string-value="  &quot;trzm.&quot;    [&quot;TVRJ&quot;,   &quot;trzm&quot;,       &quot;&quot;, &quot;ONSET&quot;, &quot;lewe TRZM&quot;]," calcext:value-type="string">
            <text:p><text:s text:c="2"/>"trzm." <text:s text:c="3"/>["TVRJ", <text:s text:c="2"/>"trzm", <text:s text:c="6"/>"", "ONSET", "lewe TRZM"],</text:p>
          </table:table-cell>
        </table:table-row>
        <table:table-row table:style-name="ro2">
          <table:table-cell table:formula="of:=[$'naglosy-edycja'.B365]" office:value-type="string" office:string-value="trzmi" calcext:value-type="string">
            <text:p>trzmi</text:p>
          </table:table-cell>
          <table:table-cell table:formula="of:=[$'naglosy-edycja'.C365]" office:value-type="float" office:value="0" calcext:value-type="float">
            <text:p>0</text:p>
          </table:table-cell>
          <table:table-cell table:formula="of:=[$'naglosy-edycja'.D365]" office:value-type="string" office:string-value="TVRJ" calcext:value-type="string">
            <text:p>TVRJ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formula="of:=CONCATENATE([$przecinki.$A$2];[.E365];[$przecinki.$A$2];)" office:value-type="string" office:string-value="&quot;TVRJ&quot;" calcext:value-type="string">
            <text:p>"TVRJ"</text:p>
          </table:table-cell>
          <table:table-cell table:formula="of:=CONCATENATE([$przecinki.$A$2];[.A365];[$przecinki.$A$2])" office:value-type="string" office:string-value="&quot;trzmi&quot;" calcext:value-type="string">
            <text:p>"trzmi"</text:p>
          </table:table-cell>
          <table:table-cell table:formula="of:=CONCATENATE([.G365];[$przecinki.$B$2];[.F365];)" office:value-type="string" office:string-value="&quot;trzmi&quot;:&quot;TVRJ&quot;" calcext:value-type="string">
            <text:p>"trzmi":"TVRJ"</text:p>
          </table:table-cell>
          <table:table-cell/>
          <table:table-cell table:style-name="ce42" table:formula="of:=CONCATENATE([$przecinki.$A$2];[.A365];[$przecinki.$A$5];[$przecinki.$A$2])" office:value-type="string" office:string-value="&quot;trzmi.&quot;" calcext:value-type="string">
            <text:p>"trzmi."</text:p>
          </table:table-cell>
          <table:table-cell table:style-name="ce42" table:formula="of:=UPPER([.G365])" office:value-type="string" office:string-value="&quot;TRZMI&quot;" calcext:value-type="string">
            <text:p>"TRZMI"</text:p>
          </table:table-cell>
          <table:table-cell table:style-name="ce42" table:formula="of:=CONCATENATE([$przecinki.$C$2];[$przecinki.$C$2];[.J365];[$przecinki.$C$2];[$przecinki.$C$2];[$przecinki.$C$2];[$przecinki.$C$2];[$przecinki.$B$5];[.F365];[$przecinki.$D$2];[$przecinki.$C$2];[$przecinki.$C$2];[$przecinki.$C$2];[.G365];[$przecinki.$D$2];[$przecinki.$C$2];[$przecinki.$C$2];[$przecinki.$C$2];[$przecinki.$C$2];[$przecinki.$C$2];[$przecinki.$C$2];[$przecinki.$C$2])" office:value-type="string" office:string-value="  &quot;trzmi.&quot;    [&quot;TVRJ&quot;,   &quot;trzmi&quot;,       " calcext:value-type="string">
            <text:p><text:s text:c="2"/>"trzmi." <text:s text:c="3"/>["TVRJ", <text:s text:c="2"/>"t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5]);[$przecinki.$A$2];[$przecinki.$C$5];[$przecinki.$D$2])" office:value-type="string" office:string-value="&quot;lewe TRZMI&quot;]," calcext:value-type="string">
            <text:p>"lewe TRZMI"],</text:p>
          </table:table-cell>
          <table:table-cell table:style-name="ce46" table:formula="of:=CONCATENATE([.L365];[.M365];[.N365])" office:value-type="string" office:string-value="  &quot;trzmi.&quot;    [&quot;TVRJ&quot;,   &quot;trzmi&quot;,       &quot;&quot;, &quot;ONSET&quot;, &quot;lewe TRZMI&quot;]," calcext:value-type="string">
            <text:p><text:s text:c="2"/>"trzmi." <text:s text:c="3"/>["TVRJ", <text:s text:c="2"/>"trzmi", <text:s text:c="6"/>"", "ONSET", "lewe TRZMI"],</text:p>
          </table:table-cell>
        </table:table-row>
        <table:table-row table:style-name="ro2">
          <table:table-cell table:formula="of:=[$'naglosy-edycja'.B366]" office:value-type="string" office:string-value="trzn" calcext:value-type="string">
            <text:p>trzn</text:p>
          </table:table-cell>
          <table:table-cell table:formula="of:=[$'naglosy-edycja'.C366]" office:value-type="string" office:string-value="TLRJ" calcext:value-type="string">
            <text:p>TLRJ</text:p>
          </table:table-cell>
          <table:table-cell table:formula="of:=[$'naglosy-edycja'.D366]" office:value-type="float" office:value="0" calcext:value-type="float">
            <text:p>0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formula="of:=CONCATENATE([$przecinki.$A$2];[.E366];[$przecinki.$A$2];)" office:value-type="string" office:string-value="&quot;TLRJ&quot;" calcext:value-type="string">
            <text:p>"TLRJ"</text:p>
          </table:table-cell>
          <table:table-cell table:formula="of:=CONCATENATE([$przecinki.$A$2];[.A366];[$przecinki.$A$2])" office:value-type="string" office:string-value="&quot;trzn&quot;" calcext:value-type="string">
            <text:p>"trzn"</text:p>
          </table:table-cell>
          <table:table-cell table:formula="of:=CONCATENATE([.G366];[$przecinki.$B$2];[.F366];)" office:value-type="string" office:string-value="&quot;trzn&quot;:&quot;TLRJ&quot;" calcext:value-type="string">
            <text:p>"trzn":"TLRJ"</text:p>
          </table:table-cell>
          <table:table-cell/>
          <table:table-cell table:style-name="ce42" table:formula="of:=CONCATENATE([$przecinki.$A$2];[.A366];[$przecinki.$A$5];[$przecinki.$A$2])" office:value-type="string" office:string-value="&quot;trzn.&quot;" calcext:value-type="string">
            <text:p>"trzn."</text:p>
          </table:table-cell>
          <table:table-cell table:style-name="ce42" table:formula="of:=UPPER([.G366])" office:value-type="string" office:string-value="&quot;TRZN&quot;" calcext:value-type="string">
            <text:p>"TRZN"</text:p>
          </table:table-cell>
          <table:table-cell table:style-name="ce42" table:formula="of:=CONCATENATE([$przecinki.$C$2];[$przecinki.$C$2];[.J366];[$przecinki.$C$2];[$przecinki.$C$2];[$przecinki.$C$2];[$przecinki.$C$2];[$przecinki.$B$5];[.F366];[$przecinki.$D$2];[$przecinki.$C$2];[$przecinki.$C$2];[$przecinki.$C$2];[.G366];[$przecinki.$D$2];[$przecinki.$C$2];[$przecinki.$C$2];[$przecinki.$C$2];[$przecinki.$C$2];[$przecinki.$C$2];[$przecinki.$C$2];[$przecinki.$C$2])" office:value-type="string" office:string-value="  &quot;trzn.&quot;    [&quot;TLRJ&quot;,   &quot;trzn&quot;,       " calcext:value-type="string">
            <text:p><text:s text:c="2"/>"trzn." <text:s text:c="3"/>["TLRJ", <text:s text:c="2"/>"t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6]);[$przecinki.$A$2];[$przecinki.$C$5];[$przecinki.$D$2])" office:value-type="string" office:string-value="&quot;lewe TRZN&quot;]," calcext:value-type="string">
            <text:p>"lewe TRZN"],</text:p>
          </table:table-cell>
          <table:table-cell table:style-name="ce46" table:formula="of:=CONCATENATE([.L366];[.M366];[.N366])" office:value-type="string" office:string-value="  &quot;trzn.&quot;    [&quot;TLRJ&quot;,   &quot;trzn&quot;,       &quot;&quot;, &quot;ONSET&quot;, &quot;lewe TRZN&quot;]," calcext:value-type="string">
            <text:p><text:s text:c="2"/>"trzn." <text:s text:c="3"/>["TLRJ", <text:s text:c="2"/>"trzn", <text:s text:c="6"/>"", "ONSET", "lewe TRZN"],</text:p>
          </table:table-cell>
        </table:table-row>
        <table:table-row table:style-name="ro2">
          <table:table-cell table:formula="of:=[$'naglosy-edycja'.B367]" office:value-type="string" office:string-value="trzni" calcext:value-type="string">
            <text:p>trzni</text:p>
          </table:table-cell>
          <table:table-cell table:formula="of:=[$'naglosy-edycja'.C367]" office:value-type="float" office:value="0" calcext:value-type="float">
            <text:p>0</text:p>
          </table:table-cell>
          <table:table-cell table:formula="of:=[$'naglosy-edycja'.D367]" office:value-type="string" office:string-value="TPLRJ" calcext:value-type="string">
            <text:p>TPLRJ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formula="of:=CONCATENATE([$przecinki.$A$2];[.E367];[$przecinki.$A$2];)" office:value-type="string" office:string-value="&quot;TPLRJ&quot;" calcext:value-type="string">
            <text:p>"TPLRJ"</text:p>
          </table:table-cell>
          <table:table-cell table:formula="of:=CONCATENATE([$przecinki.$A$2];[.A367];[$przecinki.$A$2])" office:value-type="string" office:string-value="&quot;trzni&quot;" calcext:value-type="string">
            <text:p>"trzni"</text:p>
          </table:table-cell>
          <table:table-cell table:formula="of:=CONCATENATE([.G367];[$przecinki.$B$2];[.F367];)" office:value-type="string" office:string-value="&quot;trzni&quot;:&quot;TPLRJ&quot;" calcext:value-type="string">
            <text:p>"trzni":"TPLRJ"</text:p>
          </table:table-cell>
          <table:table-cell/>
          <table:table-cell table:style-name="ce42" table:formula="of:=CONCATENATE([$przecinki.$A$2];[.A367];[$przecinki.$A$5];[$przecinki.$A$2])" office:value-type="string" office:string-value="&quot;trzni.&quot;" calcext:value-type="string">
            <text:p>"trzni."</text:p>
          </table:table-cell>
          <table:table-cell table:style-name="ce42" table:formula="of:=UPPER([.G367])" office:value-type="string" office:string-value="&quot;TRZNI&quot;" calcext:value-type="string">
            <text:p>"TRZNI"</text:p>
          </table:table-cell>
          <table:table-cell table:style-name="ce42" table:formula="of:=CONCATENATE([$przecinki.$C$2];[$przecinki.$C$2];[.J367];[$przecinki.$C$2];[$przecinki.$C$2];[$przecinki.$C$2];[$przecinki.$C$2];[$przecinki.$B$5];[.F367];[$przecinki.$D$2];[$przecinki.$C$2];[$przecinki.$C$2];[$przecinki.$C$2];[.G367];[$przecinki.$D$2];[$przecinki.$C$2];[$przecinki.$C$2];[$przecinki.$C$2];[$przecinki.$C$2];[$przecinki.$C$2];[$przecinki.$C$2];[$przecinki.$C$2])" office:value-type="string" office:string-value="  &quot;trzni.&quot;    [&quot;TPLRJ&quot;,   &quot;trzni&quot;,       " calcext:value-type="string">
            <text:p><text:s text:c="2"/>"trzni." <text:s text:c="3"/>["TPLRJ", <text:s text:c="2"/>"t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7]);[$przecinki.$A$2];[$przecinki.$C$5];[$przecinki.$D$2])" office:value-type="string" office:string-value="&quot;lewe TRZNI&quot;]," calcext:value-type="string">
            <text:p>"lewe TRZNI"],</text:p>
          </table:table-cell>
          <table:table-cell table:style-name="ce46" table:formula="of:=CONCATENATE([.L367];[.M367];[.N367])" office:value-type="string" office:string-value="  &quot;trzni.&quot;    [&quot;TPLRJ&quot;,   &quot;trzni&quot;,       &quot;&quot;, &quot;ONSET&quot;, &quot;lewe TRZNI&quot;]," calcext:value-type="string">
            <text:p><text:s text:c="2"/>"trzni." <text:s text:c="3"/>["TPLRJ", <text:s text:c="2"/>"trzni", <text:s text:c="6"/>"", "ONSET", "lewe TRZNI"],</text:p>
          </table:table-cell>
        </table:table-row>
        <table:table-row table:style-name="ro2">
          <table:table-cell table:formula="of:=[$'naglosy-edycja'.B368]" office:value-type="string" office:string-value="trzp" calcext:value-type="string">
            <text:p>trzp</text:p>
          </table:table-cell>
          <table:table-cell table:formula="of:=[$'naglosy-edycja'.C368]" office:value-type="string" office:string-value="TPRJ" calcext:value-type="string">
            <text:p>TPRJ</text:p>
          </table:table-cell>
          <table:table-cell table:formula="of:=[$'naglosy-edycja'.D368]" office:value-type="float" office:value="0" calcext:value-type="float">
            <text:p>0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formula="of:=CONCATENATE([$przecinki.$A$2];[.E368];[$przecinki.$A$2];)" office:value-type="string" office:string-value="&quot;TPRJ&quot;" calcext:value-type="string">
            <text:p>"TPRJ"</text:p>
          </table:table-cell>
          <table:table-cell table:formula="of:=CONCATENATE([$przecinki.$A$2];[.A368];[$przecinki.$A$2])" office:value-type="string" office:string-value="&quot;trzp&quot;" calcext:value-type="string">
            <text:p>"trzp"</text:p>
          </table:table-cell>
          <table:table-cell table:formula="of:=CONCATENATE([.G368];[$przecinki.$B$2];[.F368];)" office:value-type="string" office:string-value="&quot;trzp&quot;:&quot;TPRJ&quot;" calcext:value-type="string">
            <text:p>"trzp":"TPRJ"</text:p>
          </table:table-cell>
          <table:table-cell/>
          <table:table-cell table:style-name="ce42" table:formula="of:=CONCATENATE([$przecinki.$A$2];[.A368];[$przecinki.$A$5];[$przecinki.$A$2])" office:value-type="string" office:string-value="&quot;trzp.&quot;" calcext:value-type="string">
            <text:p>"trzp."</text:p>
          </table:table-cell>
          <table:table-cell table:style-name="ce42" table:formula="of:=UPPER([.G368])" office:value-type="string" office:string-value="&quot;TRZP&quot;" calcext:value-type="string">
            <text:p>"TRZP"</text:p>
          </table:table-cell>
          <table:table-cell table:style-name="ce42" table:formula="of:=CONCATENATE([$przecinki.$C$2];[$przecinki.$C$2];[.J368];[$przecinki.$C$2];[$przecinki.$C$2];[$przecinki.$C$2];[$przecinki.$C$2];[$przecinki.$B$5];[.F368];[$przecinki.$D$2];[$przecinki.$C$2];[$przecinki.$C$2];[$przecinki.$C$2];[.G368];[$przecinki.$D$2];[$przecinki.$C$2];[$przecinki.$C$2];[$przecinki.$C$2];[$przecinki.$C$2];[$przecinki.$C$2];[$przecinki.$C$2];[$przecinki.$C$2])" office:value-type="string" office:string-value="  &quot;trzp.&quot;    [&quot;TPRJ&quot;,   &quot;trzp&quot;,       " calcext:value-type="string">
            <text:p><text:s text:c="2"/>"trzp." <text:s text:c="3"/>["TPRJ", <text:s text:c="2"/>"tr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8]);[$przecinki.$A$2];[$przecinki.$C$5];[$przecinki.$D$2])" office:value-type="string" office:string-value="&quot;lewe TRZP&quot;]," calcext:value-type="string">
            <text:p>"lewe TRZP"],</text:p>
          </table:table-cell>
          <table:table-cell table:style-name="ce46" table:formula="of:=CONCATENATE([.L368];[.M368];[.N368])" office:value-type="string" office:string-value="  &quot;trzp.&quot;    [&quot;TPRJ&quot;,   &quot;trzp&quot;,       &quot;&quot;, &quot;ONSET&quot;, &quot;lewe TRZP&quot;]," calcext:value-type="string">
            <text:p><text:s text:c="2"/>"trzp." <text:s text:c="3"/>["TPRJ", <text:s text:c="2"/>"trzp", <text:s text:c="6"/>"", "ONSET", "lewe TRZP"],</text:p>
          </table:table-cell>
        </table:table-row>
        <table:table-row table:style-name="ro2">
          <table:table-cell table:formula="of:=[$'naglosy-edycja'.B369]" office:value-type="string" office:string-value="trzpi" calcext:value-type="string">
            <text:p>trzpi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formula="of:=CONCATENATE([$przecinki.$A$2];[.E369];[$przecinki.$A$2];)" office:value-type="string" office:string-value="&quot;TPRJ&quot;" calcext:value-type="string">
            <text:p>"TPRJ"</text:p>
          </table:table-cell>
          <table:table-cell table:formula="of:=CONCATENATE([$przecinki.$A$2];[.A369];[$przecinki.$A$2])" office:value-type="string" office:string-value="&quot;trzpi&quot;" calcext:value-type="string">
            <text:p>"trzpi"</text:p>
          </table:table-cell>
          <table:table-cell table:formula="of:=CONCATENATE([.G369];[$przecinki.$B$2];[.F369];)" office:value-type="string" office:string-value="&quot;trzpi&quot;:&quot;TPRJ&quot;" calcext:value-type="string">
            <text:p>"trzpi":"TPRJ"</text:p>
          </table:table-cell>
          <table:table-cell/>
          <table:table-cell table:style-name="ce42" table:formula="of:=CONCATENATE([$przecinki.$A$2];[.A369];[$przecinki.$A$5];[$przecinki.$A$2])" office:value-type="string" office:string-value="&quot;trzpi.&quot;" calcext:value-type="string">
            <text:p>"trzpi."</text:p>
          </table:table-cell>
          <table:table-cell table:style-name="ce42" table:formula="of:=UPPER([.G369])" office:value-type="string" office:string-value="&quot;TRZPI&quot;" calcext:value-type="string">
            <text:p>"TRZPI"</text:p>
          </table:table-cell>
          <table:table-cell table:style-name="ce42" table:formula="of:=CONCATENATE([$przecinki.$C$2];[$przecinki.$C$2];[.J369];[$przecinki.$C$2];[$przecinki.$C$2];[$przecinki.$C$2];[$przecinki.$C$2];[$przecinki.$B$5];[.F369];[$przecinki.$D$2];[$przecinki.$C$2];[$przecinki.$C$2];[$przecinki.$C$2];[.G369];[$przecinki.$D$2];[$przecinki.$C$2];[$przecinki.$C$2];[$przecinki.$C$2];[$przecinki.$C$2];[$przecinki.$C$2];[$przecinki.$C$2];[$przecinki.$C$2])" office:value-type="string" office:string-value="  &quot;trzpi.&quot;    [&quot;TPRJ&quot;,   &quot;trzpi&quot;,       " calcext:value-type="string">
            <text:p><text:s text:c="2"/>"trzpi." <text:s text:c="3"/>["TPRJ", <text:s text:c="2"/>"trz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9]);[$przecinki.$A$2];[$przecinki.$C$5];[$przecinki.$D$2])" office:value-type="string" office:string-value="&quot;lewe TRZPI&quot;]," calcext:value-type="string">
            <text:p>"lewe TRZPI"],</text:p>
          </table:table-cell>
          <table:table-cell table:style-name="ce46" table:formula="of:=CONCATENATE([.L369];[.M369];[.N369])" office:value-type="string" office:string-value="  &quot;trzpi.&quot;    [&quot;TPRJ&quot;,   &quot;trzpi&quot;,       &quot;&quot;, &quot;ONSET&quot;, &quot;lewe TRZPI&quot;]," calcext:value-type="string">
            <text:p><text:s text:c="2"/>"trzpi." <text:s text:c="3"/>["TPRJ", <text:s text:c="2"/>"trzpi", <text:s text:c="6"/>"", "ONSET", "lewe TRZPI"],</text:p>
          </table:table-cell>
        </table:table-row>
        <table:table-row table:style-name="ro2">
          <table:table-cell table:formula="of:=[$'naglosy-edycja'.B370]" office:value-type="string" office:string-value="ts" calcext:value-type="string">
            <text:p>ts</text:p>
          </table:table-cell>
          <table:table-cell table:formula="of:=[$'naglosy-edycja'.C370]" office:value-type="string" office:string-value="ZT" calcext:value-type="string">
            <text:p>ZT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formula="of:=CONCATENATE([$przecinki.$A$2];[.E370];[$przecinki.$A$2];)" office:value-type="string" office:string-value="&quot;ZT&quot;" calcext:value-type="string">
            <text:p>"ZT"</text:p>
          </table:table-cell>
          <table:table-cell table:formula="of:=CONCATENATE([$przecinki.$A$2];[.A370];[$przecinki.$A$2])" office:value-type="string" office:string-value="&quot;ts&quot;" calcext:value-type="string">
            <text:p>"ts"</text:p>
          </table:table-cell>
          <table:table-cell table:formula="of:=CONCATENATE([.G370];[$przecinki.$B$2];[.F370];)" office:value-type="string" office:string-value="&quot;ts&quot;:&quot;ZT&quot;" calcext:value-type="string">
            <text:p>"ts":"ZT"</text:p>
          </table:table-cell>
          <table:table-cell/>
          <table:table-cell table:style-name="ce42" table:formula="of:=CONCATENATE([$przecinki.$A$2];[.A370];[$przecinki.$A$5];[$przecinki.$A$2])" office:value-type="string" office:string-value="&quot;ts.&quot;" calcext:value-type="string">
            <text:p>"ts."</text:p>
          </table:table-cell>
          <table:table-cell table:style-name="ce42" table:formula="of:=UPPER([.G370])" office:value-type="string" office:string-value="&quot;TS&quot;" calcext:value-type="string">
            <text:p>"TS"</text:p>
          </table:table-cell>
          <table:table-cell table:style-name="ce42" table:formula="of:=CONCATENATE([$przecinki.$C$2];[$przecinki.$C$2];[.J370];[$przecinki.$C$2];[$przecinki.$C$2];[$przecinki.$C$2];[$przecinki.$C$2];[$przecinki.$B$5];[.F370];[$przecinki.$D$2];[$przecinki.$C$2];[$przecinki.$C$2];[$przecinki.$C$2];[.G370];[$przecinki.$D$2];[$przecinki.$C$2];[$przecinki.$C$2];[$przecinki.$C$2];[$przecinki.$C$2];[$przecinki.$C$2];[$przecinki.$C$2];[$przecinki.$C$2])" office:value-type="string" office:string-value="  &quot;ts.&quot;    [&quot;ZT&quot;,   &quot;ts&quot;,       " calcext:value-type="string">
            <text:p><text:s text:c="2"/>"ts." <text:s text:c="3"/>["ZT", <text:s text:c="2"/>"t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0]);[$przecinki.$A$2];[$przecinki.$C$5];[$przecinki.$D$2])" office:value-type="string" office:string-value="&quot;lewe TS&quot;]," calcext:value-type="string">
            <text:p>"lewe TS"],</text:p>
          </table:table-cell>
          <table:table-cell table:style-name="ce46" table:formula="of:=CONCATENATE([.L370];[.M370];[.N370])" office:value-type="string" office:string-value="  &quot;ts.&quot;    [&quot;ZT&quot;,   &quot;ts&quot;,       &quot;&quot;, &quot;ONSET&quot;, &quot;lewe TS&quot;]," calcext:value-type="string">
            <text:p><text:s text:c="2"/>"ts." <text:s text:c="3"/>["ZT", <text:s text:c="2"/>"ts", <text:s text:c="6"/>"", "ONSET", "lewe TS"],</text:p>
          </table:table-cell>
        </table:table-row>
        <table:table-row table:style-name="ro2">
          <table:table-cell table:formula="of:=[$'naglosy-edycja'.B371]" office:value-type="string" office:string-value="tsch" calcext:value-type="string">
            <text:p>tsch</text:p>
          </table:table-cell>
          <table:table-cell table:formula="of:=[$'naglosy-edycja'.C371]" office:value-type="string" office:string-value="PV" calcext:value-type="string">
            <text:p>PV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formula="of:=CONCATENATE([$przecinki.$A$2];[.E371];[$przecinki.$A$2];)" office:value-type="string" office:string-value="&quot;PV&quot;" calcext:value-type="string">
            <text:p>"PV"</text:p>
          </table:table-cell>
          <table:table-cell table:formula="of:=CONCATENATE([$przecinki.$A$2];[.A371];[$przecinki.$A$2])" office:value-type="string" office:string-value="&quot;tsch&quot;" calcext:value-type="string">
            <text:p>"tsch"</text:p>
          </table:table-cell>
          <table:table-cell table:formula="of:=CONCATENATE([.G371];[$przecinki.$B$2];[.F371];)" office:value-type="string" office:string-value="&quot;tsch&quot;:&quot;PV&quot;" calcext:value-type="string">
            <text:p>"tsch":"PV"</text:p>
          </table:table-cell>
          <table:table-cell/>
          <table:table-cell table:style-name="ce42" table:formula="of:=CONCATENATE([$przecinki.$A$2];[.A371];[$przecinki.$A$5];[$przecinki.$A$2])" office:value-type="string" office:string-value="&quot;tsch.&quot;" calcext:value-type="string">
            <text:p>"tsch."</text:p>
          </table:table-cell>
          <table:table-cell table:style-name="ce42" table:formula="of:=UPPER([.G371])" office:value-type="string" office:string-value="&quot;TSCH&quot;" calcext:value-type="string">
            <text:p>"TSCH"</text:p>
          </table:table-cell>
          <table:table-cell table:style-name="ce42" table:formula="of:=CONCATENATE([$przecinki.$C$2];[$przecinki.$C$2];[.J371];[$przecinki.$C$2];[$przecinki.$C$2];[$przecinki.$C$2];[$przecinki.$C$2];[$przecinki.$B$5];[.F371];[$przecinki.$D$2];[$przecinki.$C$2];[$przecinki.$C$2];[$przecinki.$C$2];[.G371];[$przecinki.$D$2];[$przecinki.$C$2];[$przecinki.$C$2];[$przecinki.$C$2];[$przecinki.$C$2];[$przecinki.$C$2];[$przecinki.$C$2];[$przecinki.$C$2])" office:value-type="string" office:string-value="  &quot;tsch.&quot;    [&quot;PV&quot;,   &quot;tsch&quot;,       " calcext:value-type="string">
            <text:p><text:s text:c="2"/>"tsch." <text:s text:c="3"/>["PV", <text:s text:c="2"/>"t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1]);[$przecinki.$A$2];[$przecinki.$C$5];[$przecinki.$D$2])" office:value-type="string" office:string-value="&quot;lewe TSCH&quot;]," calcext:value-type="string">
            <text:p>"lewe TSCH"],</text:p>
          </table:table-cell>
          <table:table-cell table:style-name="ce46" table:formula="of:=CONCATENATE([.L371];[.M371];[.N371])" office:value-type="string" office:string-value="  &quot;tsch.&quot;    [&quot;PV&quot;,   &quot;tsch&quot;,       &quot;&quot;, &quot;ONSET&quot;, &quot;lewe TSCH&quot;]," calcext:value-type="string">
            <text:p><text:s text:c="2"/>"tsch." <text:s text:c="3"/>["PV", <text:s text:c="2"/>"tsch", <text:s text:c="6"/>"", "ONSET", "lewe TSCH"],</text:p>
          </table:table-cell>
        </table:table-row>
        <table:table-row table:style-name="ro2">
          <table:table-cell table:formula="of:=[$'naglosy-edycja'.B372]" office:value-type="string" office:string-value="tw" calcext:value-type="string">
            <text:p>tw</text:p>
          </table:table-cell>
          <table:table-cell table:formula="of:=[$'naglosy-edycja'.C372]" office:value-type="string" office:string-value="TV" calcext:value-type="string">
            <text:p>T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formula="of:=CONCATENATE([$przecinki.$A$2];[.E372];[$przecinki.$A$2];)" office:value-type="string" office:string-value="&quot;TV&quot;" calcext:value-type="string">
            <text:p>"TV"</text:p>
          </table:table-cell>
          <table:table-cell table:formula="of:=CONCATENATE([$przecinki.$A$2];[.A372];[$przecinki.$A$2])" office:value-type="string" office:string-value="&quot;tw&quot;" calcext:value-type="string">
            <text:p>"tw"</text:p>
          </table:table-cell>
          <table:table-cell table:formula="of:=CONCATENATE([.G372];[$przecinki.$B$2];[.F372];)" office:value-type="string" office:string-value="&quot;tw&quot;:&quot;TV&quot;" calcext:value-type="string">
            <text:p>"tw":"TV"</text:p>
          </table:table-cell>
          <table:table-cell/>
          <table:table-cell table:style-name="ce42" table:formula="of:=CONCATENATE([$przecinki.$A$2];[.A372];[$przecinki.$A$5];[$przecinki.$A$2])" office:value-type="string" office:string-value="&quot;tw.&quot;" calcext:value-type="string">
            <text:p>"tw."</text:p>
          </table:table-cell>
          <table:table-cell table:style-name="ce42" table:formula="of:=UPPER([.G372])" office:value-type="string" office:string-value="&quot;TW&quot;" calcext:value-type="string">
            <text:p>"TW"</text:p>
          </table:table-cell>
          <table:table-cell table:style-name="ce42" table:formula="of:=CONCATENATE([$przecinki.$C$2];[$przecinki.$C$2];[.J372];[$przecinki.$C$2];[$przecinki.$C$2];[$przecinki.$C$2];[$przecinki.$C$2];[$przecinki.$B$5];[.F372];[$przecinki.$D$2];[$przecinki.$C$2];[$przecinki.$C$2];[$przecinki.$C$2];[.G372];[$przecinki.$D$2];[$przecinki.$C$2];[$przecinki.$C$2];[$przecinki.$C$2];[$przecinki.$C$2];[$przecinki.$C$2];[$przecinki.$C$2];[$przecinki.$C$2])" office:value-type="string" office:string-value="  &quot;tw.&quot;    [&quot;TV&quot;,   &quot;tw&quot;,       " calcext:value-type="string">
            <text:p><text:s text:c="2"/>"tw." <text:s text:c="3"/>["TV", <text:s text:c="2"/>"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2]);[$przecinki.$A$2];[$przecinki.$C$5];[$przecinki.$D$2])" office:value-type="string" office:string-value="&quot;lewe TW&quot;]," calcext:value-type="string">
            <text:p>"lewe TW"],</text:p>
          </table:table-cell>
          <table:table-cell table:style-name="ce46" table:formula="of:=CONCATENATE([.L372];[.M372];[.N372])" office:value-type="string" office:string-value="  &quot;tw.&quot;    [&quot;TV&quot;,   &quot;tw&quot;,       &quot;&quot;, &quot;ONSET&quot;, &quot;lewe TW&quot;]," calcext:value-type="string">
            <text:p><text:s text:c="2"/>"tw." <text:s text:c="3"/>["TV", <text:s text:c="2"/>"tw", <text:s text:c="6"/>"", "ONSET", "lewe TW"],</text:p>
          </table:table-cell>
        </table:table-row>
        <table:table-row table:style-name="ro2">
          <table:table-cell table:formula="of:=[$'naglosy-edycja'.B373]" office:value-type="string" office:string-value="twi" calcext:value-type="string">
            <text:p>twi</text:p>
          </table:table-cell>
          <table:table-cell table:formula="of:=[$'naglosy-edycja'.C373]" office:value-type="float" office:value="0" calcext:value-type="float">
            <text:p>0</text:p>
          </table:table-cell>
          <table:table-cell table:formula="of:=[$'naglosy-edycja'.D373]" office:value-type="string" office:string-value="TVJ" calcext:value-type="string">
            <text:p>TVJ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formula="of:=CONCATENATE([$przecinki.$A$2];[.E373];[$przecinki.$A$2];)" office:value-type="string" office:string-value="&quot;TVJ&quot;" calcext:value-type="string">
            <text:p>"TVJ"</text:p>
          </table:table-cell>
          <table:table-cell table:formula="of:=CONCATENATE([$przecinki.$A$2];[.A373];[$przecinki.$A$2])" office:value-type="string" office:string-value="&quot;twi&quot;" calcext:value-type="string">
            <text:p>"twi"</text:p>
          </table:table-cell>
          <table:table-cell table:formula="of:=CONCATENATE([.G373];[$przecinki.$B$2];[.F373];)" office:value-type="string" office:string-value="&quot;twi&quot;:&quot;TVJ&quot;" calcext:value-type="string">
            <text:p>"twi":"TVJ"</text:p>
          </table:table-cell>
          <table:table-cell/>
          <table:table-cell table:style-name="ce42" table:formula="of:=CONCATENATE([$przecinki.$A$2];[.A373];[$przecinki.$A$5];[$przecinki.$A$2])" office:value-type="string" office:string-value="&quot;twi.&quot;" calcext:value-type="string">
            <text:p>"twi."</text:p>
          </table:table-cell>
          <table:table-cell table:style-name="ce42" table:formula="of:=UPPER([.G373])" office:value-type="string" office:string-value="&quot;TWI&quot;" calcext:value-type="string">
            <text:p>"TWI"</text:p>
          </table:table-cell>
          <table:table-cell table:style-name="ce42" table:formula="of:=CONCATENATE([$przecinki.$C$2];[$przecinki.$C$2];[.J373];[$przecinki.$C$2];[$przecinki.$C$2];[$przecinki.$C$2];[$przecinki.$C$2];[$przecinki.$B$5];[.F373];[$przecinki.$D$2];[$przecinki.$C$2];[$przecinki.$C$2];[$przecinki.$C$2];[.G373];[$przecinki.$D$2];[$przecinki.$C$2];[$przecinki.$C$2];[$przecinki.$C$2];[$przecinki.$C$2];[$przecinki.$C$2];[$przecinki.$C$2];[$przecinki.$C$2])" office:value-type="string" office:string-value="  &quot;twi.&quot;    [&quot;TVJ&quot;,   &quot;twi&quot;,       " calcext:value-type="string">
            <text:p><text:s text:c="2"/>"twi." <text:s text:c="3"/>["TVJ", <text:s text:c="2"/>"t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3]);[$przecinki.$A$2];[$przecinki.$C$5];[$przecinki.$D$2])" office:value-type="string" office:string-value="&quot;lewe TWI&quot;]," calcext:value-type="string">
            <text:p>"lewe TWI"],</text:p>
          </table:table-cell>
          <table:table-cell table:style-name="ce46" table:formula="of:=CONCATENATE([.L373];[.M373];[.N373])" office:value-type="string" office:string-value="  &quot;twi.&quot;    [&quot;TVJ&quot;,   &quot;twi&quot;,       &quot;&quot;, &quot;ONSET&quot;, &quot;lewe TWI&quot;]," calcext:value-type="string">
            <text:p><text:s text:c="2"/>"twi." <text:s text:c="3"/>["TVJ", <text:s text:c="2"/>"twi", <text:s text:c="6"/>"", "ONSET", "lewe TWI"],</text:p>
          </table:table-cell>
        </table:table-row>
        <table:table-row table:style-name="ro2">
          <table:table-cell table:formula="of:=[$'naglosy-edycja'.B374]" office:value-type="string" office:string-value="w" calcext:value-type="string">
            <text:p>w</text:p>
          </table:table-cell>
          <table:table-cell table:formula="of:=[$'naglosy-edycja'.C374]" office:value-type="string" office:string-value="V" calcext:value-type="string">
            <text:p>V</text:p>
          </table:table-cell>
          <table:table-cell table:formula="of:=[$'naglosy-edycja'.D374]" office:value-type="float" office:value="0" calcext:value-type="float">
            <text:p>0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formula="of:=CONCATENATE([$przecinki.$A$2];[.E374];[$przecinki.$A$2];)" office:value-type="string" office:string-value="&quot;V&quot;" calcext:value-type="string">
            <text:p>"V"</text:p>
          </table:table-cell>
          <table:table-cell table:formula="of:=CONCATENATE([$przecinki.$A$2];[.A374];[$przecinki.$A$2])" office:value-type="string" office:string-value="&quot;w&quot;" calcext:value-type="string">
            <text:p>"w"</text:p>
          </table:table-cell>
          <table:table-cell table:formula="of:=CONCATENATE([.G374];[$przecinki.$B$2];[.F374];)" office:value-type="string" office:string-value="&quot;w&quot;:&quot;V&quot;" calcext:value-type="string">
            <text:p>"w":"V"</text:p>
          </table:table-cell>
          <table:table-cell/>
          <table:table-cell table:style-name="ce42" table:formula="of:=CONCATENATE([$przecinki.$A$2];[.A374];[$przecinki.$A$5];[$przecinki.$A$2])" office:value-type="string" office:string-value="&quot;w.&quot;" calcext:value-type="string">
            <text:p>"w."</text:p>
          </table:table-cell>
          <table:table-cell table:style-name="ce42" table:formula="of:=UPPER([.G374])" office:value-type="string" office:string-value="&quot;W&quot;" calcext:value-type="string">
            <text:p>"W"</text:p>
          </table:table-cell>
          <table:table-cell table:style-name="ce42" table:formula="of:=CONCATENATE([$przecinki.$C$2];[$przecinki.$C$2];[.J374];[$przecinki.$C$2];[$przecinki.$C$2];[$przecinki.$C$2];[$przecinki.$C$2];[$przecinki.$B$5];[.F374];[$przecinki.$D$2];[$przecinki.$C$2];[$przecinki.$C$2];[$przecinki.$C$2];[.G374];[$przecinki.$D$2];[$przecinki.$C$2];[$przecinki.$C$2];[$przecinki.$C$2];[$przecinki.$C$2];[$przecinki.$C$2];[$przecinki.$C$2];[$przecinki.$C$2])" office:value-type="string" office:string-value="  &quot;w.&quot;    [&quot;V&quot;,   &quot;w&quot;,       " calcext:value-type="string">
            <text:p><text:s text:c="2"/>"w." <text:s text:c="3"/>["V", <text:s text:c="2"/>"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4]);[$przecinki.$A$2];[$przecinki.$C$5];[$przecinki.$D$2])" office:value-type="string" office:string-value="&quot;lewe W&quot;]," calcext:value-type="string">
            <text:p>"lewe W"],</text:p>
          </table:table-cell>
          <table:table-cell table:style-name="ce46" table:formula="of:=CONCATENATE([.L374];[.M374];[.N374])" office:value-type="string" office:string-value="  &quot;w.&quot;    [&quot;V&quot;,   &quot;w&quot;,       &quot;&quot;, &quot;ONSET&quot;, &quot;lewe W&quot;]," calcext:value-type="string">
            <text:p><text:s text:c="2"/>"w." <text:s text:c="3"/>["V", <text:s text:c="2"/>"w", <text:s text:c="6"/>"", "ONSET", "lewe W"],</text:p>
          </table:table-cell>
        </table:table-row>
        <table:table-row table:style-name="ro2">
          <table:table-cell table:formula="of:=[$'naglosy-edycja'.B375]" office:value-type="string" office:string-value="wi" calcext:value-type="string">
            <text:p>wi</text:p>
          </table:table-cell>
          <table:table-cell table:formula="of:=[$'naglosy-edycja'.C375]" office:value-type="float" office:value="0" calcext:value-type="float">
            <text:p>0</text:p>
          </table:table-cell>
          <table:table-cell table:formula="of:=[$'naglosy-edycja'.D375]" office:value-type="string" office:string-value="VJ" calcext:value-type="string">
            <text:p>VJ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formula="of:=CONCATENATE([$przecinki.$A$2];[.E375];[$przecinki.$A$2];)" office:value-type="string" office:string-value="&quot;VJ&quot;" calcext:value-type="string">
            <text:p>"VJ"</text:p>
          </table:table-cell>
          <table:table-cell table:formula="of:=CONCATENATE([$przecinki.$A$2];[.A375];[$przecinki.$A$2])" office:value-type="string" office:string-value="&quot;wi&quot;" calcext:value-type="string">
            <text:p>"wi"</text:p>
          </table:table-cell>
          <table:table-cell table:formula="of:=CONCATENATE([.G375];[$przecinki.$B$2];[.F375];)" office:value-type="string" office:string-value="&quot;wi&quot;:&quot;VJ&quot;" calcext:value-type="string">
            <text:p>"wi":"VJ"</text:p>
          </table:table-cell>
          <table:table-cell/>
          <table:table-cell table:style-name="ce42" table:formula="of:=CONCATENATE([$przecinki.$A$2];[.A375];[$przecinki.$A$5];[$przecinki.$A$2])" office:value-type="string" office:string-value="&quot;wi.&quot;" calcext:value-type="string">
            <text:p>"wi."</text:p>
          </table:table-cell>
          <table:table-cell table:style-name="ce42" table:formula="of:=UPPER([.G375])" office:value-type="string" office:string-value="&quot;WI&quot;" calcext:value-type="string">
            <text:p>"WI"</text:p>
          </table:table-cell>
          <table:table-cell table:style-name="ce42" table:formula="of:=CONCATENATE([$przecinki.$C$2];[$przecinki.$C$2];[.J375];[$przecinki.$C$2];[$przecinki.$C$2];[$przecinki.$C$2];[$przecinki.$C$2];[$przecinki.$B$5];[.F375];[$przecinki.$D$2];[$przecinki.$C$2];[$przecinki.$C$2];[$przecinki.$C$2];[.G375];[$przecinki.$D$2];[$przecinki.$C$2];[$przecinki.$C$2];[$przecinki.$C$2];[$przecinki.$C$2];[$przecinki.$C$2];[$przecinki.$C$2];[$przecinki.$C$2])" office:value-type="string" office:string-value="  &quot;wi.&quot;    [&quot;VJ&quot;,   &quot;wi&quot;,       " calcext:value-type="string">
            <text:p><text:s text:c="2"/>"wi." <text:s text:c="3"/>["VJ", <text:s text:c="2"/>"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5]);[$przecinki.$A$2];[$przecinki.$C$5];[$przecinki.$D$2])" office:value-type="string" office:string-value="&quot;lewe WI&quot;]," calcext:value-type="string">
            <text:p>"lewe WI"],</text:p>
          </table:table-cell>
          <table:table-cell table:style-name="ce46" table:formula="of:=CONCATENATE([.L375];[.M375];[.N375])" office:value-type="string" office:string-value="  &quot;wi.&quot;    [&quot;VJ&quot;,   &quot;wi&quot;,       &quot;&quot;, &quot;ONSET&quot;, &quot;lewe WI&quot;]," calcext:value-type="string">
            <text:p><text:s text:c="2"/>"wi." <text:s text:c="3"/>["VJ", <text:s text:c="2"/>"wi", <text:s text:c="6"/>"", "ONSET", "lewe WI"],</text:p>
          </table:table-cell>
        </table:table-row>
        <table:table-row table:style-name="ro2">
          <table:table-cell table:formula="of:=[$'naglosy-edycja'.B376]" office:value-type="string" office:string-value="wb" calcext:value-type="string">
            <text:p>wb</text:p>
          </table:table-cell>
          <table:table-cell table:formula="of:=[$'naglosy-edycja'.C376]" office:value-type="string" office:string-value="FP" calcext:value-type="string">
            <text:p>FP</text:p>
          </table:table-cell>
          <table:table-cell table:formula="of:=[$'naglosy-edycja'.D376]" office:value-type="float" office:value="0" calcext:value-type="float">
            <text:p>0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formula="of:=CONCATENATE([$przecinki.$A$2];[.E376];[$przecinki.$A$2];)" office:value-type="string" office:string-value="&quot;FP&quot;" calcext:value-type="string">
            <text:p>"FP"</text:p>
          </table:table-cell>
          <table:table-cell table:formula="of:=CONCATENATE([$przecinki.$A$2];[.A376];[$przecinki.$A$2])" office:value-type="string" office:string-value="&quot;wb&quot;" calcext:value-type="string">
            <text:p>"wb"</text:p>
          </table:table-cell>
          <table:table-cell table:formula="of:=CONCATENATE([.G376];[$przecinki.$B$2];[.F376];)" office:value-type="string" office:string-value="&quot;wb&quot;:&quot;FP&quot;" calcext:value-type="string">
            <text:p>"wb":"FP"</text:p>
          </table:table-cell>
          <table:table-cell/>
          <table:table-cell table:style-name="ce42" table:formula="of:=CONCATENATE([$przecinki.$A$2];[.A376];[$przecinki.$A$5];[$przecinki.$A$2])" office:value-type="string" office:string-value="&quot;wb.&quot;" calcext:value-type="string">
            <text:p>"wb."</text:p>
          </table:table-cell>
          <table:table-cell table:style-name="ce42" table:formula="of:=UPPER([.G376])" office:value-type="string" office:string-value="&quot;WB&quot;" calcext:value-type="string">
            <text:p>"WB"</text:p>
          </table:table-cell>
          <table:table-cell table:style-name="ce42" table:formula="of:=CONCATENATE([$przecinki.$C$2];[$przecinki.$C$2];[.J376];[$przecinki.$C$2];[$przecinki.$C$2];[$przecinki.$C$2];[$przecinki.$C$2];[$przecinki.$B$5];[.F376];[$przecinki.$D$2];[$przecinki.$C$2];[$przecinki.$C$2];[$przecinki.$C$2];[.G376];[$przecinki.$D$2];[$przecinki.$C$2];[$przecinki.$C$2];[$przecinki.$C$2];[$przecinki.$C$2];[$przecinki.$C$2];[$przecinki.$C$2];[$przecinki.$C$2])" office:value-type="string" office:string-value="  &quot;wb.&quot;    [&quot;FP&quot;,   &quot;wb&quot;,       " calcext:value-type="string">
            <text:p><text:s text:c="2"/>"wb." <text:s text:c="3"/>["FP", <text:s text:c="2"/>"w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6]);[$przecinki.$A$2];[$przecinki.$C$5];[$przecinki.$D$2])" office:value-type="string" office:string-value="&quot;lewe WB&quot;]," calcext:value-type="string">
            <text:p>"lewe WB"],</text:p>
          </table:table-cell>
          <table:table-cell table:style-name="ce46" table:formula="of:=CONCATENATE([.L376];[.M376];[.N376])" office:value-type="string" office:string-value="  &quot;wb.&quot;    [&quot;FP&quot;,   &quot;wb&quot;,       &quot;&quot;, &quot;ONSET&quot;, &quot;lewe WB&quot;]," calcext:value-type="string">
            <text:p><text:s text:c="2"/>"wb." <text:s text:c="3"/>["FP", <text:s text:c="2"/>"wb", <text:s text:c="6"/>"", "ONSET", "lewe WB"],</text:p>
          </table:table-cell>
        </table:table-row>
        <table:table-row table:style-name="ro2">
          <table:table-cell table:formula="of:=[$'naglosy-edycja'.B377]" office:value-type="string" office:string-value="wbr" calcext:value-type="string">
            <text:p>wbr</text:p>
          </table:table-cell>
          <table:table-cell table:formula="of:=[$'naglosy-edycja'.C377]" office:value-type="string" office:string-value="FPR" calcext:value-type="string">
            <text:p>FPR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formula="of:=CONCATENATE([$przecinki.$A$2];[.E377];[$przecinki.$A$2];)" office:value-type="string" office:string-value="&quot;FPR&quot;" calcext:value-type="string">
            <text:p>"FPR"</text:p>
          </table:table-cell>
          <table:table-cell table:formula="of:=CONCATENATE([$przecinki.$A$2];[.A377];[$przecinki.$A$2])" office:value-type="string" office:string-value="&quot;wbr&quot;" calcext:value-type="string">
            <text:p>"wbr"</text:p>
          </table:table-cell>
          <table:table-cell table:formula="of:=CONCATENATE([.G377];[$przecinki.$B$2];[.F377];)" office:value-type="string" office:string-value="&quot;wbr&quot;:&quot;FPR&quot;" calcext:value-type="string">
            <text:p>"wbr":"FPR"</text:p>
          </table:table-cell>
          <table:table-cell/>
          <table:table-cell table:style-name="ce42" table:formula="of:=CONCATENATE([$przecinki.$A$2];[.A377];[$przecinki.$A$5];[$przecinki.$A$2])" office:value-type="string" office:string-value="&quot;wbr.&quot;" calcext:value-type="string">
            <text:p>"wbr."</text:p>
          </table:table-cell>
          <table:table-cell table:style-name="ce42" table:formula="of:=UPPER([.G377])" office:value-type="string" office:string-value="&quot;WBR&quot;" calcext:value-type="string">
            <text:p>"WBR"</text:p>
          </table:table-cell>
          <table:table-cell table:style-name="ce42" table:formula="of:=CONCATENATE([$przecinki.$C$2];[$przecinki.$C$2];[.J377];[$przecinki.$C$2];[$przecinki.$C$2];[$przecinki.$C$2];[$przecinki.$C$2];[$przecinki.$B$5];[.F377];[$przecinki.$D$2];[$przecinki.$C$2];[$przecinki.$C$2];[$przecinki.$C$2];[.G377];[$przecinki.$D$2];[$przecinki.$C$2];[$przecinki.$C$2];[$przecinki.$C$2];[$przecinki.$C$2];[$przecinki.$C$2];[$przecinki.$C$2];[$przecinki.$C$2])" office:value-type="string" office:string-value="  &quot;wbr.&quot;    [&quot;FPR&quot;,   &quot;wbr&quot;,       " calcext:value-type="string">
            <text:p><text:s text:c="2"/>"wbr." <text:s text:c="3"/>["FPR", <text:s text:c="2"/>"w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7]);[$przecinki.$A$2];[$przecinki.$C$5];[$przecinki.$D$2])" office:value-type="string" office:string-value="&quot;lewe WBR&quot;]," calcext:value-type="string">
            <text:p>"lewe WBR"],</text:p>
          </table:table-cell>
          <table:table-cell table:style-name="ce46" table:formula="of:=CONCATENATE([.L377];[.M377];[.N377])" office:value-type="string" office:string-value="  &quot;wbr.&quot;    [&quot;FPR&quot;,   &quot;wbr&quot;,       &quot;&quot;, &quot;ONSET&quot;, &quot;lewe WBR&quot;]," calcext:value-type="string">
            <text:p><text:s text:c="2"/>"wbr." <text:s text:c="3"/>["FPR", <text:s text:c="2"/>"wbr", <text:s text:c="6"/>"", "ONSET", "lewe WBR"],</text:p>
          </table:table-cell>
        </table:table-row>
        <table:table-row table:style-name="ro2">
          <table:table-cell table:formula="of:=[$'naglosy-edycja'.B378]" office:value-type="string" office:string-value="wc" calcext:value-type="string">
            <text:p>wc</text:p>
          </table:table-cell>
          <table:table-cell table:formula="of:=[$'naglosy-edycja'.C378]" office:value-type="string" office:string-value="ZTV" calcext:value-type="string">
            <text:p>ZTV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formula="of:=CONCATENATE([$przecinki.$A$2];[.E378];[$przecinki.$A$2];)" office:value-type="string" office:string-value="&quot;ZTV&quot;" calcext:value-type="string">
            <text:p>"ZTV"</text:p>
          </table:table-cell>
          <table:table-cell table:formula="of:=CONCATENATE([$przecinki.$A$2];[.A378];[$przecinki.$A$2])" office:value-type="string" office:string-value="&quot;wc&quot;" calcext:value-type="string">
            <text:p>"wc"</text:p>
          </table:table-cell>
          <table:table-cell table:formula="of:=CONCATENATE([.G378];[$przecinki.$B$2];[.F378];)" office:value-type="string" office:string-value="&quot;wc&quot;:&quot;ZTV&quot;" calcext:value-type="string">
            <text:p>"wc":"ZTV"</text:p>
          </table:table-cell>
          <table:table-cell/>
          <table:table-cell table:style-name="ce42" table:formula="of:=CONCATENATE([$przecinki.$A$2];[.A378];[$przecinki.$A$5];[$przecinki.$A$2])" office:value-type="string" office:string-value="&quot;wc.&quot;" calcext:value-type="string">
            <text:p>"wc."</text:p>
          </table:table-cell>
          <table:table-cell table:style-name="ce42" table:formula="of:=UPPER([.G378])" office:value-type="string" office:string-value="&quot;WC&quot;" calcext:value-type="string">
            <text:p>"WC"</text:p>
          </table:table-cell>
          <table:table-cell table:style-name="ce42" table:formula="of:=CONCATENATE([$przecinki.$C$2];[$przecinki.$C$2];[.J378];[$przecinki.$C$2];[$przecinki.$C$2];[$przecinki.$C$2];[$przecinki.$C$2];[$przecinki.$B$5];[.F378];[$przecinki.$D$2];[$przecinki.$C$2];[$przecinki.$C$2];[$przecinki.$C$2];[.G378];[$przecinki.$D$2];[$przecinki.$C$2];[$przecinki.$C$2];[$przecinki.$C$2];[$przecinki.$C$2];[$przecinki.$C$2];[$przecinki.$C$2];[$przecinki.$C$2])" office:value-type="string" office:string-value="  &quot;wc.&quot;    [&quot;ZTV&quot;,   &quot;wc&quot;,       " calcext:value-type="string">
            <text:p><text:s text:c="2"/>"wc." <text:s text:c="3"/>["ZTV", <text:s text:c="2"/>"w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8]);[$przecinki.$A$2];[$przecinki.$C$5];[$przecinki.$D$2])" office:value-type="string" office:string-value="&quot;lewe WC&quot;]," calcext:value-type="string">
            <text:p>"lewe WC"],</text:p>
          </table:table-cell>
          <table:table-cell table:style-name="ce46" table:formula="of:=CONCATENATE([.L378];[.M378];[.N378])" office:value-type="string" office:string-value="  &quot;wc.&quot;    [&quot;ZTV&quot;,   &quot;wc&quot;,       &quot;&quot;, &quot;ONSET&quot;, &quot;lewe WC&quot;]," calcext:value-type="string">
            <text:p><text:s text:c="2"/>"wc." <text:s text:c="3"/>["ZTV", <text:s text:c="2"/>"wc", <text:s text:c="6"/>"", "ONSET", "lewe WC"],</text:p>
          </table:table-cell>
        </table:table-row>
        <table:table-row table:style-name="ro2">
          <table:table-cell table:formula="of:=[$'naglosy-edycja'.B379]" office:value-type="string" office:string-value="wci" calcext:value-type="string">
            <text:p>wci</text:p>
          </table:table-cell>
          <table:table-cell table:formula="of:=[$'naglosy-edycja'.C379]" office:value-type="float" office:value="0" calcext:value-type="float">
            <text:p>0</text:p>
          </table:table-cell>
          <table:table-cell table:formula="of:=[$'naglosy-edycja'.D379]" office:value-type="string" office:string-value="ZTVJ" calcext:value-type="string">
            <text:p>ZTVJ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formula="of:=CONCATENATE([$przecinki.$A$2];[.E379];[$przecinki.$A$2];)" office:value-type="string" office:string-value="&quot;ZTVJ&quot;" calcext:value-type="string">
            <text:p>"ZTVJ"</text:p>
          </table:table-cell>
          <table:table-cell table:formula="of:=CONCATENATE([$przecinki.$A$2];[.A379];[$przecinki.$A$2])" office:value-type="string" office:string-value="&quot;wci&quot;" calcext:value-type="string">
            <text:p>"wci"</text:p>
          </table:table-cell>
          <table:table-cell table:formula="of:=CONCATENATE([.G379];[$przecinki.$B$2];[.F379];)" office:value-type="string" office:string-value="&quot;wci&quot;:&quot;ZTVJ&quot;" calcext:value-type="string">
            <text:p>"wci":"ZTVJ"</text:p>
          </table:table-cell>
          <table:table-cell/>
          <table:table-cell table:style-name="ce42" table:formula="of:=CONCATENATE([$przecinki.$A$2];[.A379];[$przecinki.$A$5];[$przecinki.$A$2])" office:value-type="string" office:string-value="&quot;wci.&quot;" calcext:value-type="string">
            <text:p>"wci."</text:p>
          </table:table-cell>
          <table:table-cell table:style-name="ce42" table:formula="of:=UPPER([.G379])" office:value-type="string" office:string-value="&quot;WCI&quot;" calcext:value-type="string">
            <text:p>"WCI"</text:p>
          </table:table-cell>
          <table:table-cell table:style-name="ce42" table:formula="of:=CONCATENATE([$przecinki.$C$2];[$przecinki.$C$2];[.J379];[$przecinki.$C$2];[$przecinki.$C$2];[$przecinki.$C$2];[$przecinki.$C$2];[$przecinki.$B$5];[.F379];[$przecinki.$D$2];[$przecinki.$C$2];[$przecinki.$C$2];[$przecinki.$C$2];[.G379];[$przecinki.$D$2];[$przecinki.$C$2];[$przecinki.$C$2];[$przecinki.$C$2];[$przecinki.$C$2];[$przecinki.$C$2];[$przecinki.$C$2];[$przecinki.$C$2])" office:value-type="string" office:string-value="  &quot;wci.&quot;    [&quot;ZTVJ&quot;,   &quot;wci&quot;,       " calcext:value-type="string">
            <text:p><text:s text:c="2"/>"wci." <text:s text:c="3"/>["ZTVJ", <text:s text:c="2"/>"w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9]);[$przecinki.$A$2];[$przecinki.$C$5];[$przecinki.$D$2])" office:value-type="string" office:string-value="&quot;lewe WCI&quot;]," calcext:value-type="string">
            <text:p>"lewe WCI"],</text:p>
          </table:table-cell>
          <table:table-cell table:style-name="ce46" table:formula="of:=CONCATENATE([.L379];[.M379];[.N379])" office:value-type="string" office:string-value="  &quot;wci.&quot;    [&quot;ZTVJ&quot;,   &quot;wci&quot;,       &quot;&quot;, &quot;ONSET&quot;, &quot;lewe WCI&quot;]," calcext:value-type="string">
            <text:p><text:s text:c="2"/>"wci." <text:s text:c="3"/>["ZTVJ", <text:s text:c="2"/>"wci", <text:s text:c="6"/>"", "ONSET", "lewe WCI"],</text:p>
          </table:table-cell>
        </table:table-row>
        <table:table-row table:style-name="ro2">
          <table:table-cell table:formula="of:=[$'naglosy-edycja'.B380]" office:value-type="string" office:string-value="wch" calcext:value-type="string">
            <text:p>wch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FKT" calcext:value-type="string">
            <text:p>FKT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formula="of:=CONCATENATE([$przecinki.$A$2];[.E380];[$przecinki.$A$2];)" office:value-type="string" office:string-value="&quot;FKT&quot;" calcext:value-type="string">
            <text:p>"FKT"</text:p>
          </table:table-cell>
          <table:table-cell table:formula="of:=CONCATENATE([$przecinki.$A$2];[.A380];[$przecinki.$A$2])" office:value-type="string" office:string-value="&quot;wch&quot;" calcext:value-type="string">
            <text:p>"wch"</text:p>
          </table:table-cell>
          <table:table-cell table:formula="of:=CONCATENATE([.G380];[$przecinki.$B$2];[.F380];)" office:value-type="string" office:string-value="&quot;wch&quot;:&quot;FKT&quot;" calcext:value-type="string">
            <text:p>"wch":"FKT"</text:p>
          </table:table-cell>
          <table:table-cell/>
          <table:table-cell table:style-name="ce42" table:formula="of:=CONCATENATE([$przecinki.$A$2];[.A380];[$przecinki.$A$5];[$przecinki.$A$2])" office:value-type="string" office:string-value="&quot;wch.&quot;" calcext:value-type="string">
            <text:p>"wch."</text:p>
          </table:table-cell>
          <table:table-cell table:style-name="ce42" table:formula="of:=UPPER([.G380])" office:value-type="string" office:string-value="&quot;WCH&quot;" calcext:value-type="string">
            <text:p>"WCH"</text:p>
          </table:table-cell>
          <table:table-cell table:style-name="ce42" table:formula="of:=CONCATENATE([$przecinki.$C$2];[$przecinki.$C$2];[.J380];[$przecinki.$C$2];[$przecinki.$C$2];[$przecinki.$C$2];[$przecinki.$C$2];[$przecinki.$B$5];[.F380];[$przecinki.$D$2];[$przecinki.$C$2];[$przecinki.$C$2];[$przecinki.$C$2];[.G380];[$przecinki.$D$2];[$przecinki.$C$2];[$przecinki.$C$2];[$przecinki.$C$2];[$przecinki.$C$2];[$przecinki.$C$2];[$przecinki.$C$2];[$przecinki.$C$2])" office:value-type="string" office:string-value="  &quot;wch.&quot;    [&quot;FKT&quot;,   &quot;wch&quot;,       " calcext:value-type="string">
            <text:p><text:s text:c="2"/>"wch." <text:s text:c="3"/>["FKT", <text:s text:c="2"/>"w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0]);[$przecinki.$A$2];[$przecinki.$C$5];[$przecinki.$D$2])" office:value-type="string" office:string-value="&quot;lewe WCH&quot;]," calcext:value-type="string">
            <text:p>"lewe WCH"],</text:p>
          </table:table-cell>
          <table:table-cell table:style-name="ce46" table:formula="of:=CONCATENATE([.L380];[.M380];[.N380])" office:value-type="string" office:string-value="  &quot;wch.&quot;    [&quot;FKT&quot;,   &quot;wch&quot;,       &quot;&quot;, &quot;ONSET&quot;, &quot;lewe WCH&quot;]," calcext:value-type="string">
            <text:p><text:s text:c="2"/>"wch." <text:s text:c="3"/>["FKT", <text:s text:c="2"/>"wch", <text:s text:c="6"/>"", "ONSET", "lewe WCH"],</text:p>
          </table:table-cell>
        </table:table-row>
        <table:table-row table:style-name="ro2">
          <table:table-cell table:formula="of:=[$'naglosy-edycja'.B381]" office:value-type="string" office:string-value="wchł" calcext:value-type="string">
            <text:p>wchł</text:p>
          </table:table-cell>
          <table:table-cell table:formula="of:=[$'naglosy-edycja'.C381]" office:value-type="string" office:string-value="FKTLJ" calcext:value-type="string">
            <text:p>FKTLJ</text:p>
          </table:table-cell>
          <table:table-cell table:formula="of:=[$'naglosy-edycja'.D381]" office:value-type="float" office:value="0" calcext:value-type="float">
            <text:p>0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formula="of:=CONCATENATE([$przecinki.$A$2];[.E381];[$przecinki.$A$2];)" office:value-type="string" office:string-value="&quot;FKTLJ&quot;" calcext:value-type="string">
            <text:p>"FKTLJ"</text:p>
          </table:table-cell>
          <table:table-cell table:formula="of:=CONCATENATE([$przecinki.$A$2];[.A381];[$przecinki.$A$2])" office:value-type="string" office:string-value="&quot;wchł&quot;" calcext:value-type="string">
            <text:p>"wchł"</text:p>
          </table:table-cell>
          <table:table-cell table:formula="of:=CONCATENATE([.G381];[$przecinki.$B$2];[.F381];)" office:value-type="string" office:string-value="&quot;wchł&quot;:&quot;FKTLJ&quot;" calcext:value-type="string">
            <text:p>"wchł":"FKTLJ"</text:p>
          </table:table-cell>
          <table:table-cell/>
          <table:table-cell table:style-name="ce42" table:formula="of:=CONCATENATE([$przecinki.$A$2];[.A381];[$przecinki.$A$5];[$przecinki.$A$2])" office:value-type="string" office:string-value="&quot;wchł.&quot;" calcext:value-type="string">
            <text:p>"wchł."</text:p>
          </table:table-cell>
          <table:table-cell table:style-name="ce42" table:formula="of:=UPPER([.G381])" office:value-type="string" office:string-value="&quot;WCHŁ&quot;" calcext:value-type="string">
            <text:p>"WCHŁ"</text:p>
          </table:table-cell>
          <table:table-cell table:style-name="ce42" table:formula="of:=CONCATENATE([$przecinki.$C$2];[$przecinki.$C$2];[.J381];[$przecinki.$C$2];[$przecinki.$C$2];[$przecinki.$C$2];[$przecinki.$C$2];[$przecinki.$B$5];[.F381];[$przecinki.$D$2];[$przecinki.$C$2];[$przecinki.$C$2];[$przecinki.$C$2];[.G381];[$przecinki.$D$2];[$przecinki.$C$2];[$przecinki.$C$2];[$przecinki.$C$2];[$przecinki.$C$2];[$przecinki.$C$2];[$przecinki.$C$2];[$przecinki.$C$2])" office:value-type="string" office:string-value="  &quot;wchł.&quot;    [&quot;FKTLJ&quot;,   &quot;wchł&quot;,       " calcext:value-type="string">
            <text:p><text:s text:c="2"/>"wchł." <text:s text:c="3"/>["FKTLJ", <text:s text:c="2"/>"w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1]);[$przecinki.$A$2];[$przecinki.$C$5];[$przecinki.$D$2])" office:value-type="string" office:string-value="&quot;lewe WCHŁ&quot;]," calcext:value-type="string">
            <text:p>"lewe WCHŁ"],</text:p>
          </table:table-cell>
          <table:table-cell table:style-name="ce46" table:formula="of:=CONCATENATE([.L381];[.M381];[.N381])" office:value-type="string" office:string-value="  &quot;wchł.&quot;    [&quot;FKTLJ&quot;,   &quot;wchł&quot;,       &quot;&quot;, &quot;ONSET&quot;, &quot;lewe WCHŁ&quot;]," calcext:value-type="string">
            <text:p><text:s text:c="2"/>"wchł." <text:s text:c="3"/>["FKTLJ", <text:s text:c="2"/>"wchł", <text:s text:c="6"/>"", "ONSET", "lewe WCHŁ"],</text:p>
          </table:table-cell>
        </table:table-row>
        <table:table-row table:style-name="ro2">
          <table:table-cell table:formula="of:=[$'naglosy-edycja'.B382]" office:value-type="string" office:string-value="wchrz" calcext:value-type="string">
            <text:p>wchrz</text:p>
          </table:table-cell>
          <table:table-cell table:formula="of:=[$'naglosy-edycja'.C382]" office:value-type="string" office:string-value="FKTRJ" calcext:value-type="string">
            <text:p>FKTR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formula="of:=CONCATENATE([$przecinki.$A$2];[.E382];[$przecinki.$A$2];)" office:value-type="string" office:string-value="&quot;FKTRJ&quot;" calcext:value-type="string">
            <text:p>"FKTRJ"</text:p>
          </table:table-cell>
          <table:table-cell table:formula="of:=CONCATENATE([$przecinki.$A$2];[.A382];[$przecinki.$A$2])" office:value-type="string" office:string-value="&quot;wchrz&quot;" calcext:value-type="string">
            <text:p>"wchrz"</text:p>
          </table:table-cell>
          <table:table-cell table:formula="of:=CONCATENATE([.G382];[$przecinki.$B$2];[.F382];)" office:value-type="string" office:string-value="&quot;wchrz&quot;:&quot;FKTRJ&quot;" calcext:value-type="string">
            <text:p>"wchrz":"FKTRJ"</text:p>
          </table:table-cell>
          <table:table-cell/>
          <table:table-cell table:style-name="ce42" table:formula="of:=CONCATENATE([$przecinki.$A$2];[.A382];[$przecinki.$A$5];[$przecinki.$A$2])" office:value-type="string" office:string-value="&quot;wchrz.&quot;" calcext:value-type="string">
            <text:p>"wchrz."</text:p>
          </table:table-cell>
          <table:table-cell table:style-name="ce42" table:formula="of:=UPPER([.G382])" office:value-type="string" office:string-value="&quot;WCHRZ&quot;" calcext:value-type="string">
            <text:p>"WCHRZ"</text:p>
          </table:table-cell>
          <table:table-cell table:style-name="ce42" table:formula="of:=CONCATENATE([$przecinki.$C$2];[$przecinki.$C$2];[.J382];[$przecinki.$C$2];[$przecinki.$C$2];[$przecinki.$C$2];[$przecinki.$C$2];[$przecinki.$B$5];[.F382];[$przecinki.$D$2];[$przecinki.$C$2];[$przecinki.$C$2];[$przecinki.$C$2];[.G382];[$przecinki.$D$2];[$przecinki.$C$2];[$przecinki.$C$2];[$przecinki.$C$2];[$przecinki.$C$2];[$przecinki.$C$2];[$przecinki.$C$2];[$przecinki.$C$2])" office:value-type="string" office:string-value="  &quot;wchrz.&quot;    [&quot;FKTRJ&quot;,   &quot;wchrz&quot;,       " calcext:value-type="string">
            <text:p><text:s text:c="2"/>"wchrz." <text:s text:c="3"/>["FKTRJ", <text:s text:c="2"/>"w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2]);[$przecinki.$A$2];[$przecinki.$C$5];[$przecinki.$D$2])" office:value-type="string" office:string-value="&quot;lewe WCHRZ&quot;]," calcext:value-type="string">
            <text:p>"lewe WCHRZ"],</text:p>
          </table:table-cell>
          <table:table-cell table:style-name="ce46" table:formula="of:=CONCATENATE([.L382];[.M382];[.N382])" office:value-type="string" office:string-value="  &quot;wchrz.&quot;    [&quot;FKTRJ&quot;,   &quot;wchrz&quot;,       &quot;&quot;, &quot;ONSET&quot;, &quot;lewe WCHRZ&quot;]," calcext:value-type="string">
            <text:p><text:s text:c="2"/>"wchrz." <text:s text:c="3"/>["FKTRJ", <text:s text:c="2"/>"wchrz", <text:s text:c="6"/>"", "ONSET", "lewe WCHRZ"],</text:p>
          </table:table-cell>
        </table:table-row>
        <table:table-row table:style-name="ro2">
          <table:table-cell table:formula="of:=[$'naglosy-edycja'.B383]" office:value-type="string" office:string-value="wcz" calcext:value-type="string">
            <text:p>wcz</text:p>
          </table:table-cell>
          <table:table-cell table:formula="of:=[$'naglosy-edycja'.C383]" office:value-type="string" office:string-value="FPV" calcext:value-type="string">
            <text:p>FPV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formula="of:=CONCATENATE([$przecinki.$A$2];[.E383];[$przecinki.$A$2];)" office:value-type="string" office:string-value="&quot;FPV&quot;" calcext:value-type="string">
            <text:p>"FPV"</text:p>
          </table:table-cell>
          <table:table-cell table:formula="of:=CONCATENATE([$przecinki.$A$2];[.A383];[$przecinki.$A$2])" office:value-type="string" office:string-value="&quot;wcz&quot;" calcext:value-type="string">
            <text:p>"wcz"</text:p>
          </table:table-cell>
          <table:table-cell table:formula="of:=CONCATENATE([.G383];[$przecinki.$B$2];[.F383];)" office:value-type="string" office:string-value="&quot;wcz&quot;:&quot;FPV&quot;" calcext:value-type="string">
            <text:p>"wcz":"FPV"</text:p>
          </table:table-cell>
          <table:table-cell/>
          <table:table-cell table:style-name="ce42" table:formula="of:=CONCATENATE([$przecinki.$A$2];[.A383];[$przecinki.$A$5];[$przecinki.$A$2])" office:value-type="string" office:string-value="&quot;wcz.&quot;" calcext:value-type="string">
            <text:p>"wcz."</text:p>
          </table:table-cell>
          <table:table-cell table:style-name="ce42" table:formula="of:=UPPER([.G383])" office:value-type="string" office:string-value="&quot;WCZ&quot;" calcext:value-type="string">
            <text:p>"WCZ"</text:p>
          </table:table-cell>
          <table:table-cell table:style-name="ce42" table:formula="of:=CONCATENATE([$przecinki.$C$2];[$przecinki.$C$2];[.J383];[$przecinki.$C$2];[$przecinki.$C$2];[$przecinki.$C$2];[$przecinki.$C$2];[$przecinki.$B$5];[.F383];[$przecinki.$D$2];[$przecinki.$C$2];[$przecinki.$C$2];[$przecinki.$C$2];[.G383];[$przecinki.$D$2];[$przecinki.$C$2];[$przecinki.$C$2];[$przecinki.$C$2];[$przecinki.$C$2];[$przecinki.$C$2];[$przecinki.$C$2];[$przecinki.$C$2])" office:value-type="string" office:string-value="  &quot;wcz.&quot;    [&quot;FPV&quot;,   &quot;wcz&quot;,       " calcext:value-type="string">
            <text:p><text:s text:c="2"/>"wcz." <text:s text:c="3"/>["FPV", <text:s text:c="2"/>"w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3]);[$przecinki.$A$2];[$przecinki.$C$5];[$przecinki.$D$2])" office:value-type="string" office:string-value="&quot;lewe WCZ&quot;]," calcext:value-type="string">
            <text:p>"lewe WCZ"],</text:p>
          </table:table-cell>
          <table:table-cell table:style-name="ce46" table:formula="of:=CONCATENATE([.L383];[.M383];[.N383])" office:value-type="string" office:string-value="  &quot;wcz.&quot;    [&quot;FPV&quot;,   &quot;wcz&quot;,       &quot;&quot;, &quot;ONSET&quot;, &quot;lewe WCZ&quot;]," calcext:value-type="string">
            <text:p><text:s text:c="2"/>"wcz." <text:s text:c="3"/>["FPV", <text:s text:c="2"/>"wcz", <text:s text:c="6"/>"", "ONSET", "lewe WCZ"],</text:p>
          </table:table-cell>
        </table:table-row>
        <table:table-row table:style-name="ro2">
          <table:table-cell table:formula="of:=[$'naglosy-edycja'.B384]" office:value-type="string" office:string-value="wd" calcext:value-type="string">
            <text:p>wd</text:p>
          </table:table-cell>
          <table:table-cell table:formula="of:=[$'naglosy-edycja'.C384]" office:value-type="string" office:string-value="FT" calcext:value-type="string">
            <text:p>FT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formula="of:=CONCATENATE([$przecinki.$A$2];[.E384];[$przecinki.$A$2];)" office:value-type="string" office:string-value="&quot;FT&quot;" calcext:value-type="string">
            <text:p>"FT"</text:p>
          </table:table-cell>
          <table:table-cell table:formula="of:=CONCATENATE([$przecinki.$A$2];[.A384];[$przecinki.$A$2])" office:value-type="string" office:string-value="&quot;wd&quot;" calcext:value-type="string">
            <text:p>"wd"</text:p>
          </table:table-cell>
          <table:table-cell table:formula="of:=CONCATENATE([.G384];[$przecinki.$B$2];[.F384];)" office:value-type="string" office:string-value="&quot;wd&quot;:&quot;FT&quot;" calcext:value-type="string">
            <text:p>"wd":"FT"</text:p>
          </table:table-cell>
          <table:table-cell/>
          <table:table-cell table:style-name="ce42" table:formula="of:=CONCATENATE([$przecinki.$A$2];[.A384];[$przecinki.$A$5];[$przecinki.$A$2])" office:value-type="string" office:string-value="&quot;wd.&quot;" calcext:value-type="string">
            <text:p>"wd."</text:p>
          </table:table-cell>
          <table:table-cell table:style-name="ce42" table:formula="of:=UPPER([.G384])" office:value-type="string" office:string-value="&quot;WD&quot;" calcext:value-type="string">
            <text:p>"WD"</text:p>
          </table:table-cell>
          <table:table-cell table:style-name="ce42" table:formula="of:=CONCATENATE([$przecinki.$C$2];[$przecinki.$C$2];[.J384];[$przecinki.$C$2];[$przecinki.$C$2];[$przecinki.$C$2];[$przecinki.$C$2];[$przecinki.$B$5];[.F384];[$przecinki.$D$2];[$przecinki.$C$2];[$przecinki.$C$2];[$przecinki.$C$2];[.G384];[$przecinki.$D$2];[$przecinki.$C$2];[$przecinki.$C$2];[$przecinki.$C$2];[$przecinki.$C$2];[$przecinki.$C$2];[$przecinki.$C$2];[$przecinki.$C$2])" office:value-type="string" office:string-value="  &quot;wd.&quot;    [&quot;FT&quot;,   &quot;wd&quot;,       " calcext:value-type="string">
            <text:p><text:s text:c="2"/>"wd." <text:s text:c="3"/>["FT", <text:s text:c="2"/>"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4]);[$przecinki.$A$2];[$przecinki.$C$5];[$przecinki.$D$2])" office:value-type="string" office:string-value="&quot;lewe WD&quot;]," calcext:value-type="string">
            <text:p>"lewe WD"],</text:p>
          </table:table-cell>
          <table:table-cell table:style-name="ce46" table:formula="of:=CONCATENATE([.L384];[.M384];[.N384])" office:value-type="string" office:string-value="  &quot;wd.&quot;    [&quot;FT&quot;,   &quot;wd&quot;,       &quot;&quot;, &quot;ONSET&quot;, &quot;lewe WD&quot;]," calcext:value-type="string">
            <text:p><text:s text:c="2"/>"wd." <text:s text:c="3"/>["FT", <text:s text:c="2"/>"wd", <text:s text:c="6"/>"", "ONSET", "lewe WD"],</text:p>
          </table:table-cell>
        </table:table-row>
        <table:table-row table:style-name="ro2">
          <table:table-cell table:formula="of:=[$'naglosy-edycja'.B385]" office:value-type="string" office:string-value="wdm" calcext:value-type="string">
            <text:p>wdm</text:p>
          </table:table-cell>
          <table:table-cell table:formula="of:=[$'naglosy-edycja'.C385]" office:value-type="string" office:string-value="FTV" calcext:value-type="string">
            <text:p>FTV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formula="of:=CONCATENATE([$przecinki.$A$2];[.E385];[$przecinki.$A$2];)" office:value-type="string" office:string-value="&quot;FTV&quot;" calcext:value-type="string">
            <text:p>"FTV"</text:p>
          </table:table-cell>
          <table:table-cell table:formula="of:=CONCATENATE([$przecinki.$A$2];[.A385];[$przecinki.$A$2])" office:value-type="string" office:string-value="&quot;wdm&quot;" calcext:value-type="string">
            <text:p>"wdm"</text:p>
          </table:table-cell>
          <table:table-cell table:formula="of:=CONCATENATE([.G385];[$przecinki.$B$2];[.F385];)" office:value-type="string" office:string-value="&quot;wdm&quot;:&quot;FTV&quot;" calcext:value-type="string">
            <text:p>"wdm":"FTV"</text:p>
          </table:table-cell>
          <table:table-cell/>
          <table:table-cell table:style-name="ce42" table:formula="of:=CONCATENATE([$przecinki.$A$2];[.A385];[$przecinki.$A$5];[$przecinki.$A$2])" office:value-type="string" office:string-value="&quot;wdm.&quot;" calcext:value-type="string">
            <text:p>"wdm."</text:p>
          </table:table-cell>
          <table:table-cell table:style-name="ce42" table:formula="of:=UPPER([.G385])" office:value-type="string" office:string-value="&quot;WDM&quot;" calcext:value-type="string">
            <text:p>"WDM"</text:p>
          </table:table-cell>
          <table:table-cell table:style-name="ce42" table:formula="of:=CONCATENATE([$przecinki.$C$2];[$przecinki.$C$2];[.J385];[$przecinki.$C$2];[$przecinki.$C$2];[$przecinki.$C$2];[$przecinki.$C$2];[$przecinki.$B$5];[.F385];[$przecinki.$D$2];[$przecinki.$C$2];[$przecinki.$C$2];[$przecinki.$C$2];[.G385];[$przecinki.$D$2];[$przecinki.$C$2];[$przecinki.$C$2];[$przecinki.$C$2];[$przecinki.$C$2];[$przecinki.$C$2];[$przecinki.$C$2];[$przecinki.$C$2])" office:value-type="string" office:string-value="  &quot;wdm.&quot;    [&quot;FTV&quot;,   &quot;wdm&quot;,       " calcext:value-type="string">
            <text:p><text:s text:c="2"/>"wdm." <text:s text:c="3"/>["FTV", <text:s text:c="2"/>"w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5]);[$przecinki.$A$2];[$przecinki.$C$5];[$przecinki.$D$2])" office:value-type="string" office:string-value="&quot;lewe WDM&quot;]," calcext:value-type="string">
            <text:p>"lewe WDM"],</text:p>
          </table:table-cell>
          <table:table-cell table:style-name="ce46" table:formula="of:=CONCATENATE([.L385];[.M385];[.N385])" office:value-type="string" office:string-value="  &quot;wdm.&quot;    [&quot;FTV&quot;,   &quot;wdm&quot;,       &quot;&quot;, &quot;ONSET&quot;, &quot;lewe WDM&quot;]," calcext:value-type="string">
            <text:p><text:s text:c="2"/>"wdm." <text:s text:c="3"/>["FTV", <text:s text:c="2"/>"wdm", <text:s text:c="6"/>"", "ONSET", "lewe WDM"],</text:p>
          </table:table-cell>
        </table:table-row>
        <table:table-row table:style-name="ro2">
          <table:table-cell table:formula="of:=[$'naglosy-edycja'.B386]" office:value-type="string" office:string-value="wdr" calcext:value-type="string">
            <text:p>wdr</text:p>
          </table:table-cell>
          <table:table-cell table:formula="of:=[$'naglosy-edycja'.C386]" office:value-type="string" office:string-value="FTR" calcext:value-type="string">
            <text:p>FTR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formula="of:=CONCATENATE([$przecinki.$A$2];[.E386];[$przecinki.$A$2];)" office:value-type="string" office:string-value="&quot;FTR&quot;" calcext:value-type="string">
            <text:p>"FTR"</text:p>
          </table:table-cell>
          <table:table-cell table:formula="of:=CONCATENATE([$przecinki.$A$2];[.A386];[$przecinki.$A$2])" office:value-type="string" office:string-value="&quot;wdr&quot;" calcext:value-type="string">
            <text:p>"wdr"</text:p>
          </table:table-cell>
          <table:table-cell table:formula="of:=CONCATENATE([.G386];[$przecinki.$B$2];[.F386];)" office:value-type="string" office:string-value="&quot;wdr&quot;:&quot;FTR&quot;" calcext:value-type="string">
            <text:p>"wdr":"FTR"</text:p>
          </table:table-cell>
          <table:table-cell/>
          <table:table-cell table:style-name="ce42" table:formula="of:=CONCATENATE([$przecinki.$A$2];[.A386];[$przecinki.$A$5];[$przecinki.$A$2])" office:value-type="string" office:string-value="&quot;wdr.&quot;" calcext:value-type="string">
            <text:p>"wdr."</text:p>
          </table:table-cell>
          <table:table-cell table:style-name="ce42" table:formula="of:=UPPER([.G386])" office:value-type="string" office:string-value="&quot;WDR&quot;" calcext:value-type="string">
            <text:p>"WDR"</text:p>
          </table:table-cell>
          <table:table-cell table:style-name="ce42" table:formula="of:=CONCATENATE([$przecinki.$C$2];[$przecinki.$C$2];[.J386];[$przecinki.$C$2];[$przecinki.$C$2];[$przecinki.$C$2];[$przecinki.$C$2];[$przecinki.$B$5];[.F386];[$przecinki.$D$2];[$przecinki.$C$2];[$przecinki.$C$2];[$przecinki.$C$2];[.G386];[$przecinki.$D$2];[$przecinki.$C$2];[$przecinki.$C$2];[$przecinki.$C$2];[$przecinki.$C$2];[$przecinki.$C$2];[$przecinki.$C$2];[$przecinki.$C$2])" office:value-type="string" office:string-value="  &quot;wdr.&quot;    [&quot;FTR&quot;,   &quot;wdr&quot;,       " calcext:value-type="string">
            <text:p><text:s text:c="2"/>"wdr." <text:s text:c="3"/>["FTR", <text:s text:c="2"/>"w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6]);[$przecinki.$A$2];[$przecinki.$C$5];[$przecinki.$D$2])" office:value-type="string" office:string-value="&quot;lewe WDR&quot;]," calcext:value-type="string">
            <text:p>"lewe WDR"],</text:p>
          </table:table-cell>
          <table:table-cell table:style-name="ce46" table:formula="of:=CONCATENATE([.L386];[.M386];[.N386])" office:value-type="string" office:string-value="  &quot;wdr.&quot;    [&quot;FTR&quot;,   &quot;wdr&quot;,       &quot;&quot;, &quot;ONSET&quot;, &quot;lewe WDR&quot;]," calcext:value-type="string">
            <text:p><text:s text:c="2"/>"wdr." <text:s text:c="3"/>["FTR", <text:s text:c="2"/>"wdr", <text:s text:c="6"/>"", "ONSET", "lewe WDR"],</text:p>
          </table:table-cell>
        </table:table-row>
        <table:table-row table:style-name="ro2">
          <table:table-cell table:formula="of:=[$'naglosy-edycja'.B387]" office:value-type="string" office:string-value="wdz" calcext:value-type="string">
            <text:p>wdz</text:p>
          </table:table-cell>
          <table:table-cell table:formula="of:=[$'naglosy-edycja'.C387]" office:value-type="string" office:string-value="FTV" calcext:value-type="string">
            <text:p>FTV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formula="of:=CONCATENATE([$przecinki.$A$2];[.E387];[$przecinki.$A$2];)" office:value-type="string" office:string-value="&quot;FTV&quot;" calcext:value-type="string">
            <text:p>"FTV"</text:p>
          </table:table-cell>
          <table:table-cell table:formula="of:=CONCATENATE([$przecinki.$A$2];[.A387];[$przecinki.$A$2])" office:value-type="string" office:string-value="&quot;wdz&quot;" calcext:value-type="string">
            <text:p>"wdz"</text:p>
          </table:table-cell>
          <table:table-cell table:formula="of:=CONCATENATE([.G387];[$przecinki.$B$2];[.F387];)" office:value-type="string" office:string-value="&quot;wdz&quot;:&quot;FTV&quot;" calcext:value-type="string">
            <text:p>"wdz":"FTV"</text:p>
          </table:table-cell>
          <table:table-cell/>
          <table:table-cell table:style-name="ce42" table:formula="of:=CONCATENATE([$przecinki.$A$2];[.A387];[$przecinki.$A$5];[$przecinki.$A$2])" office:value-type="string" office:string-value="&quot;wdz.&quot;" calcext:value-type="string">
            <text:p>"wdz."</text:p>
          </table:table-cell>
          <table:table-cell table:style-name="ce42" table:formula="of:=UPPER([.G387])" office:value-type="string" office:string-value="&quot;WDZ&quot;" calcext:value-type="string">
            <text:p>"WDZ"</text:p>
          </table:table-cell>
          <table:table-cell table:style-name="ce42" table:formula="of:=CONCATENATE([$przecinki.$C$2];[$przecinki.$C$2];[.J387];[$przecinki.$C$2];[$przecinki.$C$2];[$przecinki.$C$2];[$przecinki.$C$2];[$przecinki.$B$5];[.F387];[$przecinki.$D$2];[$przecinki.$C$2];[$przecinki.$C$2];[$przecinki.$C$2];[.G387];[$przecinki.$D$2];[$przecinki.$C$2];[$przecinki.$C$2];[$przecinki.$C$2];[$przecinki.$C$2];[$przecinki.$C$2];[$przecinki.$C$2];[$przecinki.$C$2])" office:value-type="string" office:string-value="  &quot;wdz.&quot;    [&quot;FTV&quot;,   &quot;wdz&quot;,       " calcext:value-type="string">
            <text:p><text:s text:c="2"/>"wdz." <text:s text:c="3"/>["FTV", <text:s text:c="2"/>"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7]);[$przecinki.$A$2];[$przecinki.$C$5];[$przecinki.$D$2])" office:value-type="string" office:string-value="&quot;lewe WDZ&quot;]," calcext:value-type="string">
            <text:p>"lewe WDZ"],</text:p>
          </table:table-cell>
          <table:table-cell table:style-name="ce46" table:formula="of:=CONCATENATE([.L387];[.M387];[.N387])" office:value-type="string" office:string-value="  &quot;wdz.&quot;    [&quot;FTV&quot;,   &quot;wdz&quot;,       &quot;&quot;, &quot;ONSET&quot;, &quot;lewe WDZ&quot;]," calcext:value-type="string">
            <text:p><text:s text:c="2"/>"wdz." <text:s text:c="3"/>["FTV", <text:s text:c="2"/>"wdz", <text:s text:c="6"/>"", "ONSET", "lewe WDZ"],</text:p>
          </table:table-cell>
        </table:table-row>
        <table:table-row table:style-name="ro2">
          <table:table-cell table:formula="of:=[$'naglosy-edycja'.B388]" office:value-type="string" office:string-value="wdzi" calcext:value-type="string">
            <text:p>wdzi</text:p>
          </table:table-cell>
          <table:table-cell table:formula="of:=[$'naglosy-edycja'.C388]" office:value-type="float" office:value="0" calcext:value-type="float">
            <text:p>0</text:p>
          </table:table-cell>
          <table:table-cell table:formula="of:=[$'naglosy-edycja'.D388]" office:value-type="string" office:string-value="FTVJ" calcext:value-type="string">
            <text:p>FTVJ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formula="of:=CONCATENATE([$przecinki.$A$2];[.E388];[$przecinki.$A$2];)" office:value-type="string" office:string-value="&quot;FTVJ&quot;" calcext:value-type="string">
            <text:p>"FTVJ"</text:p>
          </table:table-cell>
          <table:table-cell table:formula="of:=CONCATENATE([$przecinki.$A$2];[.A388];[$przecinki.$A$2])" office:value-type="string" office:string-value="&quot;wdzi&quot;" calcext:value-type="string">
            <text:p>"wdzi"</text:p>
          </table:table-cell>
          <table:table-cell table:formula="of:=CONCATENATE([.G388];[$przecinki.$B$2];[.F388];)" office:value-type="string" office:string-value="&quot;wdzi&quot;:&quot;FTVJ&quot;" calcext:value-type="string">
            <text:p>"wdzi":"FTVJ"</text:p>
          </table:table-cell>
          <table:table-cell/>
          <table:table-cell table:style-name="ce42" table:formula="of:=CONCATENATE([$przecinki.$A$2];[.A388];[$przecinki.$A$5];[$przecinki.$A$2])" office:value-type="string" office:string-value="&quot;wdzi.&quot;" calcext:value-type="string">
            <text:p>"wdzi."</text:p>
          </table:table-cell>
          <table:table-cell table:style-name="ce42" table:formula="of:=UPPER([.G388])" office:value-type="string" office:string-value="&quot;WDZI&quot;" calcext:value-type="string">
            <text:p>"WDZI"</text:p>
          </table:table-cell>
          <table:table-cell table:style-name="ce42" table:formula="of:=CONCATENATE([$przecinki.$C$2];[$przecinki.$C$2];[.J388];[$przecinki.$C$2];[$przecinki.$C$2];[$przecinki.$C$2];[$przecinki.$C$2];[$przecinki.$B$5];[.F388];[$przecinki.$D$2];[$przecinki.$C$2];[$przecinki.$C$2];[$przecinki.$C$2];[.G388];[$przecinki.$D$2];[$przecinki.$C$2];[$przecinki.$C$2];[$przecinki.$C$2];[$przecinki.$C$2];[$przecinki.$C$2];[$przecinki.$C$2];[$przecinki.$C$2])" office:value-type="string" office:string-value="  &quot;wdzi.&quot;    [&quot;FTVJ&quot;,   &quot;wdzi&quot;,       " calcext:value-type="string">
            <text:p><text:s text:c="2"/>"wdzi." <text:s text:c="3"/>["FTVJ", <text:s text:c="2"/>"w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8]);[$przecinki.$A$2];[$przecinki.$C$5];[$przecinki.$D$2])" office:value-type="string" office:string-value="&quot;lewe WDZI&quot;]," calcext:value-type="string">
            <text:p>"lewe WDZI"],</text:p>
          </table:table-cell>
          <table:table-cell table:style-name="ce46" table:formula="of:=CONCATENATE([.L388];[.M388];[.N388])" office:value-type="string" office:string-value="  &quot;wdzi.&quot;    [&quot;FTVJ&quot;,   &quot;wdzi&quot;,       &quot;&quot;, &quot;ONSET&quot;, &quot;lewe WDZI&quot;]," calcext:value-type="string">
            <text:p><text:s text:c="2"/>"wdzi." <text:s text:c="3"/>["FTVJ", <text:s text:c="2"/>"wdzi", <text:s text:c="6"/>"", "ONSET", "lewe WDZI"],</text:p>
          </table:table-cell>
        </table:table-row>
        <table:table-row table:style-name="ro2">
          <table:table-cell table:formula="of:=[$'naglosy-edycja'.B389]" office:value-type="string" office:string-value="wg" calcext:value-type="string">
            <text:p>wg</text:p>
          </table:table-cell>
          <table:table-cell table:formula="of:=[$'naglosy-edycja'.C389]" office:value-type="string" office:string-value="FK" calcext:value-type="string">
            <text:p>FK</text:p>
          </table:table-cell>
          <table:table-cell table:formula="of:=[$'naglosy-edycja'.D389]" office:value-type="string" office:string-value="XFK" calcext:value-type="string">
            <text:p>XFK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formula="of:=CONCATENATE([$przecinki.$A$2];[.E389];[$przecinki.$A$2];)" office:value-type="string" office:string-value="&quot;FK&quot;" calcext:value-type="string">
            <text:p>"FK"</text:p>
          </table:table-cell>
          <table:table-cell table:formula="of:=CONCATENATE([$przecinki.$A$2];[.A389];[$przecinki.$A$2])" office:value-type="string" office:string-value="&quot;wg&quot;" calcext:value-type="string">
            <text:p>"wg"</text:p>
          </table:table-cell>
          <table:table-cell table:formula="of:=CONCATENATE([.G389];[$przecinki.$B$2];[.F389];)" office:value-type="string" office:string-value="&quot;wg&quot;:&quot;FK&quot;" calcext:value-type="string">
            <text:p>"wg":"FK"</text:p>
          </table:table-cell>
          <table:table-cell/>
          <table:table-cell table:style-name="ce42" table:formula="of:=CONCATENATE([$przecinki.$A$2];[.A389];[$przecinki.$A$5];[$przecinki.$A$2])" office:value-type="string" office:string-value="&quot;wg.&quot;" calcext:value-type="string">
            <text:p>"wg."</text:p>
          </table:table-cell>
          <table:table-cell table:style-name="ce42" table:formula="of:=UPPER([.G389])" office:value-type="string" office:string-value="&quot;WG&quot;" calcext:value-type="string">
            <text:p>"WG"</text:p>
          </table:table-cell>
          <table:table-cell table:style-name="ce42" table:formula="of:=CONCATENATE([$przecinki.$C$2];[$przecinki.$C$2];[.J389];[$przecinki.$C$2];[$przecinki.$C$2];[$przecinki.$C$2];[$przecinki.$C$2];[$przecinki.$B$5];[.F389];[$przecinki.$D$2];[$przecinki.$C$2];[$przecinki.$C$2];[$przecinki.$C$2];[.G389];[$przecinki.$D$2];[$przecinki.$C$2];[$przecinki.$C$2];[$przecinki.$C$2];[$przecinki.$C$2];[$przecinki.$C$2];[$przecinki.$C$2];[$przecinki.$C$2])" office:value-type="string" office:string-value="  &quot;wg.&quot;    [&quot;FK&quot;,   &quot;wg&quot;,       " calcext:value-type="string">
            <text:p><text:s text:c="2"/>"wg." <text:s text:c="3"/>["FK", <text:s text:c="2"/>"w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9]);[$przecinki.$A$2];[$przecinki.$C$5];[$przecinki.$D$2])" office:value-type="string" office:string-value="&quot;lewe WG&quot;]," calcext:value-type="string">
            <text:p>"lewe WG"],</text:p>
          </table:table-cell>
          <table:table-cell table:style-name="ce46" table:formula="of:=CONCATENATE([.L389];[.M389];[.N389])" office:value-type="string" office:string-value="  &quot;wg.&quot;    [&quot;FK&quot;,   &quot;wg&quot;,       &quot;&quot;, &quot;ONSET&quot;, &quot;lewe WG&quot;]," calcext:value-type="string">
            <text:p><text:s text:c="2"/>"wg." <text:s text:c="3"/>["FK", <text:s text:c="2"/>"wg", <text:s text:c="6"/>"", "ONSET", "lewe WG"],</text:p>
          </table:table-cell>
        </table:table-row>
        <table:table-row table:style-name="ro2">
          <table:table-cell table:formula="of:=[$'naglosy-edycja'.B390]" office:value-type="string" office:string-value="wgi" calcext:value-type="string">
            <text:p>wgi</text:p>
          </table:table-cell>
          <table:table-cell table:formula="of:=[$'naglosy-edycja'.C390]" office:value-type="float" office:value="0" calcext:value-type="float">
            <text:p>0</text:p>
          </table:table-cell>
          <table:table-cell table:formula="of:=[$'naglosy-edycja'.D390]" office:value-type="string" office:string-value="FKJ" calcext:value-type="string">
            <text:p>FKJ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formula="of:=CONCATENATE([$przecinki.$A$2];[.E390];[$przecinki.$A$2];)" office:value-type="string" office:string-value="&quot;FKJ&quot;" calcext:value-type="string">
            <text:p>"FKJ"</text:p>
          </table:table-cell>
          <table:table-cell table:formula="of:=CONCATENATE([$przecinki.$A$2];[.A390];[$przecinki.$A$2])" office:value-type="string" office:string-value="&quot;wgi&quot;" calcext:value-type="string">
            <text:p>"wgi"</text:p>
          </table:table-cell>
          <table:table-cell table:formula="of:=CONCATENATE([.G390];[$przecinki.$B$2];[.F390];)" office:value-type="string" office:string-value="&quot;wgi&quot;:&quot;FKJ&quot;" calcext:value-type="string">
            <text:p>"wgi":"FKJ"</text:p>
          </table:table-cell>
          <table:table-cell/>
          <table:table-cell table:style-name="ce42" table:formula="of:=CONCATENATE([$przecinki.$A$2];[.A390];[$przecinki.$A$5];[$przecinki.$A$2])" office:value-type="string" office:string-value="&quot;wgi.&quot;" calcext:value-type="string">
            <text:p>"wgi."</text:p>
          </table:table-cell>
          <table:table-cell table:style-name="ce42" table:formula="of:=UPPER([.G390])" office:value-type="string" office:string-value="&quot;WGI&quot;" calcext:value-type="string">
            <text:p>"WGI"</text:p>
          </table:table-cell>
          <table:table-cell table:style-name="ce42" table:formula="of:=CONCATENATE([$przecinki.$C$2];[$przecinki.$C$2];[.J390];[$przecinki.$C$2];[$przecinki.$C$2];[$przecinki.$C$2];[$przecinki.$C$2];[$przecinki.$B$5];[.F390];[$przecinki.$D$2];[$przecinki.$C$2];[$przecinki.$C$2];[$przecinki.$C$2];[.G390];[$przecinki.$D$2];[$przecinki.$C$2];[$przecinki.$C$2];[$przecinki.$C$2];[$przecinki.$C$2];[$przecinki.$C$2];[$przecinki.$C$2];[$przecinki.$C$2])" office:value-type="string" office:string-value="  &quot;wgi.&quot;    [&quot;FKJ&quot;,   &quot;wgi&quot;,       " calcext:value-type="string">
            <text:p><text:s text:c="2"/>"wgi." <text:s text:c="3"/>["FKJ", <text:s text:c="2"/>"wg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0]);[$przecinki.$A$2];[$przecinki.$C$5];[$przecinki.$D$2])" office:value-type="string" office:string-value="&quot;lewe WGI&quot;]," calcext:value-type="string">
            <text:p>"lewe WGI"],</text:p>
          </table:table-cell>
          <table:table-cell table:style-name="ce46" table:formula="of:=CONCATENATE([.L390];[.M390];[.N390])" office:value-type="string" office:string-value="  &quot;wgi.&quot;    [&quot;FKJ&quot;,   &quot;wgi&quot;,       &quot;&quot;, &quot;ONSET&quot;, &quot;lewe WGI&quot;]," calcext:value-type="string">
            <text:p><text:s text:c="2"/>"wgi." <text:s text:c="3"/>["FKJ", <text:s text:c="2"/>"wgi", <text:s text:c="6"/>"", "ONSET", "lewe WGI"],</text:p>
          </table:table-cell>
        </table:table-row>
        <table:table-row table:style-name="ro2">
          <table:table-cell table:formula="of:=[$'naglosy-edycja'.B391]" office:value-type="string" office:string-value="wgl" calcext:value-type="string">
            <text:p>wgl</text:p>
          </table:table-cell>
          <table:table-cell table:formula="of:=[$'naglosy-edycja'.C391]" office:value-type="string" office:string-value="FKL" calcext:value-type="string">
            <text:p>FKL</text:p>
          </table:table-cell>
          <table:table-cell table:formula="of:=[$'naglosy-edycja'.D391]" office:value-type="string" office:string-value="XFKL" calcext:value-type="string">
            <text:p>XFKL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formula="of:=CONCATENATE([$przecinki.$A$2];[.E391];[$przecinki.$A$2];)" office:value-type="string" office:string-value="&quot;FKL&quot;" calcext:value-type="string">
            <text:p>"FKL"</text:p>
          </table:table-cell>
          <table:table-cell table:formula="of:=CONCATENATE([$przecinki.$A$2];[.A391];[$przecinki.$A$2])" office:value-type="string" office:string-value="&quot;wgl&quot;" calcext:value-type="string">
            <text:p>"wgl"</text:p>
          </table:table-cell>
          <table:table-cell table:formula="of:=CONCATENATE([.G391];[$przecinki.$B$2];[.F391];)" office:value-type="string" office:string-value="&quot;wgl&quot;:&quot;FKL&quot;" calcext:value-type="string">
            <text:p>"wgl":"FKL"</text:p>
          </table:table-cell>
          <table:table-cell/>
          <table:table-cell table:style-name="ce42" table:formula="of:=CONCATENATE([$przecinki.$A$2];[.A391];[$przecinki.$A$5];[$przecinki.$A$2])" office:value-type="string" office:string-value="&quot;wgl.&quot;" calcext:value-type="string">
            <text:p>"wgl."</text:p>
          </table:table-cell>
          <table:table-cell table:style-name="ce42" table:formula="of:=UPPER([.G391])" office:value-type="string" office:string-value="&quot;WGL&quot;" calcext:value-type="string">
            <text:p>"WGL"</text:p>
          </table:table-cell>
          <table:table-cell table:style-name="ce42" table:formula="of:=CONCATENATE([$przecinki.$C$2];[$przecinki.$C$2];[.J391];[$przecinki.$C$2];[$przecinki.$C$2];[$przecinki.$C$2];[$przecinki.$C$2];[$przecinki.$B$5];[.F391];[$przecinki.$D$2];[$przecinki.$C$2];[$przecinki.$C$2];[$przecinki.$C$2];[.G391];[$przecinki.$D$2];[$przecinki.$C$2];[$przecinki.$C$2];[$przecinki.$C$2];[$przecinki.$C$2];[$przecinki.$C$2];[$przecinki.$C$2];[$przecinki.$C$2])" office:value-type="string" office:string-value="  &quot;wgl.&quot;    [&quot;FKL&quot;,   &quot;wgl&quot;,       " calcext:value-type="string">
            <text:p><text:s text:c="2"/>"wgl." <text:s text:c="3"/>["FKL", <text:s text:c="2"/>"w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1]);[$przecinki.$A$2];[$przecinki.$C$5];[$przecinki.$D$2])" office:value-type="string" office:string-value="&quot;lewe WGL&quot;]," calcext:value-type="string">
            <text:p>"lewe WGL"],</text:p>
          </table:table-cell>
          <table:table-cell table:style-name="ce46" table:formula="of:=CONCATENATE([.L391];[.M391];[.N391])" office:value-type="string" office:string-value="  &quot;wgl.&quot;    [&quot;FKL&quot;,   &quot;wgl&quot;,       &quot;&quot;, &quot;ONSET&quot;, &quot;lewe WGL&quot;]," calcext:value-type="string">
            <text:p><text:s text:c="2"/>"wgl." <text:s text:c="3"/>["FKL", <text:s text:c="2"/>"wgl", <text:s text:c="6"/>"", "ONSET", "lewe WGL"],</text:p>
          </table:table-cell>
        </table:table-row>
        <table:table-row table:style-name="ro2">
          <table:table-cell table:formula="of:=[$'naglosy-edycja'.B392]" office:value-type="string" office:string-value="wgł" calcext:value-type="string">
            <text:p>wgł</text:p>
          </table:table-cell>
          <table:table-cell table:formula="of:=[$'naglosy-edycja'.C392]" office:value-type="string" office:string-value="FKLJ" calcext:value-type="string">
            <text:p>FKLJ</text:p>
          </table:table-cell>
          <table:table-cell table:formula="of:=[$'naglosy-edycja'.D392]" office:value-type="string" office:string-value="XFKLJ" calcext:value-type="string">
            <text:p>XFKLJ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formula="of:=CONCATENATE([$przecinki.$A$2];[.E392];[$przecinki.$A$2];)" office:value-type="string" office:string-value="&quot;FKLJ&quot;" calcext:value-type="string">
            <text:p>"FKLJ"</text:p>
          </table:table-cell>
          <table:table-cell table:formula="of:=CONCATENATE([$przecinki.$A$2];[.A392];[$przecinki.$A$2])" office:value-type="string" office:string-value="&quot;wgł&quot;" calcext:value-type="string">
            <text:p>"wgł"</text:p>
          </table:table-cell>
          <table:table-cell table:formula="of:=CONCATENATE([.G392];[$przecinki.$B$2];[.F392];)" office:value-type="string" office:string-value="&quot;wgł&quot;:&quot;FKLJ&quot;" calcext:value-type="string">
            <text:p>"wgł":"FKLJ"</text:p>
          </table:table-cell>
          <table:table-cell/>
          <table:table-cell table:style-name="ce42" table:formula="of:=CONCATENATE([$przecinki.$A$2];[.A392];[$przecinki.$A$5];[$przecinki.$A$2])" office:value-type="string" office:string-value="&quot;wgł.&quot;" calcext:value-type="string">
            <text:p>"wgł."</text:p>
          </table:table-cell>
          <table:table-cell table:style-name="ce42" table:formula="of:=UPPER([.G392])" office:value-type="string" office:string-value="&quot;WGŁ&quot;" calcext:value-type="string">
            <text:p>"WGŁ"</text:p>
          </table:table-cell>
          <table:table-cell table:style-name="ce42" table:formula="of:=CONCATENATE([$przecinki.$C$2];[$przecinki.$C$2];[.J392];[$przecinki.$C$2];[$przecinki.$C$2];[$przecinki.$C$2];[$przecinki.$C$2];[$przecinki.$B$5];[.F392];[$przecinki.$D$2];[$przecinki.$C$2];[$przecinki.$C$2];[$przecinki.$C$2];[.G392];[$przecinki.$D$2];[$przecinki.$C$2];[$przecinki.$C$2];[$przecinki.$C$2];[$przecinki.$C$2];[$przecinki.$C$2];[$przecinki.$C$2];[$przecinki.$C$2])" office:value-type="string" office:string-value="  &quot;wgł.&quot;    [&quot;FKLJ&quot;,   &quot;wgł&quot;,       " calcext:value-type="string">
            <text:p><text:s text:c="2"/>"wgł." <text:s text:c="3"/>["FKLJ", <text:s text:c="2"/>"w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2]);[$przecinki.$A$2];[$przecinki.$C$5];[$przecinki.$D$2])" office:value-type="string" office:string-value="&quot;lewe WGŁ&quot;]," calcext:value-type="string">
            <text:p>"lewe WGŁ"],</text:p>
          </table:table-cell>
          <table:table-cell table:style-name="ce46" table:formula="of:=CONCATENATE([.L392];[.M392];[.N392])" office:value-type="string" office:string-value="  &quot;wgł.&quot;    [&quot;FKLJ&quot;,   &quot;wgł&quot;,       &quot;&quot;, &quot;ONSET&quot;, &quot;lewe WGŁ&quot;]," calcext:value-type="string">
            <text:p><text:s text:c="2"/>"wgł." <text:s text:c="3"/>["FKLJ", <text:s text:c="2"/>"wgł", <text:s text:c="6"/>"", "ONSET", "lewe WGŁ"],</text:p>
          </table:table-cell>
        </table:table-row>
        <table:table-row table:style-name="ro2">
          <table:table-cell table:formula="of:=[$'naglosy-edycja'.B393]" office:value-type="string" office:string-value="wgni" calcext:value-type="string">
            <text:p>wgni</text:p>
          </table:table-cell>
          <table:table-cell table:formula="of:=[$'naglosy-edycja'.C393]" office:value-type="string" office:string-value="FKLR" calcext:value-type="string">
            <text:p>FKLR</text:p>
          </table:table-cell>
          <table:table-cell table:formula="of:=[$'naglosy-edycja'.D393]" office:value-type="string" office:string-value="XFKLR" calcext:value-type="string">
            <text:p>XFKLR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formula="of:=CONCATENATE([$przecinki.$A$2];[.E393];[$przecinki.$A$2];)" office:value-type="string" office:string-value="&quot;FKLR&quot;" calcext:value-type="string">
            <text:p>"FKLR"</text:p>
          </table:table-cell>
          <table:table-cell table:formula="of:=CONCATENATE([$przecinki.$A$2];[.A393];[$przecinki.$A$2])" office:value-type="string" office:string-value="&quot;wgni&quot;" calcext:value-type="string">
            <text:p>"wgni"</text:p>
          </table:table-cell>
          <table:table-cell table:formula="of:=CONCATENATE([.G393];[$przecinki.$B$2];[.F393];)" office:value-type="string" office:string-value="&quot;wgni&quot;:&quot;FKLR&quot;" calcext:value-type="string">
            <text:p>"wgni":"FKLR"</text:p>
          </table:table-cell>
          <table:table-cell/>
          <table:table-cell table:style-name="ce42" table:formula="of:=CONCATENATE([$przecinki.$A$2];[.A393];[$przecinki.$A$5];[$przecinki.$A$2])" office:value-type="string" office:string-value="&quot;wgni.&quot;" calcext:value-type="string">
            <text:p>"wgni."</text:p>
          </table:table-cell>
          <table:table-cell table:style-name="ce42" table:formula="of:=UPPER([.G393])" office:value-type="string" office:string-value="&quot;WGNI&quot;" calcext:value-type="string">
            <text:p>"WGNI"</text:p>
          </table:table-cell>
          <table:table-cell table:style-name="ce42" table:formula="of:=CONCATENATE([$przecinki.$C$2];[$przecinki.$C$2];[.J393];[$przecinki.$C$2];[$przecinki.$C$2];[$przecinki.$C$2];[$przecinki.$C$2];[$przecinki.$B$5];[.F393];[$przecinki.$D$2];[$przecinki.$C$2];[$przecinki.$C$2];[$przecinki.$C$2];[.G393];[$przecinki.$D$2];[$przecinki.$C$2];[$przecinki.$C$2];[$przecinki.$C$2];[$przecinki.$C$2];[$przecinki.$C$2];[$przecinki.$C$2];[$przecinki.$C$2])" office:value-type="string" office:string-value="  &quot;wgni.&quot;    [&quot;FKLR&quot;,   &quot;wgni&quot;,       " calcext:value-type="string">
            <text:p><text:s text:c="2"/>"wgni." <text:s text:c="3"/>["FKLR", <text:s text:c="2"/>"w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3]);[$przecinki.$A$2];[$przecinki.$C$5];[$przecinki.$D$2])" office:value-type="string" office:string-value="&quot;lewe WGNI&quot;]," calcext:value-type="string">
            <text:p>"lewe WGNI"],</text:p>
          </table:table-cell>
          <table:table-cell table:style-name="ce46" table:formula="of:=CONCATENATE([.L393];[.M393];[.N393])" office:value-type="string" office:string-value="  &quot;wgni.&quot;    [&quot;FKLR&quot;,   &quot;wgni&quot;,       &quot;&quot;, &quot;ONSET&quot;, &quot;lewe WGNI&quot;]," calcext:value-type="string">
            <text:p><text:s text:c="2"/>"wgni." <text:s text:c="3"/>["FKLR", <text:s text:c="2"/>"wgni", <text:s text:c="6"/>"", "ONSET", "lewe WGNI"],</text:p>
          </table:table-cell>
        </table:table-row>
        <table:table-row table:style-name="ro2">
          <table:table-cell table:formula="of:=[$'naglosy-edycja'.B394]" office:value-type="string" office:string-value="wgr" calcext:value-type="string">
            <text:p>wgr</text:p>
          </table:table-cell>
          <table:table-cell table:formula="of:=[$'naglosy-edycja'.C394]" office:value-type="string" office:string-value="FKR" calcext:value-type="string">
            <text:p>FKR</text:p>
          </table:table-cell>
          <table:table-cell table:formula="of:=[$'naglosy-edycja'.D394]" office:value-type="string" office:string-value="XFKR" calcext:value-type="string">
            <text:p>XFK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formula="of:=CONCATENATE([$przecinki.$A$2];[.E394];[$przecinki.$A$2];)" office:value-type="string" office:string-value="&quot;FKR&quot;" calcext:value-type="string">
            <text:p>"FKR"</text:p>
          </table:table-cell>
          <table:table-cell table:formula="of:=CONCATENATE([$przecinki.$A$2];[.A394];[$przecinki.$A$2])" office:value-type="string" office:string-value="&quot;wgr&quot;" calcext:value-type="string">
            <text:p>"wgr"</text:p>
          </table:table-cell>
          <table:table-cell table:formula="of:=CONCATENATE([.G394];[$przecinki.$B$2];[.F394];)" office:value-type="string" office:string-value="&quot;wgr&quot;:&quot;FKR&quot;" calcext:value-type="string">
            <text:p>"wgr":"FKR"</text:p>
          </table:table-cell>
          <table:table-cell/>
          <table:table-cell table:style-name="ce42" table:formula="of:=CONCATENATE([$przecinki.$A$2];[.A394];[$przecinki.$A$5];[$przecinki.$A$2])" office:value-type="string" office:string-value="&quot;wgr.&quot;" calcext:value-type="string">
            <text:p>"wgr."</text:p>
          </table:table-cell>
          <table:table-cell table:style-name="ce42" table:formula="of:=UPPER([.G394])" office:value-type="string" office:string-value="&quot;WGR&quot;" calcext:value-type="string">
            <text:p>"WGR"</text:p>
          </table:table-cell>
          <table:table-cell table:style-name="ce42" table:formula="of:=CONCATENATE([$przecinki.$C$2];[$przecinki.$C$2];[.J394];[$przecinki.$C$2];[$przecinki.$C$2];[$przecinki.$C$2];[$przecinki.$C$2];[$przecinki.$B$5];[.F394];[$przecinki.$D$2];[$przecinki.$C$2];[$przecinki.$C$2];[$przecinki.$C$2];[.G394];[$przecinki.$D$2];[$przecinki.$C$2];[$przecinki.$C$2];[$przecinki.$C$2];[$przecinki.$C$2];[$przecinki.$C$2];[$przecinki.$C$2];[$przecinki.$C$2])" office:value-type="string" office:string-value="  &quot;wgr.&quot;    [&quot;FKR&quot;,   &quot;wgr&quot;,       " calcext:value-type="string">
            <text:p><text:s text:c="2"/>"wgr." <text:s text:c="3"/>["FKR", <text:s text:c="2"/>"w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4]);[$przecinki.$A$2];[$przecinki.$C$5];[$przecinki.$D$2])" office:value-type="string" office:string-value="&quot;lewe WGR&quot;]," calcext:value-type="string">
            <text:p>"lewe WGR"],</text:p>
          </table:table-cell>
          <table:table-cell table:style-name="ce46" table:formula="of:=CONCATENATE([.L394];[.M394];[.N394])" office:value-type="string" office:string-value="  &quot;wgr.&quot;    [&quot;FKR&quot;,   &quot;wgr&quot;,       &quot;&quot;, &quot;ONSET&quot;, &quot;lewe WGR&quot;]," calcext:value-type="string">
            <text:p><text:s text:c="2"/>"wgr." <text:s text:c="3"/>["FKR", <text:s text:c="2"/>"wgr", <text:s text:c="6"/>"", "ONSET", "lewe WGR"],</text:p>
          </table:table-cell>
        </table:table-row>
        <table:table-row table:style-name="ro2">
          <table:table-cell table:formula="of:=[$'naglosy-edycja'.B395]" office:value-type="string" office:string-value="wgrz" calcext:value-type="string">
            <text:p>wgrz</text:p>
          </table:table-cell>
          <table:table-cell table:formula="of:=[$'naglosy-edycja'.C395]" office:value-type="string" office:string-value="FKRJ" calcext:value-type="string">
            <text:p>FKRJ</text:p>
          </table:table-cell>
          <table:table-cell table:formula="of:=[$'naglosy-edycja'.D395]" office:value-type="string" office:string-value="XFKRJ" calcext:value-type="string">
            <text:p>XFKRJ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5]=0;[.C395];[.B395])" office:value-type="string" office:string-value="FKRJ" calcext:value-type="string">
            <text:p>FKRJ</text:p>
          </table:table-cell>
          <table:table-cell table:formula="of:=CONCATENATE([$przecinki.$A$2];[.E395];[$przecinki.$A$2];)" office:value-type="string" office:string-value="&quot;FKRJ&quot;" calcext:value-type="string">
            <text:p>"FKRJ"</text:p>
          </table:table-cell>
          <table:table-cell table:formula="of:=CONCATENATE([$przecinki.$A$2];[.A395];[$przecinki.$A$2])" office:value-type="string" office:string-value="&quot;wgrz&quot;" calcext:value-type="string">
            <text:p>"wgrz"</text:p>
          </table:table-cell>
          <table:table-cell table:formula="of:=CONCATENATE([.G395];[$przecinki.$B$2];[.F395];)" office:value-type="string" office:string-value="&quot;wgrz&quot;:&quot;FKRJ&quot;" calcext:value-type="string">
            <text:p>"wgrz":"FKRJ"</text:p>
          </table:table-cell>
          <table:table-cell/>
          <table:table-cell table:style-name="ce42" table:formula="of:=CONCATENATE([$przecinki.$A$2];[.A395];[$przecinki.$A$5];[$przecinki.$A$2])" office:value-type="string" office:string-value="&quot;wgrz.&quot;" calcext:value-type="string">
            <text:p>"wgrz."</text:p>
          </table:table-cell>
          <table:table-cell table:style-name="ce42" table:formula="of:=UPPER([.G395])" office:value-type="string" office:string-value="&quot;WGRZ&quot;" calcext:value-type="string">
            <text:p>"WGRZ"</text:p>
          </table:table-cell>
          <table:table-cell table:style-name="ce42" table:formula="of:=CONCATENATE([$przecinki.$C$2];[$przecinki.$C$2];[.J395];[$przecinki.$C$2];[$przecinki.$C$2];[$przecinki.$C$2];[$przecinki.$C$2];[$przecinki.$B$5];[.F395];[$przecinki.$D$2];[$przecinki.$C$2];[$przecinki.$C$2];[$przecinki.$C$2];[.G395];[$przecinki.$D$2];[$przecinki.$C$2];[$przecinki.$C$2];[$przecinki.$C$2];[$przecinki.$C$2];[$przecinki.$C$2];[$przecinki.$C$2];[$przecinki.$C$2])" office:value-type="string" office:string-value="  &quot;wgrz.&quot;    [&quot;FKRJ&quot;,   &quot;wgrz&quot;,       " calcext:value-type="string">
            <text:p><text:s text:c="2"/>"wgrz." <text:s text:c="3"/>["FKRJ", <text:s text:c="2"/>"w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5]);[$przecinki.$A$2];[$przecinki.$C$5];[$przecinki.$D$2])" office:value-type="string" office:string-value="&quot;lewe WGRZ&quot;]," calcext:value-type="string">
            <text:p>"lewe WGRZ"],</text:p>
          </table:table-cell>
          <table:table-cell table:style-name="ce46" table:formula="of:=CONCATENATE([.L395];[.M395];[.N395])" office:value-type="string" office:string-value="  &quot;wgrz.&quot;    [&quot;FKRJ&quot;,   &quot;wgrz&quot;,       &quot;&quot;, &quot;ONSET&quot;, &quot;lewe WGRZ&quot;]," calcext:value-type="string">
            <text:p><text:s text:c="2"/>"wgrz." <text:s text:c="3"/>["FKRJ", <text:s text:c="2"/>"wgrz", <text:s text:c="6"/>"", "ONSET", "lewe WGRZ"],</text:p>
          </table:table-cell>
        </table:table-row>
        <table:table-row table:style-name="ro2">
          <table:table-cell table:formula="of:=[$'naglosy-edycja'.B396]" office:value-type="string" office:string-value="wh" calcext:value-type="string">
            <text:p>wh</text:p>
          </table:table-cell>
          <table:table-cell table:formula="of:=[$'naglosy-edycja'.C396]" office:value-type="string" office:string-value="V" calcext:value-type="string">
            <text:p>V</text:p>
          </table:table-cell>
          <table:table-cell table:formula="of:=[$'naglosy-edycja'.D396]" office:value-type="float" office:value="0" calcext:value-type="float">
            <text:p>0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6]=0;[.C396];[.B396])" office:value-type="string" office:string-value="V" calcext:value-type="string">
            <text:p>V</text:p>
          </table:table-cell>
          <table:table-cell table:formula="of:=CONCATENATE([$przecinki.$A$2];[.E396];[$przecinki.$A$2];)" office:value-type="string" office:string-value="&quot;V&quot;" calcext:value-type="string">
            <text:p>"V"</text:p>
          </table:table-cell>
          <table:table-cell table:formula="of:=CONCATENATE([$przecinki.$A$2];[.A396];[$przecinki.$A$2])" office:value-type="string" office:string-value="&quot;wh&quot;" calcext:value-type="string">
            <text:p>"wh"</text:p>
          </table:table-cell>
          <table:table-cell table:formula="of:=CONCATENATE([.G396];[$przecinki.$B$2];[.F396];)" office:value-type="string" office:string-value="&quot;wh&quot;:&quot;V&quot;" calcext:value-type="string">
            <text:p>"wh":"V"</text:p>
          </table:table-cell>
          <table:table-cell/>
          <table:table-cell table:style-name="ce42" table:formula="of:=CONCATENATE([$przecinki.$A$2];[.A396];[$przecinki.$A$5];[$przecinki.$A$2])" office:value-type="string" office:string-value="&quot;wh.&quot;" calcext:value-type="string">
            <text:p>"wh."</text:p>
          </table:table-cell>
          <table:table-cell table:style-name="ce42" table:formula="of:=UPPER([.G396])" office:value-type="string" office:string-value="&quot;WH&quot;" calcext:value-type="string">
            <text:p>"WH"</text:p>
          </table:table-cell>
          <table:table-cell table:style-name="ce42" table:formula="of:=CONCATENATE([$przecinki.$C$2];[$przecinki.$C$2];[.J396];[$przecinki.$C$2];[$przecinki.$C$2];[$przecinki.$C$2];[$przecinki.$C$2];[$przecinki.$B$5];[.F396];[$przecinki.$D$2];[$przecinki.$C$2];[$przecinki.$C$2];[$przecinki.$C$2];[.G396];[$przecinki.$D$2];[$przecinki.$C$2];[$przecinki.$C$2];[$przecinki.$C$2];[$przecinki.$C$2];[$przecinki.$C$2];[$przecinki.$C$2];[$przecinki.$C$2])" office:value-type="string" office:string-value="  &quot;wh.&quot;    [&quot;V&quot;,   &quot;wh&quot;,       " calcext:value-type="string">
            <text:p><text:s text:c="2"/>"wh." <text:s text:c="3"/>["V", <text:s text:c="2"/>"w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6]);[$przecinki.$A$2];[$przecinki.$C$5];[$przecinki.$D$2])" office:value-type="string" office:string-value="&quot;lewe WH&quot;]," calcext:value-type="string">
            <text:p>"lewe WH"],</text:p>
          </table:table-cell>
          <table:table-cell table:style-name="ce46" table:formula="of:=CONCATENATE([.L396];[.M396];[.N396])" office:value-type="string" office:string-value="  &quot;wh.&quot;    [&quot;V&quot;,   &quot;wh&quot;,       &quot;&quot;, &quot;ONSET&quot;, &quot;lewe WH&quot;]," calcext:value-type="string">
            <text:p><text:s text:c="2"/>"wh." <text:s text:c="3"/>["V", <text:s text:c="2"/>"wh", <text:s text:c="6"/>"", "ONSET", "lewe WH"],</text:p>
          </table:table-cell>
        </table:table-row>
        <table:table-row table:style-name="ro2">
          <table:table-cell table:formula="of:=[$'naglosy-edycja'.B397]" office:value-type="string" office:string-value="wj" calcext:value-type="string">
            <text:p>wj</text:p>
          </table:table-cell>
          <table:table-cell table:formula="of:=[$'naglosy-edycja'.C397]" office:value-type="string" office:string-value="VJ" calcext:value-type="string">
            <text:p>VJ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7]=0;[.C397];[.B397])" office:value-type="string" office:string-value="VJ" calcext:value-type="string">
            <text:p>VJ</text:p>
          </table:table-cell>
          <table:table-cell table:formula="of:=CONCATENATE([$przecinki.$A$2];[.E397];[$przecinki.$A$2];)" office:value-type="string" office:string-value="&quot;VJ&quot;" calcext:value-type="string">
            <text:p>"VJ"</text:p>
          </table:table-cell>
          <table:table-cell table:formula="of:=CONCATENATE([$przecinki.$A$2];[.A397];[$przecinki.$A$2])" office:value-type="string" office:string-value="&quot;wj&quot;" calcext:value-type="string">
            <text:p>"wj"</text:p>
          </table:table-cell>
          <table:table-cell table:formula="of:=CONCATENATE([.G397];[$przecinki.$B$2];[.F397];)" office:value-type="string" office:string-value="&quot;wj&quot;:&quot;VJ&quot;" calcext:value-type="string">
            <text:p>"wj":"VJ"</text:p>
          </table:table-cell>
          <table:table-cell/>
          <table:table-cell table:style-name="ce42" table:formula="of:=CONCATENATE([$przecinki.$A$2];[.A397];[$przecinki.$A$5];[$przecinki.$A$2])" office:value-type="string" office:string-value="&quot;wj.&quot;" calcext:value-type="string">
            <text:p>"wj."</text:p>
          </table:table-cell>
          <table:table-cell table:style-name="ce42" table:formula="of:=UPPER([.G397])" office:value-type="string" office:string-value="&quot;WJ&quot;" calcext:value-type="string">
            <text:p>"WJ"</text:p>
          </table:table-cell>
          <table:table-cell table:style-name="ce42" table:formula="of:=CONCATENATE([$przecinki.$C$2];[$przecinki.$C$2];[.J397];[$przecinki.$C$2];[$przecinki.$C$2];[$przecinki.$C$2];[$przecinki.$C$2];[$przecinki.$B$5];[.F397];[$przecinki.$D$2];[$przecinki.$C$2];[$przecinki.$C$2];[$przecinki.$C$2];[.G397];[$przecinki.$D$2];[$przecinki.$C$2];[$przecinki.$C$2];[$przecinki.$C$2];[$przecinki.$C$2];[$przecinki.$C$2];[$przecinki.$C$2];[$przecinki.$C$2])" office:value-type="string" office:string-value="  &quot;wj.&quot;    [&quot;VJ&quot;,   &quot;wj&quot;,       " calcext:value-type="string">
            <text:p><text:s text:c="2"/>"wj." <text:s text:c="3"/>["VJ", <text:s text:c="2"/>"w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7]);[$przecinki.$A$2];[$przecinki.$C$5];[$przecinki.$D$2])" office:value-type="string" office:string-value="&quot;lewe WJ&quot;]," calcext:value-type="string">
            <text:p>"lewe WJ"],</text:p>
          </table:table-cell>
          <table:table-cell table:style-name="ce46" table:formula="of:=CONCATENATE([.L397];[.M397];[.N397])" office:value-type="string" office:string-value="  &quot;wj.&quot;    [&quot;VJ&quot;,   &quot;wj&quot;,       &quot;&quot;, &quot;ONSET&quot;, &quot;lewe WJ&quot;]," calcext:value-type="string">
            <text:p><text:s text:c="2"/>"wj." <text:s text:c="3"/>["VJ", <text:s text:c="2"/>"wj", <text:s text:c="6"/>"", "ONSET", "lewe WJ"],</text:p>
          </table:table-cell>
        </table:table-row>
        <table:table-row table:style-name="ro2">
          <table:table-cell table:formula="of:=[$'naglosy-edycja'.B398]" office:value-type="string" office:string-value="wk" calcext:value-type="string">
            <text:p>wk</text:p>
          </table:table-cell>
          <table:table-cell table:formula="of:=[$'naglosy-edycja'.C398]" office:value-type="string" office:string-value="FK" calcext:value-type="string">
            <text:p>FK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8]=0;[.C398];[.B398])" office:value-type="string" office:string-value="FK" calcext:value-type="string">
            <text:p>FK</text:p>
          </table:table-cell>
          <table:table-cell table:formula="of:=CONCATENATE([$przecinki.$A$2];[.E398];[$przecinki.$A$2];)" office:value-type="string" office:string-value="&quot;FK&quot;" calcext:value-type="string">
            <text:p>"FK"</text:p>
          </table:table-cell>
          <table:table-cell table:formula="of:=CONCATENATE([$przecinki.$A$2];[.A398];[$przecinki.$A$2])" office:value-type="string" office:string-value="&quot;wk&quot;" calcext:value-type="string">
            <text:p>"wk"</text:p>
          </table:table-cell>
          <table:table-cell table:formula="of:=CONCATENATE([.G398];[$przecinki.$B$2];[.F398];)" office:value-type="string" office:string-value="&quot;wk&quot;:&quot;FK&quot;" calcext:value-type="string">
            <text:p>"wk":"FK"</text:p>
          </table:table-cell>
          <table:table-cell/>
          <table:table-cell table:style-name="ce42" table:formula="of:=CONCATENATE([$przecinki.$A$2];[.A398];[$przecinki.$A$5];[$przecinki.$A$2])" office:value-type="string" office:string-value="&quot;wk.&quot;" calcext:value-type="string">
            <text:p>"wk."</text:p>
          </table:table-cell>
          <table:table-cell table:style-name="ce42" table:formula="of:=UPPER([.G398])" office:value-type="string" office:string-value="&quot;WK&quot;" calcext:value-type="string">
            <text:p>"WK"</text:p>
          </table:table-cell>
          <table:table-cell table:style-name="ce42" table:formula="of:=CONCATENATE([$przecinki.$C$2];[$przecinki.$C$2];[.J398];[$przecinki.$C$2];[$przecinki.$C$2];[$przecinki.$C$2];[$przecinki.$C$2];[$przecinki.$B$5];[.F398];[$przecinki.$D$2];[$przecinki.$C$2];[$przecinki.$C$2];[$przecinki.$C$2];[.G398];[$przecinki.$D$2];[$przecinki.$C$2];[$przecinki.$C$2];[$przecinki.$C$2];[$przecinki.$C$2];[$przecinki.$C$2];[$przecinki.$C$2];[$przecinki.$C$2])" office:value-type="string" office:string-value="  &quot;wk.&quot;    [&quot;FK&quot;,   &quot;wk&quot;,       " calcext:value-type="string">
            <text:p><text:s text:c="2"/>"wk." <text:s text:c="3"/>["FK", <text:s text:c="2"/>"w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8]);[$przecinki.$A$2];[$przecinki.$C$5];[$przecinki.$D$2])" office:value-type="string" office:string-value="&quot;lewe WK&quot;]," calcext:value-type="string">
            <text:p>"lewe WK"],</text:p>
          </table:table-cell>
          <table:table-cell table:style-name="ce46" table:formula="of:=CONCATENATE([.L398];[.M398];[.N398])" office:value-type="string" office:string-value="  &quot;wk.&quot;    [&quot;FK&quot;,   &quot;wk&quot;,       &quot;&quot;, &quot;ONSET&quot;, &quot;lewe WK&quot;]," calcext:value-type="string">
            <text:p><text:s text:c="2"/>"wk." <text:s text:c="3"/>["FK", <text:s text:c="2"/>"wk", <text:s text:c="6"/>"", "ONSET", "lewe WK"],</text:p>
          </table:table-cell>
        </table:table-row>
        <table:table-row table:style-name="ro2">
          <table:table-cell table:formula="of:=[$'naglosy-edycja'.B399]" office:value-type="string" office:string-value="wkl" calcext:value-type="string">
            <text:p>wkl</text:p>
          </table:table-cell>
          <table:table-cell table:formula="of:=[$'naglosy-edycja'.C399]" office:value-type="string" office:string-value="FKL" calcext:value-type="string">
            <text:p>FKL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9]=0;[.C399];[.B399])" office:value-type="string" office:string-value="FKL" calcext:value-type="string">
            <text:p>FKL</text:p>
          </table:table-cell>
          <table:table-cell table:formula="of:=CONCATENATE([$przecinki.$A$2];[.E399];[$przecinki.$A$2];)" office:value-type="string" office:string-value="&quot;FKL&quot;" calcext:value-type="string">
            <text:p>"FKL"</text:p>
          </table:table-cell>
          <table:table-cell table:formula="of:=CONCATENATE([$przecinki.$A$2];[.A399];[$przecinki.$A$2])" office:value-type="string" office:string-value="&quot;wkl&quot;" calcext:value-type="string">
            <text:p>"wkl"</text:p>
          </table:table-cell>
          <table:table-cell table:formula="of:=CONCATENATE([.G399];[$przecinki.$B$2];[.F399];)" office:value-type="string" office:string-value="&quot;wkl&quot;:&quot;FKL&quot;" calcext:value-type="string">
            <text:p>"wkl":"FKL"</text:p>
          </table:table-cell>
          <table:table-cell/>
          <table:table-cell table:style-name="ce42" table:formula="of:=CONCATENATE([$przecinki.$A$2];[.A399];[$przecinki.$A$5];[$przecinki.$A$2])" office:value-type="string" office:string-value="&quot;wkl.&quot;" calcext:value-type="string">
            <text:p>"wkl."</text:p>
          </table:table-cell>
          <table:table-cell table:style-name="ce42" table:formula="of:=UPPER([.G399])" office:value-type="string" office:string-value="&quot;WKL&quot;" calcext:value-type="string">
            <text:p>"WKL"</text:p>
          </table:table-cell>
          <table:table-cell table:style-name="ce42" table:formula="of:=CONCATENATE([$przecinki.$C$2];[$przecinki.$C$2];[.J399];[$przecinki.$C$2];[$przecinki.$C$2];[$przecinki.$C$2];[$przecinki.$C$2];[$przecinki.$B$5];[.F399];[$przecinki.$D$2];[$przecinki.$C$2];[$przecinki.$C$2];[$przecinki.$C$2];[.G399];[$przecinki.$D$2];[$przecinki.$C$2];[$przecinki.$C$2];[$przecinki.$C$2];[$przecinki.$C$2];[$przecinki.$C$2];[$przecinki.$C$2];[$przecinki.$C$2])" office:value-type="string" office:string-value="  &quot;wkl.&quot;    [&quot;FKL&quot;,   &quot;wkl&quot;,       " calcext:value-type="string">
            <text:p><text:s text:c="2"/>"wkl." <text:s text:c="3"/>["FKL", <text:s text:c="2"/>"w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9]);[$przecinki.$A$2];[$przecinki.$C$5];[$przecinki.$D$2])" office:value-type="string" office:string-value="&quot;lewe WKL&quot;]," calcext:value-type="string">
            <text:p>"lewe WKL"],</text:p>
          </table:table-cell>
          <table:table-cell table:style-name="ce46" table:formula="of:=CONCATENATE([.L399];[.M399];[.N399])" office:value-type="string" office:string-value="  &quot;wkl.&quot;    [&quot;FKL&quot;,   &quot;wkl&quot;,       &quot;&quot;, &quot;ONSET&quot;, &quot;lewe WKL&quot;]," calcext:value-type="string">
            <text:p><text:s text:c="2"/>"wkl." <text:s text:c="3"/>["FKL", <text:s text:c="2"/>"wkl", <text:s text:c="6"/>"", "ONSET", "lewe WKL"],</text:p>
          </table:table-cell>
        </table:table-row>
        <table:table-row table:style-name="ro2">
          <table:table-cell table:formula="of:=[$'naglosy-edycja'.B400]" office:value-type="string" office:string-value="wkł" calcext:value-type="string">
            <text:p>wkł</text:p>
          </table:table-cell>
          <table:table-cell table:formula="of:=[$'naglosy-edycja'.C400]" office:value-type="string" office:string-value="FKLJ" calcext:value-type="string">
            <text:p>FKLJ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400]=0;[.C400];[.B400])" office:value-type="string" office:string-value="FKLJ" calcext:value-type="string">
            <text:p>FKLJ</text:p>
          </table:table-cell>
          <table:table-cell table:formula="of:=CONCATENATE([$przecinki.$A$2];[.E400];[$przecinki.$A$2];)" office:value-type="string" office:string-value="&quot;FKLJ&quot;" calcext:value-type="string">
            <text:p>"FKLJ"</text:p>
          </table:table-cell>
          <table:table-cell table:formula="of:=CONCATENATE([$przecinki.$A$2];[.A400];[$przecinki.$A$2])" office:value-type="string" office:string-value="&quot;wkł&quot;" calcext:value-type="string">
            <text:p>"wkł"</text:p>
          </table:table-cell>
          <table:table-cell table:formula="of:=CONCATENATE([.G400];[$przecinki.$B$2];[.F400];)" office:value-type="string" office:string-value="&quot;wkł&quot;:&quot;FKLJ&quot;" calcext:value-type="string">
            <text:p>"wkł":"FKLJ"</text:p>
          </table:table-cell>
          <table:table-cell/>
          <table:table-cell table:style-name="ce42" table:formula="of:=CONCATENATE([$przecinki.$A$2];[.A400];[$przecinki.$A$5];[$przecinki.$A$2])" office:value-type="string" office:string-value="&quot;wkł.&quot;" calcext:value-type="string">
            <text:p>"wkł."</text:p>
          </table:table-cell>
          <table:table-cell table:style-name="ce42" table:formula="of:=UPPER([.G400])" office:value-type="string" office:string-value="&quot;WKŁ&quot;" calcext:value-type="string">
            <text:p>"WKŁ"</text:p>
          </table:table-cell>
          <table:table-cell table:style-name="ce42" table:formula="of:=CONCATENATE([$przecinki.$C$2];[$przecinki.$C$2];[.J400];[$przecinki.$C$2];[$przecinki.$C$2];[$przecinki.$C$2];[$przecinki.$C$2];[$przecinki.$B$5];[.F400];[$przecinki.$D$2];[$przecinki.$C$2];[$przecinki.$C$2];[$przecinki.$C$2];[.G400];[$przecinki.$D$2];[$przecinki.$C$2];[$przecinki.$C$2];[$przecinki.$C$2];[$przecinki.$C$2];[$przecinki.$C$2];[$przecinki.$C$2];[$przecinki.$C$2])" office:value-type="string" office:string-value="  &quot;wkł.&quot;    [&quot;FKLJ&quot;,   &quot;wkł&quot;,       " calcext:value-type="string">
            <text:p><text:s text:c="2"/>"wkł." <text:s text:c="3"/>["FKLJ", <text:s text:c="2"/>"w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0]);[$przecinki.$A$2];[$przecinki.$C$5];[$przecinki.$D$2])" office:value-type="string" office:string-value="&quot;lewe WKŁ&quot;]," calcext:value-type="string">
            <text:p>"lewe WKŁ"],</text:p>
          </table:table-cell>
          <table:table-cell table:style-name="ce46" table:formula="of:=CONCATENATE([.L400];[.M400];[.N400])" office:value-type="string" office:string-value="  &quot;wkł.&quot;    [&quot;FKLJ&quot;,   &quot;wkł&quot;,       &quot;&quot;, &quot;ONSET&quot;, &quot;lewe WKŁ&quot;]," calcext:value-type="string">
            <text:p><text:s text:c="2"/>"wkł." <text:s text:c="3"/>["FKLJ", <text:s text:c="2"/>"wkł", <text:s text:c="6"/>"", "ONSET", "lewe WKŁ"],</text:p>
          </table:table-cell>
        </table:table-row>
        <table:table-row table:style-name="ro2">
          <table:table-cell table:formula="of:=[$'naglosy-edycja'.B401]" office:value-type="string" office:string-value="wkr" calcext:value-type="string">
            <text:p>wkr</text:p>
          </table:table-cell>
          <table:table-cell table:formula="of:=[$'naglosy-edycja'.C401]" office:value-type="string" office:string-value="FKR" calcext:value-type="string">
            <text:p>FKR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1]=0;[.C401];[.B401])" office:value-type="string" office:string-value="FKR" calcext:value-type="string">
            <text:p>FKR</text:p>
          </table:table-cell>
          <table:table-cell table:formula="of:=CONCATENATE([$przecinki.$A$2];[.E401];[$przecinki.$A$2];)" office:value-type="string" office:string-value="&quot;FKR&quot;" calcext:value-type="string">
            <text:p>"FKR"</text:p>
          </table:table-cell>
          <table:table-cell table:formula="of:=CONCATENATE([$przecinki.$A$2];[.A401];[$przecinki.$A$2])" office:value-type="string" office:string-value="&quot;wkr&quot;" calcext:value-type="string">
            <text:p>"wkr"</text:p>
          </table:table-cell>
          <table:table-cell table:formula="of:=CONCATENATE([.G401];[$przecinki.$B$2];[.F401];)" office:value-type="string" office:string-value="&quot;wkr&quot;:&quot;FKR&quot;" calcext:value-type="string">
            <text:p>"wkr":"FKR"</text:p>
          </table:table-cell>
          <table:table-cell/>
          <table:table-cell table:style-name="ce42" table:formula="of:=CONCATENATE([$przecinki.$A$2];[.A401];[$przecinki.$A$5];[$przecinki.$A$2])" office:value-type="string" office:string-value="&quot;wkr.&quot;" calcext:value-type="string">
            <text:p>"wkr."</text:p>
          </table:table-cell>
          <table:table-cell table:style-name="ce42" table:formula="of:=UPPER([.G401])" office:value-type="string" office:string-value="&quot;WKR&quot;" calcext:value-type="string">
            <text:p>"WKR"</text:p>
          </table:table-cell>
          <table:table-cell table:style-name="ce42" table:formula="of:=CONCATENATE([$przecinki.$C$2];[$przecinki.$C$2];[.J401];[$przecinki.$C$2];[$przecinki.$C$2];[$przecinki.$C$2];[$przecinki.$C$2];[$przecinki.$B$5];[.F401];[$przecinki.$D$2];[$przecinki.$C$2];[$przecinki.$C$2];[$przecinki.$C$2];[.G401];[$przecinki.$D$2];[$przecinki.$C$2];[$przecinki.$C$2];[$przecinki.$C$2];[$przecinki.$C$2];[$przecinki.$C$2];[$przecinki.$C$2];[$przecinki.$C$2])" office:value-type="string" office:string-value="  &quot;wkr.&quot;    [&quot;FKR&quot;,   &quot;wkr&quot;,       " calcext:value-type="string">
            <text:p><text:s text:c="2"/>"wkr." <text:s text:c="3"/>["FKR", <text:s text:c="2"/>"w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1]);[$przecinki.$A$2];[$przecinki.$C$5];[$przecinki.$D$2])" office:value-type="string" office:string-value="&quot;lewe WKR&quot;]," calcext:value-type="string">
            <text:p>"lewe WKR"],</text:p>
          </table:table-cell>
          <table:table-cell table:style-name="ce46" table:formula="of:=CONCATENATE([.L401];[.M401];[.N401])" office:value-type="string" office:string-value="  &quot;wkr.&quot;    [&quot;FKR&quot;,   &quot;wkr&quot;,       &quot;&quot;, &quot;ONSET&quot;, &quot;lewe WKR&quot;]," calcext:value-type="string">
            <text:p><text:s text:c="2"/>"wkr." <text:s text:c="3"/>["FKR", <text:s text:c="2"/>"wkr", <text:s text:c="6"/>"", "ONSET", "lewe WKR"],</text:p>
          </table:table-cell>
        </table:table-row>
        <table:table-row table:style-name="ro2">
          <table:table-cell table:formula="of:=[$'naglosy-edycja'.B402]" office:value-type="string" office:string-value="wkrz" calcext:value-type="string">
            <text:p>wkrz</text:p>
          </table:table-cell>
          <table:table-cell table:formula="of:=[$'naglosy-edycja'.C402]" office:value-type="float" office:value="0" calcext:value-type="float">
            <text:p>0</text:p>
          </table:table-cell>
          <table:table-cell table:formula="of:=[$'naglosy-edycja'.D402]" office:value-type="string" office:string-value="FKRJ" calcext:value-type="string">
            <text:p>FKRJ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2]=0;[.C402];[.B402])" office:value-type="string" office:string-value="FKRJ" calcext:value-type="string">
            <text:p>FKRJ</text:p>
          </table:table-cell>
          <table:table-cell table:formula="of:=CONCATENATE([$przecinki.$A$2];[.E402];[$przecinki.$A$2];)" office:value-type="string" office:string-value="&quot;FKRJ&quot;" calcext:value-type="string">
            <text:p>"FKRJ"</text:p>
          </table:table-cell>
          <table:table-cell table:formula="of:=CONCATENATE([$przecinki.$A$2];[.A402];[$przecinki.$A$2])" office:value-type="string" office:string-value="&quot;wkrz&quot;" calcext:value-type="string">
            <text:p>"wkrz"</text:p>
          </table:table-cell>
          <table:table-cell table:formula="of:=CONCATENATE([.G402];[$przecinki.$B$2];[.F402];)" office:value-type="string" office:string-value="&quot;wkrz&quot;:&quot;FKRJ&quot;" calcext:value-type="string">
            <text:p>"wkrz":"FKRJ"</text:p>
          </table:table-cell>
          <table:table-cell/>
          <table:table-cell table:style-name="ce42" table:formula="of:=CONCATENATE([$przecinki.$A$2];[.A402];[$przecinki.$A$5];[$przecinki.$A$2])" office:value-type="string" office:string-value="&quot;wkrz.&quot;" calcext:value-type="string">
            <text:p>"wkrz."</text:p>
          </table:table-cell>
          <table:table-cell table:style-name="ce42" table:formula="of:=UPPER([.G402])" office:value-type="string" office:string-value="&quot;WKRZ&quot;" calcext:value-type="string">
            <text:p>"WKRZ"</text:p>
          </table:table-cell>
          <table:table-cell table:style-name="ce42" table:formula="of:=CONCATENATE([$przecinki.$C$2];[$przecinki.$C$2];[.J402];[$przecinki.$C$2];[$przecinki.$C$2];[$przecinki.$C$2];[$przecinki.$C$2];[$przecinki.$B$5];[.F402];[$przecinki.$D$2];[$przecinki.$C$2];[$przecinki.$C$2];[$przecinki.$C$2];[.G402];[$przecinki.$D$2];[$przecinki.$C$2];[$przecinki.$C$2];[$przecinki.$C$2];[$przecinki.$C$2];[$przecinki.$C$2];[$przecinki.$C$2];[$przecinki.$C$2])" office:value-type="string" office:string-value="  &quot;wkrz.&quot;    [&quot;FKRJ&quot;,   &quot;wkrz&quot;,       " calcext:value-type="string">
            <text:p><text:s text:c="2"/>"wkrz." <text:s text:c="3"/>["FKRJ", <text:s text:c="2"/>"w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2]);[$przecinki.$A$2];[$przecinki.$C$5];[$przecinki.$D$2])" office:value-type="string" office:string-value="&quot;lewe WKRZ&quot;]," calcext:value-type="string">
            <text:p>"lewe WKRZ"],</text:p>
          </table:table-cell>
          <table:table-cell table:style-name="ce46" table:formula="of:=CONCATENATE([.L402];[.M402];[.N402])" office:value-type="string" office:string-value="  &quot;wkrz.&quot;    [&quot;FKRJ&quot;,   &quot;wkrz&quot;,       &quot;&quot;, &quot;ONSET&quot;, &quot;lewe WKRZ&quot;]," calcext:value-type="string">
            <text:p><text:s text:c="2"/>"wkrz." <text:s text:c="3"/>["FKRJ", <text:s text:c="2"/>"wkrz", <text:s text:c="6"/>"", "ONSET", "lewe WKRZ"],</text:p>
          </table:table-cell>
        </table:table-row>
        <table:table-row table:style-name="ro2">
          <table:table-cell table:formula="of:=[$'naglosy-edycja'.B403]" office:value-type="string" office:string-value="wl" calcext:value-type="string">
            <text:p>wl</text:p>
          </table:table-cell>
          <table:table-cell table:formula="of:=[$'naglosy-edycja'.C403]" office:value-type="string" office:string-value="VL" calcext:value-type="string">
            <text:p>VL</text:p>
          </table:table-cell>
          <table:table-cell table:formula="of:=[$'naglosy-edycja'.D403]" office:value-type="float" office:value="0" calcext:value-type="float">
            <text:p>0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3]=0;[.C403];[.B403])" office:value-type="string" office:string-value="VL" calcext:value-type="string">
            <text:p>VL</text:p>
          </table:table-cell>
          <table:table-cell table:formula="of:=CONCATENATE([$przecinki.$A$2];[.E403];[$przecinki.$A$2];)" office:value-type="string" office:string-value="&quot;VL&quot;" calcext:value-type="string">
            <text:p>"VL"</text:p>
          </table:table-cell>
          <table:table-cell table:formula="of:=CONCATENATE([$przecinki.$A$2];[.A403];[$przecinki.$A$2])" office:value-type="string" office:string-value="&quot;wl&quot;" calcext:value-type="string">
            <text:p>"wl"</text:p>
          </table:table-cell>
          <table:table-cell table:formula="of:=CONCATENATE([.G403];[$przecinki.$B$2];[.F403];)" office:value-type="string" office:string-value="&quot;wl&quot;:&quot;VL&quot;" calcext:value-type="string">
            <text:p>"wl":"VL"</text:p>
          </table:table-cell>
          <table:table-cell/>
          <table:table-cell table:style-name="ce42" table:formula="of:=CONCATENATE([$przecinki.$A$2];[.A403];[$przecinki.$A$5];[$przecinki.$A$2])" office:value-type="string" office:string-value="&quot;wl.&quot;" calcext:value-type="string">
            <text:p>"wl."</text:p>
          </table:table-cell>
          <table:table-cell table:style-name="ce42" table:formula="of:=UPPER([.G403])" office:value-type="string" office:string-value="&quot;WL&quot;" calcext:value-type="string">
            <text:p>"WL"</text:p>
          </table:table-cell>
          <table:table-cell table:style-name="ce42" table:formula="of:=CONCATENATE([$przecinki.$C$2];[$przecinki.$C$2];[.J403];[$przecinki.$C$2];[$przecinki.$C$2];[$przecinki.$C$2];[$przecinki.$C$2];[$przecinki.$B$5];[.F403];[$przecinki.$D$2];[$przecinki.$C$2];[$przecinki.$C$2];[$przecinki.$C$2];[.G403];[$przecinki.$D$2];[$przecinki.$C$2];[$przecinki.$C$2];[$przecinki.$C$2];[$przecinki.$C$2];[$przecinki.$C$2];[$przecinki.$C$2];[$przecinki.$C$2])" office:value-type="string" office:string-value="  &quot;wl.&quot;    [&quot;VL&quot;,   &quot;wl&quot;,       " calcext:value-type="string">
            <text:p><text:s text:c="2"/>"wl." <text:s text:c="3"/>["VL", <text:s text:c="2"/>"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3]);[$przecinki.$A$2];[$przecinki.$C$5];[$przecinki.$D$2])" office:value-type="string" office:string-value="&quot;lewe WL&quot;]," calcext:value-type="string">
            <text:p>"lewe WL"],</text:p>
          </table:table-cell>
          <table:table-cell table:style-name="ce46" table:formula="of:=CONCATENATE([.L403];[.M403];[.N403])" office:value-type="string" office:string-value="  &quot;wl.&quot;    [&quot;VL&quot;,   &quot;wl&quot;,       &quot;&quot;, &quot;ONSET&quot;, &quot;lewe WL&quot;]," calcext:value-type="string">
            <text:p><text:s text:c="2"/>"wl." <text:s text:c="3"/>["VL", <text:s text:c="2"/>"wl", <text:s text:c="6"/>"", "ONSET", "lewe WL"],</text:p>
          </table:table-cell>
        </table:table-row>
        <table:table-row table:style-name="ro2">
          <table:table-cell table:formula="of:=[$'naglosy-edycja'.B404]" office:value-type="string" office:string-value="wł" calcext:value-type="string">
            <text:p>wł</text:p>
          </table:table-cell>
          <table:table-cell table:formula="of:=[$'naglosy-edycja'.C404]" office:value-type="string" office:string-value="VLJ" calcext:value-type="string">
            <text:p>VLJ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4]=0;[.C404];[.B404])" office:value-type="string" office:string-value="VLJ" calcext:value-type="string">
            <text:p>VLJ</text:p>
          </table:table-cell>
          <table:table-cell table:formula="of:=CONCATENATE([$przecinki.$A$2];[.E404];[$przecinki.$A$2];)" office:value-type="string" office:string-value="&quot;VLJ&quot;" calcext:value-type="string">
            <text:p>"VLJ"</text:p>
          </table:table-cell>
          <table:table-cell table:formula="of:=CONCATENATE([$przecinki.$A$2];[.A404];[$przecinki.$A$2])" office:value-type="string" office:string-value="&quot;wł&quot;" calcext:value-type="string">
            <text:p>"wł"</text:p>
          </table:table-cell>
          <table:table-cell table:formula="of:=CONCATENATE([.G404];[$przecinki.$B$2];[.F404];)" office:value-type="string" office:string-value="&quot;wł&quot;:&quot;VLJ&quot;" calcext:value-type="string">
            <text:p>"wł":"VLJ"</text:p>
          </table:table-cell>
          <table:table-cell/>
          <table:table-cell table:style-name="ce42" table:formula="of:=CONCATENATE([$przecinki.$A$2];[.A404];[$przecinki.$A$5];[$przecinki.$A$2])" office:value-type="string" office:string-value="&quot;wł.&quot;" calcext:value-type="string">
            <text:p>"wł."</text:p>
          </table:table-cell>
          <table:table-cell table:style-name="ce42" table:formula="of:=UPPER([.G404])" office:value-type="string" office:string-value="&quot;WŁ&quot;" calcext:value-type="string">
            <text:p>"WŁ"</text:p>
          </table:table-cell>
          <table:table-cell table:style-name="ce42" table:formula="of:=CONCATENATE([$przecinki.$C$2];[$przecinki.$C$2];[.J404];[$przecinki.$C$2];[$przecinki.$C$2];[$przecinki.$C$2];[$przecinki.$C$2];[$przecinki.$B$5];[.F404];[$przecinki.$D$2];[$przecinki.$C$2];[$przecinki.$C$2];[$przecinki.$C$2];[.G404];[$przecinki.$D$2];[$przecinki.$C$2];[$przecinki.$C$2];[$przecinki.$C$2];[$przecinki.$C$2];[$przecinki.$C$2];[$przecinki.$C$2];[$przecinki.$C$2])" office:value-type="string" office:string-value="  &quot;wł.&quot;    [&quot;VLJ&quot;,   &quot;wł&quot;,       " calcext:value-type="string">
            <text:p><text:s text:c="2"/>"wł." <text:s text:c="3"/>["VLJ", <text:s text:c="2"/>"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4]);[$przecinki.$A$2];[$przecinki.$C$5];[$przecinki.$D$2])" office:value-type="string" office:string-value="&quot;lewe WŁ&quot;]," calcext:value-type="string">
            <text:p>"lewe WŁ"],</text:p>
          </table:table-cell>
          <table:table-cell table:style-name="ce46" table:formula="of:=CONCATENATE([.L404];[.M404];[.N404])" office:value-type="string" office:string-value="  &quot;wł.&quot;    [&quot;VLJ&quot;,   &quot;wł&quot;,       &quot;&quot;, &quot;ONSET&quot;, &quot;lewe WŁ&quot;]," calcext:value-type="string">
            <text:p><text:s text:c="2"/>"wł." <text:s text:c="3"/>["VLJ", <text:s text:c="2"/>"wł", <text:s text:c="6"/>"", "ONSET", "lewe WŁ"],</text:p>
          </table:table-cell>
        </table:table-row>
        <table:table-row table:style-name="ro2">
          <table:table-cell table:formula="of:=[$'naglosy-edycja'.B405]" office:value-type="string" office:string-value="wm" calcext:value-type="string">
            <text:p>wm</text:p>
          </table:table-cell>
          <table:table-cell table:formula="of:=[$'naglosy-edycja'.C405]" office:value-type="string" office:string-value="FTV" calcext:value-type="string">
            <text:p>FTV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5]=0;[.C405];[.B405])" office:value-type="string" office:string-value="FTV" calcext:value-type="string">
            <text:p>FTV</text:p>
          </table:table-cell>
          <table:table-cell table:formula="of:=CONCATENATE([$przecinki.$A$2];[.E405];[$przecinki.$A$2];)" office:value-type="string" office:string-value="&quot;FTV&quot;" calcext:value-type="string">
            <text:p>"FTV"</text:p>
          </table:table-cell>
          <table:table-cell table:formula="of:=CONCATENATE([$przecinki.$A$2];[.A405];[$przecinki.$A$2])" office:value-type="string" office:string-value="&quot;wm&quot;" calcext:value-type="string">
            <text:p>"wm"</text:p>
          </table:table-cell>
          <table:table-cell table:formula="of:=CONCATENATE([.G405];[$przecinki.$B$2];[.F405];)" office:value-type="string" office:string-value="&quot;wm&quot;:&quot;FTV&quot;" calcext:value-type="string">
            <text:p>"wm":"FTV"</text:p>
          </table:table-cell>
          <table:table-cell/>
          <table:table-cell table:style-name="ce42" table:formula="of:=CONCATENATE([$przecinki.$A$2];[.A405];[$przecinki.$A$5];[$przecinki.$A$2])" office:value-type="string" office:string-value="&quot;wm.&quot;" calcext:value-type="string">
            <text:p>"wm."</text:p>
          </table:table-cell>
          <table:table-cell table:style-name="ce42" table:formula="of:=UPPER([.G405])" office:value-type="string" office:string-value="&quot;WM&quot;" calcext:value-type="string">
            <text:p>"WM"</text:p>
          </table:table-cell>
          <table:table-cell table:style-name="ce42" table:formula="of:=CONCATENATE([$przecinki.$C$2];[$przecinki.$C$2];[.J405];[$przecinki.$C$2];[$przecinki.$C$2];[$przecinki.$C$2];[$przecinki.$C$2];[$przecinki.$B$5];[.F405];[$przecinki.$D$2];[$przecinki.$C$2];[$przecinki.$C$2];[$przecinki.$C$2];[.G405];[$przecinki.$D$2];[$przecinki.$C$2];[$przecinki.$C$2];[$przecinki.$C$2];[$przecinki.$C$2];[$przecinki.$C$2];[$przecinki.$C$2];[$przecinki.$C$2])" office:value-type="string" office:string-value="  &quot;wm.&quot;    [&quot;FTV&quot;,   &quot;wm&quot;,       " calcext:value-type="string">
            <text:p><text:s text:c="2"/>"wm." <text:s text:c="3"/>["FTV", <text:s text:c="2"/>"w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5]);[$przecinki.$A$2];[$przecinki.$C$5];[$przecinki.$D$2])" office:value-type="string" office:string-value="&quot;lewe WM&quot;]," calcext:value-type="string">
            <text:p>"lewe WM"],</text:p>
          </table:table-cell>
          <table:table-cell table:style-name="ce46" table:formula="of:=CONCATENATE([.L405];[.M405];[.N405])" office:value-type="string" office:string-value="  &quot;wm.&quot;    [&quot;FTV&quot;,   &quot;wm&quot;,       &quot;&quot;, &quot;ONSET&quot;, &quot;lewe WM&quot;]," calcext:value-type="string">
            <text:p><text:s text:c="2"/>"wm." <text:s text:c="3"/>["FTV", <text:s text:c="2"/>"wm", <text:s text:c="6"/>"", "ONSET", "lewe WM"],</text:p>
          </table:table-cell>
        </table:table-row>
        <table:table-row table:style-name="ro2">
          <table:table-cell table:formula="of:=[$'naglosy-edycja'.B406]" office:value-type="string" office:string-value="wn" calcext:value-type="string">
            <text:p>wn</text:p>
          </table:table-cell>
          <table:table-cell table:formula="of:=[$'naglosy-edycja'.C406]" office:value-type="string" office:string-value="FLR" calcext:value-type="string">
            <text:p>FLR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6]=0;[.C406];[.B406])" office:value-type="string" office:string-value="FLR" calcext:value-type="string">
            <text:p>FLR</text:p>
          </table:table-cell>
          <table:table-cell table:formula="of:=CONCATENATE([$przecinki.$A$2];[.E406];[$przecinki.$A$2];)" office:value-type="string" office:string-value="&quot;FLR&quot;" calcext:value-type="string">
            <text:p>"FLR"</text:p>
          </table:table-cell>
          <table:table-cell table:formula="of:=CONCATENATE([$przecinki.$A$2];[.A406];[$przecinki.$A$2])" office:value-type="string" office:string-value="&quot;wn&quot;" calcext:value-type="string">
            <text:p>"wn"</text:p>
          </table:table-cell>
          <table:table-cell table:formula="of:=CONCATENATE([.G406];[$przecinki.$B$2];[.F406];)" office:value-type="string" office:string-value="&quot;wn&quot;:&quot;FLR&quot;" calcext:value-type="string">
            <text:p>"wn":"FLR"</text:p>
          </table:table-cell>
          <table:table-cell/>
          <table:table-cell table:style-name="ce42" table:formula="of:=CONCATENATE([$przecinki.$A$2];[.A406];[$przecinki.$A$5];[$przecinki.$A$2])" office:value-type="string" office:string-value="&quot;wn.&quot;" calcext:value-type="string">
            <text:p>"wn."</text:p>
          </table:table-cell>
          <table:table-cell table:style-name="ce42" table:formula="of:=UPPER([.G406])" office:value-type="string" office:string-value="&quot;WN&quot;" calcext:value-type="string">
            <text:p>"WN"</text:p>
          </table:table-cell>
          <table:table-cell table:style-name="ce42" table:formula="of:=CONCATENATE([$przecinki.$C$2];[$przecinki.$C$2];[.J406];[$przecinki.$C$2];[$przecinki.$C$2];[$przecinki.$C$2];[$przecinki.$C$2];[$przecinki.$B$5];[.F406];[$przecinki.$D$2];[$przecinki.$C$2];[$przecinki.$C$2];[$przecinki.$C$2];[.G406];[$przecinki.$D$2];[$przecinki.$C$2];[$przecinki.$C$2];[$przecinki.$C$2];[$przecinki.$C$2];[$przecinki.$C$2];[$przecinki.$C$2];[$przecinki.$C$2])" office:value-type="string" office:string-value="  &quot;wn.&quot;    [&quot;FLR&quot;,   &quot;wn&quot;,       " calcext:value-type="string">
            <text:p><text:s text:c="2"/>"wn." <text:s text:c="3"/>["FLR", <text:s text:c="2"/>"w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6]);[$przecinki.$A$2];[$przecinki.$C$5];[$przecinki.$D$2])" office:value-type="string" office:string-value="&quot;lewe WN&quot;]," calcext:value-type="string">
            <text:p>"lewe WN"],</text:p>
          </table:table-cell>
          <table:table-cell table:style-name="ce46" table:formula="of:=CONCATENATE([.L406];[.M406];[.N406])" office:value-type="string" office:string-value="  &quot;wn.&quot;    [&quot;FLR&quot;,   &quot;wn&quot;,       &quot;&quot;, &quot;ONSET&quot;, &quot;lewe WN&quot;]," calcext:value-type="string">
            <text:p><text:s text:c="2"/>"wn." <text:s text:c="3"/>["FLR", <text:s text:c="2"/>"wn", <text:s text:c="6"/>"", "ONSET", "lewe WN"],</text:p>
          </table:table-cell>
        </table:table-row>
        <table:table-row table:style-name="ro2">
          <table:table-cell table:formula="of:=[$'naglosy-edycja'.B407]" office:value-type="string" office:string-value="wni" calcext:value-type="string">
            <text:p>wni</text:p>
          </table:table-cell>
          <table:table-cell table:formula="of:=[$'naglosy-edycja'.C407]" office:value-type="float" office:value="0" calcext:value-type="float">
            <text:p>0</text:p>
          </table:table-cell>
          <table:table-cell table:formula="of:=[$'naglosy-edycja'.D407]" office:value-type="string" office:string-value="FLRJ" calcext:value-type="string">
            <text:p>FLRJ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7]=0;[.C407];[.B407])" office:value-type="string" office:string-value="FLRJ" calcext:value-type="string">
            <text:p>FLRJ</text:p>
          </table:table-cell>
          <table:table-cell table:formula="of:=CONCATENATE([$przecinki.$A$2];[.E407];[$przecinki.$A$2];)" office:value-type="string" office:string-value="&quot;FLRJ&quot;" calcext:value-type="string">
            <text:p>"FLRJ"</text:p>
          </table:table-cell>
          <table:table-cell table:formula="of:=CONCATENATE([$przecinki.$A$2];[.A407];[$przecinki.$A$2])" office:value-type="string" office:string-value="&quot;wni&quot;" calcext:value-type="string">
            <text:p>"wni"</text:p>
          </table:table-cell>
          <table:table-cell table:formula="of:=CONCATENATE([.G407];[$przecinki.$B$2];[.F407];)" office:value-type="string" office:string-value="&quot;wni&quot;:&quot;FLRJ&quot;" calcext:value-type="string">
            <text:p>"wni":"FLRJ"</text:p>
          </table:table-cell>
          <table:table-cell/>
          <table:table-cell table:style-name="ce42" table:formula="of:=CONCATENATE([$przecinki.$A$2];[.A407];[$przecinki.$A$5];[$przecinki.$A$2])" office:value-type="string" office:string-value="&quot;wni.&quot;" calcext:value-type="string">
            <text:p>"wni."</text:p>
          </table:table-cell>
          <table:table-cell table:style-name="ce42" table:formula="of:=UPPER([.G407])" office:value-type="string" office:string-value="&quot;WNI&quot;" calcext:value-type="string">
            <text:p>"WNI"</text:p>
          </table:table-cell>
          <table:table-cell table:style-name="ce42" table:formula="of:=CONCATENATE([$przecinki.$C$2];[$przecinki.$C$2];[.J407];[$przecinki.$C$2];[$przecinki.$C$2];[$przecinki.$C$2];[$przecinki.$C$2];[$przecinki.$B$5];[.F407];[$przecinki.$D$2];[$przecinki.$C$2];[$przecinki.$C$2];[$przecinki.$C$2];[.G407];[$przecinki.$D$2];[$przecinki.$C$2];[$przecinki.$C$2];[$przecinki.$C$2];[$przecinki.$C$2];[$przecinki.$C$2];[$przecinki.$C$2];[$przecinki.$C$2])" office:value-type="string" office:string-value="  &quot;wni.&quot;    [&quot;FLRJ&quot;,   &quot;wni&quot;,       " calcext:value-type="string">
            <text:p><text:s text:c="2"/>"wni." <text:s text:c="3"/>["FLRJ", <text:s text:c="2"/>"w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7]);[$przecinki.$A$2];[$przecinki.$C$5];[$przecinki.$D$2])" office:value-type="string" office:string-value="&quot;lewe WNI&quot;]," calcext:value-type="string">
            <text:p>"lewe WNI"],</text:p>
          </table:table-cell>
          <table:table-cell table:style-name="ce46" table:formula="of:=CONCATENATE([.L407];[.M407];[.N407])" office:value-type="string" office:string-value="  &quot;wni.&quot;    [&quot;FLRJ&quot;,   &quot;wni&quot;,       &quot;&quot;, &quot;ONSET&quot;, &quot;lewe WNI&quot;]," calcext:value-type="string">
            <text:p><text:s text:c="2"/>"wni." <text:s text:c="3"/>["FLRJ", <text:s text:c="2"/>"wni", <text:s text:c="6"/>"", "ONSET", "lewe WNI"],</text:p>
          </table:table-cell>
        </table:table-row>
        <table:table-row table:style-name="ro2">
          <table:table-cell table:formula="of:=[$'naglosy-edycja'.B408]" office:value-type="string" office:string-value="wp" calcext:value-type="string">
            <text:p>wp</text:p>
          </table:table-cell>
          <table:table-cell table:formula="of:=[$'naglosy-edycja'.C408]" office:value-type="string" office:string-value="FP" calcext:value-type="string">
            <text:p>FP</text:p>
          </table:table-cell>
          <table:table-cell table:formula="of:=[$'naglosy-edycja'.D408]" office:value-type="float" office:value="0" calcext:value-type="float">
            <text:p>0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8]=0;[.C408];[.B408])" office:value-type="string" office:string-value="FP" calcext:value-type="string">
            <text:p>FP</text:p>
          </table:table-cell>
          <table:table-cell table:formula="of:=CONCATENATE([$przecinki.$A$2];[.E408];[$przecinki.$A$2];)" office:value-type="string" office:string-value="&quot;FP&quot;" calcext:value-type="string">
            <text:p>"FP"</text:p>
          </table:table-cell>
          <table:table-cell table:formula="of:=CONCATENATE([$przecinki.$A$2];[.A408];[$przecinki.$A$2])" office:value-type="string" office:string-value="&quot;wp&quot;" calcext:value-type="string">
            <text:p>"wp"</text:p>
          </table:table-cell>
          <table:table-cell table:formula="of:=CONCATENATE([.G408];[$przecinki.$B$2];[.F408];)" office:value-type="string" office:string-value="&quot;wp&quot;:&quot;FP&quot;" calcext:value-type="string">
            <text:p>"wp":"FP"</text:p>
          </table:table-cell>
          <table:table-cell/>
          <table:table-cell table:style-name="ce42" table:formula="of:=CONCATENATE([$przecinki.$A$2];[.A408];[$przecinki.$A$5];[$przecinki.$A$2])" office:value-type="string" office:string-value="&quot;wp.&quot;" calcext:value-type="string">
            <text:p>"wp."</text:p>
          </table:table-cell>
          <table:table-cell table:style-name="ce42" table:formula="of:=UPPER([.G408])" office:value-type="string" office:string-value="&quot;WP&quot;" calcext:value-type="string">
            <text:p>"WP"</text:p>
          </table:table-cell>
          <table:table-cell table:style-name="ce42" table:formula="of:=CONCATENATE([$przecinki.$C$2];[$przecinki.$C$2];[.J408];[$przecinki.$C$2];[$przecinki.$C$2];[$przecinki.$C$2];[$przecinki.$C$2];[$przecinki.$B$5];[.F408];[$przecinki.$D$2];[$przecinki.$C$2];[$przecinki.$C$2];[$przecinki.$C$2];[.G408];[$przecinki.$D$2];[$przecinki.$C$2];[$przecinki.$C$2];[$przecinki.$C$2];[$przecinki.$C$2];[$przecinki.$C$2];[$przecinki.$C$2];[$przecinki.$C$2])" office:value-type="string" office:string-value="  &quot;wp.&quot;    [&quot;FP&quot;,   &quot;wp&quot;,       " calcext:value-type="string">
            <text:p><text:s text:c="2"/>"wp." <text:s text:c="3"/>["FP", <text:s text:c="2"/>"w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8]);[$przecinki.$A$2];[$przecinki.$C$5];[$przecinki.$D$2])" office:value-type="string" office:string-value="&quot;lewe WP&quot;]," calcext:value-type="string">
            <text:p>"lewe WP"],</text:p>
          </table:table-cell>
          <table:table-cell table:style-name="ce46" table:formula="of:=CONCATENATE([.L408];[.M408];[.N408])" office:value-type="string" office:string-value="  &quot;wp.&quot;    [&quot;FP&quot;,   &quot;wp&quot;,       &quot;&quot;, &quot;ONSET&quot;, &quot;lewe WP&quot;]," calcext:value-type="string">
            <text:p><text:s text:c="2"/>"wp." <text:s text:c="3"/>["FP", <text:s text:c="2"/>"wp", <text:s text:c="6"/>"", "ONSET", "lewe WP"],</text:p>
          </table:table-cell>
        </table:table-row>
        <table:table-row table:style-name="ro2">
          <table:table-cell table:formula="of:=[$'naglosy-edycja'.B409]" office:value-type="string" office:string-value="wpl" calcext:value-type="string">
            <text:p>wpl</text:p>
          </table:table-cell>
          <table:table-cell table:formula="of:=[$'naglosy-edycja'.C409]" office:value-type="string" office:string-value="FPL" calcext:value-type="string">
            <text:p>FPL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9]=0;[.C409];[.B409])" office:value-type="string" office:string-value="FPL" calcext:value-type="string">
            <text:p>FPL</text:p>
          </table:table-cell>
          <table:table-cell table:formula="of:=CONCATENATE([$przecinki.$A$2];[.E409];[$przecinki.$A$2];)" office:value-type="string" office:string-value="&quot;FPL&quot;" calcext:value-type="string">
            <text:p>"FPL"</text:p>
          </table:table-cell>
          <table:table-cell table:formula="of:=CONCATENATE([$przecinki.$A$2];[.A409];[$przecinki.$A$2])" office:value-type="string" office:string-value="&quot;wpl&quot;" calcext:value-type="string">
            <text:p>"wpl"</text:p>
          </table:table-cell>
          <table:table-cell table:formula="of:=CONCATENATE([.G409];[$przecinki.$B$2];[.F409];)" office:value-type="string" office:string-value="&quot;wpl&quot;:&quot;FPL&quot;" calcext:value-type="string">
            <text:p>"wpl":"FPL"</text:p>
          </table:table-cell>
          <table:table-cell/>
          <table:table-cell table:style-name="ce42" table:formula="of:=CONCATENATE([$przecinki.$A$2];[.A409];[$przecinki.$A$5];[$przecinki.$A$2])" office:value-type="string" office:string-value="&quot;wpl.&quot;" calcext:value-type="string">
            <text:p>"wpl."</text:p>
          </table:table-cell>
          <table:table-cell table:style-name="ce42" table:formula="of:=UPPER([.G409])" office:value-type="string" office:string-value="&quot;WPL&quot;" calcext:value-type="string">
            <text:p>"WPL"</text:p>
          </table:table-cell>
          <table:table-cell table:style-name="ce42" table:formula="of:=CONCATENATE([$przecinki.$C$2];[$przecinki.$C$2];[.J409];[$przecinki.$C$2];[$przecinki.$C$2];[$przecinki.$C$2];[$przecinki.$C$2];[$przecinki.$B$5];[.F409];[$przecinki.$D$2];[$przecinki.$C$2];[$przecinki.$C$2];[$przecinki.$C$2];[.G409];[$przecinki.$D$2];[$przecinki.$C$2];[$przecinki.$C$2];[$przecinki.$C$2];[$przecinki.$C$2];[$przecinki.$C$2];[$przecinki.$C$2];[$przecinki.$C$2])" office:value-type="string" office:string-value="  &quot;wpl.&quot;    [&quot;FPL&quot;,   &quot;wpl&quot;,       " calcext:value-type="string">
            <text:p><text:s text:c="2"/>"wpl." <text:s text:c="3"/>["FPL", <text:s text:c="2"/>"w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9]);[$przecinki.$A$2];[$przecinki.$C$5];[$przecinki.$D$2])" office:value-type="string" office:string-value="&quot;lewe WPL&quot;]," calcext:value-type="string">
            <text:p>"lewe WPL"],</text:p>
          </table:table-cell>
          <table:table-cell table:style-name="ce46" table:formula="of:=CONCATENATE([.L409];[.M409];[.N409])" office:value-type="string" office:string-value="  &quot;wpl.&quot;    [&quot;FPL&quot;,   &quot;wpl&quot;,       &quot;&quot;, &quot;ONSET&quot;, &quot;lewe WPL&quot;]," calcext:value-type="string">
            <text:p><text:s text:c="2"/>"wpl." <text:s text:c="3"/>["FPL", <text:s text:c="2"/>"wpl", <text:s text:c="6"/>"", "ONSET", "lewe WPL"],</text:p>
          </table:table-cell>
        </table:table-row>
        <table:table-row table:style-name="ro2">
          <table:table-cell table:formula="of:=[$'naglosy-edycja'.B410]" office:value-type="string" office:string-value="wpł" calcext:value-type="string">
            <text:p>wpł</text:p>
          </table:table-cell>
          <table:table-cell table:formula="of:=[$'naglosy-edycja'.C410]" office:value-type="string" office:string-value="FPLJ" calcext:value-type="string">
            <text:p>FPLJ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10]=0;[.C410];[.B410])" office:value-type="string" office:string-value="FPLJ" calcext:value-type="string">
            <text:p>FPLJ</text:p>
          </table:table-cell>
          <table:table-cell table:formula="of:=CONCATENATE([$przecinki.$A$2];[.E410];[$przecinki.$A$2];)" office:value-type="string" office:string-value="&quot;FPLJ&quot;" calcext:value-type="string">
            <text:p>"FPLJ"</text:p>
          </table:table-cell>
          <table:table-cell table:formula="of:=CONCATENATE([$przecinki.$A$2];[.A410];[$przecinki.$A$2])" office:value-type="string" office:string-value="&quot;wpł&quot;" calcext:value-type="string">
            <text:p>"wpł"</text:p>
          </table:table-cell>
          <table:table-cell table:formula="of:=CONCATENATE([.G410];[$przecinki.$B$2];[.F410];)" office:value-type="string" office:string-value="&quot;wpł&quot;:&quot;FPLJ&quot;" calcext:value-type="string">
            <text:p>"wpł":"FPLJ"</text:p>
          </table:table-cell>
          <table:table-cell/>
          <table:table-cell table:style-name="ce42" table:formula="of:=CONCATENATE([$przecinki.$A$2];[.A410];[$przecinki.$A$5];[$przecinki.$A$2])" office:value-type="string" office:string-value="&quot;wpł.&quot;" calcext:value-type="string">
            <text:p>"wpł."</text:p>
          </table:table-cell>
          <table:table-cell table:style-name="ce42" table:formula="of:=UPPER([.G410])" office:value-type="string" office:string-value="&quot;WPŁ&quot;" calcext:value-type="string">
            <text:p>"WPŁ"</text:p>
          </table:table-cell>
          <table:table-cell table:style-name="ce42" table:formula="of:=CONCATENATE([$przecinki.$C$2];[$przecinki.$C$2];[.J410];[$przecinki.$C$2];[$przecinki.$C$2];[$przecinki.$C$2];[$przecinki.$C$2];[$przecinki.$B$5];[.F410];[$przecinki.$D$2];[$przecinki.$C$2];[$przecinki.$C$2];[$przecinki.$C$2];[.G410];[$przecinki.$D$2];[$przecinki.$C$2];[$przecinki.$C$2];[$przecinki.$C$2];[$przecinki.$C$2];[$przecinki.$C$2];[$przecinki.$C$2];[$przecinki.$C$2])" office:value-type="string" office:string-value="  &quot;wpł.&quot;    [&quot;FPLJ&quot;,   &quot;wpł&quot;,       " calcext:value-type="string">
            <text:p><text:s text:c="2"/>"wpł." <text:s text:c="3"/>["FPLJ", <text:s text:c="2"/>"w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0]);[$przecinki.$A$2];[$przecinki.$C$5];[$przecinki.$D$2])" office:value-type="string" office:string-value="&quot;lewe WPŁ&quot;]," calcext:value-type="string">
            <text:p>"lewe WPŁ"],</text:p>
          </table:table-cell>
          <table:table-cell table:style-name="ce46" table:formula="of:=CONCATENATE([.L410];[.M410];[.N410])" office:value-type="string" office:string-value="  &quot;wpł.&quot;    [&quot;FPLJ&quot;,   &quot;wpł&quot;,       &quot;&quot;, &quot;ONSET&quot;, &quot;lewe WPŁ&quot;]," calcext:value-type="string">
            <text:p><text:s text:c="2"/>"wpł." <text:s text:c="3"/>["FPLJ", <text:s text:c="2"/>"wpł", <text:s text:c="6"/>"", "ONSET", "lewe WPŁ"],</text:p>
          </table:table-cell>
        </table:table-row>
        <table:table-row table:style-name="ro2">
          <table:table-cell table:formula="of:=[$'naglosy-edycja'.B411]" office:value-type="string" office:string-value="wpr" calcext:value-type="string">
            <text:p>wpr</text:p>
          </table:table-cell>
          <table:table-cell table:formula="of:=[$'naglosy-edycja'.C411]" office:value-type="string" office:string-value="FPR" calcext:value-type="string">
            <text:p>FPR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1]=0;[.C411];[.B411])" office:value-type="string" office:string-value="FPR" calcext:value-type="string">
            <text:p>FPR</text:p>
          </table:table-cell>
          <table:table-cell table:formula="of:=CONCATENATE([$przecinki.$A$2];[.E411];[$przecinki.$A$2];)" office:value-type="string" office:string-value="&quot;FPR&quot;" calcext:value-type="string">
            <text:p>"FPR"</text:p>
          </table:table-cell>
          <table:table-cell table:formula="of:=CONCATENATE([$przecinki.$A$2];[.A411];[$przecinki.$A$2])" office:value-type="string" office:string-value="&quot;wpr&quot;" calcext:value-type="string">
            <text:p>"wpr"</text:p>
          </table:table-cell>
          <table:table-cell table:formula="of:=CONCATENATE([.G411];[$przecinki.$B$2];[.F411];)" office:value-type="string" office:string-value="&quot;wpr&quot;:&quot;FPR&quot;" calcext:value-type="string">
            <text:p>"wpr":"FPR"</text:p>
          </table:table-cell>
          <table:table-cell/>
          <table:table-cell table:style-name="ce42" table:formula="of:=CONCATENATE([$przecinki.$A$2];[.A411];[$przecinki.$A$5];[$przecinki.$A$2])" office:value-type="string" office:string-value="&quot;wpr.&quot;" calcext:value-type="string">
            <text:p>"wpr."</text:p>
          </table:table-cell>
          <table:table-cell table:style-name="ce42" table:formula="of:=UPPER([.G411])" office:value-type="string" office:string-value="&quot;WPR&quot;" calcext:value-type="string">
            <text:p>"WPR"</text:p>
          </table:table-cell>
          <table:table-cell table:style-name="ce42" table:formula="of:=CONCATENATE([$przecinki.$C$2];[$przecinki.$C$2];[.J411];[$przecinki.$C$2];[$przecinki.$C$2];[$przecinki.$C$2];[$przecinki.$C$2];[$przecinki.$B$5];[.F411];[$przecinki.$D$2];[$przecinki.$C$2];[$przecinki.$C$2];[$przecinki.$C$2];[.G411];[$przecinki.$D$2];[$przecinki.$C$2];[$przecinki.$C$2];[$przecinki.$C$2];[$przecinki.$C$2];[$przecinki.$C$2];[$przecinki.$C$2];[$przecinki.$C$2])" office:value-type="string" office:string-value="  &quot;wpr.&quot;    [&quot;FPR&quot;,   &quot;wpr&quot;,       " calcext:value-type="string">
            <text:p><text:s text:c="2"/>"wpr." <text:s text:c="3"/>["FPR", <text:s text:c="2"/>"w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1]);[$przecinki.$A$2];[$przecinki.$C$5];[$przecinki.$D$2])" office:value-type="string" office:string-value="&quot;lewe WPR&quot;]," calcext:value-type="string">
            <text:p>"lewe WPR"],</text:p>
          </table:table-cell>
          <table:table-cell table:style-name="ce46" table:formula="of:=CONCATENATE([.L411];[.M411];[.N411])" office:value-type="string" office:string-value="  &quot;wpr.&quot;    [&quot;FPR&quot;,   &quot;wpr&quot;,       &quot;&quot;, &quot;ONSET&quot;, &quot;lewe WPR&quot;]," calcext:value-type="string">
            <text:p><text:s text:c="2"/>"wpr." <text:s text:c="3"/>["FPR", <text:s text:c="2"/>"wpr", <text:s text:c="6"/>"", "ONSET", "lewe WPR"],</text:p>
          </table:table-cell>
        </table:table-row>
        <table:table-row table:style-name="ro2">
          <table:table-cell table:formula="of:=[$'naglosy-edycja'.B412]" office:value-type="string" office:string-value="wprz" calcext:value-type="string">
            <text:p>wprz</text:p>
          </table:table-cell>
          <table:table-cell table:formula="of:=[$'naglosy-edycja'.C412]" office:value-type="string" office:string-value="FPRJ" calcext:value-type="string">
            <text:p>FPRJ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2]=0;[.C412];[.B412])" office:value-type="string" office:string-value="FPRJ" calcext:value-type="string">
            <text:p>FPRJ</text:p>
          </table:table-cell>
          <table:table-cell table:formula="of:=CONCATENATE([$przecinki.$A$2];[.E412];[$przecinki.$A$2];)" office:value-type="string" office:string-value="&quot;FPRJ&quot;" calcext:value-type="string">
            <text:p>"FPRJ"</text:p>
          </table:table-cell>
          <table:table-cell table:formula="of:=CONCATENATE([$przecinki.$A$2];[.A412];[$przecinki.$A$2])" office:value-type="string" office:string-value="&quot;wprz&quot;" calcext:value-type="string">
            <text:p>"wprz"</text:p>
          </table:table-cell>
          <table:table-cell table:formula="of:=CONCATENATE([.G412];[$przecinki.$B$2];[.F412];)" office:value-type="string" office:string-value="&quot;wprz&quot;:&quot;FPRJ&quot;" calcext:value-type="string">
            <text:p>"wprz":"FPRJ"</text:p>
          </table:table-cell>
          <table:table-cell/>
          <table:table-cell table:style-name="ce42" table:formula="of:=CONCATENATE([$przecinki.$A$2];[.A412];[$przecinki.$A$5];[$przecinki.$A$2])" office:value-type="string" office:string-value="&quot;wprz.&quot;" calcext:value-type="string">
            <text:p>"wprz."</text:p>
          </table:table-cell>
          <table:table-cell table:style-name="ce42" table:formula="of:=UPPER([.G412])" office:value-type="string" office:string-value="&quot;WPRZ&quot;" calcext:value-type="string">
            <text:p>"WPRZ"</text:p>
          </table:table-cell>
          <table:table-cell table:style-name="ce42" table:formula="of:=CONCATENATE([$przecinki.$C$2];[$przecinki.$C$2];[.J412];[$przecinki.$C$2];[$przecinki.$C$2];[$przecinki.$C$2];[$przecinki.$C$2];[$przecinki.$B$5];[.F412];[$przecinki.$D$2];[$przecinki.$C$2];[$przecinki.$C$2];[$przecinki.$C$2];[.G412];[$przecinki.$D$2];[$przecinki.$C$2];[$przecinki.$C$2];[$przecinki.$C$2];[$przecinki.$C$2];[$przecinki.$C$2];[$przecinki.$C$2];[$przecinki.$C$2])" office:value-type="string" office:string-value="  &quot;wprz.&quot;    [&quot;FPRJ&quot;,   &quot;wprz&quot;,       " calcext:value-type="string">
            <text:p><text:s text:c="2"/>"wprz." <text:s text:c="3"/>["FPRJ", <text:s text:c="2"/>"w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2]);[$przecinki.$A$2];[$przecinki.$C$5];[$przecinki.$D$2])" office:value-type="string" office:string-value="&quot;lewe WPRZ&quot;]," calcext:value-type="string">
            <text:p>"lewe WPRZ"],</text:p>
          </table:table-cell>
          <table:table-cell table:style-name="ce46" table:formula="of:=CONCATENATE([.L412];[.M412];[.N412])" office:value-type="string" office:string-value="  &quot;wprz.&quot;    [&quot;FPRJ&quot;,   &quot;wprz&quot;,       &quot;&quot;, &quot;ONSET&quot;, &quot;lewe WPRZ&quot;]," calcext:value-type="string">
            <text:p><text:s text:c="2"/>"wprz." <text:s text:c="3"/>["FPRJ", <text:s text:c="2"/>"wprz", <text:s text:c="6"/>"", "ONSET", "lewe WPRZ"],</text:p>
          </table:table-cell>
        </table:table-row>
        <table:table-row table:style-name="ro2">
          <table:table-cell table:formula="of:=[$'naglosy-edycja'.B413]" office:value-type="string" office:string-value="wr" calcext:value-type="string">
            <text:p>wr</text:p>
          </table:table-cell>
          <table:table-cell table:formula="of:=[$'naglosy-edycja'.C413]" office:value-type="string" office:string-value="VR" calcext:value-type="string">
            <text:p>VR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3]=0;[.C413];[.B413])" office:value-type="string" office:string-value="VR" calcext:value-type="string">
            <text:p>VR</text:p>
          </table:table-cell>
          <table:table-cell table:formula="of:=CONCATENATE([$przecinki.$A$2];[.E413];[$przecinki.$A$2];)" office:value-type="string" office:string-value="&quot;VR&quot;" calcext:value-type="string">
            <text:p>"VR"</text:p>
          </table:table-cell>
          <table:table-cell table:formula="of:=CONCATENATE([$przecinki.$A$2];[.A413];[$przecinki.$A$2])" office:value-type="string" office:string-value="&quot;wr&quot;" calcext:value-type="string">
            <text:p>"wr"</text:p>
          </table:table-cell>
          <table:table-cell table:formula="of:=CONCATENATE([.G413];[$przecinki.$B$2];[.F413];)" office:value-type="string" office:string-value="&quot;wr&quot;:&quot;VR&quot;" calcext:value-type="string">
            <text:p>"wr":"VR"</text:p>
          </table:table-cell>
          <table:table-cell/>
          <table:table-cell table:style-name="ce42" table:formula="of:=CONCATENATE([$przecinki.$A$2];[.A413];[$przecinki.$A$5];[$przecinki.$A$2])" office:value-type="string" office:string-value="&quot;wr.&quot;" calcext:value-type="string">
            <text:p>"wr."</text:p>
          </table:table-cell>
          <table:table-cell table:style-name="ce42" table:formula="of:=UPPER([.G413])" office:value-type="string" office:string-value="&quot;WR&quot;" calcext:value-type="string">
            <text:p>"WR"</text:p>
          </table:table-cell>
          <table:table-cell table:style-name="ce42" table:formula="of:=CONCATENATE([$przecinki.$C$2];[$przecinki.$C$2];[.J413];[$przecinki.$C$2];[$przecinki.$C$2];[$przecinki.$C$2];[$przecinki.$C$2];[$przecinki.$B$5];[.F413];[$przecinki.$D$2];[$przecinki.$C$2];[$przecinki.$C$2];[$przecinki.$C$2];[.G413];[$przecinki.$D$2];[$przecinki.$C$2];[$przecinki.$C$2];[$przecinki.$C$2];[$przecinki.$C$2];[$przecinki.$C$2];[$przecinki.$C$2];[$przecinki.$C$2])" office:value-type="string" office:string-value="  &quot;wr.&quot;    [&quot;VR&quot;,   &quot;wr&quot;,       " calcext:value-type="string">
            <text:p><text:s text:c="2"/>"wr." <text:s text:c="3"/>["VR", <text:s text:c="2"/>"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3]);[$przecinki.$A$2];[$przecinki.$C$5];[$przecinki.$D$2])" office:value-type="string" office:string-value="&quot;lewe WR&quot;]," calcext:value-type="string">
            <text:p>"lewe WR"],</text:p>
          </table:table-cell>
          <table:table-cell table:style-name="ce46" table:formula="of:=CONCATENATE([.L413];[.M413];[.N413])" office:value-type="string" office:string-value="  &quot;wr.&quot;    [&quot;VR&quot;,   &quot;wr&quot;,       &quot;&quot;, &quot;ONSET&quot;, &quot;lewe WR&quot;]," calcext:value-type="string">
            <text:p><text:s text:c="2"/>"wr." <text:s text:c="3"/>["VR", <text:s text:c="2"/>"wr", <text:s text:c="6"/>"", "ONSET", "lewe WR"],</text:p>
          </table:table-cell>
        </table:table-row>
        <table:table-row table:style-name="ro2">
          <table:table-cell table:formula="of:=[$'naglosy-edycja'.B414]" office:value-type="string" office:string-value="wrz" calcext:value-type="string">
            <text:p>wrz</text:p>
          </table:table-cell>
          <table:table-cell table:formula="of:=[$'naglosy-edycja'.C414]" office:value-type="string" office:string-value="VRJ" calcext:value-type="string">
            <text:p>VRJ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4]=0;[.C414];[.B414])" office:value-type="string" office:string-value="VRJ" calcext:value-type="string">
            <text:p>VRJ</text:p>
          </table:table-cell>
          <table:table-cell table:formula="of:=CONCATENATE([$przecinki.$A$2];[.E414];[$przecinki.$A$2];)" office:value-type="string" office:string-value="&quot;VRJ&quot;" calcext:value-type="string">
            <text:p>"VRJ"</text:p>
          </table:table-cell>
          <table:table-cell table:formula="of:=CONCATENATE([$przecinki.$A$2];[.A414];[$przecinki.$A$2])" office:value-type="string" office:string-value="&quot;wrz&quot;" calcext:value-type="string">
            <text:p>"wrz"</text:p>
          </table:table-cell>
          <table:table-cell table:formula="of:=CONCATENATE([.G414];[$przecinki.$B$2];[.F414];)" office:value-type="string" office:string-value="&quot;wrz&quot;:&quot;VRJ&quot;" calcext:value-type="string">
            <text:p>"wrz":"VRJ"</text:p>
          </table:table-cell>
          <table:table-cell/>
          <table:table-cell table:style-name="ce42" table:formula="of:=CONCATENATE([$przecinki.$A$2];[.A414];[$przecinki.$A$5];[$przecinki.$A$2])" office:value-type="string" office:string-value="&quot;wrz.&quot;" calcext:value-type="string">
            <text:p>"wrz."</text:p>
          </table:table-cell>
          <table:table-cell table:style-name="ce42" table:formula="of:=UPPER([.G414])" office:value-type="string" office:string-value="&quot;WRZ&quot;" calcext:value-type="string">
            <text:p>"WRZ"</text:p>
          </table:table-cell>
          <table:table-cell table:style-name="ce42" table:formula="of:=CONCATENATE([$przecinki.$C$2];[$przecinki.$C$2];[.J414];[$przecinki.$C$2];[$przecinki.$C$2];[$przecinki.$C$2];[$przecinki.$C$2];[$przecinki.$B$5];[.F414];[$przecinki.$D$2];[$przecinki.$C$2];[$przecinki.$C$2];[$przecinki.$C$2];[.G414];[$przecinki.$D$2];[$przecinki.$C$2];[$przecinki.$C$2];[$przecinki.$C$2];[$przecinki.$C$2];[$przecinki.$C$2];[$przecinki.$C$2];[$przecinki.$C$2])" office:value-type="string" office:string-value="  &quot;wrz.&quot;    [&quot;VRJ&quot;,   &quot;wrz&quot;,       " calcext:value-type="string">
            <text:p><text:s text:c="2"/>"wrz." <text:s text:c="3"/>["VRJ", <text:s text:c="2"/>"w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4]);[$przecinki.$A$2];[$przecinki.$C$5];[$przecinki.$D$2])" office:value-type="string" office:string-value="&quot;lewe WRZ&quot;]," calcext:value-type="string">
            <text:p>"lewe WRZ"],</text:p>
          </table:table-cell>
          <table:table-cell table:style-name="ce46" table:formula="of:=CONCATENATE([.L414];[.M414];[.N414])" office:value-type="string" office:string-value="  &quot;wrz.&quot;    [&quot;VRJ&quot;,   &quot;wrz&quot;,       &quot;&quot;, &quot;ONSET&quot;, &quot;lewe WRZ&quot;]," calcext:value-type="string">
            <text:p><text:s text:c="2"/>"wrz." <text:s text:c="3"/>["VRJ", <text:s text:c="2"/>"wrz", <text:s text:c="6"/>"", "ONSET", "lewe WRZ"],</text:p>
          </table:table-cell>
        </table:table-row>
        <table:table-row table:style-name="ro2">
          <table:table-cell table:formula="of:=[$'naglosy-edycja'.B415]" office:value-type="string" office:string-value="ws" calcext:value-type="string">
            <text:p>ws</text:p>
          </table:table-cell>
          <table:table-cell table:formula="of:=[$'naglosy-edycja'.C415]" office:value-type="string" office:string-value="FS" calcext:value-type="string">
            <text:p>FS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5]=0;[.C415];[.B415])" office:value-type="string" office:string-value="FS" calcext:value-type="string">
            <text:p>FS</text:p>
          </table:table-cell>
          <table:table-cell table:formula="of:=CONCATENATE([$przecinki.$A$2];[.E415];[$przecinki.$A$2];)" office:value-type="string" office:string-value="&quot;FS&quot;" calcext:value-type="string">
            <text:p>"FS"</text:p>
          </table:table-cell>
          <table:table-cell table:formula="of:=CONCATENATE([$przecinki.$A$2];[.A415];[$przecinki.$A$2])" office:value-type="string" office:string-value="&quot;ws&quot;" calcext:value-type="string">
            <text:p>"ws"</text:p>
          </table:table-cell>
          <table:table-cell table:formula="of:=CONCATENATE([.G415];[$przecinki.$B$2];[.F415];)" office:value-type="string" office:string-value="&quot;ws&quot;:&quot;FS&quot;" calcext:value-type="string">
            <text:p>"ws":"FS"</text:p>
          </table:table-cell>
          <table:table-cell/>
          <table:table-cell table:style-name="ce42" table:formula="of:=CONCATENATE([$przecinki.$A$2];[.A415];[$przecinki.$A$5];[$przecinki.$A$2])" office:value-type="string" office:string-value="&quot;ws.&quot;" calcext:value-type="string">
            <text:p>"ws."</text:p>
          </table:table-cell>
          <table:table-cell table:style-name="ce42" table:formula="of:=UPPER([.G415])" office:value-type="string" office:string-value="&quot;WS&quot;" calcext:value-type="string">
            <text:p>"WS"</text:p>
          </table:table-cell>
          <table:table-cell table:style-name="ce42" table:formula="of:=CONCATENATE([$przecinki.$C$2];[$przecinki.$C$2];[.J415];[$przecinki.$C$2];[$przecinki.$C$2];[$przecinki.$C$2];[$przecinki.$C$2];[$przecinki.$B$5];[.F415];[$przecinki.$D$2];[$przecinki.$C$2];[$przecinki.$C$2];[$przecinki.$C$2];[.G415];[$przecinki.$D$2];[$przecinki.$C$2];[$przecinki.$C$2];[$przecinki.$C$2];[$przecinki.$C$2];[$przecinki.$C$2];[$przecinki.$C$2];[$przecinki.$C$2])" office:value-type="string" office:string-value="  &quot;ws.&quot;    [&quot;FS&quot;,   &quot;ws&quot;,       " calcext:value-type="string">
            <text:p><text:s text:c="2"/>"ws." <text:s text:c="3"/>["FS", <text:s text:c="2"/>"w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5]);[$przecinki.$A$2];[$przecinki.$C$5];[$przecinki.$D$2])" office:value-type="string" office:string-value="&quot;lewe WS&quot;]," calcext:value-type="string">
            <text:p>"lewe WS"],</text:p>
          </table:table-cell>
          <table:table-cell table:style-name="ce46" table:formula="of:=CONCATENATE([.L415];[.M415];[.N415])" office:value-type="string" office:string-value="  &quot;ws.&quot;    [&quot;FS&quot;,   &quot;ws&quot;,       &quot;&quot;, &quot;ONSET&quot;, &quot;lewe WS&quot;]," calcext:value-type="string">
            <text:p><text:s text:c="2"/>"ws." <text:s text:c="3"/>["FS", <text:s text:c="2"/>"ws", <text:s text:c="6"/>"", "ONSET", "lewe WS"],</text:p>
          </table:table-cell>
        </table:table-row>
        <table:table-row table:style-name="ro2">
          <table:table-cell table:formula="of:=[$'naglosy-edycja'.B416]" office:value-type="string" office:string-value="wsch" calcext:value-type="string">
            <text:p>wsch</text:p>
          </table:table-cell>
          <table:table-cell table:formula="of:=[$'naglosy-edycja'.C416]" office:value-type="string" office:string-value="FSKT" calcext:value-type="string">
            <text:p>FSKT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6]=0;[.C416];[.B416])" office:value-type="string" office:string-value="FSKT" calcext:value-type="string">
            <text:p>FSKT</text:p>
          </table:table-cell>
          <table:table-cell table:formula="of:=CONCATENATE([$przecinki.$A$2];[.E416];[$przecinki.$A$2];)" office:value-type="string" office:string-value="&quot;FSKT&quot;" calcext:value-type="string">
            <text:p>"FSKT"</text:p>
          </table:table-cell>
          <table:table-cell table:formula="of:=CONCATENATE([$przecinki.$A$2];[.A416];[$przecinki.$A$2])" office:value-type="string" office:string-value="&quot;wsch&quot;" calcext:value-type="string">
            <text:p>"wsch"</text:p>
          </table:table-cell>
          <table:table-cell table:formula="of:=CONCATENATE([.G416];[$przecinki.$B$2];[.F416];)" office:value-type="string" office:string-value="&quot;wsch&quot;:&quot;FSKT&quot;" calcext:value-type="string">
            <text:p>"wsch":"FSKT"</text:p>
          </table:table-cell>
          <table:table-cell/>
          <table:table-cell table:style-name="ce42" table:formula="of:=CONCATENATE([$przecinki.$A$2];[.A416];[$przecinki.$A$5];[$przecinki.$A$2])" office:value-type="string" office:string-value="&quot;wsch.&quot;" calcext:value-type="string">
            <text:p>"wsch."</text:p>
          </table:table-cell>
          <table:table-cell table:style-name="ce42" table:formula="of:=UPPER([.G416])" office:value-type="string" office:string-value="&quot;WSCH&quot;" calcext:value-type="string">
            <text:p>"WSCH"</text:p>
          </table:table-cell>
          <table:table-cell table:style-name="ce42" table:formula="of:=CONCATENATE([$przecinki.$C$2];[$przecinki.$C$2];[.J416];[$przecinki.$C$2];[$przecinki.$C$2];[$przecinki.$C$2];[$przecinki.$C$2];[$przecinki.$B$5];[.F416];[$przecinki.$D$2];[$przecinki.$C$2];[$przecinki.$C$2];[$przecinki.$C$2];[.G416];[$przecinki.$D$2];[$przecinki.$C$2];[$przecinki.$C$2];[$przecinki.$C$2];[$przecinki.$C$2];[$przecinki.$C$2];[$przecinki.$C$2];[$przecinki.$C$2])" office:value-type="string" office:string-value="  &quot;wsch.&quot;    [&quot;FSKT&quot;,   &quot;wsch&quot;,       " calcext:value-type="string">
            <text:p><text:s text:c="2"/>"wsch." <text:s text:c="3"/>["FSKT", <text:s text:c="2"/>"w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6]);[$przecinki.$A$2];[$przecinki.$C$5];[$przecinki.$D$2])" office:value-type="string" office:string-value="&quot;lewe WSCH&quot;]," calcext:value-type="string">
            <text:p>"lewe WSCH"],</text:p>
          </table:table-cell>
          <table:table-cell table:style-name="ce46" table:formula="of:=CONCATENATE([.L416];[.M416];[.N416])" office:value-type="string" office:string-value="  &quot;wsch.&quot;    [&quot;FSKT&quot;,   &quot;wsch&quot;,       &quot;&quot;, &quot;ONSET&quot;, &quot;lewe WSCH&quot;]," calcext:value-type="string">
            <text:p><text:s text:c="2"/>"wsch." <text:s text:c="3"/>["FSKT", <text:s text:c="2"/>"wsch", <text:s text:c="6"/>"", "ONSET", "lewe WSCH"],</text:p>
          </table:table-cell>
        </table:table-row>
        <table:table-row table:style-name="ro2">
          <table:table-cell table:formula="of:=[$'naglosy-edycja'.B417]" office:value-type="string" office:string-value="wsk" calcext:value-type="string">
            <text:p>wsk</text:p>
          </table:table-cell>
          <table:table-cell table:formula="of:=[$'naglosy-edycja'.C417]" office:value-type="string" office:string-value="FSK" calcext:value-type="string">
            <text:p>FSK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7]=0;[.C417];[.B417])" office:value-type="string" office:string-value="FSK" calcext:value-type="string">
            <text:p>FSK</text:p>
          </table:table-cell>
          <table:table-cell table:formula="of:=CONCATENATE([$przecinki.$A$2];[.E417];[$przecinki.$A$2];)" office:value-type="string" office:string-value="&quot;FSK&quot;" calcext:value-type="string">
            <text:p>"FSK"</text:p>
          </table:table-cell>
          <table:table-cell table:formula="of:=CONCATENATE([$przecinki.$A$2];[.A417];[$przecinki.$A$2])" office:value-type="string" office:string-value="&quot;wsk&quot;" calcext:value-type="string">
            <text:p>"wsk"</text:p>
          </table:table-cell>
          <table:table-cell table:formula="of:=CONCATENATE([.G417];[$przecinki.$B$2];[.F417];)" office:value-type="string" office:string-value="&quot;wsk&quot;:&quot;FSK&quot;" calcext:value-type="string">
            <text:p>"wsk":"FSK"</text:p>
          </table:table-cell>
          <table:table-cell/>
          <table:table-cell table:style-name="ce42" table:formula="of:=CONCATENATE([$przecinki.$A$2];[.A417];[$przecinki.$A$5];[$przecinki.$A$2])" office:value-type="string" office:string-value="&quot;wsk.&quot;" calcext:value-type="string">
            <text:p>"wsk."</text:p>
          </table:table-cell>
          <table:table-cell table:style-name="ce42" table:formula="of:=UPPER([.G417])" office:value-type="string" office:string-value="&quot;WSK&quot;" calcext:value-type="string">
            <text:p>"WSK"</text:p>
          </table:table-cell>
          <table:table-cell table:style-name="ce42" table:formula="of:=CONCATENATE([$przecinki.$C$2];[$przecinki.$C$2];[.J417];[$przecinki.$C$2];[$przecinki.$C$2];[$przecinki.$C$2];[$przecinki.$C$2];[$przecinki.$B$5];[.F417];[$przecinki.$D$2];[$przecinki.$C$2];[$przecinki.$C$2];[$przecinki.$C$2];[.G417];[$przecinki.$D$2];[$przecinki.$C$2];[$przecinki.$C$2];[$przecinki.$C$2];[$przecinki.$C$2];[$przecinki.$C$2];[$przecinki.$C$2];[$przecinki.$C$2])" office:value-type="string" office:string-value="  &quot;wsk.&quot;    [&quot;FSK&quot;,   &quot;wsk&quot;,       " calcext:value-type="string">
            <text:p><text:s text:c="2"/>"wsk." <text:s text:c="3"/>["FSK", <text:s text:c="2"/>"w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7]);[$przecinki.$A$2];[$przecinki.$C$5];[$przecinki.$D$2])" office:value-type="string" office:string-value="&quot;lewe WSK&quot;]," calcext:value-type="string">
            <text:p>"lewe WSK"],</text:p>
          </table:table-cell>
          <table:table-cell table:style-name="ce46" table:formula="of:=CONCATENATE([.L417];[.M417];[.N417])" office:value-type="string" office:string-value="  &quot;wsk.&quot;    [&quot;FSK&quot;,   &quot;wsk&quot;,       &quot;&quot;, &quot;ONSET&quot;, &quot;lewe WSK&quot;]," calcext:value-type="string">
            <text:p><text:s text:c="2"/>"wsk." <text:s text:c="3"/>["FSK", <text:s text:c="2"/>"wsk", <text:s text:c="6"/>"", "ONSET", "lewe WSK"],</text:p>
          </table:table-cell>
        </table:table-row>
        <table:table-row table:style-name="ro2">
          <table:table-cell table:formula="of:=[$'naglosy-edycja'.B418]" office:value-type="string" office:string-value="wskr" calcext:value-type="string">
            <text:p>wskr</text:p>
          </table:table-cell>
          <table:table-cell table:formula="of:=[$'naglosy-edycja'.C418]" office:value-type="string" office:string-value="FSKR" calcext:value-type="string">
            <text:p>FSKR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8]=0;[.C418];[.B418])" office:value-type="string" office:string-value="FSKR" calcext:value-type="string">
            <text:p>FSKR</text:p>
          </table:table-cell>
          <table:table-cell table:formula="of:=CONCATENATE([$przecinki.$A$2];[.E418];[$przecinki.$A$2];)" office:value-type="string" office:string-value="&quot;FSKR&quot;" calcext:value-type="string">
            <text:p>"FSKR"</text:p>
          </table:table-cell>
          <table:table-cell table:formula="of:=CONCATENATE([$przecinki.$A$2];[.A418];[$przecinki.$A$2])" office:value-type="string" office:string-value="&quot;wskr&quot;" calcext:value-type="string">
            <text:p>"wskr"</text:p>
          </table:table-cell>
          <table:table-cell table:formula="of:=CONCATENATE([.G418];[$przecinki.$B$2];[.F418];)" office:value-type="string" office:string-value="&quot;wskr&quot;:&quot;FSKR&quot;" calcext:value-type="string">
            <text:p>"wskr":"FSKR"</text:p>
          </table:table-cell>
          <table:table-cell/>
          <table:table-cell table:style-name="ce42" table:formula="of:=CONCATENATE([$przecinki.$A$2];[.A418];[$przecinki.$A$5];[$przecinki.$A$2])" office:value-type="string" office:string-value="&quot;wskr.&quot;" calcext:value-type="string">
            <text:p>"wskr."</text:p>
          </table:table-cell>
          <table:table-cell table:style-name="ce42" table:formula="of:=UPPER([.G418])" office:value-type="string" office:string-value="&quot;WSKR&quot;" calcext:value-type="string">
            <text:p>"WSKR"</text:p>
          </table:table-cell>
          <table:table-cell table:style-name="ce42" table:formula="of:=CONCATENATE([$przecinki.$C$2];[$przecinki.$C$2];[.J418];[$przecinki.$C$2];[$przecinki.$C$2];[$przecinki.$C$2];[$przecinki.$C$2];[$przecinki.$B$5];[.F418];[$przecinki.$D$2];[$przecinki.$C$2];[$przecinki.$C$2];[$przecinki.$C$2];[.G418];[$przecinki.$D$2];[$przecinki.$C$2];[$przecinki.$C$2];[$przecinki.$C$2];[$przecinki.$C$2];[$przecinki.$C$2];[$przecinki.$C$2];[$przecinki.$C$2])" office:value-type="string" office:string-value="  &quot;wskr.&quot;    [&quot;FSKR&quot;,   &quot;wskr&quot;,       " calcext:value-type="string">
            <text:p><text:s text:c="2"/>"wskr." <text:s text:c="3"/>["FSKR", <text:s text:c="2"/>"w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8]);[$przecinki.$A$2];[$przecinki.$C$5];[$przecinki.$D$2])" office:value-type="string" office:string-value="&quot;lewe WSKR&quot;]," calcext:value-type="string">
            <text:p>"lewe WSKR"],</text:p>
          </table:table-cell>
          <table:table-cell table:style-name="ce46" table:formula="of:=CONCATENATE([.L418];[.M418];[.N418])" office:value-type="string" office:string-value="  &quot;wskr.&quot;    [&quot;FSKR&quot;,   &quot;wskr&quot;,       &quot;&quot;, &quot;ONSET&quot;, &quot;lewe WSKR&quot;]," calcext:value-type="string">
            <text:p><text:s text:c="2"/>"wskr." <text:s text:c="3"/>["FSKR", <text:s text:c="2"/>"wskr", <text:s text:c="6"/>"", "ONSET", "lewe WSKR"],</text:p>
          </table:table-cell>
        </table:table-row>
        <table:table-row table:style-name="ro2">
          <table:table-cell table:formula="of:=[$'naglosy-edycja'.B419]" office:value-type="string" office:string-value="wskrz" calcext:value-type="string">
            <text:p>wskrz</text:p>
          </table:table-cell>
          <table:table-cell table:formula="of:=[$'naglosy-edycja'.C419]" office:value-type="string" office:string-value="FSKRJ" calcext:value-type="string">
            <text:p>FSKRJ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9]=0;[.C419];[.B419])" office:value-type="string" office:string-value="FSKRJ" calcext:value-type="string">
            <text:p>FSKRJ</text:p>
          </table:table-cell>
          <table:table-cell table:formula="of:=CONCATENATE([$przecinki.$A$2];[.E419];[$przecinki.$A$2];)" office:value-type="string" office:string-value="&quot;FSKRJ&quot;" calcext:value-type="string">
            <text:p>"FSKRJ"</text:p>
          </table:table-cell>
          <table:table-cell table:formula="of:=CONCATENATE([$przecinki.$A$2];[.A419];[$przecinki.$A$2])" office:value-type="string" office:string-value="&quot;wskrz&quot;" calcext:value-type="string">
            <text:p>"wskrz"</text:p>
          </table:table-cell>
          <table:table-cell table:formula="of:=CONCATENATE([.G419];[$przecinki.$B$2];[.F419];)" office:value-type="string" office:string-value="&quot;wskrz&quot;:&quot;FSKRJ&quot;" calcext:value-type="string">
            <text:p>"wskrz":"FSKRJ"</text:p>
          </table:table-cell>
          <table:table-cell/>
          <table:table-cell table:style-name="ce42" table:formula="of:=CONCATENATE([$przecinki.$A$2];[.A419];[$przecinki.$A$5];[$przecinki.$A$2])" office:value-type="string" office:string-value="&quot;wskrz.&quot;" calcext:value-type="string">
            <text:p>"wskrz."</text:p>
          </table:table-cell>
          <table:table-cell table:style-name="ce42" table:formula="of:=UPPER([.G419])" office:value-type="string" office:string-value="&quot;WSKRZ&quot;" calcext:value-type="string">
            <text:p>"WSKRZ"</text:p>
          </table:table-cell>
          <table:table-cell table:style-name="ce42" table:formula="of:=CONCATENATE([$przecinki.$C$2];[$przecinki.$C$2];[.J419];[$przecinki.$C$2];[$przecinki.$C$2];[$przecinki.$C$2];[$przecinki.$C$2];[$przecinki.$B$5];[.F419];[$przecinki.$D$2];[$przecinki.$C$2];[$przecinki.$C$2];[$przecinki.$C$2];[.G419];[$przecinki.$D$2];[$przecinki.$C$2];[$przecinki.$C$2];[$przecinki.$C$2];[$przecinki.$C$2];[$przecinki.$C$2];[$przecinki.$C$2];[$przecinki.$C$2])" office:value-type="string" office:string-value="  &quot;wskrz.&quot;    [&quot;FSKRJ&quot;,   &quot;wskrz&quot;,       " calcext:value-type="string">
            <text:p><text:s text:c="2"/>"wskrz." <text:s text:c="3"/>["FSKRJ", <text:s text:c="2"/>"w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9]);[$przecinki.$A$2];[$przecinki.$C$5];[$przecinki.$D$2])" office:value-type="string" office:string-value="&quot;lewe WSKRZ&quot;]," calcext:value-type="string">
            <text:p>"lewe WSKRZ"],</text:p>
          </table:table-cell>
          <table:table-cell table:style-name="ce46" table:formula="of:=CONCATENATE([.L419];[.M419];[.N419])" office:value-type="string" office:string-value="  &quot;wskrz.&quot;    [&quot;FSKRJ&quot;,   &quot;wskrz&quot;,       &quot;&quot;, &quot;ONSET&quot;, &quot;lewe WSKRZ&quot;]," calcext:value-type="string">
            <text:p><text:s text:c="2"/>"wskrz." <text:s text:c="3"/>["FSKRJ", <text:s text:c="2"/>"wskrz", <text:s text:c="6"/>"", "ONSET", "lewe WSKRZ"],</text:p>
          </table:table-cell>
        </table:table-row>
        <table:table-row table:style-name="ro2">
          <table:table-cell table:formula="of:=[$'naglosy-edycja'.B420]" office:value-type="string" office:string-value="wsł" calcext:value-type="string">
            <text:p>wsł</text:p>
          </table:table-cell>
          <table:table-cell table:formula="of:=[$'naglosy-edycja'.C420]" office:value-type="string" office:string-value="FSLJ" calcext:value-type="string">
            <text:p>FSL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20]=0;[.C420];[.B420])" office:value-type="string" office:string-value="FSLJ" calcext:value-type="string">
            <text:p>FSLJ</text:p>
          </table:table-cell>
          <table:table-cell table:formula="of:=CONCATENATE([$przecinki.$A$2];[.E420];[$przecinki.$A$2];)" office:value-type="string" office:string-value="&quot;FSLJ&quot;" calcext:value-type="string">
            <text:p>"FSLJ"</text:p>
          </table:table-cell>
          <table:table-cell table:formula="of:=CONCATENATE([$przecinki.$A$2];[.A420];[$przecinki.$A$2])" office:value-type="string" office:string-value="&quot;wsł&quot;" calcext:value-type="string">
            <text:p>"wsł"</text:p>
          </table:table-cell>
          <table:table-cell table:formula="of:=CONCATENATE([.G420];[$przecinki.$B$2];[.F420];)" office:value-type="string" office:string-value="&quot;wsł&quot;:&quot;FSLJ&quot;" calcext:value-type="string">
            <text:p>"wsł":"FSLJ"</text:p>
          </table:table-cell>
          <table:table-cell/>
          <table:table-cell table:style-name="ce42" table:formula="of:=CONCATENATE([$przecinki.$A$2];[.A420];[$przecinki.$A$5];[$przecinki.$A$2])" office:value-type="string" office:string-value="&quot;wsł.&quot;" calcext:value-type="string">
            <text:p>"wsł."</text:p>
          </table:table-cell>
          <table:table-cell table:style-name="ce42" table:formula="of:=UPPER([.G420])" office:value-type="string" office:string-value="&quot;WSŁ&quot;" calcext:value-type="string">
            <text:p>"WSŁ"</text:p>
          </table:table-cell>
          <table:table-cell table:style-name="ce42" table:formula="of:=CONCATENATE([$przecinki.$C$2];[$przecinki.$C$2];[.J420];[$przecinki.$C$2];[$przecinki.$C$2];[$przecinki.$C$2];[$przecinki.$C$2];[$przecinki.$B$5];[.F420];[$przecinki.$D$2];[$przecinki.$C$2];[$przecinki.$C$2];[$przecinki.$C$2];[.G420];[$przecinki.$D$2];[$przecinki.$C$2];[$przecinki.$C$2];[$przecinki.$C$2];[$przecinki.$C$2];[$przecinki.$C$2];[$przecinki.$C$2];[$przecinki.$C$2])" office:value-type="string" office:string-value="  &quot;wsł.&quot;    [&quot;FSLJ&quot;,   &quot;wsł&quot;,       " calcext:value-type="string">
            <text:p><text:s text:c="2"/>"wsł." <text:s text:c="3"/>["FSLJ", <text:s text:c="2"/>"w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0]);[$przecinki.$A$2];[$przecinki.$C$5];[$przecinki.$D$2])" office:value-type="string" office:string-value="&quot;lewe WSŁ&quot;]," calcext:value-type="string">
            <text:p>"lewe WSŁ"],</text:p>
          </table:table-cell>
          <table:table-cell table:style-name="ce46" table:formula="of:=CONCATENATE([.L420];[.M420];[.N420])" office:value-type="string" office:string-value="  &quot;wsł.&quot;    [&quot;FSLJ&quot;,   &quot;wsł&quot;,       &quot;&quot;, &quot;ONSET&quot;, &quot;lewe WSŁ&quot;]," calcext:value-type="string">
            <text:p><text:s text:c="2"/>"wsł." <text:s text:c="3"/>["FSLJ", <text:s text:c="2"/>"wsł", <text:s text:c="6"/>"", "ONSET", "lewe WSŁ"],</text:p>
          </table:table-cell>
        </table:table-row>
        <table:table-row table:style-name="ro2">
          <table:table-cell table:formula="of:=[$'naglosy-edycja'.B421]" office:value-type="string" office:string-value="wsm" calcext:value-type="string">
            <text:p>wsm</text:p>
          </table:table-cell>
          <table:table-cell table:formula="of:=[$'naglosy-edycja'.C421]" office:value-type="string" office:string-value="FSTV" calcext:value-type="string">
            <text:p>FSTV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1]=0;[.C421];[.B421])" office:value-type="string" office:string-value="FSTV" calcext:value-type="string">
            <text:p>FSTV</text:p>
          </table:table-cell>
          <table:table-cell table:formula="of:=CONCATENATE([$przecinki.$A$2];[.E421];[$przecinki.$A$2];)" office:value-type="string" office:string-value="&quot;FSTV&quot;" calcext:value-type="string">
            <text:p>"FSTV"</text:p>
          </table:table-cell>
          <table:table-cell table:formula="of:=CONCATENATE([$przecinki.$A$2];[.A421];[$przecinki.$A$2])" office:value-type="string" office:string-value="&quot;wsm&quot;" calcext:value-type="string">
            <text:p>"wsm"</text:p>
          </table:table-cell>
          <table:table-cell table:formula="of:=CONCATENATE([.G421];[$przecinki.$B$2];[.F421];)" office:value-type="string" office:string-value="&quot;wsm&quot;:&quot;FSTV&quot;" calcext:value-type="string">
            <text:p>"wsm":"FSTV"</text:p>
          </table:table-cell>
          <table:table-cell/>
          <table:table-cell table:style-name="ce42" table:formula="of:=CONCATENATE([$przecinki.$A$2];[.A421];[$przecinki.$A$5];[$przecinki.$A$2])" office:value-type="string" office:string-value="&quot;wsm.&quot;" calcext:value-type="string">
            <text:p>"wsm."</text:p>
          </table:table-cell>
          <table:table-cell table:style-name="ce42" table:formula="of:=UPPER([.G421])" office:value-type="string" office:string-value="&quot;WSM&quot;" calcext:value-type="string">
            <text:p>"WSM"</text:p>
          </table:table-cell>
          <table:table-cell table:style-name="ce42" table:formula="of:=CONCATENATE([$przecinki.$C$2];[$przecinki.$C$2];[.J421];[$przecinki.$C$2];[$przecinki.$C$2];[$przecinki.$C$2];[$przecinki.$C$2];[$przecinki.$B$5];[.F421];[$przecinki.$D$2];[$przecinki.$C$2];[$przecinki.$C$2];[$przecinki.$C$2];[.G421];[$przecinki.$D$2];[$przecinki.$C$2];[$przecinki.$C$2];[$przecinki.$C$2];[$przecinki.$C$2];[$przecinki.$C$2];[$przecinki.$C$2];[$przecinki.$C$2])" office:value-type="string" office:string-value="  &quot;wsm.&quot;    [&quot;FSTV&quot;,   &quot;wsm&quot;,       " calcext:value-type="string">
            <text:p><text:s text:c="2"/>"wsm." <text:s text:c="3"/>["FSTV", <text:s text:c="2"/>"w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1]);[$przecinki.$A$2];[$przecinki.$C$5];[$przecinki.$D$2])" office:value-type="string" office:string-value="&quot;lewe WSM&quot;]," calcext:value-type="string">
            <text:p>"lewe WSM"],</text:p>
          </table:table-cell>
          <table:table-cell table:style-name="ce46" table:formula="of:=CONCATENATE([.L421];[.M421];[.N421])" office:value-type="string" office:string-value="  &quot;wsm.&quot;    [&quot;FSTV&quot;,   &quot;wsm&quot;,       &quot;&quot;, &quot;ONSET&quot;, &quot;lewe WSM&quot;]," calcext:value-type="string">
            <text:p><text:s text:c="2"/>"wsm." <text:s text:c="3"/>["FSTV", <text:s text:c="2"/>"wsm", <text:s text:c="6"/>"", "ONSET", "lewe WSM"],</text:p>
          </table:table-cell>
        </table:table-row>
        <table:table-row table:style-name="ro2">
          <table:table-cell table:formula="of:=[$'naglosy-edycja'.B422]" office:value-type="string" office:string-value="wsn" calcext:value-type="string">
            <text:p>wsn</text:p>
          </table:table-cell>
          <table:table-cell table:formula="of:=[$'naglosy-edycja'.C422]" office:value-type="string" office:string-value="FSLR" calcext:value-type="string">
            <text:p>FSLR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2]=0;[.C422];[.B422])" office:value-type="string" office:string-value="FSLR" calcext:value-type="string">
            <text:p>FSLR</text:p>
          </table:table-cell>
          <table:table-cell table:formula="of:=CONCATENATE([$przecinki.$A$2];[.E422];[$przecinki.$A$2];)" office:value-type="string" office:string-value="&quot;FSLR&quot;" calcext:value-type="string">
            <text:p>"FSLR"</text:p>
          </table:table-cell>
          <table:table-cell table:formula="of:=CONCATENATE([$przecinki.$A$2];[.A422];[$przecinki.$A$2])" office:value-type="string" office:string-value="&quot;wsn&quot;" calcext:value-type="string">
            <text:p>"wsn"</text:p>
          </table:table-cell>
          <table:table-cell table:formula="of:=CONCATENATE([.G422];[$przecinki.$B$2];[.F422];)" office:value-type="string" office:string-value="&quot;wsn&quot;:&quot;FSLR&quot;" calcext:value-type="string">
            <text:p>"wsn":"FSLR"</text:p>
          </table:table-cell>
          <table:table-cell/>
          <table:table-cell table:style-name="ce42" table:formula="of:=CONCATENATE([$przecinki.$A$2];[.A422];[$przecinki.$A$5];[$przecinki.$A$2])" office:value-type="string" office:string-value="&quot;wsn.&quot;" calcext:value-type="string">
            <text:p>"wsn."</text:p>
          </table:table-cell>
          <table:table-cell table:style-name="ce42" table:formula="of:=UPPER([.G422])" office:value-type="string" office:string-value="&quot;WSN&quot;" calcext:value-type="string">
            <text:p>"WSN"</text:p>
          </table:table-cell>
          <table:table-cell table:style-name="ce42" table:formula="of:=CONCATENATE([$przecinki.$C$2];[$przecinki.$C$2];[.J422];[$przecinki.$C$2];[$przecinki.$C$2];[$przecinki.$C$2];[$przecinki.$C$2];[$przecinki.$B$5];[.F422];[$przecinki.$D$2];[$przecinki.$C$2];[$przecinki.$C$2];[$przecinki.$C$2];[.G422];[$przecinki.$D$2];[$przecinki.$C$2];[$przecinki.$C$2];[$przecinki.$C$2];[$przecinki.$C$2];[$przecinki.$C$2];[$przecinki.$C$2];[$przecinki.$C$2])" office:value-type="string" office:string-value="  &quot;wsn.&quot;    [&quot;FSLR&quot;,   &quot;wsn&quot;,       " calcext:value-type="string">
            <text:p><text:s text:c="2"/>"wsn." <text:s text:c="3"/>["FSLR", <text:s text:c="2"/>"w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2]);[$przecinki.$A$2];[$przecinki.$C$5];[$przecinki.$D$2])" office:value-type="string" office:string-value="&quot;lewe WSN&quot;]," calcext:value-type="string">
            <text:p>"lewe WSN"],</text:p>
          </table:table-cell>
          <table:table-cell table:style-name="ce46" table:formula="of:=CONCATENATE([.L422];[.M422];[.N422])" office:value-type="string" office:string-value="  &quot;wsn.&quot;    [&quot;FSLR&quot;,   &quot;wsn&quot;,       &quot;&quot;, &quot;ONSET&quot;, &quot;lewe WSN&quot;]," calcext:value-type="string">
            <text:p><text:s text:c="2"/>"wsn." <text:s text:c="3"/>["FSLR", <text:s text:c="2"/>"wsn", <text:s text:c="6"/>"", "ONSET", "lewe WSN"],</text:p>
          </table:table-cell>
        </table:table-row>
        <table:table-row table:style-name="ro2">
          <table:table-cell table:formula="of:=[$'naglosy-edycja'.B423]" office:value-type="string" office:string-value="wsp" calcext:value-type="string">
            <text:p>wsp</text:p>
          </table:table-cell>
          <table:table-cell table:formula="of:=[$'naglosy-edycja'.C423]" office:value-type="string" office:string-value="FSP" calcext:value-type="string">
            <text:p>FSP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3]=0;[.C423];[.B423])" office:value-type="string" office:string-value="FSP" calcext:value-type="string">
            <text:p>FSP</text:p>
          </table:table-cell>
          <table:table-cell table:formula="of:=CONCATENATE([$przecinki.$A$2];[.E423];[$przecinki.$A$2];)" office:value-type="string" office:string-value="&quot;FSP&quot;" calcext:value-type="string">
            <text:p>"FSP"</text:p>
          </table:table-cell>
          <table:table-cell table:formula="of:=CONCATENATE([$przecinki.$A$2];[.A423];[$przecinki.$A$2])" office:value-type="string" office:string-value="&quot;wsp&quot;" calcext:value-type="string">
            <text:p>"wsp"</text:p>
          </table:table-cell>
          <table:table-cell table:formula="of:=CONCATENATE([.G423];[$przecinki.$B$2];[.F423];)" office:value-type="string" office:string-value="&quot;wsp&quot;:&quot;FSP&quot;" calcext:value-type="string">
            <text:p>"wsp":"FSP"</text:p>
          </table:table-cell>
          <table:table-cell/>
          <table:table-cell table:style-name="ce42" table:formula="of:=CONCATENATE([$przecinki.$A$2];[.A423];[$przecinki.$A$5];[$przecinki.$A$2])" office:value-type="string" office:string-value="&quot;wsp.&quot;" calcext:value-type="string">
            <text:p>"wsp."</text:p>
          </table:table-cell>
          <table:table-cell table:style-name="ce42" table:formula="of:=UPPER([.G423])" office:value-type="string" office:string-value="&quot;WSP&quot;" calcext:value-type="string">
            <text:p>"WSP"</text:p>
          </table:table-cell>
          <table:table-cell table:style-name="ce42" table:formula="of:=CONCATENATE([$przecinki.$C$2];[$przecinki.$C$2];[.J423];[$przecinki.$C$2];[$przecinki.$C$2];[$przecinki.$C$2];[$przecinki.$C$2];[$przecinki.$B$5];[.F423];[$przecinki.$D$2];[$przecinki.$C$2];[$przecinki.$C$2];[$przecinki.$C$2];[.G423];[$przecinki.$D$2];[$przecinki.$C$2];[$przecinki.$C$2];[$przecinki.$C$2];[$przecinki.$C$2];[$przecinki.$C$2];[$przecinki.$C$2];[$przecinki.$C$2])" office:value-type="string" office:string-value="  &quot;wsp.&quot;    [&quot;FSP&quot;,   &quot;wsp&quot;,       " calcext:value-type="string">
            <text:p><text:s text:c="2"/>"wsp." <text:s text:c="3"/>["FSP", <text:s text:c="2"/>"w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3]);[$przecinki.$A$2];[$przecinki.$C$5];[$przecinki.$D$2])" office:value-type="string" office:string-value="&quot;lewe WSP&quot;]," calcext:value-type="string">
            <text:p>"lewe WSP"],</text:p>
          </table:table-cell>
          <table:table-cell table:style-name="ce46" table:formula="of:=CONCATENATE([.L423];[.M423];[.N423])" office:value-type="string" office:string-value="  &quot;wsp.&quot;    [&quot;FSP&quot;,   &quot;wsp&quot;,       &quot;&quot;, &quot;ONSET&quot;, &quot;lewe WSP&quot;]," calcext:value-type="string">
            <text:p><text:s text:c="2"/>"wsp." <text:s text:c="3"/>["FSP", <text:s text:c="2"/>"wsp", <text:s text:c="6"/>"", "ONSET", "lewe WSP"],</text:p>
          </table:table-cell>
        </table:table-row>
        <table:table-row table:style-name="ro2">
          <table:table-cell table:formula="of:=[$'naglosy-edycja'.B424]" office:value-type="string" office:string-value="wspi" calcext:value-type="string">
            <text:p>wspi</text:p>
          </table:table-cell>
          <table:table-cell table:formula="of:=[$'naglosy-edycja'.C424]" office:value-type="float" office:value="0" calcext:value-type="float">
            <text:p>0</text:p>
          </table:table-cell>
          <table:table-cell table:formula="of:=[$'naglosy-edycja'.D424]" office:value-type="string" office:string-value="FSPJ" calcext:value-type="string">
            <text:p>FSPJ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4]=0;[.C424];[.B424])" office:value-type="string" office:string-value="FSPJ" calcext:value-type="string">
            <text:p>FSPJ</text:p>
          </table:table-cell>
          <table:table-cell table:formula="of:=CONCATENATE([$przecinki.$A$2];[.E424];[$przecinki.$A$2];)" office:value-type="string" office:string-value="&quot;FSPJ&quot;" calcext:value-type="string">
            <text:p>"FSPJ"</text:p>
          </table:table-cell>
          <table:table-cell table:formula="of:=CONCATENATE([$przecinki.$A$2];[.A424];[$przecinki.$A$2])" office:value-type="string" office:string-value="&quot;wspi&quot;" calcext:value-type="string">
            <text:p>"wspi"</text:p>
          </table:table-cell>
          <table:table-cell table:formula="of:=CONCATENATE([.G424];[$przecinki.$B$2];[.F424];)" office:value-type="string" office:string-value="&quot;wspi&quot;:&quot;FSPJ&quot;" calcext:value-type="string">
            <text:p>"wspi":"FSPJ"</text:p>
          </table:table-cell>
          <table:table-cell/>
          <table:table-cell table:style-name="ce42" table:formula="of:=CONCATENATE([$przecinki.$A$2];[.A424];[$przecinki.$A$5];[$przecinki.$A$2])" office:value-type="string" office:string-value="&quot;wspi.&quot;" calcext:value-type="string">
            <text:p>"wspi."</text:p>
          </table:table-cell>
          <table:table-cell table:style-name="ce42" table:formula="of:=UPPER([.G424])" office:value-type="string" office:string-value="&quot;WSPI&quot;" calcext:value-type="string">
            <text:p>"WSPI"</text:p>
          </table:table-cell>
          <table:table-cell table:style-name="ce42" table:formula="of:=CONCATENATE([$przecinki.$C$2];[$przecinki.$C$2];[.J424];[$przecinki.$C$2];[$przecinki.$C$2];[$przecinki.$C$2];[$przecinki.$C$2];[$przecinki.$B$5];[.F424];[$przecinki.$D$2];[$przecinki.$C$2];[$przecinki.$C$2];[$przecinki.$C$2];[.G424];[$przecinki.$D$2];[$przecinki.$C$2];[$przecinki.$C$2];[$przecinki.$C$2];[$przecinki.$C$2];[$przecinki.$C$2];[$przecinki.$C$2];[$przecinki.$C$2])" office:value-type="string" office:string-value="  &quot;wspi.&quot;    [&quot;FSPJ&quot;,   &quot;wspi&quot;,       " calcext:value-type="string">
            <text:p><text:s text:c="2"/>"wspi." <text:s text:c="3"/>["FSPJ", <text:s text:c="2"/>"ws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4]);[$przecinki.$A$2];[$przecinki.$C$5];[$przecinki.$D$2])" office:value-type="string" office:string-value="&quot;lewe WSPI&quot;]," calcext:value-type="string">
            <text:p>"lewe WSPI"],</text:p>
          </table:table-cell>
          <table:table-cell table:style-name="ce46" table:formula="of:=CONCATENATE([.L424];[.M424];[.N424])" office:value-type="string" office:string-value="  &quot;wspi.&quot;    [&quot;FSPJ&quot;,   &quot;wspi&quot;,       &quot;&quot;, &quot;ONSET&quot;, &quot;lewe WSPI&quot;]," calcext:value-type="string">
            <text:p><text:s text:c="2"/>"wspi." <text:s text:c="3"/>["FSPJ", <text:s text:c="2"/>"wspi", <text:s text:c="6"/>"", "ONSET", "lewe WSPI"],</text:p>
          </table:table-cell>
        </table:table-row>
        <table:table-row table:style-name="ro2">
          <table:table-cell table:formula="of:=[$'naglosy-edycja'.B425]" office:value-type="string" office:string-value="wspł" calcext:value-type="string">
            <text:p>wspł</text:p>
          </table:table-cell>
          <table:table-cell table:formula="of:=[$'naglosy-edycja'.C425]" office:value-type="string" office:string-value="FSPLJ" calcext:value-type="string">
            <text:p>FSPLJ</text:p>
          </table:table-cell>
          <table:table-cell table:formula="of:=[$'naglosy-edycja'.D425]" office:value-type="float" office:value="0" calcext:value-type="float">
            <text:p>0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5]=0;[.C425];[.B425])" office:value-type="string" office:string-value="FSPLJ" calcext:value-type="string">
            <text:p>FSPLJ</text:p>
          </table:table-cell>
          <table:table-cell table:formula="of:=CONCATENATE([$przecinki.$A$2];[.E425];[$przecinki.$A$2];)" office:value-type="string" office:string-value="&quot;FSPLJ&quot;" calcext:value-type="string">
            <text:p>"FSPLJ"</text:p>
          </table:table-cell>
          <table:table-cell table:formula="of:=CONCATENATE([$przecinki.$A$2];[.A425];[$przecinki.$A$2])" office:value-type="string" office:string-value="&quot;wspł&quot;" calcext:value-type="string">
            <text:p>"wspł"</text:p>
          </table:table-cell>
          <table:table-cell table:formula="of:=CONCATENATE([.G425];[$przecinki.$B$2];[.F425];)" office:value-type="string" office:string-value="&quot;wspł&quot;:&quot;FSPLJ&quot;" calcext:value-type="string">
            <text:p>"wspł":"FSPLJ"</text:p>
          </table:table-cell>
          <table:table-cell/>
          <table:table-cell table:style-name="ce42" table:formula="of:=CONCATENATE([$przecinki.$A$2];[.A425];[$przecinki.$A$5];[$przecinki.$A$2])" office:value-type="string" office:string-value="&quot;wspł.&quot;" calcext:value-type="string">
            <text:p>"wspł."</text:p>
          </table:table-cell>
          <table:table-cell table:style-name="ce42" table:formula="of:=UPPER([.G425])" office:value-type="string" office:string-value="&quot;WSPŁ&quot;" calcext:value-type="string">
            <text:p>"WSPŁ"</text:p>
          </table:table-cell>
          <table:table-cell table:style-name="ce42" table:formula="of:=CONCATENATE([$przecinki.$C$2];[$przecinki.$C$2];[.J425];[$przecinki.$C$2];[$przecinki.$C$2];[$przecinki.$C$2];[$przecinki.$C$2];[$przecinki.$B$5];[.F425];[$przecinki.$D$2];[$przecinki.$C$2];[$przecinki.$C$2];[$przecinki.$C$2];[.G425];[$przecinki.$D$2];[$przecinki.$C$2];[$przecinki.$C$2];[$przecinki.$C$2];[$przecinki.$C$2];[$przecinki.$C$2];[$przecinki.$C$2];[$przecinki.$C$2])" office:value-type="string" office:string-value="  &quot;wspł.&quot;    [&quot;FSPLJ&quot;,   &quot;wspł&quot;,       " calcext:value-type="string">
            <text:p><text:s text:c="2"/>"wspł." <text:s text:c="3"/>["FSPLJ", <text:s text:c="2"/>"w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5]);[$przecinki.$A$2];[$przecinki.$C$5];[$przecinki.$D$2])" office:value-type="string" office:string-value="&quot;lewe WSPŁ&quot;]," calcext:value-type="string">
            <text:p>"lewe WSPŁ"],</text:p>
          </table:table-cell>
          <table:table-cell table:style-name="ce46" table:formula="of:=CONCATENATE([.L425];[.M425];[.N425])" office:value-type="string" office:string-value="  &quot;wspł.&quot;    [&quot;FSPLJ&quot;,   &quot;wspł&quot;,       &quot;&quot;, &quot;ONSET&quot;, &quot;lewe WSPŁ&quot;]," calcext:value-type="string">
            <text:p><text:s text:c="2"/>"wspł." <text:s text:c="3"/>["FSPLJ", <text:s text:c="2"/>"wspł", <text:s text:c="6"/>"", "ONSET", "lewe WSPŁ"],</text:p>
          </table:table-cell>
        </table:table-row>
        <table:table-row table:style-name="ro2">
          <table:table-cell table:formula="of:=[$'naglosy-edycja'.B426]" office:value-type="string" office:string-value="wst" calcext:value-type="string">
            <text:p>wst</text:p>
          </table:table-cell>
          <table:table-cell table:formula="of:=[$'naglosy-edycja'.C426]" office:value-type="string" office:string-value="FST" calcext:value-type="string">
            <text:p>FST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6]=0;[.C426];[.B426])" office:value-type="string" office:string-value="FST" calcext:value-type="string">
            <text:p>FST</text:p>
          </table:table-cell>
          <table:table-cell table:formula="of:=CONCATENATE([$przecinki.$A$2];[.E426];[$przecinki.$A$2];)" office:value-type="string" office:string-value="&quot;FST&quot;" calcext:value-type="string">
            <text:p>"FST"</text:p>
          </table:table-cell>
          <table:table-cell table:formula="of:=CONCATENATE([$przecinki.$A$2];[.A426];[$przecinki.$A$2])" office:value-type="string" office:string-value="&quot;wst&quot;" calcext:value-type="string">
            <text:p>"wst"</text:p>
          </table:table-cell>
          <table:table-cell table:formula="of:=CONCATENATE([.G426];[$przecinki.$B$2];[.F426];)" office:value-type="string" office:string-value="&quot;wst&quot;:&quot;FST&quot;" calcext:value-type="string">
            <text:p>"wst":"FST"</text:p>
          </table:table-cell>
          <table:table-cell/>
          <table:table-cell table:style-name="ce42" table:formula="of:=CONCATENATE([$przecinki.$A$2];[.A426];[$przecinki.$A$5];[$przecinki.$A$2])" office:value-type="string" office:string-value="&quot;wst.&quot;" calcext:value-type="string">
            <text:p>"wst."</text:p>
          </table:table-cell>
          <table:table-cell table:style-name="ce42" table:formula="of:=UPPER([.G426])" office:value-type="string" office:string-value="&quot;WST&quot;" calcext:value-type="string">
            <text:p>"WST"</text:p>
          </table:table-cell>
          <table:table-cell table:style-name="ce42" table:formula="of:=CONCATENATE([$przecinki.$C$2];[$przecinki.$C$2];[.J426];[$przecinki.$C$2];[$przecinki.$C$2];[$przecinki.$C$2];[$przecinki.$C$2];[$przecinki.$B$5];[.F426];[$przecinki.$D$2];[$przecinki.$C$2];[$przecinki.$C$2];[$przecinki.$C$2];[.G426];[$przecinki.$D$2];[$przecinki.$C$2];[$przecinki.$C$2];[$przecinki.$C$2];[$przecinki.$C$2];[$przecinki.$C$2];[$przecinki.$C$2];[$przecinki.$C$2])" office:value-type="string" office:string-value="  &quot;wst.&quot;    [&quot;FST&quot;,   &quot;wst&quot;,       " calcext:value-type="string">
            <text:p><text:s text:c="2"/>"wst." <text:s text:c="3"/>["FST", <text:s text:c="2"/>"w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6]);[$przecinki.$A$2];[$przecinki.$C$5];[$przecinki.$D$2])" office:value-type="string" office:string-value="&quot;lewe WST&quot;]," calcext:value-type="string">
            <text:p>"lewe WST"],</text:p>
          </table:table-cell>
          <table:table-cell table:style-name="ce46" table:formula="of:=CONCATENATE([.L426];[.M426];[.N426])" office:value-type="string" office:string-value="  &quot;wst.&quot;    [&quot;FST&quot;,   &quot;wst&quot;,       &quot;&quot;, &quot;ONSET&quot;, &quot;lewe WST&quot;]," calcext:value-type="string">
            <text:p><text:s text:c="2"/>"wst." <text:s text:c="3"/>["FST", <text:s text:c="2"/>"wst", <text:s text:c="6"/>"", "ONSET", "lewe WST"],</text:p>
          </table:table-cell>
        </table:table-row>
        <table:table-row table:style-name="ro2">
          <table:table-cell table:formula="of:=[$'naglosy-edycja'.B427]" office:value-type="string" office:string-value="wstr" calcext:value-type="string">
            <text:p>wstr</text:p>
          </table:table-cell>
          <table:table-cell table:formula="of:=[$'naglosy-edycja'.C427]" office:value-type="string" office:string-value="FSTR" calcext:value-type="string">
            <text:p>FSTR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7]=0;[.C427];[.B427])" office:value-type="string" office:string-value="FSTR" calcext:value-type="string">
            <text:p>FSTR</text:p>
          </table:table-cell>
          <table:table-cell table:formula="of:=CONCATENATE([$przecinki.$A$2];[.E427];[$przecinki.$A$2];)" office:value-type="string" office:string-value="&quot;FSTR&quot;" calcext:value-type="string">
            <text:p>"FSTR"</text:p>
          </table:table-cell>
          <table:table-cell table:formula="of:=CONCATENATE([$przecinki.$A$2];[.A427];[$przecinki.$A$2])" office:value-type="string" office:string-value="&quot;wstr&quot;" calcext:value-type="string">
            <text:p>"wstr"</text:p>
          </table:table-cell>
          <table:table-cell table:formula="of:=CONCATENATE([.G427];[$przecinki.$B$2];[.F427];)" office:value-type="string" office:string-value="&quot;wstr&quot;:&quot;FSTR&quot;" calcext:value-type="string">
            <text:p>"wstr":"FSTR"</text:p>
          </table:table-cell>
          <table:table-cell/>
          <table:table-cell table:style-name="ce42" table:formula="of:=CONCATENATE([$przecinki.$A$2];[.A427];[$przecinki.$A$5];[$przecinki.$A$2])" office:value-type="string" office:string-value="&quot;wstr.&quot;" calcext:value-type="string">
            <text:p>"wstr."</text:p>
          </table:table-cell>
          <table:table-cell table:style-name="ce42" table:formula="of:=UPPER([.G427])" office:value-type="string" office:string-value="&quot;WSTR&quot;" calcext:value-type="string">
            <text:p>"WSTR"</text:p>
          </table:table-cell>
          <table:table-cell table:style-name="ce42" table:formula="of:=CONCATENATE([$przecinki.$C$2];[$przecinki.$C$2];[.J427];[$przecinki.$C$2];[$przecinki.$C$2];[$przecinki.$C$2];[$przecinki.$C$2];[$przecinki.$B$5];[.F427];[$przecinki.$D$2];[$przecinki.$C$2];[$przecinki.$C$2];[$przecinki.$C$2];[.G427];[$przecinki.$D$2];[$przecinki.$C$2];[$przecinki.$C$2];[$przecinki.$C$2];[$przecinki.$C$2];[$przecinki.$C$2];[$przecinki.$C$2];[$przecinki.$C$2])" office:value-type="string" office:string-value="  &quot;wstr.&quot;    [&quot;FSTR&quot;,   &quot;wstr&quot;,       " calcext:value-type="string">
            <text:p><text:s text:c="2"/>"wstr." <text:s text:c="3"/>["FSTR", <text:s text:c="2"/>"w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7]);[$przecinki.$A$2];[$przecinki.$C$5];[$przecinki.$D$2])" office:value-type="string" office:string-value="&quot;lewe WSTR&quot;]," calcext:value-type="string">
            <text:p>"lewe WSTR"],</text:p>
          </table:table-cell>
          <table:table-cell table:style-name="ce46" table:formula="of:=CONCATENATE([.L427];[.M427];[.N427])" office:value-type="string" office:string-value="  &quot;wstr.&quot;    [&quot;FSTR&quot;,   &quot;wstr&quot;,       &quot;&quot;, &quot;ONSET&quot;, &quot;lewe WSTR&quot;]," calcext:value-type="string">
            <text:p><text:s text:c="2"/>"wstr." <text:s text:c="3"/>["FSTR", <text:s text:c="2"/>"wstr", <text:s text:c="6"/>"", "ONSET", "lewe WSTR"],</text:p>
          </table:table-cell>
        </table:table-row>
        <table:table-row table:style-name="ro2">
          <table:table-cell table:formula="of:=[$'naglosy-edycja'.B428]" office:value-type="string" office:string-value="wstrz" calcext:value-type="string">
            <text:p>wstrz</text:p>
          </table:table-cell>
          <table:table-cell table:formula="of:=[$'naglosy-edycja'.C428]" office:value-type="string" office:string-value="FSTRJ" calcext:value-type="string">
            <text:p>FSTRJ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8]=0;[.C428];[.B428])" office:value-type="string" office:string-value="FSTRJ" calcext:value-type="string">
            <text:p>FSTRJ</text:p>
          </table:table-cell>
          <table:table-cell table:formula="of:=CONCATENATE([$przecinki.$A$2];[.E428];[$przecinki.$A$2];)" office:value-type="string" office:string-value="&quot;FSTRJ&quot;" calcext:value-type="string">
            <text:p>"FSTRJ"</text:p>
          </table:table-cell>
          <table:table-cell table:formula="of:=CONCATENATE([$przecinki.$A$2];[.A428];[$przecinki.$A$2])" office:value-type="string" office:string-value="&quot;wstrz&quot;" calcext:value-type="string">
            <text:p>"wstrz"</text:p>
          </table:table-cell>
          <table:table-cell table:formula="of:=CONCATENATE([.G428];[$przecinki.$B$2];[.F428];)" office:value-type="string" office:string-value="&quot;wstrz&quot;:&quot;FSTRJ&quot;" calcext:value-type="string">
            <text:p>"wstrz":"FSTRJ"</text:p>
          </table:table-cell>
          <table:table-cell/>
          <table:table-cell table:style-name="ce42" table:formula="of:=CONCATENATE([$przecinki.$A$2];[.A428];[$przecinki.$A$5];[$przecinki.$A$2])" office:value-type="string" office:string-value="&quot;wstrz.&quot;" calcext:value-type="string">
            <text:p>"wstrz."</text:p>
          </table:table-cell>
          <table:table-cell table:style-name="ce42" table:formula="of:=UPPER([.G428])" office:value-type="string" office:string-value="&quot;WSTRZ&quot;" calcext:value-type="string">
            <text:p>"WSTRZ"</text:p>
          </table:table-cell>
          <table:table-cell table:style-name="ce42" table:formula="of:=CONCATENATE([$przecinki.$C$2];[$przecinki.$C$2];[.J428];[$przecinki.$C$2];[$przecinki.$C$2];[$przecinki.$C$2];[$przecinki.$C$2];[$przecinki.$B$5];[.F428];[$przecinki.$D$2];[$przecinki.$C$2];[$przecinki.$C$2];[$przecinki.$C$2];[.G428];[$przecinki.$D$2];[$przecinki.$C$2];[$przecinki.$C$2];[$przecinki.$C$2];[$przecinki.$C$2];[$przecinki.$C$2];[$przecinki.$C$2];[$przecinki.$C$2])" office:value-type="string" office:string-value="  &quot;wstrz.&quot;    [&quot;FSTRJ&quot;,   &quot;wstrz&quot;,       " calcext:value-type="string">
            <text:p><text:s text:c="2"/>"wstrz." <text:s text:c="3"/>["FSTRJ", <text:s text:c="2"/>"w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8]);[$przecinki.$A$2];[$przecinki.$C$5];[$przecinki.$D$2])" office:value-type="string" office:string-value="&quot;lewe WSTRZ&quot;]," calcext:value-type="string">
            <text:p>"lewe WSTRZ"],</text:p>
          </table:table-cell>
          <table:table-cell table:style-name="ce46" table:formula="of:=CONCATENATE([.L428];[.M428];[.N428])" office:value-type="string" office:string-value="  &quot;wstrz.&quot;    [&quot;FSTRJ&quot;,   &quot;wstrz&quot;,       &quot;&quot;, &quot;ONSET&quot;, &quot;lewe WSTRZ&quot;]," calcext:value-type="string">
            <text:p><text:s text:c="2"/>"wstrz." <text:s text:c="3"/>["FSTRJ", <text:s text:c="2"/>"wstrz", <text:s text:c="6"/>"", "ONSET", "lewe WSTRZ"],</text:p>
          </table:table-cell>
        </table:table-row>
        <table:table-row table:style-name="ro2">
          <table:table-cell table:formula="of:=[$'naglosy-edycja'.B429]" office:value-type="string" office:string-value="wsz" calcext:value-type="string">
            <text:p>wsz</text:p>
          </table:table-cell>
          <table:table-cell table:formula="of:=[$'naglosy-edycja'.C429]" office:value-type="string" office:string-value="FTP" calcext:value-type="string">
            <text:p>FTP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string" office:string-value="FZS" calcext:value-type="string">
            <text:p>FZS</text:p>
          </table:table-cell>
          <table:table-cell table:formula="of:=IF([.B429]=0;[.C429];[.B429])" office:value-type="string" office:string-value="FTP" calcext:value-type="string">
            <text:p>FTP</text:p>
          </table:table-cell>
          <table:table-cell table:formula="of:=CONCATENATE([$przecinki.$A$2];[.E429];[$przecinki.$A$2];)" office:value-type="string" office:string-value="&quot;FTP&quot;" calcext:value-type="string">
            <text:p>"FTP"</text:p>
          </table:table-cell>
          <table:table-cell table:formula="of:=CONCATENATE([$przecinki.$A$2];[.A429];[$przecinki.$A$2])" office:value-type="string" office:string-value="&quot;wsz&quot;" calcext:value-type="string">
            <text:p>"wsz"</text:p>
          </table:table-cell>
          <table:table-cell table:formula="of:=CONCATENATE([.G429];[$przecinki.$B$2];[.F429];)" office:value-type="string" office:string-value="&quot;wsz&quot;:&quot;FTP&quot;" calcext:value-type="string">
            <text:p>"wsz":"FTP"</text:p>
          </table:table-cell>
          <table:table-cell/>
          <table:table-cell table:style-name="ce42" table:formula="of:=CONCATENATE([$przecinki.$A$2];[.A429];[$przecinki.$A$5];[$przecinki.$A$2])" office:value-type="string" office:string-value="&quot;wsz.&quot;" calcext:value-type="string">
            <text:p>"wsz."</text:p>
          </table:table-cell>
          <table:table-cell table:style-name="ce42" table:formula="of:=UPPER([.G429])" office:value-type="string" office:string-value="&quot;WSZ&quot;" calcext:value-type="string">
            <text:p>"WSZ"</text:p>
          </table:table-cell>
          <table:table-cell table:style-name="ce42" table:formula="of:=CONCATENATE([$przecinki.$C$2];[$przecinki.$C$2];[.J429];[$przecinki.$C$2];[$przecinki.$C$2];[$przecinki.$C$2];[$przecinki.$C$2];[$przecinki.$B$5];[.F429];[$przecinki.$D$2];[$przecinki.$C$2];[$przecinki.$C$2];[$przecinki.$C$2];[.G429];[$przecinki.$D$2];[$przecinki.$C$2];[$przecinki.$C$2];[$przecinki.$C$2];[$przecinki.$C$2];[$przecinki.$C$2];[$przecinki.$C$2];[$przecinki.$C$2])" office:value-type="string" office:string-value="  &quot;wsz.&quot;    [&quot;FTP&quot;,   &quot;wsz&quot;,       " calcext:value-type="string">
            <text:p><text:s text:c="2"/>"wsz." <text:s text:c="3"/>["FTP", <text:s text:c="2"/>"w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9]);[$przecinki.$A$2];[$przecinki.$C$5];[$przecinki.$D$2])" office:value-type="string" office:string-value="&quot;lewe WSZ&quot;]," calcext:value-type="string">
            <text:p>"lewe WSZ"],</text:p>
          </table:table-cell>
          <table:table-cell table:style-name="ce46" table:formula="of:=CONCATENATE([.L429];[.M429];[.N429])" office:value-type="string" office:string-value="  &quot;wsz.&quot;    [&quot;FTP&quot;,   &quot;wsz&quot;,       &quot;&quot;, &quot;ONSET&quot;, &quot;lewe WSZ&quot;]," calcext:value-type="string">
            <text:p><text:s text:c="2"/>"wsz." <text:s text:c="3"/>["FTP", <text:s text:c="2"/>"wsz", <text:s text:c="6"/>"", "ONSET", "lewe WSZ"],</text:p>
          </table:table-cell>
        </table:table-row>
        <table:table-row table:style-name="ro2">
          <table:table-cell table:formula="of:=[$'naglosy-edycja'.B430]" office:value-type="string" office:string-value="wszl" calcext:value-type="string">
            <text:p>wszl</text:p>
          </table:table-cell>
          <table:table-cell table:formula="of:=[$'naglosy-edycja'.C430]" office:value-type="string" office:string-value="FTPL" calcext:value-type="string">
            <text:p>FTPL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L" calcext:value-type="string">
            <text:p>FZSL</text:p>
          </table:table-cell>
          <table:table-cell table:formula="of:=IF([.B430]=0;[.C430];[.B430])" office:value-type="string" office:string-value="FTPL" calcext:value-type="string">
            <text:p>FTPL</text:p>
          </table:table-cell>
          <table:table-cell table:formula="of:=CONCATENATE([$przecinki.$A$2];[.E430];[$przecinki.$A$2];)" office:value-type="string" office:string-value="&quot;FTPL&quot;" calcext:value-type="string">
            <text:p>"FTPL"</text:p>
          </table:table-cell>
          <table:table-cell table:formula="of:=CONCATENATE([$przecinki.$A$2];[.A430];[$przecinki.$A$2])" office:value-type="string" office:string-value="&quot;wszl&quot;" calcext:value-type="string">
            <text:p>"wszl"</text:p>
          </table:table-cell>
          <table:table-cell table:formula="of:=CONCATENATE([.G430];[$przecinki.$B$2];[.F430];)" office:value-type="string" office:string-value="&quot;wszl&quot;:&quot;FTPL&quot;" calcext:value-type="string">
            <text:p>"wszl":"FTPL"</text:p>
          </table:table-cell>
          <table:table-cell/>
          <table:table-cell table:style-name="ce42" table:formula="of:=CONCATENATE([$przecinki.$A$2];[.A430];[$przecinki.$A$5];[$przecinki.$A$2])" office:value-type="string" office:string-value="&quot;wszl.&quot;" calcext:value-type="string">
            <text:p>"wszl."</text:p>
          </table:table-cell>
          <table:table-cell table:style-name="ce42" table:formula="of:=UPPER([.G430])" office:value-type="string" office:string-value="&quot;WSZL&quot;" calcext:value-type="string">
            <text:p>"WSZL"</text:p>
          </table:table-cell>
          <table:table-cell table:style-name="ce42" table:formula="of:=CONCATENATE([$przecinki.$C$2];[$przecinki.$C$2];[.J430];[$przecinki.$C$2];[$przecinki.$C$2];[$przecinki.$C$2];[$przecinki.$C$2];[$przecinki.$B$5];[.F430];[$przecinki.$D$2];[$przecinki.$C$2];[$przecinki.$C$2];[$przecinki.$C$2];[.G430];[$przecinki.$D$2];[$przecinki.$C$2];[$przecinki.$C$2];[$przecinki.$C$2];[$przecinki.$C$2];[$przecinki.$C$2];[$przecinki.$C$2];[$przecinki.$C$2])" office:value-type="string" office:string-value="  &quot;wszl.&quot;    [&quot;FTPL&quot;,   &quot;wszl&quot;,       " calcext:value-type="string">
            <text:p><text:s text:c="2"/>"wszl." <text:s text:c="3"/>["FTPL", <text:s text:c="2"/>"w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0]);[$przecinki.$A$2];[$przecinki.$C$5];[$przecinki.$D$2])" office:value-type="string" office:string-value="&quot;lewe WSZL&quot;]," calcext:value-type="string">
            <text:p>"lewe WSZL"],</text:p>
          </table:table-cell>
          <table:table-cell table:style-name="ce46" table:formula="of:=CONCATENATE([.L430];[.M430];[.N430])" office:value-type="string" office:string-value="  &quot;wszl.&quot;    [&quot;FTPL&quot;,   &quot;wszl&quot;,       &quot;&quot;, &quot;ONSET&quot;, &quot;lewe WSZL&quot;]," calcext:value-type="string">
            <text:p><text:s text:c="2"/>"wszl." <text:s text:c="3"/>["FTPL", <text:s text:c="2"/>"wszl", <text:s text:c="6"/>"", "ONSET", "lewe WSZL"],</text:p>
          </table:table-cell>
        </table:table-row>
        <table:table-row table:style-name="ro2">
          <table:table-cell table:formula="of:=[$'naglosy-edycja'.B431]" office:value-type="string" office:string-value="wszt" calcext:value-type="string">
            <text:p>wszt</text:p>
          </table:table-cell>
          <table:table-cell table:formula="of:=[$'naglosy-edycja'.C431]" office:value-type="string" office:string-value="FTP" calcext:value-type="string">
            <text:p>FTP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T" calcext:value-type="string">
            <text:p>FZST</text:p>
          </table:table-cell>
          <table:table-cell table:formula="of:=IF([.B431]=0;[.C431];[.B431])" office:value-type="string" office:string-value="FTP" calcext:value-type="string">
            <text:p>FTP</text:p>
          </table:table-cell>
          <table:table-cell table:formula="of:=CONCATENATE([$przecinki.$A$2];[.E431];[$przecinki.$A$2];)" office:value-type="string" office:string-value="&quot;FTP&quot;" calcext:value-type="string">
            <text:p>"FTP"</text:p>
          </table:table-cell>
          <table:table-cell table:formula="of:=CONCATENATE([$przecinki.$A$2];[.A431];[$przecinki.$A$2])" office:value-type="string" office:string-value="&quot;wszt&quot;" calcext:value-type="string">
            <text:p>"wszt"</text:p>
          </table:table-cell>
          <table:table-cell table:formula="of:=CONCATENATE([.G431];[$przecinki.$B$2];[.F431];)" office:value-type="string" office:string-value="&quot;wszt&quot;:&quot;FTP&quot;" calcext:value-type="string">
            <text:p>"wszt":"FTP"</text:p>
          </table:table-cell>
          <table:table-cell/>
          <table:table-cell table:style-name="ce42" table:formula="of:=CONCATENATE([$przecinki.$A$2];[.A431];[$przecinki.$A$5];[$przecinki.$A$2])" office:value-type="string" office:string-value="&quot;wszt.&quot;" calcext:value-type="string">
            <text:p>"wszt."</text:p>
          </table:table-cell>
          <table:table-cell table:style-name="ce42" table:formula="of:=UPPER([.G431])" office:value-type="string" office:string-value="&quot;WSZT&quot;" calcext:value-type="string">
            <text:p>"WSZT"</text:p>
          </table:table-cell>
          <table:table-cell table:style-name="ce42" table:formula="of:=CONCATENATE([$przecinki.$C$2];[$przecinki.$C$2];[.J431];[$przecinki.$C$2];[$przecinki.$C$2];[$przecinki.$C$2];[$przecinki.$C$2];[$przecinki.$B$5];[.F431];[$przecinki.$D$2];[$przecinki.$C$2];[$przecinki.$C$2];[$przecinki.$C$2];[.G431];[$przecinki.$D$2];[$przecinki.$C$2];[$przecinki.$C$2];[$przecinki.$C$2];[$przecinki.$C$2];[$przecinki.$C$2];[$przecinki.$C$2];[$przecinki.$C$2])" office:value-type="string" office:string-value="  &quot;wszt.&quot;    [&quot;FTP&quot;,   &quot;wszt&quot;,       " calcext:value-type="string">
            <text:p><text:s text:c="2"/>"wszt." <text:s text:c="3"/>["FTP", <text:s text:c="2"/>"w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1]);[$przecinki.$A$2];[$przecinki.$C$5];[$przecinki.$D$2])" office:value-type="string" office:string-value="&quot;lewe WSZT&quot;]," calcext:value-type="string">
            <text:p>"lewe WSZT"],</text:p>
          </table:table-cell>
          <table:table-cell table:style-name="ce46" table:formula="of:=CONCATENATE([.L431];[.M431];[.N431])" office:value-type="string" office:string-value="  &quot;wszt.&quot;    [&quot;FTP&quot;,   &quot;wszt&quot;,       &quot;&quot;, &quot;ONSET&quot;, &quot;lewe WSZT&quot;]," calcext:value-type="string">
            <text:p><text:s text:c="2"/>"wszt." <text:s text:c="3"/>["FTP", <text:s text:c="2"/>"wszt", <text:s text:c="6"/>"", "ONSET", "lewe WSZT"],</text:p>
          </table:table-cell>
        </table:table-row>
        <table:table-row table:style-name="ro2">
          <table:table-cell table:formula="of:=[$'naglosy-edycja'.B432]" office:value-type="string" office:string-value="wszcz" calcext:value-type="string">
            <text:p>wszcz</text:p>
          </table:table-cell>
          <table:table-cell table:formula="of:=[$'naglosy-edycja'.C432]" office:value-type="string" office:string-value="FTPV" calcext:value-type="string">
            <text:p>FTPV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PV" calcext:value-type="string">
            <text:p>FZSPV</text:p>
          </table:table-cell>
          <table:table-cell table:formula="of:=IF([.B432]=0;[.C432];[.B432])" office:value-type="string" office:string-value="FTPV" calcext:value-type="string">
            <text:p>FTPV</text:p>
          </table:table-cell>
          <table:table-cell table:formula="of:=CONCATENATE([$przecinki.$A$2];[.E432];[$przecinki.$A$2];)" office:value-type="string" office:string-value="&quot;FTPV&quot;" calcext:value-type="string">
            <text:p>"FTPV"</text:p>
          </table:table-cell>
          <table:table-cell table:formula="of:=CONCATENATE([$przecinki.$A$2];[.A432];[$przecinki.$A$2])" office:value-type="string" office:string-value="&quot;wszcz&quot;" calcext:value-type="string">
            <text:p>"wszcz"</text:p>
          </table:table-cell>
          <table:table-cell table:formula="of:=CONCATENATE([.G432];[$przecinki.$B$2];[.F432];)" office:value-type="string" office:string-value="&quot;wszcz&quot;:&quot;FTPV&quot;" calcext:value-type="string">
            <text:p>"wszcz":"FTPV"</text:p>
          </table:table-cell>
          <table:table-cell/>
          <table:table-cell table:style-name="ce42" table:formula="of:=CONCATENATE([$przecinki.$A$2];[.A432];[$przecinki.$A$5];[$przecinki.$A$2])" office:value-type="string" office:string-value="&quot;wszcz.&quot;" calcext:value-type="string">
            <text:p>"wszcz."</text:p>
          </table:table-cell>
          <table:table-cell table:style-name="ce42" table:formula="of:=UPPER([.G432])" office:value-type="string" office:string-value="&quot;WSZCZ&quot;" calcext:value-type="string">
            <text:p>"WSZCZ"</text:p>
          </table:table-cell>
          <table:table-cell table:style-name="ce42" table:formula="of:=CONCATENATE([$przecinki.$C$2];[$przecinki.$C$2];[.J432];[$przecinki.$C$2];[$przecinki.$C$2];[$przecinki.$C$2];[$przecinki.$C$2];[$przecinki.$B$5];[.F432];[$przecinki.$D$2];[$przecinki.$C$2];[$przecinki.$C$2];[$przecinki.$C$2];[.G432];[$przecinki.$D$2];[$przecinki.$C$2];[$przecinki.$C$2];[$przecinki.$C$2];[$przecinki.$C$2];[$przecinki.$C$2];[$przecinki.$C$2];[$przecinki.$C$2])" office:value-type="string" office:string-value="  &quot;wszcz.&quot;    [&quot;FTPV&quot;,   &quot;wszcz&quot;,       " calcext:value-type="string">
            <text:p><text:s text:c="2"/>"wszcz." <text:s text:c="3"/>["FTPV", <text:s text:c="2"/>"w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2]);[$przecinki.$A$2];[$przecinki.$C$5];[$przecinki.$D$2])" office:value-type="string" office:string-value="&quot;lewe WSZCZ&quot;]," calcext:value-type="string">
            <text:p>"lewe WSZCZ"],</text:p>
          </table:table-cell>
          <table:table-cell table:style-name="ce46" table:formula="of:=CONCATENATE([.L432];[.M432];[.N432])" office:value-type="string" office:string-value="  &quot;wszcz.&quot;    [&quot;FTPV&quot;,   &quot;wszcz&quot;,       &quot;&quot;, &quot;ONSET&quot;, &quot;lewe WSZCZ&quot;]," calcext:value-type="string">
            <text:p><text:s text:c="2"/>"wszcz." <text:s text:c="3"/>["FTPV", <text:s text:c="2"/>"wszcz", <text:s text:c="6"/>"", "ONSET", "lewe WSZCZ"],</text:p>
          </table:table-cell>
        </table:table-row>
        <table:table-row table:style-name="ro2">
          <table:table-cell table:formula="of:=[$'naglosy-edycja'.B433]" office:value-type="string" office:string-value="wszczn" calcext:value-type="string">
            <text:p>wszczn</text:p>
          </table:table-cell>
          <table:table-cell table:formula="of:=[$'naglosy-edycja'.C433]" office:value-type="string" office:string-value="FTPVLR" calcext:value-type="string">
            <text:p>FTPVLR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LR" calcext:value-type="string">
            <text:p>FZSPVLR</text:p>
          </table:table-cell>
          <table:table-cell table:formula="of:=IF([.B433]=0;[.C433];[.B433])" office:value-type="string" office:string-value="FTPVLR" calcext:value-type="string">
            <text:p>FTPVLR</text:p>
          </table:table-cell>
          <table:table-cell table:formula="of:=CONCATENATE([$przecinki.$A$2];[.E433];[$przecinki.$A$2];)" office:value-type="string" office:string-value="&quot;FTPVLR&quot;" calcext:value-type="string">
            <text:p>"FTPVLR"</text:p>
          </table:table-cell>
          <table:table-cell table:formula="of:=CONCATENATE([$przecinki.$A$2];[.A433];[$przecinki.$A$2])" office:value-type="string" office:string-value="&quot;wszczn&quot;" calcext:value-type="string">
            <text:p>"wszczn"</text:p>
          </table:table-cell>
          <table:table-cell table:formula="of:=CONCATENATE([.G433];[$przecinki.$B$2];[.F433];)" office:value-type="string" office:string-value="&quot;wszczn&quot;:&quot;FTPVLR&quot;" calcext:value-type="string">
            <text:p>"wszczn":"FTPVLR"</text:p>
          </table:table-cell>
          <table:table-cell/>
          <table:table-cell table:style-name="ce42" table:formula="of:=CONCATENATE([$przecinki.$A$2];[.A433];[$przecinki.$A$5];[$przecinki.$A$2])" office:value-type="string" office:string-value="&quot;wszczn.&quot;" calcext:value-type="string">
            <text:p>"wszczn."</text:p>
          </table:table-cell>
          <table:table-cell table:style-name="ce42" table:formula="of:=UPPER([.G433])" office:value-type="string" office:string-value="&quot;WSZCZN&quot;" calcext:value-type="string">
            <text:p>"WSZCZN"</text:p>
          </table:table-cell>
          <table:table-cell table:style-name="ce42" table:formula="of:=CONCATENATE([$przecinki.$C$2];[$przecinki.$C$2];[.J433];[$przecinki.$C$2];[$przecinki.$C$2];[$przecinki.$C$2];[$przecinki.$C$2];[$przecinki.$B$5];[.F433];[$przecinki.$D$2];[$przecinki.$C$2];[$przecinki.$C$2];[$przecinki.$C$2];[.G433];[$przecinki.$D$2];[$przecinki.$C$2];[$przecinki.$C$2];[$przecinki.$C$2];[$przecinki.$C$2];[$przecinki.$C$2];[$przecinki.$C$2];[$przecinki.$C$2])" office:value-type="string" office:string-value="  &quot;wszczn.&quot;    [&quot;FTPVLR&quot;,   &quot;wszczn&quot;,       " calcext:value-type="string">
            <text:p><text:s text:c="2"/>"wszczn." <text:s text:c="3"/>["FTPVLR", <text:s text:c="2"/>"wsz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3]);[$przecinki.$A$2];[$przecinki.$C$5];[$przecinki.$D$2])" office:value-type="string" office:string-value="&quot;lewe WSZCZN&quot;]," calcext:value-type="string">
            <text:p>"lewe WSZCZN"],</text:p>
          </table:table-cell>
          <table:table-cell table:style-name="ce46" table:formula="of:=CONCATENATE([.L433];[.M433];[.N433])" office:value-type="string" office:string-value="  &quot;wszczn.&quot;    [&quot;FTPVLR&quot;,   &quot;wszczn&quot;,       &quot;&quot;, &quot;ONSET&quot;, &quot;lewe WSZCZN&quot;]," calcext:value-type="string">
            <text:p><text:s text:c="2"/>"wszczn." <text:s text:c="3"/>["FTPVLR", <text:s text:c="2"/>"wszczn", <text:s text:c="6"/>"", "ONSET", "lewe WSZCZN"],</text:p>
          </table:table-cell>
        </table:table-row>
        <table:table-row table:style-name="ro2">
          <table:table-cell table:formula="of:=[$'naglosy-edycja'.B434]" office:value-type="string" office:string-value="wści" calcext:value-type="string">
            <text:p>wści</text:p>
          </table:table-cell>
          <table:table-cell table:formula="of:=[$'naglosy-edycja'.C434]" office:value-type="string" office:string-value="FST" calcext:value-type="string">
            <text:p>FST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float" office:value="0" calcext:value-type="float">
            <text:p>0</text:p>
          </table:table-cell>
          <table:table-cell table:formula="of:=IF([.B434]=0;[.C434];[.B434])" office:value-type="string" office:string-value="FST" calcext:value-type="string">
            <text:p>FST</text:p>
          </table:table-cell>
          <table:table-cell table:formula="of:=CONCATENATE([$przecinki.$A$2];[.E434];[$przecinki.$A$2];)" office:value-type="string" office:string-value="&quot;FST&quot;" calcext:value-type="string">
            <text:p>"FST"</text:p>
          </table:table-cell>
          <table:table-cell table:formula="of:=CONCATENATE([$przecinki.$A$2];[.A434];[$przecinki.$A$2])" office:value-type="string" office:string-value="&quot;wści&quot;" calcext:value-type="string">
            <text:p>"wści"</text:p>
          </table:table-cell>
          <table:table-cell table:formula="of:=CONCATENATE([.G434];[$przecinki.$B$2];[.F434];)" office:value-type="string" office:string-value="&quot;wści&quot;:&quot;FST&quot;" calcext:value-type="string">
            <text:p>"wści":"FST"</text:p>
          </table:table-cell>
          <table:table-cell/>
          <table:table-cell table:style-name="ce42" table:formula="of:=CONCATENATE([$przecinki.$A$2];[.A434];[$przecinki.$A$5];[$przecinki.$A$2])" office:value-type="string" office:string-value="&quot;wści.&quot;" calcext:value-type="string">
            <text:p>"wści."</text:p>
          </table:table-cell>
          <table:table-cell table:style-name="ce42" table:formula="of:=UPPER([.G434])" office:value-type="string" office:string-value="&quot;WŚCI&quot;" calcext:value-type="string">
            <text:p>"WŚCI"</text:p>
          </table:table-cell>
          <table:table-cell table:style-name="ce42" table:formula="of:=CONCATENATE([$przecinki.$C$2];[$przecinki.$C$2];[.J434];[$przecinki.$C$2];[$przecinki.$C$2];[$przecinki.$C$2];[$przecinki.$C$2];[$przecinki.$B$5];[.F434];[$przecinki.$D$2];[$przecinki.$C$2];[$przecinki.$C$2];[$przecinki.$C$2];[.G434];[$przecinki.$D$2];[$przecinki.$C$2];[$przecinki.$C$2];[$przecinki.$C$2];[$przecinki.$C$2];[$przecinki.$C$2];[$przecinki.$C$2];[$przecinki.$C$2])" office:value-type="string" office:string-value="  &quot;wści.&quot;    [&quot;FST&quot;,   &quot;wści&quot;,       " calcext:value-type="string">
            <text:p><text:s text:c="2"/>"wści." <text:s text:c="3"/>["FST", <text:s text:c="2"/>"w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4]);[$przecinki.$A$2];[$przecinki.$C$5];[$przecinki.$D$2])" office:value-type="string" office:string-value="&quot;lewe WŚCI&quot;]," calcext:value-type="string">
            <text:p>"lewe WŚCI"],</text:p>
          </table:table-cell>
          <table:table-cell table:style-name="ce46" table:formula="of:=CONCATENATE([.L434];[.M434];[.N434])" office:value-type="string" office:string-value="  &quot;wści.&quot;    [&quot;FST&quot;,   &quot;wści&quot;,       &quot;&quot;, &quot;ONSET&quot;, &quot;lewe WŚCI&quot;]," calcext:value-type="string">
            <text:p><text:s text:c="2"/>"wści." <text:s text:c="3"/>["FST", <text:s text:c="2"/>"wści", <text:s text:c="6"/>"", "ONSET", "lewe WŚCI"],</text:p>
          </table:table-cell>
        </table:table-row>
        <table:table-row table:style-name="ro2">
          <table:table-cell table:formula="of:=[$'naglosy-edycja'.B435]" office:value-type="string" office:string-value="wśl" calcext:value-type="string">
            <text:p>wśl</text:p>
          </table:table-cell>
          <table:table-cell table:formula="of:=[$'naglosy-edycja'.C435]" office:value-type="string" office:string-value="FSL" calcext:value-type="string">
            <text:p>FSL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5]=0;[.C435];[.B435])" office:value-type="string" office:string-value="FSL" calcext:value-type="string">
            <text:p>FSL</text:p>
          </table:table-cell>
          <table:table-cell table:formula="of:=CONCATENATE([$przecinki.$A$2];[.E435];[$przecinki.$A$2];)" office:value-type="string" office:string-value="&quot;FSL&quot;" calcext:value-type="string">
            <text:p>"FSL"</text:p>
          </table:table-cell>
          <table:table-cell table:formula="of:=CONCATENATE([$przecinki.$A$2];[.A435];[$przecinki.$A$2])" office:value-type="string" office:string-value="&quot;wśl&quot;" calcext:value-type="string">
            <text:p>"wśl"</text:p>
          </table:table-cell>
          <table:table-cell table:formula="of:=CONCATENATE([.G435];[$przecinki.$B$2];[.F435];)" office:value-type="string" office:string-value="&quot;wśl&quot;:&quot;FSL&quot;" calcext:value-type="string">
            <text:p>"wśl":"FSL"</text:p>
          </table:table-cell>
          <table:table-cell/>
          <table:table-cell table:style-name="ce42" table:formula="of:=CONCATENATE([$przecinki.$A$2];[.A435];[$przecinki.$A$5];[$przecinki.$A$2])" office:value-type="string" office:string-value="&quot;wśl.&quot;" calcext:value-type="string">
            <text:p>"wśl."</text:p>
          </table:table-cell>
          <table:table-cell table:style-name="ce42" table:formula="of:=UPPER([.G435])" office:value-type="string" office:string-value="&quot;WŚL&quot;" calcext:value-type="string">
            <text:p>"WŚL"</text:p>
          </table:table-cell>
          <table:table-cell table:style-name="ce42" table:formula="of:=CONCATENATE([$przecinki.$C$2];[$przecinki.$C$2];[.J435];[$przecinki.$C$2];[$przecinki.$C$2];[$przecinki.$C$2];[$przecinki.$C$2];[$przecinki.$B$5];[.F435];[$przecinki.$D$2];[$przecinki.$C$2];[$przecinki.$C$2];[$przecinki.$C$2];[.G435];[$przecinki.$D$2];[$przecinki.$C$2];[$przecinki.$C$2];[$przecinki.$C$2];[$przecinki.$C$2];[$przecinki.$C$2];[$przecinki.$C$2];[$przecinki.$C$2])" office:value-type="string" office:string-value="  &quot;wśl.&quot;    [&quot;FSL&quot;,   &quot;wśl&quot;,       " calcext:value-type="string">
            <text:p><text:s text:c="2"/>"wśl." <text:s text:c="3"/>["FSL", <text:s text:c="2"/>"w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5]);[$przecinki.$A$2];[$przecinki.$C$5];[$przecinki.$D$2])" office:value-type="string" office:string-value="&quot;lewe WŚL&quot;]," calcext:value-type="string">
            <text:p>"lewe WŚL"],</text:p>
          </table:table-cell>
          <table:table-cell table:style-name="ce46" table:formula="of:=CONCATENATE([.L435];[.M435];[.N435])" office:value-type="string" office:string-value="  &quot;wśl.&quot;    [&quot;FSL&quot;,   &quot;wśl&quot;,       &quot;&quot;, &quot;ONSET&quot;, &quot;lewe WŚL&quot;]," calcext:value-type="string">
            <text:p><text:s text:c="2"/>"wśl." <text:s text:c="3"/>["FSL", <text:s text:c="2"/>"wśl", <text:s text:c="6"/>"", "ONSET", "lewe WŚL"],</text:p>
          </table:table-cell>
        </table:table-row>
        <table:table-row table:style-name="ro2">
          <table:table-cell table:formula="of:=[$'naglosy-edycja'.B436]" office:value-type="string" office:string-value="wśp" calcext:value-type="string">
            <text:p>wśp</text:p>
          </table:table-cell>
          <table:table-cell table:formula="of:=[$'naglosy-edycja'.C436]" office:value-type="string" office:string-value="FSP" calcext:value-type="string">
            <text:p>FSP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6]=0;[.C436];[.B436])" office:value-type="string" office:string-value="FSP" calcext:value-type="string">
            <text:p>FSP</text:p>
          </table:table-cell>
          <table:table-cell table:formula="of:=CONCATENATE([$przecinki.$A$2];[.E436];[$przecinki.$A$2];)" office:value-type="string" office:string-value="&quot;FSP&quot;" calcext:value-type="string">
            <text:p>"FSP"</text:p>
          </table:table-cell>
          <table:table-cell table:formula="of:=CONCATENATE([$przecinki.$A$2];[.A436];[$przecinki.$A$2])" office:value-type="string" office:string-value="&quot;wśp&quot;" calcext:value-type="string">
            <text:p>"wśp"</text:p>
          </table:table-cell>
          <table:table-cell table:formula="of:=CONCATENATE([.G436];[$przecinki.$B$2];[.F436];)" office:value-type="string" office:string-value="&quot;wśp&quot;:&quot;FSP&quot;" calcext:value-type="string">
            <text:p>"wśp":"FSP"</text:p>
          </table:table-cell>
          <table:table-cell/>
          <table:table-cell table:style-name="ce42" table:formula="of:=CONCATENATE([$przecinki.$A$2];[.A436];[$przecinki.$A$5];[$przecinki.$A$2])" office:value-type="string" office:string-value="&quot;wśp.&quot;" calcext:value-type="string">
            <text:p>"wśp."</text:p>
          </table:table-cell>
          <table:table-cell table:style-name="ce42" table:formula="of:=UPPER([.G436])" office:value-type="string" office:string-value="&quot;WŚP&quot;" calcext:value-type="string">
            <text:p>"WŚP"</text:p>
          </table:table-cell>
          <table:table-cell table:style-name="ce42" table:formula="of:=CONCATENATE([$przecinki.$C$2];[$przecinki.$C$2];[.J436];[$przecinki.$C$2];[$przecinki.$C$2];[$przecinki.$C$2];[$przecinki.$C$2];[$przecinki.$B$5];[.F436];[$przecinki.$D$2];[$przecinki.$C$2];[$przecinki.$C$2];[$przecinki.$C$2];[.G436];[$przecinki.$D$2];[$przecinki.$C$2];[$przecinki.$C$2];[$przecinki.$C$2];[$przecinki.$C$2];[$przecinki.$C$2];[$przecinki.$C$2];[$przecinki.$C$2])" office:value-type="string" office:string-value="  &quot;wśp.&quot;    [&quot;FSP&quot;,   &quot;wśp&quot;,       " calcext:value-type="string">
            <text:p><text:s text:c="2"/>"wśp." <text:s text:c="3"/>["FSP", <text:s text:c="2"/>"w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6]);[$przecinki.$A$2];[$przecinki.$C$5];[$przecinki.$D$2])" office:value-type="string" office:string-value="&quot;lewe WŚP&quot;]," calcext:value-type="string">
            <text:p>"lewe WŚP"],</text:p>
          </table:table-cell>
          <table:table-cell table:style-name="ce46" table:formula="of:=CONCATENATE([.L436];[.M436];[.N436])" office:value-type="string" office:string-value="  &quot;wśp.&quot;    [&quot;FSP&quot;,   &quot;wśp&quot;,       &quot;&quot;, &quot;ONSET&quot;, &quot;lewe WŚP&quot;]," calcext:value-type="string">
            <text:p><text:s text:c="2"/>"wśp." <text:s text:c="3"/>["FSP", <text:s text:c="2"/>"wśp", <text:s text:c="6"/>"", "ONSET", "lewe WŚP"],</text:p>
          </table:table-cell>
        </table:table-row>
        <table:table-row table:style-name="ro2">
          <table:table-cell table:formula="of:=[$'naglosy-edycja'.B437]" office:value-type="string" office:string-value="wśr" calcext:value-type="string">
            <text:p>wśr</text:p>
          </table:table-cell>
          <table:table-cell table:formula="of:=[$'naglosy-edycja'.C437]" office:value-type="string" office:string-value="FSR" calcext:value-type="string">
            <text:p>FSR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7]=0;[.C437];[.B437])" office:value-type="string" office:string-value="FSR" calcext:value-type="string">
            <text:p>FSR</text:p>
          </table:table-cell>
          <table:table-cell table:formula="of:=CONCATENATE([$przecinki.$A$2];[.E437];[$przecinki.$A$2];)" office:value-type="string" office:string-value="&quot;FSR&quot;" calcext:value-type="string">
            <text:p>"FSR"</text:p>
          </table:table-cell>
          <table:table-cell table:formula="of:=CONCATENATE([$przecinki.$A$2];[.A437];[$przecinki.$A$2])" office:value-type="string" office:string-value="&quot;wśr&quot;" calcext:value-type="string">
            <text:p>"wśr"</text:p>
          </table:table-cell>
          <table:table-cell table:formula="of:=CONCATENATE([.G437];[$przecinki.$B$2];[.F437];)" office:value-type="string" office:string-value="&quot;wśr&quot;:&quot;FSR&quot;" calcext:value-type="string">
            <text:p>"wśr":"FSR"</text:p>
          </table:table-cell>
          <table:table-cell/>
          <table:table-cell table:style-name="ce42" table:formula="of:=CONCATENATE([$przecinki.$A$2];[.A437];[$przecinki.$A$5];[$przecinki.$A$2])" office:value-type="string" office:string-value="&quot;wśr.&quot;" calcext:value-type="string">
            <text:p>"wśr."</text:p>
          </table:table-cell>
          <table:table-cell table:style-name="ce42" table:formula="of:=UPPER([.G437])" office:value-type="string" office:string-value="&quot;WŚR&quot;" calcext:value-type="string">
            <text:p>"WŚR"</text:p>
          </table:table-cell>
          <table:table-cell table:style-name="ce42" table:formula="of:=CONCATENATE([$przecinki.$C$2];[$przecinki.$C$2];[.J437];[$przecinki.$C$2];[$przecinki.$C$2];[$przecinki.$C$2];[$przecinki.$C$2];[$przecinki.$B$5];[.F437];[$przecinki.$D$2];[$przecinki.$C$2];[$przecinki.$C$2];[$przecinki.$C$2];[.G437];[$przecinki.$D$2];[$przecinki.$C$2];[$przecinki.$C$2];[$przecinki.$C$2];[$przecinki.$C$2];[$przecinki.$C$2];[$przecinki.$C$2];[$przecinki.$C$2])" office:value-type="string" office:string-value="  &quot;wśr.&quot;    [&quot;FSR&quot;,   &quot;wśr&quot;,       " calcext:value-type="string">
            <text:p><text:s text:c="2"/>"wśr." <text:s text:c="3"/>["FSR", <text:s text:c="2"/>"w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7]);[$przecinki.$A$2];[$przecinki.$C$5];[$przecinki.$D$2])" office:value-type="string" office:string-value="&quot;lewe WŚR&quot;]," calcext:value-type="string">
            <text:p>"lewe WŚR"],</text:p>
          </table:table-cell>
          <table:table-cell table:style-name="ce46" table:formula="of:=CONCATENATE([.L437];[.M437];[.N437])" office:value-type="string" office:string-value="  &quot;wśr.&quot;    [&quot;FSR&quot;,   &quot;wśr&quot;,       &quot;&quot;, &quot;ONSET&quot;, &quot;lewe WŚR&quot;]," calcext:value-type="string">
            <text:p><text:s text:c="2"/>"wśr." <text:s text:c="3"/>["FSR", <text:s text:c="2"/>"wśr", <text:s text:c="6"/>"", "ONSET", "lewe WŚR"],</text:p>
          </table:table-cell>
        </table:table-row>
        <table:table-row table:style-name="ro2">
          <table:table-cell table:formula="of:=[$'naglosy-edycja'.B438]" office:value-type="string" office:string-value="wśw" calcext:value-type="string">
            <text:p>wśw</text:p>
          </table:table-cell>
          <table:table-cell table:formula="of:=[$'naglosy-edycja'.C438]" office:value-type="string" office:string-value="FSV" calcext:value-type="string">
            <text:p>FSV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8]=0;[.C438];[.B438])" office:value-type="string" office:string-value="FSV" calcext:value-type="string">
            <text:p>FSV</text:p>
          </table:table-cell>
          <table:table-cell table:formula="of:=CONCATENATE([$przecinki.$A$2];[.E438];[$przecinki.$A$2];)" office:value-type="string" office:string-value="&quot;FSV&quot;" calcext:value-type="string">
            <text:p>"FSV"</text:p>
          </table:table-cell>
          <table:table-cell table:formula="of:=CONCATENATE([$przecinki.$A$2];[.A438];[$przecinki.$A$2])" office:value-type="string" office:string-value="&quot;wśw&quot;" calcext:value-type="string">
            <text:p>"wśw"</text:p>
          </table:table-cell>
          <table:table-cell table:formula="of:=CONCATENATE([.G438];[$przecinki.$B$2];[.F438];)" office:value-type="string" office:string-value="&quot;wśw&quot;:&quot;FSV&quot;" calcext:value-type="string">
            <text:p>"wśw":"FSV"</text:p>
          </table:table-cell>
          <table:table-cell/>
          <table:table-cell table:style-name="ce42" table:formula="of:=CONCATENATE([$przecinki.$A$2];[.A438];[$przecinki.$A$5];[$przecinki.$A$2])" office:value-type="string" office:string-value="&quot;wśw.&quot;" calcext:value-type="string">
            <text:p>"wśw."</text:p>
          </table:table-cell>
          <table:table-cell table:style-name="ce42" table:formula="of:=UPPER([.G438])" office:value-type="string" office:string-value="&quot;WŚW&quot;" calcext:value-type="string">
            <text:p>"WŚW"</text:p>
          </table:table-cell>
          <table:table-cell table:style-name="ce42" table:formula="of:=CONCATENATE([$przecinki.$C$2];[$przecinki.$C$2];[.J438];[$przecinki.$C$2];[$przecinki.$C$2];[$przecinki.$C$2];[$przecinki.$C$2];[$przecinki.$B$5];[.F438];[$przecinki.$D$2];[$przecinki.$C$2];[$przecinki.$C$2];[$przecinki.$C$2];[.G438];[$przecinki.$D$2];[$przecinki.$C$2];[$przecinki.$C$2];[$przecinki.$C$2];[$przecinki.$C$2];[$przecinki.$C$2];[$przecinki.$C$2];[$przecinki.$C$2])" office:value-type="string" office:string-value="  &quot;wśw.&quot;    [&quot;FSV&quot;,   &quot;wśw&quot;,       " calcext:value-type="string">
            <text:p><text:s text:c="2"/>"wśw." <text:s text:c="3"/>["FSV", <text:s text:c="2"/>"w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8]);[$przecinki.$A$2];[$przecinki.$C$5];[$przecinki.$D$2])" office:value-type="string" office:string-value="&quot;lewe WŚW&quot;]," calcext:value-type="string">
            <text:p>"lewe WŚW"],</text:p>
          </table:table-cell>
          <table:table-cell table:style-name="ce46" table:formula="of:=CONCATENATE([.L438];[.M438];[.N438])" office:value-type="string" office:string-value="  &quot;wśw.&quot;    [&quot;FSV&quot;,   &quot;wśw&quot;,       &quot;&quot;, &quot;ONSET&quot;, &quot;lewe WŚW&quot;]," calcext:value-type="string">
            <text:p><text:s text:c="2"/>"wśw." <text:s text:c="3"/>["FSV", <text:s text:c="2"/>"wśw", <text:s text:c="6"/>"", "ONSET", "lewe WŚW"],</text:p>
          </table:table-cell>
        </table:table-row>
        <table:table-row table:style-name="ro2">
          <table:table-cell table:formula="of:=[$'naglosy-edycja'.B439]" office:value-type="string" office:string-value="wt" calcext:value-type="string">
            <text:p>wt</text:p>
          </table:table-cell>
          <table:table-cell table:formula="of:=[$'naglosy-edycja'.C439]" office:value-type="string" office:string-value="FT" calcext:value-type="string">
            <text:p>FT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9]=0;[.C439];[.B439])" office:value-type="string" office:string-value="FT" calcext:value-type="string">
            <text:p>FT</text:p>
          </table:table-cell>
          <table:table-cell table:formula="of:=CONCATENATE([$przecinki.$A$2];[.E439];[$przecinki.$A$2];)" office:value-type="string" office:string-value="&quot;FT&quot;" calcext:value-type="string">
            <text:p>"FT"</text:p>
          </table:table-cell>
          <table:table-cell table:formula="of:=CONCATENATE([$przecinki.$A$2];[.A439];[$przecinki.$A$2])" office:value-type="string" office:string-value="&quot;wt&quot;" calcext:value-type="string">
            <text:p>"wt"</text:p>
          </table:table-cell>
          <table:table-cell table:formula="of:=CONCATENATE([.G439];[$przecinki.$B$2];[.F439];)" office:value-type="string" office:string-value="&quot;wt&quot;:&quot;FT&quot;" calcext:value-type="string">
            <text:p>"wt":"FT"</text:p>
          </table:table-cell>
          <table:table-cell/>
          <table:table-cell table:style-name="ce42" table:formula="of:=CONCATENATE([$przecinki.$A$2];[.A439];[$przecinki.$A$5];[$przecinki.$A$2])" office:value-type="string" office:string-value="&quot;wt.&quot;" calcext:value-type="string">
            <text:p>"wt."</text:p>
          </table:table-cell>
          <table:table-cell table:style-name="ce42" table:formula="of:=UPPER([.G439])" office:value-type="string" office:string-value="&quot;WT&quot;" calcext:value-type="string">
            <text:p>"WT"</text:p>
          </table:table-cell>
          <table:table-cell table:style-name="ce42" table:formula="of:=CONCATENATE([$przecinki.$C$2];[$przecinki.$C$2];[.J439];[$przecinki.$C$2];[$przecinki.$C$2];[$przecinki.$C$2];[$przecinki.$C$2];[$przecinki.$B$5];[.F439];[$przecinki.$D$2];[$przecinki.$C$2];[$przecinki.$C$2];[$przecinki.$C$2];[.G439];[$przecinki.$D$2];[$przecinki.$C$2];[$przecinki.$C$2];[$przecinki.$C$2];[$przecinki.$C$2];[$przecinki.$C$2];[$przecinki.$C$2];[$przecinki.$C$2])" office:value-type="string" office:string-value="  &quot;wt.&quot;    [&quot;FT&quot;,   &quot;wt&quot;,       " calcext:value-type="string">
            <text:p><text:s text:c="2"/>"wt." <text:s text:c="3"/>["FT", <text:s text:c="2"/>"w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9]);[$przecinki.$A$2];[$przecinki.$C$5];[$przecinki.$D$2])" office:value-type="string" office:string-value="&quot;lewe WT&quot;]," calcext:value-type="string">
            <text:p>"lewe WT"],</text:p>
          </table:table-cell>
          <table:table-cell table:style-name="ce46" table:formula="of:=CONCATENATE([.L439];[.M439];[.N439])" office:value-type="string" office:string-value="  &quot;wt.&quot;    [&quot;FT&quot;,   &quot;wt&quot;,       &quot;&quot;, &quot;ONSET&quot;, &quot;lewe WT&quot;]," calcext:value-type="string">
            <text:p><text:s text:c="2"/>"wt." <text:s text:c="3"/>["FT", <text:s text:c="2"/>"wt", <text:s text:c="6"/>"", "ONSET", "lewe WT"],</text:p>
          </table:table-cell>
        </table:table-row>
        <table:table-row table:style-name="ro2">
          <table:table-cell table:formula="of:=[$'naglosy-edycja'.B440]" office:value-type="string" office:string-value="wtł" calcext:value-type="string">
            <text:p>wtł</text:p>
          </table:table-cell>
          <table:table-cell table:formula="of:=[$'naglosy-edycja'.C440]" office:value-type="string" office:string-value="FTLJ" calcext:value-type="string">
            <text:p>FTLJ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40]=0;[.C440];[.B440])" office:value-type="string" office:string-value="FTLJ" calcext:value-type="string">
            <text:p>FTLJ</text:p>
          </table:table-cell>
          <table:table-cell table:formula="of:=CONCATENATE([$przecinki.$A$2];[.E440];[$przecinki.$A$2];)" office:value-type="string" office:string-value="&quot;FTLJ&quot;" calcext:value-type="string">
            <text:p>"FTLJ"</text:p>
          </table:table-cell>
          <table:table-cell table:formula="of:=CONCATENATE([$przecinki.$A$2];[.A440];[$przecinki.$A$2])" office:value-type="string" office:string-value="&quot;wtł&quot;" calcext:value-type="string">
            <text:p>"wtł"</text:p>
          </table:table-cell>
          <table:table-cell table:formula="of:=CONCATENATE([.G440];[$przecinki.$B$2];[.F440];)" office:value-type="string" office:string-value="&quot;wtł&quot;:&quot;FTLJ&quot;" calcext:value-type="string">
            <text:p>"wtł":"FTLJ"</text:p>
          </table:table-cell>
          <table:table-cell/>
          <table:table-cell table:style-name="ce42" table:formula="of:=CONCATENATE([$przecinki.$A$2];[.A440];[$przecinki.$A$5];[$przecinki.$A$2])" office:value-type="string" office:string-value="&quot;wtł.&quot;" calcext:value-type="string">
            <text:p>"wtł."</text:p>
          </table:table-cell>
          <table:table-cell table:style-name="ce42" table:formula="of:=UPPER([.G440])" office:value-type="string" office:string-value="&quot;WTŁ&quot;" calcext:value-type="string">
            <text:p>"WTŁ"</text:p>
          </table:table-cell>
          <table:table-cell table:style-name="ce42" table:formula="of:=CONCATENATE([$przecinki.$C$2];[$przecinki.$C$2];[.J440];[$przecinki.$C$2];[$przecinki.$C$2];[$przecinki.$C$2];[$przecinki.$C$2];[$przecinki.$B$5];[.F440];[$przecinki.$D$2];[$przecinki.$C$2];[$przecinki.$C$2];[$przecinki.$C$2];[.G440];[$przecinki.$D$2];[$przecinki.$C$2];[$przecinki.$C$2];[$przecinki.$C$2];[$przecinki.$C$2];[$przecinki.$C$2];[$przecinki.$C$2];[$przecinki.$C$2])" office:value-type="string" office:string-value="  &quot;wtł.&quot;    [&quot;FTLJ&quot;,   &quot;wtł&quot;,       " calcext:value-type="string">
            <text:p><text:s text:c="2"/>"wtł." <text:s text:c="3"/>["FTLJ", <text:s text:c="2"/>"w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0]);[$przecinki.$A$2];[$przecinki.$C$5];[$przecinki.$D$2])" office:value-type="string" office:string-value="&quot;lewe WTŁ&quot;]," calcext:value-type="string">
            <text:p>"lewe WTŁ"],</text:p>
          </table:table-cell>
          <table:table-cell table:style-name="ce46" table:formula="of:=CONCATENATE([.L440];[.M440];[.N440])" office:value-type="string" office:string-value="  &quot;wtł.&quot;    [&quot;FTLJ&quot;,   &quot;wtł&quot;,       &quot;&quot;, &quot;ONSET&quot;, &quot;lewe WTŁ&quot;]," calcext:value-type="string">
            <text:p><text:s text:c="2"/>"wtł." <text:s text:c="3"/>["FTLJ", <text:s text:c="2"/>"wtł", <text:s text:c="6"/>"", "ONSET", "lewe WTŁ"],</text:p>
          </table:table-cell>
        </table:table-row>
        <table:table-row table:style-name="ro2">
          <table:table-cell table:formula="of:=[$'naglosy-edycja'.B441]" office:value-type="string" office:string-value="wtr" calcext:value-type="string">
            <text:p>wtr</text:p>
          </table:table-cell>
          <table:table-cell table:formula="of:=[$'naglosy-edycja'.C441]" office:value-type="string" office:string-value="FTR" calcext:value-type="string">
            <text:p>FTR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1]=0;[.C441];[.B441])" office:value-type="string" office:string-value="FTR" calcext:value-type="string">
            <text:p>FTR</text:p>
          </table:table-cell>
          <table:table-cell table:formula="of:=CONCATENATE([$przecinki.$A$2];[.E441];[$przecinki.$A$2];)" office:value-type="string" office:string-value="&quot;FTR&quot;" calcext:value-type="string">
            <text:p>"FTR"</text:p>
          </table:table-cell>
          <table:table-cell table:formula="of:=CONCATENATE([$przecinki.$A$2];[.A441];[$przecinki.$A$2])" office:value-type="string" office:string-value="&quot;wtr&quot;" calcext:value-type="string">
            <text:p>"wtr"</text:p>
          </table:table-cell>
          <table:table-cell table:formula="of:=CONCATENATE([.G441];[$przecinki.$B$2];[.F441];)" office:value-type="string" office:string-value="&quot;wtr&quot;:&quot;FTR&quot;" calcext:value-type="string">
            <text:p>"wtr":"FTR"</text:p>
          </table:table-cell>
          <table:table-cell/>
          <table:table-cell table:style-name="ce42" table:formula="of:=CONCATENATE([$przecinki.$A$2];[.A441];[$przecinki.$A$5];[$przecinki.$A$2])" office:value-type="string" office:string-value="&quot;wtr.&quot;" calcext:value-type="string">
            <text:p>"wtr."</text:p>
          </table:table-cell>
          <table:table-cell table:style-name="ce42" table:formula="of:=UPPER([.G441])" office:value-type="string" office:string-value="&quot;WTR&quot;" calcext:value-type="string">
            <text:p>"WTR"</text:p>
          </table:table-cell>
          <table:table-cell table:style-name="ce42" table:formula="of:=CONCATENATE([$przecinki.$C$2];[$przecinki.$C$2];[.J441];[$przecinki.$C$2];[$przecinki.$C$2];[$przecinki.$C$2];[$przecinki.$C$2];[$przecinki.$B$5];[.F441];[$przecinki.$D$2];[$przecinki.$C$2];[$przecinki.$C$2];[$przecinki.$C$2];[.G441];[$przecinki.$D$2];[$przecinki.$C$2];[$przecinki.$C$2];[$przecinki.$C$2];[$przecinki.$C$2];[$przecinki.$C$2];[$przecinki.$C$2];[$przecinki.$C$2])" office:value-type="string" office:string-value="  &quot;wtr.&quot;    [&quot;FTR&quot;,   &quot;wtr&quot;,       " calcext:value-type="string">
            <text:p><text:s text:c="2"/>"wtr." <text:s text:c="3"/>["FTR", <text:s text:c="2"/>"w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1]);[$przecinki.$A$2];[$przecinki.$C$5];[$przecinki.$D$2])" office:value-type="string" office:string-value="&quot;lewe WTR&quot;]," calcext:value-type="string">
            <text:p>"lewe WTR"],</text:p>
          </table:table-cell>
          <table:table-cell table:style-name="ce46" table:formula="of:=CONCATENATE([.L441];[.M441];[.N441])" office:value-type="string" office:string-value="  &quot;wtr.&quot;    [&quot;FTR&quot;,   &quot;wtr&quot;,       &quot;&quot;, &quot;ONSET&quot;, &quot;lewe WTR&quot;]," calcext:value-type="string">
            <text:p><text:s text:c="2"/>"wtr." <text:s text:c="3"/>["FTR", <text:s text:c="2"/>"wtr", <text:s text:c="6"/>"", "ONSET", "lewe WTR"],</text:p>
          </table:table-cell>
        </table:table-row>
        <table:table-row table:style-name="ro2">
          <table:table-cell table:formula="of:=[$'naglosy-edycja'.B442]" office:value-type="string" office:string-value="wtrz" calcext:value-type="string">
            <text:p>wtrz</text:p>
          </table:table-cell>
          <table:table-cell table:formula="of:=[$'naglosy-edycja'.C442]" office:value-type="string" office:string-value="FTRJ" calcext:value-type="string">
            <text:p>FTRJ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2]=0;[.C442];[.B442])" office:value-type="string" office:string-value="FTRJ" calcext:value-type="string">
            <text:p>FTRJ</text:p>
          </table:table-cell>
          <table:table-cell table:formula="of:=CONCATENATE([$przecinki.$A$2];[.E442];[$przecinki.$A$2];)" office:value-type="string" office:string-value="&quot;FTRJ&quot;" calcext:value-type="string">
            <text:p>"FTRJ"</text:p>
          </table:table-cell>
          <table:table-cell table:formula="of:=CONCATENATE([$przecinki.$A$2];[.A442];[$przecinki.$A$2])" office:value-type="string" office:string-value="&quot;wtrz&quot;" calcext:value-type="string">
            <text:p>"wtrz"</text:p>
          </table:table-cell>
          <table:table-cell table:formula="of:=CONCATENATE([.G442];[$przecinki.$B$2];[.F442];)" office:value-type="string" office:string-value="&quot;wtrz&quot;:&quot;FTRJ&quot;" calcext:value-type="string">
            <text:p>"wtrz":"FTRJ"</text:p>
          </table:table-cell>
          <table:table-cell/>
          <table:table-cell table:style-name="ce42" table:formula="of:=CONCATENATE([$przecinki.$A$2];[.A442];[$przecinki.$A$5];[$przecinki.$A$2])" office:value-type="string" office:string-value="&quot;wtrz.&quot;" calcext:value-type="string">
            <text:p>"wtrz."</text:p>
          </table:table-cell>
          <table:table-cell table:style-name="ce42" table:formula="of:=UPPER([.G442])" office:value-type="string" office:string-value="&quot;WTRZ&quot;" calcext:value-type="string">
            <text:p>"WTRZ"</text:p>
          </table:table-cell>
          <table:table-cell table:style-name="ce42" table:formula="of:=CONCATENATE([$przecinki.$C$2];[$przecinki.$C$2];[.J442];[$przecinki.$C$2];[$przecinki.$C$2];[$przecinki.$C$2];[$przecinki.$C$2];[$przecinki.$B$5];[.F442];[$przecinki.$D$2];[$przecinki.$C$2];[$przecinki.$C$2];[$przecinki.$C$2];[.G442];[$przecinki.$D$2];[$przecinki.$C$2];[$przecinki.$C$2];[$przecinki.$C$2];[$przecinki.$C$2];[$przecinki.$C$2];[$przecinki.$C$2];[$przecinki.$C$2])" office:value-type="string" office:string-value="  &quot;wtrz.&quot;    [&quot;FTRJ&quot;,   &quot;wtrz&quot;,       " calcext:value-type="string">
            <text:p><text:s text:c="2"/>"wtrz." <text:s text:c="3"/>["FTRJ", <text:s text:c="2"/>"w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2]);[$przecinki.$A$2];[$przecinki.$C$5];[$przecinki.$D$2])" office:value-type="string" office:string-value="&quot;lewe WTRZ&quot;]," calcext:value-type="string">
            <text:p>"lewe WTRZ"],</text:p>
          </table:table-cell>
          <table:table-cell table:style-name="ce46" table:formula="of:=CONCATENATE([.L442];[.M442];[.N442])" office:value-type="string" office:string-value="  &quot;wtrz.&quot;    [&quot;FTRJ&quot;,   &quot;wtrz&quot;,       &quot;&quot;, &quot;ONSET&quot;, &quot;lewe WTRZ&quot;]," calcext:value-type="string">
            <text:p><text:s text:c="2"/>"wtrz." <text:s text:c="3"/>["FTRJ", <text:s text:c="2"/>"wtrz", <text:s text:c="6"/>"", "ONSET", "lewe WTRZ"],</text:p>
          </table:table-cell>
        </table:table-row>
        <table:table-row table:style-name="ro2">
          <table:table-cell table:formula="of:=[$'naglosy-edycja'.B443]" office:value-type="string" office:string-value="ww" calcext:value-type="string">
            <text:p>ww</text:p>
          </table:table-cell>
          <table:table-cell table:formula="of:=[$'naglosy-edycja'.C443]" office:value-type="string" office:string-value="FV" calcext:value-type="string">
            <text:p>FV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3]=0;[.C443];[.B443])" office:value-type="string" office:string-value="FV" calcext:value-type="string">
            <text:p>FV</text:p>
          </table:table-cell>
          <table:table-cell table:formula="of:=CONCATENATE([$przecinki.$A$2];[.E443];[$przecinki.$A$2];)" office:value-type="string" office:string-value="&quot;FV&quot;" calcext:value-type="string">
            <text:p>"FV"</text:p>
          </table:table-cell>
          <table:table-cell table:formula="of:=CONCATENATE([$przecinki.$A$2];[.A443];[$przecinki.$A$2])" office:value-type="string" office:string-value="&quot;ww&quot;" calcext:value-type="string">
            <text:p>"ww"</text:p>
          </table:table-cell>
          <table:table-cell table:formula="of:=CONCATENATE([.G443];[$przecinki.$B$2];[.F443];)" office:value-type="string" office:string-value="&quot;ww&quot;:&quot;FV&quot;" calcext:value-type="string">
            <text:p>"ww":"FV"</text:p>
          </table:table-cell>
          <table:table-cell/>
          <table:table-cell table:style-name="ce42" table:formula="of:=CONCATENATE([$przecinki.$A$2];[.A443];[$przecinki.$A$5];[$przecinki.$A$2])" office:value-type="string" office:string-value="&quot;ww.&quot;" calcext:value-type="string">
            <text:p>"ww."</text:p>
          </table:table-cell>
          <table:table-cell table:style-name="ce42" table:formula="of:=UPPER([.G443])" office:value-type="string" office:string-value="&quot;WW&quot;" calcext:value-type="string">
            <text:p>"WW"</text:p>
          </table:table-cell>
          <table:table-cell table:style-name="ce42" table:formula="of:=CONCATENATE([$przecinki.$C$2];[$przecinki.$C$2];[.J443];[$przecinki.$C$2];[$przecinki.$C$2];[$przecinki.$C$2];[$przecinki.$C$2];[$przecinki.$B$5];[.F443];[$przecinki.$D$2];[$przecinki.$C$2];[$przecinki.$C$2];[$przecinki.$C$2];[.G443];[$przecinki.$D$2];[$przecinki.$C$2];[$przecinki.$C$2];[$przecinki.$C$2];[$przecinki.$C$2];[$przecinki.$C$2];[$przecinki.$C$2];[$przecinki.$C$2])" office:value-type="string" office:string-value="  &quot;ww.&quot;    [&quot;FV&quot;,   &quot;ww&quot;,       " calcext:value-type="string">
            <text:p><text:s text:c="2"/>"ww." <text:s text:c="3"/>["FV", <text:s text:c="2"/>"w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3]);[$przecinki.$A$2];[$przecinki.$C$5];[$przecinki.$D$2])" office:value-type="string" office:string-value="&quot;lewe WW&quot;]," calcext:value-type="string">
            <text:p>"lewe WW"],</text:p>
          </table:table-cell>
          <table:table-cell table:style-name="ce46" table:formula="of:=CONCATENATE([.L443];[.M443];[.N443])" office:value-type="string" office:string-value="  &quot;ww.&quot;    [&quot;FV&quot;,   &quot;ww&quot;,       &quot;&quot;, &quot;ONSET&quot;, &quot;lewe WW&quot;]," calcext:value-type="string">
            <text:p><text:s text:c="2"/>"ww." <text:s text:c="3"/>["FV", <text:s text:c="2"/>"ww", <text:s text:c="6"/>"", "ONSET", "lewe WW"],</text:p>
          </table:table-cell>
        </table:table-row>
        <table:table-row table:style-name="ro2">
          <table:table-cell table:formula="of:=[$'naglosy-edycja'.B444]" office:value-type="string" office:string-value="wwl" calcext:value-type="string">
            <text:p>wwl</text:p>
          </table:table-cell>
          <table:table-cell table:formula="of:=[$'naglosy-edycja'.C444]" office:value-type="string" office:string-value="FVL" calcext:value-type="string">
            <text:p>FVL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4]=0;[.C444];[.B444])" office:value-type="string" office:string-value="FVL" calcext:value-type="string">
            <text:p>FVL</text:p>
          </table:table-cell>
          <table:table-cell table:formula="of:=CONCATENATE([$przecinki.$A$2];[.E444];[$przecinki.$A$2];)" office:value-type="string" office:string-value="&quot;FVL&quot;" calcext:value-type="string">
            <text:p>"FVL"</text:p>
          </table:table-cell>
          <table:table-cell table:formula="of:=CONCATENATE([$przecinki.$A$2];[.A444];[$przecinki.$A$2])" office:value-type="string" office:string-value="&quot;wwl&quot;" calcext:value-type="string">
            <text:p>"wwl"</text:p>
          </table:table-cell>
          <table:table-cell table:formula="of:=CONCATENATE([.G444];[$przecinki.$B$2];[.F444];)" office:value-type="string" office:string-value="&quot;wwl&quot;:&quot;FVL&quot;" calcext:value-type="string">
            <text:p>"wwl":"FVL"</text:p>
          </table:table-cell>
          <table:table-cell/>
          <table:table-cell table:style-name="ce42" table:formula="of:=CONCATENATE([$przecinki.$A$2];[.A444];[$przecinki.$A$5];[$przecinki.$A$2])" office:value-type="string" office:string-value="&quot;wwl.&quot;" calcext:value-type="string">
            <text:p>"wwl."</text:p>
          </table:table-cell>
          <table:table-cell table:style-name="ce42" table:formula="of:=UPPER([.G444])" office:value-type="string" office:string-value="&quot;WWL&quot;" calcext:value-type="string">
            <text:p>"WWL"</text:p>
          </table:table-cell>
          <table:table-cell table:style-name="ce42" table:formula="of:=CONCATENATE([$przecinki.$C$2];[$przecinki.$C$2];[.J444];[$przecinki.$C$2];[$przecinki.$C$2];[$przecinki.$C$2];[$przecinki.$C$2];[$przecinki.$B$5];[.F444];[$przecinki.$D$2];[$przecinki.$C$2];[$przecinki.$C$2];[$przecinki.$C$2];[.G444];[$przecinki.$D$2];[$przecinki.$C$2];[$przecinki.$C$2];[$przecinki.$C$2];[$przecinki.$C$2];[$przecinki.$C$2];[$przecinki.$C$2];[$przecinki.$C$2])" office:value-type="string" office:string-value="  &quot;wwl.&quot;    [&quot;FVL&quot;,   &quot;wwl&quot;,       " calcext:value-type="string">
            <text:p><text:s text:c="2"/>"wwl." <text:s text:c="3"/>["FVL", <text:s text:c="2"/>"w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4]);[$przecinki.$A$2];[$przecinki.$C$5];[$przecinki.$D$2])" office:value-type="string" office:string-value="&quot;lewe WWL&quot;]," calcext:value-type="string">
            <text:p>"lewe WWL"],</text:p>
          </table:table-cell>
          <table:table-cell table:style-name="ce46" table:formula="of:=CONCATENATE([.L444];[.M444];[.N444])" office:value-type="string" office:string-value="  &quot;wwl.&quot;    [&quot;FVL&quot;,   &quot;wwl&quot;,       &quot;&quot;, &quot;ONSET&quot;, &quot;lewe WWL&quot;]," calcext:value-type="string">
            <text:p><text:s text:c="2"/>"wwl." <text:s text:c="3"/>["FVL", <text:s text:c="2"/>"wwl", <text:s text:c="6"/>"", "ONSET", "lewe WWL"],</text:p>
          </table:table-cell>
        </table:table-row>
        <table:table-row table:style-name="ro2">
          <table:table-cell table:formula="of:=[$'naglosy-edycja'.B445]" office:value-type="string" office:string-value="wz" calcext:value-type="string">
            <text:p>wz</text:p>
          </table:table-cell>
          <table:table-cell table:formula="of:=[$'naglosy-edycja'.C445]" office:value-type="string" office:string-value="FS" calcext:value-type="string">
            <text:p>FS</text:p>
          </table:table-cell>
          <table:table-cell table:formula="of:=[$'naglosy-edycja'.D445]" office:value-type="string" office:string-value="XFS" calcext:value-type="string">
            <text:p>XFS</text:p>
          </table:table-cell>
          <table:table-cell table:formula="of:=[$'naglosy-edycja'.E445]" office:value-type="string" office:string-value="FZ" calcext:value-type="string">
            <text:p>FZ</text:p>
          </table:table-cell>
          <table:table-cell table:formula="of:=IF([.B445]=0;[.C445];[.B445])" office:value-type="string" office:string-value="FS" calcext:value-type="string">
            <text:p>FS</text:p>
          </table:table-cell>
          <table:table-cell table:formula="of:=CONCATENATE([$przecinki.$A$2];[.E445];[$przecinki.$A$2];)" office:value-type="string" office:string-value="&quot;FS&quot;" calcext:value-type="string">
            <text:p>"FS"</text:p>
          </table:table-cell>
          <table:table-cell table:formula="of:=CONCATENATE([$przecinki.$A$2];[.A445];[$przecinki.$A$2])" office:value-type="string" office:string-value="&quot;wz&quot;" calcext:value-type="string">
            <text:p>"wz"</text:p>
          </table:table-cell>
          <table:table-cell table:formula="of:=CONCATENATE([.G445];[$przecinki.$B$2];[.F445];)" office:value-type="string" office:string-value="&quot;wz&quot;:&quot;FS&quot;" calcext:value-type="string">
            <text:p>"wz":"FS"</text:p>
          </table:table-cell>
          <table:table-cell/>
          <table:table-cell table:style-name="ce42" table:formula="of:=CONCATENATE([$przecinki.$A$2];[.A445];[$przecinki.$A$5];[$przecinki.$A$2])" office:value-type="string" office:string-value="&quot;wz.&quot;" calcext:value-type="string">
            <text:p>"wz."</text:p>
          </table:table-cell>
          <table:table-cell table:style-name="ce42" table:formula="of:=UPPER([.G445])" office:value-type="string" office:string-value="&quot;WZ&quot;" calcext:value-type="string">
            <text:p>"WZ"</text:p>
          </table:table-cell>
          <table:table-cell table:style-name="ce42" table:formula="of:=CONCATENATE([$przecinki.$C$2];[$przecinki.$C$2];[.J445];[$przecinki.$C$2];[$przecinki.$C$2];[$przecinki.$C$2];[$przecinki.$C$2];[$przecinki.$B$5];[.F445];[$przecinki.$D$2];[$przecinki.$C$2];[$przecinki.$C$2];[$przecinki.$C$2];[.G445];[$przecinki.$D$2];[$przecinki.$C$2];[$przecinki.$C$2];[$przecinki.$C$2];[$przecinki.$C$2];[$przecinki.$C$2];[$przecinki.$C$2];[$przecinki.$C$2])" office:value-type="string" office:string-value="  &quot;wz.&quot;    [&quot;FS&quot;,   &quot;wz&quot;,       " calcext:value-type="string">
            <text:p><text:s text:c="2"/>"wz." <text:s text:c="3"/>["FS", <text:s text:c="2"/>"w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5]);[$przecinki.$A$2];[$przecinki.$C$5];[$przecinki.$D$2])" office:value-type="string" office:string-value="&quot;lewe WZ&quot;]," calcext:value-type="string">
            <text:p>"lewe WZ"],</text:p>
          </table:table-cell>
          <table:table-cell table:style-name="ce46" table:formula="of:=CONCATENATE([.L445];[.M445];[.N445])" office:value-type="string" office:string-value="  &quot;wz.&quot;    [&quot;FS&quot;,   &quot;wz&quot;,       &quot;&quot;, &quot;ONSET&quot;, &quot;lewe WZ&quot;]," calcext:value-type="string">
            <text:p><text:s text:c="2"/>"wz." <text:s text:c="3"/>["FS", <text:s text:c="2"/>"wz", <text:s text:c="6"/>"", "ONSET", "lewe WZ"],</text:p>
          </table:table-cell>
        </table:table-row>
        <table:table-row table:style-name="ro2">
          <table:table-cell table:formula="of:=[$'naglosy-edycja'.B446]" office:value-type="string" office:string-value="wzi" calcext:value-type="string">
            <text:p>wzi</text:p>
          </table:table-cell>
          <table:table-cell table:formula="of:=[$'naglosy-edycja'.C446]" office:value-type="float" office:value="0" calcext:value-type="float">
            <text:p>0</text:p>
          </table:table-cell>
          <table:table-cell table:formula="of:=[$'naglosy-edycja'.D446]" office:value-type="string" office:string-value="FSJ" calcext:value-type="string">
            <text:p>FSJ</text:p>
          </table:table-cell>
          <table:table-cell table:formula="of:=[$'naglosy-edycja'.E446]" office:value-type="string" office:string-value="FZJ" calcext:value-type="string">
            <text:p>FZJ</text:p>
          </table:table-cell>
          <table:table-cell table:formula="of:=IF([.B446]=0;[.C446];[.B446])" office:value-type="string" office:string-value="FSJ" calcext:value-type="string">
            <text:p>FSJ</text:p>
          </table:table-cell>
          <table:table-cell table:formula="of:=CONCATENATE([$przecinki.$A$2];[.E446];[$przecinki.$A$2];)" office:value-type="string" office:string-value="&quot;FSJ&quot;" calcext:value-type="string">
            <text:p>"FSJ"</text:p>
          </table:table-cell>
          <table:table-cell table:formula="of:=CONCATENATE([$przecinki.$A$2];[.A446];[$przecinki.$A$2])" office:value-type="string" office:string-value="&quot;wzi&quot;" calcext:value-type="string">
            <text:p>"wzi"</text:p>
          </table:table-cell>
          <table:table-cell table:formula="of:=CONCATENATE([.G446];[$przecinki.$B$2];[.F446];)" office:value-type="string" office:string-value="&quot;wzi&quot;:&quot;FSJ&quot;" calcext:value-type="string">
            <text:p>"wzi":"FSJ"</text:p>
          </table:table-cell>
          <table:table-cell/>
          <table:table-cell table:style-name="ce42" table:formula="of:=CONCATENATE([$przecinki.$A$2];[.A446];[$przecinki.$A$5];[$przecinki.$A$2])" office:value-type="string" office:string-value="&quot;wzi.&quot;" calcext:value-type="string">
            <text:p>"wzi."</text:p>
          </table:table-cell>
          <table:table-cell table:style-name="ce42" table:formula="of:=UPPER([.G446])" office:value-type="string" office:string-value="&quot;WZI&quot;" calcext:value-type="string">
            <text:p>"WZI"</text:p>
          </table:table-cell>
          <table:table-cell table:style-name="ce42" table:formula="of:=CONCATENATE([$przecinki.$C$2];[$przecinki.$C$2];[.J446];[$przecinki.$C$2];[$przecinki.$C$2];[$przecinki.$C$2];[$przecinki.$C$2];[$przecinki.$B$5];[.F446];[$przecinki.$D$2];[$przecinki.$C$2];[$przecinki.$C$2];[$przecinki.$C$2];[.G446];[$przecinki.$D$2];[$przecinki.$C$2];[$przecinki.$C$2];[$przecinki.$C$2];[$przecinki.$C$2];[$przecinki.$C$2];[$przecinki.$C$2];[$przecinki.$C$2])" office:value-type="string" office:string-value="  &quot;wzi.&quot;    [&quot;FSJ&quot;,   &quot;wzi&quot;,       " calcext:value-type="string">
            <text:p><text:s text:c="2"/>"wzi." <text:s text:c="3"/>["FSJ", <text:s text:c="2"/>"w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6]);[$przecinki.$A$2];[$przecinki.$C$5];[$przecinki.$D$2])" office:value-type="string" office:string-value="&quot;lewe WZI&quot;]," calcext:value-type="string">
            <text:p>"lewe WZI"],</text:p>
          </table:table-cell>
          <table:table-cell table:style-name="ce46" table:formula="of:=CONCATENATE([.L446];[.M446];[.N446])" office:value-type="string" office:string-value="  &quot;wzi.&quot;    [&quot;FSJ&quot;,   &quot;wzi&quot;,       &quot;&quot;, &quot;ONSET&quot;, &quot;lewe WZI&quot;]," calcext:value-type="string">
            <text:p><text:s text:c="2"/>"wzi." <text:s text:c="3"/>["FSJ", <text:s text:c="2"/>"wzi", <text:s text:c="6"/>"", "ONSET", "lewe WZI"],</text:p>
          </table:table-cell>
        </table:table-row>
        <table:table-row table:style-name="ro2">
          <table:table-cell table:formula="of:=[$'naglosy-edycja'.B447]" office:value-type="string" office:string-value="wzb" calcext:value-type="string">
            <text:p>wzb</text:p>
          </table:table-cell>
          <table:table-cell table:formula="of:=[$'naglosy-edycja'.C447]" office:value-type="string" office:string-value="FSP" calcext:value-type="string">
            <text:p>FSP</text:p>
          </table:table-cell>
          <table:table-cell table:formula="of:=[$'naglosy-edycja'.D447]" office:value-type="string" office:string-value="XFSP" calcext:value-type="string">
            <text:p>XFSP</text:p>
          </table:table-cell>
          <table:table-cell table:formula="of:=[$'naglosy-edycja'.E447]" office:value-type="string" office:string-value="FZP" calcext:value-type="string">
            <text:p>FZP</text:p>
          </table:table-cell>
          <table:table-cell table:formula="of:=IF([.B447]=0;[.C447];[.B447])" office:value-type="string" office:string-value="FSP" calcext:value-type="string">
            <text:p>FSP</text:p>
          </table:table-cell>
          <table:table-cell table:formula="of:=CONCATENATE([$przecinki.$A$2];[.E447];[$przecinki.$A$2];)" office:value-type="string" office:string-value="&quot;FSP&quot;" calcext:value-type="string">
            <text:p>"FSP"</text:p>
          </table:table-cell>
          <table:table-cell table:formula="of:=CONCATENATE([$przecinki.$A$2];[.A447];[$przecinki.$A$2])" office:value-type="string" office:string-value="&quot;wzb&quot;" calcext:value-type="string">
            <text:p>"wzb"</text:p>
          </table:table-cell>
          <table:table-cell table:formula="of:=CONCATENATE([.G447];[$przecinki.$B$2];[.F447];)" office:value-type="string" office:string-value="&quot;wzb&quot;:&quot;FSP&quot;" calcext:value-type="string">
            <text:p>"wzb":"FSP"</text:p>
          </table:table-cell>
          <table:table-cell/>
          <table:table-cell table:style-name="ce42" table:formula="of:=CONCATENATE([$przecinki.$A$2];[.A447];[$przecinki.$A$5];[$przecinki.$A$2])" office:value-type="string" office:string-value="&quot;wzb.&quot;" calcext:value-type="string">
            <text:p>"wzb."</text:p>
          </table:table-cell>
          <table:table-cell table:style-name="ce42" table:formula="of:=UPPER([.G447])" office:value-type="string" office:string-value="&quot;WZB&quot;" calcext:value-type="string">
            <text:p>"WZB"</text:p>
          </table:table-cell>
          <table:table-cell table:style-name="ce42" table:formula="of:=CONCATENATE([$przecinki.$C$2];[$przecinki.$C$2];[.J447];[$przecinki.$C$2];[$przecinki.$C$2];[$przecinki.$C$2];[$przecinki.$C$2];[$przecinki.$B$5];[.F447];[$przecinki.$D$2];[$przecinki.$C$2];[$przecinki.$C$2];[$przecinki.$C$2];[.G447];[$przecinki.$D$2];[$przecinki.$C$2];[$przecinki.$C$2];[$przecinki.$C$2];[$przecinki.$C$2];[$przecinki.$C$2];[$przecinki.$C$2];[$przecinki.$C$2])" office:value-type="string" office:string-value="  &quot;wzb.&quot;    [&quot;FSP&quot;,   &quot;wzb&quot;,       " calcext:value-type="string">
            <text:p><text:s text:c="2"/>"wzb." <text:s text:c="3"/>["FSP", <text:s text:c="2"/>"w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7]);[$przecinki.$A$2];[$przecinki.$C$5];[$przecinki.$D$2])" office:value-type="string" office:string-value="&quot;lewe WZB&quot;]," calcext:value-type="string">
            <text:p>"lewe WZB"],</text:p>
          </table:table-cell>
          <table:table-cell table:style-name="ce46" table:formula="of:=CONCATENATE([.L447];[.M447];[.N447])" office:value-type="string" office:string-value="  &quot;wzb.&quot;    [&quot;FSP&quot;,   &quot;wzb&quot;,       &quot;&quot;, &quot;ONSET&quot;, &quot;lewe WZB&quot;]," calcext:value-type="string">
            <text:p><text:s text:c="2"/>"wzb." <text:s text:c="3"/>["FSP", <text:s text:c="2"/>"wzb", <text:s text:c="6"/>"", "ONSET", "lewe WZB"],</text:p>
          </table:table-cell>
        </table:table-row>
        <table:table-row table:style-name="ro2">
          <table:table-cell table:formula="of:=[$'naglosy-edycja'.B448]" office:value-type="string" office:string-value="wzbi" calcext:value-type="string">
            <text:p>wzbi</text:p>
          </table:table-cell>
          <table:table-cell table:formula="of:=[$'naglosy-edycja'.C448]" office:value-type="float" office:value="0" calcext:value-type="float">
            <text:p>0</text:p>
          </table:table-cell>
          <table:table-cell table:formula="of:=[$'naglosy-edycja'.D448]" office:value-type="string" office:string-value="XFSPJ" calcext:value-type="string">
            <text:p>XFSPJ</text:p>
          </table:table-cell>
          <table:table-cell table:formula="of:=[$'naglosy-edycja'.E448]" office:value-type="float" office:value="0" calcext:value-type="float">
            <text:p>0</text:p>
          </table:table-cell>
          <table:table-cell table:formula="of:=IF([.B448]=0;[.C448];[.B448])" office:value-type="string" office:string-value="XFSPJ" calcext:value-type="string">
            <text:p>XFSPJ</text:p>
          </table:table-cell>
          <table:table-cell table:formula="of:=CONCATENATE([$przecinki.$A$2];[.E448];[$przecinki.$A$2];)" office:value-type="string" office:string-value="&quot;XFSPJ&quot;" calcext:value-type="string">
            <text:p>"XFSPJ"</text:p>
          </table:table-cell>
          <table:table-cell table:formula="of:=CONCATENATE([$przecinki.$A$2];[.A448];[$przecinki.$A$2])" office:value-type="string" office:string-value="&quot;wzbi&quot;" calcext:value-type="string">
            <text:p>"wzbi"</text:p>
          </table:table-cell>
          <table:table-cell table:formula="of:=CONCATENATE([.G448];[$przecinki.$B$2];[.F448];)" office:value-type="string" office:string-value="&quot;wzbi&quot;:&quot;XFSPJ&quot;" calcext:value-type="string">
            <text:p>"wzbi":"XFSPJ"</text:p>
          </table:table-cell>
          <table:table-cell/>
          <table:table-cell table:style-name="ce42" table:formula="of:=CONCATENATE([$przecinki.$A$2];[.A448];[$przecinki.$A$5];[$przecinki.$A$2])" office:value-type="string" office:string-value="&quot;wzbi.&quot;" calcext:value-type="string">
            <text:p>"wzbi."</text:p>
          </table:table-cell>
          <table:table-cell table:style-name="ce42" table:formula="of:=UPPER([.G448])" office:value-type="string" office:string-value="&quot;WZBI&quot;" calcext:value-type="string">
            <text:p>"WZBI"</text:p>
          </table:table-cell>
          <table:table-cell table:style-name="ce42" table:formula="of:=CONCATENATE([$przecinki.$C$2];[$przecinki.$C$2];[.J448];[$przecinki.$C$2];[$przecinki.$C$2];[$przecinki.$C$2];[$przecinki.$C$2];[$przecinki.$B$5];[.F448];[$przecinki.$D$2];[$przecinki.$C$2];[$przecinki.$C$2];[$przecinki.$C$2];[.G448];[$przecinki.$D$2];[$przecinki.$C$2];[$przecinki.$C$2];[$przecinki.$C$2];[$przecinki.$C$2];[$przecinki.$C$2];[$przecinki.$C$2];[$przecinki.$C$2])" office:value-type="string" office:string-value="  &quot;wzbi.&quot;    [&quot;XFSPJ&quot;,   &quot;wzbi&quot;,       " calcext:value-type="string">
            <text:p><text:s text:c="2"/>"wzbi." <text:s text:c="3"/>["XFSPJ", <text:s text:c="2"/>"wz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8]);[$przecinki.$A$2];[$przecinki.$C$5];[$przecinki.$D$2])" office:value-type="string" office:string-value="&quot;lewe WZBI&quot;]," calcext:value-type="string">
            <text:p>"lewe WZBI"],</text:p>
          </table:table-cell>
          <table:table-cell table:style-name="ce46" table:formula="of:=CONCATENATE([.L448];[.M448];[.N448])" office:value-type="string" office:string-value="  &quot;wzbi.&quot;    [&quot;XFSPJ&quot;,   &quot;wzbi&quot;,       &quot;&quot;, &quot;ONSET&quot;, &quot;lewe WZBI&quot;]," calcext:value-type="string">
            <text:p><text:s text:c="2"/>"wzbi." <text:s text:c="3"/>["XFSPJ", <text:s text:c="2"/>"wzbi", <text:s text:c="6"/>"", "ONSET", "lewe WZBI"],</text:p>
          </table:table-cell>
        </table:table-row>
        <table:table-row table:style-name="ro2">
          <table:table-cell table:formula="of:=[$'naglosy-edycja'.B449]" office:value-type="string" office:string-value="wzbr" calcext:value-type="string">
            <text:p>wzbr</text:p>
          </table:table-cell>
          <table:table-cell table:formula="of:=[$'naglosy-edycja'.C449]" office:value-type="string" office:string-value="FSPR" calcext:value-type="string">
            <text:p>FSPR</text:p>
          </table:table-cell>
          <table:table-cell table:formula="of:=[$'naglosy-edycja'.D449]" office:value-type="string" office:string-value="XFSPR" calcext:value-type="string">
            <text:p>XFSPR</text:p>
          </table:table-cell>
          <table:table-cell table:formula="of:=[$'naglosy-edycja'.E449]" office:value-type="string" office:string-value="FZPR" calcext:value-type="string">
            <text:p>FZPR</text:p>
          </table:table-cell>
          <table:table-cell table:formula="of:=IF([.B449]=0;[.C449];[.B449])" office:value-type="string" office:string-value="FSPR" calcext:value-type="string">
            <text:p>FSPR</text:p>
          </table:table-cell>
          <table:table-cell table:formula="of:=CONCATENATE([$przecinki.$A$2];[.E449];[$przecinki.$A$2];)" office:value-type="string" office:string-value="&quot;FSPR&quot;" calcext:value-type="string">
            <text:p>"FSPR"</text:p>
          </table:table-cell>
          <table:table-cell table:formula="of:=CONCATENATE([$przecinki.$A$2];[.A449];[$przecinki.$A$2])" office:value-type="string" office:string-value="&quot;wzbr&quot;" calcext:value-type="string">
            <text:p>"wzbr"</text:p>
          </table:table-cell>
          <table:table-cell table:formula="of:=CONCATENATE([.G449];[$przecinki.$B$2];[.F449];)" office:value-type="string" office:string-value="&quot;wzbr&quot;:&quot;FSPR&quot;" calcext:value-type="string">
            <text:p>"wzbr":"FSPR"</text:p>
          </table:table-cell>
          <table:table-cell/>
          <table:table-cell table:style-name="ce42" table:formula="of:=CONCATENATE([$przecinki.$A$2];[.A449];[$przecinki.$A$5];[$przecinki.$A$2])" office:value-type="string" office:string-value="&quot;wzbr.&quot;" calcext:value-type="string">
            <text:p>"wzbr."</text:p>
          </table:table-cell>
          <table:table-cell table:style-name="ce42" table:formula="of:=UPPER([.G449])" office:value-type="string" office:string-value="&quot;WZBR&quot;" calcext:value-type="string">
            <text:p>"WZBR"</text:p>
          </table:table-cell>
          <table:table-cell table:style-name="ce42" table:formula="of:=CONCATENATE([$przecinki.$C$2];[$przecinki.$C$2];[.J449];[$przecinki.$C$2];[$przecinki.$C$2];[$przecinki.$C$2];[$przecinki.$C$2];[$przecinki.$B$5];[.F449];[$przecinki.$D$2];[$przecinki.$C$2];[$przecinki.$C$2];[$przecinki.$C$2];[.G449];[$przecinki.$D$2];[$przecinki.$C$2];[$przecinki.$C$2];[$przecinki.$C$2];[$przecinki.$C$2];[$przecinki.$C$2];[$przecinki.$C$2];[$przecinki.$C$2])" office:value-type="string" office:string-value="  &quot;wzbr.&quot;    [&quot;FSPR&quot;,   &quot;wzbr&quot;,       " calcext:value-type="string">
            <text:p><text:s text:c="2"/>"wzbr." <text:s text:c="3"/>["FSPR", <text:s text:c="2"/>"w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9]);[$przecinki.$A$2];[$przecinki.$C$5];[$przecinki.$D$2])" office:value-type="string" office:string-value="&quot;lewe WZBR&quot;]," calcext:value-type="string">
            <text:p>"lewe WZBR"],</text:p>
          </table:table-cell>
          <table:table-cell table:style-name="ce46" table:formula="of:=CONCATENATE([.L449];[.M449];[.N449])" office:value-type="string" office:string-value="  &quot;wzbr.&quot;    [&quot;FSPR&quot;,   &quot;wzbr&quot;,       &quot;&quot;, &quot;ONSET&quot;, &quot;lewe WZBR&quot;]," calcext:value-type="string">
            <text:p><text:s text:c="2"/>"wzbr." <text:s text:c="3"/>["FSPR", <text:s text:c="2"/>"wzbr", <text:s text:c="6"/>"", "ONSET", "lewe WZBR"],</text:p>
          </table:table-cell>
        </table:table-row>
        <table:table-row table:style-name="ro2">
          <table:table-cell table:formula="of:=[$'naglosy-edycja'.B450]" office:value-type="string" office:string-value="wzd" calcext:value-type="string">
            <text:p>wzd</text:p>
          </table:table-cell>
          <table:table-cell table:formula="of:=[$'naglosy-edycja'.C450]" office:value-type="string" office:string-value="FST" calcext:value-type="string">
            <text:p>FST</text:p>
          </table:table-cell>
          <table:table-cell table:formula="of:=[$'naglosy-edycja'.D450]" office:value-type="string" office:string-value="XFST" calcext:value-type="string">
            <text:p>XFST</text:p>
          </table:table-cell>
          <table:table-cell table:formula="of:=[$'naglosy-edycja'.E450]" office:value-type="string" office:string-value="FZT" calcext:value-type="string">
            <text:p>FZT</text:p>
          </table:table-cell>
          <table:table-cell table:formula="of:=IF([.B450]=0;[.C450];[.B450])" office:value-type="string" office:string-value="FST" calcext:value-type="string">
            <text:p>FST</text:p>
          </table:table-cell>
          <table:table-cell table:formula="of:=CONCATENATE([$przecinki.$A$2];[.E450];[$przecinki.$A$2];)" office:value-type="string" office:string-value="&quot;FST&quot;" calcext:value-type="string">
            <text:p>"FST"</text:p>
          </table:table-cell>
          <table:table-cell table:formula="of:=CONCATENATE([$przecinki.$A$2];[.A450];[$przecinki.$A$2])" office:value-type="string" office:string-value="&quot;wzd&quot;" calcext:value-type="string">
            <text:p>"wzd"</text:p>
          </table:table-cell>
          <table:table-cell table:formula="of:=CONCATENATE([.G450];[$przecinki.$B$2];[.F450];)" office:value-type="string" office:string-value="&quot;wzd&quot;:&quot;FST&quot;" calcext:value-type="string">
            <text:p>"wzd":"FST"</text:p>
          </table:table-cell>
          <table:table-cell/>
          <table:table-cell table:style-name="ce42" table:formula="of:=CONCATENATE([$przecinki.$A$2];[.A450];[$przecinki.$A$5];[$przecinki.$A$2])" office:value-type="string" office:string-value="&quot;wzd.&quot;" calcext:value-type="string">
            <text:p>"wzd."</text:p>
          </table:table-cell>
          <table:table-cell table:style-name="ce42" table:formula="of:=UPPER([.G450])" office:value-type="string" office:string-value="&quot;WZD&quot;" calcext:value-type="string">
            <text:p>"WZD"</text:p>
          </table:table-cell>
          <table:table-cell table:style-name="ce42" table:formula="of:=CONCATENATE([$przecinki.$C$2];[$przecinki.$C$2];[.J450];[$przecinki.$C$2];[$przecinki.$C$2];[$przecinki.$C$2];[$przecinki.$C$2];[$przecinki.$B$5];[.F450];[$przecinki.$D$2];[$przecinki.$C$2];[$przecinki.$C$2];[$przecinki.$C$2];[.G450];[$przecinki.$D$2];[$przecinki.$C$2];[$przecinki.$C$2];[$przecinki.$C$2];[$przecinki.$C$2];[$przecinki.$C$2];[$przecinki.$C$2];[$przecinki.$C$2])" office:value-type="string" office:string-value="  &quot;wzd.&quot;    [&quot;FST&quot;,   &quot;wzd&quot;,       " calcext:value-type="string">
            <text:p><text:s text:c="2"/>"wzd." <text:s text:c="3"/>["FST", <text:s text:c="2"/>"w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0]);[$przecinki.$A$2];[$przecinki.$C$5];[$przecinki.$D$2])" office:value-type="string" office:string-value="&quot;lewe WZD&quot;]," calcext:value-type="string">
            <text:p>"lewe WZD"],</text:p>
          </table:table-cell>
          <table:table-cell table:style-name="ce46" table:formula="of:=CONCATENATE([.L450];[.M450];[.N450])" office:value-type="string" office:string-value="  &quot;wzd.&quot;    [&quot;FST&quot;,   &quot;wzd&quot;,       &quot;&quot;, &quot;ONSET&quot;, &quot;lewe WZD&quot;]," calcext:value-type="string">
            <text:p><text:s text:c="2"/>"wzd." <text:s text:c="3"/>["FST", <text:s text:c="2"/>"wzd", <text:s text:c="6"/>"", "ONSET", "lewe WZD"],</text:p>
          </table:table-cell>
        </table:table-row>
        <table:table-row table:style-name="ro2">
          <table:table-cell table:formula="of:=[$'naglosy-edycja'.B451]" office:value-type="string" office:string-value="wzdł" calcext:value-type="string">
            <text:p>wzdł</text:p>
          </table:table-cell>
          <table:table-cell table:formula="of:=[$'naglosy-edycja'.C451]" office:value-type="string" office:string-value="FSTLJ" calcext:value-type="string">
            <text:p>FSTLJ</text:p>
          </table:table-cell>
          <table:table-cell table:formula="of:=[$'naglosy-edycja'.D451]" office:value-type="string" office:string-value="XFSTLJ" calcext:value-type="string">
            <text:p>XFSTLJ</text:p>
          </table:table-cell>
          <table:table-cell table:formula="of:=[$'naglosy-edycja'.E451]" office:value-type="string" office:string-value="FZTLJ" calcext:value-type="string">
            <text:p>FZTLJ</text:p>
          </table:table-cell>
          <table:table-cell table:formula="of:=IF([.B451]=0;[.C451];[.B451])" office:value-type="string" office:string-value="FSTLJ" calcext:value-type="string">
            <text:p>FSTLJ</text:p>
          </table:table-cell>
          <table:table-cell table:formula="of:=CONCATENATE([$przecinki.$A$2];[.E451];[$przecinki.$A$2];)" office:value-type="string" office:string-value="&quot;FSTLJ&quot;" calcext:value-type="string">
            <text:p>"FSTLJ"</text:p>
          </table:table-cell>
          <table:table-cell table:formula="of:=CONCATENATE([$przecinki.$A$2];[.A451];[$przecinki.$A$2])" office:value-type="string" office:string-value="&quot;wzdł&quot;" calcext:value-type="string">
            <text:p>"wzdł"</text:p>
          </table:table-cell>
          <table:table-cell table:formula="of:=CONCATENATE([.G451];[$przecinki.$B$2];[.F451];)" office:value-type="string" office:string-value="&quot;wzdł&quot;:&quot;FSTLJ&quot;" calcext:value-type="string">
            <text:p>"wzdł":"FSTLJ"</text:p>
          </table:table-cell>
          <table:table-cell/>
          <table:table-cell table:style-name="ce42" table:formula="of:=CONCATENATE([$przecinki.$A$2];[.A451];[$przecinki.$A$5];[$przecinki.$A$2])" office:value-type="string" office:string-value="&quot;wzdł.&quot;" calcext:value-type="string">
            <text:p>"wzdł."</text:p>
          </table:table-cell>
          <table:table-cell table:style-name="ce42" table:formula="of:=UPPER([.G451])" office:value-type="string" office:string-value="&quot;WZDŁ&quot;" calcext:value-type="string">
            <text:p>"WZDŁ"</text:p>
          </table:table-cell>
          <table:table-cell table:style-name="ce42" table:formula="of:=CONCATENATE([$przecinki.$C$2];[$przecinki.$C$2];[.J451];[$przecinki.$C$2];[$przecinki.$C$2];[$przecinki.$C$2];[$przecinki.$C$2];[$przecinki.$B$5];[.F451];[$przecinki.$D$2];[$przecinki.$C$2];[$przecinki.$C$2];[$przecinki.$C$2];[.G451];[$przecinki.$D$2];[$przecinki.$C$2];[$przecinki.$C$2];[$przecinki.$C$2];[$przecinki.$C$2];[$przecinki.$C$2];[$przecinki.$C$2];[$przecinki.$C$2])" office:value-type="string" office:string-value="  &quot;wzdł.&quot;    [&quot;FSTLJ&quot;,   &quot;wzdł&quot;,       " calcext:value-type="string">
            <text:p><text:s text:c="2"/>"wzdł." <text:s text:c="3"/>["FSTLJ", <text:s text:c="2"/>"w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1]);[$przecinki.$A$2];[$przecinki.$C$5];[$przecinki.$D$2])" office:value-type="string" office:string-value="&quot;lewe WZDŁ&quot;]," calcext:value-type="string">
            <text:p>"lewe WZDŁ"],</text:p>
          </table:table-cell>
          <table:table-cell table:style-name="ce46" table:formula="of:=CONCATENATE([.L451];[.M451];[.N451])" office:value-type="string" office:string-value="  &quot;wzdł.&quot;    [&quot;FSTLJ&quot;,   &quot;wzdł&quot;,       &quot;&quot;, &quot;ONSET&quot;, &quot;lewe WZDŁ&quot;]," calcext:value-type="string">
            <text:p><text:s text:c="2"/>"wzdł." <text:s text:c="3"/>["FSTLJ", <text:s text:c="2"/>"wzdł", <text:s text:c="6"/>"", "ONSET", "lewe WZDŁ"],</text:p>
          </table:table-cell>
        </table:table-row>
        <table:table-row table:style-name="ro2">
          <table:table-cell table:formula="of:=[$'naglosy-edycja'.B452]" office:value-type="string" office:string-value="wzdr" calcext:value-type="string">
            <text:p>wzdr</text:p>
          </table:table-cell>
          <table:table-cell table:formula="of:=[$'naglosy-edycja'.C452]" office:value-type="string" office:string-value="FSTR" calcext:value-type="string">
            <text:p>FSTR</text:p>
          </table:table-cell>
          <table:table-cell table:formula="of:=[$'naglosy-edycja'.D452]" office:value-type="string" office:string-value="XFSTR" calcext:value-type="string">
            <text:p>XFSTR</text:p>
          </table:table-cell>
          <table:table-cell table:formula="of:=[$'naglosy-edycja'.E452]" office:value-type="string" office:string-value="FZTR" calcext:value-type="string">
            <text:p>FZTR</text:p>
          </table:table-cell>
          <table:table-cell table:formula="of:=IF([.B452]=0;[.C452];[.B452])" office:value-type="string" office:string-value="FSTR" calcext:value-type="string">
            <text:p>FSTR</text:p>
          </table:table-cell>
          <table:table-cell table:formula="of:=CONCATENATE([$przecinki.$A$2];[.E452];[$przecinki.$A$2];)" office:value-type="string" office:string-value="&quot;FSTR&quot;" calcext:value-type="string">
            <text:p>"FSTR"</text:p>
          </table:table-cell>
          <table:table-cell table:formula="of:=CONCATENATE([$przecinki.$A$2];[.A452];[$przecinki.$A$2])" office:value-type="string" office:string-value="&quot;wzdr&quot;" calcext:value-type="string">
            <text:p>"wzdr"</text:p>
          </table:table-cell>
          <table:table-cell table:formula="of:=CONCATENATE([.G452];[$przecinki.$B$2];[.F452];)" office:value-type="string" office:string-value="&quot;wzdr&quot;:&quot;FSTR&quot;" calcext:value-type="string">
            <text:p>"wzdr":"FSTR"</text:p>
          </table:table-cell>
          <table:table-cell/>
          <table:table-cell table:style-name="ce42" table:formula="of:=CONCATENATE([$przecinki.$A$2];[.A452];[$przecinki.$A$5];[$przecinki.$A$2])" office:value-type="string" office:string-value="&quot;wzdr.&quot;" calcext:value-type="string">
            <text:p>"wzdr."</text:p>
          </table:table-cell>
          <table:table-cell table:style-name="ce42" table:formula="of:=UPPER([.G452])" office:value-type="string" office:string-value="&quot;WZDR&quot;" calcext:value-type="string">
            <text:p>"WZDR"</text:p>
          </table:table-cell>
          <table:table-cell table:style-name="ce42" table:formula="of:=CONCATENATE([$przecinki.$C$2];[$przecinki.$C$2];[.J452];[$przecinki.$C$2];[$przecinki.$C$2];[$przecinki.$C$2];[$przecinki.$C$2];[$przecinki.$B$5];[.F452];[$przecinki.$D$2];[$przecinki.$C$2];[$przecinki.$C$2];[$przecinki.$C$2];[.G452];[$przecinki.$D$2];[$przecinki.$C$2];[$przecinki.$C$2];[$przecinki.$C$2];[$przecinki.$C$2];[$przecinki.$C$2];[$przecinki.$C$2];[$przecinki.$C$2])" office:value-type="string" office:string-value="  &quot;wzdr.&quot;    [&quot;FSTR&quot;,   &quot;wzdr&quot;,       " calcext:value-type="string">
            <text:p><text:s text:c="2"/>"wzdr." <text:s text:c="3"/>["FSTR", <text:s text:c="2"/>"w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2]);[$przecinki.$A$2];[$przecinki.$C$5];[$przecinki.$D$2])" office:value-type="string" office:string-value="&quot;lewe WZDR&quot;]," calcext:value-type="string">
            <text:p>"lewe WZDR"],</text:p>
          </table:table-cell>
          <table:table-cell table:style-name="ce46" table:formula="of:=CONCATENATE([.L452];[.M452];[.N452])" office:value-type="string" office:string-value="  &quot;wzdr.&quot;    [&quot;FSTR&quot;,   &quot;wzdr&quot;,       &quot;&quot;, &quot;ONSET&quot;, &quot;lewe WZDR&quot;]," calcext:value-type="string">
            <text:p><text:s text:c="2"/>"wzdr." <text:s text:c="3"/>["FSTR", <text:s text:c="2"/>"wzdr", <text:s text:c="6"/>"", "ONSET", "lewe WZDR"],</text:p>
          </table:table-cell>
        </table:table-row>
        <table:table-row table:style-name="ro2">
          <table:table-cell table:formula="of:=[$'naglosy-edycja'.B453]" office:value-type="string" office:string-value="wzg" calcext:value-type="string">
            <text:p>wzg</text:p>
          </table:table-cell>
          <table:table-cell table:formula="of:=[$'naglosy-edycja'.C453]" office:value-type="string" office:string-value="FSK" calcext:value-type="string">
            <text:p>FSK</text:p>
          </table:table-cell>
          <table:table-cell table:formula="of:=[$'naglosy-edycja'.D453]" office:value-type="string" office:string-value="XFSK" calcext:value-type="string">
            <text:p>XFSK</text:p>
          </table:table-cell>
          <table:table-cell table:formula="of:=[$'naglosy-edycja'.E453]" office:value-type="string" office:string-value="FZK" calcext:value-type="string">
            <text:p>FZK</text:p>
          </table:table-cell>
          <table:table-cell table:formula="of:=IF([.B453]=0;[.C453];[.B453])" office:value-type="string" office:string-value="FSK" calcext:value-type="string">
            <text:p>FSK</text:p>
          </table:table-cell>
          <table:table-cell table:formula="of:=CONCATENATE([$przecinki.$A$2];[.E453];[$przecinki.$A$2];)" office:value-type="string" office:string-value="&quot;FSK&quot;" calcext:value-type="string">
            <text:p>"FSK"</text:p>
          </table:table-cell>
          <table:table-cell table:formula="of:=CONCATENATE([$przecinki.$A$2];[.A453];[$przecinki.$A$2])" office:value-type="string" office:string-value="&quot;wzg&quot;" calcext:value-type="string">
            <text:p>"wzg"</text:p>
          </table:table-cell>
          <table:table-cell table:formula="of:=CONCATENATE([.G453];[$przecinki.$B$2];[.F453];)" office:value-type="string" office:string-value="&quot;wzg&quot;:&quot;FSK&quot;" calcext:value-type="string">
            <text:p>"wzg":"FSK"</text:p>
          </table:table-cell>
          <table:table-cell/>
          <table:table-cell table:style-name="ce42" table:formula="of:=CONCATENATE([$przecinki.$A$2];[.A453];[$przecinki.$A$5];[$przecinki.$A$2])" office:value-type="string" office:string-value="&quot;wzg.&quot;" calcext:value-type="string">
            <text:p>"wzg."</text:p>
          </table:table-cell>
          <table:table-cell table:style-name="ce42" table:formula="of:=UPPER([.G453])" office:value-type="string" office:string-value="&quot;WZG&quot;" calcext:value-type="string">
            <text:p>"WZG"</text:p>
          </table:table-cell>
          <table:table-cell table:style-name="ce42" table:formula="of:=CONCATENATE([$przecinki.$C$2];[$przecinki.$C$2];[.J453];[$przecinki.$C$2];[$przecinki.$C$2];[$przecinki.$C$2];[$przecinki.$C$2];[$przecinki.$B$5];[.F453];[$przecinki.$D$2];[$przecinki.$C$2];[$przecinki.$C$2];[$przecinki.$C$2];[.G453];[$przecinki.$D$2];[$przecinki.$C$2];[$przecinki.$C$2];[$przecinki.$C$2];[$przecinki.$C$2];[$przecinki.$C$2];[$przecinki.$C$2];[$przecinki.$C$2])" office:value-type="string" office:string-value="  &quot;wzg.&quot;    [&quot;FSK&quot;,   &quot;wzg&quot;,       " calcext:value-type="string">
            <text:p><text:s text:c="2"/>"wzg." <text:s text:c="3"/>["FSK", <text:s text:c="2"/>"w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3]);[$przecinki.$A$2];[$przecinki.$C$5];[$przecinki.$D$2])" office:value-type="string" office:string-value="&quot;lewe WZG&quot;]," calcext:value-type="string">
            <text:p>"lewe WZG"],</text:p>
          </table:table-cell>
          <table:table-cell table:style-name="ce46" table:formula="of:=CONCATENATE([.L453];[.M453];[.N453])" office:value-type="string" office:string-value="  &quot;wzg.&quot;    [&quot;FSK&quot;,   &quot;wzg&quot;,       &quot;&quot;, &quot;ONSET&quot;, &quot;lewe WZG&quot;]," calcext:value-type="string">
            <text:p><text:s text:c="2"/>"wzg." <text:s text:c="3"/>["FSK", <text:s text:c="2"/>"wzg", <text:s text:c="6"/>"", "ONSET", "lewe WZG"],</text:p>
          </table:table-cell>
        </table:table-row>
        <table:table-row table:style-name="ro2">
          <table:table-cell table:formula="of:=[$'naglosy-edycja'.B454]" office:value-type="string" office:string-value="wzgl" calcext:value-type="string">
            <text:p>wzgl</text:p>
          </table:table-cell>
          <table:table-cell table:formula="of:=[$'naglosy-edycja'.C454]" office:value-type="string" office:string-value="FSKL" calcext:value-type="string">
            <text:p>FSKL</text:p>
          </table:table-cell>
          <table:table-cell table:formula="of:=[$'naglosy-edycja'.D454]" office:value-type="string" office:string-value="XFSKL" calcext:value-type="string">
            <text:p>XFSKL</text:p>
          </table:table-cell>
          <table:table-cell table:formula="of:=[$'naglosy-edycja'.E454]" office:value-type="string" office:string-value="FZKL" calcext:value-type="string">
            <text:p>FZKL</text:p>
          </table:table-cell>
          <table:table-cell table:formula="of:=IF([.B454]=0;[.C454];[.B454])" office:value-type="string" office:string-value="FSKL" calcext:value-type="string">
            <text:p>FSKL</text:p>
          </table:table-cell>
          <table:table-cell table:formula="of:=CONCATENATE([$przecinki.$A$2];[.E454];[$przecinki.$A$2];)" office:value-type="string" office:string-value="&quot;FSKL&quot;" calcext:value-type="string">
            <text:p>"FSKL"</text:p>
          </table:table-cell>
          <table:table-cell table:formula="of:=CONCATENATE([$przecinki.$A$2];[.A454];[$przecinki.$A$2])" office:value-type="string" office:string-value="&quot;wzgl&quot;" calcext:value-type="string">
            <text:p>"wzgl"</text:p>
          </table:table-cell>
          <table:table-cell table:formula="of:=CONCATENATE([.G454];[$przecinki.$B$2];[.F454];)" office:value-type="string" office:string-value="&quot;wzgl&quot;:&quot;FSKL&quot;" calcext:value-type="string">
            <text:p>"wzgl":"FSKL"</text:p>
          </table:table-cell>
          <table:table-cell/>
          <table:table-cell table:style-name="ce42" table:formula="of:=CONCATENATE([$przecinki.$A$2];[.A454];[$przecinki.$A$5];[$przecinki.$A$2])" office:value-type="string" office:string-value="&quot;wzgl.&quot;" calcext:value-type="string">
            <text:p>"wzgl."</text:p>
          </table:table-cell>
          <table:table-cell table:style-name="ce42" table:formula="of:=UPPER([.G454])" office:value-type="string" office:string-value="&quot;WZGL&quot;" calcext:value-type="string">
            <text:p>"WZGL"</text:p>
          </table:table-cell>
          <table:table-cell table:style-name="ce42" table:formula="of:=CONCATENATE([$przecinki.$C$2];[$przecinki.$C$2];[.J454];[$przecinki.$C$2];[$przecinki.$C$2];[$przecinki.$C$2];[$przecinki.$C$2];[$przecinki.$B$5];[.F454];[$przecinki.$D$2];[$przecinki.$C$2];[$przecinki.$C$2];[$przecinki.$C$2];[.G454];[$przecinki.$D$2];[$przecinki.$C$2];[$przecinki.$C$2];[$przecinki.$C$2];[$przecinki.$C$2];[$przecinki.$C$2];[$przecinki.$C$2];[$przecinki.$C$2])" office:value-type="string" office:string-value="  &quot;wzgl.&quot;    [&quot;FSKL&quot;,   &quot;wzgl&quot;,       " calcext:value-type="string">
            <text:p><text:s text:c="2"/>"wzgl." <text:s text:c="3"/>["FSKL", <text:s text:c="2"/>"w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4]);[$przecinki.$A$2];[$przecinki.$C$5];[$przecinki.$D$2])" office:value-type="string" office:string-value="&quot;lewe WZGL&quot;]," calcext:value-type="string">
            <text:p>"lewe WZGL"],</text:p>
          </table:table-cell>
          <table:table-cell table:style-name="ce46" table:formula="of:=CONCATENATE([.L454];[.M454];[.N454])" office:value-type="string" office:string-value="  &quot;wzgl.&quot;    [&quot;FSKL&quot;,   &quot;wzgl&quot;,       &quot;&quot;, &quot;ONSET&quot;, &quot;lewe WZGL&quot;]," calcext:value-type="string">
            <text:p><text:s text:c="2"/>"wzgl." <text:s text:c="3"/>["FSKL", <text:s text:c="2"/>"wzgl", <text:s text:c="6"/>"", "ONSET", "lewe WZGL"],</text:p>
          </table:table-cell>
        </table:table-row>
        <table:table-row table:style-name="ro2">
          <table:table-cell table:formula="of:=[$'naglosy-edycja'.B455]" office:value-type="string" office:string-value="wzl" calcext:value-type="string">
            <text:p>wzl</text:p>
          </table:table-cell>
          <table:table-cell table:formula="of:=[$'naglosy-edycja'.C455]" office:value-type="string" office:string-value="FSL" calcext:value-type="string">
            <text:p>FSL</text:p>
          </table:table-cell>
          <table:table-cell table:formula="of:=[$'naglosy-edycja'.D455]" office:value-type="string" office:string-value="XFSL" calcext:value-type="string">
            <text:p>XFSL</text:p>
          </table:table-cell>
          <table:table-cell table:formula="of:=[$'naglosy-edycja'.E455]" office:value-type="string" office:string-value="FZL" calcext:value-type="string">
            <text:p>FZL</text:p>
          </table:table-cell>
          <table:table-cell table:formula="of:=IF([.B455]=0;[.C455];[.B455])" office:value-type="string" office:string-value="FSL" calcext:value-type="string">
            <text:p>FSL</text:p>
          </table:table-cell>
          <table:table-cell table:formula="of:=CONCATENATE([$przecinki.$A$2];[.E455];[$przecinki.$A$2];)" office:value-type="string" office:string-value="&quot;FSL&quot;" calcext:value-type="string">
            <text:p>"FSL"</text:p>
          </table:table-cell>
          <table:table-cell table:formula="of:=CONCATENATE([$przecinki.$A$2];[.A455];[$przecinki.$A$2])" office:value-type="string" office:string-value="&quot;wzl&quot;" calcext:value-type="string">
            <text:p>"wzl"</text:p>
          </table:table-cell>
          <table:table-cell table:formula="of:=CONCATENATE([.G455];[$przecinki.$B$2];[.F455];)" office:value-type="string" office:string-value="&quot;wzl&quot;:&quot;FSL&quot;" calcext:value-type="string">
            <text:p>"wzl":"FSL"</text:p>
          </table:table-cell>
          <table:table-cell/>
          <table:table-cell table:style-name="ce42" table:formula="of:=CONCATENATE([$przecinki.$A$2];[.A455];[$przecinki.$A$5];[$przecinki.$A$2])" office:value-type="string" office:string-value="&quot;wzl.&quot;" calcext:value-type="string">
            <text:p>"wzl."</text:p>
          </table:table-cell>
          <table:table-cell table:style-name="ce42" table:formula="of:=UPPER([.G455])" office:value-type="string" office:string-value="&quot;WZL&quot;" calcext:value-type="string">
            <text:p>"WZL"</text:p>
          </table:table-cell>
          <table:table-cell table:style-name="ce42" table:formula="of:=CONCATENATE([$przecinki.$C$2];[$przecinki.$C$2];[.J455];[$przecinki.$C$2];[$przecinki.$C$2];[$przecinki.$C$2];[$przecinki.$C$2];[$przecinki.$B$5];[.F455];[$przecinki.$D$2];[$przecinki.$C$2];[$przecinki.$C$2];[$przecinki.$C$2];[.G455];[$przecinki.$D$2];[$przecinki.$C$2];[$przecinki.$C$2];[$przecinki.$C$2];[$przecinki.$C$2];[$przecinki.$C$2];[$przecinki.$C$2];[$przecinki.$C$2])" office:value-type="string" office:string-value="  &quot;wzl.&quot;    [&quot;FSL&quot;,   &quot;wzl&quot;,       " calcext:value-type="string">
            <text:p><text:s text:c="2"/>"wzl." <text:s text:c="3"/>["FSL", <text:s text:c="2"/>"w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5]);[$przecinki.$A$2];[$przecinki.$C$5];[$przecinki.$D$2])" office:value-type="string" office:string-value="&quot;lewe WZL&quot;]," calcext:value-type="string">
            <text:p>"lewe WZL"],</text:p>
          </table:table-cell>
          <table:table-cell table:style-name="ce46" table:formula="of:=CONCATENATE([.L455];[.M455];[.N455])" office:value-type="string" office:string-value="  &quot;wzl.&quot;    [&quot;FSL&quot;,   &quot;wzl&quot;,       &quot;&quot;, &quot;ONSET&quot;, &quot;lewe WZL&quot;]," calcext:value-type="string">
            <text:p><text:s text:c="2"/>"wzl." <text:s text:c="3"/>["FSL", <text:s text:c="2"/>"wzl", <text:s text:c="6"/>"", "ONSET", "lewe WZL"],</text:p>
          </table:table-cell>
        </table:table-row>
        <table:table-row table:style-name="ro2">
          <table:table-cell table:formula="of:=[$'naglosy-edycja'.B456]" office:value-type="string" office:string-value="wzm" calcext:value-type="string">
            <text:p>wzm</text:p>
          </table:table-cell>
          <table:table-cell table:formula="of:=[$'naglosy-edycja'.C456]" office:value-type="string" office:string-value="FSTV" calcext:value-type="string">
            <text:p>FSTV</text:p>
          </table:table-cell>
          <table:table-cell table:formula="of:=[$'naglosy-edycja'.D456]" office:value-type="string" office:string-value="XFSTV" calcext:value-type="string">
            <text:p>XFSTV</text:p>
          </table:table-cell>
          <table:table-cell table:formula="of:=[$'naglosy-edycja'.E456]" office:value-type="string" office:string-value="FZTV" calcext:value-type="string">
            <text:p>FZTV</text:p>
          </table:table-cell>
          <table:table-cell table:formula="of:=IF([.B456]=0;[.C456];[.B456])" office:value-type="string" office:string-value="FSTV" calcext:value-type="string">
            <text:p>FSTV</text:p>
          </table:table-cell>
          <table:table-cell table:formula="of:=CONCATENATE([$przecinki.$A$2];[.E456];[$przecinki.$A$2];)" office:value-type="string" office:string-value="&quot;FSTV&quot;" calcext:value-type="string">
            <text:p>"FSTV"</text:p>
          </table:table-cell>
          <table:table-cell table:formula="of:=CONCATENATE([$przecinki.$A$2];[.A456];[$przecinki.$A$2])" office:value-type="string" office:string-value="&quot;wzm&quot;" calcext:value-type="string">
            <text:p>"wzm"</text:p>
          </table:table-cell>
          <table:table-cell table:formula="of:=CONCATENATE([.G456];[$przecinki.$B$2];[.F456];)" office:value-type="string" office:string-value="&quot;wzm&quot;:&quot;FSTV&quot;" calcext:value-type="string">
            <text:p>"wzm":"FSTV"</text:p>
          </table:table-cell>
          <table:table-cell/>
          <table:table-cell table:style-name="ce42" table:formula="of:=CONCATENATE([$przecinki.$A$2];[.A456];[$przecinki.$A$5];[$przecinki.$A$2])" office:value-type="string" office:string-value="&quot;wzm.&quot;" calcext:value-type="string">
            <text:p>"wzm."</text:p>
          </table:table-cell>
          <table:table-cell table:style-name="ce42" table:formula="of:=UPPER([.G456])" office:value-type="string" office:string-value="&quot;WZM&quot;" calcext:value-type="string">
            <text:p>"WZM"</text:p>
          </table:table-cell>
          <table:table-cell table:style-name="ce42" table:formula="of:=CONCATENATE([$przecinki.$C$2];[$przecinki.$C$2];[.J456];[$przecinki.$C$2];[$przecinki.$C$2];[$przecinki.$C$2];[$przecinki.$C$2];[$przecinki.$B$5];[.F456];[$przecinki.$D$2];[$przecinki.$C$2];[$przecinki.$C$2];[$przecinki.$C$2];[.G456];[$przecinki.$D$2];[$przecinki.$C$2];[$przecinki.$C$2];[$przecinki.$C$2];[$przecinki.$C$2];[$przecinki.$C$2];[$przecinki.$C$2];[$przecinki.$C$2])" office:value-type="string" office:string-value="  &quot;wzm.&quot;    [&quot;FSTV&quot;,   &quot;wzm&quot;,       " calcext:value-type="string">
            <text:p><text:s text:c="2"/>"wzm." <text:s text:c="3"/>["FSTV", <text:s text:c="2"/>"w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6]);[$przecinki.$A$2];[$przecinki.$C$5];[$przecinki.$D$2])" office:value-type="string" office:string-value="&quot;lewe WZM&quot;]," calcext:value-type="string">
            <text:p>"lewe WZM"],</text:p>
          </table:table-cell>
          <table:table-cell table:style-name="ce46" table:formula="of:=CONCATENATE([.L456];[.M456];[.N456])" office:value-type="string" office:string-value="  &quot;wzm.&quot;    [&quot;FSTV&quot;,   &quot;wzm&quot;,       &quot;&quot;, &quot;ONSET&quot;, &quot;lewe WZM&quot;]," calcext:value-type="string">
            <text:p><text:s text:c="2"/>"wzm." <text:s text:c="3"/>["FSTV", <text:s text:c="2"/>"wzm", <text:s text:c="6"/>"", "ONSET", "lewe WZM"],</text:p>
          </table:table-cell>
        </table:table-row>
        <table:table-row table:style-name="ro2">
          <table:table-cell table:formula="of:=[$'naglosy-edycja'.B457]" office:value-type="string" office:string-value="wzn" calcext:value-type="string">
            <text:p>wzn</text:p>
          </table:table-cell>
          <table:table-cell table:formula="of:=[$'naglosy-edycja'.C457]" office:value-type="string" office:string-value="FSLR" calcext:value-type="string">
            <text:p>FSLR</text:p>
          </table:table-cell>
          <table:table-cell table:formula="of:=[$'naglosy-edycja'.D457]" office:value-type="string" office:string-value="XFSLR" calcext:value-type="string">
            <text:p>XFSLR</text:p>
          </table:table-cell>
          <table:table-cell table:formula="of:=[$'naglosy-edycja'.E457]" office:value-type="string" office:string-value="FZLR" calcext:value-type="string">
            <text:p>FZLR</text:p>
          </table:table-cell>
          <table:table-cell table:formula="of:=IF([.B457]=0;[.C457];[.B457])" office:value-type="string" office:string-value="FSLR" calcext:value-type="string">
            <text:p>FSLR</text:p>
          </table:table-cell>
          <table:table-cell table:formula="of:=CONCATENATE([$przecinki.$A$2];[.E457];[$przecinki.$A$2];)" office:value-type="string" office:string-value="&quot;FSLR&quot;" calcext:value-type="string">
            <text:p>"FSLR"</text:p>
          </table:table-cell>
          <table:table-cell table:formula="of:=CONCATENATE([$przecinki.$A$2];[.A457];[$przecinki.$A$2])" office:value-type="string" office:string-value="&quot;wzn&quot;" calcext:value-type="string">
            <text:p>"wzn"</text:p>
          </table:table-cell>
          <table:table-cell table:formula="of:=CONCATENATE([.G457];[$przecinki.$B$2];[.F457];)" office:value-type="string" office:string-value="&quot;wzn&quot;:&quot;FSLR&quot;" calcext:value-type="string">
            <text:p>"wzn":"FSLR"</text:p>
          </table:table-cell>
          <table:table-cell/>
          <table:table-cell table:style-name="ce42" table:formula="of:=CONCATENATE([$przecinki.$A$2];[.A457];[$przecinki.$A$5];[$przecinki.$A$2])" office:value-type="string" office:string-value="&quot;wzn.&quot;" calcext:value-type="string">
            <text:p>"wzn."</text:p>
          </table:table-cell>
          <table:table-cell table:style-name="ce42" table:formula="of:=UPPER([.G457])" office:value-type="string" office:string-value="&quot;WZN&quot;" calcext:value-type="string">
            <text:p>"WZN"</text:p>
          </table:table-cell>
          <table:table-cell table:style-name="ce42" table:formula="of:=CONCATENATE([$przecinki.$C$2];[$przecinki.$C$2];[.J457];[$przecinki.$C$2];[$przecinki.$C$2];[$przecinki.$C$2];[$przecinki.$C$2];[$przecinki.$B$5];[.F457];[$przecinki.$D$2];[$przecinki.$C$2];[$przecinki.$C$2];[$przecinki.$C$2];[.G457];[$przecinki.$D$2];[$przecinki.$C$2];[$przecinki.$C$2];[$przecinki.$C$2];[$przecinki.$C$2];[$przecinki.$C$2];[$przecinki.$C$2];[$przecinki.$C$2])" office:value-type="string" office:string-value="  &quot;wzn.&quot;    [&quot;FSLR&quot;,   &quot;wzn&quot;,       " calcext:value-type="string">
            <text:p><text:s text:c="2"/>"wzn." <text:s text:c="3"/>["FSLR", <text:s text:c="2"/>"w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7]);[$przecinki.$A$2];[$przecinki.$C$5];[$przecinki.$D$2])" office:value-type="string" office:string-value="&quot;lewe WZN&quot;]," calcext:value-type="string">
            <text:p>"lewe WZN"],</text:p>
          </table:table-cell>
          <table:table-cell table:style-name="ce46" table:formula="of:=CONCATENATE([.L457];[.M457];[.N457])" office:value-type="string" office:string-value="  &quot;wzn.&quot;    [&quot;FSLR&quot;,   &quot;wzn&quot;,       &quot;&quot;, &quot;ONSET&quot;, &quot;lewe WZN&quot;]," calcext:value-type="string">
            <text:p><text:s text:c="2"/>"wzn." <text:s text:c="3"/>["FSLR", <text:s text:c="2"/>"wzn", <text:s text:c="6"/>"", "ONSET", "lewe WZN"],</text:p>
          </table:table-cell>
        </table:table-row>
        <table:table-row table:style-name="ro2">
          <table:table-cell table:formula="of:=[$'naglosy-edycja'.B458]" office:value-type="string" office:string-value="wzr" calcext:value-type="string">
            <text:p>wzr</text:p>
          </table:table-cell>
          <table:table-cell table:formula="of:=[$'naglosy-edycja'.C458]" office:value-type="string" office:string-value="FSR" calcext:value-type="string">
            <text:p>FSR</text:p>
          </table:table-cell>
          <table:table-cell table:formula="of:=[$'naglosy-edycja'.D458]" office:value-type="string" office:string-value="XFSR" calcext:value-type="string">
            <text:p>XFSR</text:p>
          </table:table-cell>
          <table:table-cell table:formula="of:=[$'naglosy-edycja'.E458]" office:value-type="string" office:string-value="FZR" calcext:value-type="string">
            <text:p>FZR</text:p>
          </table:table-cell>
          <table:table-cell table:formula="of:=IF([.B458]=0;[.C458];[.B458])" office:value-type="string" office:string-value="FSR" calcext:value-type="string">
            <text:p>FSR</text:p>
          </table:table-cell>
          <table:table-cell table:formula="of:=CONCATENATE([$przecinki.$A$2];[.E458];[$przecinki.$A$2];)" office:value-type="string" office:string-value="&quot;FSR&quot;" calcext:value-type="string">
            <text:p>"FSR"</text:p>
          </table:table-cell>
          <table:table-cell table:formula="of:=CONCATENATE([$przecinki.$A$2];[.A458];[$przecinki.$A$2])" office:value-type="string" office:string-value="&quot;wzr&quot;" calcext:value-type="string">
            <text:p>"wzr"</text:p>
          </table:table-cell>
          <table:table-cell table:formula="of:=CONCATENATE([.G458];[$przecinki.$B$2];[.F458];)" office:value-type="string" office:string-value="&quot;wzr&quot;:&quot;FSR&quot;" calcext:value-type="string">
            <text:p>"wzr":"FSR"</text:p>
          </table:table-cell>
          <table:table-cell/>
          <table:table-cell table:style-name="ce42" table:formula="of:=CONCATENATE([$przecinki.$A$2];[.A458];[$przecinki.$A$5];[$przecinki.$A$2])" office:value-type="string" office:string-value="&quot;wzr.&quot;" calcext:value-type="string">
            <text:p>"wzr."</text:p>
          </table:table-cell>
          <table:table-cell table:style-name="ce42" table:formula="of:=UPPER([.G458])" office:value-type="string" office:string-value="&quot;WZR&quot;" calcext:value-type="string">
            <text:p>"WZR"</text:p>
          </table:table-cell>
          <table:table-cell table:style-name="ce42" table:formula="of:=CONCATENATE([$przecinki.$C$2];[$przecinki.$C$2];[.J458];[$przecinki.$C$2];[$przecinki.$C$2];[$przecinki.$C$2];[$przecinki.$C$2];[$przecinki.$B$5];[.F458];[$przecinki.$D$2];[$przecinki.$C$2];[$przecinki.$C$2];[$przecinki.$C$2];[.G458];[$przecinki.$D$2];[$przecinki.$C$2];[$przecinki.$C$2];[$przecinki.$C$2];[$przecinki.$C$2];[$przecinki.$C$2];[$przecinki.$C$2];[$przecinki.$C$2])" office:value-type="string" office:string-value="  &quot;wzr.&quot;    [&quot;FSR&quot;,   &quot;wzr&quot;,       " calcext:value-type="string">
            <text:p><text:s text:c="2"/>"wzr." <text:s text:c="3"/>["FSR", <text:s text:c="2"/>"w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8]);[$przecinki.$A$2];[$przecinki.$C$5];[$przecinki.$D$2])" office:value-type="string" office:string-value="&quot;lewe WZR&quot;]," calcext:value-type="string">
            <text:p>"lewe WZR"],</text:p>
          </table:table-cell>
          <table:table-cell table:style-name="ce46" table:formula="of:=CONCATENATE([.L458];[.M458];[.N458])" office:value-type="string" office:string-value="  &quot;wzr.&quot;    [&quot;FSR&quot;,   &quot;wzr&quot;,       &quot;&quot;, &quot;ONSET&quot;, &quot;lewe WZR&quot;]," calcext:value-type="string">
            <text:p><text:s text:c="2"/>"wzr." <text:s text:c="3"/>["FSR", <text:s text:c="2"/>"wzr", <text:s text:c="6"/>"", "ONSET", "lewe WZR"],</text:p>
          </table:table-cell>
        </table:table-row>
        <table:table-row table:style-name="ro2">
          <table:table-cell table:formula="of:=[$'naglosy-edycja'.B459]" office:value-type="string" office:string-value="wzsz" calcext:value-type="string">
            <text:p>wzsz</text:p>
          </table:table-cell>
          <table:table-cell table:formula="of:=[$'naglosy-edycja'.C459]" office:value-type="string" office:string-value="FSTP" calcext:value-type="string">
            <text:p>FSTP</text:p>
          </table:table-cell>
          <table:table-cell table:formula="of:=[$'naglosy-edycja'.D459]" office:value-type="string" office:string-value="XFZSTP" calcext:value-type="string">
            <text:p>XFZSTP</text:p>
          </table:table-cell>
          <table:table-cell table:formula="of:=[$'naglosy-edycja'.E459]" office:value-type="string" office:string-value="FZSTP" calcext:value-type="string">
            <text:p>FZSTP</text:p>
          </table:table-cell>
          <table:table-cell table:formula="of:=IF([.B459]=0;[.C459];[.B459])" office:value-type="string" office:string-value="FSTP" calcext:value-type="string">
            <text:p>FSTP</text:p>
          </table:table-cell>
          <table:table-cell table:formula="of:=CONCATENATE([$przecinki.$A$2];[.E459];[$przecinki.$A$2];)" office:value-type="string" office:string-value="&quot;FSTP&quot;" calcext:value-type="string">
            <text:p>"FSTP"</text:p>
          </table:table-cell>
          <table:table-cell table:formula="of:=CONCATENATE([$przecinki.$A$2];[.A459];[$przecinki.$A$2])" office:value-type="string" office:string-value="&quot;wzsz&quot;" calcext:value-type="string">
            <text:p>"wzsz"</text:p>
          </table:table-cell>
          <table:table-cell table:formula="of:=CONCATENATE([.G459];[$przecinki.$B$2];[.F459];)" office:value-type="string" office:string-value="&quot;wzsz&quot;:&quot;FSTP&quot;" calcext:value-type="string">
            <text:p>"wzsz":"FSTP"</text:p>
          </table:table-cell>
          <table:table-cell/>
          <table:table-cell table:style-name="ce42" table:formula="of:=CONCATENATE([$przecinki.$A$2];[.A459];[$przecinki.$A$5];[$przecinki.$A$2])" office:value-type="string" office:string-value="&quot;wzsz.&quot;" calcext:value-type="string">
            <text:p>"wzsz."</text:p>
          </table:table-cell>
          <table:table-cell table:style-name="ce42" table:formula="of:=UPPER([.G459])" office:value-type="string" office:string-value="&quot;WZSZ&quot;" calcext:value-type="string">
            <text:p>"WZSZ"</text:p>
          </table:table-cell>
          <table:table-cell table:style-name="ce42" table:formula="of:=CONCATENATE([$przecinki.$C$2];[$przecinki.$C$2];[.J459];[$przecinki.$C$2];[$przecinki.$C$2];[$przecinki.$C$2];[$przecinki.$C$2];[$przecinki.$B$5];[.F459];[$przecinki.$D$2];[$przecinki.$C$2];[$przecinki.$C$2];[$przecinki.$C$2];[.G459];[$przecinki.$D$2];[$przecinki.$C$2];[$przecinki.$C$2];[$przecinki.$C$2];[$przecinki.$C$2];[$przecinki.$C$2];[$przecinki.$C$2];[$przecinki.$C$2])" office:value-type="string" office:string-value="  &quot;wzsz.&quot;    [&quot;FSTP&quot;,   &quot;wzsz&quot;,       " calcext:value-type="string">
            <text:p><text:s text:c="2"/>"wzsz." <text:s text:c="3"/>["FSTP", <text:s text:c="2"/>"w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9]);[$przecinki.$A$2];[$przecinki.$C$5];[$przecinki.$D$2])" office:value-type="string" office:string-value="&quot;lewe WZSZ&quot;]," calcext:value-type="string">
            <text:p>"lewe WZSZ"],</text:p>
          </table:table-cell>
          <table:table-cell table:style-name="ce46" table:formula="of:=CONCATENATE([.L459];[.M459];[.N459])" office:value-type="string" office:string-value="  &quot;wzsz.&quot;    [&quot;FSTP&quot;,   &quot;wzsz&quot;,       &quot;&quot;, &quot;ONSET&quot;, &quot;lewe WZSZ&quot;]," calcext:value-type="string">
            <text:p><text:s text:c="2"/>"wzsz." <text:s text:c="3"/>["FSTP", <text:s text:c="2"/>"wzsz", <text:s text:c="6"/>"", "ONSET", "lewe WZSZ"],</text:p>
          </table:table-cell>
        </table:table-row>
        <table:table-row table:style-name="ro2">
          <table:table-cell table:formula="of:=[$'naglosy-edycja'.B460]" office:value-type="string" office:string-value="wzw" calcext:value-type="string">
            <text:p>wzw</text:p>
          </table:table-cell>
          <table:table-cell table:formula="of:=[$'naglosy-edycja'.C460]" office:value-type="string" office:string-value="FSV" calcext:value-type="string">
            <text:p>FSV</text:p>
          </table:table-cell>
          <table:table-cell table:formula="of:=[$'naglosy-edycja'.D460]" office:value-type="string" office:string-value="XFSV" calcext:value-type="string">
            <text:p>XFSV</text:p>
          </table:table-cell>
          <table:table-cell table:formula="of:=[$'naglosy-edycja'.E460]" office:value-type="string" office:string-value="FZV" calcext:value-type="string">
            <text:p>FZV</text:p>
          </table:table-cell>
          <table:table-cell table:formula="of:=IF([.B460]=0;[.C460];[.B460])" office:value-type="string" office:string-value="FSV" calcext:value-type="string">
            <text:p>FSV</text:p>
          </table:table-cell>
          <table:table-cell table:formula="of:=CONCATENATE([$przecinki.$A$2];[.E460];[$przecinki.$A$2];)" office:value-type="string" office:string-value="&quot;FSV&quot;" calcext:value-type="string">
            <text:p>"FSV"</text:p>
          </table:table-cell>
          <table:table-cell table:formula="of:=CONCATENATE([$przecinki.$A$2];[.A460];[$przecinki.$A$2])" office:value-type="string" office:string-value="&quot;wzw&quot;" calcext:value-type="string">
            <text:p>"wzw"</text:p>
          </table:table-cell>
          <table:table-cell table:formula="of:=CONCATENATE([.G460];[$przecinki.$B$2];[.F460];)" office:value-type="string" office:string-value="&quot;wzw&quot;:&quot;FSV&quot;" calcext:value-type="string">
            <text:p>"wzw":"FSV"</text:p>
          </table:table-cell>
          <table:table-cell/>
          <table:table-cell table:style-name="ce42" table:formula="of:=CONCATENATE([$przecinki.$A$2];[.A460];[$przecinki.$A$5];[$przecinki.$A$2])" office:value-type="string" office:string-value="&quot;wzw.&quot;" calcext:value-type="string">
            <text:p>"wzw."</text:p>
          </table:table-cell>
          <table:table-cell table:style-name="ce42" table:formula="of:=UPPER([.G460])" office:value-type="string" office:string-value="&quot;WZW&quot;" calcext:value-type="string">
            <text:p>"WZW"</text:p>
          </table:table-cell>
          <table:table-cell table:style-name="ce42" table:formula="of:=CONCATENATE([$przecinki.$C$2];[$przecinki.$C$2];[.J460];[$przecinki.$C$2];[$przecinki.$C$2];[$przecinki.$C$2];[$przecinki.$C$2];[$przecinki.$B$5];[.F460];[$przecinki.$D$2];[$przecinki.$C$2];[$przecinki.$C$2];[$przecinki.$C$2];[.G460];[$przecinki.$D$2];[$przecinki.$C$2];[$przecinki.$C$2];[$przecinki.$C$2];[$przecinki.$C$2];[$przecinki.$C$2];[$przecinki.$C$2];[$przecinki.$C$2])" office:value-type="string" office:string-value="  &quot;wzw.&quot;    [&quot;FSV&quot;,   &quot;wzw&quot;,       " calcext:value-type="string">
            <text:p><text:s text:c="2"/>"wzw." <text:s text:c="3"/>["FSV", <text:s text:c="2"/>"w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0]);[$przecinki.$A$2];[$przecinki.$C$5];[$przecinki.$D$2])" office:value-type="string" office:string-value="&quot;lewe WZW&quot;]," calcext:value-type="string">
            <text:p>"lewe WZW"],</text:p>
          </table:table-cell>
          <table:table-cell table:style-name="ce46" table:formula="of:=CONCATENATE([.L460];[.M460];[.N460])" office:value-type="string" office:string-value="  &quot;wzw.&quot;    [&quot;FSV&quot;,   &quot;wzw&quot;,       &quot;&quot;, &quot;ONSET&quot;, &quot;lewe WZW&quot;]," calcext:value-type="string">
            <text:p><text:s text:c="2"/>"wzw." <text:s text:c="3"/>["FSV", <text:s text:c="2"/>"wzw", <text:s text:c="6"/>"", "ONSET", "lewe WZW"],</text:p>
          </table:table-cell>
        </table:table-row>
        <table:table-row table:style-name="ro2">
          <table:table-cell table:formula="of:=[$'naglosy-edycja'.B461]" office:value-type="string" office:string-value="wż" calcext:value-type="string">
            <text:p>wż</text:p>
          </table:table-cell>
          <table:table-cell table:formula="of:=[$'naglosy-edycja'.C461]" office:value-type="string" office:string-value="FTP" calcext:value-type="string">
            <text:p>FTP</text:p>
          </table:table-cell>
          <table:table-cell table:formula="of:=[$'naglosy-edycja'.D461]" office:value-type="string" office:string-value="XFTP" calcext:value-type="string">
            <text:p>XFTP</text:p>
          </table:table-cell>
          <table:table-cell table:formula="of:=[$'naglosy-edycja'.E461]" office:value-type="string" office:string-value="FRJ" calcext:value-type="string">
            <text:p>F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formula="of:=CONCATENATE([$przecinki.$A$2];[.E461];[$przecinki.$A$2];)" office:value-type="string" office:string-value="&quot;FTP&quot;" calcext:value-type="string">
            <text:p>"FTP"</text:p>
          </table:table-cell>
          <table:table-cell table:formula="of:=CONCATENATE([$przecinki.$A$2];[.A461];[$przecinki.$A$2])" office:value-type="string" office:string-value="&quot;wż&quot;" calcext:value-type="string">
            <text:p>"wż"</text:p>
          </table:table-cell>
          <table:table-cell table:formula="of:=CONCATENATE([.G461];[$przecinki.$B$2];[.F461];)" office:value-type="string" office:string-value="&quot;wż&quot;:&quot;FTP&quot;" calcext:value-type="string">
            <text:p>"wż":"FTP"</text:p>
          </table:table-cell>
          <table:table-cell/>
          <table:table-cell table:style-name="ce42" table:formula="of:=CONCATENATE([$przecinki.$A$2];[.A461];[$przecinki.$A$5];[$przecinki.$A$2])" office:value-type="string" office:string-value="&quot;wż.&quot;" calcext:value-type="string">
            <text:p>"wż."</text:p>
          </table:table-cell>
          <table:table-cell table:style-name="ce42" table:formula="of:=UPPER([.G461])" office:value-type="string" office:string-value="&quot;WŻ&quot;" calcext:value-type="string">
            <text:p>"WŻ"</text:p>
          </table:table-cell>
          <table:table-cell table:style-name="ce42" table:formula="of:=CONCATENATE([$przecinki.$C$2];[$przecinki.$C$2];[.J461];[$przecinki.$C$2];[$przecinki.$C$2];[$przecinki.$C$2];[$przecinki.$C$2];[$przecinki.$B$5];[.F461];[$przecinki.$D$2];[$przecinki.$C$2];[$przecinki.$C$2];[$przecinki.$C$2];[.G461];[$przecinki.$D$2];[$przecinki.$C$2];[$przecinki.$C$2];[$przecinki.$C$2];[$przecinki.$C$2];[$przecinki.$C$2];[$przecinki.$C$2];[$przecinki.$C$2])" office:value-type="string" office:string-value="  &quot;wż.&quot;    [&quot;FTP&quot;,   &quot;wż&quot;,       " calcext:value-type="string">
            <text:p><text:s text:c="2"/>"wż." <text:s text:c="3"/>["FTP", <text:s text:c="2"/>"w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1]);[$przecinki.$A$2];[$przecinki.$C$5];[$przecinki.$D$2])" office:value-type="string" office:string-value="&quot;lewe WŻ&quot;]," calcext:value-type="string">
            <text:p>"lewe WŻ"],</text:p>
          </table:table-cell>
          <table:table-cell table:style-name="ce46" table:formula="of:=CONCATENATE([.L461];[.M461];[.N461])" office:value-type="string" office:string-value="  &quot;wż.&quot;    [&quot;FTP&quot;,   &quot;wż&quot;,       &quot;&quot;, &quot;ONSET&quot;, &quot;lewe WŻ&quot;]," calcext:value-type="string">
            <text:p><text:s text:c="2"/>"wż." <text:s text:c="3"/>["FTP", <text:s text:c="2"/>"wż", <text:s text:c="6"/>"", "ONSET", "lewe WŻ"],</text:p>
          </table:table-cell>
        </table:table-row>
        <table:table-row table:style-name="ro2">
          <table:table-cell table:formula="of:=[$'naglosy-edycja'.B462]" office:value-type="string" office:string-value="wżd" calcext:value-type="string">
            <text:p>wżd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TRJ" calcext:value-type="string">
            <text:p>FTRJ</text:p>
          </table:table-cell>
          <table:table-cell table:formula="of:=IF([.B462]=0;[.C462];[.B462])" office:value-type="string" office:string-value="FTP" calcext:value-type="string">
            <text:p>FTP</text:p>
          </table:table-cell>
          <table:table-cell table:formula="of:=CONCATENATE([$przecinki.$A$2];[.E462];[$przecinki.$A$2];)" office:value-type="string" office:string-value="&quot;FTP&quot;" calcext:value-type="string">
            <text:p>"FTP"</text:p>
          </table:table-cell>
          <table:table-cell table:formula="of:=CONCATENATE([$przecinki.$A$2];[.A462];[$przecinki.$A$2])" office:value-type="string" office:string-value="&quot;wżd&quot;" calcext:value-type="string">
            <text:p>"wżd"</text:p>
          </table:table-cell>
          <table:table-cell table:formula="of:=CONCATENATE([.G462];[$przecinki.$B$2];[.F462];)" office:value-type="string" office:string-value="&quot;wżd&quot;:&quot;FTP&quot;" calcext:value-type="string">
            <text:p>"wżd":"FTP"</text:p>
          </table:table-cell>
          <table:table-cell/>
          <table:table-cell table:style-name="ce42" table:formula="of:=CONCATENATE([$przecinki.$A$2];[.A462];[$przecinki.$A$5];[$przecinki.$A$2])" office:value-type="string" office:string-value="&quot;wżd.&quot;" calcext:value-type="string">
            <text:p>"wżd."</text:p>
          </table:table-cell>
          <table:table-cell table:style-name="ce42" table:formula="of:=UPPER([.G462])" office:value-type="string" office:string-value="&quot;WŻD&quot;" calcext:value-type="string">
            <text:p>"WŻD"</text:p>
          </table:table-cell>
          <table:table-cell table:style-name="ce42" table:formula="of:=CONCATENATE([$przecinki.$C$2];[$przecinki.$C$2];[.J462];[$przecinki.$C$2];[$przecinki.$C$2];[$przecinki.$C$2];[$przecinki.$C$2];[$przecinki.$B$5];[.F462];[$przecinki.$D$2];[$przecinki.$C$2];[$przecinki.$C$2];[$przecinki.$C$2];[.G462];[$przecinki.$D$2];[$przecinki.$C$2];[$przecinki.$C$2];[$przecinki.$C$2];[$przecinki.$C$2];[$przecinki.$C$2];[$przecinki.$C$2];[$przecinki.$C$2])" office:value-type="string" office:string-value="  &quot;wżd.&quot;    [&quot;FTP&quot;,   &quot;wżd&quot;,       " calcext:value-type="string">
            <text:p><text:s text:c="2"/>"wżd." <text:s text:c="3"/>["FTP", <text:s text:c="2"/>"w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2]);[$przecinki.$A$2];[$przecinki.$C$5];[$przecinki.$D$2])" office:value-type="string" office:string-value="&quot;lewe WŻD&quot;]," calcext:value-type="string">
            <text:p>"lewe WŻD"],</text:p>
          </table:table-cell>
          <table:table-cell table:style-name="ce46" table:formula="of:=CONCATENATE([.L462];[.M462];[.N462])" office:value-type="string" office:string-value="  &quot;wżd.&quot;    [&quot;FTP&quot;,   &quot;wżd&quot;,       &quot;&quot;, &quot;ONSET&quot;, &quot;lewe WŻD&quot;]," calcext:value-type="string">
            <text:p><text:s text:c="2"/>"wżd." <text:s text:c="3"/>["FTP", <text:s text:c="2"/>"wżd", <text:s text:c="6"/>"", "ONSET", "lewe WŻD"],</text:p>
          </table:table-cell>
        </table:table-row>
        <table:table-row table:style-name="ro2">
          <table:table-cell table:formula="of:=[$'naglosy-edycja'.B463]" office:value-type="string" office:string-value="x" calcext:value-type="string">
            <text:p>x</text:p>
          </table:table-cell>
          <table:table-cell table:formula="of:=[$'naglosy-edycja'.C463]" office:value-type="float" office:value="0" calcext:value-type="float">
            <text:p>0</text:p>
          </table:table-cell>
          <table:table-cell table:formula="of:=[$'naglosy-edycja'.D463]" office:value-type="string" office:string-value="SK" calcext:value-type="string">
            <text:p>SK</text:p>
          </table:table-cell>
          <table:table-cell table:formula="of:=[$'naglosy-edycja'.E463]" office:value-type="float" office:value="0" calcext:value-type="float">
            <text:p>0</text:p>
          </table:table-cell>
          <table:table-cell table:formula="of:=IF([.B463]=0;[.C463];[.B463])" office:value-type="string" office:string-value="SK" calcext:value-type="string">
            <text:p>SK</text:p>
          </table:table-cell>
          <table:table-cell table:formula="of:=CONCATENATE([$przecinki.$A$2];[.E463];[$przecinki.$A$2];)" office:value-type="string" office:string-value="&quot;SK&quot;" calcext:value-type="string">
            <text:p>"SK"</text:p>
          </table:table-cell>
          <table:table-cell table:formula="of:=CONCATENATE([$przecinki.$A$2];[.A463];[$przecinki.$A$2])" office:value-type="string" office:string-value="&quot;x&quot;" calcext:value-type="string">
            <text:p>"x"</text:p>
          </table:table-cell>
          <table:table-cell table:formula="of:=CONCATENATE([.G463];[$przecinki.$B$2];[.F463];)" office:value-type="string" office:string-value="&quot;x&quot;:&quot;SK&quot;" calcext:value-type="string">
            <text:p>"x":"SK"</text:p>
          </table:table-cell>
          <table:table-cell/>
          <table:table-cell table:style-name="ce42" table:formula="of:=CONCATENATE([$przecinki.$A$2];[.A463];[$przecinki.$A$5];[$przecinki.$A$2])" office:value-type="string" office:string-value="&quot;x.&quot;" calcext:value-type="string">
            <text:p>"x."</text:p>
          </table:table-cell>
          <table:table-cell table:style-name="ce42" table:formula="of:=UPPER([.G463])" office:value-type="string" office:string-value="&quot;X&quot;" calcext:value-type="string">
            <text:p>"X"</text:p>
          </table:table-cell>
          <table:table-cell table:style-name="ce42" table:formula="of:=CONCATENATE([$przecinki.$C$2];[$przecinki.$C$2];[.J463];[$przecinki.$C$2];[$przecinki.$C$2];[$przecinki.$C$2];[$przecinki.$C$2];[$przecinki.$B$5];[.F463];[$przecinki.$D$2];[$przecinki.$C$2];[$przecinki.$C$2];[$przecinki.$C$2];[.G463];[$przecinki.$D$2];[$przecinki.$C$2];[$przecinki.$C$2];[$przecinki.$C$2];[$przecinki.$C$2];[$przecinki.$C$2];[$przecinki.$C$2];[$przecinki.$C$2])" office:value-type="string" office:string-value="  &quot;x.&quot;    [&quot;SK&quot;,   &quot;x&quot;,       " calcext:value-type="string">
            <text:p><text:s text:c="2"/>"x." <text:s text:c="3"/>["SK", <text:s text:c="2"/>"x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3]);[$przecinki.$A$2];[$przecinki.$C$5];[$przecinki.$D$2])" office:value-type="string" office:string-value="&quot;lewe X&quot;]," calcext:value-type="string">
            <text:p>"lewe X"],</text:p>
          </table:table-cell>
          <table:table-cell table:style-name="ce46" table:formula="of:=CONCATENATE([.L463];[.M463];[.N463])" office:value-type="string" office:string-value="  &quot;x.&quot;    [&quot;SK&quot;,   &quot;x&quot;,       &quot;&quot;, &quot;ONSET&quot;, &quot;lewe X&quot;]," calcext:value-type="string">
            <text:p><text:s text:c="2"/>"x." <text:s text:c="3"/>["SK", <text:s text:c="2"/>"x", <text:s text:c="6"/>"", "ONSET", "lewe X"],</text:p>
          </table:table-cell>
        </table:table-row>
        <table:table-row table:style-name="ro2">
          <table:table-cell table:formula="of:=[$'naglosy-edycja'.B464]" office:value-type="string" office:string-value="z" calcext:value-type="string">
            <text:p>z</text:p>
          </table:table-cell>
          <table:table-cell table:formula="of:=[$'naglosy-edycja'.C464]" office:value-type="string" office:string-value="Z" calcext:value-type="string">
            <text:p>Z</text:p>
          </table:table-cell>
          <table:table-cell table:formula="of:=[$'naglosy-edycja'.D464]" office:value-type="float" office:value="0" calcext:value-type="float">
            <text:p>0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4]=0;[.C464];[.B464])" office:value-type="string" office:string-value="Z" calcext:value-type="string">
            <text:p>Z</text:p>
          </table:table-cell>
          <table:table-cell table:formula="of:=CONCATENATE([$przecinki.$A$2];[.E464];[$przecinki.$A$2];)" office:value-type="string" office:string-value="&quot;Z&quot;" calcext:value-type="string">
            <text:p>"Z"</text:p>
          </table:table-cell>
          <table:table-cell table:formula="of:=CONCATENATE([$przecinki.$A$2];[.A464];[$przecinki.$A$2])" office:value-type="string" office:string-value="&quot;z&quot;" calcext:value-type="string">
            <text:p>"z"</text:p>
          </table:table-cell>
          <table:table-cell table:formula="of:=CONCATENATE([.G464];[$przecinki.$B$2];[.F464];)" office:value-type="string" office:string-value="&quot;z&quot;:&quot;Z&quot;" calcext:value-type="string">
            <text:p>"z":"Z"</text:p>
          </table:table-cell>
          <table:table-cell/>
          <table:table-cell table:style-name="ce42" table:formula="of:=CONCATENATE([$przecinki.$A$2];[.A464];[$przecinki.$A$5];[$przecinki.$A$2])" office:value-type="string" office:string-value="&quot;z.&quot;" calcext:value-type="string">
            <text:p>"z."</text:p>
          </table:table-cell>
          <table:table-cell table:style-name="ce42" table:formula="of:=UPPER([.G464])" office:value-type="string" office:string-value="&quot;Z&quot;" calcext:value-type="string">
            <text:p>"Z"</text:p>
          </table:table-cell>
          <table:table-cell table:style-name="ce42" table:formula="of:=CONCATENATE([$przecinki.$C$2];[$przecinki.$C$2];[.J464];[$przecinki.$C$2];[$przecinki.$C$2];[$przecinki.$C$2];[$przecinki.$C$2];[$przecinki.$B$5];[.F464];[$przecinki.$D$2];[$przecinki.$C$2];[$przecinki.$C$2];[$przecinki.$C$2];[.G464];[$przecinki.$D$2];[$przecinki.$C$2];[$przecinki.$C$2];[$przecinki.$C$2];[$przecinki.$C$2];[$przecinki.$C$2];[$przecinki.$C$2];[$przecinki.$C$2])" office:value-type="string" office:string-value="  &quot;z.&quot;    [&quot;Z&quot;,   &quot;z&quot;,       " calcext:value-type="string">
            <text:p><text:s text:c="2"/>"z." <text:s text:c="3"/>["Z", <text:s text:c="2"/>"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4]);[$przecinki.$A$2];[$przecinki.$C$5];[$przecinki.$D$2])" office:value-type="string" office:string-value="&quot;lewe Z&quot;]," calcext:value-type="string">
            <text:p>"lewe Z"],</text:p>
          </table:table-cell>
          <table:table-cell table:style-name="ce46" table:formula="of:=CONCATENATE([.L464];[.M464];[.N464])" office:value-type="string" office:string-value="  &quot;z.&quot;    [&quot;Z&quot;,   &quot;z&quot;,       &quot;&quot;, &quot;ONSET&quot;, &quot;lewe Z&quot;]," calcext:value-type="string">
            <text:p><text:s text:c="2"/>"z." <text:s text:c="3"/>["Z", <text:s text:c="2"/>"z", <text:s text:c="6"/>"", "ONSET", "lewe Z"],</text:p>
          </table:table-cell>
        </table:table-row>
        <table:table-row table:style-name="ro2">
          <table:table-cell table:formula="of:=[$'naglosy-edycja'.B465]" office:value-type="string" office:string-value="zi" calcext:value-type="string">
            <text:p>zi</text:p>
          </table:table-cell>
          <table:table-cell table:formula="of:=[$'naglosy-edycja'.C465]" office:value-type="float" office:value="0" calcext:value-type="float">
            <text:p>0</text:p>
          </table:table-cell>
          <table:table-cell table:formula="of:=[$'naglosy-edycja'.D465]" office:value-type="string" office:string-value="ZJ" calcext:value-type="string">
            <text:p>ZJ</text:p>
          </table:table-cell>
          <table:table-cell table:formula="of:=[$'naglosy-edycja'.E465]" office:value-type="string" office:string-value="ZI" calcext:value-type="string">
            <text:p>ZI</text:p>
          </table:table-cell>
          <table:table-cell table:formula="of:=IF([.B465]=0;[.C465];[.B465])" office:value-type="string" office:string-value="ZJ" calcext:value-type="string">
            <text:p>ZJ</text:p>
          </table:table-cell>
          <table:table-cell table:formula="of:=CONCATENATE([$przecinki.$A$2];[.E465];[$przecinki.$A$2];)" office:value-type="string" office:string-value="&quot;ZJ&quot;" calcext:value-type="string">
            <text:p>"ZJ"</text:p>
          </table:table-cell>
          <table:table-cell table:formula="of:=CONCATENATE([$przecinki.$A$2];[.A465];[$przecinki.$A$2])" office:value-type="string" office:string-value="&quot;zi&quot;" calcext:value-type="string">
            <text:p>"zi"</text:p>
          </table:table-cell>
          <table:table-cell table:formula="of:=CONCATENATE([.G465];[$przecinki.$B$2];[.F465];)" office:value-type="string" office:string-value="&quot;zi&quot;:&quot;ZJ&quot;" calcext:value-type="string">
            <text:p>"zi":"ZJ"</text:p>
          </table:table-cell>
          <table:table-cell/>
          <table:table-cell table:style-name="ce42" table:formula="of:=CONCATENATE([$przecinki.$A$2];[.A465];[$przecinki.$A$5];[$przecinki.$A$2])" office:value-type="string" office:string-value="&quot;zi.&quot;" calcext:value-type="string">
            <text:p>"zi."</text:p>
          </table:table-cell>
          <table:table-cell table:style-name="ce42" table:formula="of:=UPPER([.G465])" office:value-type="string" office:string-value="&quot;ZI&quot;" calcext:value-type="string">
            <text:p>"ZI"</text:p>
          </table:table-cell>
          <table:table-cell table:style-name="ce42" table:formula="of:=CONCATENATE([$przecinki.$C$2];[$przecinki.$C$2];[.J465];[$przecinki.$C$2];[$przecinki.$C$2];[$przecinki.$C$2];[$przecinki.$C$2];[$przecinki.$B$5];[.F465];[$przecinki.$D$2];[$przecinki.$C$2];[$przecinki.$C$2];[$przecinki.$C$2];[.G465];[$przecinki.$D$2];[$przecinki.$C$2];[$przecinki.$C$2];[$przecinki.$C$2];[$przecinki.$C$2];[$przecinki.$C$2];[$przecinki.$C$2];[$przecinki.$C$2])" office:value-type="string" office:string-value="  &quot;zi.&quot;    [&quot;ZJ&quot;,   &quot;zi&quot;,       " calcext:value-type="string">
            <text:p><text:s text:c="2"/>"zi." <text:s text:c="3"/>["ZJ", <text:s text:c="2"/>"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5]);[$przecinki.$A$2];[$przecinki.$C$5];[$przecinki.$D$2])" office:value-type="string" office:string-value="&quot;lewe ZI&quot;]," calcext:value-type="string">
            <text:p>"lewe ZI"],</text:p>
          </table:table-cell>
          <table:table-cell table:style-name="ce46" table:formula="of:=CONCATENATE([.L465];[.M465];[.N465])" office:value-type="string" office:string-value="  &quot;zi.&quot;    [&quot;ZJ&quot;,   &quot;zi&quot;,       &quot;&quot;, &quot;ONSET&quot;, &quot;lewe ZI&quot;]," calcext:value-type="string">
            <text:p><text:s text:c="2"/>"zi." <text:s text:c="3"/>["ZJ", <text:s text:c="2"/>"zi", <text:s text:c="6"/>"", "ONSET", "lewe ZI"],</text:p>
          </table:table-cell>
        </table:table-row>
        <table:table-row table:style-name="ro2">
          <table:table-cell table:formula="of:=[$'naglosy-edycja'.B466]" office:value-type="string" office:string-value="zb" calcext:value-type="string">
            <text:p>zb</text:p>
          </table:table-cell>
          <table:table-cell table:formula="of:=[$'naglosy-edycja'.C466]" office:value-type="string" office:string-value="XZP" calcext:value-type="string">
            <text:p>XZP</text:p>
          </table:table-cell>
          <table:table-cell table:formula="of:=[$'naglosy-edycja'.D466]" office:value-type="float" office:value="0" calcext:value-type="float">
            <text:p>0</text:p>
          </table:table-cell>
          <table:table-cell table:formula="of:=[$'naglosy-edycja'.E466]" office:value-type="float" office:value="0" calcext:value-type="float">
            <text:p>0</text:p>
          </table:table-cell>
          <table:table-cell table:formula="of:=IF([.B466]=0;[.C466];[.B466])" office:value-type="string" office:string-value="XZP" calcext:value-type="string">
            <text:p>XZP</text:p>
          </table:table-cell>
          <table:table-cell table:formula="of:=CONCATENATE([$przecinki.$A$2];[.E466];[$przecinki.$A$2];)" office:value-type="string" office:string-value="&quot;XZP&quot;" calcext:value-type="string">
            <text:p>"XZP"</text:p>
          </table:table-cell>
          <table:table-cell table:formula="of:=CONCATENATE([$przecinki.$A$2];[.A466];[$przecinki.$A$2])" office:value-type="string" office:string-value="&quot;zb&quot;" calcext:value-type="string">
            <text:p>"zb"</text:p>
          </table:table-cell>
          <table:table-cell table:formula="of:=CONCATENATE([.G466];[$przecinki.$B$2];[.F466];)" office:value-type="string" office:string-value="&quot;zb&quot;:&quot;XZP&quot;" calcext:value-type="string">
            <text:p>"zb":"XZP"</text:p>
          </table:table-cell>
          <table:table-cell/>
          <table:table-cell table:style-name="ce42" table:formula="of:=CONCATENATE([$przecinki.$A$2];[.A466];[$przecinki.$A$5];[$przecinki.$A$2])" office:value-type="string" office:string-value="&quot;zb.&quot;" calcext:value-type="string">
            <text:p>"zb."</text:p>
          </table:table-cell>
          <table:table-cell table:style-name="ce42" table:formula="of:=UPPER([.G466])" office:value-type="string" office:string-value="&quot;ZB&quot;" calcext:value-type="string">
            <text:p>"ZB"</text:p>
          </table:table-cell>
          <table:table-cell table:style-name="ce42" table:formula="of:=CONCATENATE([$przecinki.$C$2];[$przecinki.$C$2];[.J466];[$przecinki.$C$2];[$przecinki.$C$2];[$przecinki.$C$2];[$przecinki.$C$2];[$przecinki.$B$5];[.F466];[$przecinki.$D$2];[$przecinki.$C$2];[$przecinki.$C$2];[$przecinki.$C$2];[.G466];[$przecinki.$D$2];[$przecinki.$C$2];[$przecinki.$C$2];[$przecinki.$C$2];[$przecinki.$C$2];[$przecinki.$C$2];[$przecinki.$C$2];[$przecinki.$C$2])" office:value-type="string" office:string-value="  &quot;zb.&quot;    [&quot;XZP&quot;,   &quot;zb&quot;,       " calcext:value-type="string">
            <text:p><text:s text:c="2"/>"zb." <text:s text:c="3"/>["XZP", <text:s text:c="2"/>"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6]);[$przecinki.$A$2];[$przecinki.$C$5];[$przecinki.$D$2])" office:value-type="string" office:string-value="&quot;lewe ZB&quot;]," calcext:value-type="string">
            <text:p>"lewe ZB"],</text:p>
          </table:table-cell>
          <table:table-cell table:style-name="ce46" table:formula="of:=CONCATENATE([.L466];[.M466];[.N466])" office:value-type="string" office:string-value="  &quot;zb.&quot;    [&quot;XZP&quot;,   &quot;zb&quot;,       &quot;&quot;, &quot;ONSET&quot;, &quot;lewe ZB&quot;]," calcext:value-type="string">
            <text:p><text:s text:c="2"/>"zb." <text:s text:c="3"/>["XZP", <text:s text:c="2"/>"zb", <text:s text:c="6"/>"", "ONSET", "lewe ZB"],</text:p>
          </table:table-cell>
        </table:table-row>
        <table:table-row table:style-name="ro2">
          <table:table-cell table:formula="of:=[$'naglosy-edycja'.B467]" office:value-type="string" office:string-value="zbl" calcext:value-type="string">
            <text:p>zbl</text:p>
          </table:table-cell>
          <table:table-cell table:formula="of:=[$'naglosy-edycja'.C467]" office:value-type="string" office:string-value="ZPL" calcext:value-type="string">
            <text:p>ZPL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7]=0;[.C467];[.B467])" office:value-type="string" office:string-value="ZPL" calcext:value-type="string">
            <text:p>ZPL</text:p>
          </table:table-cell>
          <table:table-cell table:formula="of:=CONCATENATE([$przecinki.$A$2];[.E467];[$przecinki.$A$2];)" office:value-type="string" office:string-value="&quot;ZPL&quot;" calcext:value-type="string">
            <text:p>"ZPL"</text:p>
          </table:table-cell>
          <table:table-cell table:formula="of:=CONCATENATE([$przecinki.$A$2];[.A467];[$przecinki.$A$2])" office:value-type="string" office:string-value="&quot;zbl&quot;" calcext:value-type="string">
            <text:p>"zbl"</text:p>
          </table:table-cell>
          <table:table-cell table:formula="of:=CONCATENATE([.G467];[$przecinki.$B$2];[.F467];)" office:value-type="string" office:string-value="&quot;zbl&quot;:&quot;ZPL&quot;" calcext:value-type="string">
            <text:p>"zbl":"ZPL"</text:p>
          </table:table-cell>
          <table:table-cell/>
          <table:table-cell table:style-name="ce42" table:formula="of:=CONCATENATE([$przecinki.$A$2];[.A467];[$przecinki.$A$5];[$przecinki.$A$2])" office:value-type="string" office:string-value="&quot;zbl.&quot;" calcext:value-type="string">
            <text:p>"zbl."</text:p>
          </table:table-cell>
          <table:table-cell table:style-name="ce42" table:formula="of:=UPPER([.G467])" office:value-type="string" office:string-value="&quot;ZBL&quot;" calcext:value-type="string">
            <text:p>"ZBL"</text:p>
          </table:table-cell>
          <table:table-cell table:style-name="ce42" table:formula="of:=CONCATENATE([$przecinki.$C$2];[$przecinki.$C$2];[.J467];[$przecinki.$C$2];[$przecinki.$C$2];[$przecinki.$C$2];[$przecinki.$C$2];[$przecinki.$B$5];[.F467];[$przecinki.$D$2];[$przecinki.$C$2];[$przecinki.$C$2];[$przecinki.$C$2];[.G467];[$przecinki.$D$2];[$przecinki.$C$2];[$przecinki.$C$2];[$przecinki.$C$2];[$przecinki.$C$2];[$przecinki.$C$2];[$przecinki.$C$2];[$przecinki.$C$2])" office:value-type="string" office:string-value="  &quot;zbl.&quot;    [&quot;ZPL&quot;,   &quot;zbl&quot;,       " calcext:value-type="string">
            <text:p><text:s text:c="2"/>"zbl." <text:s text:c="3"/>["ZPL", <text:s text:c="2"/>"z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7]);[$przecinki.$A$2];[$przecinki.$C$5];[$przecinki.$D$2])" office:value-type="string" office:string-value="&quot;lewe ZBL&quot;]," calcext:value-type="string">
            <text:p>"lewe ZBL"],</text:p>
          </table:table-cell>
          <table:table-cell table:style-name="ce46" table:formula="of:=CONCATENATE([.L467];[.M467];[.N467])" office:value-type="string" office:string-value="  &quot;zbl.&quot;    [&quot;ZPL&quot;,   &quot;zbl&quot;,       &quot;&quot;, &quot;ONSET&quot;, &quot;lewe ZBL&quot;]," calcext:value-type="string">
            <text:p><text:s text:c="2"/>"zbl." <text:s text:c="3"/>["ZPL", <text:s text:c="2"/>"zbl", <text:s text:c="6"/>"", "ONSET", "lewe ZBL"],</text:p>
          </table:table-cell>
        </table:table-row>
        <table:table-row table:style-name="ro2">
          <table:table-cell table:formula="of:=[$'naglosy-edycja'.B468]" office:value-type="string" office:string-value="zbł" calcext:value-type="string">
            <text:p>zbł</text:p>
          </table:table-cell>
          <table:table-cell table:formula="of:=[$'naglosy-edycja'.C468]" office:value-type="string" office:string-value="ZPLJ" calcext:value-type="string">
            <text:p>ZPLJ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8]=0;[.C468];[.B468])" office:value-type="string" office:string-value="ZPLJ" calcext:value-type="string">
            <text:p>ZPLJ</text:p>
          </table:table-cell>
          <table:table-cell table:formula="of:=CONCATENATE([$przecinki.$A$2];[.E468];[$przecinki.$A$2];)" office:value-type="string" office:string-value="&quot;ZPLJ&quot;" calcext:value-type="string">
            <text:p>"ZPLJ"</text:p>
          </table:table-cell>
          <table:table-cell table:formula="of:=CONCATENATE([$przecinki.$A$2];[.A468];[$przecinki.$A$2])" office:value-type="string" office:string-value="&quot;zbł&quot;" calcext:value-type="string">
            <text:p>"zbł"</text:p>
          </table:table-cell>
          <table:table-cell table:formula="of:=CONCATENATE([.G468];[$przecinki.$B$2];[.F468];)" office:value-type="string" office:string-value="&quot;zbł&quot;:&quot;ZPLJ&quot;" calcext:value-type="string">
            <text:p>"zbł":"ZPLJ"</text:p>
          </table:table-cell>
          <table:table-cell/>
          <table:table-cell table:style-name="ce42" table:formula="of:=CONCATENATE([$przecinki.$A$2];[.A468];[$przecinki.$A$5];[$przecinki.$A$2])" office:value-type="string" office:string-value="&quot;zbł.&quot;" calcext:value-type="string">
            <text:p>"zbł."</text:p>
          </table:table-cell>
          <table:table-cell table:style-name="ce42" table:formula="of:=UPPER([.G468])" office:value-type="string" office:string-value="&quot;ZBŁ&quot;" calcext:value-type="string">
            <text:p>"ZBŁ"</text:p>
          </table:table-cell>
          <table:table-cell table:style-name="ce42" table:formula="of:=CONCATENATE([$przecinki.$C$2];[$przecinki.$C$2];[.J468];[$przecinki.$C$2];[$przecinki.$C$2];[$przecinki.$C$2];[$przecinki.$C$2];[$przecinki.$B$5];[.F468];[$przecinki.$D$2];[$przecinki.$C$2];[$przecinki.$C$2];[$przecinki.$C$2];[.G468];[$przecinki.$D$2];[$przecinki.$C$2];[$przecinki.$C$2];[$przecinki.$C$2];[$przecinki.$C$2];[$przecinki.$C$2];[$przecinki.$C$2];[$przecinki.$C$2])" office:value-type="string" office:string-value="  &quot;zbł.&quot;    [&quot;ZPLJ&quot;,   &quot;zbł&quot;,       " calcext:value-type="string">
            <text:p><text:s text:c="2"/>"zbł." <text:s text:c="3"/>["ZPLJ", <text:s text:c="2"/>"z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8]);[$przecinki.$A$2];[$przecinki.$C$5];[$przecinki.$D$2])" office:value-type="string" office:string-value="&quot;lewe ZBŁ&quot;]," calcext:value-type="string">
            <text:p>"lewe ZBŁ"],</text:p>
          </table:table-cell>
          <table:table-cell table:style-name="ce46" table:formula="of:=CONCATENATE([.L468];[.M468];[.N468])" office:value-type="string" office:string-value="  &quot;zbł.&quot;    [&quot;ZPLJ&quot;,   &quot;zbł&quot;,       &quot;&quot;, &quot;ONSET&quot;, &quot;lewe ZBŁ&quot;]," calcext:value-type="string">
            <text:p><text:s text:c="2"/>"zbł." <text:s text:c="3"/>["ZPLJ", <text:s text:c="2"/>"zbł", <text:s text:c="6"/>"", "ONSET", "lewe ZBŁ"],</text:p>
          </table:table-cell>
        </table:table-row>
        <table:table-row table:style-name="ro2">
          <table:table-cell table:formula="of:=[$'naglosy-edycja'.B469]" office:value-type="string" office:string-value="zbr" calcext:value-type="string">
            <text:p>zbr</text:p>
          </table:table-cell>
          <table:table-cell table:formula="of:=[$'naglosy-edycja'.C469]" office:value-type="string" office:string-value="ZPR" calcext:value-type="string">
            <text:p>ZPR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9]=0;[.C469];[.B469])" office:value-type="string" office:string-value="ZPR" calcext:value-type="string">
            <text:p>ZPR</text:p>
          </table:table-cell>
          <table:table-cell table:formula="of:=CONCATENATE([$przecinki.$A$2];[.E469];[$przecinki.$A$2];)" office:value-type="string" office:string-value="&quot;ZPR&quot;" calcext:value-type="string">
            <text:p>"ZPR"</text:p>
          </table:table-cell>
          <table:table-cell table:formula="of:=CONCATENATE([$przecinki.$A$2];[.A469];[$przecinki.$A$2])" office:value-type="string" office:string-value="&quot;zbr&quot;" calcext:value-type="string">
            <text:p>"zbr"</text:p>
          </table:table-cell>
          <table:table-cell table:formula="of:=CONCATENATE([.G469];[$przecinki.$B$2];[.F469];)" office:value-type="string" office:string-value="&quot;zbr&quot;:&quot;ZPR&quot;" calcext:value-type="string">
            <text:p>"zbr":"ZPR"</text:p>
          </table:table-cell>
          <table:table-cell/>
          <table:table-cell table:style-name="ce42" table:formula="of:=CONCATENATE([$przecinki.$A$2];[.A469];[$przecinki.$A$5];[$przecinki.$A$2])" office:value-type="string" office:string-value="&quot;zbr.&quot;" calcext:value-type="string">
            <text:p>"zbr."</text:p>
          </table:table-cell>
          <table:table-cell table:style-name="ce42" table:formula="of:=UPPER([.G469])" office:value-type="string" office:string-value="&quot;ZBR&quot;" calcext:value-type="string">
            <text:p>"ZBR"</text:p>
          </table:table-cell>
          <table:table-cell table:style-name="ce42" table:formula="of:=CONCATENATE([$przecinki.$C$2];[$przecinki.$C$2];[.J469];[$przecinki.$C$2];[$przecinki.$C$2];[$przecinki.$C$2];[$przecinki.$C$2];[$przecinki.$B$5];[.F469];[$przecinki.$D$2];[$przecinki.$C$2];[$przecinki.$C$2];[$przecinki.$C$2];[.G469];[$przecinki.$D$2];[$przecinki.$C$2];[$przecinki.$C$2];[$przecinki.$C$2];[$przecinki.$C$2];[$przecinki.$C$2];[$przecinki.$C$2];[$przecinki.$C$2])" office:value-type="string" office:string-value="  &quot;zbr.&quot;    [&quot;ZPR&quot;,   &quot;zbr&quot;,       " calcext:value-type="string">
            <text:p><text:s text:c="2"/>"zbr." <text:s text:c="3"/>["ZPR", <text:s text:c="2"/>"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9]);[$przecinki.$A$2];[$przecinki.$C$5];[$przecinki.$D$2])" office:value-type="string" office:string-value="&quot;lewe ZBR&quot;]," calcext:value-type="string">
            <text:p>"lewe ZBR"],</text:p>
          </table:table-cell>
          <table:table-cell table:style-name="ce46" table:formula="of:=CONCATENATE([.L469];[.M469];[.N469])" office:value-type="string" office:string-value="  &quot;zbr.&quot;    [&quot;ZPR&quot;,   &quot;zbr&quot;,       &quot;&quot;, &quot;ONSET&quot;, &quot;lewe ZBR&quot;]," calcext:value-type="string">
            <text:p><text:s text:c="2"/>"zbr." <text:s text:c="3"/>["ZPR", <text:s text:c="2"/>"zbr", <text:s text:c="6"/>"", "ONSET", "lewe ZBR"],</text:p>
          </table:table-cell>
        </table:table-row>
        <table:table-row table:style-name="ro2">
          <table:table-cell table:formula="of:=[$'naglosy-edycja'.B470]" office:value-type="string" office:string-value="zbrz" calcext:value-type="string">
            <text:p>zbrz</text:p>
          </table:table-cell>
          <table:table-cell table:formula="of:=[$'naglosy-edycja'.C470]" office:value-type="string" office:string-value="ZPRJ" calcext:value-type="string">
            <text:p>ZPRJ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70]=0;[.C470];[.B470])" office:value-type="string" office:string-value="ZPRJ" calcext:value-type="string">
            <text:p>ZPRJ</text:p>
          </table:table-cell>
          <table:table-cell table:formula="of:=CONCATENATE([$przecinki.$A$2];[.E470];[$przecinki.$A$2];)" office:value-type="string" office:string-value="&quot;ZPRJ&quot;" calcext:value-type="string">
            <text:p>"ZPRJ"</text:p>
          </table:table-cell>
          <table:table-cell table:formula="of:=CONCATENATE([$przecinki.$A$2];[.A470];[$przecinki.$A$2])" office:value-type="string" office:string-value="&quot;zbrz&quot;" calcext:value-type="string">
            <text:p>"zbrz"</text:p>
          </table:table-cell>
          <table:table-cell table:formula="of:=CONCATENATE([.G470];[$przecinki.$B$2];[.F470];)" office:value-type="string" office:string-value="&quot;zbrz&quot;:&quot;ZPRJ&quot;" calcext:value-type="string">
            <text:p>"zbrz":"ZPRJ"</text:p>
          </table:table-cell>
          <table:table-cell/>
          <table:table-cell table:style-name="ce42" table:formula="of:=CONCATENATE([$przecinki.$A$2];[.A470];[$przecinki.$A$5];[$przecinki.$A$2])" office:value-type="string" office:string-value="&quot;zbrz.&quot;" calcext:value-type="string">
            <text:p>"zbrz."</text:p>
          </table:table-cell>
          <table:table-cell table:style-name="ce42" table:formula="of:=UPPER([.G470])" office:value-type="string" office:string-value="&quot;ZBRZ&quot;" calcext:value-type="string">
            <text:p>"ZBRZ"</text:p>
          </table:table-cell>
          <table:table-cell table:style-name="ce42" table:formula="of:=CONCATENATE([$przecinki.$C$2];[$przecinki.$C$2];[.J470];[$przecinki.$C$2];[$przecinki.$C$2];[$przecinki.$C$2];[$przecinki.$C$2];[$przecinki.$B$5];[.F470];[$przecinki.$D$2];[$przecinki.$C$2];[$przecinki.$C$2];[$przecinki.$C$2];[.G470];[$przecinki.$D$2];[$przecinki.$C$2];[$przecinki.$C$2];[$przecinki.$C$2];[$przecinki.$C$2];[$przecinki.$C$2];[$przecinki.$C$2];[$przecinki.$C$2])" office:value-type="string" office:string-value="  &quot;zbrz.&quot;    [&quot;ZPRJ&quot;,   &quot;zbrz&quot;,       " calcext:value-type="string">
            <text:p><text:s text:c="2"/>"zbrz." <text:s text:c="3"/>["ZPRJ", <text:s text:c="2"/>"z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0]);[$przecinki.$A$2];[$przecinki.$C$5];[$przecinki.$D$2])" office:value-type="string" office:string-value="&quot;lewe ZBRZ&quot;]," calcext:value-type="string">
            <text:p>"lewe ZBRZ"],</text:p>
          </table:table-cell>
          <table:table-cell table:style-name="ce46" table:formula="of:=CONCATENATE([.L470];[.M470];[.N470])" office:value-type="string" office:string-value="  &quot;zbrz.&quot;    [&quot;ZPRJ&quot;,   &quot;zbrz&quot;,       &quot;&quot;, &quot;ONSET&quot;, &quot;lewe ZBRZ&quot;]," calcext:value-type="string">
            <text:p><text:s text:c="2"/>"zbrz." <text:s text:c="3"/>["ZPRJ", <text:s text:c="2"/>"zbrz", <text:s text:c="6"/>"", "ONSET", "lewe ZBRZ"],</text:p>
          </table:table-cell>
        </table:table-row>
        <table:table-row table:style-name="ro2">
          <table:table-cell table:formula="of:=[$'naglosy-edycja'.B471]" office:value-type="string" office:string-value="zbz" calcext:value-type="string">
            <text:p>zbz</text:p>
          </table:table-cell>
          <table:table-cell table:formula="of:=[$'naglosy-edycja'.C471]" office:value-type="string" office:string-value="ZSP" calcext:value-type="string">
            <text:p>ZSP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1]=0;[.C471];[.B471])" office:value-type="string" office:string-value="ZSP" calcext:value-type="string">
            <text:p>ZSP</text:p>
          </table:table-cell>
          <table:table-cell table:formula="of:=CONCATENATE([$przecinki.$A$2];[.E471];[$przecinki.$A$2];)" office:value-type="string" office:string-value="&quot;ZSP&quot;" calcext:value-type="string">
            <text:p>"ZSP"</text:p>
          </table:table-cell>
          <table:table-cell table:formula="of:=CONCATENATE([$przecinki.$A$2];[.A471];[$przecinki.$A$2])" office:value-type="string" office:string-value="&quot;zbz&quot;" calcext:value-type="string">
            <text:p>"zbz"</text:p>
          </table:table-cell>
          <table:table-cell table:formula="of:=CONCATENATE([.G471];[$przecinki.$B$2];[.F471];)" office:value-type="string" office:string-value="&quot;zbz&quot;:&quot;ZSP&quot;" calcext:value-type="string">
            <text:p>"zbz":"ZSP"</text:p>
          </table:table-cell>
          <table:table-cell/>
          <table:table-cell table:style-name="ce42" table:formula="of:=CONCATENATE([$przecinki.$A$2];[.A471];[$przecinki.$A$5];[$przecinki.$A$2])" office:value-type="string" office:string-value="&quot;zbz.&quot;" calcext:value-type="string">
            <text:p>"zbz."</text:p>
          </table:table-cell>
          <table:table-cell table:style-name="ce42" table:formula="of:=UPPER([.G471])" office:value-type="string" office:string-value="&quot;ZBZ&quot;" calcext:value-type="string">
            <text:p>"ZBZ"</text:p>
          </table:table-cell>
          <table:table-cell table:style-name="ce42" table:formula="of:=CONCATENATE([$przecinki.$C$2];[$przecinki.$C$2];[.J471];[$przecinki.$C$2];[$przecinki.$C$2];[$przecinki.$C$2];[$przecinki.$C$2];[$przecinki.$B$5];[.F471];[$przecinki.$D$2];[$przecinki.$C$2];[$przecinki.$C$2];[$przecinki.$C$2];[.G471];[$przecinki.$D$2];[$przecinki.$C$2];[$przecinki.$C$2];[$przecinki.$C$2];[$przecinki.$C$2];[$przecinki.$C$2];[$przecinki.$C$2];[$przecinki.$C$2])" office:value-type="string" office:string-value="  &quot;zbz.&quot;    [&quot;ZSP&quot;,   &quot;zbz&quot;,       " calcext:value-type="string">
            <text:p><text:s text:c="2"/>"zbz." <text:s text:c="3"/>["ZSP", <text:s text:c="2"/>"z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1]);[$przecinki.$A$2];[$przecinki.$C$5];[$przecinki.$D$2])" office:value-type="string" office:string-value="&quot;lewe ZBZ&quot;]," calcext:value-type="string">
            <text:p>"lewe ZBZ"],</text:p>
          </table:table-cell>
          <table:table-cell table:style-name="ce46" table:formula="of:=CONCATENATE([.L471];[.M471];[.N471])" office:value-type="string" office:string-value="  &quot;zbz.&quot;    [&quot;ZSP&quot;,   &quot;zbz&quot;,       &quot;&quot;, &quot;ONSET&quot;, &quot;lewe ZBZ&quot;]," calcext:value-type="string">
            <text:p><text:s text:c="2"/>"zbz." <text:s text:c="3"/>["ZSP", <text:s text:c="2"/>"zbz", <text:s text:c="6"/>"", "ONSET", "lewe ZBZ"],</text:p>
          </table:table-cell>
        </table:table-row>
        <table:table-row table:style-name="ro2">
          <table:table-cell table:formula="of:=[$'naglosy-edycja'.B472]" office:value-type="string" office:string-value="zbzi" calcext:value-type="string">
            <text:p>zbzi</text:p>
          </table:table-cell>
          <table:table-cell table:formula="of:=[$'naglosy-edycja'.C472]" office:value-type="float" office:value="0" calcext:value-type="float">
            <text:p>0</text:p>
          </table:table-cell>
          <table:table-cell table:formula="of:=[$'naglosy-edycja'.D472]" office:value-type="string" office:string-value="ZSPJ" calcext:value-type="string">
            <text:p>ZSPJ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2]=0;[.C472];[.B472])" office:value-type="string" office:string-value="ZSPJ" calcext:value-type="string">
            <text:p>ZSPJ</text:p>
          </table:table-cell>
          <table:table-cell table:formula="of:=CONCATENATE([$przecinki.$A$2];[.E472];[$przecinki.$A$2];)" office:value-type="string" office:string-value="&quot;ZSPJ&quot;" calcext:value-type="string">
            <text:p>"ZSPJ"</text:p>
          </table:table-cell>
          <table:table-cell table:formula="of:=CONCATENATE([$przecinki.$A$2];[.A472];[$przecinki.$A$2])" office:value-type="string" office:string-value="&quot;zbzi&quot;" calcext:value-type="string">
            <text:p>"zbzi"</text:p>
          </table:table-cell>
          <table:table-cell table:formula="of:=CONCATENATE([.G472];[$przecinki.$B$2];[.F472];)" office:value-type="string" office:string-value="&quot;zbzi&quot;:&quot;ZSPJ&quot;" calcext:value-type="string">
            <text:p>"zbzi":"ZSPJ"</text:p>
          </table:table-cell>
          <table:table-cell/>
          <table:table-cell table:style-name="ce42" table:formula="of:=CONCATENATE([$przecinki.$A$2];[.A472];[$przecinki.$A$5];[$przecinki.$A$2])" office:value-type="string" office:string-value="&quot;zbzi.&quot;" calcext:value-type="string">
            <text:p>"zbzi."</text:p>
          </table:table-cell>
          <table:table-cell table:style-name="ce42" table:formula="of:=UPPER([.G472])" office:value-type="string" office:string-value="&quot;ZBZI&quot;" calcext:value-type="string">
            <text:p>"ZBZI"</text:p>
          </table:table-cell>
          <table:table-cell table:style-name="ce42" table:formula="of:=CONCATENATE([$przecinki.$C$2];[$przecinki.$C$2];[.J472];[$przecinki.$C$2];[$przecinki.$C$2];[$przecinki.$C$2];[$przecinki.$C$2];[$przecinki.$B$5];[.F472];[$przecinki.$D$2];[$przecinki.$C$2];[$przecinki.$C$2];[$przecinki.$C$2];[.G472];[$przecinki.$D$2];[$przecinki.$C$2];[$przecinki.$C$2];[$przecinki.$C$2];[$przecinki.$C$2];[$przecinki.$C$2];[$przecinki.$C$2];[$przecinki.$C$2])" office:value-type="string" office:string-value="  &quot;zbzi.&quot;    [&quot;ZSPJ&quot;,   &quot;zbzi&quot;,       " calcext:value-type="string">
            <text:p><text:s text:c="2"/>"zbzi." <text:s text:c="3"/>["ZSPJ", <text:s text:c="2"/>"z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2]);[$przecinki.$A$2];[$przecinki.$C$5];[$przecinki.$D$2])" office:value-type="string" office:string-value="&quot;lewe ZBZI&quot;]," calcext:value-type="string">
            <text:p>"lewe ZBZI"],</text:p>
          </table:table-cell>
          <table:table-cell table:style-name="ce46" table:formula="of:=CONCATENATE([.L472];[.M472];[.N472])" office:value-type="string" office:string-value="  &quot;zbzi.&quot;    [&quot;ZSPJ&quot;,   &quot;zbzi&quot;,       &quot;&quot;, &quot;ONSET&quot;, &quot;lewe ZBZI&quot;]," calcext:value-type="string">
            <text:p><text:s text:c="2"/>"zbzi." <text:s text:c="3"/>["ZSPJ", <text:s text:c="2"/>"zbzi", <text:s text:c="6"/>"", "ONSET", "lewe ZBZI"],</text:p>
          </table:table-cell>
        </table:table-row>
        <table:table-row table:style-name="ro2">
          <table:table-cell table:formula="of:=[$'naglosy-edycja'.B473]" office:value-type="string" office:string-value="zd" calcext:value-type="string">
            <text:p>zd</text:p>
          </table:table-cell>
          <table:table-cell table:formula="of:=[$'naglosy-edycja'.C473]" office:value-type="string" office:string-value="XZT" calcext:value-type="string">
            <text:p>XZT</text:p>
          </table:table-cell>
          <table:table-cell table:formula="of:=[$'naglosy-edycja'.D473]" office:value-type="float" office:value="0" calcext:value-type="float">
            <text:p>0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3]=0;[.C473];[.B473])" office:value-type="string" office:string-value="XZT" calcext:value-type="string">
            <text:p>XZT</text:p>
          </table:table-cell>
          <table:table-cell table:formula="of:=CONCATENATE([$przecinki.$A$2];[.E473];[$przecinki.$A$2];)" office:value-type="string" office:string-value="&quot;XZT&quot;" calcext:value-type="string">
            <text:p>"XZT"</text:p>
          </table:table-cell>
          <table:table-cell table:formula="of:=CONCATENATE([$przecinki.$A$2];[.A473];[$przecinki.$A$2])" office:value-type="string" office:string-value="&quot;zd&quot;" calcext:value-type="string">
            <text:p>"zd"</text:p>
          </table:table-cell>
          <table:table-cell table:formula="of:=CONCATENATE([.G473];[$przecinki.$B$2];[.F473];)" office:value-type="string" office:string-value="&quot;zd&quot;:&quot;XZT&quot;" calcext:value-type="string">
            <text:p>"zd":"XZT"</text:p>
          </table:table-cell>
          <table:table-cell/>
          <table:table-cell table:style-name="ce42" table:formula="of:=CONCATENATE([$przecinki.$A$2];[.A473];[$przecinki.$A$5];[$przecinki.$A$2])" office:value-type="string" office:string-value="&quot;zd.&quot;" calcext:value-type="string">
            <text:p>"zd."</text:p>
          </table:table-cell>
          <table:table-cell table:style-name="ce42" table:formula="of:=UPPER([.G473])" office:value-type="string" office:string-value="&quot;ZD&quot;" calcext:value-type="string">
            <text:p>"ZD"</text:p>
          </table:table-cell>
          <table:table-cell table:style-name="ce42" table:formula="of:=CONCATENATE([$przecinki.$C$2];[$przecinki.$C$2];[.J473];[$przecinki.$C$2];[$przecinki.$C$2];[$przecinki.$C$2];[$przecinki.$C$2];[$przecinki.$B$5];[.F473];[$przecinki.$D$2];[$przecinki.$C$2];[$przecinki.$C$2];[$przecinki.$C$2];[.G473];[$przecinki.$D$2];[$przecinki.$C$2];[$przecinki.$C$2];[$przecinki.$C$2];[$przecinki.$C$2];[$przecinki.$C$2];[$przecinki.$C$2];[$przecinki.$C$2])" office:value-type="string" office:string-value="  &quot;zd.&quot;    [&quot;XZT&quot;,   &quot;zd&quot;,       " calcext:value-type="string">
            <text:p><text:s text:c="2"/>"zd." <text:s text:c="3"/>["XZT", <text:s text:c="2"/>"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3]);[$przecinki.$A$2];[$przecinki.$C$5];[$przecinki.$D$2])" office:value-type="string" office:string-value="&quot;lewe ZD&quot;]," calcext:value-type="string">
            <text:p>"lewe ZD"],</text:p>
          </table:table-cell>
          <table:table-cell table:style-name="ce46" table:formula="of:=CONCATENATE([.L473];[.M473];[.N473])" office:value-type="string" office:string-value="  &quot;zd.&quot;    [&quot;XZT&quot;,   &quot;zd&quot;,       &quot;&quot;, &quot;ONSET&quot;, &quot;lewe ZD&quot;]," calcext:value-type="string">
            <text:p><text:s text:c="2"/>"zd." <text:s text:c="3"/>["XZT", <text:s text:c="2"/>"zd", <text:s text:c="6"/>"", "ONSET", "lewe ZD"],</text:p>
          </table:table-cell>
        </table:table-row>
        <table:table-row table:style-name="ro2">
          <table:table-cell table:formula="of:=[$'naglosy-edycja'.B474]" office:value-type="string" office:string-value="zdj" calcext:value-type="string">
            <text:p>zdj</text:p>
          </table:table-cell>
          <table:table-cell table:formula="of:=[$'naglosy-edycja'.C474]" office:value-type="string" office:string-value="XZTJ" calcext:value-type="string">
            <text:p>XZTJ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4]=0;[.C474];[.B474])" office:value-type="string" office:string-value="XZTJ" calcext:value-type="string">
            <text:p>XZTJ</text:p>
          </table:table-cell>
          <table:table-cell table:formula="of:=CONCATENATE([$przecinki.$A$2];[.E474];[$przecinki.$A$2];)" office:value-type="string" office:string-value="&quot;XZTJ&quot;" calcext:value-type="string">
            <text:p>"XZTJ"</text:p>
          </table:table-cell>
          <table:table-cell table:formula="of:=CONCATENATE([$przecinki.$A$2];[.A474];[$przecinki.$A$2])" office:value-type="string" office:string-value="&quot;zdj&quot;" calcext:value-type="string">
            <text:p>"zdj"</text:p>
          </table:table-cell>
          <table:table-cell table:formula="of:=CONCATENATE([.G474];[$przecinki.$B$2];[.F474];)" office:value-type="string" office:string-value="&quot;zdj&quot;:&quot;XZTJ&quot;" calcext:value-type="string">
            <text:p>"zdj":"XZTJ"</text:p>
          </table:table-cell>
          <table:table-cell/>
          <table:table-cell table:style-name="ce42" table:formula="of:=CONCATENATE([$przecinki.$A$2];[.A474];[$przecinki.$A$5];[$przecinki.$A$2])" office:value-type="string" office:string-value="&quot;zdj.&quot;" calcext:value-type="string">
            <text:p>"zdj."</text:p>
          </table:table-cell>
          <table:table-cell table:style-name="ce42" table:formula="of:=UPPER([.G474])" office:value-type="string" office:string-value="&quot;ZDJ&quot;" calcext:value-type="string">
            <text:p>"ZDJ"</text:p>
          </table:table-cell>
          <table:table-cell table:style-name="ce42" table:formula="of:=CONCATENATE([$przecinki.$C$2];[$przecinki.$C$2];[.J474];[$przecinki.$C$2];[$przecinki.$C$2];[$przecinki.$C$2];[$przecinki.$C$2];[$przecinki.$B$5];[.F474];[$przecinki.$D$2];[$przecinki.$C$2];[$przecinki.$C$2];[$przecinki.$C$2];[.G474];[$przecinki.$D$2];[$przecinki.$C$2];[$przecinki.$C$2];[$przecinki.$C$2];[$przecinki.$C$2];[$przecinki.$C$2];[$przecinki.$C$2];[$przecinki.$C$2])" office:value-type="string" office:string-value="  &quot;zdj.&quot;    [&quot;XZTJ&quot;,   &quot;zdj&quot;,       " calcext:value-type="string">
            <text:p><text:s text:c="2"/>"zdj." <text:s text:c="3"/>["XZTJ", <text:s text:c="2"/>"zd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4]);[$przecinki.$A$2];[$przecinki.$C$5];[$przecinki.$D$2])" office:value-type="string" office:string-value="&quot;lewe ZDJ&quot;]," calcext:value-type="string">
            <text:p>"lewe ZDJ"],</text:p>
          </table:table-cell>
          <table:table-cell table:style-name="ce46" table:formula="of:=CONCATENATE([.L474];[.M474];[.N474])" office:value-type="string" office:string-value="  &quot;zdj.&quot;    [&quot;XZTJ&quot;,   &quot;zdj&quot;,       &quot;&quot;, &quot;ONSET&quot;, &quot;lewe ZDJ&quot;]," calcext:value-type="string">
            <text:p><text:s text:c="2"/>"zdj." <text:s text:c="3"/>["XZTJ", <text:s text:c="2"/>"zdj", <text:s text:c="6"/>"", "ONSET", "lewe ZDJ"],</text:p>
          </table:table-cell>
        </table:table-row>
        <table:table-row table:style-name="ro2">
          <table:table-cell table:formula="of:=[$'naglosy-edycja'.B475]" office:value-type="string" office:string-value="zdł" calcext:value-type="string">
            <text:p>zdł</text:p>
          </table:table-cell>
          <table:table-cell table:formula="of:=[$'naglosy-edycja'.C475]" office:value-type="float" office:value="0" calcext:value-type="float">
            <text:p>0</text:p>
          </table:table-cell>
          <table:table-cell table:formula="of:=[$'naglosy-edycja'.D475]" office:value-type="string" office:string-value="ZTLJ" calcext:value-type="string">
            <text:p>ZTLJ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5]=0;[.C475];[.B475])" office:value-type="string" office:string-value="ZTLJ" calcext:value-type="string">
            <text:p>ZTLJ</text:p>
          </table:table-cell>
          <table:table-cell table:formula="of:=CONCATENATE([$przecinki.$A$2];[.E475];[$przecinki.$A$2];)" office:value-type="string" office:string-value="&quot;ZTLJ&quot;" calcext:value-type="string">
            <text:p>"ZTLJ"</text:p>
          </table:table-cell>
          <table:table-cell table:formula="of:=CONCATENATE([$przecinki.$A$2];[.A475];[$przecinki.$A$2])" office:value-type="string" office:string-value="&quot;zdł&quot;" calcext:value-type="string">
            <text:p>"zdł"</text:p>
          </table:table-cell>
          <table:table-cell table:formula="of:=CONCATENATE([.G475];[$przecinki.$B$2];[.F475];)" office:value-type="string" office:string-value="&quot;zdł&quot;:&quot;ZTLJ&quot;" calcext:value-type="string">
            <text:p>"zdł":"ZTLJ"</text:p>
          </table:table-cell>
          <table:table-cell/>
          <table:table-cell table:style-name="ce42" table:formula="of:=CONCATENATE([$przecinki.$A$2];[.A475];[$przecinki.$A$5];[$przecinki.$A$2])" office:value-type="string" office:string-value="&quot;zdł.&quot;" calcext:value-type="string">
            <text:p>"zdł."</text:p>
          </table:table-cell>
          <table:table-cell table:style-name="ce42" table:formula="of:=UPPER([.G475])" office:value-type="string" office:string-value="&quot;ZDŁ&quot;" calcext:value-type="string">
            <text:p>"ZDŁ"</text:p>
          </table:table-cell>
          <table:table-cell table:style-name="ce42" table:formula="of:=CONCATENATE([$przecinki.$C$2];[$przecinki.$C$2];[.J475];[$przecinki.$C$2];[$przecinki.$C$2];[$przecinki.$C$2];[$przecinki.$C$2];[$przecinki.$B$5];[.F475];[$przecinki.$D$2];[$przecinki.$C$2];[$przecinki.$C$2];[$przecinki.$C$2];[.G475];[$przecinki.$D$2];[$przecinki.$C$2];[$przecinki.$C$2];[$przecinki.$C$2];[$przecinki.$C$2];[$przecinki.$C$2];[$przecinki.$C$2];[$przecinki.$C$2])" office:value-type="string" office:string-value="  &quot;zdł.&quot;    [&quot;ZTLJ&quot;,   &quot;zdł&quot;,       " calcext:value-type="string">
            <text:p><text:s text:c="2"/>"zdł." <text:s text:c="3"/>["ZTLJ", <text:s text:c="2"/>"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5]);[$przecinki.$A$2];[$przecinki.$C$5];[$przecinki.$D$2])" office:value-type="string" office:string-value="&quot;lewe ZDŁ&quot;]," calcext:value-type="string">
            <text:p>"lewe ZDŁ"],</text:p>
          </table:table-cell>
          <table:table-cell table:style-name="ce46" table:formula="of:=CONCATENATE([.L475];[.M475];[.N475])" office:value-type="string" office:string-value="  &quot;zdł.&quot;    [&quot;ZTLJ&quot;,   &quot;zdł&quot;,       &quot;&quot;, &quot;ONSET&quot;, &quot;lewe ZDŁ&quot;]," calcext:value-type="string">
            <text:p><text:s text:c="2"/>"zdł." <text:s text:c="3"/>["ZTLJ", <text:s text:c="2"/>"zdł", <text:s text:c="6"/>"", "ONSET", "lewe ZDŁ"],</text:p>
          </table:table-cell>
        </table:table-row>
        <table:table-row table:style-name="ro2">
          <table:table-cell table:formula="of:=[$'naglosy-edycja'.B476]" office:value-type="string" office:string-value="zdm" calcext:value-type="string">
            <text:p>zdm</text:p>
          </table:table-cell>
          <table:table-cell table:formula="of:=[$'naglosy-edycja'.C476]" office:value-type="string" office:string-value="XZTV" calcext:value-type="string">
            <text:p>XZTV</text:p>
          </table:table-cell>
          <table:table-cell table:formula="of:=[$'naglosy-edycja'.D476]" office:value-type="float" office:value="0" calcext:value-type="float">
            <text:p>0</text:p>
          </table:table-cell>
          <table:table-cell table:formula="of:=[$'naglosy-edycja'.E476]" office:value-type="string" office:string-value="ZTV" calcext:value-type="string">
            <text:p>ZTV</text:p>
          </table:table-cell>
          <table:table-cell table:formula="of:=IF([.B476]=0;[.C476];[.B476])" office:value-type="string" office:string-value="XZTV" calcext:value-type="string">
            <text:p>XZTV</text:p>
          </table:table-cell>
          <table:table-cell table:formula="of:=CONCATENATE([$przecinki.$A$2];[.E476];[$przecinki.$A$2];)" office:value-type="string" office:string-value="&quot;XZTV&quot;" calcext:value-type="string">
            <text:p>"XZTV"</text:p>
          </table:table-cell>
          <table:table-cell table:formula="of:=CONCATENATE([$przecinki.$A$2];[.A476];[$przecinki.$A$2])" office:value-type="string" office:string-value="&quot;zdm&quot;" calcext:value-type="string">
            <text:p>"zdm"</text:p>
          </table:table-cell>
          <table:table-cell table:formula="of:=CONCATENATE([.G476];[$przecinki.$B$2];[.F476];)" office:value-type="string" office:string-value="&quot;zdm&quot;:&quot;XZTV&quot;" calcext:value-type="string">
            <text:p>"zdm":"XZTV"</text:p>
          </table:table-cell>
          <table:table-cell/>
          <table:table-cell table:style-name="ce42" table:formula="of:=CONCATENATE([$przecinki.$A$2];[.A476];[$przecinki.$A$5];[$przecinki.$A$2])" office:value-type="string" office:string-value="&quot;zdm.&quot;" calcext:value-type="string">
            <text:p>"zdm."</text:p>
          </table:table-cell>
          <table:table-cell table:style-name="ce42" table:formula="of:=UPPER([.G476])" office:value-type="string" office:string-value="&quot;ZDM&quot;" calcext:value-type="string">
            <text:p>"ZDM"</text:p>
          </table:table-cell>
          <table:table-cell table:style-name="ce42" table:formula="of:=CONCATENATE([$przecinki.$C$2];[$przecinki.$C$2];[.J476];[$przecinki.$C$2];[$przecinki.$C$2];[$przecinki.$C$2];[$przecinki.$C$2];[$przecinki.$B$5];[.F476];[$przecinki.$D$2];[$przecinki.$C$2];[$przecinki.$C$2];[$przecinki.$C$2];[.G476];[$przecinki.$D$2];[$przecinki.$C$2];[$przecinki.$C$2];[$przecinki.$C$2];[$przecinki.$C$2];[$przecinki.$C$2];[$przecinki.$C$2];[$przecinki.$C$2])" office:value-type="string" office:string-value="  &quot;zdm.&quot;    [&quot;XZTV&quot;,   &quot;zdm&quot;,       " calcext:value-type="string">
            <text:p><text:s text:c="2"/>"zdm." <text:s text:c="3"/>["XZTV", <text:s text:c="2"/>"z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6]);[$przecinki.$A$2];[$przecinki.$C$5];[$przecinki.$D$2])" office:value-type="string" office:string-value="&quot;lewe ZDM&quot;]," calcext:value-type="string">
            <text:p>"lewe ZDM"],</text:p>
          </table:table-cell>
          <table:table-cell table:style-name="ce46" table:formula="of:=CONCATENATE([.L476];[.M476];[.N476])" office:value-type="string" office:string-value="  &quot;zdm.&quot;    [&quot;XZTV&quot;,   &quot;zdm&quot;,       &quot;&quot;, &quot;ONSET&quot;, &quot;lewe ZDM&quot;]," calcext:value-type="string">
            <text:p><text:s text:c="2"/>"zdm." <text:s text:c="3"/>["XZTV", <text:s text:c="2"/>"zdm", <text:s text:c="6"/>"", "ONSET", "lewe ZDM"],</text:p>
          </table:table-cell>
        </table:table-row>
        <table:table-row table:style-name="ro2">
          <table:table-cell table:formula="of:=[$'naglosy-edycja'.B477]" office:value-type="string" office:string-value="zdr" calcext:value-type="string">
            <text:p>zdr</text:p>
          </table:table-cell>
          <table:table-cell table:formula="of:=[$'naglosy-edycja'.C477]" office:value-type="string" office:string-value="XZTR" calcext:value-type="string">
            <text:p>XZTR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R" calcext:value-type="string">
            <text:p>ZTR</text:p>
          </table:table-cell>
          <table:table-cell table:formula="of:=IF([.B477]=0;[.C477];[.B477])" office:value-type="string" office:string-value="XZTR" calcext:value-type="string">
            <text:p>XZTR</text:p>
          </table:table-cell>
          <table:table-cell table:formula="of:=CONCATENATE([$przecinki.$A$2];[.E477];[$przecinki.$A$2];)" office:value-type="string" office:string-value="&quot;XZTR&quot;" calcext:value-type="string">
            <text:p>"XZTR"</text:p>
          </table:table-cell>
          <table:table-cell table:formula="of:=CONCATENATE([$przecinki.$A$2];[.A477];[$przecinki.$A$2])" office:value-type="string" office:string-value="&quot;zdr&quot;" calcext:value-type="string">
            <text:p>"zdr"</text:p>
          </table:table-cell>
          <table:table-cell table:formula="of:=CONCATENATE([.G477];[$przecinki.$B$2];[.F477];)" office:value-type="string" office:string-value="&quot;zdr&quot;:&quot;XZTR&quot;" calcext:value-type="string">
            <text:p>"zdr":"XZTR"</text:p>
          </table:table-cell>
          <table:table-cell/>
          <table:table-cell table:style-name="ce42" table:formula="of:=CONCATENATE([$przecinki.$A$2];[.A477];[$przecinki.$A$5];[$przecinki.$A$2])" office:value-type="string" office:string-value="&quot;zdr.&quot;" calcext:value-type="string">
            <text:p>"zdr."</text:p>
          </table:table-cell>
          <table:table-cell table:style-name="ce42" table:formula="of:=UPPER([.G477])" office:value-type="string" office:string-value="&quot;ZDR&quot;" calcext:value-type="string">
            <text:p>"ZDR"</text:p>
          </table:table-cell>
          <table:table-cell table:style-name="ce42" table:formula="of:=CONCATENATE([$przecinki.$C$2];[$przecinki.$C$2];[.J477];[$przecinki.$C$2];[$przecinki.$C$2];[$przecinki.$C$2];[$przecinki.$C$2];[$przecinki.$B$5];[.F477];[$przecinki.$D$2];[$przecinki.$C$2];[$przecinki.$C$2];[$przecinki.$C$2];[.G477];[$przecinki.$D$2];[$przecinki.$C$2];[$przecinki.$C$2];[$przecinki.$C$2];[$przecinki.$C$2];[$przecinki.$C$2];[$przecinki.$C$2];[$przecinki.$C$2])" office:value-type="string" office:string-value="  &quot;zdr.&quot;    [&quot;XZTR&quot;,   &quot;zdr&quot;,       " calcext:value-type="string">
            <text:p><text:s text:c="2"/>"zdr." <text:s text:c="3"/>["XZTR", <text:s text:c="2"/>"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7]);[$przecinki.$A$2];[$przecinki.$C$5];[$przecinki.$D$2])" office:value-type="string" office:string-value="&quot;lewe ZDR&quot;]," calcext:value-type="string">
            <text:p>"lewe ZDR"],</text:p>
          </table:table-cell>
          <table:table-cell table:style-name="ce46" table:formula="of:=CONCATENATE([.L477];[.M477];[.N477])" office:value-type="string" office:string-value="  &quot;zdr.&quot;    [&quot;XZTR&quot;,   &quot;zdr&quot;,       &quot;&quot;, &quot;ONSET&quot;, &quot;lewe ZDR&quot;]," calcext:value-type="string">
            <text:p><text:s text:c="2"/>"zdr." <text:s text:c="3"/>["XZTR", <text:s text:c="2"/>"zdr", <text:s text:c="6"/>"", "ONSET", "lewe ZDR"],</text:p>
          </table:table-cell>
        </table:table-row>
        <table:table-row table:style-name="ro2">
          <table:table-cell table:formula="of:=[$'naglosy-edycja'.B478]" office:value-type="string" office:string-value="zdrz" calcext:value-type="string">
            <text:p>zdrz</text:p>
          </table:table-cell>
          <table:table-cell table:formula="of:=[$'naglosy-edycja'.C478]" office:value-type="string" office:string-value="XZTRJ" calcext:value-type="string">
            <text:p>XZTRJ</text:p>
          </table:table-cell>
          <table:table-cell table:formula="of:=[$'naglosy-edycja'.D478]" office:value-type="string" office:string-value="ZTRJ" calcext:value-type="string">
            <text:p>ZTRJ</text:p>
          </table:table-cell>
          <table:table-cell table:formula="of:=[$'naglosy-edycja'.E478]" office:value-type="string" office:string-value="ZTRJ" calcext:value-type="string">
            <text:p>ZTRJ</text:p>
          </table:table-cell>
          <table:table-cell table:formula="of:=IF([.B478]=0;[.C478];[.B478])" office:value-type="string" office:string-value="XZTRJ" calcext:value-type="string">
            <text:p>XZTRJ</text:p>
          </table:table-cell>
          <table:table-cell table:formula="of:=CONCATENATE([$przecinki.$A$2];[.E478];[$przecinki.$A$2];)" office:value-type="string" office:string-value="&quot;XZTRJ&quot;" calcext:value-type="string">
            <text:p>"XZTRJ"</text:p>
          </table:table-cell>
          <table:table-cell table:formula="of:=CONCATENATE([$przecinki.$A$2];[.A478];[$przecinki.$A$2])" office:value-type="string" office:string-value="&quot;zdrz&quot;" calcext:value-type="string">
            <text:p>"zdrz"</text:p>
          </table:table-cell>
          <table:table-cell table:formula="of:=CONCATENATE([.G478];[$przecinki.$B$2];[.F478];)" office:value-type="string" office:string-value="&quot;zdrz&quot;:&quot;XZTRJ&quot;" calcext:value-type="string">
            <text:p>"zdrz":"XZTRJ"</text:p>
          </table:table-cell>
          <table:table-cell/>
          <table:table-cell table:style-name="ce42" table:formula="of:=CONCATENATE([$przecinki.$A$2];[.A478];[$przecinki.$A$5];[$przecinki.$A$2])" office:value-type="string" office:string-value="&quot;zdrz.&quot;" calcext:value-type="string">
            <text:p>"zdrz."</text:p>
          </table:table-cell>
          <table:table-cell table:style-name="ce42" table:formula="of:=UPPER([.G478])" office:value-type="string" office:string-value="&quot;ZDRZ&quot;" calcext:value-type="string">
            <text:p>"ZDRZ"</text:p>
          </table:table-cell>
          <table:table-cell table:style-name="ce42" table:formula="of:=CONCATENATE([$przecinki.$C$2];[$przecinki.$C$2];[.J478];[$przecinki.$C$2];[$przecinki.$C$2];[$przecinki.$C$2];[$przecinki.$C$2];[$przecinki.$B$5];[.F478];[$przecinki.$D$2];[$przecinki.$C$2];[$przecinki.$C$2];[$przecinki.$C$2];[.G478];[$przecinki.$D$2];[$przecinki.$C$2];[$przecinki.$C$2];[$przecinki.$C$2];[$przecinki.$C$2];[$przecinki.$C$2];[$przecinki.$C$2];[$przecinki.$C$2])" office:value-type="string" office:string-value="  &quot;zdrz.&quot;    [&quot;XZTRJ&quot;,   &quot;zdrz&quot;,       " calcext:value-type="string">
            <text:p><text:s text:c="2"/>"zdrz." <text:s text:c="3"/>["XZTRJ", <text:s text:c="2"/>"z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8]);[$przecinki.$A$2];[$przecinki.$C$5];[$przecinki.$D$2])" office:value-type="string" office:string-value="&quot;lewe ZDRZ&quot;]," calcext:value-type="string">
            <text:p>"lewe ZDRZ"],</text:p>
          </table:table-cell>
          <table:table-cell table:style-name="ce46" table:formula="of:=CONCATENATE([.L478];[.M478];[.N478])" office:value-type="string" office:string-value="  &quot;zdrz.&quot;    [&quot;XZTRJ&quot;,   &quot;zdrz&quot;,       &quot;&quot;, &quot;ONSET&quot;, &quot;lewe ZDRZ&quot;]," calcext:value-type="string">
            <text:p><text:s text:c="2"/>"zdrz." <text:s text:c="3"/>["XZTRJ", <text:s text:c="2"/>"zdrz", <text:s text:c="6"/>"", "ONSET", "lewe ZDRZ"],</text:p>
          </table:table-cell>
        </table:table-row>
        <table:table-row table:style-name="ro2">
          <table:table-cell table:formula="of:=[$'naglosy-edycja'.B479]" office:value-type="string" office:string-value="zdw" calcext:value-type="string">
            <text:p>zdw</text:p>
          </table:table-cell>
          <table:table-cell table:formula="of:=[$'naglosy-edycja'.C479]" office:value-type="string" office:string-value="XZTV" calcext:value-type="string">
            <text:p>XZTV</text:p>
          </table:table-cell>
          <table:table-cell table:formula="of:=[$'naglosy-edycja'.D479]" office:value-type="float" office:value="0" calcext:value-type="float">
            <text:p>0</text:p>
          </table:table-cell>
          <table:table-cell table:formula="of:=[$'naglosy-edycja'.E479]" office:value-type="string" office:string-value="ZTV" calcext:value-type="string">
            <text:p>ZTV</text:p>
          </table:table-cell>
          <table:table-cell table:formula="of:=IF([.B479]=0;[.C479];[.B479])" office:value-type="string" office:string-value="XZTV" calcext:value-type="string">
            <text:p>XZTV</text:p>
          </table:table-cell>
          <table:table-cell table:formula="of:=CONCATENATE([$przecinki.$A$2];[.E479];[$przecinki.$A$2];)" office:value-type="string" office:string-value="&quot;XZTV&quot;" calcext:value-type="string">
            <text:p>"XZTV"</text:p>
          </table:table-cell>
          <table:table-cell table:formula="of:=CONCATENATE([$przecinki.$A$2];[.A479];[$przecinki.$A$2])" office:value-type="string" office:string-value="&quot;zdw&quot;" calcext:value-type="string">
            <text:p>"zdw"</text:p>
          </table:table-cell>
          <table:table-cell table:formula="of:=CONCATENATE([.G479];[$przecinki.$B$2];[.F479];)" office:value-type="string" office:string-value="&quot;zdw&quot;:&quot;XZTV&quot;" calcext:value-type="string">
            <text:p>"zdw":"XZTV"</text:p>
          </table:table-cell>
          <table:table-cell/>
          <table:table-cell table:style-name="ce42" table:formula="of:=CONCATENATE([$przecinki.$A$2];[.A479];[$przecinki.$A$5];[$przecinki.$A$2])" office:value-type="string" office:string-value="&quot;zdw.&quot;" calcext:value-type="string">
            <text:p>"zdw."</text:p>
          </table:table-cell>
          <table:table-cell table:style-name="ce42" table:formula="of:=UPPER([.G479])" office:value-type="string" office:string-value="&quot;ZDW&quot;" calcext:value-type="string">
            <text:p>"ZDW"</text:p>
          </table:table-cell>
          <table:table-cell table:style-name="ce42" table:formula="of:=CONCATENATE([$przecinki.$C$2];[$przecinki.$C$2];[.J479];[$przecinki.$C$2];[$przecinki.$C$2];[$przecinki.$C$2];[$przecinki.$C$2];[$przecinki.$B$5];[.F479];[$przecinki.$D$2];[$przecinki.$C$2];[$przecinki.$C$2];[$przecinki.$C$2];[.G479];[$przecinki.$D$2];[$przecinki.$C$2];[$przecinki.$C$2];[$przecinki.$C$2];[$przecinki.$C$2];[$przecinki.$C$2];[$przecinki.$C$2];[$przecinki.$C$2])" office:value-type="string" office:string-value="  &quot;zdw.&quot;    [&quot;XZTV&quot;,   &quot;zdw&quot;,       " calcext:value-type="string">
            <text:p><text:s text:c="2"/>"zdw." <text:s text:c="3"/>["XZTV", <text:s text:c="2"/>"z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9]);[$przecinki.$A$2];[$przecinki.$C$5];[$przecinki.$D$2])" office:value-type="string" office:string-value="&quot;lewe ZDW&quot;]," calcext:value-type="string">
            <text:p>"lewe ZDW"],</text:p>
          </table:table-cell>
          <table:table-cell table:style-name="ce46" table:formula="of:=CONCATENATE([.L479];[.M479];[.N479])" office:value-type="string" office:string-value="  &quot;zdw.&quot;    [&quot;XZTV&quot;,   &quot;zdw&quot;,       &quot;&quot;, &quot;ONSET&quot;, &quot;lewe ZDW&quot;]," calcext:value-type="string">
            <text:p><text:s text:c="2"/>"zdw." <text:s text:c="3"/>["XZTV", <text:s text:c="2"/>"zdw", <text:s text:c="6"/>"", "ONSET", "lewe ZDW"],</text:p>
          </table:table-cell>
        </table:table-row>
        <table:table-row table:style-name="ro2">
          <table:table-cell table:formula="of:=[$'naglosy-edycja'.B480]" office:value-type="string" office:string-value="zdz" calcext:value-type="string">
            <text:p>zdz</text:p>
          </table:table-cell>
          <table:table-cell table:formula="of:=[$'naglosy-edycja'.C480]" office:value-type="string" office:string-value="ZST" calcext:value-type="string">
            <text:p>ZST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float" office:value="0" calcext:value-type="float">
            <text:p>0</text:p>
          </table:table-cell>
          <table:table-cell table:formula="of:=IF([.B480]=0;[.C480];[.B480])" office:value-type="string" office:string-value="ZST" calcext:value-type="string">
            <text:p>ZST</text:p>
          </table:table-cell>
          <table:table-cell table:formula="of:=CONCATENATE([$przecinki.$A$2];[.E480];[$przecinki.$A$2];)" office:value-type="string" office:string-value="&quot;ZST&quot;" calcext:value-type="string">
            <text:p>"ZST"</text:p>
          </table:table-cell>
          <table:table-cell table:formula="of:=CONCATENATE([$przecinki.$A$2];[.A480];[$przecinki.$A$2])" office:value-type="string" office:string-value="&quot;zdz&quot;" calcext:value-type="string">
            <text:p>"zdz"</text:p>
          </table:table-cell>
          <table:table-cell table:formula="of:=CONCATENATE([.G480];[$przecinki.$B$2];[.F480];)" office:value-type="string" office:string-value="&quot;zdz&quot;:&quot;ZST&quot;" calcext:value-type="string">
            <text:p>"zdz":"ZST"</text:p>
          </table:table-cell>
          <table:table-cell/>
          <table:table-cell table:style-name="ce42" table:formula="of:=CONCATENATE([$przecinki.$A$2];[.A480];[$przecinki.$A$5];[$przecinki.$A$2])" office:value-type="string" office:string-value="&quot;zdz.&quot;" calcext:value-type="string">
            <text:p>"zdz."</text:p>
          </table:table-cell>
          <table:table-cell table:style-name="ce42" table:formula="of:=UPPER([.G480])" office:value-type="string" office:string-value="&quot;ZDZ&quot;" calcext:value-type="string">
            <text:p>"ZDZ"</text:p>
          </table:table-cell>
          <table:table-cell table:style-name="ce42" table:formula="of:=CONCATENATE([$przecinki.$C$2];[$przecinki.$C$2];[.J480];[$przecinki.$C$2];[$przecinki.$C$2];[$przecinki.$C$2];[$przecinki.$C$2];[$przecinki.$B$5];[.F480];[$przecinki.$D$2];[$przecinki.$C$2];[$przecinki.$C$2];[$przecinki.$C$2];[.G480];[$przecinki.$D$2];[$przecinki.$C$2];[$przecinki.$C$2];[$przecinki.$C$2];[$przecinki.$C$2];[$przecinki.$C$2];[$przecinki.$C$2];[$przecinki.$C$2])" office:value-type="string" office:string-value="  &quot;zdz.&quot;    [&quot;ZST&quot;,   &quot;zdz&quot;,       " calcext:value-type="string">
            <text:p><text:s text:c="2"/>"zdz." <text:s text:c="3"/>["ZST", <text:s text:c="2"/>"z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0]);[$przecinki.$A$2];[$przecinki.$C$5];[$przecinki.$D$2])" office:value-type="string" office:string-value="&quot;lewe ZDZ&quot;]," calcext:value-type="string">
            <text:p>"lewe ZDZ"],</text:p>
          </table:table-cell>
          <table:table-cell table:style-name="ce46" table:formula="of:=CONCATENATE([.L480];[.M480];[.N480])" office:value-type="string" office:string-value="  &quot;zdz.&quot;    [&quot;ZST&quot;,   &quot;zdz&quot;,       &quot;&quot;, &quot;ONSET&quot;, &quot;lewe ZDZ&quot;]," calcext:value-type="string">
            <text:p><text:s text:c="2"/>"zdz." <text:s text:c="3"/>["ZST", <text:s text:c="2"/>"zdz", <text:s text:c="6"/>"", "ONSET", "lewe ZDZ"],</text:p>
          </table:table-cell>
        </table:table-row>
        <table:table-row table:style-name="ro2">
          <table:table-cell table:formula="of:=[$'naglosy-edycja'.B481]" office:value-type="string" office:string-value="zdzi" calcext:value-type="string">
            <text:p>zdzi</text:p>
          </table:table-cell>
          <table:table-cell table:formula="of:=[$'naglosy-edycja'.C481]" office:value-type="float" office:value="0" calcext:value-type="float">
            <text:p>0</text:p>
          </table:table-cell>
          <table:table-cell table:formula="of:=[$'naglosy-edycja'.D481]" office:value-type="string" office:string-value="ZSTJ" calcext:value-type="string">
            <text:p>ZSTJ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1]=0;[.C481];[.B481])" office:value-type="string" office:string-value="ZSTJ" calcext:value-type="string">
            <text:p>ZSTJ</text:p>
          </table:table-cell>
          <table:table-cell table:formula="of:=CONCATENATE([$przecinki.$A$2];[.E481];[$przecinki.$A$2];)" office:value-type="string" office:string-value="&quot;ZSTJ&quot;" calcext:value-type="string">
            <text:p>"ZSTJ"</text:p>
          </table:table-cell>
          <table:table-cell table:formula="of:=CONCATENATE([$przecinki.$A$2];[.A481];[$przecinki.$A$2])" office:value-type="string" office:string-value="&quot;zdzi&quot;" calcext:value-type="string">
            <text:p>"zdzi"</text:p>
          </table:table-cell>
          <table:table-cell table:formula="of:=CONCATENATE([.G481];[$przecinki.$B$2];[.F481];)" office:value-type="string" office:string-value="&quot;zdzi&quot;:&quot;ZSTJ&quot;" calcext:value-type="string">
            <text:p>"zdzi":"ZSTJ"</text:p>
          </table:table-cell>
          <table:table-cell/>
          <table:table-cell table:style-name="ce42" table:formula="of:=CONCATENATE([$przecinki.$A$2];[.A481];[$przecinki.$A$5];[$przecinki.$A$2])" office:value-type="string" office:string-value="&quot;zdzi.&quot;" calcext:value-type="string">
            <text:p>"zdzi."</text:p>
          </table:table-cell>
          <table:table-cell table:style-name="ce42" table:formula="of:=UPPER([.G481])" office:value-type="string" office:string-value="&quot;ZDZI&quot;" calcext:value-type="string">
            <text:p>"ZDZI"</text:p>
          </table:table-cell>
          <table:table-cell table:style-name="ce42" table:formula="of:=CONCATENATE([$przecinki.$C$2];[$przecinki.$C$2];[.J481];[$przecinki.$C$2];[$przecinki.$C$2];[$przecinki.$C$2];[$przecinki.$C$2];[$przecinki.$B$5];[.F481];[$przecinki.$D$2];[$przecinki.$C$2];[$przecinki.$C$2];[$przecinki.$C$2];[.G481];[$przecinki.$D$2];[$przecinki.$C$2];[$przecinki.$C$2];[$przecinki.$C$2];[$przecinki.$C$2];[$przecinki.$C$2];[$przecinki.$C$2];[$przecinki.$C$2])" office:value-type="string" office:string-value="  &quot;zdzi.&quot;    [&quot;ZSTJ&quot;,   &quot;zdzi&quot;,       " calcext:value-type="string">
            <text:p><text:s text:c="2"/>"zdzi." <text:s text:c="3"/>["ZSTJ", <text:s text:c="2"/>"z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1]);[$przecinki.$A$2];[$przecinki.$C$5];[$przecinki.$D$2])" office:value-type="string" office:string-value="&quot;lewe ZDZI&quot;]," calcext:value-type="string">
            <text:p>"lewe ZDZI"],</text:p>
          </table:table-cell>
          <table:table-cell table:style-name="ce46" table:formula="of:=CONCATENATE([.L481];[.M481];[.N481])" office:value-type="string" office:string-value="  &quot;zdzi.&quot;    [&quot;ZSTJ&quot;,   &quot;zdzi&quot;,       &quot;&quot;, &quot;ONSET&quot;, &quot;lewe ZDZI&quot;]," calcext:value-type="string">
            <text:p><text:s text:c="2"/>"zdzi." <text:s text:c="3"/>["ZSTJ", <text:s text:c="2"/>"zdzi", <text:s text:c="6"/>"", "ONSET", "lewe ZDZI"],</text:p>
          </table:table-cell>
        </table:table-row>
        <table:table-row table:style-name="ro2">
          <table:table-cell table:formula="of:=[$'naglosy-edycja'.B482]" office:value-type="string" office:string-value="zdzw" calcext:value-type="string">
            <text:p>zdzw</text:p>
          </table:table-cell>
          <table:table-cell table:formula="of:=[$'naglosy-edycja'.C482]" office:value-type="string" office:string-value="ZSTV" calcext:value-type="string">
            <text:p>ZSTV</text:p>
          </table:table-cell>
          <table:table-cell table:formula="of:=[$'naglosy-edycja'.D482]" office:value-type="float" office:value="0" calcext:value-type="float">
            <text:p>0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formula="of:=CONCATENATE([$przecinki.$A$2];[.E482];[$przecinki.$A$2];)" office:value-type="string" office:string-value="&quot;ZSTV&quot;" calcext:value-type="string">
            <text:p>"ZSTV"</text:p>
          </table:table-cell>
          <table:table-cell table:formula="of:=CONCATENATE([$przecinki.$A$2];[.A482];[$przecinki.$A$2])" office:value-type="string" office:string-value="&quot;zdzw&quot;" calcext:value-type="string">
            <text:p>"zdzw"</text:p>
          </table:table-cell>
          <table:table-cell table:formula="of:=CONCATENATE([.G482];[$przecinki.$B$2];[.F482];)" office:value-type="string" office:string-value="&quot;zdzw&quot;:&quot;ZSTV&quot;" calcext:value-type="string">
            <text:p>"zdzw":"ZSTV"</text:p>
          </table:table-cell>
          <table:table-cell/>
          <table:table-cell table:style-name="ce42" table:formula="of:=CONCATENATE([$przecinki.$A$2];[.A482];[$przecinki.$A$5];[$przecinki.$A$2])" office:value-type="string" office:string-value="&quot;zdzw.&quot;" calcext:value-type="string">
            <text:p>"zdzw."</text:p>
          </table:table-cell>
          <table:table-cell table:style-name="ce42" table:formula="of:=UPPER([.G482])" office:value-type="string" office:string-value="&quot;ZDZW&quot;" calcext:value-type="string">
            <text:p>"ZDZW"</text:p>
          </table:table-cell>
          <table:table-cell table:style-name="ce42" table:formula="of:=CONCATENATE([$przecinki.$C$2];[$przecinki.$C$2];[.J482];[$przecinki.$C$2];[$przecinki.$C$2];[$przecinki.$C$2];[$przecinki.$C$2];[$przecinki.$B$5];[.F482];[$przecinki.$D$2];[$przecinki.$C$2];[$przecinki.$C$2];[$przecinki.$C$2];[.G482];[$przecinki.$D$2];[$przecinki.$C$2];[$przecinki.$C$2];[$przecinki.$C$2];[$przecinki.$C$2];[$przecinki.$C$2];[$przecinki.$C$2];[$przecinki.$C$2])" office:value-type="string" office:string-value="  &quot;zdzw.&quot;    [&quot;ZSTV&quot;,   &quot;zdzw&quot;,       " calcext:value-type="string">
            <text:p><text:s text:c="2"/>"zdzw." <text:s text:c="3"/>["ZSTV", <text:s text:c="2"/>"z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2]);[$przecinki.$A$2];[$przecinki.$C$5];[$przecinki.$D$2])" office:value-type="string" office:string-value="&quot;lewe ZDZW&quot;]," calcext:value-type="string">
            <text:p>"lewe ZDZW"],</text:p>
          </table:table-cell>
          <table:table-cell table:style-name="ce46" table:formula="of:=CONCATENATE([.L482];[.M482];[.N482])" office:value-type="string" office:string-value="  &quot;zdzw.&quot;    [&quot;ZSTV&quot;,   &quot;zdzw&quot;,       &quot;&quot;, &quot;ONSET&quot;, &quot;lewe ZDZW&quot;]," calcext:value-type="string">
            <text:p><text:s text:c="2"/>"zdzw." <text:s text:c="3"/>["ZSTV", <text:s text:c="2"/>"zdzw", <text:s text:c="6"/>"", "ONSET", "lewe ZDZW"],</text:p>
          </table:table-cell>
        </table:table-row>
        <table:table-row table:style-name="ro2">
          <table:table-cell table:formula="of:=[$'naglosy-edycja'.B483]" office:value-type="string" office:string-value="zdźw" calcext:value-type="string">
            <text:p>zdź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3]=0;[.C483];[.B483])" office:value-type="string" office:string-value="ZSTV" calcext:value-type="string">
            <text:p>ZSTV</text:p>
          </table:table-cell>
          <table:table-cell table:formula="of:=CONCATENATE([$przecinki.$A$2];[.E483];[$przecinki.$A$2];)" office:value-type="string" office:string-value="&quot;ZSTV&quot;" calcext:value-type="string">
            <text:p>"ZSTV"</text:p>
          </table:table-cell>
          <table:table-cell table:formula="of:=CONCATENATE([$przecinki.$A$2];[.A483];[$przecinki.$A$2])" office:value-type="string" office:string-value="&quot;zdźw&quot;" calcext:value-type="string">
            <text:p>"zdźw"</text:p>
          </table:table-cell>
          <table:table-cell table:formula="of:=CONCATENATE([.G483];[$przecinki.$B$2];[.F483];)" office:value-type="string" office:string-value="&quot;zdźw&quot;:&quot;ZSTV&quot;" calcext:value-type="string">
            <text:p>"zdźw":"ZSTV"</text:p>
          </table:table-cell>
          <table:table-cell/>
          <table:table-cell table:style-name="ce42" table:formula="of:=CONCATENATE([$przecinki.$A$2];[.A483];[$przecinki.$A$5];[$przecinki.$A$2])" office:value-type="string" office:string-value="&quot;zdźw.&quot;" calcext:value-type="string">
            <text:p>"zdźw."</text:p>
          </table:table-cell>
          <table:table-cell table:style-name="ce42" table:formula="of:=UPPER([.G483])" office:value-type="string" office:string-value="&quot;ZDŹW&quot;" calcext:value-type="string">
            <text:p>"ZDŹW"</text:p>
          </table:table-cell>
          <table:table-cell table:style-name="ce42" table:formula="of:=CONCATENATE([$przecinki.$C$2];[$przecinki.$C$2];[.J483];[$przecinki.$C$2];[$przecinki.$C$2];[$przecinki.$C$2];[$przecinki.$C$2];[$przecinki.$B$5];[.F483];[$przecinki.$D$2];[$przecinki.$C$2];[$przecinki.$C$2];[$przecinki.$C$2];[.G483];[$przecinki.$D$2];[$przecinki.$C$2];[$przecinki.$C$2];[$przecinki.$C$2];[$przecinki.$C$2];[$przecinki.$C$2];[$przecinki.$C$2];[$przecinki.$C$2])" office:value-type="string" office:string-value="  &quot;zdźw.&quot;    [&quot;ZSTV&quot;,   &quot;zdźw&quot;,       " calcext:value-type="string">
            <text:p><text:s text:c="2"/>"zdźw." <text:s text:c="3"/>["ZSTV", <text:s text:c="2"/>"z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3]);[$przecinki.$A$2];[$przecinki.$C$5];[$przecinki.$D$2])" office:value-type="string" office:string-value="&quot;lewe ZDŹW&quot;]," calcext:value-type="string">
            <text:p>"lewe ZDŹW"],</text:p>
          </table:table-cell>
          <table:table-cell table:style-name="ce46" table:formula="of:=CONCATENATE([.L483];[.M483];[.N483])" office:value-type="string" office:string-value="  &quot;zdźw.&quot;    [&quot;ZSTV&quot;,   &quot;zdźw&quot;,       &quot;&quot;, &quot;ONSET&quot;, &quot;lewe ZDŹW&quot;]," calcext:value-type="string">
            <text:p><text:s text:c="2"/>"zdźw." <text:s text:c="3"/>["ZSTV", <text:s text:c="2"/>"zdźw", <text:s text:c="6"/>"", "ONSET", "lewe ZDŹW"],</text:p>
          </table:table-cell>
        </table:table-row>
        <table:table-row table:style-name="ro2">
          <table:table-cell table:formula="of:=[$'naglosy-edycja'.B484]" office:value-type="string" office:string-value="zdż" calcext:value-type="string">
            <text:p>zdż</text:p>
          </table:table-cell>
          <table:table-cell table:formula="of:=[$'naglosy-edycja'.C484]" office:value-type="string" office:string-value="ZTRJ" calcext:value-type="string">
            <text:p>ZTRJ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4]=0;[.C484];[.B484])" office:value-type="string" office:string-value="ZTRJ" calcext:value-type="string">
            <text:p>ZTRJ</text:p>
          </table:table-cell>
          <table:table-cell table:formula="of:=CONCATENATE([$przecinki.$A$2];[.E484];[$przecinki.$A$2];)" office:value-type="string" office:string-value="&quot;ZTRJ&quot;" calcext:value-type="string">
            <text:p>"ZTRJ"</text:p>
          </table:table-cell>
          <table:table-cell table:formula="of:=CONCATENATE([$przecinki.$A$2];[.A484];[$przecinki.$A$2])" office:value-type="string" office:string-value="&quot;zdż&quot;" calcext:value-type="string">
            <text:p>"zdż"</text:p>
          </table:table-cell>
          <table:table-cell table:formula="of:=CONCATENATE([.G484];[$przecinki.$B$2];[.F484];)" office:value-type="string" office:string-value="&quot;zdż&quot;:&quot;ZTRJ&quot;" calcext:value-type="string">
            <text:p>"zdż":"ZTRJ"</text:p>
          </table:table-cell>
          <table:table-cell/>
          <table:table-cell table:style-name="ce42" table:formula="of:=CONCATENATE([$przecinki.$A$2];[.A484];[$przecinki.$A$5];[$przecinki.$A$2])" office:value-type="string" office:string-value="&quot;zdż.&quot;" calcext:value-type="string">
            <text:p>"zdż."</text:p>
          </table:table-cell>
          <table:table-cell table:style-name="ce42" table:formula="of:=UPPER([.G484])" office:value-type="string" office:string-value="&quot;ZDŻ&quot;" calcext:value-type="string">
            <text:p>"ZDŻ"</text:p>
          </table:table-cell>
          <table:table-cell table:style-name="ce42" table:formula="of:=CONCATENATE([$przecinki.$C$2];[$przecinki.$C$2];[.J484];[$przecinki.$C$2];[$przecinki.$C$2];[$przecinki.$C$2];[$przecinki.$C$2];[$przecinki.$B$5];[.F484];[$przecinki.$D$2];[$przecinki.$C$2];[$przecinki.$C$2];[$przecinki.$C$2];[.G484];[$przecinki.$D$2];[$przecinki.$C$2];[$przecinki.$C$2];[$przecinki.$C$2];[$przecinki.$C$2];[$przecinki.$C$2];[$przecinki.$C$2];[$przecinki.$C$2])" office:value-type="string" office:string-value="  &quot;zdż.&quot;    [&quot;ZTRJ&quot;,   &quot;zdż&quot;,       " calcext:value-type="string">
            <text:p><text:s text:c="2"/>"zdż." <text:s text:c="3"/>["ZTRJ", <text:s text:c="2"/>"z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4]);[$przecinki.$A$2];[$przecinki.$C$5];[$przecinki.$D$2])" office:value-type="string" office:string-value="&quot;lewe ZDŻ&quot;]," calcext:value-type="string">
            <text:p>"lewe ZDŻ"],</text:p>
          </table:table-cell>
          <table:table-cell table:style-name="ce46" table:formula="of:=CONCATENATE([.L484];[.M484];[.N484])" office:value-type="string" office:string-value="  &quot;zdż.&quot;    [&quot;ZTRJ&quot;,   &quot;zdż&quot;,       &quot;&quot;, &quot;ONSET&quot;, &quot;lewe ZDŻ&quot;]," calcext:value-type="string">
            <text:p><text:s text:c="2"/>"zdż." <text:s text:c="3"/>["ZTRJ", <text:s text:c="2"/>"zdż", <text:s text:c="6"/>"", "ONSET", "lewe ZDŻ"],</text:p>
          </table:table-cell>
        </table:table-row>
        <table:table-row table:style-name="ro2">
          <table:table-cell table:formula="of:=[$'naglosy-edycja'.B485]" office:value-type="string" office:string-value="zg" calcext:value-type="string">
            <text:p>zg</text:p>
          </table:table-cell>
          <table:table-cell table:formula="of:=[$'naglosy-edycja'.C485]" office:value-type="string" office:string-value="XZK" calcext:value-type="string">
            <text:p>XZK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5]=0;[.C485];[.B485])" office:value-type="string" office:string-value="XZK" calcext:value-type="string">
            <text:p>XZK</text:p>
          </table:table-cell>
          <table:table-cell table:formula="of:=CONCATENATE([$przecinki.$A$2];[.E485];[$przecinki.$A$2];)" office:value-type="string" office:string-value="&quot;XZK&quot;" calcext:value-type="string">
            <text:p>"XZK"</text:p>
          </table:table-cell>
          <table:table-cell table:formula="of:=CONCATENATE([$przecinki.$A$2];[.A485];[$przecinki.$A$2])" office:value-type="string" office:string-value="&quot;zg&quot;" calcext:value-type="string">
            <text:p>"zg"</text:p>
          </table:table-cell>
          <table:table-cell table:formula="of:=CONCATENATE([.G485];[$przecinki.$B$2];[.F485];)" office:value-type="string" office:string-value="&quot;zg&quot;:&quot;XZK&quot;" calcext:value-type="string">
            <text:p>"zg":"XZK"</text:p>
          </table:table-cell>
          <table:table-cell/>
          <table:table-cell table:style-name="ce42" table:formula="of:=CONCATENATE([$przecinki.$A$2];[.A485];[$przecinki.$A$5];[$przecinki.$A$2])" office:value-type="string" office:string-value="&quot;zg.&quot;" calcext:value-type="string">
            <text:p>"zg."</text:p>
          </table:table-cell>
          <table:table-cell table:style-name="ce42" table:formula="of:=UPPER([.G485])" office:value-type="string" office:string-value="&quot;ZG&quot;" calcext:value-type="string">
            <text:p>"ZG"</text:p>
          </table:table-cell>
          <table:table-cell table:style-name="ce42" table:formula="of:=CONCATENATE([$przecinki.$C$2];[$przecinki.$C$2];[.J485];[$przecinki.$C$2];[$przecinki.$C$2];[$przecinki.$C$2];[$przecinki.$C$2];[$przecinki.$B$5];[.F485];[$przecinki.$D$2];[$przecinki.$C$2];[$przecinki.$C$2];[$przecinki.$C$2];[.G485];[$przecinki.$D$2];[$przecinki.$C$2];[$przecinki.$C$2];[$przecinki.$C$2];[$przecinki.$C$2];[$przecinki.$C$2];[$przecinki.$C$2];[$przecinki.$C$2])" office:value-type="string" office:string-value="  &quot;zg.&quot;    [&quot;XZK&quot;,   &quot;zg&quot;,       " calcext:value-type="string">
            <text:p><text:s text:c="2"/>"zg." <text:s text:c="3"/>["XZK", <text:s text:c="2"/>"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5]);[$przecinki.$A$2];[$przecinki.$C$5];[$przecinki.$D$2])" office:value-type="string" office:string-value="&quot;lewe ZG&quot;]," calcext:value-type="string">
            <text:p>"lewe ZG"],</text:p>
          </table:table-cell>
          <table:table-cell table:style-name="ce46" table:formula="of:=CONCATENATE([.L485];[.M485];[.N485])" office:value-type="string" office:string-value="  &quot;zg.&quot;    [&quot;XZK&quot;,   &quot;zg&quot;,       &quot;&quot;, &quot;ONSET&quot;, &quot;lewe ZG&quot;]," calcext:value-type="string">
            <text:p><text:s text:c="2"/>"zg." <text:s text:c="3"/>["XZK", <text:s text:c="2"/>"zg", <text:s text:c="6"/>"", "ONSET", "lewe ZG"],</text:p>
          </table:table-cell>
        </table:table-row>
        <table:table-row table:style-name="ro2">
          <table:table-cell table:formula="of:=[$'naglosy-edycja'.B486]" office:value-type="string" office:string-value="zgb" calcext:value-type="string">
            <text:p>zgb</text:p>
          </table:table-cell>
          <table:table-cell table:formula="of:=[$'naglosy-edycja'.C486]" office:value-type="string" office:string-value="ZKP" calcext:value-type="string">
            <text:p>ZKP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6]=0;[.C486];[.B486])" office:value-type="string" office:string-value="ZKP" calcext:value-type="string">
            <text:p>ZKP</text:p>
          </table:table-cell>
          <table:table-cell table:formula="of:=CONCATENATE([$przecinki.$A$2];[.E486];[$przecinki.$A$2];)" office:value-type="string" office:string-value="&quot;ZKP&quot;" calcext:value-type="string">
            <text:p>"ZKP"</text:p>
          </table:table-cell>
          <table:table-cell table:formula="of:=CONCATENATE([$przecinki.$A$2];[.A486];[$przecinki.$A$2])" office:value-type="string" office:string-value="&quot;zgb&quot;" calcext:value-type="string">
            <text:p>"zgb"</text:p>
          </table:table-cell>
          <table:table-cell table:formula="of:=CONCATENATE([.G486];[$przecinki.$B$2];[.F486];)" office:value-type="string" office:string-value="&quot;zgb&quot;:&quot;ZKP&quot;" calcext:value-type="string">
            <text:p>"zgb":"ZKP"</text:p>
          </table:table-cell>
          <table:table-cell/>
          <table:table-cell table:style-name="ce42" table:formula="of:=CONCATENATE([$przecinki.$A$2];[.A486];[$przecinki.$A$5];[$przecinki.$A$2])" office:value-type="string" office:string-value="&quot;zgb.&quot;" calcext:value-type="string">
            <text:p>"zgb."</text:p>
          </table:table-cell>
          <table:table-cell table:style-name="ce42" table:formula="of:=UPPER([.G486])" office:value-type="string" office:string-value="&quot;ZGB&quot;" calcext:value-type="string">
            <text:p>"ZGB"</text:p>
          </table:table-cell>
          <table:table-cell table:style-name="ce42" table:formula="of:=CONCATENATE([$przecinki.$C$2];[$przecinki.$C$2];[.J486];[$przecinki.$C$2];[$przecinki.$C$2];[$przecinki.$C$2];[$przecinki.$C$2];[$przecinki.$B$5];[.F486];[$przecinki.$D$2];[$przecinki.$C$2];[$przecinki.$C$2];[$przecinki.$C$2];[.G486];[$przecinki.$D$2];[$przecinki.$C$2];[$przecinki.$C$2];[$przecinki.$C$2];[$przecinki.$C$2];[$przecinki.$C$2];[$przecinki.$C$2];[$przecinki.$C$2])" office:value-type="string" office:string-value="  &quot;zgb.&quot;    [&quot;ZKP&quot;,   &quot;zgb&quot;,       " calcext:value-type="string">
            <text:p><text:s text:c="2"/>"zgb." <text:s text:c="3"/>["ZKP", <text:s text:c="2"/>"z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6]);[$przecinki.$A$2];[$przecinki.$C$5];[$przecinki.$D$2])" office:value-type="string" office:string-value="&quot;lewe ZGB&quot;]," calcext:value-type="string">
            <text:p>"lewe ZGB"],</text:p>
          </table:table-cell>
          <table:table-cell table:style-name="ce46" table:formula="of:=CONCATENATE([.L486];[.M486];[.N486])" office:value-type="string" office:string-value="  &quot;zgb.&quot;    [&quot;ZKP&quot;,   &quot;zgb&quot;,       &quot;&quot;, &quot;ONSET&quot;, &quot;lewe ZGB&quot;]," calcext:value-type="string">
            <text:p><text:s text:c="2"/>"zgb." <text:s text:c="3"/>["ZKP", <text:s text:c="2"/>"zgb", <text:s text:c="6"/>"", "ONSET", "lewe ZGB"],</text:p>
          </table:table-cell>
        </table:table-row>
        <table:table-row table:style-name="ro2">
          <table:table-cell table:formula="of:=[$'naglosy-edycja'.B487]" office:value-type="string" office:string-value="zgl" calcext:value-type="string">
            <text:p>zgl</text:p>
          </table:table-cell>
          <table:table-cell table:formula="of:=[$'naglosy-edycja'.C487]" office:value-type="string" office:string-value="ZKL" calcext:value-type="string">
            <text:p>ZKL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7]=0;[.C487];[.B487])" office:value-type="string" office:string-value="ZKL" calcext:value-type="string">
            <text:p>ZKL</text:p>
          </table:table-cell>
          <table:table-cell table:formula="of:=CONCATENATE([$przecinki.$A$2];[.E487];[$przecinki.$A$2];)" office:value-type="string" office:string-value="&quot;ZKL&quot;" calcext:value-type="string">
            <text:p>"ZKL"</text:p>
          </table:table-cell>
          <table:table-cell table:formula="of:=CONCATENATE([$przecinki.$A$2];[.A487];[$przecinki.$A$2])" office:value-type="string" office:string-value="&quot;zgl&quot;" calcext:value-type="string">
            <text:p>"zgl"</text:p>
          </table:table-cell>
          <table:table-cell table:formula="of:=CONCATENATE([.G487];[$przecinki.$B$2];[.F487];)" office:value-type="string" office:string-value="&quot;zgl&quot;:&quot;ZKL&quot;" calcext:value-type="string">
            <text:p>"zgl":"ZKL"</text:p>
          </table:table-cell>
          <table:table-cell/>
          <table:table-cell table:style-name="ce42" table:formula="of:=CONCATENATE([$przecinki.$A$2];[.A487];[$przecinki.$A$5];[$przecinki.$A$2])" office:value-type="string" office:string-value="&quot;zgl.&quot;" calcext:value-type="string">
            <text:p>"zgl."</text:p>
          </table:table-cell>
          <table:table-cell table:style-name="ce42" table:formula="of:=UPPER([.G487])" office:value-type="string" office:string-value="&quot;ZGL&quot;" calcext:value-type="string">
            <text:p>"ZGL"</text:p>
          </table:table-cell>
          <table:table-cell table:style-name="ce42" table:formula="of:=CONCATENATE([$przecinki.$C$2];[$przecinki.$C$2];[.J487];[$przecinki.$C$2];[$przecinki.$C$2];[$przecinki.$C$2];[$przecinki.$C$2];[$przecinki.$B$5];[.F487];[$przecinki.$D$2];[$przecinki.$C$2];[$przecinki.$C$2];[$przecinki.$C$2];[.G487];[$przecinki.$D$2];[$przecinki.$C$2];[$przecinki.$C$2];[$przecinki.$C$2];[$przecinki.$C$2];[$przecinki.$C$2];[$przecinki.$C$2];[$przecinki.$C$2])" office:value-type="string" office:string-value="  &quot;zgl.&quot;    [&quot;ZKL&quot;,   &quot;zgl&quot;,       " calcext:value-type="string">
            <text:p><text:s text:c="2"/>"zgl." <text:s text:c="3"/>["ZKL", <text:s text:c="2"/>"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7]);[$przecinki.$A$2];[$przecinki.$C$5];[$przecinki.$D$2])" office:value-type="string" office:string-value="&quot;lewe ZGL&quot;]," calcext:value-type="string">
            <text:p>"lewe ZGL"],</text:p>
          </table:table-cell>
          <table:table-cell table:style-name="ce46" table:formula="of:=CONCATENATE([.L487];[.M487];[.N487])" office:value-type="string" office:string-value="  &quot;zgl.&quot;    [&quot;ZKL&quot;,   &quot;zgl&quot;,       &quot;&quot;, &quot;ONSET&quot;, &quot;lewe ZGL&quot;]," calcext:value-type="string">
            <text:p><text:s text:c="2"/>"zgl." <text:s text:c="3"/>["ZKL", <text:s text:c="2"/>"zgl", <text:s text:c="6"/>"", "ONSET", "lewe ZGL"],</text:p>
          </table:table-cell>
        </table:table-row>
        <table:table-row table:style-name="ro2">
          <table:table-cell table:formula="of:=[$'naglosy-edycja'.B488]" office:value-type="string" office:string-value="zgł" calcext:value-type="string">
            <text:p>zgł</text:p>
          </table:table-cell>
          <table:table-cell table:formula="of:=[$'naglosy-edycja'.C488]" office:value-type="string" office:string-value="ZKLJ" calcext:value-type="string">
            <text:p>ZKLJ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8]=0;[.C488];[.B488])" office:value-type="string" office:string-value="ZKLJ" calcext:value-type="string">
            <text:p>ZKLJ</text:p>
          </table:table-cell>
          <table:table-cell table:formula="of:=CONCATENATE([$przecinki.$A$2];[.E488];[$przecinki.$A$2];)" office:value-type="string" office:string-value="&quot;ZKLJ&quot;" calcext:value-type="string">
            <text:p>"ZKLJ"</text:p>
          </table:table-cell>
          <table:table-cell table:formula="of:=CONCATENATE([$przecinki.$A$2];[.A488];[$przecinki.$A$2])" office:value-type="string" office:string-value="&quot;zgł&quot;" calcext:value-type="string">
            <text:p>"zgł"</text:p>
          </table:table-cell>
          <table:table-cell table:formula="of:=CONCATENATE([.G488];[$przecinki.$B$2];[.F488];)" office:value-type="string" office:string-value="&quot;zgł&quot;:&quot;ZKLJ&quot;" calcext:value-type="string">
            <text:p>"zgł":"ZKLJ"</text:p>
          </table:table-cell>
          <table:table-cell/>
          <table:table-cell table:style-name="ce42" table:formula="of:=CONCATENATE([$przecinki.$A$2];[.A488];[$przecinki.$A$5];[$przecinki.$A$2])" office:value-type="string" office:string-value="&quot;zgł.&quot;" calcext:value-type="string">
            <text:p>"zgł."</text:p>
          </table:table-cell>
          <table:table-cell table:style-name="ce42" table:formula="of:=UPPER([.G488])" office:value-type="string" office:string-value="&quot;ZGŁ&quot;" calcext:value-type="string">
            <text:p>"ZGŁ"</text:p>
          </table:table-cell>
          <table:table-cell table:style-name="ce42" table:formula="of:=CONCATENATE([$przecinki.$C$2];[$przecinki.$C$2];[.J488];[$przecinki.$C$2];[$przecinki.$C$2];[$przecinki.$C$2];[$przecinki.$C$2];[$przecinki.$B$5];[.F488];[$przecinki.$D$2];[$przecinki.$C$2];[$przecinki.$C$2];[$przecinki.$C$2];[.G488];[$przecinki.$D$2];[$przecinki.$C$2];[$przecinki.$C$2];[$przecinki.$C$2];[$przecinki.$C$2];[$przecinki.$C$2];[$przecinki.$C$2];[$przecinki.$C$2])" office:value-type="string" office:string-value="  &quot;zgł.&quot;    [&quot;ZKLJ&quot;,   &quot;zgł&quot;,       " calcext:value-type="string">
            <text:p><text:s text:c="2"/>"zgł." <text:s text:c="3"/>["ZKLJ", <text:s text:c="2"/>"z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8]);[$przecinki.$A$2];[$przecinki.$C$5];[$przecinki.$D$2])" office:value-type="string" office:string-value="&quot;lewe ZGŁ&quot;]," calcext:value-type="string">
            <text:p>"lewe ZGŁ"],</text:p>
          </table:table-cell>
          <table:table-cell table:style-name="ce46" table:formula="of:=CONCATENATE([.L488];[.M488];[.N488])" office:value-type="string" office:string-value="  &quot;zgł.&quot;    [&quot;ZKLJ&quot;,   &quot;zgł&quot;,       &quot;&quot;, &quot;ONSET&quot;, &quot;lewe ZGŁ&quot;]," calcext:value-type="string">
            <text:p><text:s text:c="2"/>"zgł." <text:s text:c="3"/>["ZKLJ", <text:s text:c="2"/>"zgł", <text:s text:c="6"/>"", "ONSET", "lewe ZGŁ"],</text:p>
          </table:table-cell>
        </table:table-row>
        <table:table-row table:style-name="ro2">
          <table:table-cell table:formula="of:=[$'naglosy-edycja'.B489]" office:value-type="string" office:string-value="zgn" calcext:value-type="string">
            <text:p>zgn</text:p>
          </table:table-cell>
          <table:table-cell table:formula="of:=[$'naglosy-edycja'.C489]" office:value-type="string" office:string-value="ZKLR" calcext:value-type="string">
            <text:p>ZKLR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9]=0;[.C489];[.B489])" office:value-type="string" office:string-value="ZKLR" calcext:value-type="string">
            <text:p>ZKLR</text:p>
          </table:table-cell>
          <table:table-cell table:formula="of:=CONCATENATE([$przecinki.$A$2];[.E489];[$przecinki.$A$2];)" office:value-type="string" office:string-value="&quot;ZKLR&quot;" calcext:value-type="string">
            <text:p>"ZKLR"</text:p>
          </table:table-cell>
          <table:table-cell table:formula="of:=CONCATENATE([$przecinki.$A$2];[.A489];[$przecinki.$A$2])" office:value-type="string" office:string-value="&quot;zgn&quot;" calcext:value-type="string">
            <text:p>"zgn"</text:p>
          </table:table-cell>
          <table:table-cell table:formula="of:=CONCATENATE([.G489];[$przecinki.$B$2];[.F489];)" office:value-type="string" office:string-value="&quot;zgn&quot;:&quot;ZKLR&quot;" calcext:value-type="string">
            <text:p>"zgn":"ZKLR"</text:p>
          </table:table-cell>
          <table:table-cell/>
          <table:table-cell table:style-name="ce42" table:formula="of:=CONCATENATE([$przecinki.$A$2];[.A489];[$przecinki.$A$5];[$przecinki.$A$2])" office:value-type="string" office:string-value="&quot;zgn.&quot;" calcext:value-type="string">
            <text:p>"zgn."</text:p>
          </table:table-cell>
          <table:table-cell table:style-name="ce42" table:formula="of:=UPPER([.G489])" office:value-type="string" office:string-value="&quot;ZGN&quot;" calcext:value-type="string">
            <text:p>"ZGN"</text:p>
          </table:table-cell>
          <table:table-cell table:style-name="ce42" table:formula="of:=CONCATENATE([$przecinki.$C$2];[$przecinki.$C$2];[.J489];[$przecinki.$C$2];[$przecinki.$C$2];[$przecinki.$C$2];[$przecinki.$C$2];[$przecinki.$B$5];[.F489];[$przecinki.$D$2];[$przecinki.$C$2];[$przecinki.$C$2];[$przecinki.$C$2];[.G489];[$przecinki.$D$2];[$przecinki.$C$2];[$przecinki.$C$2];[$przecinki.$C$2];[$przecinki.$C$2];[$przecinki.$C$2];[$przecinki.$C$2];[$przecinki.$C$2])" office:value-type="string" office:string-value="  &quot;zgn.&quot;    [&quot;ZKLR&quot;,   &quot;zgn&quot;,       " calcext:value-type="string">
            <text:p><text:s text:c="2"/>"zgn." <text:s text:c="3"/>["ZKLR", <text:s text:c="2"/>"z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9]);[$przecinki.$A$2];[$przecinki.$C$5];[$przecinki.$D$2])" office:value-type="string" office:string-value="&quot;lewe ZGN&quot;]," calcext:value-type="string">
            <text:p>"lewe ZGN"],</text:p>
          </table:table-cell>
          <table:table-cell table:style-name="ce46" table:formula="of:=CONCATENATE([.L489];[.M489];[.N489])" office:value-type="string" office:string-value="  &quot;zgn.&quot;    [&quot;ZKLR&quot;,   &quot;zgn&quot;,       &quot;&quot;, &quot;ONSET&quot;, &quot;lewe ZGN&quot;]," calcext:value-type="string">
            <text:p><text:s text:c="2"/>"zgn." <text:s text:c="3"/>["ZKLR", <text:s text:c="2"/>"zgn", <text:s text:c="6"/>"", "ONSET", "lewe ZGN"],</text:p>
          </table:table-cell>
        </table:table-row>
        <table:table-row table:style-name="ro2">
          <table:table-cell table:formula="of:=[$'naglosy-edycja'.B490]" office:value-type="string" office:string-value="zgr" calcext:value-type="string">
            <text:p>zgr</text:p>
          </table:table-cell>
          <table:table-cell table:formula="of:=[$'naglosy-edycja'.C490]" office:value-type="string" office:string-value="ZKR" calcext:value-type="string">
            <text:p>ZK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90]=0;[.C490];[.B490])" office:value-type="string" office:string-value="ZKR" calcext:value-type="string">
            <text:p>ZKR</text:p>
          </table:table-cell>
          <table:table-cell table:formula="of:=CONCATENATE([$przecinki.$A$2];[.E490];[$przecinki.$A$2];)" office:value-type="string" office:string-value="&quot;ZKR&quot;" calcext:value-type="string">
            <text:p>"ZKR"</text:p>
          </table:table-cell>
          <table:table-cell table:formula="of:=CONCATENATE([$przecinki.$A$2];[.A490];[$przecinki.$A$2])" office:value-type="string" office:string-value="&quot;zgr&quot;" calcext:value-type="string">
            <text:p>"zgr"</text:p>
          </table:table-cell>
          <table:table-cell table:formula="of:=CONCATENATE([.G490];[$przecinki.$B$2];[.F490];)" office:value-type="string" office:string-value="&quot;zgr&quot;:&quot;ZKR&quot;" calcext:value-type="string">
            <text:p>"zgr":"ZKR"</text:p>
          </table:table-cell>
          <table:table-cell/>
          <table:table-cell table:style-name="ce42" table:formula="of:=CONCATENATE([$przecinki.$A$2];[.A490];[$przecinki.$A$5];[$przecinki.$A$2])" office:value-type="string" office:string-value="&quot;zgr.&quot;" calcext:value-type="string">
            <text:p>"zgr."</text:p>
          </table:table-cell>
          <table:table-cell table:style-name="ce42" table:formula="of:=UPPER([.G490])" office:value-type="string" office:string-value="&quot;ZGR&quot;" calcext:value-type="string">
            <text:p>"ZGR"</text:p>
          </table:table-cell>
          <table:table-cell table:style-name="ce42" table:formula="of:=CONCATENATE([$przecinki.$C$2];[$przecinki.$C$2];[.J490];[$przecinki.$C$2];[$przecinki.$C$2];[$przecinki.$C$2];[$przecinki.$C$2];[$przecinki.$B$5];[.F490];[$przecinki.$D$2];[$przecinki.$C$2];[$przecinki.$C$2];[$przecinki.$C$2];[.G490];[$przecinki.$D$2];[$przecinki.$C$2];[$przecinki.$C$2];[$przecinki.$C$2];[$przecinki.$C$2];[$przecinki.$C$2];[$przecinki.$C$2];[$przecinki.$C$2])" office:value-type="string" office:string-value="  &quot;zgr.&quot;    [&quot;ZKR&quot;,   &quot;zgr&quot;,       " calcext:value-type="string">
            <text:p><text:s text:c="2"/>"zgr." <text:s text:c="3"/>["ZKR", <text:s text:c="2"/>"z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0]);[$przecinki.$A$2];[$przecinki.$C$5];[$przecinki.$D$2])" office:value-type="string" office:string-value="&quot;lewe ZGR&quot;]," calcext:value-type="string">
            <text:p>"lewe ZGR"],</text:p>
          </table:table-cell>
          <table:table-cell table:style-name="ce46" table:formula="of:=CONCATENATE([.L490];[.M490];[.N490])" office:value-type="string" office:string-value="  &quot;zgr.&quot;    [&quot;ZKR&quot;,   &quot;zgr&quot;,       &quot;&quot;, &quot;ONSET&quot;, &quot;lewe ZGR&quot;]," calcext:value-type="string">
            <text:p><text:s text:c="2"/>"zgr." <text:s text:c="3"/>["ZKR", <text:s text:c="2"/>"zgr", <text:s text:c="6"/>"", "ONSET", "lewe ZGR"],</text:p>
          </table:table-cell>
        </table:table-row>
        <table:table-row table:style-name="ro2">
          <table:table-cell table:formula="of:=[$'naglosy-edycja'.B491]" office:value-type="string" office:string-value="zgrz" calcext:value-type="string">
            <text:p>zgrz</text:p>
          </table:table-cell>
          <table:table-cell table:formula="of:=[$'naglosy-edycja'.C491]" office:value-type="string" office:string-value="ZKRJ" calcext:value-type="string">
            <text:p>ZKRJ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1]=0;[.C491];[.B491])" office:value-type="string" office:string-value="ZKRJ" calcext:value-type="string">
            <text:p>ZKRJ</text:p>
          </table:table-cell>
          <table:table-cell table:formula="of:=CONCATENATE([$przecinki.$A$2];[.E491];[$przecinki.$A$2];)" office:value-type="string" office:string-value="&quot;ZKRJ&quot;" calcext:value-type="string">
            <text:p>"ZKRJ"</text:p>
          </table:table-cell>
          <table:table-cell table:formula="of:=CONCATENATE([$przecinki.$A$2];[.A491];[$przecinki.$A$2])" office:value-type="string" office:string-value="&quot;zgrz&quot;" calcext:value-type="string">
            <text:p>"zgrz"</text:p>
          </table:table-cell>
          <table:table-cell table:formula="of:=CONCATENATE([.G491];[$przecinki.$B$2];[.F491];)" office:value-type="string" office:string-value="&quot;zgrz&quot;:&quot;ZKRJ&quot;" calcext:value-type="string">
            <text:p>"zgrz":"ZKRJ"</text:p>
          </table:table-cell>
          <table:table-cell/>
          <table:table-cell table:style-name="ce42" table:formula="of:=CONCATENATE([$przecinki.$A$2];[.A491];[$przecinki.$A$5];[$przecinki.$A$2])" office:value-type="string" office:string-value="&quot;zgrz.&quot;" calcext:value-type="string">
            <text:p>"zgrz."</text:p>
          </table:table-cell>
          <table:table-cell table:style-name="ce42" table:formula="of:=UPPER([.G491])" office:value-type="string" office:string-value="&quot;ZGRZ&quot;" calcext:value-type="string">
            <text:p>"ZGRZ"</text:p>
          </table:table-cell>
          <table:table-cell table:style-name="ce42" table:formula="of:=CONCATENATE([$przecinki.$C$2];[$przecinki.$C$2];[.J491];[$przecinki.$C$2];[$przecinki.$C$2];[$przecinki.$C$2];[$przecinki.$C$2];[$przecinki.$B$5];[.F491];[$przecinki.$D$2];[$przecinki.$C$2];[$przecinki.$C$2];[$przecinki.$C$2];[.G491];[$przecinki.$D$2];[$przecinki.$C$2];[$przecinki.$C$2];[$przecinki.$C$2];[$przecinki.$C$2];[$przecinki.$C$2];[$przecinki.$C$2];[$przecinki.$C$2])" office:value-type="string" office:string-value="  &quot;zgrz.&quot;    [&quot;ZKRJ&quot;,   &quot;zgrz&quot;,       " calcext:value-type="string">
            <text:p><text:s text:c="2"/>"zgrz." <text:s text:c="3"/>["ZKRJ", <text:s text:c="2"/>"z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1]);[$przecinki.$A$2];[$przecinki.$C$5];[$przecinki.$D$2])" office:value-type="string" office:string-value="&quot;lewe ZGRZ&quot;]," calcext:value-type="string">
            <text:p>"lewe ZGRZ"],</text:p>
          </table:table-cell>
          <table:table-cell table:style-name="ce46" table:formula="of:=CONCATENATE([.L491];[.M491];[.N491])" office:value-type="string" office:string-value="  &quot;zgrz.&quot;    [&quot;ZKRJ&quot;,   &quot;zgrz&quot;,       &quot;&quot;, &quot;ONSET&quot;, &quot;lewe ZGRZ&quot;]," calcext:value-type="string">
            <text:p><text:s text:c="2"/>"zgrz." <text:s text:c="3"/>["ZKRJ", <text:s text:c="2"/>"zgrz", <text:s text:c="6"/>"", "ONSET", "lewe ZGRZ"],</text:p>
          </table:table-cell>
        </table:table-row>
        <table:table-row table:style-name="ro2">
          <table:table-cell table:formula="of:=[$'naglosy-edycja'.B492]" office:value-type="string" office:string-value="zgw" calcext:value-type="string">
            <text:p>zgw</text:p>
          </table:table-cell>
          <table:table-cell table:formula="of:=[$'naglosy-edycja'.C492]" office:value-type="string" office:string-value="ZKV" calcext:value-type="string">
            <text:p>ZKV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2]=0;[.C492];[.B492])" office:value-type="string" office:string-value="ZKV" calcext:value-type="string">
            <text:p>ZKV</text:p>
          </table:table-cell>
          <table:table-cell table:formula="of:=CONCATENATE([$przecinki.$A$2];[.E492];[$przecinki.$A$2];)" office:value-type="string" office:string-value="&quot;ZKV&quot;" calcext:value-type="string">
            <text:p>"ZKV"</text:p>
          </table:table-cell>
          <table:table-cell table:formula="of:=CONCATENATE([$przecinki.$A$2];[.A492];[$przecinki.$A$2])" office:value-type="string" office:string-value="&quot;zgw&quot;" calcext:value-type="string">
            <text:p>"zgw"</text:p>
          </table:table-cell>
          <table:table-cell table:formula="of:=CONCATENATE([.G492];[$przecinki.$B$2];[.F492];)" office:value-type="string" office:string-value="&quot;zgw&quot;:&quot;ZKV&quot;" calcext:value-type="string">
            <text:p>"zgw":"ZKV"</text:p>
          </table:table-cell>
          <table:table-cell/>
          <table:table-cell table:style-name="ce42" table:formula="of:=CONCATENATE([$przecinki.$A$2];[.A492];[$przecinki.$A$5];[$przecinki.$A$2])" office:value-type="string" office:string-value="&quot;zgw.&quot;" calcext:value-type="string">
            <text:p>"zgw."</text:p>
          </table:table-cell>
          <table:table-cell table:style-name="ce42" table:formula="of:=UPPER([.G492])" office:value-type="string" office:string-value="&quot;ZGW&quot;" calcext:value-type="string">
            <text:p>"ZGW"</text:p>
          </table:table-cell>
          <table:table-cell table:style-name="ce42" table:formula="of:=CONCATENATE([$przecinki.$C$2];[$przecinki.$C$2];[.J492];[$przecinki.$C$2];[$przecinki.$C$2];[$przecinki.$C$2];[$przecinki.$C$2];[$przecinki.$B$5];[.F492];[$przecinki.$D$2];[$przecinki.$C$2];[$przecinki.$C$2];[$przecinki.$C$2];[.G492];[$przecinki.$D$2];[$przecinki.$C$2];[$przecinki.$C$2];[$przecinki.$C$2];[$przecinki.$C$2];[$przecinki.$C$2];[$przecinki.$C$2];[$przecinki.$C$2])" office:value-type="string" office:string-value="  &quot;zgw.&quot;    [&quot;ZKV&quot;,   &quot;zgw&quot;,       " calcext:value-type="string">
            <text:p><text:s text:c="2"/>"zgw." <text:s text:c="3"/>["ZKV", <text:s text:c="2"/>"z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2]);[$przecinki.$A$2];[$przecinki.$C$5];[$przecinki.$D$2])" office:value-type="string" office:string-value="&quot;lewe ZGW&quot;]," calcext:value-type="string">
            <text:p>"lewe ZGW"],</text:p>
          </table:table-cell>
          <table:table-cell table:style-name="ce46" table:formula="of:=CONCATENATE([.L492];[.M492];[.N492])" office:value-type="string" office:string-value="  &quot;zgw.&quot;    [&quot;ZKV&quot;,   &quot;zgw&quot;,       &quot;&quot;, &quot;ONSET&quot;, &quot;lewe ZGW&quot;]," calcext:value-type="string">
            <text:p><text:s text:c="2"/>"zgw." <text:s text:c="3"/>["ZKV", <text:s text:c="2"/>"zgw", <text:s text:c="6"/>"", "ONSET", "lewe ZGW"],</text:p>
          </table:table-cell>
        </table:table-row>
        <table:table-row table:style-name="ro2">
          <table:table-cell table:formula="of:=[$'naglosy-edycja'.B493]" office:value-type="string" office:string-value="zh" calcext:value-type="string">
            <text:p>zh</text:p>
          </table:table-cell>
          <table:table-cell table:formula="of:=[$'naglosy-edycja'.C493]" office:value-type="string" office:string-value="ZKT" calcext:value-type="string">
            <text:p>ZKT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3]=0;[.C493];[.B493])" office:value-type="string" office:string-value="ZKT" calcext:value-type="string">
            <text:p>ZKT</text:p>
          </table:table-cell>
          <table:table-cell table:formula="of:=CONCATENATE([$przecinki.$A$2];[.E493];[$przecinki.$A$2];)" office:value-type="string" office:string-value="&quot;ZKT&quot;" calcext:value-type="string">
            <text:p>"ZKT"</text:p>
          </table:table-cell>
          <table:table-cell table:formula="of:=CONCATENATE([$przecinki.$A$2];[.A493];[$przecinki.$A$2])" office:value-type="string" office:string-value="&quot;zh&quot;" calcext:value-type="string">
            <text:p>"zh"</text:p>
          </table:table-cell>
          <table:table-cell table:formula="of:=CONCATENATE([.G493];[$przecinki.$B$2];[.F493];)" office:value-type="string" office:string-value="&quot;zh&quot;:&quot;ZKT&quot;" calcext:value-type="string">
            <text:p>"zh":"ZKT"</text:p>
          </table:table-cell>
          <table:table-cell/>
          <table:table-cell table:style-name="ce42" table:formula="of:=CONCATENATE([$przecinki.$A$2];[.A493];[$przecinki.$A$5];[$przecinki.$A$2])" office:value-type="string" office:string-value="&quot;zh.&quot;" calcext:value-type="string">
            <text:p>"zh."</text:p>
          </table:table-cell>
          <table:table-cell table:style-name="ce42" table:formula="of:=UPPER([.G493])" office:value-type="string" office:string-value="&quot;ZH&quot;" calcext:value-type="string">
            <text:p>"ZH"</text:p>
          </table:table-cell>
          <table:table-cell table:style-name="ce42" table:formula="of:=CONCATENATE([$przecinki.$C$2];[$przecinki.$C$2];[.J493];[$przecinki.$C$2];[$przecinki.$C$2];[$przecinki.$C$2];[$przecinki.$C$2];[$przecinki.$B$5];[.F493];[$przecinki.$D$2];[$przecinki.$C$2];[$przecinki.$C$2];[$przecinki.$C$2];[.G493];[$przecinki.$D$2];[$przecinki.$C$2];[$przecinki.$C$2];[$przecinki.$C$2];[$przecinki.$C$2];[$przecinki.$C$2];[$przecinki.$C$2];[$przecinki.$C$2])" office:value-type="string" office:string-value="  &quot;zh.&quot;    [&quot;ZKT&quot;,   &quot;zh&quot;,       " calcext:value-type="string">
            <text:p><text:s text:c="2"/>"zh." <text:s text:c="3"/>["ZKT", <text:s text:c="2"/>"z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3]);[$przecinki.$A$2];[$przecinki.$C$5];[$przecinki.$D$2])" office:value-type="string" office:string-value="&quot;lewe ZH&quot;]," calcext:value-type="string">
            <text:p>"lewe ZH"],</text:p>
          </table:table-cell>
          <table:table-cell table:style-name="ce46" table:formula="of:=CONCATENATE([.L493];[.M493];[.N493])" office:value-type="string" office:string-value="  &quot;zh.&quot;    [&quot;ZKT&quot;,   &quot;zh&quot;,       &quot;&quot;, &quot;ONSET&quot;, &quot;lewe ZH&quot;]," calcext:value-type="string">
            <text:p><text:s text:c="2"/>"zh." <text:s text:c="3"/>["ZKT", <text:s text:c="2"/>"zh", <text:s text:c="6"/>"", "ONSET", "lewe ZH"],</text:p>
          </table:table-cell>
        </table:table-row>
        <table:table-row table:style-name="ro2">
          <table:table-cell table:formula="of:=[$'naglosy-edycja'.B494]" office:value-type="string" office:string-value="zj" calcext:value-type="string">
            <text:p>zj</text:p>
          </table:table-cell>
          <table:table-cell table:formula="of:=[$'naglosy-edycja'.C494]" office:value-type="string" office:string-value="ZJ" calcext:value-type="string">
            <text:p>ZJ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4]=0;[.C494];[.B494])" office:value-type="string" office:string-value="ZJ" calcext:value-type="string">
            <text:p>ZJ</text:p>
          </table:table-cell>
          <table:table-cell table:formula="of:=CONCATENATE([$przecinki.$A$2];[.E494];[$przecinki.$A$2];)" office:value-type="string" office:string-value="&quot;ZJ&quot;" calcext:value-type="string">
            <text:p>"ZJ"</text:p>
          </table:table-cell>
          <table:table-cell table:formula="of:=CONCATENATE([$przecinki.$A$2];[.A494];[$przecinki.$A$2])" office:value-type="string" office:string-value="&quot;zj&quot;" calcext:value-type="string">
            <text:p>"zj"</text:p>
          </table:table-cell>
          <table:table-cell table:formula="of:=CONCATENATE([.G494];[$przecinki.$B$2];[.F494];)" office:value-type="string" office:string-value="&quot;zj&quot;:&quot;ZJ&quot;" calcext:value-type="string">
            <text:p>"zj":"ZJ"</text:p>
          </table:table-cell>
          <table:table-cell/>
          <table:table-cell table:style-name="ce42" table:formula="of:=CONCATENATE([$przecinki.$A$2];[.A494];[$przecinki.$A$5];[$przecinki.$A$2])" office:value-type="string" office:string-value="&quot;zj.&quot;" calcext:value-type="string">
            <text:p>"zj."</text:p>
          </table:table-cell>
          <table:table-cell table:style-name="ce42" table:formula="of:=UPPER([.G494])" office:value-type="string" office:string-value="&quot;ZJ&quot;" calcext:value-type="string">
            <text:p>"ZJ"</text:p>
          </table:table-cell>
          <table:table-cell table:style-name="ce42" table:formula="of:=CONCATENATE([$przecinki.$C$2];[$przecinki.$C$2];[.J494];[$przecinki.$C$2];[$przecinki.$C$2];[$przecinki.$C$2];[$przecinki.$C$2];[$przecinki.$B$5];[.F494];[$przecinki.$D$2];[$przecinki.$C$2];[$przecinki.$C$2];[$przecinki.$C$2];[.G494];[$przecinki.$D$2];[$przecinki.$C$2];[$przecinki.$C$2];[$przecinki.$C$2];[$przecinki.$C$2];[$przecinki.$C$2];[$przecinki.$C$2];[$przecinki.$C$2])" office:value-type="string" office:string-value="  &quot;zj.&quot;    [&quot;ZJ&quot;,   &quot;zj&quot;,       " calcext:value-type="string">
            <text:p><text:s text:c="2"/>"zj." <text:s text:c="3"/>["ZJ", <text:s text:c="2"/>"z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4]);[$przecinki.$A$2];[$przecinki.$C$5];[$przecinki.$D$2])" office:value-type="string" office:string-value="&quot;lewe ZJ&quot;]," calcext:value-type="string">
            <text:p>"lewe ZJ"],</text:p>
          </table:table-cell>
          <table:table-cell table:style-name="ce46" table:formula="of:=CONCATENATE([.L494];[.M494];[.N494])" office:value-type="string" office:string-value="  &quot;zj.&quot;    [&quot;ZJ&quot;,   &quot;zj&quot;,       &quot;&quot;, &quot;ONSET&quot;, &quot;lewe ZJ&quot;]," calcext:value-type="string">
            <text:p><text:s text:c="2"/>"zj." <text:s text:c="3"/>["ZJ", <text:s text:c="2"/>"zj", <text:s text:c="6"/>"", "ONSET", "lewe ZJ"],</text:p>
          </table:table-cell>
        </table:table-row>
        <table:table-row table:style-name="ro2">
          <table:table-cell table:formula="of:=[$'naglosy-edycja'.B495]" office:value-type="string" office:string-value="zl" calcext:value-type="string">
            <text:p>zl</text:p>
          </table:table-cell>
          <table:table-cell table:formula="of:=[$'naglosy-edycja'.C495]" office:value-type="string" office:string-value="ZL" calcext:value-type="string">
            <text:p>ZL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5]=0;[.C495];[.B495])" office:value-type="string" office:string-value="ZL" calcext:value-type="string">
            <text:p>ZL</text:p>
          </table:table-cell>
          <table:table-cell table:formula="of:=CONCATENATE([$przecinki.$A$2];[.E495];[$przecinki.$A$2];)" office:value-type="string" office:string-value="&quot;ZL&quot;" calcext:value-type="string">
            <text:p>"ZL"</text:p>
          </table:table-cell>
          <table:table-cell table:formula="of:=CONCATENATE([$przecinki.$A$2];[.A495];[$przecinki.$A$2])" office:value-type="string" office:string-value="&quot;zl&quot;" calcext:value-type="string">
            <text:p>"zl"</text:p>
          </table:table-cell>
          <table:table-cell table:formula="of:=CONCATENATE([.G495];[$przecinki.$B$2];[.F495];)" office:value-type="string" office:string-value="&quot;zl&quot;:&quot;ZL&quot;" calcext:value-type="string">
            <text:p>"zl":"ZL"</text:p>
          </table:table-cell>
          <table:table-cell/>
          <table:table-cell table:style-name="ce42" table:formula="of:=CONCATENATE([$przecinki.$A$2];[.A495];[$przecinki.$A$5];[$przecinki.$A$2])" office:value-type="string" office:string-value="&quot;zl.&quot;" calcext:value-type="string">
            <text:p>"zl."</text:p>
          </table:table-cell>
          <table:table-cell table:style-name="ce42" table:formula="of:=UPPER([.G495])" office:value-type="string" office:string-value="&quot;ZL&quot;" calcext:value-type="string">
            <text:p>"ZL"</text:p>
          </table:table-cell>
          <table:table-cell table:style-name="ce42" table:formula="of:=CONCATENATE([$przecinki.$C$2];[$przecinki.$C$2];[.J495];[$przecinki.$C$2];[$przecinki.$C$2];[$przecinki.$C$2];[$przecinki.$C$2];[$przecinki.$B$5];[.F495];[$przecinki.$D$2];[$przecinki.$C$2];[$przecinki.$C$2];[$przecinki.$C$2];[.G495];[$przecinki.$D$2];[$przecinki.$C$2];[$przecinki.$C$2];[$przecinki.$C$2];[$przecinki.$C$2];[$przecinki.$C$2];[$przecinki.$C$2];[$przecinki.$C$2])" office:value-type="string" office:string-value="  &quot;zl.&quot;    [&quot;ZL&quot;,   &quot;zl&quot;,       " calcext:value-type="string">
            <text:p><text:s text:c="2"/>"zl." <text:s text:c="3"/>["ZL", <text:s text:c="2"/>"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5]);[$przecinki.$A$2];[$przecinki.$C$5];[$przecinki.$D$2])" office:value-type="string" office:string-value="&quot;lewe ZL&quot;]," calcext:value-type="string">
            <text:p>"lewe ZL"],</text:p>
          </table:table-cell>
          <table:table-cell table:style-name="ce46" table:formula="of:=CONCATENATE([.L495];[.M495];[.N495])" office:value-type="string" office:string-value="  &quot;zl.&quot;    [&quot;ZL&quot;,   &quot;zl&quot;,       &quot;&quot;, &quot;ONSET&quot;, &quot;lewe ZL&quot;]," calcext:value-type="string">
            <text:p><text:s text:c="2"/>"zl." <text:s text:c="3"/>["ZL", <text:s text:c="2"/>"zl", <text:s text:c="6"/>"", "ONSET", "lewe ZL"],</text:p>
          </table:table-cell>
        </table:table-row>
        <table:table-row table:style-name="ro2">
          <table:table-cell table:formula="of:=[$'naglosy-edycja'.B496]" office:value-type="string" office:string-value="zł" calcext:value-type="string">
            <text:p>zł</text:p>
          </table:table-cell>
          <table:table-cell table:formula="of:=[$'naglosy-edycja'.C496]" office:value-type="string" office:string-value="ZLJ" calcext:value-type="string">
            <text:p>ZLJ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6]=0;[.C496];[.B496])" office:value-type="string" office:string-value="ZLJ" calcext:value-type="string">
            <text:p>ZLJ</text:p>
          </table:table-cell>
          <table:table-cell table:formula="of:=CONCATENATE([$przecinki.$A$2];[.E496];[$przecinki.$A$2];)" office:value-type="string" office:string-value="&quot;ZLJ&quot;" calcext:value-type="string">
            <text:p>"ZLJ"</text:p>
          </table:table-cell>
          <table:table-cell table:formula="of:=CONCATENATE([$przecinki.$A$2];[.A496];[$przecinki.$A$2])" office:value-type="string" office:string-value="&quot;zł&quot;" calcext:value-type="string">
            <text:p>"zł"</text:p>
          </table:table-cell>
          <table:table-cell table:formula="of:=CONCATENATE([.G496];[$przecinki.$B$2];[.F496];)" office:value-type="string" office:string-value="&quot;zł&quot;:&quot;ZLJ&quot;" calcext:value-type="string">
            <text:p>"zł":"ZLJ"</text:p>
          </table:table-cell>
          <table:table-cell/>
          <table:table-cell table:style-name="ce42" table:formula="of:=CONCATENATE([$przecinki.$A$2];[.A496];[$przecinki.$A$5];[$przecinki.$A$2])" office:value-type="string" office:string-value="&quot;zł.&quot;" calcext:value-type="string">
            <text:p>"zł."</text:p>
          </table:table-cell>
          <table:table-cell table:style-name="ce42" table:formula="of:=UPPER([.G496])" office:value-type="string" office:string-value="&quot;ZŁ&quot;" calcext:value-type="string">
            <text:p>"ZŁ"</text:p>
          </table:table-cell>
          <table:table-cell table:style-name="ce42" table:formula="of:=CONCATENATE([$przecinki.$C$2];[$przecinki.$C$2];[.J496];[$przecinki.$C$2];[$przecinki.$C$2];[$przecinki.$C$2];[$przecinki.$C$2];[$przecinki.$B$5];[.F496];[$przecinki.$D$2];[$przecinki.$C$2];[$przecinki.$C$2];[$przecinki.$C$2];[.G496];[$przecinki.$D$2];[$przecinki.$C$2];[$przecinki.$C$2];[$przecinki.$C$2];[$przecinki.$C$2];[$przecinki.$C$2];[$przecinki.$C$2];[$przecinki.$C$2])" office:value-type="string" office:string-value="  &quot;zł.&quot;    [&quot;ZLJ&quot;,   &quot;zł&quot;,       " calcext:value-type="string">
            <text:p><text:s text:c="2"/>"zł." <text:s text:c="3"/>["ZLJ", <text:s text:c="2"/>"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6]);[$przecinki.$A$2];[$przecinki.$C$5];[$przecinki.$D$2])" office:value-type="string" office:string-value="&quot;lewe ZŁ&quot;]," calcext:value-type="string">
            <text:p>"lewe ZŁ"],</text:p>
          </table:table-cell>
          <table:table-cell table:style-name="ce46" table:formula="of:=CONCATENATE([.L496];[.M496];[.N496])" office:value-type="string" office:string-value="  &quot;zł.&quot;    [&quot;ZLJ&quot;,   &quot;zł&quot;,       &quot;&quot;, &quot;ONSET&quot;, &quot;lewe ZŁ&quot;]," calcext:value-type="string">
            <text:p><text:s text:c="2"/>"zł." <text:s text:c="3"/>["ZLJ", <text:s text:c="2"/>"zł", <text:s text:c="6"/>"", "ONSET", "lewe ZŁ"],</text:p>
          </table:table-cell>
        </table:table-row>
        <table:table-row table:style-name="ro2">
          <table:table-cell table:formula="of:=[$'naglosy-edycja'.B497]" office:value-type="string" office:string-value="zm" calcext:value-type="string">
            <text:p>zm</text:p>
          </table:table-cell>
          <table:table-cell table:formula="of:=[$'naglosy-edycja'.C497]" office:value-type="string" office:string-value="ZTV" calcext:value-type="string">
            <text:p>ZTV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7]=0;[.C497];[.B497])" office:value-type="string" office:string-value="ZTV" calcext:value-type="string">
            <text:p>ZTV</text:p>
          </table:table-cell>
          <table:table-cell table:formula="of:=CONCATENATE([$przecinki.$A$2];[.E497];[$przecinki.$A$2];)" office:value-type="string" office:string-value="&quot;ZTV&quot;" calcext:value-type="string">
            <text:p>"ZTV"</text:p>
          </table:table-cell>
          <table:table-cell table:formula="of:=CONCATENATE([$przecinki.$A$2];[.A497];[$przecinki.$A$2])" office:value-type="string" office:string-value="&quot;zm&quot;" calcext:value-type="string">
            <text:p>"zm"</text:p>
          </table:table-cell>
          <table:table-cell table:formula="of:=CONCATENATE([.G497];[$przecinki.$B$2];[.F497];)" office:value-type="string" office:string-value="&quot;zm&quot;:&quot;ZTV&quot;" calcext:value-type="string">
            <text:p>"zm":"ZTV"</text:p>
          </table:table-cell>
          <table:table-cell/>
          <table:table-cell table:style-name="ce42" table:formula="of:=CONCATENATE([$przecinki.$A$2];[.A497];[$przecinki.$A$5];[$przecinki.$A$2])" office:value-type="string" office:string-value="&quot;zm.&quot;" calcext:value-type="string">
            <text:p>"zm."</text:p>
          </table:table-cell>
          <table:table-cell table:style-name="ce42" table:formula="of:=UPPER([.G497])" office:value-type="string" office:string-value="&quot;ZM&quot;" calcext:value-type="string">
            <text:p>"ZM"</text:p>
          </table:table-cell>
          <table:table-cell table:style-name="ce42" table:formula="of:=CONCATENATE([$przecinki.$C$2];[$przecinki.$C$2];[.J497];[$przecinki.$C$2];[$przecinki.$C$2];[$przecinki.$C$2];[$przecinki.$C$2];[$przecinki.$B$5];[.F497];[$przecinki.$D$2];[$przecinki.$C$2];[$przecinki.$C$2];[$przecinki.$C$2];[.G497];[$przecinki.$D$2];[$przecinki.$C$2];[$przecinki.$C$2];[$przecinki.$C$2];[$przecinki.$C$2];[$przecinki.$C$2];[$przecinki.$C$2];[$przecinki.$C$2])" office:value-type="string" office:string-value="  &quot;zm.&quot;    [&quot;ZTV&quot;,   &quot;zm&quot;,       " calcext:value-type="string">
            <text:p><text:s text:c="2"/>"zm." <text:s text:c="3"/>["ZTV", <text:s text:c="2"/>"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7]);[$przecinki.$A$2];[$przecinki.$C$5];[$przecinki.$D$2])" office:value-type="string" office:string-value="&quot;lewe ZM&quot;]," calcext:value-type="string">
            <text:p>"lewe ZM"],</text:p>
          </table:table-cell>
          <table:table-cell table:style-name="ce46" table:formula="of:=CONCATENATE([.L497];[.M497];[.N497])" office:value-type="string" office:string-value="  &quot;zm.&quot;    [&quot;ZTV&quot;,   &quot;zm&quot;,       &quot;&quot;, &quot;ONSET&quot;, &quot;lewe ZM&quot;]," calcext:value-type="string">
            <text:p><text:s text:c="2"/>"zm." <text:s text:c="3"/>["ZTV", <text:s text:c="2"/>"zm", <text:s text:c="6"/>"", "ONSET", "lewe ZM"],</text:p>
          </table:table-cell>
        </table:table-row>
        <table:table-row table:style-name="ro2">
          <table:table-cell table:formula="of:=[$'naglosy-edycja'.B498]" office:value-type="string" office:string-value="zmł" calcext:value-type="string">
            <text:p>zmł</text:p>
          </table:table-cell>
          <table:table-cell table:formula="of:=[$'naglosy-edycja'.C498]" office:value-type="string" office:string-value="ZTVLJ" calcext:value-type="string">
            <text:p>ZTVLJ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8]=0;[.C498];[.B498])" office:value-type="string" office:string-value="ZTVLJ" calcext:value-type="string">
            <text:p>ZTVLJ</text:p>
          </table:table-cell>
          <table:table-cell table:formula="of:=CONCATENATE([$przecinki.$A$2];[.E498];[$przecinki.$A$2];)" office:value-type="string" office:string-value="&quot;ZTVLJ&quot;" calcext:value-type="string">
            <text:p>"ZTVLJ"</text:p>
          </table:table-cell>
          <table:table-cell table:formula="of:=CONCATENATE([$przecinki.$A$2];[.A498];[$przecinki.$A$2])" office:value-type="string" office:string-value="&quot;zmł&quot;" calcext:value-type="string">
            <text:p>"zmł"</text:p>
          </table:table-cell>
          <table:table-cell table:formula="of:=CONCATENATE([.G498];[$przecinki.$B$2];[.F498];)" office:value-type="string" office:string-value="&quot;zmł&quot;:&quot;ZTVLJ&quot;" calcext:value-type="string">
            <text:p>"zmł":"ZTVLJ"</text:p>
          </table:table-cell>
          <table:table-cell/>
          <table:table-cell table:style-name="ce42" table:formula="of:=CONCATENATE([$przecinki.$A$2];[.A498];[$przecinki.$A$5];[$przecinki.$A$2])" office:value-type="string" office:string-value="&quot;zmł.&quot;" calcext:value-type="string">
            <text:p>"zmł."</text:p>
          </table:table-cell>
          <table:table-cell table:style-name="ce42" table:formula="of:=UPPER([.G498])" office:value-type="string" office:string-value="&quot;ZMŁ&quot;" calcext:value-type="string">
            <text:p>"ZMŁ"</text:p>
          </table:table-cell>
          <table:table-cell table:style-name="ce42" table:formula="of:=CONCATENATE([$przecinki.$C$2];[$przecinki.$C$2];[.J498];[$przecinki.$C$2];[$przecinki.$C$2];[$przecinki.$C$2];[$przecinki.$C$2];[$przecinki.$B$5];[.F498];[$przecinki.$D$2];[$przecinki.$C$2];[$przecinki.$C$2];[$przecinki.$C$2];[.G498];[$przecinki.$D$2];[$przecinki.$C$2];[$przecinki.$C$2];[$przecinki.$C$2];[$przecinki.$C$2];[$przecinki.$C$2];[$przecinki.$C$2];[$przecinki.$C$2])" office:value-type="string" office:string-value="  &quot;zmł.&quot;    [&quot;ZTVLJ&quot;,   &quot;zmł&quot;,       " calcext:value-type="string">
            <text:p><text:s text:c="2"/>"zmł." <text:s text:c="3"/>["ZTVLJ", <text:s text:c="2"/>"z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8]);[$przecinki.$A$2];[$przecinki.$C$5];[$przecinki.$D$2])" office:value-type="string" office:string-value="&quot;lewe ZMŁ&quot;]," calcext:value-type="string">
            <text:p>"lewe ZMŁ"],</text:p>
          </table:table-cell>
          <table:table-cell table:style-name="ce46" table:formula="of:=CONCATENATE([.L498];[.M498];[.N498])" office:value-type="string" office:string-value="  &quot;zmł.&quot;    [&quot;ZTVLJ&quot;,   &quot;zmł&quot;,       &quot;&quot;, &quot;ONSET&quot;, &quot;lewe ZMŁ&quot;]," calcext:value-type="string">
            <text:p><text:s text:c="2"/>"zmł." <text:s text:c="3"/>["ZTVLJ", <text:s text:c="2"/>"zmł", <text:s text:c="6"/>"", "ONSET", "lewe ZMŁ"],</text:p>
          </table:table-cell>
        </table:table-row>
        <table:table-row table:style-name="ro2">
          <table:table-cell table:formula="of:=[$'naglosy-edycja'.B499]" office:value-type="string" office:string-value="zmn" calcext:value-type="string">
            <text:p>zmn</text:p>
          </table:table-cell>
          <table:table-cell table:formula="of:=[$'naglosy-edycja'.C499]" office:value-type="string" office:string-value="ZTVLR" calcext:value-type="string">
            <text:p>ZTVLR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9]=0;[.C499];[.B499])" office:value-type="string" office:string-value="ZTVLR" calcext:value-type="string">
            <text:p>ZTVLR</text:p>
          </table:table-cell>
          <table:table-cell table:formula="of:=CONCATENATE([$przecinki.$A$2];[.E499];[$przecinki.$A$2];)" office:value-type="string" office:string-value="&quot;ZTVLR&quot;" calcext:value-type="string">
            <text:p>"ZTVLR"</text:p>
          </table:table-cell>
          <table:table-cell table:formula="of:=CONCATENATE([$przecinki.$A$2];[.A499];[$przecinki.$A$2])" office:value-type="string" office:string-value="&quot;zmn&quot;" calcext:value-type="string">
            <text:p>"zmn"</text:p>
          </table:table-cell>
          <table:table-cell table:formula="of:=CONCATENATE([.G499];[$przecinki.$B$2];[.F499];)" office:value-type="string" office:string-value="&quot;zmn&quot;:&quot;ZTVLR&quot;" calcext:value-type="string">
            <text:p>"zmn":"ZTVLR"</text:p>
          </table:table-cell>
          <table:table-cell/>
          <table:table-cell table:style-name="ce42" table:formula="of:=CONCATENATE([$przecinki.$A$2];[.A499];[$przecinki.$A$5];[$przecinki.$A$2])" office:value-type="string" office:string-value="&quot;zmn.&quot;" calcext:value-type="string">
            <text:p>"zmn."</text:p>
          </table:table-cell>
          <table:table-cell table:style-name="ce42" table:formula="of:=UPPER([.G499])" office:value-type="string" office:string-value="&quot;ZMN&quot;" calcext:value-type="string">
            <text:p>"ZMN"</text:p>
          </table:table-cell>
          <table:table-cell table:style-name="ce42" table:formula="of:=CONCATENATE([$przecinki.$C$2];[$przecinki.$C$2];[.J499];[$przecinki.$C$2];[$przecinki.$C$2];[$przecinki.$C$2];[$przecinki.$C$2];[$przecinki.$B$5];[.F499];[$przecinki.$D$2];[$przecinki.$C$2];[$przecinki.$C$2];[$przecinki.$C$2];[.G499];[$przecinki.$D$2];[$przecinki.$C$2];[$przecinki.$C$2];[$przecinki.$C$2];[$przecinki.$C$2];[$przecinki.$C$2];[$przecinki.$C$2];[$przecinki.$C$2])" office:value-type="string" office:string-value="  &quot;zmn.&quot;    [&quot;ZTVLR&quot;,   &quot;zmn&quot;,       " calcext:value-type="string">
            <text:p><text:s text:c="2"/>"zmn." <text:s text:c="3"/>["ZTVLR", <text:s text:c="2"/>"z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9]);[$przecinki.$A$2];[$przecinki.$C$5];[$przecinki.$D$2])" office:value-type="string" office:string-value="&quot;lewe ZMN&quot;]," calcext:value-type="string">
            <text:p>"lewe ZMN"],</text:p>
          </table:table-cell>
          <table:table-cell table:style-name="ce46" table:formula="of:=CONCATENATE([.L499];[.M499];[.N499])" office:value-type="string" office:string-value="  &quot;zmn.&quot;    [&quot;ZTVLR&quot;,   &quot;zmn&quot;,       &quot;&quot;, &quot;ONSET&quot;, &quot;lewe ZMN&quot;]," calcext:value-type="string">
            <text:p><text:s text:c="2"/>"zmn." <text:s text:c="3"/>["ZTVLR", <text:s text:c="2"/>"zmn", <text:s text:c="6"/>"", "ONSET", "lewe ZMN"],</text:p>
          </table:table-cell>
        </table:table-row>
        <table:table-row table:style-name="ro2">
          <table:table-cell table:formula="of:=[$'naglosy-edycja'.B500]" office:value-type="string" office:string-value="zmr" calcext:value-type="string">
            <text:p>zmr</text:p>
          </table:table-cell>
          <table:table-cell table:formula="of:=[$'naglosy-edycja'.C500]" office:value-type="string" office:string-value="ZTVR" calcext:value-type="string">
            <text:p>ZTV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500]=0;[.C500];[.B500])" office:value-type="string" office:string-value="ZTVR" calcext:value-type="string">
            <text:p>ZTVR</text:p>
          </table:table-cell>
          <table:table-cell table:formula="of:=CONCATENATE([$przecinki.$A$2];[.E500];[$przecinki.$A$2];)" office:value-type="string" office:string-value="&quot;ZTVR&quot;" calcext:value-type="string">
            <text:p>"ZTVR"</text:p>
          </table:table-cell>
          <table:table-cell table:formula="of:=CONCATENATE([$przecinki.$A$2];[.A500];[$przecinki.$A$2])" office:value-type="string" office:string-value="&quot;zmr&quot;" calcext:value-type="string">
            <text:p>"zmr"</text:p>
          </table:table-cell>
          <table:table-cell table:formula="of:=CONCATENATE([.G500];[$przecinki.$B$2];[.F500];)" office:value-type="string" office:string-value="&quot;zmr&quot;:&quot;ZTVR&quot;" calcext:value-type="string">
            <text:p>"zmr":"ZTVR"</text:p>
          </table:table-cell>
          <table:table-cell/>
          <table:table-cell table:style-name="ce42" table:formula="of:=CONCATENATE([$przecinki.$A$2];[.A500];[$przecinki.$A$5];[$przecinki.$A$2])" office:value-type="string" office:string-value="&quot;zmr.&quot;" calcext:value-type="string">
            <text:p>"zmr."</text:p>
          </table:table-cell>
          <table:table-cell table:style-name="ce42" table:formula="of:=UPPER([.G500])" office:value-type="string" office:string-value="&quot;ZMR&quot;" calcext:value-type="string">
            <text:p>"ZMR"</text:p>
          </table:table-cell>
          <table:table-cell table:style-name="ce42" table:formula="of:=CONCATENATE([$przecinki.$C$2];[$przecinki.$C$2];[.J500];[$przecinki.$C$2];[$przecinki.$C$2];[$przecinki.$C$2];[$przecinki.$C$2];[$przecinki.$B$5];[.F500];[$przecinki.$D$2];[$przecinki.$C$2];[$przecinki.$C$2];[$przecinki.$C$2];[.G500];[$przecinki.$D$2];[$przecinki.$C$2];[$przecinki.$C$2];[$przecinki.$C$2];[$przecinki.$C$2];[$przecinki.$C$2];[$przecinki.$C$2];[$przecinki.$C$2])" office:value-type="string" office:string-value="  &quot;zmr.&quot;    [&quot;ZTVR&quot;,   &quot;zmr&quot;,       " calcext:value-type="string">
            <text:p><text:s text:c="2"/>"zmr." <text:s text:c="3"/>["ZTVR", <text:s text:c="2"/>"z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0]);[$przecinki.$A$2];[$przecinki.$C$5];[$przecinki.$D$2])" office:value-type="string" office:string-value="&quot;lewe ZMR&quot;]," calcext:value-type="string">
            <text:p>"lewe ZMR"],</text:p>
          </table:table-cell>
          <table:table-cell table:style-name="ce46" table:formula="of:=CONCATENATE([.L500];[.M500];[.N500])" office:value-type="string" office:string-value="  &quot;zmr.&quot;    [&quot;ZTVR&quot;,   &quot;zmr&quot;,       &quot;&quot;, &quot;ONSET&quot;, &quot;lewe ZMR&quot;]," calcext:value-type="string">
            <text:p><text:s text:c="2"/>"zmr." <text:s text:c="3"/>["ZTVR", <text:s text:c="2"/>"zmr", <text:s text:c="6"/>"", "ONSET", "lewe ZMR"],</text:p>
          </table:table-cell>
        </table:table-row>
        <table:table-row table:style-name="ro2">
          <table:table-cell table:formula="of:=[$'naglosy-edycja'.B501]" office:value-type="string" office:string-value="zn" calcext:value-type="string">
            <text:p>zn</text:p>
          </table:table-cell>
          <table:table-cell table:formula="of:=[$'naglosy-edycja'.C501]" office:value-type="string" office:string-value="ZLR" calcext:value-type="string">
            <text:p>ZL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1]=0;[.C501];[.B501])" office:value-type="string" office:string-value="ZLR" calcext:value-type="string">
            <text:p>ZLR</text:p>
          </table:table-cell>
          <table:table-cell table:formula="of:=CONCATENATE([$przecinki.$A$2];[.E501];[$przecinki.$A$2];)" office:value-type="string" office:string-value="&quot;ZLR&quot;" calcext:value-type="string">
            <text:p>"ZLR"</text:p>
          </table:table-cell>
          <table:table-cell table:formula="of:=CONCATENATE([$przecinki.$A$2];[.A501];[$przecinki.$A$2])" office:value-type="string" office:string-value="&quot;zn&quot;" calcext:value-type="string">
            <text:p>"zn"</text:p>
          </table:table-cell>
          <table:table-cell table:formula="of:=CONCATENATE([.G501];[$przecinki.$B$2];[.F501];)" office:value-type="string" office:string-value="&quot;zn&quot;:&quot;ZLR&quot;" calcext:value-type="string">
            <text:p>"zn":"ZLR"</text:p>
          </table:table-cell>
          <table:table-cell/>
          <table:table-cell table:style-name="ce42" table:formula="of:=CONCATENATE([$przecinki.$A$2];[.A501];[$przecinki.$A$5];[$przecinki.$A$2])" office:value-type="string" office:string-value="&quot;zn.&quot;" calcext:value-type="string">
            <text:p>"zn."</text:p>
          </table:table-cell>
          <table:table-cell table:style-name="ce42" table:formula="of:=UPPER([.G501])" office:value-type="string" office:string-value="&quot;ZN&quot;" calcext:value-type="string">
            <text:p>"ZN"</text:p>
          </table:table-cell>
          <table:table-cell table:style-name="ce42" table:formula="of:=CONCATENATE([$przecinki.$C$2];[$przecinki.$C$2];[.J501];[$przecinki.$C$2];[$przecinki.$C$2];[$przecinki.$C$2];[$przecinki.$C$2];[$przecinki.$B$5];[.F501];[$przecinki.$D$2];[$przecinki.$C$2];[$przecinki.$C$2];[$przecinki.$C$2];[.G501];[$przecinki.$D$2];[$przecinki.$C$2];[$przecinki.$C$2];[$przecinki.$C$2];[$przecinki.$C$2];[$przecinki.$C$2];[$przecinki.$C$2];[$przecinki.$C$2])" office:value-type="string" office:string-value="  &quot;zn.&quot;    [&quot;ZLR&quot;,   &quot;zn&quot;,       " calcext:value-type="string">
            <text:p><text:s text:c="2"/>"zn." <text:s text:c="3"/>["ZLR", <text:s text:c="2"/>"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1]);[$przecinki.$A$2];[$przecinki.$C$5];[$przecinki.$D$2])" office:value-type="string" office:string-value="&quot;lewe ZN&quot;]," calcext:value-type="string">
            <text:p>"lewe ZN"],</text:p>
          </table:table-cell>
          <table:table-cell table:style-name="ce46" table:formula="of:=CONCATENATE([.L501];[.M501];[.N501])" office:value-type="string" office:string-value="  &quot;zn.&quot;    [&quot;ZLR&quot;,   &quot;zn&quot;,       &quot;&quot;, &quot;ONSET&quot;, &quot;lewe ZN&quot;]," calcext:value-type="string">
            <text:p><text:s text:c="2"/>"zn." <text:s text:c="3"/>["ZLR", <text:s text:c="2"/>"zn", <text:s text:c="6"/>"", "ONSET", "lewe ZN"],</text:p>
          </table:table-cell>
        </table:table-row>
        <table:table-row table:style-name="ro2">
          <table:table-cell table:formula="of:=[$'naglosy-edycja'.B502]" office:value-type="string" office:string-value="zni" calcext:value-type="string">
            <text:p>zni</text:p>
          </table:table-cell>
          <table:table-cell table:formula="of:=[$'naglosy-edycja'.C502]" office:value-type="string" office:string-value="ZLRJ" calcext:value-type="string">
            <text:p>ZLRJ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2]=0;[.C502];[.B502])" office:value-type="string" office:string-value="ZLRJ" calcext:value-type="string">
            <text:p>ZLRJ</text:p>
          </table:table-cell>
          <table:table-cell table:formula="of:=CONCATENATE([$przecinki.$A$2];[.E502];[$przecinki.$A$2];)" office:value-type="string" office:string-value="&quot;ZLRJ&quot;" calcext:value-type="string">
            <text:p>"ZLRJ"</text:p>
          </table:table-cell>
          <table:table-cell table:formula="of:=CONCATENATE([$przecinki.$A$2];[.A502];[$przecinki.$A$2])" office:value-type="string" office:string-value="&quot;zni&quot;" calcext:value-type="string">
            <text:p>"zni"</text:p>
          </table:table-cell>
          <table:table-cell table:formula="of:=CONCATENATE([.G502];[$przecinki.$B$2];[.F502];)" office:value-type="string" office:string-value="&quot;zni&quot;:&quot;ZLRJ&quot;" calcext:value-type="string">
            <text:p>"zni":"ZLRJ"</text:p>
          </table:table-cell>
          <table:table-cell/>
          <table:table-cell table:style-name="ce42" table:formula="of:=CONCATENATE([$przecinki.$A$2];[.A502];[$przecinki.$A$5];[$przecinki.$A$2])" office:value-type="string" office:string-value="&quot;zni.&quot;" calcext:value-type="string">
            <text:p>"zni."</text:p>
          </table:table-cell>
          <table:table-cell table:style-name="ce42" table:formula="of:=UPPER([.G502])" office:value-type="string" office:string-value="&quot;ZNI&quot;" calcext:value-type="string">
            <text:p>"ZNI"</text:p>
          </table:table-cell>
          <table:table-cell table:style-name="ce42" table:formula="of:=CONCATENATE([$przecinki.$C$2];[$przecinki.$C$2];[.J502];[$przecinki.$C$2];[$przecinki.$C$2];[$przecinki.$C$2];[$przecinki.$C$2];[$przecinki.$B$5];[.F502];[$przecinki.$D$2];[$przecinki.$C$2];[$przecinki.$C$2];[$przecinki.$C$2];[.G502];[$przecinki.$D$2];[$przecinki.$C$2];[$przecinki.$C$2];[$przecinki.$C$2];[$przecinki.$C$2];[$przecinki.$C$2];[$przecinki.$C$2];[$przecinki.$C$2])" office:value-type="string" office:string-value="  &quot;zni.&quot;    [&quot;ZLRJ&quot;,   &quot;zni&quot;,       " calcext:value-type="string">
            <text:p><text:s text:c="2"/>"zni." <text:s text:c="3"/>["ZLRJ", <text:s text:c="2"/>"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2]);[$przecinki.$A$2];[$przecinki.$C$5];[$przecinki.$D$2])" office:value-type="string" office:string-value="&quot;lewe ZNI&quot;]," calcext:value-type="string">
            <text:p>"lewe ZNI"],</text:p>
          </table:table-cell>
          <table:table-cell table:style-name="ce46" table:formula="of:=CONCATENATE([.L502];[.M502];[.N502])" office:value-type="string" office:string-value="  &quot;zni.&quot;    [&quot;ZLRJ&quot;,   &quot;zni&quot;,       &quot;&quot;, &quot;ONSET&quot;, &quot;lewe ZNI&quot;]," calcext:value-type="string">
            <text:p><text:s text:c="2"/>"zni." <text:s text:c="3"/>["ZLRJ", <text:s text:c="2"/>"zni", <text:s text:c="6"/>"", "ONSET", "lewe ZNI"],</text:p>
          </table:table-cell>
        </table:table-row>
        <table:table-row table:style-name="ro2">
          <table:table-cell table:formula="of:=[$'naglosy-edycja'.B503]" office:value-type="string" office:string-value="zr" calcext:value-type="string">
            <text:p>zr</text:p>
          </table:table-cell>
          <table:table-cell table:formula="of:=[$'naglosy-edycja'.C503]" office:value-type="string" office:string-value="ZR" calcext:value-type="string">
            <text:p>ZR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3]=0;[.C503];[.B503])" office:value-type="string" office:string-value="ZR" calcext:value-type="string">
            <text:p>ZR</text:p>
          </table:table-cell>
          <table:table-cell table:formula="of:=CONCATENATE([$przecinki.$A$2];[.E503];[$przecinki.$A$2];)" office:value-type="string" office:string-value="&quot;ZR&quot;" calcext:value-type="string">
            <text:p>"ZR"</text:p>
          </table:table-cell>
          <table:table-cell table:formula="of:=CONCATENATE([$przecinki.$A$2];[.A503];[$przecinki.$A$2])" office:value-type="string" office:string-value="&quot;zr&quot;" calcext:value-type="string">
            <text:p>"zr"</text:p>
          </table:table-cell>
          <table:table-cell table:formula="of:=CONCATENATE([.G503];[$przecinki.$B$2];[.F503];)" office:value-type="string" office:string-value="&quot;zr&quot;:&quot;ZR&quot;" calcext:value-type="string">
            <text:p>"zr":"ZR"</text:p>
          </table:table-cell>
          <table:table-cell/>
          <table:table-cell table:style-name="ce42" table:formula="of:=CONCATENATE([$przecinki.$A$2];[.A503];[$przecinki.$A$5];[$przecinki.$A$2])" office:value-type="string" office:string-value="&quot;zr.&quot;" calcext:value-type="string">
            <text:p>"zr."</text:p>
          </table:table-cell>
          <table:table-cell table:style-name="ce42" table:formula="of:=UPPER([.G503])" office:value-type="string" office:string-value="&quot;ZR&quot;" calcext:value-type="string">
            <text:p>"ZR"</text:p>
          </table:table-cell>
          <table:table-cell table:style-name="ce42" table:formula="of:=CONCATENATE([$przecinki.$C$2];[$przecinki.$C$2];[.J503];[$przecinki.$C$2];[$przecinki.$C$2];[$przecinki.$C$2];[$przecinki.$C$2];[$przecinki.$B$5];[.F503];[$przecinki.$D$2];[$przecinki.$C$2];[$przecinki.$C$2];[$przecinki.$C$2];[.G503];[$przecinki.$D$2];[$przecinki.$C$2];[$przecinki.$C$2];[$przecinki.$C$2];[$przecinki.$C$2];[$przecinki.$C$2];[$przecinki.$C$2];[$przecinki.$C$2])" office:value-type="string" office:string-value="  &quot;zr.&quot;    [&quot;ZR&quot;,   &quot;zr&quot;,       " calcext:value-type="string">
            <text:p><text:s text:c="2"/>"zr." <text:s text:c="3"/>["ZR", <text:s text:c="2"/>"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3]);[$przecinki.$A$2];[$przecinki.$C$5];[$przecinki.$D$2])" office:value-type="string" office:string-value="&quot;lewe ZR&quot;]," calcext:value-type="string">
            <text:p>"lewe ZR"],</text:p>
          </table:table-cell>
          <table:table-cell table:style-name="ce46" table:formula="of:=CONCATENATE([.L503];[.M503];[.N503])" office:value-type="string" office:string-value="  &quot;zr.&quot;    [&quot;ZR&quot;,   &quot;zr&quot;,       &quot;&quot;, &quot;ONSET&quot;, &quot;lewe ZR&quot;]," calcext:value-type="string">
            <text:p><text:s text:c="2"/>"zr." <text:s text:c="3"/>["ZR", <text:s text:c="2"/>"zr", <text:s text:c="6"/>"", "ONSET", "lewe ZR"],</text:p>
          </table:table-cell>
        </table:table-row>
        <table:table-row table:style-name="ro2">
          <table:table-cell table:formula="of:=[$'naglosy-edycja'.B504]" office:value-type="string" office:string-value="zrz" calcext:value-type="string">
            <text:p>zrz</text:p>
          </table:table-cell>
          <table:table-cell table:formula="of:=[$'naglosy-edycja'.C504]" office:value-type="string" office:string-value="ZRJ" calcext:value-type="string">
            <text:p>ZRJ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4]=0;[.C504];[.B504])" office:value-type="string" office:string-value="ZRJ" calcext:value-type="string">
            <text:p>ZRJ</text:p>
          </table:table-cell>
          <table:table-cell table:formula="of:=CONCATENATE([$przecinki.$A$2];[.E504];[$przecinki.$A$2];)" office:value-type="string" office:string-value="&quot;ZRJ&quot;" calcext:value-type="string">
            <text:p>"ZRJ"</text:p>
          </table:table-cell>
          <table:table-cell table:formula="of:=CONCATENATE([$przecinki.$A$2];[.A504];[$przecinki.$A$2])" office:value-type="string" office:string-value="&quot;zrz&quot;" calcext:value-type="string">
            <text:p>"zrz"</text:p>
          </table:table-cell>
          <table:table-cell table:formula="of:=CONCATENATE([.G504];[$przecinki.$B$2];[.F504];)" office:value-type="string" office:string-value="&quot;zrz&quot;:&quot;ZRJ&quot;" calcext:value-type="string">
            <text:p>"zrz":"ZRJ"</text:p>
          </table:table-cell>
          <table:table-cell/>
          <table:table-cell table:style-name="ce42" table:formula="of:=CONCATENATE([$przecinki.$A$2];[.A504];[$przecinki.$A$5];[$przecinki.$A$2])" office:value-type="string" office:string-value="&quot;zrz.&quot;" calcext:value-type="string">
            <text:p>"zrz."</text:p>
          </table:table-cell>
          <table:table-cell table:style-name="ce42" table:formula="of:=UPPER([.G504])" office:value-type="string" office:string-value="&quot;ZRZ&quot;" calcext:value-type="string">
            <text:p>"ZRZ"</text:p>
          </table:table-cell>
          <table:table-cell table:style-name="ce42" table:formula="of:=CONCATENATE([$przecinki.$C$2];[$przecinki.$C$2];[.J504];[$przecinki.$C$2];[$przecinki.$C$2];[$przecinki.$C$2];[$przecinki.$C$2];[$przecinki.$B$5];[.F504];[$przecinki.$D$2];[$przecinki.$C$2];[$przecinki.$C$2];[$przecinki.$C$2];[.G504];[$przecinki.$D$2];[$przecinki.$C$2];[$przecinki.$C$2];[$przecinki.$C$2];[$przecinki.$C$2];[$przecinki.$C$2];[$przecinki.$C$2];[$przecinki.$C$2])" office:value-type="string" office:string-value="  &quot;zrz.&quot;    [&quot;ZRJ&quot;,   &quot;zrz&quot;,       " calcext:value-type="string">
            <text:p><text:s text:c="2"/>"zrz." <text:s text:c="3"/>["ZRJ", <text:s text:c="2"/>"z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4]);[$przecinki.$A$2];[$przecinki.$C$5];[$przecinki.$D$2])" office:value-type="string" office:string-value="&quot;lewe ZRZ&quot;]," calcext:value-type="string">
            <text:p>"lewe ZRZ"],</text:p>
          </table:table-cell>
          <table:table-cell table:style-name="ce46" table:formula="of:=CONCATENATE([.L504];[.M504];[.N504])" office:value-type="string" office:string-value="  &quot;zrz.&quot;    [&quot;ZRJ&quot;,   &quot;zrz&quot;,       &quot;&quot;, &quot;ONSET&quot;, &quot;lewe ZRZ&quot;]," calcext:value-type="string">
            <text:p><text:s text:c="2"/>"zrz." <text:s text:c="3"/>["ZRJ", <text:s text:c="2"/>"zrz", <text:s text:c="6"/>"", "ONSET", "lewe ZRZ"],</text:p>
          </table:table-cell>
        </table:table-row>
        <table:table-row table:style-name="ro2">
          <table:table-cell table:formula="of:=[$'naglosy-edycja'.B505]" office:value-type="string" office:string-value="zs" calcext:value-type="string">
            <text:p>zs</text:p>
          </table:table-cell>
          <table:table-cell table:formula="of:=[$'naglosy-edycja'.C505]" office:value-type="string" office:string-value="ZS" calcext:value-type="string">
            <text:p>ZS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string" office:string-value="XZS" calcext:value-type="string">
            <text:p>XZS</text:p>
          </table:table-cell>
          <table:table-cell table:formula="of:=IF([.B505]=0;[.C505];[.B505])" office:value-type="string" office:string-value="ZS" calcext:value-type="string">
            <text:p>ZS</text:p>
          </table:table-cell>
          <table:table-cell table:formula="of:=CONCATENATE([$przecinki.$A$2];[.E505];[$przecinki.$A$2];)" office:value-type="string" office:string-value="&quot;ZS&quot;" calcext:value-type="string">
            <text:p>"ZS"</text:p>
          </table:table-cell>
          <table:table-cell table:formula="of:=CONCATENATE([$przecinki.$A$2];[.A505];[$przecinki.$A$2])" office:value-type="string" office:string-value="&quot;zs&quot;" calcext:value-type="string">
            <text:p>"zs"</text:p>
          </table:table-cell>
          <table:table-cell table:formula="of:=CONCATENATE([.G505];[$przecinki.$B$2];[.F505];)" office:value-type="string" office:string-value="&quot;zs&quot;:&quot;ZS&quot;" calcext:value-type="string">
            <text:p>"zs":"ZS"</text:p>
          </table:table-cell>
          <table:table-cell/>
          <table:table-cell table:style-name="ce42" table:formula="of:=CONCATENATE([$przecinki.$A$2];[.A505];[$przecinki.$A$5];[$przecinki.$A$2])" office:value-type="string" office:string-value="&quot;zs.&quot;" calcext:value-type="string">
            <text:p>"zs."</text:p>
          </table:table-cell>
          <table:table-cell table:style-name="ce42" table:formula="of:=UPPER([.G505])" office:value-type="string" office:string-value="&quot;ZS&quot;" calcext:value-type="string">
            <text:p>"ZS"</text:p>
          </table:table-cell>
          <table:table-cell table:style-name="ce42" table:formula="of:=CONCATENATE([$przecinki.$C$2];[$przecinki.$C$2];[.J505];[$przecinki.$C$2];[$przecinki.$C$2];[$przecinki.$C$2];[$przecinki.$C$2];[$przecinki.$B$5];[.F505];[$przecinki.$D$2];[$przecinki.$C$2];[$przecinki.$C$2];[$przecinki.$C$2];[.G505];[$przecinki.$D$2];[$przecinki.$C$2];[$przecinki.$C$2];[$przecinki.$C$2];[$przecinki.$C$2];[$przecinki.$C$2];[$przecinki.$C$2];[$przecinki.$C$2])" office:value-type="string" office:string-value="  &quot;zs.&quot;    [&quot;ZS&quot;,   &quot;zs&quot;,       " calcext:value-type="string">
            <text:p><text:s text:c="2"/>"zs." <text:s text:c="3"/>["ZS", <text:s text:c="2"/>"z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5]);[$przecinki.$A$2];[$przecinki.$C$5];[$przecinki.$D$2])" office:value-type="string" office:string-value="&quot;lewe ZS&quot;]," calcext:value-type="string">
            <text:p>"lewe ZS"],</text:p>
          </table:table-cell>
          <table:table-cell table:style-name="ce46" table:formula="of:=CONCATENATE([.L505];[.M505];[.N505])" office:value-type="string" office:string-value="  &quot;zs.&quot;    [&quot;ZS&quot;,   &quot;zs&quot;,       &quot;&quot;, &quot;ONSET&quot;, &quot;lewe ZS&quot;]," calcext:value-type="string">
            <text:p><text:s text:c="2"/>"zs." <text:s text:c="3"/>["ZS", <text:s text:c="2"/>"zs", <text:s text:c="6"/>"", "ONSET", "lewe ZS"],</text:p>
          </table:table-cell>
        </table:table-row>
        <table:table-row table:style-name="ro2">
          <table:table-cell table:formula="of:=[$'naglosy-edycja'.B506]" office:value-type="string" office:string-value="zst" calcext:value-type="string">
            <text:p>zst</text:p>
          </table:table-cell>
          <table:table-cell table:formula="of:=[$'naglosy-edycja'.C506]" office:value-type="string" office:string-value="ZST" calcext:value-type="string">
            <text:p>ZST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float" office:value="0" calcext:value-type="float">
            <text:p>0</text:p>
          </table:table-cell>
          <table:table-cell table:formula="of:=IF([.B506]=0;[.C506];[.B506])" office:value-type="string" office:string-value="ZST" calcext:value-type="string">
            <text:p>ZST</text:p>
          </table:table-cell>
          <table:table-cell table:formula="of:=CONCATENATE([$przecinki.$A$2];[.E506];[$przecinki.$A$2];)" office:value-type="string" office:string-value="&quot;ZST&quot;" calcext:value-type="string">
            <text:p>"ZST"</text:p>
          </table:table-cell>
          <table:table-cell table:formula="of:=CONCATENATE([$przecinki.$A$2];[.A506];[$przecinki.$A$2])" office:value-type="string" office:string-value="&quot;zst&quot;" calcext:value-type="string">
            <text:p>"zst"</text:p>
          </table:table-cell>
          <table:table-cell table:formula="of:=CONCATENATE([.G506];[$przecinki.$B$2];[.F506];)" office:value-type="string" office:string-value="&quot;zst&quot;:&quot;ZST&quot;" calcext:value-type="string">
            <text:p>"zst":"ZST"</text:p>
          </table:table-cell>
          <table:table-cell/>
          <table:table-cell table:style-name="ce42" table:formula="of:=CONCATENATE([$przecinki.$A$2];[.A506];[$przecinki.$A$5];[$przecinki.$A$2])" office:value-type="string" office:string-value="&quot;zst.&quot;" calcext:value-type="string">
            <text:p>"zst."</text:p>
          </table:table-cell>
          <table:table-cell table:style-name="ce42" table:formula="of:=UPPER([.G506])" office:value-type="string" office:string-value="&quot;ZST&quot;" calcext:value-type="string">
            <text:p>"ZST"</text:p>
          </table:table-cell>
          <table:table-cell table:style-name="ce42" table:formula="of:=CONCATENATE([$przecinki.$C$2];[$przecinki.$C$2];[.J506];[$przecinki.$C$2];[$przecinki.$C$2];[$przecinki.$C$2];[$przecinki.$C$2];[$przecinki.$B$5];[.F506];[$przecinki.$D$2];[$przecinki.$C$2];[$przecinki.$C$2];[$przecinki.$C$2];[.G506];[$przecinki.$D$2];[$przecinki.$C$2];[$przecinki.$C$2];[$przecinki.$C$2];[$przecinki.$C$2];[$przecinki.$C$2];[$przecinki.$C$2];[$przecinki.$C$2])" office:value-type="string" office:string-value="  &quot;zst.&quot;    [&quot;ZST&quot;,   &quot;zst&quot;,       " calcext:value-type="string">
            <text:p><text:s text:c="2"/>"zst." <text:s text:c="3"/>["ZST", <text:s text:c="2"/>"z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6]);[$przecinki.$A$2];[$przecinki.$C$5];[$przecinki.$D$2])" office:value-type="string" office:string-value="&quot;lewe ZST&quot;]," calcext:value-type="string">
            <text:p>"lewe ZST"],</text:p>
          </table:table-cell>
          <table:table-cell table:style-name="ce46" table:formula="of:=CONCATENATE([.L506];[.M506];[.N506])" office:value-type="string" office:string-value="  &quot;zst.&quot;    [&quot;ZST&quot;,   &quot;zst&quot;,       &quot;&quot;, &quot;ONSET&quot;, &quot;lewe ZST&quot;]," calcext:value-type="string">
            <text:p><text:s text:c="2"/>"zst." <text:s text:c="3"/>["ZST", <text:s text:c="2"/>"zst", <text:s text:c="6"/>"", "ONSET", "lewe ZST"],</text:p>
          </table:table-cell>
        </table:table-row>
        <table:table-row table:style-name="ro2">
          <table:table-cell table:formula="of:=[$'naglosy-edycja'.B507]" office:value-type="string" office:string-value="zsz" calcext:value-type="string">
            <text:p>zsz</text:p>
          </table:table-cell>
          <table:table-cell table:formula="of:=[$'naglosy-edycja'.C507]" office:value-type="string" office:string-value="ZTP" calcext:value-type="string">
            <text:p>ZTP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string" office:string-value="ZSTP" calcext:value-type="string">
            <text:p>ZSTP</text:p>
          </table:table-cell>
          <table:table-cell table:formula="of:=IF([.B507]=0;[.C507];[.B507])" office:value-type="string" office:string-value="ZTP" calcext:value-type="string">
            <text:p>ZTP</text:p>
          </table:table-cell>
          <table:table-cell table:formula="of:=CONCATENATE([$przecinki.$A$2];[.E507];[$przecinki.$A$2];)" office:value-type="string" office:string-value="&quot;ZTP&quot;" calcext:value-type="string">
            <text:p>"ZTP"</text:p>
          </table:table-cell>
          <table:table-cell table:formula="of:=CONCATENATE([$przecinki.$A$2];[.A507];[$przecinki.$A$2])" office:value-type="string" office:string-value="&quot;zsz&quot;" calcext:value-type="string">
            <text:p>"zsz"</text:p>
          </table:table-cell>
          <table:table-cell table:formula="of:=CONCATENATE([.G507];[$przecinki.$B$2];[.F507];)" office:value-type="string" office:string-value="&quot;zsz&quot;:&quot;ZTP&quot;" calcext:value-type="string">
            <text:p>"zsz":"ZTP"</text:p>
          </table:table-cell>
          <table:table-cell/>
          <table:table-cell table:style-name="ce42" table:formula="of:=CONCATENATE([$przecinki.$A$2];[.A507];[$przecinki.$A$5];[$przecinki.$A$2])" office:value-type="string" office:string-value="&quot;zsz.&quot;" calcext:value-type="string">
            <text:p>"zsz."</text:p>
          </table:table-cell>
          <table:table-cell table:style-name="ce42" table:formula="of:=UPPER([.G507])" office:value-type="string" office:string-value="&quot;ZSZ&quot;" calcext:value-type="string">
            <text:p>"ZSZ"</text:p>
          </table:table-cell>
          <table:table-cell table:style-name="ce42" table:formula="of:=CONCATENATE([$przecinki.$C$2];[$przecinki.$C$2];[.J507];[$przecinki.$C$2];[$przecinki.$C$2];[$przecinki.$C$2];[$przecinki.$C$2];[$przecinki.$B$5];[.F507];[$przecinki.$D$2];[$przecinki.$C$2];[$przecinki.$C$2];[$przecinki.$C$2];[.G507];[$przecinki.$D$2];[$przecinki.$C$2];[$przecinki.$C$2];[$przecinki.$C$2];[$przecinki.$C$2];[$przecinki.$C$2];[$przecinki.$C$2];[$przecinki.$C$2])" office:value-type="string" office:string-value="  &quot;zsz.&quot;    [&quot;ZTP&quot;,   &quot;zsz&quot;,       " calcext:value-type="string">
            <text:p><text:s text:c="2"/>"zsz." <text:s text:c="3"/>["ZTP", <text:s text:c="2"/>"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7]);[$przecinki.$A$2];[$przecinki.$C$5];[$przecinki.$D$2])" office:value-type="string" office:string-value="&quot;lewe ZSZ&quot;]," calcext:value-type="string">
            <text:p>"lewe ZSZ"],</text:p>
          </table:table-cell>
          <table:table-cell table:style-name="ce46" table:formula="of:=CONCATENATE([.L507];[.M507];[.N507])" office:value-type="string" office:string-value="  &quot;zsz.&quot;    [&quot;ZTP&quot;,   &quot;zsz&quot;,       &quot;&quot;, &quot;ONSET&quot;, &quot;lewe ZSZ&quot;]," calcext:value-type="string">
            <text:p><text:s text:c="2"/>"zsz." <text:s text:c="3"/>["ZTP", <text:s text:c="2"/>"zsz", <text:s text:c="6"/>"", "ONSET", "lewe ZSZ"],</text:p>
          </table:table-cell>
        </table:table-row>
        <table:table-row table:style-name="ro2">
          <table:table-cell table:formula="of:=[$'naglosy-edycja'.B508]" office:value-type="string" office:string-value="zw" calcext:value-type="string">
            <text:p>zw</text:p>
          </table:table-cell>
          <table:table-cell table:formula="of:=[$'naglosy-edycja'.C508]" office:value-type="string" office:string-value="ZV" calcext:value-type="string">
            <text:p>ZV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float" office:value="0" calcext:value-type="float">
            <text:p>0</text:p>
          </table:table-cell>
          <table:table-cell table:formula="of:=IF([.B508]=0;[.C508];[.B508])" office:value-type="string" office:string-value="ZV" calcext:value-type="string">
            <text:p>ZV</text:p>
          </table:table-cell>
          <table:table-cell table:formula="of:=CONCATENATE([$przecinki.$A$2];[.E508];[$przecinki.$A$2];)" office:value-type="string" office:string-value="&quot;ZV&quot;" calcext:value-type="string">
            <text:p>"ZV"</text:p>
          </table:table-cell>
          <table:table-cell table:formula="of:=CONCATENATE([$przecinki.$A$2];[.A508];[$przecinki.$A$2])" office:value-type="string" office:string-value="&quot;zw&quot;" calcext:value-type="string">
            <text:p>"zw"</text:p>
          </table:table-cell>
          <table:table-cell table:formula="of:=CONCATENATE([.G508];[$przecinki.$B$2];[.F508];)" office:value-type="string" office:string-value="&quot;zw&quot;:&quot;ZV&quot;" calcext:value-type="string">
            <text:p>"zw":"ZV"</text:p>
          </table:table-cell>
          <table:table-cell/>
          <table:table-cell table:style-name="ce42" table:formula="of:=CONCATENATE([$przecinki.$A$2];[.A508];[$przecinki.$A$5];[$przecinki.$A$2])" office:value-type="string" office:string-value="&quot;zw.&quot;" calcext:value-type="string">
            <text:p>"zw."</text:p>
          </table:table-cell>
          <table:table-cell table:style-name="ce42" table:formula="of:=UPPER([.G508])" office:value-type="string" office:string-value="&quot;ZW&quot;" calcext:value-type="string">
            <text:p>"ZW"</text:p>
          </table:table-cell>
          <table:table-cell table:style-name="ce42" table:formula="of:=CONCATENATE([$przecinki.$C$2];[$przecinki.$C$2];[.J508];[$przecinki.$C$2];[$przecinki.$C$2];[$przecinki.$C$2];[$przecinki.$C$2];[$przecinki.$B$5];[.F508];[$przecinki.$D$2];[$przecinki.$C$2];[$przecinki.$C$2];[$przecinki.$C$2];[.G508];[$przecinki.$D$2];[$przecinki.$C$2];[$przecinki.$C$2];[$przecinki.$C$2];[$przecinki.$C$2];[$przecinki.$C$2];[$przecinki.$C$2];[$przecinki.$C$2])" office:value-type="string" office:string-value="  &quot;zw.&quot;    [&quot;ZV&quot;,   &quot;zw&quot;,       " calcext:value-type="string">
            <text:p><text:s text:c="2"/>"zw." <text:s text:c="3"/>["ZV", <text:s text:c="2"/>"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8]);[$przecinki.$A$2];[$przecinki.$C$5];[$przecinki.$D$2])" office:value-type="string" office:string-value="&quot;lewe ZW&quot;]," calcext:value-type="string">
            <text:p>"lewe ZW"],</text:p>
          </table:table-cell>
          <table:table-cell table:style-name="ce46" table:formula="of:=CONCATENATE([.L508];[.M508];[.N508])" office:value-type="string" office:string-value="  &quot;zw.&quot;    [&quot;ZV&quot;,   &quot;zw&quot;,       &quot;&quot;, &quot;ONSET&quot;, &quot;lewe ZW&quot;]," calcext:value-type="string">
            <text:p><text:s text:c="2"/>"zw." <text:s text:c="3"/>["ZV", <text:s text:c="2"/>"zw", <text:s text:c="6"/>"", "ONSET", "lewe ZW"],</text:p>
          </table:table-cell>
        </table:table-row>
        <table:table-row table:style-name="ro2">
          <table:table-cell table:formula="of:=[$'naglosy-edycja'.B509]" office:value-type="string" office:string-value="zwi" calcext:value-type="string">
            <text:p>zwi</text:p>
          </table:table-cell>
          <table:table-cell table:formula="of:=[$'naglosy-edycja'.C509]" office:value-type="string" office:string-value="ZVJ" calcext:value-type="string">
            <text:p>ZVJ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9]=0;[.C509];[.B509])" office:value-type="string" office:string-value="ZVJ" calcext:value-type="string">
            <text:p>ZVJ</text:p>
          </table:table-cell>
          <table:table-cell table:formula="of:=CONCATENATE([$przecinki.$A$2];[.E509];[$przecinki.$A$2];)" office:value-type="string" office:string-value="&quot;ZVJ&quot;" calcext:value-type="string">
            <text:p>"ZVJ"</text:p>
          </table:table-cell>
          <table:table-cell table:formula="of:=CONCATENATE([$przecinki.$A$2];[.A509];[$przecinki.$A$2])" office:value-type="string" office:string-value="&quot;zwi&quot;" calcext:value-type="string">
            <text:p>"zwi"</text:p>
          </table:table-cell>
          <table:table-cell table:formula="of:=CONCATENATE([.G509];[$przecinki.$B$2];[.F509];)" office:value-type="string" office:string-value="&quot;zwi&quot;:&quot;ZVJ&quot;" calcext:value-type="string">
            <text:p>"zwi":"ZVJ"</text:p>
          </table:table-cell>
          <table:table-cell/>
          <table:table-cell table:style-name="ce42" table:formula="of:=CONCATENATE([$przecinki.$A$2];[.A509];[$przecinki.$A$5];[$przecinki.$A$2])" office:value-type="string" office:string-value="&quot;zwi.&quot;" calcext:value-type="string">
            <text:p>"zwi."</text:p>
          </table:table-cell>
          <table:table-cell table:style-name="ce42" table:formula="of:=UPPER([.G509])" office:value-type="string" office:string-value="&quot;ZWI&quot;" calcext:value-type="string">
            <text:p>"ZWI"</text:p>
          </table:table-cell>
          <table:table-cell table:style-name="ce42" table:formula="of:=CONCATENATE([$przecinki.$C$2];[$przecinki.$C$2];[.J509];[$przecinki.$C$2];[$przecinki.$C$2];[$przecinki.$C$2];[$przecinki.$C$2];[$przecinki.$B$5];[.F509];[$przecinki.$D$2];[$przecinki.$C$2];[$przecinki.$C$2];[$przecinki.$C$2];[.G509];[$przecinki.$D$2];[$przecinki.$C$2];[$przecinki.$C$2];[$przecinki.$C$2];[$przecinki.$C$2];[$przecinki.$C$2];[$przecinki.$C$2];[$przecinki.$C$2])" office:value-type="string" office:string-value="  &quot;zwi.&quot;    [&quot;ZVJ&quot;,   &quot;zwi&quot;,       " calcext:value-type="string">
            <text:p><text:s text:c="2"/>"zwi." <text:s text:c="3"/>["ZVJ", <text:s text:c="2"/>"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9]);[$przecinki.$A$2];[$przecinki.$C$5];[$przecinki.$D$2])" office:value-type="string" office:string-value="&quot;lewe ZWI&quot;]," calcext:value-type="string">
            <text:p>"lewe ZWI"],</text:p>
          </table:table-cell>
          <table:table-cell table:style-name="ce46" table:formula="of:=CONCATENATE([.L509];[.M509];[.N509])" office:value-type="string" office:string-value="  &quot;zwi.&quot;    [&quot;ZVJ&quot;,   &quot;zwi&quot;,       &quot;&quot;, &quot;ONSET&quot;, &quot;lewe ZWI&quot;]," calcext:value-type="string">
            <text:p><text:s text:c="2"/>"zwi." <text:s text:c="3"/>["ZVJ", <text:s text:c="2"/>"zwi", <text:s text:c="6"/>"", "ONSET", "lewe ZWI"],</text:p>
          </table:table-cell>
        </table:table-row>
        <table:table-row table:style-name="ro2">
          <table:table-cell table:formula="of:=[$'naglosy-edycja'.B510]" office:value-type="string" office:string-value="zwl" calcext:value-type="string">
            <text:p>zwl</text:p>
          </table:table-cell>
          <table:table-cell table:formula="of:=[$'naglosy-edycja'.C510]" office:value-type="string" office:string-value="ZVL" calcext:value-type="string">
            <text:p>ZVL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10]=0;[.C510];[.B510])" office:value-type="string" office:string-value="ZVL" calcext:value-type="string">
            <text:p>ZVL</text:p>
          </table:table-cell>
          <table:table-cell table:formula="of:=CONCATENATE([$przecinki.$A$2];[.E510];[$przecinki.$A$2];)" office:value-type="string" office:string-value="&quot;ZVL&quot;" calcext:value-type="string">
            <text:p>"ZVL"</text:p>
          </table:table-cell>
          <table:table-cell table:formula="of:=CONCATENATE([$przecinki.$A$2];[.A510];[$przecinki.$A$2])" office:value-type="string" office:string-value="&quot;zwl&quot;" calcext:value-type="string">
            <text:p>"zwl"</text:p>
          </table:table-cell>
          <table:table-cell table:formula="of:=CONCATENATE([.G510];[$przecinki.$B$2];[.F510];)" office:value-type="string" office:string-value="&quot;zwl&quot;:&quot;ZVL&quot;" calcext:value-type="string">
            <text:p>"zwl":"ZVL"</text:p>
          </table:table-cell>
          <table:table-cell/>
          <table:table-cell table:style-name="ce42" table:formula="of:=CONCATENATE([$przecinki.$A$2];[.A510];[$przecinki.$A$5];[$przecinki.$A$2])" office:value-type="string" office:string-value="&quot;zwl.&quot;" calcext:value-type="string">
            <text:p>"zwl."</text:p>
          </table:table-cell>
          <table:table-cell table:style-name="ce42" table:formula="of:=UPPER([.G510])" office:value-type="string" office:string-value="&quot;ZWL&quot;" calcext:value-type="string">
            <text:p>"ZWL"</text:p>
          </table:table-cell>
          <table:table-cell table:style-name="ce42" table:formula="of:=CONCATENATE([$przecinki.$C$2];[$przecinki.$C$2];[.J510];[$przecinki.$C$2];[$przecinki.$C$2];[$przecinki.$C$2];[$przecinki.$C$2];[$przecinki.$B$5];[.F510];[$przecinki.$D$2];[$przecinki.$C$2];[$przecinki.$C$2];[$przecinki.$C$2];[.G510];[$przecinki.$D$2];[$przecinki.$C$2];[$przecinki.$C$2];[$przecinki.$C$2];[$przecinki.$C$2];[$przecinki.$C$2];[$przecinki.$C$2];[$przecinki.$C$2])" office:value-type="string" office:string-value="  &quot;zwl.&quot;    [&quot;ZVL&quot;,   &quot;zwl&quot;,       " calcext:value-type="string">
            <text:p><text:s text:c="2"/>"zwl." <text:s text:c="3"/>["ZVL", <text:s text:c="2"/>"z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0]);[$przecinki.$A$2];[$przecinki.$C$5];[$przecinki.$D$2])" office:value-type="string" office:string-value="&quot;lewe ZWL&quot;]," calcext:value-type="string">
            <text:p>"lewe ZWL"],</text:p>
          </table:table-cell>
          <table:table-cell table:style-name="ce46" table:formula="of:=CONCATENATE([.L510];[.M510];[.N510])" office:value-type="string" office:string-value="  &quot;zwl.&quot;    [&quot;ZVL&quot;,   &quot;zwl&quot;,       &quot;&quot;, &quot;ONSET&quot;, &quot;lewe ZWL&quot;]," calcext:value-type="string">
            <text:p><text:s text:c="2"/>"zwl." <text:s text:c="3"/>["ZVL", <text:s text:c="2"/>"zwl", <text:s text:c="6"/>"", "ONSET", "lewe ZWL"],</text:p>
          </table:table-cell>
        </table:table-row>
        <table:table-row table:style-name="ro2">
          <table:table-cell table:formula="of:=[$'naglosy-edycja'.B511]" office:value-type="string" office:string-value="zwł" calcext:value-type="string">
            <text:p>zwł</text:p>
          </table:table-cell>
          <table:table-cell table:formula="of:=[$'naglosy-edycja'.C511]" office:value-type="string" office:string-value="ZWLJ" calcext:value-type="string">
            <text:p>ZWLJ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1]=0;[.C511];[.B511])" office:value-type="string" office:string-value="ZWLJ" calcext:value-type="string">
            <text:p>ZWLJ</text:p>
          </table:table-cell>
          <table:table-cell table:formula="of:=CONCATENATE([$przecinki.$A$2];[.E511];[$przecinki.$A$2];)" office:value-type="string" office:string-value="&quot;ZWLJ&quot;" calcext:value-type="string">
            <text:p>"ZWLJ"</text:p>
          </table:table-cell>
          <table:table-cell table:formula="of:=CONCATENATE([$przecinki.$A$2];[.A511];[$przecinki.$A$2])" office:value-type="string" office:string-value="&quot;zwł&quot;" calcext:value-type="string">
            <text:p>"zwł"</text:p>
          </table:table-cell>
          <table:table-cell table:formula="of:=CONCATENATE([.G511];[$przecinki.$B$2];[.F511];)" office:value-type="string" office:string-value="&quot;zwł&quot;:&quot;ZWLJ&quot;" calcext:value-type="string">
            <text:p>"zwł":"ZWLJ"</text:p>
          </table:table-cell>
          <table:table-cell/>
          <table:table-cell table:style-name="ce42" table:formula="of:=CONCATENATE([$przecinki.$A$2];[.A511];[$przecinki.$A$5];[$przecinki.$A$2])" office:value-type="string" office:string-value="&quot;zwł.&quot;" calcext:value-type="string">
            <text:p>"zwł."</text:p>
          </table:table-cell>
          <table:table-cell table:style-name="ce42" table:formula="of:=UPPER([.G511])" office:value-type="string" office:string-value="&quot;ZWŁ&quot;" calcext:value-type="string">
            <text:p>"ZWŁ"</text:p>
          </table:table-cell>
          <table:table-cell table:style-name="ce42" table:formula="of:=CONCATENATE([$przecinki.$C$2];[$przecinki.$C$2];[.J511];[$przecinki.$C$2];[$przecinki.$C$2];[$przecinki.$C$2];[$przecinki.$C$2];[$przecinki.$B$5];[.F511];[$przecinki.$D$2];[$przecinki.$C$2];[$przecinki.$C$2];[$przecinki.$C$2];[.G511];[$przecinki.$D$2];[$przecinki.$C$2];[$przecinki.$C$2];[$przecinki.$C$2];[$przecinki.$C$2];[$przecinki.$C$2];[$przecinki.$C$2];[$przecinki.$C$2])" office:value-type="string" office:string-value="  &quot;zwł.&quot;    [&quot;ZWLJ&quot;,   &quot;zwł&quot;,       " calcext:value-type="string">
            <text:p><text:s text:c="2"/>"zwł." <text:s text:c="3"/>["ZWLJ", <text:s text:c="2"/>"z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1]);[$przecinki.$A$2];[$przecinki.$C$5];[$przecinki.$D$2])" office:value-type="string" office:string-value="&quot;lewe ZWŁ&quot;]," calcext:value-type="string">
            <text:p>"lewe ZWŁ"],</text:p>
          </table:table-cell>
          <table:table-cell table:style-name="ce46" table:formula="of:=CONCATENATE([.L511];[.M511];[.N511])" office:value-type="string" office:string-value="  &quot;zwł.&quot;    [&quot;ZWLJ&quot;,   &quot;zwł&quot;,       &quot;&quot;, &quot;ONSET&quot;, &quot;lewe ZWŁ&quot;]," calcext:value-type="string">
            <text:p><text:s text:c="2"/>"zwł." <text:s text:c="3"/>["ZWLJ", <text:s text:c="2"/>"zwł", <text:s text:c="6"/>"", "ONSET", "lewe ZWŁ"],</text:p>
          </table:table-cell>
        </table:table-row>
        <table:table-row table:style-name="ro2">
          <table:table-cell table:formula="of:=[$'naglosy-edycja'.B512]" office:value-type="string" office:string-value="zwr" calcext:value-type="string">
            <text:p>zwr</text:p>
          </table:table-cell>
          <table:table-cell table:formula="of:=[$'naglosy-edycja'.C512]" office:value-type="string" office:string-value="ZVR" calcext:value-type="string">
            <text:p>ZVR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2]=0;[.C512];[.B512])" office:value-type="string" office:string-value="ZVR" calcext:value-type="string">
            <text:p>ZVR</text:p>
          </table:table-cell>
          <table:table-cell table:formula="of:=CONCATENATE([$przecinki.$A$2];[.E512];[$przecinki.$A$2];)" office:value-type="string" office:string-value="&quot;ZVR&quot;" calcext:value-type="string">
            <text:p>"ZVR"</text:p>
          </table:table-cell>
          <table:table-cell table:formula="of:=CONCATENATE([$przecinki.$A$2];[.A512];[$przecinki.$A$2])" office:value-type="string" office:string-value="&quot;zwr&quot;" calcext:value-type="string">
            <text:p>"zwr"</text:p>
          </table:table-cell>
          <table:table-cell table:formula="of:=CONCATENATE([.G512];[$przecinki.$B$2];[.F512];)" office:value-type="string" office:string-value="&quot;zwr&quot;:&quot;ZVR&quot;" calcext:value-type="string">
            <text:p>"zwr":"ZVR"</text:p>
          </table:table-cell>
          <table:table-cell/>
          <table:table-cell table:style-name="ce42" table:formula="of:=CONCATENATE([$przecinki.$A$2];[.A512];[$przecinki.$A$5];[$przecinki.$A$2])" office:value-type="string" office:string-value="&quot;zwr.&quot;" calcext:value-type="string">
            <text:p>"zwr."</text:p>
          </table:table-cell>
          <table:table-cell table:style-name="ce42" table:formula="of:=UPPER([.G512])" office:value-type="string" office:string-value="&quot;ZWR&quot;" calcext:value-type="string">
            <text:p>"ZWR"</text:p>
          </table:table-cell>
          <table:table-cell table:style-name="ce42" table:formula="of:=CONCATENATE([$przecinki.$C$2];[$przecinki.$C$2];[.J512];[$przecinki.$C$2];[$przecinki.$C$2];[$przecinki.$C$2];[$przecinki.$C$2];[$przecinki.$B$5];[.F512];[$przecinki.$D$2];[$przecinki.$C$2];[$przecinki.$C$2];[$przecinki.$C$2];[.G512];[$przecinki.$D$2];[$przecinki.$C$2];[$przecinki.$C$2];[$przecinki.$C$2];[$przecinki.$C$2];[$przecinki.$C$2];[$przecinki.$C$2];[$przecinki.$C$2])" office:value-type="string" office:string-value="  &quot;zwr.&quot;    [&quot;ZVR&quot;,   &quot;zwr&quot;,       " calcext:value-type="string">
            <text:p><text:s text:c="2"/>"zwr." <text:s text:c="3"/>["ZVR", <text:s text:c="2"/>"z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2]);[$przecinki.$A$2];[$przecinki.$C$5];[$przecinki.$D$2])" office:value-type="string" office:string-value="&quot;lewe ZWR&quot;]," calcext:value-type="string">
            <text:p>"lewe ZWR"],</text:p>
          </table:table-cell>
          <table:table-cell table:style-name="ce46" table:formula="of:=CONCATENATE([.L512];[.M512];[.N512])" office:value-type="string" office:string-value="  &quot;zwr.&quot;    [&quot;ZVR&quot;,   &quot;zwr&quot;,       &quot;&quot;, &quot;ONSET&quot;, &quot;lewe ZWR&quot;]," calcext:value-type="string">
            <text:p><text:s text:c="2"/>"zwr." <text:s text:c="3"/>["ZVR", <text:s text:c="2"/>"zwr", <text:s text:c="6"/>"", "ONSET", "lewe ZWR"],</text:p>
          </table:table-cell>
        </table:table-row>
        <table:table-row table:style-name="ro2">
          <table:table-cell table:formula="of:=[$'naglosy-edycja'.B513]" office:value-type="string" office:string-value="zz" calcext:value-type="string">
            <text:p>zz</text:p>
          </table:table-cell>
          <table:table-cell table:formula="of:=[$'naglosy-edycja'.C513]" office:value-type="string" office:string-value="ZS" calcext:value-type="string">
            <text:p>ZS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3]=0;[.C513];[.B513])" office:value-type="string" office:string-value="ZS" calcext:value-type="string">
            <text:p>ZS</text:p>
          </table:table-cell>
          <table:table-cell table:formula="of:=CONCATENATE([$przecinki.$A$2];[.E513];[$przecinki.$A$2];)" office:value-type="string" office:string-value="&quot;ZS&quot;" calcext:value-type="string">
            <text:p>"ZS"</text:p>
          </table:table-cell>
          <table:table-cell table:formula="of:=CONCATENATE([$przecinki.$A$2];[.A513];[$przecinki.$A$2])" office:value-type="string" office:string-value="&quot;zz&quot;" calcext:value-type="string">
            <text:p>"zz"</text:p>
          </table:table-cell>
          <table:table-cell table:formula="of:=CONCATENATE([.G513];[$przecinki.$B$2];[.F513];)" office:value-type="string" office:string-value="&quot;zz&quot;:&quot;ZS&quot;" calcext:value-type="string">
            <text:p>"zz":"ZS"</text:p>
          </table:table-cell>
          <table:table-cell/>
          <table:table-cell table:style-name="ce42" table:formula="of:=CONCATENATE([$przecinki.$A$2];[.A513];[$przecinki.$A$5];[$przecinki.$A$2])" office:value-type="string" office:string-value="&quot;zz.&quot;" calcext:value-type="string">
            <text:p>"zz."</text:p>
          </table:table-cell>
          <table:table-cell table:style-name="ce42" table:formula="of:=UPPER([.G513])" office:value-type="string" office:string-value="&quot;ZZ&quot;" calcext:value-type="string">
            <text:p>"ZZ"</text:p>
          </table:table-cell>
          <table:table-cell table:style-name="ce42" table:formula="of:=CONCATENATE([$przecinki.$C$2];[$przecinki.$C$2];[.J513];[$przecinki.$C$2];[$przecinki.$C$2];[$przecinki.$C$2];[$przecinki.$C$2];[$przecinki.$B$5];[.F513];[$przecinki.$D$2];[$przecinki.$C$2];[$przecinki.$C$2];[$przecinki.$C$2];[.G513];[$przecinki.$D$2];[$przecinki.$C$2];[$przecinki.$C$2];[$przecinki.$C$2];[$przecinki.$C$2];[$przecinki.$C$2];[$przecinki.$C$2];[$przecinki.$C$2])" office:value-type="string" office:string-value="  &quot;zz.&quot;    [&quot;ZS&quot;,   &quot;zz&quot;,       " calcext:value-type="string">
            <text:p><text:s text:c="2"/>"zz." <text:s text:c="3"/>["ZS", <text:s text:c="2"/>"z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3]);[$przecinki.$A$2];[$przecinki.$C$5];[$przecinki.$D$2])" office:value-type="string" office:string-value="&quot;lewe ZZ&quot;]," calcext:value-type="string">
            <text:p>"lewe ZZ"],</text:p>
          </table:table-cell>
          <table:table-cell table:style-name="ce46" table:formula="of:=CONCATENATE([.L513];[.M513];[.N513])" office:value-type="string" office:string-value="  &quot;zz.&quot;    [&quot;ZS&quot;,   &quot;zz&quot;,       &quot;&quot;, &quot;ONSET&quot;, &quot;lewe ZZ&quot;]," calcext:value-type="string">
            <text:p><text:s text:c="2"/>"zz." <text:s text:c="3"/>["ZS", <text:s text:c="2"/>"zz", <text:s text:c="6"/>"", "ONSET", "lewe ZZ"],</text:p>
          </table:table-cell>
        </table:table-row>
        <table:table-row table:style-name="ro2">
          <table:table-cell table:formula="of:=[$'naglosy-edycja'.B514]" office:value-type="string" office:string-value="zż" calcext:value-type="string">
            <text:p>zż</text:p>
          </table:table-cell>
          <table:table-cell table:formula="of:=[$'naglosy-edycja'.C514]" office:value-type="string" office:string-value="ZTP" calcext:value-type="string">
            <text:p>ZTP</text:p>
          </table:table-cell>
          <table:table-cell table:formula="of:=[$'naglosy-edycja'.D514]" office:value-type="string" office:string-value="XZTP" calcext:value-type="string">
            <text:p>XZTP</text:p>
          </table:table-cell>
          <table:table-cell table:formula="of:=[$'naglosy-edycja'.E514]" office:value-type="string" office:string-value="XZSTP" calcext:value-type="string">
            <text:p>XZSTP</text:p>
          </table:table-cell>
          <table:table-cell table:formula="of:=IF([.B514]=0;[.C514];[.B514])" office:value-type="string" office:string-value="ZTP" calcext:value-type="string">
            <text:p>ZTP</text:p>
          </table:table-cell>
          <table:table-cell table:formula="of:=CONCATENATE([$przecinki.$A$2];[.E514];[$przecinki.$A$2];)" office:value-type="string" office:string-value="&quot;ZTP&quot;" calcext:value-type="string">
            <text:p>"ZTP"</text:p>
          </table:table-cell>
          <table:table-cell table:formula="of:=CONCATENATE([$przecinki.$A$2];[.A514];[$przecinki.$A$2])" office:value-type="string" office:string-value="&quot;zż&quot;" calcext:value-type="string">
            <text:p>"zż"</text:p>
          </table:table-cell>
          <table:table-cell table:formula="of:=CONCATENATE([.G514];[$przecinki.$B$2];[.F514];)" office:value-type="string" office:string-value="&quot;zż&quot;:&quot;ZTP&quot;" calcext:value-type="string">
            <text:p>"zż":"ZTP"</text:p>
          </table:table-cell>
          <table:table-cell/>
          <table:table-cell table:style-name="ce42" table:formula="of:=CONCATENATE([$przecinki.$A$2];[.A514];[$przecinki.$A$5];[$przecinki.$A$2])" office:value-type="string" office:string-value="&quot;zż.&quot;" calcext:value-type="string">
            <text:p>"zż."</text:p>
          </table:table-cell>
          <table:table-cell table:style-name="ce42" table:formula="of:=UPPER([.G514])" office:value-type="string" office:string-value="&quot;ZŻ&quot;" calcext:value-type="string">
            <text:p>"ZŻ"</text:p>
          </table:table-cell>
          <table:table-cell table:style-name="ce42" table:formula="of:=CONCATENATE([$przecinki.$C$2];[$przecinki.$C$2];[.J514];[$przecinki.$C$2];[$przecinki.$C$2];[$przecinki.$C$2];[$przecinki.$C$2];[$przecinki.$B$5];[.F514];[$przecinki.$D$2];[$przecinki.$C$2];[$przecinki.$C$2];[$przecinki.$C$2];[.G514];[$przecinki.$D$2];[$przecinki.$C$2];[$przecinki.$C$2];[$przecinki.$C$2];[$przecinki.$C$2];[$przecinki.$C$2];[$przecinki.$C$2];[$przecinki.$C$2])" office:value-type="string" office:string-value="  &quot;zż.&quot;    [&quot;ZTP&quot;,   &quot;zż&quot;,       " calcext:value-type="string">
            <text:p><text:s text:c="2"/>"zż." <text:s text:c="3"/>["ZTP", <text:s text:c="2"/>"z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4]);[$przecinki.$A$2];[$przecinki.$C$5];[$przecinki.$D$2])" office:value-type="string" office:string-value="&quot;lewe ZŻ&quot;]," calcext:value-type="string">
            <text:p>"lewe ZŻ"],</text:p>
          </table:table-cell>
          <table:table-cell table:style-name="ce46" table:formula="of:=CONCATENATE([.L514];[.M514];[.N514])" office:value-type="string" office:string-value="  &quot;zż.&quot;    [&quot;ZTP&quot;,   &quot;zż&quot;,       &quot;&quot;, &quot;ONSET&quot;, &quot;lewe ZŻ&quot;]," calcext:value-type="string">
            <text:p><text:s text:c="2"/>"zż." <text:s text:c="3"/>["ZTP", <text:s text:c="2"/>"zż", <text:s text:c="6"/>"", "ONSET", "lewe ZŻ"],</text:p>
          </table:table-cell>
        </table:table-row>
        <table:table-row table:style-name="ro2">
          <table:table-cell table:formula="of:=[$'naglosy-edycja'.B515]" office:value-type="string" office:string-value="ździ" calcext:value-type="string">
            <text:p>ździ</text:p>
          </table:table-cell>
          <table:table-cell table:formula="of:=[$'naglosy-edycja'.C515]" office:value-type="string" office:string-value="ZST" calcext:value-type="string">
            <text:p>ZST</text:p>
          </table:table-cell>
          <table:table-cell table:formula="of:=[$'naglosy-edycja'.D515]" office:value-type="float" office:value="0" calcext:value-type="float">
            <text:p>0</text:p>
          </table:table-cell>
          <table:table-cell table:formula="of:=[$'naglosy-edycja'.E515]" office:value-type="float" office:value="0" calcext:value-type="float">
            <text:p>0</text:p>
          </table:table-cell>
          <table:table-cell table:formula="of:=IF([.B515]=0;[.C515];[.B515])" office:value-type="string" office:string-value="ZST" calcext:value-type="string">
            <text:p>ZST</text:p>
          </table:table-cell>
          <table:table-cell table:formula="of:=CONCATENATE([$przecinki.$A$2];[.E515];[$przecinki.$A$2];)" office:value-type="string" office:string-value="&quot;ZST&quot;" calcext:value-type="string">
            <text:p>"ZST"</text:p>
          </table:table-cell>
          <table:table-cell table:formula="of:=CONCATENATE([$przecinki.$A$2];[.A515];[$przecinki.$A$2])" office:value-type="string" office:string-value="&quot;ździ&quot;" calcext:value-type="string">
            <text:p>"ździ"</text:p>
          </table:table-cell>
          <table:table-cell table:formula="of:=CONCATENATE([.G515];[$przecinki.$B$2];[.F515];)" office:value-type="string" office:string-value="&quot;ździ&quot;:&quot;ZST&quot;" calcext:value-type="string">
            <text:p>"ździ":"ZST"</text:p>
          </table:table-cell>
          <table:table-cell/>
          <table:table-cell table:style-name="ce42" table:formula="of:=CONCATENATE([$przecinki.$A$2];[.A515];[$przecinki.$A$5];[$przecinki.$A$2])" office:value-type="string" office:string-value="&quot;ździ.&quot;" calcext:value-type="string">
            <text:p>"ździ."</text:p>
          </table:table-cell>
          <table:table-cell table:style-name="ce42" table:formula="of:=UPPER([.G515])" office:value-type="string" office:string-value="&quot;ŹDZI&quot;" calcext:value-type="string">
            <text:p>"ŹDZI"</text:p>
          </table:table-cell>
          <table:table-cell table:style-name="ce42" table:formula="of:=CONCATENATE([$przecinki.$C$2];[$przecinki.$C$2];[.J515];[$przecinki.$C$2];[$przecinki.$C$2];[$przecinki.$C$2];[$przecinki.$C$2];[$przecinki.$B$5];[.F515];[$przecinki.$D$2];[$przecinki.$C$2];[$przecinki.$C$2];[$przecinki.$C$2];[.G515];[$przecinki.$D$2];[$przecinki.$C$2];[$przecinki.$C$2];[$przecinki.$C$2];[$przecinki.$C$2];[$przecinki.$C$2];[$przecinki.$C$2];[$przecinki.$C$2])" office:value-type="string" office:string-value="  &quot;ździ.&quot;    [&quot;ZST&quot;,   &quot;ździ&quot;,       " calcext:value-type="string">
            <text:p><text:s text:c="2"/>"ździ." <text:s text:c="3"/>["ZST", <text:s text:c="2"/>"ź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5]);[$przecinki.$A$2];[$przecinki.$C$5];[$przecinki.$D$2])" office:value-type="string" office:string-value="&quot;lewe ŹDZI&quot;]," calcext:value-type="string">
            <text:p>"lewe ŹDZI"],</text:p>
          </table:table-cell>
          <table:table-cell table:style-name="ce46" table:formula="of:=CONCATENATE([.L515];[.M515];[.N515])" office:value-type="string" office:string-value="  &quot;ździ.&quot;    [&quot;ZST&quot;,   &quot;ździ&quot;,       &quot;&quot;, &quot;ONSET&quot;, &quot;lewe ŹDZI&quot;]," calcext:value-type="string">
            <text:p><text:s text:c="2"/>"ździ." <text:s text:c="3"/>["ZST", <text:s text:c="2"/>"ździ", <text:s text:c="6"/>"", "ONSET", "lewe ŹDZI"],</text:p>
          </table:table-cell>
        </table:table-row>
        <table:table-row table:style-name="ro2">
          <table:table-cell table:formula="of:=[$'naglosy-edycja'.B516]" office:value-type="string" office:string-value="źdźb" calcext:value-type="string">
            <text:p>źdźb</text:p>
          </table:table-cell>
          <table:table-cell table:formula="of:=[$'naglosy-edycja'.C516]" office:value-type="string" office:string-value="ZSTP" calcext:value-type="string">
            <text:p>ZSTP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6]=0;[.C516];[.B516])" office:value-type="string" office:string-value="ZSTP" calcext:value-type="string">
            <text:p>ZSTP</text:p>
          </table:table-cell>
          <table:table-cell table:formula="of:=CONCATENATE([$przecinki.$A$2];[.E516];[$przecinki.$A$2];)" office:value-type="string" office:string-value="&quot;ZSTP&quot;" calcext:value-type="string">
            <text:p>"ZSTP"</text:p>
          </table:table-cell>
          <table:table-cell table:formula="of:=CONCATENATE([$przecinki.$A$2];[.A516];[$przecinki.$A$2])" office:value-type="string" office:string-value="&quot;źdźb&quot;" calcext:value-type="string">
            <text:p>"źdźb"</text:p>
          </table:table-cell>
          <table:table-cell table:formula="of:=CONCATENATE([.G516];[$przecinki.$B$2];[.F516];)" office:value-type="string" office:string-value="&quot;źdźb&quot;:&quot;ZSTP&quot;" calcext:value-type="string">
            <text:p>"źdźb":"ZSTP"</text:p>
          </table:table-cell>
          <table:table-cell/>
          <table:table-cell table:style-name="ce42" table:formula="of:=CONCATENATE([$przecinki.$A$2];[.A516];[$przecinki.$A$5];[$przecinki.$A$2])" office:value-type="string" office:string-value="&quot;źdźb.&quot;" calcext:value-type="string">
            <text:p>"źdźb."</text:p>
          </table:table-cell>
          <table:table-cell table:style-name="ce42" table:formula="of:=UPPER([.G516])" office:value-type="string" office:string-value="&quot;ŹDŹB&quot;" calcext:value-type="string">
            <text:p>"ŹDŹB"</text:p>
          </table:table-cell>
          <table:table-cell table:style-name="ce42" table:formula="of:=CONCATENATE([$przecinki.$C$2];[$przecinki.$C$2];[.J516];[$przecinki.$C$2];[$przecinki.$C$2];[$przecinki.$C$2];[$przecinki.$C$2];[$przecinki.$B$5];[.F516];[$przecinki.$D$2];[$przecinki.$C$2];[$przecinki.$C$2];[$przecinki.$C$2];[.G516];[$przecinki.$D$2];[$przecinki.$C$2];[$przecinki.$C$2];[$przecinki.$C$2];[$przecinki.$C$2];[$przecinki.$C$2];[$przecinki.$C$2];[$przecinki.$C$2])" office:value-type="string" office:string-value="  &quot;źdźb.&quot;    [&quot;ZSTP&quot;,   &quot;źdźb&quot;,       " calcext:value-type="string">
            <text:p><text:s text:c="2"/>"źdźb." <text:s text:c="3"/>["ZSTP", <text:s text:c="2"/>"źdź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6]);[$przecinki.$A$2];[$przecinki.$C$5];[$przecinki.$D$2])" office:value-type="string" office:string-value="&quot;lewe ŹDŹB&quot;]," calcext:value-type="string">
            <text:p>"lewe ŹDŹB"],</text:p>
          </table:table-cell>
          <table:table-cell table:style-name="ce46" table:formula="of:=CONCATENATE([.L516];[.M516];[.N516])" office:value-type="string" office:string-value="  &quot;źdźb.&quot;    [&quot;ZSTP&quot;,   &quot;źdźb&quot;,       &quot;&quot;, &quot;ONSET&quot;, &quot;lewe ŹDŹB&quot;]," calcext:value-type="string">
            <text:p><text:s text:c="2"/>"źdźb." <text:s text:c="3"/>["ZSTP", <text:s text:c="2"/>"źdźb", <text:s text:c="6"/>"", "ONSET", "lewe ŹDŹB"],</text:p>
          </table:table-cell>
        </table:table-row>
        <table:table-row table:style-name="ro2">
          <table:table-cell table:formula="of:=[$'naglosy-edycja'.B517]" office:value-type="string" office:string-value="źdźbl" calcext:value-type="string">
            <text:p>źdźbl</text:p>
          </table:table-cell>
          <table:table-cell table:formula="of:=[$'naglosy-edycja'.C517]" office:value-type="string" office:string-value="ZSTPL" calcext:value-type="string">
            <text:p>ZSTPL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7]=0;[.C517];[.B517])" office:value-type="string" office:string-value="ZSTPL" calcext:value-type="string">
            <text:p>ZSTPL</text:p>
          </table:table-cell>
          <table:table-cell table:formula="of:=CONCATENATE([$przecinki.$A$2];[.E517];[$przecinki.$A$2];)" office:value-type="string" office:string-value="&quot;ZSTPL&quot;" calcext:value-type="string">
            <text:p>"ZSTPL"</text:p>
          </table:table-cell>
          <table:table-cell table:formula="of:=CONCATENATE([$przecinki.$A$2];[.A517];[$przecinki.$A$2])" office:value-type="string" office:string-value="&quot;źdźbl&quot;" calcext:value-type="string">
            <text:p>"źdźbl"</text:p>
          </table:table-cell>
          <table:table-cell table:formula="of:=CONCATENATE([.G517];[$przecinki.$B$2];[.F517];)" office:value-type="string" office:string-value="&quot;źdźbl&quot;:&quot;ZSTPL&quot;" calcext:value-type="string">
            <text:p>"źdźbl":"ZSTPL"</text:p>
          </table:table-cell>
          <table:table-cell/>
          <table:table-cell table:style-name="ce42" table:formula="of:=CONCATENATE([$przecinki.$A$2];[.A517];[$przecinki.$A$5];[$przecinki.$A$2])" office:value-type="string" office:string-value="&quot;źdźbl.&quot;" calcext:value-type="string">
            <text:p>"źdźbl."</text:p>
          </table:table-cell>
          <table:table-cell table:style-name="ce42" table:formula="of:=UPPER([.G517])" office:value-type="string" office:string-value="&quot;ŹDŹBL&quot;" calcext:value-type="string">
            <text:p>"ŹDŹBL"</text:p>
          </table:table-cell>
          <table:table-cell table:style-name="ce42" table:formula="of:=CONCATENATE([$przecinki.$C$2];[$przecinki.$C$2];[.J517];[$przecinki.$C$2];[$przecinki.$C$2];[$przecinki.$C$2];[$przecinki.$C$2];[$przecinki.$B$5];[.F517];[$przecinki.$D$2];[$przecinki.$C$2];[$przecinki.$C$2];[$przecinki.$C$2];[.G517];[$przecinki.$D$2];[$przecinki.$C$2];[$przecinki.$C$2];[$przecinki.$C$2];[$przecinki.$C$2];[$przecinki.$C$2];[$przecinki.$C$2];[$przecinki.$C$2])" office:value-type="string" office:string-value="  &quot;źdźbl.&quot;    [&quot;ZSTPL&quot;,   &quot;źdźbl&quot;,       " calcext:value-type="string">
            <text:p><text:s text:c="2"/>"źdźbl." <text:s text:c="3"/>["ZSTPL", <text:s text:c="2"/>"źdź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7]);[$przecinki.$A$2];[$przecinki.$C$5];[$przecinki.$D$2])" office:value-type="string" office:string-value="&quot;lewe ŹDŹBL&quot;]," calcext:value-type="string">
            <text:p>"lewe ŹDŹBL"],</text:p>
          </table:table-cell>
          <table:table-cell table:style-name="ce46" table:formula="of:=CONCATENATE([.L517];[.M517];[.N517])" office:value-type="string" office:string-value="  &quot;źdźbl.&quot;    [&quot;ZSTPL&quot;,   &quot;źdźbl&quot;,       &quot;&quot;, &quot;ONSET&quot;, &quot;lewe ŹDŹBL&quot;]," calcext:value-type="string">
            <text:p><text:s text:c="2"/>"źdźbl." <text:s text:c="3"/>["ZSTPL", <text:s text:c="2"/>"źdźbl", <text:s text:c="6"/>"", "ONSET", "lewe ŹDŹBL"],</text:p>
          </table:table-cell>
        </table:table-row>
        <table:table-row table:style-name="ro2">
          <table:table-cell table:formula="of:=[$'naglosy-edycja'.B518]" office:value-type="string" office:string-value="źdźbł" calcext:value-type="string">
            <text:p>źdźbł</text:p>
          </table:table-cell>
          <table:table-cell table:formula="of:=[$'naglosy-edycja'.C518]" office:value-type="string" office:string-value="ZSTPLJ" calcext:value-type="string">
            <text:p>ZSTPLJ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8]=0;[.C518];[.B518])" office:value-type="string" office:string-value="ZSTPLJ" calcext:value-type="string">
            <text:p>ZSTPLJ</text:p>
          </table:table-cell>
          <table:table-cell table:formula="of:=CONCATENATE([$przecinki.$A$2];[.E518];[$przecinki.$A$2];)" office:value-type="string" office:string-value="&quot;ZSTPLJ&quot;" calcext:value-type="string">
            <text:p>"ZSTPLJ"</text:p>
          </table:table-cell>
          <table:table-cell table:formula="of:=CONCATENATE([$przecinki.$A$2];[.A518];[$przecinki.$A$2])" office:value-type="string" office:string-value="&quot;źdźbł&quot;" calcext:value-type="string">
            <text:p>"źdźbł"</text:p>
          </table:table-cell>
          <table:table-cell table:formula="of:=CONCATENATE([.G518];[$przecinki.$B$2];[.F518];)" office:value-type="string" office:string-value="&quot;źdźbł&quot;:&quot;ZSTPLJ&quot;" calcext:value-type="string">
            <text:p>"źdźbł":"ZSTPLJ"</text:p>
          </table:table-cell>
          <table:table-cell/>
          <table:table-cell table:style-name="ce42" table:formula="of:=CONCATENATE([$przecinki.$A$2];[.A518];[$przecinki.$A$5];[$przecinki.$A$2])" office:value-type="string" office:string-value="&quot;źdźbł.&quot;" calcext:value-type="string">
            <text:p>"źdźbł."</text:p>
          </table:table-cell>
          <table:table-cell table:style-name="ce42" table:formula="of:=UPPER([.G518])" office:value-type="string" office:string-value="&quot;ŹDŹBŁ&quot;" calcext:value-type="string">
            <text:p>"ŹDŹBŁ"</text:p>
          </table:table-cell>
          <table:table-cell table:style-name="ce42" table:formula="of:=CONCATENATE([$przecinki.$C$2];[$przecinki.$C$2];[.J518];[$przecinki.$C$2];[$przecinki.$C$2];[$przecinki.$C$2];[$przecinki.$C$2];[$przecinki.$B$5];[.F518];[$przecinki.$D$2];[$przecinki.$C$2];[$przecinki.$C$2];[$przecinki.$C$2];[.G518];[$przecinki.$D$2];[$przecinki.$C$2];[$przecinki.$C$2];[$przecinki.$C$2];[$przecinki.$C$2];[$przecinki.$C$2];[$przecinki.$C$2];[$przecinki.$C$2])" office:value-type="string" office:string-value="  &quot;źdźbł.&quot;    [&quot;ZSTPLJ&quot;,   &quot;źdźbł&quot;,       " calcext:value-type="string">
            <text:p><text:s text:c="2"/>"źdźbł." <text:s text:c="3"/>["ZSTPLJ", <text:s text:c="2"/>"źdź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8]);[$przecinki.$A$2];[$przecinki.$C$5];[$przecinki.$D$2])" office:value-type="string" office:string-value="&quot;lewe ŹDŹBŁ&quot;]," calcext:value-type="string">
            <text:p>"lewe ŹDŹBŁ"],</text:p>
          </table:table-cell>
          <table:table-cell table:style-name="ce46" table:formula="of:=CONCATENATE([.L518];[.M518];[.N518])" office:value-type="string" office:string-value="  &quot;źdźbł.&quot;    [&quot;ZSTPLJ&quot;,   &quot;źdźbł&quot;,       &quot;&quot;, &quot;ONSET&quot;, &quot;lewe ŹDŹBŁ&quot;]," calcext:value-type="string">
            <text:p><text:s text:c="2"/>"źdźbł." <text:s text:c="3"/>["ZSTPLJ", <text:s text:c="2"/>"źdźbł", <text:s text:c="6"/>"", "ONSET", "lewe ŹDŹBŁ"],</text:p>
          </table:table-cell>
        </table:table-row>
        <table:table-row table:style-name="ro2">
          <table:table-cell table:formula="of:=[$'naglosy-edycja'.B519]" office:value-type="string" office:string-value="źg" calcext:value-type="string">
            <text:p>źg</text:p>
          </table:table-cell>
          <table:table-cell table:formula="of:=[$'naglosy-edycja'.C519]" office:value-type="string" office:string-value="XZK" calcext:value-type="string">
            <text:p>XZK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9]=0;[.C519];[.B519])" office:value-type="string" office:string-value="XZK" calcext:value-type="string">
            <text:p>XZK</text:p>
          </table:table-cell>
          <table:table-cell table:formula="of:=CONCATENATE([$przecinki.$A$2];[.E519];[$przecinki.$A$2];)" office:value-type="string" office:string-value="&quot;XZK&quot;" calcext:value-type="string">
            <text:p>"XZK"</text:p>
          </table:table-cell>
          <table:table-cell table:formula="of:=CONCATENATE([$przecinki.$A$2];[.A519];[$przecinki.$A$2])" office:value-type="string" office:string-value="&quot;źg&quot;" calcext:value-type="string">
            <text:p>"źg"</text:p>
          </table:table-cell>
          <table:table-cell table:formula="of:=CONCATENATE([.G519];[$przecinki.$B$2];[.F519];)" office:value-type="string" office:string-value="&quot;źg&quot;:&quot;XZK&quot;" calcext:value-type="string">
            <text:p>"źg":"XZK"</text:p>
          </table:table-cell>
          <table:table-cell/>
          <table:table-cell table:style-name="ce42" table:formula="of:=CONCATENATE([$przecinki.$A$2];[.A519];[$przecinki.$A$5];[$przecinki.$A$2])" office:value-type="string" office:string-value="&quot;źg.&quot;" calcext:value-type="string">
            <text:p>"źg."</text:p>
          </table:table-cell>
          <table:table-cell table:style-name="ce42" table:formula="of:=UPPER([.G519])" office:value-type="string" office:string-value="&quot;ŹG&quot;" calcext:value-type="string">
            <text:p>"ŹG"</text:p>
          </table:table-cell>
          <table:table-cell table:style-name="ce42" table:formula="of:=CONCATENATE([$przecinki.$C$2];[$przecinki.$C$2];[.J519];[$przecinki.$C$2];[$przecinki.$C$2];[$przecinki.$C$2];[$przecinki.$C$2];[$przecinki.$B$5];[.F519];[$przecinki.$D$2];[$przecinki.$C$2];[$przecinki.$C$2];[$przecinki.$C$2];[.G519];[$przecinki.$D$2];[$przecinki.$C$2];[$przecinki.$C$2];[$przecinki.$C$2];[$przecinki.$C$2];[$przecinki.$C$2];[$przecinki.$C$2];[$przecinki.$C$2])" office:value-type="string" office:string-value="  &quot;źg.&quot;    [&quot;XZK&quot;,   &quot;źg&quot;,       " calcext:value-type="string">
            <text:p><text:s text:c="2"/>"źg." <text:s text:c="3"/>["XZK", <text:s text:c="2"/>"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9]);[$przecinki.$A$2];[$przecinki.$C$5];[$przecinki.$D$2])" office:value-type="string" office:string-value="&quot;lewe ŹG&quot;]," calcext:value-type="string">
            <text:p>"lewe ŹG"],</text:p>
          </table:table-cell>
          <table:table-cell table:style-name="ce46" table:formula="of:=CONCATENATE([.L519];[.M519];[.N519])" office:value-type="string" office:string-value="  &quot;źg.&quot;    [&quot;XZK&quot;,   &quot;źg&quot;,       &quot;&quot;, &quot;ONSET&quot;, &quot;lewe ŹG&quot;]," calcext:value-type="string">
            <text:p><text:s text:c="2"/>"źg." <text:s text:c="3"/>["XZK", <text:s text:c="2"/>"źg", <text:s text:c="6"/>"", "ONSET", "lewe ŹG"],</text:p>
          </table:table-cell>
        </table:table-row>
        <table:table-row table:style-name="ro2">
          <table:table-cell table:formula="of:=[$'naglosy-edycja'.B520]" office:value-type="string" office:string-value="źgn" calcext:value-type="string">
            <text:p>źgn</text:p>
          </table:table-cell>
          <table:table-cell table:formula="of:=[$'naglosy-edycja'.C520]" office:value-type="string" office:string-value="XZKLR" calcext:value-type="string">
            <text:p>XZKLR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20]=0;[.C520];[.B520])" office:value-type="string" office:string-value="XZKLR" calcext:value-type="string">
            <text:p>XZKLR</text:p>
          </table:table-cell>
          <table:table-cell table:formula="of:=CONCATENATE([$przecinki.$A$2];[.E520];[$przecinki.$A$2];)" office:value-type="string" office:string-value="&quot;XZKLR&quot;" calcext:value-type="string">
            <text:p>"XZKLR"</text:p>
          </table:table-cell>
          <table:table-cell table:formula="of:=CONCATENATE([$przecinki.$A$2];[.A520];[$przecinki.$A$2])" office:value-type="string" office:string-value="&quot;źgn&quot;" calcext:value-type="string">
            <text:p>"źgn"</text:p>
          </table:table-cell>
          <table:table-cell table:formula="of:=CONCATENATE([.G520];[$przecinki.$B$2];[.F520];)" office:value-type="string" office:string-value="&quot;źgn&quot;:&quot;XZKLR&quot;" calcext:value-type="string">
            <text:p>"źgn":"XZKLR"</text:p>
          </table:table-cell>
          <table:table-cell/>
          <table:table-cell table:style-name="ce42" table:formula="of:=CONCATENATE([$przecinki.$A$2];[.A520];[$przecinki.$A$5];[$przecinki.$A$2])" office:value-type="string" office:string-value="&quot;źgn.&quot;" calcext:value-type="string">
            <text:p>"źgn."</text:p>
          </table:table-cell>
          <table:table-cell table:style-name="ce42" table:formula="of:=UPPER([.G520])" office:value-type="string" office:string-value="&quot;ŹGN&quot;" calcext:value-type="string">
            <text:p>"ŹGN"</text:p>
          </table:table-cell>
          <table:table-cell table:style-name="ce42" table:formula="of:=CONCATENATE([$przecinki.$C$2];[$przecinki.$C$2];[.J520];[$przecinki.$C$2];[$przecinki.$C$2];[$przecinki.$C$2];[$przecinki.$C$2];[$przecinki.$B$5];[.F520];[$przecinki.$D$2];[$przecinki.$C$2];[$przecinki.$C$2];[$przecinki.$C$2];[.G520];[$przecinki.$D$2];[$przecinki.$C$2];[$przecinki.$C$2];[$przecinki.$C$2];[$przecinki.$C$2];[$przecinki.$C$2];[$przecinki.$C$2];[$przecinki.$C$2])" office:value-type="string" office:string-value="  &quot;źgn.&quot;    [&quot;XZKLR&quot;,   &quot;źgn&quot;,       " calcext:value-type="string">
            <text:p><text:s text:c="2"/>"źgn." <text:s text:c="3"/>["XZKLR", <text:s text:c="2"/>"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0]);[$przecinki.$A$2];[$przecinki.$C$5];[$przecinki.$D$2])" office:value-type="string" office:string-value="&quot;lewe ŹGN&quot;]," calcext:value-type="string">
            <text:p>"lewe ŹGN"],</text:p>
          </table:table-cell>
          <table:table-cell table:style-name="ce46" table:formula="of:=CONCATENATE([.L520];[.M520];[.N520])" office:value-type="string" office:string-value="  &quot;źgn.&quot;    [&quot;XZKLR&quot;,   &quot;źgn&quot;,       &quot;&quot;, &quot;ONSET&quot;, &quot;lewe ŹGN&quot;]," calcext:value-type="string">
            <text:p><text:s text:c="2"/>"źgn." <text:s text:c="3"/>["XZKLR", <text:s text:c="2"/>"źgn", <text:s text:c="6"/>"", "ONSET", "lewe ŹGN"],</text:p>
          </table:table-cell>
        </table:table-row>
        <table:table-row table:style-name="ro2">
          <table:table-cell table:formula="of:=[$'naglosy-edycja'.B521]" office:value-type="string" office:string-value="źl" calcext:value-type="string">
            <text:p>źl</text:p>
          </table:table-cell>
          <table:table-cell table:formula="of:=[$'naglosy-edycja'.C521]" office:value-type="string" office:string-value="ZL" calcext:value-type="string">
            <text:p>ZL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1]=0;[.C521];[.B521])" office:value-type="string" office:string-value="ZL" calcext:value-type="string">
            <text:p>ZL</text:p>
          </table:table-cell>
          <table:table-cell table:formula="of:=CONCATENATE([$przecinki.$A$2];[.E521];[$przecinki.$A$2];)" office:value-type="string" office:string-value="&quot;ZL&quot;" calcext:value-type="string">
            <text:p>"ZL"</text:p>
          </table:table-cell>
          <table:table-cell table:formula="of:=CONCATENATE([$przecinki.$A$2];[.A521];[$przecinki.$A$2])" office:value-type="string" office:string-value="&quot;źl&quot;" calcext:value-type="string">
            <text:p>"źl"</text:p>
          </table:table-cell>
          <table:table-cell table:formula="of:=CONCATENATE([.G521];[$przecinki.$B$2];[.F521];)" office:value-type="string" office:string-value="&quot;źl&quot;:&quot;ZL&quot;" calcext:value-type="string">
            <text:p>"źl":"ZL"</text:p>
          </table:table-cell>
          <table:table-cell/>
          <table:table-cell table:style-name="ce42" table:formula="of:=CONCATENATE([$przecinki.$A$2];[.A521];[$przecinki.$A$5];[$przecinki.$A$2])" office:value-type="string" office:string-value="&quot;źl.&quot;" calcext:value-type="string">
            <text:p>"źl."</text:p>
          </table:table-cell>
          <table:table-cell table:style-name="ce42" table:formula="of:=UPPER([.G521])" office:value-type="string" office:string-value="&quot;ŹL&quot;" calcext:value-type="string">
            <text:p>"ŹL"</text:p>
          </table:table-cell>
          <table:table-cell table:style-name="ce42" table:formula="of:=CONCATENATE([$przecinki.$C$2];[$przecinki.$C$2];[.J521];[$przecinki.$C$2];[$przecinki.$C$2];[$przecinki.$C$2];[$przecinki.$C$2];[$przecinki.$B$5];[.F521];[$przecinki.$D$2];[$przecinki.$C$2];[$przecinki.$C$2];[$przecinki.$C$2];[.G521];[$przecinki.$D$2];[$przecinki.$C$2];[$przecinki.$C$2];[$przecinki.$C$2];[$przecinki.$C$2];[$przecinki.$C$2];[$przecinki.$C$2];[$przecinki.$C$2])" office:value-type="string" office:string-value="  &quot;źl.&quot;    [&quot;ZL&quot;,   &quot;źl&quot;,       " calcext:value-type="string">
            <text:p><text:s text:c="2"/>"źl." <text:s text:c="3"/>["ZL", <text:s text:c="2"/>"ź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1]);[$przecinki.$A$2];[$przecinki.$C$5];[$przecinki.$D$2])" office:value-type="string" office:string-value="&quot;lewe ŹL&quot;]," calcext:value-type="string">
            <text:p>"lewe ŹL"],</text:p>
          </table:table-cell>
          <table:table-cell table:style-name="ce46" table:formula="of:=CONCATENATE([.L521];[.M521];[.N521])" office:value-type="string" office:string-value="  &quot;źl.&quot;    [&quot;ZL&quot;,   &quot;źl&quot;,       &quot;&quot;, &quot;ONSET&quot;, &quot;lewe ŹL&quot;]," calcext:value-type="string">
            <text:p><text:s text:c="2"/>"źl." <text:s text:c="3"/>["ZL", <text:s text:c="2"/>"źl", <text:s text:c="6"/>"", "ONSET", "lewe ŹL"],</text:p>
          </table:table-cell>
        </table:table-row>
        <table:table-row table:style-name="ro2">
          <table:table-cell table:formula="of:=[$'naglosy-edycja'.B522]" office:value-type="string" office:string-value="źr" calcext:value-type="string">
            <text:p>źr</text:p>
          </table:table-cell>
          <table:table-cell table:formula="of:=[$'naglosy-edycja'.C522]" office:value-type="string" office:string-value="ZR" calcext:value-type="string">
            <text:p>ZR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2]=0;[.C522];[.B522])" office:value-type="string" office:string-value="ZR" calcext:value-type="string">
            <text:p>ZR</text:p>
          </table:table-cell>
          <table:table-cell table:formula="of:=CONCATENATE([$przecinki.$A$2];[.E522];[$przecinki.$A$2];)" office:value-type="string" office:string-value="&quot;ZR&quot;" calcext:value-type="string">
            <text:p>"ZR"</text:p>
          </table:table-cell>
          <table:table-cell table:formula="of:=CONCATENATE([$przecinki.$A$2];[.A522];[$przecinki.$A$2])" office:value-type="string" office:string-value="&quot;źr&quot;" calcext:value-type="string">
            <text:p>"źr"</text:p>
          </table:table-cell>
          <table:table-cell table:formula="of:=CONCATENATE([.G522];[$przecinki.$B$2];[.F522];)" office:value-type="string" office:string-value="&quot;źr&quot;:&quot;ZR&quot;" calcext:value-type="string">
            <text:p>"źr":"ZR"</text:p>
          </table:table-cell>
          <table:table-cell/>
          <table:table-cell table:style-name="ce42" table:formula="of:=CONCATENATE([$przecinki.$A$2];[.A522];[$przecinki.$A$5];[$przecinki.$A$2])" office:value-type="string" office:string-value="&quot;źr.&quot;" calcext:value-type="string">
            <text:p>"źr."</text:p>
          </table:table-cell>
          <table:table-cell table:style-name="ce42" table:formula="of:=UPPER([.G522])" office:value-type="string" office:string-value="&quot;ŹR&quot;" calcext:value-type="string">
            <text:p>"ŹR"</text:p>
          </table:table-cell>
          <table:table-cell table:style-name="ce42" table:formula="of:=CONCATENATE([$przecinki.$C$2];[$przecinki.$C$2];[.J522];[$przecinki.$C$2];[$przecinki.$C$2];[$przecinki.$C$2];[$przecinki.$C$2];[$przecinki.$B$5];[.F522];[$przecinki.$D$2];[$przecinki.$C$2];[$przecinki.$C$2];[$przecinki.$C$2];[.G522];[$przecinki.$D$2];[$przecinki.$C$2];[$przecinki.$C$2];[$przecinki.$C$2];[$przecinki.$C$2];[$przecinki.$C$2];[$przecinki.$C$2];[$przecinki.$C$2])" office:value-type="string" office:string-value="  &quot;źr.&quot;    [&quot;ZR&quot;,   &quot;źr&quot;,       " calcext:value-type="string">
            <text:p><text:s text:c="2"/>"źr." <text:s text:c="3"/>["ZR", <text:s text:c="2"/>"ź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2]);[$przecinki.$A$2];[$przecinki.$C$5];[$przecinki.$D$2])" office:value-type="string" office:string-value="&quot;lewe ŹR&quot;]," calcext:value-type="string">
            <text:p>"lewe ŹR"],</text:p>
          </table:table-cell>
          <table:table-cell table:style-name="ce46" table:formula="of:=CONCATENATE([.L522];[.M522];[.N522])" office:value-type="string" office:string-value="  &quot;źr.&quot;    [&quot;ZR&quot;,   &quot;źr&quot;,       &quot;&quot;, &quot;ONSET&quot;, &quot;lewe ŹR&quot;]," calcext:value-type="string">
            <text:p><text:s text:c="2"/>"źr." <text:s text:c="3"/>["ZR", <text:s text:c="2"/>"źr", <text:s text:c="6"/>"", "ONSET", "lewe ŹR"],</text:p>
          </table:table-cell>
        </table:table-row>
        <table:table-row table:style-name="ro2">
          <table:table-cell table:formula="of:=[$'naglosy-edycja'.B523]" office:value-type="string" office:string-value="źrz" calcext:value-type="string">
            <text:p>źrz</text:p>
          </table:table-cell>
          <table:table-cell table:formula="of:=[$'naglosy-edycja'.C523]" office:value-type="string" office:string-value="ZRJ" calcext:value-type="string">
            <text:p>ZRJ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3]=0;[.C523];[.B523])" office:value-type="string" office:string-value="ZRJ" calcext:value-type="string">
            <text:p>ZRJ</text:p>
          </table:table-cell>
          <table:table-cell table:formula="of:=CONCATENATE([$przecinki.$A$2];[.E523];[$przecinki.$A$2];)" office:value-type="string" office:string-value="&quot;ZRJ&quot;" calcext:value-type="string">
            <text:p>"ZRJ"</text:p>
          </table:table-cell>
          <table:table-cell table:formula="of:=CONCATENATE([$przecinki.$A$2];[.A523];[$przecinki.$A$2])" office:value-type="string" office:string-value="&quot;źrz&quot;" calcext:value-type="string">
            <text:p>"źrz"</text:p>
          </table:table-cell>
          <table:table-cell table:formula="of:=CONCATENATE([.G523];[$przecinki.$B$2];[.F523];)" office:value-type="string" office:string-value="&quot;źrz&quot;:&quot;ZRJ&quot;" calcext:value-type="string">
            <text:p>"źrz":"ZRJ"</text:p>
          </table:table-cell>
          <table:table-cell/>
          <table:table-cell table:style-name="ce42" table:formula="of:=CONCATENATE([$przecinki.$A$2];[.A523];[$przecinki.$A$5];[$przecinki.$A$2])" office:value-type="string" office:string-value="&quot;źrz.&quot;" calcext:value-type="string">
            <text:p>"źrz."</text:p>
          </table:table-cell>
          <table:table-cell table:style-name="ce42" table:formula="of:=UPPER([.G523])" office:value-type="string" office:string-value="&quot;ŹRZ&quot;" calcext:value-type="string">
            <text:p>"ŹRZ"</text:p>
          </table:table-cell>
          <table:table-cell table:style-name="ce42" table:formula="of:=CONCATENATE([$przecinki.$C$2];[$przecinki.$C$2];[.J523];[$przecinki.$C$2];[$przecinki.$C$2];[$przecinki.$C$2];[$przecinki.$C$2];[$przecinki.$B$5];[.F523];[$przecinki.$D$2];[$przecinki.$C$2];[$przecinki.$C$2];[$przecinki.$C$2];[.G523];[$przecinki.$D$2];[$przecinki.$C$2];[$przecinki.$C$2];[$przecinki.$C$2];[$przecinki.$C$2];[$przecinki.$C$2];[$przecinki.$C$2];[$przecinki.$C$2])" office:value-type="string" office:string-value="  &quot;źrz.&quot;    [&quot;ZRJ&quot;,   &quot;źrz&quot;,       " calcext:value-type="string">
            <text:p><text:s text:c="2"/>"źrz." <text:s text:c="3"/>["ZRJ", <text:s text:c="2"/>"ź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3]);[$przecinki.$A$2];[$przecinki.$C$5];[$przecinki.$D$2])" office:value-type="string" office:string-value="&quot;lewe ŹRZ&quot;]," calcext:value-type="string">
            <text:p>"lewe ŹRZ"],</text:p>
          </table:table-cell>
          <table:table-cell table:style-name="ce46" table:formula="of:=CONCATENATE([.L523];[.M523];[.N523])" office:value-type="string" office:string-value="  &quot;źrz.&quot;    [&quot;ZRJ&quot;,   &quot;źrz&quot;,       &quot;&quot;, &quot;ONSET&quot;, &quot;lewe ŹRZ&quot;]," calcext:value-type="string">
            <text:p><text:s text:c="2"/>"źrz." <text:s text:c="3"/>["ZRJ", <text:s text:c="2"/>"źrz", <text:s text:c="6"/>"", "ONSET", "lewe ŹRZ"],</text:p>
          </table:table-cell>
        </table:table-row>
        <table:table-row table:style-name="ro2">
          <table:table-cell table:formula="of:=[$'naglosy-edycja'.B524]" office:value-type="string" office:string-value="ż" calcext:value-type="string">
            <text:p>ż</text:p>
          </table:table-cell>
          <table:table-cell table:formula="of:=[$'naglosy-edycja'.C524]" office:value-type="string" office:string-value="XTP" calcext:value-type="string">
            <text:p>XTP</text:p>
          </table:table-cell>
          <table:table-cell table:formula="of:=[$'naglosy-edycja'.D524]" office:value-type="string" office:string-value="ZKP" calcext:value-type="string">
            <text:p>ZKP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4]=0;[.C524];[.B524])" office:value-type="string" office:string-value="XTP" calcext:value-type="string">
            <text:p>XTP</text:p>
          </table:table-cell>
          <table:table-cell table:formula="of:=CONCATENATE([$przecinki.$A$2];[.E524];[$przecinki.$A$2];)" office:value-type="string" office:string-value="&quot;XTP&quot;" calcext:value-type="string">
            <text:p>"XTP"</text:p>
          </table:table-cell>
          <table:table-cell table:formula="of:=CONCATENATE([$przecinki.$A$2];[.A524];[$przecinki.$A$2])" office:value-type="string" office:string-value="&quot;ż&quot;" calcext:value-type="string">
            <text:p>"ż"</text:p>
          </table:table-cell>
          <table:table-cell table:formula="of:=CONCATENATE([.G524];[$przecinki.$B$2];[.F524];)" office:value-type="string" office:string-value="&quot;ż&quot;:&quot;XTP&quot;" calcext:value-type="string">
            <text:p>"ż":"XTP"</text:p>
          </table:table-cell>
          <table:table-cell/>
          <table:table-cell table:style-name="ce42" table:formula="of:=CONCATENATE([$przecinki.$A$2];[.A524];[$przecinki.$A$5];[$przecinki.$A$2])" office:value-type="string" office:string-value="&quot;ż.&quot;" calcext:value-type="string">
            <text:p>"ż."</text:p>
          </table:table-cell>
          <table:table-cell table:style-name="ce42" table:formula="of:=UPPER([.G524])" office:value-type="string" office:string-value="&quot;Ż&quot;" calcext:value-type="string">
            <text:p>"Ż"</text:p>
          </table:table-cell>
          <table:table-cell table:style-name="ce42" table:formula="of:=CONCATENATE([$przecinki.$C$2];[$przecinki.$C$2];[.J524];[$przecinki.$C$2];[$przecinki.$C$2];[$przecinki.$C$2];[$przecinki.$C$2];[$przecinki.$B$5];[.F524];[$przecinki.$D$2];[$przecinki.$C$2];[$przecinki.$C$2];[$przecinki.$C$2];[.G524];[$przecinki.$D$2];[$przecinki.$C$2];[$przecinki.$C$2];[$przecinki.$C$2];[$przecinki.$C$2];[$przecinki.$C$2];[$przecinki.$C$2];[$przecinki.$C$2])" office:value-type="string" office:string-value="  &quot;ż.&quot;    [&quot;XTP&quot;,   &quot;ż&quot;,       " calcext:value-type="string">
            <text:p><text:s text:c="2"/>"ż." <text:s text:c="3"/>["XTP", <text:s text:c="2"/>"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4]);[$przecinki.$A$2];[$przecinki.$C$5];[$przecinki.$D$2])" office:value-type="string" office:string-value="&quot;lewe Ż&quot;]," calcext:value-type="string">
            <text:p>"lewe Ż"],</text:p>
          </table:table-cell>
          <table:table-cell table:style-name="ce46" table:formula="of:=CONCATENATE([.L524];[.M524];[.N524])" office:value-type="string" office:string-value="  &quot;ż.&quot;    [&quot;XTP&quot;,   &quot;ż&quot;,       &quot;&quot;, &quot;ONSET&quot;, &quot;lewe Ż&quot;]," calcext:value-type="string">
            <text:p><text:s text:c="2"/>"ż." <text:s text:c="3"/>["XTP", <text:s text:c="2"/>"ż", <text:s text:c="6"/>"", "ONSET", "lewe Ż"],</text:p>
          </table:table-cell>
        </table:table-row>
        <table:table-row table:style-name="ro2">
          <table:table-cell table:formula="of:=[$'naglosy-edycja'.B525]" office:value-type="string" office:string-value="żb" calcext:value-type="string">
            <text:p>żb</text:p>
          </table:table-cell>
          <table:table-cell table:formula="of:=[$'naglosy-edycja'.C525]" office:value-type="string" office:string-value="XPRJ" calcext:value-type="string">
            <text:p>XPRJ</text:p>
          </table:table-cell>
          <table:table-cell table:formula="of:=[$'naglosy-edycja'.D525]" office:value-type="float" office:value="0" calcext:value-type="float">
            <text:p>0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5]=0;[.C525];[.B525])" office:value-type="string" office:string-value="XPRJ" calcext:value-type="string">
            <text:p>XPRJ</text:p>
          </table:table-cell>
          <table:table-cell table:formula="of:=CONCATENATE([$przecinki.$A$2];[.E525];[$przecinki.$A$2];)" office:value-type="string" office:string-value="&quot;XPRJ&quot;" calcext:value-type="string">
            <text:p>"XPRJ"</text:p>
          </table:table-cell>
          <table:table-cell table:formula="of:=CONCATENATE([$przecinki.$A$2];[.A525];[$przecinki.$A$2])" office:value-type="string" office:string-value="&quot;żb&quot;" calcext:value-type="string">
            <text:p>"żb"</text:p>
          </table:table-cell>
          <table:table-cell table:formula="of:=CONCATENATE([.G525];[$przecinki.$B$2];[.F525];)" office:value-type="string" office:string-value="&quot;żb&quot;:&quot;XPRJ&quot;" calcext:value-type="string">
            <text:p>"żb":"XPRJ"</text:p>
          </table:table-cell>
          <table:table-cell/>
          <table:table-cell table:style-name="ce42" table:formula="of:=CONCATENATE([$przecinki.$A$2];[.A525];[$przecinki.$A$5];[$przecinki.$A$2])" office:value-type="string" office:string-value="&quot;żb.&quot;" calcext:value-type="string">
            <text:p>"żb."</text:p>
          </table:table-cell>
          <table:table-cell table:style-name="ce42" table:formula="of:=UPPER([.G525])" office:value-type="string" office:string-value="&quot;ŻB&quot;" calcext:value-type="string">
            <text:p>"ŻB"</text:p>
          </table:table-cell>
          <table:table-cell table:style-name="ce42" table:formula="of:=CONCATENATE([$przecinki.$C$2];[$przecinki.$C$2];[.J525];[$przecinki.$C$2];[$przecinki.$C$2];[$przecinki.$C$2];[$przecinki.$C$2];[$przecinki.$B$5];[.F525];[$przecinki.$D$2];[$przecinki.$C$2];[$przecinki.$C$2];[$przecinki.$C$2];[.G525];[$przecinki.$D$2];[$przecinki.$C$2];[$przecinki.$C$2];[$przecinki.$C$2];[$przecinki.$C$2];[$przecinki.$C$2];[$przecinki.$C$2];[$przecinki.$C$2])" office:value-type="string" office:string-value="  &quot;żb.&quot;    [&quot;XPRJ&quot;,   &quot;żb&quot;,       " calcext:value-type="string">
            <text:p><text:s text:c="2"/>"żb." <text:s text:c="3"/>["XPRJ", <text:s text:c="2"/>"ż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5]);[$przecinki.$A$2];[$przecinki.$C$5];[$przecinki.$D$2])" office:value-type="string" office:string-value="&quot;lewe ŻB&quot;]," calcext:value-type="string">
            <text:p>"lewe ŻB"],</text:p>
          </table:table-cell>
          <table:table-cell table:style-name="ce46" table:formula="of:=CONCATENATE([.L525];[.M525];[.N525])" office:value-type="string" office:string-value="  &quot;żb.&quot;    [&quot;XPRJ&quot;,   &quot;żb&quot;,       &quot;&quot;, &quot;ONSET&quot;, &quot;lewe ŻB&quot;]," calcext:value-type="string">
            <text:p><text:s text:c="2"/>"żb." <text:s text:c="3"/>["XPRJ", <text:s text:c="2"/>"żb", <text:s text:c="6"/>"", "ONSET", "lewe ŻB"],</text:p>
          </table:table-cell>
        </table:table-row>
        <table:table-row table:style-name="ro2">
          <table:table-cell table:formula="of:=[$'naglosy-edycja'.B526]" office:value-type="string" office:string-value="żd" calcext:value-type="string">
            <text:p>żd</text:p>
          </table:table-cell>
          <table:table-cell table:formula="of:=[$'naglosy-edycja'.C526]" office:value-type="string" office:string-value="XPV" calcext:value-type="string">
            <text:p>XPV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6]=0;[.C526];[.B526])" office:value-type="string" office:string-value="XPV" calcext:value-type="string">
            <text:p>XPV</text:p>
          </table:table-cell>
          <table:table-cell table:formula="of:=CONCATENATE([$przecinki.$A$2];[.E526];[$przecinki.$A$2];)" office:value-type="string" office:string-value="&quot;XPV&quot;" calcext:value-type="string">
            <text:p>"XPV"</text:p>
          </table:table-cell>
          <table:table-cell table:formula="of:=CONCATENATE([$przecinki.$A$2];[.A526];[$przecinki.$A$2])" office:value-type="string" office:string-value="&quot;żd&quot;" calcext:value-type="string">
            <text:p>"żd"</text:p>
          </table:table-cell>
          <table:table-cell table:formula="of:=CONCATENATE([.G526];[$przecinki.$B$2];[.F526];)" office:value-type="string" office:string-value="&quot;żd&quot;:&quot;XPV&quot;" calcext:value-type="string">
            <text:p>"żd":"XPV"</text:p>
          </table:table-cell>
          <table:table-cell/>
          <table:table-cell table:style-name="ce42" table:formula="of:=CONCATENATE([$przecinki.$A$2];[.A526];[$przecinki.$A$5];[$przecinki.$A$2])" office:value-type="string" office:string-value="&quot;żd.&quot;" calcext:value-type="string">
            <text:p>"żd."</text:p>
          </table:table-cell>
          <table:table-cell table:style-name="ce42" table:formula="of:=UPPER([.G526])" office:value-type="string" office:string-value="&quot;ŻD&quot;" calcext:value-type="string">
            <text:p>"ŻD"</text:p>
          </table:table-cell>
          <table:table-cell table:style-name="ce42" table:formula="of:=CONCATENATE([$przecinki.$C$2];[$przecinki.$C$2];[.J526];[$przecinki.$C$2];[$przecinki.$C$2];[$przecinki.$C$2];[$przecinki.$C$2];[$przecinki.$B$5];[.F526];[$przecinki.$D$2];[$przecinki.$C$2];[$przecinki.$C$2];[$przecinki.$C$2];[.G526];[$przecinki.$D$2];[$przecinki.$C$2];[$przecinki.$C$2];[$przecinki.$C$2];[$przecinki.$C$2];[$przecinki.$C$2];[$przecinki.$C$2];[$przecinki.$C$2])" office:value-type="string" office:string-value="  &quot;żd.&quot;    [&quot;XPV&quot;,   &quot;żd&quot;,       " calcext:value-type="string">
            <text:p><text:s text:c="2"/>"żd." <text:s text:c="3"/>["XPV", <text:s text:c="2"/>"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6]);[$przecinki.$A$2];[$przecinki.$C$5];[$przecinki.$D$2])" office:value-type="string" office:string-value="&quot;lewe ŻD&quot;]," calcext:value-type="string">
            <text:p>"lewe ŻD"],</text:p>
          </table:table-cell>
          <table:table-cell table:style-name="ce46" table:formula="of:=CONCATENATE([.L526];[.M526];[.N526])" office:value-type="string" office:string-value="  &quot;żd.&quot;    [&quot;XPV&quot;,   &quot;żd&quot;,       &quot;&quot;, &quot;ONSET&quot;, &quot;lewe ŻD&quot;]," calcext:value-type="string">
            <text:p><text:s text:c="2"/>"żd." <text:s text:c="3"/>["XPV", <text:s text:c="2"/>"żd", <text:s text:c="6"/>"", "ONSET", "lewe ŻD"],</text:p>
          </table:table-cell>
        </table:table-row>
        <table:table-row table:style-name="ro2">
          <table:table-cell table:formula="of:=[$'naglosy-edycja'.B527]" office:value-type="string" office:string-value="żg" calcext:value-type="string">
            <text:p>żg</text:p>
          </table:table-cell>
          <table:table-cell table:formula="of:=[$'naglosy-edycja'.C527]" office:value-type="string" office:string-value="XKRJ" calcext:value-type="string">
            <text:p>XKRJ</text:p>
          </table:table-cell>
          <table:table-cell table:formula="of:=[$'naglosy-edycja'.D527]" office:value-type="string" office:string-value="ZKTP" calcext:value-type="string">
            <text:p>ZKTP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7]=0;[.C527];[.B527])" office:value-type="string" office:string-value="XKRJ" calcext:value-type="string">
            <text:p>XKRJ</text:p>
          </table:table-cell>
          <table:table-cell table:formula="of:=CONCATENATE([$przecinki.$A$2];[.E527];[$przecinki.$A$2];)" office:value-type="string" office:string-value="&quot;XKRJ&quot;" calcext:value-type="string">
            <text:p>"XKRJ"</text:p>
          </table:table-cell>
          <table:table-cell table:formula="of:=CONCATENATE([$przecinki.$A$2];[.A527];[$przecinki.$A$2])" office:value-type="string" office:string-value="&quot;żg&quot;" calcext:value-type="string">
            <text:p>"żg"</text:p>
          </table:table-cell>
          <table:table-cell table:formula="of:=CONCATENATE([.G527];[$przecinki.$B$2];[.F527];)" office:value-type="string" office:string-value="&quot;żg&quot;:&quot;XKRJ&quot;" calcext:value-type="string">
            <text:p>"żg":"XKRJ"</text:p>
          </table:table-cell>
          <table:table-cell/>
          <table:table-cell table:style-name="ce42" table:formula="of:=CONCATENATE([$przecinki.$A$2];[.A527];[$przecinki.$A$5];[$przecinki.$A$2])" office:value-type="string" office:string-value="&quot;żg.&quot;" calcext:value-type="string">
            <text:p>"żg."</text:p>
          </table:table-cell>
          <table:table-cell table:style-name="ce42" table:formula="of:=UPPER([.G527])" office:value-type="string" office:string-value="&quot;ŻG&quot;" calcext:value-type="string">
            <text:p>"ŻG"</text:p>
          </table:table-cell>
          <table:table-cell table:style-name="ce42" table:formula="of:=CONCATENATE([$przecinki.$C$2];[$przecinki.$C$2];[.J527];[$przecinki.$C$2];[$przecinki.$C$2];[$przecinki.$C$2];[$przecinki.$C$2];[$przecinki.$B$5];[.F527];[$przecinki.$D$2];[$przecinki.$C$2];[$przecinki.$C$2];[$przecinki.$C$2];[.G527];[$przecinki.$D$2];[$przecinki.$C$2];[$przecinki.$C$2];[$przecinki.$C$2];[$przecinki.$C$2];[$przecinki.$C$2];[$przecinki.$C$2];[$przecinki.$C$2])" office:value-type="string" office:string-value="  &quot;żg.&quot;    [&quot;XKRJ&quot;,   &quot;żg&quot;,       " calcext:value-type="string">
            <text:p><text:s text:c="2"/>"żg." <text:s text:c="3"/>["XKRJ", <text:s text:c="2"/>"ż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7]);[$przecinki.$A$2];[$przecinki.$C$5];[$przecinki.$D$2])" office:value-type="string" office:string-value="&quot;lewe ŻG&quot;]," calcext:value-type="string">
            <text:p>"lewe ŻG"],</text:p>
          </table:table-cell>
          <table:table-cell table:style-name="ce46" table:formula="of:=CONCATENATE([.L527];[.M527];[.N527])" office:value-type="string" office:string-value="  &quot;żg.&quot;    [&quot;XKRJ&quot;,   &quot;żg&quot;,       &quot;&quot;, &quot;ONSET&quot;, &quot;lewe ŻG&quot;]," calcext:value-type="string">
            <text:p><text:s text:c="2"/>"żg." <text:s text:c="3"/>["XKRJ", <text:s text:c="2"/>"żg", <text:s text:c="6"/>"", "ONSET", "lewe ŻG"],</text:p>
          </table:table-cell>
        </table:table-row>
        <table:table-row table:style-name="ro2">
          <table:table-cell table:formula="of:=[$'naglosy-edycja'.B528]" office:value-type="string" office:string-value="żgn" calcext:value-type="string">
            <text:p>żgn</text:p>
          </table:table-cell>
          <table:table-cell table:formula="of:=[$'naglosy-edycja'.C528]" office:value-type="string" office:string-value="ZKTPLR" calcext:value-type="string">
            <text:p>ZKTPLR</text:p>
          </table:table-cell>
          <table:table-cell table:formula="of:=[$'naglosy-edycja'.D528]" office:value-type="float" office:value="0" calcext:value-type="float">
            <text:p>0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8]=0;[.C528];[.B528])" office:value-type="string" office:string-value="ZKTPLR" calcext:value-type="string">
            <text:p>ZKTPLR</text:p>
          </table:table-cell>
          <table:table-cell table:formula="of:=CONCATENATE([$przecinki.$A$2];[.E528];[$przecinki.$A$2];)" office:value-type="string" office:string-value="&quot;ZKTPLR&quot;" calcext:value-type="string">
            <text:p>"ZKTPLR"</text:p>
          </table:table-cell>
          <table:table-cell table:formula="of:=CONCATENATE([$przecinki.$A$2];[.A528];[$przecinki.$A$2])" office:value-type="string" office:string-value="&quot;żgn&quot;" calcext:value-type="string">
            <text:p>"żgn"</text:p>
          </table:table-cell>
          <table:table-cell table:formula="of:=CONCATENATE([.G528];[$przecinki.$B$2];[.F528];)" office:value-type="string" office:string-value="&quot;żgn&quot;:&quot;ZKTPLR&quot;" calcext:value-type="string">
            <text:p>"żgn":"ZKTPLR"</text:p>
          </table:table-cell>
          <table:table-cell/>
          <table:table-cell table:style-name="ce42" table:formula="of:=CONCATENATE([$przecinki.$A$2];[.A528];[$przecinki.$A$5];[$przecinki.$A$2])" office:value-type="string" office:string-value="&quot;żgn.&quot;" calcext:value-type="string">
            <text:p>"żgn."</text:p>
          </table:table-cell>
          <table:table-cell table:style-name="ce42" table:formula="of:=UPPER([.G528])" office:value-type="string" office:string-value="&quot;ŻGN&quot;" calcext:value-type="string">
            <text:p>"ŻGN"</text:p>
          </table:table-cell>
          <table:table-cell table:style-name="ce42" table:formula="of:=CONCATENATE([$przecinki.$C$2];[$przecinki.$C$2];[.J528];[$przecinki.$C$2];[$przecinki.$C$2];[$przecinki.$C$2];[$przecinki.$C$2];[$przecinki.$B$5];[.F528];[$przecinki.$D$2];[$przecinki.$C$2];[$przecinki.$C$2];[$przecinki.$C$2];[.G528];[$przecinki.$D$2];[$przecinki.$C$2];[$przecinki.$C$2];[$przecinki.$C$2];[$przecinki.$C$2];[$przecinki.$C$2];[$przecinki.$C$2];[$przecinki.$C$2])" office:value-type="string" office:string-value="  &quot;żgn.&quot;    [&quot;ZKTPLR&quot;,   &quot;żgn&quot;,       " calcext:value-type="string">
            <text:p><text:s text:c="2"/>"żgn." <text:s text:c="3"/>["ZKTPLR", <text:s text:c="2"/>"ż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8]);[$przecinki.$A$2];[$przecinki.$C$5];[$przecinki.$D$2])" office:value-type="string" office:string-value="&quot;lewe ŻGN&quot;]," calcext:value-type="string">
            <text:p>"lewe ŻGN"],</text:p>
          </table:table-cell>
          <table:table-cell table:style-name="ce46" table:formula="of:=CONCATENATE([.L528];[.M528];[.N528])" office:value-type="string" office:string-value="  &quot;żgn.&quot;    [&quot;ZKTPLR&quot;,   &quot;żgn&quot;,       &quot;&quot;, &quot;ONSET&quot;, &quot;lewe ŻGN&quot;]," calcext:value-type="string">
            <text:p><text:s text:c="2"/>"żgn." <text:s text:c="3"/>["ZKTPLR", <text:s text:c="2"/>"żgn", <text:s text:c="6"/>"", "ONSET", "lewe ŻGN"],</text:p>
          </table:table-cell>
        </table:table-row>
        <table:table-row table:style-name="ro2">
          <table:table-cell table:formula="of:=[$'naglosy-edycja'.B529]" office:value-type="string" office:string-value="żl" calcext:value-type="string">
            <text:p>żl</text:p>
          </table:table-cell>
          <table:table-cell table:formula="of:=[$'naglosy-edycja'.C529]" office:value-type="string" office:string-value="ZTPL" calcext:value-type="string">
            <text:p>ZTPL</text:p>
          </table:table-cell>
          <table:table-cell table:formula="of:=[$'naglosy-edycja'.D529]" office:value-type="string" office:string-value="ZKPL" calcext:value-type="string">
            <text:p>ZKPL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9]=0;[.C529];[.B529])" office:value-type="string" office:string-value="ZTPL" calcext:value-type="string">
            <text:p>ZTPL</text:p>
          </table:table-cell>
          <table:table-cell table:formula="of:=CONCATENATE([$przecinki.$A$2];[.E529];[$przecinki.$A$2];)" office:value-type="string" office:string-value="&quot;ZTPL&quot;" calcext:value-type="string">
            <text:p>"ZTPL"</text:p>
          </table:table-cell>
          <table:table-cell table:formula="of:=CONCATENATE([$przecinki.$A$2];[.A529];[$przecinki.$A$2])" office:value-type="string" office:string-value="&quot;żl&quot;" calcext:value-type="string">
            <text:p>"żl"</text:p>
          </table:table-cell>
          <table:table-cell table:formula="of:=CONCATENATE([.G529];[$przecinki.$B$2];[.F529];)" office:value-type="string" office:string-value="&quot;żl&quot;:&quot;ZTPL&quot;" calcext:value-type="string">
            <text:p>"żl":"ZTPL"</text:p>
          </table:table-cell>
          <table:table-cell/>
          <table:table-cell table:style-name="ce42" table:formula="of:=CONCATENATE([$przecinki.$A$2];[.A529];[$przecinki.$A$5];[$przecinki.$A$2])" office:value-type="string" office:string-value="&quot;żl.&quot;" calcext:value-type="string">
            <text:p>"żl."</text:p>
          </table:table-cell>
          <table:table-cell table:style-name="ce42" table:formula="of:=UPPER([.G529])" office:value-type="string" office:string-value="&quot;ŻL&quot;" calcext:value-type="string">
            <text:p>"ŻL"</text:p>
          </table:table-cell>
          <table:table-cell table:style-name="ce42" table:formula="of:=CONCATENATE([$przecinki.$C$2];[$przecinki.$C$2];[.J529];[$przecinki.$C$2];[$przecinki.$C$2];[$przecinki.$C$2];[$przecinki.$C$2];[$przecinki.$B$5];[.F529];[$przecinki.$D$2];[$przecinki.$C$2];[$przecinki.$C$2];[$przecinki.$C$2];[.G529];[$przecinki.$D$2];[$przecinki.$C$2];[$przecinki.$C$2];[$przecinki.$C$2];[$przecinki.$C$2];[$przecinki.$C$2];[$przecinki.$C$2];[$przecinki.$C$2])" office:value-type="string" office:string-value="  &quot;żl.&quot;    [&quot;ZTPL&quot;,   &quot;żl&quot;,       " calcext:value-type="string">
            <text:p><text:s text:c="2"/>"żl." <text:s text:c="3"/>["ZTPL", <text:s text:c="2"/>"ż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9]);[$przecinki.$A$2];[$przecinki.$C$5];[$przecinki.$D$2])" office:value-type="string" office:string-value="&quot;lewe ŻL&quot;]," calcext:value-type="string">
            <text:p>"lewe ŻL"],</text:p>
          </table:table-cell>
          <table:table-cell table:style-name="ce46" table:formula="of:=CONCATENATE([.L529];[.M529];[.N529])" office:value-type="string" office:string-value="  &quot;żl.&quot;    [&quot;ZTPL&quot;,   &quot;żl&quot;,       &quot;&quot;, &quot;ONSET&quot;, &quot;lewe ŻL&quot;]," calcext:value-type="string">
            <text:p><text:s text:c="2"/>"żl." <text:s text:c="3"/>["ZTPL", <text:s text:c="2"/>"żl", <text:s text:c="6"/>"", "ONSET", "lewe ŻL"],</text:p>
          </table:table-cell>
        </table:table-row>
        <table:table-row table:style-name="ro2">
          <table:table-cell table:formula="of:=[$'naglosy-edycja'.B530]" office:value-type="string" office:string-value="żł" calcext:value-type="string">
            <text:p>żł</text:p>
          </table:table-cell>
          <table:table-cell table:formula="of:=[$'naglosy-edycja'.C530]" office:value-type="string" office:string-value="ZTPLJ" calcext:value-type="string">
            <text:p>ZTPLJ</text:p>
          </table:table-cell>
          <table:table-cell table:formula="of:=[$'naglosy-edycja'.D530]" office:value-type="string" office:string-value="ZKPLJ" calcext:value-type="string">
            <text:p>ZKPLJ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30]=0;[.C530];[.B530])" office:value-type="string" office:string-value="ZTPLJ" calcext:value-type="string">
            <text:p>ZTPLJ</text:p>
          </table:table-cell>
          <table:table-cell table:formula="of:=CONCATENATE([$przecinki.$A$2];[.E530];[$przecinki.$A$2];)" office:value-type="string" office:string-value="&quot;ZTPLJ&quot;" calcext:value-type="string">
            <text:p>"ZTPLJ"</text:p>
          </table:table-cell>
          <table:table-cell table:formula="of:=CONCATENATE([$przecinki.$A$2];[.A530];[$przecinki.$A$2])" office:value-type="string" office:string-value="&quot;żł&quot;" calcext:value-type="string">
            <text:p>"żł"</text:p>
          </table:table-cell>
          <table:table-cell table:formula="of:=CONCATENATE([.G530];[$przecinki.$B$2];[.F530];)" office:value-type="string" office:string-value="&quot;żł&quot;:&quot;ZTPLJ&quot;" calcext:value-type="string">
            <text:p>"żł":"ZTPLJ"</text:p>
          </table:table-cell>
          <table:table-cell/>
          <table:table-cell table:style-name="ce42" table:formula="of:=CONCATENATE([$przecinki.$A$2];[.A530];[$przecinki.$A$5];[$przecinki.$A$2])" office:value-type="string" office:string-value="&quot;żł.&quot;" calcext:value-type="string">
            <text:p>"żł."</text:p>
          </table:table-cell>
          <table:table-cell table:style-name="ce42" table:formula="of:=UPPER([.G530])" office:value-type="string" office:string-value="&quot;ŻŁ&quot;" calcext:value-type="string">
            <text:p>"ŻŁ"</text:p>
          </table:table-cell>
          <table:table-cell table:style-name="ce42" table:formula="of:=CONCATENATE([$przecinki.$C$2];[$przecinki.$C$2];[.J530];[$przecinki.$C$2];[$przecinki.$C$2];[$przecinki.$C$2];[$przecinki.$C$2];[$przecinki.$B$5];[.F530];[$przecinki.$D$2];[$przecinki.$C$2];[$przecinki.$C$2];[$przecinki.$C$2];[.G530];[$przecinki.$D$2];[$przecinki.$C$2];[$przecinki.$C$2];[$przecinki.$C$2];[$przecinki.$C$2];[$przecinki.$C$2];[$przecinki.$C$2];[$przecinki.$C$2])" office:value-type="string" office:string-value="  &quot;żł.&quot;    [&quot;ZTPLJ&quot;,   &quot;żł&quot;,       " calcext:value-type="string">
            <text:p><text:s text:c="2"/>"żł." <text:s text:c="3"/>["ZTPLJ", <text:s text:c="2"/>"ż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0]);[$przecinki.$A$2];[$przecinki.$C$5];[$przecinki.$D$2])" office:value-type="string" office:string-value="&quot;lewe ŻŁ&quot;]," calcext:value-type="string">
            <text:p>"lewe ŻŁ"],</text:p>
          </table:table-cell>
          <table:table-cell table:style-name="ce46" table:formula="of:=CONCATENATE([.L530];[.M530];[.N530])" office:value-type="string" office:string-value="  &quot;żł.&quot;    [&quot;ZTPLJ&quot;,   &quot;żł&quot;,       &quot;&quot;, &quot;ONSET&quot;, &quot;lewe ŻŁ&quot;]," calcext:value-type="string">
            <text:p><text:s text:c="2"/>"żł." <text:s text:c="3"/>["ZTPLJ", <text:s text:c="2"/>"żł", <text:s text:c="6"/>"", "ONSET", "lewe ŻŁ"],</text:p>
          </table:table-cell>
        </table:table-row>
        <table:table-row table:style-name="ro2">
          <table:table-cell table:formula="of:=[$'naglosy-edycja'.B531]" office:value-type="string" office:string-value="żm" calcext:value-type="string">
            <text:p>żm</text:p>
          </table:table-cell>
          <table:table-cell table:formula="of:=[$'naglosy-edycja'.C531]" office:value-type="string" office:string-value="XTPV" calcext:value-type="string">
            <text:p>XTPV</text:p>
          </table:table-cell>
          <table:table-cell table:formula="of:=[$'naglosy-edycja'.D531]" office:value-type="string" office:string-value="ZKPV" calcext:value-type="string">
            <text:p>ZKPV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1]=0;[.C531];[.B531])" office:value-type="string" office:string-value="XTPV" calcext:value-type="string">
            <text:p>XTPV</text:p>
          </table:table-cell>
          <table:table-cell table:formula="of:=CONCATENATE([$przecinki.$A$2];[.E531];[$przecinki.$A$2];)" office:value-type="string" office:string-value="&quot;XTPV&quot;" calcext:value-type="string">
            <text:p>"XTPV"</text:p>
          </table:table-cell>
          <table:table-cell table:formula="of:=CONCATENATE([$przecinki.$A$2];[.A531];[$przecinki.$A$2])" office:value-type="string" office:string-value="&quot;żm&quot;" calcext:value-type="string">
            <text:p>"żm"</text:p>
          </table:table-cell>
          <table:table-cell table:formula="of:=CONCATENATE([.G531];[$przecinki.$B$2];[.F531];)" office:value-type="string" office:string-value="&quot;żm&quot;:&quot;XTPV&quot;" calcext:value-type="string">
            <text:p>"żm":"XTPV"</text:p>
          </table:table-cell>
          <table:table-cell/>
          <table:table-cell table:style-name="ce42" table:formula="of:=CONCATENATE([$przecinki.$A$2];[.A531];[$przecinki.$A$5];[$przecinki.$A$2])" office:value-type="string" office:string-value="&quot;żm.&quot;" calcext:value-type="string">
            <text:p>"żm."</text:p>
          </table:table-cell>
          <table:table-cell table:style-name="ce42" table:formula="of:=UPPER([.G531])" office:value-type="string" office:string-value="&quot;ŻM&quot;" calcext:value-type="string">
            <text:p>"ŻM"</text:p>
          </table:table-cell>
          <table:table-cell table:style-name="ce42" table:formula="of:=CONCATENATE([$przecinki.$C$2];[$przecinki.$C$2];[.J531];[$przecinki.$C$2];[$przecinki.$C$2];[$przecinki.$C$2];[$przecinki.$C$2];[$przecinki.$B$5];[.F531];[$przecinki.$D$2];[$przecinki.$C$2];[$przecinki.$C$2];[$przecinki.$C$2];[.G531];[$przecinki.$D$2];[$przecinki.$C$2];[$przecinki.$C$2];[$przecinki.$C$2];[$przecinki.$C$2];[$przecinki.$C$2];[$przecinki.$C$2];[$przecinki.$C$2])" office:value-type="string" office:string-value="  &quot;żm.&quot;    [&quot;XTPV&quot;,   &quot;żm&quot;,       " calcext:value-type="string">
            <text:p><text:s text:c="2"/>"żm." <text:s text:c="3"/>["XTPV", <text:s text:c="2"/>"ż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1]);[$przecinki.$A$2];[$przecinki.$C$5];[$przecinki.$D$2])" office:value-type="string" office:string-value="&quot;lewe ŻM&quot;]," calcext:value-type="string">
            <text:p>"lewe ŻM"],</text:p>
          </table:table-cell>
          <table:table-cell table:style-name="ce46" table:formula="of:=CONCATENATE([.L531];[.M531];[.N531])" office:value-type="string" office:string-value="  &quot;żm.&quot;    [&quot;XTPV&quot;,   &quot;żm&quot;,       &quot;&quot;, &quot;ONSET&quot;, &quot;lewe ŻM&quot;]," calcext:value-type="string">
            <text:p><text:s text:c="2"/>"żm." <text:s text:c="3"/>["XTPV", <text:s text:c="2"/>"żm", <text:s text:c="6"/>"", "ONSET", "lewe ŻM"],</text:p>
          </table:table-cell>
        </table:table-row>
        <table:table-row table:style-name="ro2">
          <table:table-cell table:formula="of:=[$'naglosy-edycja'.B532]" office:value-type="string" office:string-value="żmi" calcext:value-type="string">
            <text:p>żmi</text:p>
          </table:table-cell>
          <table:table-cell table:formula="of:=[$'naglosy-edycja'.C532]" office:value-type="float" office:value="0" calcext:value-type="float">
            <text:p>0</text:p>
          </table:table-cell>
          <table:table-cell table:formula="of:=[$'naglosy-edycja'.D532]" office:value-type="string" office:string-value="ZKPVJ" calcext:value-type="string">
            <text:p>ZKPVJ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2]=0;[.C532];[.B532])" office:value-type="string" office:string-value="ZKPVJ" calcext:value-type="string">
            <text:p>ZKPVJ</text:p>
          </table:table-cell>
          <table:table-cell table:formula="of:=CONCATENATE([$przecinki.$A$2];[.E532];[$przecinki.$A$2];)" office:value-type="string" office:string-value="&quot;ZKPVJ&quot;" calcext:value-type="string">
            <text:p>"ZKPVJ"</text:p>
          </table:table-cell>
          <table:table-cell table:formula="of:=CONCATENATE([$przecinki.$A$2];[.A532];[$przecinki.$A$2])" office:value-type="string" office:string-value="&quot;żmi&quot;" calcext:value-type="string">
            <text:p>"żmi"</text:p>
          </table:table-cell>
          <table:table-cell table:formula="of:=CONCATENATE([.G532];[$przecinki.$B$2];[.F532];)" office:value-type="string" office:string-value="&quot;żmi&quot;:&quot;ZKPVJ&quot;" calcext:value-type="string">
            <text:p>"żmi":"ZKPVJ"</text:p>
          </table:table-cell>
          <table:table-cell/>
          <table:table-cell table:style-name="ce42" table:formula="of:=CONCATENATE([$przecinki.$A$2];[.A532];[$przecinki.$A$5];[$przecinki.$A$2])" office:value-type="string" office:string-value="&quot;żmi.&quot;" calcext:value-type="string">
            <text:p>"żmi."</text:p>
          </table:table-cell>
          <table:table-cell table:style-name="ce42" table:formula="of:=UPPER([.G532])" office:value-type="string" office:string-value="&quot;ŻMI&quot;" calcext:value-type="string">
            <text:p>"ŻMI"</text:p>
          </table:table-cell>
          <table:table-cell table:style-name="ce42" table:formula="of:=CONCATENATE([$przecinki.$C$2];[$przecinki.$C$2];[.J532];[$przecinki.$C$2];[$przecinki.$C$2];[$przecinki.$C$2];[$przecinki.$C$2];[$przecinki.$B$5];[.F532];[$przecinki.$D$2];[$przecinki.$C$2];[$przecinki.$C$2];[$przecinki.$C$2];[.G532];[$przecinki.$D$2];[$przecinki.$C$2];[$przecinki.$C$2];[$przecinki.$C$2];[$przecinki.$C$2];[$przecinki.$C$2];[$przecinki.$C$2];[$przecinki.$C$2])" office:value-type="string" office:string-value="  &quot;żmi.&quot;    [&quot;ZKPVJ&quot;,   &quot;żmi&quot;,       " calcext:value-type="string">
            <text:p><text:s text:c="2"/>"żmi." <text:s text:c="3"/>["ZKPVJ", <text:s text:c="2"/>"ż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2]);[$przecinki.$A$2];[$przecinki.$C$5];[$przecinki.$D$2])" office:value-type="string" office:string-value="&quot;lewe ŻMI&quot;]," calcext:value-type="string">
            <text:p>"lewe ŻMI"],</text:p>
          </table:table-cell>
          <table:table-cell table:style-name="ce46" table:formula="of:=CONCATENATE([.L532];[.M532];[.N532])" office:value-type="string" office:string-value="  &quot;żmi.&quot;    [&quot;ZKPVJ&quot;,   &quot;żmi&quot;,       &quot;&quot;, &quot;ONSET&quot;, &quot;lewe ŻMI&quot;]," calcext:value-type="string">
            <text:p><text:s text:c="2"/>"żmi." <text:s text:c="3"/>["ZKPVJ", <text:s text:c="2"/>"żmi", <text:s text:c="6"/>"", "ONSET", "lewe ŻMI"],</text:p>
          </table:table-cell>
        </table:table-row>
        <table:table-row table:style-name="ro2">
          <table:table-cell table:formula="of:=[$'naglosy-edycja'.B533]" office:value-type="string" office:string-value="żn" calcext:value-type="string">
            <text:p>żn</text:p>
          </table:table-cell>
          <table:table-cell table:formula="of:=[$'naglosy-edycja'.C533]" office:value-type="string" office:string-value="XTPLR" calcext:value-type="string">
            <text:p>XTPLR</text:p>
          </table:table-cell>
          <table:table-cell table:formula="of:=[$'naglosy-edycja'.D533]" office:value-type="string" office:string-value="ZKPLR" calcext:value-type="string">
            <text:p>ZKPLR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3]=0;[.C533];[.B533])" office:value-type="string" office:string-value="XTPLR" calcext:value-type="string">
            <text:p>XTPLR</text:p>
          </table:table-cell>
          <table:table-cell table:formula="of:=CONCATENATE([$przecinki.$A$2];[.E533];[$przecinki.$A$2];)" office:value-type="string" office:string-value="&quot;XTPLR&quot;" calcext:value-type="string">
            <text:p>"XTPLR"</text:p>
          </table:table-cell>
          <table:table-cell table:formula="of:=CONCATENATE([$przecinki.$A$2];[.A533];[$przecinki.$A$2])" office:value-type="string" office:string-value="&quot;żn&quot;" calcext:value-type="string">
            <text:p>"żn"</text:p>
          </table:table-cell>
          <table:table-cell table:formula="of:=CONCATENATE([.G533];[$przecinki.$B$2];[.F533];)" office:value-type="string" office:string-value="&quot;żn&quot;:&quot;XTPLR&quot;" calcext:value-type="string">
            <text:p>"żn":"XTPLR"</text:p>
          </table:table-cell>
          <table:table-cell/>
          <table:table-cell table:style-name="ce42" table:formula="of:=CONCATENATE([$przecinki.$A$2];[.A533];[$przecinki.$A$5];[$przecinki.$A$2])" office:value-type="string" office:string-value="&quot;żn.&quot;" calcext:value-type="string">
            <text:p>"żn."</text:p>
          </table:table-cell>
          <table:table-cell table:style-name="ce42" table:formula="of:=UPPER([.G533])" office:value-type="string" office:string-value="&quot;ŻN&quot;" calcext:value-type="string">
            <text:p>"ŻN"</text:p>
          </table:table-cell>
          <table:table-cell table:style-name="ce42" table:formula="of:=CONCATENATE([$przecinki.$C$2];[$przecinki.$C$2];[.J533];[$przecinki.$C$2];[$przecinki.$C$2];[$przecinki.$C$2];[$przecinki.$C$2];[$przecinki.$B$5];[.F533];[$przecinki.$D$2];[$przecinki.$C$2];[$przecinki.$C$2];[$przecinki.$C$2];[.G533];[$przecinki.$D$2];[$przecinki.$C$2];[$przecinki.$C$2];[$przecinki.$C$2];[$przecinki.$C$2];[$przecinki.$C$2];[$przecinki.$C$2];[$przecinki.$C$2])" office:value-type="string" office:string-value="  &quot;żn.&quot;    [&quot;XTPLR&quot;,   &quot;żn&quot;,       " calcext:value-type="string">
            <text:p><text:s text:c="2"/>"żn." <text:s text:c="3"/>["XTPLR", <text:s text:c="2"/>"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3]);[$przecinki.$A$2];[$przecinki.$C$5];[$przecinki.$D$2])" office:value-type="string" office:string-value="&quot;lewe ŻN&quot;]," calcext:value-type="string">
            <text:p>"lewe ŻN"],</text:p>
          </table:table-cell>
          <table:table-cell table:style-name="ce46" table:formula="of:=CONCATENATE([.L533];[.M533];[.N533])" office:value-type="string" office:string-value="  &quot;żn.&quot;    [&quot;XTPLR&quot;,   &quot;żn&quot;,       &quot;&quot;, &quot;ONSET&quot;, &quot;lewe ŻN&quot;]," calcext:value-type="string">
            <text:p><text:s text:c="2"/>"żn." <text:s text:c="3"/>["XTPLR", <text:s text:c="2"/>"żn", <text:s text:c="6"/>"", "ONSET", "lewe ŻN"],</text:p>
          </table:table-cell>
        </table:table-row>
        <table:table-row table:style-name="ro2">
          <table:table-cell table:formula="of:=[$'naglosy-edycja'.B534]" office:value-type="string" office:string-value="żni" calcext:value-type="string">
            <text:p>żni</text:p>
          </table:table-cell>
          <table:table-cell table:formula="of:=[$'naglosy-edycja'.C534]" office:value-type="float" office:value="0" calcext:value-type="float">
            <text:p>0</text:p>
          </table:table-cell>
          <table:table-cell table:formula="of:=[$'naglosy-edycja'.D534]" office:value-type="string" office:string-value="ZKPLRJ" calcext:value-type="string">
            <text:p>ZKPLRJ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4]=0;[.C534];[.B534])" office:value-type="string" office:string-value="ZKPLRJ" calcext:value-type="string">
            <text:p>ZKPLRJ</text:p>
          </table:table-cell>
          <table:table-cell table:formula="of:=CONCATENATE([$przecinki.$A$2];[.E534];[$przecinki.$A$2];)" office:value-type="string" office:string-value="&quot;ZKPLRJ&quot;" calcext:value-type="string">
            <text:p>"ZKPLRJ"</text:p>
          </table:table-cell>
          <table:table-cell table:formula="of:=CONCATENATE([$przecinki.$A$2];[.A534];[$przecinki.$A$2])" office:value-type="string" office:string-value="&quot;żni&quot;" calcext:value-type="string">
            <text:p>"żni"</text:p>
          </table:table-cell>
          <table:table-cell table:formula="of:=CONCATENATE([.G534];[$przecinki.$B$2];[.F534];)" office:value-type="string" office:string-value="&quot;żni&quot;:&quot;ZKPLRJ&quot;" calcext:value-type="string">
            <text:p>"żni":"ZKPLRJ"</text:p>
          </table:table-cell>
          <table:table-cell/>
          <table:table-cell table:style-name="ce42" table:formula="of:=CONCATENATE([$przecinki.$A$2];[.A534];[$przecinki.$A$5];[$przecinki.$A$2])" office:value-type="string" office:string-value="&quot;żni.&quot;" calcext:value-type="string">
            <text:p>"żni."</text:p>
          </table:table-cell>
          <table:table-cell table:style-name="ce42" table:formula="of:=UPPER([.G534])" office:value-type="string" office:string-value="&quot;ŻNI&quot;" calcext:value-type="string">
            <text:p>"ŻNI"</text:p>
          </table:table-cell>
          <table:table-cell table:style-name="ce42" table:formula="of:=CONCATENATE([$przecinki.$C$2];[$przecinki.$C$2];[.J534];[$przecinki.$C$2];[$przecinki.$C$2];[$przecinki.$C$2];[$przecinki.$C$2];[$przecinki.$B$5];[.F534];[$przecinki.$D$2];[$przecinki.$C$2];[$przecinki.$C$2];[$przecinki.$C$2];[.G534];[$przecinki.$D$2];[$przecinki.$C$2];[$przecinki.$C$2];[$przecinki.$C$2];[$przecinki.$C$2];[$przecinki.$C$2];[$przecinki.$C$2];[$przecinki.$C$2])" office:value-type="string" office:string-value="  &quot;żni.&quot;    [&quot;ZKPLRJ&quot;,   &quot;żni&quot;,       " calcext:value-type="string">
            <text:p><text:s text:c="2"/>"żni." <text:s text:c="3"/>["ZKPLRJ", <text:s text:c="2"/>"ż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4]);[$przecinki.$A$2];[$przecinki.$C$5];[$przecinki.$D$2])" office:value-type="string" office:string-value="&quot;lewe ŻNI&quot;]," calcext:value-type="string">
            <text:p>"lewe ŻNI"],</text:p>
          </table:table-cell>
          <table:table-cell table:style-name="ce46" table:formula="of:=CONCATENATE([.L534];[.M534];[.N534])" office:value-type="string" office:string-value="  &quot;żni.&quot;    [&quot;ZKPLRJ&quot;,   &quot;żni&quot;,       &quot;&quot;, &quot;ONSET&quot;, &quot;lewe ŻNI&quot;]," calcext:value-type="string">
            <text:p><text:s text:c="2"/>"żni." <text:s text:c="3"/>["ZKPLRJ", <text:s text:c="2"/>"żni", <text:s text:c="6"/>"", "ONSET", "lewe ŻNI"],</text:p>
          </table:table-cell>
        </table:table-row>
        <table:table-row table:style-name="ro2">
          <table:table-cell table:formula="of:=[$'naglosy-edycja'.B535]" office:value-type="string" office:string-value="żr" calcext:value-type="string">
            <text:p>żr</text:p>
          </table:table-cell>
          <table:table-cell table:formula="of:=[$'naglosy-edycja'.C535]" office:value-type="string" office:string-value="XTPR" calcext:value-type="string">
            <text:p>XTPR</text:p>
          </table:table-cell>
          <table:table-cell table:formula="of:=[$'naglosy-edycja'.D535]" office:value-type="string" office:string-value="ZKPR" calcext:value-type="string">
            <text:p>ZKPR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5]=0;[.C535];[.B535])" office:value-type="string" office:string-value="XTPR" calcext:value-type="string">
            <text:p>XTPR</text:p>
          </table:table-cell>
          <table:table-cell table:formula="of:=CONCATENATE([$przecinki.$A$2];[.E535];[$przecinki.$A$2];)" office:value-type="string" office:string-value="&quot;XTPR&quot;" calcext:value-type="string">
            <text:p>"XTPR"</text:p>
          </table:table-cell>
          <table:table-cell table:formula="of:=CONCATENATE([$przecinki.$A$2];[.A535];[$przecinki.$A$2])" office:value-type="string" office:string-value="&quot;żr&quot;" calcext:value-type="string">
            <text:p>"żr"</text:p>
          </table:table-cell>
          <table:table-cell table:formula="of:=CONCATENATE([.G535];[$przecinki.$B$2];[.F535];)" office:value-type="string" office:string-value="&quot;żr&quot;:&quot;XTPR&quot;" calcext:value-type="string">
            <text:p>"żr":"XTPR"</text:p>
          </table:table-cell>
          <table:table-cell/>
          <table:table-cell table:style-name="ce42" table:formula="of:=CONCATENATE([$przecinki.$A$2];[.A535];[$przecinki.$A$5];[$przecinki.$A$2])" office:value-type="string" office:string-value="&quot;żr.&quot;" calcext:value-type="string">
            <text:p>"żr."</text:p>
          </table:table-cell>
          <table:table-cell table:style-name="ce42" table:formula="of:=UPPER([.G535])" office:value-type="string" office:string-value="&quot;ŻR&quot;" calcext:value-type="string">
            <text:p>"ŻR"</text:p>
          </table:table-cell>
          <table:table-cell table:style-name="ce42" table:formula="of:=CONCATENATE([$przecinki.$C$2];[$przecinki.$C$2];[.J535];[$przecinki.$C$2];[$przecinki.$C$2];[$przecinki.$C$2];[$przecinki.$C$2];[$przecinki.$B$5];[.F535];[$przecinki.$D$2];[$przecinki.$C$2];[$przecinki.$C$2];[$przecinki.$C$2];[.G535];[$przecinki.$D$2];[$przecinki.$C$2];[$przecinki.$C$2];[$przecinki.$C$2];[$przecinki.$C$2];[$przecinki.$C$2];[$przecinki.$C$2];[$przecinki.$C$2])" office:value-type="string" office:string-value="  &quot;żr.&quot;    [&quot;XTPR&quot;,   &quot;żr&quot;,       " calcext:value-type="string">
            <text:p><text:s text:c="2"/>"żr." <text:s text:c="3"/>["XTPR", <text:s text:c="2"/>"ż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5]);[$przecinki.$A$2];[$przecinki.$C$5];[$przecinki.$D$2])" office:value-type="string" office:string-value="&quot;lewe ŻR&quot;]," calcext:value-type="string">
            <text:p>"lewe ŻR"],</text:p>
          </table:table-cell>
          <table:table-cell table:style-name="ce46" table:formula="of:=CONCATENATE([.L535];[.M535];[.N535])" office:value-type="string" office:string-value="  &quot;żr.&quot;    [&quot;XTPR&quot;,   &quot;żr&quot;,       &quot;&quot;, &quot;ONSET&quot;, &quot;lewe ŻR&quot;]," calcext:value-type="string">
            <text:p><text:s text:c="2"/>"żr." <text:s text:c="3"/>["XTPR", <text:s text:c="2"/>"żr", <text:s text:c="6"/>"", "ONSET", "lewe ŻR"],</text:p>
          </table:table-cell>
        </table:table-row>
        <table:table-row table:style-name="ro2">
          <table:table-cell table:formula="of:=[$'naglosy-edycja'.B536]" office:value-type="string" office:string-value="żw" calcext:value-type="string">
            <text:p>żw</text:p>
          </table:table-cell>
          <table:table-cell table:formula="of:=[$'naglosy-edycja'.C536]" office:value-type="string" office:string-value="XTPV" calcext:value-type="string">
            <text:p>XTPV</text:p>
          </table:table-cell>
          <table:table-cell table:formula="of:=[$'naglosy-edycja'.D536]" office:value-type="string" office:string-value="ZKPV" calcext:value-type="string">
            <text:p>ZKPV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6]=0;[.C536];[.B536])" office:value-type="string" office:string-value="XTPV" calcext:value-type="string">
            <text:p>XTPV</text:p>
          </table:table-cell>
          <table:table-cell table:formula="of:=CONCATENATE([$przecinki.$A$2];[.E536];[$przecinki.$A$2];)" office:value-type="string" office:string-value="&quot;XTPV&quot;" calcext:value-type="string">
            <text:p>"XTPV"</text:p>
          </table:table-cell>
          <table:table-cell table:formula="of:=CONCATENATE([$przecinki.$A$2];[.A536];[$przecinki.$A$2])" office:value-type="string" office:string-value="&quot;żw&quot;" calcext:value-type="string">
            <text:p>"żw"</text:p>
          </table:table-cell>
          <table:table-cell table:formula="of:=CONCATENATE([.G536];[$przecinki.$B$2];[.F536];)" office:value-type="string" office:string-value="&quot;żw&quot;:&quot;XTPV&quot;" calcext:value-type="string">
            <text:p>"żw":"XTPV"</text:p>
          </table:table-cell>
          <table:table-cell/>
          <table:table-cell table:style-name="ce42" table:formula="of:=CONCATENATE([$przecinki.$A$2];[.A536];[$przecinki.$A$5];[$przecinki.$A$2])" office:value-type="string" office:string-value="&quot;żw.&quot;" calcext:value-type="string">
            <text:p>"żw."</text:p>
          </table:table-cell>
          <table:table-cell table:style-name="ce42" table:formula="of:=UPPER([.G536])" office:value-type="string" office:string-value="&quot;ŻW&quot;" calcext:value-type="string">
            <text:p>"ŻW"</text:p>
          </table:table-cell>
          <table:table-cell table:style-name="ce42" table:formula="of:=CONCATENATE([$przecinki.$C$2];[$przecinki.$C$2];[.J536];[$przecinki.$C$2];[$przecinki.$C$2];[$przecinki.$C$2];[$przecinki.$C$2];[$przecinki.$B$5];[.F536];[$przecinki.$D$2];[$przecinki.$C$2];[$przecinki.$C$2];[$przecinki.$C$2];[.G536];[$przecinki.$D$2];[$przecinki.$C$2];[$przecinki.$C$2];[$przecinki.$C$2];[$przecinki.$C$2];[$przecinki.$C$2];[$przecinki.$C$2];[$przecinki.$C$2])" office:value-type="string" office:string-value="  &quot;żw.&quot;    [&quot;XTPV&quot;,   &quot;żw&quot;,       " calcext:value-type="string">
            <text:p><text:s text:c="2"/>"żw." <text:s text:c="3"/>["XTPV", <text:s text:c="2"/>"ż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6]);[$przecinki.$A$2];[$przecinki.$C$5];[$przecinki.$D$2])" office:value-type="string" office:string-value="&quot;lewe ŻW&quot;]," calcext:value-type="string">
            <text:p>"lewe ŻW"],</text:p>
          </table:table-cell>
          <table:table-cell table:style-name="ce46" table:formula="of:=CONCATENATE([.L536];[.M536];[.N536])" office:value-type="string" office:string-value="  &quot;żw.&quot;    [&quot;XTPV&quot;,   &quot;żw&quot;,       &quot;&quot;, &quot;ONSET&quot;, &quot;lewe ŻW&quot;]," calcext:value-type="string">
            <text:p><text:s text:c="2"/>"żw." <text:s text:c="3"/>["XTPV", <text:s text:c="2"/>"żw", <text:s text:c="6"/>"", "ONSET", "lewe ŻW"],</text:p>
          </table:table-cell>
        </table:table-row>
        <table:table-row table:style-name="ro2">
          <table:table-cell table:formula="of:=[$'naglosy-edycja'.B537]" office:value-type="string" office:string-value="rz" calcext:value-type="string">
            <text:p>rz</text:p>
          </table:table-cell>
          <table:table-cell table:formula="of:=[$'naglosy-edycja'.C537]" office:value-type="string" office:string-value="RJ" calcext:value-type="string">
            <text:p>RJ</text:p>
          </table:table-cell>
          <table:table-cell table:formula="of:=[$'naglosy-edycja'.D537]" office:value-type="float" office:value="0" calcext:value-type="float">
            <text:p>0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7]=0;[.C537];[.B537])" office:value-type="string" office:string-value="RJ" calcext:value-type="string">
            <text:p>RJ</text:p>
          </table:table-cell>
          <table:table-cell table:formula="of:=CONCATENATE([$przecinki.$A$2];[.E537];[$przecinki.$A$2];)" office:value-type="string" office:string-value="&quot;RJ&quot;" calcext:value-type="string">
            <text:p>"RJ"</text:p>
          </table:table-cell>
          <table:table-cell table:formula="of:=CONCATENATE([$przecinki.$A$2];[.A537];[$przecinki.$A$2])" office:value-type="string" office:string-value="&quot;rz&quot;" calcext:value-type="string">
            <text:p>"rz"</text:p>
          </table:table-cell>
          <table:table-cell table:formula="of:=CONCATENATE([.G537];[$przecinki.$B$2];[.F537];)" office:value-type="string" office:string-value="&quot;rz&quot;:&quot;RJ&quot;" calcext:value-type="string">
            <text:p>"rz":"RJ"</text:p>
          </table:table-cell>
          <table:table-cell/>
          <table:table-cell table:style-name="ce42" table:formula="of:=CONCATENATE([$przecinki.$A$2];[.A537];[$przecinki.$A$5];[$przecinki.$A$2])" office:value-type="string" office:string-value="&quot;rz.&quot;" calcext:value-type="string">
            <text:p>"rz."</text:p>
          </table:table-cell>
          <table:table-cell table:style-name="ce42" table:formula="of:=UPPER([.G537])" office:value-type="string" office:string-value="&quot;RZ&quot;" calcext:value-type="string">
            <text:p>"RZ"</text:p>
          </table:table-cell>
          <table:table-cell table:style-name="ce42" table:formula="of:=CONCATENATE([$przecinki.$C$2];[$przecinki.$C$2];[.J537];[$przecinki.$C$2];[$przecinki.$C$2];[$przecinki.$C$2];[$przecinki.$C$2];[$przecinki.$B$5];[.F537];[$przecinki.$D$2];[$przecinki.$C$2];[$przecinki.$C$2];[$przecinki.$C$2];[.G537];[$przecinki.$D$2];[$przecinki.$C$2];[$przecinki.$C$2];[$przecinki.$C$2];[$przecinki.$C$2];[$przecinki.$C$2];[$przecinki.$C$2];[$przecinki.$C$2])" office:value-type="string" office:string-value="  &quot;rz.&quot;    [&quot;RJ&quot;,   &quot;rz&quot;,       " calcext:value-type="string">
            <text:p><text:s text:c="2"/>"rz." <text:s text:c="3"/>["RJ", <text:s text:c="2"/>"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7]);[$przecinki.$A$2];[$przecinki.$C$5];[$przecinki.$D$2])" office:value-type="string" office:string-value="&quot;lewe RZ&quot;]," calcext:value-type="string">
            <text:p>"lewe RZ"],</text:p>
          </table:table-cell>
          <table:table-cell table:style-name="ce46" table:formula="of:=CONCATENATE([.L537];[.M537];[.N537])" office:value-type="string" office:string-value="  &quot;rz.&quot;    [&quot;RJ&quot;,   &quot;rz&quot;,       &quot;&quot;, &quot;ONSET&quot;, &quot;lewe RZ&quot;]," calcext:value-type="string">
            <text:p><text:s text:c="2"/>"rz." <text:s text:c="3"/>["RJ", <text:s text:c="2"/>"rz", <text:s text:c="6"/>"", "ONSET", "lewe RZ"],</text:p>
          </table:table-cell>
        </table:table-row>
        <table:table-row table:style-name="ro2">
          <table:table-cell table:formula="of:=[$'naglosy-edycja'.B538]" office:value-type="string" office:string-value="rzg" calcext:value-type="string">
            <text:p>rzg</text:p>
          </table:table-cell>
          <table:table-cell table:formula="of:=[$'naglosy-edycja'.C538]" office:value-type="string" office:string-value="XKRJ" calcext:value-type="string">
            <text:p>XK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8]=0;[.C538];[.B538])" office:value-type="string" office:string-value="XKRJ" calcext:value-type="string">
            <text:p>XKRJ</text:p>
          </table:table-cell>
          <table:table-cell table:formula="of:=CONCATENATE([$przecinki.$A$2];[.E538];[$przecinki.$A$2];)" office:value-type="string" office:string-value="&quot;XKRJ&quot;" calcext:value-type="string">
            <text:p>"XKRJ"</text:p>
          </table:table-cell>
          <table:table-cell table:formula="of:=CONCATENATE([$przecinki.$A$2];[.A538];[$przecinki.$A$2])" office:value-type="string" office:string-value="&quot;rzg&quot;" calcext:value-type="string">
            <text:p>"rzg"</text:p>
          </table:table-cell>
          <table:table-cell table:formula="of:=CONCATENATE([.G538];[$przecinki.$B$2];[.F538];)" office:value-type="string" office:string-value="&quot;rzg&quot;:&quot;XKRJ&quot;" calcext:value-type="string">
            <text:p>"rzg":"XKRJ"</text:p>
          </table:table-cell>
          <table:table-cell/>
          <table:table-cell table:style-name="ce42" table:formula="of:=CONCATENATE([$przecinki.$A$2];[.A538];[$przecinki.$A$5];[$przecinki.$A$2])" office:value-type="string" office:string-value="&quot;rzg.&quot;" calcext:value-type="string">
            <text:p>"rzg."</text:p>
          </table:table-cell>
          <table:table-cell table:style-name="ce42" table:formula="of:=UPPER([.G538])" office:value-type="string" office:string-value="&quot;RZG&quot;" calcext:value-type="string">
            <text:p>"RZG"</text:p>
          </table:table-cell>
          <table:table-cell table:style-name="ce42" table:formula="of:=CONCATENATE([$przecinki.$C$2];[$przecinki.$C$2];[.J538];[$przecinki.$C$2];[$przecinki.$C$2];[$przecinki.$C$2];[$przecinki.$C$2];[$przecinki.$B$5];[.F538];[$przecinki.$D$2];[$przecinki.$C$2];[$przecinki.$C$2];[$przecinki.$C$2];[.G538];[$przecinki.$D$2];[$przecinki.$C$2];[$przecinki.$C$2];[$przecinki.$C$2];[$przecinki.$C$2];[$przecinki.$C$2];[$przecinki.$C$2];[$przecinki.$C$2])" office:value-type="string" office:string-value="  &quot;rzg.&quot;    [&quot;XKRJ&quot;,   &quot;rzg&quot;,       " calcext:value-type="string">
            <text:p><text:s text:c="2"/>"rzg." <text:s text:c="3"/>["XKRJ", <text:s text:c="2"/>"r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8]);[$przecinki.$A$2];[$przecinki.$C$5];[$przecinki.$D$2])" office:value-type="string" office:string-value="&quot;lewe RZG&quot;]," calcext:value-type="string">
            <text:p>"lewe RZG"],</text:p>
          </table:table-cell>
          <table:table-cell table:style-name="ce46" table:formula="of:=CONCATENATE([.L538];[.M538];[.N538])" office:value-type="string" office:string-value="  &quot;rzg.&quot;    [&quot;XKRJ&quot;,   &quot;rzg&quot;,       &quot;&quot;, &quot;ONSET&quot;, &quot;lewe RZG&quot;]," calcext:value-type="string">
            <text:p><text:s text:c="2"/>"rzg." <text:s text:c="3"/>["XKRJ", <text:s text:c="2"/>"rzg", <text:s text:c="6"/>"", "ONSET", "lewe RZG"],</text:p>
          </table:table-cell>
        </table:table-row>
        <table:table-row table:style-name="ro2">
          <table:table-cell table:formula="of:=[$'naglosy-edycja'.B539]" office:value-type="string" office:string-value="rzn" calcext:value-type="string">
            <text:p>rzn</text:p>
          </table:table-cell>
          <table:table-cell table:formula="of:=[$'naglosy-edycja'.C539]" office:value-type="string" office:string-value="XTPLR" calcext:value-type="string">
            <text:p>XTPLR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9]=0;[.C539];[.B539])" office:value-type="string" office:string-value="XTPLR" calcext:value-type="string">
            <text:p>XTPLR</text:p>
          </table:table-cell>
          <table:table-cell table:formula="of:=CONCATENATE([$przecinki.$A$2];[.E539];[$przecinki.$A$2];)" office:value-type="string" office:string-value="&quot;XTPLR&quot;" calcext:value-type="string">
            <text:p>"XTPLR"</text:p>
          </table:table-cell>
          <table:table-cell table:formula="of:=CONCATENATE([$przecinki.$A$2];[.A539];[$przecinki.$A$2])" office:value-type="string" office:string-value="&quot;rzn&quot;" calcext:value-type="string">
            <text:p>"rzn"</text:p>
          </table:table-cell>
          <table:table-cell table:formula="of:=CONCATENATE([.G539];[$przecinki.$B$2];[.F539];)" office:value-type="string" office:string-value="&quot;rzn&quot;:&quot;XTPLR&quot;" calcext:value-type="string">
            <text:p>"rzn":"XTPLR"</text:p>
          </table:table-cell>
          <table:table-cell/>
          <table:table-cell table:style-name="ce42" table:formula="of:=CONCATENATE([$przecinki.$A$2];[.A539];[$przecinki.$A$5];[$przecinki.$A$2])" office:value-type="string" office:string-value="&quot;rzn.&quot;" calcext:value-type="string">
            <text:p>"rzn."</text:p>
          </table:table-cell>
          <table:table-cell table:style-name="ce42" table:formula="of:=UPPER([.G539])" office:value-type="string" office:string-value="&quot;RZN&quot;" calcext:value-type="string">
            <text:p>"RZN"</text:p>
          </table:table-cell>
          <table:table-cell table:style-name="ce42" table:formula="of:=CONCATENATE([$przecinki.$C$2];[$przecinki.$C$2];[.J539];[$przecinki.$C$2];[$przecinki.$C$2];[$przecinki.$C$2];[$przecinki.$C$2];[$przecinki.$B$5];[.F539];[$przecinki.$D$2];[$przecinki.$C$2];[$przecinki.$C$2];[$przecinki.$C$2];[.G539];[$przecinki.$D$2];[$przecinki.$C$2];[$przecinki.$C$2];[$przecinki.$C$2];[$przecinki.$C$2];[$przecinki.$C$2];[$przecinki.$C$2];[$przecinki.$C$2])" office:value-type="string" office:string-value="  &quot;rzn.&quot;    [&quot;XTPLR&quot;,   &quot;rzn&quot;,       " calcext:value-type="string">
            <text:p><text:s text:c="2"/>"rzn." <text:s text:c="3"/>["XTPLR", <text:s text:c="2"/>"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9]);[$przecinki.$A$2];[$przecinki.$C$5];[$przecinki.$D$2])" office:value-type="string" office:string-value="&quot;lewe RZN&quot;]," calcext:value-type="string">
            <text:p>"lewe RZN"],</text:p>
          </table:table-cell>
          <table:table-cell table:style-name="ce46" table:formula="of:=CONCATENATE([.L539];[.M539];[.N539])" office:value-type="string" office:string-value="  &quot;rzn.&quot;    [&quot;XTPLR&quot;,   &quot;rzn&quot;,       &quot;&quot;, &quot;ONSET&quot;, &quot;lewe RZN&quot;]," calcext:value-type="string">
            <text:p><text:s text:c="2"/>"rzn." <text:s text:c="3"/>["XTPLR", <text:s text:c="2"/>"rzn", <text:s text:c="6"/>"", "ONSET", "lewe RZN"],</text:p>
          </table:table-cell>
        </table:table-row>
        <table:table-row table:style-name="ro2">
          <table:table-cell table:formula="of:=[$'naglosy-edycja'.B540]" office:value-type="string" office:string-value="rzni" calcext:value-type="string">
            <text:p>rzni</text:p>
          </table:table-cell>
          <table:table-cell table:formula="of:=[$'naglosy-edycja'.C540]" office:value-type="float" office:value="0" calcext:value-type="float">
            <text:p>0</text:p>
          </table:table-cell>
          <table:table-cell table:formula="of:=[$'naglosy-edycja'.D540]" office:value-type="string" office:string-value="XTPLRJ" calcext:value-type="string">
            <text:p>XTPLRJ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40]=0;[.C540];[.B540])" office:value-type="string" office:string-value="XTPLRJ" calcext:value-type="string">
            <text:p>XTPLRJ</text:p>
          </table:table-cell>
          <table:table-cell table:formula="of:=CONCATENATE([$przecinki.$A$2];[.E540];[$przecinki.$A$2];)" office:value-type="string" office:string-value="&quot;XTPLRJ&quot;" calcext:value-type="string">
            <text:p>"XTPLRJ"</text:p>
          </table:table-cell>
          <table:table-cell table:formula="of:=CONCATENATE([$przecinki.$A$2];[.A540];[$przecinki.$A$2])" office:value-type="string" office:string-value="&quot;rzni&quot;" calcext:value-type="string">
            <text:p>"rzni"</text:p>
          </table:table-cell>
          <table:table-cell table:formula="of:=CONCATENATE([.G540];[$przecinki.$B$2];[.F540];)" office:value-type="string" office:string-value="&quot;rzni&quot;:&quot;XTPLRJ&quot;" calcext:value-type="string">
            <text:p>"rzni":"XTPLRJ"</text:p>
          </table:table-cell>
          <table:table-cell/>
          <table:table-cell table:style-name="ce42" table:formula="of:=CONCATENATE([$przecinki.$A$2];[.A540];[$przecinki.$A$5];[$przecinki.$A$2])" office:value-type="string" office:string-value="&quot;rzni.&quot;" calcext:value-type="string">
            <text:p>"rzni."</text:p>
          </table:table-cell>
          <table:table-cell table:style-name="ce42" table:formula="of:=UPPER([.G540])" office:value-type="string" office:string-value="&quot;RZNI&quot;" calcext:value-type="string">
            <text:p>"RZNI"</text:p>
          </table:table-cell>
          <table:table-cell table:style-name="ce42" table:formula="of:=CONCATENATE([$przecinki.$C$2];[$przecinki.$C$2];[.J540];[$przecinki.$C$2];[$przecinki.$C$2];[$przecinki.$C$2];[$przecinki.$C$2];[$przecinki.$B$5];[.F540];[$przecinki.$D$2];[$przecinki.$C$2];[$przecinki.$C$2];[$przecinki.$C$2];[.G540];[$przecinki.$D$2];[$przecinki.$C$2];[$przecinki.$C$2];[$przecinki.$C$2];[$przecinki.$C$2];[$przecinki.$C$2];[$przecinki.$C$2];[$przecinki.$C$2])" office:value-type="string" office:string-value="  &quot;rzni.&quot;    [&quot;XTPLRJ&quot;,   &quot;rzni&quot;,       " calcext:value-type="string">
            <text:p><text:s text:c="2"/>"rzni." <text:s text:c="3"/>["XTPLRJ", <text:s text:c="2"/>"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0]);[$przecinki.$A$2];[$przecinki.$C$5];[$przecinki.$D$2])" office:value-type="string" office:string-value="&quot;lewe RZNI&quot;]," calcext:value-type="string">
            <text:p>"lewe RZNI"],</text:p>
          </table:table-cell>
          <table:table-cell table:style-name="ce46" table:formula="of:=CONCATENATE([.L540];[.M540];[.N540])" office:value-type="string" office:string-value="  &quot;rzni.&quot;    [&quot;XTPLRJ&quot;,   &quot;rzni&quot;,       &quot;&quot;, &quot;ONSET&quot;, &quot;lewe RZNI&quot;]," calcext:value-type="string">
            <text:p><text:s text:c="2"/>"rzni." <text:s text:c="3"/>["XTPLRJ", <text:s text:c="2"/>"rzni", <text:s text:c="6"/>"", "ONSET", "lewe RZNI"],</text:p>
          </table:table-cell>
        </table:table-row>
        <table:table-row table:style-name="ro2">
          <table:table-cell table:formula="of:=[$'naglosy-edycja'.B541]" office:value-type="float" office:value="0" calcext:value-type="float">
            <text:p>0</text:p>
          </table:table-cell>
          <table:table-cell table:formula="of:=[$'naglosy-edycja'.C541]" office:value-type="float" office:value="0" calcext:value-type="float">
            <text:p>0</text:p>
          </table:table-cell>
          <table:table-cell table:formula="of:=[$'naglosy-edycja'.D541]" office:value-type="float" office:value="0" calcext:value-type="float">
            <text:p>0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.G541];[$przecinki.$B$2];[.F54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.G542];[$przecinki.$B$2];[.F54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.G543];[$przecinki.$B$2];[.F543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3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.G544];[$przecinki.$B$2];[.F544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4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.G545];[$przecinki.$B$2];[.F545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5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.G546];[$przecinki.$B$2];[.F546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6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.G547];[$przecinki.$B$2];[.F547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7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.G548];[$przecinki.$B$2];[.F548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8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.G549];[$przecinki.$B$2];[.F549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9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.G550];[$przecinki.$B$2];[.F550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0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.G551];[$przecinki.$B$2];[.F55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.G552];[$przecinki.$B$2];[.F55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 table:number-rows-repeated="104802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zecinki" table:style-name="ta1">
        <office:forms form:automatic-focus="false" form:apply-design-mode="false"/>
        <table:table-column table:style-name="co7" table:number-columns-repeated="3" table:default-cell-style-name="ce56"/>
        <table:table-column table:style-name="co7" table:number-columns-repeated="1021" table:default-cell-style-name="Default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table:style-name="ce56" office:value-type="string" calcext:value-type="string">
            <text:p>przecinek</text:p>
          </table:table-cell>
          <table:table-cell table:style-name="ce33" office:value-type="string" calcext:value-type="string">
            <text:p>nawias-l</text:p>
          </table:table-cell>
          <table:table-cell table:style-name="ce33" office:value-type="string" calcext:value-type="string">
            <text:p>nawias-p</text:p>
          </table:table-cell>
          <table:table-cell table:style-name="ce33" office:value-type="string" calcext:value-type="string">
            <text:p>ampersand</text:p>
          </table:table-cell>
          <table:table-cell table:style-name="ce33" office:value-type="string" calcext:value-type="string">
            <text:p>gwiazdka</text:p>
          </table:table-cell>
          <table:table-cell table:style-name="ce33" office:value-type="string" calcext:value-type="string">
            <text:p>tylda</text:p>
          </table:table-cell>
          <table:table-cell table:style-name="ce33" table:number-columns-repeated="1015"/>
        </table:table-row>
        <table:table-row table:style-name="ro3">
          <table:table-cell table:style-name="ce57" office:value-type="string" calcext:value-type="string">
            <text:p>"</text:p>
          </table:table-cell>
          <table:table-cell table:style-name="ce57" office:value-type="string" calcext:value-type="string">
            <text:p>:</text:p>
          </table:table-cell>
          <table:table-cell table:style-name="ce57" office:value-type="string" calcext:value-type="string">
            <text:p><text:s/></text:p>
          </table:table-cell>
          <table:table-cell table:style-name="ce57" office:value-type="string" calcext:value-type="string">
            <text:p>,</text:p>
          </table:table-cell>
          <table:table-cell table:style-name="ce57" office:value-type="string" calcext:value-type="string">
            <text:p>{</text:p>
          </table:table-cell>
          <table:table-cell table:style-name="ce57" office:value-type="string" calcext:value-type="string">
            <text:p>}</text:p>
          </table:table-cell>
          <table:table-cell table:style-name="ce57" office:value-type="string" calcext:value-type="string">
            <text:p>&amp;</text:p>
          </table:table-cell>
          <table:table-cell table:style-name="ce57" office:value-type="string" calcext:value-type="string">
            <text:p>*</text:p>
          </table:table-cell>
          <table:table-cell table:style-name="ce57" office:value-type="string" calcext:value-type="string">
            <text:p>~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kropka</text:p>
          </table:table-cell>
          <table:table-cell office:value-type="string" calcext:value-type="string">
            <text:p>nawias-kw-l</text:p>
          </table:table-cell>
          <table:table-cell office:value-type="string" calcext:value-type="string">
            <text:p>nawias-kw-p</text:p>
          </table:table-cell>
          <table:table-cell table:style-name="ce56" office:value-type="string" calcext:value-type="string">
            <text:p>pałka</text:p>
          </table:table-cell>
          <table:table-cell table:style-name="ce56" office:value-type="string" calcext:value-type="string">
            <text:p>średnik</text:p>
          </table:table-cell>
          <table:table-cell table:style-name="ce56" office:value-type="string" calcext:value-type="string">
            <text:p>równaś</text:p>
          </table:table-cell>
          <table:table-cell table:number-columns-repeated="1018"/>
        </table:table-row>
        <table:table-row table:style-name="ro3">
          <table:table-cell table:style-name="ce57" office:value-type="string" calcext:value-type="string">
            <text:p>.</text:p>
          </table:table-cell>
          <table:table-cell table:style-name="ce57" office:value-type="string" calcext:value-type="string">
            <text:p>[</text:p>
          </table:table-cell>
          <table:table-cell table:style-name="ce57" office:value-type="string" calcext:value-type="string">
            <text:p>]</text:p>
          </table:table-cell>
          <table:table-cell table:style-name="ce57" office:value-type="string" calcext:value-type="string">
            <text:p>|</text:p>
          </table:table-cell>
          <table:table-cell table:style-name="ce57" office:value-type="string" calcext:value-type="string">
            <text:p>;</text:p>
          </table:table-cell>
          <table:table-cell table:style-name="ce57" office:value-type="string" calcext:value-type="string">
            <text:p>=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słowo 1</text:p>
          </table:table-cell>
          <table:table-cell office:value-type="string" calcext:value-type="string">
            <text:p>słowo 2</text:p>
          </table:table-cell>
          <table:table-cell office:value-type="string" calcext:value-type="string">
            <text:p>słowo 3</text:p>
          </table:table-cell>
          <table:table-cell table:number-columns-repeated="1021"/>
        </table:table-row>
        <table:table-row table:style-name="ro3">
          <table:table-cell table:style-name="ce57" office:value-type="string" calcext:value-type="string">
            <text:p>ONSET</text:p>
          </table:table-cell>
          <table:table-cell table:style-name="ce57" office:value-type="string" calcext:value-type="string">
            <text:p>lewe</text:p>
          </table:table-cell>
          <table:table-cell table:style-name="ce57" office:value-type="string" calcext:value-type="string">
            <text:p>praw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'naglosy-edycja'.A1:'naglosy-edycja'.F54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2:55:43.19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2-09T19:48:25.057000000</dc:date>
    <meta:editing-duration>P3DT8H19M11S</meta:editing-duration>
    <meta:editing-cycles>61</meta:editing-cycles>
    <meta:generator>LibreOffice/7.0.3.1$Windows_X86_64 LibreOffice_project/d7547858d014d4cf69878db179d326fc3483e082</meta:generator>
    <meta:document-statistic meta:table-count="4" meta:cell-count="10244" meta:object-count="0"/>
  </office:meta>
</office:document-meta>
</file>